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_and_AvgEnsNet7__10_fold_crossval_Seed_42_Pred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est Index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d: 1 Test Preds 0</text:p>
          </table:table-cell>
          <table:table-cell office:value-type="string" calcext:value-type="string">
            <text:p>Fold: 1 Test Preds 1</text:p>
          </table:table-cell>
          <table:table-cell office:value-type="string" calcext:value-type="string">
            <text:p>Fold: 2 Test Preds 0</text:p>
          </table:table-cell>
          <table:table-cell office:value-type="string" calcext:value-type="string">
            <text:p>Fold: 2 Test Preds 1</text:p>
          </table:table-cell>
          <table:table-cell office:value-type="string" calcext:value-type="string">
            <text:p>Fold: 3 Test Preds 0</text:p>
          </table:table-cell>
          <table:table-cell office:value-type="string" calcext:value-type="string">
            <text:p>Fold: 3 Test Preds 1</text:p>
          </table:table-cell>
          <table:table-cell office:value-type="string" calcext:value-type="string">
            <text:p>Fold: 4 Test Preds 0</text:p>
          </table:table-cell>
          <table:table-cell office:value-type="string" calcext:value-type="string">
            <text:p>Fold: 4 Test Preds 1</text:p>
          </table:table-cell>
          <table:table-cell office:value-type="string" calcext:value-type="string">
            <text:p>Fold: 5 Test Preds 0</text:p>
          </table:table-cell>
          <table:table-cell office:value-type="string" calcext:value-type="string">
            <text:p>Fold: 5 Test Preds 1</text:p>
          </table:table-cell>
          <table:table-cell office:value-type="string" calcext:value-type="string">
            <text:p>Fold: 6 Test Preds 0</text:p>
          </table:table-cell>
          <table:table-cell office:value-type="string" calcext:value-type="string">
            <text:p>Fold: 6 Test Preds 1</text:p>
          </table:table-cell>
          <table:table-cell office:value-type="string" calcext:value-type="string">
            <text:p>Fold: 7 Test Preds 0</text:p>
          </table:table-cell>
          <table:table-cell office:value-type="string" calcext:value-type="string">
            <text:p>Fold: 7 Test Preds 1</text:p>
          </table:table-cell>
          <table:table-cell office:value-type="string" calcext:value-type="string">
            <text:p>Fold: 8 Test Preds 0</text:p>
          </table:table-cell>
          <table:table-cell office:value-type="string" calcext:value-type="string">
            <text:p>Fold: 8 Test Preds 1</text:p>
          </table:table-cell>
          <table:table-cell office:value-type="string" calcext:value-type="string">
            <text:p>Fold: 9 Test Preds 0</text:p>
          </table:table-cell>
          <table:table-cell office:value-type="string" calcext:value-type="string">
            <text:p>Fold: 9 Test Preds 1</text:p>
          </table:table-cell>
          <table:table-cell office:value-type="string" calcext:value-type="string">
            <text:p>Fold: 10 Test Preds 0</text:p>
          </table:table-cell>
          <table:table-cell office:value-type="string" calcext:value-type="string">
            <text:p>Fold: 10 Test Preds 1</text:p>
          </table:table-cell>
          <table:table-cell office:value-type="string" calcext:value-type="string">
            <text:p>Average Class 0</text:p>
          </table:table-cell>
          <table:table-cell office:value-type="string" calcext:value-type="string">
            <text:p>Average Class 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2329305036383" calcext:value-type="float">
            <text:p>0.472329305036383</text:p>
          </table:table-cell>
          <table:table-cell office:value-type="float" office:value="0.527670694963617" calcext:value-type="float">
            <text:p>0.527670694963617</text:p>
          </table:table-cell>
          <table:table-cell office:value-type="float" office:value="0.454182205517658" calcext:value-type="float">
            <text:p>0.454182205517658</text:p>
          </table:table-cell>
          <table:table-cell office:value-type="float" office:value="0.545817794482342" calcext:value-type="float">
            <text:p>0.545817794482342</text:p>
          </table:table-cell>
          <table:table-cell office:value-type="float" office:value="0.387130511367924" calcext:value-type="float">
            <text:p>0.387130511367924</text:p>
          </table:table-cell>
          <table:table-cell office:value-type="float" office:value="0.612869488632076" calcext:value-type="float">
            <text:p>0.612869488632076</text:p>
          </table:table-cell>
          <table:table-cell office:value-type="float" office:value="0.265986133826507" calcext:value-type="float">
            <text:p>0.265986133826507</text:p>
          </table:table-cell>
          <table:table-cell office:value-type="float" office:value="0.734013866173493" calcext:value-type="float">
            <text:p>0.734013866173493</text:p>
          </table:table-cell>
          <table:table-cell office:value-type="float" office:value="0.355765498924744" calcext:value-type="float">
            <text:p>0.355765498924744</text:p>
          </table:table-cell>
          <table:table-cell office:value-type="float" office:value="0.644234501075256" calcext:value-type="float">
            <text:p>0.644234501075256</text:p>
          </table:table-cell>
          <table:table-cell office:value-type="float" office:value="0.306932991776462" calcext:value-type="float">
            <text:p>0.306932991776462</text:p>
          </table:table-cell>
          <table:table-cell office:value-type="float" office:value="0.693067008223538" calcext:value-type="float">
            <text:p>0.693067008223538</text:p>
          </table:table-cell>
          <table:table-cell office:value-type="float" office:value="0.319106033698936" calcext:value-type="float">
            <text:p>0.319106033698936</text:p>
          </table:table-cell>
          <table:table-cell office:value-type="float" office:value="0.680893966301064" calcext:value-type="float">
            <text:p>0.680893966301064</text:p>
          </table:table-cell>
          <table:table-cell office:value-type="float" office:value="0.345432933208691" calcext:value-type="float">
            <text:p>0.345432933208691</text:p>
          </table:table-cell>
          <table:table-cell office:value-type="float" office:value="0.654567066791309" calcext:value-type="float">
            <text:p>0.654567066791309</text:p>
          </table:table-cell>
          <table:table-cell office:value-type="float" office:value="0.355113480295556" calcext:value-type="float">
            <text:p>0.355113480295556</text:p>
          </table:table-cell>
          <table:table-cell office:value-type="float" office:value="0.644886519704444" calcext:value-type="float">
            <text:p>0.644886519704444</text:p>
          </table:table-cell>
          <table:table-cell office:value-type="float" office:value="0.268963825574278" calcext:value-type="float">
            <text:p>0.268963825574278</text:p>
          </table:table-cell>
          <table:table-cell office:value-type="float" office:value="0.731036174425722" calcext:value-type="float">
            <text:p>0.731036174425722</text:p>
          </table:table-cell>
          <table:table-cell table:formula="of:=AVERAGE([.C2];[.E2];[.G2];[.I2];[.K2];[.M2];[.O2];[.Q2];[.S2];[.U2])" office:value-type="float" office:value="0.353094291922714" calcext:value-type="float">
            <text:p>0.353094291922714</text:p>
          </table:table-cell>
          <table:table-cell table:formula="of:=AVERAGE([.D2];[.F2];[.H2];[.J2];[.L2];[.N2];[.P2];[.R2];[.T2];[.V2])" office:value-type="float" office:value="0.646905708077286" calcext:value-type="float">
            <text:p>0.646905708077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1433015303662" calcext:value-type="float">
            <text:p>0.21433015303662</text:p>
          </table:table-cell>
          <table:table-cell office:value-type="float" office:value="0.78566984696338" calcext:value-type="float">
            <text:p>0.78566984696338</text:p>
          </table:table-cell>
          <table:table-cell office:value-type="float" office:value="0.188468157213254" calcext:value-type="float">
            <text:p>0.188468157213254</text:p>
          </table:table-cell>
          <table:table-cell office:value-type="float" office:value="0.811531842786746" calcext:value-type="float">
            <text:p>0.811531842786746</text:p>
          </table:table-cell>
          <table:table-cell office:value-type="float" office:value="0.355876150934911" calcext:value-type="float">
            <text:p>0.355876150934911</text:p>
          </table:table-cell>
          <table:table-cell office:value-type="float" office:value="0.644123849065089" calcext:value-type="float">
            <text:p>0.644123849065089</text:p>
          </table:table-cell>
          <table:table-cell office:value-type="float" office:value="0.278061748026453" calcext:value-type="float">
            <text:p>0.278061748026453</text:p>
          </table:table-cell>
          <table:table-cell office:value-type="float" office:value="0.721938251973547" calcext:value-type="float">
            <text:p>0.721938251973547</text:p>
          </table:table-cell>
          <table:table-cell office:value-type="float" office:value="0.422883923484137" calcext:value-type="float">
            <text:p>0.422883923484137</text:p>
          </table:table-cell>
          <table:table-cell office:value-type="float" office:value="0.577116076515863" calcext:value-type="float">
            <text:p>0.577116076515863</text:p>
          </table:table-cell>
          <table:table-cell office:value-type="float" office:value="0.251153717709548" calcext:value-type="float">
            <text:p>0.251153717709548</text:p>
          </table:table-cell>
          <table:table-cell office:value-type="float" office:value="0.748846282290451" calcext:value-type="float">
            <text:p>0.748846282290451</text:p>
          </table:table-cell>
          <table:table-cell office:value-type="float" office:value="0.232828282105356" calcext:value-type="float">
            <text:p>0.232828282105356</text:p>
          </table:table-cell>
          <table:table-cell office:value-type="float" office:value="0.767171717894644" calcext:value-type="float">
            <text:p>0.767171717894644</text:p>
          </table:table-cell>
          <table:table-cell office:value-type="float" office:value="0.297193320495377" calcext:value-type="float">
            <text:p>0.297193320495377</text:p>
          </table:table-cell>
          <table:table-cell office:value-type="float" office:value="0.702806679504624" calcext:value-type="float">
            <text:p>0.702806679504624</text:p>
          </table:table-cell>
          <table:table-cell office:value-type="float" office:value="0.301104202822209" calcext:value-type="float">
            <text:p>0.301104202822209</text:p>
          </table:table-cell>
          <table:table-cell office:value-type="float" office:value="0.698895797177791" calcext:value-type="float">
            <text:p>0.698895797177791</text:p>
          </table:table-cell>
          <table:table-cell office:value-type="float" office:value="0.303520533606886" calcext:value-type="float">
            <text:p>0.303520533606886</text:p>
          </table:table-cell>
          <table:table-cell office:value-type="float" office:value="0.696479466393114" calcext:value-type="float">
            <text:p>0.696479466393114</text:p>
          </table:table-cell>
          <table:table-cell table:formula="of:=AVERAGE([.C3];[.E3];[.G3];[.I3];[.K3];[.M3];[.O3];[.Q3];[.S3];[.U3])" office:value-type="float" office:value="0.284542018943475" calcext:value-type="float">
            <text:p>0.284542018943475</text:p>
          </table:table-cell>
          <table:table-cell table:formula="of:=AVERAGE([.D3];[.F3];[.H3];[.J3];[.L3];[.N3];[.P3];[.R3];[.T3];[.V3])" office:value-type="float" office:value="0.715457981056525" calcext:value-type="float">
            <text:p>0.715457981056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27228608770189" calcext:value-type="float">
            <text:p>0.022722860877019</text:p>
          </table:table-cell>
          <table:table-cell office:value-type="float" office:value="0.977277139122981" calcext:value-type="float">
            <text:p>0.977277139122981</text:p>
          </table:table-cell>
          <table:table-cell office:value-type="float" office:value="0.0146018096866999" calcext:value-type="float">
            <text:p>0.0146018096867</text:p>
          </table:table-cell>
          <table:table-cell office:value-type="float" office:value="0.9853981903133" calcext:value-type="float">
            <text:p>0.9853981903133</text:p>
          </table:table-cell>
          <table:table-cell office:value-type="float" office:value="0.0429665535705549" calcext:value-type="float">
            <text:p>0.042966553570555</text:p>
          </table:table-cell>
          <table:table-cell office:value-type="float" office:value="0.957033446429445" calcext:value-type="float">
            <text:p>0.957033446429445</text:p>
          </table:table-cell>
          <table:table-cell office:value-type="float" office:value="0.0350697849588281" calcext:value-type="float">
            <text:p>0.035069784958828</text:p>
          </table:table-cell>
          <table:table-cell office:value-type="float" office:value="0.964930215041172" calcext:value-type="float">
            <text:p>0.964930215041172</text:p>
          </table:table-cell>
          <table:table-cell office:value-type="float" office:value="0.0215800287677868" calcext:value-type="float">
            <text:p>0.021580028767787</text:p>
          </table:table-cell>
          <table:table-cell office:value-type="float" office:value="0.978419971232213" calcext:value-type="float">
            <text:p>0.978419971232213</text:p>
          </table:table-cell>
          <table:table-cell office:value-type="float" office:value="0.0311576624801639" calcext:value-type="float">
            <text:p>0.031157662480164</text:p>
          </table:table-cell>
          <table:table-cell office:value-type="float" office:value="0.968842337519836" calcext:value-type="float">
            <text:p>0.968842337519836</text:p>
          </table:table-cell>
          <table:table-cell office:value-type="float" office:value="0.0241475586403414" calcext:value-type="float">
            <text:p>0.024147558640341</text:p>
          </table:table-cell>
          <table:table-cell office:value-type="float" office:value="0.975852441359659" calcext:value-type="float">
            <text:p>0.975852441359659</text:p>
          </table:table-cell>
          <table:table-cell office:value-type="float" office:value="0.0295463086085325" calcext:value-type="float">
            <text:p>0.029546308608533</text:p>
          </table:table-cell>
          <table:table-cell office:value-type="float" office:value="0.970453691391467" calcext:value-type="float">
            <text:p>0.970453691391467</text:p>
          </table:table-cell>
          <table:table-cell office:value-type="float" office:value="0.0271011381627437" calcext:value-type="float">
            <text:p>0.027101138162744</text:p>
          </table:table-cell>
          <table:table-cell office:value-type="float" office:value="0.972898861837256" calcext:value-type="float">
            <text:p>0.972898861837256</text:p>
          </table:table-cell>
          <table:table-cell office:value-type="float" office:value="0.0325699645373204" calcext:value-type="float">
            <text:p>0.03256996453732</text:p>
          </table:table-cell>
          <table:table-cell office:value-type="float" office:value="0.96743003546268" calcext:value-type="float">
            <text:p>0.96743003546268</text:p>
          </table:table-cell>
          <table:table-cell table:formula="of:=AVERAGE([.C4];[.E4];[.G4];[.I4];[.K4];[.M4];[.O4];[.Q4];[.S4];[.U4])" office:value-type="float" office:value="0.028146367028999" calcext:value-type="float">
            <text:p>0.028146367028999</text:p>
          </table:table-cell>
          <table:table-cell table:formula="of:=AVERAGE([.D4];[.F4];[.H4];[.J4];[.L4];[.N4];[.P4];[.R4];[.T4];[.V4])" office:value-type="float" office:value="0.971853632971001" calcext:value-type="float">
            <text:p>0.971853632971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47340776630836" calcext:value-type="float">
            <text:p>0.347340776630836</text:p>
          </table:table-cell>
          <table:table-cell office:value-type="float" office:value="0.652659223369164" calcext:value-type="float">
            <text:p>0.652659223369164</text:p>
          </table:table-cell>
          <table:table-cell office:value-type="float" office:value="0.40407237537459" calcext:value-type="float">
            <text:p>0.40407237537459</text:p>
          </table:table-cell>
          <table:table-cell office:value-type="float" office:value="0.59592762462541" calcext:value-type="float">
            <text:p>0.59592762462541</text:p>
          </table:table-cell>
          <table:table-cell office:value-type="float" office:value="0.483216579564207" calcext:value-type="float">
            <text:p>0.483216579564207</text:p>
          </table:table-cell>
          <table:table-cell office:value-type="float" office:value="0.516783420435793" calcext:value-type="float">
            <text:p>0.516783420435793</text:p>
          </table:table-cell>
          <table:table-cell office:value-type="float" office:value="0.383061174909172" calcext:value-type="float">
            <text:p>0.383061174909172</text:p>
          </table:table-cell>
          <table:table-cell office:value-type="float" office:value="0.616938825090828" calcext:value-type="float">
            <text:p>0.616938825090828</text:p>
          </table:table-cell>
          <table:table-cell office:value-type="float" office:value="0.390552956508046" calcext:value-type="float">
            <text:p>0.390552956508046</text:p>
          </table:table-cell>
          <table:table-cell office:value-type="float" office:value="0.609447043491954" calcext:value-type="float">
            <text:p>0.609447043491954</text:p>
          </table:table-cell>
          <table:table-cell office:value-type="float" office:value="0.377094790154503" calcext:value-type="float">
            <text:p>0.377094790154503</text:p>
          </table:table-cell>
          <table:table-cell office:value-type="float" office:value="0.622905209845497" calcext:value-type="float">
            <text:p>0.622905209845497</text:p>
          </table:table-cell>
          <table:table-cell office:value-type="float" office:value="0.403818628109698" calcext:value-type="float">
            <text:p>0.403818628109698</text:p>
          </table:table-cell>
          <table:table-cell office:value-type="float" office:value="0.596181371890302" calcext:value-type="float">
            <text:p>0.596181371890302</text:p>
          </table:table-cell>
          <table:table-cell office:value-type="float" office:value="0.416843249671988" calcext:value-type="float">
            <text:p>0.416843249671988</text:p>
          </table:table-cell>
          <table:table-cell office:value-type="float" office:value="0.583156750328012" calcext:value-type="float">
            <text:p>0.583156750328012</text:p>
          </table:table-cell>
          <table:table-cell office:value-type="float" office:value="0.480720518690984" calcext:value-type="float">
            <text:p>0.480720518690984</text:p>
          </table:table-cell>
          <table:table-cell office:value-type="float" office:value="0.519279481309017" calcext:value-type="float">
            <text:p>0.519279481309017</text:p>
          </table:table-cell>
          <table:table-cell office:value-type="float" office:value="0.411523359900746" calcext:value-type="float">
            <text:p>0.411523359900746</text:p>
          </table:table-cell>
          <table:table-cell office:value-type="float" office:value="0.588476640099254" calcext:value-type="float">
            <text:p>0.588476640099254</text:p>
          </table:table-cell>
          <table:table-cell table:formula="of:=AVERAGE([.C5];[.E5];[.G5];[.I5];[.K5];[.M5];[.O5];[.Q5];[.S5];[.U5])" office:value-type="float" office:value="0.409824440951477" calcext:value-type="float">
            <text:p>0.409824440951477</text:p>
          </table:table-cell>
          <table:table-cell table:formula="of:=AVERAGE([.D5];[.F5];[.H5];[.J5];[.L5];[.N5];[.P5];[.R5];[.T5];[.V5])" office:value-type="float" office:value="0.590175559048523" calcext:value-type="float">
            <text:p>0.5901755590485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88716293749989" calcext:value-type="float">
            <text:p>0.988716293749989</text:p>
          </table:table-cell>
          <table:table-cell office:value-type="float" office:value="0.0112837062500112" calcext:value-type="float">
            <text:p>0.011283706250011</text:p>
          </table:table-cell>
          <table:table-cell office:value-type="float" office:value="0.996745705541414" calcext:value-type="float">
            <text:p>0.996745705541414</text:p>
          </table:table-cell>
          <table:table-cell office:value-type="float" office:value="0.00325429445858589" calcext:value-type="float">
            <text:p>0.003254294458586</text:p>
          </table:table-cell>
          <table:table-cell office:value-type="float" office:value="0.985979026528152" calcext:value-type="float">
            <text:p>0.985979026528152</text:p>
          </table:table-cell>
          <table:table-cell office:value-type="float" office:value="0.0140209734718484" calcext:value-type="float">
            <text:p>0.014020973471848</text:p>
          </table:table-cell>
          <table:table-cell office:value-type="float" office:value="0.976106394418344" calcext:value-type="float">
            <text:p>0.976106394418344</text:p>
          </table:table-cell>
          <table:table-cell office:value-type="float" office:value="0.0238936055816555" calcext:value-type="float">
            <text:p>0.023893605581656</text:p>
          </table:table-cell>
          <table:table-cell office:value-type="float" office:value="0.997371949499475" calcext:value-type="float">
            <text:p>0.997371949499475</text:p>
          </table:table-cell>
          <table:table-cell office:value-type="float" office:value="0.00262805050052459" calcext:value-type="float">
            <text:p>0.002628050500525</text:p>
          </table:table-cell>
          <table:table-cell office:value-type="float" office:value="0.984179293739195" calcext:value-type="float">
            <text:p>0.984179293739195</text:p>
          </table:table-cell>
          <table:table-cell office:value-type="float" office:value="0.0158207062608044" calcext:value-type="float">
            <text:p>0.015820706260804</text:p>
          </table:table-cell>
          <table:table-cell office:value-type="float" office:value="0.990915398994186" calcext:value-type="float">
            <text:p>0.990915398994186</text:p>
          </table:table-cell>
          <table:table-cell office:value-type="float" office:value="0.00908460100581396" calcext:value-type="float">
            <text:p>0.009084601005814</text:p>
          </table:table-cell>
          <table:table-cell office:value-type="float" office:value="0.992114769518727" calcext:value-type="float">
            <text:p>0.992114769518727</text:p>
          </table:table-cell>
          <table:table-cell office:value-type="float" office:value="0.00788523048127256" calcext:value-type="float">
            <text:p>0.007885230481273</text:p>
          </table:table-cell>
          <table:table-cell office:value-type="float" office:value="0.97245000590454" calcext:value-type="float">
            <text:p>0.97245000590454</text:p>
          </table:table-cell>
          <table:table-cell office:value-type="float" office:value="0.0275499940954604" calcext:value-type="float">
            <text:p>0.02754999409546</text:p>
          </table:table-cell>
          <table:table-cell office:value-type="float" office:value="0.989639008969555" calcext:value-type="float">
            <text:p>0.989639008969555</text:p>
          </table:table-cell>
          <table:table-cell office:value-type="float" office:value="0.0103609910304448" calcext:value-type="float">
            <text:p>0.010360991030445</text:p>
          </table:table-cell>
          <table:table-cell table:formula="of:=AVERAGE([.C6];[.E6];[.G6];[.I6];[.K6];[.M6];[.O6];[.Q6];[.S6];[.U6])" office:value-type="float" office:value="0.987421784686358" calcext:value-type="float">
            <text:p>0.987421784686358</text:p>
          </table:table-cell>
          <table:table-cell table:formula="of:=AVERAGE([.D6];[.F6];[.H6];[.J6];[.L6];[.N6];[.P6];[.R6];[.T6];[.V6])" office:value-type="float" office:value="0.0125782153136422" calcext:value-type="float">
            <text:p>0.0125782153136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0843244550602876" calcext:value-type="float">
            <text:p>0.084324455060288</text:p>
          </table:table-cell>
          <table:table-cell office:value-type="float" office:value="0.915675544939712" calcext:value-type="float">
            <text:p>0.915675544939712</text:p>
          </table:table-cell>
          <table:table-cell office:value-type="float" office:value="0.139612441896433" calcext:value-type="float">
            <text:p>0.139612441896433</text:p>
          </table:table-cell>
          <table:table-cell office:value-type="float" office:value="0.860387558103567" calcext:value-type="float">
            <text:p>0.860387558103567</text:p>
          </table:table-cell>
          <table:table-cell office:value-type="float" office:value="0.175878447922381" calcext:value-type="float">
            <text:p>0.175878447922381</text:p>
          </table:table-cell>
          <table:table-cell office:value-type="float" office:value="0.824121552077619" calcext:value-type="float">
            <text:p>0.824121552077619</text:p>
          </table:table-cell>
          <table:table-cell office:value-type="float" office:value="0.0956029812073487" calcext:value-type="float">
            <text:p>0.095602981207349</text:p>
          </table:table-cell>
          <table:table-cell office:value-type="float" office:value="0.904397018792651" calcext:value-type="float">
            <text:p>0.904397018792651</text:p>
          </table:table-cell>
          <table:table-cell office:value-type="float" office:value="0.112649354519617" calcext:value-type="float">
            <text:p>0.112649354519617</text:p>
          </table:table-cell>
          <table:table-cell office:value-type="float" office:value="0.887350645480383" calcext:value-type="float">
            <text:p>0.887350645480383</text:p>
          </table:table-cell>
          <table:table-cell office:value-type="float" office:value="0.125879931323418" calcext:value-type="float">
            <text:p>0.125879931323418</text:p>
          </table:table-cell>
          <table:table-cell office:value-type="float" office:value="0.874120068676582" calcext:value-type="float">
            <text:p>0.874120068676582</text:p>
          </table:table-cell>
          <table:table-cell office:value-type="float" office:value="0.130662240771199" calcext:value-type="float">
            <text:p>0.130662240771199</text:p>
          </table:table-cell>
          <table:table-cell office:value-type="float" office:value="0.869337759228801" calcext:value-type="float">
            <text:p>0.869337759228801</text:p>
          </table:table-cell>
          <table:table-cell office:value-type="float" office:value="0.168690247047851" calcext:value-type="float">
            <text:p>0.168690247047851</text:p>
          </table:table-cell>
          <table:table-cell office:value-type="float" office:value="0.831309752952149" calcext:value-type="float">
            <text:p>0.831309752952149</text:p>
          </table:table-cell>
          <table:table-cell office:value-type="float" office:value="0.192681222709245" calcext:value-type="float">
            <text:p>0.192681222709245</text:p>
          </table:table-cell>
          <table:table-cell office:value-type="float" office:value="0.807318777290755" calcext:value-type="float">
            <text:p>0.807318777290755</text:p>
          </table:table-cell>
          <table:table-cell office:value-type="float" office:value="0.132551862725824" calcext:value-type="float">
            <text:p>0.132551862725824</text:p>
          </table:table-cell>
          <table:table-cell office:value-type="float" office:value="0.867448137274177" calcext:value-type="float">
            <text:p>0.867448137274177</text:p>
          </table:table-cell>
          <table:table-cell table:formula="of:=AVERAGE([.C7];[.E7];[.G7];[.I7];[.K7];[.M7];[.O7];[.Q7];[.S7];[.U7])" office:value-type="float" office:value="0.13585331851836" calcext:value-type="float">
            <text:p>0.13585331851836</text:p>
          </table:table-cell>
          <table:table-cell table:formula="of:=AVERAGE([.D7];[.F7];[.H7];[.J7];[.L7];[.N7];[.P7];[.R7];[.T7];[.V7])" office:value-type="float" office:value="0.86414668148164" calcext:value-type="float">
            <text:p>0.864146681481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336822242813497" calcext:value-type="float">
            <text:p>0.336822242813497</text:p>
          </table:table-cell>
          <table:table-cell office:value-type="float" office:value="0.663177757186503" calcext:value-type="float">
            <text:p>0.663177757186503</text:p>
          </table:table-cell>
          <table:table-cell office:value-type="float" office:value="0.48948772686977" calcext:value-type="float">
            <text:p>0.48948772686977</text:p>
          </table:table-cell>
          <table:table-cell office:value-type="float" office:value="0.51051227313023" calcext:value-type="float">
            <text:p>0.51051227313023</text:p>
          </table:table-cell>
          <table:table-cell office:value-type="float" office:value="0.403625791794453" calcext:value-type="float">
            <text:p>0.403625791794453</text:p>
          </table:table-cell>
          <table:table-cell office:value-type="float" office:value="0.596374208205547" calcext:value-type="float">
            <text:p>0.596374208205547</text:p>
          </table:table-cell>
          <table:table-cell office:value-type="float" office:value="0.381613232687752" calcext:value-type="float">
            <text:p>0.381613232687752</text:p>
          </table:table-cell>
          <table:table-cell office:value-type="float" office:value="0.618386767312248" calcext:value-type="float">
            <text:p>0.618386767312248</text:p>
          </table:table-cell>
          <table:table-cell office:value-type="float" office:value="0.395379947044752" calcext:value-type="float">
            <text:p>0.395379947044752</text:p>
          </table:table-cell>
          <table:table-cell office:value-type="float" office:value="0.604620052955248" calcext:value-type="float">
            <text:p>0.604620052955248</text:p>
          </table:table-cell>
          <table:table-cell office:value-type="float" office:value="0.391503916323272" calcext:value-type="float">
            <text:p>0.391503916323272</text:p>
          </table:table-cell>
          <table:table-cell office:value-type="float" office:value="0.608496083676728" calcext:value-type="float">
            <text:p>0.608496083676728</text:p>
          </table:table-cell>
          <table:table-cell office:value-type="float" office:value="0.338751016837628" calcext:value-type="float">
            <text:p>0.338751016837628</text:p>
          </table:table-cell>
          <table:table-cell office:value-type="float" office:value="0.661248983162372" calcext:value-type="float">
            <text:p>0.661248983162372</text:p>
          </table:table-cell>
          <table:table-cell office:value-type="float" office:value="0.316537501999593" calcext:value-type="float">
            <text:p>0.316537501999593</text:p>
          </table:table-cell>
          <table:table-cell office:value-type="float" office:value="0.683462498000407" calcext:value-type="float">
            <text:p>0.683462498000407</text:p>
          </table:table-cell>
          <table:table-cell office:value-type="float" office:value="0.346887338279387" calcext:value-type="float">
            <text:p>0.346887338279387</text:p>
          </table:table-cell>
          <table:table-cell office:value-type="float" office:value="0.653112661720613" calcext:value-type="float">
            <text:p>0.653112661720613</text:p>
          </table:table-cell>
          <table:table-cell office:value-type="float" office:value="0.401989726960325" calcext:value-type="float">
            <text:p>0.401989726960325</text:p>
          </table:table-cell>
          <table:table-cell office:value-type="float" office:value="0.598010273039675" calcext:value-type="float">
            <text:p>0.598010273039675</text:p>
          </table:table-cell>
          <table:table-cell table:formula="of:=AVERAGE([.C8];[.E8];[.G8];[.I8];[.K8];[.M8];[.O8];[.Q8];[.S8];[.U8])" office:value-type="float" office:value="0.380259844161043" calcext:value-type="float">
            <text:p>0.380259844161043</text:p>
          </table:table-cell>
          <table:table-cell table:formula="of:=AVERAGE([.D8];[.F8];[.H8];[.J8];[.L8];[.N8];[.P8];[.R8];[.T8];[.V8])" office:value-type="float" office:value="0.619740155838957" calcext:value-type="float">
            <text:p>0.6197401558389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0558416860107274" calcext:value-type="float">
            <text:p>0.055841686010727</text:p>
          </table:table-cell>
          <table:table-cell office:value-type="float" office:value="0.944158313989273" calcext:value-type="float">
            <text:p>0.944158313989273</text:p>
          </table:table-cell>
          <table:table-cell office:value-type="float" office:value="0.0361478213271806" calcext:value-type="float">
            <text:p>0.036147821327181</text:p>
          </table:table-cell>
          <table:table-cell office:value-type="float" office:value="0.963852178672819" calcext:value-type="float">
            <text:p>0.963852178672819</text:p>
          </table:table-cell>
          <table:table-cell office:value-type="float" office:value="0.07018683543876" calcext:value-type="float">
            <text:p>0.07018683543876</text:p>
          </table:table-cell>
          <table:table-cell office:value-type="float" office:value="0.92981316456124" calcext:value-type="float">
            <text:p>0.92981316456124</text:p>
          </table:table-cell>
          <table:table-cell office:value-type="float" office:value="0.0855453300204437" calcext:value-type="float">
            <text:p>0.085545330020444</text:p>
          </table:table-cell>
          <table:table-cell office:value-type="float" office:value="0.914454669979556" calcext:value-type="float">
            <text:p>0.914454669979556</text:p>
          </table:table-cell>
          <table:table-cell office:value-type="float" office:value="0.0251713001048142" calcext:value-type="float">
            <text:p>0.025171300104814</text:p>
          </table:table-cell>
          <table:table-cell office:value-type="float" office:value="0.974828699895186" calcext:value-type="float">
            <text:p>0.974828699895186</text:p>
          </table:table-cell>
          <table:table-cell office:value-type="float" office:value="0.0757433953229113" calcext:value-type="float">
            <text:p>0.075743395322911</text:p>
          </table:table-cell>
          <table:table-cell office:value-type="float" office:value="0.924256604677089" calcext:value-type="float">
            <text:p>0.924256604677089</text:p>
          </table:table-cell>
          <table:table-cell office:value-type="float" office:value="0.0462065115895372" calcext:value-type="float">
            <text:p>0.046206511589537</text:p>
          </table:table-cell>
          <table:table-cell office:value-type="float" office:value="0.953793488410463" calcext:value-type="float">
            <text:p>0.953793488410463</text:p>
          </table:table-cell>
          <table:table-cell office:value-type="float" office:value="0.0732893345085677" calcext:value-type="float">
            <text:p>0.073289334508568</text:p>
          </table:table-cell>
          <table:table-cell office:value-type="float" office:value="0.926710665491432" calcext:value-type="float">
            <text:p>0.926710665491432</text:p>
          </table:table-cell>
          <table:table-cell office:value-type="float" office:value="0.0495616399990479" calcext:value-type="float">
            <text:p>0.049561639999048</text:p>
          </table:table-cell>
          <table:table-cell office:value-type="float" office:value="0.950438360000952" calcext:value-type="float">
            <text:p>0.950438360000952</text:p>
          </table:table-cell>
          <table:table-cell office:value-type="float" office:value="0.0585070170287861" calcext:value-type="float">
            <text:p>0.058507017028786</text:p>
          </table:table-cell>
          <table:table-cell office:value-type="float" office:value="0.941492982971214" calcext:value-type="float">
            <text:p>0.941492982971214</text:p>
          </table:table-cell>
          <table:table-cell table:formula="of:=AVERAGE([.C9];[.E9];[.G9];[.I9];[.K9];[.M9];[.O9];[.Q9];[.S9];[.U9])" office:value-type="float" office:value="0.0576200871350776" calcext:value-type="float">
            <text:p>0.057620087135078</text:p>
          </table:table-cell>
          <table:table-cell table:formula="of:=AVERAGE([.D9];[.F9];[.H9];[.J9];[.L9];[.N9];[.P9];[.R9];[.T9];[.V9])" office:value-type="float" office:value="0.942379912864922" calcext:value-type="float">
            <text:p>0.9423799128649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325324821139944" calcext:value-type="float">
            <text:p>0.325324821139944</text:p>
          </table:table-cell>
          <table:table-cell office:value-type="float" office:value="0.674675178860056" calcext:value-type="float">
            <text:p>0.674675178860056</text:p>
          </table:table-cell>
          <table:table-cell office:value-type="float" office:value="0.129741289097375" calcext:value-type="float">
            <text:p>0.129741289097375</text:p>
          </table:table-cell>
          <table:table-cell office:value-type="float" office:value="0.870258710902625" calcext:value-type="float">
            <text:p>0.870258710902625</text:p>
          </table:table-cell>
          <table:table-cell office:value-type="float" office:value="0.228830577448051" calcext:value-type="float">
            <text:p>0.228830577448051</text:p>
          </table:table-cell>
          <table:table-cell office:value-type="float" office:value="0.771169422551949" calcext:value-type="float">
            <text:p>0.771169422551949</text:p>
          </table:table-cell>
          <table:table-cell office:value-type="float" office:value="0.190328382367135" calcext:value-type="float">
            <text:p>0.190328382367135</text:p>
          </table:table-cell>
          <table:table-cell office:value-type="float" office:value="0.809671617632865" calcext:value-type="float">
            <text:p>0.809671617632865</text:p>
          </table:table-cell>
          <table:table-cell office:value-type="float" office:value="0.0974265795599053" calcext:value-type="float">
            <text:p>0.097426579559905</text:p>
          </table:table-cell>
          <table:table-cell office:value-type="float" office:value="0.902573420440095" calcext:value-type="float">
            <text:p>0.902573420440095</text:p>
          </table:table-cell>
          <table:table-cell office:value-type="float" office:value="0.229348743619103" calcext:value-type="float">
            <text:p>0.229348743619103</text:p>
          </table:table-cell>
          <table:table-cell office:value-type="float" office:value="0.770651256380897" calcext:value-type="float">
            <text:p>0.770651256380897</text:p>
          </table:table-cell>
          <table:table-cell office:value-type="float" office:value="0.198365313001582" calcext:value-type="float">
            <text:p>0.198365313001582</text:p>
          </table:table-cell>
          <table:table-cell office:value-type="float" office:value="0.801634686998418" calcext:value-type="float">
            <text:p>0.801634686998418</text:p>
          </table:table-cell>
          <table:table-cell office:value-type="float" office:value="0.120427221702699" calcext:value-type="float">
            <text:p>0.120427221702699</text:p>
          </table:table-cell>
          <table:table-cell office:value-type="float" office:value="0.879572778297301" calcext:value-type="float">
            <text:p>0.879572778297301</text:p>
          </table:table-cell>
          <table:table-cell office:value-type="float" office:value="0.130069672304733" calcext:value-type="float">
            <text:p>0.130069672304733</text:p>
          </table:table-cell>
          <table:table-cell office:value-type="float" office:value="0.869930327695267" calcext:value-type="float">
            <text:p>0.869930327695267</text:p>
          </table:table-cell>
          <table:table-cell office:value-type="float" office:value="0.20912262918336" calcext:value-type="float">
            <text:p>0.20912262918336</text:p>
          </table:table-cell>
          <table:table-cell office:value-type="float" office:value="0.79087737081664" calcext:value-type="float">
            <text:p>0.79087737081664</text:p>
          </table:table-cell>
          <table:table-cell table:formula="of:=AVERAGE([.C10];[.E10];[.G10];[.I10];[.K10];[.M10];[.O10];[.Q10];[.S10];[.U10])" office:value-type="float" office:value="0.185898522942389" calcext:value-type="float">
            <text:p>0.185898522942389</text:p>
          </table:table-cell>
          <table:table-cell table:formula="of:=AVERAGE([.D10];[.F10];[.H10];[.J10];[.L10];[.N10];[.P10];[.R10];[.T10];[.V10])" office:value-type="float" office:value="0.814101477057612" calcext:value-type="float">
            <text:p>0.8141014770576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0338928920913868" calcext:value-type="float">
            <text:p>0.033892892091387</text:p>
          </table:table-cell>
          <table:table-cell office:value-type="float" office:value="0.966107107908613" calcext:value-type="float">
            <text:p>0.966107107908613</text:p>
          </table:table-cell>
          <table:table-cell office:value-type="float" office:value="0.020678598906784" calcext:value-type="float">
            <text:p>0.020678598906784</text:p>
          </table:table-cell>
          <table:table-cell office:value-type="float" office:value="0.979321401093216" calcext:value-type="float">
            <text:p>0.979321401093216</text:p>
          </table:table-cell>
          <table:table-cell office:value-type="float" office:value="0.0401144507157357" calcext:value-type="float">
            <text:p>0.040114450715736</text:p>
          </table:table-cell>
          <table:table-cell office:value-type="float" office:value="0.959885549284264" calcext:value-type="float">
            <text:p>0.959885549284264</text:p>
          </table:table-cell>
          <table:table-cell office:value-type="float" office:value="0.0223326106769542" calcext:value-type="float">
            <text:p>0.022332610676954</text:p>
          </table:table-cell>
          <table:table-cell office:value-type="float" office:value="0.977667389323046" calcext:value-type="float">
            <text:p>0.977667389323046</text:p>
          </table:table-cell>
          <table:table-cell office:value-type="float" office:value="0.0209806937833184" calcext:value-type="float">
            <text:p>0.020980693783318</text:p>
          </table:table-cell>
          <table:table-cell office:value-type="float" office:value="0.979019306216681" calcext:value-type="float">
            <text:p>0.979019306216681</text:p>
          </table:table-cell>
          <table:table-cell office:value-type="float" office:value="0.0512074890437636" calcext:value-type="float">
            <text:p>0.051207489043764</text:p>
          </table:table-cell>
          <table:table-cell office:value-type="float" office:value="0.948792510956236" calcext:value-type="float">
            <text:p>0.948792510956236</text:p>
          </table:table-cell>
          <table:table-cell office:value-type="float" office:value="0.0315619291407211" calcext:value-type="float">
            <text:p>0.031561929140721</text:p>
          </table:table-cell>
          <table:table-cell office:value-type="float" office:value="0.968438070859279" calcext:value-type="float">
            <text:p>0.968438070859279</text:p>
          </table:table-cell>
          <table:table-cell office:value-type="float" office:value="0.0665574919798227" calcext:value-type="float">
            <text:p>0.066557491979823</text:p>
          </table:table-cell>
          <table:table-cell office:value-type="float" office:value="0.933442508020177" calcext:value-type="float">
            <text:p>0.933442508020177</text:p>
          </table:table-cell>
          <table:table-cell office:value-type="float" office:value="0.0497160186029921" calcext:value-type="float">
            <text:p>0.049716018602992</text:p>
          </table:table-cell>
          <table:table-cell office:value-type="float" office:value="0.950283981397008" calcext:value-type="float">
            <text:p>0.950283981397008</text:p>
          </table:table-cell>
          <table:table-cell office:value-type="float" office:value="0.0365382567872581" calcext:value-type="float">
            <text:p>0.036538256787258</text:p>
          </table:table-cell>
          <table:table-cell office:value-type="float" office:value="0.963461743212742" calcext:value-type="float">
            <text:p>0.963461743212742</text:p>
          </table:table-cell>
          <table:table-cell table:formula="of:=AVERAGE([.C11];[.E11];[.G11];[.I11];[.K11];[.M11];[.O11];[.Q11];[.S11];[.U11])" office:value-type="float" office:value="0.0373580431728737" calcext:value-type="float">
            <text:p>0.037358043172874</text:p>
          </table:table-cell>
          <table:table-cell table:formula="of:=AVERAGE([.D11];[.F11];[.H11];[.J11];[.L11];[.N11];[.P11];[.R11];[.T11];[.V11])" office:value-type="float" office:value="0.962641956827126" calcext:value-type="float">
            <text:p>0.9626419568271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860217846661596" calcext:value-type="float">
            <text:p>0.860217846661596</text:p>
          </table:table-cell>
          <table:table-cell office:value-type="float" office:value="0.139782153338405" calcext:value-type="float">
            <text:p>0.139782153338405</text:p>
          </table:table-cell>
          <table:table-cell office:value-type="float" office:value="0.825360916913455" calcext:value-type="float">
            <text:p>0.825360916913455</text:p>
          </table:table-cell>
          <table:table-cell office:value-type="float" office:value="0.174639083086545" calcext:value-type="float">
            <text:p>0.174639083086545</text:p>
          </table:table-cell>
          <table:table-cell office:value-type="float" office:value="0.8721676364055" calcext:value-type="float">
            <text:p>0.8721676364055</text:p>
          </table:table-cell>
          <table:table-cell office:value-type="float" office:value="0.1278323635945" calcext:value-type="float">
            <text:p>0.1278323635945</text:p>
          </table:table-cell>
          <table:table-cell office:value-type="float" office:value="0.80745307584991" calcext:value-type="float">
            <text:p>0.80745307584991</text:p>
          </table:table-cell>
          <table:table-cell office:value-type="float" office:value="0.19254692415009" calcext:value-type="float">
            <text:p>0.19254692415009</text:p>
          </table:table-cell>
          <table:table-cell office:value-type="float" office:value="0.870903046379829" calcext:value-type="float">
            <text:p>0.870903046379829</text:p>
          </table:table-cell>
          <table:table-cell office:value-type="float" office:value="0.129096953620171" calcext:value-type="float">
            <text:p>0.129096953620171</text:p>
          </table:table-cell>
          <table:table-cell office:value-type="float" office:value="0.857488922616381" calcext:value-type="float">
            <text:p>0.857488922616381</text:p>
          </table:table-cell>
          <table:table-cell office:value-type="float" office:value="0.142511077383619" calcext:value-type="float">
            <text:p>0.142511077383619</text:p>
          </table:table-cell>
          <table:table-cell office:value-type="float" office:value="0.837634917579294" calcext:value-type="float">
            <text:p>0.837634917579294</text:p>
          </table:table-cell>
          <table:table-cell office:value-type="float" office:value="0.162365082420706" calcext:value-type="float">
            <text:p>0.162365082420706</text:p>
          </table:table-cell>
          <table:table-cell office:value-type="float" office:value="0.843504203636658" calcext:value-type="float">
            <text:p>0.843504203636658</text:p>
          </table:table-cell>
          <table:table-cell office:value-type="float" office:value="0.156495796363342" calcext:value-type="float">
            <text:p>0.156495796363342</text:p>
          </table:table-cell>
          <table:table-cell office:value-type="float" office:value="0.840642658635536" calcext:value-type="float">
            <text:p>0.840642658635536</text:p>
          </table:table-cell>
          <table:table-cell office:value-type="float" office:value="0.159357341364464" calcext:value-type="float">
            <text:p>0.159357341364464</text:p>
          </table:table-cell>
          <table:table-cell office:value-type="float" office:value="0.855759899496293" calcext:value-type="float">
            <text:p>0.855759899496293</text:p>
          </table:table-cell>
          <table:table-cell office:value-type="float" office:value="0.144240100503707" calcext:value-type="float">
            <text:p>0.144240100503707</text:p>
          </table:table-cell>
          <table:table-cell table:formula="of:=AVERAGE([.C12];[.E12];[.G12];[.I12];[.K12];[.M12];[.O12];[.Q12];[.S12];[.U12])" office:value-type="float" office:value="0.847113312417445" calcext:value-type="float">
            <text:p>0.847113312417445</text:p>
          </table:table-cell>
          <table:table-cell table:formula="of:=AVERAGE([.D12];[.F12];[.H12];[.J12];[.L12];[.N12];[.P12];[.R12];[.T12];[.V12])" office:value-type="float" office:value="0.152886687582555" calcext:value-type="float">
            <text:p>0.1528866875825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883740029277096" calcext:value-type="float">
            <text:p>0.883740029277096</text:p>
          </table:table-cell>
          <table:table-cell office:value-type="float" office:value="0.116259970722904" calcext:value-type="float">
            <text:p>0.116259970722904</text:p>
          </table:table-cell>
          <table:table-cell office:value-type="float" office:value="0.876734840489976" calcext:value-type="float">
            <text:p>0.876734840489976</text:p>
          </table:table-cell>
          <table:table-cell office:value-type="float" office:value="0.123265159510024" calcext:value-type="float">
            <text:p>0.123265159510024</text:p>
          </table:table-cell>
          <table:table-cell office:value-type="float" office:value="0.919442446917031" calcext:value-type="float">
            <text:p>0.919442446917031</text:p>
          </table:table-cell>
          <table:table-cell office:value-type="float" office:value="0.0805575530829691" calcext:value-type="float">
            <text:p>0.080557553082969</text:p>
          </table:table-cell>
          <table:table-cell office:value-type="float" office:value="0.895162541091847" calcext:value-type="float">
            <text:p>0.895162541091847</text:p>
          </table:table-cell>
          <table:table-cell office:value-type="float" office:value="0.104837458908153" calcext:value-type="float">
            <text:p>0.104837458908153</text:p>
          </table:table-cell>
          <table:table-cell office:value-type="float" office:value="0.875063379211919" calcext:value-type="float">
            <text:p>0.875063379211919</text:p>
          </table:table-cell>
          <table:table-cell office:value-type="float" office:value="0.124936620788081" calcext:value-type="float">
            <text:p>0.124936620788081</text:p>
          </table:table-cell>
          <table:table-cell office:value-type="float" office:value="0.903485076877542" calcext:value-type="float">
            <text:p>0.903485076877542</text:p>
          </table:table-cell>
          <table:table-cell office:value-type="float" office:value="0.096514923122458" calcext:value-type="float">
            <text:p>0.096514923122458</text:p>
          </table:table-cell>
          <table:table-cell office:value-type="float" office:value="0.874774833135492" calcext:value-type="float">
            <text:p>0.874774833135492</text:p>
          </table:table-cell>
          <table:table-cell office:value-type="float" office:value="0.125225166864508" calcext:value-type="float">
            <text:p>0.125225166864508</text:p>
          </table:table-cell>
          <table:table-cell office:value-type="float" office:value="0.900068973618355" calcext:value-type="float">
            <text:p>0.900068973618355</text:p>
          </table:table-cell>
          <table:table-cell office:value-type="float" office:value="0.0999310263816449" calcext:value-type="float">
            <text:p>0.099931026381645</text:p>
          </table:table-cell>
          <table:table-cell office:value-type="float" office:value="0.847879207743878" calcext:value-type="float">
            <text:p>0.847879207743878</text:p>
          </table:table-cell>
          <table:table-cell office:value-type="float" office:value="0.152120792256121" calcext:value-type="float">
            <text:p>0.152120792256121</text:p>
          </table:table-cell>
          <table:table-cell office:value-type="float" office:value="0.865485854844423" calcext:value-type="float">
            <text:p>0.865485854844423</text:p>
          </table:table-cell>
          <table:table-cell office:value-type="float" office:value="0.134514145155577" calcext:value-type="float">
            <text:p>0.134514145155577</text:p>
          </table:table-cell>
          <table:table-cell table:formula="of:=AVERAGE([.C13];[.E13];[.G13];[.I13];[.K13];[.M13];[.O13];[.Q13];[.S13];[.U13])" office:value-type="float" office:value="0.884183718320756" calcext:value-type="float">
            <text:p>0.884183718320756</text:p>
          </table:table-cell>
          <table:table-cell table:formula="of:=AVERAGE([.D13];[.F13];[.H13];[.J13];[.L13];[.N13];[.P13];[.R13];[.T13];[.V13])" office:value-type="float" office:value="0.115816281679244" calcext:value-type="float">
            <text:p>0.1158162816792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961043778825249" calcext:value-type="float">
            <text:p>0.096104377882525</text:p>
          </table:table-cell>
          <table:table-cell office:value-type="float" office:value="0.903895622117475" calcext:value-type="float">
            <text:p>0.903895622117475</text:p>
          </table:table-cell>
          <table:table-cell office:value-type="float" office:value="0.1718555891055" calcext:value-type="float">
            <text:p>0.1718555891055</text:p>
          </table:table-cell>
          <table:table-cell office:value-type="float" office:value="0.8281444108945" calcext:value-type="float">
            <text:p>0.8281444108945</text:p>
          </table:table-cell>
          <table:table-cell office:value-type="float" office:value="0.108732215143025" calcext:value-type="float">
            <text:p>0.108732215143025</text:p>
          </table:table-cell>
          <table:table-cell office:value-type="float" office:value="0.891267784856975" calcext:value-type="float">
            <text:p>0.891267784856975</text:p>
          </table:table-cell>
          <table:table-cell office:value-type="float" office:value="0.152695957980151" calcext:value-type="float">
            <text:p>0.152695957980151</text:p>
          </table:table-cell>
          <table:table-cell office:value-type="float" office:value="0.847304042019849" calcext:value-type="float">
            <text:p>0.847304042019849</text:p>
          </table:table-cell>
          <table:table-cell office:value-type="float" office:value="0.140953250906897" calcext:value-type="float">
            <text:p>0.140953250906897</text:p>
          </table:table-cell>
          <table:table-cell office:value-type="float" office:value="0.859046749093103" calcext:value-type="float">
            <text:p>0.859046749093103</text:p>
          </table:table-cell>
          <table:table-cell office:value-type="float" office:value="0.112460972350602" calcext:value-type="float">
            <text:p>0.112460972350602</text:p>
          </table:table-cell>
          <table:table-cell office:value-type="float" office:value="0.887539027649398" calcext:value-type="float">
            <text:p>0.887539027649398</text:p>
          </table:table-cell>
          <table:table-cell office:value-type="float" office:value="0.220646443161443" calcext:value-type="float">
            <text:p>0.220646443161443</text:p>
          </table:table-cell>
          <table:table-cell office:value-type="float" office:value="0.779353556838557" calcext:value-type="float">
            <text:p>0.779353556838557</text:p>
          </table:table-cell>
          <table:table-cell office:value-type="float" office:value="0.156337992778219" calcext:value-type="float">
            <text:p>0.156337992778219</text:p>
          </table:table-cell>
          <table:table-cell office:value-type="float" office:value="0.843662007221781" calcext:value-type="float">
            <text:p>0.843662007221781</text:p>
          </table:table-cell>
          <table:table-cell office:value-type="float" office:value="0.0870871643440064" calcext:value-type="float">
            <text:p>0.087087164344006</text:p>
          </table:table-cell>
          <table:table-cell office:value-type="float" office:value="0.912912835655994" calcext:value-type="float">
            <text:p>0.912912835655994</text:p>
          </table:table-cell>
          <table:table-cell office:value-type="float" office:value="0.084206141682161" calcext:value-type="float">
            <text:p>0.084206141682161</text:p>
          </table:table-cell>
          <table:table-cell office:value-type="float" office:value="0.915793858317839" calcext:value-type="float">
            <text:p>0.915793858317839</text:p>
          </table:table-cell>
          <table:table-cell table:formula="of:=AVERAGE([.C14];[.E14];[.G14];[.I14];[.K14];[.M14];[.O14];[.Q14];[.S14];[.U14])" office:value-type="float" office:value="0.133108010533453" calcext:value-type="float">
            <text:p>0.133108010533453</text:p>
          </table:table-cell>
          <table:table-cell table:formula="of:=AVERAGE([.D14];[.F14];[.H14];[.J14];[.L14];[.N14];[.P14];[.R14];[.T14];[.V14])" office:value-type="float" office:value="0.866891989466547" calcext:value-type="float">
            <text:p>0.8668919894665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00867668881936812" calcext:value-type="float">
            <text:p>0.008676688819368</text:p>
          </table:table-cell>
          <table:table-cell office:value-type="float" office:value="0.991323311180632" calcext:value-type="float">
            <text:p>0.991323311180632</text:p>
          </table:table-cell>
          <table:table-cell office:value-type="float" office:value="0.00445982696997297" calcext:value-type="float">
            <text:p>0.004459826969973</text:p>
          </table:table-cell>
          <table:table-cell office:value-type="float" office:value="0.995540173030027" calcext:value-type="float">
            <text:p>0.995540173030027</text:p>
          </table:table-cell>
          <table:table-cell office:value-type="float" office:value="0.0156167513509169" calcext:value-type="float">
            <text:p>0.015616751350917</text:p>
          </table:table-cell>
          <table:table-cell office:value-type="float" office:value="0.984383248649083" calcext:value-type="float">
            <text:p>0.984383248649083</text:p>
          </table:table-cell>
          <table:table-cell office:value-type="float" office:value="0.0141497523749954" calcext:value-type="float">
            <text:p>0.014149752374995</text:p>
          </table:table-cell>
          <table:table-cell office:value-type="float" office:value="0.985850247625005" calcext:value-type="float">
            <text:p>0.985850247625005</text:p>
          </table:table-cell>
          <table:table-cell office:value-type="float" office:value="0.00357444858660734" calcext:value-type="float">
            <text:p>0.003574448586607</text:p>
          </table:table-cell>
          <table:table-cell office:value-type="float" office:value="0.996425551413393" calcext:value-type="float">
            <text:p>0.996425551413393</text:p>
          </table:table-cell>
          <table:table-cell office:value-type="float" office:value="0.0114893706558487" calcext:value-type="float">
            <text:p>0.011489370655849</text:p>
          </table:table-cell>
          <table:table-cell office:value-type="float" office:value="0.988510629344151" calcext:value-type="float">
            <text:p>0.988510629344151</text:p>
          </table:table-cell>
          <table:table-cell office:value-type="float" office:value="0.00950019778242902" calcext:value-type="float">
            <text:p>0.009500197782429</text:p>
          </table:table-cell>
          <table:table-cell office:value-type="float" office:value="0.990499802217571" calcext:value-type="float">
            <text:p>0.990499802217571</text:p>
          </table:table-cell>
          <table:table-cell office:value-type="float" office:value="0.015595647979886" calcext:value-type="float">
            <text:p>0.015595647979886</text:p>
          </table:table-cell>
          <table:table-cell office:value-type="float" office:value="0.984404352020114" calcext:value-type="float">
            <text:p>0.984404352020114</text:p>
          </table:table-cell>
          <table:table-cell office:value-type="float" office:value="0.0153956716808592" calcext:value-type="float">
            <text:p>0.015395671680859</text:p>
          </table:table-cell>
          <table:table-cell office:value-type="float" office:value="0.984604328319141" calcext:value-type="float">
            <text:p>0.984604328319141</text:p>
          </table:table-cell>
          <table:table-cell office:value-type="float" office:value="0.0110293920900302" calcext:value-type="float">
            <text:p>0.01102939209003</text:p>
          </table:table-cell>
          <table:table-cell office:value-type="float" office:value="0.98897060790997" calcext:value-type="float">
            <text:p>0.98897060790997</text:p>
          </table:table-cell>
          <table:table-cell table:formula="of:=AVERAGE([.C15];[.E15];[.G15];[.I15];[.K15];[.M15];[.O15];[.Q15];[.S15];[.U15])" office:value-type="float" office:value="0.0109487748290914" calcext:value-type="float">
            <text:p>0.010948774829091</text:p>
          </table:table-cell>
          <table:table-cell table:formula="of:=AVERAGE([.D15];[.F15];[.H15];[.J15];[.L15];[.N15];[.P15];[.R15];[.T15];[.V15])" office:value-type="float" office:value="0.989051225170909" calcext:value-type="float">
            <text:p>0.9890512251709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17288381681333" calcext:value-type="float">
            <text:p>0.017288381681333</text:p>
          </table:table-cell>
          <table:table-cell office:value-type="float" office:value="0.982711618318667" calcext:value-type="float">
            <text:p>0.982711618318667</text:p>
          </table:table-cell>
          <table:table-cell office:value-type="float" office:value="0.0161337592786803" calcext:value-type="float">
            <text:p>0.01613375927868</text:p>
          </table:table-cell>
          <table:table-cell office:value-type="float" office:value="0.98386624072132" calcext:value-type="float">
            <text:p>0.98386624072132</text:p>
          </table:table-cell>
          <table:table-cell office:value-type="float" office:value="0.0263270019042947" calcext:value-type="float">
            <text:p>0.026327001904295</text:p>
          </table:table-cell>
          <table:table-cell office:value-type="float" office:value="0.973672998095705" calcext:value-type="float">
            <text:p>0.973672998095705</text:p>
          </table:table-cell>
          <table:table-cell office:value-type="float" office:value="0.019363647530601" calcext:value-type="float">
            <text:p>0.019363647530601</text:p>
          </table:table-cell>
          <table:table-cell office:value-type="float" office:value="0.980636352469399" calcext:value-type="float">
            <text:p>0.980636352469399</text:p>
          </table:table-cell>
          <table:table-cell office:value-type="float" office:value="0.0237475244994778" calcext:value-type="float">
            <text:p>0.023747524499478</text:p>
          </table:table-cell>
          <table:table-cell office:value-type="float" office:value="0.976252475500522" calcext:value-type="float">
            <text:p>0.976252475500522</text:p>
          </table:table-cell>
          <table:table-cell office:value-type="float" office:value="0.0245526337517684" calcext:value-type="float">
            <text:p>0.024552633751768</text:p>
          </table:table-cell>
          <table:table-cell office:value-type="float" office:value="0.975447366248232" calcext:value-type="float">
            <text:p>0.975447366248232</text:p>
          </table:table-cell>
          <table:table-cell office:value-type="float" office:value="0.0203928663350781" calcext:value-type="float">
            <text:p>0.020392866335078</text:p>
          </table:table-cell>
          <table:table-cell office:value-type="float" office:value="0.979607133664922" calcext:value-type="float">
            <text:p>0.979607133664922</text:p>
          </table:table-cell>
          <table:table-cell office:value-type="float" office:value="0.0193326522975334" calcext:value-type="float">
            <text:p>0.019332652297533</text:p>
          </table:table-cell>
          <table:table-cell office:value-type="float" office:value="0.980667347702467" calcext:value-type="float">
            <text:p>0.980667347702467</text:p>
          </table:table-cell>
          <table:table-cell office:value-type="float" office:value="0.0339980529694078" calcext:value-type="float">
            <text:p>0.033998052969408</text:p>
          </table:table-cell>
          <table:table-cell office:value-type="float" office:value="0.966001947030592" calcext:value-type="float">
            <text:p>0.966001947030592</text:p>
          </table:table-cell>
          <table:table-cell office:value-type="float" office:value="0.0189520910174792" calcext:value-type="float">
            <text:p>0.018952091017479</text:p>
          </table:table-cell>
          <table:table-cell office:value-type="float" office:value="0.981047908982521" calcext:value-type="float">
            <text:p>0.981047908982521</text:p>
          </table:table-cell>
          <table:table-cell table:formula="of:=AVERAGE([.C16];[.E16];[.G16];[.I16];[.K16];[.M16];[.O16];[.Q16];[.S16];[.U16])" office:value-type="float" office:value="0.0220088611265654" calcext:value-type="float">
            <text:p>0.022008861126565</text:p>
          </table:table-cell>
          <table:table-cell table:formula="of:=AVERAGE([.D16];[.F16];[.H16];[.J16];[.L16];[.N16];[.P16];[.R16];[.T16];[.V16])" office:value-type="float" office:value="0.977991138873435" calcext:value-type="float">
            <text:p>0.9779911388734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55413738789117" calcext:value-type="float">
            <text:p>0.455413738789117</text:p>
          </table:table-cell>
          <table:table-cell office:value-type="float" office:value="0.544586261210883" calcext:value-type="float">
            <text:p>0.544586261210883</text:p>
          </table:table-cell>
          <table:table-cell office:value-type="float" office:value="0.619732521427947" calcext:value-type="float">
            <text:p>0.619732521427947</text:p>
          </table:table-cell>
          <table:table-cell office:value-type="float" office:value="0.380267478572052" calcext:value-type="float">
            <text:p>0.380267478572052</text:p>
          </table:table-cell>
          <table:table-cell office:value-type="float" office:value="0.584470349046685" calcext:value-type="float">
            <text:p>0.584470349046685</text:p>
          </table:table-cell>
          <table:table-cell office:value-type="float" office:value="0.415529650953315" calcext:value-type="float">
            <text:p>0.415529650953315</text:p>
          </table:table-cell>
          <table:table-cell office:value-type="float" office:value="0.533890380459131" calcext:value-type="float">
            <text:p>0.533890380459131</text:p>
          </table:table-cell>
          <table:table-cell office:value-type="float" office:value="0.466109619540868" calcext:value-type="float">
            <text:p>0.466109619540868</text:p>
          </table:table-cell>
          <table:table-cell office:value-type="float" office:value="0.574849165252028" calcext:value-type="float">
            <text:p>0.574849165252028</text:p>
          </table:table-cell>
          <table:table-cell office:value-type="float" office:value="0.425150834747972" calcext:value-type="float">
            <text:p>0.425150834747972</text:p>
          </table:table-cell>
          <table:table-cell office:value-type="float" office:value="0.576886994776071" calcext:value-type="float">
            <text:p>0.576886994776071</text:p>
          </table:table-cell>
          <table:table-cell office:value-type="float" office:value="0.423113005223929" calcext:value-type="float">
            <text:p>0.423113005223929</text:p>
          </table:table-cell>
          <table:table-cell office:value-type="float" office:value="0.58151467080446" calcext:value-type="float">
            <text:p>0.58151467080446</text:p>
          </table:table-cell>
          <table:table-cell office:value-type="float" office:value="0.41848532919554" calcext:value-type="float">
            <text:p>0.41848532919554</text:p>
          </table:table-cell>
          <table:table-cell office:value-type="float" office:value="0.581205422458233" calcext:value-type="float">
            <text:p>0.581205422458233</text:p>
          </table:table-cell>
          <table:table-cell office:value-type="float" office:value="0.418794577541767" calcext:value-type="float">
            <text:p>0.418794577541767</text:p>
          </table:table-cell>
          <table:table-cell office:value-type="float" office:value="0.58138530659418" calcext:value-type="float">
            <text:p>0.58138530659418</text:p>
          </table:table-cell>
          <table:table-cell office:value-type="float" office:value="0.41861469340582" calcext:value-type="float">
            <text:p>0.41861469340582</text:p>
          </table:table-cell>
          <table:table-cell office:value-type="float" office:value="0.479748584353854" calcext:value-type="float">
            <text:p>0.479748584353854</text:p>
          </table:table-cell>
          <table:table-cell office:value-type="float" office:value="0.520251415646146" calcext:value-type="float">
            <text:p>0.520251415646146</text:p>
          </table:table-cell>
          <table:table-cell table:formula="of:=AVERAGE([.C17];[.E17];[.G17];[.I17];[.K17];[.M17];[.O17];[.Q17];[.S17];[.U17])" office:value-type="float" office:value="0.556909713396171" calcext:value-type="float">
            <text:p>0.556909713396171</text:p>
          </table:table-cell>
          <table:table-cell table:formula="of:=AVERAGE([.D17];[.F17];[.H17];[.J17];[.L17];[.N17];[.P17];[.R17];[.T17];[.V17])" office:value-type="float" office:value="0.443090286603829" calcext:value-type="float">
            <text:p>0.4430902866038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077784371412893" calcext:value-type="float">
            <text:p>0.077784371412893</text:p>
          </table:table-cell>
          <table:table-cell office:value-type="float" office:value="0.922215628587107" calcext:value-type="float">
            <text:p>0.922215628587107</text:p>
          </table:table-cell>
          <table:table-cell office:value-type="float" office:value="0.0250916155870735" calcext:value-type="float">
            <text:p>0.025091615587074</text:p>
          </table:table-cell>
          <table:table-cell office:value-type="float" office:value="0.974908384412926" calcext:value-type="float">
            <text:p>0.974908384412926</text:p>
          </table:table-cell>
          <table:table-cell office:value-type="float" office:value="0.0797903601595468" calcext:value-type="float">
            <text:p>0.079790360159547</text:p>
          </table:table-cell>
          <table:table-cell office:value-type="float" office:value="0.920209639840453" calcext:value-type="float">
            <text:p>0.920209639840453</text:p>
          </table:table-cell>
          <table:table-cell office:value-type="float" office:value="0.076877545801861" calcext:value-type="float">
            <text:p>0.076877545801861</text:p>
          </table:table-cell>
          <table:table-cell office:value-type="float" office:value="0.923122454198139" calcext:value-type="float">
            <text:p>0.923122454198139</text:p>
          </table:table-cell>
          <table:table-cell office:value-type="float" office:value="0.0470361798796732" calcext:value-type="float">
            <text:p>0.047036179879673</text:p>
          </table:table-cell>
          <table:table-cell office:value-type="float" office:value="0.952963820120327" calcext:value-type="float">
            <text:p>0.952963820120327</text:p>
          </table:table-cell>
          <table:table-cell office:value-type="float" office:value="0.0532584110267631" calcext:value-type="float">
            <text:p>0.053258411026763</text:p>
          </table:table-cell>
          <table:table-cell office:value-type="float" office:value="0.946741588973237" calcext:value-type="float">
            <text:p>0.946741588973237</text:p>
          </table:table-cell>
          <table:table-cell office:value-type="float" office:value="0.0641540986612539" calcext:value-type="float">
            <text:p>0.064154098661254</text:p>
          </table:table-cell>
          <table:table-cell office:value-type="float" office:value="0.935845901338746" calcext:value-type="float">
            <text:p>0.935845901338746</text:p>
          </table:table-cell>
          <table:table-cell office:value-type="float" office:value="0.0862701243115555" calcext:value-type="float">
            <text:p>0.086270124311556</text:p>
          </table:table-cell>
          <table:table-cell office:value-type="float" office:value="0.913729875688444" calcext:value-type="float">
            <text:p>0.913729875688444</text:p>
          </table:table-cell>
          <table:table-cell office:value-type="float" office:value="0.0621286762356937" calcext:value-type="float">
            <text:p>0.062128676235694</text:p>
          </table:table-cell>
          <table:table-cell office:value-type="float" office:value="0.937871323764306" calcext:value-type="float">
            <text:p>0.937871323764306</text:p>
          </table:table-cell>
          <table:table-cell office:value-type="float" office:value="0.078544366076432" calcext:value-type="float">
            <text:p>0.078544366076432</text:p>
          </table:table-cell>
          <table:table-cell office:value-type="float" office:value="0.921455633923568" calcext:value-type="float">
            <text:p>0.921455633923568</text:p>
          </table:table-cell>
          <table:table-cell table:formula="of:=AVERAGE([.C18];[.E18];[.G18];[.I18];[.K18];[.M18];[.O18];[.Q18];[.S18];[.U18])" office:value-type="float" office:value="0.0650935749152746" calcext:value-type="float">
            <text:p>0.065093574915275</text:p>
          </table:table-cell>
          <table:table-cell table:formula="of:=AVERAGE([.D18];[.F18];[.H18];[.J18];[.L18];[.N18];[.P18];[.R18];[.T18];[.V18])" office:value-type="float" office:value="0.934906425084725" calcext:value-type="float">
            <text:p>0.9349064250847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0448604051896563" calcext:value-type="float">
            <text:p>0.044860405189656</text:p>
          </table:table-cell>
          <table:table-cell office:value-type="float" office:value="0.955139594810344" calcext:value-type="float">
            <text:p>0.955139594810344</text:p>
          </table:table-cell>
          <table:table-cell office:value-type="float" office:value="0.107958632321364" calcext:value-type="float">
            <text:p>0.107958632321364</text:p>
          </table:table-cell>
          <table:table-cell office:value-type="float" office:value="0.892041367678636" calcext:value-type="float">
            <text:p>0.892041367678636</text:p>
          </table:table-cell>
          <table:table-cell office:value-type="float" office:value="0.103286715240959" calcext:value-type="float">
            <text:p>0.103286715240959</text:p>
          </table:table-cell>
          <table:table-cell office:value-type="float" office:value="0.896713284759041" calcext:value-type="float">
            <text:p>0.896713284759041</text:p>
          </table:table-cell>
          <table:table-cell office:value-type="float" office:value="0.0909240358733398" calcext:value-type="float">
            <text:p>0.09092403587334</text:p>
          </table:table-cell>
          <table:table-cell office:value-type="float" office:value="0.90907596412666" calcext:value-type="float">
            <text:p>0.90907596412666</text:p>
          </table:table-cell>
          <table:table-cell office:value-type="float" office:value="0.0603911205933455" calcext:value-type="float">
            <text:p>0.060391120593346</text:p>
          </table:table-cell>
          <table:table-cell office:value-type="float" office:value="0.939608879406654" calcext:value-type="float">
            <text:p>0.939608879406654</text:p>
          </table:table-cell>
          <table:table-cell office:value-type="float" office:value="0.092293020099541" calcext:value-type="float">
            <text:p>0.092293020099541</text:p>
          </table:table-cell>
          <table:table-cell office:value-type="float" office:value="0.907706979900459" calcext:value-type="float">
            <text:p>0.907706979900459</text:p>
          </table:table-cell>
          <table:table-cell office:value-type="float" office:value="0.0617929632764263" calcext:value-type="float">
            <text:p>0.061792963276426</text:p>
          </table:table-cell>
          <table:table-cell office:value-type="float" office:value="0.938207036723574" calcext:value-type="float">
            <text:p>0.938207036723574</text:p>
          </table:table-cell>
          <table:table-cell office:value-type="float" office:value="0.06049761609742" calcext:value-type="float">
            <text:p>0.06049761609742</text:p>
          </table:table-cell>
          <table:table-cell office:value-type="float" office:value="0.93950238390258" calcext:value-type="float">
            <text:p>0.93950238390258</text:p>
          </table:table-cell>
          <table:table-cell office:value-type="float" office:value="0.0705364074049015" calcext:value-type="float">
            <text:p>0.070536407404902</text:p>
          </table:table-cell>
          <table:table-cell office:value-type="float" office:value="0.929463592595098" calcext:value-type="float">
            <text:p>0.929463592595098</text:p>
          </table:table-cell>
          <table:table-cell office:value-type="float" office:value="0.166438237069923" calcext:value-type="float">
            <text:p>0.166438237069923</text:p>
          </table:table-cell>
          <table:table-cell office:value-type="float" office:value="0.833561762930077" calcext:value-type="float">
            <text:p>0.833561762930077</text:p>
          </table:table-cell>
          <table:table-cell table:formula="of:=AVERAGE([.C19];[.E19];[.G19];[.I19];[.K19];[.M19];[.O19];[.Q19];[.S19];[.U19])" office:value-type="float" office:value="0.0858979153166876" calcext:value-type="float">
            <text:p>0.085897915316688</text:p>
          </table:table-cell>
          <table:table-cell table:formula="of:=AVERAGE([.D19];[.F19];[.H19];[.J19];[.L19];[.N19];[.P19];[.R19];[.T19];[.V19])" office:value-type="float" office:value="0.914102084683313" calcext:value-type="float">
            <text:p>0.9141020846833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142958541774711" calcext:value-type="float">
            <text:p>0.142958541774711</text:p>
          </table:table-cell>
          <table:table-cell office:value-type="float" office:value="0.857041458225289" calcext:value-type="float">
            <text:p>0.857041458225289</text:p>
          </table:table-cell>
          <table:table-cell office:value-type="float" office:value="0.121301496754899" calcext:value-type="float">
            <text:p>0.121301496754899</text:p>
          </table:table-cell>
          <table:table-cell office:value-type="float" office:value="0.878698503245101" calcext:value-type="float">
            <text:p>0.878698503245101</text:p>
          </table:table-cell>
          <table:table-cell office:value-type="float" office:value="0.248213344981496" calcext:value-type="float">
            <text:p>0.248213344981496</text:p>
          </table:table-cell>
          <table:table-cell office:value-type="float" office:value="0.751786655018504" calcext:value-type="float">
            <text:p>0.751786655018504</text:p>
          </table:table-cell>
          <table:table-cell office:value-type="float" office:value="0.196222884578153" calcext:value-type="float">
            <text:p>0.196222884578153</text:p>
          </table:table-cell>
          <table:table-cell office:value-type="float" office:value="0.803777115421847" calcext:value-type="float">
            <text:p>0.803777115421847</text:p>
          </table:table-cell>
          <table:table-cell office:value-type="float" office:value="0.103878547069189" calcext:value-type="float">
            <text:p>0.103878547069189</text:p>
          </table:table-cell>
          <table:table-cell office:value-type="float" office:value="0.896121452930811" calcext:value-type="float">
            <text:p>0.896121452930811</text:p>
          </table:table-cell>
          <table:table-cell office:value-type="float" office:value="0.19059490608004" calcext:value-type="float">
            <text:p>0.19059490608004</text:p>
          </table:table-cell>
          <table:table-cell office:value-type="float" office:value="0.80940509391996" calcext:value-type="float">
            <text:p>0.80940509391996</text:p>
          </table:table-cell>
          <table:table-cell office:value-type="float" office:value="0.136165050296657" calcext:value-type="float">
            <text:p>0.136165050296657</text:p>
          </table:table-cell>
          <table:table-cell office:value-type="float" office:value="0.863834949703343" calcext:value-type="float">
            <text:p>0.863834949703343</text:p>
          </table:table-cell>
          <table:table-cell office:value-type="float" office:value="0.135296502167911" calcext:value-type="float">
            <text:p>0.135296502167911</text:p>
          </table:table-cell>
          <table:table-cell office:value-type="float" office:value="0.864703497832089" calcext:value-type="float">
            <text:p>0.864703497832089</text:p>
          </table:table-cell>
          <table:table-cell office:value-type="float" office:value="0.182761796581279" calcext:value-type="float">
            <text:p>0.182761796581279</text:p>
          </table:table-cell>
          <table:table-cell office:value-type="float" office:value="0.817238203418721" calcext:value-type="float">
            <text:p>0.817238203418721</text:p>
          </table:table-cell>
          <table:table-cell office:value-type="float" office:value="0.167514035276143" calcext:value-type="float">
            <text:p>0.167514035276143</text:p>
          </table:table-cell>
          <table:table-cell office:value-type="float" office:value="0.832485964723857" calcext:value-type="float">
            <text:p>0.832485964723857</text:p>
          </table:table-cell>
          <table:table-cell table:formula="of:=AVERAGE([.C20];[.E20];[.G20];[.I20];[.K20];[.M20];[.O20];[.Q20];[.S20];[.U20])" office:value-type="float" office:value="0.162490710556048" calcext:value-type="float">
            <text:p>0.162490710556048</text:p>
          </table:table-cell>
          <table:table-cell table:formula="of:=AVERAGE([.D20];[.F20];[.H20];[.J20];[.L20];[.N20];[.P20];[.R20];[.T20];[.V20])" office:value-type="float" office:value="0.837509289443952" calcext:value-type="float">
            <text:p>0.8375092894439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0639549959063622" calcext:value-type="float">
            <text:p>0.063954995906362</text:p>
          </table:table-cell>
          <table:table-cell office:value-type="float" office:value="0.936045004093638" calcext:value-type="float">
            <text:p>0.936045004093638</text:p>
          </table:table-cell>
          <table:table-cell office:value-type="float" office:value="0.038921350108282" calcext:value-type="float">
            <text:p>0.038921350108282</text:p>
          </table:table-cell>
          <table:table-cell office:value-type="float" office:value="0.961078649891718" calcext:value-type="float">
            <text:p>0.961078649891718</text:p>
          </table:table-cell>
          <table:table-cell office:value-type="float" office:value="0.156675992088322" calcext:value-type="float">
            <text:p>0.156675992088322</text:p>
          </table:table-cell>
          <table:table-cell office:value-type="float" office:value="0.843324007911678" calcext:value-type="float">
            <text:p>0.843324007911678</text:p>
          </table:table-cell>
          <table:table-cell office:value-type="float" office:value="0.0995764734726517" calcext:value-type="float">
            <text:p>0.099576473472652</text:p>
          </table:table-cell>
          <table:table-cell office:value-type="float" office:value="0.900423526527348" calcext:value-type="float">
            <text:p>0.900423526527348</text:p>
          </table:table-cell>
          <table:table-cell office:value-type="float" office:value="0.0505319832795306" calcext:value-type="float">
            <text:p>0.050531983279531</text:p>
          </table:table-cell>
          <table:table-cell office:value-type="float" office:value="0.949468016720469" calcext:value-type="float">
            <text:p>0.949468016720469</text:p>
          </table:table-cell>
          <table:table-cell office:value-type="float" office:value="0.114709342380801" calcext:value-type="float">
            <text:p>0.114709342380801</text:p>
          </table:table-cell>
          <table:table-cell office:value-type="float" office:value="0.885290657619199" calcext:value-type="float">
            <text:p>0.885290657619199</text:p>
          </table:table-cell>
          <table:table-cell office:value-type="float" office:value="0.0673255423250272" calcext:value-type="float">
            <text:p>0.067325542325027</text:p>
          </table:table-cell>
          <table:table-cell office:value-type="float" office:value="0.932674457674973" calcext:value-type="float">
            <text:p>0.932674457674973</text:p>
          </table:table-cell>
          <table:table-cell office:value-type="float" office:value="0.120329299406926" calcext:value-type="float">
            <text:p>0.120329299406926</text:p>
          </table:table-cell>
          <table:table-cell office:value-type="float" office:value="0.879670700593074" calcext:value-type="float">
            <text:p>0.879670700593074</text:p>
          </table:table-cell>
          <table:table-cell office:value-type="float" office:value="0.0784525176892003" calcext:value-type="float">
            <text:p>0.0784525176892</text:p>
          </table:table-cell>
          <table:table-cell office:value-type="float" office:value="0.921547482310799" calcext:value-type="float">
            <text:p>0.921547482310799</text:p>
          </table:table-cell>
          <table:table-cell office:value-type="float" office:value="0.0994021493892288" calcext:value-type="float">
            <text:p>0.099402149389229</text:p>
          </table:table-cell>
          <table:table-cell office:value-type="float" office:value="0.900597850610771" calcext:value-type="float">
            <text:p>0.900597850610771</text:p>
          </table:table-cell>
          <table:table-cell table:formula="of:=AVERAGE([.C21];[.E21];[.G21];[.I21];[.K21];[.M21];[.O21];[.Q21];[.S21];[.U21])" office:value-type="float" office:value="0.0889879646046332" calcext:value-type="float">
            <text:p>0.088987964604633</text:p>
          </table:table-cell>
          <table:table-cell table:formula="of:=AVERAGE([.D21];[.F21];[.H21];[.J21];[.L21];[.N21];[.P21];[.R21];[.T21];[.V21])" office:value-type="float" office:value="0.911012035395367" calcext:value-type="float">
            <text:p>0.9110120353953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612707825362073" calcext:value-type="float">
            <text:p>0.612707825362073</text:p>
          </table:table-cell>
          <table:table-cell office:value-type="float" office:value="0.387292174637927" calcext:value-type="float">
            <text:p>0.387292174637927</text:p>
          </table:table-cell>
          <table:table-cell office:value-type="float" office:value="0.529144817214308" calcext:value-type="float">
            <text:p>0.529144817214308</text:p>
          </table:table-cell>
          <table:table-cell office:value-type="float" office:value="0.470855182785692" calcext:value-type="float">
            <text:p>0.470855182785692</text:p>
          </table:table-cell>
          <table:table-cell office:value-type="float" office:value="0.606524360447598" calcext:value-type="float">
            <text:p>0.606524360447598</text:p>
          </table:table-cell>
          <table:table-cell office:value-type="float" office:value="0.393475639552402" calcext:value-type="float">
            <text:p>0.393475639552402</text:p>
          </table:table-cell>
          <table:table-cell office:value-type="float" office:value="0.610280511258884" calcext:value-type="float">
            <text:p>0.610280511258884</text:p>
          </table:table-cell>
          <table:table-cell office:value-type="float" office:value="0.389719488741116" calcext:value-type="float">
            <text:p>0.389719488741116</text:p>
          </table:table-cell>
          <table:table-cell office:value-type="float" office:value="0.475526339670716" calcext:value-type="float">
            <text:p>0.475526339670716</text:p>
          </table:table-cell>
          <table:table-cell office:value-type="float" office:value="0.524473660329284" calcext:value-type="float">
            <text:p>0.524473660329284</text:p>
          </table:table-cell>
          <table:table-cell office:value-type="float" office:value="0.645791739753425" calcext:value-type="float">
            <text:p>0.645791739753425</text:p>
          </table:table-cell>
          <table:table-cell office:value-type="float" office:value="0.354208260246575" calcext:value-type="float">
            <text:p>0.354208260246575</text:p>
          </table:table-cell>
          <table:table-cell office:value-type="float" office:value="0.476140908872979" calcext:value-type="float">
            <text:p>0.476140908872979</text:p>
          </table:table-cell>
          <table:table-cell office:value-type="float" office:value="0.523859091127021" calcext:value-type="float">
            <text:p>0.523859091127021</text:p>
          </table:table-cell>
          <table:table-cell office:value-type="float" office:value="0.623683195808624" calcext:value-type="float">
            <text:p>0.623683195808624</text:p>
          </table:table-cell>
          <table:table-cell office:value-type="float" office:value="0.376316804191376" calcext:value-type="float">
            <text:p>0.376316804191376</text:p>
          </table:table-cell>
          <table:table-cell office:value-type="float" office:value="0.554522933572843" calcext:value-type="float">
            <text:p>0.554522933572843</text:p>
          </table:table-cell>
          <table:table-cell office:value-type="float" office:value="0.445477066427157" calcext:value-type="float">
            <text:p>0.445477066427157</text:p>
          </table:table-cell>
          <table:table-cell office:value-type="float" office:value="0.590632771162485" calcext:value-type="float">
            <text:p>0.590632771162485</text:p>
          </table:table-cell>
          <table:table-cell office:value-type="float" office:value="0.409367228837515" calcext:value-type="float">
            <text:p>0.409367228837515</text:p>
          </table:table-cell>
          <table:table-cell table:formula="of:=AVERAGE([.C22];[.E22];[.G22];[.I22];[.K22];[.M22];[.O22];[.Q22];[.S22];[.U22])" office:value-type="float" office:value="0.572495540312394" calcext:value-type="float">
            <text:p>0.572495540312394</text:p>
          </table:table-cell>
          <table:table-cell table:formula="of:=AVERAGE([.D22];[.F22];[.H22];[.J22];[.L22];[.N22];[.P22];[.R22];[.T22];[.V22])" office:value-type="float" office:value="0.427504459687607" calcext:value-type="float">
            <text:p>0.4275044596876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179855743311276" calcext:value-type="float">
            <text:p>0.179855743311276</text:p>
          </table:table-cell>
          <table:table-cell office:value-type="float" office:value="0.820144256688724" calcext:value-type="float">
            <text:p>0.820144256688724</text:p>
          </table:table-cell>
          <table:table-cell office:value-type="float" office:value="0.30834137802319" calcext:value-type="float">
            <text:p>0.30834137802319</text:p>
          </table:table-cell>
          <table:table-cell office:value-type="float" office:value="0.69165862197681" calcext:value-type="float">
            <text:p>0.69165862197681</text:p>
          </table:table-cell>
          <table:table-cell office:value-type="float" office:value="0.235280520408037" calcext:value-type="float">
            <text:p>0.235280520408037</text:p>
          </table:table-cell>
          <table:table-cell office:value-type="float" office:value="0.764719479591963" calcext:value-type="float">
            <text:p>0.764719479591963</text:p>
          </table:table-cell>
          <table:table-cell office:value-type="float" office:value="0.215693985537302" calcext:value-type="float">
            <text:p>0.215693985537302</text:p>
          </table:table-cell>
          <table:table-cell office:value-type="float" office:value="0.784306014462698" calcext:value-type="float">
            <text:p>0.784306014462698</text:p>
          </table:table-cell>
          <table:table-cell office:value-type="float" office:value="0.271358090399023" calcext:value-type="float">
            <text:p>0.271358090399023</text:p>
          </table:table-cell>
          <table:table-cell office:value-type="float" office:value="0.728641909600977" calcext:value-type="float">
            <text:p>0.728641909600977</text:p>
          </table:table-cell>
          <table:table-cell office:value-type="float" office:value="0.14770268284645" calcext:value-type="float">
            <text:p>0.14770268284645</text:p>
          </table:table-cell>
          <table:table-cell office:value-type="float" office:value="0.85229731715355" calcext:value-type="float">
            <text:p>0.85229731715355</text:p>
          </table:table-cell>
          <table:table-cell office:value-type="float" office:value="0.156422545868151" calcext:value-type="float">
            <text:p>0.156422545868151</text:p>
          </table:table-cell>
          <table:table-cell office:value-type="float" office:value="0.843577454131849" calcext:value-type="float">
            <text:p>0.843577454131849</text:p>
          </table:table-cell>
          <table:table-cell office:value-type="float" office:value="0.20438241141743" calcext:value-type="float">
            <text:p>0.20438241141743</text:p>
          </table:table-cell>
          <table:table-cell office:value-type="float" office:value="0.795617588582569" calcext:value-type="float">
            <text:p>0.795617588582569</text:p>
          </table:table-cell>
          <table:table-cell office:value-type="float" office:value="0.201516818794881" calcext:value-type="float">
            <text:p>0.201516818794881</text:p>
          </table:table-cell>
          <table:table-cell office:value-type="float" office:value="0.798483181205119" calcext:value-type="float">
            <text:p>0.798483181205119</text:p>
          </table:table-cell>
          <table:table-cell office:value-type="float" office:value="0.183746249504504" calcext:value-type="float">
            <text:p>0.183746249504504</text:p>
          </table:table-cell>
          <table:table-cell office:value-type="float" office:value="0.816253750495496" calcext:value-type="float">
            <text:p>0.816253750495496</text:p>
          </table:table-cell>
          <table:table-cell table:formula="of:=AVERAGE([.C23];[.E23];[.G23];[.I23];[.K23];[.M23];[.O23];[.Q23];[.S23];[.U23])" office:value-type="float" office:value="0.210430042611024" calcext:value-type="float">
            <text:p>0.210430042611024</text:p>
          </table:table-cell>
          <table:table-cell table:formula="of:=AVERAGE([.D23];[.F23];[.H23];[.J23];[.L23];[.N23];[.P23];[.R23];[.T23];[.V23])" office:value-type="float" office:value="0.789569957388976" calcext:value-type="float">
            <text:p>0.7895699573889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0532423144684774" calcext:value-type="float">
            <text:p>0.053242314468477</text:p>
          </table:table-cell>
          <table:table-cell office:value-type="float" office:value="0.946757685531523" calcext:value-type="float">
            <text:p>0.946757685531523</text:p>
          </table:table-cell>
          <table:table-cell office:value-type="float" office:value="0.043662730086833" calcext:value-type="float">
            <text:p>0.043662730086833</text:p>
          </table:table-cell>
          <table:table-cell office:value-type="float" office:value="0.956337269913167" calcext:value-type="float">
            <text:p>0.956337269913167</text:p>
          </table:table-cell>
          <table:table-cell office:value-type="float" office:value="0.103405443563494" calcext:value-type="float">
            <text:p>0.103405443563494</text:p>
          </table:table-cell>
          <table:table-cell office:value-type="float" office:value="0.896594556436506" calcext:value-type="float">
            <text:p>0.896594556436506</text:p>
          </table:table-cell>
          <table:table-cell office:value-type="float" office:value="0.100637640934416" calcext:value-type="float">
            <text:p>0.100637640934416</text:p>
          </table:table-cell>
          <table:table-cell office:value-type="float" office:value="0.899362359065584" calcext:value-type="float">
            <text:p>0.899362359065584</text:p>
          </table:table-cell>
          <table:table-cell office:value-type="float" office:value="0.053560996977116" calcext:value-type="float">
            <text:p>0.053560996977116</text:p>
          </table:table-cell>
          <table:table-cell office:value-type="float" office:value="0.946439003022884" calcext:value-type="float">
            <text:p>0.946439003022884</text:p>
          </table:table-cell>
          <table:table-cell office:value-type="float" office:value="0.0823143872891319" calcext:value-type="float">
            <text:p>0.082314387289132</text:p>
          </table:table-cell>
          <table:table-cell office:value-type="float" office:value="0.917685612710868" calcext:value-type="float">
            <text:p>0.917685612710868</text:p>
          </table:table-cell>
          <table:table-cell office:value-type="float" office:value="0.0488351423926633" calcext:value-type="float">
            <text:p>0.048835142392663</text:p>
          </table:table-cell>
          <table:table-cell office:value-type="float" office:value="0.951164857607337" calcext:value-type="float">
            <text:p>0.951164857607337</text:p>
          </table:table-cell>
          <table:table-cell office:value-type="float" office:value="0.0831005953020167" calcext:value-type="float">
            <text:p>0.083100595302017</text:p>
          </table:table-cell>
          <table:table-cell office:value-type="float" office:value="0.916899404697983" calcext:value-type="float">
            <text:p>0.916899404697983</text:p>
          </table:table-cell>
          <table:table-cell office:value-type="float" office:value="0.107772949730075" calcext:value-type="float">
            <text:p>0.107772949730075</text:p>
          </table:table-cell>
          <table:table-cell office:value-type="float" office:value="0.892227050269925" calcext:value-type="float">
            <text:p>0.892227050269925</text:p>
          </table:table-cell>
          <table:table-cell office:value-type="float" office:value="0.0675321028732591" calcext:value-type="float">
            <text:p>0.067532102873259</text:p>
          </table:table-cell>
          <table:table-cell office:value-type="float" office:value="0.932467897126741" calcext:value-type="float">
            <text:p>0.932467897126741</text:p>
          </table:table-cell>
          <table:table-cell table:formula="of:=AVERAGE([.C24];[.E24];[.G24];[.I24];[.K24];[.M24];[.O24];[.Q24];[.S24];[.U24])" office:value-type="float" office:value="0.0744064303617482" calcext:value-type="float">
            <text:p>0.074406430361748</text:p>
          </table:table-cell>
          <table:table-cell table:formula="of:=AVERAGE([.D24];[.F24];[.H24];[.J24];[.L24];[.N24];[.P24];[.R24];[.T24];[.V24])" office:value-type="float" office:value="0.925593569638252" calcext:value-type="float">
            <text:p>0.9255935696382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.279834897342569" calcext:value-type="float">
            <text:p>0.279834897342569</text:p>
          </table:table-cell>
          <table:table-cell office:value-type="float" office:value="0.720165102657431" calcext:value-type="float">
            <text:p>0.720165102657431</text:p>
          </table:table-cell>
          <table:table-cell office:value-type="float" office:value="0.294879705970176" calcext:value-type="float">
            <text:p>0.294879705970176</text:p>
          </table:table-cell>
          <table:table-cell office:value-type="float" office:value="0.705120294029824" calcext:value-type="float">
            <text:p>0.705120294029824</text:p>
          </table:table-cell>
          <table:table-cell office:value-type="float" office:value="0.326264271625251" calcext:value-type="float">
            <text:p>0.326264271625251</text:p>
          </table:table-cell>
          <table:table-cell office:value-type="float" office:value="0.673735728374749" calcext:value-type="float">
            <text:p>0.673735728374749</text:p>
          </table:table-cell>
          <table:table-cell office:value-type="float" office:value="0.239318839207542" calcext:value-type="float">
            <text:p>0.239318839207542</text:p>
          </table:table-cell>
          <table:table-cell office:value-type="float" office:value="0.760681160792458" calcext:value-type="float">
            <text:p>0.760681160792458</text:p>
          </table:table-cell>
          <table:table-cell office:value-type="float" office:value="0.240938093762079" calcext:value-type="float">
            <text:p>0.240938093762079</text:p>
          </table:table-cell>
          <table:table-cell office:value-type="float" office:value="0.759061906237921" calcext:value-type="float">
            <text:p>0.759061906237921</text:p>
          </table:table-cell>
          <table:table-cell office:value-type="float" office:value="0.264655858273336" calcext:value-type="float">
            <text:p>0.264655858273336</text:p>
          </table:table-cell>
          <table:table-cell office:value-type="float" office:value="0.735344141726664" calcext:value-type="float">
            <text:p>0.735344141726664</text:p>
          </table:table-cell>
          <table:table-cell office:value-type="float" office:value="0.292231517294696" calcext:value-type="float">
            <text:p>0.292231517294696</text:p>
          </table:table-cell>
          <table:table-cell office:value-type="float" office:value="0.707768482705304" calcext:value-type="float">
            <text:p>0.707768482705304</text:p>
          </table:table-cell>
          <table:table-cell office:value-type="float" office:value="0.266341167820786" calcext:value-type="float">
            <text:p>0.266341167820786</text:p>
          </table:table-cell>
          <table:table-cell office:value-type="float" office:value="0.733658832179214" calcext:value-type="float">
            <text:p>0.733658832179214</text:p>
          </table:table-cell>
          <table:table-cell office:value-type="float" office:value="0.256218044532379" calcext:value-type="float">
            <text:p>0.256218044532379</text:p>
          </table:table-cell>
          <table:table-cell office:value-type="float" office:value="0.743781955467621" calcext:value-type="float">
            <text:p>0.743781955467621</text:p>
          </table:table-cell>
          <table:table-cell office:value-type="float" office:value="0.234117094961035" calcext:value-type="float">
            <text:p>0.234117094961035</text:p>
          </table:table-cell>
          <table:table-cell office:value-type="float" office:value="0.765882905038965" calcext:value-type="float">
            <text:p>0.765882905038965</text:p>
          </table:table-cell>
          <table:table-cell table:formula="of:=AVERAGE([.C25];[.E25];[.G25];[.I25];[.K25];[.M25];[.O25];[.Q25];[.S25];[.U25])" office:value-type="float" office:value="0.269479949078985" calcext:value-type="float">
            <text:p>0.269479949078985</text:p>
          </table:table-cell>
          <table:table-cell table:formula="of:=AVERAGE([.D25];[.F25];[.H25];[.J25];[.L25];[.N25];[.P25];[.R25];[.T25];[.V25])" office:value-type="float" office:value="0.730520050921015" calcext:value-type="float">
            <text:p>0.7305200509210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0122099944032976" calcext:value-type="float">
            <text:p>0.012209994403298</text:p>
          </table:table-cell>
          <table:table-cell office:value-type="float" office:value="0.987790005596702" calcext:value-type="float">
            <text:p>0.987790005596702</text:p>
          </table:table-cell>
          <table:table-cell office:value-type="float" office:value="0.0191434723900624" calcext:value-type="float">
            <text:p>0.019143472390062</text:p>
          </table:table-cell>
          <table:table-cell office:value-type="float" office:value="0.980856527609938" calcext:value-type="float">
            <text:p>0.980856527609938</text:p>
          </table:table-cell>
          <table:table-cell office:value-type="float" office:value="0.0349575507883319" calcext:value-type="float">
            <text:p>0.034957550788332</text:p>
          </table:table-cell>
          <table:table-cell office:value-type="float" office:value="0.965042449211668" calcext:value-type="float">
            <text:p>0.965042449211668</text:p>
          </table:table-cell>
          <table:table-cell office:value-type="float" office:value="0.0279074718062065" calcext:value-type="float">
            <text:p>0.027907471806207</text:p>
          </table:table-cell>
          <table:table-cell office:value-type="float" office:value="0.972092528193794" calcext:value-type="float">
            <text:p>0.972092528193794</text:p>
          </table:table-cell>
          <table:table-cell office:value-type="float" office:value="0.0110588325650233" calcext:value-type="float">
            <text:p>0.011058832565023</text:p>
          </table:table-cell>
          <table:table-cell office:value-type="float" office:value="0.988941167434977" calcext:value-type="float">
            <text:p>0.988941167434977</text:p>
          </table:table-cell>
          <table:table-cell office:value-type="float" office:value="0.0189600421054739" calcext:value-type="float">
            <text:p>0.018960042105474</text:p>
          </table:table-cell>
          <table:table-cell office:value-type="float" office:value="0.981039957894526" calcext:value-type="float">
            <text:p>0.981039957894526</text:p>
          </table:table-cell>
          <table:table-cell office:value-type="float" office:value="0.0119631386458486" calcext:value-type="float">
            <text:p>0.011963138645849</text:p>
          </table:table-cell>
          <table:table-cell office:value-type="float" office:value="0.988036861354151" calcext:value-type="float">
            <text:p>0.988036861354151</text:p>
          </table:table-cell>
          <table:table-cell office:value-type="float" office:value="0.0289921875053127" calcext:value-type="float">
            <text:p>0.028992187505313</text:p>
          </table:table-cell>
          <table:table-cell office:value-type="float" office:value="0.971007812494687" calcext:value-type="float">
            <text:p>0.971007812494687</text:p>
          </table:table-cell>
          <table:table-cell office:value-type="float" office:value="0.0246425452822632" calcext:value-type="float">
            <text:p>0.024642545282263</text:p>
          </table:table-cell>
          <table:table-cell office:value-type="float" office:value="0.975357454717737" calcext:value-type="float">
            <text:p>0.975357454717737</text:p>
          </table:table-cell>
          <table:table-cell office:value-type="float" office:value="0.0213406645251391" calcext:value-type="float">
            <text:p>0.021340664525139</text:p>
          </table:table-cell>
          <table:table-cell office:value-type="float" office:value="0.978659335474861" calcext:value-type="float">
            <text:p>0.978659335474861</text:p>
          </table:table-cell>
          <table:table-cell table:formula="of:=AVERAGE([.C26];[.E26];[.G26];[.I26];[.K26];[.M26];[.O26];[.Q26];[.S26];[.U26])" office:value-type="float" office:value="0.0211175900016959" calcext:value-type="float">
            <text:p>0.021117590001696</text:p>
          </table:table-cell>
          <table:table-cell table:formula="of:=AVERAGE([.D26];[.F26];[.H26];[.J26];[.L26];[.N26];[.P26];[.R26];[.T26];[.V26])" office:value-type="float" office:value="0.978882409998304" calcext:value-type="float">
            <text:p>0.9788824099983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.68757381753736" calcext:value-type="float">
            <text:p>0.68757381753736</text:p>
          </table:table-cell>
          <table:table-cell office:value-type="float" office:value="0.31242618246264" calcext:value-type="float">
            <text:p>0.31242618246264</text:p>
          </table:table-cell>
          <table:table-cell office:value-type="float" office:value="0.645809051204086" calcext:value-type="float">
            <text:p>0.645809051204086</text:p>
          </table:table-cell>
          <table:table-cell office:value-type="float" office:value="0.354190948795914" calcext:value-type="float">
            <text:p>0.354190948795914</text:p>
          </table:table-cell>
          <table:table-cell office:value-type="float" office:value="0.658245861093574" calcext:value-type="float">
            <text:p>0.658245861093574</text:p>
          </table:table-cell>
          <table:table-cell office:value-type="float" office:value="0.341754138906426" calcext:value-type="float">
            <text:p>0.341754138906426</text:p>
          </table:table-cell>
          <table:table-cell office:value-type="float" office:value="0.657424995985116" calcext:value-type="float">
            <text:p>0.657424995985116</text:p>
          </table:table-cell>
          <table:table-cell office:value-type="float" office:value="0.342575004014884" calcext:value-type="float">
            <text:p>0.342575004014884</text:p>
          </table:table-cell>
          <table:table-cell office:value-type="float" office:value="0.646084196664352" calcext:value-type="float">
            <text:p>0.646084196664352</text:p>
          </table:table-cell>
          <table:table-cell office:value-type="float" office:value="0.353915803335648" calcext:value-type="float">
            <text:p>0.353915803335648</text:p>
          </table:table-cell>
          <table:table-cell office:value-type="float" office:value="0.670953020561807" calcext:value-type="float">
            <text:p>0.670953020561807</text:p>
          </table:table-cell>
          <table:table-cell office:value-type="float" office:value="0.329046979438193" calcext:value-type="float">
            <text:p>0.329046979438193</text:p>
          </table:table-cell>
          <table:table-cell office:value-type="float" office:value="0.649783699994887" calcext:value-type="float">
            <text:p>0.649783699994887</text:p>
          </table:table-cell>
          <table:table-cell office:value-type="float" office:value="0.350216300005113" calcext:value-type="float">
            <text:p>0.350216300005113</text:p>
          </table:table-cell>
          <table:table-cell office:value-type="float" office:value="0.707163160512332" calcext:value-type="float">
            <text:p>0.707163160512332</text:p>
          </table:table-cell>
          <table:table-cell office:value-type="float" office:value="0.292836839487668" calcext:value-type="float">
            <text:p>0.292836839487668</text:p>
          </table:table-cell>
          <table:table-cell office:value-type="float" office:value="0.646501895991197" calcext:value-type="float">
            <text:p>0.646501895991197</text:p>
          </table:table-cell>
          <table:table-cell office:value-type="float" office:value="0.353498104008803" calcext:value-type="float">
            <text:p>0.353498104008803</text:p>
          </table:table-cell>
          <table:table-cell office:value-type="float" office:value="0.815880018949467" calcext:value-type="float">
            <text:p>0.815880018949467</text:p>
          </table:table-cell>
          <table:table-cell office:value-type="float" office:value="0.184119981050533" calcext:value-type="float">
            <text:p>0.184119981050533</text:p>
          </table:table-cell>
          <table:table-cell table:formula="of:=AVERAGE([.C27];[.E27];[.G27];[.I27];[.K27];[.M27];[.O27];[.Q27];[.S27];[.U27])" office:value-type="float" office:value="0.678541971849418" calcext:value-type="float">
            <text:p>0.678541971849418</text:p>
          </table:table-cell>
          <table:table-cell table:formula="of:=AVERAGE([.D27];[.F27];[.H27];[.J27];[.L27];[.N27];[.P27];[.R27];[.T27];[.V27])" office:value-type="float" office:value="0.321458028150582" calcext:value-type="float">
            <text:p>0.3214580281505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15699391346419" calcext:value-type="float">
            <text:p>0.015699391346419</text:p>
          </table:table-cell>
          <table:table-cell office:value-type="float" office:value="0.984300608653581" calcext:value-type="float">
            <text:p>0.984300608653581</text:p>
          </table:table-cell>
          <table:table-cell office:value-type="float" office:value="0.0240342415272886" calcext:value-type="float">
            <text:p>0.024034241527289</text:p>
          </table:table-cell>
          <table:table-cell office:value-type="float" office:value="0.975965758472711" calcext:value-type="float">
            <text:p>0.975965758472711</text:p>
          </table:table-cell>
          <table:table-cell office:value-type="float" office:value="0.0228392145270095" calcext:value-type="float">
            <text:p>0.02283921452701</text:p>
          </table:table-cell>
          <table:table-cell office:value-type="float" office:value="0.977160785472991" calcext:value-type="float">
            <text:p>0.977160785472991</text:p>
          </table:table-cell>
          <table:table-cell office:value-type="float" office:value="0.0196642798964779" calcext:value-type="float">
            <text:p>0.019664279896478</text:p>
          </table:table-cell>
          <table:table-cell office:value-type="float" office:value="0.980335720103522" calcext:value-type="float">
            <text:p>0.980335720103522</text:p>
          </table:table-cell>
          <table:table-cell office:value-type="float" office:value="0.00779169161139326" calcext:value-type="float">
            <text:p>0.007791691611393</text:p>
          </table:table-cell>
          <table:table-cell office:value-type="float" office:value="0.992208308388607" calcext:value-type="float">
            <text:p>0.992208308388607</text:p>
          </table:table-cell>
          <table:table-cell office:value-type="float" office:value="0.0154146477475065" calcext:value-type="float">
            <text:p>0.015414647747507</text:p>
          </table:table-cell>
          <table:table-cell office:value-type="float" office:value="0.984585352252494" calcext:value-type="float">
            <text:p>0.984585352252494</text:p>
          </table:table-cell>
          <table:table-cell office:value-type="float" office:value="0.0108091924146857" calcext:value-type="float">
            <text:p>0.010809192414686</text:p>
          </table:table-cell>
          <table:table-cell office:value-type="float" office:value="0.989190807585314" calcext:value-type="float">
            <text:p>0.989190807585314</text:p>
          </table:table-cell>
          <table:table-cell office:value-type="float" office:value="0.0225056207046433" calcext:value-type="float">
            <text:p>0.022505620704643</text:p>
          </table:table-cell>
          <table:table-cell office:value-type="float" office:value="0.977494379295357" calcext:value-type="float">
            <text:p>0.977494379295357</text:p>
          </table:table-cell>
          <table:table-cell office:value-type="float" office:value="0.0175219762061047" calcext:value-type="float">
            <text:p>0.017521976206105</text:p>
          </table:table-cell>
          <table:table-cell office:value-type="float" office:value="0.982478023793895" calcext:value-type="float">
            <text:p>0.982478023793895</text:p>
          </table:table-cell>
          <table:table-cell office:value-type="float" office:value="0.0127705318167217" calcext:value-type="float">
            <text:p>0.012770531816722</text:p>
          </table:table-cell>
          <table:table-cell office:value-type="float" office:value="0.987229468183278" calcext:value-type="float">
            <text:p>0.987229468183278</text:p>
          </table:table-cell>
          <table:table-cell table:formula="of:=AVERAGE([.C28];[.E28];[.G28];[.I28];[.K28];[.M28];[.O28];[.Q28];[.S28];[.U28])" office:value-type="float" office:value="0.016905078779825" calcext:value-type="float">
            <text:p>0.016905078779825</text:p>
          </table:table-cell>
          <table:table-cell table:formula="of:=AVERAGE([.D28];[.F28];[.H28];[.J28];[.L28];[.N28];[.P28];[.R28];[.T28];[.V28])" office:value-type="float" office:value="0.983094921220175" calcext:value-type="float">
            <text:p>0.9830949212201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.0434546145716348" calcext:value-type="float">
            <text:p>0.043454614571635</text:p>
          </table:table-cell>
          <table:table-cell office:value-type="float" office:value="0.956545385428365" calcext:value-type="float">
            <text:p>0.956545385428365</text:p>
          </table:table-cell>
          <table:table-cell office:value-type="float" office:value="0.0320678460353929" calcext:value-type="float">
            <text:p>0.032067846035393</text:p>
          </table:table-cell>
          <table:table-cell office:value-type="float" office:value="0.967932153964607" calcext:value-type="float">
            <text:p>0.967932153964607</text:p>
          </table:table-cell>
          <table:table-cell office:value-type="float" office:value="0.0392382008601672" calcext:value-type="float">
            <text:p>0.039238200860167</text:p>
          </table:table-cell>
          <table:table-cell office:value-type="float" office:value="0.960761799139833" calcext:value-type="float">
            <text:p>0.960761799139833</text:p>
          </table:table-cell>
          <table:table-cell office:value-type="float" office:value="0.0480640921127423" calcext:value-type="float">
            <text:p>0.048064092112742</text:p>
          </table:table-cell>
          <table:table-cell office:value-type="float" office:value="0.951935907887258" calcext:value-type="float">
            <text:p>0.951935907887258</text:p>
          </table:table-cell>
          <table:table-cell office:value-type="float" office:value="0.0270697914115922" calcext:value-type="float">
            <text:p>0.027069791411592</text:p>
          </table:table-cell>
          <table:table-cell office:value-type="float" office:value="0.972930208588408" calcext:value-type="float">
            <text:p>0.972930208588408</text:p>
          </table:table-cell>
          <table:table-cell office:value-type="float" office:value="0.052693755441713" calcext:value-type="float">
            <text:p>0.052693755441713</text:p>
          </table:table-cell>
          <table:table-cell office:value-type="float" office:value="0.947306244558287" calcext:value-type="float">
            <text:p>0.947306244558287</text:p>
          </table:table-cell>
          <table:table-cell office:value-type="float" office:value="0.0398437867018404" calcext:value-type="float">
            <text:p>0.03984378670184</text:p>
          </table:table-cell>
          <table:table-cell office:value-type="float" office:value="0.96015621329816" calcext:value-type="float">
            <text:p>0.96015621329816</text:p>
          </table:table-cell>
          <table:table-cell office:value-type="float" office:value="0.0614547723029819" calcext:value-type="float">
            <text:p>0.061454772302982</text:p>
          </table:table-cell>
          <table:table-cell office:value-type="float" office:value="0.938545227697018" calcext:value-type="float">
            <text:p>0.938545227697018</text:p>
          </table:table-cell>
          <table:table-cell office:value-type="float" office:value="0.0817385085661615" calcext:value-type="float">
            <text:p>0.081738508566162</text:p>
          </table:table-cell>
          <table:table-cell office:value-type="float" office:value="0.918261491433838" calcext:value-type="float">
            <text:p>0.918261491433838</text:p>
          </table:table-cell>
          <table:table-cell office:value-type="float" office:value="0.0662423864884866" calcext:value-type="float">
            <text:p>0.066242386488487</text:p>
          </table:table-cell>
          <table:table-cell office:value-type="float" office:value="0.933757613511513" calcext:value-type="float">
            <text:p>0.933757613511513</text:p>
          </table:table-cell>
          <table:table-cell table:formula="of:=AVERAGE([.C29];[.E29];[.G29];[.I29];[.K29];[.M29];[.O29];[.Q29];[.S29];[.U29])" office:value-type="float" office:value="0.0491867754492713" calcext:value-type="float">
            <text:p>0.049186775449271</text:p>
          </table:table-cell>
          <table:table-cell table:formula="of:=AVERAGE([.D29];[.F29];[.H29];[.J29];[.L29];[.N29];[.P29];[.R29];[.T29];[.V29])" office:value-type="float" office:value="0.950813224550729" calcext:value-type="float">
            <text:p>0.9508132245507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.0291859360975425" calcext:value-type="float">
            <text:p>0.029185936097543</text:p>
          </table:table-cell>
          <table:table-cell office:value-type="float" office:value="0.970814063902458" calcext:value-type="float">
            <text:p>0.970814063902458</text:p>
          </table:table-cell>
          <table:table-cell office:value-type="float" office:value="0.0572691536018417" calcext:value-type="float">
            <text:p>0.057269153601842</text:p>
          </table:table-cell>
          <table:table-cell office:value-type="float" office:value="0.942730846398158" calcext:value-type="float">
            <text:p>0.942730846398158</text:p>
          </table:table-cell>
          <table:table-cell office:value-type="float" office:value="0.100082210068802" calcext:value-type="float">
            <text:p>0.100082210068802</text:p>
          </table:table-cell>
          <table:table-cell office:value-type="float" office:value="0.899917789931198" calcext:value-type="float">
            <text:p>0.899917789931198</text:p>
          </table:table-cell>
          <table:table-cell office:value-type="float" office:value="0.0481725112274477" calcext:value-type="float">
            <text:p>0.048172511227448</text:p>
          </table:table-cell>
          <table:table-cell office:value-type="float" office:value="0.951827488772552" calcext:value-type="float">
            <text:p>0.951827488772552</text:p>
          </table:table-cell>
          <table:table-cell office:value-type="float" office:value="0.0354859095113494" calcext:value-type="float">
            <text:p>0.035485909511349</text:p>
          </table:table-cell>
          <table:table-cell office:value-type="float" office:value="0.964514090488651" calcext:value-type="float">
            <text:p>0.964514090488651</text:p>
          </table:table-cell>
          <table:table-cell office:value-type="float" office:value="0.0589911363339223" calcext:value-type="float">
            <text:p>0.058991136333922</text:p>
          </table:table-cell>
          <table:table-cell office:value-type="float" office:value="0.941008863666078" calcext:value-type="float">
            <text:p>0.941008863666078</text:p>
          </table:table-cell>
          <table:table-cell office:value-type="float" office:value="0.0511906595806952" calcext:value-type="float">
            <text:p>0.051190659580695</text:p>
          </table:table-cell>
          <table:table-cell office:value-type="float" office:value="0.948809340419304" calcext:value-type="float">
            <text:p>0.948809340419304</text:p>
          </table:table-cell>
          <table:table-cell office:value-type="float" office:value="0.0665396985274148" calcext:value-type="float">
            <text:p>0.066539698527415</text:p>
          </table:table-cell>
          <table:table-cell office:value-type="float" office:value="0.933460301472585" calcext:value-type="float">
            <text:p>0.933460301472585</text:p>
          </table:table-cell>
          <table:table-cell office:value-type="float" office:value="0.0497162482535214" calcext:value-type="float">
            <text:p>0.049716248253521</text:p>
          </table:table-cell>
          <table:table-cell office:value-type="float" office:value="0.950283751746479" calcext:value-type="float">
            <text:p>0.950283751746479</text:p>
          </table:table-cell>
          <table:table-cell office:value-type="float" office:value="0.0756238115463745" calcext:value-type="float">
            <text:p>0.075623811546375</text:p>
          </table:table-cell>
          <table:table-cell office:value-type="float" office:value="0.924376188453625" calcext:value-type="float">
            <text:p>0.924376188453625</text:p>
          </table:table-cell>
          <table:table-cell table:formula="of:=AVERAGE([.C30];[.E30];[.G30];[.I30];[.K30];[.M30];[.O30];[.Q30];[.S30];[.U30])" office:value-type="float" office:value="0.0572257274748911" calcext:value-type="float">
            <text:p>0.057225727474891</text:p>
          </table:table-cell>
          <table:table-cell table:formula="of:=AVERAGE([.D30];[.F30];[.H30];[.J30];[.L30];[.N30];[.P30];[.R30];[.T30];[.V30])" office:value-type="float" office:value="0.942774272525109" calcext:value-type="float">
            <text:p>0.9427742725251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.0445326268996354" calcext:value-type="float">
            <text:p>0.044532626899635</text:p>
          </table:table-cell>
          <table:table-cell office:value-type="float" office:value="0.955467373100364" calcext:value-type="float">
            <text:p>0.955467373100364</text:p>
          </table:table-cell>
          <table:table-cell office:value-type="float" office:value="0.0537480162875709" calcext:value-type="float">
            <text:p>0.053748016287571</text:p>
          </table:table-cell>
          <table:table-cell office:value-type="float" office:value="0.946251983712429" calcext:value-type="float">
            <text:p>0.946251983712429</text:p>
          </table:table-cell>
          <table:table-cell office:value-type="float" office:value="0.0370767478382556" calcext:value-type="float">
            <text:p>0.037076747838256</text:p>
          </table:table-cell>
          <table:table-cell office:value-type="float" office:value="0.962923252161744" calcext:value-type="float">
            <text:p>0.962923252161744</text:p>
          </table:table-cell>
          <table:table-cell office:value-type="float" office:value="0.0284562695376496" calcext:value-type="float">
            <text:p>0.02845626953765</text:p>
          </table:table-cell>
          <table:table-cell office:value-type="float" office:value="0.97154373046235" calcext:value-type="float">
            <text:p>0.97154373046235</text:p>
          </table:table-cell>
          <table:table-cell office:value-type="float" office:value="0.0200917914367961" calcext:value-type="float">
            <text:p>0.020091791436796</text:p>
          </table:table-cell>
          <table:table-cell office:value-type="float" office:value="0.979908208563204" calcext:value-type="float">
            <text:p>0.979908208563204</text:p>
          </table:table-cell>
          <table:table-cell office:value-type="float" office:value="0.0626673132221433" calcext:value-type="float">
            <text:p>0.062667313222143</text:p>
          </table:table-cell>
          <table:table-cell office:value-type="float" office:value="0.937332686777857" calcext:value-type="float">
            <text:p>0.937332686777857</text:p>
          </table:table-cell>
          <table:table-cell office:value-type="float" office:value="0.0312743813815929" calcext:value-type="float">
            <text:p>0.031274381381593</text:p>
          </table:table-cell>
          <table:table-cell office:value-type="float" office:value="0.968725618618407" calcext:value-type="float">
            <text:p>0.968725618618407</text:p>
          </table:table-cell>
          <table:table-cell office:value-type="float" office:value="0.0689411001024557" calcext:value-type="float">
            <text:p>0.068941100102456</text:p>
          </table:table-cell>
          <table:table-cell office:value-type="float" office:value="0.931058899897544" calcext:value-type="float">
            <text:p>0.931058899897544</text:p>
          </table:table-cell>
          <table:table-cell office:value-type="float" office:value="0.0424618728482741" calcext:value-type="float">
            <text:p>0.042461872848274</text:p>
          </table:table-cell>
          <table:table-cell office:value-type="float" office:value="0.957538127151726" calcext:value-type="float">
            <text:p>0.957538127151726</text:p>
          </table:table-cell>
          <table:table-cell office:value-type="float" office:value="0.0387598539045192" calcext:value-type="float">
            <text:p>0.038759853904519</text:p>
          </table:table-cell>
          <table:table-cell office:value-type="float" office:value="0.961240146095481" calcext:value-type="float">
            <text:p>0.961240146095481</text:p>
          </table:table-cell>
          <table:table-cell table:formula="of:=AVERAGE([.C31];[.E31];[.G31];[.I31];[.K31];[.M31];[.O31];[.Q31];[.S31];[.U31])" office:value-type="float" office:value="0.0428009973458893" calcext:value-type="float">
            <text:p>0.042800997345889</text:p>
          </table:table-cell>
          <table:table-cell table:formula="of:=AVERAGE([.D31];[.F31];[.H31];[.J31];[.L31];[.N31];[.P31];[.R31];[.T31];[.V31])" office:value-type="float" office:value="0.957199002654111" calcext:value-type="float">
            <text:p>0.9571990026541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.0979555854657571" calcext:value-type="float">
            <text:p>0.097955585465757</text:p>
          </table:table-cell>
          <table:table-cell office:value-type="float" office:value="0.902044414534243" calcext:value-type="float">
            <text:p>0.902044414534243</text:p>
          </table:table-cell>
          <table:table-cell office:value-type="float" office:value="0.0932592469913012" calcext:value-type="float">
            <text:p>0.093259246991301</text:p>
          </table:table-cell>
          <table:table-cell office:value-type="float" office:value="0.906740753008699" calcext:value-type="float">
            <text:p>0.906740753008699</text:p>
          </table:table-cell>
          <table:table-cell office:value-type="float" office:value="0.0932637016878082" calcext:value-type="float">
            <text:p>0.093263701687808</text:p>
          </table:table-cell>
          <table:table-cell office:value-type="float" office:value="0.906736298312192" calcext:value-type="float">
            <text:p>0.906736298312192</text:p>
          </table:table-cell>
          <table:table-cell office:value-type="float" office:value="0.0742488121072524" calcext:value-type="float">
            <text:p>0.074248812107252</text:p>
          </table:table-cell>
          <table:table-cell office:value-type="float" office:value="0.925751187892748" calcext:value-type="float">
            <text:p>0.925751187892748</text:p>
          </table:table-cell>
          <table:table-cell office:value-type="float" office:value="0.0362311763958051" calcext:value-type="float">
            <text:p>0.036231176395805</text:p>
          </table:table-cell>
          <table:table-cell office:value-type="float" office:value="0.963768823604195" calcext:value-type="float">
            <text:p>0.963768823604195</text:p>
          </table:table-cell>
          <table:table-cell office:value-type="float" office:value="0.0695679996988834" calcext:value-type="float">
            <text:p>0.069567999698883</text:p>
          </table:table-cell>
          <table:table-cell office:value-type="float" office:value="0.930432000301117" calcext:value-type="float">
            <text:p>0.930432000301117</text:p>
          </table:table-cell>
          <table:table-cell office:value-type="float" office:value="0.12151408275313" calcext:value-type="float">
            <text:p>0.12151408275313</text:p>
          </table:table-cell>
          <table:table-cell office:value-type="float" office:value="0.87848591724687" calcext:value-type="float">
            <text:p>0.87848591724687</text:p>
          </table:table-cell>
          <table:table-cell office:value-type="float" office:value="0.097011750957389" calcext:value-type="float">
            <text:p>0.097011750957389</text:p>
          </table:table-cell>
          <table:table-cell office:value-type="float" office:value="0.902988249042611" calcext:value-type="float">
            <text:p>0.902988249042611</text:p>
          </table:table-cell>
          <table:table-cell office:value-type="float" office:value="0.111919780944518" calcext:value-type="float">
            <text:p>0.111919780944518</text:p>
          </table:table-cell>
          <table:table-cell office:value-type="float" office:value="0.888080219055482" calcext:value-type="float">
            <text:p>0.888080219055482</text:p>
          </table:table-cell>
          <table:table-cell office:value-type="float" office:value="0.0819235768306253" calcext:value-type="float">
            <text:p>0.081923576830625</text:p>
          </table:table-cell>
          <table:table-cell office:value-type="float" office:value="0.918076423169375" calcext:value-type="float">
            <text:p>0.918076423169375</text:p>
          </table:table-cell>
          <table:table-cell table:formula="of:=AVERAGE([.C32];[.E32];[.G32];[.I32];[.K32];[.M32];[.O32];[.Q32];[.S32];[.U32])" office:value-type="float" office:value="0.087689571383247" calcext:value-type="float">
            <text:p>0.087689571383247</text:p>
          </table:table-cell>
          <table:table-cell table:formula="of:=AVERAGE([.D32];[.F32];[.H32];[.J32];[.L32];[.N32];[.P32];[.R32];[.T32];[.V32])" office:value-type="float" office:value="0.912310428616753" calcext:value-type="float">
            <text:p>0.9123104286167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.253251231144934" calcext:value-type="float">
            <text:p>0.253251231144934</text:p>
          </table:table-cell>
          <table:table-cell office:value-type="float" office:value="0.746748768855066" calcext:value-type="float">
            <text:p>0.746748768855066</text:p>
          </table:table-cell>
          <table:table-cell office:value-type="float" office:value="0.498378222665559" calcext:value-type="float">
            <text:p>0.498378222665559</text:p>
          </table:table-cell>
          <table:table-cell office:value-type="float" office:value="0.501621777334441" calcext:value-type="float">
            <text:p>0.501621777334441</text:p>
          </table:table-cell>
          <table:table-cell office:value-type="float" office:value="0.474538366297434" calcext:value-type="float">
            <text:p>0.474538366297434</text:p>
          </table:table-cell>
          <table:table-cell office:value-type="float" office:value="0.525461633702566" calcext:value-type="float">
            <text:p>0.525461633702566</text:p>
          </table:table-cell>
          <table:table-cell office:value-type="float" office:value="0.277801516875363" calcext:value-type="float">
            <text:p>0.277801516875363</text:p>
          </table:table-cell>
          <table:table-cell office:value-type="float" office:value="0.722198483124637" calcext:value-type="float">
            <text:p>0.722198483124637</text:p>
          </table:table-cell>
          <table:table-cell office:value-type="float" office:value="0.19706089357202" calcext:value-type="float">
            <text:p>0.19706089357202</text:p>
          </table:table-cell>
          <table:table-cell office:value-type="float" office:value="0.802939106427981" calcext:value-type="float">
            <text:p>0.802939106427981</text:p>
          </table:table-cell>
          <table:table-cell office:value-type="float" office:value="0.292680754074721" calcext:value-type="float">
            <text:p>0.292680754074721</text:p>
          </table:table-cell>
          <table:table-cell office:value-type="float" office:value="0.707319245925279" calcext:value-type="float">
            <text:p>0.707319245925279</text:p>
          </table:table-cell>
          <table:table-cell office:value-type="float" office:value="0.195660114047681" calcext:value-type="float">
            <text:p>0.195660114047681</text:p>
          </table:table-cell>
          <table:table-cell office:value-type="float" office:value="0.804339885952319" calcext:value-type="float">
            <text:p>0.804339885952319</text:p>
          </table:table-cell>
          <table:table-cell office:value-type="float" office:value="0.275043867369277" calcext:value-type="float">
            <text:p>0.275043867369277</text:p>
          </table:table-cell>
          <table:table-cell office:value-type="float" office:value="0.724956132630723" calcext:value-type="float">
            <text:p>0.724956132630723</text:p>
          </table:table-cell>
          <table:table-cell office:value-type="float" office:value="0.378057147809489" calcext:value-type="float">
            <text:p>0.378057147809489</text:p>
          </table:table-cell>
          <table:table-cell office:value-type="float" office:value="0.621942852190511" calcext:value-type="float">
            <text:p>0.621942852190511</text:p>
          </table:table-cell>
          <table:table-cell office:value-type="float" office:value="0.212523578838163" calcext:value-type="float">
            <text:p>0.212523578838163</text:p>
          </table:table-cell>
          <table:table-cell office:value-type="float" office:value="0.787476421161837" calcext:value-type="float">
            <text:p>0.787476421161837</text:p>
          </table:table-cell>
          <table:table-cell table:formula="of:=AVERAGE([.C33];[.E33];[.G33];[.I33];[.K33];[.M33];[.O33];[.Q33];[.S33];[.U33])" office:value-type="float" office:value="0.305499569269464" calcext:value-type="float">
            <text:p>0.305499569269464</text:p>
          </table:table-cell>
          <table:table-cell table:formula="of:=AVERAGE([.D33];[.F33];[.H33];[.J33];[.L33];[.N33];[.P33];[.R33];[.T33];[.V33])" office:value-type="float" office:value="0.694500430730536" calcext:value-type="float">
            <text:p>0.6945004307305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.086454257057801" calcext:value-type="float">
            <text:p>0.086454257057801</text:p>
          </table:table-cell>
          <table:table-cell office:value-type="float" office:value="0.913545742942199" calcext:value-type="float">
            <text:p>0.913545742942199</text:p>
          </table:table-cell>
          <table:table-cell office:value-type="float" office:value="0.0538063693925035" calcext:value-type="float">
            <text:p>0.053806369392504</text:p>
          </table:table-cell>
          <table:table-cell office:value-type="float" office:value="0.946193630607496" calcext:value-type="float">
            <text:p>0.946193630607496</text:p>
          </table:table-cell>
          <table:table-cell office:value-type="float" office:value="0.0716155199443174" calcext:value-type="float">
            <text:p>0.071615519944317</text:p>
          </table:table-cell>
          <table:table-cell office:value-type="float" office:value="0.928384480055682" calcext:value-type="float">
            <text:p>0.928384480055682</text:p>
          </table:table-cell>
          <table:table-cell office:value-type="float" office:value="0.0147308188736241" calcext:value-type="float">
            <text:p>0.014730818873624</text:p>
          </table:table-cell>
          <table:table-cell office:value-type="float" office:value="0.985269181126376" calcext:value-type="float">
            <text:p>0.985269181126376</text:p>
          </table:table-cell>
          <table:table-cell office:value-type="float" office:value="0.015655157338924" calcext:value-type="float">
            <text:p>0.015655157338924</text:p>
          </table:table-cell>
          <table:table-cell office:value-type="float" office:value="0.984344842661076" calcext:value-type="float">
            <text:p>0.984344842661076</text:p>
          </table:table-cell>
          <table:table-cell office:value-type="float" office:value="0.00711873873286876" calcext:value-type="float">
            <text:p>0.007118738732869</text:p>
          </table:table-cell>
          <table:table-cell office:value-type="float" office:value="0.992881261267131" calcext:value-type="float">
            <text:p>0.992881261267131</text:p>
          </table:table-cell>
          <table:table-cell office:value-type="float" office:value="0.0302754727813271" calcext:value-type="float">
            <text:p>0.030275472781327</text:p>
          </table:table-cell>
          <table:table-cell office:value-type="float" office:value="0.969724527218673" calcext:value-type="float">
            <text:p>0.969724527218673</text:p>
          </table:table-cell>
          <table:table-cell office:value-type="float" office:value="0.155059356700471" calcext:value-type="float">
            <text:p>0.155059356700471</text:p>
          </table:table-cell>
          <table:table-cell office:value-type="float" office:value="0.844940643299529" calcext:value-type="float">
            <text:p>0.844940643299529</text:p>
          </table:table-cell>
          <table:table-cell office:value-type="float" office:value="0.0621439072514602" calcext:value-type="float">
            <text:p>0.06214390725146</text:p>
          </table:table-cell>
          <table:table-cell office:value-type="float" office:value="0.93785609274854" calcext:value-type="float">
            <text:p>0.93785609274854</text:p>
          </table:table-cell>
          <table:table-cell office:value-type="float" office:value="0.0517504314205508" calcext:value-type="float">
            <text:p>0.051750431420551</text:p>
          </table:table-cell>
          <table:table-cell office:value-type="float" office:value="0.948249568579449" calcext:value-type="float">
            <text:p>0.948249568579449</text:p>
          </table:table-cell>
          <table:table-cell table:formula="of:=AVERAGE([.C34];[.E34];[.G34];[.I34];[.K34];[.M34];[.O34];[.Q34];[.S34];[.U34])" office:value-type="float" office:value="0.0548610029493848" calcext:value-type="float">
            <text:p>0.054861002949385</text:p>
          </table:table-cell>
          <table:table-cell table:formula="of:=AVERAGE([.D34];[.F34];[.H34];[.J34];[.L34];[.N34];[.P34];[.R34];[.T34];[.V34])" office:value-type="float" office:value="0.945138997050615" calcext:value-type="float">
            <text:p>0.9451389970506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200843995606516" calcext:value-type="float">
            <text:p>0.200843995606516</text:p>
          </table:table-cell>
          <table:table-cell office:value-type="float" office:value="0.799156004393484" calcext:value-type="float">
            <text:p>0.799156004393484</text:p>
          </table:table-cell>
          <table:table-cell office:value-type="float" office:value="0.0739128946584417" calcext:value-type="float">
            <text:p>0.073912894658442</text:p>
          </table:table-cell>
          <table:table-cell office:value-type="float" office:value="0.926087105341558" calcext:value-type="float">
            <text:p>0.926087105341558</text:p>
          </table:table-cell>
          <table:table-cell office:value-type="float" office:value="0.249239400328165" calcext:value-type="float">
            <text:p>0.249239400328165</text:p>
          </table:table-cell>
          <table:table-cell office:value-type="float" office:value="0.750760599671835" calcext:value-type="float">
            <text:p>0.750760599671835</text:p>
          </table:table-cell>
          <table:table-cell office:value-type="float" office:value="0.177304131244054" calcext:value-type="float">
            <text:p>0.177304131244054</text:p>
          </table:table-cell>
          <table:table-cell office:value-type="float" office:value="0.822695868755946" calcext:value-type="float">
            <text:p>0.822695868755946</text:p>
          </table:table-cell>
          <table:table-cell office:value-type="float" office:value="0.173537250350793" calcext:value-type="float">
            <text:p>0.173537250350793</text:p>
          </table:table-cell>
          <table:table-cell office:value-type="float" office:value="0.826462749649207" calcext:value-type="float">
            <text:p>0.826462749649207</text:p>
          </table:table-cell>
          <table:table-cell office:value-type="float" office:value="0.246138825625067" calcext:value-type="float">
            <text:p>0.246138825625067</text:p>
          </table:table-cell>
          <table:table-cell office:value-type="float" office:value="0.753861174374933" calcext:value-type="float">
            <text:p>0.753861174374933</text:p>
          </table:table-cell>
          <table:table-cell office:value-type="float" office:value="0.227755347366426" calcext:value-type="float">
            <text:p>0.227755347366426</text:p>
          </table:table-cell>
          <table:table-cell office:value-type="float" office:value="0.772244652633574" calcext:value-type="float">
            <text:p>0.772244652633574</text:p>
          </table:table-cell>
          <table:table-cell office:value-type="float" office:value="0.213101692553941" calcext:value-type="float">
            <text:p>0.213101692553941</text:p>
          </table:table-cell>
          <table:table-cell office:value-type="float" office:value="0.786898307446059" calcext:value-type="float">
            <text:p>0.786898307446059</text:p>
          </table:table-cell>
          <table:table-cell office:value-type="float" office:value="0.115889566181768" calcext:value-type="float">
            <text:p>0.115889566181768</text:p>
          </table:table-cell>
          <table:table-cell office:value-type="float" office:value="0.884110433818232" calcext:value-type="float">
            <text:p>0.884110433818232</text:p>
          </table:table-cell>
          <table:table-cell office:value-type="float" office:value="0.180875588359746" calcext:value-type="float">
            <text:p>0.180875588359746</text:p>
          </table:table-cell>
          <table:table-cell office:value-type="float" office:value="0.819124411640254" calcext:value-type="float">
            <text:p>0.819124411640254</text:p>
          </table:table-cell>
          <table:table-cell table:formula="of:=AVERAGE([.C35];[.E35];[.G35];[.I35];[.K35];[.M35];[.O35];[.Q35];[.S35];[.U35])" office:value-type="float" office:value="0.185859869227492" calcext:value-type="float">
            <text:p>0.185859869227492</text:p>
          </table:table-cell>
          <table:table-cell table:formula="of:=AVERAGE([.D35];[.F35];[.H35];[.J35];[.L35];[.N35];[.P35];[.R35];[.T35];[.V35])" office:value-type="float" office:value="0.814140130772508" calcext:value-type="float">
            <text:p>0.8141401307725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450511263266068" calcext:value-type="float">
            <text:p>0.450511263266068</text:p>
          </table:table-cell>
          <table:table-cell office:value-type="float" office:value="0.549488736733932" calcext:value-type="float">
            <text:p>0.549488736733932</text:p>
          </table:table-cell>
          <table:table-cell office:value-type="float" office:value="0.427833411691279" calcext:value-type="float">
            <text:p>0.427833411691279</text:p>
          </table:table-cell>
          <table:table-cell office:value-type="float" office:value="0.572166588308721" calcext:value-type="float">
            <text:p>0.572166588308721</text:p>
          </table:table-cell>
          <table:table-cell office:value-type="float" office:value="0.381974959220589" calcext:value-type="float">
            <text:p>0.381974959220589</text:p>
          </table:table-cell>
          <table:table-cell office:value-type="float" office:value="0.618025040779411" calcext:value-type="float">
            <text:p>0.618025040779411</text:p>
          </table:table-cell>
          <table:table-cell office:value-type="float" office:value="0.40449336017135" calcext:value-type="float">
            <text:p>0.40449336017135</text:p>
          </table:table-cell>
          <table:table-cell office:value-type="float" office:value="0.59550663982865" calcext:value-type="float">
            <text:p>0.59550663982865</text:p>
          </table:table-cell>
          <table:table-cell office:value-type="float" office:value="0.278237254395219" calcext:value-type="float">
            <text:p>0.278237254395219</text:p>
          </table:table-cell>
          <table:table-cell office:value-type="float" office:value="0.72176274560478" calcext:value-type="float">
            <text:p>0.72176274560478</text:p>
          </table:table-cell>
          <table:table-cell office:value-type="float" office:value="0.410847196312744" calcext:value-type="float">
            <text:p>0.410847196312744</text:p>
          </table:table-cell>
          <table:table-cell office:value-type="float" office:value="0.589152803687256" calcext:value-type="float">
            <text:p>0.589152803687256</text:p>
          </table:table-cell>
          <table:table-cell office:value-type="float" office:value="0.429995743094746" calcext:value-type="float">
            <text:p>0.429995743094746</text:p>
          </table:table-cell>
          <table:table-cell office:value-type="float" office:value="0.570004256905254" calcext:value-type="float">
            <text:p>0.570004256905254</text:p>
          </table:table-cell>
          <table:table-cell office:value-type="float" office:value="0.397203580779573" calcext:value-type="float">
            <text:p>0.397203580779573</text:p>
          </table:table-cell>
          <table:table-cell office:value-type="float" office:value="0.602796419220427" calcext:value-type="float">
            <text:p>0.602796419220427</text:p>
          </table:table-cell>
          <table:table-cell office:value-type="float" office:value="0.283617647102267" calcext:value-type="float">
            <text:p>0.283617647102267</text:p>
          </table:table-cell>
          <table:table-cell office:value-type="float" office:value="0.716382352897733" calcext:value-type="float">
            <text:p>0.716382352897733</text:p>
          </table:table-cell>
          <table:table-cell office:value-type="float" office:value="0.506836086470973" calcext:value-type="float">
            <text:p>0.506836086470973</text:p>
          </table:table-cell>
          <table:table-cell office:value-type="float" office:value="0.493163913529027" calcext:value-type="float">
            <text:p>0.493163913529027</text:p>
          </table:table-cell>
          <table:table-cell table:formula="of:=AVERAGE([.C36];[.E36];[.G36];[.I36];[.K36];[.M36];[.O36];[.Q36];[.S36];[.U36])" office:value-type="float" office:value="0.397155050250481" calcext:value-type="float">
            <text:p>0.397155050250481</text:p>
          </table:table-cell>
          <table:table-cell table:formula="of:=AVERAGE([.D36];[.F36];[.H36];[.J36];[.L36];[.N36];[.P36];[.R36];[.T36];[.V36])" office:value-type="float" office:value="0.602844949749519" calcext:value-type="float">
            <text:p>0.6028449497495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153378725017803" calcext:value-type="float">
            <text:p>0.153378725017803</text:p>
          </table:table-cell>
          <table:table-cell office:value-type="float" office:value="0.846621274982197" calcext:value-type="float">
            <text:p>0.846621274982197</text:p>
          </table:table-cell>
          <table:table-cell office:value-type="float" office:value="0.360661047736454" calcext:value-type="float">
            <text:p>0.360661047736454</text:p>
          </table:table-cell>
          <table:table-cell office:value-type="float" office:value="0.639338952263546" calcext:value-type="float">
            <text:p>0.639338952263546</text:p>
          </table:table-cell>
          <table:table-cell office:value-type="float" office:value="0.168005945896188" calcext:value-type="float">
            <text:p>0.168005945896188</text:p>
          </table:table-cell>
          <table:table-cell office:value-type="float" office:value="0.831994054103812" calcext:value-type="float">
            <text:p>0.831994054103812</text:p>
          </table:table-cell>
          <table:table-cell office:value-type="float" office:value="0.13457816498112" calcext:value-type="float">
            <text:p>0.13457816498112</text:p>
          </table:table-cell>
          <table:table-cell office:value-type="float" office:value="0.86542183501888" calcext:value-type="float">
            <text:p>0.86542183501888</text:p>
          </table:table-cell>
          <table:table-cell office:value-type="float" office:value="0.0895753489210595" calcext:value-type="float">
            <text:p>0.08957534892106</text:p>
          </table:table-cell>
          <table:table-cell office:value-type="float" office:value="0.91042465107894" calcext:value-type="float">
            <text:p>0.91042465107894</text:p>
          </table:table-cell>
          <table:table-cell office:value-type="float" office:value="0.328248695506054" calcext:value-type="float">
            <text:p>0.328248695506054</text:p>
          </table:table-cell>
          <table:table-cell office:value-type="float" office:value="0.671751304493946" calcext:value-type="float">
            <text:p>0.671751304493946</text:p>
          </table:table-cell>
          <table:table-cell office:value-type="float" office:value="0.170450860884703" calcext:value-type="float">
            <text:p>0.170450860884703</text:p>
          </table:table-cell>
          <table:table-cell office:value-type="float" office:value="0.829549139115298" calcext:value-type="float">
            <text:p>0.829549139115298</text:p>
          </table:table-cell>
          <table:table-cell office:value-type="float" office:value="0.236493096720193" calcext:value-type="float">
            <text:p>0.236493096720193</text:p>
          </table:table-cell>
          <table:table-cell office:value-type="float" office:value="0.763506903279807" calcext:value-type="float">
            <text:p>0.763506903279807</text:p>
          </table:table-cell>
          <table:table-cell office:value-type="float" office:value="0.167168999606759" calcext:value-type="float">
            <text:p>0.167168999606759</text:p>
          </table:table-cell>
          <table:table-cell office:value-type="float" office:value="0.832831000393241" calcext:value-type="float">
            <text:p>0.832831000393241</text:p>
          </table:table-cell>
          <table:table-cell office:value-type="float" office:value="0.157821553276121" calcext:value-type="float">
            <text:p>0.157821553276121</text:p>
          </table:table-cell>
          <table:table-cell office:value-type="float" office:value="0.842178446723879" calcext:value-type="float">
            <text:p>0.842178446723879</text:p>
          </table:table-cell>
          <table:table-cell table:formula="of:=AVERAGE([.C37];[.E37];[.G37];[.I37];[.K37];[.M37];[.O37];[.Q37];[.S37];[.U37])" office:value-type="float" office:value="0.196638243854645" calcext:value-type="float">
            <text:p>0.196638243854645</text:p>
          </table:table-cell>
          <table:table-cell table:formula="of:=AVERAGE([.D37];[.F37];[.H37];[.J37];[.L37];[.N37];[.P37];[.R37];[.T37];[.V37])" office:value-type="float" office:value="0.803361756145355" calcext:value-type="float">
            <text:p>0.8033617561453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910461540461143" calcext:value-type="float">
            <text:p>0.910461540461143</text:p>
          </table:table-cell>
          <table:table-cell office:value-type="float" office:value="0.0895384595388567" calcext:value-type="float">
            <text:p>0.089538459538857</text:p>
          </table:table-cell>
          <table:table-cell office:value-type="float" office:value="0.851365900186223" calcext:value-type="float">
            <text:p>0.851365900186223</text:p>
          </table:table-cell>
          <table:table-cell office:value-type="float" office:value="0.148634099813777" calcext:value-type="float">
            <text:p>0.148634099813777</text:p>
          </table:table-cell>
          <table:table-cell office:value-type="float" office:value="0.874643259486458" calcext:value-type="float">
            <text:p>0.874643259486458</text:p>
          </table:table-cell>
          <table:table-cell office:value-type="float" office:value="0.125356740513542" calcext:value-type="float">
            <text:p>0.125356740513542</text:p>
          </table:table-cell>
          <table:table-cell office:value-type="float" office:value="0.919178692303158" calcext:value-type="float">
            <text:p>0.919178692303158</text:p>
          </table:table-cell>
          <table:table-cell office:value-type="float" office:value="0.0808213076968422" calcext:value-type="float">
            <text:p>0.080821307696842</text:p>
          </table:table-cell>
          <table:table-cell office:value-type="float" office:value="0.859087909370515" calcext:value-type="float">
            <text:p>0.859087909370515</text:p>
          </table:table-cell>
          <table:table-cell office:value-type="float" office:value="0.140912090629486" calcext:value-type="float">
            <text:p>0.140912090629486</text:p>
          </table:table-cell>
          <table:table-cell office:value-type="float" office:value="0.884823217023635" calcext:value-type="float">
            <text:p>0.884823217023635</text:p>
          </table:table-cell>
          <table:table-cell office:value-type="float" office:value="0.115176782976365" calcext:value-type="float">
            <text:p>0.115176782976365</text:p>
          </table:table-cell>
          <table:table-cell office:value-type="float" office:value="0.906339943596379" calcext:value-type="float">
            <text:p>0.906339943596379</text:p>
          </table:table-cell>
          <table:table-cell office:value-type="float" office:value="0.093660056403621" calcext:value-type="float">
            <text:p>0.093660056403621</text:p>
          </table:table-cell>
          <table:table-cell office:value-type="float" office:value="0.893681167774192" calcext:value-type="float">
            <text:p>0.893681167774192</text:p>
          </table:table-cell>
          <table:table-cell office:value-type="float" office:value="0.106318832225808" calcext:value-type="float">
            <text:p>0.106318832225808</text:p>
          </table:table-cell>
          <table:table-cell office:value-type="float" office:value="0.812292692497791" calcext:value-type="float">
            <text:p>0.812292692497791</text:p>
          </table:table-cell>
          <table:table-cell office:value-type="float" office:value="0.187707307502209" calcext:value-type="float">
            <text:p>0.187707307502209</text:p>
          </table:table-cell>
          <table:table-cell office:value-type="float" office:value="0.889305941385244" calcext:value-type="float">
            <text:p>0.889305941385244</text:p>
          </table:table-cell>
          <table:table-cell office:value-type="float" office:value="0.110694058614756" calcext:value-type="float">
            <text:p>0.110694058614756</text:p>
          </table:table-cell>
          <table:table-cell table:formula="of:=AVERAGE([.C38];[.E38];[.G38];[.I38];[.K38];[.M38];[.O38];[.Q38];[.S38];[.U38])" office:value-type="float" office:value="0.880118026408474" calcext:value-type="float">
            <text:p>0.880118026408474</text:p>
          </table:table-cell>
          <table:table-cell table:formula="of:=AVERAGE([.D38];[.F38];[.H38];[.J38];[.L38];[.N38];[.P38];[.R38];[.T38];[.V38])" office:value-type="float" office:value="0.119881973591526" calcext:value-type="float">
            <text:p>0.1198819735915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.254497568549175" calcext:value-type="float">
            <text:p>0.254497568549175</text:p>
          </table:table-cell>
          <table:table-cell office:value-type="float" office:value="0.745502431450826" calcext:value-type="float">
            <text:p>0.745502431450826</text:p>
          </table:table-cell>
          <table:table-cell office:value-type="float" office:value="0.354741023894651" calcext:value-type="float">
            <text:p>0.354741023894651</text:p>
          </table:table-cell>
          <table:table-cell office:value-type="float" office:value="0.645258976105349" calcext:value-type="float">
            <text:p>0.645258976105349</text:p>
          </table:table-cell>
          <table:table-cell office:value-type="float" office:value="0.31369405226943" calcext:value-type="float">
            <text:p>0.31369405226943</text:p>
          </table:table-cell>
          <table:table-cell office:value-type="float" office:value="0.68630594773057" calcext:value-type="float">
            <text:p>0.68630594773057</text:p>
          </table:table-cell>
          <table:table-cell office:value-type="float" office:value="0.284278179115971" calcext:value-type="float">
            <text:p>0.284278179115971</text:p>
          </table:table-cell>
          <table:table-cell office:value-type="float" office:value="0.715721820884029" calcext:value-type="float">
            <text:p>0.715721820884029</text:p>
          </table:table-cell>
          <table:table-cell office:value-type="float" office:value="0.355942289847865" calcext:value-type="float">
            <text:p>0.355942289847865</text:p>
          </table:table-cell>
          <table:table-cell office:value-type="float" office:value="0.644057710152135" calcext:value-type="float">
            <text:p>0.644057710152135</text:p>
          </table:table-cell>
          <table:table-cell office:value-type="float" office:value="0.333116483413637" calcext:value-type="float">
            <text:p>0.333116483413637</text:p>
          </table:table-cell>
          <table:table-cell office:value-type="float" office:value="0.666883516586363" calcext:value-type="float">
            <text:p>0.666883516586363</text:p>
          </table:table-cell>
          <table:table-cell office:value-type="float" office:value="0.294268033688425" calcext:value-type="float">
            <text:p>0.294268033688425</text:p>
          </table:table-cell>
          <table:table-cell office:value-type="float" office:value="0.705731966311575" calcext:value-type="float">
            <text:p>0.705731966311575</text:p>
          </table:table-cell>
          <table:table-cell office:value-type="float" office:value="0.313406056449603" calcext:value-type="float">
            <text:p>0.313406056449603</text:p>
          </table:table-cell>
          <table:table-cell office:value-type="float" office:value="0.686593943550397" calcext:value-type="float">
            <text:p>0.686593943550397</text:p>
          </table:table-cell>
          <table:table-cell office:value-type="float" office:value="0.269881542501672" calcext:value-type="float">
            <text:p>0.269881542501672</text:p>
          </table:table-cell>
          <table:table-cell office:value-type="float" office:value="0.730118457498328" calcext:value-type="float">
            <text:p>0.730118457498328</text:p>
          </table:table-cell>
          <table:table-cell office:value-type="float" office:value="0.32376005101816" calcext:value-type="float">
            <text:p>0.32376005101816</text:p>
          </table:table-cell>
          <table:table-cell office:value-type="float" office:value="0.67623994898184" calcext:value-type="float">
            <text:p>0.67623994898184</text:p>
          </table:table-cell>
          <table:table-cell table:formula="of:=AVERAGE([.C39];[.E39];[.G39];[.I39];[.K39];[.M39];[.O39];[.Q39];[.S39];[.U39])" office:value-type="float" office:value="0.309758528074859" calcext:value-type="float">
            <text:p>0.309758528074859</text:p>
          </table:table-cell>
          <table:table-cell table:formula="of:=AVERAGE([.D39];[.F39];[.H39];[.J39];[.L39];[.N39];[.P39];[.R39];[.T39];[.V39])" office:value-type="float" office:value="0.690241471925141" calcext:value-type="float">
            <text:p>0.6902414719251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.171288607474754" calcext:value-type="float">
            <text:p>0.171288607474754</text:p>
          </table:table-cell>
          <table:table-cell office:value-type="float" office:value="0.828711392525246" calcext:value-type="float">
            <text:p>0.828711392525246</text:p>
          </table:table-cell>
          <table:table-cell office:value-type="float" office:value="0.108787526968865" calcext:value-type="float">
            <text:p>0.108787526968865</text:p>
          </table:table-cell>
          <table:table-cell office:value-type="float" office:value="0.891212473031135" calcext:value-type="float">
            <text:p>0.891212473031135</text:p>
          </table:table-cell>
          <table:table-cell office:value-type="float" office:value="0.16213617008523" calcext:value-type="float">
            <text:p>0.16213617008523</text:p>
          </table:table-cell>
          <table:table-cell office:value-type="float" office:value="0.83786382991477" calcext:value-type="float">
            <text:p>0.83786382991477</text:p>
          </table:table-cell>
          <table:table-cell office:value-type="float" office:value="0.136596775635177" calcext:value-type="float">
            <text:p>0.136596775635177</text:p>
          </table:table-cell>
          <table:table-cell office:value-type="float" office:value="0.863403224364823" calcext:value-type="float">
            <text:p>0.863403224364823</text:p>
          </table:table-cell>
          <table:table-cell office:value-type="float" office:value="0.179155258081157" calcext:value-type="float">
            <text:p>0.179155258081157</text:p>
          </table:table-cell>
          <table:table-cell office:value-type="float" office:value="0.820844741918843" calcext:value-type="float">
            <text:p>0.820844741918843</text:p>
          </table:table-cell>
          <table:table-cell office:value-type="float" office:value="0.201951536986717" calcext:value-type="float">
            <text:p>0.201951536986717</text:p>
          </table:table-cell>
          <table:table-cell office:value-type="float" office:value="0.798048463013283" calcext:value-type="float">
            <text:p>0.798048463013283</text:p>
          </table:table-cell>
          <table:table-cell office:value-type="float" office:value="0.114520259152762" calcext:value-type="float">
            <text:p>0.114520259152762</text:p>
          </table:table-cell>
          <table:table-cell office:value-type="float" office:value="0.885479740847238" calcext:value-type="float">
            <text:p>0.885479740847238</text:p>
          </table:table-cell>
          <table:table-cell office:value-type="float" office:value="0.212520366014023" calcext:value-type="float">
            <text:p>0.212520366014023</text:p>
          </table:table-cell>
          <table:table-cell office:value-type="float" office:value="0.787479633985977" calcext:value-type="float">
            <text:p>0.787479633985977</text:p>
          </table:table-cell>
          <table:table-cell office:value-type="float" office:value="0.281015736792911" calcext:value-type="float">
            <text:p>0.281015736792911</text:p>
          </table:table-cell>
          <table:table-cell office:value-type="float" office:value="0.718984263207089" calcext:value-type="float">
            <text:p>0.718984263207089</text:p>
          </table:table-cell>
          <table:table-cell office:value-type="float" office:value="0.202409605052113" calcext:value-type="float">
            <text:p>0.202409605052113</text:p>
          </table:table-cell>
          <table:table-cell office:value-type="float" office:value="0.797590394947887" calcext:value-type="float">
            <text:p>0.797590394947887</text:p>
          </table:table-cell>
          <table:table-cell table:formula="of:=AVERAGE([.C40];[.E40];[.G40];[.I40];[.K40];[.M40];[.O40];[.Q40];[.S40];[.U40])" office:value-type="float" office:value="0.177038184224371" calcext:value-type="float">
            <text:p>0.177038184224371</text:p>
          </table:table-cell>
          <table:table-cell table:formula="of:=AVERAGE([.D40];[.F40];[.H40];[.J40];[.L40];[.N40];[.P40];[.R40];[.T40];[.V40])" office:value-type="float" office:value="0.822961815775629" calcext:value-type="float">
            <text:p>0.8229618157756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608599282921797" calcext:value-type="float">
            <text:p>0.608599282921797</text:p>
          </table:table-cell>
          <table:table-cell office:value-type="float" office:value="0.391400717078203" calcext:value-type="float">
            <text:p>0.391400717078203</text:p>
          </table:table-cell>
          <table:table-cell office:value-type="float" office:value="0.474827910342915" calcext:value-type="float">
            <text:p>0.474827910342915</text:p>
          </table:table-cell>
          <table:table-cell office:value-type="float" office:value="0.525172089657085" calcext:value-type="float">
            <text:p>0.525172089657085</text:p>
          </table:table-cell>
          <table:table-cell office:value-type="float" office:value="0.560858043289452" calcext:value-type="float">
            <text:p>0.560858043289452</text:p>
          </table:table-cell>
          <table:table-cell office:value-type="float" office:value="0.439141956710548" calcext:value-type="float">
            <text:p>0.439141956710548</text:p>
          </table:table-cell>
          <table:table-cell office:value-type="float" office:value="0.58081749069139" calcext:value-type="float">
            <text:p>0.58081749069139</text:p>
          </table:table-cell>
          <table:table-cell office:value-type="float" office:value="0.41918250930861" calcext:value-type="float">
            <text:p>0.41918250930861</text:p>
          </table:table-cell>
          <table:table-cell office:value-type="float" office:value="0.476112360874023" calcext:value-type="float">
            <text:p>0.476112360874023</text:p>
          </table:table-cell>
          <table:table-cell office:value-type="float" office:value="0.523887639125977" calcext:value-type="float">
            <text:p>0.523887639125977</text:p>
          </table:table-cell>
          <table:table-cell office:value-type="float" office:value="0.533105060623842" calcext:value-type="float">
            <text:p>0.533105060623842</text:p>
          </table:table-cell>
          <table:table-cell office:value-type="float" office:value="0.466894939376158" calcext:value-type="float">
            <text:p>0.466894939376158</text:p>
          </table:table-cell>
          <table:table-cell office:value-type="float" office:value="0.374455290630474" calcext:value-type="float">
            <text:p>0.374455290630474</text:p>
          </table:table-cell>
          <table:table-cell office:value-type="float" office:value="0.625544709369526" calcext:value-type="float">
            <text:p>0.625544709369526</text:p>
          </table:table-cell>
          <table:table-cell office:value-type="float" office:value="0.528392498114179" calcext:value-type="float">
            <text:p>0.528392498114179</text:p>
          </table:table-cell>
          <table:table-cell office:value-type="float" office:value="0.471607501885822" calcext:value-type="float">
            <text:p>0.471607501885822</text:p>
          </table:table-cell>
          <table:table-cell office:value-type="float" office:value="0.43396674839539" calcext:value-type="float">
            <text:p>0.43396674839539</text:p>
          </table:table-cell>
          <table:table-cell office:value-type="float" office:value="0.56603325160461" calcext:value-type="float">
            <text:p>0.56603325160461</text:p>
          </table:table-cell>
          <table:table-cell office:value-type="float" office:value="0.563537425618463" calcext:value-type="float">
            <text:p>0.563537425618463</text:p>
          </table:table-cell>
          <table:table-cell office:value-type="float" office:value="0.436462574381537" calcext:value-type="float">
            <text:p>0.436462574381537</text:p>
          </table:table-cell>
          <table:table-cell table:formula="of:=AVERAGE([.C41];[.E41];[.G41];[.I41];[.K41];[.M41];[.O41];[.Q41];[.S41];[.U41])" office:value-type="float" office:value="0.513467211150193" calcext:value-type="float">
            <text:p>0.513467211150193</text:p>
          </table:table-cell>
          <table:table-cell table:formula="of:=AVERAGE([.D41];[.F41];[.H41];[.J41];[.L41];[.N41];[.P41];[.R41];[.T41];[.V41])" office:value-type="float" office:value="0.486532788849808" calcext:value-type="float">
            <text:p>0.4865327888498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.210574255885539" calcext:value-type="float">
            <text:p>0.210574255885539</text:p>
          </table:table-cell>
          <table:table-cell office:value-type="float" office:value="0.789425744114461" calcext:value-type="float">
            <text:p>0.789425744114461</text:p>
          </table:table-cell>
          <table:table-cell office:value-type="float" office:value="0.138378000291718" calcext:value-type="float">
            <text:p>0.138378000291718</text:p>
          </table:table-cell>
          <table:table-cell office:value-type="float" office:value="0.861621999708282" calcext:value-type="float">
            <text:p>0.861621999708282</text:p>
          </table:table-cell>
          <table:table-cell office:value-type="float" office:value="0.19064576995072" calcext:value-type="float">
            <text:p>0.19064576995072</text:p>
          </table:table-cell>
          <table:table-cell office:value-type="float" office:value="0.80935423004928" calcext:value-type="float">
            <text:p>0.80935423004928</text:p>
          </table:table-cell>
          <table:table-cell office:value-type="float" office:value="0.21874177569172" calcext:value-type="float">
            <text:p>0.21874177569172</text:p>
          </table:table-cell>
          <table:table-cell office:value-type="float" office:value="0.78125822430828" calcext:value-type="float">
            <text:p>0.78125822430828</text:p>
          </table:table-cell>
          <table:table-cell office:value-type="float" office:value="0.125082740391342" calcext:value-type="float">
            <text:p>0.125082740391342</text:p>
          </table:table-cell>
          <table:table-cell office:value-type="float" office:value="0.874917259608658" calcext:value-type="float">
            <text:p>0.874917259608658</text:p>
          </table:table-cell>
          <table:table-cell office:value-type="float" office:value="0.236664765405446" calcext:value-type="float">
            <text:p>0.236664765405446</text:p>
          </table:table-cell>
          <table:table-cell office:value-type="float" office:value="0.763335234594553" calcext:value-type="float">
            <text:p>0.763335234594553</text:p>
          </table:table-cell>
          <table:table-cell office:value-type="float" office:value="0.134841391754115" calcext:value-type="float">
            <text:p>0.134841391754115</text:p>
          </table:table-cell>
          <table:table-cell office:value-type="float" office:value="0.865158608245885" calcext:value-type="float">
            <text:p>0.865158608245885</text:p>
          </table:table-cell>
          <table:table-cell office:value-type="float" office:value="0.219285533845429" calcext:value-type="float">
            <text:p>0.219285533845429</text:p>
          </table:table-cell>
          <table:table-cell office:value-type="float" office:value="0.780714466154571" calcext:value-type="float">
            <text:p>0.780714466154571</text:p>
          </table:table-cell>
          <table:table-cell office:value-type="float" office:value="0.19610379536257" calcext:value-type="float">
            <text:p>0.19610379536257</text:p>
          </table:table-cell>
          <table:table-cell office:value-type="float" office:value="0.803896204637431" calcext:value-type="float">
            <text:p>0.803896204637431</text:p>
          </table:table-cell>
          <table:table-cell office:value-type="float" office:value="0.182088615291377" calcext:value-type="float">
            <text:p>0.182088615291377</text:p>
          </table:table-cell>
          <table:table-cell office:value-type="float" office:value="0.817911384708623" calcext:value-type="float">
            <text:p>0.817911384708623</text:p>
          </table:table-cell>
          <table:table-cell table:formula="of:=AVERAGE([.C42];[.E42];[.G42];[.I42];[.K42];[.M42];[.O42];[.Q42];[.S42];[.U42])" office:value-type="float" office:value="0.185240664386998" calcext:value-type="float">
            <text:p>0.185240664386998</text:p>
          </table:table-cell>
          <table:table-cell table:formula="of:=AVERAGE([.D42];[.F42];[.H42];[.J42];[.L42];[.N42];[.P42];[.R42];[.T42];[.V42])" office:value-type="float" office:value="0.814759335613002" calcext:value-type="float">
            <text:p>0.8147593356130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531663314785833" calcext:value-type="float">
            <text:p>0.053166331478583</text:p>
          </table:table-cell>
          <table:table-cell office:value-type="float" office:value="0.946833668521417" calcext:value-type="float">
            <text:p>0.946833668521417</text:p>
          </table:table-cell>
          <table:table-cell office:value-type="float" office:value="0.0568274228471293" calcext:value-type="float">
            <text:p>0.056827422847129</text:p>
          </table:table-cell>
          <table:table-cell office:value-type="float" office:value="0.943172577152871" calcext:value-type="float">
            <text:p>0.943172577152871</text:p>
          </table:table-cell>
          <table:table-cell office:value-type="float" office:value="0.0583312586881459" calcext:value-type="float">
            <text:p>0.058331258688146</text:p>
          </table:table-cell>
          <table:table-cell office:value-type="float" office:value="0.941668741311854" calcext:value-type="float">
            <text:p>0.941668741311854</text:p>
          </table:table-cell>
          <table:table-cell office:value-type="float" office:value="0.0794522073446707" calcext:value-type="float">
            <text:p>0.079452207344671</text:p>
          </table:table-cell>
          <table:table-cell office:value-type="float" office:value="0.920547792655329" calcext:value-type="float">
            <text:p>0.920547792655329</text:p>
          </table:table-cell>
          <table:table-cell office:value-type="float" office:value="0.0261014402610231" calcext:value-type="float">
            <text:p>0.026101440261023</text:p>
          </table:table-cell>
          <table:table-cell office:value-type="float" office:value="0.973898559738977" calcext:value-type="float">
            <text:p>0.973898559738977</text:p>
          </table:table-cell>
          <table:table-cell office:value-type="float" office:value="0.0597322365272287" calcext:value-type="float">
            <text:p>0.059732236527229</text:p>
          </table:table-cell>
          <table:table-cell office:value-type="float" office:value="0.940267763472771" calcext:value-type="float">
            <text:p>0.940267763472771</text:p>
          </table:table-cell>
          <table:table-cell office:value-type="float" office:value="0.0920384099403726" calcext:value-type="float">
            <text:p>0.092038409940373</text:p>
          </table:table-cell>
          <table:table-cell office:value-type="float" office:value="0.907961590059628" calcext:value-type="float">
            <text:p>0.907961590059628</text:p>
          </table:table-cell>
          <table:table-cell office:value-type="float" office:value="0.0549339968112651" calcext:value-type="float">
            <text:p>0.054933996811265</text:p>
          </table:table-cell>
          <table:table-cell office:value-type="float" office:value="0.945066003188735" calcext:value-type="float">
            <text:p>0.945066003188735</text:p>
          </table:table-cell>
          <table:table-cell office:value-type="float" office:value="0.0566637864534974" calcext:value-type="float">
            <text:p>0.056663786453497</text:p>
          </table:table-cell>
          <table:table-cell office:value-type="float" office:value="0.943336213546503" calcext:value-type="float">
            <text:p>0.943336213546503</text:p>
          </table:table-cell>
          <table:table-cell office:value-type="float" office:value="0.0977682756198354" calcext:value-type="float">
            <text:p>0.097768275619835</text:p>
          </table:table-cell>
          <table:table-cell office:value-type="float" office:value="0.902231724380165" calcext:value-type="float">
            <text:p>0.902231724380165</text:p>
          </table:table-cell>
          <table:table-cell table:formula="of:=AVERAGE([.C43];[.E43];[.G43];[.I43];[.K43];[.M43];[.O43];[.Q43];[.S43];[.U43])" office:value-type="float" office:value="0.0635015365971751" calcext:value-type="float">
            <text:p>0.063501536597175</text:p>
          </table:table-cell>
          <table:table-cell table:formula="of:=AVERAGE([.D43];[.F43];[.H43];[.J43];[.L43];[.N43];[.P43];[.R43];[.T43];[.V43])" office:value-type="float" office:value="0.936498463402825" calcext:value-type="float">
            <text:p>0.9364984634028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153705185339362" calcext:value-type="float">
            <text:p>0.153705185339362</text:p>
          </table:table-cell>
          <table:table-cell office:value-type="float" office:value="0.846294814660638" calcext:value-type="float">
            <text:p>0.846294814660638</text:p>
          </table:table-cell>
          <table:table-cell office:value-type="float" office:value="0.131003626813075" calcext:value-type="float">
            <text:p>0.131003626813075</text:p>
          </table:table-cell>
          <table:table-cell office:value-type="float" office:value="0.868996373186925" calcext:value-type="float">
            <text:p>0.868996373186925</text:p>
          </table:table-cell>
          <table:table-cell office:value-type="float" office:value="0.16103055108471" calcext:value-type="float">
            <text:p>0.16103055108471</text:p>
          </table:table-cell>
          <table:table-cell office:value-type="float" office:value="0.83896944891529" calcext:value-type="float">
            <text:p>0.83896944891529</text:p>
          </table:table-cell>
          <table:table-cell office:value-type="float" office:value="0.13331631778539" calcext:value-type="float">
            <text:p>0.13331631778539</text:p>
          </table:table-cell>
          <table:table-cell office:value-type="float" office:value="0.866683682214609" calcext:value-type="float">
            <text:p>0.866683682214609</text:p>
          </table:table-cell>
          <table:table-cell office:value-type="float" office:value="0.113226016475673" calcext:value-type="float">
            <text:p>0.113226016475673</text:p>
          </table:table-cell>
          <table:table-cell office:value-type="float" office:value="0.886773983524327" calcext:value-type="float">
            <text:p>0.886773983524327</text:p>
          </table:table-cell>
          <table:table-cell office:value-type="float" office:value="0.177203576370502" calcext:value-type="float">
            <text:p>0.177203576370502</text:p>
          </table:table-cell>
          <table:table-cell office:value-type="float" office:value="0.822796423629498" calcext:value-type="float">
            <text:p>0.822796423629498</text:p>
          </table:table-cell>
          <table:table-cell office:value-type="float" office:value="0.08629609010053" calcext:value-type="float">
            <text:p>0.08629609010053</text:p>
          </table:table-cell>
          <table:table-cell office:value-type="float" office:value="0.91370390989947" calcext:value-type="float">
            <text:p>0.91370390989947</text:p>
          </table:table-cell>
          <table:table-cell office:value-type="float" office:value="0.200179316565468" calcext:value-type="float">
            <text:p>0.200179316565468</text:p>
          </table:table-cell>
          <table:table-cell office:value-type="float" office:value="0.799820683434532" calcext:value-type="float">
            <text:p>0.799820683434532</text:p>
          </table:table-cell>
          <table:table-cell office:value-type="float" office:value="0.146470961975655" calcext:value-type="float">
            <text:p>0.146470961975655</text:p>
          </table:table-cell>
          <table:table-cell office:value-type="float" office:value="0.853529038024345" calcext:value-type="float">
            <text:p>0.853529038024345</text:p>
          </table:table-cell>
          <table:table-cell office:value-type="float" office:value="0.230276452482896" calcext:value-type="float">
            <text:p>0.230276452482896</text:p>
          </table:table-cell>
          <table:table-cell office:value-type="float" office:value="0.769723547517104" calcext:value-type="float">
            <text:p>0.769723547517104</text:p>
          </table:table-cell>
          <table:table-cell table:formula="of:=AVERAGE([.C44];[.E44];[.G44];[.I44];[.K44];[.M44];[.O44];[.Q44];[.S44];[.U44])" office:value-type="float" office:value="0.153270809499326" calcext:value-type="float">
            <text:p>0.153270809499326</text:p>
          </table:table-cell>
          <table:table-cell table:formula="of:=AVERAGE([.D44];[.F44];[.H44];[.J44];[.L44];[.N44];[.P44];[.R44];[.T44];[.V44])" office:value-type="float" office:value="0.846729190500674" calcext:value-type="float">
            <text:p>0.84672919050067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94144507510603" calcext:value-type="float">
            <text:p>0.094144507510603</text:p>
          </table:table-cell>
          <table:table-cell office:value-type="float" office:value="0.905855492489397" calcext:value-type="float">
            <text:p>0.905855492489397</text:p>
          </table:table-cell>
          <table:table-cell office:value-type="float" office:value="0.0889420764014852" calcext:value-type="float">
            <text:p>0.088942076401485</text:p>
          </table:table-cell>
          <table:table-cell office:value-type="float" office:value="0.911057923598515" calcext:value-type="float">
            <text:p>0.911057923598515</text:p>
          </table:table-cell>
          <table:table-cell office:value-type="float" office:value="0.123713336265662" calcext:value-type="float">
            <text:p>0.123713336265662</text:p>
          </table:table-cell>
          <table:table-cell office:value-type="float" office:value="0.876286663734338" calcext:value-type="float">
            <text:p>0.876286663734338</text:p>
          </table:table-cell>
          <table:table-cell office:value-type="float" office:value="0.0625882953342185" calcext:value-type="float">
            <text:p>0.062588295334219</text:p>
          </table:table-cell>
          <table:table-cell office:value-type="float" office:value="0.937411704665781" calcext:value-type="float">
            <text:p>0.937411704665781</text:p>
          </table:table-cell>
          <table:table-cell office:value-type="float" office:value="0.0620213062546704" calcext:value-type="float">
            <text:p>0.06202130625467</text:p>
          </table:table-cell>
          <table:table-cell office:value-type="float" office:value="0.93797869374533" calcext:value-type="float">
            <text:p>0.93797869374533</text:p>
          </table:table-cell>
          <table:table-cell office:value-type="float" office:value="0.0637314704372682" calcext:value-type="float">
            <text:p>0.063731470437268</text:p>
          </table:table-cell>
          <table:table-cell office:value-type="float" office:value="0.936268529562732" calcext:value-type="float">
            <text:p>0.936268529562732</text:p>
          </table:table-cell>
          <table:table-cell office:value-type="float" office:value="0.103020571752383" calcext:value-type="float">
            <text:p>0.103020571752383</text:p>
          </table:table-cell>
          <table:table-cell office:value-type="float" office:value="0.896979428247617" calcext:value-type="float">
            <text:p>0.896979428247617</text:p>
          </table:table-cell>
          <table:table-cell office:value-type="float" office:value="0.113222172387165" calcext:value-type="float">
            <text:p>0.113222172387165</text:p>
          </table:table-cell>
          <table:table-cell office:value-type="float" office:value="0.886777827612834" calcext:value-type="float">
            <text:p>0.886777827612834</text:p>
          </table:table-cell>
          <table:table-cell office:value-type="float" office:value="0.0903761908097974" calcext:value-type="float">
            <text:p>0.090376190809797</text:p>
          </table:table-cell>
          <table:table-cell office:value-type="float" office:value="0.909623809190203" calcext:value-type="float">
            <text:p>0.909623809190203</text:p>
          </table:table-cell>
          <table:table-cell office:value-type="float" office:value="0.0891217698212722" calcext:value-type="float">
            <text:p>0.089121769821272</text:p>
          </table:table-cell>
          <table:table-cell office:value-type="float" office:value="0.910878230178728" calcext:value-type="float">
            <text:p>0.910878230178728</text:p>
          </table:table-cell>
          <table:table-cell table:formula="of:=AVERAGE([.C45];[.E45];[.G45];[.I45];[.K45];[.M45];[.O45];[.Q45];[.S45];[.U45])" office:value-type="float" office:value="0.0890881696974525" calcext:value-type="float">
            <text:p>0.089088169697453</text:p>
          </table:table-cell>
          <table:table-cell table:formula="of:=AVERAGE([.D45];[.F45];[.H45];[.J45];[.L45];[.N45];[.P45];[.R45];[.T45];[.V45])" office:value-type="float" office:value="0.910911830302548" calcext:value-type="float">
            <text:p>0.9109118303025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125452315464902" calcext:value-type="float">
            <text:p>0.125452315464902</text:p>
          </table:table-cell>
          <table:table-cell office:value-type="float" office:value="0.874547684535098" calcext:value-type="float">
            <text:p>0.874547684535098</text:p>
          </table:table-cell>
          <table:table-cell office:value-type="float" office:value="0.0921659248037149" calcext:value-type="float">
            <text:p>0.092165924803715</text:p>
          </table:table-cell>
          <table:table-cell office:value-type="float" office:value="0.907834075196285" calcext:value-type="float">
            <text:p>0.907834075196285</text:p>
          </table:table-cell>
          <table:table-cell office:value-type="float" office:value="0.147219880398265" calcext:value-type="float">
            <text:p>0.147219880398265</text:p>
          </table:table-cell>
          <table:table-cell office:value-type="float" office:value="0.852780119601735" calcext:value-type="float">
            <text:p>0.852780119601735</text:p>
          </table:table-cell>
          <table:table-cell office:value-type="float" office:value="0.0920509865708597" calcext:value-type="float">
            <text:p>0.09205098657086</text:p>
          </table:table-cell>
          <table:table-cell office:value-type="float" office:value="0.90794901342914" calcext:value-type="float">
            <text:p>0.90794901342914</text:p>
          </table:table-cell>
          <table:table-cell office:value-type="float" office:value="0.12105297574301" calcext:value-type="float">
            <text:p>0.12105297574301</text:p>
          </table:table-cell>
          <table:table-cell office:value-type="float" office:value="0.87894702425699" calcext:value-type="float">
            <text:p>0.87894702425699</text:p>
          </table:table-cell>
          <table:table-cell office:value-type="float" office:value="0.168087993584208" calcext:value-type="float">
            <text:p>0.168087993584208</text:p>
          </table:table-cell>
          <table:table-cell office:value-type="float" office:value="0.831912006415792" calcext:value-type="float">
            <text:p>0.831912006415792</text:p>
          </table:table-cell>
          <table:table-cell office:value-type="float" office:value="0.0709301754224414" calcext:value-type="float">
            <text:p>0.070930175422441</text:p>
          </table:table-cell>
          <table:table-cell office:value-type="float" office:value="0.929069824577558" calcext:value-type="float">
            <text:p>0.929069824577558</text:p>
          </table:table-cell>
          <table:table-cell office:value-type="float" office:value="0.125049431404412" calcext:value-type="float">
            <text:p>0.125049431404412</text:p>
          </table:table-cell>
          <table:table-cell office:value-type="float" office:value="0.874950568595588" calcext:value-type="float">
            <text:p>0.874950568595588</text:p>
          </table:table-cell>
          <table:table-cell office:value-type="float" office:value="0.137083768001353" calcext:value-type="float">
            <text:p>0.137083768001353</text:p>
          </table:table-cell>
          <table:table-cell office:value-type="float" office:value="0.862916231998647" calcext:value-type="float">
            <text:p>0.862916231998647</text:p>
          </table:table-cell>
          <table:table-cell office:value-type="float" office:value="0.145447100241048" calcext:value-type="float">
            <text:p>0.145447100241048</text:p>
          </table:table-cell>
          <table:table-cell office:value-type="float" office:value="0.854552899758952" calcext:value-type="float">
            <text:p>0.854552899758952</text:p>
          </table:table-cell>
          <table:table-cell table:formula="of:=AVERAGE([.C46];[.E46];[.G46];[.I46];[.K46];[.M46];[.O46];[.Q46];[.S46];[.U46])" office:value-type="float" office:value="0.122454055163421" calcext:value-type="float">
            <text:p>0.122454055163421</text:p>
          </table:table-cell>
          <table:table-cell table:formula="of:=AVERAGE([.D46];[.F46];[.H46];[.J46];[.L46];[.N46];[.P46];[.R46];[.T46];[.V46])" office:value-type="float" office:value="0.877545944836579" calcext:value-type="float">
            <text:p>0.8775459448365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379293227129513" calcext:value-type="float">
            <text:p>0.037929322712951</text:p>
          </table:table-cell>
          <table:table-cell office:value-type="float" office:value="0.962070677287049" calcext:value-type="float">
            <text:p>0.962070677287049</text:p>
          </table:table-cell>
          <table:table-cell office:value-type="float" office:value="0.0416136983524077" calcext:value-type="float">
            <text:p>0.041613698352408</text:p>
          </table:table-cell>
          <table:table-cell office:value-type="float" office:value="0.958386301647592" calcext:value-type="float">
            <text:p>0.958386301647592</text:p>
          </table:table-cell>
          <table:table-cell office:value-type="float" office:value="0.0511671538463877" calcext:value-type="float">
            <text:p>0.051167153846388</text:p>
          </table:table-cell>
          <table:table-cell office:value-type="float" office:value="0.948832846153612" calcext:value-type="float">
            <text:p>0.948832846153612</text:p>
          </table:table-cell>
          <table:table-cell office:value-type="float" office:value="0.0635081800315206" calcext:value-type="float">
            <text:p>0.063508180031521</text:p>
          </table:table-cell>
          <table:table-cell office:value-type="float" office:value="0.936491819968479" calcext:value-type="float">
            <text:p>0.936491819968479</text:p>
          </table:table-cell>
          <table:table-cell office:value-type="float" office:value="0.0325511348361882" calcext:value-type="float">
            <text:p>0.032551134836188</text:p>
          </table:table-cell>
          <table:table-cell office:value-type="float" office:value="0.967448865163812" calcext:value-type="float">
            <text:p>0.967448865163812</text:p>
          </table:table-cell>
          <table:table-cell office:value-type="float" office:value="0.043580964656242" calcext:value-type="float">
            <text:p>0.043580964656242</text:p>
          </table:table-cell>
          <table:table-cell office:value-type="float" office:value="0.956419035343758" calcext:value-type="float">
            <text:p>0.956419035343758</text:p>
          </table:table-cell>
          <table:table-cell office:value-type="float" office:value="0.0332349278465569" calcext:value-type="float">
            <text:p>0.033234927846557</text:p>
          </table:table-cell>
          <table:table-cell office:value-type="float" office:value="0.966765072153443" calcext:value-type="float">
            <text:p>0.966765072153443</text:p>
          </table:table-cell>
          <table:table-cell office:value-type="float" office:value="0.0446383486605526" calcext:value-type="float">
            <text:p>0.044638348660553</text:p>
          </table:table-cell>
          <table:table-cell office:value-type="float" office:value="0.955361651339447" calcext:value-type="float">
            <text:p>0.955361651339447</text:p>
          </table:table-cell>
          <table:table-cell office:value-type="float" office:value="0.0375681756518967" calcext:value-type="float">
            <text:p>0.037568175651897</text:p>
          </table:table-cell>
          <table:table-cell office:value-type="float" office:value="0.962431824348103" calcext:value-type="float">
            <text:p>0.962431824348103</text:p>
          </table:table-cell>
          <table:table-cell office:value-type="float" office:value="0.0767085511570283" calcext:value-type="float">
            <text:p>0.076708551157028</text:p>
          </table:table-cell>
          <table:table-cell office:value-type="float" office:value="0.923291448842972" calcext:value-type="float">
            <text:p>0.923291448842972</text:p>
          </table:table-cell>
          <table:table-cell table:formula="of:=AVERAGE([.C47];[.E47];[.G47];[.I47];[.K47];[.M47];[.O47];[.Q47];[.S47];[.U47])" office:value-type="float" office:value="0.0462500457751732" calcext:value-type="float">
            <text:p>0.046250045775173</text:p>
          </table:table-cell>
          <table:table-cell table:formula="of:=AVERAGE([.D47];[.F47];[.H47];[.J47];[.L47];[.N47];[.P47];[.R47];[.T47];[.V47])" office:value-type="float" office:value="0.953749954224827" calcext:value-type="float">
            <text:p>0.9537499542248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422261284905702" calcext:value-type="float">
            <text:p>0.04222612849057</text:p>
          </table:table-cell>
          <table:table-cell office:value-type="float" office:value="0.95777387150943" calcext:value-type="float">
            <text:p>0.95777387150943</text:p>
          </table:table-cell>
          <table:table-cell office:value-type="float" office:value="0.0212635534484373" calcext:value-type="float">
            <text:p>0.021263553448437</text:p>
          </table:table-cell>
          <table:table-cell office:value-type="float" office:value="0.978736446551563" calcext:value-type="float">
            <text:p>0.978736446551563</text:p>
          </table:table-cell>
          <table:table-cell office:value-type="float" office:value="0.0397538075234972" calcext:value-type="float">
            <text:p>0.039753807523497</text:p>
          </table:table-cell>
          <table:table-cell office:value-type="float" office:value="0.960246192476503" calcext:value-type="float">
            <text:p>0.960246192476503</text:p>
          </table:table-cell>
          <table:table-cell office:value-type="float" office:value="0.0363990599990006" calcext:value-type="float">
            <text:p>0.036399059999001</text:p>
          </table:table-cell>
          <table:table-cell office:value-type="float" office:value="0.963600940000999" calcext:value-type="float">
            <text:p>0.963600940000999</text:p>
          </table:table-cell>
          <table:table-cell office:value-type="float" office:value="0.026965694749572" calcext:value-type="float">
            <text:p>0.026965694749572</text:p>
          </table:table-cell>
          <table:table-cell office:value-type="float" office:value="0.973034305250428" calcext:value-type="float">
            <text:p>0.973034305250428</text:p>
          </table:table-cell>
          <table:table-cell office:value-type="float" office:value="0.0351831174520314" calcext:value-type="float">
            <text:p>0.035183117452031</text:p>
          </table:table-cell>
          <table:table-cell office:value-type="float" office:value="0.964816882547969" calcext:value-type="float">
            <text:p>0.964816882547969</text:p>
          </table:table-cell>
          <table:table-cell office:value-type="float" office:value="0.0158445436047232" calcext:value-type="float">
            <text:p>0.015844543604723</text:p>
          </table:table-cell>
          <table:table-cell office:value-type="float" office:value="0.984155456395277" calcext:value-type="float">
            <text:p>0.984155456395277</text:p>
          </table:table-cell>
          <table:table-cell office:value-type="float" office:value="0.0396961513254324" calcext:value-type="float">
            <text:p>0.039696151325432</text:p>
          </table:table-cell>
          <table:table-cell office:value-type="float" office:value="0.960303848674567" calcext:value-type="float">
            <text:p>0.960303848674567</text:p>
          </table:table-cell>
          <table:table-cell office:value-type="float" office:value="0.055906320461524" calcext:value-type="float">
            <text:p>0.055906320461524</text:p>
          </table:table-cell>
          <table:table-cell office:value-type="float" office:value="0.944093679538476" calcext:value-type="float">
            <text:p>0.944093679538476</text:p>
          </table:table-cell>
          <table:table-cell office:value-type="float" office:value="0.0309426589256347" calcext:value-type="float">
            <text:p>0.030942658925635</text:p>
          </table:table-cell>
          <table:table-cell office:value-type="float" office:value="0.969057341074365" calcext:value-type="float">
            <text:p>0.969057341074365</text:p>
          </table:table-cell>
          <table:table-cell table:formula="of:=AVERAGE([.C48];[.E48];[.G48];[.I48];[.K48];[.M48];[.O48];[.Q48];[.S48];[.U48])" office:value-type="float" office:value="0.0344181035980423" calcext:value-type="float">
            <text:p>0.034418103598042</text:p>
          </table:table-cell>
          <table:table-cell table:formula="of:=AVERAGE([.D48];[.F48];[.H48];[.J48];[.L48];[.N48];[.P48];[.R48];[.T48];[.V48])" office:value-type="float" office:value="0.965581896401958" calcext:value-type="float">
            <text:p>0.96558189640195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477362308735205" calcext:value-type="float">
            <text:p>0.047736230873521</text:p>
          </table:table-cell>
          <table:table-cell office:value-type="float" office:value="0.95226376912648" calcext:value-type="float">
            <text:p>0.95226376912648</text:p>
          </table:table-cell>
          <table:table-cell office:value-type="float" office:value="0.0750659167925964" calcext:value-type="float">
            <text:p>0.075065916792596</text:p>
          </table:table-cell>
          <table:table-cell office:value-type="float" office:value="0.924934083207404" calcext:value-type="float">
            <text:p>0.924934083207404</text:p>
          </table:table-cell>
          <table:table-cell office:value-type="float" office:value="0.0441584224652995" calcext:value-type="float">
            <text:p>0.0441584224653</text:p>
          </table:table-cell>
          <table:table-cell office:value-type="float" office:value="0.9558415775347" calcext:value-type="float">
            <text:p>0.9558415775347</text:p>
          </table:table-cell>
          <table:table-cell office:value-type="float" office:value="0.0408365050114555" calcext:value-type="float">
            <text:p>0.040836505011456</text:p>
          </table:table-cell>
          <table:table-cell office:value-type="float" office:value="0.959163494988545" calcext:value-type="float">
            <text:p>0.959163494988545</text:p>
          </table:table-cell>
          <table:table-cell office:value-type="float" office:value="0.0397940971414629" calcext:value-type="float">
            <text:p>0.039794097141463</text:p>
          </table:table-cell>
          <table:table-cell office:value-type="float" office:value="0.960205902858537" calcext:value-type="float">
            <text:p>0.960205902858537</text:p>
          </table:table-cell>
          <table:table-cell office:value-type="float" office:value="0.0540605622330728" calcext:value-type="float">
            <text:p>0.054060562233073</text:p>
          </table:table-cell>
          <table:table-cell office:value-type="float" office:value="0.945939437766927" calcext:value-type="float">
            <text:p>0.945939437766927</text:p>
          </table:table-cell>
          <table:table-cell office:value-type="float" office:value="0.0415954700336446" calcext:value-type="float">
            <text:p>0.041595470033645</text:p>
          </table:table-cell>
          <table:table-cell office:value-type="float" office:value="0.958404529966356" calcext:value-type="float">
            <text:p>0.958404529966356</text:p>
          </table:table-cell>
          <table:table-cell office:value-type="float" office:value="0.0886237318814193" calcext:value-type="float">
            <text:p>0.088623731881419</text:p>
          </table:table-cell>
          <table:table-cell office:value-type="float" office:value="0.911376268118581" calcext:value-type="float">
            <text:p>0.911376268118581</text:p>
          </table:table-cell>
          <table:table-cell office:value-type="float" office:value="0.0665714938370974" calcext:value-type="float">
            <text:p>0.066571493837097</text:p>
          </table:table-cell>
          <table:table-cell office:value-type="float" office:value="0.933428506162902" calcext:value-type="float">
            <text:p>0.933428506162902</text:p>
          </table:table-cell>
          <table:table-cell office:value-type="float" office:value="0.0268083949958285" calcext:value-type="float">
            <text:p>0.026808394995829</text:p>
          </table:table-cell>
          <table:table-cell office:value-type="float" office:value="0.973191605004172" calcext:value-type="float">
            <text:p>0.973191605004172</text:p>
          </table:table-cell>
          <table:table-cell table:formula="of:=AVERAGE([.C49];[.E49];[.G49];[.I49];[.K49];[.M49];[.O49];[.Q49];[.S49];[.U49])" office:value-type="float" office:value="0.0525250825265397" calcext:value-type="float">
            <text:p>0.05252508252654</text:p>
          </table:table-cell>
          <table:table-cell table:formula="of:=AVERAGE([.D49];[.F49];[.H49];[.J49];[.L49];[.N49];[.P49];[.R49];[.T49];[.V49])" office:value-type="float" office:value="0.947474917473461" calcext:value-type="float">
            <text:p>0.9474749174734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217161539031636" calcext:value-type="float">
            <text:p>0.217161539031636</text:p>
          </table:table-cell>
          <table:table-cell office:value-type="float" office:value="0.782838460968364" calcext:value-type="float">
            <text:p>0.782838460968364</text:p>
          </table:table-cell>
          <table:table-cell office:value-type="float" office:value="0.265140164999013" calcext:value-type="float">
            <text:p>0.265140164999013</text:p>
          </table:table-cell>
          <table:table-cell office:value-type="float" office:value="0.734859835000987" calcext:value-type="float">
            <text:p>0.734859835000987</text:p>
          </table:table-cell>
          <table:table-cell office:value-type="float" office:value="0.214356423986736" calcext:value-type="float">
            <text:p>0.214356423986736</text:p>
          </table:table-cell>
          <table:table-cell office:value-type="float" office:value="0.785643576013264" calcext:value-type="float">
            <text:p>0.785643576013264</text:p>
          </table:table-cell>
          <table:table-cell office:value-type="float" office:value="0.138401659845783" calcext:value-type="float">
            <text:p>0.138401659845783</text:p>
          </table:table-cell>
          <table:table-cell office:value-type="float" office:value="0.861598340154217" calcext:value-type="float">
            <text:p>0.861598340154217</text:p>
          </table:table-cell>
          <table:table-cell office:value-type="float" office:value="0.191208381634564" calcext:value-type="float">
            <text:p>0.191208381634564</text:p>
          </table:table-cell>
          <table:table-cell office:value-type="float" office:value="0.808791618365436" calcext:value-type="float">
            <text:p>0.808791618365436</text:p>
          </table:table-cell>
          <table:table-cell office:value-type="float" office:value="0.247881023571035" calcext:value-type="float">
            <text:p>0.247881023571035</text:p>
          </table:table-cell>
          <table:table-cell office:value-type="float" office:value="0.752118976428965" calcext:value-type="float">
            <text:p>0.752118976428965</text:p>
          </table:table-cell>
          <table:table-cell office:value-type="float" office:value="0.162247640545802" calcext:value-type="float">
            <text:p>0.162247640545802</text:p>
          </table:table-cell>
          <table:table-cell office:value-type="float" office:value="0.837752359454198" calcext:value-type="float">
            <text:p>0.837752359454198</text:p>
          </table:table-cell>
          <table:table-cell office:value-type="float" office:value="0.221092650064823" calcext:value-type="float">
            <text:p>0.221092650064823</text:p>
          </table:table-cell>
          <table:table-cell office:value-type="float" office:value="0.778907349935177" calcext:value-type="float">
            <text:p>0.778907349935177</text:p>
          </table:table-cell>
          <table:table-cell office:value-type="float" office:value="0.180768689891951" calcext:value-type="float">
            <text:p>0.180768689891951</text:p>
          </table:table-cell>
          <table:table-cell office:value-type="float" office:value="0.819231310108049" calcext:value-type="float">
            <text:p>0.819231310108049</text:p>
          </table:table-cell>
          <table:table-cell office:value-type="float" office:value="0.16621126184223" calcext:value-type="float">
            <text:p>0.16621126184223</text:p>
          </table:table-cell>
          <table:table-cell office:value-type="float" office:value="0.83378873815777" calcext:value-type="float">
            <text:p>0.83378873815777</text:p>
          </table:table-cell>
          <table:table-cell table:formula="of:=AVERAGE([.C50];[.E50];[.G50];[.I50];[.K50];[.M50];[.O50];[.Q50];[.S50];[.U50])" office:value-type="float" office:value="0.200446943541357" calcext:value-type="float">
            <text:p>0.200446943541357</text:p>
          </table:table-cell>
          <table:table-cell table:formula="of:=AVERAGE([.D50];[.F50];[.H50];[.J50];[.L50];[.N50];[.P50];[.R50];[.T50];[.V50])" office:value-type="float" office:value="0.799553056458643" calcext:value-type="float">
            <text:p>0.7995530564586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183257863627094" calcext:value-type="float">
            <text:p>0.183257863627094</text:p>
          </table:table-cell>
          <table:table-cell office:value-type="float" office:value="0.816742136372906" calcext:value-type="float">
            <text:p>0.816742136372906</text:p>
          </table:table-cell>
          <table:table-cell office:value-type="float" office:value="0.171643450727753" calcext:value-type="float">
            <text:p>0.171643450727753</text:p>
          </table:table-cell>
          <table:table-cell office:value-type="float" office:value="0.828356549272247" calcext:value-type="float">
            <text:p>0.828356549272247</text:p>
          </table:table-cell>
          <table:table-cell office:value-type="float" office:value="0.162368883544449" calcext:value-type="float">
            <text:p>0.162368883544449</text:p>
          </table:table-cell>
          <table:table-cell office:value-type="float" office:value="0.837631116455551" calcext:value-type="float">
            <text:p>0.837631116455551</text:p>
          </table:table-cell>
          <table:table-cell office:value-type="float" office:value="0.247751778852862" calcext:value-type="float">
            <text:p>0.247751778852862</text:p>
          </table:table-cell>
          <table:table-cell office:value-type="float" office:value="0.752248221147138" calcext:value-type="float">
            <text:p>0.752248221147138</text:p>
          </table:table-cell>
          <table:table-cell office:value-type="float" office:value="0.203940590236714" calcext:value-type="float">
            <text:p>0.203940590236714</text:p>
          </table:table-cell>
          <table:table-cell office:value-type="float" office:value="0.796059409763286" calcext:value-type="float">
            <text:p>0.796059409763286</text:p>
          </table:table-cell>
          <table:table-cell office:value-type="float" office:value="0.203153508515219" calcext:value-type="float">
            <text:p>0.203153508515219</text:p>
          </table:table-cell>
          <table:table-cell office:value-type="float" office:value="0.79684649148478" calcext:value-type="float">
            <text:p>0.79684649148478</text:p>
          </table:table-cell>
          <table:table-cell office:value-type="float" office:value="0.205446801623186" calcext:value-type="float">
            <text:p>0.205446801623186</text:p>
          </table:table-cell>
          <table:table-cell office:value-type="float" office:value="0.794553198376814" calcext:value-type="float">
            <text:p>0.794553198376814</text:p>
          </table:table-cell>
          <table:table-cell office:value-type="float" office:value="0.22576919339784" calcext:value-type="float">
            <text:p>0.22576919339784</text:p>
          </table:table-cell>
          <table:table-cell office:value-type="float" office:value="0.77423080660216" calcext:value-type="float">
            <text:p>0.77423080660216</text:p>
          </table:table-cell>
          <table:table-cell office:value-type="float" office:value="0.209922072045765" calcext:value-type="float">
            <text:p>0.209922072045765</text:p>
          </table:table-cell>
          <table:table-cell office:value-type="float" office:value="0.790077927954235" calcext:value-type="float">
            <text:p>0.790077927954235</text:p>
          </table:table-cell>
          <table:table-cell office:value-type="float" office:value="0.123583901985267" calcext:value-type="float">
            <text:p>0.123583901985267</text:p>
          </table:table-cell>
          <table:table-cell office:value-type="float" office:value="0.876416098014733" calcext:value-type="float">
            <text:p>0.876416098014733</text:p>
          </table:table-cell>
          <table:table-cell table:formula="of:=AVERAGE([.C51];[.E51];[.G51];[.I51];[.K51];[.M51];[.O51];[.Q51];[.S51];[.U51])" office:value-type="float" office:value="0.193683804455615" calcext:value-type="float">
            <text:p>0.193683804455615</text:p>
          </table:table-cell>
          <table:table-cell table:formula="of:=AVERAGE([.D51];[.F51];[.H51];[.J51];[.L51];[.N51];[.P51];[.R51];[.T51];[.V51])" office:value-type="float" office:value="0.806316195544385" calcext:value-type="float">
            <text:p>0.80631619554438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5187482564053" calcext:value-type="float">
            <text:p>0.5187482564053</text:p>
          </table:table-cell>
          <table:table-cell office:value-type="float" office:value="0.4812517435947" calcext:value-type="float">
            <text:p>0.4812517435947</text:p>
          </table:table-cell>
          <table:table-cell office:value-type="float" office:value="0.381560569306752" calcext:value-type="float">
            <text:p>0.381560569306752</text:p>
          </table:table-cell>
          <table:table-cell office:value-type="float" office:value="0.618439430693248" calcext:value-type="float">
            <text:p>0.618439430693248</text:p>
          </table:table-cell>
          <table:table-cell office:value-type="float" office:value="0.54672665161287" calcext:value-type="float">
            <text:p>0.54672665161287</text:p>
          </table:table-cell>
          <table:table-cell office:value-type="float" office:value="0.453273348387131" calcext:value-type="float">
            <text:p>0.453273348387131</text:p>
          </table:table-cell>
          <table:table-cell office:value-type="float" office:value="0.43662926911545" calcext:value-type="float">
            <text:p>0.43662926911545</text:p>
          </table:table-cell>
          <table:table-cell office:value-type="float" office:value="0.56337073088455" calcext:value-type="float">
            <text:p>0.56337073088455</text:p>
          </table:table-cell>
          <table:table-cell office:value-type="float" office:value="0.412198102554895" calcext:value-type="float">
            <text:p>0.412198102554895</text:p>
          </table:table-cell>
          <table:table-cell office:value-type="float" office:value="0.587801897445105" calcext:value-type="float">
            <text:p>0.587801897445105</text:p>
          </table:table-cell>
          <table:table-cell office:value-type="float" office:value="0.565140748288725" calcext:value-type="float">
            <text:p>0.565140748288725</text:p>
          </table:table-cell>
          <table:table-cell office:value-type="float" office:value="0.434859251711275" calcext:value-type="float">
            <text:p>0.434859251711275</text:p>
          </table:table-cell>
          <table:table-cell office:value-type="float" office:value="0.392945367557085" calcext:value-type="float">
            <text:p>0.392945367557085</text:p>
          </table:table-cell>
          <table:table-cell office:value-type="float" office:value="0.607054632442915" calcext:value-type="float">
            <text:p>0.607054632442915</text:p>
          </table:table-cell>
          <table:table-cell office:value-type="float" office:value="0.656548011773052" calcext:value-type="float">
            <text:p>0.656548011773052</text:p>
          </table:table-cell>
          <table:table-cell office:value-type="float" office:value="0.343451988226948" calcext:value-type="float">
            <text:p>0.343451988226948</text:p>
          </table:table-cell>
          <table:table-cell office:value-type="float" office:value="0.597789432114882" calcext:value-type="float">
            <text:p>0.597789432114882</text:p>
          </table:table-cell>
          <table:table-cell office:value-type="float" office:value="0.402210567885118" calcext:value-type="float">
            <text:p>0.402210567885118</text:p>
          </table:table-cell>
          <table:table-cell office:value-type="float" office:value="0.29377877906735" calcext:value-type="float">
            <text:p>0.29377877906735</text:p>
          </table:table-cell>
          <table:table-cell office:value-type="float" office:value="0.70622122093265" calcext:value-type="float">
            <text:p>0.70622122093265</text:p>
          </table:table-cell>
          <table:table-cell table:formula="of:=AVERAGE([.C52];[.E52];[.G52];[.I52];[.K52];[.M52];[.O52];[.Q52];[.S52];[.U52])" office:value-type="float" office:value="0.480206518779636" calcext:value-type="float">
            <text:p>0.480206518779636</text:p>
          </table:table-cell>
          <table:table-cell table:formula="of:=AVERAGE([.D52];[.F52];[.H52];[.J52];[.L52];[.N52];[.P52];[.R52];[.T52];[.V52])" office:value-type="float" office:value="0.519793481220364" calcext:value-type="float">
            <text:p>0.5197934812203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.0657045619179528" calcext:value-type="float">
            <text:p>0.065704561917953</text:p>
          </table:table-cell>
          <table:table-cell office:value-type="float" office:value="0.934295438082047" calcext:value-type="float">
            <text:p>0.934295438082047</text:p>
          </table:table-cell>
          <table:table-cell office:value-type="float" office:value="0.118202568233187" calcext:value-type="float">
            <text:p>0.118202568233187</text:p>
          </table:table-cell>
          <table:table-cell office:value-type="float" office:value="0.881797431766813" calcext:value-type="float">
            <text:p>0.881797431766813</text:p>
          </table:table-cell>
          <table:table-cell office:value-type="float" office:value="0.125091836135132" calcext:value-type="float">
            <text:p>0.125091836135132</text:p>
          </table:table-cell>
          <table:table-cell office:value-type="float" office:value="0.874908163864868" calcext:value-type="float">
            <text:p>0.874908163864868</text:p>
          </table:table-cell>
          <table:table-cell office:value-type="float" office:value="0.0631180966882307" calcext:value-type="float">
            <text:p>0.063118096688231</text:p>
          </table:table-cell>
          <table:table-cell office:value-type="float" office:value="0.936881903311769" calcext:value-type="float">
            <text:p>0.936881903311769</text:p>
          </table:table-cell>
          <table:table-cell office:value-type="float" office:value="0.0827203906827432" calcext:value-type="float">
            <text:p>0.082720390682743</text:p>
          </table:table-cell>
          <table:table-cell office:value-type="float" office:value="0.917279609317257" calcext:value-type="float">
            <text:p>0.917279609317257</text:p>
          </table:table-cell>
          <table:table-cell office:value-type="float" office:value="0.0887409453204556" calcext:value-type="float">
            <text:p>0.088740945320456</text:p>
          </table:table-cell>
          <table:table-cell office:value-type="float" office:value="0.911259054679544" calcext:value-type="float">
            <text:p>0.911259054679544</text:p>
          </table:table-cell>
          <table:table-cell office:value-type="float" office:value="0.069660234303601" calcext:value-type="float">
            <text:p>0.069660234303601</text:p>
          </table:table-cell>
          <table:table-cell office:value-type="float" office:value="0.930339765696399" calcext:value-type="float">
            <text:p>0.930339765696399</text:p>
          </table:table-cell>
          <table:table-cell office:value-type="float" office:value="0.119520846305625" calcext:value-type="float">
            <text:p>0.119520846305625</text:p>
          </table:table-cell>
          <table:table-cell office:value-type="float" office:value="0.880479153694375" calcext:value-type="float">
            <text:p>0.880479153694375</text:p>
          </table:table-cell>
          <table:table-cell office:value-type="float" office:value="0.106298238551667" calcext:value-type="float">
            <text:p>0.106298238551667</text:p>
          </table:table-cell>
          <table:table-cell office:value-type="float" office:value="0.893701761448333" calcext:value-type="float">
            <text:p>0.893701761448333</text:p>
          </table:table-cell>
          <table:table-cell office:value-type="float" office:value="0.078418770730785" calcext:value-type="float">
            <text:p>0.078418770730785</text:p>
          </table:table-cell>
          <table:table-cell office:value-type="float" office:value="0.921581229269215" calcext:value-type="float">
            <text:p>0.921581229269215</text:p>
          </table:table-cell>
          <table:table-cell table:formula="of:=AVERAGE([.C53];[.E53];[.G53];[.I53];[.K53];[.M53];[.O53];[.Q53];[.S53];[.U53])" office:value-type="float" office:value="0.0917476488869379" calcext:value-type="float">
            <text:p>0.091747648886938</text:p>
          </table:table-cell>
          <table:table-cell table:formula="of:=AVERAGE([.D53];[.F53];[.H53];[.J53];[.L53];[.N53];[.P53];[.R53];[.T53];[.V53])" office:value-type="float" office:value="0.908252351113062" calcext:value-type="float">
            <text:p>0.90825235111306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.785214058558013" calcext:value-type="float">
            <text:p>0.785214058558013</text:p>
          </table:table-cell>
          <table:table-cell office:value-type="float" office:value="0.214785941441987" calcext:value-type="float">
            <text:p>0.214785941441987</text:p>
          </table:table-cell>
          <table:table-cell office:value-type="float" office:value="0.550092749059639" calcext:value-type="float">
            <text:p>0.550092749059639</text:p>
          </table:table-cell>
          <table:table-cell office:value-type="float" office:value="0.449907250940361" calcext:value-type="float">
            <text:p>0.449907250940361</text:p>
          </table:table-cell>
          <table:table-cell office:value-type="float" office:value="0.7007088435521" calcext:value-type="float">
            <text:p>0.7007088435521</text:p>
          </table:table-cell>
          <table:table-cell office:value-type="float" office:value="0.2992911564479" calcext:value-type="float">
            <text:p>0.2992911564479</text:p>
          </table:table-cell>
          <table:table-cell office:value-type="float" office:value="0.651078964424207" calcext:value-type="float">
            <text:p>0.651078964424207</text:p>
          </table:table-cell>
          <table:table-cell office:value-type="float" office:value="0.348921035575793" calcext:value-type="float">
            <text:p>0.348921035575793</text:p>
          </table:table-cell>
          <table:table-cell office:value-type="float" office:value="0.712096026278501" calcext:value-type="float">
            <text:p>0.712096026278501</text:p>
          </table:table-cell>
          <table:table-cell office:value-type="float" office:value="0.287903973721499" calcext:value-type="float">
            <text:p>0.287903973721499</text:p>
          </table:table-cell>
          <table:table-cell office:value-type="float" office:value="0.800309800700452" calcext:value-type="float">
            <text:p>0.800309800700452</text:p>
          </table:table-cell>
          <table:table-cell office:value-type="float" office:value="0.199690199299547" calcext:value-type="float">
            <text:p>0.199690199299547</text:p>
          </table:table-cell>
          <table:table-cell office:value-type="float" office:value="0.710144776789543" calcext:value-type="float">
            <text:p>0.710144776789543</text:p>
          </table:table-cell>
          <table:table-cell office:value-type="float" office:value="0.289855223210457" calcext:value-type="float">
            <text:p>0.289855223210457</text:p>
          </table:table-cell>
          <table:table-cell office:value-type="float" office:value="0.708008564498523" calcext:value-type="float">
            <text:p>0.708008564498523</text:p>
          </table:table-cell>
          <table:table-cell office:value-type="float" office:value="0.291991435501477" calcext:value-type="float">
            <text:p>0.291991435501477</text:p>
          </table:table-cell>
          <table:table-cell office:value-type="float" office:value="0.747321386923447" calcext:value-type="float">
            <text:p>0.747321386923447</text:p>
          </table:table-cell>
          <table:table-cell office:value-type="float" office:value="0.252678613076553" calcext:value-type="float">
            <text:p>0.252678613076553</text:p>
          </table:table-cell>
          <table:table-cell office:value-type="float" office:value="0.71538012106833" calcext:value-type="float">
            <text:p>0.71538012106833</text:p>
          </table:table-cell>
          <table:table-cell office:value-type="float" office:value="0.28461987893167" calcext:value-type="float">
            <text:p>0.28461987893167</text:p>
          </table:table-cell>
          <table:table-cell table:formula="of:=AVERAGE([.C54];[.E54];[.G54];[.I54];[.K54];[.M54];[.O54];[.Q54];[.S54];[.U54])" office:value-type="float" office:value="0.708035529185276" calcext:value-type="float">
            <text:p>0.708035529185276</text:p>
          </table:table-cell>
          <table:table-cell table:formula="of:=AVERAGE([.D54];[.F54];[.H54];[.J54];[.L54];[.N54];[.P54];[.R54];[.T54];[.V54])" office:value-type="float" office:value="0.291964470814724" calcext:value-type="float">
            <text:p>0.2919644708147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.0673900332001385" calcext:value-type="float">
            <text:p>0.067390033200139</text:p>
          </table:table-cell>
          <table:table-cell office:value-type="float" office:value="0.932609966799862" calcext:value-type="float">
            <text:p>0.932609966799862</text:p>
          </table:table-cell>
          <table:table-cell office:value-type="float" office:value="0.0529988986798482" calcext:value-type="float">
            <text:p>0.052998898679848</text:p>
          </table:table-cell>
          <table:table-cell office:value-type="float" office:value="0.947001101320152" calcext:value-type="float">
            <text:p>0.947001101320152</text:p>
          </table:table-cell>
          <table:table-cell office:value-type="float" office:value="0.113788729048114" calcext:value-type="float">
            <text:p>0.113788729048114</text:p>
          </table:table-cell>
          <table:table-cell office:value-type="float" office:value="0.886211270951886" calcext:value-type="float">
            <text:p>0.886211270951886</text:p>
          </table:table-cell>
          <table:table-cell office:value-type="float" office:value="0.0817274694525168" calcext:value-type="float">
            <text:p>0.081727469452517</text:p>
          </table:table-cell>
          <table:table-cell office:value-type="float" office:value="0.918272530547483" calcext:value-type="float">
            <text:p>0.918272530547483</text:p>
          </table:table-cell>
          <table:table-cell office:value-type="float" office:value="0.0791028253650917" calcext:value-type="float">
            <text:p>0.079102825365092</text:p>
          </table:table-cell>
          <table:table-cell office:value-type="float" office:value="0.920897174634908" calcext:value-type="float">
            <text:p>0.920897174634908</text:p>
          </table:table-cell>
          <table:table-cell office:value-type="float" office:value="0.106889642557645" calcext:value-type="float">
            <text:p>0.106889642557645</text:p>
          </table:table-cell>
          <table:table-cell office:value-type="float" office:value="0.893110357442355" calcext:value-type="float">
            <text:p>0.893110357442355</text:p>
          </table:table-cell>
          <table:table-cell office:value-type="float" office:value="0.0873624369088525" calcext:value-type="float">
            <text:p>0.087362436908853</text:p>
          </table:table-cell>
          <table:table-cell office:value-type="float" office:value="0.912637563091148" calcext:value-type="float">
            <text:p>0.912637563091148</text:p>
          </table:table-cell>
          <table:table-cell office:value-type="float" office:value="0.1212357188742" calcext:value-type="float">
            <text:p>0.1212357188742</text:p>
          </table:table-cell>
          <table:table-cell office:value-type="float" office:value="0.8787642811258" calcext:value-type="float">
            <text:p>0.8787642811258</text:p>
          </table:table-cell>
          <table:table-cell office:value-type="float" office:value="0.0887939271191416" calcext:value-type="float">
            <text:p>0.088793927119142</text:p>
          </table:table-cell>
          <table:table-cell office:value-type="float" office:value="0.911206072880858" calcext:value-type="float">
            <text:p>0.911206072880858</text:p>
          </table:table-cell>
          <table:table-cell office:value-type="float" office:value="0.095724836934367" calcext:value-type="float">
            <text:p>0.095724836934367</text:p>
          </table:table-cell>
          <table:table-cell office:value-type="float" office:value="0.904275163065633" calcext:value-type="float">
            <text:p>0.904275163065633</text:p>
          </table:table-cell>
          <table:table-cell table:formula="of:=AVERAGE([.C55];[.E55];[.G55];[.I55];[.K55];[.M55];[.O55];[.Q55];[.S55];[.U55])" office:value-type="float" office:value="0.0895014518139915" calcext:value-type="float">
            <text:p>0.089501451813992</text:p>
          </table:table-cell>
          <table:table-cell table:formula="of:=AVERAGE([.D55];[.F55];[.H55];[.J55];[.L55];[.N55];[.P55];[.R55];[.T55];[.V55])" office:value-type="float" office:value="0.910498548186009" calcext:value-type="float">
            <text:p>0.9104985481860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.11781104611612" calcext:value-type="float">
            <text:p>0.11781104611612</text:p>
          </table:table-cell>
          <table:table-cell office:value-type="float" office:value="0.882188953883879" calcext:value-type="float">
            <text:p>0.882188953883879</text:p>
          </table:table-cell>
          <table:table-cell office:value-type="float" office:value="0.200609147541488" calcext:value-type="float">
            <text:p>0.200609147541488</text:p>
          </table:table-cell>
          <table:table-cell office:value-type="float" office:value="0.799390852458512" calcext:value-type="float">
            <text:p>0.799390852458512</text:p>
          </table:table-cell>
          <table:table-cell office:value-type="float" office:value="0.174475681976635" calcext:value-type="float">
            <text:p>0.174475681976635</text:p>
          </table:table-cell>
          <table:table-cell office:value-type="float" office:value="0.825524318023365" calcext:value-type="float">
            <text:p>0.825524318023365</text:p>
          </table:table-cell>
          <table:table-cell office:value-type="float" office:value="0.132494043483715" calcext:value-type="float">
            <text:p>0.132494043483715</text:p>
          </table:table-cell>
          <table:table-cell office:value-type="float" office:value="0.867505956516285" calcext:value-type="float">
            <text:p>0.867505956516285</text:p>
          </table:table-cell>
          <table:table-cell office:value-type="float" office:value="0.093229671268417" calcext:value-type="float">
            <text:p>0.093229671268417</text:p>
          </table:table-cell>
          <table:table-cell office:value-type="float" office:value="0.906770328731583" calcext:value-type="float">
            <text:p>0.906770328731583</text:p>
          </table:table-cell>
          <table:table-cell office:value-type="float" office:value="0.146065958841135" calcext:value-type="float">
            <text:p>0.146065958841135</text:p>
          </table:table-cell>
          <table:table-cell office:value-type="float" office:value="0.853934041158865" calcext:value-type="float">
            <text:p>0.853934041158865</text:p>
          </table:table-cell>
          <table:table-cell office:value-type="float" office:value="0.119075335663019" calcext:value-type="float">
            <text:p>0.119075335663019</text:p>
          </table:table-cell>
          <table:table-cell office:value-type="float" office:value="0.880924664336981" calcext:value-type="float">
            <text:p>0.880924664336981</text:p>
          </table:table-cell>
          <table:table-cell office:value-type="float" office:value="0.102670293880183" calcext:value-type="float">
            <text:p>0.102670293880183</text:p>
          </table:table-cell>
          <table:table-cell office:value-type="float" office:value="0.897329706119817" calcext:value-type="float">
            <text:p>0.897329706119817</text:p>
          </table:table-cell>
          <table:table-cell office:value-type="float" office:value="0.153914937892182" calcext:value-type="float">
            <text:p>0.153914937892182</text:p>
          </table:table-cell>
          <table:table-cell office:value-type="float" office:value="0.846085062107818" calcext:value-type="float">
            <text:p>0.846085062107818</text:p>
          </table:table-cell>
          <table:table-cell office:value-type="float" office:value="0.146211719026303" calcext:value-type="float">
            <text:p>0.146211719026303</text:p>
          </table:table-cell>
          <table:table-cell office:value-type="float" office:value="0.853788280973697" calcext:value-type="float">
            <text:p>0.853788280973697</text:p>
          </table:table-cell>
          <table:table-cell table:formula="of:=AVERAGE([.C56];[.E56];[.G56];[.I56];[.K56];[.M56];[.O56];[.Q56];[.S56];[.U56])" office:value-type="float" office:value="0.13865578356892" calcext:value-type="float">
            <text:p>0.13865578356892</text:p>
          </table:table-cell>
          <table:table-cell table:formula="of:=AVERAGE([.D56];[.F56];[.H56];[.J56];[.L56];[.N56];[.P56];[.R56];[.T56];[.V56])" office:value-type="float" office:value="0.86134421643108" calcext:value-type="float">
            <text:p>0.861344216431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.00613937053078713" calcext:value-type="float">
            <text:p>0.006139370530787</text:p>
          </table:table-cell>
          <table:table-cell office:value-type="float" office:value="0.993860629469213" calcext:value-type="float">
            <text:p>0.993860629469213</text:p>
          </table:table-cell>
          <table:table-cell office:value-type="float" office:value="0.0112835332524887" calcext:value-type="float">
            <text:p>0.011283533252489</text:p>
          </table:table-cell>
          <table:table-cell office:value-type="float" office:value="0.988716466747511" calcext:value-type="float">
            <text:p>0.988716466747511</text:p>
          </table:table-cell>
          <table:table-cell office:value-type="float" office:value="0.0131248105823029" calcext:value-type="float">
            <text:p>0.013124810582303</text:p>
          </table:table-cell>
          <table:table-cell office:value-type="float" office:value="0.986875189417697" calcext:value-type="float">
            <text:p>0.986875189417697</text:p>
          </table:table-cell>
          <table:table-cell office:value-type="float" office:value="0.00639932500578444" calcext:value-type="float">
            <text:p>0.006399325005784</text:p>
          </table:table-cell>
          <table:table-cell office:value-type="float" office:value="0.993600674994216" calcext:value-type="float">
            <text:p>0.993600674994216</text:p>
          </table:table-cell>
          <table:table-cell office:value-type="float" office:value="0.00657667248838049" calcext:value-type="float">
            <text:p>0.00657667248838</text:p>
          </table:table-cell>
          <table:table-cell office:value-type="float" office:value="0.99342332751162" calcext:value-type="float">
            <text:p>0.99342332751162</text:p>
          </table:table-cell>
          <table:table-cell office:value-type="float" office:value="0.0145586719369522" calcext:value-type="float">
            <text:p>0.014558671936952</text:p>
          </table:table-cell>
          <table:table-cell office:value-type="float" office:value="0.985441328063048" calcext:value-type="float">
            <text:p>0.985441328063048</text:p>
          </table:table-cell>
          <table:table-cell office:value-type="float" office:value="0.00729609188567844" calcext:value-type="float">
            <text:p>0.007296091885678</text:p>
          </table:table-cell>
          <table:table-cell office:value-type="float" office:value="0.992703908114322" calcext:value-type="float">
            <text:p>0.992703908114322</text:p>
          </table:table-cell>
          <table:table-cell office:value-type="float" office:value="0.0134732792656431" calcext:value-type="float">
            <text:p>0.013473279265643</text:p>
          </table:table-cell>
          <table:table-cell office:value-type="float" office:value="0.986526720734357" calcext:value-type="float">
            <text:p>0.986526720734357</text:p>
          </table:table-cell>
          <table:table-cell office:value-type="float" office:value="0.0222986877538901" calcext:value-type="float">
            <text:p>0.02229868775389</text:p>
          </table:table-cell>
          <table:table-cell office:value-type="float" office:value="0.97770131224611" calcext:value-type="float">
            <text:p>0.97770131224611</text:p>
          </table:table-cell>
          <table:table-cell office:value-type="float" office:value="0.0168385055301548" calcext:value-type="float">
            <text:p>0.016838505530155</text:p>
          </table:table-cell>
          <table:table-cell office:value-type="float" office:value="0.983161494469845" calcext:value-type="float">
            <text:p>0.983161494469845</text:p>
          </table:table-cell>
          <table:table-cell table:formula="of:=AVERAGE([.C57];[.E57];[.G57];[.I57];[.K57];[.M57];[.O57];[.Q57];[.S57];[.U57])" office:value-type="float" office:value="0.0117988948232062" calcext:value-type="float">
            <text:p>0.011798894823206</text:p>
          </table:table-cell>
          <table:table-cell table:formula="of:=AVERAGE([.D57];[.F57];[.H57];[.J57];[.L57];[.N57];[.P57];[.R57];[.T57];[.V57])" office:value-type="float" office:value="0.988201105176794" calcext:value-type="float">
            <text:p>0.98820110517679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.02640831613344" calcext:value-type="float">
            <text:p>0.02640831613344</text:p>
          </table:table-cell>
          <table:table-cell office:value-type="float" office:value="0.97359168386656" calcext:value-type="float">
            <text:p>0.97359168386656</text:p>
          </table:table-cell>
          <table:table-cell office:value-type="float" office:value="0.341739999934028" calcext:value-type="float">
            <text:p>0.341739999934028</text:p>
          </table:table-cell>
          <table:table-cell office:value-type="float" office:value="0.658260000065972" calcext:value-type="float">
            <text:p>0.658260000065972</text:p>
          </table:table-cell>
          <table:table-cell office:value-type="float" office:value="0.262054010297707" calcext:value-type="float">
            <text:p>0.262054010297707</text:p>
          </table:table-cell>
          <table:table-cell office:value-type="float" office:value="0.737945989702293" calcext:value-type="float">
            <text:p>0.737945989702293</text:p>
          </table:table-cell>
          <table:table-cell office:value-type="float" office:value="0.285250545492886" calcext:value-type="float">
            <text:p>0.285250545492886</text:p>
          </table:table-cell>
          <table:table-cell office:value-type="float" office:value="0.714749454507114" calcext:value-type="float">
            <text:p>0.714749454507114</text:p>
          </table:table-cell>
          <table:table-cell office:value-type="float" office:value="0.338899190285271" calcext:value-type="float">
            <text:p>0.338899190285271</text:p>
          </table:table-cell>
          <table:table-cell office:value-type="float" office:value="0.661100809714729" calcext:value-type="float">
            <text:p>0.661100809714729</text:p>
          </table:table-cell>
          <table:table-cell office:value-type="float" office:value="0.26178796775632" calcext:value-type="float">
            <text:p>0.26178796775632</text:p>
          </table:table-cell>
          <table:table-cell office:value-type="float" office:value="0.73821203224368" calcext:value-type="float">
            <text:p>0.73821203224368</text:p>
          </table:table-cell>
          <table:table-cell office:value-type="float" office:value="0.325847482247732" calcext:value-type="float">
            <text:p>0.325847482247732</text:p>
          </table:table-cell>
          <table:table-cell office:value-type="float" office:value="0.674152517752267" calcext:value-type="float">
            <text:p>0.674152517752267</text:p>
          </table:table-cell>
          <table:table-cell office:value-type="float" office:value="0.265335283212081" calcext:value-type="float">
            <text:p>0.265335283212081</text:p>
          </table:table-cell>
          <table:table-cell office:value-type="float" office:value="0.73466471678792" calcext:value-type="float">
            <text:p>0.73466471678792</text:p>
          </table:table-cell>
          <table:table-cell office:value-type="float" office:value="0.263331467238028" calcext:value-type="float">
            <text:p>0.263331467238028</text:p>
          </table:table-cell>
          <table:table-cell office:value-type="float" office:value="0.736668532761972" calcext:value-type="float">
            <text:p>0.736668532761972</text:p>
          </table:table-cell>
          <table:table-cell office:value-type="float" office:value="0.257323380899214" calcext:value-type="float">
            <text:p>0.257323380899214</text:p>
          </table:table-cell>
          <table:table-cell office:value-type="float" office:value="0.742676619100786" calcext:value-type="float">
            <text:p>0.742676619100786</text:p>
          </table:table-cell>
          <table:table-cell table:formula="of:=AVERAGE([.C58];[.E58];[.G58];[.I58];[.K58];[.M58];[.O58];[.Q58];[.S58];[.U58])" office:value-type="float" office:value="0.262797764349671" calcext:value-type="float">
            <text:p>0.262797764349671</text:p>
          </table:table-cell>
          <table:table-cell table:formula="of:=AVERAGE([.D58];[.F58];[.H58];[.J58];[.L58];[.N58];[.P58];[.R58];[.T58];[.V58])" office:value-type="float" office:value="0.737202235650329" calcext:value-type="float">
            <text:p>0.7372022356503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.0127399789675923" calcext:value-type="float">
            <text:p>0.012739978967592</text:p>
          </table:table-cell>
          <table:table-cell office:value-type="float" office:value="0.987260021032408" calcext:value-type="float">
            <text:p>0.987260021032408</text:p>
          </table:table-cell>
          <table:table-cell office:value-type="float" office:value="0.00498156451496893" calcext:value-type="float">
            <text:p>0.004981564514969</text:p>
          </table:table-cell>
          <table:table-cell office:value-type="float" office:value="0.995018435485031" calcext:value-type="float">
            <text:p>0.995018435485031</text:p>
          </table:table-cell>
          <table:table-cell office:value-type="float" office:value="0.0154842515298151" calcext:value-type="float">
            <text:p>0.015484251529815</text:p>
          </table:table-cell>
          <table:table-cell office:value-type="float" office:value="0.984515748470185" calcext:value-type="float">
            <text:p>0.984515748470185</text:p>
          </table:table-cell>
          <table:table-cell office:value-type="float" office:value="0.0120737806998014" calcext:value-type="float">
            <text:p>0.012073780699801</text:p>
          </table:table-cell>
          <table:table-cell office:value-type="float" office:value="0.987926219300199" calcext:value-type="float">
            <text:p>0.987926219300199</text:p>
          </table:table-cell>
          <table:table-cell office:value-type="float" office:value="0.00927933309465057" calcext:value-type="float">
            <text:p>0.009279333094651</text:p>
          </table:table-cell>
          <table:table-cell office:value-type="float" office:value="0.99072066690535" calcext:value-type="float">
            <text:p>0.99072066690535</text:p>
          </table:table-cell>
          <table:table-cell office:value-type="float" office:value="0.0174927424489148" calcext:value-type="float">
            <text:p>0.017492742448915</text:p>
          </table:table-cell>
          <table:table-cell office:value-type="float" office:value="0.982507257551085" calcext:value-type="float">
            <text:p>0.982507257551085</text:p>
          </table:table-cell>
          <table:table-cell office:value-type="float" office:value="0.00609254673372313" calcext:value-type="float">
            <text:p>0.006092546733723</text:p>
          </table:table-cell>
          <table:table-cell office:value-type="float" office:value="0.993907453266277" calcext:value-type="float">
            <text:p>0.993907453266277</text:p>
          </table:table-cell>
          <table:table-cell office:value-type="float" office:value="0.0143499089608471" calcext:value-type="float">
            <text:p>0.014349908960847</text:p>
          </table:table-cell>
          <table:table-cell office:value-type="float" office:value="0.985650091039153" calcext:value-type="float">
            <text:p>0.985650091039153</text:p>
          </table:table-cell>
          <table:table-cell office:value-type="float" office:value="0.0155341575342762" calcext:value-type="float">
            <text:p>0.015534157534276</text:p>
          </table:table-cell>
          <table:table-cell office:value-type="float" office:value="0.984465842465723" calcext:value-type="float">
            <text:p>0.984465842465723</text:p>
          </table:table-cell>
          <table:table-cell office:value-type="float" office:value="0.0146666631805804" calcext:value-type="float">
            <text:p>0.01466666318058</text:p>
          </table:table-cell>
          <table:table-cell office:value-type="float" office:value="0.98533333681942" calcext:value-type="float">
            <text:p>0.98533333681942</text:p>
          </table:table-cell>
          <table:table-cell table:formula="of:=AVERAGE([.C59];[.E59];[.G59];[.I59];[.K59];[.M59];[.O59];[.Q59];[.S59];[.U59])" office:value-type="float" office:value="0.012269492766517" calcext:value-type="float">
            <text:p>0.012269492766517</text:p>
          </table:table-cell>
          <table:table-cell table:formula="of:=AVERAGE([.D59];[.F59];[.H59];[.J59];[.L59];[.N59];[.P59];[.R59];[.T59];[.V59])" office:value-type="float" office:value="0.987730507233483" calcext:value-type="float">
            <text:p>0.9877305072334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0.90938941045859" calcext:value-type="float">
            <text:p>0.90938941045859</text:p>
          </table:table-cell>
          <table:table-cell office:value-type="float" office:value="0.0906105895414103" calcext:value-type="float">
            <text:p>0.09061058954141</text:p>
          </table:table-cell>
          <table:table-cell office:value-type="float" office:value="0.947632356418758" calcext:value-type="float">
            <text:p>0.947632356418758</text:p>
          </table:table-cell>
          <table:table-cell office:value-type="float" office:value="0.0523676435812425" calcext:value-type="float">
            <text:p>0.052367643581243</text:p>
          </table:table-cell>
          <table:table-cell office:value-type="float" office:value="0.936171606901758" calcext:value-type="float">
            <text:p>0.936171606901758</text:p>
          </table:table-cell>
          <table:table-cell office:value-type="float" office:value="0.0638283930982425" calcext:value-type="float">
            <text:p>0.063828393098243</text:p>
          </table:table-cell>
          <table:table-cell office:value-type="float" office:value="0.958144438999177" calcext:value-type="float">
            <text:p>0.958144438999177</text:p>
          </table:table-cell>
          <table:table-cell office:value-type="float" office:value="0.0418555610008231" calcext:value-type="float">
            <text:p>0.041855561000823</text:p>
          </table:table-cell>
          <table:table-cell office:value-type="float" office:value="0.9571988799991" calcext:value-type="float">
            <text:p>0.9571988799991</text:p>
          </table:table-cell>
          <table:table-cell office:value-type="float" office:value="0.0428011200009" calcext:value-type="float">
            <text:p>0.0428011200009</text:p>
          </table:table-cell>
          <table:table-cell office:value-type="float" office:value="0.954193324217245" calcext:value-type="float">
            <text:p>0.954193324217245</text:p>
          </table:table-cell>
          <table:table-cell office:value-type="float" office:value="0.0458066757827554" calcext:value-type="float">
            <text:p>0.045806675782755</text:p>
          </table:table-cell>
          <table:table-cell office:value-type="float" office:value="0.976009977700625" calcext:value-type="float">
            <text:p>0.976009977700625</text:p>
          </table:table-cell>
          <table:table-cell office:value-type="float" office:value="0.0239900222993753" calcext:value-type="float">
            <text:p>0.023990022299375</text:p>
          </table:table-cell>
          <table:table-cell office:value-type="float" office:value="0.965390231391002" calcext:value-type="float">
            <text:p>0.965390231391002</text:p>
          </table:table-cell>
          <table:table-cell office:value-type="float" office:value="0.0346097686089982" calcext:value-type="float">
            <text:p>0.034609768608998</text:p>
          </table:table-cell>
          <table:table-cell office:value-type="float" office:value="0.937146120306848" calcext:value-type="float">
            <text:p>0.937146120306848</text:p>
          </table:table-cell>
          <table:table-cell office:value-type="float" office:value="0.0628538796931521" calcext:value-type="float">
            <text:p>0.062853879693152</text:p>
          </table:table-cell>
          <table:table-cell office:value-type="float" office:value="0.96802603236858" calcext:value-type="float">
            <text:p>0.96802603236858</text:p>
          </table:table-cell>
          <table:table-cell office:value-type="float" office:value="0.0319739676314196" calcext:value-type="float">
            <text:p>0.03197396763142</text:p>
          </table:table-cell>
          <table:table-cell table:formula="of:=AVERAGE([.C60];[.E60];[.G60];[.I60];[.K60];[.M60];[.O60];[.Q60];[.S60];[.U60])" office:value-type="float" office:value="0.950930237876169" calcext:value-type="float">
            <text:p>0.950930237876169</text:p>
          </table:table-cell>
          <table:table-cell table:formula="of:=AVERAGE([.D60];[.F60];[.H60];[.J60];[.L60];[.N60];[.P60];[.R60];[.T60];[.V60])" office:value-type="float" office:value="0.0490697621238319" calcext:value-type="float">
            <text:p>0.0490697621238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.243280372819286" calcext:value-type="float">
            <text:p>0.243280372819286</text:p>
          </table:table-cell>
          <table:table-cell office:value-type="float" office:value="0.756719627180714" calcext:value-type="float">
            <text:p>0.756719627180714</text:p>
          </table:table-cell>
          <table:table-cell office:value-type="float" office:value="0.235133539875998" calcext:value-type="float">
            <text:p>0.235133539875998</text:p>
          </table:table-cell>
          <table:table-cell office:value-type="float" office:value="0.764866460124002" calcext:value-type="float">
            <text:p>0.764866460124002</text:p>
          </table:table-cell>
          <table:table-cell office:value-type="float" office:value="0.222395429582147" calcext:value-type="float">
            <text:p>0.222395429582147</text:p>
          </table:table-cell>
          <table:table-cell office:value-type="float" office:value="0.777604570417853" calcext:value-type="float">
            <text:p>0.777604570417853</text:p>
          </table:table-cell>
          <table:table-cell office:value-type="float" office:value="0.186541169390466" calcext:value-type="float">
            <text:p>0.186541169390466</text:p>
          </table:table-cell>
          <table:table-cell office:value-type="float" office:value="0.813458830609534" calcext:value-type="float">
            <text:p>0.813458830609534</text:p>
          </table:table-cell>
          <table:table-cell office:value-type="float" office:value="0.249488452800843" calcext:value-type="float">
            <text:p>0.249488452800843</text:p>
          </table:table-cell>
          <table:table-cell office:value-type="float" office:value="0.750511547199157" calcext:value-type="float">
            <text:p>0.750511547199157</text:p>
          </table:table-cell>
          <table:table-cell office:value-type="float" office:value="0.285480205911527" calcext:value-type="float">
            <text:p>0.285480205911527</text:p>
          </table:table-cell>
          <table:table-cell office:value-type="float" office:value="0.714519794088473" calcext:value-type="float">
            <text:p>0.714519794088473</text:p>
          </table:table-cell>
          <table:table-cell office:value-type="float" office:value="0.306243933853244" calcext:value-type="float">
            <text:p>0.306243933853244</text:p>
          </table:table-cell>
          <table:table-cell office:value-type="float" office:value="0.693756066146756" calcext:value-type="float">
            <text:p>0.693756066146756</text:p>
          </table:table-cell>
          <table:table-cell office:value-type="float" office:value="0.120535580118892" calcext:value-type="float">
            <text:p>0.120535580118892</text:p>
          </table:table-cell>
          <table:table-cell office:value-type="float" office:value="0.879464419881108" calcext:value-type="float">
            <text:p>0.879464419881108</text:p>
          </table:table-cell>
          <table:table-cell office:value-type="float" office:value="0.272057254254883" calcext:value-type="float">
            <text:p>0.272057254254883</text:p>
          </table:table-cell>
          <table:table-cell office:value-type="float" office:value="0.727942745745117" calcext:value-type="float">
            <text:p>0.727942745745117</text:p>
          </table:table-cell>
          <table:table-cell office:value-type="float" office:value="0.228456914872057" calcext:value-type="float">
            <text:p>0.228456914872057</text:p>
          </table:table-cell>
          <table:table-cell office:value-type="float" office:value="0.771543085127943" calcext:value-type="float">
            <text:p>0.771543085127943</text:p>
          </table:table-cell>
          <table:table-cell table:formula="of:=AVERAGE([.C61];[.E61];[.G61];[.I61];[.K61];[.M61];[.O61];[.Q61];[.S61];[.U61])" office:value-type="float" office:value="0.234961285347934" calcext:value-type="float">
            <text:p>0.234961285347934</text:p>
          </table:table-cell>
          <table:table-cell table:formula="of:=AVERAGE([.D61];[.F61];[.H61];[.J61];[.L61];[.N61];[.P61];[.R61];[.T61];[.V61])" office:value-type="float" office:value="0.765038714652066" calcext:value-type="float">
            <text:p>0.76503871465206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0.210343018740481" calcext:value-type="float">
            <text:p>0.210343018740481</text:p>
          </table:table-cell>
          <table:table-cell office:value-type="float" office:value="0.789656981259519" calcext:value-type="float">
            <text:p>0.789656981259519</text:p>
          </table:table-cell>
          <table:table-cell office:value-type="float" office:value="0.16490370544672" calcext:value-type="float">
            <text:p>0.16490370544672</text:p>
          </table:table-cell>
          <table:table-cell office:value-type="float" office:value="0.83509629455328" calcext:value-type="float">
            <text:p>0.83509629455328</text:p>
          </table:table-cell>
          <table:table-cell office:value-type="float" office:value="0.093232882822592" calcext:value-type="float">
            <text:p>0.093232882822592</text:p>
          </table:table-cell>
          <table:table-cell office:value-type="float" office:value="0.906767117177408" calcext:value-type="float">
            <text:p>0.906767117177408</text:p>
          </table:table-cell>
          <table:table-cell office:value-type="float" office:value="0.208906777812423" calcext:value-type="float">
            <text:p>0.208906777812423</text:p>
          </table:table-cell>
          <table:table-cell office:value-type="float" office:value="0.791093222187577" calcext:value-type="float">
            <text:p>0.791093222187577</text:p>
          </table:table-cell>
          <table:table-cell office:value-type="float" office:value="0.28851483509037" calcext:value-type="float">
            <text:p>0.28851483509037</text:p>
          </table:table-cell>
          <table:table-cell office:value-type="float" office:value="0.71148516490963" calcext:value-type="float">
            <text:p>0.71148516490963</text:p>
          </table:table-cell>
          <table:table-cell office:value-type="float" office:value="0.132950687161441" calcext:value-type="float">
            <text:p>0.132950687161441</text:p>
          </table:table-cell>
          <table:table-cell office:value-type="float" office:value="0.867049312838559" calcext:value-type="float">
            <text:p>0.867049312838559</text:p>
          </table:table-cell>
          <table:table-cell office:value-type="float" office:value="0.261538400293148" calcext:value-type="float">
            <text:p>0.261538400293148</text:p>
          </table:table-cell>
          <table:table-cell office:value-type="float" office:value="0.738461599706852" calcext:value-type="float">
            <text:p>0.738461599706852</text:p>
          </table:table-cell>
          <table:table-cell office:value-type="float" office:value="0.334489902862522" calcext:value-type="float">
            <text:p>0.334489902862522</text:p>
          </table:table-cell>
          <table:table-cell office:value-type="float" office:value="0.665510097137478" calcext:value-type="float">
            <text:p>0.665510097137478</text:p>
          </table:table-cell>
          <table:table-cell office:value-type="float" office:value="0.188724907168369" calcext:value-type="float">
            <text:p>0.188724907168369</text:p>
          </table:table-cell>
          <table:table-cell office:value-type="float" office:value="0.811275092831631" calcext:value-type="float">
            <text:p>0.811275092831631</text:p>
          </table:table-cell>
          <table:table-cell office:value-type="float" office:value="0.12362718432539" calcext:value-type="float">
            <text:p>0.12362718432539</text:p>
          </table:table-cell>
          <table:table-cell office:value-type="float" office:value="0.87637281567461" calcext:value-type="float">
            <text:p>0.87637281567461</text:p>
          </table:table-cell>
          <table:table-cell table:formula="of:=AVERAGE([.C62];[.E62];[.G62];[.I62];[.K62];[.M62];[.O62];[.Q62];[.S62];[.U62])" office:value-type="float" office:value="0.200723230172346" calcext:value-type="float">
            <text:p>0.200723230172346</text:p>
          </table:table-cell>
          <table:table-cell table:formula="of:=AVERAGE([.D62];[.F62];[.H62];[.J62];[.L62];[.N62];[.P62];[.R62];[.T62];[.V62])" office:value-type="float" office:value="0.799276769827655" calcext:value-type="float">
            <text:p>0.79927676982765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0.143187382335738" calcext:value-type="float">
            <text:p>0.143187382335738</text:p>
          </table:table-cell>
          <table:table-cell office:value-type="float" office:value="0.856812617664262" calcext:value-type="float">
            <text:p>0.856812617664262</text:p>
          </table:table-cell>
          <table:table-cell office:value-type="float" office:value="0.0776390937150639" calcext:value-type="float">
            <text:p>0.077639093715064</text:p>
          </table:table-cell>
          <table:table-cell office:value-type="float" office:value="0.922360906284936" calcext:value-type="float">
            <text:p>0.922360906284936</text:p>
          </table:table-cell>
          <table:table-cell office:value-type="float" office:value="0.0990462807197733" calcext:value-type="float">
            <text:p>0.099046280719773</text:p>
          </table:table-cell>
          <table:table-cell office:value-type="float" office:value="0.900953719280227" calcext:value-type="float">
            <text:p>0.900953719280227</text:p>
          </table:table-cell>
          <table:table-cell office:value-type="float" office:value="0.0784878206551701" calcext:value-type="float">
            <text:p>0.07848782065517</text:p>
          </table:table-cell>
          <table:table-cell office:value-type="float" office:value="0.92151217934483" calcext:value-type="float">
            <text:p>0.92151217934483</text:p>
          </table:table-cell>
          <table:table-cell office:value-type="float" office:value="0.0703979905345977" calcext:value-type="float">
            <text:p>0.070397990534598</text:p>
          </table:table-cell>
          <table:table-cell office:value-type="float" office:value="0.929602009465402" calcext:value-type="float">
            <text:p>0.929602009465402</text:p>
          </table:table-cell>
          <table:table-cell office:value-type="float" office:value="0.0505903178264407" calcext:value-type="float">
            <text:p>0.050590317826441</text:p>
          </table:table-cell>
          <table:table-cell office:value-type="float" office:value="0.949409682173559" calcext:value-type="float">
            <text:p>0.949409682173559</text:p>
          </table:table-cell>
          <table:table-cell office:value-type="float" office:value="0.0560415106485423" calcext:value-type="float">
            <text:p>0.056041510648542</text:p>
          </table:table-cell>
          <table:table-cell office:value-type="float" office:value="0.943958489351458" calcext:value-type="float">
            <text:p>0.943958489351458</text:p>
          </table:table-cell>
          <table:table-cell office:value-type="float" office:value="0.128010740159616" calcext:value-type="float">
            <text:p>0.128010740159616</text:p>
          </table:table-cell>
          <table:table-cell office:value-type="float" office:value="0.871989259840384" calcext:value-type="float">
            <text:p>0.871989259840384</text:p>
          </table:table-cell>
          <table:table-cell office:value-type="float" office:value="0.10769729878923" calcext:value-type="float">
            <text:p>0.10769729878923</text:p>
          </table:table-cell>
          <table:table-cell office:value-type="float" office:value="0.89230270121077" calcext:value-type="float">
            <text:p>0.89230270121077</text:p>
          </table:table-cell>
          <table:table-cell office:value-type="float" office:value="0.0686581364628623" calcext:value-type="float">
            <text:p>0.068658136462862</text:p>
          </table:table-cell>
          <table:table-cell office:value-type="float" office:value="0.931341863537138" calcext:value-type="float">
            <text:p>0.931341863537138</text:p>
          </table:table-cell>
          <table:table-cell table:formula="of:=AVERAGE([.C63];[.E63];[.G63];[.I63];[.K63];[.M63];[.O63];[.Q63];[.S63];[.U63])" office:value-type="float" office:value="0.0879756571847034" calcext:value-type="float">
            <text:p>0.087975657184704</text:p>
          </table:table-cell>
          <table:table-cell table:formula="of:=AVERAGE([.D63];[.F63];[.H63];[.J63];[.L63];[.N63];[.P63];[.R63];[.T63];[.V63])" office:value-type="float" office:value="0.912024342815297" calcext:value-type="float">
            <text:p>0.91202434281529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.198590726443381" calcext:value-type="float">
            <text:p>0.198590726443381</text:p>
          </table:table-cell>
          <table:table-cell office:value-type="float" office:value="0.801409273556619" calcext:value-type="float">
            <text:p>0.801409273556619</text:p>
          </table:table-cell>
          <table:table-cell office:value-type="float" office:value="0.230175538068654" calcext:value-type="float">
            <text:p>0.230175538068654</text:p>
          </table:table-cell>
          <table:table-cell office:value-type="float" office:value="0.769824461931346" calcext:value-type="float">
            <text:p>0.769824461931346</text:p>
          </table:table-cell>
          <table:table-cell office:value-type="float" office:value="0.137966228357297" calcext:value-type="float">
            <text:p>0.137966228357297</text:p>
          </table:table-cell>
          <table:table-cell office:value-type="float" office:value="0.862033771642703" calcext:value-type="float">
            <text:p>0.862033771642703</text:p>
          </table:table-cell>
          <table:table-cell office:value-type="float" office:value="0.136633237510178" calcext:value-type="float">
            <text:p>0.136633237510178</text:p>
          </table:table-cell>
          <table:table-cell office:value-type="float" office:value="0.863366762489822" calcext:value-type="float">
            <text:p>0.863366762489822</text:p>
          </table:table-cell>
          <table:table-cell office:value-type="float" office:value="0.182842689522222" calcext:value-type="float">
            <text:p>0.182842689522222</text:p>
          </table:table-cell>
          <table:table-cell office:value-type="float" office:value="0.817157310477778" calcext:value-type="float">
            <text:p>0.817157310477778</text:p>
          </table:table-cell>
          <table:table-cell office:value-type="float" office:value="0.108462263936118" calcext:value-type="float">
            <text:p>0.108462263936118</text:p>
          </table:table-cell>
          <table:table-cell office:value-type="float" office:value="0.891537736063882" calcext:value-type="float">
            <text:p>0.891537736063882</text:p>
          </table:table-cell>
          <table:table-cell office:value-type="float" office:value="0.108832523032558" calcext:value-type="float">
            <text:p>0.108832523032558</text:p>
          </table:table-cell>
          <table:table-cell office:value-type="float" office:value="0.891167476967442" calcext:value-type="float">
            <text:p>0.891167476967442</text:p>
          </table:table-cell>
          <table:table-cell office:value-type="float" office:value="0.173710598435225" calcext:value-type="float">
            <text:p>0.173710598435225</text:p>
          </table:table-cell>
          <table:table-cell office:value-type="float" office:value="0.826289401564775" calcext:value-type="float">
            <text:p>0.826289401564775</text:p>
          </table:table-cell>
          <table:table-cell office:value-type="float" office:value="0.216229374229344" calcext:value-type="float">
            <text:p>0.216229374229344</text:p>
          </table:table-cell>
          <table:table-cell office:value-type="float" office:value="0.783770625770656" calcext:value-type="float">
            <text:p>0.783770625770656</text:p>
          </table:table-cell>
          <table:table-cell office:value-type="float" office:value="0.229307086171839" calcext:value-type="float">
            <text:p>0.229307086171839</text:p>
          </table:table-cell>
          <table:table-cell office:value-type="float" office:value="0.770692913828161" calcext:value-type="float">
            <text:p>0.770692913828161</text:p>
          </table:table-cell>
          <table:table-cell table:formula="of:=AVERAGE([.C64];[.E64];[.G64];[.I64];[.K64];[.M64];[.O64];[.Q64];[.S64];[.U64])" office:value-type="float" office:value="0.172275026570682" calcext:value-type="float">
            <text:p>0.172275026570682</text:p>
          </table:table-cell>
          <table:table-cell table:formula="of:=AVERAGE([.D64];[.F64];[.H64];[.J64];[.L64];[.N64];[.P64];[.R64];[.T64];[.V64])" office:value-type="float" office:value="0.827724973429318" calcext:value-type="float">
            <text:p>0.8277249734293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.288807067756639" calcext:value-type="float">
            <text:p>0.288807067756639</text:p>
          </table:table-cell>
          <table:table-cell office:value-type="float" office:value="0.711192932243361" calcext:value-type="float">
            <text:p>0.711192932243361</text:p>
          </table:table-cell>
          <table:table-cell office:value-type="float" office:value="0.313940885388063" calcext:value-type="float">
            <text:p>0.313940885388063</text:p>
          </table:table-cell>
          <table:table-cell office:value-type="float" office:value="0.686059114611938" calcext:value-type="float">
            <text:p>0.686059114611938</text:p>
          </table:table-cell>
          <table:table-cell office:value-type="float" office:value="0.314779364419834" calcext:value-type="float">
            <text:p>0.314779364419834</text:p>
          </table:table-cell>
          <table:table-cell office:value-type="float" office:value="0.685220635580166" calcext:value-type="float">
            <text:p>0.685220635580166</text:p>
          </table:table-cell>
          <table:table-cell office:value-type="float" office:value="0.325300028828677" calcext:value-type="float">
            <text:p>0.325300028828677</text:p>
          </table:table-cell>
          <table:table-cell office:value-type="float" office:value="0.674699971171323" calcext:value-type="float">
            <text:p>0.674699971171323</text:p>
          </table:table-cell>
          <table:table-cell office:value-type="float" office:value="0.334300001641387" calcext:value-type="float">
            <text:p>0.334300001641387</text:p>
          </table:table-cell>
          <table:table-cell office:value-type="float" office:value="0.665699998358613" calcext:value-type="float">
            <text:p>0.665699998358613</text:p>
          </table:table-cell>
          <table:table-cell office:value-type="float" office:value="0.216927051808026" calcext:value-type="float">
            <text:p>0.216927051808026</text:p>
          </table:table-cell>
          <table:table-cell office:value-type="float" office:value="0.783072948191974" calcext:value-type="float">
            <text:p>0.783072948191974</text:p>
          </table:table-cell>
          <table:table-cell office:value-type="float" office:value="0.355463537277945" calcext:value-type="float">
            <text:p>0.355463537277945</text:p>
          </table:table-cell>
          <table:table-cell office:value-type="float" office:value="0.644536462722055" calcext:value-type="float">
            <text:p>0.644536462722055</text:p>
          </table:table-cell>
          <table:table-cell office:value-type="float" office:value="0.321152759605974" calcext:value-type="float">
            <text:p>0.321152759605974</text:p>
          </table:table-cell>
          <table:table-cell office:value-type="float" office:value="0.678847240394026" calcext:value-type="float">
            <text:p>0.678847240394026</text:p>
          </table:table-cell>
          <table:table-cell office:value-type="float" office:value="0.262057708093945" calcext:value-type="float">
            <text:p>0.262057708093945</text:p>
          </table:table-cell>
          <table:table-cell office:value-type="float" office:value="0.737942291906055" calcext:value-type="float">
            <text:p>0.737942291906055</text:p>
          </table:table-cell>
          <table:table-cell office:value-type="float" office:value="0.288412665692041" calcext:value-type="float">
            <text:p>0.288412665692041</text:p>
          </table:table-cell>
          <table:table-cell office:value-type="float" office:value="0.711587334307959" calcext:value-type="float">
            <text:p>0.711587334307959</text:p>
          </table:table-cell>
          <table:table-cell table:formula="of:=AVERAGE([.C65];[.E65];[.G65];[.I65];[.K65];[.M65];[.O65];[.Q65];[.S65];[.U65])" office:value-type="float" office:value="0.302114107051253" calcext:value-type="float">
            <text:p>0.302114107051253</text:p>
          </table:table-cell>
          <table:table-cell table:formula="of:=AVERAGE([.D65];[.F65];[.H65];[.J65];[.L65];[.N65];[.P65];[.R65];[.T65];[.V65])" office:value-type="float" office:value="0.697885892948747" calcext:value-type="float">
            <text:p>0.6978858929487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259993673176911" calcext:value-type="float">
            <text:p>0.259993673176911</text:p>
          </table:table-cell>
          <table:table-cell office:value-type="float" office:value="0.740006326823089" calcext:value-type="float">
            <text:p>0.740006326823089</text:p>
          </table:table-cell>
          <table:table-cell office:value-type="float" office:value="0.359644528141452" calcext:value-type="float">
            <text:p>0.359644528141452</text:p>
          </table:table-cell>
          <table:table-cell office:value-type="float" office:value="0.640355471858547" calcext:value-type="float">
            <text:p>0.640355471858547</text:p>
          </table:table-cell>
          <table:table-cell office:value-type="float" office:value="0.276982352379014" calcext:value-type="float">
            <text:p>0.276982352379014</text:p>
          </table:table-cell>
          <table:table-cell office:value-type="float" office:value="0.723017647620986" calcext:value-type="float">
            <text:p>0.723017647620986</text:p>
          </table:table-cell>
          <table:table-cell office:value-type="float" office:value="0.407036795305946" calcext:value-type="float">
            <text:p>0.407036795305946</text:p>
          </table:table-cell>
          <table:table-cell office:value-type="float" office:value="0.592963204694054" calcext:value-type="float">
            <text:p>0.592963204694054</text:p>
          </table:table-cell>
          <table:table-cell office:value-type="float" office:value="0.228370091240774" calcext:value-type="float">
            <text:p>0.228370091240774</text:p>
          </table:table-cell>
          <table:table-cell office:value-type="float" office:value="0.771629908759226" calcext:value-type="float">
            <text:p>0.771629908759226</text:p>
          </table:table-cell>
          <table:table-cell office:value-type="float" office:value="0.39380482670788" calcext:value-type="float">
            <text:p>0.39380482670788</text:p>
          </table:table-cell>
          <table:table-cell office:value-type="float" office:value="0.60619517329212" calcext:value-type="float">
            <text:p>0.60619517329212</text:p>
          </table:table-cell>
          <table:table-cell office:value-type="float" office:value="0.238230320090591" calcext:value-type="float">
            <text:p>0.238230320090591</text:p>
          </table:table-cell>
          <table:table-cell office:value-type="float" office:value="0.761769679909409" calcext:value-type="float">
            <text:p>0.761769679909409</text:p>
          </table:table-cell>
          <table:table-cell office:value-type="float" office:value="0.425623890011521" calcext:value-type="float">
            <text:p>0.425623890011521</text:p>
          </table:table-cell>
          <table:table-cell office:value-type="float" office:value="0.574376109988479" calcext:value-type="float">
            <text:p>0.574376109988479</text:p>
          </table:table-cell>
          <table:table-cell office:value-type="float" office:value="0.328743609268264" calcext:value-type="float">
            <text:p>0.328743609268264</text:p>
          </table:table-cell>
          <table:table-cell office:value-type="float" office:value="0.671256390731736" calcext:value-type="float">
            <text:p>0.671256390731736</text:p>
          </table:table-cell>
          <table:table-cell office:value-type="float" office:value="0.348740603182812" calcext:value-type="float">
            <text:p>0.348740603182812</text:p>
          </table:table-cell>
          <table:table-cell office:value-type="float" office:value="0.651259396817187" calcext:value-type="float">
            <text:p>0.651259396817187</text:p>
          </table:table-cell>
          <table:table-cell table:formula="of:=AVERAGE([.C66];[.E66];[.G66];[.I66];[.K66];[.M66];[.O66];[.Q66];[.S66];[.U66])" office:value-type="float" office:value="0.326717068950517" calcext:value-type="float">
            <text:p>0.326717068950517</text:p>
          </table:table-cell>
          <table:table-cell table:formula="of:=AVERAGE([.D66];[.F66];[.H66];[.J66];[.L66];[.N66];[.P66];[.R66];[.T66];[.V66])" office:value-type="float" office:value="0.673282931049483" calcext:value-type="float">
            <text:p>0.67328293104948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0.25096347762702" calcext:value-type="float">
            <text:p>0.25096347762702</text:p>
          </table:table-cell>
          <table:table-cell office:value-type="float" office:value="0.74903652237298" calcext:value-type="float">
            <text:p>0.74903652237298</text:p>
          </table:table-cell>
          <table:table-cell office:value-type="float" office:value="0.304824469954359" calcext:value-type="float">
            <text:p>0.304824469954359</text:p>
          </table:table-cell>
          <table:table-cell office:value-type="float" office:value="0.695175530045641" calcext:value-type="float">
            <text:p>0.695175530045641</text:p>
          </table:table-cell>
          <table:table-cell office:value-type="float" office:value="0.226021051284108" calcext:value-type="float">
            <text:p>0.226021051284108</text:p>
          </table:table-cell>
          <table:table-cell office:value-type="float" office:value="0.773978948715892" calcext:value-type="float">
            <text:p>0.773978948715892</text:p>
          </table:table-cell>
          <table:table-cell office:value-type="float" office:value="0.267718905227855" calcext:value-type="float">
            <text:p>0.267718905227855</text:p>
          </table:table-cell>
          <table:table-cell office:value-type="float" office:value="0.732281094772145" calcext:value-type="float">
            <text:p>0.732281094772145</text:p>
          </table:table-cell>
          <table:table-cell office:value-type="float" office:value="0.220974748585456" calcext:value-type="float">
            <text:p>0.220974748585456</text:p>
          </table:table-cell>
          <table:table-cell office:value-type="float" office:value="0.779025251414544" calcext:value-type="float">
            <text:p>0.779025251414544</text:p>
          </table:table-cell>
          <table:table-cell office:value-type="float" office:value="0.198248228542331" calcext:value-type="float">
            <text:p>0.198248228542331</text:p>
          </table:table-cell>
          <table:table-cell office:value-type="float" office:value="0.801751771457669" calcext:value-type="float">
            <text:p>0.801751771457669</text:p>
          </table:table-cell>
          <table:table-cell office:value-type="float" office:value="0.215826853577595" calcext:value-type="float">
            <text:p>0.215826853577595</text:p>
          </table:table-cell>
          <table:table-cell office:value-type="float" office:value="0.784173146422405" calcext:value-type="float">
            <text:p>0.784173146422405</text:p>
          </table:table-cell>
          <table:table-cell office:value-type="float" office:value="0.270614391990917" calcext:value-type="float">
            <text:p>0.270614391990917</text:p>
          </table:table-cell>
          <table:table-cell office:value-type="float" office:value="0.729385608009083" calcext:value-type="float">
            <text:p>0.729385608009083</text:p>
          </table:table-cell>
          <table:table-cell office:value-type="float" office:value="0.231032811441427" calcext:value-type="float">
            <text:p>0.231032811441427</text:p>
          </table:table-cell>
          <table:table-cell office:value-type="float" office:value="0.768967188558573" calcext:value-type="float">
            <text:p>0.768967188558573</text:p>
          </table:table-cell>
          <table:table-cell office:value-type="float" office:value="0.229703868238347" calcext:value-type="float">
            <text:p>0.229703868238347</text:p>
          </table:table-cell>
          <table:table-cell office:value-type="float" office:value="0.770296131761654" calcext:value-type="float">
            <text:p>0.770296131761654</text:p>
          </table:table-cell>
          <table:table-cell table:formula="of:=AVERAGE([.C67];[.E67];[.G67];[.I67];[.K67];[.M67];[.O67];[.Q67];[.S67];[.U67])" office:value-type="float" office:value="0.241592880646942" calcext:value-type="float">
            <text:p>0.241592880646942</text:p>
          </table:table-cell>
          <table:table-cell table:formula="of:=AVERAGE([.D67];[.F67];[.H67];[.J67];[.L67];[.N67];[.P67];[.R67];[.T67];[.V67])" office:value-type="float" office:value="0.758407119353059" calcext:value-type="float">
            <text:p>0.7584071193530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0253677130751434" calcext:value-type="float">
            <text:p>0.025367713075143</text:p>
          </table:table-cell>
          <table:table-cell office:value-type="float" office:value="0.974632286924857" calcext:value-type="float">
            <text:p>0.974632286924857</text:p>
          </table:table-cell>
          <table:table-cell office:value-type="float" office:value="0.0999421310156234" calcext:value-type="float">
            <text:p>0.099942131015623</text:p>
          </table:table-cell>
          <table:table-cell office:value-type="float" office:value="0.900057868984377" calcext:value-type="float">
            <text:p>0.900057868984377</text:p>
          </table:table-cell>
          <table:table-cell office:value-type="float" office:value="0.0669445088452653" calcext:value-type="float">
            <text:p>0.066944508845265</text:p>
          </table:table-cell>
          <table:table-cell office:value-type="float" office:value="0.933055491154735" calcext:value-type="float">
            <text:p>0.933055491154735</text:p>
          </table:table-cell>
          <table:table-cell office:value-type="float" office:value="0.072549774658672" calcext:value-type="float">
            <text:p>0.072549774658672</text:p>
          </table:table-cell>
          <table:table-cell office:value-type="float" office:value="0.927450225341328" calcext:value-type="float">
            <text:p>0.927450225341328</text:p>
          </table:table-cell>
          <table:table-cell office:value-type="float" office:value="0.0252963084472772" calcext:value-type="float">
            <text:p>0.025296308447277</text:p>
          </table:table-cell>
          <table:table-cell office:value-type="float" office:value="0.974703691552723" calcext:value-type="float">
            <text:p>0.974703691552723</text:p>
          </table:table-cell>
          <table:table-cell office:value-type="float" office:value="0.027817184268131" calcext:value-type="float">
            <text:p>0.027817184268131</text:p>
          </table:table-cell>
          <table:table-cell office:value-type="float" office:value="0.972182815731869" calcext:value-type="float">
            <text:p>0.972182815731869</text:p>
          </table:table-cell>
          <table:table-cell office:value-type="float" office:value="0.037390456191484" calcext:value-type="float">
            <text:p>0.037390456191484</text:p>
          </table:table-cell>
          <table:table-cell office:value-type="float" office:value="0.962609543808516" calcext:value-type="float">
            <text:p>0.962609543808516</text:p>
          </table:table-cell>
          <table:table-cell office:value-type="float" office:value="0.0446815071778303" calcext:value-type="float">
            <text:p>0.04468150717783</text:p>
          </table:table-cell>
          <table:table-cell office:value-type="float" office:value="0.95531849282217" calcext:value-type="float">
            <text:p>0.95531849282217</text:p>
          </table:table-cell>
          <table:table-cell office:value-type="float" office:value="0.0553114835123757" calcext:value-type="float">
            <text:p>0.055311483512376</text:p>
          </table:table-cell>
          <table:table-cell office:value-type="float" office:value="0.944688516487624" calcext:value-type="float">
            <text:p>0.944688516487624</text:p>
          </table:table-cell>
          <table:table-cell office:value-type="float" office:value="0.0431354607444972" calcext:value-type="float">
            <text:p>0.043135460744497</text:p>
          </table:table-cell>
          <table:table-cell office:value-type="float" office:value="0.956864539255503" calcext:value-type="float">
            <text:p>0.956864539255503</text:p>
          </table:table-cell>
          <table:table-cell table:formula="of:=AVERAGE([.C68];[.E68];[.G68];[.I68];[.K68];[.M68];[.O68];[.Q68];[.S68];[.U68])" office:value-type="float" office:value="0.04984365279363" calcext:value-type="float">
            <text:p>0.04984365279363</text:p>
          </table:table-cell>
          <table:table-cell table:formula="of:=AVERAGE([.D68];[.F68];[.H68];[.J68];[.L68];[.N68];[.P68];[.R68];[.T68];[.V68])" office:value-type="float" office:value="0.95015634720637" calcext:value-type="float">
            <text:p>0.9501563472063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.667026147829219" calcext:value-type="float">
            <text:p>0.667026147829219</text:p>
          </table:table-cell>
          <table:table-cell office:value-type="float" office:value="0.332973852170781" calcext:value-type="float">
            <text:p>0.332973852170781</text:p>
          </table:table-cell>
          <table:table-cell office:value-type="float" office:value="0.641246846377363" calcext:value-type="float">
            <text:p>0.641246846377363</text:p>
          </table:table-cell>
          <table:table-cell office:value-type="float" office:value="0.358753153622637" calcext:value-type="float">
            <text:p>0.358753153622637</text:p>
          </table:table-cell>
          <table:table-cell office:value-type="float" office:value="0.689407609608032" calcext:value-type="float">
            <text:p>0.689407609608032</text:p>
          </table:table-cell>
          <table:table-cell office:value-type="float" office:value="0.310592390391968" calcext:value-type="float">
            <text:p>0.310592390391968</text:p>
          </table:table-cell>
          <table:table-cell office:value-type="float" office:value="0.521010468126216" calcext:value-type="float">
            <text:p>0.521010468126216</text:p>
          </table:table-cell>
          <table:table-cell office:value-type="float" office:value="0.478989531873784" calcext:value-type="float">
            <text:p>0.478989531873784</text:p>
          </table:table-cell>
          <table:table-cell office:value-type="float" office:value="0.807673233154051" calcext:value-type="float">
            <text:p>0.807673233154051</text:p>
          </table:table-cell>
          <table:table-cell office:value-type="float" office:value="0.192326766845949" calcext:value-type="float">
            <text:p>0.192326766845949</text:p>
          </table:table-cell>
          <table:table-cell office:value-type="float" office:value="0.538085563604157" calcext:value-type="float">
            <text:p>0.538085563604157</text:p>
          </table:table-cell>
          <table:table-cell office:value-type="float" office:value="0.461914436395843" calcext:value-type="float">
            <text:p>0.461914436395843</text:p>
          </table:table-cell>
          <table:table-cell office:value-type="float" office:value="0.711639795507536" calcext:value-type="float">
            <text:p>0.711639795507536</text:p>
          </table:table-cell>
          <table:table-cell office:value-type="float" office:value="0.288360204492464" calcext:value-type="float">
            <text:p>0.288360204492464</text:p>
          </table:table-cell>
          <table:table-cell office:value-type="float" office:value="0.714579290762415" calcext:value-type="float">
            <text:p>0.714579290762415</text:p>
          </table:table-cell>
          <table:table-cell office:value-type="float" office:value="0.285420709237585" calcext:value-type="float">
            <text:p>0.285420709237585</text:p>
          </table:table-cell>
          <table:table-cell office:value-type="float" office:value="0.659824029664846" calcext:value-type="float">
            <text:p>0.659824029664846</text:p>
          </table:table-cell>
          <table:table-cell office:value-type="float" office:value="0.340175970335154" calcext:value-type="float">
            <text:p>0.340175970335154</text:p>
          </table:table-cell>
          <table:table-cell office:value-type="float" office:value="0.595506293583194" calcext:value-type="float">
            <text:p>0.595506293583194</text:p>
          </table:table-cell>
          <table:table-cell office:value-type="float" office:value="0.404493706416806" calcext:value-type="float">
            <text:p>0.404493706416806</text:p>
          </table:table-cell>
          <table:table-cell table:formula="of:=AVERAGE([.C69];[.E69];[.G69];[.I69];[.K69];[.M69];[.O69];[.Q69];[.S69];[.U69])" office:value-type="float" office:value="0.654599927821703" calcext:value-type="float">
            <text:p>0.654599927821703</text:p>
          </table:table-cell>
          <table:table-cell table:formula="of:=AVERAGE([.D69];[.F69];[.H69];[.J69];[.L69];[.N69];[.P69];[.R69];[.T69];[.V69])" office:value-type="float" office:value="0.345400072178297" calcext:value-type="float">
            <text:p>0.34540007217829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.0319177003031462" calcext:value-type="float">
            <text:p>0.031917700303146</text:p>
          </table:table-cell>
          <table:table-cell office:value-type="float" office:value="0.968082299696854" calcext:value-type="float">
            <text:p>0.968082299696854</text:p>
          </table:table-cell>
          <table:table-cell office:value-type="float" office:value="0.012009613192382" calcext:value-type="float">
            <text:p>0.012009613192382</text:p>
          </table:table-cell>
          <table:table-cell office:value-type="float" office:value="0.987990386807618" calcext:value-type="float">
            <text:p>0.987990386807618</text:p>
          </table:table-cell>
          <table:table-cell office:value-type="float" office:value="0.040341170726753" calcext:value-type="float">
            <text:p>0.040341170726753</text:p>
          </table:table-cell>
          <table:table-cell office:value-type="float" office:value="0.959658829273247" calcext:value-type="float">
            <text:p>0.959658829273247</text:p>
          </table:table-cell>
          <table:table-cell office:value-type="float" office:value="0.0361809440123581" calcext:value-type="float">
            <text:p>0.036180944012358</text:p>
          </table:table-cell>
          <table:table-cell office:value-type="float" office:value="0.963819055987642" calcext:value-type="float">
            <text:p>0.963819055987642</text:p>
          </table:table-cell>
          <table:table-cell office:value-type="float" office:value="0.0104066780819414" calcext:value-type="float">
            <text:p>0.010406678081941</text:p>
          </table:table-cell>
          <table:table-cell office:value-type="float" office:value="0.989593321918059" calcext:value-type="float">
            <text:p>0.989593321918059</text:p>
          </table:table-cell>
          <table:table-cell office:value-type="float" office:value="0.0440889914535737" calcext:value-type="float">
            <text:p>0.044088991453574</text:p>
          </table:table-cell>
          <table:table-cell office:value-type="float" office:value="0.955911008546426" calcext:value-type="float">
            <text:p>0.955911008546426</text:p>
          </table:table-cell>
          <table:table-cell office:value-type="float" office:value="0.0222692550906363" calcext:value-type="float">
            <text:p>0.022269255090636</text:p>
          </table:table-cell>
          <table:table-cell office:value-type="float" office:value="0.977730744909364" calcext:value-type="float">
            <text:p>0.977730744909364</text:p>
          </table:table-cell>
          <table:table-cell office:value-type="float" office:value="0.0419498939621157" calcext:value-type="float">
            <text:p>0.041949893962116</text:p>
          </table:table-cell>
          <table:table-cell office:value-type="float" office:value="0.958050106037884" calcext:value-type="float">
            <text:p>0.958050106037884</text:p>
          </table:table-cell>
          <table:table-cell office:value-type="float" office:value="0.0334696914728451" calcext:value-type="float">
            <text:p>0.033469691472845</text:p>
          </table:table-cell>
          <table:table-cell office:value-type="float" office:value="0.966530308527155" calcext:value-type="float">
            <text:p>0.966530308527155</text:p>
          </table:table-cell>
          <table:table-cell office:value-type="float" office:value="0.0255886292546432" calcext:value-type="float">
            <text:p>0.025588629254643</text:p>
          </table:table-cell>
          <table:table-cell office:value-type="float" office:value="0.974411370745357" calcext:value-type="float">
            <text:p>0.974411370745357</text:p>
          </table:table-cell>
          <table:table-cell table:formula="of:=AVERAGE([.C70];[.E70];[.G70];[.I70];[.K70];[.M70];[.O70];[.Q70];[.S70];[.U70])" office:value-type="float" office:value="0.0298222567550395" calcext:value-type="float">
            <text:p>0.02982225675504</text:p>
          </table:table-cell>
          <table:table-cell table:formula="of:=AVERAGE([.D70];[.F70];[.H70];[.J70];[.L70];[.N70];[.P70];[.R70];[.T70];[.V70])" office:value-type="float" office:value="0.970177743244961" calcext:value-type="float">
            <text:p>0.97017774324496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.0122991791686444" calcext:value-type="float">
            <text:p>0.012299179168644</text:p>
          </table:table-cell>
          <table:table-cell office:value-type="float" office:value="0.987700820831356" calcext:value-type="float">
            <text:p>0.987700820831356</text:p>
          </table:table-cell>
          <table:table-cell office:value-type="float" office:value="0.00503278258814381" calcext:value-type="float">
            <text:p>0.005032782588144</text:p>
          </table:table-cell>
          <table:table-cell office:value-type="float" office:value="0.994967217411856" calcext:value-type="float">
            <text:p>0.994967217411856</text:p>
          </table:table-cell>
          <table:table-cell office:value-type="float" office:value="0.0102283127397836" calcext:value-type="float">
            <text:p>0.010228312739784</text:p>
          </table:table-cell>
          <table:table-cell office:value-type="float" office:value="0.989771687260216" calcext:value-type="float">
            <text:p>0.989771687260216</text:p>
          </table:table-cell>
          <table:table-cell office:value-type="float" office:value="0.0104999382784553" calcext:value-type="float">
            <text:p>0.010499938278455</text:p>
          </table:table-cell>
          <table:table-cell office:value-type="float" office:value="0.989500061721545" calcext:value-type="float">
            <text:p>0.989500061721545</text:p>
          </table:table-cell>
          <table:table-cell office:value-type="float" office:value="0.00488061318486728" calcext:value-type="float">
            <text:p>0.004880613184867</text:p>
          </table:table-cell>
          <table:table-cell office:value-type="float" office:value="0.995119386815133" calcext:value-type="float">
            <text:p>0.995119386815133</text:p>
          </table:table-cell>
          <table:table-cell office:value-type="float" office:value="0.00575851933149925" calcext:value-type="float">
            <text:p>0.005758519331499</text:p>
          </table:table-cell>
          <table:table-cell office:value-type="float" office:value="0.994241480668501" calcext:value-type="float">
            <text:p>0.994241480668501</text:p>
          </table:table-cell>
          <table:table-cell office:value-type="float" office:value="0.00353694739597547" calcext:value-type="float">
            <text:p>0.003536947395975</text:p>
          </table:table-cell>
          <table:table-cell office:value-type="float" office:value="0.996463052604025" calcext:value-type="float">
            <text:p>0.996463052604025</text:p>
          </table:table-cell>
          <table:table-cell office:value-type="float" office:value="0.00916227268353387" calcext:value-type="float">
            <text:p>0.009162272683534</text:p>
          </table:table-cell>
          <table:table-cell office:value-type="float" office:value="0.990837727316466" calcext:value-type="float">
            <text:p>0.990837727316466</text:p>
          </table:table-cell>
          <table:table-cell office:value-type="float" office:value="0.0181092297874281" calcext:value-type="float">
            <text:p>0.018109229787428</text:p>
          </table:table-cell>
          <table:table-cell office:value-type="float" office:value="0.981890770212572" calcext:value-type="float">
            <text:p>0.981890770212572</text:p>
          </table:table-cell>
          <table:table-cell office:value-type="float" office:value="0.0110693153099515" calcext:value-type="float">
            <text:p>0.011069315309952</text:p>
          </table:table-cell>
          <table:table-cell office:value-type="float" office:value="0.988930684690048" calcext:value-type="float">
            <text:p>0.988930684690048</text:p>
          </table:table-cell>
          <table:table-cell table:formula="of:=AVERAGE([.C71];[.E71];[.G71];[.I71];[.K71];[.M71];[.O71];[.Q71];[.S71];[.U71])" office:value-type="float" office:value="0.00905771104682826" calcext:value-type="float">
            <text:p>0.009057711046828</text:p>
          </table:table-cell>
          <table:table-cell table:formula="of:=AVERAGE([.D71];[.F71];[.H71];[.J71];[.L71];[.N71];[.P71];[.R71];[.T71];[.V71])" office:value-type="float" office:value="0.990942288953172" calcext:value-type="float">
            <text:p>0.99094228895317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0.0577112204050649" calcext:value-type="float">
            <text:p>0.057711220405065</text:p>
          </table:table-cell>
          <table:table-cell office:value-type="float" office:value="0.942288779594935" calcext:value-type="float">
            <text:p>0.942288779594935</text:p>
          </table:table-cell>
          <table:table-cell office:value-type="float" office:value="0.0277480737110455" calcext:value-type="float">
            <text:p>0.027748073711046</text:p>
          </table:table-cell>
          <table:table-cell office:value-type="float" office:value="0.972251926288954" calcext:value-type="float">
            <text:p>0.972251926288954</text:p>
          </table:table-cell>
          <table:table-cell office:value-type="float" office:value="0.0389003520731998" calcext:value-type="float">
            <text:p>0.0389003520732</text:p>
          </table:table-cell>
          <table:table-cell office:value-type="float" office:value="0.9610996479268" calcext:value-type="float">
            <text:p>0.9610996479268</text:p>
          </table:table-cell>
          <table:table-cell office:value-type="float" office:value="0.0352886464874082" calcext:value-type="float">
            <text:p>0.035288646487408</text:p>
          </table:table-cell>
          <table:table-cell office:value-type="float" office:value="0.964711353512592" calcext:value-type="float">
            <text:p>0.964711353512592</text:p>
          </table:table-cell>
          <table:table-cell office:value-type="float" office:value="0.033281249302617" calcext:value-type="float">
            <text:p>0.033281249302617</text:p>
          </table:table-cell>
          <table:table-cell office:value-type="float" office:value="0.966718750697383" calcext:value-type="float">
            <text:p>0.966718750697383</text:p>
          </table:table-cell>
          <table:table-cell office:value-type="float" office:value="0.056316085626601" calcext:value-type="float">
            <text:p>0.056316085626601</text:p>
          </table:table-cell>
          <table:table-cell office:value-type="float" office:value="0.943683914373399" calcext:value-type="float">
            <text:p>0.943683914373399</text:p>
          </table:table-cell>
          <table:table-cell office:value-type="float" office:value="0.039378075922003" calcext:value-type="float">
            <text:p>0.039378075922003</text:p>
          </table:table-cell>
          <table:table-cell office:value-type="float" office:value="0.960621924077997" calcext:value-type="float">
            <text:p>0.960621924077997</text:p>
          </table:table-cell>
          <table:table-cell office:value-type="float" office:value="0.0513333046581746" calcext:value-type="float">
            <text:p>0.051333304658175</text:p>
          </table:table-cell>
          <table:table-cell office:value-type="float" office:value="0.948666695341825" calcext:value-type="float">
            <text:p>0.948666695341825</text:p>
          </table:table-cell>
          <table:table-cell office:value-type="float" office:value="0.0419413602204084" calcext:value-type="float">
            <text:p>0.041941360220408</text:p>
          </table:table-cell>
          <table:table-cell office:value-type="float" office:value="0.958058639779592" calcext:value-type="float">
            <text:p>0.958058639779592</text:p>
          </table:table-cell>
          <table:table-cell office:value-type="float" office:value="0.0415997486496232" calcext:value-type="float">
            <text:p>0.041599748649623</text:p>
          </table:table-cell>
          <table:table-cell office:value-type="float" office:value="0.958400251350377" calcext:value-type="float">
            <text:p>0.958400251350377</text:p>
          </table:table-cell>
          <table:table-cell table:formula="of:=AVERAGE([.C72];[.E72];[.G72];[.I72];[.K72];[.M72];[.O72];[.Q72];[.S72];[.U72])" office:value-type="float" office:value="0.0423498117056146" calcext:value-type="float">
            <text:p>0.042349811705615</text:p>
          </table:table-cell>
          <table:table-cell table:formula="of:=AVERAGE([.D72];[.F72];[.H72];[.J72];[.L72];[.N72];[.P72];[.R72];[.T72];[.V72])" office:value-type="float" office:value="0.957650188294386" calcext:value-type="float">
            <text:p>0.95765018829438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0.34822912300835" calcext:value-type="float">
            <text:p>0.34822912300835</text:p>
          </table:table-cell>
          <table:table-cell office:value-type="float" office:value="0.65177087699165" calcext:value-type="float">
            <text:p>0.65177087699165</text:p>
          </table:table-cell>
          <table:table-cell office:value-type="float" office:value="0.238149862876782" calcext:value-type="float">
            <text:p>0.238149862876782</text:p>
          </table:table-cell>
          <table:table-cell office:value-type="float" office:value="0.761850137123218" calcext:value-type="float">
            <text:p>0.761850137123218</text:p>
          </table:table-cell>
          <table:table-cell office:value-type="float" office:value="0.238687699152564" calcext:value-type="float">
            <text:p>0.238687699152564</text:p>
          </table:table-cell>
          <table:table-cell office:value-type="float" office:value="0.761312300847436" calcext:value-type="float">
            <text:p>0.761312300847436</text:p>
          </table:table-cell>
          <table:table-cell office:value-type="float" office:value="0.310817953529664" calcext:value-type="float">
            <text:p>0.310817953529664</text:p>
          </table:table-cell>
          <table:table-cell office:value-type="float" office:value="0.689182046470336" calcext:value-type="float">
            <text:p>0.689182046470336</text:p>
          </table:table-cell>
          <table:table-cell office:value-type="float" office:value="0.376846405818112" calcext:value-type="float">
            <text:p>0.376846405818112</text:p>
          </table:table-cell>
          <table:table-cell office:value-type="float" office:value="0.623153594181888" calcext:value-type="float">
            <text:p>0.623153594181888</text:p>
          </table:table-cell>
          <table:table-cell office:value-type="float" office:value="0.24472006413125" calcext:value-type="float">
            <text:p>0.24472006413125</text:p>
          </table:table-cell>
          <table:table-cell office:value-type="float" office:value="0.75527993586875" calcext:value-type="float">
            <text:p>0.75527993586875</text:p>
          </table:table-cell>
          <table:table-cell office:value-type="float" office:value="0.396317036981266" calcext:value-type="float">
            <text:p>0.396317036981266</text:p>
          </table:table-cell>
          <table:table-cell office:value-type="float" office:value="0.603682963018734" calcext:value-type="float">
            <text:p>0.603682963018734</text:p>
          </table:table-cell>
          <table:table-cell office:value-type="float" office:value="0.277744271060766" calcext:value-type="float">
            <text:p>0.277744271060766</text:p>
          </table:table-cell>
          <table:table-cell office:value-type="float" office:value="0.722255728939235" calcext:value-type="float">
            <text:p>0.722255728939235</text:p>
          </table:table-cell>
          <table:table-cell office:value-type="float" office:value="0.357424794377717" calcext:value-type="float">
            <text:p>0.357424794377717</text:p>
          </table:table-cell>
          <table:table-cell office:value-type="float" office:value="0.642575205622283" calcext:value-type="float">
            <text:p>0.642575205622283</text:p>
          </table:table-cell>
          <table:table-cell office:value-type="float" office:value="0.270104012589981" calcext:value-type="float">
            <text:p>0.270104012589981</text:p>
          </table:table-cell>
          <table:table-cell office:value-type="float" office:value="0.729895987410019" calcext:value-type="float">
            <text:p>0.729895987410019</text:p>
          </table:table-cell>
          <table:table-cell table:formula="of:=AVERAGE([.C73];[.E73];[.G73];[.I73];[.K73];[.M73];[.O73];[.Q73];[.S73];[.U73])" office:value-type="float" office:value="0.305904122352645" calcext:value-type="float">
            <text:p>0.305904122352645</text:p>
          </table:table-cell>
          <table:table-cell table:formula="of:=AVERAGE([.D73];[.F73];[.H73];[.J73];[.L73];[.N73];[.P73];[.R73];[.T73];[.V73])" office:value-type="float" office:value="0.694095877647355" calcext:value-type="float">
            <text:p>0.69409587764735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.164418813687446" calcext:value-type="float">
            <text:p>0.164418813687446</text:p>
          </table:table-cell>
          <table:table-cell office:value-type="float" office:value="0.835581186312554" calcext:value-type="float">
            <text:p>0.835581186312554</text:p>
          </table:table-cell>
          <table:table-cell office:value-type="float" office:value="0.140053526046744" calcext:value-type="float">
            <text:p>0.140053526046744</text:p>
          </table:table-cell>
          <table:table-cell office:value-type="float" office:value="0.859946473953256" calcext:value-type="float">
            <text:p>0.859946473953256</text:p>
          </table:table-cell>
          <table:table-cell office:value-type="float" office:value="0.242457497356435" calcext:value-type="float">
            <text:p>0.242457497356435</text:p>
          </table:table-cell>
          <table:table-cell office:value-type="float" office:value="0.757542502643565" calcext:value-type="float">
            <text:p>0.757542502643565</text:p>
          </table:table-cell>
          <table:table-cell office:value-type="float" office:value="0.243327019491134" calcext:value-type="float">
            <text:p>0.243327019491134</text:p>
          </table:table-cell>
          <table:table-cell office:value-type="float" office:value="0.756672980508866" calcext:value-type="float">
            <text:p>0.756672980508866</text:p>
          </table:table-cell>
          <table:table-cell office:value-type="float" office:value="0.11971993557312" calcext:value-type="float">
            <text:p>0.11971993557312</text:p>
          </table:table-cell>
          <table:table-cell office:value-type="float" office:value="0.88028006442688" calcext:value-type="float">
            <text:p>0.88028006442688</text:p>
          </table:table-cell>
          <table:table-cell office:value-type="float" office:value="0.159596761213622" calcext:value-type="float">
            <text:p>0.159596761213622</text:p>
          </table:table-cell>
          <table:table-cell office:value-type="float" office:value="0.840403238786378" calcext:value-type="float">
            <text:p>0.840403238786378</text:p>
          </table:table-cell>
          <table:table-cell office:value-type="float" office:value="0.124339525107215" calcext:value-type="float">
            <text:p>0.124339525107215</text:p>
          </table:table-cell>
          <table:table-cell office:value-type="float" office:value="0.875660474892785" calcext:value-type="float">
            <text:p>0.875660474892785</text:p>
          </table:table-cell>
          <table:table-cell office:value-type="float" office:value="0.162073039488022" calcext:value-type="float">
            <text:p>0.162073039488022</text:p>
          </table:table-cell>
          <table:table-cell office:value-type="float" office:value="0.837926960511978" calcext:value-type="float">
            <text:p>0.837926960511978</text:p>
          </table:table-cell>
          <table:table-cell office:value-type="float" office:value="0.169797792818314" calcext:value-type="float">
            <text:p>0.169797792818314</text:p>
          </table:table-cell>
          <table:table-cell office:value-type="float" office:value="0.830202207181686" calcext:value-type="float">
            <text:p>0.830202207181686</text:p>
          </table:table-cell>
          <table:table-cell office:value-type="float" office:value="0.213294873730898" calcext:value-type="float">
            <text:p>0.213294873730898</text:p>
          </table:table-cell>
          <table:table-cell office:value-type="float" office:value="0.786705126269102" calcext:value-type="float">
            <text:p>0.786705126269102</text:p>
          </table:table-cell>
          <table:table-cell table:formula="of:=AVERAGE([.C74];[.E74];[.G74];[.I74];[.K74];[.M74];[.O74];[.Q74];[.S74];[.U74])" office:value-type="float" office:value="0.173907878451295" calcext:value-type="float">
            <text:p>0.173907878451295</text:p>
          </table:table-cell>
          <table:table-cell table:formula="of:=AVERAGE([.D74];[.F74];[.H74];[.J74];[.L74];[.N74];[.P74];[.R74];[.T74];[.V74])" office:value-type="float" office:value="0.826092121548705" calcext:value-type="float">
            <text:p>0.82609212154870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0.0373955855332252" calcext:value-type="float">
            <text:p>0.037395585533225</text:p>
          </table:table-cell>
          <table:table-cell office:value-type="float" office:value="0.962604414466775" calcext:value-type="float">
            <text:p>0.962604414466775</text:p>
          </table:table-cell>
          <table:table-cell office:value-type="float" office:value="0.0620968868202169" calcext:value-type="float">
            <text:p>0.062096886820217</text:p>
          </table:table-cell>
          <table:table-cell office:value-type="float" office:value="0.937903113179783" calcext:value-type="float">
            <text:p>0.937903113179783</text:p>
          </table:table-cell>
          <table:table-cell office:value-type="float" office:value="0.0559371773795411" calcext:value-type="float">
            <text:p>0.055937177379541</text:p>
          </table:table-cell>
          <table:table-cell office:value-type="float" office:value="0.944062822620459" calcext:value-type="float">
            <text:p>0.944062822620459</text:p>
          </table:table-cell>
          <table:table-cell office:value-type="float" office:value="0.0453310652888002" calcext:value-type="float">
            <text:p>0.0453310652888</text:p>
          </table:table-cell>
          <table:table-cell office:value-type="float" office:value="0.9546689347112" calcext:value-type="float">
            <text:p>0.9546689347112</text:p>
          </table:table-cell>
          <table:table-cell office:value-type="float" office:value="0.0462122358341488" calcext:value-type="float">
            <text:p>0.046212235834149</text:p>
          </table:table-cell>
          <table:table-cell office:value-type="float" office:value="0.953787764165851" calcext:value-type="float">
            <text:p>0.953787764165851</text:p>
          </table:table-cell>
          <table:table-cell office:value-type="float" office:value="0.0176282808616388" calcext:value-type="float">
            <text:p>0.017628280861639</text:p>
          </table:table-cell>
          <table:table-cell office:value-type="float" office:value="0.982371719138361" calcext:value-type="float">
            <text:p>0.982371719138361</text:p>
          </table:table-cell>
          <table:table-cell office:value-type="float" office:value="0.0384879423951759" calcext:value-type="float">
            <text:p>0.038487942395176</text:p>
          </table:table-cell>
          <table:table-cell office:value-type="float" office:value="0.961512057604824" calcext:value-type="float">
            <text:p>0.961512057604824</text:p>
          </table:table-cell>
          <table:table-cell office:value-type="float" office:value="0.0586492380301087" calcext:value-type="float">
            <text:p>0.058649238030109</text:p>
          </table:table-cell>
          <table:table-cell office:value-type="float" office:value="0.941350761969891" calcext:value-type="float">
            <text:p>0.941350761969891</text:p>
          </table:table-cell>
          <table:table-cell office:value-type="float" office:value="0.0415829948010795" calcext:value-type="float">
            <text:p>0.04158299480108</text:p>
          </table:table-cell>
          <table:table-cell office:value-type="float" office:value="0.958417005198921" calcext:value-type="float">
            <text:p>0.958417005198921</text:p>
          </table:table-cell>
          <table:table-cell office:value-type="float" office:value="0.0649796232553614" calcext:value-type="float">
            <text:p>0.064979623255361</text:p>
          </table:table-cell>
          <table:table-cell office:value-type="float" office:value="0.935020376744638" calcext:value-type="float">
            <text:p>0.935020376744638</text:p>
          </table:table-cell>
          <table:table-cell table:formula="of:=AVERAGE([.C75];[.E75];[.G75];[.I75];[.K75];[.M75];[.O75];[.Q75];[.S75];[.U75])" office:value-type="float" office:value="0.0468301030199296" calcext:value-type="float">
            <text:p>0.04683010301993</text:p>
          </table:table-cell>
          <table:table-cell table:formula="of:=AVERAGE([.D75];[.F75];[.H75];[.J75];[.L75];[.N75];[.P75];[.R75];[.T75];[.V75])" office:value-type="float" office:value="0.95316989698007" calcext:value-type="float">
            <text:p>0.9531698969800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.0664584097124842" calcext:value-type="float">
            <text:p>0.066458409712484</text:p>
          </table:table-cell>
          <table:table-cell office:value-type="float" office:value="0.933541590287516" calcext:value-type="float">
            <text:p>0.933541590287516</text:p>
          </table:table-cell>
          <table:table-cell office:value-type="float" office:value="0.0829213700080008" calcext:value-type="float">
            <text:p>0.082921370008001</text:p>
          </table:table-cell>
          <table:table-cell office:value-type="float" office:value="0.917078629991999" calcext:value-type="float">
            <text:p>0.917078629991999</text:p>
          </table:table-cell>
          <table:table-cell office:value-type="float" office:value="0.121767516709025" calcext:value-type="float">
            <text:p>0.121767516709025</text:p>
          </table:table-cell>
          <table:table-cell office:value-type="float" office:value="0.878232483290975" calcext:value-type="float">
            <text:p>0.878232483290975</text:p>
          </table:table-cell>
          <table:table-cell office:value-type="float" office:value="0.0822097665962071" calcext:value-type="float">
            <text:p>0.082209766596207</text:p>
          </table:table-cell>
          <table:table-cell office:value-type="float" office:value="0.917790233403793" calcext:value-type="float">
            <text:p>0.917790233403793</text:p>
          </table:table-cell>
          <table:table-cell office:value-type="float" office:value="0.115559062522203" calcext:value-type="float">
            <text:p>0.115559062522203</text:p>
          </table:table-cell>
          <table:table-cell office:value-type="float" office:value="0.884440937477797" calcext:value-type="float">
            <text:p>0.884440937477797</text:p>
          </table:table-cell>
          <table:table-cell office:value-type="float" office:value="0.0651755710537927" calcext:value-type="float">
            <text:p>0.065175571053793</text:p>
          </table:table-cell>
          <table:table-cell office:value-type="float" office:value="0.934824428946207" calcext:value-type="float">
            <text:p>0.934824428946207</text:p>
          </table:table-cell>
          <table:table-cell office:value-type="float" office:value="0.117940785113285" calcext:value-type="float">
            <text:p>0.117940785113285</text:p>
          </table:table-cell>
          <table:table-cell office:value-type="float" office:value="0.882059214886715" calcext:value-type="float">
            <text:p>0.882059214886715</text:p>
          </table:table-cell>
          <table:table-cell office:value-type="float" office:value="0.0969948264854465" calcext:value-type="float">
            <text:p>0.096994826485447</text:p>
          </table:table-cell>
          <table:table-cell office:value-type="float" office:value="0.903005173514554" calcext:value-type="float">
            <text:p>0.903005173514554</text:p>
          </table:table-cell>
          <table:table-cell office:value-type="float" office:value="0.161048341469407" calcext:value-type="float">
            <text:p>0.161048341469407</text:p>
          </table:table-cell>
          <table:table-cell office:value-type="float" office:value="0.838951658530593" calcext:value-type="float">
            <text:p>0.838951658530593</text:p>
          </table:table-cell>
          <table:table-cell office:value-type="float" office:value="0.116364811518266" calcext:value-type="float">
            <text:p>0.116364811518266</text:p>
          </table:table-cell>
          <table:table-cell office:value-type="float" office:value="0.883635188481735" calcext:value-type="float">
            <text:p>0.883635188481735</text:p>
          </table:table-cell>
          <table:table-cell table:formula="of:=AVERAGE([.C76];[.E76];[.G76];[.I76];[.K76];[.M76];[.O76];[.Q76];[.S76];[.U76])" office:value-type="float" office:value="0.102644046118812" calcext:value-type="float">
            <text:p>0.102644046118812</text:p>
          </table:table-cell>
          <table:table-cell table:formula="of:=AVERAGE([.D76];[.F76];[.H76];[.J76];[.L76];[.N76];[.P76];[.R76];[.T76];[.V76])" office:value-type="float" office:value="0.897355953881189" calcext:value-type="float">
            <text:p>0.89735595388118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.0137771107419296" calcext:value-type="float">
            <text:p>0.01377711074193</text:p>
          </table:table-cell>
          <table:table-cell office:value-type="float" office:value="0.98622288925807" calcext:value-type="float">
            <text:p>0.98622288925807</text:p>
          </table:table-cell>
          <table:table-cell office:value-type="float" office:value="0.00605200757753388" calcext:value-type="float">
            <text:p>0.006052007577534</text:p>
          </table:table-cell>
          <table:table-cell office:value-type="float" office:value="0.993947992422466" calcext:value-type="float">
            <text:p>0.993947992422466</text:p>
          </table:table-cell>
          <table:table-cell office:value-type="float" office:value="0.0108035794244606" calcext:value-type="float">
            <text:p>0.010803579424461</text:p>
          </table:table-cell>
          <table:table-cell office:value-type="float" office:value="0.98919642057554" calcext:value-type="float">
            <text:p>0.98919642057554</text:p>
          </table:table-cell>
          <table:table-cell office:value-type="float" office:value="0.010447698452863" calcext:value-type="float">
            <text:p>0.010447698452863</text:p>
          </table:table-cell>
          <table:table-cell office:value-type="float" office:value="0.989552301547137" calcext:value-type="float">
            <text:p>0.989552301547137</text:p>
          </table:table-cell>
          <table:table-cell office:value-type="float" office:value="0.00823386973641164" calcext:value-type="float">
            <text:p>0.008233869736412</text:p>
          </table:table-cell>
          <table:table-cell office:value-type="float" office:value="0.991766130263588" calcext:value-type="float">
            <text:p>0.991766130263588</text:p>
          </table:table-cell>
          <table:table-cell office:value-type="float" office:value="0.0601617861170828" calcext:value-type="float">
            <text:p>0.060161786117083</text:p>
          </table:table-cell>
          <table:table-cell office:value-type="float" office:value="0.939838213882917" calcext:value-type="float">
            <text:p>0.939838213882917</text:p>
          </table:table-cell>
          <table:table-cell office:value-type="float" office:value="0.00803137826643574" calcext:value-type="float">
            <text:p>0.008031378266436</text:p>
          </table:table-cell>
          <table:table-cell office:value-type="float" office:value="0.991968621733564" calcext:value-type="float">
            <text:p>0.991968621733564</text:p>
          </table:table-cell>
          <table:table-cell office:value-type="float" office:value="0.00901033482123289" calcext:value-type="float">
            <text:p>0.009010334821233</text:p>
          </table:table-cell>
          <table:table-cell office:value-type="float" office:value="0.990989665178767" calcext:value-type="float">
            <text:p>0.990989665178767</text:p>
          </table:table-cell>
          <table:table-cell office:value-type="float" office:value="0.016205137526242" calcext:value-type="float">
            <text:p>0.016205137526242</text:p>
          </table:table-cell>
          <table:table-cell office:value-type="float" office:value="0.983794862473758" calcext:value-type="float">
            <text:p>0.983794862473758</text:p>
          </table:table-cell>
          <table:table-cell office:value-type="float" office:value="0.0113370194921974" calcext:value-type="float">
            <text:p>0.011337019492197</text:p>
          </table:table-cell>
          <table:table-cell office:value-type="float" office:value="0.988662980507803" calcext:value-type="float">
            <text:p>0.988662980507803</text:p>
          </table:table-cell>
          <table:table-cell table:formula="of:=AVERAGE([.C77];[.E77];[.G77];[.I77];[.K77];[.M77];[.O77];[.Q77];[.S77];[.U77])" office:value-type="float" office:value="0.015405992215639" calcext:value-type="float">
            <text:p>0.015405992215639</text:p>
          </table:table-cell>
          <table:table-cell table:formula="of:=AVERAGE([.D77];[.F77];[.H77];[.J77];[.L77];[.N77];[.P77];[.R77];[.T77];[.V77])" office:value-type="float" office:value="0.984594007784361" calcext:value-type="float">
            <text:p>0.98459400778436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.509840978725403" calcext:value-type="float">
            <text:p>0.509840978725403</text:p>
          </table:table-cell>
          <table:table-cell office:value-type="float" office:value="0.490159021274597" calcext:value-type="float">
            <text:p>0.490159021274597</text:p>
          </table:table-cell>
          <table:table-cell office:value-type="float" office:value="0.422591503760943" calcext:value-type="float">
            <text:p>0.422591503760943</text:p>
          </table:table-cell>
          <table:table-cell office:value-type="float" office:value="0.577408496239057" calcext:value-type="float">
            <text:p>0.577408496239057</text:p>
          </table:table-cell>
          <table:table-cell office:value-type="float" office:value="0.385976939647335" calcext:value-type="float">
            <text:p>0.385976939647335</text:p>
          </table:table-cell>
          <table:table-cell office:value-type="float" office:value="0.614023060352665" calcext:value-type="float">
            <text:p>0.614023060352665</text:p>
          </table:table-cell>
          <table:table-cell office:value-type="float" office:value="0.471264165549565" calcext:value-type="float">
            <text:p>0.471264165549565</text:p>
          </table:table-cell>
          <table:table-cell office:value-type="float" office:value="0.528735834450435" calcext:value-type="float">
            <text:p>0.528735834450435</text:p>
          </table:table-cell>
          <table:table-cell office:value-type="float" office:value="0.402514173341147" calcext:value-type="float">
            <text:p>0.402514173341147</text:p>
          </table:table-cell>
          <table:table-cell office:value-type="float" office:value="0.597485826658853" calcext:value-type="float">
            <text:p>0.597485826658853</text:p>
          </table:table-cell>
          <table:table-cell office:value-type="float" office:value="0.427256144190025" calcext:value-type="float">
            <text:p>0.427256144190025</text:p>
          </table:table-cell>
          <table:table-cell office:value-type="float" office:value="0.572743855809975" calcext:value-type="float">
            <text:p>0.572743855809975</text:p>
          </table:table-cell>
          <table:table-cell office:value-type="float" office:value="0.415601616165792" calcext:value-type="float">
            <text:p>0.415601616165792</text:p>
          </table:table-cell>
          <table:table-cell office:value-type="float" office:value="0.584398383834208" calcext:value-type="float">
            <text:p>0.584398383834208</text:p>
          </table:table-cell>
          <table:table-cell office:value-type="float" office:value="0.48690792110937" calcext:value-type="float">
            <text:p>0.48690792110937</text:p>
          </table:table-cell>
          <table:table-cell office:value-type="float" office:value="0.51309207889063" calcext:value-type="float">
            <text:p>0.51309207889063</text:p>
          </table:table-cell>
          <table:table-cell office:value-type="float" office:value="0.45177481303887" calcext:value-type="float">
            <text:p>0.45177481303887</text:p>
          </table:table-cell>
          <table:table-cell office:value-type="float" office:value="0.54822518696113" calcext:value-type="float">
            <text:p>0.54822518696113</text:p>
          </table:table-cell>
          <table:table-cell office:value-type="float" office:value="0.429443489367708" calcext:value-type="float">
            <text:p>0.429443489367708</text:p>
          </table:table-cell>
          <table:table-cell office:value-type="float" office:value="0.570556510632292" calcext:value-type="float">
            <text:p>0.570556510632292</text:p>
          </table:table-cell>
          <table:table-cell table:formula="of:=AVERAGE([.C78];[.E78];[.G78];[.I78];[.K78];[.M78];[.O78];[.Q78];[.S78];[.U78])" office:value-type="float" office:value="0.440317174489616" calcext:value-type="float">
            <text:p>0.440317174489616</text:p>
          </table:table-cell>
          <table:table-cell table:formula="of:=AVERAGE([.D78];[.F78];[.H78];[.J78];[.L78];[.N78];[.P78];[.R78];[.T78];[.V78])" office:value-type="float" office:value="0.559682825510384" calcext:value-type="float">
            <text:p>0.55968282551038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0.0553799955621202" calcext:value-type="float">
            <text:p>0.05537999556212</text:p>
          </table:table-cell>
          <table:table-cell office:value-type="float" office:value="0.94462000443788" calcext:value-type="float">
            <text:p>0.94462000443788</text:p>
          </table:table-cell>
          <table:table-cell office:value-type="float" office:value="0.0213215518333977" calcext:value-type="float">
            <text:p>0.021321551833398</text:p>
          </table:table-cell>
          <table:table-cell office:value-type="float" office:value="0.978678448166602" calcext:value-type="float">
            <text:p>0.978678448166602</text:p>
          </table:table-cell>
          <table:table-cell office:value-type="float" office:value="0.0615316599535701" calcext:value-type="float">
            <text:p>0.06153165995357</text:p>
          </table:table-cell>
          <table:table-cell office:value-type="float" office:value="0.93846834004643" calcext:value-type="float">
            <text:p>0.93846834004643</text:p>
          </table:table-cell>
          <table:table-cell office:value-type="float" office:value="0.0443038326882963" calcext:value-type="float">
            <text:p>0.044303832688296</text:p>
          </table:table-cell>
          <table:table-cell office:value-type="float" office:value="0.955696167311704" calcext:value-type="float">
            <text:p>0.955696167311704</text:p>
          </table:table-cell>
          <table:table-cell office:value-type="float" office:value="0.0316588876260684" calcext:value-type="float">
            <text:p>0.031658887626068</text:p>
          </table:table-cell>
          <table:table-cell office:value-type="float" office:value="0.968341112373932" calcext:value-type="float">
            <text:p>0.968341112373932</text:p>
          </table:table-cell>
          <table:table-cell office:value-type="float" office:value="0.0478032546232313" calcext:value-type="float">
            <text:p>0.047803254623231</text:p>
          </table:table-cell>
          <table:table-cell office:value-type="float" office:value="0.952196745376769" calcext:value-type="float">
            <text:p>0.952196745376769</text:p>
          </table:table-cell>
          <table:table-cell office:value-type="float" office:value="0.0648412413579394" calcext:value-type="float">
            <text:p>0.064841241357939</text:p>
          </table:table-cell>
          <table:table-cell office:value-type="float" office:value="0.935158758642061" calcext:value-type="float">
            <text:p>0.935158758642061</text:p>
          </table:table-cell>
          <table:table-cell office:value-type="float" office:value="0.0554895648222866" calcext:value-type="float">
            <text:p>0.055489564822287</text:p>
          </table:table-cell>
          <table:table-cell office:value-type="float" office:value="0.944510435177714" calcext:value-type="float">
            <text:p>0.944510435177714</text:p>
          </table:table-cell>
          <table:table-cell office:value-type="float" office:value="0.050439614878932" calcext:value-type="float">
            <text:p>0.050439614878932</text:p>
          </table:table-cell>
          <table:table-cell office:value-type="float" office:value="0.949560385121068" calcext:value-type="float">
            <text:p>0.949560385121068</text:p>
          </table:table-cell>
          <table:table-cell office:value-type="float" office:value="0.048312867626185" calcext:value-type="float">
            <text:p>0.048312867626185</text:p>
          </table:table-cell>
          <table:table-cell office:value-type="float" office:value="0.951687132373815" calcext:value-type="float">
            <text:p>0.951687132373815</text:p>
          </table:table-cell>
          <table:table-cell table:formula="of:=AVERAGE([.C79];[.E79];[.G79];[.I79];[.K79];[.M79];[.O79];[.Q79];[.S79];[.U79])" office:value-type="float" office:value="0.0481082470972027" calcext:value-type="float">
            <text:p>0.048108247097203</text:p>
          </table:table-cell>
          <table:table-cell table:formula="of:=AVERAGE([.D79];[.F79];[.H79];[.J79];[.L79];[.N79];[.P79];[.R79];[.T79];[.V79])" office:value-type="float" office:value="0.951891752902797" calcext:value-type="float">
            <text:p>0.95189175290279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0.178919874348792" calcext:value-type="float">
            <text:p>0.178919874348792</text:p>
          </table:table-cell>
          <table:table-cell office:value-type="float" office:value="0.821080125651208" calcext:value-type="float">
            <text:p>0.821080125651208</text:p>
          </table:table-cell>
          <table:table-cell office:value-type="float" office:value="0.21766822362511" calcext:value-type="float">
            <text:p>0.21766822362511</text:p>
          </table:table-cell>
          <table:table-cell office:value-type="float" office:value="0.782331776374889" calcext:value-type="float">
            <text:p>0.782331776374889</text:p>
          </table:table-cell>
          <table:table-cell office:value-type="float" office:value="0.239002856289926" calcext:value-type="float">
            <text:p>0.239002856289926</text:p>
          </table:table-cell>
          <table:table-cell office:value-type="float" office:value="0.760997143710074" calcext:value-type="float">
            <text:p>0.760997143710074</text:p>
          </table:table-cell>
          <table:table-cell office:value-type="float" office:value="0.299733114419491" calcext:value-type="float">
            <text:p>0.299733114419491</text:p>
          </table:table-cell>
          <table:table-cell office:value-type="float" office:value="0.700266885580509" calcext:value-type="float">
            <text:p>0.700266885580509</text:p>
          </table:table-cell>
          <table:table-cell office:value-type="float" office:value="0.347989637814012" calcext:value-type="float">
            <text:p>0.347989637814012</text:p>
          </table:table-cell>
          <table:table-cell office:value-type="float" office:value="0.652010362185988" calcext:value-type="float">
            <text:p>0.652010362185988</text:p>
          </table:table-cell>
          <table:table-cell office:value-type="float" office:value="0.241516799022881" calcext:value-type="float">
            <text:p>0.241516799022881</text:p>
          </table:table-cell>
          <table:table-cell office:value-type="float" office:value="0.758483200977119" calcext:value-type="float">
            <text:p>0.758483200977119</text:p>
          </table:table-cell>
          <table:table-cell office:value-type="float" office:value="0.285390598927444" calcext:value-type="float">
            <text:p>0.285390598927444</text:p>
          </table:table-cell>
          <table:table-cell office:value-type="float" office:value="0.714609401072556" calcext:value-type="float">
            <text:p>0.714609401072556</text:p>
          </table:table-cell>
          <table:table-cell office:value-type="float" office:value="0.24779427706528" calcext:value-type="float">
            <text:p>0.24779427706528</text:p>
          </table:table-cell>
          <table:table-cell office:value-type="float" office:value="0.75220572293472" calcext:value-type="float">
            <text:p>0.75220572293472</text:p>
          </table:table-cell>
          <table:table-cell office:value-type="float" office:value="0.213371024258844" calcext:value-type="float">
            <text:p>0.213371024258844</text:p>
          </table:table-cell>
          <table:table-cell office:value-type="float" office:value="0.786628975741156" calcext:value-type="float">
            <text:p>0.786628975741156</text:p>
          </table:table-cell>
          <table:table-cell office:value-type="float" office:value="0.189381132439381" calcext:value-type="float">
            <text:p>0.189381132439381</text:p>
          </table:table-cell>
          <table:table-cell office:value-type="float" office:value="0.810618867560619" calcext:value-type="float">
            <text:p>0.810618867560619</text:p>
          </table:table-cell>
          <table:table-cell table:formula="of:=AVERAGE([.C80];[.E80];[.G80];[.I80];[.K80];[.M80];[.O80];[.Q80];[.S80];[.U80])" office:value-type="float" office:value="0.246076753821116" calcext:value-type="float">
            <text:p>0.246076753821116</text:p>
          </table:table-cell>
          <table:table-cell table:formula="of:=AVERAGE([.D80];[.F80];[.H80];[.J80];[.L80];[.N80];[.P80];[.R80];[.T80];[.V80])" office:value-type="float" office:value="0.753923246178884" calcext:value-type="float">
            <text:p>0.75392324617888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0.255435969799304" calcext:value-type="float">
            <text:p>0.255435969799304</text:p>
          </table:table-cell>
          <table:table-cell office:value-type="float" office:value="0.744564030200696" calcext:value-type="float">
            <text:p>0.744564030200696</text:p>
          </table:table-cell>
          <table:table-cell office:value-type="float" office:value="0.30803018848629" calcext:value-type="float">
            <text:p>0.30803018848629</text:p>
          </table:table-cell>
          <table:table-cell office:value-type="float" office:value="0.69196981151371" calcext:value-type="float">
            <text:p>0.69196981151371</text:p>
          </table:table-cell>
          <table:table-cell office:value-type="float" office:value="0.205709149412932" calcext:value-type="float">
            <text:p>0.205709149412932</text:p>
          </table:table-cell>
          <table:table-cell office:value-type="float" office:value="0.794290850587068" calcext:value-type="float">
            <text:p>0.794290850587068</text:p>
          </table:table-cell>
          <table:table-cell office:value-type="float" office:value="0.243444540450373" calcext:value-type="float">
            <text:p>0.243444540450373</text:p>
          </table:table-cell>
          <table:table-cell office:value-type="float" office:value="0.756555459549627" calcext:value-type="float">
            <text:p>0.756555459549627</text:p>
          </table:table-cell>
          <table:table-cell office:value-type="float" office:value="0.193469312931428" calcext:value-type="float">
            <text:p>0.193469312931428</text:p>
          </table:table-cell>
          <table:table-cell office:value-type="float" office:value="0.806530687068572" calcext:value-type="float">
            <text:p>0.806530687068572</text:p>
          </table:table-cell>
          <table:table-cell office:value-type="float" office:value="0.237387110739215" calcext:value-type="float">
            <text:p>0.237387110739215</text:p>
          </table:table-cell>
          <table:table-cell office:value-type="float" office:value="0.762612889260785" calcext:value-type="float">
            <text:p>0.762612889260785</text:p>
          </table:table-cell>
          <table:table-cell office:value-type="float" office:value="0.43705555246154" calcext:value-type="float">
            <text:p>0.43705555246154</text:p>
          </table:table-cell>
          <table:table-cell office:value-type="float" office:value="0.562944447538461" calcext:value-type="float">
            <text:p>0.562944447538461</text:p>
          </table:table-cell>
          <table:table-cell office:value-type="float" office:value="0.192053221114531" calcext:value-type="float">
            <text:p>0.192053221114531</text:p>
          </table:table-cell>
          <table:table-cell office:value-type="float" office:value="0.807946778885469" calcext:value-type="float">
            <text:p>0.807946778885469</text:p>
          </table:table-cell>
          <table:table-cell office:value-type="float" office:value="0.224184812926045" calcext:value-type="float">
            <text:p>0.224184812926045</text:p>
          </table:table-cell>
          <table:table-cell office:value-type="float" office:value="0.775815187073955" calcext:value-type="float">
            <text:p>0.775815187073955</text:p>
          </table:table-cell>
          <table:table-cell office:value-type="float" office:value="0.293742081686291" calcext:value-type="float">
            <text:p>0.293742081686291</text:p>
          </table:table-cell>
          <table:table-cell office:value-type="float" office:value="0.706257918313709" calcext:value-type="float">
            <text:p>0.706257918313709</text:p>
          </table:table-cell>
          <table:table-cell table:formula="of:=AVERAGE([.C81];[.E81];[.G81];[.I81];[.K81];[.M81];[.O81];[.Q81];[.S81];[.U81])" office:value-type="float" office:value="0.259051194000795" calcext:value-type="float">
            <text:p>0.259051194000795</text:p>
          </table:table-cell>
          <table:table-cell table:formula="of:=AVERAGE([.D81];[.F81];[.H81];[.J81];[.L81];[.N81];[.P81];[.R81];[.T81];[.V81])" office:value-type="float" office:value="0.740948805999205" calcext:value-type="float">
            <text:p>0.74094880599920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0.0560939550675092" calcext:value-type="float">
            <text:p>0.056093955067509</text:p>
          </table:table-cell>
          <table:table-cell office:value-type="float" office:value="0.943906044932491" calcext:value-type="float">
            <text:p>0.943906044932491</text:p>
          </table:table-cell>
          <table:table-cell office:value-type="float" office:value="0.0472608669941727" calcext:value-type="float">
            <text:p>0.047260866994173</text:p>
          </table:table-cell>
          <table:table-cell office:value-type="float" office:value="0.952739133005827" calcext:value-type="float">
            <text:p>0.952739133005827</text:p>
          </table:table-cell>
          <table:table-cell office:value-type="float" office:value="0.0863526300903362" calcext:value-type="float">
            <text:p>0.086352630090336</text:p>
          </table:table-cell>
          <table:table-cell office:value-type="float" office:value="0.913647369909664" calcext:value-type="float">
            <text:p>0.913647369909664</text:p>
          </table:table-cell>
          <table:table-cell office:value-type="float" office:value="0.0670395370987643" calcext:value-type="float">
            <text:p>0.067039537098764</text:p>
          </table:table-cell>
          <table:table-cell office:value-type="float" office:value="0.932960462901236" calcext:value-type="float">
            <text:p>0.932960462901236</text:p>
          </table:table-cell>
          <table:table-cell office:value-type="float" office:value="0.0564512972022911" calcext:value-type="float">
            <text:p>0.056451297202291</text:p>
          </table:table-cell>
          <table:table-cell office:value-type="float" office:value="0.943548702797709" calcext:value-type="float">
            <text:p>0.943548702797709</text:p>
          </table:table-cell>
          <table:table-cell office:value-type="float" office:value="0.0447476187414153" calcext:value-type="float">
            <text:p>0.044747618741415</text:p>
          </table:table-cell>
          <table:table-cell office:value-type="float" office:value="0.955252381258585" calcext:value-type="float">
            <text:p>0.955252381258585</text:p>
          </table:table-cell>
          <table:table-cell office:value-type="float" office:value="0.109311961328595" calcext:value-type="float">
            <text:p>0.109311961328595</text:p>
          </table:table-cell>
          <table:table-cell office:value-type="float" office:value="0.890688038671405" calcext:value-type="float">
            <text:p>0.890688038671405</text:p>
          </table:table-cell>
          <table:table-cell office:value-type="float" office:value="0.0646977766805128" calcext:value-type="float">
            <text:p>0.064697776680513</text:p>
          </table:table-cell>
          <table:table-cell office:value-type="float" office:value="0.935302223319487" calcext:value-type="float">
            <text:p>0.935302223319487</text:p>
          </table:table-cell>
          <table:table-cell office:value-type="float" office:value="0.0499417315686125" calcext:value-type="float">
            <text:p>0.049941731568613</text:p>
          </table:table-cell>
          <table:table-cell office:value-type="float" office:value="0.950058268431388" calcext:value-type="float">
            <text:p>0.950058268431388</text:p>
          </table:table-cell>
          <table:table-cell office:value-type="float" office:value="0.0809232958598166" calcext:value-type="float">
            <text:p>0.080923295859817</text:p>
          </table:table-cell>
          <table:table-cell office:value-type="float" office:value="0.919076704140183" calcext:value-type="float">
            <text:p>0.919076704140183</text:p>
          </table:table-cell>
          <table:table-cell table:formula="of:=AVERAGE([.C82];[.E82];[.G82];[.I82];[.K82];[.M82];[.O82];[.Q82];[.S82];[.U82])" office:value-type="float" office:value="0.0662820670632026" calcext:value-type="float">
            <text:p>0.066282067063203</text:p>
          </table:table-cell>
          <table:table-cell table:formula="of:=AVERAGE([.D82];[.F82];[.H82];[.J82];[.L82];[.N82];[.P82];[.R82];[.T82];[.V82])" office:value-type="float" office:value="0.933717932936797" calcext:value-type="float">
            <text:p>0.93371793293679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.0646704458800333" calcext:value-type="float">
            <text:p>0.064670445880033</text:p>
          </table:table-cell>
          <table:table-cell office:value-type="float" office:value="0.935329554119967" calcext:value-type="float">
            <text:p>0.935329554119967</text:p>
          </table:table-cell>
          <table:table-cell office:value-type="float" office:value="0.0300949883657619" calcext:value-type="float">
            <text:p>0.030094988365762</text:p>
          </table:table-cell>
          <table:table-cell office:value-type="float" office:value="0.969905011634238" calcext:value-type="float">
            <text:p>0.969905011634238</text:p>
          </table:table-cell>
          <table:table-cell office:value-type="float" office:value="0.0582576185566356" calcext:value-type="float">
            <text:p>0.058257618556636</text:p>
          </table:table-cell>
          <table:table-cell office:value-type="float" office:value="0.941742381443364" calcext:value-type="float">
            <text:p>0.941742381443364</text:p>
          </table:table-cell>
          <table:table-cell office:value-type="float" office:value="0.0700432876292193" calcext:value-type="float">
            <text:p>0.070043287629219</text:p>
          </table:table-cell>
          <table:table-cell office:value-type="float" office:value="0.929956712370781" calcext:value-type="float">
            <text:p>0.929956712370781</text:p>
          </table:table-cell>
          <table:table-cell office:value-type="float" office:value="0.0458142616202795" calcext:value-type="float">
            <text:p>0.04581426162028</text:p>
          </table:table-cell>
          <table:table-cell office:value-type="float" office:value="0.95418573837972" calcext:value-type="float">
            <text:p>0.95418573837972</text:p>
          </table:table-cell>
          <table:table-cell office:value-type="float" office:value="0.0714980010206429" calcext:value-type="float">
            <text:p>0.071498001020643</text:p>
          </table:table-cell>
          <table:table-cell office:value-type="float" office:value="0.928501998979357" calcext:value-type="float">
            <text:p>0.928501998979357</text:p>
          </table:table-cell>
          <table:table-cell office:value-type="float" office:value="0.0367605807678879" calcext:value-type="float">
            <text:p>0.036760580767888</text:p>
          </table:table-cell>
          <table:table-cell office:value-type="float" office:value="0.963239419232112" calcext:value-type="float">
            <text:p>0.963239419232112</text:p>
          </table:table-cell>
          <table:table-cell office:value-type="float" office:value="0.0679051347536217" calcext:value-type="float">
            <text:p>0.067905134753622</text:p>
          </table:table-cell>
          <table:table-cell office:value-type="float" office:value="0.932094865246378" calcext:value-type="float">
            <text:p>0.932094865246378</text:p>
          </table:table-cell>
          <table:table-cell office:value-type="float" office:value="0.0990427995501694" calcext:value-type="float">
            <text:p>0.099042799550169</text:p>
          </table:table-cell>
          <table:table-cell office:value-type="float" office:value="0.900957200449831" calcext:value-type="float">
            <text:p>0.900957200449831</text:p>
          </table:table-cell>
          <table:table-cell office:value-type="float" office:value="0.0747667996707696" calcext:value-type="float">
            <text:p>0.07476679967077</text:p>
          </table:table-cell>
          <table:table-cell office:value-type="float" office:value="0.92523320032923" calcext:value-type="float">
            <text:p>0.92523320032923</text:p>
          </table:table-cell>
          <table:table-cell table:formula="of:=AVERAGE([.C83];[.E83];[.G83];[.I83];[.K83];[.M83];[.O83];[.Q83];[.S83];[.U83])" office:value-type="float" office:value="0.0618853917815021" calcext:value-type="float">
            <text:p>0.061885391781502</text:p>
          </table:table-cell>
          <table:table-cell table:formula="of:=AVERAGE([.D83];[.F83];[.H83];[.J83];[.L83];[.N83];[.P83];[.R83];[.T83];[.V83])" office:value-type="float" office:value="0.938114608218498" calcext:value-type="float">
            <text:p>0.93811460821849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0.024956831192801" calcext:value-type="float">
            <text:p>0.024956831192801</text:p>
          </table:table-cell>
          <table:table-cell office:value-type="float" office:value="0.975043168807199" calcext:value-type="float">
            <text:p>0.975043168807199</text:p>
          </table:table-cell>
          <table:table-cell office:value-type="float" office:value="0.0167492529824505" calcext:value-type="float">
            <text:p>0.016749252982451</text:p>
          </table:table-cell>
          <table:table-cell office:value-type="float" office:value="0.983250747017549" calcext:value-type="float">
            <text:p>0.983250747017549</text:p>
          </table:table-cell>
          <table:table-cell office:value-type="float" office:value="0.0363242619441017" calcext:value-type="float">
            <text:p>0.036324261944102</text:p>
          </table:table-cell>
          <table:table-cell office:value-type="float" office:value="0.963675738055898" calcext:value-type="float">
            <text:p>0.963675738055898</text:p>
          </table:table-cell>
          <table:table-cell office:value-type="float" office:value="0.0297442133016781" calcext:value-type="float">
            <text:p>0.029744213301678</text:p>
          </table:table-cell>
          <table:table-cell office:value-type="float" office:value="0.970255786698322" calcext:value-type="float">
            <text:p>0.970255786698322</text:p>
          </table:table-cell>
          <table:table-cell office:value-type="float" office:value="0.0281559416542563" calcext:value-type="float">
            <text:p>0.028155941654256</text:p>
          </table:table-cell>
          <table:table-cell office:value-type="float" office:value="0.971844058345744" calcext:value-type="float">
            <text:p>0.971844058345744</text:p>
          </table:table-cell>
          <table:table-cell office:value-type="float" office:value="0.0294448203109804" calcext:value-type="float">
            <text:p>0.02944482031098</text:p>
          </table:table-cell>
          <table:table-cell office:value-type="float" office:value="0.97055517968902" calcext:value-type="float">
            <text:p>0.97055517968902</text:p>
          </table:table-cell>
          <table:table-cell office:value-type="float" office:value="0.0254037586689387" calcext:value-type="float">
            <text:p>0.025403758668939</text:p>
          </table:table-cell>
          <table:table-cell office:value-type="float" office:value="0.974596241331061" calcext:value-type="float">
            <text:p>0.974596241331061</text:p>
          </table:table-cell>
          <table:table-cell office:value-type="float" office:value="0.0465762857895881" calcext:value-type="float">
            <text:p>0.046576285789588</text:p>
          </table:table-cell>
          <table:table-cell office:value-type="float" office:value="0.953423714210412" calcext:value-type="float">
            <text:p>0.953423714210412</text:p>
          </table:table-cell>
          <table:table-cell office:value-type="float" office:value="0.0411437781397942" calcext:value-type="float">
            <text:p>0.041143778139794</text:p>
          </table:table-cell>
          <table:table-cell office:value-type="float" office:value="0.958856221860206" calcext:value-type="float">
            <text:p>0.958856221860206</text:p>
          </table:table-cell>
          <table:table-cell office:value-type="float" office:value="0.027548074001702" calcext:value-type="float">
            <text:p>0.027548074001702</text:p>
          </table:table-cell>
          <table:table-cell office:value-type="float" office:value="0.972451925998298" calcext:value-type="float">
            <text:p>0.972451925998298</text:p>
          </table:table-cell>
          <table:table-cell table:formula="of:=AVERAGE([.C84];[.E84];[.G84];[.I84];[.K84];[.M84];[.O84];[.Q84];[.S84];[.U84])" office:value-type="float" office:value="0.0306047217986291" calcext:value-type="float">
            <text:p>0.030604721798629</text:p>
          </table:table-cell>
          <table:table-cell table:formula="of:=AVERAGE([.D84];[.F84];[.H84];[.J84];[.L84];[.N84];[.P84];[.R84];[.T84];[.V84])" office:value-type="float" office:value="0.969395278201371" calcext:value-type="float">
            <text:p>0.96939527820137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0.0202540606309084" calcext:value-type="float">
            <text:p>0.020254060630908</text:p>
          </table:table-cell>
          <table:table-cell office:value-type="float" office:value="0.979745939369092" calcext:value-type="float">
            <text:p>0.979745939369092</text:p>
          </table:table-cell>
          <table:table-cell office:value-type="float" office:value="0.028397002592202" calcext:value-type="float">
            <text:p>0.028397002592202</text:p>
          </table:table-cell>
          <table:table-cell office:value-type="float" office:value="0.971602997407798" calcext:value-type="float">
            <text:p>0.971602997407798</text:p>
          </table:table-cell>
          <table:table-cell office:value-type="float" office:value="0.0323741976298001" calcext:value-type="float">
            <text:p>0.0323741976298</text:p>
          </table:table-cell>
          <table:table-cell office:value-type="float" office:value="0.9676258023702" calcext:value-type="float">
            <text:p>0.9676258023702</text:p>
          </table:table-cell>
          <table:table-cell office:value-type="float" office:value="0.0292193794907529" calcext:value-type="float">
            <text:p>0.029219379490753</text:p>
          </table:table-cell>
          <table:table-cell office:value-type="float" office:value="0.970780620509247" calcext:value-type="float">
            <text:p>0.970780620509247</text:p>
          </table:table-cell>
          <table:table-cell office:value-type="float" office:value="0.0196396335062428" calcext:value-type="float">
            <text:p>0.019639633506243</text:p>
          </table:table-cell>
          <table:table-cell office:value-type="float" office:value="0.980360366493757" calcext:value-type="float">
            <text:p>0.980360366493757</text:p>
          </table:table-cell>
          <table:table-cell office:value-type="float" office:value="0.0200474342956948" calcext:value-type="float">
            <text:p>0.020047434295695</text:p>
          </table:table-cell>
          <table:table-cell office:value-type="float" office:value="0.979952565704305" calcext:value-type="float">
            <text:p>0.979952565704305</text:p>
          </table:table-cell>
          <table:table-cell office:value-type="float" office:value="0.0237932875690383" calcext:value-type="float">
            <text:p>0.023793287569038</text:p>
          </table:table-cell>
          <table:table-cell office:value-type="float" office:value="0.976206712430962" calcext:value-type="float">
            <text:p>0.976206712430962</text:p>
          </table:table-cell>
          <table:table-cell office:value-type="float" office:value="0.0199358263370366" calcext:value-type="float">
            <text:p>0.019935826337037</text:p>
          </table:table-cell>
          <table:table-cell office:value-type="float" office:value="0.980064173662964" calcext:value-type="float">
            <text:p>0.980064173662964</text:p>
          </table:table-cell>
          <table:table-cell office:value-type="float" office:value="0.0415611831730608" calcext:value-type="float">
            <text:p>0.041561183173061</text:p>
          </table:table-cell>
          <table:table-cell office:value-type="float" office:value="0.958438816826939" calcext:value-type="float">
            <text:p>0.958438816826939</text:p>
          </table:table-cell>
          <table:table-cell office:value-type="float" office:value="0.0363976094255942" calcext:value-type="float">
            <text:p>0.036397609425594</text:p>
          </table:table-cell>
          <table:table-cell office:value-type="float" office:value="0.963602390574406" calcext:value-type="float">
            <text:p>0.963602390574406</text:p>
          </table:table-cell>
          <table:table-cell table:formula="of:=AVERAGE([.C85];[.E85];[.G85];[.I85];[.K85];[.M85];[.O85];[.Q85];[.S85];[.U85])" office:value-type="float" office:value="0.0271619614650331" calcext:value-type="float">
            <text:p>0.027161961465033</text:p>
          </table:table-cell>
          <table:table-cell table:formula="of:=AVERAGE([.D85];[.F85];[.H85];[.J85];[.L85];[.N85];[.P85];[.R85];[.T85];[.V85])" office:value-type="float" office:value="0.972838038534967" calcext:value-type="float">
            <text:p>0.97283803853496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0.0193699250234707" calcext:value-type="float">
            <text:p>0.019369925023471</text:p>
          </table:table-cell>
          <table:table-cell office:value-type="float" office:value="0.980630074976529" calcext:value-type="float">
            <text:p>0.980630074976529</text:p>
          </table:table-cell>
          <table:table-cell office:value-type="float" office:value="0.0260913644407927" calcext:value-type="float">
            <text:p>0.026091364440793</text:p>
          </table:table-cell>
          <table:table-cell office:value-type="float" office:value="0.973908635559207" calcext:value-type="float">
            <text:p>0.973908635559207</text:p>
          </table:table-cell>
          <table:table-cell office:value-type="float" office:value="0.0555198935338146" calcext:value-type="float">
            <text:p>0.055519893533815</text:p>
          </table:table-cell>
          <table:table-cell office:value-type="float" office:value="0.944480106466185" calcext:value-type="float">
            <text:p>0.944480106466185</text:p>
          </table:table-cell>
          <table:table-cell office:value-type="float" office:value="0.049039239149635" calcext:value-type="float">
            <text:p>0.049039239149635</text:p>
          </table:table-cell>
          <table:table-cell office:value-type="float" office:value="0.950960760850365" calcext:value-type="float">
            <text:p>0.950960760850365</text:p>
          </table:table-cell>
          <table:table-cell office:value-type="float" office:value="0.0273060901111562" calcext:value-type="float">
            <text:p>0.027306090111156</text:p>
          </table:table-cell>
          <table:table-cell office:value-type="float" office:value="0.972693909888844" calcext:value-type="float">
            <text:p>0.972693909888844</text:p>
          </table:table-cell>
          <table:table-cell office:value-type="float" office:value="0.0284352161859153" calcext:value-type="float">
            <text:p>0.028435216185915</text:p>
          </table:table-cell>
          <table:table-cell office:value-type="float" office:value="0.971564783814085" calcext:value-type="float">
            <text:p>0.971564783814085</text:p>
          </table:table-cell>
          <table:table-cell office:value-type="float" office:value="0.059997153353528" calcext:value-type="float">
            <text:p>0.059997153353528</text:p>
          </table:table-cell>
          <table:table-cell office:value-type="float" office:value="0.940002846646472" calcext:value-type="float">
            <text:p>0.940002846646472</text:p>
          </table:table-cell>
          <table:table-cell office:value-type="float" office:value="0.0472021808303325" calcext:value-type="float">
            <text:p>0.047202180830333</text:p>
          </table:table-cell>
          <table:table-cell office:value-type="float" office:value="0.952797819169668" calcext:value-type="float">
            <text:p>0.952797819169668</text:p>
          </table:table-cell>
          <table:table-cell office:value-type="float" office:value="0.0477611687509424" calcext:value-type="float">
            <text:p>0.047761168750942</text:p>
          </table:table-cell>
          <table:table-cell office:value-type="float" office:value="0.952238831249058" calcext:value-type="float">
            <text:p>0.952238831249058</text:p>
          </table:table-cell>
          <table:table-cell office:value-type="float" office:value="0.0427219753191702" calcext:value-type="float">
            <text:p>0.04272197531917</text:p>
          </table:table-cell>
          <table:table-cell office:value-type="float" office:value="0.95727802468083" calcext:value-type="float">
            <text:p>0.95727802468083</text:p>
          </table:table-cell>
          <table:table-cell table:formula="of:=AVERAGE([.C86];[.E86];[.G86];[.I86];[.K86];[.M86];[.O86];[.Q86];[.S86];[.U86])" office:value-type="float" office:value="0.0403444206698758" calcext:value-type="float">
            <text:p>0.040344420669876</text:p>
          </table:table-cell>
          <table:table-cell table:formula="of:=AVERAGE([.D86];[.F86];[.H86];[.J86];[.L86];[.N86];[.P86];[.R86];[.T86];[.V86])" office:value-type="float" office:value="0.959655579330124" calcext:value-type="float">
            <text:p>0.9596555793301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0.141756156483974" calcext:value-type="float">
            <text:p>0.141756156483974</text:p>
          </table:table-cell>
          <table:table-cell office:value-type="float" office:value="0.858243843516026" calcext:value-type="float">
            <text:p>0.858243843516026</text:p>
          </table:table-cell>
          <table:table-cell office:value-type="float" office:value="0.0729701649202175" calcext:value-type="float">
            <text:p>0.072970164920218</text:p>
          </table:table-cell>
          <table:table-cell office:value-type="float" office:value="0.927029835079782" calcext:value-type="float">
            <text:p>0.927029835079782</text:p>
          </table:table-cell>
          <table:table-cell office:value-type="float" office:value="0.12246610674135" calcext:value-type="float">
            <text:p>0.12246610674135</text:p>
          </table:table-cell>
          <table:table-cell office:value-type="float" office:value="0.87753389325865" calcext:value-type="float">
            <text:p>0.87753389325865</text:p>
          </table:table-cell>
          <table:table-cell office:value-type="float" office:value="0.104098492594234" calcext:value-type="float">
            <text:p>0.104098492594234</text:p>
          </table:table-cell>
          <table:table-cell office:value-type="float" office:value="0.895901507405766" calcext:value-type="float">
            <text:p>0.895901507405766</text:p>
          </table:table-cell>
          <table:table-cell office:value-type="float" office:value="0.086539707183372" calcext:value-type="float">
            <text:p>0.086539707183372</text:p>
          </table:table-cell>
          <table:table-cell office:value-type="float" office:value="0.913460292816628" calcext:value-type="float">
            <text:p>0.913460292816628</text:p>
          </table:table-cell>
          <table:table-cell office:value-type="float" office:value="0.109631756112471" calcext:value-type="float">
            <text:p>0.109631756112471</text:p>
          </table:table-cell>
          <table:table-cell office:value-type="float" office:value="0.890368243887529" calcext:value-type="float">
            <text:p>0.890368243887529</text:p>
          </table:table-cell>
          <table:table-cell office:value-type="float" office:value="0.0468380599189028" calcext:value-type="float">
            <text:p>0.046838059918903</text:p>
          </table:table-cell>
          <table:table-cell office:value-type="float" office:value="0.953161940081097" calcext:value-type="float">
            <text:p>0.953161940081097</text:p>
          </table:table-cell>
          <table:table-cell office:value-type="float" office:value="0.116347847857088" calcext:value-type="float">
            <text:p>0.116347847857088</text:p>
          </table:table-cell>
          <table:table-cell office:value-type="float" office:value="0.883652152142912" calcext:value-type="float">
            <text:p>0.883652152142912</text:p>
          </table:table-cell>
          <table:table-cell office:value-type="float" office:value="0.127568433639849" calcext:value-type="float">
            <text:p>0.127568433639849</text:p>
          </table:table-cell>
          <table:table-cell office:value-type="float" office:value="0.872431566360151" calcext:value-type="float">
            <text:p>0.872431566360151</text:p>
          </table:table-cell>
          <table:table-cell office:value-type="float" office:value="0.10593972041031" calcext:value-type="float">
            <text:p>0.10593972041031</text:p>
          </table:table-cell>
          <table:table-cell office:value-type="float" office:value="0.89406027958969" calcext:value-type="float">
            <text:p>0.89406027958969</text:p>
          </table:table-cell>
          <table:table-cell table:formula="of:=AVERAGE([.C87];[.E87];[.G87];[.I87];[.K87];[.M87];[.O87];[.Q87];[.S87];[.U87])" office:value-type="float" office:value="0.103415644586177" calcext:value-type="float">
            <text:p>0.103415644586177</text:p>
          </table:table-cell>
          <table:table-cell table:formula="of:=AVERAGE([.D87];[.F87];[.H87];[.J87];[.L87];[.N87];[.P87];[.R87];[.T87];[.V87])" office:value-type="float" office:value="0.896584355413823" calcext:value-type="float">
            <text:p>0.8965843554138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13842229704609" calcext:value-type="float">
            <text:p>0.113842229704609</text:p>
          </table:table-cell>
          <table:table-cell office:value-type="float" office:value="0.886157770295391" calcext:value-type="float">
            <text:p>0.886157770295391</text:p>
          </table:table-cell>
          <table:table-cell office:value-type="float" office:value="0.0917499925266024" calcext:value-type="float">
            <text:p>0.091749992526602</text:p>
          </table:table-cell>
          <table:table-cell office:value-type="float" office:value="0.908250007473398" calcext:value-type="float">
            <text:p>0.908250007473398</text:p>
          </table:table-cell>
          <table:table-cell office:value-type="float" office:value="0.0913808622703495" calcext:value-type="float">
            <text:p>0.09138086227035</text:p>
          </table:table-cell>
          <table:table-cell office:value-type="float" office:value="0.90861913772965" calcext:value-type="float">
            <text:p>0.90861913772965</text:p>
          </table:table-cell>
          <table:table-cell office:value-type="float" office:value="0.104998042040552" calcext:value-type="float">
            <text:p>0.104998042040552</text:p>
          </table:table-cell>
          <table:table-cell office:value-type="float" office:value="0.895001957959448" calcext:value-type="float">
            <text:p>0.895001957959448</text:p>
          </table:table-cell>
          <table:table-cell office:value-type="float" office:value="0.0579068967796628" calcext:value-type="float">
            <text:p>0.057906896779663</text:p>
          </table:table-cell>
          <table:table-cell office:value-type="float" office:value="0.942093103220337" calcext:value-type="float">
            <text:p>0.942093103220337</text:p>
          </table:table-cell>
          <table:table-cell office:value-type="float" office:value="0.0919735740728462" calcext:value-type="float">
            <text:p>0.091973574072846</text:p>
          </table:table-cell>
          <table:table-cell office:value-type="float" office:value="0.908026425927154" calcext:value-type="float">
            <text:p>0.908026425927154</text:p>
          </table:table-cell>
          <table:table-cell office:value-type="float" office:value="0.0682705874622472" calcext:value-type="float">
            <text:p>0.068270587462247</text:p>
          </table:table-cell>
          <table:table-cell office:value-type="float" office:value="0.931729412537753" calcext:value-type="float">
            <text:p>0.931729412537753</text:p>
          </table:table-cell>
          <table:table-cell office:value-type="float" office:value="0.0856956016398794" calcext:value-type="float">
            <text:p>0.085695601639879</text:p>
          </table:table-cell>
          <table:table-cell office:value-type="float" office:value="0.91430439836012" calcext:value-type="float">
            <text:p>0.91430439836012</text:p>
          </table:table-cell>
          <table:table-cell office:value-type="float" office:value="0.0805327994250704" calcext:value-type="float">
            <text:p>0.08053279942507</text:p>
          </table:table-cell>
          <table:table-cell office:value-type="float" office:value="0.91946720057493" calcext:value-type="float">
            <text:p>0.91946720057493</text:p>
          </table:table-cell>
          <table:table-cell office:value-type="float" office:value="0.0818485297522402" calcext:value-type="float">
            <text:p>0.08184852975224</text:p>
          </table:table-cell>
          <table:table-cell office:value-type="float" office:value="0.91815147024776" calcext:value-type="float">
            <text:p>0.91815147024776</text:p>
          </table:table-cell>
          <table:table-cell table:formula="of:=AVERAGE([.C88];[.E88];[.G88];[.I88];[.K88];[.M88];[.O88];[.Q88];[.S88];[.U88])" office:value-type="float" office:value="0.0868199115674059" calcext:value-type="float">
            <text:p>0.086819911567406</text:p>
          </table:table-cell>
          <table:table-cell table:formula="of:=AVERAGE([.D88];[.F88];[.H88];[.J88];[.L88];[.N88];[.P88];[.R88];[.T88];[.V88])" office:value-type="float" office:value="0.913180088432594" calcext:value-type="float">
            <text:p>0.91318008843259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0.0748573527338319" calcext:value-type="float">
            <text:p>0.074857352733832</text:p>
          </table:table-cell>
          <table:table-cell office:value-type="float" office:value="0.925142647266168" calcext:value-type="float">
            <text:p>0.925142647266168</text:p>
          </table:table-cell>
          <table:table-cell office:value-type="float" office:value="0.0966868769773545" calcext:value-type="float">
            <text:p>0.096686876977355</text:p>
          </table:table-cell>
          <table:table-cell office:value-type="float" office:value="0.903313123022646" calcext:value-type="float">
            <text:p>0.903313123022646</text:p>
          </table:table-cell>
          <table:table-cell office:value-type="float" office:value="0.101605841420409" calcext:value-type="float">
            <text:p>0.101605841420409</text:p>
          </table:table-cell>
          <table:table-cell office:value-type="float" office:value="0.898394158579591" calcext:value-type="float">
            <text:p>0.898394158579591</text:p>
          </table:table-cell>
          <table:table-cell office:value-type="float" office:value="0.0866358597535749" calcext:value-type="float">
            <text:p>0.086635859753575</text:p>
          </table:table-cell>
          <table:table-cell office:value-type="float" office:value="0.913364140246425" calcext:value-type="float">
            <text:p>0.913364140246425</text:p>
          </table:table-cell>
          <table:table-cell office:value-type="float" office:value="0.0628488998799221" calcext:value-type="float">
            <text:p>0.062848899879922</text:p>
          </table:table-cell>
          <table:table-cell office:value-type="float" office:value="0.937151100120078" calcext:value-type="float">
            <text:p>0.937151100120078</text:p>
          </table:table-cell>
          <table:table-cell office:value-type="float" office:value="0.101516970555845" calcext:value-type="float">
            <text:p>0.101516970555845</text:p>
          </table:table-cell>
          <table:table-cell office:value-type="float" office:value="0.898483029444154" calcext:value-type="float">
            <text:p>0.898483029444154</text:p>
          </table:table-cell>
          <table:table-cell office:value-type="float" office:value="0.115700761346328" calcext:value-type="float">
            <text:p>0.115700761346328</text:p>
          </table:table-cell>
          <table:table-cell office:value-type="float" office:value="0.884299238653672" calcext:value-type="float">
            <text:p>0.884299238653672</text:p>
          </table:table-cell>
          <table:table-cell office:value-type="float" office:value="0.120124733862867" calcext:value-type="float">
            <text:p>0.120124733862867</text:p>
          </table:table-cell>
          <table:table-cell office:value-type="float" office:value="0.879875266137133" calcext:value-type="float">
            <text:p>0.879875266137133</text:p>
          </table:table-cell>
          <table:table-cell office:value-type="float" office:value="0.100519395728653" calcext:value-type="float">
            <text:p>0.100519395728653</text:p>
          </table:table-cell>
          <table:table-cell office:value-type="float" office:value="0.899480604271347" calcext:value-type="float">
            <text:p>0.899480604271347</text:p>
          </table:table-cell>
          <table:table-cell office:value-type="float" office:value="0.0984632403529156" calcext:value-type="float">
            <text:p>0.098463240352916</text:p>
          </table:table-cell>
          <table:table-cell office:value-type="float" office:value="0.901536759647084" calcext:value-type="float">
            <text:p>0.901536759647084</text:p>
          </table:table-cell>
          <table:table-cell table:formula="of:=AVERAGE([.C89];[.E89];[.G89];[.I89];[.K89];[.M89];[.O89];[.Q89];[.S89];[.U89])" office:value-type="float" office:value="0.0958959932611701" calcext:value-type="float">
            <text:p>0.09589599326117</text:p>
          </table:table-cell>
          <table:table-cell table:formula="of:=AVERAGE([.D89];[.F89];[.H89];[.J89];[.L89];[.N89];[.P89];[.R89];[.T89];[.V89])" office:value-type="float" office:value="0.90410400673883" calcext:value-type="float">
            <text:p>0.9041040067388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0.385624461177053" calcext:value-type="float">
            <text:p>0.385624461177053</text:p>
          </table:table-cell>
          <table:table-cell office:value-type="float" office:value="0.614375538822947" calcext:value-type="float">
            <text:p>0.614375538822947</text:p>
          </table:table-cell>
          <table:table-cell office:value-type="float" office:value="0.491015824406605" calcext:value-type="float">
            <text:p>0.491015824406605</text:p>
          </table:table-cell>
          <table:table-cell office:value-type="float" office:value="0.508984175593395" calcext:value-type="float">
            <text:p>0.508984175593395</text:p>
          </table:table-cell>
          <table:table-cell office:value-type="float" office:value="0.284726367805241" calcext:value-type="float">
            <text:p>0.284726367805241</text:p>
          </table:table-cell>
          <table:table-cell office:value-type="float" office:value="0.715273632194759" calcext:value-type="float">
            <text:p>0.715273632194759</text:p>
          </table:table-cell>
          <table:table-cell office:value-type="float" office:value="0.515243203923756" calcext:value-type="float">
            <text:p>0.515243203923756</text:p>
          </table:table-cell>
          <table:table-cell office:value-type="float" office:value="0.484756796076244" calcext:value-type="float">
            <text:p>0.484756796076244</text:p>
          </table:table-cell>
          <table:table-cell office:value-type="float" office:value="0.157570643327222" calcext:value-type="float">
            <text:p>0.157570643327222</text:p>
          </table:table-cell>
          <table:table-cell office:value-type="float" office:value="0.842429356672778" calcext:value-type="float">
            <text:p>0.842429356672778</text:p>
          </table:table-cell>
          <table:table-cell office:value-type="float" office:value="0.299576081873585" calcext:value-type="float">
            <text:p>0.299576081873585</text:p>
          </table:table-cell>
          <table:table-cell office:value-type="float" office:value="0.700423918126415" calcext:value-type="float">
            <text:p>0.700423918126415</text:p>
          </table:table-cell>
          <table:table-cell office:value-type="float" office:value="0.267750402137089" calcext:value-type="float">
            <text:p>0.267750402137089</text:p>
          </table:table-cell>
          <table:table-cell office:value-type="float" office:value="0.732249597862911" calcext:value-type="float">
            <text:p>0.732249597862911</text:p>
          </table:table-cell>
          <table:table-cell office:value-type="float" office:value="0.192345849174323" calcext:value-type="float">
            <text:p>0.192345849174323</text:p>
          </table:table-cell>
          <table:table-cell office:value-type="float" office:value="0.807654150825677" calcext:value-type="float">
            <text:p>0.807654150825677</text:p>
          </table:table-cell>
          <table:table-cell office:value-type="float" office:value="0.297966892317478" calcext:value-type="float">
            <text:p>0.297966892317478</text:p>
          </table:table-cell>
          <table:table-cell office:value-type="float" office:value="0.702033107682522" calcext:value-type="float">
            <text:p>0.702033107682522</text:p>
          </table:table-cell>
          <table:table-cell office:value-type="float" office:value="0.216811187187855" calcext:value-type="float">
            <text:p>0.216811187187855</text:p>
          </table:table-cell>
          <table:table-cell office:value-type="float" office:value="0.783188812812145" calcext:value-type="float">
            <text:p>0.783188812812145</text:p>
          </table:table-cell>
          <table:table-cell table:formula="of:=AVERAGE([.C90];[.E90];[.G90];[.I90];[.K90];[.M90];[.O90];[.Q90];[.S90];[.U90])" office:value-type="float" office:value="0.310863091333021" calcext:value-type="float">
            <text:p>0.310863091333021</text:p>
          </table:table-cell>
          <table:table-cell table:formula="of:=AVERAGE([.D90];[.F90];[.H90];[.J90];[.L90];[.N90];[.P90];[.R90];[.T90];[.V90])" office:value-type="float" office:value="0.689136908666979" calcext:value-type="float">
            <text:p>0.68913690866697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0.0733116484752727" calcext:value-type="float">
            <text:p>0.073311648475273</text:p>
          </table:table-cell>
          <table:table-cell office:value-type="float" office:value="0.926688351524727" calcext:value-type="float">
            <text:p>0.926688351524727</text:p>
          </table:table-cell>
          <table:table-cell office:value-type="float" office:value="0.0910128189226444" calcext:value-type="float">
            <text:p>0.091012818922644</text:p>
          </table:table-cell>
          <table:table-cell office:value-type="float" office:value="0.908987181077356" calcext:value-type="float">
            <text:p>0.908987181077356</text:p>
          </table:table-cell>
          <table:table-cell office:value-type="float" office:value="0.104215237016572" calcext:value-type="float">
            <text:p>0.104215237016572</text:p>
          </table:table-cell>
          <table:table-cell office:value-type="float" office:value="0.895784762983428" calcext:value-type="float">
            <text:p>0.895784762983428</text:p>
          </table:table-cell>
          <table:table-cell office:value-type="float" office:value="0.0851459456045086" calcext:value-type="float">
            <text:p>0.085145945604509</text:p>
          </table:table-cell>
          <table:table-cell office:value-type="float" office:value="0.914854054395491" calcext:value-type="float">
            <text:p>0.914854054395491</text:p>
          </table:table-cell>
          <table:table-cell office:value-type="float" office:value="0.085316968673376" calcext:value-type="float">
            <text:p>0.085316968673376</text:p>
          </table:table-cell>
          <table:table-cell office:value-type="float" office:value="0.914683031326624" calcext:value-type="float">
            <text:p>0.914683031326624</text:p>
          </table:table-cell>
          <table:table-cell office:value-type="float" office:value="0.081471265039118" calcext:value-type="float">
            <text:p>0.081471265039118</text:p>
          </table:table-cell>
          <table:table-cell office:value-type="float" office:value="0.918528734960882" calcext:value-type="float">
            <text:p>0.918528734960882</text:p>
          </table:table-cell>
          <table:table-cell office:value-type="float" office:value="0.118316787456639" calcext:value-type="float">
            <text:p>0.118316787456639</text:p>
          </table:table-cell>
          <table:table-cell office:value-type="float" office:value="0.881683212543361" calcext:value-type="float">
            <text:p>0.881683212543361</text:p>
          </table:table-cell>
          <table:table-cell office:value-type="float" office:value="0.0855446365704237" calcext:value-type="float">
            <text:p>0.085544636570424</text:p>
          </table:table-cell>
          <table:table-cell office:value-type="float" office:value="0.914455363429576" calcext:value-type="float">
            <text:p>0.914455363429576</text:p>
          </table:table-cell>
          <table:table-cell office:value-type="float" office:value="0.0837643747218154" calcext:value-type="float">
            <text:p>0.083764374721815</text:p>
          </table:table-cell>
          <table:table-cell office:value-type="float" office:value="0.916235625278185" calcext:value-type="float">
            <text:p>0.916235625278185</text:p>
          </table:table-cell>
          <table:table-cell office:value-type="float" office:value="0.0858881900903676" calcext:value-type="float">
            <text:p>0.085888190090368</text:p>
          </table:table-cell>
          <table:table-cell office:value-type="float" office:value="0.914111809909632" calcext:value-type="float">
            <text:p>0.914111809909632</text:p>
          </table:table-cell>
          <table:table-cell table:formula="of:=AVERAGE([.C91];[.E91];[.G91];[.I91];[.K91];[.M91];[.O91];[.Q91];[.S91];[.U91])" office:value-type="float" office:value="0.0893987872570738" calcext:value-type="float">
            <text:p>0.089398787257074</text:p>
          </table:table-cell>
          <table:table-cell table:formula="of:=AVERAGE([.D91];[.F91];[.H91];[.J91];[.L91];[.N91];[.P91];[.R91];[.T91];[.V91])" office:value-type="float" office:value="0.910601212742926" calcext:value-type="float">
            <text:p>0.9106012127429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0.312060815858406" calcext:value-type="float">
            <text:p>0.312060815858406</text:p>
          </table:table-cell>
          <table:table-cell office:value-type="float" office:value="0.687939184141594" calcext:value-type="float">
            <text:p>0.687939184141594</text:p>
          </table:table-cell>
          <table:table-cell office:value-type="float" office:value="0.230709327314657" calcext:value-type="float">
            <text:p>0.230709327314657</text:p>
          </table:table-cell>
          <table:table-cell office:value-type="float" office:value="0.769290672685343" calcext:value-type="float">
            <text:p>0.769290672685343</text:p>
          </table:table-cell>
          <table:table-cell office:value-type="float" office:value="0.212053479894954" calcext:value-type="float">
            <text:p>0.212053479894954</text:p>
          </table:table-cell>
          <table:table-cell office:value-type="float" office:value="0.787946520105046" calcext:value-type="float">
            <text:p>0.787946520105046</text:p>
          </table:table-cell>
          <table:table-cell office:value-type="float" office:value="0.305110891629029" calcext:value-type="float">
            <text:p>0.305110891629029</text:p>
          </table:table-cell>
          <table:table-cell office:value-type="float" office:value="0.694889108370971" calcext:value-type="float">
            <text:p>0.694889108370971</text:p>
          </table:table-cell>
          <table:table-cell office:value-type="float" office:value="0.190441013826185" calcext:value-type="float">
            <text:p>0.190441013826185</text:p>
          </table:table-cell>
          <table:table-cell office:value-type="float" office:value="0.809558986173815" calcext:value-type="float">
            <text:p>0.809558986173815</text:p>
          </table:table-cell>
          <table:table-cell office:value-type="float" office:value="0.290911764778974" calcext:value-type="float">
            <text:p>0.290911764778974</text:p>
          </table:table-cell>
          <table:table-cell office:value-type="float" office:value="0.709088235221026" calcext:value-type="float">
            <text:p>0.709088235221026</text:p>
          </table:table-cell>
          <table:table-cell office:value-type="float" office:value="0.338719124243558" calcext:value-type="float">
            <text:p>0.338719124243558</text:p>
          </table:table-cell>
          <table:table-cell office:value-type="float" office:value="0.661280875756442" calcext:value-type="float">
            <text:p>0.661280875756442</text:p>
          </table:table-cell>
          <table:table-cell office:value-type="float" office:value="0.254557320334758" calcext:value-type="float">
            <text:p>0.254557320334758</text:p>
          </table:table-cell>
          <table:table-cell office:value-type="float" office:value="0.745442679665242" calcext:value-type="float">
            <text:p>0.745442679665242</text:p>
          </table:table-cell>
          <table:table-cell office:value-type="float" office:value="0.267337470207483" calcext:value-type="float">
            <text:p>0.267337470207483</text:p>
          </table:table-cell>
          <table:table-cell office:value-type="float" office:value="0.732662529792517" calcext:value-type="float">
            <text:p>0.732662529792517</text:p>
          </table:table-cell>
          <table:table-cell office:value-type="float" office:value="0.215652956958387" calcext:value-type="float">
            <text:p>0.215652956958387</text:p>
          </table:table-cell>
          <table:table-cell office:value-type="float" office:value="0.784347043041613" calcext:value-type="float">
            <text:p>0.784347043041613</text:p>
          </table:table-cell>
          <table:table-cell table:formula="of:=AVERAGE([.C92];[.E92];[.G92];[.I92];[.K92];[.M92];[.O92];[.Q92];[.S92];[.U92])" office:value-type="float" office:value="0.261755416504639" calcext:value-type="float">
            <text:p>0.261755416504639</text:p>
          </table:table-cell>
          <table:table-cell table:formula="of:=AVERAGE([.D92];[.F92];[.H92];[.J92];[.L92];[.N92];[.P92];[.R92];[.T92];[.V92])" office:value-type="float" office:value="0.738244583495361" calcext:value-type="float">
            <text:p>0.73824458349536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0.451552472726494" calcext:value-type="float">
            <text:p>0.451552472726494</text:p>
          </table:table-cell>
          <table:table-cell office:value-type="float" office:value="0.548447527273506" calcext:value-type="float">
            <text:p>0.548447527273506</text:p>
          </table:table-cell>
          <table:table-cell office:value-type="float" office:value="0.386718527219973" calcext:value-type="float">
            <text:p>0.386718527219973</text:p>
          </table:table-cell>
          <table:table-cell office:value-type="float" office:value="0.613281472780027" calcext:value-type="float">
            <text:p>0.613281472780027</text:p>
          </table:table-cell>
          <table:table-cell office:value-type="float" office:value="0.518645255268081" calcext:value-type="float">
            <text:p>0.518645255268081</text:p>
          </table:table-cell>
          <table:table-cell office:value-type="float" office:value="0.481354744731919" calcext:value-type="float">
            <text:p>0.481354744731919</text:p>
          </table:table-cell>
          <table:table-cell office:value-type="float" office:value="0.438039553731099" calcext:value-type="float">
            <text:p>0.438039553731099</text:p>
          </table:table-cell>
          <table:table-cell office:value-type="float" office:value="0.561960446268901" calcext:value-type="float">
            <text:p>0.561960446268901</text:p>
          </table:table-cell>
          <table:table-cell office:value-type="float" office:value="0.494924612223076" calcext:value-type="float">
            <text:p>0.494924612223076</text:p>
          </table:table-cell>
          <table:table-cell office:value-type="float" office:value="0.505075387776924" calcext:value-type="float">
            <text:p>0.505075387776924</text:p>
          </table:table-cell>
          <table:table-cell office:value-type="float" office:value="0.476760011121387" calcext:value-type="float">
            <text:p>0.476760011121387</text:p>
          </table:table-cell>
          <table:table-cell office:value-type="float" office:value="0.523239988878613" calcext:value-type="float">
            <text:p>0.523239988878613</text:p>
          </table:table-cell>
          <table:table-cell office:value-type="float" office:value="0.488568442619725" calcext:value-type="float">
            <text:p>0.488568442619725</text:p>
          </table:table-cell>
          <table:table-cell office:value-type="float" office:value="0.511431557380275" calcext:value-type="float">
            <text:p>0.511431557380275</text:p>
          </table:table-cell>
          <table:table-cell office:value-type="float" office:value="0.450394539817717" calcext:value-type="float">
            <text:p>0.450394539817717</text:p>
          </table:table-cell>
          <table:table-cell office:value-type="float" office:value="0.549605460182283" calcext:value-type="float">
            <text:p>0.549605460182283</text:p>
          </table:table-cell>
          <table:table-cell office:value-type="float" office:value="0.499277687100485" calcext:value-type="float">
            <text:p>0.499277687100485</text:p>
          </table:table-cell>
          <table:table-cell office:value-type="float" office:value="0.500722312899515" calcext:value-type="float">
            <text:p>0.500722312899515</text:p>
          </table:table-cell>
          <table:table-cell office:value-type="float" office:value="0.364186847016237" calcext:value-type="float">
            <text:p>0.364186847016237</text:p>
          </table:table-cell>
          <table:table-cell office:value-type="float" office:value="0.635813152983762" calcext:value-type="float">
            <text:p>0.635813152983762</text:p>
          </table:table-cell>
          <table:table-cell table:formula="of:=AVERAGE([.C93];[.E93];[.G93];[.I93];[.K93];[.M93];[.O93];[.Q93];[.S93];[.U93])" office:value-type="float" office:value="0.456906794884428" calcext:value-type="float">
            <text:p>0.456906794884428</text:p>
          </table:table-cell>
          <table:table-cell table:formula="of:=AVERAGE([.D93];[.F93];[.H93];[.J93];[.L93];[.N93];[.P93];[.R93];[.T93];[.V93])" office:value-type="float" office:value="0.543093205115573" calcext:value-type="float">
            <text:p>0.54309320511557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0.0391718657591182" calcext:value-type="float">
            <text:p>0.039171865759118</text:p>
          </table:table-cell>
          <table:table-cell office:value-type="float" office:value="0.960828134240882" calcext:value-type="float">
            <text:p>0.960828134240882</text:p>
          </table:table-cell>
          <table:table-cell office:value-type="float" office:value="0.0144008246725234" calcext:value-type="float">
            <text:p>0.014400824672523</text:p>
          </table:table-cell>
          <table:table-cell office:value-type="float" office:value="0.985599175327477" calcext:value-type="float">
            <text:p>0.985599175327477</text:p>
          </table:table-cell>
          <table:table-cell office:value-type="float" office:value="0.023781236770551" calcext:value-type="float">
            <text:p>0.023781236770551</text:p>
          </table:table-cell>
          <table:table-cell office:value-type="float" office:value="0.976218763229449" calcext:value-type="float">
            <text:p>0.976218763229449</text:p>
          </table:table-cell>
          <table:table-cell office:value-type="float" office:value="0.0214849141185192" calcext:value-type="float">
            <text:p>0.021484914118519</text:p>
          </table:table-cell>
          <table:table-cell office:value-type="float" office:value="0.978515085881481" calcext:value-type="float">
            <text:p>0.978515085881481</text:p>
          </table:table-cell>
          <table:table-cell office:value-type="float" office:value="0.0174868381708339" calcext:value-type="float">
            <text:p>0.017486838170834</text:p>
          </table:table-cell>
          <table:table-cell office:value-type="float" office:value="0.982513161829166" calcext:value-type="float">
            <text:p>0.982513161829166</text:p>
          </table:table-cell>
          <table:table-cell office:value-type="float" office:value="0.0229376860054364" calcext:value-type="float">
            <text:p>0.022937686005436</text:p>
          </table:table-cell>
          <table:table-cell office:value-type="float" office:value="0.977062313994563" calcext:value-type="float">
            <text:p>0.977062313994563</text:p>
          </table:table-cell>
          <table:table-cell office:value-type="float" office:value="0.0236025957498585" calcext:value-type="float">
            <text:p>0.023602595749859</text:p>
          </table:table-cell>
          <table:table-cell office:value-type="float" office:value="0.976397404250141" calcext:value-type="float">
            <text:p>0.976397404250141</text:p>
          </table:table-cell>
          <table:table-cell office:value-type="float" office:value="0.0150602837941986" calcext:value-type="float">
            <text:p>0.015060283794199</text:p>
          </table:table-cell>
          <table:table-cell office:value-type="float" office:value="0.984939716205802" calcext:value-type="float">
            <text:p>0.984939716205802</text:p>
          </table:table-cell>
          <table:table-cell office:value-type="float" office:value="0.0418652959130798" calcext:value-type="float">
            <text:p>0.04186529591308</text:p>
          </table:table-cell>
          <table:table-cell office:value-type="float" office:value="0.95813470408692" calcext:value-type="float">
            <text:p>0.95813470408692</text:p>
          </table:table-cell>
          <table:table-cell office:value-type="float" office:value="0.0158778274231665" calcext:value-type="float">
            <text:p>0.015877827423167</text:p>
          </table:table-cell>
          <table:table-cell office:value-type="float" office:value="0.984122172576834" calcext:value-type="float">
            <text:p>0.984122172576834</text:p>
          </table:table-cell>
          <table:table-cell table:formula="of:=AVERAGE([.C94];[.E94];[.G94];[.I94];[.K94];[.M94];[.O94];[.Q94];[.S94];[.U94])" office:value-type="float" office:value="0.0235669368377285" calcext:value-type="float">
            <text:p>0.023566936837729</text:p>
          </table:table-cell>
          <table:table-cell table:formula="of:=AVERAGE([.D94];[.F94];[.H94];[.J94];[.L94];[.N94];[.P94];[.R94];[.T94];[.V94])" office:value-type="float" office:value="0.976433063162272" calcext:value-type="float">
            <text:p>0.97643306316227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.0476703165339199" calcext:value-type="float">
            <text:p>0.04767031653392</text:p>
          </table:table-cell>
          <table:table-cell office:value-type="float" office:value="0.95232968346608" calcext:value-type="float">
            <text:p>0.95232968346608</text:p>
          </table:table-cell>
          <table:table-cell office:value-type="float" office:value="0.044555828046921" calcext:value-type="float">
            <text:p>0.044555828046921</text:p>
          </table:table-cell>
          <table:table-cell office:value-type="float" office:value="0.955444171953079" calcext:value-type="float">
            <text:p>0.955444171953079</text:p>
          </table:table-cell>
          <table:table-cell office:value-type="float" office:value="0.0479608054944319" calcext:value-type="float">
            <text:p>0.047960805494432</text:p>
          </table:table-cell>
          <table:table-cell office:value-type="float" office:value="0.952039194505568" calcext:value-type="float">
            <text:p>0.952039194505568</text:p>
          </table:table-cell>
          <table:table-cell office:value-type="float" office:value="0.0388647255268076" calcext:value-type="float">
            <text:p>0.038864725526808</text:p>
          </table:table-cell>
          <table:table-cell office:value-type="float" office:value="0.961135274473192" calcext:value-type="float">
            <text:p>0.961135274473192</text:p>
          </table:table-cell>
          <table:table-cell office:value-type="float" office:value="0.023430284975893" calcext:value-type="float">
            <text:p>0.023430284975893</text:p>
          </table:table-cell>
          <table:table-cell office:value-type="float" office:value="0.976569715024107" calcext:value-type="float">
            <text:p>0.976569715024107</text:p>
          </table:table-cell>
          <table:table-cell office:value-type="float" office:value="0.0330968303510658" calcext:value-type="float">
            <text:p>0.033096830351066</text:p>
          </table:table-cell>
          <table:table-cell office:value-type="float" office:value="0.966903169648934" calcext:value-type="float">
            <text:p>0.966903169648934</text:p>
          </table:table-cell>
          <table:table-cell office:value-type="float" office:value="0.0301881646333824" calcext:value-type="float">
            <text:p>0.030188164633382</text:p>
          </table:table-cell>
          <table:table-cell office:value-type="float" office:value="0.969811835366617" calcext:value-type="float">
            <text:p>0.969811835366617</text:p>
          </table:table-cell>
          <table:table-cell office:value-type="float" office:value="0.0547154856043247" calcext:value-type="float">
            <text:p>0.054715485604325</text:p>
          </table:table-cell>
          <table:table-cell office:value-type="float" office:value="0.945284514395675" calcext:value-type="float">
            <text:p>0.945284514395675</text:p>
          </table:table-cell>
          <table:table-cell office:value-type="float" office:value="0.0632396620878882" calcext:value-type="float">
            <text:p>0.063239662087888</text:p>
          </table:table-cell>
          <table:table-cell office:value-type="float" office:value="0.936760337912112" calcext:value-type="float">
            <text:p>0.936760337912112</text:p>
          </table:table-cell>
          <table:table-cell office:value-type="float" office:value="0.0298772446555119" calcext:value-type="float">
            <text:p>0.029877244655512</text:p>
          </table:table-cell>
          <table:table-cell office:value-type="float" office:value="0.970122755344488" calcext:value-type="float">
            <text:p>0.970122755344488</text:p>
          </table:table-cell>
          <table:table-cell table:formula="of:=AVERAGE([.C95];[.E95];[.G95];[.I95];[.K95];[.M95];[.O95];[.Q95];[.S95];[.U95])" office:value-type="float" office:value="0.0413599347910146" calcext:value-type="float">
            <text:p>0.041359934791015</text:p>
          </table:table-cell>
          <table:table-cell table:formula="of:=AVERAGE([.D95];[.F95];[.H95];[.J95];[.L95];[.N95];[.P95];[.R95];[.T95];[.V95])" office:value-type="float" office:value="0.958640065208985" calcext:value-type="float">
            <text:p>0.95864006520898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0.291423865677848" calcext:value-type="float">
            <text:p>0.291423865677848</text:p>
          </table:table-cell>
          <table:table-cell office:value-type="float" office:value="0.708576134322152" calcext:value-type="float">
            <text:p>0.708576134322152</text:p>
          </table:table-cell>
          <table:table-cell office:value-type="float" office:value="0.412758371676729" calcext:value-type="float">
            <text:p>0.412758371676729</text:p>
          </table:table-cell>
          <table:table-cell office:value-type="float" office:value="0.587241628323271" calcext:value-type="float">
            <text:p>0.587241628323271</text:p>
          </table:table-cell>
          <table:table-cell office:value-type="float" office:value="0.497026838480074" calcext:value-type="float">
            <text:p>0.497026838480074</text:p>
          </table:table-cell>
          <table:table-cell office:value-type="float" office:value="0.502973161519926" calcext:value-type="float">
            <text:p>0.502973161519926</text:p>
          </table:table-cell>
          <table:table-cell office:value-type="float" office:value="0.4267251761139" calcext:value-type="float">
            <text:p>0.4267251761139</text:p>
          </table:table-cell>
          <table:table-cell office:value-type="float" office:value="0.5732748238861" calcext:value-type="float">
            <text:p>0.5732748238861</text:p>
          </table:table-cell>
          <table:table-cell office:value-type="float" office:value="0.385600636999395" calcext:value-type="float">
            <text:p>0.385600636999395</text:p>
          </table:table-cell>
          <table:table-cell office:value-type="float" office:value="0.614399363000605" calcext:value-type="float">
            <text:p>0.614399363000605</text:p>
          </table:table-cell>
          <table:table-cell office:value-type="float" office:value="0.384404890265962" calcext:value-type="float">
            <text:p>0.384404890265962</text:p>
          </table:table-cell>
          <table:table-cell office:value-type="float" office:value="0.615595109734038" calcext:value-type="float">
            <text:p>0.615595109734038</text:p>
          </table:table-cell>
          <table:table-cell office:value-type="float" office:value="0.364856933131265" calcext:value-type="float">
            <text:p>0.364856933131265</text:p>
          </table:table-cell>
          <table:table-cell office:value-type="float" office:value="0.635143066868735" calcext:value-type="float">
            <text:p>0.635143066868735</text:p>
          </table:table-cell>
          <table:table-cell office:value-type="float" office:value="0.424611571311508" calcext:value-type="float">
            <text:p>0.424611571311508</text:p>
          </table:table-cell>
          <table:table-cell office:value-type="float" office:value="0.575388428688492" calcext:value-type="float">
            <text:p>0.575388428688492</text:p>
          </table:table-cell>
          <table:table-cell office:value-type="float" office:value="0.4172003853674" calcext:value-type="float">
            <text:p>0.4172003853674</text:p>
          </table:table-cell>
          <table:table-cell office:value-type="float" office:value="0.5827996146326" calcext:value-type="float">
            <text:p>0.5827996146326</text:p>
          </table:table-cell>
          <table:table-cell office:value-type="float" office:value="0.4586418793429" calcext:value-type="float">
            <text:p>0.4586418793429</text:p>
          </table:table-cell>
          <table:table-cell office:value-type="float" office:value="0.5413581206571" calcext:value-type="float">
            <text:p>0.5413581206571</text:p>
          </table:table-cell>
          <table:table-cell table:formula="of:=AVERAGE([.C96];[.E96];[.G96];[.I96];[.K96];[.M96];[.O96];[.Q96];[.S96];[.U96])" office:value-type="float" office:value="0.406325054836698" calcext:value-type="float">
            <text:p>0.406325054836698</text:p>
          </table:table-cell>
          <table:table-cell table:formula="of:=AVERAGE([.D96];[.F96];[.H96];[.J96];[.L96];[.N96];[.P96];[.R96];[.T96];[.V96])" office:value-type="float" office:value="0.593674945163302" calcext:value-type="float">
            <text:p>0.59367494516330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0.0427648832363294" calcext:value-type="float">
            <text:p>0.042764883236329</text:p>
          </table:table-cell>
          <table:table-cell office:value-type="float" office:value="0.957235116763671" calcext:value-type="float">
            <text:p>0.957235116763671</text:p>
          </table:table-cell>
          <table:table-cell office:value-type="float" office:value="0.0287342678926937" calcext:value-type="float">
            <text:p>0.028734267892694</text:p>
          </table:table-cell>
          <table:table-cell office:value-type="float" office:value="0.971265732107306" calcext:value-type="float">
            <text:p>0.971265732107306</text:p>
          </table:table-cell>
          <table:table-cell office:value-type="float" office:value="0.0805216558126762" calcext:value-type="float">
            <text:p>0.080521655812676</text:p>
          </table:table-cell>
          <table:table-cell office:value-type="float" office:value="0.919478344187324" calcext:value-type="float">
            <text:p>0.919478344187324</text:p>
          </table:table-cell>
          <table:table-cell office:value-type="float" office:value="0.0521175879781066" calcext:value-type="float">
            <text:p>0.052117587978107</text:p>
          </table:table-cell>
          <table:table-cell office:value-type="float" office:value="0.947882412021893" calcext:value-type="float">
            <text:p>0.947882412021893</text:p>
          </table:table-cell>
          <table:table-cell office:value-type="float" office:value="0.0529424844628294" calcext:value-type="float">
            <text:p>0.052942484462829</text:p>
          </table:table-cell>
          <table:table-cell office:value-type="float" office:value="0.947057515537171" calcext:value-type="float">
            <text:p>0.947057515537171</text:p>
          </table:table-cell>
          <table:table-cell office:value-type="float" office:value="0.0489671808898828" calcext:value-type="float">
            <text:p>0.048967180889883</text:p>
          </table:table-cell>
          <table:table-cell office:value-type="float" office:value="0.951032819110117" calcext:value-type="float">
            <text:p>0.951032819110117</text:p>
          </table:table-cell>
          <table:table-cell office:value-type="float" office:value="0.0778661650396206" calcext:value-type="float">
            <text:p>0.077866165039621</text:p>
          </table:table-cell>
          <table:table-cell office:value-type="float" office:value="0.92213383496038" calcext:value-type="float">
            <text:p>0.92213383496038</text:p>
          </table:table-cell>
          <table:table-cell office:value-type="float" office:value="0.0519376260982435" calcext:value-type="float">
            <text:p>0.051937626098244</text:p>
          </table:table-cell>
          <table:table-cell office:value-type="float" office:value="0.948062373901756" calcext:value-type="float">
            <text:p>0.948062373901756</text:p>
          </table:table-cell>
          <table:table-cell office:value-type="float" office:value="0.0685426161108315" calcext:value-type="float">
            <text:p>0.068542616110832</text:p>
          </table:table-cell>
          <table:table-cell office:value-type="float" office:value="0.931457383889168" calcext:value-type="float">
            <text:p>0.931457383889168</text:p>
          </table:table-cell>
          <table:table-cell office:value-type="float" office:value="0.0525520348532239" calcext:value-type="float">
            <text:p>0.052552034853224</text:p>
          </table:table-cell>
          <table:table-cell office:value-type="float" office:value="0.947447965146776" calcext:value-type="float">
            <text:p>0.947447965146776</text:p>
          </table:table-cell>
          <table:table-cell table:formula="of:=AVERAGE([.C97];[.E97];[.G97];[.I97];[.K97];[.M97];[.O97];[.Q97];[.S97];[.U97])" office:value-type="float" office:value="0.0556946502374438" calcext:value-type="float">
            <text:p>0.055694650237444</text:p>
          </table:table-cell>
          <table:table-cell table:formula="of:=AVERAGE([.D97];[.F97];[.H97];[.J97];[.L97];[.N97];[.P97];[.R97];[.T97];[.V97])" office:value-type="float" office:value="0.944305349762556" calcext:value-type="float">
            <text:p>0.94430534976255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0.0985896839695847" calcext:value-type="float">
            <text:p>0.098589683969585</text:p>
          </table:table-cell>
          <table:table-cell office:value-type="float" office:value="0.901410316030415" calcext:value-type="float">
            <text:p>0.901410316030415</text:p>
          </table:table-cell>
          <table:table-cell office:value-type="float" office:value="0.0796621553619364" calcext:value-type="float">
            <text:p>0.079662155361936</text:p>
          </table:table-cell>
          <table:table-cell office:value-type="float" office:value="0.920337844638063" calcext:value-type="float">
            <text:p>0.920337844638063</text:p>
          </table:table-cell>
          <table:table-cell office:value-type="float" office:value="0.0711631680543536" calcext:value-type="float">
            <text:p>0.071163168054354</text:p>
          </table:table-cell>
          <table:table-cell office:value-type="float" office:value="0.928836831945646" calcext:value-type="float">
            <text:p>0.928836831945646</text:p>
          </table:table-cell>
          <table:table-cell office:value-type="float" office:value="0.11731763715607" calcext:value-type="float">
            <text:p>0.11731763715607</text:p>
          </table:table-cell>
          <table:table-cell office:value-type="float" office:value="0.88268236284393" calcext:value-type="float">
            <text:p>0.88268236284393</text:p>
          </table:table-cell>
          <table:table-cell office:value-type="float" office:value="0.0737947959721053" calcext:value-type="float">
            <text:p>0.073794795972105</text:p>
          </table:table-cell>
          <table:table-cell office:value-type="float" office:value="0.926205204027895" calcext:value-type="float">
            <text:p>0.926205204027895</text:p>
          </table:table-cell>
          <table:table-cell office:value-type="float" office:value="0.0993885003336552" calcext:value-type="float">
            <text:p>0.099388500333655</text:p>
          </table:table-cell>
          <table:table-cell office:value-type="float" office:value="0.900611499666345" calcext:value-type="float">
            <text:p>0.900611499666345</text:p>
          </table:table-cell>
          <table:table-cell office:value-type="float" office:value="0.0946530448840063" calcext:value-type="float">
            <text:p>0.094653044884006</text:p>
          </table:table-cell>
          <table:table-cell office:value-type="float" office:value="0.905346955115994" calcext:value-type="float">
            <text:p>0.905346955115994</text:p>
          </table:table-cell>
          <table:table-cell office:value-type="float" office:value="0.0743297575468664" calcext:value-type="float">
            <text:p>0.074329757546866</text:p>
          </table:table-cell>
          <table:table-cell office:value-type="float" office:value="0.925670242453134" calcext:value-type="float">
            <text:p>0.925670242453134</text:p>
          </table:table-cell>
          <table:table-cell office:value-type="float" office:value="0.137770624164998" calcext:value-type="float">
            <text:p>0.137770624164998</text:p>
          </table:table-cell>
          <table:table-cell office:value-type="float" office:value="0.862229375835002" calcext:value-type="float">
            <text:p>0.862229375835002</text:p>
          </table:table-cell>
          <table:table-cell office:value-type="float" office:value="0.0978790176248683" calcext:value-type="float">
            <text:p>0.097879017624868</text:p>
          </table:table-cell>
          <table:table-cell office:value-type="float" office:value="0.902120982375132" calcext:value-type="float">
            <text:p>0.902120982375132</text:p>
          </table:table-cell>
          <table:table-cell table:formula="of:=AVERAGE([.C98];[.E98];[.G98];[.I98];[.K98];[.M98];[.O98];[.Q98];[.S98];[.U98])" office:value-type="float" office:value="0.0944548385068444" calcext:value-type="float">
            <text:p>0.094454838506845</text:p>
          </table:table-cell>
          <table:table-cell table:formula="of:=AVERAGE([.D98];[.F98];[.H98];[.J98];[.L98];[.N98];[.P98];[.R98];[.T98];[.V98])" office:value-type="float" office:value="0.905545161493156" calcext:value-type="float">
            <text:p>0.90554516149315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0.158237589099537" calcext:value-type="float">
            <text:p>0.158237589099537</text:p>
          </table:table-cell>
          <table:table-cell office:value-type="float" office:value="0.841762410900463" calcext:value-type="float">
            <text:p>0.841762410900463</text:p>
          </table:table-cell>
          <table:table-cell office:value-type="float" office:value="0.175853446629163" calcext:value-type="float">
            <text:p>0.175853446629163</text:p>
          </table:table-cell>
          <table:table-cell office:value-type="float" office:value="0.824146553370837" calcext:value-type="float">
            <text:p>0.824146553370837</text:p>
          </table:table-cell>
          <table:table-cell office:value-type="float" office:value="0.20245554913021" calcext:value-type="float">
            <text:p>0.20245554913021</text:p>
          </table:table-cell>
          <table:table-cell office:value-type="float" office:value="0.797544450869789" calcext:value-type="float">
            <text:p>0.797544450869789</text:p>
          </table:table-cell>
          <table:table-cell office:value-type="float" office:value="0.146381997684018" calcext:value-type="float">
            <text:p>0.146381997684018</text:p>
          </table:table-cell>
          <table:table-cell office:value-type="float" office:value="0.853618002315982" calcext:value-type="float">
            <text:p>0.853618002315982</text:p>
          </table:table-cell>
          <table:table-cell office:value-type="float" office:value="0.187890840575516" calcext:value-type="float">
            <text:p>0.187890840575516</text:p>
          </table:table-cell>
          <table:table-cell office:value-type="float" office:value="0.812109159424483" calcext:value-type="float">
            <text:p>0.812109159424483</text:p>
          </table:table-cell>
          <table:table-cell office:value-type="float" office:value="0.133443584414317" calcext:value-type="float">
            <text:p>0.133443584414317</text:p>
          </table:table-cell>
          <table:table-cell office:value-type="float" office:value="0.866556415585683" calcext:value-type="float">
            <text:p>0.866556415585683</text:p>
          </table:table-cell>
          <table:table-cell office:value-type="float" office:value="0.119817399622026" calcext:value-type="float">
            <text:p>0.119817399622026</text:p>
          </table:table-cell>
          <table:table-cell office:value-type="float" office:value="0.880182600377974" calcext:value-type="float">
            <text:p>0.880182600377974</text:p>
          </table:table-cell>
          <table:table-cell office:value-type="float" office:value="0.211351527575509" calcext:value-type="float">
            <text:p>0.211351527575509</text:p>
          </table:table-cell>
          <table:table-cell office:value-type="float" office:value="0.78864847242449" calcext:value-type="float">
            <text:p>0.78864847242449</text:p>
          </table:table-cell>
          <table:table-cell office:value-type="float" office:value="0.204478310317891" calcext:value-type="float">
            <text:p>0.204478310317891</text:p>
          </table:table-cell>
          <table:table-cell office:value-type="float" office:value="0.795521689682109" calcext:value-type="float">
            <text:p>0.795521689682109</text:p>
          </table:table-cell>
          <table:table-cell office:value-type="float" office:value="0.185025967320917" calcext:value-type="float">
            <text:p>0.185025967320917</text:p>
          </table:table-cell>
          <table:table-cell office:value-type="float" office:value="0.814974032679083" calcext:value-type="float">
            <text:p>0.814974032679083</text:p>
          </table:table-cell>
          <table:table-cell table:formula="of:=AVERAGE([.C99];[.E99];[.G99];[.I99];[.K99];[.M99];[.O99];[.Q99];[.S99];[.U99])" office:value-type="float" office:value="0.17249362123691" calcext:value-type="float">
            <text:p>0.17249362123691</text:p>
          </table:table-cell>
          <table:table-cell table:formula="of:=AVERAGE([.D99];[.F99];[.H99];[.J99];[.L99];[.N99];[.P99];[.R99];[.T99];[.V99])" office:value-type="float" office:value="0.827506378763089" calcext:value-type="float">
            <text:p>0.82750637876308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0.0083967812176804" calcext:value-type="float">
            <text:p>0.00839678121768</text:p>
          </table:table-cell>
          <table:table-cell office:value-type="float" office:value="0.99160321878232" calcext:value-type="float">
            <text:p>0.99160321878232</text:p>
          </table:table-cell>
          <table:table-cell office:value-type="float" office:value="0.00599936708888952" calcext:value-type="float">
            <text:p>0.00599936708889</text:p>
          </table:table-cell>
          <table:table-cell office:value-type="float" office:value="0.99400063291111" calcext:value-type="float">
            <text:p>0.99400063291111</text:p>
          </table:table-cell>
          <table:table-cell office:value-type="float" office:value="0.0106508803942086" calcext:value-type="float">
            <text:p>0.010650880394209</text:p>
          </table:table-cell>
          <table:table-cell office:value-type="float" office:value="0.989349119605791" calcext:value-type="float">
            <text:p>0.989349119605791</text:p>
          </table:table-cell>
          <table:table-cell office:value-type="float" office:value="0.00976870725791494" calcext:value-type="float">
            <text:p>0.009768707257915</text:p>
          </table:table-cell>
          <table:table-cell office:value-type="float" office:value="0.990231292742085" calcext:value-type="float">
            <text:p>0.990231292742085</text:p>
          </table:table-cell>
          <table:table-cell office:value-type="float" office:value="0.0111686332583109" calcext:value-type="float">
            <text:p>0.011168633258311</text:p>
          </table:table-cell>
          <table:table-cell office:value-type="float" office:value="0.988831366741689" calcext:value-type="float">
            <text:p>0.988831366741689</text:p>
          </table:table-cell>
          <table:table-cell office:value-type="float" office:value="0.00822363692254199" calcext:value-type="float">
            <text:p>0.008223636922542</text:p>
          </table:table-cell>
          <table:table-cell office:value-type="float" office:value="0.991776363077458" calcext:value-type="float">
            <text:p>0.991776363077458</text:p>
          </table:table-cell>
          <table:table-cell office:value-type="float" office:value="0.00456627679212529" calcext:value-type="float">
            <text:p>0.004566276792125</text:p>
          </table:table-cell>
          <table:table-cell office:value-type="float" office:value="0.995433723207875" calcext:value-type="float">
            <text:p>0.995433723207875</text:p>
          </table:table-cell>
          <table:table-cell office:value-type="float" office:value="0.0177048722630916" calcext:value-type="float">
            <text:p>0.017704872263092</text:p>
          </table:table-cell>
          <table:table-cell office:value-type="float" office:value="0.982295127736908" calcext:value-type="float">
            <text:p>0.982295127736908</text:p>
          </table:table-cell>
          <table:table-cell office:value-type="float" office:value="0.00917538419735401" calcext:value-type="float">
            <text:p>0.009175384197354</text:p>
          </table:table-cell>
          <table:table-cell office:value-type="float" office:value="0.990824615802646" calcext:value-type="float">
            <text:p>0.990824615802646</text:p>
          </table:table-cell>
          <table:table-cell office:value-type="float" office:value="0.00670536554223559" calcext:value-type="float">
            <text:p>0.006705365542236</text:p>
          </table:table-cell>
          <table:table-cell office:value-type="float" office:value="0.993294634457765" calcext:value-type="float">
            <text:p>0.993294634457765</text:p>
          </table:table-cell>
          <table:table-cell table:formula="of:=AVERAGE([.C100];[.E100];[.G100];[.I100];[.K100];[.M100];[.O100];[.Q100];[.S100];[.U100])" office:value-type="float" office:value="0.00923599049343529" calcext:value-type="float">
            <text:p>0.009235990493435</text:p>
          </table:table-cell>
          <table:table-cell table:formula="of:=AVERAGE([.D100];[.F100];[.H100];[.J100];[.L100];[.N100];[.P100];[.R100];[.T100];[.V100])" office:value-type="float" office:value="0.990764009506565" calcext:value-type="float">
            <text:p>0.99076400950656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381272332990529" calcext:value-type="float">
            <text:p>0.381272332990529</text:p>
          </table:table-cell>
          <table:table-cell office:value-type="float" office:value="0.618727667009471" calcext:value-type="float">
            <text:p>0.618727667009471</text:p>
          </table:table-cell>
          <table:table-cell office:value-type="float" office:value="0.308687592497542" calcext:value-type="float">
            <text:p>0.308687592497542</text:p>
          </table:table-cell>
          <table:table-cell office:value-type="float" office:value="0.691312407502458" calcext:value-type="float">
            <text:p>0.691312407502458</text:p>
          </table:table-cell>
          <table:table-cell office:value-type="float" office:value="0.384686196694515" calcext:value-type="float">
            <text:p>0.384686196694515</text:p>
          </table:table-cell>
          <table:table-cell office:value-type="float" office:value="0.615313803305485" calcext:value-type="float">
            <text:p>0.615313803305485</text:p>
          </table:table-cell>
          <table:table-cell office:value-type="float" office:value="0.388544515525684" calcext:value-type="float">
            <text:p>0.388544515525684</text:p>
          </table:table-cell>
          <table:table-cell office:value-type="float" office:value="0.611455484474316" calcext:value-type="float">
            <text:p>0.611455484474316</text:p>
          </table:table-cell>
          <table:table-cell office:value-type="float" office:value="0.272170684389439" calcext:value-type="float">
            <text:p>0.272170684389439</text:p>
          </table:table-cell>
          <table:table-cell office:value-type="float" office:value="0.727829315610561" calcext:value-type="float">
            <text:p>0.727829315610561</text:p>
          </table:table-cell>
          <table:table-cell office:value-type="float" office:value="0.494113449020563" calcext:value-type="float">
            <text:p>0.494113449020563</text:p>
          </table:table-cell>
          <table:table-cell office:value-type="float" office:value="0.505886550979437" calcext:value-type="float">
            <text:p>0.505886550979437</text:p>
          </table:table-cell>
          <table:table-cell office:value-type="float" office:value="0.26180831375338" calcext:value-type="float">
            <text:p>0.26180831375338</text:p>
          </table:table-cell>
          <table:table-cell office:value-type="float" office:value="0.73819168624662" calcext:value-type="float">
            <text:p>0.73819168624662</text:p>
          </table:table-cell>
          <table:table-cell office:value-type="float" office:value="0.293030321931136" calcext:value-type="float">
            <text:p>0.293030321931136</text:p>
          </table:table-cell>
          <table:table-cell office:value-type="float" office:value="0.706969678068864" calcext:value-type="float">
            <text:p>0.706969678068864</text:p>
          </table:table-cell>
          <table:table-cell office:value-type="float" office:value="0.357870513915079" calcext:value-type="float">
            <text:p>0.357870513915079</text:p>
          </table:table-cell>
          <table:table-cell office:value-type="float" office:value="0.642129486084921" calcext:value-type="float">
            <text:p>0.642129486084921</text:p>
          </table:table-cell>
          <table:table-cell office:value-type="float" office:value="0.374513399510143" calcext:value-type="float">
            <text:p>0.374513399510143</text:p>
          </table:table-cell>
          <table:table-cell office:value-type="float" office:value="0.625486600489857" calcext:value-type="float">
            <text:p>0.625486600489857</text:p>
          </table:table-cell>
          <table:table-cell table:formula="of:=AVERAGE([.C101];[.E101];[.G101];[.I101];[.K101];[.M101];[.O101];[.Q101];[.S101];[.U101])" office:value-type="float" office:value="0.351669732022801" calcext:value-type="float">
            <text:p>0.351669732022801</text:p>
          </table:table-cell>
          <table:table-cell table:formula="of:=AVERAGE([.D101];[.F101];[.H101];[.J101];[.L101];[.N101];[.P101];[.R101];[.T101];[.V101])" office:value-type="float" office:value="0.648330267977199" calcext:value-type="float">
            <text:p>0.64833026797719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0.029957933495137" calcext:value-type="float">
            <text:p>0.029957933495137</text:p>
          </table:table-cell>
          <table:table-cell office:value-type="float" office:value="0.970042066504863" calcext:value-type="float">
            <text:p>0.970042066504863</text:p>
          </table:table-cell>
          <table:table-cell office:value-type="float" office:value="0.0307773049458928" calcext:value-type="float">
            <text:p>0.030777304945893</text:p>
          </table:table-cell>
          <table:table-cell office:value-type="float" office:value="0.969222695054107" calcext:value-type="float">
            <text:p>0.969222695054107</text:p>
          </table:table-cell>
          <table:table-cell office:value-type="float" office:value="0.0535408685689467" calcext:value-type="float">
            <text:p>0.053540868568947</text:p>
          </table:table-cell>
          <table:table-cell office:value-type="float" office:value="0.946459131431053" calcext:value-type="float">
            <text:p>0.946459131431053</text:p>
          </table:table-cell>
          <table:table-cell office:value-type="float" office:value="0.0255697348537665" calcext:value-type="float">
            <text:p>0.025569734853767</text:p>
          </table:table-cell>
          <table:table-cell office:value-type="float" office:value="0.974430265146233" calcext:value-type="float">
            <text:p>0.974430265146233</text:p>
          </table:table-cell>
          <table:table-cell office:value-type="float" office:value="0.0208574728621795" calcext:value-type="float">
            <text:p>0.02085747286218</text:p>
          </table:table-cell>
          <table:table-cell office:value-type="float" office:value="0.97914252713782" calcext:value-type="float">
            <text:p>0.97914252713782</text:p>
          </table:table-cell>
          <table:table-cell office:value-type="float" office:value="0.0395376454902224" calcext:value-type="float">
            <text:p>0.039537645490222</text:p>
          </table:table-cell>
          <table:table-cell office:value-type="float" office:value="0.960462354509778" calcext:value-type="float">
            <text:p>0.960462354509778</text:p>
          </table:table-cell>
          <table:table-cell office:value-type="float" office:value="0.0178649782232502" calcext:value-type="float">
            <text:p>0.01786497822325</text:p>
          </table:table-cell>
          <table:table-cell office:value-type="float" office:value="0.98213502177675" calcext:value-type="float">
            <text:p>0.98213502177675</text:p>
          </table:table-cell>
          <table:table-cell office:value-type="float" office:value="0.0574892268175971" calcext:value-type="float">
            <text:p>0.057489226817597</text:p>
          </table:table-cell>
          <table:table-cell office:value-type="float" office:value="0.942510773182403" calcext:value-type="float">
            <text:p>0.942510773182403</text:p>
          </table:table-cell>
          <table:table-cell office:value-type="float" office:value="0.0319893890851108" calcext:value-type="float">
            <text:p>0.031989389085111</text:p>
          </table:table-cell>
          <table:table-cell office:value-type="float" office:value="0.968010610914889" calcext:value-type="float">
            <text:p>0.968010610914889</text:p>
          </table:table-cell>
          <table:table-cell office:value-type="float" office:value="0.0469930251298009" calcext:value-type="float">
            <text:p>0.046993025129801</text:p>
          </table:table-cell>
          <table:table-cell office:value-type="float" office:value="0.953006974870199" calcext:value-type="float">
            <text:p>0.953006974870199</text:p>
          </table:table-cell>
          <table:table-cell table:formula="of:=AVERAGE([.C102];[.E102];[.G102];[.I102];[.K102];[.M102];[.O102];[.Q102];[.S102];[.U102])" office:value-type="float" office:value="0.0354577579471904" calcext:value-type="float">
            <text:p>0.03545775794719</text:p>
          </table:table-cell>
          <table:table-cell table:formula="of:=AVERAGE([.D102];[.F102];[.H102];[.J102];[.L102];[.N102];[.P102];[.R102];[.T102];[.V102])" office:value-type="float" office:value="0.96454224205281" calcext:value-type="float">
            <text:p>0.9645422420528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0.0995108241237796" calcext:value-type="float">
            <text:p>0.09951082412378</text:p>
          </table:table-cell>
          <table:table-cell office:value-type="float" office:value="0.90048917587622" calcext:value-type="float">
            <text:p>0.90048917587622</text:p>
          </table:table-cell>
          <table:table-cell office:value-type="float" office:value="0.262171863402115" calcext:value-type="float">
            <text:p>0.262171863402115</text:p>
          </table:table-cell>
          <table:table-cell office:value-type="float" office:value="0.737828136597885" calcext:value-type="float">
            <text:p>0.737828136597885</text:p>
          </table:table-cell>
          <table:table-cell office:value-type="float" office:value="0.164828201229166" calcext:value-type="float">
            <text:p>0.164828201229166</text:p>
          </table:table-cell>
          <table:table-cell office:value-type="float" office:value="0.835171798770834" calcext:value-type="float">
            <text:p>0.835171798770834</text:p>
          </table:table-cell>
          <table:table-cell office:value-type="float" office:value="0.174181329582222" calcext:value-type="float">
            <text:p>0.174181329582222</text:p>
          </table:table-cell>
          <table:table-cell office:value-type="float" office:value="0.825818670417778" calcext:value-type="float">
            <text:p>0.825818670417778</text:p>
          </table:table-cell>
          <table:table-cell office:value-type="float" office:value="0.217945685376932" calcext:value-type="float">
            <text:p>0.217945685376932</text:p>
          </table:table-cell>
          <table:table-cell office:value-type="float" office:value="0.782054314623068" calcext:value-type="float">
            <text:p>0.782054314623068</text:p>
          </table:table-cell>
          <table:table-cell office:value-type="float" office:value="0.209367842182422" calcext:value-type="float">
            <text:p>0.209367842182422</text:p>
          </table:table-cell>
          <table:table-cell office:value-type="float" office:value="0.790632157817578" calcext:value-type="float">
            <text:p>0.790632157817578</text:p>
          </table:table-cell>
          <table:table-cell office:value-type="float" office:value="0.205545404827403" calcext:value-type="float">
            <text:p>0.205545404827403</text:p>
          </table:table-cell>
          <table:table-cell office:value-type="float" office:value="0.794454595172597" calcext:value-type="float">
            <text:p>0.794454595172597</text:p>
          </table:table-cell>
          <table:table-cell office:value-type="float" office:value="0.116640539884488" calcext:value-type="float">
            <text:p>0.116640539884488</text:p>
          </table:table-cell>
          <table:table-cell office:value-type="float" office:value="0.883359460115512" calcext:value-type="float">
            <text:p>0.883359460115512</text:p>
          </table:table-cell>
          <table:table-cell office:value-type="float" office:value="0.10831107941233" calcext:value-type="float">
            <text:p>0.10831107941233</text:p>
          </table:table-cell>
          <table:table-cell office:value-type="float" office:value="0.89168892058767" calcext:value-type="float">
            <text:p>0.89168892058767</text:p>
          </table:table-cell>
          <table:table-cell office:value-type="float" office:value="0.212550830798985" calcext:value-type="float">
            <text:p>0.212550830798985</text:p>
          </table:table-cell>
          <table:table-cell office:value-type="float" office:value="0.787449169201015" calcext:value-type="float">
            <text:p>0.787449169201015</text:p>
          </table:table-cell>
          <table:table-cell table:formula="of:=AVERAGE([.C103];[.E103];[.G103];[.I103];[.K103];[.M103];[.O103];[.Q103];[.S103];[.U103])" office:value-type="float" office:value="0.177105360081984" calcext:value-type="float">
            <text:p>0.177105360081984</text:p>
          </table:table-cell>
          <table:table-cell table:formula="of:=AVERAGE([.D103];[.F103];[.H103];[.J103];[.L103];[.N103];[.P103];[.R103];[.T103];[.V103])" office:value-type="float" office:value="0.822894639918016" calcext:value-type="float">
            <text:p>0.8228946399180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.0936342258763343" calcext:value-type="float">
            <text:p>0.093634225876334</text:p>
          </table:table-cell>
          <table:table-cell office:value-type="float" office:value="0.906365774123666" calcext:value-type="float">
            <text:p>0.906365774123666</text:p>
          </table:table-cell>
          <table:table-cell office:value-type="float" office:value="0.119431968370001" calcext:value-type="float">
            <text:p>0.119431968370001</text:p>
          </table:table-cell>
          <table:table-cell office:value-type="float" office:value="0.880568031629999" calcext:value-type="float">
            <text:p>0.880568031629999</text:p>
          </table:table-cell>
          <table:table-cell office:value-type="float" office:value="0.184035773622881" calcext:value-type="float">
            <text:p>0.184035773622881</text:p>
          </table:table-cell>
          <table:table-cell office:value-type="float" office:value="0.815964226377119" calcext:value-type="float">
            <text:p>0.815964226377119</text:p>
          </table:table-cell>
          <table:table-cell office:value-type="float" office:value="0.151417911289765" calcext:value-type="float">
            <text:p>0.151417911289765</text:p>
          </table:table-cell>
          <table:table-cell office:value-type="float" office:value="0.848582088710235" calcext:value-type="float">
            <text:p>0.848582088710235</text:p>
          </table:table-cell>
          <table:table-cell office:value-type="float" office:value="0.15046806124148" calcext:value-type="float">
            <text:p>0.15046806124148</text:p>
          </table:table-cell>
          <table:table-cell office:value-type="float" office:value="0.84953193875852" calcext:value-type="float">
            <text:p>0.84953193875852</text:p>
          </table:table-cell>
          <table:table-cell office:value-type="float" office:value="0.182664570879527" calcext:value-type="float">
            <text:p>0.182664570879527</text:p>
          </table:table-cell>
          <table:table-cell office:value-type="float" office:value="0.817335429120473" calcext:value-type="float">
            <text:p>0.817335429120473</text:p>
          </table:table-cell>
          <table:table-cell office:value-type="float" office:value="0.150493392615763" calcext:value-type="float">
            <text:p>0.150493392615763</text:p>
          </table:table-cell>
          <table:table-cell office:value-type="float" office:value="0.849506607384237" calcext:value-type="float">
            <text:p>0.849506607384237</text:p>
          </table:table-cell>
          <table:table-cell office:value-type="float" office:value="0.104458381960468" calcext:value-type="float">
            <text:p>0.104458381960468</text:p>
          </table:table-cell>
          <table:table-cell office:value-type="float" office:value="0.895541618039532" calcext:value-type="float">
            <text:p>0.895541618039532</text:p>
          </table:table-cell>
          <table:table-cell office:value-type="float" office:value="0.132647468937098" calcext:value-type="float">
            <text:p>0.132647468937098</text:p>
          </table:table-cell>
          <table:table-cell office:value-type="float" office:value="0.867352531062902" calcext:value-type="float">
            <text:p>0.867352531062902</text:p>
          </table:table-cell>
          <table:table-cell office:value-type="float" office:value="0.143272720969093" calcext:value-type="float">
            <text:p>0.143272720969093</text:p>
          </table:table-cell>
          <table:table-cell office:value-type="float" office:value="0.856727279030907" calcext:value-type="float">
            <text:p>0.856727279030907</text:p>
          </table:table-cell>
          <table:table-cell table:formula="of:=AVERAGE([.C104];[.E104];[.G104];[.I104];[.K104];[.M104];[.O104];[.Q104];[.S104];[.U104])" office:value-type="float" office:value="0.141252447576241" calcext:value-type="float">
            <text:p>0.141252447576241</text:p>
          </table:table-cell>
          <table:table-cell table:formula="of:=AVERAGE([.D104];[.F104];[.H104];[.J104];[.L104];[.N104];[.P104];[.R104];[.T104];[.V104])" office:value-type="float" office:value="0.858747552423759" calcext:value-type="float">
            <text:p>0.85874755242375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.01107212119774" calcext:value-type="float">
            <text:p>0.01107212119774</text:p>
          </table:table-cell>
          <table:table-cell office:value-type="float" office:value="0.98892787880226" calcext:value-type="float">
            <text:p>0.98892787880226</text:p>
          </table:table-cell>
          <table:table-cell office:value-type="float" office:value="0.00508917763321489" calcext:value-type="float">
            <text:p>0.005089177633215</text:p>
          </table:table-cell>
          <table:table-cell office:value-type="float" office:value="0.994910822366785" calcext:value-type="float">
            <text:p>0.994910822366785</text:p>
          </table:table-cell>
          <table:table-cell office:value-type="float" office:value="0.015187709335232" calcext:value-type="float">
            <text:p>0.015187709335232</text:p>
          </table:table-cell>
          <table:table-cell office:value-type="float" office:value="0.984812290664768" calcext:value-type="float">
            <text:p>0.984812290664768</text:p>
          </table:table-cell>
          <table:table-cell office:value-type="float" office:value="0.0104610098635816" calcext:value-type="float">
            <text:p>0.010461009863582</text:p>
          </table:table-cell>
          <table:table-cell office:value-type="float" office:value="0.989538990136418" calcext:value-type="float">
            <text:p>0.989538990136418</text:p>
          </table:table-cell>
          <table:table-cell office:value-type="float" office:value="0.00500803168684242" calcext:value-type="float">
            <text:p>0.005008031686842</text:p>
          </table:table-cell>
          <table:table-cell office:value-type="float" office:value="0.994991968313158" calcext:value-type="float">
            <text:p>0.994991968313158</text:p>
          </table:table-cell>
          <table:table-cell office:value-type="float" office:value="0.0145787520439151" calcext:value-type="float">
            <text:p>0.014578752043915</text:p>
          </table:table-cell>
          <table:table-cell office:value-type="float" office:value="0.985421247956085" calcext:value-type="float">
            <text:p>0.985421247956085</text:p>
          </table:table-cell>
          <table:table-cell office:value-type="float" office:value="0.004412428242529" calcext:value-type="float">
            <text:p>0.004412428242529</text:p>
          </table:table-cell>
          <table:table-cell office:value-type="float" office:value="0.995587571757471" calcext:value-type="float">
            <text:p>0.995587571757471</text:p>
          </table:table-cell>
          <table:table-cell office:value-type="float" office:value="0.0129588376639503" calcext:value-type="float">
            <text:p>0.01295883766395</text:p>
          </table:table-cell>
          <table:table-cell office:value-type="float" office:value="0.987041162336049" calcext:value-type="float">
            <text:p>0.987041162336049</text:p>
          </table:table-cell>
          <table:table-cell office:value-type="float" office:value="0.00980806619715409" calcext:value-type="float">
            <text:p>0.009808066197154</text:p>
          </table:table-cell>
          <table:table-cell office:value-type="float" office:value="0.990191933802846" calcext:value-type="float">
            <text:p>0.990191933802846</text:p>
          </table:table-cell>
          <table:table-cell office:value-type="float" office:value="0.0116655494870483" calcext:value-type="float">
            <text:p>0.011665549487048</text:p>
          </table:table-cell>
          <table:table-cell office:value-type="float" office:value="0.988334450512952" calcext:value-type="float">
            <text:p>0.988334450512952</text:p>
          </table:table-cell>
          <table:table-cell table:formula="of:=AVERAGE([.C105];[.E105];[.G105];[.I105];[.K105];[.M105];[.O105];[.Q105];[.S105];[.U105])" office:value-type="float" office:value="0.0100241683351208" calcext:value-type="float">
            <text:p>0.010024168335121</text:p>
          </table:table-cell>
          <table:table-cell table:formula="of:=AVERAGE([.D105];[.F105];[.H105];[.J105];[.L105];[.N105];[.P105];[.R105];[.T105];[.V105])" office:value-type="float" office:value="0.989975831664879" calcext:value-type="float">
            <text:p>0.9899758316648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140481983605226" calcext:value-type="float">
            <text:p>0.014048198360523</text:p>
          </table:table-cell>
          <table:table-cell office:value-type="float" office:value="0.985951801639478" calcext:value-type="float">
            <text:p>0.985951801639478</text:p>
          </table:table-cell>
          <table:table-cell office:value-type="float" office:value="0.00784351920063919" calcext:value-type="float">
            <text:p>0.007843519200639</text:p>
          </table:table-cell>
          <table:table-cell office:value-type="float" office:value="0.992156480799361" calcext:value-type="float">
            <text:p>0.992156480799361</text:p>
          </table:table-cell>
          <table:table-cell office:value-type="float" office:value="0.0134338449492729" calcext:value-type="float">
            <text:p>0.013433844949273</text:p>
          </table:table-cell>
          <table:table-cell office:value-type="float" office:value="0.986566155050727" calcext:value-type="float">
            <text:p>0.986566155050727</text:p>
          </table:table-cell>
          <table:table-cell office:value-type="float" office:value="0.013225751739712" calcext:value-type="float">
            <text:p>0.013225751739712</text:p>
          </table:table-cell>
          <table:table-cell office:value-type="float" office:value="0.986774248260288" calcext:value-type="float">
            <text:p>0.986774248260288</text:p>
          </table:table-cell>
          <table:table-cell office:value-type="float" office:value="0.010543729770492" calcext:value-type="float">
            <text:p>0.010543729770492</text:p>
          </table:table-cell>
          <table:table-cell office:value-type="float" office:value="0.989456270229508" calcext:value-type="float">
            <text:p>0.989456270229508</text:p>
          </table:table-cell>
          <table:table-cell office:value-type="float" office:value="0.00651872913218521" calcext:value-type="float">
            <text:p>0.006518729132185</text:p>
          </table:table-cell>
          <table:table-cell office:value-type="float" office:value="0.993481270867815" calcext:value-type="float">
            <text:p>0.993481270867815</text:p>
          </table:table-cell>
          <table:table-cell office:value-type="float" office:value="0.00784552315810757" calcext:value-type="float">
            <text:p>0.007845523158108</text:p>
          </table:table-cell>
          <table:table-cell office:value-type="float" office:value="0.992154476841892" calcext:value-type="float">
            <text:p>0.992154476841892</text:p>
          </table:table-cell>
          <table:table-cell office:value-type="float" office:value="0.014255498897161" calcext:value-type="float">
            <text:p>0.014255498897161</text:p>
          </table:table-cell>
          <table:table-cell office:value-type="float" office:value="0.985744501102839" calcext:value-type="float">
            <text:p>0.985744501102839</text:p>
          </table:table-cell>
          <table:table-cell office:value-type="float" office:value="0.0126628628428814" calcext:value-type="float">
            <text:p>0.012662862842881</text:p>
          </table:table-cell>
          <table:table-cell office:value-type="float" office:value="0.987337137157119" calcext:value-type="float">
            <text:p>0.987337137157119</text:p>
          </table:table-cell>
          <table:table-cell office:value-type="float" office:value="0.00951431266206622" calcext:value-type="float">
            <text:p>0.009514312662066</text:p>
          </table:table-cell>
          <table:table-cell office:value-type="float" office:value="0.990485687337934" calcext:value-type="float">
            <text:p>0.990485687337934</text:p>
          </table:table-cell>
          <table:table-cell table:formula="of:=AVERAGE([.C106];[.E106];[.G106];[.I106];[.K106];[.M106];[.O106];[.Q106];[.S106];[.U106])" office:value-type="float" office:value="0.010989197071304" calcext:value-type="float">
            <text:p>0.010989197071304</text:p>
          </table:table-cell>
          <table:table-cell table:formula="of:=AVERAGE([.D106];[.F106];[.H106];[.J106];[.L106];[.N106];[.P106];[.R106];[.T106];[.V106])" office:value-type="float" office:value="0.989010802928696" calcext:value-type="float">
            <text:p>0.98901080292869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0.00870194463963403" calcext:value-type="float">
            <text:p>0.008701944639634</text:p>
          </table:table-cell>
          <table:table-cell office:value-type="float" office:value="0.991298055360366" calcext:value-type="float">
            <text:p>0.991298055360366</text:p>
          </table:table-cell>
          <table:table-cell office:value-type="float" office:value="0.0175657638202468" calcext:value-type="float">
            <text:p>0.017565763820247</text:p>
          </table:table-cell>
          <table:table-cell office:value-type="float" office:value="0.982434236179753" calcext:value-type="float">
            <text:p>0.982434236179753</text:p>
          </table:table-cell>
          <table:table-cell office:value-type="float" office:value="0.025719829750673" calcext:value-type="float">
            <text:p>0.025719829750673</text:p>
          </table:table-cell>
          <table:table-cell office:value-type="float" office:value="0.974280170249327" calcext:value-type="float">
            <text:p>0.974280170249327</text:p>
          </table:table-cell>
          <table:table-cell office:value-type="float" office:value="0.00892807626612036" calcext:value-type="float">
            <text:p>0.00892807626612</text:p>
          </table:table-cell>
          <table:table-cell office:value-type="float" office:value="0.99107192373388" calcext:value-type="float">
            <text:p>0.99107192373388</text:p>
          </table:table-cell>
          <table:table-cell office:value-type="float" office:value="0.0228658031768044" calcext:value-type="float">
            <text:p>0.022865803176804</text:p>
          </table:table-cell>
          <table:table-cell office:value-type="float" office:value="0.977134196823195" calcext:value-type="float">
            <text:p>0.977134196823195</text:p>
          </table:table-cell>
          <table:table-cell office:value-type="float" office:value="0.0172698974317778" calcext:value-type="float">
            <text:p>0.017269897431778</text:p>
          </table:table-cell>
          <table:table-cell office:value-type="float" office:value="0.982730102568222" calcext:value-type="float">
            <text:p>0.982730102568222</text:p>
          </table:table-cell>
          <table:table-cell office:value-type="float" office:value="0.0235817025508083" calcext:value-type="float">
            <text:p>0.023581702550808</text:p>
          </table:table-cell>
          <table:table-cell office:value-type="float" office:value="0.976418297449192" calcext:value-type="float">
            <text:p>0.976418297449192</text:p>
          </table:table-cell>
          <table:table-cell office:value-type="float" office:value="0.0124520817494029" calcext:value-type="float">
            <text:p>0.012452081749403</text:p>
          </table:table-cell>
          <table:table-cell office:value-type="float" office:value="0.987547918250597" calcext:value-type="float">
            <text:p>0.987547918250597</text:p>
          </table:table-cell>
          <table:table-cell office:value-type="float" office:value="0.0381921203453192" calcext:value-type="float">
            <text:p>0.038192120345319</text:p>
          </table:table-cell>
          <table:table-cell office:value-type="float" office:value="0.961807879654681" calcext:value-type="float">
            <text:p>0.961807879654681</text:p>
          </table:table-cell>
          <table:table-cell office:value-type="float" office:value="0.0163778608402249" calcext:value-type="float">
            <text:p>0.016377860840225</text:p>
          </table:table-cell>
          <table:table-cell office:value-type="float" office:value="0.983622139159775" calcext:value-type="float">
            <text:p>0.983622139159775</text:p>
          </table:table-cell>
          <table:table-cell table:formula="of:=AVERAGE([.C107];[.E107];[.G107];[.I107];[.K107];[.M107];[.O107];[.Q107];[.S107];[.U107])" office:value-type="float" office:value="0.0191655080571012" calcext:value-type="float">
            <text:p>0.019165508057101</text:p>
          </table:table-cell>
          <table:table-cell table:formula="of:=AVERAGE([.D107];[.F107];[.H107];[.J107];[.L107];[.N107];[.P107];[.R107];[.T107];[.V107])" office:value-type="float" office:value="0.980834491942899" calcext:value-type="float">
            <text:p>0.98083449194289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0.0165179623897109" calcext:value-type="float">
            <text:p>0.016517962389711</text:p>
          </table:table-cell>
          <table:table-cell office:value-type="float" office:value="0.983482037610289" calcext:value-type="float">
            <text:p>0.983482037610289</text:p>
          </table:table-cell>
          <table:table-cell office:value-type="float" office:value="0.00529094661432887" calcext:value-type="float">
            <text:p>0.005290946614329</text:p>
          </table:table-cell>
          <table:table-cell office:value-type="float" office:value="0.994709053385671" calcext:value-type="float">
            <text:p>0.994709053385671</text:p>
          </table:table-cell>
          <table:table-cell office:value-type="float" office:value="0.0275454237425578" calcext:value-type="float">
            <text:p>0.027545423742558</text:p>
          </table:table-cell>
          <table:table-cell office:value-type="float" office:value="0.972454576257442" calcext:value-type="float">
            <text:p>0.972454576257442</text:p>
          </table:table-cell>
          <table:table-cell office:value-type="float" office:value="0.0239051104327327" calcext:value-type="float">
            <text:p>0.023905110432733</text:p>
          </table:table-cell>
          <table:table-cell office:value-type="float" office:value="0.976094889567267" calcext:value-type="float">
            <text:p>0.976094889567267</text:p>
          </table:table-cell>
          <table:table-cell office:value-type="float" office:value="0.00354659354430202" calcext:value-type="float">
            <text:p>0.003546593544302</text:p>
          </table:table-cell>
          <table:table-cell office:value-type="float" office:value="0.996453406455698" calcext:value-type="float">
            <text:p>0.996453406455698</text:p>
          </table:table-cell>
          <table:table-cell office:value-type="float" office:value="0.0229707855376635" calcext:value-type="float">
            <text:p>0.022970785537664</text:p>
          </table:table-cell>
          <table:table-cell office:value-type="float" office:value="0.977029214462337" calcext:value-type="float">
            <text:p>0.977029214462337</text:p>
          </table:table-cell>
          <table:table-cell office:value-type="float" office:value="0.00493575408658353" calcext:value-type="float">
            <text:p>0.004935754086584</text:p>
          </table:table-cell>
          <table:table-cell office:value-type="float" office:value="0.995064245913416" calcext:value-type="float">
            <text:p>0.995064245913416</text:p>
          </table:table-cell>
          <table:table-cell office:value-type="float" office:value="0.0283320485388613" calcext:value-type="float">
            <text:p>0.028332048538861</text:p>
          </table:table-cell>
          <table:table-cell office:value-type="float" office:value="0.971667951461139" calcext:value-type="float">
            <text:p>0.971667951461139</text:p>
          </table:table-cell>
          <table:table-cell office:value-type="float" office:value="0.0259601629331233" calcext:value-type="float">
            <text:p>0.025960162933123</text:p>
          </table:table-cell>
          <table:table-cell office:value-type="float" office:value="0.974039837066877" calcext:value-type="float">
            <text:p>0.974039837066877</text:p>
          </table:table-cell>
          <table:table-cell office:value-type="float" office:value="0.0207371573691445" calcext:value-type="float">
            <text:p>0.020737157369145</text:p>
          </table:table-cell>
          <table:table-cell office:value-type="float" office:value="0.979262842630856" calcext:value-type="float">
            <text:p>0.979262842630856</text:p>
          </table:table-cell>
          <table:table-cell table:formula="of:=AVERAGE([.C108];[.E108];[.G108];[.I108];[.K108];[.M108];[.O108];[.Q108];[.S108];[.U108])" office:value-type="float" office:value="0.0179741945189008" calcext:value-type="float">
            <text:p>0.017974194518901</text:p>
          </table:table-cell>
          <table:table-cell table:formula="of:=AVERAGE([.D108];[.F108];[.H108];[.J108];[.L108];[.N108];[.P108];[.R108];[.T108];[.V108])" office:value-type="float" office:value="0.982025805481099" calcext:value-type="float">
            <text:p>0.98202580548109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0.206713508731615" calcext:value-type="float">
            <text:p>0.206713508731615</text:p>
          </table:table-cell>
          <table:table-cell office:value-type="float" office:value="0.793286491268385" calcext:value-type="float">
            <text:p>0.793286491268385</text:p>
          </table:table-cell>
          <table:table-cell office:value-type="float" office:value="0.190003476874178" calcext:value-type="float">
            <text:p>0.190003476874178</text:p>
          </table:table-cell>
          <table:table-cell office:value-type="float" office:value="0.809996523125822" calcext:value-type="float">
            <text:p>0.809996523125822</text:p>
          </table:table-cell>
          <table:table-cell office:value-type="float" office:value="0.23935188366529" calcext:value-type="float">
            <text:p>0.23935188366529</text:p>
          </table:table-cell>
          <table:table-cell office:value-type="float" office:value="0.76064811633471" calcext:value-type="float">
            <text:p>0.76064811633471</text:p>
          </table:table-cell>
          <table:table-cell office:value-type="float" office:value="0.23018477989469" calcext:value-type="float">
            <text:p>0.23018477989469</text:p>
          </table:table-cell>
          <table:table-cell office:value-type="float" office:value="0.76981522010531" calcext:value-type="float">
            <text:p>0.76981522010531</text:p>
          </table:table-cell>
          <table:table-cell office:value-type="float" office:value="0.175351479339025" calcext:value-type="float">
            <text:p>0.175351479339025</text:p>
          </table:table-cell>
          <table:table-cell office:value-type="float" office:value="0.824648520660975" calcext:value-type="float">
            <text:p>0.824648520660975</text:p>
          </table:table-cell>
          <table:table-cell office:value-type="float" office:value="0.213422475708562" calcext:value-type="float">
            <text:p>0.213422475708562</text:p>
          </table:table-cell>
          <table:table-cell office:value-type="float" office:value="0.786577524291438" calcext:value-type="float">
            <text:p>0.786577524291438</text:p>
          </table:table-cell>
          <table:table-cell office:value-type="float" office:value="0.178114302302648" calcext:value-type="float">
            <text:p>0.178114302302648</text:p>
          </table:table-cell>
          <table:table-cell office:value-type="float" office:value="0.821885697697351" calcext:value-type="float">
            <text:p>0.821885697697351</text:p>
          </table:table-cell>
          <table:table-cell office:value-type="float" office:value="0.130768166071593" calcext:value-type="float">
            <text:p>0.130768166071593</text:p>
          </table:table-cell>
          <table:table-cell office:value-type="float" office:value="0.869231833928407" calcext:value-type="float">
            <text:p>0.869231833928407</text:p>
          </table:table-cell>
          <table:table-cell office:value-type="float" office:value="0.24380051540657" calcext:value-type="float">
            <text:p>0.24380051540657</text:p>
          </table:table-cell>
          <table:table-cell office:value-type="float" office:value="0.75619948459343" calcext:value-type="float">
            <text:p>0.75619948459343</text:p>
          </table:table-cell>
          <table:table-cell office:value-type="float" office:value="0.0904445188866507" calcext:value-type="float">
            <text:p>0.090444518886651</text:p>
          </table:table-cell>
          <table:table-cell office:value-type="float" office:value="0.909555481113349" calcext:value-type="float">
            <text:p>0.909555481113349</text:p>
          </table:table-cell>
          <table:table-cell table:formula="of:=AVERAGE([.C109];[.E109];[.G109];[.I109];[.K109];[.M109];[.O109];[.Q109];[.S109];[.U109])" office:value-type="float" office:value="0.189815510688082" calcext:value-type="float">
            <text:p>0.189815510688082</text:p>
          </table:table-cell>
          <table:table-cell table:formula="of:=AVERAGE([.D109];[.F109];[.H109];[.J109];[.L109];[.N109];[.P109];[.R109];[.T109];[.V109])" office:value-type="float" office:value="0.810184489311918" calcext:value-type="float">
            <text:p>0.8101844893119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.114332652107282" calcext:value-type="float">
            <text:p>0.114332652107282</text:p>
          </table:table-cell>
          <table:table-cell office:value-type="float" office:value="0.885667347892718" calcext:value-type="float">
            <text:p>0.885667347892718</text:p>
          </table:table-cell>
          <table:table-cell office:value-type="float" office:value="0.0966750887461568" calcext:value-type="float">
            <text:p>0.096675088746157</text:p>
          </table:table-cell>
          <table:table-cell office:value-type="float" office:value="0.903324911253843" calcext:value-type="float">
            <text:p>0.903324911253843</text:p>
          </table:table-cell>
          <table:table-cell office:value-type="float" office:value="0.0975156059778639" calcext:value-type="float">
            <text:p>0.097515605977864</text:p>
          </table:table-cell>
          <table:table-cell office:value-type="float" office:value="0.902484394022136" calcext:value-type="float">
            <text:p>0.902484394022136</text:p>
          </table:table-cell>
          <table:table-cell office:value-type="float" office:value="0.103400211411022" calcext:value-type="float">
            <text:p>0.103400211411022</text:p>
          </table:table-cell>
          <table:table-cell office:value-type="float" office:value="0.896599788588978" calcext:value-type="float">
            <text:p>0.896599788588978</text:p>
          </table:table-cell>
          <table:table-cell office:value-type="float" office:value="0.0976817412301395" calcext:value-type="float">
            <text:p>0.09768174123014</text:p>
          </table:table-cell>
          <table:table-cell office:value-type="float" office:value="0.90231825876986" calcext:value-type="float">
            <text:p>0.90231825876986</text:p>
          </table:table-cell>
          <table:table-cell office:value-type="float" office:value="0.0775611773337595" calcext:value-type="float">
            <text:p>0.07756117733376</text:p>
          </table:table-cell>
          <table:table-cell office:value-type="float" office:value="0.922438822666241" calcext:value-type="float">
            <text:p>0.922438822666241</text:p>
          </table:table-cell>
          <table:table-cell office:value-type="float" office:value="0.0817056677122741" calcext:value-type="float">
            <text:p>0.081705667712274</text:p>
          </table:table-cell>
          <table:table-cell office:value-type="float" office:value="0.918294332287726" calcext:value-type="float">
            <text:p>0.918294332287726</text:p>
          </table:table-cell>
          <table:table-cell office:value-type="float" office:value="0.102577628747807" calcext:value-type="float">
            <text:p>0.102577628747807</text:p>
          </table:table-cell>
          <table:table-cell office:value-type="float" office:value="0.897422371252193" calcext:value-type="float">
            <text:p>0.897422371252193</text:p>
          </table:table-cell>
          <table:table-cell office:value-type="float" office:value="0.0882245122333707" calcext:value-type="float">
            <text:p>0.088224512233371</text:p>
          </table:table-cell>
          <table:table-cell office:value-type="float" office:value="0.911775487766629" calcext:value-type="float">
            <text:p>0.911775487766629</text:p>
          </table:table-cell>
          <table:table-cell office:value-type="float" office:value="0.067634551342307" calcext:value-type="float">
            <text:p>0.067634551342307</text:p>
          </table:table-cell>
          <table:table-cell office:value-type="float" office:value="0.932365448657693" calcext:value-type="float">
            <text:p>0.932365448657693</text:p>
          </table:table-cell>
          <table:table-cell table:formula="of:=AVERAGE([.C110];[.E110];[.G110];[.I110];[.K110];[.M110];[.O110];[.Q110];[.S110];[.U110])" office:value-type="float" office:value="0.0927308836841983" calcext:value-type="float">
            <text:p>0.092730883684198</text:p>
          </table:table-cell>
          <table:table-cell table:formula="of:=AVERAGE([.D110];[.F110];[.H110];[.J110];[.L110];[.N110];[.P110];[.R110];[.T110];[.V110])" office:value-type="float" office:value="0.907269116315802" calcext:value-type="float">
            <text:p>0.90726911631580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0.471750543396408" calcext:value-type="float">
            <text:p>0.471750543396408</text:p>
          </table:table-cell>
          <table:table-cell office:value-type="float" office:value="0.528249456603592" calcext:value-type="float">
            <text:p>0.528249456603592</text:p>
          </table:table-cell>
          <table:table-cell office:value-type="float" office:value="0.336574627570679" calcext:value-type="float">
            <text:p>0.336574627570679</text:p>
          </table:table-cell>
          <table:table-cell office:value-type="float" office:value="0.663425372429321" calcext:value-type="float">
            <text:p>0.663425372429321</text:p>
          </table:table-cell>
          <table:table-cell office:value-type="float" office:value="0.43643036298887" calcext:value-type="float">
            <text:p>0.43643036298887</text:p>
          </table:table-cell>
          <table:table-cell office:value-type="float" office:value="0.56356963701113" calcext:value-type="float">
            <text:p>0.56356963701113</text:p>
          </table:table-cell>
          <table:table-cell office:value-type="float" office:value="0.509719885078474" calcext:value-type="float">
            <text:p>0.509719885078474</text:p>
          </table:table-cell>
          <table:table-cell office:value-type="float" office:value="0.490280114921526" calcext:value-type="float">
            <text:p>0.490280114921526</text:p>
          </table:table-cell>
          <table:table-cell office:value-type="float" office:value="0.376045636896401" calcext:value-type="float">
            <text:p>0.376045636896401</text:p>
          </table:table-cell>
          <table:table-cell office:value-type="float" office:value="0.623954363103599" calcext:value-type="float">
            <text:p>0.623954363103599</text:p>
          </table:table-cell>
          <table:table-cell office:value-type="float" office:value="0.380399370660046" calcext:value-type="float">
            <text:p>0.380399370660046</text:p>
          </table:table-cell>
          <table:table-cell office:value-type="float" office:value="0.619600629339954" calcext:value-type="float">
            <text:p>0.619600629339954</text:p>
          </table:table-cell>
          <table:table-cell office:value-type="float" office:value="0.313847083389557" calcext:value-type="float">
            <text:p>0.313847083389557</text:p>
          </table:table-cell>
          <table:table-cell office:value-type="float" office:value="0.686152916610443" calcext:value-type="float">
            <text:p>0.686152916610443</text:p>
          </table:table-cell>
          <table:table-cell office:value-type="float" office:value="0.524069949712544" calcext:value-type="float">
            <text:p>0.524069949712544</text:p>
          </table:table-cell>
          <table:table-cell office:value-type="float" office:value="0.475930050287456" calcext:value-type="float">
            <text:p>0.475930050287456</text:p>
          </table:table-cell>
          <table:table-cell office:value-type="float" office:value="0.469514567560041" calcext:value-type="float">
            <text:p>0.469514567560041</text:p>
          </table:table-cell>
          <table:table-cell office:value-type="float" office:value="0.530485432439959" calcext:value-type="float">
            <text:p>0.530485432439959</text:p>
          </table:table-cell>
          <table:table-cell office:value-type="float" office:value="0.408279950333489" calcext:value-type="float">
            <text:p>0.408279950333489</text:p>
          </table:table-cell>
          <table:table-cell office:value-type="float" office:value="0.591720049666511" calcext:value-type="float">
            <text:p>0.591720049666511</text:p>
          </table:table-cell>
          <table:table-cell table:formula="of:=AVERAGE([.C111];[.E111];[.G111];[.I111];[.K111];[.M111];[.O111];[.Q111];[.S111];[.U111])" office:value-type="float" office:value="0.422663197758651" calcext:value-type="float">
            <text:p>0.422663197758651</text:p>
          </table:table-cell>
          <table:table-cell table:formula="of:=AVERAGE([.D111];[.F111];[.H111];[.J111];[.L111];[.N111];[.P111];[.R111];[.T111];[.V111])" office:value-type="float" office:value="0.577336802241349" calcext:value-type="float">
            <text:p>0.57733680224134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0.189583957109158" calcext:value-type="float">
            <text:p>0.189583957109158</text:p>
          </table:table-cell>
          <table:table-cell office:value-type="float" office:value="0.810416042890842" calcext:value-type="float">
            <text:p>0.810416042890842</text:p>
          </table:table-cell>
          <table:table-cell office:value-type="float" office:value="0.128176947206931" calcext:value-type="float">
            <text:p>0.128176947206931</text:p>
          </table:table-cell>
          <table:table-cell office:value-type="float" office:value="0.87182305279307" calcext:value-type="float">
            <text:p>0.87182305279307</text:p>
          </table:table-cell>
          <table:table-cell office:value-type="float" office:value="0.103998293086462" calcext:value-type="float">
            <text:p>0.103998293086462</text:p>
          </table:table-cell>
          <table:table-cell office:value-type="float" office:value="0.896001706913538" calcext:value-type="float">
            <text:p>0.896001706913538</text:p>
          </table:table-cell>
          <table:table-cell office:value-type="float" office:value="0.248225829666329" calcext:value-type="float">
            <text:p>0.248225829666329</text:p>
          </table:table-cell>
          <table:table-cell office:value-type="float" office:value="0.751774170333671" calcext:value-type="float">
            <text:p>0.751774170333671</text:p>
          </table:table-cell>
          <table:table-cell office:value-type="float" office:value="0.0846960279936498" calcext:value-type="float">
            <text:p>0.08469602799365</text:p>
          </table:table-cell>
          <table:table-cell office:value-type="float" office:value="0.91530397200635" calcext:value-type="float">
            <text:p>0.91530397200635</text:p>
          </table:table-cell>
          <table:table-cell office:value-type="float" office:value="0.139727867107648" calcext:value-type="float">
            <text:p>0.139727867107648</text:p>
          </table:table-cell>
          <table:table-cell office:value-type="float" office:value="0.860272132892352" calcext:value-type="float">
            <text:p>0.860272132892352</text:p>
          </table:table-cell>
          <table:table-cell office:value-type="float" office:value="0.214095419609327" calcext:value-type="float">
            <text:p>0.214095419609327</text:p>
          </table:table-cell>
          <table:table-cell office:value-type="float" office:value="0.785904580390673" calcext:value-type="float">
            <text:p>0.785904580390673</text:p>
          </table:table-cell>
          <table:table-cell office:value-type="float" office:value="0.0809199469905667" calcext:value-type="float">
            <text:p>0.080919946990567</text:p>
          </table:table-cell>
          <table:table-cell office:value-type="float" office:value="0.919080053009433" calcext:value-type="float">
            <text:p>0.919080053009433</text:p>
          </table:table-cell>
          <table:table-cell office:value-type="float" office:value="0.223947518499761" calcext:value-type="float">
            <text:p>0.223947518499761</text:p>
          </table:table-cell>
          <table:table-cell office:value-type="float" office:value="0.776052481500239" calcext:value-type="float">
            <text:p>0.776052481500239</text:p>
          </table:table-cell>
          <table:table-cell office:value-type="float" office:value="0.105954816476551" calcext:value-type="float">
            <text:p>0.105954816476551</text:p>
          </table:table-cell>
          <table:table-cell office:value-type="float" office:value="0.894045183523449" calcext:value-type="float">
            <text:p>0.894045183523449</text:p>
          </table:table-cell>
          <table:table-cell table:formula="of:=AVERAGE([.C112];[.E112];[.G112];[.I112];[.K112];[.M112];[.O112];[.Q112];[.S112];[.U112])" office:value-type="float" office:value="0.151932662374638" calcext:value-type="float">
            <text:p>0.151932662374638</text:p>
          </table:table-cell>
          <table:table-cell table:formula="of:=AVERAGE([.D112];[.F112];[.H112];[.J112];[.L112];[.N112];[.P112];[.R112];[.T112];[.V112])" office:value-type="float" office:value="0.848067337625362" calcext:value-type="float">
            <text:p>0.84806733762536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0.0029056311102893" calcext:value-type="float">
            <text:p>0.002905631110289</text:p>
          </table:table-cell>
          <table:table-cell office:value-type="float" office:value="0.997094368889711" calcext:value-type="float">
            <text:p>0.997094368889711</text:p>
          </table:table-cell>
          <table:table-cell office:value-type="float" office:value="0.0154318915093741" calcext:value-type="float">
            <text:p>0.015431891509374</text:p>
          </table:table-cell>
          <table:table-cell office:value-type="float" office:value="0.984568108490626" calcext:value-type="float">
            <text:p>0.984568108490626</text:p>
          </table:table-cell>
          <table:table-cell office:value-type="float" office:value="0.0279172077017757" calcext:value-type="float">
            <text:p>0.027917207701776</text:p>
          </table:table-cell>
          <table:table-cell office:value-type="float" office:value="0.972082792298224" calcext:value-type="float">
            <text:p>0.972082792298224</text:p>
          </table:table-cell>
          <table:table-cell office:value-type="float" office:value="0.00804162676280577" calcext:value-type="float">
            <text:p>0.008041626762806</text:p>
          </table:table-cell>
          <table:table-cell office:value-type="float" office:value="0.991958373237194" calcext:value-type="float">
            <text:p>0.991958373237194</text:p>
          </table:table-cell>
          <table:table-cell office:value-type="float" office:value="0.0073011381281057" calcext:value-type="float">
            <text:p>0.007301138128106</text:p>
          </table:table-cell>
          <table:table-cell office:value-type="float" office:value="0.992698861871894" calcext:value-type="float">
            <text:p>0.992698861871894</text:p>
          </table:table-cell>
          <table:table-cell office:value-type="float" office:value="0.00715921891595576" calcext:value-type="float">
            <text:p>0.007159218915956</text:p>
          </table:table-cell>
          <table:table-cell office:value-type="float" office:value="0.992840781084044" calcext:value-type="float">
            <text:p>0.992840781084044</text:p>
          </table:table-cell>
          <table:table-cell office:value-type="float" office:value="0.0227133521781367" calcext:value-type="float">
            <text:p>0.022713352178137</text:p>
          </table:table-cell>
          <table:table-cell office:value-type="float" office:value="0.977286647821863" calcext:value-type="float">
            <text:p>0.977286647821863</text:p>
          </table:table-cell>
          <table:table-cell office:value-type="float" office:value="0.0113058556980646" calcext:value-type="float">
            <text:p>0.011305855698065</text:p>
          </table:table-cell>
          <table:table-cell office:value-type="float" office:value="0.988694144301936" calcext:value-type="float">
            <text:p>0.988694144301936</text:p>
          </table:table-cell>
          <table:table-cell office:value-type="float" office:value="0.0200159695156122" calcext:value-type="float">
            <text:p>0.020015969515612</text:p>
          </table:table-cell>
          <table:table-cell office:value-type="float" office:value="0.979984030484388" calcext:value-type="float">
            <text:p>0.979984030484388</text:p>
          </table:table-cell>
          <table:table-cell office:value-type="float" office:value="0.00870659415647583" calcext:value-type="float">
            <text:p>0.008706594156476</text:p>
          </table:table-cell>
          <table:table-cell office:value-type="float" office:value="0.991293405843524" calcext:value-type="float">
            <text:p>0.991293405843524</text:p>
          </table:table-cell>
          <table:table-cell table:formula="of:=AVERAGE([.C113];[.E113];[.G113];[.I113];[.K113];[.M113];[.O113];[.Q113];[.S113];[.U113])" office:value-type="float" office:value="0.0131498485676596" calcext:value-type="float">
            <text:p>0.01314984856766</text:p>
          </table:table-cell>
          <table:table-cell table:formula="of:=AVERAGE([.D113];[.F113];[.H113];[.J113];[.L113];[.N113];[.P113];[.R113];[.T113];[.V113])" office:value-type="float" office:value="0.986850151432341" calcext:value-type="float">
            <text:p>0.98685015143234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0.00679727689361024" calcext:value-type="float">
            <text:p>0.00679727689361</text:p>
          </table:table-cell>
          <table:table-cell office:value-type="float" office:value="0.99320272310639" calcext:value-type="float">
            <text:p>0.99320272310639</text:p>
          </table:table-cell>
          <table:table-cell office:value-type="float" office:value="0.011082596547314" calcext:value-type="float">
            <text:p>0.011082596547314</text:p>
          </table:table-cell>
          <table:table-cell office:value-type="float" office:value="0.988917403452686" calcext:value-type="float">
            <text:p>0.988917403452686</text:p>
          </table:table-cell>
          <table:table-cell office:value-type="float" office:value="0.0154950781190402" calcext:value-type="float">
            <text:p>0.01549507811904</text:p>
          </table:table-cell>
          <table:table-cell office:value-type="float" office:value="0.98450492188096" calcext:value-type="float">
            <text:p>0.98450492188096</text:p>
          </table:table-cell>
          <table:table-cell office:value-type="float" office:value="0.0186927074569321" calcext:value-type="float">
            <text:p>0.018692707456932</text:p>
          </table:table-cell>
          <table:table-cell office:value-type="float" office:value="0.981307292543068" calcext:value-type="float">
            <text:p>0.981307292543068</text:p>
          </table:table-cell>
          <table:table-cell office:value-type="float" office:value="0.00916176774627523" calcext:value-type="float">
            <text:p>0.009161767746275</text:p>
          </table:table-cell>
          <table:table-cell office:value-type="float" office:value="0.990838232253725" calcext:value-type="float">
            <text:p>0.990838232253725</text:p>
          </table:table-cell>
          <table:table-cell office:value-type="float" office:value="0.0113720527322542" calcext:value-type="float">
            <text:p>0.011372052732254</text:p>
          </table:table-cell>
          <table:table-cell office:value-type="float" office:value="0.988627947267746" calcext:value-type="float">
            <text:p>0.988627947267746</text:p>
          </table:table-cell>
          <table:table-cell office:value-type="float" office:value="0.00803707249472455" calcext:value-type="float">
            <text:p>0.008037072494725</text:p>
          </table:table-cell>
          <table:table-cell office:value-type="float" office:value="0.991962927505276" calcext:value-type="float">
            <text:p>0.991962927505276</text:p>
          </table:table-cell>
          <table:table-cell office:value-type="float" office:value="0.00870334004672106" calcext:value-type="float">
            <text:p>0.008703340046721</text:p>
          </table:table-cell>
          <table:table-cell office:value-type="float" office:value="0.991296659953279" calcext:value-type="float">
            <text:p>0.991296659953279</text:p>
          </table:table-cell>
          <table:table-cell office:value-type="float" office:value="0.0132117463785276" calcext:value-type="float">
            <text:p>0.013211746378528</text:p>
          </table:table-cell>
          <table:table-cell office:value-type="float" office:value="0.986788253621472" calcext:value-type="float">
            <text:p>0.986788253621472</text:p>
          </table:table-cell>
          <table:table-cell office:value-type="float" office:value="0.0149719721868011" calcext:value-type="float">
            <text:p>0.014971972186801</text:p>
          </table:table-cell>
          <table:table-cell office:value-type="float" office:value="0.985028027813199" calcext:value-type="float">
            <text:p>0.985028027813199</text:p>
          </table:table-cell>
          <table:table-cell table:formula="of:=AVERAGE([.C114];[.E114];[.G114];[.I114];[.K114];[.M114];[.O114];[.Q114];[.S114];[.U114])" office:value-type="float" office:value="0.01175256106022" calcext:value-type="float">
            <text:p>0.01175256106022</text:p>
          </table:table-cell>
          <table:table-cell table:formula="of:=AVERAGE([.D114];[.F114];[.H114];[.J114];[.L114];[.N114];[.P114];[.R114];[.T114];[.V114])" office:value-type="float" office:value="0.98824743893978" calcext:value-type="float">
            <text:p>0.9882474389397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0.272137081547103" calcext:value-type="float">
            <text:p>0.272137081547103</text:p>
          </table:table-cell>
          <table:table-cell office:value-type="float" office:value="0.727862918452897" calcext:value-type="float">
            <text:p>0.727862918452897</text:p>
          </table:table-cell>
          <table:table-cell office:value-type="float" office:value="0.173862018644154" calcext:value-type="float">
            <text:p>0.173862018644154</text:p>
          </table:table-cell>
          <table:table-cell office:value-type="float" office:value="0.826137981355846" calcext:value-type="float">
            <text:p>0.826137981355846</text:p>
          </table:table-cell>
          <table:table-cell office:value-type="float" office:value="0.395871029869767" calcext:value-type="float">
            <text:p>0.395871029869767</text:p>
          </table:table-cell>
          <table:table-cell office:value-type="float" office:value="0.604128970130233" calcext:value-type="float">
            <text:p>0.604128970130233</text:p>
          </table:table-cell>
          <table:table-cell office:value-type="float" office:value="0.178116057835265" calcext:value-type="float">
            <text:p>0.178116057835265</text:p>
          </table:table-cell>
          <table:table-cell office:value-type="float" office:value="0.821883942164734" calcext:value-type="float">
            <text:p>0.821883942164734</text:p>
          </table:table-cell>
          <table:table-cell office:value-type="float" office:value="0.140566517231548" calcext:value-type="float">
            <text:p>0.140566517231548</text:p>
          </table:table-cell>
          <table:table-cell office:value-type="float" office:value="0.859433482768452" calcext:value-type="float">
            <text:p>0.859433482768452</text:p>
          </table:table-cell>
          <table:table-cell office:value-type="float" office:value="0.27939320558131" calcext:value-type="float">
            <text:p>0.27939320558131</text:p>
          </table:table-cell>
          <table:table-cell office:value-type="float" office:value="0.72060679441869" calcext:value-type="float">
            <text:p>0.72060679441869</text:p>
          </table:table-cell>
          <table:table-cell office:value-type="float" office:value="0.263829681511632" calcext:value-type="float">
            <text:p>0.263829681511632</text:p>
          </table:table-cell>
          <table:table-cell office:value-type="float" office:value="0.736170318488368" calcext:value-type="float">
            <text:p>0.736170318488368</text:p>
          </table:table-cell>
          <table:table-cell office:value-type="float" office:value="0.288631799174157" calcext:value-type="float">
            <text:p>0.288631799174157</text:p>
          </table:table-cell>
          <table:table-cell office:value-type="float" office:value="0.711368200825843" calcext:value-type="float">
            <text:p>0.711368200825843</text:p>
          </table:table-cell>
          <table:table-cell office:value-type="float" office:value="0.291785897327473" calcext:value-type="float">
            <text:p>0.291785897327473</text:p>
          </table:table-cell>
          <table:table-cell office:value-type="float" office:value="0.708214102672527" calcext:value-type="float">
            <text:p>0.708214102672527</text:p>
          </table:table-cell>
          <table:table-cell office:value-type="float" office:value="0.27582149992665" calcext:value-type="float">
            <text:p>0.27582149992665</text:p>
          </table:table-cell>
          <table:table-cell office:value-type="float" office:value="0.72417850007335" calcext:value-type="float">
            <text:p>0.72417850007335</text:p>
          </table:table-cell>
          <table:table-cell table:formula="of:=AVERAGE([.C115];[.E115];[.G115];[.I115];[.K115];[.M115];[.O115];[.Q115];[.S115];[.U115])" office:value-type="float" office:value="0.256001478864906" calcext:value-type="float">
            <text:p>0.256001478864906</text:p>
          </table:table-cell>
          <table:table-cell table:formula="of:=AVERAGE([.D115];[.F115];[.H115];[.J115];[.L115];[.N115];[.P115];[.R115];[.T115];[.V115])" office:value-type="float" office:value="0.743998521135094" calcext:value-type="float">
            <text:p>0.74399852113509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0.290748943191015" calcext:value-type="float">
            <text:p>0.290748943191015</text:p>
          </table:table-cell>
          <table:table-cell office:value-type="float" office:value="0.709251056808985" calcext:value-type="float">
            <text:p>0.709251056808985</text:p>
          </table:table-cell>
          <table:table-cell office:value-type="float" office:value="0.372706059472208" calcext:value-type="float">
            <text:p>0.372706059472208</text:p>
          </table:table-cell>
          <table:table-cell office:value-type="float" office:value="0.627293940527792" calcext:value-type="float">
            <text:p>0.627293940527792</text:p>
          </table:table-cell>
          <table:table-cell office:value-type="float" office:value="0.341034614081722" calcext:value-type="float">
            <text:p>0.341034614081722</text:p>
          </table:table-cell>
          <table:table-cell office:value-type="float" office:value="0.658965385918278" calcext:value-type="float">
            <text:p>0.658965385918278</text:p>
          </table:table-cell>
          <table:table-cell office:value-type="float" office:value="0.382642445187609" calcext:value-type="float">
            <text:p>0.382642445187609</text:p>
          </table:table-cell>
          <table:table-cell office:value-type="float" office:value="0.617357554812391" calcext:value-type="float">
            <text:p>0.617357554812391</text:p>
          </table:table-cell>
          <table:table-cell office:value-type="float" office:value="0.368006455769833" calcext:value-type="float">
            <text:p>0.368006455769833</text:p>
          </table:table-cell>
          <table:table-cell office:value-type="float" office:value="0.631993544230167" calcext:value-type="float">
            <text:p>0.631993544230167</text:p>
          </table:table-cell>
          <table:table-cell office:value-type="float" office:value="0.342880438472142" calcext:value-type="float">
            <text:p>0.342880438472142</text:p>
          </table:table-cell>
          <table:table-cell office:value-type="float" office:value="0.657119561527858" calcext:value-type="float">
            <text:p>0.657119561527858</text:p>
          </table:table-cell>
          <table:table-cell office:value-type="float" office:value="0.34306479933218" calcext:value-type="float">
            <text:p>0.34306479933218</text:p>
          </table:table-cell>
          <table:table-cell office:value-type="float" office:value="0.65693520066782" calcext:value-type="float">
            <text:p>0.65693520066782</text:p>
          </table:table-cell>
          <table:table-cell office:value-type="float" office:value="0.33845726548532" calcext:value-type="float">
            <text:p>0.33845726548532</text:p>
          </table:table-cell>
          <table:table-cell office:value-type="float" office:value="0.661542734514681" calcext:value-type="float">
            <text:p>0.661542734514681</text:p>
          </table:table-cell>
          <table:table-cell office:value-type="float" office:value="0.375911709246856" calcext:value-type="float">
            <text:p>0.375911709246856</text:p>
          </table:table-cell>
          <table:table-cell office:value-type="float" office:value="0.624088290753144" calcext:value-type="float">
            <text:p>0.624088290753144</text:p>
          </table:table-cell>
          <table:table-cell office:value-type="float" office:value="0.368387779512956" calcext:value-type="float">
            <text:p>0.368387779512956</text:p>
          </table:table-cell>
          <table:table-cell office:value-type="float" office:value="0.631612220487044" calcext:value-type="float">
            <text:p>0.631612220487044</text:p>
          </table:table-cell>
          <table:table-cell table:formula="of:=AVERAGE([.C116];[.E116];[.G116];[.I116];[.K116];[.M116];[.O116];[.Q116];[.S116];[.U116])" office:value-type="float" office:value="0.352384050975184" calcext:value-type="float">
            <text:p>0.352384050975184</text:p>
          </table:table-cell>
          <table:table-cell table:formula="of:=AVERAGE([.D116];[.F116];[.H116];[.J116];[.L116];[.N116];[.P116];[.R116];[.T116];[.V116])" office:value-type="float" office:value="0.647615949024816" calcext:value-type="float">
            <text:p>0.6476159490248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0.0503713197229429" calcext:value-type="float">
            <text:p>0.050371319722943</text:p>
          </table:table-cell>
          <table:table-cell office:value-type="float" office:value="0.949628680277057" calcext:value-type="float">
            <text:p>0.949628680277057</text:p>
          </table:table-cell>
          <table:table-cell office:value-type="float" office:value="0.0239566171308618" calcext:value-type="float">
            <text:p>0.023956617130862</text:p>
          </table:table-cell>
          <table:table-cell office:value-type="float" office:value="0.976043382869138" calcext:value-type="float">
            <text:p>0.976043382869138</text:p>
          </table:table-cell>
          <table:table-cell office:value-type="float" office:value="0.0310743438100083" calcext:value-type="float">
            <text:p>0.031074343810008</text:p>
          </table:table-cell>
          <table:table-cell office:value-type="float" office:value="0.968925656189992" calcext:value-type="float">
            <text:p>0.968925656189992</text:p>
          </table:table-cell>
          <table:table-cell office:value-type="float" office:value="0.0352670811592105" calcext:value-type="float">
            <text:p>0.035267081159211</text:p>
          </table:table-cell>
          <table:table-cell office:value-type="float" office:value="0.964732918840789" calcext:value-type="float">
            <text:p>0.964732918840789</text:p>
          </table:table-cell>
          <table:table-cell office:value-type="float" office:value="0.0180957291071979" calcext:value-type="float">
            <text:p>0.018095729107198</text:p>
          </table:table-cell>
          <table:table-cell office:value-type="float" office:value="0.981904270892802" calcext:value-type="float">
            <text:p>0.981904270892802</text:p>
          </table:table-cell>
          <table:table-cell office:value-type="float" office:value="0.0443602556198625" calcext:value-type="float">
            <text:p>0.044360255619863</text:p>
          </table:table-cell>
          <table:table-cell office:value-type="float" office:value="0.955639744380138" calcext:value-type="float">
            <text:p>0.955639744380138</text:p>
          </table:table-cell>
          <table:table-cell office:value-type="float" office:value="0.0404683470528181" calcext:value-type="float">
            <text:p>0.040468347052818</text:p>
          </table:table-cell>
          <table:table-cell office:value-type="float" office:value="0.959531652947182" calcext:value-type="float">
            <text:p>0.959531652947182</text:p>
          </table:table-cell>
          <table:table-cell office:value-type="float" office:value="0.0374421356110992" calcext:value-type="float">
            <text:p>0.037442135611099</text:p>
          </table:table-cell>
          <table:table-cell office:value-type="float" office:value="0.962557864388901" calcext:value-type="float">
            <text:p>0.962557864388901</text:p>
          </table:table-cell>
          <table:table-cell office:value-type="float" office:value="0.0729026564132262" calcext:value-type="float">
            <text:p>0.072902656413226</text:p>
          </table:table-cell>
          <table:table-cell office:value-type="float" office:value="0.927097343586774" calcext:value-type="float">
            <text:p>0.927097343586774</text:p>
          </table:table-cell>
          <table:table-cell office:value-type="float" office:value="0.0196909850861824" calcext:value-type="float">
            <text:p>0.019690985086182</text:p>
          </table:table-cell>
          <table:table-cell office:value-type="float" office:value="0.980309014913818" calcext:value-type="float">
            <text:p>0.980309014913818</text:p>
          </table:table-cell>
          <table:table-cell table:formula="of:=AVERAGE([.C117];[.E117];[.G117];[.I117];[.K117];[.M117];[.O117];[.Q117];[.S117];[.U117])" office:value-type="float" office:value="0.037362947071341" calcext:value-type="float">
            <text:p>0.037362947071341</text:p>
          </table:table-cell>
          <table:table-cell table:formula="of:=AVERAGE([.D117];[.F117];[.H117];[.J117];[.L117];[.N117];[.P117];[.R117];[.T117];[.V117])" office:value-type="float" office:value="0.962637052928659" calcext:value-type="float">
            <text:p>0.96263705292865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.0267451482729997" calcext:value-type="float">
            <text:p>0.026745148273</text:p>
          </table:table-cell>
          <table:table-cell office:value-type="float" office:value="0.973254851727" calcext:value-type="float">
            <text:p>0.973254851727</text:p>
          </table:table-cell>
          <table:table-cell office:value-type="float" office:value="0.0106525362497519" calcext:value-type="float">
            <text:p>0.010652536249752</text:p>
          </table:table-cell>
          <table:table-cell office:value-type="float" office:value="0.989347463750248" calcext:value-type="float">
            <text:p>0.989347463750248</text:p>
          </table:table-cell>
          <table:table-cell office:value-type="float" office:value="0.0237832626672705" calcext:value-type="float">
            <text:p>0.023783262667271</text:p>
          </table:table-cell>
          <table:table-cell office:value-type="float" office:value="0.976216737332729" calcext:value-type="float">
            <text:p>0.976216737332729</text:p>
          </table:table-cell>
          <table:table-cell office:value-type="float" office:value="0.0244082452444535" calcext:value-type="float">
            <text:p>0.024408245244454</text:p>
          </table:table-cell>
          <table:table-cell office:value-type="float" office:value="0.975591754755547" calcext:value-type="float">
            <text:p>0.975591754755547</text:p>
          </table:table-cell>
          <table:table-cell office:value-type="float" office:value="0.0152679150981125" calcext:value-type="float">
            <text:p>0.015267915098113</text:p>
          </table:table-cell>
          <table:table-cell office:value-type="float" office:value="0.984732084901887" calcext:value-type="float">
            <text:p>0.984732084901887</text:p>
          </table:table-cell>
          <table:table-cell office:value-type="float" office:value="0.0246220548136535" calcext:value-type="float">
            <text:p>0.024622054813654</text:p>
          </table:table-cell>
          <table:table-cell office:value-type="float" office:value="0.975377945186347" calcext:value-type="float">
            <text:p>0.975377945186347</text:p>
          </table:table-cell>
          <table:table-cell office:value-type="float" office:value="0.0129554244659985" calcext:value-type="float">
            <text:p>0.012955424465999</text:p>
          </table:table-cell>
          <table:table-cell office:value-type="float" office:value="0.987044575534001" calcext:value-type="float">
            <text:p>0.987044575534001</text:p>
          </table:table-cell>
          <table:table-cell office:value-type="float" office:value="0.0328732194540841" calcext:value-type="float">
            <text:p>0.032873219454084</text:p>
          </table:table-cell>
          <table:table-cell office:value-type="float" office:value="0.967126780545916" calcext:value-type="float">
            <text:p>0.967126780545916</text:p>
          </table:table-cell>
          <table:table-cell office:value-type="float" office:value="0.0361874735288994" calcext:value-type="float">
            <text:p>0.036187473528899</text:p>
          </table:table-cell>
          <table:table-cell office:value-type="float" office:value="0.9638125264711" calcext:value-type="float">
            <text:p>0.9638125264711</text:p>
          </table:table-cell>
          <table:table-cell office:value-type="float" office:value="0.0199089911456526" calcext:value-type="float">
            <text:p>0.019908991145653</text:p>
          </table:table-cell>
          <table:table-cell office:value-type="float" office:value="0.980091008854347" calcext:value-type="float">
            <text:p>0.980091008854347</text:p>
          </table:table-cell>
          <table:table-cell table:formula="of:=AVERAGE([.C118];[.E118];[.G118];[.I118];[.K118];[.M118];[.O118];[.Q118];[.S118];[.U118])" office:value-type="float" office:value="0.0227404270940876" calcext:value-type="float">
            <text:p>0.022740427094088</text:p>
          </table:table-cell>
          <table:table-cell table:formula="of:=AVERAGE([.D118];[.F118];[.H118];[.J118];[.L118];[.N118];[.P118];[.R118];[.T118];[.V118])" office:value-type="float" office:value="0.977259572905912" calcext:value-type="float">
            <text:p>0.97725957290591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0.0935567497440657" calcext:value-type="float">
            <text:p>0.093556749744066</text:p>
          </table:table-cell>
          <table:table-cell office:value-type="float" office:value="0.906443250255934" calcext:value-type="float">
            <text:p>0.906443250255934</text:p>
          </table:table-cell>
          <table:table-cell office:value-type="float" office:value="0.0247903961340439" calcext:value-type="float">
            <text:p>0.024790396134044</text:p>
          </table:table-cell>
          <table:table-cell office:value-type="float" office:value="0.975209603865956" calcext:value-type="float">
            <text:p>0.975209603865956</text:p>
          </table:table-cell>
          <table:table-cell office:value-type="float" office:value="0.0585992455249304" calcext:value-type="float">
            <text:p>0.05859924552493</text:p>
          </table:table-cell>
          <table:table-cell office:value-type="float" office:value="0.941400754475069" calcext:value-type="float">
            <text:p>0.941400754475069</text:p>
          </table:table-cell>
          <table:table-cell office:value-type="float" office:value="0.0453362867280088" calcext:value-type="float">
            <text:p>0.045336286728009</text:p>
          </table:table-cell>
          <table:table-cell office:value-type="float" office:value="0.954663713271991" calcext:value-type="float">
            <text:p>0.954663713271991</text:p>
          </table:table-cell>
          <table:table-cell office:value-type="float" office:value="0.0433849466147835" calcext:value-type="float">
            <text:p>0.043384946614784</text:p>
          </table:table-cell>
          <table:table-cell office:value-type="float" office:value="0.956615053385216" calcext:value-type="float">
            <text:p>0.956615053385216</text:p>
          </table:table-cell>
          <table:table-cell office:value-type="float" office:value="0.0503002911357202" calcext:value-type="float">
            <text:p>0.05030029113572</text:p>
          </table:table-cell>
          <table:table-cell office:value-type="float" office:value="0.94969970886428" calcext:value-type="float">
            <text:p>0.94969970886428</text:p>
          </table:table-cell>
          <table:table-cell office:value-type="float" office:value="0.0521203737095148" calcext:value-type="float">
            <text:p>0.052120373709515</text:p>
          </table:table-cell>
          <table:table-cell office:value-type="float" office:value="0.947879626290485" calcext:value-type="float">
            <text:p>0.947879626290485</text:p>
          </table:table-cell>
          <table:table-cell office:value-type="float" office:value="0.0900888596082294" calcext:value-type="float">
            <text:p>0.090088859608229</text:p>
          </table:table-cell>
          <table:table-cell office:value-type="float" office:value="0.909911140391771" calcext:value-type="float">
            <text:p>0.909911140391771</text:p>
          </table:table-cell>
          <table:table-cell office:value-type="float" office:value="0.0714036034603115" calcext:value-type="float">
            <text:p>0.071403603460312</text:p>
          </table:table-cell>
          <table:table-cell office:value-type="float" office:value="0.928596396539688" calcext:value-type="float">
            <text:p>0.928596396539688</text:p>
          </table:table-cell>
          <table:table-cell office:value-type="float" office:value="0.0542579988612627" calcext:value-type="float">
            <text:p>0.054257998861263</text:p>
          </table:table-cell>
          <table:table-cell office:value-type="float" office:value="0.945742001138737" calcext:value-type="float">
            <text:p>0.945742001138737</text:p>
          </table:table-cell>
          <table:table-cell table:formula="of:=AVERAGE([.C119];[.E119];[.G119];[.I119];[.K119];[.M119];[.O119];[.Q119];[.S119];[.U119])" office:value-type="float" office:value="0.0583838751520871" calcext:value-type="float">
            <text:p>0.058383875152087</text:p>
          </table:table-cell>
          <table:table-cell table:formula="of:=AVERAGE([.D119];[.F119];[.H119];[.J119];[.L119];[.N119];[.P119];[.R119];[.T119];[.V119])" office:value-type="float" office:value="0.941616124847913" calcext:value-type="float">
            <text:p>0.94161612484791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0.154083393202881" calcext:value-type="float">
            <text:p>0.154083393202881</text:p>
          </table:table-cell>
          <table:table-cell office:value-type="float" office:value="0.845916606797119" calcext:value-type="float">
            <text:p>0.845916606797119</text:p>
          </table:table-cell>
          <table:table-cell office:value-type="float" office:value="0.160818509858184" calcext:value-type="float">
            <text:p>0.160818509858184</text:p>
          </table:table-cell>
          <table:table-cell office:value-type="float" office:value="0.839181490141816" calcext:value-type="float">
            <text:p>0.839181490141816</text:p>
          </table:table-cell>
          <table:table-cell office:value-type="float" office:value="0.280991928692877" calcext:value-type="float">
            <text:p>0.280991928692877</text:p>
          </table:table-cell>
          <table:table-cell office:value-type="float" office:value="0.719008071307123" calcext:value-type="float">
            <text:p>0.719008071307123</text:p>
          </table:table-cell>
          <table:table-cell office:value-type="float" office:value="0.239875564754334" calcext:value-type="float">
            <text:p>0.239875564754334</text:p>
          </table:table-cell>
          <table:table-cell office:value-type="float" office:value="0.760124435245666" calcext:value-type="float">
            <text:p>0.760124435245666</text:p>
          </table:table-cell>
          <table:table-cell office:value-type="float" office:value="0.245500888906881" calcext:value-type="float">
            <text:p>0.245500888906881</text:p>
          </table:table-cell>
          <table:table-cell office:value-type="float" office:value="0.754499111093119" calcext:value-type="float">
            <text:p>0.754499111093119</text:p>
          </table:table-cell>
          <table:table-cell office:value-type="float" office:value="0.255993202907909" calcext:value-type="float">
            <text:p>0.255993202907909</text:p>
          </table:table-cell>
          <table:table-cell office:value-type="float" office:value="0.744006797092091" calcext:value-type="float">
            <text:p>0.744006797092091</text:p>
          </table:table-cell>
          <table:table-cell office:value-type="float" office:value="0.206988323840981" calcext:value-type="float">
            <text:p>0.206988323840981</text:p>
          </table:table-cell>
          <table:table-cell office:value-type="float" office:value="0.793011676159019" calcext:value-type="float">
            <text:p>0.793011676159019</text:p>
          </table:table-cell>
          <table:table-cell office:value-type="float" office:value="0.1975805807773" calcext:value-type="float">
            <text:p>0.1975805807773</text:p>
          </table:table-cell>
          <table:table-cell office:value-type="float" office:value="0.8024194192227" calcext:value-type="float">
            <text:p>0.8024194192227</text:p>
          </table:table-cell>
          <table:table-cell office:value-type="float" office:value="0.26850027956313" calcext:value-type="float">
            <text:p>0.26850027956313</text:p>
          </table:table-cell>
          <table:table-cell office:value-type="float" office:value="0.73149972043687" calcext:value-type="float">
            <text:p>0.73149972043687</text:p>
          </table:table-cell>
          <table:table-cell office:value-type="float" office:value="0.131549486214306" calcext:value-type="float">
            <text:p>0.131549486214306</text:p>
          </table:table-cell>
          <table:table-cell office:value-type="float" office:value="0.868450513785694" calcext:value-type="float">
            <text:p>0.868450513785694</text:p>
          </table:table-cell>
          <table:table-cell table:formula="of:=AVERAGE([.C120];[.E120];[.G120];[.I120];[.K120];[.M120];[.O120];[.Q120];[.S120];[.U120])" office:value-type="float" office:value="0.214188215871878" calcext:value-type="float">
            <text:p>0.214188215871878</text:p>
          </table:table-cell>
          <table:table-cell table:formula="of:=AVERAGE([.D120];[.F120];[.H120];[.J120];[.L120];[.N120];[.P120];[.R120];[.T120];[.V120])" office:value-type="float" office:value="0.785811784128122" calcext:value-type="float">
            <text:p>0.78581178412812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0.784903924878357" calcext:value-type="float">
            <text:p>0.784903924878357</text:p>
          </table:table-cell>
          <table:table-cell office:value-type="float" office:value="0.215096075121642" calcext:value-type="float">
            <text:p>0.215096075121642</text:p>
          </table:table-cell>
          <table:table-cell office:value-type="float" office:value="0.793457966009304" calcext:value-type="float">
            <text:p>0.793457966009304</text:p>
          </table:table-cell>
          <table:table-cell office:value-type="float" office:value="0.206542033990696" calcext:value-type="float">
            <text:p>0.206542033990696</text:p>
          </table:table-cell>
          <table:table-cell office:value-type="float" office:value="0.822223381122006" calcext:value-type="float">
            <text:p>0.822223381122006</text:p>
          </table:table-cell>
          <table:table-cell office:value-type="float" office:value="0.177776618877994" calcext:value-type="float">
            <text:p>0.177776618877994</text:p>
          </table:table-cell>
          <table:table-cell office:value-type="float" office:value="0.761624014862378" calcext:value-type="float">
            <text:p>0.761624014862378</text:p>
          </table:table-cell>
          <table:table-cell office:value-type="float" office:value="0.238375985137622" calcext:value-type="float">
            <text:p>0.238375985137622</text:p>
          </table:table-cell>
          <table:table-cell office:value-type="float" office:value="0.828157529260149" calcext:value-type="float">
            <text:p>0.828157529260149</text:p>
          </table:table-cell>
          <table:table-cell office:value-type="float" office:value="0.171842470739851" calcext:value-type="float">
            <text:p>0.171842470739851</text:p>
          </table:table-cell>
          <table:table-cell office:value-type="float" office:value="0.727555581836335" calcext:value-type="float">
            <text:p>0.727555581836335</text:p>
          </table:table-cell>
          <table:table-cell office:value-type="float" office:value="0.272444418163665" calcext:value-type="float">
            <text:p>0.272444418163665</text:p>
          </table:table-cell>
          <table:table-cell office:value-type="float" office:value="0.886503654444587" calcext:value-type="float">
            <text:p>0.886503654444587</text:p>
          </table:table-cell>
          <table:table-cell office:value-type="float" office:value="0.113496345555413" calcext:value-type="float">
            <text:p>0.113496345555413</text:p>
          </table:table-cell>
          <table:table-cell office:value-type="float" office:value="0.746533726070571" calcext:value-type="float">
            <text:p>0.746533726070571</text:p>
          </table:table-cell>
          <table:table-cell office:value-type="float" office:value="0.253466273929429" calcext:value-type="float">
            <text:p>0.253466273929429</text:p>
          </table:table-cell>
          <table:table-cell office:value-type="float" office:value="0.674038639587698" calcext:value-type="float">
            <text:p>0.674038639587698</text:p>
          </table:table-cell>
          <table:table-cell office:value-type="float" office:value="0.325961360412302" calcext:value-type="float">
            <text:p>0.325961360412302</text:p>
          </table:table-cell>
          <table:table-cell office:value-type="float" office:value="0.760145036335259" calcext:value-type="float">
            <text:p>0.760145036335259</text:p>
          </table:table-cell>
          <table:table-cell office:value-type="float" office:value="0.239854963664741" calcext:value-type="float">
            <text:p>0.239854963664741</text:p>
          </table:table-cell>
          <table:table-cell table:formula="of:=AVERAGE([.C121];[.E121];[.G121];[.I121];[.K121];[.M121];[.O121];[.Q121];[.S121];[.U121])" office:value-type="float" office:value="0.778514345440664" calcext:value-type="float">
            <text:p>0.778514345440664</text:p>
          </table:table-cell>
          <table:table-cell table:formula="of:=AVERAGE([.D121];[.F121];[.H121];[.J121];[.L121];[.N121];[.P121];[.R121];[.T121];[.V121])" office:value-type="float" office:value="0.221485654559335" calcext:value-type="float">
            <text:p>0.22148565455933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0.213135994320708" calcext:value-type="float">
            <text:p>0.213135994320708</text:p>
          </table:table-cell>
          <table:table-cell office:value-type="float" office:value="0.786864005679292" calcext:value-type="float">
            <text:p>0.786864005679292</text:p>
          </table:table-cell>
          <table:table-cell office:value-type="float" office:value="0.234706694806437" calcext:value-type="float">
            <text:p>0.234706694806437</text:p>
          </table:table-cell>
          <table:table-cell office:value-type="float" office:value="0.765293305193563" calcext:value-type="float">
            <text:p>0.765293305193563</text:p>
          </table:table-cell>
          <table:table-cell office:value-type="float" office:value="0.258868258988568" calcext:value-type="float">
            <text:p>0.258868258988568</text:p>
          </table:table-cell>
          <table:table-cell office:value-type="float" office:value="0.741131741011432" calcext:value-type="float">
            <text:p>0.741131741011432</text:p>
          </table:table-cell>
          <table:table-cell office:value-type="float" office:value="0.177067157120724" calcext:value-type="float">
            <text:p>0.177067157120724</text:p>
          </table:table-cell>
          <table:table-cell office:value-type="float" office:value="0.822932842879276" calcext:value-type="float">
            <text:p>0.822932842879276</text:p>
          </table:table-cell>
          <table:table-cell office:value-type="float" office:value="0.153820888739238" calcext:value-type="float">
            <text:p>0.153820888739238</text:p>
          </table:table-cell>
          <table:table-cell office:value-type="float" office:value="0.846179111260762" calcext:value-type="float">
            <text:p>0.846179111260762</text:p>
          </table:table-cell>
          <table:table-cell office:value-type="float" office:value="0.192706456618346" calcext:value-type="float">
            <text:p>0.192706456618346</text:p>
          </table:table-cell>
          <table:table-cell office:value-type="float" office:value="0.807293543381653" calcext:value-type="float">
            <text:p>0.807293543381653</text:p>
          </table:table-cell>
          <table:table-cell office:value-type="float" office:value="0.258081883737759" calcext:value-type="float">
            <text:p>0.258081883737759</text:p>
          </table:table-cell>
          <table:table-cell office:value-type="float" office:value="0.741918116262241" calcext:value-type="float">
            <text:p>0.741918116262241</text:p>
          </table:table-cell>
          <table:table-cell office:value-type="float" office:value="0.26639851631774" calcext:value-type="float">
            <text:p>0.26639851631774</text:p>
          </table:table-cell>
          <table:table-cell office:value-type="float" office:value="0.73360148368226" calcext:value-type="float">
            <text:p>0.73360148368226</text:p>
          </table:table-cell>
          <table:table-cell office:value-type="float" office:value="0.23059959107996" calcext:value-type="float">
            <text:p>0.23059959107996</text:p>
          </table:table-cell>
          <table:table-cell office:value-type="float" office:value="0.76940040892004" calcext:value-type="float">
            <text:p>0.76940040892004</text:p>
          </table:table-cell>
          <table:table-cell office:value-type="float" office:value="0.17099592608921" calcext:value-type="float">
            <text:p>0.17099592608921</text:p>
          </table:table-cell>
          <table:table-cell office:value-type="float" office:value="0.82900407391079" calcext:value-type="float">
            <text:p>0.82900407391079</text:p>
          </table:table-cell>
          <table:table-cell table:formula="of:=AVERAGE([.C122];[.E122];[.G122];[.I122];[.K122];[.M122];[.O122];[.Q122];[.S122];[.U122])" office:value-type="float" office:value="0.215638136781869" calcext:value-type="float">
            <text:p>0.215638136781869</text:p>
          </table:table-cell>
          <table:table-cell table:formula="of:=AVERAGE([.D122];[.F122];[.H122];[.J122];[.L122];[.N122];[.P122];[.R122];[.T122];[.V122])" office:value-type="float" office:value="0.784361863218131" calcext:value-type="float">
            <text:p>0.78436186321813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0.223146675680988" calcext:value-type="float">
            <text:p>0.223146675680988</text:p>
          </table:table-cell>
          <table:table-cell office:value-type="float" office:value="0.776853324319012" calcext:value-type="float">
            <text:p>0.776853324319012</text:p>
          </table:table-cell>
          <table:table-cell office:value-type="float" office:value="0.0748363026214471" calcext:value-type="float">
            <text:p>0.074836302621447</text:p>
          </table:table-cell>
          <table:table-cell office:value-type="float" office:value="0.925163697378553" calcext:value-type="float">
            <text:p>0.925163697378553</text:p>
          </table:table-cell>
          <table:table-cell office:value-type="float" office:value="0.301938695439803" calcext:value-type="float">
            <text:p>0.301938695439803</text:p>
          </table:table-cell>
          <table:table-cell office:value-type="float" office:value="0.698061304560196" calcext:value-type="float">
            <text:p>0.698061304560196</text:p>
          </table:table-cell>
          <table:table-cell office:value-type="float" office:value="0.17501038814193" calcext:value-type="float">
            <text:p>0.17501038814193</text:p>
          </table:table-cell>
          <table:table-cell office:value-type="float" office:value="0.82498961185807" calcext:value-type="float">
            <text:p>0.82498961185807</text:p>
          </table:table-cell>
          <table:table-cell office:value-type="float" office:value="0.116324250070707" calcext:value-type="float">
            <text:p>0.116324250070707</text:p>
          </table:table-cell>
          <table:table-cell office:value-type="float" office:value="0.883675749929293" calcext:value-type="float">
            <text:p>0.883675749929293</text:p>
          </table:table-cell>
          <table:table-cell office:value-type="float" office:value="0.0964646731941824" calcext:value-type="float">
            <text:p>0.096464673194182</text:p>
          </table:table-cell>
          <table:table-cell office:value-type="float" office:value="0.903535326805818" calcext:value-type="float">
            <text:p>0.903535326805818</text:p>
          </table:table-cell>
          <table:table-cell office:value-type="float" office:value="0.054706281293024" calcext:value-type="float">
            <text:p>0.054706281293024</text:p>
          </table:table-cell>
          <table:table-cell office:value-type="float" office:value="0.945293718706976" calcext:value-type="float">
            <text:p>0.945293718706976</text:p>
          </table:table-cell>
          <table:table-cell office:value-type="float" office:value="0.123454290010862" calcext:value-type="float">
            <text:p>0.123454290010862</text:p>
          </table:table-cell>
          <table:table-cell office:value-type="float" office:value="0.876545709989138" calcext:value-type="float">
            <text:p>0.876545709989138</text:p>
          </table:table-cell>
          <table:table-cell office:value-type="float" office:value="0.151178299550545" calcext:value-type="float">
            <text:p>0.151178299550545</text:p>
          </table:table-cell>
          <table:table-cell office:value-type="float" office:value="0.848821700449455" calcext:value-type="float">
            <text:p>0.848821700449455</text:p>
          </table:table-cell>
          <table:table-cell office:value-type="float" office:value="0.158828310212174" calcext:value-type="float">
            <text:p>0.158828310212174</text:p>
          </table:table-cell>
          <table:table-cell office:value-type="float" office:value="0.841171689787826" calcext:value-type="float">
            <text:p>0.841171689787826</text:p>
          </table:table-cell>
          <table:table-cell table:formula="of:=AVERAGE([.C123];[.E123];[.G123];[.I123];[.K123];[.M123];[.O123];[.Q123];[.S123];[.U123])" office:value-type="float" office:value="0.147588816621566" calcext:value-type="float">
            <text:p>0.147588816621566</text:p>
          </table:table-cell>
          <table:table-cell table:formula="of:=AVERAGE([.D123];[.F123];[.H123];[.J123];[.L123];[.N123];[.P123];[.R123];[.T123];[.V123])" office:value-type="float" office:value="0.852411183378434" calcext:value-type="float">
            <text:p>0.85241118337843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0.0489881717526457" calcext:value-type="float">
            <text:p>0.048988171752646</text:p>
          </table:table-cell>
          <table:table-cell office:value-type="float" office:value="0.951011828247354" calcext:value-type="float">
            <text:p>0.951011828247354</text:p>
          </table:table-cell>
          <table:table-cell office:value-type="float" office:value="0.0374416445633254" calcext:value-type="float">
            <text:p>0.037441644563325</text:p>
          </table:table-cell>
          <table:table-cell office:value-type="float" office:value="0.962558355436675" calcext:value-type="float">
            <text:p>0.962558355436675</text:p>
          </table:table-cell>
          <table:table-cell office:value-type="float" office:value="0.0660311662411566" calcext:value-type="float">
            <text:p>0.066031166241157</text:p>
          </table:table-cell>
          <table:table-cell office:value-type="float" office:value="0.933968833758843" calcext:value-type="float">
            <text:p>0.933968833758843</text:p>
          </table:table-cell>
          <table:table-cell office:value-type="float" office:value="0.0504659808331589" calcext:value-type="float">
            <text:p>0.050465980833159</text:p>
          </table:table-cell>
          <table:table-cell office:value-type="float" office:value="0.949534019166841" calcext:value-type="float">
            <text:p>0.949534019166841</text:p>
          </table:table-cell>
          <table:table-cell office:value-type="float" office:value="0.0556722658805557" calcext:value-type="float">
            <text:p>0.055672265880556</text:p>
          </table:table-cell>
          <table:table-cell office:value-type="float" office:value="0.944327734119444" calcext:value-type="float">
            <text:p>0.944327734119444</text:p>
          </table:table-cell>
          <table:table-cell office:value-type="float" office:value="0.056457162605266" calcext:value-type="float">
            <text:p>0.056457162605266</text:p>
          </table:table-cell>
          <table:table-cell office:value-type="float" office:value="0.943542837394734" calcext:value-type="float">
            <text:p>0.943542837394734</text:p>
          </table:table-cell>
          <table:table-cell office:value-type="float" office:value="0.0544570275460019" calcext:value-type="float">
            <text:p>0.054457027546002</text:p>
          </table:table-cell>
          <table:table-cell office:value-type="float" office:value="0.945542972453998" calcext:value-type="float">
            <text:p>0.945542972453998</text:p>
          </table:table-cell>
          <table:table-cell office:value-type="float" office:value="0.0530737388506479" calcext:value-type="float">
            <text:p>0.053073738850648</text:p>
          </table:table-cell>
          <table:table-cell office:value-type="float" office:value="0.946926261149352" calcext:value-type="float">
            <text:p>0.946926261149352</text:p>
          </table:table-cell>
          <table:table-cell office:value-type="float" office:value="0.103924315595334" calcext:value-type="float">
            <text:p>0.103924315595334</text:p>
          </table:table-cell>
          <table:table-cell office:value-type="float" office:value="0.896075684404666" calcext:value-type="float">
            <text:p>0.896075684404666</text:p>
          </table:table-cell>
          <table:table-cell office:value-type="float" office:value="0.054894662690045" calcext:value-type="float">
            <text:p>0.054894662690045</text:p>
          </table:table-cell>
          <table:table-cell office:value-type="float" office:value="0.945105337309955" calcext:value-type="float">
            <text:p>0.945105337309955</text:p>
          </table:table-cell>
          <table:table-cell table:formula="of:=AVERAGE([.C124];[.E124];[.G124];[.I124];[.K124];[.M124];[.O124];[.Q124];[.S124];[.U124])" office:value-type="float" office:value="0.0581406136558137" calcext:value-type="float">
            <text:p>0.058140613655814</text:p>
          </table:table-cell>
          <table:table-cell table:formula="of:=AVERAGE([.D124];[.F124];[.H124];[.J124];[.L124];[.N124];[.P124];[.R124];[.T124];[.V124])" office:value-type="float" office:value="0.941859386344186" calcext:value-type="float">
            <text:p>0.94185938634418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0.110228168489848" calcext:value-type="float">
            <text:p>0.110228168489848</text:p>
          </table:table-cell>
          <table:table-cell office:value-type="float" office:value="0.889771831510152" calcext:value-type="float">
            <text:p>0.889771831510152</text:p>
          </table:table-cell>
          <table:table-cell office:value-type="float" office:value="0.0446767517615896" calcext:value-type="float">
            <text:p>0.04467675176159</text:p>
          </table:table-cell>
          <table:table-cell office:value-type="float" office:value="0.95532324823841" calcext:value-type="float">
            <text:p>0.95532324823841</text:p>
          </table:table-cell>
          <table:table-cell office:value-type="float" office:value="0.0680458210932148" calcext:value-type="float">
            <text:p>0.068045821093215</text:p>
          </table:table-cell>
          <table:table-cell office:value-type="float" office:value="0.931954178906785" calcext:value-type="float">
            <text:p>0.931954178906785</text:p>
          </table:table-cell>
          <table:table-cell office:value-type="float" office:value="0.0607884119336036" calcext:value-type="float">
            <text:p>0.060788411933604</text:p>
          </table:table-cell>
          <table:table-cell office:value-type="float" office:value="0.939211588066396" calcext:value-type="float">
            <text:p>0.939211588066396</text:p>
          </table:table-cell>
          <table:table-cell office:value-type="float" office:value="0.0539515929740545" calcext:value-type="float">
            <text:p>0.053951592974055</text:p>
          </table:table-cell>
          <table:table-cell office:value-type="float" office:value="0.946048407025946" calcext:value-type="float">
            <text:p>0.946048407025946</text:p>
          </table:table-cell>
          <table:table-cell office:value-type="float" office:value="0.0444725205918822" calcext:value-type="float">
            <text:p>0.044472520591882</text:p>
          </table:table-cell>
          <table:table-cell office:value-type="float" office:value="0.955527479408118" calcext:value-type="float">
            <text:p>0.955527479408118</text:p>
          </table:table-cell>
          <table:table-cell office:value-type="float" office:value="0.0382247978293625" calcext:value-type="float">
            <text:p>0.038224797829363</text:p>
          </table:table-cell>
          <table:table-cell office:value-type="float" office:value="0.961775202170638" calcext:value-type="float">
            <text:p>0.961775202170638</text:p>
          </table:table-cell>
          <table:table-cell office:value-type="float" office:value="0.0724963858692329" calcext:value-type="float">
            <text:p>0.072496385869233</text:p>
          </table:table-cell>
          <table:table-cell office:value-type="float" office:value="0.927503614130767" calcext:value-type="float">
            <text:p>0.927503614130767</text:p>
          </table:table-cell>
          <table:table-cell office:value-type="float" office:value="0.08779619546814" calcext:value-type="float">
            <text:p>0.08779619546814</text:p>
          </table:table-cell>
          <table:table-cell office:value-type="float" office:value="0.91220380453186" calcext:value-type="float">
            <text:p>0.91220380453186</text:p>
          </table:table-cell>
          <table:table-cell office:value-type="float" office:value="0.0688131936191607" calcext:value-type="float">
            <text:p>0.068813193619161</text:p>
          </table:table-cell>
          <table:table-cell office:value-type="float" office:value="0.931186806380839" calcext:value-type="float">
            <text:p>0.931186806380839</text:p>
          </table:table-cell>
          <table:table-cell table:formula="of:=AVERAGE([.C125];[.E125];[.G125];[.I125];[.K125];[.M125];[.O125];[.Q125];[.S125];[.U125])" office:value-type="float" office:value="0.0649493839630089" calcext:value-type="float">
            <text:p>0.064949383963009</text:p>
          </table:table-cell>
          <table:table-cell table:formula="of:=AVERAGE([.D125];[.F125];[.H125];[.J125];[.L125];[.N125];[.P125];[.R125];[.T125];[.V125])" office:value-type="float" office:value="0.935050616036991" calcext:value-type="float">
            <text:p>0.93505061603699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0.12466498510793" calcext:value-type="float">
            <text:p>0.12466498510793</text:p>
          </table:table-cell>
          <table:table-cell office:value-type="float" office:value="0.87533501489207" calcext:value-type="float">
            <text:p>0.87533501489207</text:p>
          </table:table-cell>
          <table:table-cell office:value-type="float" office:value="0.0816285325293115" calcext:value-type="float">
            <text:p>0.081628532529312</text:p>
          </table:table-cell>
          <table:table-cell office:value-type="float" office:value="0.918371467470688" calcext:value-type="float">
            <text:p>0.918371467470688</text:p>
          </table:table-cell>
          <table:table-cell office:value-type="float" office:value="0.170727374094251" calcext:value-type="float">
            <text:p>0.170727374094251</text:p>
          </table:table-cell>
          <table:table-cell office:value-type="float" office:value="0.829272625905749" calcext:value-type="float">
            <text:p>0.829272625905749</text:p>
          </table:table-cell>
          <table:table-cell office:value-type="float" office:value="0.119568763651068" calcext:value-type="float">
            <text:p>0.119568763651068</text:p>
          </table:table-cell>
          <table:table-cell office:value-type="float" office:value="0.880431236348932" calcext:value-type="float">
            <text:p>0.880431236348932</text:p>
          </table:table-cell>
          <table:table-cell office:value-type="float" office:value="0.159436164463115" calcext:value-type="float">
            <text:p>0.159436164463115</text:p>
          </table:table-cell>
          <table:table-cell office:value-type="float" office:value="0.840563835536885" calcext:value-type="float">
            <text:p>0.840563835536885</text:p>
          </table:table-cell>
          <table:table-cell office:value-type="float" office:value="0.0698343597126441" calcext:value-type="float">
            <text:p>0.069834359712644</text:p>
          </table:table-cell>
          <table:table-cell office:value-type="float" office:value="0.930165640287356" calcext:value-type="float">
            <text:p>0.930165640287356</text:p>
          </table:table-cell>
          <table:table-cell office:value-type="float" office:value="0.0679914695243157" calcext:value-type="float">
            <text:p>0.067991469524316</text:p>
          </table:table-cell>
          <table:table-cell office:value-type="float" office:value="0.932008530475684" calcext:value-type="float">
            <text:p>0.932008530475684</text:p>
          </table:table-cell>
          <table:table-cell office:value-type="float" office:value="0.122590119433611" calcext:value-type="float">
            <text:p>0.122590119433611</text:p>
          </table:table-cell>
          <table:table-cell office:value-type="float" office:value="0.877409880566389" calcext:value-type="float">
            <text:p>0.877409880566389</text:p>
          </table:table-cell>
          <table:table-cell office:value-type="float" office:value="0.173489372988509" calcext:value-type="float">
            <text:p>0.173489372988509</text:p>
          </table:table-cell>
          <table:table-cell office:value-type="float" office:value="0.826510627011491" calcext:value-type="float">
            <text:p>0.826510627011491</text:p>
          </table:table-cell>
          <table:table-cell office:value-type="float" office:value="0.0864560247823514" calcext:value-type="float">
            <text:p>0.086456024782351</text:p>
          </table:table-cell>
          <table:table-cell office:value-type="float" office:value="0.913543975217649" calcext:value-type="float">
            <text:p>0.913543975217649</text:p>
          </table:table-cell>
          <table:table-cell table:formula="of:=AVERAGE([.C126];[.E126];[.G126];[.I126];[.K126];[.M126];[.O126];[.Q126];[.S126];[.U126])" office:value-type="float" office:value="0.117638716628711" calcext:value-type="float">
            <text:p>0.117638716628711</text:p>
          </table:table-cell>
          <table:table-cell table:formula="of:=AVERAGE([.D126];[.F126];[.H126];[.J126];[.L126];[.N126];[.P126];[.R126];[.T126];[.V126])" office:value-type="float" office:value="0.88236128337129" calcext:value-type="float">
            <text:p>0.8823612833712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0.111084958259168" calcext:value-type="float">
            <text:p>0.111084958259168</text:p>
          </table:table-cell>
          <table:table-cell office:value-type="float" office:value="0.888915041740832" calcext:value-type="float">
            <text:p>0.888915041740832</text:p>
          </table:table-cell>
          <table:table-cell office:value-type="float" office:value="0.0868548932640184" calcext:value-type="float">
            <text:p>0.086854893264018</text:p>
          </table:table-cell>
          <table:table-cell office:value-type="float" office:value="0.913145106735982" calcext:value-type="float">
            <text:p>0.913145106735982</text:p>
          </table:table-cell>
          <table:table-cell office:value-type="float" office:value="0.100043385239819" calcext:value-type="float">
            <text:p>0.100043385239819</text:p>
          </table:table-cell>
          <table:table-cell office:value-type="float" office:value="0.899956614760181" calcext:value-type="float">
            <text:p>0.899956614760181</text:p>
          </table:table-cell>
          <table:table-cell office:value-type="float" office:value="0.101772094056412" calcext:value-type="float">
            <text:p>0.101772094056412</text:p>
          </table:table-cell>
          <table:table-cell office:value-type="float" office:value="0.898227905943588" calcext:value-type="float">
            <text:p>0.898227905943588</text:p>
          </table:table-cell>
          <table:table-cell office:value-type="float" office:value="0.0647117866296844" calcext:value-type="float">
            <text:p>0.064711786629684</text:p>
          </table:table-cell>
          <table:table-cell office:value-type="float" office:value="0.935288213370315" calcext:value-type="float">
            <text:p>0.935288213370315</text:p>
          </table:table-cell>
          <table:table-cell office:value-type="float" office:value="0.0811557418504722" calcext:value-type="float">
            <text:p>0.081155741850472</text:p>
          </table:table-cell>
          <table:table-cell office:value-type="float" office:value="0.918844258149528" calcext:value-type="float">
            <text:p>0.918844258149528</text:p>
          </table:table-cell>
          <table:table-cell office:value-type="float" office:value="0.0598443486426641" calcext:value-type="float">
            <text:p>0.059844348642664</text:p>
          </table:table-cell>
          <table:table-cell office:value-type="float" office:value="0.940155651357336" calcext:value-type="float">
            <text:p>0.940155651357336</text:p>
          </table:table-cell>
          <table:table-cell office:value-type="float" office:value="0.0991955910340409" calcext:value-type="float">
            <text:p>0.099195591034041</text:p>
          </table:table-cell>
          <table:table-cell office:value-type="float" office:value="0.900804408965959" calcext:value-type="float">
            <text:p>0.900804408965959</text:p>
          </table:table-cell>
          <table:table-cell office:value-type="float" office:value="0.12106708863237" calcext:value-type="float">
            <text:p>0.12106708863237</text:p>
          </table:table-cell>
          <table:table-cell office:value-type="float" office:value="0.87893291136763" calcext:value-type="float">
            <text:p>0.87893291136763</text:p>
          </table:table-cell>
          <table:table-cell office:value-type="float" office:value="0.0800503299606935" calcext:value-type="float">
            <text:p>0.080050329960694</text:p>
          </table:table-cell>
          <table:table-cell office:value-type="float" office:value="0.919949670039306" calcext:value-type="float">
            <text:p>0.919949670039306</text:p>
          </table:table-cell>
          <table:table-cell table:formula="of:=AVERAGE([.C127];[.E127];[.G127];[.I127];[.K127];[.M127];[.O127];[.Q127];[.S127];[.U127])" office:value-type="float" office:value="0.0905780217569343" calcext:value-type="float">
            <text:p>0.090578021756934</text:p>
          </table:table-cell>
          <table:table-cell table:formula="of:=AVERAGE([.D127];[.F127];[.H127];[.J127];[.L127];[.N127];[.P127];[.R127];[.T127];[.V127])" office:value-type="float" office:value="0.909421978243066" calcext:value-type="float">
            <text:p>0.90942197824306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0.120952244644369" calcext:value-type="float">
            <text:p>0.120952244644369</text:p>
          </table:table-cell>
          <table:table-cell office:value-type="float" office:value="0.879047755355631" calcext:value-type="float">
            <text:p>0.879047755355631</text:p>
          </table:table-cell>
          <table:table-cell office:value-type="float" office:value="0.072859906610975" calcext:value-type="float">
            <text:p>0.072859906610975</text:p>
          </table:table-cell>
          <table:table-cell office:value-type="float" office:value="0.927140093389025" calcext:value-type="float">
            <text:p>0.927140093389025</text:p>
          </table:table-cell>
          <table:table-cell office:value-type="float" office:value="0.158046798010911" calcext:value-type="float">
            <text:p>0.158046798010911</text:p>
          </table:table-cell>
          <table:table-cell office:value-type="float" office:value="0.841953201989089" calcext:value-type="float">
            <text:p>0.841953201989089</text:p>
          </table:table-cell>
          <table:table-cell office:value-type="float" office:value="0.136279036294797" calcext:value-type="float">
            <text:p>0.136279036294797</text:p>
          </table:table-cell>
          <table:table-cell office:value-type="float" office:value="0.863720963705203" calcext:value-type="float">
            <text:p>0.863720963705203</text:p>
          </table:table-cell>
          <table:table-cell office:value-type="float" office:value="0.12333260466381" calcext:value-type="float">
            <text:p>0.12333260466381</text:p>
          </table:table-cell>
          <table:table-cell office:value-type="float" office:value="0.87666739533619" calcext:value-type="float">
            <text:p>0.87666739533619</text:p>
          </table:table-cell>
          <table:table-cell office:value-type="float" office:value="0.123527121110885" calcext:value-type="float">
            <text:p>0.123527121110885</text:p>
          </table:table-cell>
          <table:table-cell office:value-type="float" office:value="0.876472878889115" calcext:value-type="float">
            <text:p>0.876472878889115</text:p>
          </table:table-cell>
          <table:table-cell office:value-type="float" office:value="0.0929032158776234" calcext:value-type="float">
            <text:p>0.092903215877623</text:p>
          </table:table-cell>
          <table:table-cell office:value-type="float" office:value="0.907096784122377" calcext:value-type="float">
            <text:p>0.907096784122377</text:p>
          </table:table-cell>
          <table:table-cell office:value-type="float" office:value="0.172811183632796" calcext:value-type="float">
            <text:p>0.172811183632796</text:p>
          </table:table-cell>
          <table:table-cell office:value-type="float" office:value="0.827188816367205" calcext:value-type="float">
            <text:p>0.827188816367205</text:p>
          </table:table-cell>
          <table:table-cell office:value-type="float" office:value="0.194536399363875" calcext:value-type="float">
            <text:p>0.194536399363875</text:p>
          </table:table-cell>
          <table:table-cell office:value-type="float" office:value="0.805463600636125" calcext:value-type="float">
            <text:p>0.805463600636125</text:p>
          </table:table-cell>
          <table:table-cell office:value-type="float" office:value="0.132696414584631" calcext:value-type="float">
            <text:p>0.132696414584631</text:p>
          </table:table-cell>
          <table:table-cell office:value-type="float" office:value="0.867303585415369" calcext:value-type="float">
            <text:p>0.867303585415369</text:p>
          </table:table-cell>
          <table:table-cell table:formula="of:=AVERAGE([.C128];[.E128];[.G128];[.I128];[.K128];[.M128];[.O128];[.Q128];[.S128];[.U128])" office:value-type="float" office:value="0.132794492479467" calcext:value-type="float">
            <text:p>0.132794492479467</text:p>
          </table:table-cell>
          <table:table-cell table:formula="of:=AVERAGE([.D128];[.F128];[.H128];[.J128];[.L128];[.N128];[.P128];[.R128];[.T128];[.V128])" office:value-type="float" office:value="0.867205507520533" calcext:value-type="float">
            <text:p>0.86720550752053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0.0463717367521607" calcext:value-type="float">
            <text:p>0.046371736752161</text:p>
          </table:table-cell>
          <table:table-cell office:value-type="float" office:value="0.953628263247839" calcext:value-type="float">
            <text:p>0.953628263247839</text:p>
          </table:table-cell>
          <table:table-cell office:value-type="float" office:value="0.0286415430079071" calcext:value-type="float">
            <text:p>0.028641543007907</text:p>
          </table:table-cell>
          <table:table-cell office:value-type="float" office:value="0.971358456992093" calcext:value-type="float">
            <text:p>0.971358456992093</text:p>
          </table:table-cell>
          <table:table-cell office:value-type="float" office:value="0.0720165790913126" calcext:value-type="float">
            <text:p>0.072016579091313</text:p>
          </table:table-cell>
          <table:table-cell office:value-type="float" office:value="0.927983420908687" calcext:value-type="float">
            <text:p>0.927983420908687</text:p>
          </table:table-cell>
          <table:table-cell office:value-type="float" office:value="0.0426017536102478" calcext:value-type="float">
            <text:p>0.042601753610248</text:p>
          </table:table-cell>
          <table:table-cell office:value-type="float" office:value="0.957398246389752" calcext:value-type="float">
            <text:p>0.957398246389752</text:p>
          </table:table-cell>
          <table:table-cell office:value-type="float" office:value="0.0180231466247528" calcext:value-type="float">
            <text:p>0.018023146624753</text:p>
          </table:table-cell>
          <table:table-cell office:value-type="float" office:value="0.981976853375247" calcext:value-type="float">
            <text:p>0.981976853375247</text:p>
          </table:table-cell>
          <table:table-cell office:value-type="float" office:value="0.045956243368008" calcext:value-type="float">
            <text:p>0.045956243368008</text:p>
          </table:table-cell>
          <table:table-cell office:value-type="float" office:value="0.954043756631992" calcext:value-type="float">
            <text:p>0.954043756631992</text:p>
          </table:table-cell>
          <table:table-cell office:value-type="float" office:value="0.026347985277612" calcext:value-type="float">
            <text:p>0.026347985277612</text:p>
          </table:table-cell>
          <table:table-cell office:value-type="float" office:value="0.973652014722388" calcext:value-type="float">
            <text:p>0.973652014722388</text:p>
          </table:table-cell>
          <table:table-cell office:value-type="float" office:value="0.0699039851659886" calcext:value-type="float">
            <text:p>0.069903985165989</text:p>
          </table:table-cell>
          <table:table-cell office:value-type="float" office:value="0.930096014834012" calcext:value-type="float">
            <text:p>0.930096014834012</text:p>
          </table:table-cell>
          <table:table-cell office:value-type="float" office:value="0.0518567446891452" calcext:value-type="float">
            <text:p>0.051856744689145</text:p>
          </table:table-cell>
          <table:table-cell office:value-type="float" office:value="0.948143255310855" calcext:value-type="float">
            <text:p>0.948143255310855</text:p>
          </table:table-cell>
          <table:table-cell office:value-type="float" office:value="0.0343972524714237" calcext:value-type="float">
            <text:p>0.034397252471424</text:p>
          </table:table-cell>
          <table:table-cell office:value-type="float" office:value="0.965602747528576" calcext:value-type="float">
            <text:p>0.965602747528576</text:p>
          </table:table-cell>
          <table:table-cell table:formula="of:=AVERAGE([.C129];[.E129];[.G129];[.I129];[.K129];[.M129];[.O129];[.Q129];[.S129];[.U129])" office:value-type="float" office:value="0.0436116970058559" calcext:value-type="float">
            <text:p>0.043611697005856</text:p>
          </table:table-cell>
          <table:table-cell table:formula="of:=AVERAGE([.D129];[.F129];[.H129];[.J129];[.L129];[.N129];[.P129];[.R129];[.T129];[.V129])" office:value-type="float" office:value="0.956388302994144" calcext:value-type="float">
            <text:p>0.95638830299414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office:value-type="float" office:value="0.0683853020695883" calcext:value-type="float">
            <text:p>0.068385302069588</text:p>
          </table:table-cell>
          <table:table-cell office:value-type="float" office:value="0.931614697930412" calcext:value-type="float">
            <text:p>0.931614697930412</text:p>
          </table:table-cell>
          <table:table-cell office:value-type="float" office:value="0.036639381214123" calcext:value-type="float">
            <text:p>0.036639381214123</text:p>
          </table:table-cell>
          <table:table-cell office:value-type="float" office:value="0.963360618785877" calcext:value-type="float">
            <text:p>0.963360618785877</text:p>
          </table:table-cell>
          <table:table-cell office:value-type="float" office:value="0.0665142904005085" calcext:value-type="float">
            <text:p>0.066514290400509</text:p>
          </table:table-cell>
          <table:table-cell office:value-type="float" office:value="0.933485709599492" calcext:value-type="float">
            <text:p>0.933485709599492</text:p>
          </table:table-cell>
          <table:table-cell office:value-type="float" office:value="0.0611188811154527" calcext:value-type="float">
            <text:p>0.061118881115453</text:p>
          </table:table-cell>
          <table:table-cell office:value-type="float" office:value="0.938881118884547" calcext:value-type="float">
            <text:p>0.938881118884547</text:p>
          </table:table-cell>
          <table:table-cell office:value-type="float" office:value="0.0490013573272152" calcext:value-type="float">
            <text:p>0.049001357327215</text:p>
          </table:table-cell>
          <table:table-cell office:value-type="float" office:value="0.950998642672785" calcext:value-type="float">
            <text:p>0.950998642672785</text:p>
          </table:table-cell>
          <table:table-cell office:value-type="float" office:value="0.0521580661095967" calcext:value-type="float">
            <text:p>0.052158066109597</text:p>
          </table:table-cell>
          <table:table-cell office:value-type="float" office:value="0.947841933890403" calcext:value-type="float">
            <text:p>0.947841933890403</text:p>
          </table:table-cell>
          <table:table-cell office:value-type="float" office:value="0.0459585859509752" calcext:value-type="float">
            <text:p>0.045958585950975</text:p>
          </table:table-cell>
          <table:table-cell office:value-type="float" office:value="0.954041414049025" calcext:value-type="float">
            <text:p>0.954041414049025</text:p>
          </table:table-cell>
          <table:table-cell office:value-type="float" office:value="0.0644290432204742" calcext:value-type="float">
            <text:p>0.064429043220474</text:p>
          </table:table-cell>
          <table:table-cell office:value-type="float" office:value="0.935570956779526" calcext:value-type="float">
            <text:p>0.935570956779526</text:p>
          </table:table-cell>
          <table:table-cell office:value-type="float" office:value="0.0913959548253347" calcext:value-type="float">
            <text:p>0.091395954825335</text:p>
          </table:table-cell>
          <table:table-cell office:value-type="float" office:value="0.908604045174665" calcext:value-type="float">
            <text:p>0.908604045174665</text:p>
          </table:table-cell>
          <table:table-cell office:value-type="float" office:value="0.0458129651597848" calcext:value-type="float">
            <text:p>0.045812965159785</text:p>
          </table:table-cell>
          <table:table-cell office:value-type="float" office:value="0.954187034840215" calcext:value-type="float">
            <text:p>0.954187034840215</text:p>
          </table:table-cell>
          <table:table-cell table:formula="of:=AVERAGE([.C130];[.E130];[.G130];[.I130];[.K130];[.M130];[.O130];[.Q130];[.S130];[.U130])" office:value-type="float" office:value="0.0581413827393053" calcext:value-type="float">
            <text:p>0.058141382739305</text:p>
          </table:table-cell>
          <table:table-cell table:formula="of:=AVERAGE([.D130];[.F130];[.H130];[.J130];[.L130];[.N130];[.P130];[.R130];[.T130];[.V130])" office:value-type="float" office:value="0.941858617260695" calcext:value-type="float">
            <text:p>0.94185861726069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0.311036734442751" calcext:value-type="float">
            <text:p>0.311036734442751</text:p>
          </table:table-cell>
          <table:table-cell office:value-type="float" office:value="0.688963265557249" calcext:value-type="float">
            <text:p>0.688963265557249</text:p>
          </table:table-cell>
          <table:table-cell office:value-type="float" office:value="0.266105365003659" calcext:value-type="float">
            <text:p>0.266105365003659</text:p>
          </table:table-cell>
          <table:table-cell office:value-type="float" office:value="0.733894634996341" calcext:value-type="float">
            <text:p>0.733894634996341</text:p>
          </table:table-cell>
          <table:table-cell office:value-type="float" office:value="0.446820127386286" calcext:value-type="float">
            <text:p>0.446820127386286</text:p>
          </table:table-cell>
          <table:table-cell office:value-type="float" office:value="0.553179872613714" calcext:value-type="float">
            <text:p>0.553179872613714</text:p>
          </table:table-cell>
          <table:table-cell office:value-type="float" office:value="0.434766456139731" calcext:value-type="float">
            <text:p>0.434766456139731</text:p>
          </table:table-cell>
          <table:table-cell office:value-type="float" office:value="0.565233543860269" calcext:value-type="float">
            <text:p>0.565233543860269</text:p>
          </table:table-cell>
          <table:table-cell office:value-type="float" office:value="0.321726478148895" calcext:value-type="float">
            <text:p>0.321726478148895</text:p>
          </table:table-cell>
          <table:table-cell office:value-type="float" office:value="0.678273521851105" calcext:value-type="float">
            <text:p>0.678273521851105</text:p>
          </table:table-cell>
          <table:table-cell office:value-type="float" office:value="0.315399563293847" calcext:value-type="float">
            <text:p>0.315399563293847</text:p>
          </table:table-cell>
          <table:table-cell office:value-type="float" office:value="0.684600436706153" calcext:value-type="float">
            <text:p>0.684600436706153</text:p>
          </table:table-cell>
          <table:table-cell office:value-type="float" office:value="0.279336699765621" calcext:value-type="float">
            <text:p>0.279336699765621</text:p>
          </table:table-cell>
          <table:table-cell office:value-type="float" office:value="0.720663300234379" calcext:value-type="float">
            <text:p>0.720663300234379</text:p>
          </table:table-cell>
          <table:table-cell office:value-type="float" office:value="0.313371432088615" calcext:value-type="float">
            <text:p>0.313371432088615</text:p>
          </table:table-cell>
          <table:table-cell office:value-type="float" office:value="0.686628567911385" calcext:value-type="float">
            <text:p>0.686628567911385</text:p>
          </table:table-cell>
          <table:table-cell office:value-type="float" office:value="0.47371408925523" calcext:value-type="float">
            <text:p>0.47371408925523</text:p>
          </table:table-cell>
          <table:table-cell office:value-type="float" office:value="0.52628591074477" calcext:value-type="float">
            <text:p>0.52628591074477</text:p>
          </table:table-cell>
          <table:table-cell office:value-type="float" office:value="0.184633619224185" calcext:value-type="float">
            <text:p>0.184633619224185</text:p>
          </table:table-cell>
          <table:table-cell office:value-type="float" office:value="0.815366380775815" calcext:value-type="float">
            <text:p>0.815366380775815</text:p>
          </table:table-cell>
          <table:table-cell table:formula="of:=AVERAGE([.C131];[.E131];[.G131];[.I131];[.K131];[.M131];[.O131];[.Q131];[.S131];[.U131])" office:value-type="float" office:value="0.334691056474882" calcext:value-type="float">
            <text:p>0.334691056474882</text:p>
          </table:table-cell>
          <table:table-cell table:formula="of:=AVERAGE([.D131];[.F131];[.H131];[.J131];[.L131];[.N131];[.P131];[.R131];[.T131];[.V131])" office:value-type="float" office:value="0.665308943525118" calcext:value-type="float">
            <text:p>0.6653089435251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float" office:value="0.301597410767824" calcext:value-type="float">
            <text:p>0.301597410767824</text:p>
          </table:table-cell>
          <table:table-cell office:value-type="float" office:value="0.698402589232176" calcext:value-type="float">
            <text:p>0.698402589232176</text:p>
          </table:table-cell>
          <table:table-cell office:value-type="float" office:value="0.190107503773441" calcext:value-type="float">
            <text:p>0.190107503773441</text:p>
          </table:table-cell>
          <table:table-cell office:value-type="float" office:value="0.809892496226559" calcext:value-type="float">
            <text:p>0.809892496226559</text:p>
          </table:table-cell>
          <table:table-cell office:value-type="float" office:value="0.320561696976209" calcext:value-type="float">
            <text:p>0.320561696976209</text:p>
          </table:table-cell>
          <table:table-cell office:value-type="float" office:value="0.679438303023791" calcext:value-type="float">
            <text:p>0.679438303023791</text:p>
          </table:table-cell>
          <table:table-cell office:value-type="float" office:value="0.332227427142454" calcext:value-type="float">
            <text:p>0.332227427142454</text:p>
          </table:table-cell>
          <table:table-cell office:value-type="float" office:value="0.667772572857546" calcext:value-type="float">
            <text:p>0.667772572857546</text:p>
          </table:table-cell>
          <table:table-cell office:value-type="float" office:value="0.209229629545148" calcext:value-type="float">
            <text:p>0.209229629545148</text:p>
          </table:table-cell>
          <table:table-cell office:value-type="float" office:value="0.790770370454851" calcext:value-type="float">
            <text:p>0.790770370454851</text:p>
          </table:table-cell>
          <table:table-cell office:value-type="float" office:value="0.255066070651364" calcext:value-type="float">
            <text:p>0.255066070651364</text:p>
          </table:table-cell>
          <table:table-cell office:value-type="float" office:value="0.744933929348636" calcext:value-type="float">
            <text:p>0.744933929348636</text:p>
          </table:table-cell>
          <table:table-cell office:value-type="float" office:value="0.162374805430357" calcext:value-type="float">
            <text:p>0.162374805430357</text:p>
          </table:table-cell>
          <table:table-cell office:value-type="float" office:value="0.837625194569643" calcext:value-type="float">
            <text:p>0.837625194569643</text:p>
          </table:table-cell>
          <table:table-cell office:value-type="float" office:value="0.189067435091723" calcext:value-type="float">
            <text:p>0.189067435091723</text:p>
          </table:table-cell>
          <table:table-cell office:value-type="float" office:value="0.810932564908277" calcext:value-type="float">
            <text:p>0.810932564908277</text:p>
          </table:table-cell>
          <table:table-cell office:value-type="float" office:value="0.267022757308514" calcext:value-type="float">
            <text:p>0.267022757308514</text:p>
          </table:table-cell>
          <table:table-cell office:value-type="float" office:value="0.732977242691486" calcext:value-type="float">
            <text:p>0.732977242691486</text:p>
          </table:table-cell>
          <table:table-cell office:value-type="float" office:value="0.230195852113907" calcext:value-type="float">
            <text:p>0.230195852113907</text:p>
          </table:table-cell>
          <table:table-cell office:value-type="float" office:value="0.769804147886093" calcext:value-type="float">
            <text:p>0.769804147886093</text:p>
          </table:table-cell>
          <table:table-cell table:formula="of:=AVERAGE([.C132];[.E132];[.G132];[.I132];[.K132];[.M132];[.O132];[.Q132];[.S132];[.U132])" office:value-type="float" office:value="0.245745058880094" calcext:value-type="float">
            <text:p>0.245745058880094</text:p>
          </table:table-cell>
          <table:table-cell table:formula="of:=AVERAGE([.D132];[.F132];[.H132];[.J132];[.L132];[.N132];[.P132];[.R132];[.T132];[.V132])" office:value-type="float" office:value="0.754254941119906" calcext:value-type="float">
            <text:p>0.75425494111990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office:value-type="float" office:value="0.0984374946325723" calcext:value-type="float">
            <text:p>0.098437494632572</text:p>
          </table:table-cell>
          <table:table-cell office:value-type="float" office:value="0.901562505367428" calcext:value-type="float">
            <text:p>0.901562505367428</text:p>
          </table:table-cell>
          <table:table-cell office:value-type="float" office:value="0.0579204484310036" calcext:value-type="float">
            <text:p>0.057920448431004</text:p>
          </table:table-cell>
          <table:table-cell office:value-type="float" office:value="0.942079551568996" calcext:value-type="float">
            <text:p>0.942079551568996</text:p>
          </table:table-cell>
          <table:table-cell office:value-type="float" office:value="0.0707084755922661" calcext:value-type="float">
            <text:p>0.070708475592266</text:p>
          </table:table-cell>
          <table:table-cell office:value-type="float" office:value="0.929291524407734" calcext:value-type="float">
            <text:p>0.929291524407734</text:p>
          </table:table-cell>
          <table:table-cell office:value-type="float" office:value="0.0962362331701864" calcext:value-type="float">
            <text:p>0.096236233170186</text:p>
          </table:table-cell>
          <table:table-cell office:value-type="float" office:value="0.903763766829814" calcext:value-type="float">
            <text:p>0.903763766829814</text:p>
          </table:table-cell>
          <table:table-cell office:value-type="float" office:value="0.0549663931656145" calcext:value-type="float">
            <text:p>0.054966393165615</text:p>
          </table:table-cell>
          <table:table-cell office:value-type="float" office:value="0.945033606834386" calcext:value-type="float">
            <text:p>0.945033606834386</text:p>
          </table:table-cell>
          <table:table-cell office:value-type="float" office:value="0.0605747013479809" calcext:value-type="float">
            <text:p>0.060574701347981</text:p>
          </table:table-cell>
          <table:table-cell office:value-type="float" office:value="0.939425298652019" calcext:value-type="float">
            <text:p>0.939425298652019</text:p>
          </table:table-cell>
          <table:table-cell office:value-type="float" office:value="0.0401685181424905" calcext:value-type="float">
            <text:p>0.040168518142491</text:p>
          </table:table-cell>
          <table:table-cell office:value-type="float" office:value="0.959831481857509" calcext:value-type="float">
            <text:p>0.959831481857509</text:p>
          </table:table-cell>
          <table:table-cell office:value-type="float" office:value="0.0826226737901368" calcext:value-type="float">
            <text:p>0.082622673790137</text:p>
          </table:table-cell>
          <table:table-cell office:value-type="float" office:value="0.917377326209863" calcext:value-type="float">
            <text:p>0.917377326209863</text:p>
          </table:table-cell>
          <table:table-cell office:value-type="float" office:value="0.0961828323957343" calcext:value-type="float">
            <text:p>0.096182832395734</text:p>
          </table:table-cell>
          <table:table-cell office:value-type="float" office:value="0.903817167604266" calcext:value-type="float">
            <text:p>0.903817167604266</text:p>
          </table:table-cell>
          <table:table-cell office:value-type="float" office:value="0.0546589626237228" calcext:value-type="float">
            <text:p>0.054658962623723</text:p>
          </table:table-cell>
          <table:table-cell office:value-type="float" office:value="0.945341037376277" calcext:value-type="float">
            <text:p>0.945341037376277</text:p>
          </table:table-cell>
          <table:table-cell table:formula="of:=AVERAGE([.C133];[.E133];[.G133];[.I133];[.K133];[.M133];[.O133];[.Q133];[.S133];[.U133])" office:value-type="float" office:value="0.0712476733291708" calcext:value-type="float">
            <text:p>0.071247673329171</text:p>
          </table:table-cell>
          <table:table-cell table:formula="of:=AVERAGE([.D133];[.F133];[.H133];[.J133];[.L133];[.N133];[.P133];[.R133];[.T133];[.V133])" office:value-type="float" office:value="0.92875232667083" calcext:value-type="float">
            <text:p>0.9287523266708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0.699372060234255" calcext:value-type="float">
            <text:p>0.699372060234255</text:p>
          </table:table-cell>
          <table:table-cell office:value-type="float" office:value="0.300627939765745" calcext:value-type="float">
            <text:p>0.300627939765745</text:p>
          </table:table-cell>
          <table:table-cell office:value-type="float" office:value="0.636495962172589" calcext:value-type="float">
            <text:p>0.636495962172589</text:p>
          </table:table-cell>
          <table:table-cell office:value-type="float" office:value="0.363504037827411" calcext:value-type="float">
            <text:p>0.363504037827411</text:p>
          </table:table-cell>
          <table:table-cell office:value-type="float" office:value="0.642303627365706" calcext:value-type="float">
            <text:p>0.642303627365706</text:p>
          </table:table-cell>
          <table:table-cell office:value-type="float" office:value="0.357696372634294" calcext:value-type="float">
            <text:p>0.357696372634294</text:p>
          </table:table-cell>
          <table:table-cell office:value-type="float" office:value="0.726798253423413" calcext:value-type="float">
            <text:p>0.726798253423413</text:p>
          </table:table-cell>
          <table:table-cell office:value-type="float" office:value="0.273201746576587" calcext:value-type="float">
            <text:p>0.273201746576587</text:p>
          </table:table-cell>
          <table:table-cell office:value-type="float" office:value="0.655902526058632" calcext:value-type="float">
            <text:p>0.655902526058632</text:p>
          </table:table-cell>
          <table:table-cell office:value-type="float" office:value="0.344097473941368" calcext:value-type="float">
            <text:p>0.344097473941368</text:p>
          </table:table-cell>
          <table:table-cell office:value-type="float" office:value="0.756093193303728" calcext:value-type="float">
            <text:p>0.756093193303728</text:p>
          </table:table-cell>
          <table:table-cell office:value-type="float" office:value="0.243906806696272" calcext:value-type="float">
            <text:p>0.243906806696272</text:p>
          </table:table-cell>
          <table:table-cell office:value-type="float" office:value="0.632146477428853" calcext:value-type="float">
            <text:p>0.632146477428853</text:p>
          </table:table-cell>
          <table:table-cell office:value-type="float" office:value="0.367853522571147" calcext:value-type="float">
            <text:p>0.367853522571147</text:p>
          </table:table-cell>
          <table:table-cell office:value-type="float" office:value="0.671529274072085" calcext:value-type="float">
            <text:p>0.671529274072085</text:p>
          </table:table-cell>
          <table:table-cell office:value-type="float" office:value="0.328470725927915" calcext:value-type="float">
            <text:p>0.328470725927915</text:p>
          </table:table-cell>
          <table:table-cell office:value-type="float" office:value="0.737415093221865" calcext:value-type="float">
            <text:p>0.737415093221865</text:p>
          </table:table-cell>
          <table:table-cell office:value-type="float" office:value="0.262584906778135" calcext:value-type="float">
            <text:p>0.262584906778135</text:p>
          </table:table-cell>
          <table:table-cell office:value-type="float" office:value="0.62547470712472" calcext:value-type="float">
            <text:p>0.62547470712472</text:p>
          </table:table-cell>
          <table:table-cell office:value-type="float" office:value="0.37452529287528" calcext:value-type="float">
            <text:p>0.37452529287528</text:p>
          </table:table-cell>
          <table:table-cell table:formula="of:=AVERAGE([.C134];[.E134];[.G134];[.I134];[.K134];[.M134];[.O134];[.Q134];[.S134];[.U134])" office:value-type="float" office:value="0.678353117440585" calcext:value-type="float">
            <text:p>0.678353117440585</text:p>
          </table:table-cell>
          <table:table-cell table:formula="of:=AVERAGE([.D134];[.F134];[.H134];[.J134];[.L134];[.N134];[.P134];[.R134];[.T134];[.V134])" office:value-type="float" office:value="0.321646882559415" calcext:value-type="float">
            <text:p>0.32164688255941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0.662154444187618" calcext:value-type="float">
            <text:p>0.662154444187618</text:p>
          </table:table-cell>
          <table:table-cell office:value-type="float" office:value="0.337845555812382" calcext:value-type="float">
            <text:p>0.337845555812382</text:p>
          </table:table-cell>
          <table:table-cell office:value-type="float" office:value="0.456728531917654" calcext:value-type="float">
            <text:p>0.456728531917654</text:p>
          </table:table-cell>
          <table:table-cell office:value-type="float" office:value="0.543271468082346" calcext:value-type="float">
            <text:p>0.543271468082346</text:p>
          </table:table-cell>
          <table:table-cell office:value-type="float" office:value="0.625961765683765" calcext:value-type="float">
            <text:p>0.625961765683765</text:p>
          </table:table-cell>
          <table:table-cell office:value-type="float" office:value="0.374038234316235" calcext:value-type="float">
            <text:p>0.374038234316235</text:p>
          </table:table-cell>
          <table:table-cell office:value-type="float" office:value="0.663189169244854" calcext:value-type="float">
            <text:p>0.663189169244854</text:p>
          </table:table-cell>
          <table:table-cell office:value-type="float" office:value="0.336810830755146" calcext:value-type="float">
            <text:p>0.336810830755146</text:p>
          </table:table-cell>
          <table:table-cell office:value-type="float" office:value="0.476046881994056" calcext:value-type="float">
            <text:p>0.476046881994056</text:p>
          </table:table-cell>
          <table:table-cell office:value-type="float" office:value="0.523953118005944" calcext:value-type="float">
            <text:p>0.523953118005944</text:p>
          </table:table-cell>
          <table:table-cell office:value-type="float" office:value="0.416632966450816" calcext:value-type="float">
            <text:p>0.416632966450816</text:p>
          </table:table-cell>
          <table:table-cell office:value-type="float" office:value="0.583367033549184" calcext:value-type="float">
            <text:p>0.583367033549184</text:p>
          </table:table-cell>
          <table:table-cell office:value-type="float" office:value="0.733553093546844" calcext:value-type="float">
            <text:p>0.733553093546844</text:p>
          </table:table-cell>
          <table:table-cell office:value-type="float" office:value="0.266446906453156" calcext:value-type="float">
            <text:p>0.266446906453156</text:p>
          </table:table-cell>
          <table:table-cell office:value-type="float" office:value="0.64575735025896" calcext:value-type="float">
            <text:p>0.64575735025896</text:p>
          </table:table-cell>
          <table:table-cell office:value-type="float" office:value="0.35424264974104" calcext:value-type="float">
            <text:p>0.35424264974104</text:p>
          </table:table-cell>
          <table:table-cell office:value-type="float" office:value="0.468555228958699" calcext:value-type="float">
            <text:p>0.468555228958699</text:p>
          </table:table-cell>
          <table:table-cell office:value-type="float" office:value="0.531444771041301" calcext:value-type="float">
            <text:p>0.531444771041301</text:p>
          </table:table-cell>
          <table:table-cell office:value-type="float" office:value="0.691778147737949" calcext:value-type="float">
            <text:p>0.691778147737949</text:p>
          </table:table-cell>
          <table:table-cell office:value-type="float" office:value="0.308221852262051" calcext:value-type="float">
            <text:p>0.308221852262051</text:p>
          </table:table-cell>
          <table:table-cell table:formula="of:=AVERAGE([.C135];[.E135];[.G135];[.I135];[.K135];[.M135];[.O135];[.Q135];[.S135];[.U135])" office:value-type="float" office:value="0.584035757998122" calcext:value-type="float">
            <text:p>0.584035757998122</text:p>
          </table:table-cell>
          <table:table-cell table:formula="of:=AVERAGE([.D135];[.F135];[.H135];[.J135];[.L135];[.N135];[.P135];[.R135];[.T135];[.V135])" office:value-type="float" office:value="0.415964242001879" calcext:value-type="float">
            <text:p>0.41596424200187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0.0603952203699903" calcext:value-type="float">
            <text:p>0.06039522036999</text:p>
          </table:table-cell>
          <table:table-cell office:value-type="float" office:value="0.93960477963001" calcext:value-type="float">
            <text:p>0.93960477963001</text:p>
          </table:table-cell>
          <table:table-cell office:value-type="float" office:value="0.061493489770451" calcext:value-type="float">
            <text:p>0.061493489770451</text:p>
          </table:table-cell>
          <table:table-cell office:value-type="float" office:value="0.938506510229549" calcext:value-type="float">
            <text:p>0.938506510229549</text:p>
          </table:table-cell>
          <table:table-cell office:value-type="float" office:value="0.156313313962154" calcext:value-type="float">
            <text:p>0.156313313962154</text:p>
          </table:table-cell>
          <table:table-cell office:value-type="float" office:value="0.843686686037846" calcext:value-type="float">
            <text:p>0.843686686037846</text:p>
          </table:table-cell>
          <table:table-cell office:value-type="float" office:value="0.111848788956892" calcext:value-type="float">
            <text:p>0.111848788956892</text:p>
          </table:table-cell>
          <table:table-cell office:value-type="float" office:value="0.888151211043108" calcext:value-type="float">
            <text:p>0.888151211043108</text:p>
          </table:table-cell>
          <table:table-cell office:value-type="float" office:value="0.0692157216644938" calcext:value-type="float">
            <text:p>0.069215721664494</text:p>
          </table:table-cell>
          <table:table-cell office:value-type="float" office:value="0.930784278335506" calcext:value-type="float">
            <text:p>0.930784278335506</text:p>
          </table:table-cell>
          <table:table-cell office:value-type="float" office:value="0.0890378780399965" calcext:value-type="float">
            <text:p>0.089037878039997</text:p>
          </table:table-cell>
          <table:table-cell office:value-type="float" office:value="0.910962121960004" calcext:value-type="float">
            <text:p>0.910962121960004</text:p>
          </table:table-cell>
          <table:table-cell office:value-type="float" office:value="0.0693143873398054" calcext:value-type="float">
            <text:p>0.069314387339805</text:p>
          </table:table-cell>
          <table:table-cell office:value-type="float" office:value="0.930685612660195" calcext:value-type="float">
            <text:p>0.930685612660195</text:p>
          </table:table-cell>
          <table:table-cell office:value-type="float" office:value="0.15319634180384" calcext:value-type="float">
            <text:p>0.15319634180384</text:p>
          </table:table-cell>
          <table:table-cell office:value-type="float" office:value="0.84680365819616" calcext:value-type="float">
            <text:p>0.84680365819616</text:p>
          </table:table-cell>
          <table:table-cell office:value-type="float" office:value="0.174462248498686" calcext:value-type="float">
            <text:p>0.174462248498686</text:p>
          </table:table-cell>
          <table:table-cell office:value-type="float" office:value="0.825537751501314" calcext:value-type="float">
            <text:p>0.825537751501314</text:p>
          </table:table-cell>
          <table:table-cell office:value-type="float" office:value="0.102987936687601" calcext:value-type="float">
            <text:p>0.102987936687601</text:p>
          </table:table-cell>
          <table:table-cell office:value-type="float" office:value="0.897012063312399" calcext:value-type="float">
            <text:p>0.897012063312399</text:p>
          </table:table-cell>
          <table:table-cell table:formula="of:=AVERAGE([.C136];[.E136];[.G136];[.I136];[.K136];[.M136];[.O136];[.Q136];[.S136];[.U136])" office:value-type="float" office:value="0.104826532709391" calcext:value-type="float">
            <text:p>0.104826532709391</text:p>
          </table:table-cell>
          <table:table-cell table:formula="of:=AVERAGE([.D136];[.F136];[.H136];[.J136];[.L136];[.N136];[.P136];[.R136];[.T136];[.V136])" office:value-type="float" office:value="0.895173467290609" calcext:value-type="float">
            <text:p>0.89517346729060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0.871348033652289" calcext:value-type="float">
            <text:p>0.871348033652289</text:p>
          </table:table-cell>
          <table:table-cell office:value-type="float" office:value="0.128651966347711" calcext:value-type="float">
            <text:p>0.128651966347711</text:p>
          </table:table-cell>
          <table:table-cell office:value-type="float" office:value="0.877675557042342" calcext:value-type="float">
            <text:p>0.877675557042342</text:p>
          </table:table-cell>
          <table:table-cell office:value-type="float" office:value="0.122324442957658" calcext:value-type="float">
            <text:p>0.122324442957658</text:p>
          </table:table-cell>
          <table:table-cell office:value-type="float" office:value="0.799239302427316" calcext:value-type="float">
            <text:p>0.799239302427316</text:p>
          </table:table-cell>
          <table:table-cell office:value-type="float" office:value="0.200760697572684" calcext:value-type="float">
            <text:p>0.200760697572684</text:p>
          </table:table-cell>
          <table:table-cell office:value-type="float" office:value="0.793911435668527" calcext:value-type="float">
            <text:p>0.793911435668527</text:p>
          </table:table-cell>
          <table:table-cell office:value-type="float" office:value="0.206088564331473" calcext:value-type="float">
            <text:p>0.206088564331473</text:p>
          </table:table-cell>
          <table:table-cell office:value-type="float" office:value="0.895811256346093" calcext:value-type="float">
            <text:p>0.895811256346093</text:p>
          </table:table-cell>
          <table:table-cell office:value-type="float" office:value="0.104188743653907" calcext:value-type="float">
            <text:p>0.104188743653907</text:p>
          </table:table-cell>
          <table:table-cell office:value-type="float" office:value="0.835078325069882" calcext:value-type="float">
            <text:p>0.835078325069882</text:p>
          </table:table-cell>
          <table:table-cell office:value-type="float" office:value="0.164921674930118" calcext:value-type="float">
            <text:p>0.164921674930118</text:p>
          </table:table-cell>
          <table:table-cell office:value-type="float" office:value="0.83257690735288" calcext:value-type="float">
            <text:p>0.83257690735288</text:p>
          </table:table-cell>
          <table:table-cell office:value-type="float" office:value="0.16742309264712" calcext:value-type="float">
            <text:p>0.16742309264712</text:p>
          </table:table-cell>
          <table:table-cell office:value-type="float" office:value="0.780512589565763" calcext:value-type="float">
            <text:p>0.780512589565763</text:p>
          </table:table-cell>
          <table:table-cell office:value-type="float" office:value="0.219487410434237" calcext:value-type="float">
            <text:p>0.219487410434237</text:p>
          </table:table-cell>
          <table:table-cell office:value-type="float" office:value="0.792840012668021" calcext:value-type="float">
            <text:p>0.792840012668021</text:p>
          </table:table-cell>
          <table:table-cell office:value-type="float" office:value="0.207159987331979" calcext:value-type="float">
            <text:p>0.207159987331979</text:p>
          </table:table-cell>
          <table:table-cell office:value-type="float" office:value="0.834101843939471" calcext:value-type="float">
            <text:p>0.834101843939471</text:p>
          </table:table-cell>
          <table:table-cell office:value-type="float" office:value="0.165898156060529" calcext:value-type="float">
            <text:p>0.165898156060529</text:p>
          </table:table-cell>
          <table:table-cell table:formula="of:=AVERAGE([.C137];[.E137];[.G137];[.I137];[.K137];[.M137];[.O137];[.Q137];[.S137];[.U137])" office:value-type="float" office:value="0.831309526373259" calcext:value-type="float">
            <text:p>0.831309526373259</text:p>
          </table:table-cell>
          <table:table-cell table:formula="of:=AVERAGE([.D137];[.F137];[.H137];[.J137];[.L137];[.N137];[.P137];[.R137];[.T137];[.V137])" office:value-type="float" office:value="0.168690473626742" calcext:value-type="float">
            <text:p>0.16869047362674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0.570963123446734" calcext:value-type="float">
            <text:p>0.570963123446734</text:p>
          </table:table-cell>
          <table:table-cell office:value-type="float" office:value="0.429036876553266" calcext:value-type="float">
            <text:p>0.429036876553266</text:p>
          </table:table-cell>
          <table:table-cell office:value-type="float" office:value="0.440171353145748" calcext:value-type="float">
            <text:p>0.440171353145748</text:p>
          </table:table-cell>
          <table:table-cell office:value-type="float" office:value="0.559828646854252" calcext:value-type="float">
            <text:p>0.559828646854252</text:p>
          </table:table-cell>
          <table:table-cell office:value-type="float" office:value="0.544531128875579" calcext:value-type="float">
            <text:p>0.544531128875579</text:p>
          </table:table-cell>
          <table:table-cell office:value-type="float" office:value="0.455468871124421" calcext:value-type="float">
            <text:p>0.455468871124421</text:p>
          </table:table-cell>
          <table:table-cell office:value-type="float" office:value="0.545451499087385" calcext:value-type="float">
            <text:p>0.545451499087385</text:p>
          </table:table-cell>
          <table:table-cell office:value-type="float" office:value="0.454548500912615" calcext:value-type="float">
            <text:p>0.454548500912615</text:p>
          </table:table-cell>
          <table:table-cell office:value-type="float" office:value="0.470365493871217" calcext:value-type="float">
            <text:p>0.470365493871217</text:p>
          </table:table-cell>
          <table:table-cell office:value-type="float" office:value="0.529634506128783" calcext:value-type="float">
            <text:p>0.529634506128783</text:p>
          </table:table-cell>
          <table:table-cell office:value-type="float" office:value="0.465430201668242" calcext:value-type="float">
            <text:p>0.465430201668242</text:p>
          </table:table-cell>
          <table:table-cell office:value-type="float" office:value="0.534569798331758" calcext:value-type="float">
            <text:p>0.534569798331758</text:p>
          </table:table-cell>
          <table:table-cell office:value-type="float" office:value="0.461619483072496" calcext:value-type="float">
            <text:p>0.461619483072496</text:p>
          </table:table-cell>
          <table:table-cell office:value-type="float" office:value="0.538380516927504" calcext:value-type="float">
            <text:p>0.538380516927504</text:p>
          </table:table-cell>
          <table:table-cell office:value-type="float" office:value="0.487104848254482" calcext:value-type="float">
            <text:p>0.487104848254482</text:p>
          </table:table-cell>
          <table:table-cell office:value-type="float" office:value="0.512895151745518" calcext:value-type="float">
            <text:p>0.512895151745518</text:p>
          </table:table-cell>
          <table:table-cell office:value-type="float" office:value="0.426748355877625" calcext:value-type="float">
            <text:p>0.426748355877625</text:p>
          </table:table-cell>
          <table:table-cell office:value-type="float" office:value="0.573251644122376" calcext:value-type="float">
            <text:p>0.573251644122376</text:p>
          </table:table-cell>
          <table:table-cell office:value-type="float" office:value="0.560249129948712" calcext:value-type="float">
            <text:p>0.560249129948712</text:p>
          </table:table-cell>
          <table:table-cell office:value-type="float" office:value="0.439750870051288" calcext:value-type="float">
            <text:p>0.439750870051288</text:p>
          </table:table-cell>
          <table:table-cell table:formula="of:=AVERAGE([.C138];[.E138];[.G138];[.I138];[.K138];[.M138];[.O138];[.Q138];[.S138];[.U138])" office:value-type="float" office:value="0.497263461724822" calcext:value-type="float">
            <text:p>0.497263461724822</text:p>
          </table:table-cell>
          <table:table-cell table:formula="of:=AVERAGE([.D138];[.F138];[.H138];[.J138];[.L138];[.N138];[.P138];[.R138];[.T138];[.V138])" office:value-type="float" office:value="0.502736538275178" calcext:value-type="float">
            <text:p>0.50273653827517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float" office:value="0.268240932580777" calcext:value-type="float">
            <text:p>0.268240932580777</text:p>
          </table:table-cell>
          <table:table-cell office:value-type="float" office:value="0.731759067419223" calcext:value-type="float">
            <text:p>0.731759067419223</text:p>
          </table:table-cell>
          <table:table-cell office:value-type="float" office:value="0.268891218194666" calcext:value-type="float">
            <text:p>0.268891218194666</text:p>
          </table:table-cell>
          <table:table-cell office:value-type="float" office:value="0.731108781805334" calcext:value-type="float">
            <text:p>0.731108781805334</text:p>
          </table:table-cell>
          <table:table-cell office:value-type="float" office:value="0.35851033640835" calcext:value-type="float">
            <text:p>0.35851033640835</text:p>
          </table:table-cell>
          <table:table-cell office:value-type="float" office:value="0.64148966359165" calcext:value-type="float">
            <text:p>0.64148966359165</text:p>
          </table:table-cell>
          <table:table-cell office:value-type="float" office:value="0.295294992502311" calcext:value-type="float">
            <text:p>0.295294992502311</text:p>
          </table:table-cell>
          <table:table-cell office:value-type="float" office:value="0.704705007497689" calcext:value-type="float">
            <text:p>0.704705007497689</text:p>
          </table:table-cell>
          <table:table-cell office:value-type="float" office:value="0.236620828636351" calcext:value-type="float">
            <text:p>0.236620828636351</text:p>
          </table:table-cell>
          <table:table-cell office:value-type="float" office:value="0.763379171363648" calcext:value-type="float">
            <text:p>0.763379171363648</text:p>
          </table:table-cell>
          <table:table-cell office:value-type="float" office:value="0.210410026037459" calcext:value-type="float">
            <text:p>0.210410026037459</text:p>
          </table:table-cell>
          <table:table-cell office:value-type="float" office:value="0.789589973962541" calcext:value-type="float">
            <text:p>0.789589973962541</text:p>
          </table:table-cell>
          <table:table-cell office:value-type="float" office:value="0.246714598429228" calcext:value-type="float">
            <text:p>0.246714598429228</text:p>
          </table:table-cell>
          <table:table-cell office:value-type="float" office:value="0.753285401570772" calcext:value-type="float">
            <text:p>0.753285401570772</text:p>
          </table:table-cell>
          <table:table-cell office:value-type="float" office:value="0.27386492175985" calcext:value-type="float">
            <text:p>0.27386492175985</text:p>
          </table:table-cell>
          <table:table-cell office:value-type="float" office:value="0.72613507824015" calcext:value-type="float">
            <text:p>0.72613507824015</text:p>
          </table:table-cell>
          <table:table-cell office:value-type="float" office:value="0.221996144617381" calcext:value-type="float">
            <text:p>0.221996144617381</text:p>
          </table:table-cell>
          <table:table-cell office:value-type="float" office:value="0.778003855382619" calcext:value-type="float">
            <text:p>0.778003855382619</text:p>
          </table:table-cell>
          <table:table-cell office:value-type="float" office:value="0.251823396590734" calcext:value-type="float">
            <text:p>0.251823396590734</text:p>
          </table:table-cell>
          <table:table-cell office:value-type="float" office:value="0.748176603409266" calcext:value-type="float">
            <text:p>0.748176603409266</text:p>
          </table:table-cell>
          <table:table-cell table:formula="of:=AVERAGE([.C139];[.E139];[.G139];[.I139];[.K139];[.M139];[.O139];[.Q139];[.S139];[.U139])" office:value-type="float" office:value="0.263236739575711" calcext:value-type="float">
            <text:p>0.263236739575711</text:p>
          </table:table-cell>
          <table:table-cell table:formula="of:=AVERAGE([.D139];[.F139];[.H139];[.J139];[.L139];[.N139];[.P139];[.R139];[.T139];[.V139])" office:value-type="float" office:value="0.736763260424289" calcext:value-type="float">
            <text:p>0.73676326042428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0.773624255538336" calcext:value-type="float">
            <text:p>0.773624255538336</text:p>
          </table:table-cell>
          <table:table-cell office:value-type="float" office:value="0.226375744461664" calcext:value-type="float">
            <text:p>0.226375744461664</text:p>
          </table:table-cell>
          <table:table-cell office:value-type="float" office:value="0.833114162868588" calcext:value-type="float">
            <text:p>0.833114162868588</text:p>
          </table:table-cell>
          <table:table-cell office:value-type="float" office:value="0.166885837131412" calcext:value-type="float">
            <text:p>0.166885837131412</text:p>
          </table:table-cell>
          <table:table-cell office:value-type="float" office:value="0.793374113539187" calcext:value-type="float">
            <text:p>0.793374113539187</text:p>
          </table:table-cell>
          <table:table-cell office:value-type="float" office:value="0.206625886460813" calcext:value-type="float">
            <text:p>0.206625886460813</text:p>
          </table:table-cell>
          <table:table-cell office:value-type="float" office:value="0.704580897036939" calcext:value-type="float">
            <text:p>0.704580897036939</text:p>
          </table:table-cell>
          <table:table-cell office:value-type="float" office:value="0.295419102963061" calcext:value-type="float">
            <text:p>0.295419102963061</text:p>
          </table:table-cell>
          <table:table-cell office:value-type="float" office:value="0.761957154106584" calcext:value-type="float">
            <text:p>0.761957154106584</text:p>
          </table:table-cell>
          <table:table-cell office:value-type="float" office:value="0.238042845893415" calcext:value-type="float">
            <text:p>0.238042845893415</text:p>
          </table:table-cell>
          <table:table-cell office:value-type="float" office:value="0.747137455391169" calcext:value-type="float">
            <text:p>0.747137455391169</text:p>
          </table:table-cell>
          <table:table-cell office:value-type="float" office:value="0.252862544608831" calcext:value-type="float">
            <text:p>0.252862544608831</text:p>
          </table:table-cell>
          <table:table-cell office:value-type="float" office:value="0.797449256232719" calcext:value-type="float">
            <text:p>0.797449256232719</text:p>
          </table:table-cell>
          <table:table-cell office:value-type="float" office:value="0.202550743767281" calcext:value-type="float">
            <text:p>0.202550743767281</text:p>
          </table:table-cell>
          <table:table-cell office:value-type="float" office:value="0.701997002708913" calcext:value-type="float">
            <text:p>0.701997002708913</text:p>
          </table:table-cell>
          <table:table-cell office:value-type="float" office:value="0.298002997291087" calcext:value-type="float">
            <text:p>0.298002997291087</text:p>
          </table:table-cell>
          <table:table-cell office:value-type="float" office:value="0.671043072785066" calcext:value-type="float">
            <text:p>0.671043072785066</text:p>
          </table:table-cell>
          <table:table-cell office:value-type="float" office:value="0.328956927214934" calcext:value-type="float">
            <text:p>0.328956927214934</text:p>
          </table:table-cell>
          <table:table-cell office:value-type="float" office:value="0.743695496015672" calcext:value-type="float">
            <text:p>0.743695496015672</text:p>
          </table:table-cell>
          <table:table-cell office:value-type="float" office:value="0.256304503984328" calcext:value-type="float">
            <text:p>0.256304503984328</text:p>
          </table:table-cell>
          <table:table-cell table:formula="of:=AVERAGE([.C140];[.E140];[.G140];[.I140];[.K140];[.M140];[.O140];[.Q140];[.S140];[.U140])" office:value-type="float" office:value="0.752797286622317" calcext:value-type="float">
            <text:p>0.752797286622317</text:p>
          </table:table-cell>
          <table:table-cell table:formula="of:=AVERAGE([.D140];[.F140];[.H140];[.J140];[.L140];[.N140];[.P140];[.R140];[.T140];[.V140])" office:value-type="float" office:value="0.247202713377683" calcext:value-type="float">
            <text:p>0.24720271337768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0.146879083577542" calcext:value-type="float">
            <text:p>0.146879083577542</text:p>
          </table:table-cell>
          <table:table-cell office:value-type="float" office:value="0.853120916422458" calcext:value-type="float">
            <text:p>0.853120916422458</text:p>
          </table:table-cell>
          <table:table-cell office:value-type="float" office:value="0.0747666898068628" calcext:value-type="float">
            <text:p>0.074766689806863</text:p>
          </table:table-cell>
          <table:table-cell office:value-type="float" office:value="0.925233310193137" calcext:value-type="float">
            <text:p>0.925233310193137</text:p>
          </table:table-cell>
          <table:table-cell office:value-type="float" office:value="0.175198703563206" calcext:value-type="float">
            <text:p>0.175198703563206</text:p>
          </table:table-cell>
          <table:table-cell office:value-type="float" office:value="0.824801296436795" calcext:value-type="float">
            <text:p>0.824801296436795</text:p>
          </table:table-cell>
          <table:table-cell office:value-type="float" office:value="0.190674854009505" calcext:value-type="float">
            <text:p>0.190674854009505</text:p>
          </table:table-cell>
          <table:table-cell office:value-type="float" office:value="0.809325145990495" calcext:value-type="float">
            <text:p>0.809325145990495</text:p>
          </table:table-cell>
          <table:table-cell office:value-type="float" office:value="0.0882004810040149" calcext:value-type="float">
            <text:p>0.088200481004015</text:p>
          </table:table-cell>
          <table:table-cell office:value-type="float" office:value="0.911799518995985" calcext:value-type="float">
            <text:p>0.911799518995985</text:p>
          </table:table-cell>
          <table:table-cell office:value-type="float" office:value="0.114021685790772" calcext:value-type="float">
            <text:p>0.114021685790772</text:p>
          </table:table-cell>
          <table:table-cell office:value-type="float" office:value="0.885978314209228" calcext:value-type="float">
            <text:p>0.885978314209228</text:p>
          </table:table-cell>
          <table:table-cell office:value-type="float" office:value="0.1111111807415" calcext:value-type="float">
            <text:p>0.1111111807415</text:p>
          </table:table-cell>
          <table:table-cell office:value-type="float" office:value="0.8888888192585" calcext:value-type="float">
            <text:p>0.8888888192585</text:p>
          </table:table-cell>
          <table:table-cell office:value-type="float" office:value="0.153722825686321" calcext:value-type="float">
            <text:p>0.153722825686321</text:p>
          </table:table-cell>
          <table:table-cell office:value-type="float" office:value="0.846277174313679" calcext:value-type="float">
            <text:p>0.846277174313679</text:p>
          </table:table-cell>
          <table:table-cell office:value-type="float" office:value="0.20005998484091" calcext:value-type="float">
            <text:p>0.20005998484091</text:p>
          </table:table-cell>
          <table:table-cell office:value-type="float" office:value="0.79994001515909" calcext:value-type="float">
            <text:p>0.79994001515909</text:p>
          </table:table-cell>
          <table:table-cell office:value-type="float" office:value="0.12412516177713" calcext:value-type="float">
            <text:p>0.12412516177713</text:p>
          </table:table-cell>
          <table:table-cell office:value-type="float" office:value="0.875874838222871" calcext:value-type="float">
            <text:p>0.875874838222871</text:p>
          </table:table-cell>
          <table:table-cell table:formula="of:=AVERAGE([.C141];[.E141];[.G141];[.I141];[.K141];[.M141];[.O141];[.Q141];[.S141];[.U141])" office:value-type="float" office:value="0.137876065079776" calcext:value-type="float">
            <text:p>0.137876065079776</text:p>
          </table:table-cell>
          <table:table-cell table:formula="of:=AVERAGE([.D141];[.F141];[.H141];[.J141];[.L141];[.N141];[.P141];[.R141];[.T141];[.V141])" office:value-type="float" office:value="0.862123934920224" calcext:value-type="float">
            <text:p>0.86212393492022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0.19325143767323" calcext:value-type="float">
            <text:p>0.19325143767323</text:p>
          </table:table-cell>
          <table:table-cell office:value-type="float" office:value="0.80674856232677" calcext:value-type="float">
            <text:p>0.80674856232677</text:p>
          </table:table-cell>
          <table:table-cell office:value-type="float" office:value="0.131687582395242" calcext:value-type="float">
            <text:p>0.131687582395242</text:p>
          </table:table-cell>
          <table:table-cell office:value-type="float" office:value="0.868312417604758" calcext:value-type="float">
            <text:p>0.868312417604758</text:p>
          </table:table-cell>
          <table:table-cell office:value-type="float" office:value="0.290290266996849" calcext:value-type="float">
            <text:p>0.290290266996849</text:p>
          </table:table-cell>
          <table:table-cell office:value-type="float" office:value="0.709709733003151" calcext:value-type="float">
            <text:p>0.709709733003151</text:p>
          </table:table-cell>
          <table:table-cell office:value-type="float" office:value="0.203202863403479" calcext:value-type="float">
            <text:p>0.203202863403479</text:p>
          </table:table-cell>
          <table:table-cell office:value-type="float" office:value="0.796797136596521" calcext:value-type="float">
            <text:p>0.796797136596521</text:p>
          </table:table-cell>
          <table:table-cell office:value-type="float" office:value="0.222986042748611" calcext:value-type="float">
            <text:p>0.222986042748611</text:p>
          </table:table-cell>
          <table:table-cell office:value-type="float" office:value="0.777013957251389" calcext:value-type="float">
            <text:p>0.777013957251389</text:p>
          </table:table-cell>
          <table:table-cell office:value-type="float" office:value="0.202811677451457" calcext:value-type="float">
            <text:p>0.202811677451457</text:p>
          </table:table-cell>
          <table:table-cell office:value-type="float" office:value="0.797188322548543" calcext:value-type="float">
            <text:p>0.797188322548543</text:p>
          </table:table-cell>
          <table:table-cell office:value-type="float" office:value="0.189364529494113" calcext:value-type="float">
            <text:p>0.189364529494113</text:p>
          </table:table-cell>
          <table:table-cell office:value-type="float" office:value="0.810635470505887" calcext:value-type="float">
            <text:p>0.810635470505887</text:p>
          </table:table-cell>
          <table:table-cell office:value-type="float" office:value="0.248212109725974" calcext:value-type="float">
            <text:p>0.248212109725974</text:p>
          </table:table-cell>
          <table:table-cell office:value-type="float" office:value="0.751787890274026" calcext:value-type="float">
            <text:p>0.751787890274026</text:p>
          </table:table-cell>
          <table:table-cell office:value-type="float" office:value="0.246040450612072" calcext:value-type="float">
            <text:p>0.246040450612072</text:p>
          </table:table-cell>
          <table:table-cell office:value-type="float" office:value="0.753959549387928" calcext:value-type="float">
            <text:p>0.753959549387928</text:p>
          </table:table-cell>
          <table:table-cell office:value-type="float" office:value="0.224853964573733" calcext:value-type="float">
            <text:p>0.224853964573733</text:p>
          </table:table-cell>
          <table:table-cell office:value-type="float" office:value="0.775146035426267" calcext:value-type="float">
            <text:p>0.775146035426267</text:p>
          </table:table-cell>
          <table:table-cell table:formula="of:=AVERAGE([.C142];[.E142];[.G142];[.I142];[.K142];[.M142];[.O142];[.Q142];[.S142];[.U142])" office:value-type="float" office:value="0.215270092507476" calcext:value-type="float">
            <text:p>0.215270092507476</text:p>
          </table:table-cell>
          <table:table-cell table:formula="of:=AVERAGE([.D142];[.F142];[.H142];[.J142];[.L142];[.N142];[.P142];[.R142];[.T142];[.V142])" office:value-type="float" office:value="0.784729907492524" calcext:value-type="float">
            <text:p>0.78472990749252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0.17625541764543" calcext:value-type="float">
            <text:p>0.17625541764543</text:p>
          </table:table-cell>
          <table:table-cell office:value-type="float" office:value="0.82374458235457" calcext:value-type="float">
            <text:p>0.82374458235457</text:p>
          </table:table-cell>
          <table:table-cell office:value-type="float" office:value="0.197527826243731" calcext:value-type="float">
            <text:p>0.197527826243731</text:p>
          </table:table-cell>
          <table:table-cell office:value-type="float" office:value="0.802472173756269" calcext:value-type="float">
            <text:p>0.802472173756269</text:p>
          </table:table-cell>
          <table:table-cell office:value-type="float" office:value="0.189964470241032" calcext:value-type="float">
            <text:p>0.189964470241032</text:p>
          </table:table-cell>
          <table:table-cell office:value-type="float" office:value="0.810035529758968" calcext:value-type="float">
            <text:p>0.810035529758968</text:p>
          </table:table-cell>
          <table:table-cell office:value-type="float" office:value="0.235840676847985" calcext:value-type="float">
            <text:p>0.235840676847985</text:p>
          </table:table-cell>
          <table:table-cell office:value-type="float" office:value="0.764159323152015" calcext:value-type="float">
            <text:p>0.764159323152015</text:p>
          </table:table-cell>
          <table:table-cell office:value-type="float" office:value="0.153069800665889" calcext:value-type="float">
            <text:p>0.153069800665889</text:p>
          </table:table-cell>
          <table:table-cell office:value-type="float" office:value="0.846930199334111" calcext:value-type="float">
            <text:p>0.846930199334111</text:p>
          </table:table-cell>
          <table:table-cell office:value-type="float" office:value="0.20759001548227" calcext:value-type="float">
            <text:p>0.20759001548227</text:p>
          </table:table-cell>
          <table:table-cell office:value-type="float" office:value="0.79240998451773" calcext:value-type="float">
            <text:p>0.79240998451773</text:p>
          </table:table-cell>
          <table:table-cell office:value-type="float" office:value="0.177839793501702" calcext:value-type="float">
            <text:p>0.177839793501702</text:p>
          </table:table-cell>
          <table:table-cell office:value-type="float" office:value="0.822160206498298" calcext:value-type="float">
            <text:p>0.822160206498298</text:p>
          </table:table-cell>
          <table:table-cell office:value-type="float" office:value="0.180363773738624" calcext:value-type="float">
            <text:p>0.180363773738624</text:p>
          </table:table-cell>
          <table:table-cell office:value-type="float" office:value="0.819636226261376" calcext:value-type="float">
            <text:p>0.819636226261376</text:p>
          </table:table-cell>
          <table:table-cell office:value-type="float" office:value="0.231427265713874" calcext:value-type="float">
            <text:p>0.231427265713874</text:p>
          </table:table-cell>
          <table:table-cell office:value-type="float" office:value="0.768572734286126" calcext:value-type="float">
            <text:p>0.768572734286126</text:p>
          </table:table-cell>
          <table:table-cell office:value-type="float" office:value="0.18024490474162" calcext:value-type="float">
            <text:p>0.18024490474162</text:p>
          </table:table-cell>
          <table:table-cell office:value-type="float" office:value="0.81975509525838" calcext:value-type="float">
            <text:p>0.81975509525838</text:p>
          </table:table-cell>
          <table:table-cell table:formula="of:=AVERAGE([.C143];[.E143];[.G143];[.I143];[.K143];[.M143];[.O143];[.Q143];[.S143];[.U143])" office:value-type="float" office:value="0.193012394482216" calcext:value-type="float">
            <text:p>0.193012394482216</text:p>
          </table:table-cell>
          <table:table-cell table:formula="of:=AVERAGE([.D143];[.F143];[.H143];[.J143];[.L143];[.N143];[.P143];[.R143];[.T143];[.V143])" office:value-type="float" office:value="0.806987605517784" calcext:value-type="float">
            <text:p>0.80698760551778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0.055658308633221" calcext:value-type="float">
            <text:p>0.055658308633221</text:p>
          </table:table-cell>
          <table:table-cell office:value-type="float" office:value="0.944341691366779" calcext:value-type="float">
            <text:p>0.944341691366779</text:p>
          </table:table-cell>
          <table:table-cell office:value-type="float" office:value="0.0409777800401835" calcext:value-type="float">
            <text:p>0.040977780040184</text:p>
          </table:table-cell>
          <table:table-cell office:value-type="float" office:value="0.959022219959817" calcext:value-type="float">
            <text:p>0.959022219959817</text:p>
          </table:table-cell>
          <table:table-cell office:value-type="float" office:value="0.0490858361591255" calcext:value-type="float">
            <text:p>0.049085836159126</text:p>
          </table:table-cell>
          <table:table-cell office:value-type="float" office:value="0.950914163840875" calcext:value-type="float">
            <text:p>0.950914163840875</text:p>
          </table:table-cell>
          <table:table-cell office:value-type="float" office:value="0.0917329025714758" calcext:value-type="float">
            <text:p>0.091732902571476</text:p>
          </table:table-cell>
          <table:table-cell office:value-type="float" office:value="0.908267097428524" calcext:value-type="float">
            <text:p>0.908267097428524</text:p>
          </table:table-cell>
          <table:table-cell office:value-type="float" office:value="0.0187521559184108" calcext:value-type="float">
            <text:p>0.018752155918411</text:p>
          </table:table-cell>
          <table:table-cell office:value-type="float" office:value="0.981247844081589" calcext:value-type="float">
            <text:p>0.981247844081589</text:p>
          </table:table-cell>
          <table:table-cell office:value-type="float" office:value="0.0333405587805178" calcext:value-type="float">
            <text:p>0.033340558780518</text:p>
          </table:table-cell>
          <table:table-cell office:value-type="float" office:value="0.966659441219482" calcext:value-type="float">
            <text:p>0.966659441219482</text:p>
          </table:table-cell>
          <table:table-cell office:value-type="float" office:value="0.0193324613097573" calcext:value-type="float">
            <text:p>0.019332461309757</text:p>
          </table:table-cell>
          <table:table-cell office:value-type="float" office:value="0.980667538690243" calcext:value-type="float">
            <text:p>0.980667538690243</text:p>
          </table:table-cell>
          <table:table-cell office:value-type="float" office:value="0.0879321223353469" calcext:value-type="float">
            <text:p>0.087932122335347</text:p>
          </table:table-cell>
          <table:table-cell office:value-type="float" office:value="0.912067877664653" calcext:value-type="float">
            <text:p>0.912067877664653</text:p>
          </table:table-cell>
          <table:table-cell office:value-type="float" office:value="0.0607575713005048" calcext:value-type="float">
            <text:p>0.060757571300505</text:p>
          </table:table-cell>
          <table:table-cell office:value-type="float" office:value="0.939242428699495" calcext:value-type="float">
            <text:p>0.939242428699495</text:p>
          </table:table-cell>
          <table:table-cell office:value-type="float" office:value="0.0574869825954452" calcext:value-type="float">
            <text:p>0.057486982595445</text:p>
          </table:table-cell>
          <table:table-cell office:value-type="float" office:value="0.942513017404555" calcext:value-type="float">
            <text:p>0.942513017404555</text:p>
          </table:table-cell>
          <table:table-cell table:formula="of:=AVERAGE([.C144];[.E144];[.G144];[.I144];[.K144];[.M144];[.O144];[.Q144];[.S144];[.U144])" office:value-type="float" office:value="0.0515056679643989" calcext:value-type="float">
            <text:p>0.051505667964399</text:p>
          </table:table-cell>
          <table:table-cell table:formula="of:=AVERAGE([.D144];[.F144];[.H144];[.J144];[.L144];[.N144];[.P144];[.R144];[.T144];[.V144])" office:value-type="float" office:value="0.948494332035601" calcext:value-type="float">
            <text:p>0.94849433203560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office:value-type="float" office:value="0.21496506001131" calcext:value-type="float">
            <text:p>0.21496506001131</text:p>
          </table:table-cell>
          <table:table-cell office:value-type="float" office:value="0.78503493998869" calcext:value-type="float">
            <text:p>0.78503493998869</text:p>
          </table:table-cell>
          <table:table-cell office:value-type="float" office:value="0.0907925818549425" calcext:value-type="float">
            <text:p>0.090792581854943</text:p>
          </table:table-cell>
          <table:table-cell office:value-type="float" office:value="0.909207418145058" calcext:value-type="float">
            <text:p>0.909207418145058</text:p>
          </table:table-cell>
          <table:table-cell office:value-type="float" office:value="0.0951958630782685" calcext:value-type="float">
            <text:p>0.095195863078269</text:p>
          </table:table-cell>
          <table:table-cell office:value-type="float" office:value="0.904804136921732" calcext:value-type="float">
            <text:p>0.904804136921732</text:p>
          </table:table-cell>
          <table:table-cell office:value-type="float" office:value="0.146405154397137" calcext:value-type="float">
            <text:p>0.146405154397137</text:p>
          </table:table-cell>
          <table:table-cell office:value-type="float" office:value="0.853594845602863" calcext:value-type="float">
            <text:p>0.853594845602863</text:p>
          </table:table-cell>
          <table:table-cell office:value-type="float" office:value="0.214763137311116" calcext:value-type="float">
            <text:p>0.214763137311116</text:p>
          </table:table-cell>
          <table:table-cell office:value-type="float" office:value="0.785236862688884" calcext:value-type="float">
            <text:p>0.785236862688884</text:p>
          </table:table-cell>
          <table:table-cell office:value-type="float" office:value="0.122223016578654" calcext:value-type="float">
            <text:p>0.122223016578654</text:p>
          </table:table-cell>
          <table:table-cell office:value-type="float" office:value="0.877776983421346" calcext:value-type="float">
            <text:p>0.877776983421346</text:p>
          </table:table-cell>
          <table:table-cell office:value-type="float" office:value="0.109603140125136" calcext:value-type="float">
            <text:p>0.109603140125136</text:p>
          </table:table-cell>
          <table:table-cell office:value-type="float" office:value="0.890396859874864" calcext:value-type="float">
            <text:p>0.890396859874864</text:p>
          </table:table-cell>
          <table:table-cell office:value-type="float" office:value="0.0873572180463346" calcext:value-type="float">
            <text:p>0.087357218046335</text:p>
          </table:table-cell>
          <table:table-cell office:value-type="float" office:value="0.912642781953665" calcext:value-type="float">
            <text:p>0.912642781953665</text:p>
          </table:table-cell>
          <table:table-cell office:value-type="float" office:value="0.159322037047123" calcext:value-type="float">
            <text:p>0.159322037047123</text:p>
          </table:table-cell>
          <table:table-cell office:value-type="float" office:value="0.840677962952877" calcext:value-type="float">
            <text:p>0.840677962952877</text:p>
          </table:table-cell>
          <table:table-cell office:value-type="float" office:value="0.0879653088970622" calcext:value-type="float">
            <text:p>0.087965308897062</text:p>
          </table:table-cell>
          <table:table-cell office:value-type="float" office:value="0.912034691102938" calcext:value-type="float">
            <text:p>0.912034691102938</text:p>
          </table:table-cell>
          <table:table-cell table:formula="of:=AVERAGE([.C145];[.E145];[.G145];[.I145];[.K145];[.M145];[.O145];[.Q145];[.S145];[.U145])" office:value-type="float" office:value="0.132859251734708" calcext:value-type="float">
            <text:p>0.132859251734708</text:p>
          </table:table-cell>
          <table:table-cell table:formula="of:=AVERAGE([.D145];[.F145];[.H145];[.J145];[.L145];[.N145];[.P145];[.R145];[.T145];[.V145])" office:value-type="float" office:value="0.867140748265292" calcext:value-type="float">
            <text:p>0.86714074826529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0.998837225350483" calcext:value-type="float">
            <text:p>0.998837225350483</text:p>
          </table:table-cell>
          <table:table-cell office:value-type="float" office:value="0.00116277464951681" calcext:value-type="float">
            <text:p>0.001162774649517</text:p>
          </table:table-cell>
          <table:table-cell office:value-type="float" office:value="0.998488082595413" calcext:value-type="float">
            <text:p>0.998488082595413</text:p>
          </table:table-cell>
          <table:table-cell office:value-type="float" office:value="0.00151191740458743" calcext:value-type="float">
            <text:p>0.001511917404587</text:p>
          </table:table-cell>
          <table:table-cell office:value-type="float" office:value="0.99688058337729" calcext:value-type="float">
            <text:p>0.99688058337729</text:p>
          </table:table-cell>
          <table:table-cell office:value-type="float" office:value="0.00311941662270991" calcext:value-type="float">
            <text:p>0.00311941662271</text:p>
          </table:table-cell>
          <table:table-cell office:value-type="float" office:value="0.999010697275185" calcext:value-type="float">
            <text:p>0.999010697275185</text:p>
          </table:table-cell>
          <table:table-cell office:value-type="float" office:value="0.000989302724815324" calcext:value-type="float">
            <text:p>0.000989302724815</text:p>
          </table:table-cell>
          <table:table-cell office:value-type="float" office:value="0.997778736140531" calcext:value-type="float">
            <text:p>0.997778736140531</text:p>
          </table:table-cell>
          <table:table-cell office:value-type="float" office:value="0.00222126385946926" calcext:value-type="float">
            <text:p>0.002221263859469</text:p>
          </table:table-cell>
          <table:table-cell office:value-type="float" office:value="0.998676170132228" calcext:value-type="float">
            <text:p>0.998676170132228</text:p>
          </table:table-cell>
          <table:table-cell office:value-type="float" office:value="0.00132382986777196" calcext:value-type="float">
            <text:p>0.001323829867772</text:p>
          </table:table-cell>
          <table:table-cell office:value-type="float" office:value="0.995613224304303" calcext:value-type="float">
            <text:p>0.995613224304303</text:p>
          </table:table-cell>
          <table:table-cell office:value-type="float" office:value="0.00438677569569687" calcext:value-type="float">
            <text:p>0.004386775695697</text:p>
          </table:table-cell>
          <table:table-cell office:value-type="float" office:value="0.995037630991994" calcext:value-type="float">
            <text:p>0.995037630991994</text:p>
          </table:table-cell>
          <table:table-cell office:value-type="float" office:value="0.00496236900800584" calcext:value-type="float">
            <text:p>0.004962369008006</text:p>
          </table:table-cell>
          <table:table-cell office:value-type="float" office:value="0.994389291828226" calcext:value-type="float">
            <text:p>0.994389291828226</text:p>
          </table:table-cell>
          <table:table-cell office:value-type="float" office:value="0.00561070817177419" calcext:value-type="float">
            <text:p>0.005610708171774</text:p>
          </table:table-cell>
          <table:table-cell office:value-type="float" office:value="0.998390125405134" calcext:value-type="float">
            <text:p>0.998390125405134</text:p>
          </table:table-cell>
          <table:table-cell office:value-type="float" office:value="0.00160987459486571" calcext:value-type="float">
            <text:p>0.001609874594866</text:p>
          </table:table-cell>
          <table:table-cell table:formula="of:=AVERAGE([.C146];[.E146];[.G146];[.I146];[.K146];[.M146];[.O146];[.Q146];[.S146];[.U146])" office:value-type="float" office:value="0.997310176740079" calcext:value-type="float">
            <text:p>0.997310176740079</text:p>
          </table:table-cell>
          <table:table-cell table:formula="of:=AVERAGE([.D146];[.F146];[.H146];[.J146];[.L146];[.N146];[.P146];[.R146];[.T146];[.V146])" office:value-type="float" office:value="0.00268982325992133" calcext:value-type="float">
            <text:p>0.00268982325992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0.970991350793255" calcext:value-type="float">
            <text:p>0.970991350793255</text:p>
          </table:table-cell>
          <table:table-cell office:value-type="float" office:value="0.0290086492067454" calcext:value-type="float">
            <text:p>0.029008649206745</text:p>
          </table:table-cell>
          <table:table-cell office:value-type="float" office:value="0.921305069631725" calcext:value-type="float">
            <text:p>0.921305069631725</text:p>
          </table:table-cell>
          <table:table-cell office:value-type="float" office:value="0.0786949303682746" calcext:value-type="float">
            <text:p>0.078694930368275</text:p>
          </table:table-cell>
          <table:table-cell office:value-type="float" office:value="0.945785668172061" calcext:value-type="float">
            <text:p>0.945785668172061</text:p>
          </table:table-cell>
          <table:table-cell office:value-type="float" office:value="0.0542143318279387" calcext:value-type="float">
            <text:p>0.054214331827939</text:p>
          </table:table-cell>
          <table:table-cell office:value-type="float" office:value="0.970454069386412" calcext:value-type="float">
            <text:p>0.970454069386412</text:p>
          </table:table-cell>
          <table:table-cell office:value-type="float" office:value="0.0295459306135883" calcext:value-type="float">
            <text:p>0.029545930613588</text:p>
          </table:table-cell>
          <table:table-cell office:value-type="float" office:value="0.949029016960674" calcext:value-type="float">
            <text:p>0.949029016960674</text:p>
          </table:table-cell>
          <table:table-cell office:value-type="float" office:value="0.0509709830393262" calcext:value-type="float">
            <text:p>0.050970983039326</text:p>
          </table:table-cell>
          <table:table-cell office:value-type="float" office:value="0.903197414612701" calcext:value-type="float">
            <text:p>0.903197414612701</text:p>
          </table:table-cell>
          <table:table-cell office:value-type="float" office:value="0.0968025853872988" calcext:value-type="float">
            <text:p>0.096802585387299</text:p>
          </table:table-cell>
          <table:table-cell office:value-type="float" office:value="0.910079213451575" calcext:value-type="float">
            <text:p>0.910079213451575</text:p>
          </table:table-cell>
          <table:table-cell office:value-type="float" office:value="0.0899207865484247" calcext:value-type="float">
            <text:p>0.089920786548425</text:p>
          </table:table-cell>
          <table:table-cell office:value-type="float" office:value="0.907243106891625" calcext:value-type="float">
            <text:p>0.907243106891625</text:p>
          </table:table-cell>
          <table:table-cell office:value-type="float" office:value="0.0927568931083751" calcext:value-type="float">
            <text:p>0.092756893108375</text:p>
          </table:table-cell>
          <table:table-cell office:value-type="float" office:value="0.952688479058349" calcext:value-type="float">
            <text:p>0.952688479058349</text:p>
          </table:table-cell>
          <table:table-cell office:value-type="float" office:value="0.0473115209416509" calcext:value-type="float">
            <text:p>0.047311520941651</text:p>
          </table:table-cell>
          <table:table-cell office:value-type="float" office:value="0.930428479408016" calcext:value-type="float">
            <text:p>0.930428479408016</text:p>
          </table:table-cell>
          <table:table-cell office:value-type="float" office:value="0.069571520591984" calcext:value-type="float">
            <text:p>0.069571520591984</text:p>
          </table:table-cell>
          <table:table-cell table:formula="of:=AVERAGE([.C147];[.E147];[.G147];[.I147];[.K147];[.M147];[.O147];[.Q147];[.S147];[.U147])" office:value-type="float" office:value="0.93612018683664" calcext:value-type="float">
            <text:p>0.93612018683664</text:p>
          </table:table-cell>
          <table:table-cell table:formula="of:=AVERAGE([.D147];[.F147];[.H147];[.J147];[.L147];[.N147];[.P147];[.R147];[.T147];[.V147])" office:value-type="float" office:value="0.0638798131633607" calcext:value-type="float">
            <text:p>0.06387981316336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0.822130238869407" calcext:value-type="float">
            <text:p>0.822130238869407</text:p>
          </table:table-cell>
          <table:table-cell office:value-type="float" office:value="0.177869761130593" calcext:value-type="float">
            <text:p>0.177869761130593</text:p>
          </table:table-cell>
          <table:table-cell office:value-type="float" office:value="0.876191948076814" calcext:value-type="float">
            <text:p>0.876191948076814</text:p>
          </table:table-cell>
          <table:table-cell office:value-type="float" office:value="0.123808051923186" calcext:value-type="float">
            <text:p>0.123808051923186</text:p>
          </table:table-cell>
          <table:table-cell office:value-type="float" office:value="0.741019465851568" calcext:value-type="float">
            <text:p>0.741019465851568</text:p>
          </table:table-cell>
          <table:table-cell office:value-type="float" office:value="0.258980534148432" calcext:value-type="float">
            <text:p>0.258980534148432</text:p>
          </table:table-cell>
          <table:table-cell office:value-type="float" office:value="0.748871423462606" calcext:value-type="float">
            <text:p>0.748871423462606</text:p>
          </table:table-cell>
          <table:table-cell office:value-type="float" office:value="0.251128576537394" calcext:value-type="float">
            <text:p>0.251128576537394</text:p>
          </table:table-cell>
          <table:table-cell office:value-type="float" office:value="0.875316923971267" calcext:value-type="float">
            <text:p>0.875316923971267</text:p>
          </table:table-cell>
          <table:table-cell office:value-type="float" office:value="0.124683076028733" calcext:value-type="float">
            <text:p>0.124683076028733</text:p>
          </table:table-cell>
          <table:table-cell office:value-type="float" office:value="0.804786370364054" calcext:value-type="float">
            <text:p>0.804786370364054</text:p>
          </table:table-cell>
          <table:table-cell office:value-type="float" office:value="0.195213629635946" calcext:value-type="float">
            <text:p>0.195213629635946</text:p>
          </table:table-cell>
          <table:table-cell office:value-type="float" office:value="0.737482722545424" calcext:value-type="float">
            <text:p>0.737482722545424</text:p>
          </table:table-cell>
          <table:table-cell office:value-type="float" office:value="0.262517277454576" calcext:value-type="float">
            <text:p>0.262517277454576</text:p>
          </table:table-cell>
          <table:table-cell office:value-type="float" office:value="0.818506533412348" calcext:value-type="float">
            <text:p>0.818506533412348</text:p>
          </table:table-cell>
          <table:table-cell office:value-type="float" office:value="0.181493466587652" calcext:value-type="float">
            <text:p>0.181493466587652</text:p>
          </table:table-cell>
          <table:table-cell office:value-type="float" office:value="0.758692640310907" calcext:value-type="float">
            <text:p>0.758692640310907</text:p>
          </table:table-cell>
          <table:table-cell office:value-type="float" office:value="0.241307359689093" calcext:value-type="float">
            <text:p>0.241307359689093</text:p>
          </table:table-cell>
          <table:table-cell office:value-type="float" office:value="0.790451130818339" calcext:value-type="float">
            <text:p>0.790451130818339</text:p>
          </table:table-cell>
          <table:table-cell office:value-type="float" office:value="0.209548869181661" calcext:value-type="float">
            <text:p>0.209548869181661</text:p>
          </table:table-cell>
          <table:table-cell table:formula="of:=AVERAGE([.C148];[.E148];[.G148];[.I148];[.K148];[.M148];[.O148];[.Q148];[.S148];[.U148])" office:value-type="float" office:value="0.797344939768273" calcext:value-type="float">
            <text:p>0.797344939768273</text:p>
          </table:table-cell>
          <table:table-cell table:formula="of:=AVERAGE([.D148];[.F148];[.H148];[.J148];[.L148];[.N148];[.P148];[.R148];[.T148];[.V148])" office:value-type="float" office:value="0.202655060231727" calcext:value-type="float">
            <text:p>0.20265506023172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0.996842249372284" calcext:value-type="float">
            <text:p>0.996842249372284</text:p>
          </table:table-cell>
          <table:table-cell office:value-type="float" office:value="0.00315775062771594" calcext:value-type="float">
            <text:p>0.003157750627716</text:p>
          </table:table-cell>
          <table:table-cell office:value-type="float" office:value="0.998669584727085" calcext:value-type="float">
            <text:p>0.998669584727085</text:p>
          </table:table-cell>
          <table:table-cell office:value-type="float" office:value="0.00133041527291527" calcext:value-type="float">
            <text:p>0.001330415272915</text:p>
          </table:table-cell>
          <table:table-cell office:value-type="float" office:value="0.994466774810014" calcext:value-type="float">
            <text:p>0.994466774810014</text:p>
          </table:table-cell>
          <table:table-cell office:value-type="float" office:value="0.00553322518998558" calcext:value-type="float">
            <text:p>0.005533225189986</text:p>
          </table:table-cell>
          <table:table-cell office:value-type="float" office:value="0.994767835222288" calcext:value-type="float">
            <text:p>0.994767835222288</text:p>
          </table:table-cell>
          <table:table-cell office:value-type="float" office:value="0.00523216477771235" calcext:value-type="float">
            <text:p>0.005232164777712</text:p>
          </table:table-cell>
          <table:table-cell office:value-type="float" office:value="0.997576844525823" calcext:value-type="float">
            <text:p>0.997576844525823</text:p>
          </table:table-cell>
          <table:table-cell office:value-type="float" office:value="0.00242315547417694" calcext:value-type="float">
            <text:p>0.002423155474177</text:p>
          </table:table-cell>
          <table:table-cell office:value-type="float" office:value="0.995008321436052" calcext:value-type="float">
            <text:p>0.995008321436052</text:p>
          </table:table-cell>
          <table:table-cell office:value-type="float" office:value="0.0049916785639479" calcext:value-type="float">
            <text:p>0.004991678563948</text:p>
          </table:table-cell>
          <table:table-cell office:value-type="float" office:value="0.99696229243838" calcext:value-type="float">
            <text:p>0.99696229243838</text:p>
          </table:table-cell>
          <table:table-cell office:value-type="float" office:value="0.00303770756161993" calcext:value-type="float">
            <text:p>0.00303770756162</text:p>
          </table:table-cell>
          <table:table-cell office:value-type="float" office:value="0.994776870580314" calcext:value-type="float">
            <text:p>0.994776870580314</text:p>
          </table:table-cell>
          <table:table-cell office:value-type="float" office:value="0.00522312941968652" calcext:value-type="float">
            <text:p>0.005223129419687</text:p>
          </table:table-cell>
          <table:table-cell office:value-type="float" office:value="0.99468466694777" calcext:value-type="float">
            <text:p>0.99468466694777</text:p>
          </table:table-cell>
          <table:table-cell office:value-type="float" office:value="0.00531533305223041" calcext:value-type="float">
            <text:p>0.00531533305223</text:p>
          </table:table-cell>
          <table:table-cell office:value-type="float" office:value="0.993692467063165" calcext:value-type="float">
            <text:p>0.993692467063165</text:p>
          </table:table-cell>
          <table:table-cell office:value-type="float" office:value="0.00630753293683489" calcext:value-type="float">
            <text:p>0.006307532936835</text:p>
          </table:table-cell>
          <table:table-cell table:formula="of:=AVERAGE([.C149];[.E149];[.G149];[.I149];[.K149];[.M149];[.O149];[.Q149];[.S149];[.U149])" office:value-type="float" office:value="0.995744790712318" calcext:value-type="float">
            <text:p>0.995744790712318</text:p>
          </table:table-cell>
          <table:table-cell table:formula="of:=AVERAGE([.D149];[.F149];[.H149];[.J149];[.L149];[.N149];[.P149];[.R149];[.T149];[.V149])" office:value-type="float" office:value="0.00425520928768257" calcext:value-type="float">
            <text:p>0.00425520928768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0.498920984979224" calcext:value-type="float">
            <text:p>0.498920984979224</text:p>
          </table:table-cell>
          <table:table-cell office:value-type="float" office:value="0.501079015020776" calcext:value-type="float">
            <text:p>0.501079015020776</text:p>
          </table:table-cell>
          <table:table-cell office:value-type="float" office:value="0.442061561192985" calcext:value-type="float">
            <text:p>0.442061561192985</text:p>
          </table:table-cell>
          <table:table-cell office:value-type="float" office:value="0.557938438807015" calcext:value-type="float">
            <text:p>0.557938438807015</text:p>
          </table:table-cell>
          <table:table-cell office:value-type="float" office:value="0.647388585029811" calcext:value-type="float">
            <text:p>0.647388585029811</text:p>
          </table:table-cell>
          <table:table-cell office:value-type="float" office:value="0.352611414970189" calcext:value-type="float">
            <text:p>0.352611414970189</text:p>
          </table:table-cell>
          <table:table-cell office:value-type="float" office:value="0.385708357438026" calcext:value-type="float">
            <text:p>0.385708357438026</text:p>
          </table:table-cell>
          <table:table-cell office:value-type="float" office:value="0.614291642561974" calcext:value-type="float">
            <text:p>0.614291642561974</text:p>
          </table:table-cell>
          <table:table-cell office:value-type="float" office:value="0.522747977662845" calcext:value-type="float">
            <text:p>0.522747977662845</text:p>
          </table:table-cell>
          <table:table-cell office:value-type="float" office:value="0.477252022337155" calcext:value-type="float">
            <text:p>0.477252022337155</text:p>
          </table:table-cell>
          <table:table-cell office:value-type="float" office:value="0.582408807914382" calcext:value-type="float">
            <text:p>0.582408807914382</text:p>
          </table:table-cell>
          <table:table-cell office:value-type="float" office:value="0.417591192085618" calcext:value-type="float">
            <text:p>0.417591192085618</text:p>
          </table:table-cell>
          <table:table-cell office:value-type="float" office:value="0.709645235159586" calcext:value-type="float">
            <text:p>0.709645235159586</text:p>
          </table:table-cell>
          <table:table-cell office:value-type="float" office:value="0.290354764840414" calcext:value-type="float">
            <text:p>0.290354764840414</text:p>
          </table:table-cell>
          <table:table-cell office:value-type="float" office:value="0.609369617075396" calcext:value-type="float">
            <text:p>0.609369617075396</text:p>
          </table:table-cell>
          <table:table-cell office:value-type="float" office:value="0.390630382924604" calcext:value-type="float">
            <text:p>0.390630382924604</text:p>
          </table:table-cell>
          <table:table-cell office:value-type="float" office:value="0.438127758966396" calcext:value-type="float">
            <text:p>0.438127758966396</text:p>
          </table:table-cell>
          <table:table-cell office:value-type="float" office:value="0.561872241033604" calcext:value-type="float">
            <text:p>0.561872241033604</text:p>
          </table:table-cell>
          <table:table-cell office:value-type="float" office:value="0.536912647928281" calcext:value-type="float">
            <text:p>0.536912647928281</text:p>
          </table:table-cell>
          <table:table-cell office:value-type="float" office:value="0.463087352071719" calcext:value-type="float">
            <text:p>0.463087352071719</text:p>
          </table:table-cell>
          <table:table-cell table:formula="of:=AVERAGE([.C150];[.E150];[.G150];[.I150];[.K150];[.M150];[.O150];[.Q150];[.S150];[.U150])" office:value-type="float" office:value="0.537329153334693" calcext:value-type="float">
            <text:p>0.537329153334693</text:p>
          </table:table-cell>
          <table:table-cell table:formula="of:=AVERAGE([.D150];[.F150];[.H150];[.J150];[.L150];[.N150];[.P150];[.R150];[.T150];[.V150])" office:value-type="float" office:value="0.462670846665307" calcext:value-type="float">
            <text:p>0.46267084666530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0.431749115773852" calcext:value-type="float">
            <text:p>0.431749115773852</text:p>
          </table:table-cell>
          <table:table-cell office:value-type="float" office:value="0.568250884226148" calcext:value-type="float">
            <text:p>0.568250884226148</text:p>
          </table:table-cell>
          <table:table-cell office:value-type="float" office:value="0.357473882470314" calcext:value-type="float">
            <text:p>0.357473882470314</text:p>
          </table:table-cell>
          <table:table-cell office:value-type="float" office:value="0.642526117529686" calcext:value-type="float">
            <text:p>0.642526117529686</text:p>
          </table:table-cell>
          <table:table-cell office:value-type="float" office:value="0.256729731253991" calcext:value-type="float">
            <text:p>0.256729731253991</text:p>
          </table:table-cell>
          <table:table-cell office:value-type="float" office:value="0.743270268746009" calcext:value-type="float">
            <text:p>0.743270268746009</text:p>
          </table:table-cell>
          <table:table-cell office:value-type="float" office:value="0.276552545184812" calcext:value-type="float">
            <text:p>0.276552545184812</text:p>
          </table:table-cell>
          <table:table-cell office:value-type="float" office:value="0.723447454815188" calcext:value-type="float">
            <text:p>0.723447454815188</text:p>
          </table:table-cell>
          <table:table-cell office:value-type="float" office:value="0.355150874899455" calcext:value-type="float">
            <text:p>0.355150874899455</text:p>
          </table:table-cell>
          <table:table-cell office:value-type="float" office:value="0.644849125100545" calcext:value-type="float">
            <text:p>0.644849125100545</text:p>
          </table:table-cell>
          <table:table-cell office:value-type="float" office:value="0.431162723792711" calcext:value-type="float">
            <text:p>0.431162723792711</text:p>
          </table:table-cell>
          <table:table-cell office:value-type="float" office:value="0.568837276207289" calcext:value-type="float">
            <text:p>0.568837276207289</text:p>
          </table:table-cell>
          <table:table-cell office:value-type="float" office:value="0.302309500224265" calcext:value-type="float">
            <text:p>0.302309500224265</text:p>
          </table:table-cell>
          <table:table-cell office:value-type="float" office:value="0.697690499775735" calcext:value-type="float">
            <text:p>0.697690499775735</text:p>
          </table:table-cell>
          <table:table-cell office:value-type="float" office:value="0.352425375724123" calcext:value-type="float">
            <text:p>0.352425375724123</text:p>
          </table:table-cell>
          <table:table-cell office:value-type="float" office:value="0.647574624275877" calcext:value-type="float">
            <text:p>0.647574624275877</text:p>
          </table:table-cell>
          <table:table-cell office:value-type="float" office:value="0.22336547642176" calcext:value-type="float">
            <text:p>0.22336547642176</text:p>
          </table:table-cell>
          <table:table-cell office:value-type="float" office:value="0.77663452357824" calcext:value-type="float">
            <text:p>0.77663452357824</text:p>
          </table:table-cell>
          <table:table-cell office:value-type="float" office:value="0.338267020143597" calcext:value-type="float">
            <text:p>0.338267020143597</text:p>
          </table:table-cell>
          <table:table-cell office:value-type="float" office:value="0.661732979856403" calcext:value-type="float">
            <text:p>0.661732979856403</text:p>
          </table:table-cell>
          <table:table-cell table:formula="of:=AVERAGE([.C151];[.E151];[.G151];[.I151];[.K151];[.M151];[.O151];[.Q151];[.S151];[.U151])" office:value-type="float" office:value="0.332518624588888" calcext:value-type="float">
            <text:p>0.332518624588888</text:p>
          </table:table-cell>
          <table:table-cell table:formula="of:=AVERAGE([.D151];[.F151];[.H151];[.J151];[.L151];[.N151];[.P151];[.R151];[.T151];[.V151])" office:value-type="float" office:value="0.667481375411112" calcext:value-type="float">
            <text:p>0.66748137541111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0.84267471850229" calcext:value-type="float">
            <text:p>0.84267471850229</text:p>
          </table:table-cell>
          <table:table-cell office:value-type="float" office:value="0.15732528149771" calcext:value-type="float">
            <text:p>0.15732528149771</text:p>
          </table:table-cell>
          <table:table-cell office:value-type="float" office:value="0.753117824490495" calcext:value-type="float">
            <text:p>0.753117824490495</text:p>
          </table:table-cell>
          <table:table-cell office:value-type="float" office:value="0.246882175509505" calcext:value-type="float">
            <text:p>0.246882175509505</text:p>
          </table:table-cell>
          <table:table-cell office:value-type="float" office:value="0.760537161811733" calcext:value-type="float">
            <text:p>0.760537161811733</text:p>
          </table:table-cell>
          <table:table-cell office:value-type="float" office:value="0.239462838188266" calcext:value-type="float">
            <text:p>0.239462838188266</text:p>
          </table:table-cell>
          <table:table-cell office:value-type="float" office:value="0.918641029435769" calcext:value-type="float">
            <text:p>0.918641029435769</text:p>
          </table:table-cell>
          <table:table-cell office:value-type="float" office:value="0.0813589705642305" calcext:value-type="float">
            <text:p>0.081358970564231</text:p>
          </table:table-cell>
          <table:table-cell office:value-type="float" office:value="0.75123941325829" calcext:value-type="float">
            <text:p>0.75123941325829</text:p>
          </table:table-cell>
          <table:table-cell office:value-type="float" office:value="0.24876058674171" calcext:value-type="float">
            <text:p>0.24876058674171</text:p>
          </table:table-cell>
          <table:table-cell office:value-type="float" office:value="0.799612657205087" calcext:value-type="float">
            <text:p>0.799612657205087</text:p>
          </table:table-cell>
          <table:table-cell office:value-type="float" office:value="0.200387342794913" calcext:value-type="float">
            <text:p>0.200387342794913</text:p>
          </table:table-cell>
          <table:table-cell office:value-type="float" office:value="0.669107216666121" calcext:value-type="float">
            <text:p>0.669107216666121</text:p>
          </table:table-cell>
          <table:table-cell office:value-type="float" office:value="0.330892783333879" calcext:value-type="float">
            <text:p>0.330892783333879</text:p>
          </table:table-cell>
          <table:table-cell office:value-type="float" office:value="0.892272414906867" calcext:value-type="float">
            <text:p>0.892272414906867</text:p>
          </table:table-cell>
          <table:table-cell office:value-type="float" office:value="0.107727585093133" calcext:value-type="float">
            <text:p>0.107727585093133</text:p>
          </table:table-cell>
          <table:table-cell office:value-type="float" office:value="0.55293837578734" calcext:value-type="float">
            <text:p>0.55293837578734</text:p>
          </table:table-cell>
          <table:table-cell office:value-type="float" office:value="0.44706162421266" calcext:value-type="float">
            <text:p>0.44706162421266</text:p>
          </table:table-cell>
          <table:table-cell office:value-type="float" office:value="0.777788414866761" calcext:value-type="float">
            <text:p>0.777788414866761</text:p>
          </table:table-cell>
          <table:table-cell office:value-type="float" office:value="0.222211585133239" calcext:value-type="float">
            <text:p>0.222211585133239</text:p>
          </table:table-cell>
          <table:table-cell table:formula="of:=AVERAGE([.C152];[.E152];[.G152];[.I152];[.K152];[.M152];[.O152];[.Q152];[.S152];[.U152])" office:value-type="float" office:value="0.771792922693075" calcext:value-type="float">
            <text:p>0.771792922693075</text:p>
          </table:table-cell>
          <table:table-cell table:formula="of:=AVERAGE([.D152];[.F152];[.H152];[.J152];[.L152];[.N152];[.P152];[.R152];[.T152];[.V152])" office:value-type="float" office:value="0.228207077306925" calcext:value-type="float">
            <text:p>0.22820707730692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0.898733905398028" calcext:value-type="float">
            <text:p>0.898733905398028</text:p>
          </table:table-cell>
          <table:table-cell office:value-type="float" office:value="0.101266094601972" calcext:value-type="float">
            <text:p>0.101266094601972</text:p>
          </table:table-cell>
          <table:table-cell office:value-type="float" office:value="0.969716525851915" calcext:value-type="float">
            <text:p>0.969716525851915</text:p>
          </table:table-cell>
          <table:table-cell office:value-type="float" office:value="0.030283474148085" calcext:value-type="float">
            <text:p>0.030283474148085</text:p>
          </table:table-cell>
          <table:table-cell office:value-type="float" office:value="0.750341911495611" calcext:value-type="float">
            <text:p>0.750341911495611</text:p>
          </table:table-cell>
          <table:table-cell office:value-type="float" office:value="0.249658088504389" calcext:value-type="float">
            <text:p>0.249658088504389</text:p>
          </table:table-cell>
          <table:table-cell office:value-type="float" office:value="0.88560094454249" calcext:value-type="float">
            <text:p>0.88560094454249</text:p>
          </table:table-cell>
          <table:table-cell office:value-type="float" office:value="0.11439905545751" calcext:value-type="float">
            <text:p>0.11439905545751</text:p>
          </table:table-cell>
          <table:table-cell office:value-type="float" office:value="0.943919972538752" calcext:value-type="float">
            <text:p>0.943919972538752</text:p>
          </table:table-cell>
          <table:table-cell office:value-type="float" office:value="0.0560800274612484" calcext:value-type="float">
            <text:p>0.056080027461248</text:p>
          </table:table-cell>
          <table:table-cell office:value-type="float" office:value="0.853580602467257" calcext:value-type="float">
            <text:p>0.853580602467257</text:p>
          </table:table-cell>
          <table:table-cell office:value-type="float" office:value="0.146419397532742" calcext:value-type="float">
            <text:p>0.146419397532742</text:p>
          </table:table-cell>
          <table:table-cell office:value-type="float" office:value="0.912194940367054" calcext:value-type="float">
            <text:p>0.912194940367054</text:p>
          </table:table-cell>
          <table:table-cell office:value-type="float" office:value="0.0878050596329465" calcext:value-type="float">
            <text:p>0.087805059632947</text:p>
          </table:table-cell>
          <table:table-cell office:value-type="float" office:value="0.802459907319424" calcext:value-type="float">
            <text:p>0.802459907319424</text:p>
          </table:table-cell>
          <table:table-cell office:value-type="float" office:value="0.197540092680577" calcext:value-type="float">
            <text:p>0.197540092680577</text:p>
          </table:table-cell>
          <table:table-cell office:value-type="float" office:value="0.875582917579558" calcext:value-type="float">
            <text:p>0.875582917579558</text:p>
          </table:table-cell>
          <table:table-cell office:value-type="float" office:value="0.124417082420441" calcext:value-type="float">
            <text:p>0.124417082420441</text:p>
          </table:table-cell>
          <table:table-cell office:value-type="float" office:value="0.826772197820158" calcext:value-type="float">
            <text:p>0.826772197820158</text:p>
          </table:table-cell>
          <table:table-cell office:value-type="float" office:value="0.173227802179842" calcext:value-type="float">
            <text:p>0.173227802179842</text:p>
          </table:table-cell>
          <table:table-cell table:formula="of:=AVERAGE([.C153];[.E153];[.G153];[.I153];[.K153];[.M153];[.O153];[.Q153];[.S153];[.U153])" office:value-type="float" office:value="0.871890382538025" calcext:value-type="float">
            <text:p>0.871890382538025</text:p>
          </table:table-cell>
          <table:table-cell table:formula="of:=AVERAGE([.D153];[.F153];[.H153];[.J153];[.L153];[.N153];[.P153];[.R153];[.T153];[.V153])" office:value-type="float" office:value="0.128109617461975" calcext:value-type="float">
            <text:p>0.12810961746197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0.982617633821332" calcext:value-type="float">
            <text:p>0.982617633821332</text:p>
          </table:table-cell>
          <table:table-cell office:value-type="float" office:value="0.0173823661786682" calcext:value-type="float">
            <text:p>0.017382366178668</text:p>
          </table:table-cell>
          <table:table-cell office:value-type="float" office:value="0.967189639078463" calcext:value-type="float">
            <text:p>0.967189639078463</text:p>
          </table:table-cell>
          <table:table-cell office:value-type="float" office:value="0.032810360921537" calcext:value-type="float">
            <text:p>0.032810360921537</text:p>
          </table:table-cell>
          <table:table-cell office:value-type="float" office:value="0.977429564088198" calcext:value-type="float">
            <text:p>0.977429564088198</text:p>
          </table:table-cell>
          <table:table-cell office:value-type="float" office:value="0.0225704359118022" calcext:value-type="float">
            <text:p>0.022570435911802</text:p>
          </table:table-cell>
          <table:table-cell office:value-type="float" office:value="0.962816985441989" calcext:value-type="float">
            <text:p>0.962816985441989</text:p>
          </table:table-cell>
          <table:table-cell office:value-type="float" office:value="0.0371830145580104" calcext:value-type="float">
            <text:p>0.03718301455801</text:p>
          </table:table-cell>
          <table:table-cell office:value-type="float" office:value="0.978915443895424" calcext:value-type="float">
            <text:p>0.978915443895424</text:p>
          </table:table-cell>
          <table:table-cell office:value-type="float" office:value="0.0210845561045759" calcext:value-type="float">
            <text:p>0.021084556104576</text:p>
          </table:table-cell>
          <table:table-cell office:value-type="float" office:value="0.973098798382108" calcext:value-type="float">
            <text:p>0.973098798382108</text:p>
          </table:table-cell>
          <table:table-cell office:value-type="float" office:value="0.0269012016178922" calcext:value-type="float">
            <text:p>0.026901201617892</text:p>
          </table:table-cell>
          <table:table-cell office:value-type="float" office:value="0.977821855741522" calcext:value-type="float">
            <text:p>0.977821855741522</text:p>
          </table:table-cell>
          <table:table-cell office:value-type="float" office:value="0.022178144258478" calcext:value-type="float">
            <text:p>0.022178144258478</text:p>
          </table:table-cell>
          <table:table-cell office:value-type="float" office:value="0.98719161027014" calcext:value-type="float">
            <text:p>0.98719161027014</text:p>
          </table:table-cell>
          <table:table-cell office:value-type="float" office:value="0.01280838972986" calcext:value-type="float">
            <text:p>0.01280838972986</text:p>
          </table:table-cell>
          <table:table-cell office:value-type="float" office:value="0.95826451904418" calcext:value-type="float">
            <text:p>0.95826451904418</text:p>
          </table:table-cell>
          <table:table-cell office:value-type="float" office:value="0.0417354809558204" calcext:value-type="float">
            <text:p>0.04173548095582</text:p>
          </table:table-cell>
          <table:table-cell office:value-type="float" office:value="0.984235371019181" calcext:value-type="float">
            <text:p>0.984235371019181</text:p>
          </table:table-cell>
          <table:table-cell office:value-type="float" office:value="0.0157646289808194" calcext:value-type="float">
            <text:p>0.015764628980819</text:p>
          </table:table-cell>
          <table:table-cell table:formula="of:=AVERAGE([.C154];[.E154];[.G154];[.I154];[.K154];[.M154];[.O154];[.Q154];[.S154];[.U154])" office:value-type="float" office:value="0.974958142078254" calcext:value-type="float">
            <text:p>0.974958142078254</text:p>
          </table:table-cell>
          <table:table-cell table:formula="of:=AVERAGE([.D154];[.F154];[.H154];[.J154];[.L154];[.N154];[.P154];[.R154];[.T154];[.V154])" office:value-type="float" office:value="0.0250418579217464" calcext:value-type="float">
            <text:p>0.02504185792174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0.891680760953941" calcext:value-type="float">
            <text:p>0.891680760953941</text:p>
          </table:table-cell>
          <table:table-cell office:value-type="float" office:value="0.108319239046059" calcext:value-type="float">
            <text:p>0.108319239046059</text:p>
          </table:table-cell>
          <table:table-cell office:value-type="float" office:value="0.871602970491192" calcext:value-type="float">
            <text:p>0.871602970491192</text:p>
          </table:table-cell>
          <table:table-cell office:value-type="float" office:value="0.128397029508808" calcext:value-type="float">
            <text:p>0.128397029508808</text:p>
          </table:table-cell>
          <table:table-cell office:value-type="float" office:value="0.635830163293378" calcext:value-type="float">
            <text:p>0.635830163293378</text:p>
          </table:table-cell>
          <table:table-cell office:value-type="float" office:value="0.364169836706622" calcext:value-type="float">
            <text:p>0.364169836706622</text:p>
          </table:table-cell>
          <table:table-cell office:value-type="float" office:value="0.799385683017356" calcext:value-type="float">
            <text:p>0.799385683017356</text:p>
          </table:table-cell>
          <table:table-cell office:value-type="float" office:value="0.200614316982644" calcext:value-type="float">
            <text:p>0.200614316982644</text:p>
          </table:table-cell>
          <table:table-cell office:value-type="float" office:value="0.873111128403496" calcext:value-type="float">
            <text:p>0.873111128403496</text:p>
          </table:table-cell>
          <table:table-cell office:value-type="float" office:value="0.126888871596504" calcext:value-type="float">
            <text:p>0.126888871596504</text:p>
          </table:table-cell>
          <table:table-cell office:value-type="float" office:value="0.781868136534635" calcext:value-type="float">
            <text:p>0.781868136534635</text:p>
          </table:table-cell>
          <table:table-cell office:value-type="float" office:value="0.218131863465365" calcext:value-type="float">
            <text:p>0.218131863465365</text:p>
          </table:table-cell>
          <table:table-cell office:value-type="float" office:value="0.839663935728777" calcext:value-type="float">
            <text:p>0.839663935728777</text:p>
          </table:table-cell>
          <table:table-cell office:value-type="float" office:value="0.160336064271223" calcext:value-type="float">
            <text:p>0.160336064271223</text:p>
          </table:table-cell>
          <table:table-cell office:value-type="float" office:value="0.782682160362687" calcext:value-type="float">
            <text:p>0.782682160362687</text:p>
          </table:table-cell>
          <table:table-cell office:value-type="float" office:value="0.217317839637313" calcext:value-type="float">
            <text:p>0.217317839637313</text:p>
          </table:table-cell>
          <table:table-cell office:value-type="float" office:value="0.80342252891002" calcext:value-type="float">
            <text:p>0.80342252891002</text:p>
          </table:table-cell>
          <table:table-cell office:value-type="float" office:value="0.19657747108998" calcext:value-type="float">
            <text:p>0.19657747108998</text:p>
          </table:table-cell>
          <table:table-cell office:value-type="float" office:value="0.748568924818274" calcext:value-type="float">
            <text:p>0.748568924818274</text:p>
          </table:table-cell>
          <table:table-cell office:value-type="float" office:value="0.251431075181726" calcext:value-type="float">
            <text:p>0.251431075181726</text:p>
          </table:table-cell>
          <table:table-cell table:formula="of:=AVERAGE([.C155];[.E155];[.G155];[.I155];[.K155];[.M155];[.O155];[.Q155];[.S155];[.U155])" office:value-type="float" office:value="0.802781639251375" calcext:value-type="float">
            <text:p>0.802781639251375</text:p>
          </table:table-cell>
          <table:table-cell table:formula="of:=AVERAGE([.D155];[.F155];[.H155];[.J155];[.L155];[.N155];[.P155];[.R155];[.T155];[.V155])" office:value-type="float" office:value="0.197218360748624" calcext:value-type="float">
            <text:p>0.19721836074862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0.974854808150008" calcext:value-type="float">
            <text:p>0.974854808150008</text:p>
          </table:table-cell>
          <table:table-cell office:value-type="float" office:value="0.0251451918499925" calcext:value-type="float">
            <text:p>0.025145191849993</text:p>
          </table:table-cell>
          <table:table-cell office:value-type="float" office:value="0.988185959048402" calcext:value-type="float">
            <text:p>0.988185959048402</text:p>
          </table:table-cell>
          <table:table-cell office:value-type="float" office:value="0.0118140409515984" calcext:value-type="float">
            <text:p>0.011814040951598</text:p>
          </table:table-cell>
          <table:table-cell office:value-type="float" office:value="0.964525415886861" calcext:value-type="float">
            <text:p>0.964525415886861</text:p>
          </table:table-cell>
          <table:table-cell office:value-type="float" office:value="0.035474584113139" calcext:value-type="float">
            <text:p>0.035474584113139</text:p>
          </table:table-cell>
          <table:table-cell office:value-type="float" office:value="0.972615381313776" calcext:value-type="float">
            <text:p>0.972615381313776</text:p>
          </table:table-cell>
          <table:table-cell office:value-type="float" office:value="0.0273846186862237" calcext:value-type="float">
            <text:p>0.027384618686224</text:p>
          </table:table-cell>
          <table:table-cell office:value-type="float" office:value="0.987026498361012" calcext:value-type="float">
            <text:p>0.987026498361012</text:p>
          </table:table-cell>
          <table:table-cell office:value-type="float" office:value="0.012973501638988" calcext:value-type="float">
            <text:p>0.012973501638988</text:p>
          </table:table-cell>
          <table:table-cell office:value-type="float" office:value="0.951448088535175" calcext:value-type="float">
            <text:p>0.951448088535175</text:p>
          </table:table-cell>
          <table:table-cell office:value-type="float" office:value="0.0485519114648247" calcext:value-type="float">
            <text:p>0.048551911464825</text:p>
          </table:table-cell>
          <table:table-cell office:value-type="float" office:value="0.967708868859935" calcext:value-type="float">
            <text:p>0.967708868859935</text:p>
          </table:table-cell>
          <table:table-cell office:value-type="float" office:value="0.0322911311400651" calcext:value-type="float">
            <text:p>0.032291131140065</text:p>
          </table:table-cell>
          <table:table-cell office:value-type="float" office:value="0.973238850796535" calcext:value-type="float">
            <text:p>0.973238850796535</text:p>
          </table:table-cell>
          <table:table-cell office:value-type="float" office:value="0.0267611492034646" calcext:value-type="float">
            <text:p>0.026761149203465</text:p>
          </table:table-cell>
          <table:table-cell office:value-type="float" office:value="0.957939427297382" calcext:value-type="float">
            <text:p>0.957939427297382</text:p>
          </table:table-cell>
          <table:table-cell office:value-type="float" office:value="0.0420605727026177" calcext:value-type="float">
            <text:p>0.042060572702618</text:p>
          </table:table-cell>
          <table:table-cell office:value-type="float" office:value="0.966418120261085" calcext:value-type="float">
            <text:p>0.966418120261085</text:p>
          </table:table-cell>
          <table:table-cell office:value-type="float" office:value="0.0335818797389148" calcext:value-type="float">
            <text:p>0.033581879738915</text:p>
          </table:table-cell>
          <table:table-cell table:formula="of:=AVERAGE([.C156];[.E156];[.G156];[.I156];[.K156];[.M156];[.O156];[.Q156];[.S156];[.U156])" office:value-type="float" office:value="0.970396141851017" calcext:value-type="float">
            <text:p>0.970396141851017</text:p>
          </table:table-cell>
          <table:table-cell table:formula="of:=AVERAGE([.D156];[.F156];[.H156];[.J156];[.L156];[.N156];[.P156];[.R156];[.T156];[.V156])" office:value-type="float" office:value="0.0296038581489828" calcext:value-type="float">
            <text:p>0.02960385814898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0.980478789727618" calcext:value-type="float">
            <text:p>0.980478789727618</text:p>
          </table:table-cell>
          <table:table-cell office:value-type="float" office:value="0.0195212102723823" calcext:value-type="float">
            <text:p>0.019521210272382</text:p>
          </table:table-cell>
          <table:table-cell office:value-type="float" office:value="0.988758333314978" calcext:value-type="float">
            <text:p>0.988758333314978</text:p>
          </table:table-cell>
          <table:table-cell office:value-type="float" office:value="0.0112416666850224" calcext:value-type="float">
            <text:p>0.011241666685022</text:p>
          </table:table-cell>
          <table:table-cell office:value-type="float" office:value="0.964061900210425" calcext:value-type="float">
            <text:p>0.964061900210425</text:p>
          </table:table-cell>
          <table:table-cell office:value-type="float" office:value="0.0359380997895749" calcext:value-type="float">
            <text:p>0.035938099789575</text:p>
          </table:table-cell>
          <table:table-cell office:value-type="float" office:value="0.971096377922401" calcext:value-type="float">
            <text:p>0.971096377922401</text:p>
          </table:table-cell>
          <table:table-cell office:value-type="float" office:value="0.0289036220775991" calcext:value-type="float">
            <text:p>0.028903622077599</text:p>
          </table:table-cell>
          <table:table-cell office:value-type="float" office:value="0.985280480479212" calcext:value-type="float">
            <text:p>0.985280480479212</text:p>
          </table:table-cell>
          <table:table-cell office:value-type="float" office:value="0.0147195195207882" calcext:value-type="float">
            <text:p>0.014719519520788</text:p>
          </table:table-cell>
          <table:table-cell office:value-type="float" office:value="0.983849367525766" calcext:value-type="float">
            <text:p>0.983849367525766</text:p>
          </table:table-cell>
          <table:table-cell office:value-type="float" office:value="0.0161506324742346" calcext:value-type="float">
            <text:p>0.016150632474235</text:p>
          </table:table-cell>
          <table:table-cell office:value-type="float" office:value="0.984570221240059" calcext:value-type="float">
            <text:p>0.984570221240059</text:p>
          </table:table-cell>
          <table:table-cell office:value-type="float" office:value="0.0154297787599411" calcext:value-type="float">
            <text:p>0.015429778759941</text:p>
          </table:table-cell>
          <table:table-cell office:value-type="float" office:value="0.983215138008562" calcext:value-type="float">
            <text:p>0.983215138008562</text:p>
          </table:table-cell>
          <table:table-cell office:value-type="float" office:value="0.0167848619914384" calcext:value-type="float">
            <text:p>0.016784861991438</text:p>
          </table:table-cell>
          <table:table-cell office:value-type="float" office:value="0.968445122998273" calcext:value-type="float">
            <text:p>0.968445122998273</text:p>
          </table:table-cell>
          <table:table-cell office:value-type="float" office:value="0.0315548770017267" calcext:value-type="float">
            <text:p>0.031554877001727</text:p>
          </table:table-cell>
          <table:table-cell office:value-type="float" office:value="0.977106383601885" calcext:value-type="float">
            <text:p>0.977106383601885</text:p>
          </table:table-cell>
          <table:table-cell office:value-type="float" office:value="0.0228936163981153" calcext:value-type="float">
            <text:p>0.022893616398115</text:p>
          </table:table-cell>
          <table:table-cell table:formula="of:=AVERAGE([.C157];[.E157];[.G157];[.I157];[.K157];[.M157];[.O157];[.Q157];[.S157];[.U157])" office:value-type="float" office:value="0.978686211502918" calcext:value-type="float">
            <text:p>0.978686211502918</text:p>
          </table:table-cell>
          <table:table-cell table:formula="of:=AVERAGE([.D157];[.F157];[.H157];[.J157];[.L157];[.N157];[.P157];[.R157];[.T157];[.V157])" office:value-type="float" office:value="0.0213137884970823" calcext:value-type="float">
            <text:p>0.02131378849708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0.994020987470871" calcext:value-type="float">
            <text:p>0.994020987470871</text:p>
          </table:table-cell>
          <table:table-cell office:value-type="float" office:value="0.00597901252912913" calcext:value-type="float">
            <text:p>0.005979012529129</text:p>
          </table:table-cell>
          <table:table-cell office:value-type="float" office:value="0.992853752152828" calcext:value-type="float">
            <text:p>0.992853752152828</text:p>
          </table:table-cell>
          <table:table-cell office:value-type="float" office:value="0.00714624784717163" calcext:value-type="float">
            <text:p>0.007146247847172</text:p>
          </table:table-cell>
          <table:table-cell office:value-type="float" office:value="0.988349741071962" calcext:value-type="float">
            <text:p>0.988349741071962</text:p>
          </table:table-cell>
          <table:table-cell office:value-type="float" office:value="0.0116502589280381" calcext:value-type="float">
            <text:p>0.011650258928038</text:p>
          </table:table-cell>
          <table:table-cell office:value-type="float" office:value="0.988469000438644" calcext:value-type="float">
            <text:p>0.988469000438644</text:p>
          </table:table-cell>
          <table:table-cell office:value-type="float" office:value="0.0115309995613559" calcext:value-type="float">
            <text:p>0.011530999561356</text:p>
          </table:table-cell>
          <table:table-cell office:value-type="float" office:value="0.990328541505598" calcext:value-type="float">
            <text:p>0.990328541505598</text:p>
          </table:table-cell>
          <table:table-cell office:value-type="float" office:value="0.00967145849440251" calcext:value-type="float">
            <text:p>0.009671458494403</text:p>
          </table:table-cell>
          <table:table-cell office:value-type="float" office:value="0.99247546155059" calcext:value-type="float">
            <text:p>0.99247546155059</text:p>
          </table:table-cell>
          <table:table-cell office:value-type="float" office:value="0.00752453844941054" calcext:value-type="float">
            <text:p>0.007524538449411</text:p>
          </table:table-cell>
          <table:table-cell office:value-type="float" office:value="0.98970601064411" calcext:value-type="float">
            <text:p>0.98970601064411</text:p>
          </table:table-cell>
          <table:table-cell office:value-type="float" office:value="0.0102939893558902" calcext:value-type="float">
            <text:p>0.01029398935589</text:p>
          </table:table-cell>
          <table:table-cell office:value-type="float" office:value="0.980148213083987" calcext:value-type="float">
            <text:p>0.980148213083987</text:p>
          </table:table-cell>
          <table:table-cell office:value-type="float" office:value="0.019851786916013" calcext:value-type="float">
            <text:p>0.019851786916013</text:p>
          </table:table-cell>
          <table:table-cell office:value-type="float" office:value="0.978332798046076" calcext:value-type="float">
            <text:p>0.978332798046076</text:p>
          </table:table-cell>
          <table:table-cell office:value-type="float" office:value="0.0216672019539243" calcext:value-type="float">
            <text:p>0.021667201953924</text:p>
          </table:table-cell>
          <table:table-cell office:value-type="float" office:value="0.987300573963858" calcext:value-type="float">
            <text:p>0.987300573963858</text:p>
          </table:table-cell>
          <table:table-cell office:value-type="float" office:value="0.0126994260361415" calcext:value-type="float">
            <text:p>0.012699426036142</text:p>
          </table:table-cell>
          <table:table-cell table:formula="of:=AVERAGE([.C158];[.E158];[.G158];[.I158];[.K158];[.M158];[.O158];[.Q158];[.S158];[.U158])" office:value-type="float" office:value="0.988198507992852" calcext:value-type="float">
            <text:p>0.988198507992852</text:p>
          </table:table-cell>
          <table:table-cell table:formula="of:=AVERAGE([.D158];[.F158];[.H158];[.J158];[.L158];[.N158];[.P158];[.R158];[.T158];[.V158])" office:value-type="float" office:value="0.0118014920071477" calcext:value-type="float">
            <text:p>0.01180149200714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0.725101314212369" calcext:value-type="float">
            <text:p>0.725101314212369</text:p>
          </table:table-cell>
          <table:table-cell office:value-type="float" office:value="0.274898685787631" calcext:value-type="float">
            <text:p>0.274898685787631</text:p>
          </table:table-cell>
          <table:table-cell office:value-type="float" office:value="0.8206397701801" calcext:value-type="float">
            <text:p>0.8206397701801</text:p>
          </table:table-cell>
          <table:table-cell office:value-type="float" office:value="0.1793602298199" calcext:value-type="float">
            <text:p>0.1793602298199</text:p>
          </table:table-cell>
          <table:table-cell office:value-type="float" office:value="0.798124158604059" calcext:value-type="float">
            <text:p>0.798124158604059</text:p>
          </table:table-cell>
          <table:table-cell office:value-type="float" office:value="0.201875841395941" calcext:value-type="float">
            <text:p>0.201875841395941</text:p>
          </table:table-cell>
          <table:table-cell office:value-type="float" office:value="0.746734618368461" calcext:value-type="float">
            <text:p>0.746734618368461</text:p>
          </table:table-cell>
          <table:table-cell office:value-type="float" office:value="0.253265381631539" calcext:value-type="float">
            <text:p>0.253265381631539</text:p>
          </table:table-cell>
          <table:table-cell office:value-type="float" office:value="0.803359834643518" calcext:value-type="float">
            <text:p>0.803359834643518</text:p>
          </table:table-cell>
          <table:table-cell office:value-type="float" office:value="0.196640165356482" calcext:value-type="float">
            <text:p>0.196640165356482</text:p>
          </table:table-cell>
          <table:table-cell office:value-type="float" office:value="0.890647692991245" calcext:value-type="float">
            <text:p>0.890647692991245</text:p>
          </table:table-cell>
          <table:table-cell office:value-type="float" office:value="0.109352307008755" calcext:value-type="float">
            <text:p>0.109352307008755</text:p>
          </table:table-cell>
          <table:table-cell office:value-type="float" office:value="0.824738543595973" calcext:value-type="float">
            <text:p>0.824738543595973</text:p>
          </table:table-cell>
          <table:table-cell office:value-type="float" office:value="0.175261456404027" calcext:value-type="float">
            <text:p>0.175261456404027</text:p>
          </table:table-cell>
          <table:table-cell office:value-type="float" office:value="0.785966876058418" calcext:value-type="float">
            <text:p>0.785966876058418</text:p>
          </table:table-cell>
          <table:table-cell office:value-type="float" office:value="0.214033123941582" calcext:value-type="float">
            <text:p>0.214033123941582</text:p>
          </table:table-cell>
          <table:table-cell office:value-type="float" office:value="0.800457063053133" calcext:value-type="float">
            <text:p>0.800457063053133</text:p>
          </table:table-cell>
          <table:table-cell office:value-type="float" office:value="0.199542936946867" calcext:value-type="float">
            <text:p>0.199542936946867</text:p>
          </table:table-cell>
          <table:table-cell office:value-type="float" office:value="0.780740426453777" calcext:value-type="float">
            <text:p>0.780740426453777</text:p>
          </table:table-cell>
          <table:table-cell office:value-type="float" office:value="0.219259573546223" calcext:value-type="float">
            <text:p>0.219259573546223</text:p>
          </table:table-cell>
          <table:table-cell table:formula="of:=AVERAGE([.C159];[.E159];[.G159];[.I159];[.K159];[.M159];[.O159];[.Q159];[.S159];[.U159])" office:value-type="float" office:value="0.797651029816105" calcext:value-type="float">
            <text:p>0.797651029816105</text:p>
          </table:table-cell>
          <table:table-cell table:formula="of:=AVERAGE([.D159];[.F159];[.H159];[.J159];[.L159];[.N159];[.P159];[.R159];[.T159];[.V159])" office:value-type="float" office:value="0.202348970183895" calcext:value-type="float">
            <text:p>0.20234897018389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0.951932587701087" calcext:value-type="float">
            <text:p>0.951932587701087</text:p>
          </table:table-cell>
          <table:table-cell office:value-type="float" office:value="0.0480674122989132" calcext:value-type="float">
            <text:p>0.048067412298913</text:p>
          </table:table-cell>
          <table:table-cell office:value-type="float" office:value="0.965760770346891" calcext:value-type="float">
            <text:p>0.965760770346891</text:p>
          </table:table-cell>
          <table:table-cell office:value-type="float" office:value="0.0342392296531089" calcext:value-type="float">
            <text:p>0.034239229653109</text:p>
          </table:table-cell>
          <table:table-cell office:value-type="float" office:value="0.932880879705534" calcext:value-type="float">
            <text:p>0.932880879705534</text:p>
          </table:table-cell>
          <table:table-cell office:value-type="float" office:value="0.0671191202944659" calcext:value-type="float">
            <text:p>0.067119120294466</text:p>
          </table:table-cell>
          <table:table-cell office:value-type="float" office:value="0.94206717055314" calcext:value-type="float">
            <text:p>0.94206717055314</text:p>
          </table:table-cell>
          <table:table-cell office:value-type="float" office:value="0.0579328294468597" calcext:value-type="float">
            <text:p>0.05793282944686</text:p>
          </table:table-cell>
          <table:table-cell office:value-type="float" office:value="0.981465050093483" calcext:value-type="float">
            <text:p>0.981465050093483</text:p>
          </table:table-cell>
          <table:table-cell office:value-type="float" office:value="0.018534949906517" calcext:value-type="float">
            <text:p>0.018534949906517</text:p>
          </table:table-cell>
          <table:table-cell office:value-type="float" office:value="0.952721813851253" calcext:value-type="float">
            <text:p>0.952721813851253</text:p>
          </table:table-cell>
          <table:table-cell office:value-type="float" office:value="0.047278186148747" calcext:value-type="float">
            <text:p>0.047278186148747</text:p>
          </table:table-cell>
          <table:table-cell office:value-type="float" office:value="0.968189156638965" calcext:value-type="float">
            <text:p>0.968189156638965</text:p>
          </table:table-cell>
          <table:table-cell office:value-type="float" office:value="0.0318108433610348" calcext:value-type="float">
            <text:p>0.031810843361035</text:p>
          </table:table-cell>
          <table:table-cell office:value-type="float" office:value="0.955742680881655" calcext:value-type="float">
            <text:p>0.955742680881655</text:p>
          </table:table-cell>
          <table:table-cell office:value-type="float" office:value="0.0442573191183448" calcext:value-type="float">
            <text:p>0.044257319118345</text:p>
          </table:table-cell>
          <table:table-cell office:value-type="float" office:value="0.96333323270911" calcext:value-type="float">
            <text:p>0.96333323270911</text:p>
          </table:table-cell>
          <table:table-cell office:value-type="float" office:value="0.0366667672908896" calcext:value-type="float">
            <text:p>0.03666676729089</text:p>
          </table:table-cell>
          <table:table-cell office:value-type="float" office:value="0.947544362104525" calcext:value-type="float">
            <text:p>0.947544362104525</text:p>
          </table:table-cell>
          <table:table-cell office:value-type="float" office:value="0.0524556378954745" calcext:value-type="float">
            <text:p>0.052455637895475</text:p>
          </table:table-cell>
          <table:table-cell table:formula="of:=AVERAGE([.C160];[.E160];[.G160];[.I160];[.K160];[.M160];[.O160];[.Q160];[.S160];[.U160])" office:value-type="float" office:value="0.956163770458564" calcext:value-type="float">
            <text:p>0.956163770458564</text:p>
          </table:table-cell>
          <table:table-cell table:formula="of:=AVERAGE([.D160];[.F160];[.H160];[.J160];[.L160];[.N160];[.P160];[.R160];[.T160];[.V160])" office:value-type="float" office:value="0.0438362295414355" calcext:value-type="float">
            <text:p>0.04383622954143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0.506727222263518" calcext:value-type="float">
            <text:p>0.506727222263518</text:p>
          </table:table-cell>
          <table:table-cell office:value-type="float" office:value="0.493272777736482" calcext:value-type="float">
            <text:p>0.493272777736482</text:p>
          </table:table-cell>
          <table:table-cell office:value-type="float" office:value="0.54240175053421" calcext:value-type="float">
            <text:p>0.54240175053421</text:p>
          </table:table-cell>
          <table:table-cell office:value-type="float" office:value="0.45759824946579" calcext:value-type="float">
            <text:p>0.45759824946579</text:p>
          </table:table-cell>
          <table:table-cell office:value-type="float" office:value="0.492936161138474" calcext:value-type="float">
            <text:p>0.492936161138474</text:p>
          </table:table-cell>
          <table:table-cell office:value-type="float" office:value="0.507063838861526" calcext:value-type="float">
            <text:p>0.507063838861526</text:p>
          </table:table-cell>
          <table:table-cell office:value-type="float" office:value="0.365703799803557" calcext:value-type="float">
            <text:p>0.365703799803557</text:p>
          </table:table-cell>
          <table:table-cell office:value-type="float" office:value="0.634296200196444" calcext:value-type="float">
            <text:p>0.634296200196444</text:p>
          </table:table-cell>
          <table:table-cell office:value-type="float" office:value="0.611528862131326" calcext:value-type="float">
            <text:p>0.611528862131326</text:p>
          </table:table-cell>
          <table:table-cell office:value-type="float" office:value="0.388471137868674" calcext:value-type="float">
            <text:p>0.388471137868674</text:p>
          </table:table-cell>
          <table:table-cell office:value-type="float" office:value="0.475756426170356" calcext:value-type="float">
            <text:p>0.475756426170356</text:p>
          </table:table-cell>
          <table:table-cell office:value-type="float" office:value="0.524243573829644" calcext:value-type="float">
            <text:p>0.524243573829644</text:p>
          </table:table-cell>
          <table:table-cell office:value-type="float" office:value="0.538544416822688" calcext:value-type="float">
            <text:p>0.538544416822688</text:p>
          </table:table-cell>
          <table:table-cell office:value-type="float" office:value="0.461455583177312" calcext:value-type="float">
            <text:p>0.461455583177312</text:p>
          </table:table-cell>
          <table:table-cell office:value-type="float" office:value="0.487429570398503" calcext:value-type="float">
            <text:p>0.487429570398503</text:p>
          </table:table-cell>
          <table:table-cell office:value-type="float" office:value="0.512570429601497" calcext:value-type="float">
            <text:p>0.512570429601497</text:p>
          </table:table-cell>
          <table:table-cell office:value-type="float" office:value="0.458663252669039" calcext:value-type="float">
            <text:p>0.458663252669039</text:p>
          </table:table-cell>
          <table:table-cell office:value-type="float" office:value="0.541336747330961" calcext:value-type="float">
            <text:p>0.541336747330961</text:p>
          </table:table-cell>
          <table:table-cell office:value-type="float" office:value="0.418357594706253" calcext:value-type="float">
            <text:p>0.418357594706253</text:p>
          </table:table-cell>
          <table:table-cell office:value-type="float" office:value="0.581642405293747" calcext:value-type="float">
            <text:p>0.581642405293747</text:p>
          </table:table-cell>
          <table:table-cell table:formula="of:=AVERAGE([.C161];[.E161];[.G161];[.I161];[.K161];[.M161];[.O161];[.Q161];[.S161];[.U161])" office:value-type="float" office:value="0.489804905663793" calcext:value-type="float">
            <text:p>0.489804905663793</text:p>
          </table:table-cell>
          <table:table-cell table:formula="of:=AVERAGE([.D161];[.F161];[.H161];[.J161];[.L161];[.N161];[.P161];[.R161];[.T161];[.V161])" office:value-type="float" office:value="0.510195094336208" calcext:value-type="float">
            <text:p>0.51019509433620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0.995733677522048" calcext:value-type="float">
            <text:p>0.995733677522048</text:p>
          </table:table-cell>
          <table:table-cell office:value-type="float" office:value="0.00426632247795206" calcext:value-type="float">
            <text:p>0.004266322477952</text:p>
          </table:table-cell>
          <table:table-cell office:value-type="float" office:value="0.998762247594765" calcext:value-type="float">
            <text:p>0.998762247594765</text:p>
          </table:table-cell>
          <table:table-cell office:value-type="float" office:value="0.00123775240523462" calcext:value-type="float">
            <text:p>0.001237752405235</text:p>
          </table:table-cell>
          <table:table-cell office:value-type="float" office:value="0.993237121488405" calcext:value-type="float">
            <text:p>0.993237121488405</text:p>
          </table:table-cell>
          <table:table-cell office:value-type="float" office:value="0.00676287851159498" calcext:value-type="float">
            <text:p>0.006762878511595</text:p>
          </table:table-cell>
          <table:table-cell office:value-type="float" office:value="0.99436468052351" calcext:value-type="float">
            <text:p>0.99436468052351</text:p>
          </table:table-cell>
          <table:table-cell office:value-type="float" office:value="0.00563531947648954" calcext:value-type="float">
            <text:p>0.00563531947649</text:p>
          </table:table-cell>
          <table:table-cell office:value-type="float" office:value="0.997354532786039" calcext:value-type="float">
            <text:p>0.997354532786039</text:p>
          </table:table-cell>
          <table:table-cell office:value-type="float" office:value="0.00264546721396057" calcext:value-type="float">
            <text:p>0.002645467213961</text:p>
          </table:table-cell>
          <table:table-cell office:value-type="float" office:value="0.994991969425466" calcext:value-type="float">
            <text:p>0.994991969425466</text:p>
          </table:table-cell>
          <table:table-cell office:value-type="float" office:value="0.00500803057453452" calcext:value-type="float">
            <text:p>0.005008030574535</text:p>
          </table:table-cell>
          <table:table-cell office:value-type="float" office:value="0.997650252426944" calcext:value-type="float">
            <text:p>0.997650252426944</text:p>
          </table:table-cell>
          <table:table-cell office:value-type="float" office:value="0.00234974757305568" calcext:value-type="float">
            <text:p>0.002349747573056</text:p>
          </table:table-cell>
          <table:table-cell office:value-type="float" office:value="0.996312211857893" calcext:value-type="float">
            <text:p>0.996312211857893</text:p>
          </table:table-cell>
          <table:table-cell office:value-type="float" office:value="0.00368778814210669" calcext:value-type="float">
            <text:p>0.003687788142107</text:p>
          </table:table-cell>
          <table:table-cell office:value-type="float" office:value="0.991703840923948" calcext:value-type="float">
            <text:p>0.991703840923948</text:p>
          </table:table-cell>
          <table:table-cell office:value-type="float" office:value="0.00829615907605188" calcext:value-type="float">
            <text:p>0.008296159076052</text:p>
          </table:table-cell>
          <table:table-cell office:value-type="float" office:value="0.993284383640331" calcext:value-type="float">
            <text:p>0.993284383640331</text:p>
          </table:table-cell>
          <table:table-cell office:value-type="float" office:value="0.00671561635966911" calcext:value-type="float">
            <text:p>0.006715616359669</text:p>
          </table:table-cell>
          <table:table-cell table:formula="of:=AVERAGE([.C162];[.E162];[.G162];[.I162];[.K162];[.M162];[.O162];[.Q162];[.S162];[.U162])" office:value-type="float" office:value="0.995339491818935" calcext:value-type="float">
            <text:p>0.995339491818935</text:p>
          </table:table-cell>
          <table:table-cell table:formula="of:=AVERAGE([.D162];[.F162];[.H162];[.J162];[.L162];[.N162];[.P162];[.R162];[.T162];[.V162])" office:value-type="float" office:value="0.00466050818106497" calcext:value-type="float">
            <text:p>0.00466050818106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0.70578232337218" calcext:value-type="float">
            <text:p>0.70578232337218</text:p>
          </table:table-cell>
          <table:table-cell office:value-type="float" office:value="0.29421767662782" calcext:value-type="float">
            <text:p>0.29421767662782</text:p>
          </table:table-cell>
          <table:table-cell office:value-type="float" office:value="0.789976436711416" calcext:value-type="float">
            <text:p>0.789976436711416</text:p>
          </table:table-cell>
          <table:table-cell office:value-type="float" office:value="0.210023563288584" calcext:value-type="float">
            <text:p>0.210023563288584</text:p>
          </table:table-cell>
          <table:table-cell office:value-type="float" office:value="0.862704951576285" calcext:value-type="float">
            <text:p>0.862704951576285</text:p>
          </table:table-cell>
          <table:table-cell office:value-type="float" office:value="0.137295048423715" calcext:value-type="float">
            <text:p>0.137295048423715</text:p>
          </table:table-cell>
          <table:table-cell office:value-type="float" office:value="0.869829786872711" calcext:value-type="float">
            <text:p>0.869829786872711</text:p>
          </table:table-cell>
          <table:table-cell office:value-type="float" office:value="0.130170213127289" calcext:value-type="float">
            <text:p>0.130170213127289</text:p>
          </table:table-cell>
          <table:table-cell office:value-type="float" office:value="0.849313755296997" calcext:value-type="float">
            <text:p>0.849313755296997</text:p>
          </table:table-cell>
          <table:table-cell office:value-type="float" office:value="0.150686244703003" calcext:value-type="float">
            <text:p>0.150686244703003</text:p>
          </table:table-cell>
          <table:table-cell office:value-type="float" office:value="0.851243831704194" calcext:value-type="float">
            <text:p>0.851243831704194</text:p>
          </table:table-cell>
          <table:table-cell office:value-type="float" office:value="0.148756168295806" calcext:value-type="float">
            <text:p>0.148756168295806</text:p>
          </table:table-cell>
          <table:table-cell office:value-type="float" office:value="0.771065781816693" calcext:value-type="float">
            <text:p>0.771065781816693</text:p>
          </table:table-cell>
          <table:table-cell office:value-type="float" office:value="0.228934218183307" calcext:value-type="float">
            <text:p>0.228934218183307</text:p>
          </table:table-cell>
          <table:table-cell office:value-type="float" office:value="0.826388377731525" calcext:value-type="float">
            <text:p>0.826388377731525</text:p>
          </table:table-cell>
          <table:table-cell office:value-type="float" office:value="0.173611622268475" calcext:value-type="float">
            <text:p>0.173611622268475</text:p>
          </table:table-cell>
          <table:table-cell office:value-type="float" office:value="0.817337703538812" calcext:value-type="float">
            <text:p>0.817337703538812</text:p>
          </table:table-cell>
          <table:table-cell office:value-type="float" office:value="0.182662296461188" calcext:value-type="float">
            <text:p>0.182662296461188</text:p>
          </table:table-cell>
          <table:table-cell office:value-type="float" office:value="0.880440778930471" calcext:value-type="float">
            <text:p>0.880440778930471</text:p>
          </table:table-cell>
          <table:table-cell office:value-type="float" office:value="0.119559221069529" calcext:value-type="float">
            <text:p>0.119559221069529</text:p>
          </table:table-cell>
          <table:table-cell table:formula="of:=AVERAGE([.C163];[.E163];[.G163];[.I163];[.K163];[.M163];[.O163];[.Q163];[.S163];[.U163])" office:value-type="float" office:value="0.822408372755129" calcext:value-type="float">
            <text:p>0.822408372755129</text:p>
          </table:table-cell>
          <table:table-cell table:formula="of:=AVERAGE([.D163];[.F163];[.H163];[.J163];[.L163];[.N163];[.P163];[.R163];[.T163];[.V163])" office:value-type="float" office:value="0.177591627244872" calcext:value-type="float">
            <text:p>0.17759162724487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0.997216874790506" calcext:value-type="float">
            <text:p>0.997216874790506</text:p>
          </table:table-cell>
          <table:table-cell office:value-type="float" office:value="0.00278312520949394" calcext:value-type="float">
            <text:p>0.002783125209494</text:p>
          </table:table-cell>
          <table:table-cell office:value-type="float" office:value="0.999306552418254" calcext:value-type="float">
            <text:p>0.999306552418254</text:p>
          </table:table-cell>
          <table:table-cell office:value-type="float" office:value="0.000693447581746084" calcext:value-type="float">
            <text:p>0.000693447581746</text:p>
          </table:table-cell>
          <table:table-cell office:value-type="float" office:value="0.994857274340595" calcext:value-type="float">
            <text:p>0.994857274340595</text:p>
          </table:table-cell>
          <table:table-cell office:value-type="float" office:value="0.00514272565940479" calcext:value-type="float">
            <text:p>0.005142725659405</text:p>
          </table:table-cell>
          <table:table-cell office:value-type="float" office:value="0.996745088098356" calcext:value-type="float">
            <text:p>0.996745088098356</text:p>
          </table:table-cell>
          <table:table-cell office:value-type="float" office:value="0.0032549119016435" calcext:value-type="float">
            <text:p>0.003254911901644</text:p>
          </table:table-cell>
          <table:table-cell office:value-type="float" office:value="0.998494666215287" calcext:value-type="float">
            <text:p>0.998494666215287</text:p>
          </table:table-cell>
          <table:table-cell office:value-type="float" office:value="0.00150533378471274" calcext:value-type="float">
            <text:p>0.001505333784713</text:p>
          </table:table-cell>
          <table:table-cell office:value-type="float" office:value="0.996792983840633" calcext:value-type="float">
            <text:p>0.996792983840633</text:p>
          </table:table-cell>
          <table:table-cell office:value-type="float" office:value="0.00320701615936646" calcext:value-type="float">
            <text:p>0.003207016159366</text:p>
          </table:table-cell>
          <table:table-cell office:value-type="float" office:value="0.998545905473046" calcext:value-type="float">
            <text:p>0.998545905473046</text:p>
          </table:table-cell>
          <table:table-cell office:value-type="float" office:value="0.00145409452695357" calcext:value-type="float">
            <text:p>0.001454094526954</text:p>
          </table:table-cell>
          <table:table-cell office:value-type="float" office:value="0.998217669068567" calcext:value-type="float">
            <text:p>0.998217669068567</text:p>
          </table:table-cell>
          <table:table-cell office:value-type="float" office:value="0.00178233093143296" calcext:value-type="float">
            <text:p>0.001782330931433</text:p>
          </table:table-cell>
          <table:table-cell office:value-type="float" office:value="0.994624494180302" calcext:value-type="float">
            <text:p>0.994624494180302</text:p>
          </table:table-cell>
          <table:table-cell office:value-type="float" office:value="0.00537550581969764" calcext:value-type="float">
            <text:p>0.005375505819698</text:p>
          </table:table-cell>
          <table:table-cell office:value-type="float" office:value="0.995754902918865" calcext:value-type="float">
            <text:p>0.995754902918865</text:p>
          </table:table-cell>
          <table:table-cell office:value-type="float" office:value="0.00424509708113526" calcext:value-type="float">
            <text:p>0.004245097081135</text:p>
          </table:table-cell>
          <table:table-cell table:formula="of:=AVERAGE([.C164];[.E164];[.G164];[.I164];[.K164];[.M164];[.O164];[.Q164];[.S164];[.U164])" office:value-type="float" office:value="0.997055641134441" calcext:value-type="float">
            <text:p>0.997055641134441</text:p>
          </table:table-cell>
          <table:table-cell table:formula="of:=AVERAGE([.D164];[.F164];[.H164];[.J164];[.L164];[.N164];[.P164];[.R164];[.T164];[.V164])" office:value-type="float" office:value="0.00294435886555869" calcext:value-type="float">
            <text:p>0.00294435886555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0.637932452203022" calcext:value-type="float">
            <text:p>0.637932452203022</text:p>
          </table:table-cell>
          <table:table-cell office:value-type="float" office:value="0.362067547796978" calcext:value-type="float">
            <text:p>0.362067547796978</text:p>
          </table:table-cell>
          <table:table-cell office:value-type="float" office:value="0.672486502977672" calcext:value-type="float">
            <text:p>0.672486502977672</text:p>
          </table:table-cell>
          <table:table-cell office:value-type="float" office:value="0.327513497022328" calcext:value-type="float">
            <text:p>0.327513497022328</text:p>
          </table:table-cell>
          <table:table-cell office:value-type="float" office:value="0.500651827519532" calcext:value-type="float">
            <text:p>0.500651827519532</text:p>
          </table:table-cell>
          <table:table-cell office:value-type="float" office:value="0.499348172480468" calcext:value-type="float">
            <text:p>0.499348172480468</text:p>
          </table:table-cell>
          <table:table-cell office:value-type="float" office:value="0.613286845177505" calcext:value-type="float">
            <text:p>0.613286845177505</text:p>
          </table:table-cell>
          <table:table-cell office:value-type="float" office:value="0.386713154822495" calcext:value-type="float">
            <text:p>0.386713154822495</text:p>
          </table:table-cell>
          <table:table-cell office:value-type="float" office:value="0.671873390455995" calcext:value-type="float">
            <text:p>0.671873390455995</text:p>
          </table:table-cell>
          <table:table-cell office:value-type="float" office:value="0.328126609544005" calcext:value-type="float">
            <text:p>0.328126609544005</text:p>
          </table:table-cell>
          <table:table-cell office:value-type="float" office:value="0.582116858912498" calcext:value-type="float">
            <text:p>0.582116858912498</text:p>
          </table:table-cell>
          <table:table-cell office:value-type="float" office:value="0.417883141087502" calcext:value-type="float">
            <text:p>0.417883141087502</text:p>
          </table:table-cell>
          <table:table-cell office:value-type="float" office:value="0.673328848721534" calcext:value-type="float">
            <text:p>0.673328848721534</text:p>
          </table:table-cell>
          <table:table-cell office:value-type="float" office:value="0.326671151278466" calcext:value-type="float">
            <text:p>0.326671151278466</text:p>
          </table:table-cell>
          <table:table-cell office:value-type="float" office:value="0.587804995292285" calcext:value-type="float">
            <text:p>0.587804995292285</text:p>
          </table:table-cell>
          <table:table-cell office:value-type="float" office:value="0.412195004707715" calcext:value-type="float">
            <text:p>0.412195004707715</text:p>
          </table:table-cell>
          <table:table-cell office:value-type="float" office:value="0.533398000433071" calcext:value-type="float">
            <text:p>0.533398000433071</text:p>
          </table:table-cell>
          <table:table-cell office:value-type="float" office:value="0.466601999566929" calcext:value-type="float">
            <text:p>0.466601999566929</text:p>
          </table:table-cell>
          <table:table-cell office:value-type="float" office:value="0.493676607012268" calcext:value-type="float">
            <text:p>0.493676607012268</text:p>
          </table:table-cell>
          <table:table-cell office:value-type="float" office:value="0.506323392987732" calcext:value-type="float">
            <text:p>0.506323392987732</text:p>
          </table:table-cell>
          <table:table-cell table:formula="of:=AVERAGE([.C165];[.E165];[.G165];[.I165];[.K165];[.M165];[.O165];[.Q165];[.S165];[.U165])" office:value-type="float" office:value="0.596655632870538" calcext:value-type="float">
            <text:p>0.596655632870538</text:p>
          </table:table-cell>
          <table:table-cell table:formula="of:=AVERAGE([.D165];[.F165];[.H165];[.J165];[.L165];[.N165];[.P165];[.R165];[.T165];[.V165])" office:value-type="float" office:value="0.403344367129462" calcext:value-type="float">
            <text:p>0.40334436712946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0.994039611149702" calcext:value-type="float">
            <text:p>0.994039611149702</text:p>
          </table:table-cell>
          <table:table-cell office:value-type="float" office:value="0.00596038885029829" calcext:value-type="float">
            <text:p>0.005960388850298</text:p>
          </table:table-cell>
          <table:table-cell office:value-type="float" office:value="0.995247031603798" calcext:value-type="float">
            <text:p>0.995247031603798</text:p>
          </table:table-cell>
          <table:table-cell office:value-type="float" office:value="0.00475296839620223" calcext:value-type="float">
            <text:p>0.004752968396202</text:p>
          </table:table-cell>
          <table:table-cell office:value-type="float" office:value="0.988545250603246" calcext:value-type="float">
            <text:p>0.988545250603246</text:p>
          </table:table-cell>
          <table:table-cell office:value-type="float" office:value="0.0114547493967541" calcext:value-type="float">
            <text:p>0.011454749396754</text:p>
          </table:table-cell>
          <table:table-cell office:value-type="float" office:value="0.989972892687602" calcext:value-type="float">
            <text:p>0.989972892687602</text:p>
          </table:table-cell>
          <table:table-cell office:value-type="float" office:value="0.0100271073123982" calcext:value-type="float">
            <text:p>0.010027107312398</text:p>
          </table:table-cell>
          <table:table-cell office:value-type="float" office:value="0.99323511998307" calcext:value-type="float">
            <text:p>0.99323511998307</text:p>
          </table:table-cell>
          <table:table-cell office:value-type="float" office:value="0.00676488001693044" calcext:value-type="float">
            <text:p>0.00676488001693</text:p>
          </table:table-cell>
          <table:table-cell office:value-type="float" office:value="0.990513526902366" calcext:value-type="float">
            <text:p>0.990513526902366</text:p>
          </table:table-cell>
          <table:table-cell office:value-type="float" office:value="0.00948647309763417" calcext:value-type="float">
            <text:p>0.009486473097634</text:p>
          </table:table-cell>
          <table:table-cell office:value-type="float" office:value="0.990450920076419" calcext:value-type="float">
            <text:p>0.990450920076419</text:p>
          </table:table-cell>
          <table:table-cell office:value-type="float" office:value="0.00954907992358124" calcext:value-type="float">
            <text:p>0.009549079923581</text:p>
          </table:table-cell>
          <table:table-cell office:value-type="float" office:value="0.993451538951695" calcext:value-type="float">
            <text:p>0.993451538951695</text:p>
          </table:table-cell>
          <table:table-cell office:value-type="float" office:value="0.00654846104830542" calcext:value-type="float">
            <text:p>0.006548461048305</text:p>
          </table:table-cell>
          <table:table-cell office:value-type="float" office:value="0.984698100490623" calcext:value-type="float">
            <text:p>0.984698100490623</text:p>
          </table:table-cell>
          <table:table-cell office:value-type="float" office:value="0.0153018995093767" calcext:value-type="float">
            <text:p>0.015301899509377</text:p>
          </table:table-cell>
          <table:table-cell office:value-type="float" office:value="0.991015413817137" calcext:value-type="float">
            <text:p>0.991015413817137</text:p>
          </table:table-cell>
          <table:table-cell office:value-type="float" office:value="0.00898458618286306" calcext:value-type="float">
            <text:p>0.008984586182863</text:p>
          </table:table-cell>
          <table:table-cell table:formula="of:=AVERAGE([.C166];[.E166];[.G166];[.I166];[.K166];[.M166];[.O166];[.Q166];[.S166];[.U166])" office:value-type="float" office:value="0.991116940626566" calcext:value-type="float">
            <text:p>0.991116940626566</text:p>
          </table:table-cell>
          <table:table-cell table:formula="of:=AVERAGE([.D166];[.F166];[.H166];[.J166];[.L166];[.N166];[.P166];[.R166];[.T166];[.V166])" office:value-type="float" office:value="0.00888305937343439" calcext:value-type="float">
            <text:p>0.00888305937343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0.99820079147654" calcext:value-type="float">
            <text:p>0.99820079147654</text:p>
          </table:table-cell>
          <table:table-cell office:value-type="float" office:value="0.0017992085234604" calcext:value-type="float">
            <text:p>0.00179920852346</text:p>
          </table:table-cell>
          <table:table-cell office:value-type="float" office:value="0.998293610651237" calcext:value-type="float">
            <text:p>0.998293610651237</text:p>
          </table:table-cell>
          <table:table-cell office:value-type="float" office:value="0.00170638934876247" calcext:value-type="float">
            <text:p>0.001706389348762</text:p>
          </table:table-cell>
          <table:table-cell office:value-type="float" office:value="0.995040180991047" calcext:value-type="float">
            <text:p>0.995040180991047</text:p>
          </table:table-cell>
          <table:table-cell office:value-type="float" office:value="0.00495981900895258" calcext:value-type="float">
            <text:p>0.004959819008953</text:p>
          </table:table-cell>
          <table:table-cell office:value-type="float" office:value="0.998145532490485" calcext:value-type="float">
            <text:p>0.998145532490485</text:p>
          </table:table-cell>
          <table:table-cell office:value-type="float" office:value="0.00185446750951529" calcext:value-type="float">
            <text:p>0.001854467509515</text:p>
          </table:table-cell>
          <table:table-cell office:value-type="float" office:value="0.992020310327648" calcext:value-type="float">
            <text:p>0.992020310327648</text:p>
          </table:table-cell>
          <table:table-cell office:value-type="float" office:value="0.00797968967235156" calcext:value-type="float">
            <text:p>0.007979689672352</text:p>
          </table:table-cell>
          <table:table-cell office:value-type="float" office:value="0.998326730232129" calcext:value-type="float">
            <text:p>0.998326730232129</text:p>
          </table:table-cell>
          <table:table-cell office:value-type="float" office:value="0.00167326976787143" calcext:value-type="float">
            <text:p>0.001673269767871</text:p>
          </table:table-cell>
          <table:table-cell office:value-type="float" office:value="0.995496905473574" calcext:value-type="float">
            <text:p>0.995496905473574</text:p>
          </table:table-cell>
          <table:table-cell office:value-type="float" office:value="0.00450309452642581" calcext:value-type="float">
            <text:p>0.004503094526426</text:p>
          </table:table-cell>
          <table:table-cell office:value-type="float" office:value="0.994819354669424" calcext:value-type="float">
            <text:p>0.994819354669424</text:p>
          </table:table-cell>
          <table:table-cell office:value-type="float" office:value="0.00518064533057649" calcext:value-type="float">
            <text:p>0.005180645330576</text:p>
          </table:table-cell>
          <table:table-cell office:value-type="float" office:value="0.995202352705613" calcext:value-type="float">
            <text:p>0.995202352705613</text:p>
          </table:table-cell>
          <table:table-cell office:value-type="float" office:value="0.00479764729438678" calcext:value-type="float">
            <text:p>0.004797647294387</text:p>
          </table:table-cell>
          <table:table-cell office:value-type="float" office:value="0.999074819784924" calcext:value-type="float">
            <text:p>0.999074819784924</text:p>
          </table:table-cell>
          <table:table-cell office:value-type="float" office:value="0.00092518021507565" calcext:value-type="float">
            <text:p>0.000925180215076</text:p>
          </table:table-cell>
          <table:table-cell table:formula="of:=AVERAGE([.C167];[.E167];[.G167];[.I167];[.K167];[.M167];[.O167];[.Q167];[.S167];[.U167])" office:value-type="float" office:value="0.996462058880262" calcext:value-type="float">
            <text:p>0.996462058880262</text:p>
          </table:table-cell>
          <table:table-cell table:formula="of:=AVERAGE([.D167];[.F167];[.H167];[.J167];[.L167];[.N167];[.P167];[.R167];[.T167];[.V167])" office:value-type="float" office:value="0.00353794111973785" calcext:value-type="float">
            <text:p>0.00353794111973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0.995197209543201" calcext:value-type="float">
            <text:p>0.995197209543201</text:p>
          </table:table-cell>
          <table:table-cell office:value-type="float" office:value="0.00480279045679914" calcext:value-type="float">
            <text:p>0.004802790456799</text:p>
          </table:table-cell>
          <table:table-cell office:value-type="float" office:value="0.990485621316131" calcext:value-type="float">
            <text:p>0.990485621316131</text:p>
          </table:table-cell>
          <table:table-cell office:value-type="float" office:value="0.00951437868386877" calcext:value-type="float">
            <text:p>0.009514378683869</text:p>
          </table:table-cell>
          <table:table-cell office:value-type="float" office:value="0.985625556630115" calcext:value-type="float">
            <text:p>0.985625556630115</text:p>
          </table:table-cell>
          <table:table-cell office:value-type="float" office:value="0.0143744433698846" calcext:value-type="float">
            <text:p>0.014374443369885</text:p>
          </table:table-cell>
          <table:table-cell office:value-type="float" office:value="0.98951652685445" calcext:value-type="float">
            <text:p>0.98951652685445</text:p>
          </table:table-cell>
          <table:table-cell office:value-type="float" office:value="0.0104834731455497" calcext:value-type="float">
            <text:p>0.01048347314555</text:p>
          </table:table-cell>
          <table:table-cell office:value-type="float" office:value="0.978057155224469" calcext:value-type="float">
            <text:p>0.978057155224469</text:p>
          </table:table-cell>
          <table:table-cell office:value-type="float" office:value="0.0219428447755309" calcext:value-type="float">
            <text:p>0.021942844775531</text:p>
          </table:table-cell>
          <table:table-cell office:value-type="float" office:value="0.993821016035634" calcext:value-type="float">
            <text:p>0.993821016035634</text:p>
          </table:table-cell>
          <table:table-cell office:value-type="float" office:value="0.00617898396436632" calcext:value-type="float">
            <text:p>0.006178983964366</text:p>
          </table:table-cell>
          <table:table-cell office:value-type="float" office:value="0.987716454347091" calcext:value-type="float">
            <text:p>0.987716454347091</text:p>
          </table:table-cell>
          <table:table-cell office:value-type="float" office:value="0.0122835456529089" calcext:value-type="float">
            <text:p>0.012283545652909</text:p>
          </table:table-cell>
          <table:table-cell office:value-type="float" office:value="0.990503553772971" calcext:value-type="float">
            <text:p>0.990503553772971</text:p>
          </table:table-cell>
          <table:table-cell office:value-type="float" office:value="0.00949644622702918" calcext:value-type="float">
            <text:p>0.009496446227029</text:p>
          </table:table-cell>
          <table:table-cell office:value-type="float" office:value="0.982488652478401" calcext:value-type="float">
            <text:p>0.982488652478401</text:p>
          </table:table-cell>
          <table:table-cell office:value-type="float" office:value="0.0175113475215992" calcext:value-type="float">
            <text:p>0.017511347521599</text:p>
          </table:table-cell>
          <table:table-cell office:value-type="float" office:value="0.99224284759003" calcext:value-type="float">
            <text:p>0.99224284759003</text:p>
          </table:table-cell>
          <table:table-cell office:value-type="float" office:value="0.00775715240996976" calcext:value-type="float">
            <text:p>0.00775715240997</text:p>
          </table:table-cell>
          <table:table-cell table:formula="of:=AVERAGE([.C168];[.E168];[.G168];[.I168];[.K168];[.M168];[.O168];[.Q168];[.S168];[.U168])" office:value-type="float" office:value="0.988565459379249" calcext:value-type="float">
            <text:p>0.988565459379249</text:p>
          </table:table-cell>
          <table:table-cell table:formula="of:=AVERAGE([.D168];[.F168];[.H168];[.J168];[.L168];[.N168];[.P168];[.R168];[.T168];[.V168])" office:value-type="float" office:value="0.0114345406207506" calcext:value-type="float">
            <text:p>0.01143454062075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0.991187762720963" calcext:value-type="float">
            <text:p>0.991187762720963</text:p>
          </table:table-cell>
          <table:table-cell office:value-type="float" office:value="0.0088122372790368" calcext:value-type="float">
            <text:p>0.008812237279037</text:p>
          </table:table-cell>
          <table:table-cell office:value-type="float" office:value="0.99032263908266" calcext:value-type="float">
            <text:p>0.99032263908266</text:p>
          </table:table-cell>
          <table:table-cell office:value-type="float" office:value="0.00967736091733945" calcext:value-type="float">
            <text:p>0.009677360917339</text:p>
          </table:table-cell>
          <table:table-cell office:value-type="float" office:value="0.976628350095015" calcext:value-type="float">
            <text:p>0.976628350095015</text:p>
          </table:table-cell>
          <table:table-cell office:value-type="float" office:value="0.0233716499049852" calcext:value-type="float">
            <text:p>0.023371649904985</text:p>
          </table:table-cell>
          <table:table-cell office:value-type="float" office:value="0.992471019486505" calcext:value-type="float">
            <text:p>0.992471019486505</text:p>
          </table:table-cell>
          <table:table-cell office:value-type="float" office:value="0.00752898051349494" calcext:value-type="float">
            <text:p>0.007528980513495</text:p>
          </table:table-cell>
          <table:table-cell office:value-type="float" office:value="0.991103825067341" calcext:value-type="float">
            <text:p>0.991103825067341</text:p>
          </table:table-cell>
          <table:table-cell office:value-type="float" office:value="0.00889617493265869" calcext:value-type="float">
            <text:p>0.008896174932659</text:p>
          </table:table-cell>
          <table:table-cell office:value-type="float" office:value="0.991663058210431" calcext:value-type="float">
            <text:p>0.991663058210431</text:p>
          </table:table-cell>
          <table:table-cell office:value-type="float" office:value="0.00833694178956866" calcext:value-type="float">
            <text:p>0.008336941789569</text:p>
          </table:table-cell>
          <table:table-cell office:value-type="float" office:value="0.969171346513481" calcext:value-type="float">
            <text:p>0.969171346513481</text:p>
          </table:table-cell>
          <table:table-cell office:value-type="float" office:value="0.0308286534865194" calcext:value-type="float">
            <text:p>0.030828653486519</text:p>
          </table:table-cell>
          <table:table-cell office:value-type="float" office:value="0.988623487634105" calcext:value-type="float">
            <text:p>0.988623487634105</text:p>
          </table:table-cell>
          <table:table-cell office:value-type="float" office:value="0.011376512365895" calcext:value-type="float">
            <text:p>0.011376512365895</text:p>
          </table:table-cell>
          <table:table-cell office:value-type="float" office:value="0.966269562283395" calcext:value-type="float">
            <text:p>0.966269562283395</text:p>
          </table:table-cell>
          <table:table-cell office:value-type="float" office:value="0.0337304377166049" calcext:value-type="float">
            <text:p>0.033730437716605</text:p>
          </table:table-cell>
          <table:table-cell office:value-type="float" office:value="0.991162215801852" calcext:value-type="float">
            <text:p>0.991162215801852</text:p>
          </table:table-cell>
          <table:table-cell office:value-type="float" office:value="0.00883778419814792" calcext:value-type="float">
            <text:p>0.008837784198148</text:p>
          </table:table-cell>
          <table:table-cell table:formula="of:=AVERAGE([.C169];[.E169];[.G169];[.I169];[.K169];[.M169];[.O169];[.Q169];[.S169];[.U169])" office:value-type="float" office:value="0.984860326689575" calcext:value-type="float">
            <text:p>0.984860326689575</text:p>
          </table:table-cell>
          <table:table-cell table:formula="of:=AVERAGE([.D169];[.F169];[.H169];[.J169];[.L169];[.N169];[.P169];[.R169];[.T169];[.V169])" office:value-type="float" office:value="0.0151396733104251" calcext:value-type="float">
            <text:p>0.01513967331042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0.679823404785985" calcext:value-type="float">
            <text:p>0.679823404785985</text:p>
          </table:table-cell>
          <table:table-cell office:value-type="float" office:value="0.320176595214015" calcext:value-type="float">
            <text:p>0.320176595214015</text:p>
          </table:table-cell>
          <table:table-cell office:value-type="float" office:value="0.647149686119336" calcext:value-type="float">
            <text:p>0.647149686119336</text:p>
          </table:table-cell>
          <table:table-cell office:value-type="float" office:value="0.352850313880664" calcext:value-type="float">
            <text:p>0.352850313880664</text:p>
          </table:table-cell>
          <table:table-cell office:value-type="float" office:value="0.666944394561989" calcext:value-type="float">
            <text:p>0.666944394561989</text:p>
          </table:table-cell>
          <table:table-cell office:value-type="float" office:value="0.333055605438011" calcext:value-type="float">
            <text:p>0.333055605438011</text:p>
          </table:table-cell>
          <table:table-cell office:value-type="float" office:value="0.762876179960309" calcext:value-type="float">
            <text:p>0.762876179960309</text:p>
          </table:table-cell>
          <table:table-cell office:value-type="float" office:value="0.237123820039691" calcext:value-type="float">
            <text:p>0.237123820039691</text:p>
          </table:table-cell>
          <table:table-cell office:value-type="float" office:value="0.573445074108536" calcext:value-type="float">
            <text:p>0.573445074108536</text:p>
          </table:table-cell>
          <table:table-cell office:value-type="float" office:value="0.426554925891464" calcext:value-type="float">
            <text:p>0.426554925891464</text:p>
          </table:table-cell>
          <table:table-cell office:value-type="float" office:value="0.691768222960415" calcext:value-type="float">
            <text:p>0.691768222960415</text:p>
          </table:table-cell>
          <table:table-cell office:value-type="float" office:value="0.308231777039585" calcext:value-type="float">
            <text:p>0.308231777039585</text:p>
          </table:table-cell>
          <table:table-cell office:value-type="float" office:value="0.640707917205401" calcext:value-type="float">
            <text:p>0.640707917205401</text:p>
          </table:table-cell>
          <table:table-cell office:value-type="float" office:value="0.359292082794599" calcext:value-type="float">
            <text:p>0.359292082794599</text:p>
          </table:table-cell>
          <table:table-cell office:value-type="float" office:value="0.679567549125807" calcext:value-type="float">
            <text:p>0.679567549125807</text:p>
          </table:table-cell>
          <table:table-cell office:value-type="float" office:value="0.320432450874193" calcext:value-type="float">
            <text:p>0.320432450874193</text:p>
          </table:table-cell>
          <table:table-cell office:value-type="float" office:value="0.6120809498847" calcext:value-type="float">
            <text:p>0.6120809498847</text:p>
          </table:table-cell>
          <table:table-cell office:value-type="float" office:value="0.3879190501153" calcext:value-type="float">
            <text:p>0.3879190501153</text:p>
          </table:table-cell>
          <table:table-cell office:value-type="float" office:value="0.666303296874631" calcext:value-type="float">
            <text:p>0.666303296874631</text:p>
          </table:table-cell>
          <table:table-cell office:value-type="float" office:value="0.333696703125369" calcext:value-type="float">
            <text:p>0.333696703125369</text:p>
          </table:table-cell>
          <table:table-cell table:formula="of:=AVERAGE([.C170];[.E170];[.G170];[.I170];[.K170];[.M170];[.O170];[.Q170];[.S170];[.U170])" office:value-type="float" office:value="0.662066667558711" calcext:value-type="float">
            <text:p>0.662066667558711</text:p>
          </table:table-cell>
          <table:table-cell table:formula="of:=AVERAGE([.D170];[.F170];[.H170];[.J170];[.L170];[.N170];[.P170];[.R170];[.T170];[.V170])" office:value-type="float" office:value="0.337933332441289" calcext:value-type="float">
            <text:p>0.33793333244128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0.755941937129508" calcext:value-type="float">
            <text:p>0.755941937129508</text:p>
          </table:table-cell>
          <table:table-cell office:value-type="float" office:value="0.244058062870492" calcext:value-type="float">
            <text:p>0.244058062870492</text:p>
          </table:table-cell>
          <table:table-cell office:value-type="float" office:value="0.808092904959384" calcext:value-type="float">
            <text:p>0.808092904959384</text:p>
          </table:table-cell>
          <table:table-cell office:value-type="float" office:value="0.191907095040616" calcext:value-type="float">
            <text:p>0.191907095040616</text:p>
          </table:table-cell>
          <table:table-cell office:value-type="float" office:value="0.766567037742823" calcext:value-type="float">
            <text:p>0.766567037742823</text:p>
          </table:table-cell>
          <table:table-cell office:value-type="float" office:value="0.233432962257177" calcext:value-type="float">
            <text:p>0.233432962257177</text:p>
          </table:table-cell>
          <table:table-cell office:value-type="float" office:value="0.805171573114755" calcext:value-type="float">
            <text:p>0.805171573114755</text:p>
          </table:table-cell>
          <table:table-cell office:value-type="float" office:value="0.194828426885245" calcext:value-type="float">
            <text:p>0.194828426885245</text:p>
          </table:table-cell>
          <table:table-cell office:value-type="float" office:value="0.870894080537569" calcext:value-type="float">
            <text:p>0.870894080537569</text:p>
          </table:table-cell>
          <table:table-cell office:value-type="float" office:value="0.129105919462431" calcext:value-type="float">
            <text:p>0.129105919462431</text:p>
          </table:table-cell>
          <table:table-cell office:value-type="float" office:value="0.834315210587767" calcext:value-type="float">
            <text:p>0.834315210587767</text:p>
          </table:table-cell>
          <table:table-cell office:value-type="float" office:value="0.165684789412233" calcext:value-type="float">
            <text:p>0.165684789412233</text:p>
          </table:table-cell>
          <table:table-cell office:value-type="float" office:value="0.829331755906237" calcext:value-type="float">
            <text:p>0.829331755906237</text:p>
          </table:table-cell>
          <table:table-cell office:value-type="float" office:value="0.170668244093763" calcext:value-type="float">
            <text:p>0.170668244093763</text:p>
          </table:table-cell>
          <table:table-cell office:value-type="float" office:value="0.714375094129676" calcext:value-type="float">
            <text:p>0.714375094129676</text:p>
          </table:table-cell>
          <table:table-cell office:value-type="float" office:value="0.285624905870324" calcext:value-type="float">
            <text:p>0.285624905870324</text:p>
          </table:table-cell>
          <table:table-cell office:value-type="float" office:value="0.81213713267238" calcext:value-type="float">
            <text:p>0.81213713267238</text:p>
          </table:table-cell>
          <table:table-cell office:value-type="float" office:value="0.18786286732762" calcext:value-type="float">
            <text:p>0.18786286732762</text:p>
          </table:table-cell>
          <table:table-cell office:value-type="float" office:value="0.876069272625056" calcext:value-type="float">
            <text:p>0.876069272625056</text:p>
          </table:table-cell>
          <table:table-cell office:value-type="float" office:value="0.123930727374944" calcext:value-type="float">
            <text:p>0.123930727374944</text:p>
          </table:table-cell>
          <table:table-cell table:formula="of:=AVERAGE([.C171];[.E171];[.G171];[.I171];[.K171];[.M171];[.O171];[.Q171];[.S171];[.U171])" office:value-type="float" office:value="0.807289599940516" calcext:value-type="float">
            <text:p>0.807289599940516</text:p>
          </table:table-cell>
          <table:table-cell table:formula="of:=AVERAGE([.D171];[.F171];[.H171];[.J171];[.L171];[.N171];[.P171];[.R171];[.T171];[.V171])" office:value-type="float" office:value="0.192710400059485" calcext:value-type="float">
            <text:p>0.19271040005948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0.362669640778787" calcext:value-type="float">
            <text:p>0.362669640778787</text:p>
          </table:table-cell>
          <table:table-cell office:value-type="float" office:value="0.637330359221213" calcext:value-type="float">
            <text:p>0.637330359221213</text:p>
          </table:table-cell>
          <table:table-cell office:value-type="float" office:value="0.271626405084077" calcext:value-type="float">
            <text:p>0.271626405084077</text:p>
          </table:table-cell>
          <table:table-cell office:value-type="float" office:value="0.728373594915923" calcext:value-type="float">
            <text:p>0.728373594915923</text:p>
          </table:table-cell>
          <table:table-cell office:value-type="float" office:value="0.219003064303716" calcext:value-type="float">
            <text:p>0.219003064303716</text:p>
          </table:table-cell>
          <table:table-cell office:value-type="float" office:value="0.780996935696285" calcext:value-type="float">
            <text:p>0.780996935696285</text:p>
          </table:table-cell>
          <table:table-cell office:value-type="float" office:value="0.250064701002203" calcext:value-type="float">
            <text:p>0.250064701002203</text:p>
          </table:table-cell>
          <table:table-cell office:value-type="float" office:value="0.749935298997797" calcext:value-type="float">
            <text:p>0.749935298997797</text:p>
          </table:table-cell>
          <table:table-cell office:value-type="float" office:value="0.250820422061313" calcext:value-type="float">
            <text:p>0.250820422061313</text:p>
          </table:table-cell>
          <table:table-cell office:value-type="float" office:value="0.749179577938687" calcext:value-type="float">
            <text:p>0.749179577938687</text:p>
          </table:table-cell>
          <table:table-cell office:value-type="float" office:value="0.321126962924136" calcext:value-type="float">
            <text:p>0.321126962924136</text:p>
          </table:table-cell>
          <table:table-cell office:value-type="float" office:value="0.678873037075864" calcext:value-type="float">
            <text:p>0.678873037075864</text:p>
          </table:table-cell>
          <table:table-cell office:value-type="float" office:value="0.170260635767131" calcext:value-type="float">
            <text:p>0.170260635767131</text:p>
          </table:table-cell>
          <table:table-cell office:value-type="float" office:value="0.829739364232869" calcext:value-type="float">
            <text:p>0.829739364232869</text:p>
          </table:table-cell>
          <table:table-cell office:value-type="float" office:value="0.281180408149666" calcext:value-type="float">
            <text:p>0.281180408149666</text:p>
          </table:table-cell>
          <table:table-cell office:value-type="float" office:value="0.718819591850334" calcext:value-type="float">
            <text:p>0.718819591850334</text:p>
          </table:table-cell>
          <table:table-cell office:value-type="float" office:value="0.315827758208113" calcext:value-type="float">
            <text:p>0.315827758208113</text:p>
          </table:table-cell>
          <table:table-cell office:value-type="float" office:value="0.684172241791887" calcext:value-type="float">
            <text:p>0.684172241791887</text:p>
          </table:table-cell>
          <table:table-cell office:value-type="float" office:value="0.29549932454866" calcext:value-type="float">
            <text:p>0.29549932454866</text:p>
          </table:table-cell>
          <table:table-cell office:value-type="float" office:value="0.70450067545134" calcext:value-type="float">
            <text:p>0.70450067545134</text:p>
          </table:table-cell>
          <table:table-cell table:formula="of:=AVERAGE([.C172];[.E172];[.G172];[.I172];[.K172];[.M172];[.O172];[.Q172];[.S172];[.U172])" office:value-type="float" office:value="0.27380793228278" calcext:value-type="float">
            <text:p>0.27380793228278</text:p>
          </table:table-cell>
          <table:table-cell table:formula="of:=AVERAGE([.D172];[.F172];[.H172];[.J172];[.L172];[.N172];[.P172];[.R172];[.T172];[.V172])" office:value-type="float" office:value="0.72619206771722" calcext:value-type="float">
            <text:p>0.7261920677172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0.999140556844157" calcext:value-type="float">
            <text:p>0.999140556844157</text:p>
          </table:table-cell>
          <table:table-cell office:value-type="float" office:value="0.000859443155843162" calcext:value-type="float">
            <text:p>0.000859443155843</text:p>
          </table:table-cell>
          <table:table-cell office:value-type="float" office:value="0.996785524400289" calcext:value-type="float">
            <text:p>0.996785524400289</text:p>
          </table:table-cell>
          <table:table-cell office:value-type="float" office:value="0.00321447559971082" calcext:value-type="float">
            <text:p>0.003214475599711</text:p>
          </table:table-cell>
          <table:table-cell office:value-type="float" office:value="0.997422269980335" calcext:value-type="float">
            <text:p>0.997422269980335</text:p>
          </table:table-cell>
          <table:table-cell office:value-type="float" office:value="0.00257773001966551" calcext:value-type="float">
            <text:p>0.002577730019666</text:p>
          </table:table-cell>
          <table:table-cell office:value-type="float" office:value="0.998924488387259" calcext:value-type="float">
            <text:p>0.998924488387259</text:p>
          </table:table-cell>
          <table:table-cell office:value-type="float" office:value="0.00107551161274089" calcext:value-type="float">
            <text:p>0.001075511612741</text:p>
          </table:table-cell>
          <table:table-cell office:value-type="float" office:value="0.991906088918232" calcext:value-type="float">
            <text:p>0.991906088918232</text:p>
          </table:table-cell>
          <table:table-cell office:value-type="float" office:value="0.00809391108176784" calcext:value-type="float">
            <text:p>0.008093911081768</text:p>
          </table:table-cell>
          <table:table-cell office:value-type="float" office:value="0.998810569209379" calcext:value-type="float">
            <text:p>0.998810569209379</text:p>
          </table:table-cell>
          <table:table-cell office:value-type="float" office:value="0.00118943079062144" calcext:value-type="float">
            <text:p>0.001189430790621</text:p>
          </table:table-cell>
          <table:table-cell office:value-type="float" office:value="0.993796222075179" calcext:value-type="float">
            <text:p>0.993796222075179</text:p>
          </table:table-cell>
          <table:table-cell office:value-type="float" office:value="0.00620377792482138" calcext:value-type="float">
            <text:p>0.006203777924821</text:p>
          </table:table-cell>
          <table:table-cell office:value-type="float" office:value="0.997807505847312" calcext:value-type="float">
            <text:p>0.997807505847312</text:p>
          </table:table-cell>
          <table:table-cell office:value-type="float" office:value="0.00219249415268754" calcext:value-type="float">
            <text:p>0.002192494152688</text:p>
          </table:table-cell>
          <table:table-cell office:value-type="float" office:value="0.989812034266762" calcext:value-type="float">
            <text:p>0.989812034266762</text:p>
          </table:table-cell>
          <table:table-cell office:value-type="float" office:value="0.0101879657332376" calcext:value-type="float">
            <text:p>0.010187965733238</text:p>
          </table:table-cell>
          <table:table-cell office:value-type="float" office:value="0.999176750739212" calcext:value-type="float">
            <text:p>0.999176750739212</text:p>
          </table:table-cell>
          <table:table-cell office:value-type="float" office:value="0.000823249260787554" calcext:value-type="float">
            <text:p>0.000823249260788</text:p>
          </table:table-cell>
          <table:table-cell table:formula="of:=AVERAGE([.C173];[.E173];[.G173];[.I173];[.K173];[.M173];[.O173];[.Q173];[.S173];[.U173])" office:value-type="float" office:value="0.996358201066812" calcext:value-type="float">
            <text:p>0.996358201066812</text:p>
          </table:table-cell>
          <table:table-cell table:formula="of:=AVERAGE([.D173];[.F173];[.H173];[.J173];[.L173];[.N173];[.P173];[.R173];[.T173];[.V173])" office:value-type="float" office:value="0.00364179893318837" calcext:value-type="float">
            <text:p>0.00364179893318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0.999600406588349" calcext:value-type="float">
            <text:p>0.999600406588349</text:p>
          </table:table-cell>
          <table:table-cell office:value-type="float" office:value="0.000399593411650736" calcext:value-type="float">
            <text:p>0.000399593411651</text:p>
          </table:table-cell>
          <table:table-cell office:value-type="float" office:value="0.999921477888027" calcext:value-type="float">
            <text:p>0.999921477888027</text:p>
          </table:table-cell>
          <table:table-cell office:value-type="float" office:value="0.0000785221119730415" calcext:value-type="float">
            <text:p>7.85221119730415E-05</text:p>
          </table:table-cell>
          <table:table-cell office:value-type="float" office:value="0.999611329929961" calcext:value-type="float">
            <text:p>0.999611329929961</text:p>
          </table:table-cell>
          <table:table-cell office:value-type="float" office:value="0.000388670070038945" calcext:value-type="float">
            <text:p>0.000388670070039</text:p>
          </table:table-cell>
          <table:table-cell office:value-type="float" office:value="0.99963813415121" calcext:value-type="float">
            <text:p>0.99963813415121</text:p>
          </table:table-cell>
          <table:table-cell office:value-type="float" office:value="0.000361865848790075" calcext:value-type="float">
            <text:p>0.00036186584879</text:p>
          </table:table-cell>
          <table:table-cell office:value-type="float" office:value="0.999867339558044" calcext:value-type="float">
            <text:p>0.999867339558044</text:p>
          </table:table-cell>
          <table:table-cell office:value-type="float" office:value="0.000132660441955919" calcext:value-type="float">
            <text:p>0.000132660441956</text:p>
          </table:table-cell>
          <table:table-cell office:value-type="float" office:value="0.999335349107755" calcext:value-type="float">
            <text:p>0.999335349107755</text:p>
          </table:table-cell>
          <table:table-cell office:value-type="float" office:value="0.000664650892244472" calcext:value-type="float">
            <text:p>0.000664650892244</text:p>
          </table:table-cell>
          <table:table-cell office:value-type="float" office:value="0.999811575813377" calcext:value-type="float">
            <text:p>0.999811575813377</text:p>
          </table:table-cell>
          <table:table-cell office:value-type="float" office:value="0.000188424186623324" calcext:value-type="float">
            <text:p>0.000188424186623</text:p>
          </table:table-cell>
          <table:table-cell office:value-type="float" office:value="0.999619681456034" calcext:value-type="float">
            <text:p>0.999619681456034</text:p>
          </table:table-cell>
          <table:table-cell office:value-type="float" office:value="0.000380318543966174" calcext:value-type="float">
            <text:p>0.000380318543966</text:p>
          </table:table-cell>
          <table:table-cell office:value-type="float" office:value="0.999201051232512" calcext:value-type="float">
            <text:p>0.999201051232512</text:p>
          </table:table-cell>
          <table:table-cell office:value-type="float" office:value="0.000798948767488255" calcext:value-type="float">
            <text:p>0.000798948767488</text:p>
          </table:table-cell>
          <table:table-cell office:value-type="float" office:value="0.999556474488969" calcext:value-type="float">
            <text:p>0.999556474488969</text:p>
          </table:table-cell>
          <table:table-cell office:value-type="float" office:value="0.00044352551103132" calcext:value-type="float">
            <text:p>0.000443525511031</text:p>
          </table:table-cell>
          <table:table-cell table:formula="of:=AVERAGE([.C174];[.E174];[.G174];[.I174];[.K174];[.M174];[.O174];[.Q174];[.S174];[.U174])" office:value-type="float" office:value="0.999616282021424" calcext:value-type="float">
            <text:p>0.999616282021424</text:p>
          </table:table-cell>
          <table:table-cell table:formula="of:=AVERAGE([.D174];[.F174];[.H174];[.J174];[.L174];[.N174];[.P174];[.R174];[.T174];[.V174])" office:value-type="float" office:value="0.000383717978576226" calcext:value-type="float">
            <text:p>0.00038371797857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0.900725886019789" calcext:value-type="float">
            <text:p>0.900725886019789</text:p>
          </table:table-cell>
          <table:table-cell office:value-type="float" office:value="0.0992741139802105" calcext:value-type="float">
            <text:p>0.099274113980211</text:p>
          </table:table-cell>
          <table:table-cell office:value-type="float" office:value="0.934961520623799" calcext:value-type="float">
            <text:p>0.934961520623799</text:p>
          </table:table-cell>
          <table:table-cell office:value-type="float" office:value="0.0650384793762012" calcext:value-type="float">
            <text:p>0.065038479376201</text:p>
          </table:table-cell>
          <table:table-cell office:value-type="float" office:value="0.921692239067709" calcext:value-type="float">
            <text:p>0.921692239067709</text:p>
          </table:table-cell>
          <table:table-cell office:value-type="float" office:value="0.0783077609322911" calcext:value-type="float">
            <text:p>0.078307760932291</text:p>
          </table:table-cell>
          <table:table-cell office:value-type="float" office:value="0.942454777463619" calcext:value-type="float">
            <text:p>0.942454777463619</text:p>
          </table:table-cell>
          <table:table-cell office:value-type="float" office:value="0.0575452225363812" calcext:value-type="float">
            <text:p>0.057545222536381</text:p>
          </table:table-cell>
          <table:table-cell office:value-type="float" office:value="0.949010597371955" calcext:value-type="float">
            <text:p>0.949010597371955</text:p>
          </table:table-cell>
          <table:table-cell office:value-type="float" office:value="0.0509894026280447" calcext:value-type="float">
            <text:p>0.050989402628045</text:p>
          </table:table-cell>
          <table:table-cell office:value-type="float" office:value="0.946678180525122" calcext:value-type="float">
            <text:p>0.946678180525122</text:p>
          </table:table-cell>
          <table:table-cell office:value-type="float" office:value="0.0533218194748777" calcext:value-type="float">
            <text:p>0.053321819474878</text:p>
          </table:table-cell>
          <table:table-cell office:value-type="float" office:value="0.928491180784194" calcext:value-type="float">
            <text:p>0.928491180784194</text:p>
          </table:table-cell>
          <table:table-cell office:value-type="float" office:value="0.0715088192158063" calcext:value-type="float">
            <text:p>0.071508819215806</text:p>
          </table:table-cell>
          <table:table-cell office:value-type="float" office:value="0.923572694942322" calcext:value-type="float">
            <text:p>0.923572694942322</text:p>
          </table:table-cell>
          <table:table-cell office:value-type="float" office:value="0.0764273050576776" calcext:value-type="float">
            <text:p>0.076427305057678</text:p>
          </table:table-cell>
          <table:table-cell office:value-type="float" office:value="0.918872946901055" calcext:value-type="float">
            <text:p>0.918872946901055</text:p>
          </table:table-cell>
          <table:table-cell office:value-type="float" office:value="0.0811270530989449" calcext:value-type="float">
            <text:p>0.081127053098945</text:p>
          </table:table-cell>
          <table:table-cell office:value-type="float" office:value="0.918038334423628" calcext:value-type="float">
            <text:p>0.918038334423628</text:p>
          </table:table-cell>
          <table:table-cell office:value-type="float" office:value="0.0819616655763718" calcext:value-type="float">
            <text:p>0.081961665576372</text:p>
          </table:table-cell>
          <table:table-cell table:formula="of:=AVERAGE([.C175];[.E175];[.G175];[.I175];[.K175];[.M175];[.O175];[.Q175];[.S175];[.U175])" office:value-type="float" office:value="0.928449835812319" calcext:value-type="float">
            <text:p>0.928449835812319</text:p>
          </table:table-cell>
          <table:table-cell table:formula="of:=AVERAGE([.D175];[.F175];[.H175];[.J175];[.L175];[.N175];[.P175];[.R175];[.T175];[.V175])" office:value-type="float" office:value="0.0715501641876807" calcext:value-type="float">
            <text:p>0.07155016418768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0.969999590371609" calcext:value-type="float">
            <text:p>0.969999590371609</text:p>
          </table:table-cell>
          <table:table-cell office:value-type="float" office:value="0.0300004096283912" calcext:value-type="float">
            <text:p>0.030000409628391</text:p>
          </table:table-cell>
          <table:table-cell office:value-type="float" office:value="0.983577600301817" calcext:value-type="float">
            <text:p>0.983577600301817</text:p>
          </table:table-cell>
          <table:table-cell office:value-type="float" office:value="0.0164223996981828" calcext:value-type="float">
            <text:p>0.016422399698183</text:p>
          </table:table-cell>
          <table:table-cell office:value-type="float" office:value="0.961476226975144" calcext:value-type="float">
            <text:p>0.961476226975144</text:p>
          </table:table-cell>
          <table:table-cell office:value-type="float" office:value="0.0385237730248556" calcext:value-type="float">
            <text:p>0.038523773024856</text:p>
          </table:table-cell>
          <table:table-cell office:value-type="float" office:value="0.95557790015933" calcext:value-type="float">
            <text:p>0.95557790015933</text:p>
          </table:table-cell>
          <table:table-cell office:value-type="float" office:value="0.0444220998406696" calcext:value-type="float">
            <text:p>0.04442209984067</text:p>
          </table:table-cell>
          <table:table-cell office:value-type="float" office:value="0.985015914423726" calcext:value-type="float">
            <text:p>0.985015914423726</text:p>
          </table:table-cell>
          <table:table-cell office:value-type="float" office:value="0.0149840855762745" calcext:value-type="float">
            <text:p>0.014984085576275</text:p>
          </table:table-cell>
          <table:table-cell office:value-type="float" office:value="0.956796446027091" calcext:value-type="float">
            <text:p>0.956796446027091</text:p>
          </table:table-cell>
          <table:table-cell office:value-type="float" office:value="0.0432035539729094" calcext:value-type="float">
            <text:p>0.043203553972909</text:p>
          </table:table-cell>
          <table:table-cell office:value-type="float" office:value="0.968204266732764" calcext:value-type="float">
            <text:p>0.968204266732764</text:p>
          </table:table-cell>
          <table:table-cell office:value-type="float" office:value="0.031795733267236" calcext:value-type="float">
            <text:p>0.031795733267236</text:p>
          </table:table-cell>
          <table:table-cell office:value-type="float" office:value="0.961502165413742" calcext:value-type="float">
            <text:p>0.961502165413742</text:p>
          </table:table-cell>
          <table:table-cell office:value-type="float" office:value="0.0384978345862584" calcext:value-type="float">
            <text:p>0.038497834586258</text:p>
          </table:table-cell>
          <table:table-cell office:value-type="float" office:value="0.924381355785781" calcext:value-type="float">
            <text:p>0.924381355785781</text:p>
          </table:table-cell>
          <table:table-cell office:value-type="float" office:value="0.0756186442142191" calcext:value-type="float">
            <text:p>0.075618644214219</text:p>
          </table:table-cell>
          <table:table-cell office:value-type="float" office:value="0.961435686533597" calcext:value-type="float">
            <text:p>0.961435686533597</text:p>
          </table:table-cell>
          <table:table-cell office:value-type="float" office:value="0.0385643134664027" calcext:value-type="float">
            <text:p>0.038564313466403</text:p>
          </table:table-cell>
          <table:table-cell table:formula="of:=AVERAGE([.C176];[.E176];[.G176];[.I176];[.K176];[.M176];[.O176];[.Q176];[.S176];[.U176])" office:value-type="float" office:value="0.96279671527246" calcext:value-type="float">
            <text:p>0.96279671527246</text:p>
          </table:table-cell>
          <table:table-cell table:formula="of:=AVERAGE([.D176];[.F176];[.H176];[.J176];[.L176];[.N176];[.P176];[.R176];[.T176];[.V176])" office:value-type="float" office:value="0.0372032847275399" calcext:value-type="float">
            <text:p>0.0372032847275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0.94261751230036" calcext:value-type="float">
            <text:p>0.94261751230036</text:p>
          </table:table-cell>
          <table:table-cell office:value-type="float" office:value="0.0573824876996402" calcext:value-type="float">
            <text:p>0.05738248769964</text:p>
          </table:table-cell>
          <table:table-cell office:value-type="float" office:value="0.901220245002682" calcext:value-type="float">
            <text:p>0.901220245002682</text:p>
          </table:table-cell>
          <table:table-cell office:value-type="float" office:value="0.0987797549973175" calcext:value-type="float">
            <text:p>0.098779754997318</text:p>
          </table:table-cell>
          <table:table-cell office:value-type="float" office:value="0.968957260106043" calcext:value-type="float">
            <text:p>0.968957260106043</text:p>
          </table:table-cell>
          <table:table-cell office:value-type="float" office:value="0.0310427398939567" calcext:value-type="float">
            <text:p>0.031042739893957</text:p>
          </table:table-cell>
          <table:table-cell office:value-type="float" office:value="0.966544833479464" calcext:value-type="float">
            <text:p>0.966544833479464</text:p>
          </table:table-cell>
          <table:table-cell office:value-type="float" office:value="0.0334551665205361" calcext:value-type="float">
            <text:p>0.033455166520536</text:p>
          </table:table-cell>
          <table:table-cell office:value-type="float" office:value="0.916332448900556" calcext:value-type="float">
            <text:p>0.916332448900556</text:p>
          </table:table-cell>
          <table:table-cell office:value-type="float" office:value="0.0836675510994441" calcext:value-type="float">
            <text:p>0.083667551099444</text:p>
          </table:table-cell>
          <table:table-cell office:value-type="float" office:value="0.976511115226847" calcext:value-type="float">
            <text:p>0.976511115226847</text:p>
          </table:table-cell>
          <table:table-cell office:value-type="float" office:value="0.0234888847731524" calcext:value-type="float">
            <text:p>0.023488884773152</text:p>
          </table:table-cell>
          <table:table-cell office:value-type="float" office:value="0.957127904992371" calcext:value-type="float">
            <text:p>0.957127904992371</text:p>
          </table:table-cell>
          <table:table-cell office:value-type="float" office:value="0.0428720950076293" calcext:value-type="float">
            <text:p>0.042872095007629</text:p>
          </table:table-cell>
          <table:table-cell office:value-type="float" office:value="0.940249606506297" calcext:value-type="float">
            <text:p>0.940249606506297</text:p>
          </table:table-cell>
          <table:table-cell office:value-type="float" office:value="0.0597503934937028" calcext:value-type="float">
            <text:p>0.059750393493703</text:p>
          </table:table-cell>
          <table:table-cell office:value-type="float" office:value="0.930168574141127" calcext:value-type="float">
            <text:p>0.930168574141127</text:p>
          </table:table-cell>
          <table:table-cell office:value-type="float" office:value="0.0698314258588727" calcext:value-type="float">
            <text:p>0.069831425858873</text:p>
          </table:table-cell>
          <table:table-cell office:value-type="float" office:value="0.963679668191579" calcext:value-type="float">
            <text:p>0.963679668191579</text:p>
          </table:table-cell>
          <table:table-cell office:value-type="float" office:value="0.0363203318084212" calcext:value-type="float">
            <text:p>0.036320331808421</text:p>
          </table:table-cell>
          <table:table-cell table:formula="of:=AVERAGE([.C177];[.E177];[.G177];[.I177];[.K177];[.M177];[.O177];[.Q177];[.S177];[.U177])" office:value-type="float" office:value="0.946340916884733" calcext:value-type="float">
            <text:p>0.946340916884733</text:p>
          </table:table-cell>
          <table:table-cell table:formula="of:=AVERAGE([.D177];[.F177];[.H177];[.J177];[.L177];[.N177];[.P177];[.R177];[.T177];[.V177])" office:value-type="float" office:value="0.0536590831152673" calcext:value-type="float">
            <text:p>0.05365908311526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0.995726826343494" calcext:value-type="float">
            <text:p>0.995726826343494</text:p>
          </table:table-cell>
          <table:table-cell office:value-type="float" office:value="0.0042731736565059" calcext:value-type="float">
            <text:p>0.004273173656506</text:p>
          </table:table-cell>
          <table:table-cell office:value-type="float" office:value="0.993616049603614" calcext:value-type="float">
            <text:p>0.993616049603614</text:p>
          </table:table-cell>
          <table:table-cell office:value-type="float" office:value="0.00638395039638648" calcext:value-type="float">
            <text:p>0.006383950396386</text:p>
          </table:table-cell>
          <table:table-cell office:value-type="float" office:value="0.995861214148427" calcext:value-type="float">
            <text:p>0.995861214148427</text:p>
          </table:table-cell>
          <table:table-cell office:value-type="float" office:value="0.00413878585157282" calcext:value-type="float">
            <text:p>0.004138785851573</text:p>
          </table:table-cell>
          <table:table-cell office:value-type="float" office:value="0.992932423022808" calcext:value-type="float">
            <text:p>0.992932423022808</text:p>
          </table:table-cell>
          <table:table-cell office:value-type="float" office:value="0.00706757697719225" calcext:value-type="float">
            <text:p>0.007067576977192</text:p>
          </table:table-cell>
          <table:table-cell office:value-type="float" office:value="0.995498503996855" calcext:value-type="float">
            <text:p>0.995498503996855</text:p>
          </table:table-cell>
          <table:table-cell office:value-type="float" office:value="0.00450149600314482" calcext:value-type="float">
            <text:p>0.004501496003145</text:p>
          </table:table-cell>
          <table:table-cell office:value-type="float" office:value="0.99367247218407" calcext:value-type="float">
            <text:p>0.99367247218407</text:p>
          </table:table-cell>
          <table:table-cell office:value-type="float" office:value="0.00632752781593006" calcext:value-type="float">
            <text:p>0.00632752781593</text:p>
          </table:table-cell>
          <table:table-cell office:value-type="float" office:value="0.997225742410807" calcext:value-type="float">
            <text:p>0.997225742410807</text:p>
          </table:table-cell>
          <table:table-cell office:value-type="float" office:value="0.00277425758919222" calcext:value-type="float">
            <text:p>0.002774257589192</text:p>
          </table:table-cell>
          <table:table-cell office:value-type="float" office:value="0.995854960182711" calcext:value-type="float">
            <text:p>0.995854960182711</text:p>
          </table:table-cell>
          <table:table-cell office:value-type="float" office:value="0.00414503981728882" calcext:value-type="float">
            <text:p>0.004145039817289</text:p>
          </table:table-cell>
          <table:table-cell office:value-type="float" office:value="0.989176351351211" calcext:value-type="float">
            <text:p>0.989176351351211</text:p>
          </table:table-cell>
          <table:table-cell office:value-type="float" office:value="0.0108236486487885" calcext:value-type="float">
            <text:p>0.010823648648789</text:p>
          </table:table-cell>
          <table:table-cell office:value-type="float" office:value="0.995507636477926" calcext:value-type="float">
            <text:p>0.995507636477926</text:p>
          </table:table-cell>
          <table:table-cell office:value-type="float" office:value="0.00449236352207423" calcext:value-type="float">
            <text:p>0.004492363522074</text:p>
          </table:table-cell>
          <table:table-cell table:formula="of:=AVERAGE([.C178];[.E178];[.G178];[.I178];[.K178];[.M178];[.O178];[.Q178];[.S178];[.U178])" office:value-type="float" office:value="0.994507217972192" calcext:value-type="float">
            <text:p>0.994507217972192</text:p>
          </table:table-cell>
          <table:table-cell table:formula="of:=AVERAGE([.D178];[.F178];[.H178];[.J178];[.L178];[.N178];[.P178];[.R178];[.T178];[.V178])" office:value-type="float" office:value="0.00549278202780761" calcext:value-type="float">
            <text:p>0.00549278202780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0.998357303111378" calcext:value-type="float">
            <text:p>0.998357303111378</text:p>
          </table:table-cell>
          <table:table-cell office:value-type="float" office:value="0.00164269688862206" calcext:value-type="float">
            <text:p>0.001642696888622</text:p>
          </table:table-cell>
          <table:table-cell office:value-type="float" office:value="0.997606331088718" calcext:value-type="float">
            <text:p>0.997606331088718</text:p>
          </table:table-cell>
          <table:table-cell office:value-type="float" office:value="0.00239366891128191" calcext:value-type="float">
            <text:p>0.002393668911282</text:p>
          </table:table-cell>
          <table:table-cell office:value-type="float" office:value="0.99588617894173" calcext:value-type="float">
            <text:p>0.99588617894173</text:p>
          </table:table-cell>
          <table:table-cell office:value-type="float" office:value="0.00411382105826959" calcext:value-type="float">
            <text:p>0.00411382105827</text:p>
          </table:table-cell>
          <table:table-cell office:value-type="float" office:value="0.996296218286055" calcext:value-type="float">
            <text:p>0.996296218286055</text:p>
          </table:table-cell>
          <table:table-cell office:value-type="float" office:value="0.00370378171394451" calcext:value-type="float">
            <text:p>0.003703781713945</text:p>
          </table:table-cell>
          <table:table-cell office:value-type="float" office:value="0.99871123553608" calcext:value-type="float">
            <text:p>0.99871123553608</text:p>
          </table:table-cell>
          <table:table-cell office:value-type="float" office:value="0.00128876446391989" calcext:value-type="float">
            <text:p>0.00128876446392</text:p>
          </table:table-cell>
          <table:table-cell office:value-type="float" office:value="0.995373213001434" calcext:value-type="float">
            <text:p>0.995373213001434</text:p>
          </table:table-cell>
          <table:table-cell office:value-type="float" office:value="0.00462678699856571" calcext:value-type="float">
            <text:p>0.004626786998566</text:p>
          </table:table-cell>
          <table:table-cell office:value-type="float" office:value="0.997504509538096" calcext:value-type="float">
            <text:p>0.997504509538096</text:p>
          </table:table-cell>
          <table:table-cell office:value-type="float" office:value="0.00249549046190429" calcext:value-type="float">
            <text:p>0.002495490461904</text:p>
          </table:table-cell>
          <table:table-cell office:value-type="float" office:value="0.997575039983174" calcext:value-type="float">
            <text:p>0.997575039983174</text:p>
          </table:table-cell>
          <table:table-cell office:value-type="float" office:value="0.0024249600168254" calcext:value-type="float">
            <text:p>0.002424960016825</text:p>
          </table:table-cell>
          <table:table-cell office:value-type="float" office:value="0.996209779288568" calcext:value-type="float">
            <text:p>0.996209779288568</text:p>
          </table:table-cell>
          <table:table-cell office:value-type="float" office:value="0.00379022071143248" calcext:value-type="float">
            <text:p>0.003790220711432</text:p>
          </table:table-cell>
          <table:table-cell office:value-type="float" office:value="0.99785498264647" calcext:value-type="float">
            <text:p>0.99785498264647</text:p>
          </table:table-cell>
          <table:table-cell office:value-type="float" office:value="0.00214501735353032" calcext:value-type="float">
            <text:p>0.00214501735353</text:p>
          </table:table-cell>
          <table:table-cell table:formula="of:=AVERAGE([.C179];[.E179];[.G179];[.I179];[.K179];[.M179];[.O179];[.Q179];[.S179];[.U179])" office:value-type="float" office:value="0.99713747914217" calcext:value-type="float">
            <text:p>0.99713747914217</text:p>
          </table:table-cell>
          <table:table-cell table:formula="of:=AVERAGE([.D179];[.F179];[.H179];[.J179];[.L179];[.N179];[.P179];[.R179];[.T179];[.V179])" office:value-type="float" office:value="0.00286252085782962" calcext:value-type="float">
            <text:p>0.0028625208578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0.670599500819608" calcext:value-type="float">
            <text:p>0.670599500819608</text:p>
          </table:table-cell>
          <table:table-cell office:value-type="float" office:value="0.329400499180392" calcext:value-type="float">
            <text:p>0.329400499180392</text:p>
          </table:table-cell>
          <table:table-cell office:value-type="float" office:value="0.702277018796512" calcext:value-type="float">
            <text:p>0.702277018796512</text:p>
          </table:table-cell>
          <table:table-cell office:value-type="float" office:value="0.297722981203488" calcext:value-type="float">
            <text:p>0.297722981203488</text:p>
          </table:table-cell>
          <table:table-cell office:value-type="float" office:value="0.662057325620737" calcext:value-type="float">
            <text:p>0.662057325620737</text:p>
          </table:table-cell>
          <table:table-cell office:value-type="float" office:value="0.337942674379263" calcext:value-type="float">
            <text:p>0.337942674379263</text:p>
          </table:table-cell>
          <table:table-cell office:value-type="float" office:value="0.611068929989924" calcext:value-type="float">
            <text:p>0.611068929989924</text:p>
          </table:table-cell>
          <table:table-cell office:value-type="float" office:value="0.388931070010076" calcext:value-type="float">
            <text:p>0.388931070010076</text:p>
          </table:table-cell>
          <table:table-cell office:value-type="float" office:value="0.772048771363282" calcext:value-type="float">
            <text:p>0.772048771363282</text:p>
          </table:table-cell>
          <table:table-cell office:value-type="float" office:value="0.227951228636718" calcext:value-type="float">
            <text:p>0.227951228636718</text:p>
          </table:table-cell>
          <table:table-cell office:value-type="float" office:value="0.757876344886858" calcext:value-type="float">
            <text:p>0.757876344886858</text:p>
          </table:table-cell>
          <table:table-cell office:value-type="float" office:value="0.242123655113142" calcext:value-type="float">
            <text:p>0.242123655113142</text:p>
          </table:table-cell>
          <table:table-cell office:value-type="float" office:value="0.650948646801664" calcext:value-type="float">
            <text:p>0.650948646801664</text:p>
          </table:table-cell>
          <table:table-cell office:value-type="float" office:value="0.349051353198336" calcext:value-type="float">
            <text:p>0.349051353198336</text:p>
          </table:table-cell>
          <table:table-cell office:value-type="float" office:value="0.655899928611898" calcext:value-type="float">
            <text:p>0.655899928611898</text:p>
          </table:table-cell>
          <table:table-cell office:value-type="float" office:value="0.344100071388102" calcext:value-type="float">
            <text:p>0.344100071388102</text:p>
          </table:table-cell>
          <table:table-cell office:value-type="float" office:value="0.643639866790342" calcext:value-type="float">
            <text:p>0.643639866790342</text:p>
          </table:table-cell>
          <table:table-cell office:value-type="float" office:value="0.356360133209658" calcext:value-type="float">
            <text:p>0.356360133209658</text:p>
          </table:table-cell>
          <table:table-cell office:value-type="float" office:value="0.772060155393011" calcext:value-type="float">
            <text:p>0.772060155393011</text:p>
          </table:table-cell>
          <table:table-cell office:value-type="float" office:value="0.227939844606989" calcext:value-type="float">
            <text:p>0.227939844606989</text:p>
          </table:table-cell>
          <table:table-cell table:formula="of:=AVERAGE([.C180];[.E180];[.G180];[.I180];[.K180];[.M180];[.O180];[.Q180];[.S180];[.U180])" office:value-type="float" office:value="0.689847648907384" calcext:value-type="float">
            <text:p>0.689847648907384</text:p>
          </table:table-cell>
          <table:table-cell table:formula="of:=AVERAGE([.D180];[.F180];[.H180];[.J180];[.L180];[.N180];[.P180];[.R180];[.T180];[.V180])" office:value-type="float" office:value="0.310152351092616" calcext:value-type="float">
            <text:p>0.3101523510926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0.739870990861228" calcext:value-type="float">
            <text:p>0.739870990861228</text:p>
          </table:table-cell>
          <table:table-cell office:value-type="float" office:value="0.260129009138772" calcext:value-type="float">
            <text:p>0.260129009138772</text:p>
          </table:table-cell>
          <table:table-cell office:value-type="float" office:value="0.814463950538979" calcext:value-type="float">
            <text:p>0.814463950538979</text:p>
          </table:table-cell>
          <table:table-cell office:value-type="float" office:value="0.185536049461021" calcext:value-type="float">
            <text:p>0.185536049461021</text:p>
          </table:table-cell>
          <table:table-cell office:value-type="float" office:value="0.837453148653302" calcext:value-type="float">
            <text:p>0.837453148653302</text:p>
          </table:table-cell>
          <table:table-cell office:value-type="float" office:value="0.162546851346699" calcext:value-type="float">
            <text:p>0.162546851346699</text:p>
          </table:table-cell>
          <table:table-cell office:value-type="float" office:value="0.828415975519207" calcext:value-type="float">
            <text:p>0.828415975519207</text:p>
          </table:table-cell>
          <table:table-cell office:value-type="float" office:value="0.171584024480793" calcext:value-type="float">
            <text:p>0.171584024480793</text:p>
          </table:table-cell>
          <table:table-cell office:value-type="float" office:value="0.821516268753939" calcext:value-type="float">
            <text:p>0.821516268753939</text:p>
          </table:table-cell>
          <table:table-cell office:value-type="float" office:value="0.178483731246061" calcext:value-type="float">
            <text:p>0.178483731246061</text:p>
          </table:table-cell>
          <table:table-cell office:value-type="float" office:value="0.754413393286185" calcext:value-type="float">
            <text:p>0.754413393286185</text:p>
          </table:table-cell>
          <table:table-cell office:value-type="float" office:value="0.245586606713815" calcext:value-type="float">
            <text:p>0.245586606713815</text:p>
          </table:table-cell>
          <table:table-cell office:value-type="float" office:value="0.870800784534536" calcext:value-type="float">
            <text:p>0.870800784534536</text:p>
          </table:table-cell>
          <table:table-cell office:value-type="float" office:value="0.129199215465464" calcext:value-type="float">
            <text:p>0.129199215465464</text:p>
          </table:table-cell>
          <table:table-cell office:value-type="float" office:value="0.817516545747037" calcext:value-type="float">
            <text:p>0.817516545747037</text:p>
          </table:table-cell>
          <table:table-cell office:value-type="float" office:value="0.182483454252963" calcext:value-type="float">
            <text:p>0.182483454252963</text:p>
          </table:table-cell>
          <table:table-cell office:value-type="float" office:value="0.691829201393669" calcext:value-type="float">
            <text:p>0.691829201393669</text:p>
          </table:table-cell>
          <table:table-cell office:value-type="float" office:value="0.308170798606331" calcext:value-type="float">
            <text:p>0.308170798606331</text:p>
          </table:table-cell>
          <table:table-cell office:value-type="float" office:value="0.865700182240728" calcext:value-type="float">
            <text:p>0.865700182240728</text:p>
          </table:table-cell>
          <table:table-cell office:value-type="float" office:value="0.134299817759272" calcext:value-type="float">
            <text:p>0.134299817759272</text:p>
          </table:table-cell>
          <table:table-cell table:formula="of:=AVERAGE([.C181];[.E181];[.G181];[.I181];[.K181];[.M181];[.O181];[.Q181];[.S181];[.U181])" office:value-type="float" office:value="0.804198044152881" calcext:value-type="float">
            <text:p>0.804198044152881</text:p>
          </table:table-cell>
          <table:table-cell table:formula="of:=AVERAGE([.D181];[.F181];[.H181];[.J181];[.L181];[.N181];[.P181];[.R181];[.T181];[.V181])" office:value-type="float" office:value="0.195801955847119" calcext:value-type="float">
            <text:p>0.19580195584711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0.578349796584504" calcext:value-type="float">
            <text:p>0.578349796584504</text:p>
          </table:table-cell>
          <table:table-cell office:value-type="float" office:value="0.421650203415496" calcext:value-type="float">
            <text:p>0.421650203415496</text:p>
          </table:table-cell>
          <table:table-cell office:value-type="float" office:value="0.69733844468607" calcext:value-type="float">
            <text:p>0.69733844468607</text:p>
          </table:table-cell>
          <table:table-cell office:value-type="float" office:value="0.30266155531393" calcext:value-type="float">
            <text:p>0.30266155531393</text:p>
          </table:table-cell>
          <table:table-cell office:value-type="float" office:value="0.719247327163883" calcext:value-type="float">
            <text:p>0.719247327163883</text:p>
          </table:table-cell>
          <table:table-cell office:value-type="float" office:value="0.280752672836116" calcext:value-type="float">
            <text:p>0.280752672836116</text:p>
          </table:table-cell>
          <table:table-cell office:value-type="float" office:value="0.57596134402336" calcext:value-type="float">
            <text:p>0.57596134402336</text:p>
          </table:table-cell>
          <table:table-cell office:value-type="float" office:value="0.42403865597664" calcext:value-type="float">
            <text:p>0.42403865597664</text:p>
          </table:table-cell>
          <table:table-cell office:value-type="float" office:value="0.647951033638186" calcext:value-type="float">
            <text:p>0.647951033638186</text:p>
          </table:table-cell>
          <table:table-cell office:value-type="float" office:value="0.352048966361814" calcext:value-type="float">
            <text:p>0.352048966361814</text:p>
          </table:table-cell>
          <table:table-cell office:value-type="float" office:value="0.577910704413873" calcext:value-type="float">
            <text:p>0.577910704413873</text:p>
          </table:table-cell>
          <table:table-cell office:value-type="float" office:value="0.422089295586127" calcext:value-type="float">
            <text:p>0.422089295586127</text:p>
          </table:table-cell>
          <table:table-cell office:value-type="float" office:value="0.694823967465224" calcext:value-type="float">
            <text:p>0.694823967465224</text:p>
          </table:table-cell>
          <table:table-cell office:value-type="float" office:value="0.305176032534776" calcext:value-type="float">
            <text:p>0.305176032534776</text:p>
          </table:table-cell>
          <table:table-cell office:value-type="float" office:value="0.619493863471758" calcext:value-type="float">
            <text:p>0.619493863471758</text:p>
          </table:table-cell>
          <table:table-cell office:value-type="float" office:value="0.380506136528242" calcext:value-type="float">
            <text:p>0.380506136528242</text:p>
          </table:table-cell>
          <table:table-cell office:value-type="float" office:value="0.527232418884212" calcext:value-type="float">
            <text:p>0.527232418884212</text:p>
          </table:table-cell>
          <table:table-cell office:value-type="float" office:value="0.472767581115788" calcext:value-type="float">
            <text:p>0.472767581115788</text:p>
          </table:table-cell>
          <table:table-cell office:value-type="float" office:value="0.615115703877603" calcext:value-type="float">
            <text:p>0.615115703877603</text:p>
          </table:table-cell>
          <table:table-cell office:value-type="float" office:value="0.384884296122397" calcext:value-type="float">
            <text:p>0.384884296122397</text:p>
          </table:table-cell>
          <table:table-cell table:formula="of:=AVERAGE([.C182];[.E182];[.G182];[.I182];[.K182];[.M182];[.O182];[.Q182];[.S182];[.U182])" office:value-type="float" office:value="0.625342460420867" calcext:value-type="float">
            <text:p>0.625342460420867</text:p>
          </table:table-cell>
          <table:table-cell table:formula="of:=AVERAGE([.D182];[.F182];[.H182];[.J182];[.L182];[.N182];[.P182];[.R182];[.T182];[.V182])" office:value-type="float" office:value="0.374657539579133" calcext:value-type="float">
            <text:p>0.37465753957913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0.583544768034639" calcext:value-type="float">
            <text:p>0.583544768034639</text:p>
          </table:table-cell>
          <table:table-cell office:value-type="float" office:value="0.416455231965361" calcext:value-type="float">
            <text:p>0.416455231965361</text:p>
          </table:table-cell>
          <table:table-cell office:value-type="float" office:value="0.618454428170526" calcext:value-type="float">
            <text:p>0.618454428170526</text:p>
          </table:table-cell>
          <table:table-cell office:value-type="float" office:value="0.381545571829474" calcext:value-type="float">
            <text:p>0.381545571829474</text:p>
          </table:table-cell>
          <table:table-cell office:value-type="float" office:value="0.744253373444083" calcext:value-type="float">
            <text:p>0.744253373444083</text:p>
          </table:table-cell>
          <table:table-cell office:value-type="float" office:value="0.255746626555917" calcext:value-type="float">
            <text:p>0.255746626555917</text:p>
          </table:table-cell>
          <table:table-cell office:value-type="float" office:value="0.700998032185741" calcext:value-type="float">
            <text:p>0.700998032185741</text:p>
          </table:table-cell>
          <table:table-cell office:value-type="float" office:value="0.299001967814259" calcext:value-type="float">
            <text:p>0.299001967814259</text:p>
          </table:table-cell>
          <table:table-cell office:value-type="float" office:value="0.582387250722694" calcext:value-type="float">
            <text:p>0.582387250722694</text:p>
          </table:table-cell>
          <table:table-cell office:value-type="float" office:value="0.417612749277306" calcext:value-type="float">
            <text:p>0.417612749277306</text:p>
          </table:table-cell>
          <table:table-cell office:value-type="float" office:value="0.819434625648376" calcext:value-type="float">
            <text:p>0.819434625648376</text:p>
          </table:table-cell>
          <table:table-cell office:value-type="float" office:value="0.180565374351624" calcext:value-type="float">
            <text:p>0.180565374351624</text:p>
          </table:table-cell>
          <table:table-cell office:value-type="float" office:value="0.73916393168527" calcext:value-type="float">
            <text:p>0.73916393168527</text:p>
          </table:table-cell>
          <table:table-cell office:value-type="float" office:value="0.26083606831473" calcext:value-type="float">
            <text:p>0.26083606831473</text:p>
          </table:table-cell>
          <table:table-cell office:value-type="float" office:value="0.764777967747596" calcext:value-type="float">
            <text:p>0.764777967747596</text:p>
          </table:table-cell>
          <table:table-cell office:value-type="float" office:value="0.235222032252404" calcext:value-type="float">
            <text:p>0.235222032252404</text:p>
          </table:table-cell>
          <table:table-cell office:value-type="float" office:value="0.644265272072435" calcext:value-type="float">
            <text:p>0.644265272072435</text:p>
          </table:table-cell>
          <table:table-cell office:value-type="float" office:value="0.355734727927565" calcext:value-type="float">
            <text:p>0.355734727927565</text:p>
          </table:table-cell>
          <table:table-cell office:value-type="float" office:value="0.80276036650445" calcext:value-type="float">
            <text:p>0.80276036650445</text:p>
          </table:table-cell>
          <table:table-cell office:value-type="float" office:value="0.19723963349555" calcext:value-type="float">
            <text:p>0.19723963349555</text:p>
          </table:table-cell>
          <table:table-cell table:formula="of:=AVERAGE([.C183];[.E183];[.G183];[.I183];[.K183];[.M183];[.O183];[.Q183];[.S183];[.U183])" office:value-type="float" office:value="0.700004001621581" calcext:value-type="float">
            <text:p>0.700004001621581</text:p>
          </table:table-cell>
          <table:table-cell table:formula="of:=AVERAGE([.D183];[.F183];[.H183];[.J183];[.L183];[.N183];[.P183];[.R183];[.T183];[.V183])" office:value-type="float" office:value="0.299995998378419" calcext:value-type="float">
            <text:p>0.29999599837841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0.849476894528979" calcext:value-type="float">
            <text:p>0.849476894528979</text:p>
          </table:table-cell>
          <table:table-cell office:value-type="float" office:value="0.150523105471021" calcext:value-type="float">
            <text:p>0.150523105471021</text:p>
          </table:table-cell>
          <table:table-cell office:value-type="float" office:value="0.955075528602385" calcext:value-type="float">
            <text:p>0.955075528602385</text:p>
          </table:table-cell>
          <table:table-cell office:value-type="float" office:value="0.0449244713976151" calcext:value-type="float">
            <text:p>0.044924471397615</text:p>
          </table:table-cell>
          <table:table-cell office:value-type="float" office:value="0.963714407463496" calcext:value-type="float">
            <text:p>0.963714407463496</text:p>
          </table:table-cell>
          <table:table-cell office:value-type="float" office:value="0.0362855925365039" calcext:value-type="float">
            <text:p>0.036285592536504</text:p>
          </table:table-cell>
          <table:table-cell office:value-type="float" office:value="0.918103942730489" calcext:value-type="float">
            <text:p>0.918103942730489</text:p>
          </table:table-cell>
          <table:table-cell office:value-type="float" office:value="0.0818960572695111" calcext:value-type="float">
            <text:p>0.081896057269511</text:p>
          </table:table-cell>
          <table:table-cell office:value-type="float" office:value="0.972705033511964" calcext:value-type="float">
            <text:p>0.972705033511964</text:p>
          </table:table-cell>
          <table:table-cell office:value-type="float" office:value="0.027294966488036" calcext:value-type="float">
            <text:p>0.027294966488036</text:p>
          </table:table-cell>
          <table:table-cell office:value-type="float" office:value="0.938393738548612" calcext:value-type="float">
            <text:p>0.938393738548612</text:p>
          </table:table-cell>
          <table:table-cell office:value-type="float" office:value="0.0616062614513878" calcext:value-type="float">
            <text:p>0.061606261451388</text:p>
          </table:table-cell>
          <table:table-cell office:value-type="float" office:value="0.952596994489437" calcext:value-type="float">
            <text:p>0.952596994489437</text:p>
          </table:table-cell>
          <table:table-cell office:value-type="float" office:value="0.0474030055105627" calcext:value-type="float">
            <text:p>0.047403005510563</text:p>
          </table:table-cell>
          <table:table-cell office:value-type="float" office:value="0.89852800621586" calcext:value-type="float">
            <text:p>0.89852800621586</text:p>
          </table:table-cell>
          <table:table-cell office:value-type="float" office:value="0.10147199378414" calcext:value-type="float">
            <text:p>0.10147199378414</text:p>
          </table:table-cell>
          <table:table-cell office:value-type="float" office:value="0.921529922921936" calcext:value-type="float">
            <text:p>0.921529922921936</text:p>
          </table:table-cell>
          <table:table-cell office:value-type="float" office:value="0.078470077078064" calcext:value-type="float">
            <text:p>0.078470077078064</text:p>
          </table:table-cell>
          <table:table-cell office:value-type="float" office:value="0.930371507316896" calcext:value-type="float">
            <text:p>0.930371507316896</text:p>
          </table:table-cell>
          <table:table-cell office:value-type="float" office:value="0.0696284926831046" calcext:value-type="float">
            <text:p>0.069628492683105</text:p>
          </table:table-cell>
          <table:table-cell table:formula="of:=AVERAGE([.C184];[.E184];[.G184];[.I184];[.K184];[.M184];[.O184];[.Q184];[.S184];[.U184])" office:value-type="float" office:value="0.930049597633005" calcext:value-type="float">
            <text:p>0.930049597633005</text:p>
          </table:table-cell>
          <table:table-cell table:formula="of:=AVERAGE([.D184];[.F184];[.H184];[.J184];[.L184];[.N184];[.P184];[.R184];[.T184];[.V184])" office:value-type="float" office:value="0.0699504023669946" calcext:value-type="float">
            <text:p>0.06995040236699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0.99938767494983" calcext:value-type="float">
            <text:p>0.99938767494983</text:p>
          </table:table-cell>
          <table:table-cell office:value-type="float" office:value="0.000612325050169879" calcext:value-type="float">
            <text:p>0.00061232505017</text:p>
          </table:table-cell>
          <table:table-cell office:value-type="float" office:value="0.999933888132067" calcext:value-type="float">
            <text:p>0.999933888132067</text:p>
          </table:table-cell>
          <table:table-cell office:value-type="float" office:value="0.0000661118679331515" calcext:value-type="float">
            <text:p>6.61118679331515E-05</text:p>
          </table:table-cell>
          <table:table-cell office:value-type="float" office:value="0.999335341787187" calcext:value-type="float">
            <text:p>0.999335341787187</text:p>
          </table:table-cell>
          <table:table-cell office:value-type="float" office:value="0.000664658212813252" calcext:value-type="float">
            <text:p>0.000664658212813</text:p>
          </table:table-cell>
          <table:table-cell office:value-type="float" office:value="0.999194602724224" calcext:value-type="float">
            <text:p>0.999194602724224</text:p>
          </table:table-cell>
          <table:table-cell office:value-type="float" office:value="0.000805397275776451" calcext:value-type="float">
            <text:p>0.000805397275776</text:p>
          </table:table-cell>
          <table:table-cell office:value-type="float" office:value="0.999910028078325" calcext:value-type="float">
            <text:p>0.999910028078325</text:p>
          </table:table-cell>
          <table:table-cell office:value-type="float" office:value="0.000089971921674912" calcext:value-type="float">
            <text:p>8.9971921674912E-05</text:p>
          </table:table-cell>
          <table:table-cell office:value-type="float" office:value="0.999456393550292" calcext:value-type="float">
            <text:p>0.999456393550292</text:p>
          </table:table-cell>
          <table:table-cell office:value-type="float" office:value="0.000543606449707722" calcext:value-type="float">
            <text:p>0.000543606449708</text:p>
          </table:table-cell>
          <table:table-cell office:value-type="float" office:value="0.999773471154174" calcext:value-type="float">
            <text:p>0.999773471154174</text:p>
          </table:table-cell>
          <table:table-cell office:value-type="float" office:value="0.000226528845826039" calcext:value-type="float">
            <text:p>0.000226528845826</text:p>
          </table:table-cell>
          <table:table-cell office:value-type="float" office:value="0.999545051248673" calcext:value-type="float">
            <text:p>0.999545051248673</text:p>
          </table:table-cell>
          <table:table-cell office:value-type="float" office:value="0.00045494875132718" calcext:value-type="float">
            <text:p>0.000454948751327</text:p>
          </table:table-cell>
          <table:table-cell office:value-type="float" office:value="0.999074533974478" calcext:value-type="float">
            <text:p>0.999074533974478</text:p>
          </table:table-cell>
          <table:table-cell office:value-type="float" office:value="0.000925466025522156" calcext:value-type="float">
            <text:p>0.000925466025522</text:p>
          </table:table-cell>
          <table:table-cell office:value-type="float" office:value="0.999426745647465" calcext:value-type="float">
            <text:p>0.999426745647465</text:p>
          </table:table-cell>
          <table:table-cell office:value-type="float" office:value="0.000573254352534583" calcext:value-type="float">
            <text:p>0.000573254352535</text:p>
          </table:table-cell>
          <table:table-cell table:formula="of:=AVERAGE([.C185];[.E185];[.G185];[.I185];[.K185];[.M185];[.O185];[.Q185];[.S185];[.U185])" office:value-type="float" office:value="0.999503773124672" calcext:value-type="float">
            <text:p>0.999503773124672</text:p>
          </table:table-cell>
          <table:table-cell table:formula="of:=AVERAGE([.D185];[.F185];[.H185];[.J185];[.L185];[.N185];[.P185];[.R185];[.T185];[.V185])" office:value-type="float" office:value="0.000496226875328533" calcext:value-type="float">
            <text:p>0.00049622687532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0.94279332053894" calcext:value-type="float">
            <text:p>0.94279332053894</text:p>
          </table:table-cell>
          <table:table-cell office:value-type="float" office:value="0.05720667946106" calcext:value-type="float">
            <text:p>0.05720667946106</text:p>
          </table:table-cell>
          <table:table-cell office:value-type="float" office:value="0.945061798549264" calcext:value-type="float">
            <text:p>0.945061798549264</text:p>
          </table:table-cell>
          <table:table-cell office:value-type="float" office:value="0.0549382014507357" calcext:value-type="float">
            <text:p>0.054938201450736</text:p>
          </table:table-cell>
          <table:table-cell office:value-type="float" office:value="0.961642013743639" calcext:value-type="float">
            <text:p>0.961642013743639</text:p>
          </table:table-cell>
          <table:table-cell office:value-type="float" office:value="0.0383579862563607" calcext:value-type="float">
            <text:p>0.038357986256361</text:p>
          </table:table-cell>
          <table:table-cell office:value-type="float" office:value="0.92519694510503" calcext:value-type="float">
            <text:p>0.92519694510503</text:p>
          </table:table-cell>
          <table:table-cell office:value-type="float" office:value="0.0748030548949702" calcext:value-type="float">
            <text:p>0.07480305489497</text:p>
          </table:table-cell>
          <table:table-cell office:value-type="float" office:value="0.945871498493346" calcext:value-type="float">
            <text:p>0.945871498493346</text:p>
          </table:table-cell>
          <table:table-cell office:value-type="float" office:value="0.0541285015066545" calcext:value-type="float">
            <text:p>0.054128501506655</text:p>
          </table:table-cell>
          <table:table-cell office:value-type="float" office:value="0.914255197555121" calcext:value-type="float">
            <text:p>0.914255197555121</text:p>
          </table:table-cell>
          <table:table-cell office:value-type="float" office:value="0.0857448024448792" calcext:value-type="float">
            <text:p>0.085744802444879</text:p>
          </table:table-cell>
          <table:table-cell office:value-type="float" office:value="0.941979991312482" calcext:value-type="float">
            <text:p>0.941979991312482</text:p>
          </table:table-cell>
          <table:table-cell office:value-type="float" office:value="0.058020008687518" calcext:value-type="float">
            <text:p>0.058020008687518</text:p>
          </table:table-cell>
          <table:table-cell office:value-type="float" office:value="0.925651574562325" calcext:value-type="float">
            <text:p>0.925651574562325</text:p>
          </table:table-cell>
          <table:table-cell office:value-type="float" office:value="0.0743484254376752" calcext:value-type="float">
            <text:p>0.074348425437675</text:p>
          </table:table-cell>
          <table:table-cell office:value-type="float" office:value="0.880353204525382" calcext:value-type="float">
            <text:p>0.880353204525382</text:p>
          </table:table-cell>
          <table:table-cell office:value-type="float" office:value="0.119646795474618" calcext:value-type="float">
            <text:p>0.119646795474618</text:p>
          </table:table-cell>
          <table:table-cell office:value-type="float" office:value="0.924619045026359" calcext:value-type="float">
            <text:p>0.924619045026359</text:p>
          </table:table-cell>
          <table:table-cell office:value-type="float" office:value="0.0753809549736412" calcext:value-type="float">
            <text:p>0.075380954973641</text:p>
          </table:table-cell>
          <table:table-cell table:formula="of:=AVERAGE([.C186];[.E186];[.G186];[.I186];[.K186];[.M186];[.O186];[.Q186];[.S186];[.U186])" office:value-type="float" office:value="0.930742458941189" calcext:value-type="float">
            <text:p>0.930742458941189</text:p>
          </table:table-cell>
          <table:table-cell table:formula="of:=AVERAGE([.D186];[.F186];[.H186];[.J186];[.L186];[.N186];[.P186];[.R186];[.T186];[.V186])" office:value-type="float" office:value="0.0692575410588113" calcext:value-type="float">
            <text:p>0.06925754105881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0.50326074086029" calcext:value-type="float">
            <text:p>0.50326074086029</text:p>
          </table:table-cell>
          <table:table-cell office:value-type="float" office:value="0.49673925913971" calcext:value-type="float">
            <text:p>0.49673925913971</text:p>
          </table:table-cell>
          <table:table-cell office:value-type="float" office:value="0.518853049829248" calcext:value-type="float">
            <text:p>0.518853049829248</text:p>
          </table:table-cell>
          <table:table-cell office:value-type="float" office:value="0.481146950170752" calcext:value-type="float">
            <text:p>0.481146950170752</text:p>
          </table:table-cell>
          <table:table-cell office:value-type="float" office:value="0.342076182558705" calcext:value-type="float">
            <text:p>0.342076182558705</text:p>
          </table:table-cell>
          <table:table-cell office:value-type="float" office:value="0.657923817441295" calcext:value-type="float">
            <text:p>0.657923817441295</text:p>
          </table:table-cell>
          <table:table-cell office:value-type="float" office:value="0.353674527351467" calcext:value-type="float">
            <text:p>0.353674527351467</text:p>
          </table:table-cell>
          <table:table-cell office:value-type="float" office:value="0.646325472648533" calcext:value-type="float">
            <text:p>0.646325472648533</text:p>
          </table:table-cell>
          <table:table-cell office:value-type="float" office:value="0.357572901220833" calcext:value-type="float">
            <text:p>0.357572901220833</text:p>
          </table:table-cell>
          <table:table-cell office:value-type="float" office:value="0.642427098779167" calcext:value-type="float">
            <text:p>0.642427098779167</text:p>
          </table:table-cell>
          <table:table-cell office:value-type="float" office:value="0.318873495659833" calcext:value-type="float">
            <text:p>0.318873495659833</text:p>
          </table:table-cell>
          <table:table-cell office:value-type="float" office:value="0.681126504340167" calcext:value-type="float">
            <text:p>0.681126504340167</text:p>
          </table:table-cell>
          <table:table-cell office:value-type="float" office:value="0.409170360987623" calcext:value-type="float">
            <text:p>0.409170360987623</text:p>
          </table:table-cell>
          <table:table-cell office:value-type="float" office:value="0.590829639012377" calcext:value-type="float">
            <text:p>0.590829639012377</text:p>
          </table:table-cell>
          <table:table-cell office:value-type="float" office:value="0.500850597441437" calcext:value-type="float">
            <text:p>0.500850597441437</text:p>
          </table:table-cell>
          <table:table-cell office:value-type="float" office:value="0.499149402558563" calcext:value-type="float">
            <text:p>0.499149402558563</text:p>
          </table:table-cell>
          <table:table-cell office:value-type="float" office:value="0.291553460644253" calcext:value-type="float">
            <text:p>0.291553460644253</text:p>
          </table:table-cell>
          <table:table-cell office:value-type="float" office:value="0.708446539355747" calcext:value-type="float">
            <text:p>0.708446539355747</text:p>
          </table:table-cell>
          <table:table-cell office:value-type="float" office:value="0.483347006473223" calcext:value-type="float">
            <text:p>0.483347006473223</text:p>
          </table:table-cell>
          <table:table-cell office:value-type="float" office:value="0.516652993526777" calcext:value-type="float">
            <text:p>0.516652993526777</text:p>
          </table:table-cell>
          <table:table-cell table:formula="of:=AVERAGE([.C187];[.E187];[.G187];[.I187];[.K187];[.M187];[.O187];[.Q187];[.S187];[.U187])" office:value-type="float" office:value="0.407923232302691" calcext:value-type="float">
            <text:p>0.407923232302691</text:p>
          </table:table-cell>
          <table:table-cell table:formula="of:=AVERAGE([.D187];[.F187];[.H187];[.J187];[.L187];[.N187];[.P187];[.R187];[.T187];[.V187])" office:value-type="float" office:value="0.592076767697309" calcext:value-type="float">
            <text:p>0.59207676769730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0.895164461020757" calcext:value-type="float">
            <text:p>0.895164461020757</text:p>
          </table:table-cell>
          <table:table-cell office:value-type="float" office:value="0.104835538979243" calcext:value-type="float">
            <text:p>0.104835538979243</text:p>
          </table:table-cell>
          <table:table-cell office:value-type="float" office:value="0.884917049312582" calcext:value-type="float">
            <text:p>0.884917049312582</text:p>
          </table:table-cell>
          <table:table-cell office:value-type="float" office:value="0.115082950687418" calcext:value-type="float">
            <text:p>0.115082950687418</text:p>
          </table:table-cell>
          <table:table-cell office:value-type="float" office:value="0.89769903604585" calcext:value-type="float">
            <text:p>0.89769903604585</text:p>
          </table:table-cell>
          <table:table-cell office:value-type="float" office:value="0.102300963954151" calcext:value-type="float">
            <text:p>0.102300963954151</text:p>
          </table:table-cell>
          <table:table-cell office:value-type="float" office:value="0.893471770857969" calcext:value-type="float">
            <text:p>0.893471770857969</text:p>
          </table:table-cell>
          <table:table-cell office:value-type="float" office:value="0.106528229142031" calcext:value-type="float">
            <text:p>0.106528229142031</text:p>
          </table:table-cell>
          <table:table-cell office:value-type="float" office:value="0.832231891874084" calcext:value-type="float">
            <text:p>0.832231891874084</text:p>
          </table:table-cell>
          <table:table-cell office:value-type="float" office:value="0.167768108125916" calcext:value-type="float">
            <text:p>0.167768108125916</text:p>
          </table:table-cell>
          <table:table-cell office:value-type="float" office:value="0.898578975143293" calcext:value-type="float">
            <text:p>0.898578975143293</text:p>
          </table:table-cell>
          <table:table-cell office:value-type="float" office:value="0.101421024856707" calcext:value-type="float">
            <text:p>0.101421024856707</text:p>
          </table:table-cell>
          <table:table-cell office:value-type="float" office:value="0.870203266160556" calcext:value-type="float">
            <text:p>0.870203266160556</text:p>
          </table:table-cell>
          <table:table-cell office:value-type="float" office:value="0.129796733839443" calcext:value-type="float">
            <text:p>0.129796733839443</text:p>
          </table:table-cell>
          <table:table-cell office:value-type="float" office:value="0.860948215644207" calcext:value-type="float">
            <text:p>0.860948215644207</text:p>
          </table:table-cell>
          <table:table-cell office:value-type="float" office:value="0.139051784355793" calcext:value-type="float">
            <text:p>0.139051784355793</text:p>
          </table:table-cell>
          <table:table-cell office:value-type="float" office:value="0.824689836804846" calcext:value-type="float">
            <text:p>0.824689836804846</text:p>
          </table:table-cell>
          <table:table-cell office:value-type="float" office:value="0.175310163195154" calcext:value-type="float">
            <text:p>0.175310163195154</text:p>
          </table:table-cell>
          <table:table-cell office:value-type="float" office:value="0.889150753264407" calcext:value-type="float">
            <text:p>0.889150753264407</text:p>
          </table:table-cell>
          <table:table-cell office:value-type="float" office:value="0.110849246735593" calcext:value-type="float">
            <text:p>0.110849246735593</text:p>
          </table:table-cell>
          <table:table-cell table:formula="of:=AVERAGE([.C188];[.E188];[.G188];[.I188];[.K188];[.M188];[.O188];[.Q188];[.S188];[.U188])" office:value-type="float" office:value="0.874705525612855" calcext:value-type="float">
            <text:p>0.874705525612855</text:p>
          </table:table-cell>
          <table:table-cell table:formula="of:=AVERAGE([.D188];[.F188];[.H188];[.J188];[.L188];[.N188];[.P188];[.R188];[.T188];[.V188])" office:value-type="float" office:value="0.125294474387145" calcext:value-type="float">
            <text:p>0.12529447438714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0.533873153063984" calcext:value-type="float">
            <text:p>0.533873153063984</text:p>
          </table:table-cell>
          <table:table-cell office:value-type="float" office:value="0.466126846936017" calcext:value-type="float">
            <text:p>0.466126846936017</text:p>
          </table:table-cell>
          <table:table-cell office:value-type="float" office:value="0.618893861672176" calcext:value-type="float">
            <text:p>0.618893861672176</text:p>
          </table:table-cell>
          <table:table-cell office:value-type="float" office:value="0.381106138327824" calcext:value-type="float">
            <text:p>0.381106138327824</text:p>
          </table:table-cell>
          <table:table-cell office:value-type="float" office:value="0.495259592659461" calcext:value-type="float">
            <text:p>0.495259592659461</text:p>
          </table:table-cell>
          <table:table-cell office:value-type="float" office:value="0.504740407340539" calcext:value-type="float">
            <text:p>0.504740407340539</text:p>
          </table:table-cell>
          <table:table-cell office:value-type="float" office:value="0.363381102398524" calcext:value-type="float">
            <text:p>0.363381102398524</text:p>
          </table:table-cell>
          <table:table-cell office:value-type="float" office:value="0.636618897601476" calcext:value-type="float">
            <text:p>0.636618897601476</text:p>
          </table:table-cell>
          <table:table-cell office:value-type="float" office:value="0.344225958441003" calcext:value-type="float">
            <text:p>0.344225958441003</text:p>
          </table:table-cell>
          <table:table-cell office:value-type="float" office:value="0.655774041558997" calcext:value-type="float">
            <text:p>0.655774041558997</text:p>
          </table:table-cell>
          <table:table-cell office:value-type="float" office:value="0.47012916118664" calcext:value-type="float">
            <text:p>0.47012916118664</text:p>
          </table:table-cell>
          <table:table-cell office:value-type="float" office:value="0.52987083881336" calcext:value-type="float">
            <text:p>0.52987083881336</text:p>
          </table:table-cell>
          <table:table-cell office:value-type="float" office:value="0.485397927960578" calcext:value-type="float">
            <text:p>0.485397927960578</text:p>
          </table:table-cell>
          <table:table-cell office:value-type="float" office:value="0.514602072039422" calcext:value-type="float">
            <text:p>0.514602072039422</text:p>
          </table:table-cell>
          <table:table-cell office:value-type="float" office:value="0.593616931229566" calcext:value-type="float">
            <text:p>0.593616931229566</text:p>
          </table:table-cell>
          <table:table-cell office:value-type="float" office:value="0.406383068770434" calcext:value-type="float">
            <text:p>0.406383068770434</text:p>
          </table:table-cell>
          <table:table-cell office:value-type="float" office:value="0.423082740403244" calcext:value-type="float">
            <text:p>0.423082740403244</text:p>
          </table:table-cell>
          <table:table-cell office:value-type="float" office:value="0.576917259596755" calcext:value-type="float">
            <text:p>0.576917259596755</text:p>
          </table:table-cell>
          <table:table-cell office:value-type="float" office:value="0.528978587675658" calcext:value-type="float">
            <text:p>0.528978587675658</text:p>
          </table:table-cell>
          <table:table-cell office:value-type="float" office:value="0.471021412324342" calcext:value-type="float">
            <text:p>0.471021412324342</text:p>
          </table:table-cell>
          <table:table-cell table:formula="of:=AVERAGE([.C189];[.E189];[.G189];[.I189];[.K189];[.M189];[.O189];[.Q189];[.S189];[.U189])" office:value-type="float" office:value="0.485683901669083" calcext:value-type="float">
            <text:p>0.485683901669083</text:p>
          </table:table-cell>
          <table:table-cell table:formula="of:=AVERAGE([.D189];[.F189];[.H189];[.J189];[.L189];[.N189];[.P189];[.R189];[.T189];[.V189])" office:value-type="float" office:value="0.514316098330917" calcext:value-type="float">
            <text:p>0.51431609833091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0.647857592241192" calcext:value-type="float">
            <text:p>0.647857592241192</text:p>
          </table:table-cell>
          <table:table-cell office:value-type="float" office:value="0.352142407758808" calcext:value-type="float">
            <text:p>0.352142407758808</text:p>
          </table:table-cell>
          <table:table-cell office:value-type="float" office:value="0.764095104629743" calcext:value-type="float">
            <text:p>0.764095104629743</text:p>
          </table:table-cell>
          <table:table-cell office:value-type="float" office:value="0.235904895370257" calcext:value-type="float">
            <text:p>0.235904895370257</text:p>
          </table:table-cell>
          <table:table-cell office:value-type="float" office:value="0.749638846991918" calcext:value-type="float">
            <text:p>0.749638846991918</text:p>
          </table:table-cell>
          <table:table-cell office:value-type="float" office:value="0.250361153008083" calcext:value-type="float">
            <text:p>0.250361153008083</text:p>
          </table:table-cell>
          <table:table-cell office:value-type="float" office:value="0.773709902048259" calcext:value-type="float">
            <text:p>0.773709902048259</text:p>
          </table:table-cell>
          <table:table-cell office:value-type="float" office:value="0.226290097951741" calcext:value-type="float">
            <text:p>0.226290097951741</text:p>
          </table:table-cell>
          <table:table-cell office:value-type="float" office:value="0.819921851886703" calcext:value-type="float">
            <text:p>0.819921851886703</text:p>
          </table:table-cell>
          <table:table-cell office:value-type="float" office:value="0.180078148113297" calcext:value-type="float">
            <text:p>0.180078148113297</text:p>
          </table:table-cell>
          <table:table-cell office:value-type="float" office:value="0.759601718389672" calcext:value-type="float">
            <text:p>0.759601718389672</text:p>
          </table:table-cell>
          <table:table-cell office:value-type="float" office:value="0.240398281610328" calcext:value-type="float">
            <text:p>0.240398281610328</text:p>
          </table:table-cell>
          <table:table-cell office:value-type="float" office:value="0.767015536351747" calcext:value-type="float">
            <text:p>0.767015536351747</text:p>
          </table:table-cell>
          <table:table-cell office:value-type="float" office:value="0.232984463648253" calcext:value-type="float">
            <text:p>0.232984463648253</text:p>
          </table:table-cell>
          <table:table-cell office:value-type="float" office:value="0.792833030609078" calcext:value-type="float">
            <text:p>0.792833030609078</text:p>
          </table:table-cell>
          <table:table-cell office:value-type="float" office:value="0.207166969390922" calcext:value-type="float">
            <text:p>0.207166969390922</text:p>
          </table:table-cell>
          <table:table-cell office:value-type="float" office:value="0.752347267466349" calcext:value-type="float">
            <text:p>0.752347267466349</text:p>
          </table:table-cell>
          <table:table-cell office:value-type="float" office:value="0.247652732533651" calcext:value-type="float">
            <text:p>0.247652732533651</text:p>
          </table:table-cell>
          <table:table-cell office:value-type="float" office:value="0.815886824090404" calcext:value-type="float">
            <text:p>0.815886824090404</text:p>
          </table:table-cell>
          <table:table-cell office:value-type="float" office:value="0.184113175909596" calcext:value-type="float">
            <text:p>0.184113175909596</text:p>
          </table:table-cell>
          <table:table-cell table:formula="of:=AVERAGE([.C190];[.E190];[.G190];[.I190];[.K190];[.M190];[.O190];[.Q190];[.S190];[.U190])" office:value-type="float" office:value="0.764290767470507" calcext:value-type="float">
            <text:p>0.764290767470507</text:p>
          </table:table-cell>
          <table:table-cell table:formula="of:=AVERAGE([.D190];[.F190];[.H190];[.J190];[.L190];[.N190];[.P190];[.R190];[.T190];[.V190])" office:value-type="float" office:value="0.235709232529494" calcext:value-type="float">
            <text:p>0.23570923252949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0.723570911935917" calcext:value-type="float">
            <text:p>0.723570911935917</text:p>
          </table:table-cell>
          <table:table-cell office:value-type="float" office:value="0.276429088064083" calcext:value-type="float">
            <text:p>0.276429088064083</text:p>
          </table:table-cell>
          <table:table-cell office:value-type="float" office:value="0.864299746462131" calcext:value-type="float">
            <text:p>0.864299746462131</text:p>
          </table:table-cell>
          <table:table-cell office:value-type="float" office:value="0.13570025353787" calcext:value-type="float">
            <text:p>0.13570025353787</text:p>
          </table:table-cell>
          <table:table-cell office:value-type="float" office:value="0.740075085431645" calcext:value-type="float">
            <text:p>0.740075085431645</text:p>
          </table:table-cell>
          <table:table-cell office:value-type="float" office:value="0.259924914568355" calcext:value-type="float">
            <text:p>0.259924914568355</text:p>
          </table:table-cell>
          <table:table-cell office:value-type="float" office:value="0.874787323623106" calcext:value-type="float">
            <text:p>0.874787323623106</text:p>
          </table:table-cell>
          <table:table-cell office:value-type="float" office:value="0.125212676376894" calcext:value-type="float">
            <text:p>0.125212676376894</text:p>
          </table:table-cell>
          <table:table-cell office:value-type="float" office:value="0.877346029570731" calcext:value-type="float">
            <text:p>0.877346029570731</text:p>
          </table:table-cell>
          <table:table-cell office:value-type="float" office:value="0.122653970429269" calcext:value-type="float">
            <text:p>0.122653970429269</text:p>
          </table:table-cell>
          <table:table-cell office:value-type="float" office:value="0.824044270802336" calcext:value-type="float">
            <text:p>0.824044270802336</text:p>
          </table:table-cell>
          <table:table-cell office:value-type="float" office:value="0.175955729197664" calcext:value-type="float">
            <text:p>0.175955729197664</text:p>
          </table:table-cell>
          <table:table-cell office:value-type="float" office:value="0.782661235745764" calcext:value-type="float">
            <text:p>0.782661235745764</text:p>
          </table:table-cell>
          <table:table-cell office:value-type="float" office:value="0.217338764254236" calcext:value-type="float">
            <text:p>0.217338764254236</text:p>
          </table:table-cell>
          <table:table-cell office:value-type="float" office:value="0.781207828238157" calcext:value-type="float">
            <text:p>0.781207828238157</text:p>
          </table:table-cell>
          <table:table-cell office:value-type="float" office:value="0.218792171761843" calcext:value-type="float">
            <text:p>0.218792171761843</text:p>
          </table:table-cell>
          <table:table-cell office:value-type="float" office:value="0.829327560266118" calcext:value-type="float">
            <text:p>0.829327560266118</text:p>
          </table:table-cell>
          <table:table-cell office:value-type="float" office:value="0.170672439733882" calcext:value-type="float">
            <text:p>0.170672439733882</text:p>
          </table:table-cell>
          <table:table-cell office:value-type="float" office:value="0.81614376069391" calcext:value-type="float">
            <text:p>0.81614376069391</text:p>
          </table:table-cell>
          <table:table-cell office:value-type="float" office:value="0.18385623930609" calcext:value-type="float">
            <text:p>0.18385623930609</text:p>
          </table:table-cell>
          <table:table-cell table:formula="of:=AVERAGE([.C191];[.E191];[.G191];[.I191];[.K191];[.M191];[.O191];[.Q191];[.S191];[.U191])" office:value-type="float" office:value="0.811346375276981" calcext:value-type="float">
            <text:p>0.811346375276981</text:p>
          </table:table-cell>
          <table:table-cell table:formula="of:=AVERAGE([.D191];[.F191];[.H191];[.J191];[.L191];[.N191];[.P191];[.R191];[.T191];[.V191])" office:value-type="float" office:value="0.188653624723019" calcext:value-type="float">
            <text:p>0.18865362472301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0.663171382891243" calcext:value-type="float">
            <text:p>0.663171382891243</text:p>
          </table:table-cell>
          <table:table-cell office:value-type="float" office:value="0.336828617108757" calcext:value-type="float">
            <text:p>0.336828617108757</text:p>
          </table:table-cell>
          <table:table-cell office:value-type="float" office:value="0.681162353704817" calcext:value-type="float">
            <text:p>0.681162353704817</text:p>
          </table:table-cell>
          <table:table-cell office:value-type="float" office:value="0.318837646295183" calcext:value-type="float">
            <text:p>0.318837646295183</text:p>
          </table:table-cell>
          <table:table-cell office:value-type="float" office:value="0.412143612153824" calcext:value-type="float">
            <text:p>0.412143612153824</text:p>
          </table:table-cell>
          <table:table-cell office:value-type="float" office:value="0.587856387846175" calcext:value-type="float">
            <text:p>0.587856387846175</text:p>
          </table:table-cell>
          <table:table-cell office:value-type="float" office:value="0.527492382557743" calcext:value-type="float">
            <text:p>0.527492382557743</text:p>
          </table:table-cell>
          <table:table-cell office:value-type="float" office:value="0.472507617442257" calcext:value-type="float">
            <text:p>0.472507617442257</text:p>
          </table:table-cell>
          <table:table-cell office:value-type="float" office:value="0.61279804917897" calcext:value-type="float">
            <text:p>0.61279804917897</text:p>
          </table:table-cell>
          <table:table-cell office:value-type="float" office:value="0.38720195082103" calcext:value-type="float">
            <text:p>0.38720195082103</text:p>
          </table:table-cell>
          <table:table-cell office:value-type="float" office:value="0.319126257626539" calcext:value-type="float">
            <text:p>0.319126257626539</text:p>
          </table:table-cell>
          <table:table-cell office:value-type="float" office:value="0.68087374237346" calcext:value-type="float">
            <text:p>0.68087374237346</text:p>
          </table:table-cell>
          <table:table-cell office:value-type="float" office:value="0.603256096185764" calcext:value-type="float">
            <text:p>0.603256096185764</text:p>
          </table:table-cell>
          <table:table-cell office:value-type="float" office:value="0.396743903814235" calcext:value-type="float">
            <text:p>0.396743903814235</text:p>
          </table:table-cell>
          <table:table-cell office:value-type="float" office:value="0.655384282603085" calcext:value-type="float">
            <text:p>0.655384282603085</text:p>
          </table:table-cell>
          <table:table-cell office:value-type="float" office:value="0.344615717396915" calcext:value-type="float">
            <text:p>0.344615717396915</text:p>
          </table:table-cell>
          <table:table-cell office:value-type="float" office:value="0.458327054136742" calcext:value-type="float">
            <text:p>0.458327054136742</text:p>
          </table:table-cell>
          <table:table-cell office:value-type="float" office:value="0.541672945863258" calcext:value-type="float">
            <text:p>0.541672945863258</text:p>
          </table:table-cell>
          <table:table-cell office:value-type="float" office:value="0.63852220090034" calcext:value-type="float">
            <text:p>0.63852220090034</text:p>
          </table:table-cell>
          <table:table-cell office:value-type="float" office:value="0.36147779909966" calcext:value-type="float">
            <text:p>0.36147779909966</text:p>
          </table:table-cell>
          <table:table-cell table:formula="of:=AVERAGE([.C192];[.E192];[.G192];[.I192];[.K192];[.M192];[.O192];[.Q192];[.S192];[.U192])" office:value-type="float" office:value="0.557138367193907" calcext:value-type="float">
            <text:p>0.557138367193907</text:p>
          </table:table-cell>
          <table:table-cell table:formula="of:=AVERAGE([.D192];[.F192];[.H192];[.J192];[.L192];[.N192];[.P192];[.R192];[.T192];[.V192])" office:value-type="float" office:value="0.442861632806093" calcext:value-type="float">
            <text:p>0.44286163280609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office:value-type="float" office:value="0.963409334745529" calcext:value-type="float">
            <text:p>0.963409334745529</text:p>
          </table:table-cell>
          <table:table-cell office:value-type="float" office:value="0.0365906652544711" calcext:value-type="float">
            <text:p>0.036590665254471</text:p>
          </table:table-cell>
          <table:table-cell office:value-type="float" office:value="0.98054909374897" calcext:value-type="float">
            <text:p>0.98054909374897</text:p>
          </table:table-cell>
          <table:table-cell office:value-type="float" office:value="0.0194509062510296" calcext:value-type="float">
            <text:p>0.01945090625103</text:p>
          </table:table-cell>
          <table:table-cell office:value-type="float" office:value="0.961640031403435" calcext:value-type="float">
            <text:p>0.961640031403435</text:p>
          </table:table-cell>
          <table:table-cell office:value-type="float" office:value="0.0383599685965647" calcext:value-type="float">
            <text:p>0.038359968596565</text:p>
          </table:table-cell>
          <table:table-cell office:value-type="float" office:value="0.9551748551495" calcext:value-type="float">
            <text:p>0.9551748551495</text:p>
          </table:table-cell>
          <table:table-cell office:value-type="float" office:value="0.0448251448505" calcext:value-type="float">
            <text:p>0.0448251448505</text:p>
          </table:table-cell>
          <table:table-cell office:value-type="float" office:value="0.983417265335549" calcext:value-type="float">
            <text:p>0.983417265335549</text:p>
          </table:table-cell>
          <table:table-cell office:value-type="float" office:value="0.0165827346644509" calcext:value-type="float">
            <text:p>0.016582734664451</text:p>
          </table:table-cell>
          <table:table-cell office:value-type="float" office:value="0.968371472971945" calcext:value-type="float">
            <text:p>0.968371472971945</text:p>
          </table:table-cell>
          <table:table-cell office:value-type="float" office:value="0.031628527028055" calcext:value-type="float">
            <text:p>0.031628527028055</text:p>
          </table:table-cell>
          <table:table-cell office:value-type="float" office:value="0.984188463277789" calcext:value-type="float">
            <text:p>0.984188463277789</text:p>
          </table:table-cell>
          <table:table-cell office:value-type="float" office:value="0.0158115367222107" calcext:value-type="float">
            <text:p>0.015811536722211</text:p>
          </table:table-cell>
          <table:table-cell office:value-type="float" office:value="0.973146968470294" calcext:value-type="float">
            <text:p>0.973146968470294</text:p>
          </table:table-cell>
          <table:table-cell office:value-type="float" office:value="0.0268530315297063" calcext:value-type="float">
            <text:p>0.026853031529706</text:p>
          </table:table-cell>
          <table:table-cell office:value-type="float" office:value="0.954491144683782" calcext:value-type="float">
            <text:p>0.954491144683782</text:p>
          </table:table-cell>
          <table:table-cell office:value-type="float" office:value="0.0455088553162179" calcext:value-type="float">
            <text:p>0.045508855316218</text:p>
          </table:table-cell>
          <table:table-cell office:value-type="float" office:value="0.97434061303396" calcext:value-type="float">
            <text:p>0.97434061303396</text:p>
          </table:table-cell>
          <table:table-cell office:value-type="float" office:value="0.0256593869660401" calcext:value-type="float">
            <text:p>0.02565938696604</text:p>
          </table:table-cell>
          <table:table-cell table:formula="of:=AVERAGE([.C193];[.E193];[.G193];[.I193];[.K193];[.M193];[.O193];[.Q193];[.S193];[.U193])" office:value-type="float" office:value="0.969872924282075" calcext:value-type="float">
            <text:p>0.969872924282075</text:p>
          </table:table-cell>
          <table:table-cell table:formula="of:=AVERAGE([.D193];[.F193];[.H193];[.J193];[.L193];[.N193];[.P193];[.R193];[.T193];[.V193])" office:value-type="float" office:value="0.0301270757179246" calcext:value-type="float">
            <text:p>0.03012707571792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0.976656520966367" calcext:value-type="float">
            <text:p>0.976656520966367</text:p>
          </table:table-cell>
          <table:table-cell office:value-type="float" office:value="0.0233434790336335" calcext:value-type="float">
            <text:p>0.023343479033634</text:p>
          </table:table-cell>
          <table:table-cell office:value-type="float" office:value="0.985589962055898" calcext:value-type="float">
            <text:p>0.985589962055898</text:p>
          </table:table-cell>
          <table:table-cell office:value-type="float" office:value="0.0144100379441025" calcext:value-type="float">
            <text:p>0.014410037944103</text:p>
          </table:table-cell>
          <table:table-cell office:value-type="float" office:value="0.950319009797753" calcext:value-type="float">
            <text:p>0.950319009797753</text:p>
          </table:table-cell>
          <table:table-cell office:value-type="float" office:value="0.049680990202247" calcext:value-type="float">
            <text:p>0.049680990202247</text:p>
          </table:table-cell>
          <table:table-cell office:value-type="float" office:value="0.966459803376841" calcext:value-type="float">
            <text:p>0.966459803376841</text:p>
          </table:table-cell>
          <table:table-cell office:value-type="float" office:value="0.0335401966231591" calcext:value-type="float">
            <text:p>0.033540196623159</text:p>
          </table:table-cell>
          <table:table-cell office:value-type="float" office:value="0.988397095431667" calcext:value-type="float">
            <text:p>0.988397095431667</text:p>
          </table:table-cell>
          <table:table-cell office:value-type="float" office:value="0.0116029045683328" calcext:value-type="float">
            <text:p>0.011602904568333</text:p>
          </table:table-cell>
          <table:table-cell office:value-type="float" office:value="0.966642311706079" calcext:value-type="float">
            <text:p>0.966642311706079</text:p>
          </table:table-cell>
          <table:table-cell office:value-type="float" office:value="0.0333576882939211" calcext:value-type="float">
            <text:p>0.033357688293921</text:p>
          </table:table-cell>
          <table:table-cell office:value-type="float" office:value="0.974437767608504" calcext:value-type="float">
            <text:p>0.974437767608504</text:p>
          </table:table-cell>
          <table:table-cell office:value-type="float" office:value="0.0255622323914953" calcext:value-type="float">
            <text:p>0.025562232391495</text:p>
          </table:table-cell>
          <table:table-cell office:value-type="float" office:value="0.707374475489957" calcext:value-type="float">
            <text:p>0.707374475489957</text:p>
          </table:table-cell>
          <table:table-cell office:value-type="float" office:value="0.292625524510043" calcext:value-type="float">
            <text:p>0.292625524510043</text:p>
          </table:table-cell>
          <table:table-cell office:value-type="float" office:value="0.969307689370325" calcext:value-type="float">
            <text:p>0.969307689370325</text:p>
          </table:table-cell>
          <table:table-cell office:value-type="float" office:value="0.0306923106296748" calcext:value-type="float">
            <text:p>0.030692310629675</text:p>
          </table:table-cell>
          <table:table-cell office:value-type="float" office:value="0.95174185842628" calcext:value-type="float">
            <text:p>0.95174185842628</text:p>
          </table:table-cell>
          <table:table-cell office:value-type="float" office:value="0.0482581415737202" calcext:value-type="float">
            <text:p>0.04825814157372</text:p>
          </table:table-cell>
          <table:table-cell table:formula="of:=AVERAGE([.C194];[.E194];[.G194];[.I194];[.K194];[.M194];[.O194];[.Q194];[.S194];[.U194])" office:value-type="float" office:value="0.943692649422967" calcext:value-type="float">
            <text:p>0.943692649422967</text:p>
          </table:table-cell>
          <table:table-cell table:formula="of:=AVERAGE([.D194];[.F194];[.H194];[.J194];[.L194];[.N194];[.P194];[.R194];[.T194];[.V194])" office:value-type="float" office:value="0.0563073505770329" calcext:value-type="float">
            <text:p>0.05630735057703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0.61388101353828" calcext:value-type="float">
            <text:p>0.61388101353828</text:p>
          </table:table-cell>
          <table:table-cell office:value-type="float" office:value="0.38611898646172" calcext:value-type="float">
            <text:p>0.38611898646172</text:p>
          </table:table-cell>
          <table:table-cell office:value-type="float" office:value="0.499728639999046" calcext:value-type="float">
            <text:p>0.499728639999046</text:p>
          </table:table-cell>
          <table:table-cell office:value-type="float" office:value="0.500271360000954" calcext:value-type="float">
            <text:p>0.500271360000954</text:p>
          </table:table-cell>
          <table:table-cell office:value-type="float" office:value="0.567880241057118" calcext:value-type="float">
            <text:p>0.567880241057118</text:p>
          </table:table-cell>
          <table:table-cell office:value-type="float" office:value="0.432119758942882" calcext:value-type="float">
            <text:p>0.432119758942882</text:p>
          </table:table-cell>
          <table:table-cell office:value-type="float" office:value="0.573402694660281" calcext:value-type="float">
            <text:p>0.573402694660281</text:p>
          </table:table-cell>
          <table:table-cell office:value-type="float" office:value="0.426597305339719" calcext:value-type="float">
            <text:p>0.426597305339719</text:p>
          </table:table-cell>
          <table:table-cell office:value-type="float" office:value="0.556599250261061" calcext:value-type="float">
            <text:p>0.556599250261061</text:p>
          </table:table-cell>
          <table:table-cell office:value-type="float" office:value="0.443400749738939" calcext:value-type="float">
            <text:p>0.443400749738939</text:p>
          </table:table-cell>
          <table:table-cell office:value-type="float" office:value="0.54346306948008" calcext:value-type="float">
            <text:p>0.54346306948008</text:p>
          </table:table-cell>
          <table:table-cell office:value-type="float" office:value="0.45653693051992" calcext:value-type="float">
            <text:p>0.45653693051992</text:p>
          </table:table-cell>
          <table:table-cell office:value-type="float" office:value="0.648078821761835" calcext:value-type="float">
            <text:p>0.648078821761835</text:p>
          </table:table-cell>
          <table:table-cell office:value-type="float" office:value="0.351921178238165" calcext:value-type="float">
            <text:p>0.351921178238165</text:p>
          </table:table-cell>
          <table:table-cell office:value-type="float" office:value="0.488096479489018" calcext:value-type="float">
            <text:p>0.488096479489018</text:p>
          </table:table-cell>
          <table:table-cell office:value-type="float" office:value="0.511903520510982" calcext:value-type="float">
            <text:p>0.511903520510982</text:p>
          </table:table-cell>
          <table:table-cell office:value-type="float" office:value="0.569698481206854" calcext:value-type="float">
            <text:p>0.569698481206854</text:p>
          </table:table-cell>
          <table:table-cell office:value-type="float" office:value="0.430301518793146" calcext:value-type="float">
            <text:p>0.430301518793146</text:p>
          </table:table-cell>
          <table:table-cell office:value-type="float" office:value="0.584525382268525" calcext:value-type="float">
            <text:p>0.584525382268525</text:p>
          </table:table-cell>
          <table:table-cell office:value-type="float" office:value="0.415474617731475" calcext:value-type="float">
            <text:p>0.415474617731475</text:p>
          </table:table-cell>
          <table:table-cell table:formula="of:=AVERAGE([.C195];[.E195];[.G195];[.I195];[.K195];[.M195];[.O195];[.Q195];[.S195];[.U195])" office:value-type="float" office:value="0.56453540737221" calcext:value-type="float">
            <text:p>0.56453540737221</text:p>
          </table:table-cell>
          <table:table-cell table:formula="of:=AVERAGE([.D195];[.F195];[.H195];[.J195];[.L195];[.N195];[.P195];[.R195];[.T195];[.V195])" office:value-type="float" office:value="0.43546459262779" calcext:value-type="float">
            <text:p>0.4354645926277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0.993260415057554" calcext:value-type="float">
            <text:p>0.993260415057554</text:p>
          </table:table-cell>
          <table:table-cell office:value-type="float" office:value="0.0067395849424456" calcext:value-type="float">
            <text:p>0.006739584942446</text:p>
          </table:table-cell>
          <table:table-cell office:value-type="float" office:value="0.997303008255952" calcext:value-type="float">
            <text:p>0.997303008255952</text:p>
          </table:table-cell>
          <table:table-cell office:value-type="float" office:value="0.00269699174404737" calcext:value-type="float">
            <text:p>0.002696991744047</text:p>
          </table:table-cell>
          <table:table-cell office:value-type="float" office:value="0.991792732923527" calcext:value-type="float">
            <text:p>0.991792732923527</text:p>
          </table:table-cell>
          <table:table-cell office:value-type="float" office:value="0.0082072670764724" calcext:value-type="float">
            <text:p>0.008207267076472</text:p>
          </table:table-cell>
          <table:table-cell office:value-type="float" office:value="0.988162360798194" calcext:value-type="float">
            <text:p>0.988162360798194</text:p>
          </table:table-cell>
          <table:table-cell office:value-type="float" office:value="0.0118376392018058" calcext:value-type="float">
            <text:p>0.011837639201806</text:p>
          </table:table-cell>
          <table:table-cell office:value-type="float" office:value="0.997582177425852" calcext:value-type="float">
            <text:p>0.997582177425852</text:p>
          </table:table-cell>
          <table:table-cell office:value-type="float" office:value="0.00241782257414802" calcext:value-type="float">
            <text:p>0.002417822574148</text:p>
          </table:table-cell>
          <table:table-cell office:value-type="float" office:value="0.986113231508481" calcext:value-type="float">
            <text:p>0.986113231508481</text:p>
          </table:table-cell>
          <table:table-cell office:value-type="float" office:value="0.0138867684915188" calcext:value-type="float">
            <text:p>0.013886768491519</text:p>
          </table:table-cell>
          <table:table-cell office:value-type="float" office:value="0.995548868165811" calcext:value-type="float">
            <text:p>0.995548868165811</text:p>
          </table:table-cell>
          <table:table-cell office:value-type="float" office:value="0.0044511318341892" calcext:value-type="float">
            <text:p>0.004451131834189</text:p>
          </table:table-cell>
          <table:table-cell office:value-type="float" office:value="0.992348477926478" calcext:value-type="float">
            <text:p>0.992348477926478</text:p>
          </table:table-cell>
          <table:table-cell office:value-type="float" office:value="0.00765152207352181" calcext:value-type="float">
            <text:p>0.007651522073522</text:p>
          </table:table-cell>
          <table:table-cell office:value-type="float" office:value="0.983837093634979" calcext:value-type="float">
            <text:p>0.983837093634979</text:p>
          </table:table-cell>
          <table:table-cell office:value-type="float" office:value="0.0161629063650212" calcext:value-type="float">
            <text:p>0.016162906365021</text:p>
          </table:table-cell>
          <table:table-cell office:value-type="float" office:value="0.988076106250787" calcext:value-type="float">
            <text:p>0.988076106250787</text:p>
          </table:table-cell>
          <table:table-cell office:value-type="float" office:value="0.0119238937492132" calcext:value-type="float">
            <text:p>0.011923893749213</text:p>
          </table:table-cell>
          <table:table-cell table:formula="of:=AVERAGE([.C196];[.E196];[.G196];[.I196];[.K196];[.M196];[.O196];[.Q196];[.S196];[.U196])" office:value-type="float" office:value="0.991402447194762" calcext:value-type="float">
            <text:p>0.991402447194762</text:p>
          </table:table-cell>
          <table:table-cell table:formula="of:=AVERAGE([.D196];[.F196];[.H196];[.J196];[.L196];[.N196];[.P196];[.R196];[.T196];[.V196])" office:value-type="float" office:value="0.00859755280523834" calcext:value-type="float">
            <text:p>0.00859755280523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0.904779630918157" calcext:value-type="float">
            <text:p>0.904779630918157</text:p>
          </table:table-cell>
          <table:table-cell office:value-type="float" office:value="0.0952203690818425" calcext:value-type="float">
            <text:p>0.095220369081843</text:p>
          </table:table-cell>
          <table:table-cell office:value-type="float" office:value="0.883645762614893" calcext:value-type="float">
            <text:p>0.883645762614893</text:p>
          </table:table-cell>
          <table:table-cell office:value-type="float" office:value="0.116354237385107" calcext:value-type="float">
            <text:p>0.116354237385107</text:p>
          </table:table-cell>
          <table:table-cell office:value-type="float" office:value="0.919271285117569" calcext:value-type="float">
            <text:p>0.919271285117569</text:p>
          </table:table-cell>
          <table:table-cell office:value-type="float" office:value="0.0807287148824307" calcext:value-type="float">
            <text:p>0.080728714882431</text:p>
          </table:table-cell>
          <table:table-cell office:value-type="float" office:value="0.903104853238144" calcext:value-type="float">
            <text:p>0.903104853238144</text:p>
          </table:table-cell>
          <table:table-cell office:value-type="float" office:value="0.0968951467618562" calcext:value-type="float">
            <text:p>0.096895146761856</text:p>
          </table:table-cell>
          <table:table-cell office:value-type="float" office:value="0.816670468497907" calcext:value-type="float">
            <text:p>0.816670468497907</text:p>
          </table:table-cell>
          <table:table-cell office:value-type="float" office:value="0.183329531502093" calcext:value-type="float">
            <text:p>0.183329531502093</text:p>
          </table:table-cell>
          <table:table-cell office:value-type="float" office:value="0.955509163566355" calcext:value-type="float">
            <text:p>0.955509163566355</text:p>
          </table:table-cell>
          <table:table-cell office:value-type="float" office:value="0.0444908364336453" calcext:value-type="float">
            <text:p>0.044490836433645</text:p>
          </table:table-cell>
          <table:table-cell office:value-type="float" office:value="0.860733605040508" calcext:value-type="float">
            <text:p>0.860733605040508</text:p>
          </table:table-cell>
          <table:table-cell office:value-type="float" office:value="0.139266394959492" calcext:value-type="float">
            <text:p>0.139266394959492</text:p>
          </table:table-cell>
          <table:table-cell office:value-type="float" office:value="0.847388598186717" calcext:value-type="float">
            <text:p>0.847388598186717</text:p>
          </table:table-cell>
          <table:table-cell office:value-type="float" office:value="0.152611401813283" calcext:value-type="float">
            <text:p>0.152611401813283</text:p>
          </table:table-cell>
          <table:table-cell office:value-type="float" office:value="0.891624552148437" calcext:value-type="float">
            <text:p>0.891624552148437</text:p>
          </table:table-cell>
          <table:table-cell office:value-type="float" office:value="0.108375447851563" calcext:value-type="float">
            <text:p>0.108375447851563</text:p>
          </table:table-cell>
          <table:table-cell office:value-type="float" office:value="0.897911029346198" calcext:value-type="float">
            <text:p>0.897911029346198</text:p>
          </table:table-cell>
          <table:table-cell office:value-type="float" office:value="0.102088970653802" calcext:value-type="float">
            <text:p>0.102088970653802</text:p>
          </table:table-cell>
          <table:table-cell table:formula="of:=AVERAGE([.C197];[.E197];[.G197];[.I197];[.K197];[.M197];[.O197];[.Q197];[.S197];[.U197])" office:value-type="float" office:value="0.888063894867489" calcext:value-type="float">
            <text:p>0.888063894867489</text:p>
          </table:table-cell>
          <table:table-cell table:formula="of:=AVERAGE([.D197];[.F197];[.H197];[.J197];[.L197];[.N197];[.P197];[.R197];[.T197];[.V197])" office:value-type="float" office:value="0.111936105132511" calcext:value-type="float">
            <text:p>0.11193610513251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0.622650094444123" calcext:value-type="float">
            <text:p>0.622650094444123</text:p>
          </table:table-cell>
          <table:table-cell office:value-type="float" office:value="0.377349905555877" calcext:value-type="float">
            <text:p>0.377349905555877</text:p>
          </table:table-cell>
          <table:table-cell office:value-type="float" office:value="0.567740236106478" calcext:value-type="float">
            <text:p>0.567740236106478</text:p>
          </table:table-cell>
          <table:table-cell office:value-type="float" office:value="0.432259763893522" calcext:value-type="float">
            <text:p>0.432259763893522</text:p>
          </table:table-cell>
          <table:table-cell office:value-type="float" office:value="0.54622728547287" calcext:value-type="float">
            <text:p>0.54622728547287</text:p>
          </table:table-cell>
          <table:table-cell office:value-type="float" office:value="0.45377271452713" calcext:value-type="float">
            <text:p>0.45377271452713</text:p>
          </table:table-cell>
          <table:table-cell office:value-type="float" office:value="0.611456255287632" calcext:value-type="float">
            <text:p>0.611456255287632</text:p>
          </table:table-cell>
          <table:table-cell office:value-type="float" office:value="0.388543744712368" calcext:value-type="float">
            <text:p>0.388543744712368</text:p>
          </table:table-cell>
          <table:table-cell office:value-type="float" office:value="0.49240336274248" calcext:value-type="float">
            <text:p>0.49240336274248</text:p>
          </table:table-cell>
          <table:table-cell office:value-type="float" office:value="0.50759663725752" calcext:value-type="float">
            <text:p>0.50759663725752</text:p>
          </table:table-cell>
          <table:table-cell office:value-type="float" office:value="0.669236869139816" calcext:value-type="float">
            <text:p>0.669236869139816</text:p>
          </table:table-cell>
          <table:table-cell office:value-type="float" office:value="0.330763130860184" calcext:value-type="float">
            <text:p>0.330763130860184</text:p>
          </table:table-cell>
          <table:table-cell office:value-type="float" office:value="0.513682018561646" calcext:value-type="float">
            <text:p>0.513682018561646</text:p>
          </table:table-cell>
          <table:table-cell office:value-type="float" office:value="0.486317981438354" calcext:value-type="float">
            <text:p>0.486317981438354</text:p>
          </table:table-cell>
          <table:table-cell office:value-type="float" office:value="0.60526536109453" calcext:value-type="float">
            <text:p>0.60526536109453</text:p>
          </table:table-cell>
          <table:table-cell office:value-type="float" office:value="0.39473463890547" calcext:value-type="float">
            <text:p>0.39473463890547</text:p>
          </table:table-cell>
          <table:table-cell office:value-type="float" office:value="0.617746934095844" calcext:value-type="float">
            <text:p>0.617746934095844</text:p>
          </table:table-cell>
          <table:table-cell office:value-type="float" office:value="0.382253065904156" calcext:value-type="float">
            <text:p>0.382253065904156</text:p>
          </table:table-cell>
          <table:table-cell office:value-type="float" office:value="0.681865118263205" calcext:value-type="float">
            <text:p>0.681865118263205</text:p>
          </table:table-cell>
          <table:table-cell office:value-type="float" office:value="0.318134881736795" calcext:value-type="float">
            <text:p>0.318134881736795</text:p>
          </table:table-cell>
          <table:table-cell table:formula="of:=AVERAGE([.C198];[.E198];[.G198];[.I198];[.K198];[.M198];[.O198];[.Q198];[.S198];[.U198])" office:value-type="float" office:value="0.592827353520862" calcext:value-type="float">
            <text:p>0.592827353520862</text:p>
          </table:table-cell>
          <table:table-cell table:formula="of:=AVERAGE([.D198];[.F198];[.H198];[.J198];[.L198];[.N198];[.P198];[.R198];[.T198];[.V198])" office:value-type="float" office:value="0.407172646479138" calcext:value-type="float">
            <text:p>0.40717264647913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0.369663917816256" calcext:value-type="float">
            <text:p>0.369663917816256</text:p>
          </table:table-cell>
          <table:table-cell office:value-type="float" office:value="0.630336082183744" calcext:value-type="float">
            <text:p>0.630336082183744</text:p>
          </table:table-cell>
          <table:table-cell office:value-type="float" office:value="0.404098789330272" calcext:value-type="float">
            <text:p>0.404098789330272</text:p>
          </table:table-cell>
          <table:table-cell office:value-type="float" office:value="0.595901210669728" calcext:value-type="float">
            <text:p>0.595901210669728</text:p>
          </table:table-cell>
          <table:table-cell office:value-type="float" office:value="0.400467014049446" calcext:value-type="float">
            <text:p>0.400467014049446</text:p>
          </table:table-cell>
          <table:table-cell office:value-type="float" office:value="0.599532985950554" calcext:value-type="float">
            <text:p>0.599532985950554</text:p>
          </table:table-cell>
          <table:table-cell office:value-type="float" office:value="0.329104309194744" calcext:value-type="float">
            <text:p>0.329104309194744</text:p>
          </table:table-cell>
          <table:table-cell office:value-type="float" office:value="0.670895690805256" calcext:value-type="float">
            <text:p>0.670895690805256</text:p>
          </table:table-cell>
          <table:table-cell office:value-type="float" office:value="0.361169179432655" calcext:value-type="float">
            <text:p>0.361169179432655</text:p>
          </table:table-cell>
          <table:table-cell office:value-type="float" office:value="0.638830820567345" calcext:value-type="float">
            <text:p>0.638830820567345</text:p>
          </table:table-cell>
          <table:table-cell office:value-type="float" office:value="0.388802275534258" calcext:value-type="float">
            <text:p>0.388802275534258</text:p>
          </table:table-cell>
          <table:table-cell office:value-type="float" office:value="0.611197724465742" calcext:value-type="float">
            <text:p>0.611197724465742</text:p>
          </table:table-cell>
          <table:table-cell office:value-type="float" office:value="0.39011869898629" calcext:value-type="float">
            <text:p>0.39011869898629</text:p>
          </table:table-cell>
          <table:table-cell office:value-type="float" office:value="0.60988130101371" calcext:value-type="float">
            <text:p>0.60988130101371</text:p>
          </table:table-cell>
          <table:table-cell office:value-type="float" office:value="0.348581716551202" calcext:value-type="float">
            <text:p>0.348581716551202</text:p>
          </table:table-cell>
          <table:table-cell office:value-type="float" office:value="0.651418283448798" calcext:value-type="float">
            <text:p>0.651418283448798</text:p>
          </table:table-cell>
          <table:table-cell office:value-type="float" office:value="0.42851736953043" calcext:value-type="float">
            <text:p>0.42851736953043</text:p>
          </table:table-cell>
          <table:table-cell office:value-type="float" office:value="0.57148263046957" calcext:value-type="float">
            <text:p>0.57148263046957</text:p>
          </table:table-cell>
          <table:table-cell office:value-type="float" office:value="0.471700253787986" calcext:value-type="float">
            <text:p>0.471700253787986</text:p>
          </table:table-cell>
          <table:table-cell office:value-type="float" office:value="0.528299746212014" calcext:value-type="float">
            <text:p>0.528299746212014</text:p>
          </table:table-cell>
          <table:table-cell table:formula="of:=AVERAGE([.C199];[.E199];[.G199];[.I199];[.K199];[.M199];[.O199];[.Q199];[.S199];[.U199])" office:value-type="float" office:value="0.389222352421354" calcext:value-type="float">
            <text:p>0.389222352421354</text:p>
          </table:table-cell>
          <table:table-cell table:formula="of:=AVERAGE([.D199];[.F199];[.H199];[.J199];[.L199];[.N199];[.P199];[.R199];[.T199];[.V199])" office:value-type="float" office:value="0.610777647578646" calcext:value-type="float">
            <text:p>0.61077764757864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0.240570955973916" calcext:value-type="float">
            <text:p>0.240570955973916</text:p>
          </table:table-cell>
          <table:table-cell office:value-type="float" office:value="0.759429044026084" calcext:value-type="float">
            <text:p>0.759429044026084</text:p>
          </table:table-cell>
          <table:table-cell office:value-type="float" office:value="0.300987203483682" calcext:value-type="float">
            <text:p>0.300987203483682</text:p>
          </table:table-cell>
          <table:table-cell office:value-type="float" office:value="0.699012796516318" calcext:value-type="float">
            <text:p>0.699012796516318</text:p>
          </table:table-cell>
          <table:table-cell office:value-type="float" office:value="0.221231739027587" calcext:value-type="float">
            <text:p>0.221231739027587</text:p>
          </table:table-cell>
          <table:table-cell office:value-type="float" office:value="0.778768260972413" calcext:value-type="float">
            <text:p>0.778768260972413</text:p>
          </table:table-cell>
          <table:table-cell office:value-type="float" office:value="0.282742085820064" calcext:value-type="float">
            <text:p>0.282742085820064</text:p>
          </table:table-cell>
          <table:table-cell office:value-type="float" office:value="0.717257914179936" calcext:value-type="float">
            <text:p>0.717257914179936</text:p>
          </table:table-cell>
          <table:table-cell office:value-type="float" office:value="0.293252035215598" calcext:value-type="float">
            <text:p>0.293252035215598</text:p>
          </table:table-cell>
          <table:table-cell office:value-type="float" office:value="0.706747964784402" calcext:value-type="float">
            <text:p>0.706747964784402</text:p>
          </table:table-cell>
          <table:table-cell office:value-type="float" office:value="0.279190864342304" calcext:value-type="float">
            <text:p>0.279190864342304</text:p>
          </table:table-cell>
          <table:table-cell office:value-type="float" office:value="0.720809135657696" calcext:value-type="float">
            <text:p>0.720809135657696</text:p>
          </table:table-cell>
          <table:table-cell office:value-type="float" office:value="0.216387656986103" calcext:value-type="float">
            <text:p>0.216387656986103</text:p>
          </table:table-cell>
          <table:table-cell office:value-type="float" office:value="0.783612343013897" calcext:value-type="float">
            <text:p>0.783612343013897</text:p>
          </table:table-cell>
          <table:table-cell office:value-type="float" office:value="0.259250866161253" calcext:value-type="float">
            <text:p>0.259250866161253</text:p>
          </table:table-cell>
          <table:table-cell office:value-type="float" office:value="0.740749133838747" calcext:value-type="float">
            <text:p>0.740749133838747</text:p>
          </table:table-cell>
          <table:table-cell office:value-type="float" office:value="0.330020191182073" calcext:value-type="float">
            <text:p>0.330020191182073</text:p>
          </table:table-cell>
          <table:table-cell office:value-type="float" office:value="0.669979808817927" calcext:value-type="float">
            <text:p>0.669979808817927</text:p>
          </table:table-cell>
          <table:table-cell office:value-type="float" office:value="0.247850969439511" calcext:value-type="float">
            <text:p>0.247850969439511</text:p>
          </table:table-cell>
          <table:table-cell office:value-type="float" office:value="0.752149030560489" calcext:value-type="float">
            <text:p>0.752149030560489</text:p>
          </table:table-cell>
          <table:table-cell table:formula="of:=AVERAGE([.C200];[.E200];[.G200];[.I200];[.K200];[.M200];[.O200];[.Q200];[.S200];[.U200])" office:value-type="float" office:value="0.267148456763209" calcext:value-type="float">
            <text:p>0.267148456763209</text:p>
          </table:table-cell>
          <table:table-cell table:formula="of:=AVERAGE([.D200];[.F200];[.H200];[.J200];[.L200];[.N200];[.P200];[.R200];[.T200];[.V200])" office:value-type="float" office:value="0.732851543236791" calcext:value-type="float">
            <text:p>0.73285154323679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0.0869047092186987" calcext:value-type="float">
            <text:p>0.086904709218699</text:p>
          </table:table-cell>
          <table:table-cell office:value-type="float" office:value="0.913095290781301" calcext:value-type="float">
            <text:p>0.913095290781301</text:p>
          </table:table-cell>
          <table:table-cell office:value-type="float" office:value="0.0777704587818394" calcext:value-type="float">
            <text:p>0.077770458781839</text:p>
          </table:table-cell>
          <table:table-cell office:value-type="float" office:value="0.922229541218161" calcext:value-type="float">
            <text:p>0.922229541218161</text:p>
          </table:table-cell>
          <table:table-cell office:value-type="float" office:value="0.12497876863897" calcext:value-type="float">
            <text:p>0.12497876863897</text:p>
          </table:table-cell>
          <table:table-cell office:value-type="float" office:value="0.87502123136103" calcext:value-type="float">
            <text:p>0.87502123136103</text:p>
          </table:table-cell>
          <table:table-cell office:value-type="float" office:value="0.135037535336274" calcext:value-type="float">
            <text:p>0.135037535336274</text:p>
          </table:table-cell>
          <table:table-cell office:value-type="float" office:value="0.864962464663726" calcext:value-type="float">
            <text:p>0.864962464663726</text:p>
          </table:table-cell>
          <table:table-cell office:value-type="float" office:value="0.146461035445998" calcext:value-type="float">
            <text:p>0.146461035445998</text:p>
          </table:table-cell>
          <table:table-cell office:value-type="float" office:value="0.853538964554002" calcext:value-type="float">
            <text:p>0.853538964554002</text:p>
          </table:table-cell>
          <table:table-cell office:value-type="float" office:value="0.156413297728697" calcext:value-type="float">
            <text:p>0.156413297728697</text:p>
          </table:table-cell>
          <table:table-cell office:value-type="float" office:value="0.843586702271303" calcext:value-type="float">
            <text:p>0.843586702271303</text:p>
          </table:table-cell>
          <table:table-cell office:value-type="float" office:value="0.0731593993477404" calcext:value-type="float">
            <text:p>0.07315939934774</text:p>
          </table:table-cell>
          <table:table-cell office:value-type="float" office:value="0.926840600652259" calcext:value-type="float">
            <text:p>0.926840600652259</text:p>
          </table:table-cell>
          <table:table-cell office:value-type="float" office:value="0.132247639679731" calcext:value-type="float">
            <text:p>0.132247639679731</text:p>
          </table:table-cell>
          <table:table-cell office:value-type="float" office:value="0.867752360320269" calcext:value-type="float">
            <text:p>0.867752360320269</text:p>
          </table:table-cell>
          <table:table-cell office:value-type="float" office:value="0.262184552786452" calcext:value-type="float">
            <text:p>0.262184552786452</text:p>
          </table:table-cell>
          <table:table-cell office:value-type="float" office:value="0.737815447213548" calcext:value-type="float">
            <text:p>0.737815447213548</text:p>
          </table:table-cell>
          <table:table-cell office:value-type="float" office:value="0.157585377248102" calcext:value-type="float">
            <text:p>0.157585377248102</text:p>
          </table:table-cell>
          <table:table-cell office:value-type="float" office:value="0.842414622751898" calcext:value-type="float">
            <text:p>0.842414622751898</text:p>
          </table:table-cell>
          <table:table-cell table:formula="of:=AVERAGE([.C201];[.E201];[.G201];[.I201];[.K201];[.M201];[.O201];[.Q201];[.S201];[.U201])" office:value-type="float" office:value="0.13527427742125" calcext:value-type="float">
            <text:p>0.13527427742125</text:p>
          </table:table-cell>
          <table:table-cell table:formula="of:=AVERAGE([.D201];[.F201];[.H201];[.J201];[.L201];[.N201];[.P201];[.R201];[.T201];[.V201])" office:value-type="float" office:value="0.86472572257875" calcext:value-type="float">
            <text:p>0.8647257225787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0.732261410622596" calcext:value-type="float">
            <text:p>0.732261410622596</text:p>
          </table:table-cell>
          <table:table-cell office:value-type="float" office:value="0.267738589377404" calcext:value-type="float">
            <text:p>0.267738589377404</text:p>
          </table:table-cell>
          <table:table-cell office:value-type="float" office:value="0.794692675047909" calcext:value-type="float">
            <text:p>0.794692675047909</text:p>
          </table:table-cell>
          <table:table-cell office:value-type="float" office:value="0.205307324952091" calcext:value-type="float">
            <text:p>0.205307324952091</text:p>
          </table:table-cell>
          <table:table-cell office:value-type="float" office:value="0.78167963053325" calcext:value-type="float">
            <text:p>0.78167963053325</text:p>
          </table:table-cell>
          <table:table-cell office:value-type="float" office:value="0.21832036946675" calcext:value-type="float">
            <text:p>0.21832036946675</text:p>
          </table:table-cell>
          <table:table-cell office:value-type="float" office:value="0.806640140194279" calcext:value-type="float">
            <text:p>0.806640140194279</text:p>
          </table:table-cell>
          <table:table-cell office:value-type="float" office:value="0.193359859805721" calcext:value-type="float">
            <text:p>0.193359859805721</text:p>
          </table:table-cell>
          <table:table-cell office:value-type="float" office:value="0.728030696236669" calcext:value-type="float">
            <text:p>0.728030696236669</text:p>
          </table:table-cell>
          <table:table-cell office:value-type="float" office:value="0.271969303763331" calcext:value-type="float">
            <text:p>0.271969303763331</text:p>
          </table:table-cell>
          <table:table-cell office:value-type="float" office:value="0.846635754255029" calcext:value-type="float">
            <text:p>0.846635754255029</text:p>
          </table:table-cell>
          <table:table-cell office:value-type="float" office:value="0.153364245744971" calcext:value-type="float">
            <text:p>0.153364245744971</text:p>
          </table:table-cell>
          <table:table-cell office:value-type="float" office:value="0.845758174210875" calcext:value-type="float">
            <text:p>0.845758174210875</text:p>
          </table:table-cell>
          <table:table-cell office:value-type="float" office:value="0.154241825789125" calcext:value-type="float">
            <text:p>0.154241825789125</text:p>
          </table:table-cell>
          <table:table-cell office:value-type="float" office:value="0.760631058999252" calcext:value-type="float">
            <text:p>0.760631058999252</text:p>
          </table:table-cell>
          <table:table-cell office:value-type="float" office:value="0.239368941000748" calcext:value-type="float">
            <text:p>0.239368941000748</text:p>
          </table:table-cell>
          <table:table-cell office:value-type="float" office:value="0.736041233472225" calcext:value-type="float">
            <text:p>0.736041233472225</text:p>
          </table:table-cell>
          <table:table-cell office:value-type="float" office:value="0.263958766527775" calcext:value-type="float">
            <text:p>0.263958766527775</text:p>
          </table:table-cell>
          <table:table-cell office:value-type="float" office:value="0.881159246956739" calcext:value-type="float">
            <text:p>0.881159246956739</text:p>
          </table:table-cell>
          <table:table-cell office:value-type="float" office:value="0.118840753043261" calcext:value-type="float">
            <text:p>0.118840753043261</text:p>
          </table:table-cell>
          <table:table-cell table:formula="of:=AVERAGE([.C202];[.E202];[.G202];[.I202];[.K202];[.M202];[.O202];[.Q202];[.S202];[.U202])" office:value-type="float" office:value="0.791353002052882" calcext:value-type="float">
            <text:p>0.791353002052882</text:p>
          </table:table-cell>
          <table:table-cell table:formula="of:=AVERAGE([.D202];[.F202];[.H202];[.J202];[.L202];[.N202];[.P202];[.R202];[.T202];[.V202])" office:value-type="float" office:value="0.208646997947118" calcext:value-type="float">
            <text:p>0.2086469979471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float" office:value="0.986049236650086" calcext:value-type="float">
            <text:p>0.986049236650086</text:p>
          </table:table-cell>
          <table:table-cell office:value-type="float" office:value="0.0139507633499135" calcext:value-type="float">
            <text:p>0.013950763349914</text:p>
          </table:table-cell>
          <table:table-cell office:value-type="float" office:value="0.992516805757544" calcext:value-type="float">
            <text:p>0.992516805757544</text:p>
          </table:table-cell>
          <table:table-cell office:value-type="float" office:value="0.0074831942424554" calcext:value-type="float">
            <text:p>0.007483194242455</text:p>
          </table:table-cell>
          <table:table-cell office:value-type="float" office:value="0.986270129160993" calcext:value-type="float">
            <text:p>0.986270129160993</text:p>
          </table:table-cell>
          <table:table-cell office:value-type="float" office:value="0.013729870839007" calcext:value-type="float">
            <text:p>0.013729870839007</text:p>
          </table:table-cell>
          <table:table-cell office:value-type="float" office:value="0.992184818977221" calcext:value-type="float">
            <text:p>0.992184818977221</text:p>
          </table:table-cell>
          <table:table-cell office:value-type="float" office:value="0.0078151810227783" calcext:value-type="float">
            <text:p>0.007815181022778</text:p>
          </table:table-cell>
          <table:table-cell office:value-type="float" office:value="0.98890592105283" calcext:value-type="float">
            <text:p>0.98890592105283</text:p>
          </table:table-cell>
          <table:table-cell office:value-type="float" office:value="0.0110940789471706" calcext:value-type="float">
            <text:p>0.011094078947171</text:p>
          </table:table-cell>
          <table:table-cell office:value-type="float" office:value="0.987557351756078" calcext:value-type="float">
            <text:p>0.987557351756078</text:p>
          </table:table-cell>
          <table:table-cell office:value-type="float" office:value="0.0124426482439221" calcext:value-type="float">
            <text:p>0.012442648243922</text:p>
          </table:table-cell>
          <table:table-cell office:value-type="float" office:value="0.984941757755998" calcext:value-type="float">
            <text:p>0.984941757755998</text:p>
          </table:table-cell>
          <table:table-cell office:value-type="float" office:value="0.0150582422440024" calcext:value-type="float">
            <text:p>0.015058242244002</text:p>
          </table:table-cell>
          <table:table-cell office:value-type="float" office:value="0.983500246700239" calcext:value-type="float">
            <text:p>0.983500246700239</text:p>
          </table:table-cell>
          <table:table-cell office:value-type="float" office:value="0.0164997532997607" calcext:value-type="float">
            <text:p>0.016499753299761</text:p>
          </table:table-cell>
          <table:table-cell office:value-type="float" office:value="0.985786338398068" calcext:value-type="float">
            <text:p>0.985786338398068</text:p>
          </table:table-cell>
          <table:table-cell office:value-type="float" office:value="0.0142136616019318" calcext:value-type="float">
            <text:p>0.014213661601932</text:p>
          </table:table-cell>
          <table:table-cell office:value-type="float" office:value="0.993367846552823" calcext:value-type="float">
            <text:p>0.993367846552823</text:p>
          </table:table-cell>
          <table:table-cell office:value-type="float" office:value="0.0066321534471768" calcext:value-type="float">
            <text:p>0.006632153447177</text:p>
          </table:table-cell>
          <table:table-cell table:formula="of:=AVERAGE([.C203];[.E203];[.G203];[.I203];[.K203];[.M203];[.O203];[.Q203];[.S203];[.U203])" office:value-type="float" office:value="0.988108045276188" calcext:value-type="float">
            <text:p>0.988108045276188</text:p>
          </table:table-cell>
          <table:table-cell table:formula="of:=AVERAGE([.D203];[.F203];[.H203];[.J203];[.L203];[.N203];[.P203];[.R203];[.T203];[.V203])" office:value-type="float" office:value="0.0118919547238119" calcext:value-type="float">
            <text:p>0.01189195472381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0.423675059731495" calcext:value-type="float">
            <text:p>0.423675059731495</text:p>
          </table:table-cell>
          <table:table-cell office:value-type="float" office:value="0.576324940268505" calcext:value-type="float">
            <text:p>0.576324940268505</text:p>
          </table:table-cell>
          <table:table-cell office:value-type="float" office:value="0.378326129169816" calcext:value-type="float">
            <text:p>0.378326129169816</text:p>
          </table:table-cell>
          <table:table-cell office:value-type="float" office:value="0.621673870830184" calcext:value-type="float">
            <text:p>0.621673870830184</text:p>
          </table:table-cell>
          <table:table-cell office:value-type="float" office:value="0.285172367031948" calcext:value-type="float">
            <text:p>0.285172367031948</text:p>
          </table:table-cell>
          <table:table-cell office:value-type="float" office:value="0.714827632968052" calcext:value-type="float">
            <text:p>0.714827632968052</text:p>
          </table:table-cell>
          <table:table-cell office:value-type="float" office:value="0.34379467672245" calcext:value-type="float">
            <text:p>0.34379467672245</text:p>
          </table:table-cell>
          <table:table-cell office:value-type="float" office:value="0.65620532327755" calcext:value-type="float">
            <text:p>0.65620532327755</text:p>
          </table:table-cell>
          <table:table-cell office:value-type="float" office:value="0.397014614245192" calcext:value-type="float">
            <text:p>0.397014614245192</text:p>
          </table:table-cell>
          <table:table-cell office:value-type="float" office:value="0.602985385754808" calcext:value-type="float">
            <text:p>0.602985385754808</text:p>
          </table:table-cell>
          <table:table-cell office:value-type="float" office:value="0.302823557709391" calcext:value-type="float">
            <text:p>0.302823557709391</text:p>
          </table:table-cell>
          <table:table-cell office:value-type="float" office:value="0.69717644229061" calcext:value-type="float">
            <text:p>0.69717644229061</text:p>
          </table:table-cell>
          <table:table-cell office:value-type="float" office:value="0.346945073553514" calcext:value-type="float">
            <text:p>0.346945073553514</text:p>
          </table:table-cell>
          <table:table-cell office:value-type="float" office:value="0.653054926446486" calcext:value-type="float">
            <text:p>0.653054926446486</text:p>
          </table:table-cell>
          <table:table-cell office:value-type="float" office:value="0.338936280925238" calcext:value-type="float">
            <text:p>0.338936280925238</text:p>
          </table:table-cell>
          <table:table-cell office:value-type="float" office:value="0.661063719074762" calcext:value-type="float">
            <text:p>0.661063719074762</text:p>
          </table:table-cell>
          <table:table-cell office:value-type="float" office:value="0.315178434333783" calcext:value-type="float">
            <text:p>0.315178434333783</text:p>
          </table:table-cell>
          <table:table-cell office:value-type="float" office:value="0.684821565666216" calcext:value-type="float">
            <text:p>0.684821565666216</text:p>
          </table:table-cell>
          <table:table-cell office:value-type="float" office:value="0.324757760242329" calcext:value-type="float">
            <text:p>0.324757760242329</text:p>
          </table:table-cell>
          <table:table-cell office:value-type="float" office:value="0.675242239757671" calcext:value-type="float">
            <text:p>0.675242239757671</text:p>
          </table:table-cell>
          <table:table-cell table:formula="of:=AVERAGE([.C204];[.E204];[.G204];[.I204];[.K204];[.M204];[.O204];[.Q204];[.S204];[.U204])" office:value-type="float" office:value="0.345662395366516" calcext:value-type="float">
            <text:p>0.345662395366516</text:p>
          </table:table-cell>
          <table:table-cell table:formula="of:=AVERAGE([.D204];[.F204];[.H204];[.J204];[.L204];[.N204];[.P204];[.R204];[.T204];[.V204])" office:value-type="float" office:value="0.654337604633485" calcext:value-type="float">
            <text:p>0.65433760463348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0.935364671852909" calcext:value-type="float">
            <text:p>0.935364671852909</text:p>
          </table:table-cell>
          <table:table-cell office:value-type="float" office:value="0.0646353281470909" calcext:value-type="float">
            <text:p>0.064635328147091</text:p>
          </table:table-cell>
          <table:table-cell office:value-type="float" office:value="0.95564093837027" calcext:value-type="float">
            <text:p>0.95564093837027</text:p>
          </table:table-cell>
          <table:table-cell office:value-type="float" office:value="0.0443590616297305" calcext:value-type="float">
            <text:p>0.044359061629731</text:p>
          </table:table-cell>
          <table:table-cell office:value-type="float" office:value="0.916981025801594" calcext:value-type="float">
            <text:p>0.916981025801594</text:p>
          </table:table-cell>
          <table:table-cell office:value-type="float" office:value="0.0830189741984058" calcext:value-type="float">
            <text:p>0.083018974198406</text:p>
          </table:table-cell>
          <table:table-cell office:value-type="float" office:value="0.918738491225457" calcext:value-type="float">
            <text:p>0.918738491225457</text:p>
          </table:table-cell>
          <table:table-cell office:value-type="float" office:value="0.0812615087745434" calcext:value-type="float">
            <text:p>0.081261508774543</text:p>
          </table:table-cell>
          <table:table-cell office:value-type="float" office:value="0.94299554165461" calcext:value-type="float">
            <text:p>0.94299554165461</text:p>
          </table:table-cell>
          <table:table-cell office:value-type="float" office:value="0.0570044583453902" calcext:value-type="float">
            <text:p>0.05700445834539</text:p>
          </table:table-cell>
          <table:table-cell office:value-type="float" office:value="0.940207467941848" calcext:value-type="float">
            <text:p>0.940207467941848</text:p>
          </table:table-cell>
          <table:table-cell office:value-type="float" office:value="0.059792532058152" calcext:value-type="float">
            <text:p>0.059792532058152</text:p>
          </table:table-cell>
          <table:table-cell office:value-type="float" office:value="0.905385476209174" calcext:value-type="float">
            <text:p>0.905385476209174</text:p>
          </table:table-cell>
          <table:table-cell office:value-type="float" office:value="0.0946145237908262" calcext:value-type="float">
            <text:p>0.094614523790826</text:p>
          </table:table-cell>
          <table:table-cell office:value-type="float" office:value="0.953070598363483" calcext:value-type="float">
            <text:p>0.953070598363483</text:p>
          </table:table-cell>
          <table:table-cell office:value-type="float" office:value="0.0469294016365173" calcext:value-type="float">
            <text:p>0.046929401636517</text:p>
          </table:table-cell>
          <table:table-cell office:value-type="float" office:value="0.893893962801132" calcext:value-type="float">
            <text:p>0.893893962801132</text:p>
          </table:table-cell>
          <table:table-cell office:value-type="float" office:value="0.106106037198868" calcext:value-type="float">
            <text:p>0.106106037198868</text:p>
          </table:table-cell>
          <table:table-cell office:value-type="float" office:value="0.938002445914963" calcext:value-type="float">
            <text:p>0.938002445914963</text:p>
          </table:table-cell>
          <table:table-cell office:value-type="float" office:value="0.0619975540850372" calcext:value-type="float">
            <text:p>0.061997554085037</text:p>
          </table:table-cell>
          <table:table-cell table:formula="of:=AVERAGE([.C205];[.E205];[.G205];[.I205];[.K205];[.M205];[.O205];[.Q205];[.S205];[.U205])" office:value-type="float" office:value="0.930028062013544" calcext:value-type="float">
            <text:p>0.930028062013544</text:p>
          </table:table-cell>
          <table:table-cell table:formula="of:=AVERAGE([.D205];[.F205];[.H205];[.J205];[.L205];[.N205];[.P205];[.R205];[.T205];[.V205])" office:value-type="float" office:value="0.0699719379864562" calcext:value-type="float">
            <text:p>0.06997193798645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0.59799135142659" calcext:value-type="float">
            <text:p>0.59799135142659</text:p>
          </table:table-cell>
          <table:table-cell office:value-type="float" office:value="0.40200864857341" calcext:value-type="float">
            <text:p>0.40200864857341</text:p>
          </table:table-cell>
          <table:table-cell office:value-type="float" office:value="0.64350724058147" calcext:value-type="float">
            <text:p>0.64350724058147</text:p>
          </table:table-cell>
          <table:table-cell office:value-type="float" office:value="0.35649275941853" calcext:value-type="float">
            <text:p>0.35649275941853</text:p>
          </table:table-cell>
          <table:table-cell office:value-type="float" office:value="0.572986512798561" calcext:value-type="float">
            <text:p>0.572986512798561</text:p>
          </table:table-cell>
          <table:table-cell office:value-type="float" office:value="0.427013487201439" calcext:value-type="float">
            <text:p>0.427013487201439</text:p>
          </table:table-cell>
          <table:table-cell office:value-type="float" office:value="0.686689446334862" calcext:value-type="float">
            <text:p>0.686689446334862</text:p>
          </table:table-cell>
          <table:table-cell office:value-type="float" office:value="0.313310553665138" calcext:value-type="float">
            <text:p>0.313310553665138</text:p>
          </table:table-cell>
          <table:table-cell office:value-type="float" office:value="0.63164084228351" calcext:value-type="float">
            <text:p>0.63164084228351</text:p>
          </table:table-cell>
          <table:table-cell office:value-type="float" office:value="0.36835915771649" calcext:value-type="float">
            <text:p>0.36835915771649</text:p>
          </table:table-cell>
          <table:table-cell office:value-type="float" office:value="0.657811396769499" calcext:value-type="float">
            <text:p>0.657811396769499</text:p>
          </table:table-cell>
          <table:table-cell office:value-type="float" office:value="0.342188603230501" calcext:value-type="float">
            <text:p>0.342188603230501</text:p>
          </table:table-cell>
          <table:table-cell office:value-type="float" office:value="0.547746086132546" calcext:value-type="float">
            <text:p>0.547746086132546</text:p>
          </table:table-cell>
          <table:table-cell office:value-type="float" office:value="0.452253913867454" calcext:value-type="float">
            <text:p>0.452253913867454</text:p>
          </table:table-cell>
          <table:table-cell office:value-type="float" office:value="0.525657629801471" calcext:value-type="float">
            <text:p>0.525657629801471</text:p>
          </table:table-cell>
          <table:table-cell office:value-type="float" office:value="0.474342370198529" calcext:value-type="float">
            <text:p>0.474342370198529</text:p>
          </table:table-cell>
          <table:table-cell office:value-type="float" office:value="0.438770469521408" calcext:value-type="float">
            <text:p>0.438770469521408</text:p>
          </table:table-cell>
          <table:table-cell office:value-type="float" office:value="0.561229530478592" calcext:value-type="float">
            <text:p>0.561229530478592</text:p>
          </table:table-cell>
          <table:table-cell office:value-type="float" office:value="0.717437316640444" calcext:value-type="float">
            <text:p>0.717437316640444</text:p>
          </table:table-cell>
          <table:table-cell office:value-type="float" office:value="0.282562683359556" calcext:value-type="float">
            <text:p>0.282562683359556</text:p>
          </table:table-cell>
          <table:table-cell table:formula="of:=AVERAGE([.C206];[.E206];[.G206];[.I206];[.K206];[.M206];[.O206];[.Q206];[.S206];[.U206])" office:value-type="float" office:value="0.602023829229036" calcext:value-type="float">
            <text:p>0.602023829229036</text:p>
          </table:table-cell>
          <table:table-cell table:formula="of:=AVERAGE([.D206];[.F206];[.H206];[.J206];[.L206];[.N206];[.P206];[.R206];[.T206];[.V206])" office:value-type="float" office:value="0.397976170770964" calcext:value-type="float">
            <text:p>0.39797617077096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office:value-type="float" office:value="0.998348703752236" calcext:value-type="float">
            <text:p>0.998348703752236</text:p>
          </table:table-cell>
          <table:table-cell office:value-type="float" office:value="0.00165129624776416" calcext:value-type="float">
            <text:p>0.001651296247764</text:p>
          </table:table-cell>
          <table:table-cell office:value-type="float" office:value="0.999261500019088" calcext:value-type="float">
            <text:p>0.999261500019088</text:p>
          </table:table-cell>
          <table:table-cell office:value-type="float" office:value="0.000738499980911585" calcext:value-type="float">
            <text:p>0.000738499980912</text:p>
          </table:table-cell>
          <table:table-cell office:value-type="float" office:value="0.998125687931906" calcext:value-type="float">
            <text:p>0.998125687931906</text:p>
          </table:table-cell>
          <table:table-cell office:value-type="float" office:value="0.00187431206809416" calcext:value-type="float">
            <text:p>0.001874312068094</text:p>
          </table:table-cell>
          <table:table-cell office:value-type="float" office:value="0.997221609384509" calcext:value-type="float">
            <text:p>0.997221609384509</text:p>
          </table:table-cell>
          <table:table-cell office:value-type="float" office:value="0.00277839061549115" calcext:value-type="float">
            <text:p>0.002778390615491</text:p>
          </table:table-cell>
          <table:table-cell office:value-type="float" office:value="0.999434659615137" calcext:value-type="float">
            <text:p>0.999434659615137</text:p>
          </table:table-cell>
          <table:table-cell office:value-type="float" office:value="0.000565340384863321" calcext:value-type="float">
            <text:p>0.000565340384863</text:p>
          </table:table-cell>
          <table:table-cell office:value-type="float" office:value="0.998410563128644" calcext:value-type="float">
            <text:p>0.998410563128644</text:p>
          </table:table-cell>
          <table:table-cell office:value-type="float" office:value="0.00158943687135649" calcext:value-type="float">
            <text:p>0.001589436871356</text:p>
          </table:table-cell>
          <table:table-cell office:value-type="float" office:value="0.999030670261482" calcext:value-type="float">
            <text:p>0.999030670261482</text:p>
          </table:table-cell>
          <table:table-cell office:value-type="float" office:value="0.000969329738517999" calcext:value-type="float">
            <text:p>0.000969329738518</text:p>
          </table:table-cell>
          <table:table-cell office:value-type="float" office:value="0.998904463147857" calcext:value-type="float">
            <text:p>0.998904463147857</text:p>
          </table:table-cell>
          <table:table-cell office:value-type="float" office:value="0.00109553685214326" calcext:value-type="float">
            <text:p>0.001095536852143</text:p>
          </table:table-cell>
          <table:table-cell office:value-type="float" office:value="0.997223204365446" calcext:value-type="float">
            <text:p>0.997223204365446</text:p>
          </table:table-cell>
          <table:table-cell office:value-type="float" office:value="0.00277679563455434" calcext:value-type="float">
            <text:p>0.002776795634554</text:p>
          </table:table-cell>
          <table:table-cell office:value-type="float" office:value="0.998176165473831" calcext:value-type="float">
            <text:p>0.998176165473831</text:p>
          </table:table-cell>
          <table:table-cell office:value-type="float" office:value="0.00182383452616879" calcext:value-type="float">
            <text:p>0.001823834526169</text:p>
          </table:table-cell>
          <table:table-cell table:formula="of:=AVERAGE([.C207];[.E207];[.G207];[.I207];[.K207];[.M207];[.O207];[.Q207];[.S207];[.U207])" office:value-type="float" office:value="0.998413722708014" calcext:value-type="float">
            <text:p>0.998413722708014</text:p>
          </table:table-cell>
          <table:table-cell table:formula="of:=AVERAGE([.D207];[.F207];[.H207];[.J207];[.L207];[.N207];[.P207];[.R207];[.T207];[.V207])" office:value-type="float" office:value="0.00158627729198653" calcext:value-type="float">
            <text:p>0.00158627729198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0.991403590871603" calcext:value-type="float">
            <text:p>0.991403590871603</text:p>
          </table:table-cell>
          <table:table-cell office:value-type="float" office:value="0.00859640912839711" calcext:value-type="float">
            <text:p>0.008596409128397</text:p>
          </table:table-cell>
          <table:table-cell office:value-type="float" office:value="0.995772506024256" calcext:value-type="float">
            <text:p>0.995772506024256</text:p>
          </table:table-cell>
          <table:table-cell office:value-type="float" office:value="0.00422749397574374" calcext:value-type="float">
            <text:p>0.004227493975744</text:p>
          </table:table-cell>
          <table:table-cell office:value-type="float" office:value="0.982316857276481" calcext:value-type="float">
            <text:p>0.982316857276481</text:p>
          </table:table-cell>
          <table:table-cell office:value-type="float" office:value="0.0176831427235184" calcext:value-type="float">
            <text:p>0.017683142723518</text:p>
          </table:table-cell>
          <table:table-cell office:value-type="float" office:value="0.990181077937589" calcext:value-type="float">
            <text:p>0.990181077937589</text:p>
          </table:table-cell>
          <table:table-cell office:value-type="float" office:value="0.00981892206241136" calcext:value-type="float">
            <text:p>0.009818922062411</text:p>
          </table:table-cell>
          <table:table-cell office:value-type="float" office:value="0.993038657842877" calcext:value-type="float">
            <text:p>0.993038657842877</text:p>
          </table:table-cell>
          <table:table-cell office:value-type="float" office:value="0.00696134215712283" calcext:value-type="float">
            <text:p>0.006961342157123</text:p>
          </table:table-cell>
          <table:table-cell office:value-type="float" office:value="0.990533200210344" calcext:value-type="float">
            <text:p>0.990533200210344</text:p>
          </table:table-cell>
          <table:table-cell office:value-type="float" office:value="0.00946679978965551" calcext:value-type="float">
            <text:p>0.009466799789656</text:p>
          </table:table-cell>
          <table:table-cell office:value-type="float" office:value="0.990550927331254" calcext:value-type="float">
            <text:p>0.990550927331254</text:p>
          </table:table-cell>
          <table:table-cell office:value-type="float" office:value="0.00944907266874558" calcext:value-type="float">
            <text:p>0.009449072668746</text:p>
          </table:table-cell>
          <table:table-cell office:value-type="float" office:value="0.986960461647296" calcext:value-type="float">
            <text:p>0.986960461647296</text:p>
          </table:table-cell>
          <table:table-cell office:value-type="float" office:value="0.0130395383527046" calcext:value-type="float">
            <text:p>0.013039538352705</text:p>
          </table:table-cell>
          <table:table-cell office:value-type="float" office:value="0.982892616524871" calcext:value-type="float">
            <text:p>0.982892616524871</text:p>
          </table:table-cell>
          <table:table-cell office:value-type="float" office:value="0.0171073834751288" calcext:value-type="float">
            <text:p>0.017107383475129</text:p>
          </table:table-cell>
          <table:table-cell office:value-type="float" office:value="0.989543745979336" calcext:value-type="float">
            <text:p>0.989543745979336</text:p>
          </table:table-cell>
          <table:table-cell office:value-type="float" office:value="0.0104562540206635" calcext:value-type="float">
            <text:p>0.010456254020664</text:p>
          </table:table-cell>
          <table:table-cell table:formula="of:=AVERAGE([.C208];[.E208];[.G208];[.I208];[.K208];[.M208];[.O208];[.Q208];[.S208];[.U208])" office:value-type="float" office:value="0.989319364164591" calcext:value-type="float">
            <text:p>0.989319364164591</text:p>
          </table:table-cell>
          <table:table-cell table:formula="of:=AVERAGE([.D208];[.F208];[.H208];[.J208];[.L208];[.N208];[.P208];[.R208];[.T208];[.V208])" office:value-type="float" office:value="0.0106806358354091" calcext:value-type="float">
            <text:p>0.01068063583540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0.516330076245032" calcext:value-type="float">
            <text:p>0.516330076245032</text:p>
          </table:table-cell>
          <table:table-cell office:value-type="float" office:value="0.483669923754968" calcext:value-type="float">
            <text:p>0.483669923754968</text:p>
          </table:table-cell>
          <table:table-cell office:value-type="float" office:value="0.263093888973652" calcext:value-type="float">
            <text:p>0.263093888973652</text:p>
          </table:table-cell>
          <table:table-cell office:value-type="float" office:value="0.736906111026348" calcext:value-type="float">
            <text:p>0.736906111026348</text:p>
          </table:table-cell>
          <table:table-cell office:value-type="float" office:value="0.472923396123058" calcext:value-type="float">
            <text:p>0.472923396123058</text:p>
          </table:table-cell>
          <table:table-cell office:value-type="float" office:value="0.527076603876942" calcext:value-type="float">
            <text:p>0.527076603876942</text:p>
          </table:table-cell>
          <table:table-cell office:value-type="float" office:value="0.368722194709762" calcext:value-type="float">
            <text:p>0.368722194709762</text:p>
          </table:table-cell>
          <table:table-cell office:value-type="float" office:value="0.631277805290238" calcext:value-type="float">
            <text:p>0.631277805290238</text:p>
          </table:table-cell>
          <table:table-cell office:value-type="float" office:value="0.388379043458203" calcext:value-type="float">
            <text:p>0.388379043458203</text:p>
          </table:table-cell>
          <table:table-cell office:value-type="float" office:value="0.611620956541797" calcext:value-type="float">
            <text:p>0.611620956541797</text:p>
          </table:table-cell>
          <table:table-cell office:value-type="float" office:value="0.498851301993205" calcext:value-type="float">
            <text:p>0.498851301993205</text:p>
          </table:table-cell>
          <table:table-cell office:value-type="float" office:value="0.501148698006795" calcext:value-type="float">
            <text:p>0.501148698006795</text:p>
          </table:table-cell>
          <table:table-cell office:value-type="float" office:value="0.418384900203012" calcext:value-type="float">
            <text:p>0.418384900203012</text:p>
          </table:table-cell>
          <table:table-cell office:value-type="float" office:value="0.581615099796988" calcext:value-type="float">
            <text:p>0.581615099796988</text:p>
          </table:table-cell>
          <table:table-cell office:value-type="float" office:value="0.415926926614294" calcext:value-type="float">
            <text:p>0.415926926614294</text:p>
          </table:table-cell>
          <table:table-cell office:value-type="float" office:value="0.584073073385706" calcext:value-type="float">
            <text:p>0.584073073385706</text:p>
          </table:table-cell>
          <table:table-cell office:value-type="float" office:value="0.48557639155986" calcext:value-type="float">
            <text:p>0.48557639155986</text:p>
          </table:table-cell>
          <table:table-cell office:value-type="float" office:value="0.51442360844014" calcext:value-type="float">
            <text:p>0.51442360844014</text:p>
          </table:table-cell>
          <table:table-cell office:value-type="float" office:value="0.386243803366314" calcext:value-type="float">
            <text:p>0.386243803366314</text:p>
          </table:table-cell>
          <table:table-cell office:value-type="float" office:value="0.613756196633685" calcext:value-type="float">
            <text:p>0.613756196633685</text:p>
          </table:table-cell>
          <table:table-cell table:formula="of:=AVERAGE([.C209];[.E209];[.G209];[.I209];[.K209];[.M209];[.O209];[.Q209];[.S209];[.U209])" office:value-type="float" office:value="0.421443192324639" calcext:value-type="float">
            <text:p>0.421443192324639</text:p>
          </table:table-cell>
          <table:table-cell table:formula="of:=AVERAGE([.D209];[.F209];[.H209];[.J209];[.L209];[.N209];[.P209];[.R209];[.T209];[.V209])" office:value-type="float" office:value="0.578556807675361" calcext:value-type="float">
            <text:p>0.57855680767536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0.963140062510332" calcext:value-type="float">
            <text:p>0.963140062510332</text:p>
          </table:table-cell>
          <table:table-cell office:value-type="float" office:value="0.0368599374896684" calcext:value-type="float">
            <text:p>0.036859937489668</text:p>
          </table:table-cell>
          <table:table-cell office:value-type="float" office:value="0.985374390105426" calcext:value-type="float">
            <text:p>0.985374390105426</text:p>
          </table:table-cell>
          <table:table-cell office:value-type="float" office:value="0.0146256098945745" calcext:value-type="float">
            <text:p>0.014625609894575</text:p>
          </table:table-cell>
          <table:table-cell office:value-type="float" office:value="0.980885164232807" calcext:value-type="float">
            <text:p>0.980885164232807</text:p>
          </table:table-cell>
          <table:table-cell office:value-type="float" office:value="0.019114835767193" calcext:value-type="float">
            <text:p>0.019114835767193</text:p>
          </table:table-cell>
          <table:table-cell office:value-type="float" office:value="0.979890879484012" calcext:value-type="float">
            <text:p>0.979890879484012</text:p>
          </table:table-cell>
          <table:table-cell office:value-type="float" office:value="0.0201091205159883" calcext:value-type="float">
            <text:p>0.020109120515988</text:p>
          </table:table-cell>
          <table:table-cell office:value-type="float" office:value="0.979882053421679" calcext:value-type="float">
            <text:p>0.979882053421679</text:p>
          </table:table-cell>
          <table:table-cell office:value-type="float" office:value="0.0201179465783208" calcext:value-type="float">
            <text:p>0.020117946578321</text:p>
          </table:table-cell>
          <table:table-cell office:value-type="float" office:value="0.985341230313433" calcext:value-type="float">
            <text:p>0.985341230313433</text:p>
          </table:table-cell>
          <table:table-cell office:value-type="float" office:value="0.0146587696865671" calcext:value-type="float">
            <text:p>0.014658769686567</text:p>
          </table:table-cell>
          <table:table-cell office:value-type="float" office:value="0.984336700026431" calcext:value-type="float">
            <text:p>0.984336700026431</text:p>
          </table:table-cell>
          <table:table-cell office:value-type="float" office:value="0.0156632999735692" calcext:value-type="float">
            <text:p>0.015663299973569</text:p>
          </table:table-cell>
          <table:table-cell office:value-type="float" office:value="0.978662271452012" calcext:value-type="float">
            <text:p>0.978662271452012</text:p>
          </table:table-cell>
          <table:table-cell office:value-type="float" office:value="0.0213377285479876" calcext:value-type="float">
            <text:p>0.021337728547988</text:p>
          </table:table-cell>
          <table:table-cell office:value-type="float" office:value="0.983419260671457" calcext:value-type="float">
            <text:p>0.983419260671457</text:p>
          </table:table-cell>
          <table:table-cell office:value-type="float" office:value="0.016580739328543" calcext:value-type="float">
            <text:p>0.016580739328543</text:p>
          </table:table-cell>
          <table:table-cell office:value-type="float" office:value="0.974863938920918" calcext:value-type="float">
            <text:p>0.974863938920918</text:p>
          </table:table-cell>
          <table:table-cell office:value-type="float" office:value="0.0251360610790818" calcext:value-type="float">
            <text:p>0.025136061079082</text:p>
          </table:table-cell>
          <table:table-cell table:formula="of:=AVERAGE([.C210];[.E210];[.G210];[.I210];[.K210];[.M210];[.O210];[.Q210];[.S210];[.U210])" office:value-type="float" office:value="0.979579595113851" calcext:value-type="float">
            <text:p>0.979579595113851</text:p>
          </table:table-cell>
          <table:table-cell table:formula="of:=AVERAGE([.D210];[.F210];[.H210];[.J210];[.L210];[.N210];[.P210];[.R210];[.T210];[.V210])" office:value-type="float" office:value="0.0204204048861494" calcext:value-type="float">
            <text:p>0.02042040488614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0.992382903029356" calcext:value-type="float">
            <text:p>0.992382903029356</text:p>
          </table:table-cell>
          <table:table-cell office:value-type="float" office:value="0.00761709697064444" calcext:value-type="float">
            <text:p>0.007617096970644</text:p>
          </table:table-cell>
          <table:table-cell office:value-type="float" office:value="0.987399428677426" calcext:value-type="float">
            <text:p>0.987399428677426</text:p>
          </table:table-cell>
          <table:table-cell office:value-type="float" office:value="0.012600571322574" calcext:value-type="float">
            <text:p>0.012600571322574</text:p>
          </table:table-cell>
          <table:table-cell office:value-type="float" office:value="0.980394864498849" calcext:value-type="float">
            <text:p>0.980394864498849</text:p>
          </table:table-cell>
          <table:table-cell office:value-type="float" office:value="0.019605135501151" calcext:value-type="float">
            <text:p>0.019605135501151</text:p>
          </table:table-cell>
          <table:table-cell office:value-type="float" office:value="0.98867219772931" calcext:value-type="float">
            <text:p>0.98867219772931</text:p>
          </table:table-cell>
          <table:table-cell office:value-type="float" office:value="0.0113278022706901" calcext:value-type="float">
            <text:p>0.01132780227069</text:p>
          </table:table-cell>
          <table:table-cell office:value-type="float" office:value="0.98566323927652" calcext:value-type="float">
            <text:p>0.98566323927652</text:p>
          </table:table-cell>
          <table:table-cell office:value-type="float" office:value="0.0143367607234801" calcext:value-type="float">
            <text:p>0.01433676072348</text:p>
          </table:table-cell>
          <table:table-cell office:value-type="float" office:value="0.994669636973211" calcext:value-type="float">
            <text:p>0.994669636973211</text:p>
          </table:table-cell>
          <table:table-cell office:value-type="float" office:value="0.00533036302678925" calcext:value-type="float">
            <text:p>0.005330363026789</text:p>
          </table:table-cell>
          <table:table-cell office:value-type="float" office:value="0.968310219756974" calcext:value-type="float">
            <text:p>0.968310219756974</text:p>
          </table:table-cell>
          <table:table-cell office:value-type="float" office:value="0.0316897802430264" calcext:value-type="float">
            <text:p>0.031689780243026</text:p>
          </table:table-cell>
          <table:table-cell office:value-type="float" office:value="0.995510232348988" calcext:value-type="float">
            <text:p>0.995510232348988</text:p>
          </table:table-cell>
          <table:table-cell office:value-type="float" office:value="0.00448976765101192" calcext:value-type="float">
            <text:p>0.004489767651012</text:p>
          </table:table-cell>
          <table:table-cell office:value-type="float" office:value="0.980189936318365" calcext:value-type="float">
            <text:p>0.980189936318365</text:p>
          </table:table-cell>
          <table:table-cell office:value-type="float" office:value="0.0198100636816352" calcext:value-type="float">
            <text:p>0.019810063681635</text:p>
          </table:table-cell>
          <table:table-cell office:value-type="float" office:value="0.995841251538491" calcext:value-type="float">
            <text:p>0.995841251538491</text:p>
          </table:table-cell>
          <table:table-cell office:value-type="float" office:value="0.00415874846150945" calcext:value-type="float">
            <text:p>0.004158748461509</text:p>
          </table:table-cell>
          <table:table-cell table:formula="of:=AVERAGE([.C211];[.E211];[.G211];[.I211];[.K211];[.M211];[.O211];[.Q211];[.S211];[.U211])" office:value-type="float" office:value="0.986903391014749" calcext:value-type="float">
            <text:p>0.986903391014749</text:p>
          </table:table-cell>
          <table:table-cell table:formula="of:=AVERAGE([.D211];[.F211];[.H211];[.J211];[.L211];[.N211];[.P211];[.R211];[.T211];[.V211])" office:value-type="float" office:value="0.0130966089852512" calcext:value-type="float">
            <text:p>0.01309660898525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0.99918615524586" calcext:value-type="float">
            <text:p>0.99918615524586</text:p>
          </table:table-cell>
          <table:table-cell office:value-type="float" office:value="0.000813844754139715" calcext:value-type="float">
            <text:p>0.00081384475414</text:p>
          </table:table-cell>
          <table:table-cell office:value-type="float" office:value="0.999715305317716" calcext:value-type="float">
            <text:p>0.999715305317716</text:p>
          </table:table-cell>
          <table:table-cell office:value-type="float" office:value="0.000284694682283503" calcext:value-type="float">
            <text:p>0.000284694682284</text:p>
          </table:table-cell>
          <table:table-cell office:value-type="float" office:value="0.998349224795279" calcext:value-type="float">
            <text:p>0.998349224795279</text:p>
          </table:table-cell>
          <table:table-cell office:value-type="float" office:value="0.00165077520472066" calcext:value-type="float">
            <text:p>0.001650775204721</text:p>
          </table:table-cell>
          <table:table-cell office:value-type="float" office:value="0.999006908939664" calcext:value-type="float">
            <text:p>0.999006908939664</text:p>
          </table:table-cell>
          <table:table-cell office:value-type="float" office:value="0.000993091060336383" calcext:value-type="float">
            <text:p>0.000993091060336</text:p>
          </table:table-cell>
          <table:table-cell office:value-type="float" office:value="0.99943180609487" calcext:value-type="float">
            <text:p>0.99943180609487</text:p>
          </table:table-cell>
          <table:table-cell office:value-type="float" office:value="0.000568193905129709" calcext:value-type="float">
            <text:p>0.00056819390513</text:p>
          </table:table-cell>
          <table:table-cell office:value-type="float" office:value="0.998463840245428" calcext:value-type="float">
            <text:p>0.998463840245428</text:p>
          </table:table-cell>
          <table:table-cell office:value-type="float" office:value="0.0015361597545719" calcext:value-type="float">
            <text:p>0.001536159754572</text:p>
          </table:table-cell>
          <table:table-cell office:value-type="float" office:value="0.999396350747747" calcext:value-type="float">
            <text:p>0.999396350747747</text:p>
          </table:table-cell>
          <table:table-cell office:value-type="float" office:value="0.000603649252253294" calcext:value-type="float">
            <text:p>0.000603649252253</text:p>
          </table:table-cell>
          <table:table-cell office:value-type="float" office:value="0.999086437581216" calcext:value-type="float">
            <text:p>0.999086437581216</text:p>
          </table:table-cell>
          <table:table-cell office:value-type="float" office:value="0.000913562418783602" calcext:value-type="float">
            <text:p>0.000913562418784</text:p>
          </table:table-cell>
          <table:table-cell office:value-type="float" office:value="0.998009749208914" calcext:value-type="float">
            <text:p>0.998009749208914</text:p>
          </table:table-cell>
          <table:table-cell office:value-type="float" office:value="0.00199025079108627" calcext:value-type="float">
            <text:p>0.001990250791086</text:p>
          </table:table-cell>
          <table:table-cell office:value-type="float" office:value="0.999033457289542" calcext:value-type="float">
            <text:p>0.999033457289542</text:p>
          </table:table-cell>
          <table:table-cell office:value-type="float" office:value="0.000966542710458189" calcext:value-type="float">
            <text:p>0.000966542710458</text:p>
          </table:table-cell>
          <table:table-cell table:formula="of:=AVERAGE([.C212];[.E212];[.G212];[.I212];[.K212];[.M212];[.O212];[.Q212];[.S212];[.U212])" office:value-type="float" office:value="0.998967923546624" calcext:value-type="float">
            <text:p>0.998967923546624</text:p>
          </table:table-cell>
          <table:table-cell table:formula="of:=AVERAGE([.D212];[.F212];[.H212];[.J212];[.L212];[.N212];[.P212];[.R212];[.T212];[.V212])" office:value-type="float" office:value="0.00103207645337632" calcext:value-type="float">
            <text:p>0.00103207645337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0.894854421359786" calcext:value-type="float">
            <text:p>0.894854421359786</text:p>
          </table:table-cell>
          <table:table-cell office:value-type="float" office:value="0.105145578640214" calcext:value-type="float">
            <text:p>0.105145578640214</text:p>
          </table:table-cell>
          <table:table-cell office:value-type="float" office:value="0.944776024311164" calcext:value-type="float">
            <text:p>0.944776024311164</text:p>
          </table:table-cell>
          <table:table-cell office:value-type="float" office:value="0.0552239756888362" calcext:value-type="float">
            <text:p>0.055223975688836</text:p>
          </table:table-cell>
          <table:table-cell office:value-type="float" office:value="0.784683411132372" calcext:value-type="float">
            <text:p>0.784683411132372</text:p>
          </table:table-cell>
          <table:table-cell office:value-type="float" office:value="0.215316588867628" calcext:value-type="float">
            <text:p>0.215316588867628</text:p>
          </table:table-cell>
          <table:table-cell office:value-type="float" office:value="0.862808287590181" calcext:value-type="float">
            <text:p>0.862808287590181</text:p>
          </table:table-cell>
          <table:table-cell office:value-type="float" office:value="0.137191712409819" calcext:value-type="float">
            <text:p>0.137191712409819</text:p>
          </table:table-cell>
          <table:table-cell office:value-type="float" office:value="0.891071583386873" calcext:value-type="float">
            <text:p>0.891071583386873</text:p>
          </table:table-cell>
          <table:table-cell office:value-type="float" office:value="0.108928416613127" calcext:value-type="float">
            <text:p>0.108928416613127</text:p>
          </table:table-cell>
          <table:table-cell office:value-type="float" office:value="0.835309206584848" calcext:value-type="float">
            <text:p>0.835309206584848</text:p>
          </table:table-cell>
          <table:table-cell office:value-type="float" office:value="0.164690793415152" calcext:value-type="float">
            <text:p>0.164690793415152</text:p>
          </table:table-cell>
          <table:table-cell office:value-type="float" office:value="0.907718689248972" calcext:value-type="float">
            <text:p>0.907718689248972</text:p>
          </table:table-cell>
          <table:table-cell office:value-type="float" office:value="0.0922813107510285" calcext:value-type="float">
            <text:p>0.092281310751029</text:p>
          </table:table-cell>
          <table:table-cell office:value-type="float" office:value="0.729953273915592" calcext:value-type="float">
            <text:p>0.729953273915592</text:p>
          </table:table-cell>
          <table:table-cell office:value-type="float" office:value="0.270046726084408" calcext:value-type="float">
            <text:p>0.270046726084408</text:p>
          </table:table-cell>
          <table:table-cell office:value-type="float" office:value="0.803724781823658" calcext:value-type="float">
            <text:p>0.803724781823658</text:p>
          </table:table-cell>
          <table:table-cell office:value-type="float" office:value="0.196275218176342" calcext:value-type="float">
            <text:p>0.196275218176342</text:p>
          </table:table-cell>
          <table:table-cell office:value-type="float" office:value="0.846580254050167" calcext:value-type="float">
            <text:p>0.846580254050167</text:p>
          </table:table-cell>
          <table:table-cell office:value-type="float" office:value="0.153419745949833" calcext:value-type="float">
            <text:p>0.153419745949833</text:p>
          </table:table-cell>
          <table:table-cell table:formula="of:=AVERAGE([.C213];[.E213];[.G213];[.I213];[.K213];[.M213];[.O213];[.Q213];[.S213];[.U213])" office:value-type="float" office:value="0.850147993340361" calcext:value-type="float">
            <text:p>0.850147993340361</text:p>
          </table:table-cell>
          <table:table-cell table:formula="of:=AVERAGE([.D213];[.F213];[.H213];[.J213];[.L213];[.N213];[.P213];[.R213];[.T213];[.V213])" office:value-type="float" office:value="0.149852006659639" calcext:value-type="float">
            <text:p>0.14985200665963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0.995157746473564" calcext:value-type="float">
            <text:p>0.995157746473564</text:p>
          </table:table-cell>
          <table:table-cell office:value-type="float" office:value="0.00484225352643565" calcext:value-type="float">
            <text:p>0.004842253526436</text:p>
          </table:table-cell>
          <table:table-cell office:value-type="float" office:value="0.997064671127134" calcext:value-type="float">
            <text:p>0.997064671127134</text:p>
          </table:table-cell>
          <table:table-cell office:value-type="float" office:value="0.00293532887286565" calcext:value-type="float">
            <text:p>0.002935328872866</text:p>
          </table:table-cell>
          <table:table-cell office:value-type="float" office:value="0.990197530644696" calcext:value-type="float">
            <text:p>0.990197530644696</text:p>
          </table:table-cell>
          <table:table-cell office:value-type="float" office:value="0.00980246935530441" calcext:value-type="float">
            <text:p>0.009802469355304</text:p>
          </table:table-cell>
          <table:table-cell office:value-type="float" office:value="0.99007081401506" calcext:value-type="float">
            <text:p>0.99007081401506</text:p>
          </table:table-cell>
          <table:table-cell office:value-type="float" office:value="0.00992918598493978" calcext:value-type="float">
            <text:p>0.00992918598494</text:p>
          </table:table-cell>
          <table:table-cell office:value-type="float" office:value="0.996455885459945" calcext:value-type="float">
            <text:p>0.996455885459945</text:p>
          </table:table-cell>
          <table:table-cell office:value-type="float" office:value="0.00354411454005446" calcext:value-type="float">
            <text:p>0.003544114540054</text:p>
          </table:table-cell>
          <table:table-cell office:value-type="float" office:value="0.989259802316392" calcext:value-type="float">
            <text:p>0.989259802316392</text:p>
          </table:table-cell>
          <table:table-cell office:value-type="float" office:value="0.0107401976836084" calcext:value-type="float">
            <text:p>0.010740197683608</text:p>
          </table:table-cell>
          <table:table-cell office:value-type="float" office:value="0.991122894537593" calcext:value-type="float">
            <text:p>0.991122894537593</text:p>
          </table:table-cell>
          <table:table-cell office:value-type="float" office:value="0.00887710546240705" calcext:value-type="float">
            <text:p>0.008877105462407</text:p>
          </table:table-cell>
          <table:table-cell office:value-type="float" office:value="0.991961658663966" calcext:value-type="float">
            <text:p>0.991961658663966</text:p>
          </table:table-cell>
          <table:table-cell office:value-type="float" office:value="0.00803834133603359" calcext:value-type="float">
            <text:p>0.008038341336034</text:p>
          </table:table-cell>
          <table:table-cell office:value-type="float" office:value="0.985277884843022" calcext:value-type="float">
            <text:p>0.985277884843022</text:p>
          </table:table-cell>
          <table:table-cell office:value-type="float" office:value="0.0147221151569785" calcext:value-type="float">
            <text:p>0.014722115156979</text:p>
          </table:table-cell>
          <table:table-cell office:value-type="float" office:value="0.986582305516488" calcext:value-type="float">
            <text:p>0.986582305516488</text:p>
          </table:table-cell>
          <table:table-cell office:value-type="float" office:value="0.0134176944835122" calcext:value-type="float">
            <text:p>0.013417694483512</text:p>
          </table:table-cell>
          <table:table-cell table:formula="of:=AVERAGE([.C214];[.E214];[.G214];[.I214];[.K214];[.M214];[.O214];[.Q214];[.S214];[.U214])" office:value-type="float" office:value="0.991315119359786" calcext:value-type="float">
            <text:p>0.991315119359786</text:p>
          </table:table-cell>
          <table:table-cell table:formula="of:=AVERAGE([.D214];[.F214];[.H214];[.J214];[.L214];[.N214];[.P214];[.R214];[.T214];[.V214])" office:value-type="float" office:value="0.00868488064021397" calcext:value-type="float">
            <text:p>0.00868488064021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0.646720517989824" calcext:value-type="float">
            <text:p>0.646720517989824</text:p>
          </table:table-cell>
          <table:table-cell office:value-type="float" office:value="0.353279482010176" calcext:value-type="float">
            <text:p>0.353279482010176</text:p>
          </table:table-cell>
          <table:table-cell office:value-type="float" office:value="0.745094147888975" calcext:value-type="float">
            <text:p>0.745094147888975</text:p>
          </table:table-cell>
          <table:table-cell office:value-type="float" office:value="0.254905852111025" calcext:value-type="float">
            <text:p>0.254905852111025</text:p>
          </table:table-cell>
          <table:table-cell office:value-type="float" office:value="0.577470252806699" calcext:value-type="float">
            <text:p>0.577470252806699</text:p>
          </table:table-cell>
          <table:table-cell office:value-type="float" office:value="0.422529747193301" calcext:value-type="float">
            <text:p>0.422529747193301</text:p>
          </table:table-cell>
          <table:table-cell office:value-type="float" office:value="0.848461630736547" calcext:value-type="float">
            <text:p>0.848461630736547</text:p>
          </table:table-cell>
          <table:table-cell office:value-type="float" office:value="0.151538369263453" calcext:value-type="float">
            <text:p>0.151538369263453</text:p>
          </table:table-cell>
          <table:table-cell office:value-type="float" office:value="0.554903922485744" calcext:value-type="float">
            <text:p>0.554903922485744</text:p>
          </table:table-cell>
          <table:table-cell office:value-type="float" office:value="0.445096077514256" calcext:value-type="float">
            <text:p>0.445096077514256</text:p>
          </table:table-cell>
          <table:table-cell office:value-type="float" office:value="0.620870786545767" calcext:value-type="float">
            <text:p>0.620870786545767</text:p>
          </table:table-cell>
          <table:table-cell office:value-type="float" office:value="0.379129213454233" calcext:value-type="float">
            <text:p>0.379129213454233</text:p>
          </table:table-cell>
          <table:table-cell office:value-type="float" office:value="0.672466109667014" calcext:value-type="float">
            <text:p>0.672466109667014</text:p>
          </table:table-cell>
          <table:table-cell office:value-type="float" office:value="0.327533890332986" calcext:value-type="float">
            <text:p>0.327533890332986</text:p>
          </table:table-cell>
          <table:table-cell office:value-type="float" office:value="0.614797682228804" calcext:value-type="float">
            <text:p>0.614797682228804</text:p>
          </table:table-cell>
          <table:table-cell office:value-type="float" office:value="0.385202317771195" calcext:value-type="float">
            <text:p>0.385202317771195</text:p>
          </table:table-cell>
          <table:table-cell office:value-type="float" office:value="0.65772234757358" calcext:value-type="float">
            <text:p>0.65772234757358</text:p>
          </table:table-cell>
          <table:table-cell office:value-type="float" office:value="0.34227765242642" calcext:value-type="float">
            <text:p>0.34227765242642</text:p>
          </table:table-cell>
          <table:table-cell office:value-type="float" office:value="0.649149813299452" calcext:value-type="float">
            <text:p>0.649149813299452</text:p>
          </table:table-cell>
          <table:table-cell office:value-type="float" office:value="0.350850186700548" calcext:value-type="float">
            <text:p>0.350850186700548</text:p>
          </table:table-cell>
          <table:table-cell table:formula="of:=AVERAGE([.C215];[.E215];[.G215];[.I215];[.K215];[.M215];[.O215];[.Q215];[.S215];[.U215])" office:value-type="float" office:value="0.658765721122241" calcext:value-type="float">
            <text:p>0.658765721122241</text:p>
          </table:table-cell>
          <table:table-cell table:formula="of:=AVERAGE([.D215];[.F215];[.H215];[.J215];[.L215];[.N215];[.P215];[.R215];[.T215];[.V215])" office:value-type="float" office:value="0.341234278877759" calcext:value-type="float">
            <text:p>0.34123427887775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0.491335547159522" calcext:value-type="float">
            <text:p>0.491335547159522</text:p>
          </table:table-cell>
          <table:table-cell office:value-type="float" office:value="0.508664452840478" calcext:value-type="float">
            <text:p>0.508664452840478</text:p>
          </table:table-cell>
          <table:table-cell office:value-type="float" office:value="0.505918068282256" calcext:value-type="float">
            <text:p>0.505918068282256</text:p>
          </table:table-cell>
          <table:table-cell office:value-type="float" office:value="0.494081931717744" calcext:value-type="float">
            <text:p>0.494081931717744</text:p>
          </table:table-cell>
          <table:table-cell office:value-type="float" office:value="0.572954124681846" calcext:value-type="float">
            <text:p>0.572954124681846</text:p>
          </table:table-cell>
          <table:table-cell office:value-type="float" office:value="0.427045875318154" calcext:value-type="float">
            <text:p>0.427045875318154</text:p>
          </table:table-cell>
          <table:table-cell office:value-type="float" office:value="0.557947481458881" calcext:value-type="float">
            <text:p>0.557947481458881</text:p>
          </table:table-cell>
          <table:table-cell office:value-type="float" office:value="0.442052518541119" calcext:value-type="float">
            <text:p>0.442052518541119</text:p>
          </table:table-cell>
          <table:table-cell office:value-type="float" office:value="0.54971977991242" calcext:value-type="float">
            <text:p>0.54971977991242</text:p>
          </table:table-cell>
          <table:table-cell office:value-type="float" office:value="0.45028022008758" calcext:value-type="float">
            <text:p>0.45028022008758</text:p>
          </table:table-cell>
          <table:table-cell office:value-type="float" office:value="0.499556189504952" calcext:value-type="float">
            <text:p>0.499556189504952</text:p>
          </table:table-cell>
          <table:table-cell office:value-type="float" office:value="0.500443810495048" calcext:value-type="float">
            <text:p>0.500443810495048</text:p>
          </table:table-cell>
          <table:table-cell office:value-type="float" office:value="0.5013435317048" calcext:value-type="float">
            <text:p>0.5013435317048</text:p>
          </table:table-cell>
          <table:table-cell office:value-type="float" office:value="0.4986564682952" calcext:value-type="float">
            <text:p>0.4986564682952</text:p>
          </table:table-cell>
          <table:table-cell office:value-type="float" office:value="0.477463097163303" calcext:value-type="float">
            <text:p>0.477463097163303</text:p>
          </table:table-cell>
          <table:table-cell office:value-type="float" office:value="0.522536902836697" calcext:value-type="float">
            <text:p>0.522536902836697</text:p>
          </table:table-cell>
          <table:table-cell office:value-type="float" office:value="0.609271378548946" calcext:value-type="float">
            <text:p>0.609271378548946</text:p>
          </table:table-cell>
          <table:table-cell office:value-type="float" office:value="0.390728621451054" calcext:value-type="float">
            <text:p>0.390728621451054</text:p>
          </table:table-cell>
          <table:table-cell office:value-type="float" office:value="0.591444212074609" calcext:value-type="float">
            <text:p>0.591444212074609</text:p>
          </table:table-cell>
          <table:table-cell office:value-type="float" office:value="0.408555787925391" calcext:value-type="float">
            <text:p>0.408555787925391</text:p>
          </table:table-cell>
          <table:table-cell table:formula="of:=AVERAGE([.C216];[.E216];[.G216];[.I216];[.K216];[.M216];[.O216];[.Q216];[.S216];[.U216])" office:value-type="float" office:value="0.535695341049154" calcext:value-type="float">
            <text:p>0.535695341049154</text:p>
          </table:table-cell>
          <table:table-cell table:formula="of:=AVERAGE([.D216];[.F216];[.H216];[.J216];[.L216];[.N216];[.P216];[.R216];[.T216];[.V216])" office:value-type="float" office:value="0.464304658950847" calcext:value-type="float">
            <text:p>0.464304658950847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0.849325137517627" calcext:value-type="float">
            <text:p>0.849325137517627</text:p>
          </table:table-cell>
          <table:table-cell office:value-type="float" office:value="0.150674862482373" calcext:value-type="float">
            <text:p>0.150674862482373</text:p>
          </table:table-cell>
          <table:table-cell office:value-type="float" office:value="0.793153473057916" calcext:value-type="float">
            <text:p>0.793153473057916</text:p>
          </table:table-cell>
          <table:table-cell office:value-type="float" office:value="0.206846526942084" calcext:value-type="float">
            <text:p>0.206846526942084</text:p>
          </table:table-cell>
          <table:table-cell office:value-type="float" office:value="0.827854889279723" calcext:value-type="float">
            <text:p>0.827854889279723</text:p>
          </table:table-cell>
          <table:table-cell office:value-type="float" office:value="0.172145110720277" calcext:value-type="float">
            <text:p>0.172145110720277</text:p>
          </table:table-cell>
          <table:table-cell office:value-type="float" office:value="0.848119144462489" calcext:value-type="float">
            <text:p>0.848119144462489</text:p>
          </table:table-cell>
          <table:table-cell office:value-type="float" office:value="0.151880855537511" calcext:value-type="float">
            <text:p>0.151880855537511</text:p>
          </table:table-cell>
          <table:table-cell office:value-type="float" office:value="0.724501653101819" calcext:value-type="float">
            <text:p>0.724501653101819</text:p>
          </table:table-cell>
          <table:table-cell office:value-type="float" office:value="0.275498346898181" calcext:value-type="float">
            <text:p>0.275498346898181</text:p>
          </table:table-cell>
          <table:table-cell office:value-type="float" office:value="0.796992231482408" calcext:value-type="float">
            <text:p>0.796992231482408</text:p>
          </table:table-cell>
          <table:table-cell office:value-type="float" office:value="0.203007768517592" calcext:value-type="float">
            <text:p>0.203007768517592</text:p>
          </table:table-cell>
          <table:table-cell office:value-type="float" office:value="0.852235910832238" calcext:value-type="float">
            <text:p>0.852235910832238</text:p>
          </table:table-cell>
          <table:table-cell office:value-type="float" office:value="0.147764089167762" calcext:value-type="float">
            <text:p>0.147764089167762</text:p>
          </table:table-cell>
          <table:table-cell office:value-type="float" office:value="0.723960067131532" calcext:value-type="float">
            <text:p>0.723960067131532</text:p>
          </table:table-cell>
          <table:table-cell office:value-type="float" office:value="0.276039932868468" calcext:value-type="float">
            <text:p>0.276039932868468</text:p>
          </table:table-cell>
          <table:table-cell office:value-type="float" office:value="0.75678697801942" calcext:value-type="float">
            <text:p>0.75678697801942</text:p>
          </table:table-cell>
          <table:table-cell office:value-type="float" office:value="0.24321302198058" calcext:value-type="float">
            <text:p>0.24321302198058</text:p>
          </table:table-cell>
          <table:table-cell office:value-type="float" office:value="0.830933680744227" calcext:value-type="float">
            <text:p>0.830933680744227</text:p>
          </table:table-cell>
          <table:table-cell office:value-type="float" office:value="0.169066319255773" calcext:value-type="float">
            <text:p>0.169066319255773</text:p>
          </table:table-cell>
          <table:table-cell table:formula="of:=AVERAGE([.C217];[.E217];[.G217];[.I217];[.K217];[.M217];[.O217];[.Q217];[.S217];[.U217])" office:value-type="float" office:value="0.80038631656294" calcext:value-type="float">
            <text:p>0.80038631656294</text:p>
          </table:table-cell>
          <table:table-cell table:formula="of:=AVERAGE([.D217];[.F217];[.H217];[.J217];[.L217];[.N217];[.P217];[.R217];[.T217];[.V217])" office:value-type="float" office:value="0.19961368343706" calcext:value-type="float">
            <text:p>0.1996136834370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0.864348185351765" calcext:value-type="float">
            <text:p>0.864348185351765</text:p>
          </table:table-cell>
          <table:table-cell office:value-type="float" office:value="0.135651814648235" calcext:value-type="float">
            <text:p>0.135651814648235</text:p>
          </table:table-cell>
          <table:table-cell office:value-type="float" office:value="0.954790559193397" calcext:value-type="float">
            <text:p>0.954790559193397</text:p>
          </table:table-cell>
          <table:table-cell office:value-type="float" office:value="0.0452094408066032" calcext:value-type="float">
            <text:p>0.045209440806603</text:p>
          </table:table-cell>
          <table:table-cell office:value-type="float" office:value="0.919332104507423" calcext:value-type="float">
            <text:p>0.919332104507423</text:p>
          </table:table-cell>
          <table:table-cell office:value-type="float" office:value="0.0806678954925769" calcext:value-type="float">
            <text:p>0.080667895492577</text:p>
          </table:table-cell>
          <table:table-cell office:value-type="float" office:value="0.885202181383676" calcext:value-type="float">
            <text:p>0.885202181383676</text:p>
          </table:table-cell>
          <table:table-cell office:value-type="float" office:value="0.114797818616324" calcext:value-type="float">
            <text:p>0.114797818616324</text:p>
          </table:table-cell>
          <table:table-cell office:value-type="float" office:value="0.960516842442653" calcext:value-type="float">
            <text:p>0.960516842442653</text:p>
          </table:table-cell>
          <table:table-cell office:value-type="float" office:value="0.0394831575573472" calcext:value-type="float">
            <text:p>0.039483157557347</text:p>
          </table:table-cell>
          <table:table-cell office:value-type="float" office:value="0.903954437319777" calcext:value-type="float">
            <text:p>0.903954437319777</text:p>
          </table:table-cell>
          <table:table-cell office:value-type="float" office:value="0.0960455626802231" calcext:value-type="float">
            <text:p>0.096045562680223</text:p>
          </table:table-cell>
          <table:table-cell office:value-type="float" office:value="0.936609747978924" calcext:value-type="float">
            <text:p>0.936609747978924</text:p>
          </table:table-cell>
          <table:table-cell office:value-type="float" office:value="0.0633902520210765" calcext:value-type="float">
            <text:p>0.063390252021077</text:p>
          </table:table-cell>
          <table:table-cell office:value-type="float" office:value="0.864468387641105" calcext:value-type="float">
            <text:p>0.864468387641105</text:p>
          </table:table-cell>
          <table:table-cell office:value-type="float" office:value="0.135531612358894" calcext:value-type="float">
            <text:p>0.135531612358894</text:p>
          </table:table-cell>
          <table:table-cell office:value-type="float" office:value="0.894706279806026" calcext:value-type="float">
            <text:p>0.894706279806026</text:p>
          </table:table-cell>
          <table:table-cell office:value-type="float" office:value="0.105293720193975" calcext:value-type="float">
            <text:p>0.105293720193975</text:p>
          </table:table-cell>
          <table:table-cell office:value-type="float" office:value="0.90042440746029" calcext:value-type="float">
            <text:p>0.90042440746029</text:p>
          </table:table-cell>
          <table:table-cell office:value-type="float" office:value="0.0995755925397102" calcext:value-type="float">
            <text:p>0.09957559253971</text:p>
          </table:table-cell>
          <table:table-cell table:formula="of:=AVERAGE([.C218];[.E218];[.G218];[.I218];[.K218];[.M218];[.O218];[.Q218];[.S218];[.U218])" office:value-type="float" office:value="0.908435313308504" calcext:value-type="float">
            <text:p>0.908435313308504</text:p>
          </table:table-cell>
          <table:table-cell table:formula="of:=AVERAGE([.D218];[.F218];[.H218];[.J218];[.L218];[.N218];[.P218];[.R218];[.T218];[.V218])" office:value-type="float" office:value="0.0915646866914965" calcext:value-type="float">
            <text:p>0.091564686691497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0.541126742378707" calcext:value-type="float">
            <text:p>0.541126742378707</text:p>
          </table:table-cell>
          <table:table-cell office:value-type="float" office:value="0.458873257621293" calcext:value-type="float">
            <text:p>0.458873257621293</text:p>
          </table:table-cell>
          <table:table-cell office:value-type="float" office:value="0.386297053144526" calcext:value-type="float">
            <text:p>0.386297053144526</text:p>
          </table:table-cell>
          <table:table-cell office:value-type="float" office:value="0.613702946855474" calcext:value-type="float">
            <text:p>0.613702946855474</text:p>
          </table:table-cell>
          <table:table-cell office:value-type="float" office:value="0.435507483518745" calcext:value-type="float">
            <text:p>0.435507483518745</text:p>
          </table:table-cell>
          <table:table-cell office:value-type="float" office:value="0.564492516481255" calcext:value-type="float">
            <text:p>0.564492516481255</text:p>
          </table:table-cell>
          <table:table-cell office:value-type="float" office:value="0.471686432473017" calcext:value-type="float">
            <text:p>0.471686432473017</text:p>
          </table:table-cell>
          <table:table-cell office:value-type="float" office:value="0.528313567526983" calcext:value-type="float">
            <text:p>0.528313567526983</text:p>
          </table:table-cell>
          <table:table-cell office:value-type="float" office:value="0.470187548419169" calcext:value-type="float">
            <text:p>0.470187548419169</text:p>
          </table:table-cell>
          <table:table-cell office:value-type="float" office:value="0.529812451580831" calcext:value-type="float">
            <text:p>0.529812451580831</text:p>
          </table:table-cell>
          <table:table-cell office:value-type="float" office:value="0.439472569165721" calcext:value-type="float">
            <text:p>0.439472569165721</text:p>
          </table:table-cell>
          <table:table-cell office:value-type="float" office:value="0.560527430834279" calcext:value-type="float">
            <text:p>0.560527430834279</text:p>
          </table:table-cell>
          <table:table-cell office:value-type="float" office:value="0.471557684865728" calcext:value-type="float">
            <text:p>0.471557684865728</text:p>
          </table:table-cell>
          <table:table-cell office:value-type="float" office:value="0.528442315134272" calcext:value-type="float">
            <text:p>0.528442315134272</text:p>
          </table:table-cell>
          <table:table-cell office:value-type="float" office:value="0.375682499648146" calcext:value-type="float">
            <text:p>0.375682499648146</text:p>
          </table:table-cell>
          <table:table-cell office:value-type="float" office:value="0.624317500351854" calcext:value-type="float">
            <text:p>0.624317500351854</text:p>
          </table:table-cell>
          <table:table-cell office:value-type="float" office:value="0.386742805118233" calcext:value-type="float">
            <text:p>0.386742805118233</text:p>
          </table:table-cell>
          <table:table-cell office:value-type="float" office:value="0.613257194881767" calcext:value-type="float">
            <text:p>0.613257194881767</text:p>
          </table:table-cell>
          <table:table-cell office:value-type="float" office:value="0.436945792589486" calcext:value-type="float">
            <text:p>0.436945792589486</text:p>
          </table:table-cell>
          <table:table-cell office:value-type="float" office:value="0.563054207410514" calcext:value-type="float">
            <text:p>0.563054207410514</text:p>
          </table:table-cell>
          <table:table-cell table:formula="of:=AVERAGE([.C219];[.E219];[.G219];[.I219];[.K219];[.M219];[.O219];[.Q219];[.S219];[.U219])" office:value-type="float" office:value="0.441520661132148" calcext:value-type="float">
            <text:p>0.441520661132148</text:p>
          </table:table-cell>
          <table:table-cell table:formula="of:=AVERAGE([.D219];[.F219];[.H219];[.J219];[.L219];[.N219];[.P219];[.R219];[.T219];[.V219])" office:value-type="float" office:value="0.558479338867852" calcext:value-type="float">
            <text:p>0.55847933886785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0.610941304742577" calcext:value-type="float">
            <text:p>0.610941304742577</text:p>
          </table:table-cell>
          <table:table-cell office:value-type="float" office:value="0.389058695257423" calcext:value-type="float">
            <text:p>0.389058695257423</text:p>
          </table:table-cell>
          <table:table-cell office:value-type="float" office:value="0.600474048851159" calcext:value-type="float">
            <text:p>0.600474048851159</text:p>
          </table:table-cell>
          <table:table-cell office:value-type="float" office:value="0.399525951148841" calcext:value-type="float">
            <text:p>0.399525951148841</text:p>
          </table:table-cell>
          <table:table-cell office:value-type="float" office:value="0.502627500741321" calcext:value-type="float">
            <text:p>0.502627500741321</text:p>
          </table:table-cell>
          <table:table-cell office:value-type="float" office:value="0.497372499258679" calcext:value-type="float">
            <text:p>0.497372499258679</text:p>
          </table:table-cell>
          <table:table-cell office:value-type="float" office:value="0.631995099459914" calcext:value-type="float">
            <text:p>0.631995099459914</text:p>
          </table:table-cell>
          <table:table-cell office:value-type="float" office:value="0.368004900540086" calcext:value-type="float">
            <text:p>0.368004900540086</text:p>
          </table:table-cell>
          <table:table-cell office:value-type="float" office:value="0.475527575191038" calcext:value-type="float">
            <text:p>0.475527575191038</text:p>
          </table:table-cell>
          <table:table-cell office:value-type="float" office:value="0.524472424808962" calcext:value-type="float">
            <text:p>0.524472424808962</text:p>
          </table:table-cell>
          <table:table-cell office:value-type="float" office:value="0.634805327907756" calcext:value-type="float">
            <text:p>0.634805327907756</text:p>
          </table:table-cell>
          <table:table-cell office:value-type="float" office:value="0.365194672092244" calcext:value-type="float">
            <text:p>0.365194672092244</text:p>
          </table:table-cell>
          <table:table-cell office:value-type="float" office:value="0.599085485812011" calcext:value-type="float">
            <text:p>0.599085485812011</text:p>
          </table:table-cell>
          <table:table-cell office:value-type="float" office:value="0.400914514187989" calcext:value-type="float">
            <text:p>0.400914514187989</text:p>
          </table:table-cell>
          <table:table-cell office:value-type="float" office:value="0.548028044213946" calcext:value-type="float">
            <text:p>0.548028044213946</text:p>
          </table:table-cell>
          <table:table-cell office:value-type="float" office:value="0.451971955786054" calcext:value-type="float">
            <text:p>0.451971955786054</text:p>
          </table:table-cell>
          <table:table-cell office:value-type="float" office:value="0.644841738386949" calcext:value-type="float">
            <text:p>0.644841738386949</text:p>
          </table:table-cell>
          <table:table-cell office:value-type="float" office:value="0.35515826161305" calcext:value-type="float">
            <text:p>0.35515826161305</text:p>
          </table:table-cell>
          <table:table-cell office:value-type="float" office:value="0.519856358122768" calcext:value-type="float">
            <text:p>0.519856358122768</text:p>
          </table:table-cell>
          <table:table-cell office:value-type="float" office:value="0.480143641877232" calcext:value-type="float">
            <text:p>0.480143641877232</text:p>
          </table:table-cell>
          <table:table-cell table:formula="of:=AVERAGE([.C220];[.E220];[.G220];[.I220];[.K220];[.M220];[.O220];[.Q220];[.S220];[.U220])" office:value-type="float" office:value="0.576818248342944" calcext:value-type="float">
            <text:p>0.576818248342944</text:p>
          </table:table-cell>
          <table:table-cell table:formula="of:=AVERAGE([.D220];[.F220];[.H220];[.J220];[.L220];[.N220];[.P220];[.R220];[.T220];[.V220])" office:value-type="float" office:value="0.423181751657056" calcext:value-type="float">
            <text:p>0.42318175165705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0.39827625521352" calcext:value-type="float">
            <text:p>0.39827625521352</text:p>
          </table:table-cell>
          <table:table-cell office:value-type="float" office:value="0.60172374478648" calcext:value-type="float">
            <text:p>0.60172374478648</text:p>
          </table:table-cell>
          <table:table-cell office:value-type="float" office:value="0.246756359697357" calcext:value-type="float">
            <text:p>0.246756359697357</text:p>
          </table:table-cell>
          <table:table-cell office:value-type="float" office:value="0.753243640302643" calcext:value-type="float">
            <text:p>0.753243640302643</text:p>
          </table:table-cell>
          <table:table-cell office:value-type="float" office:value="0.3477174666368" calcext:value-type="float">
            <text:p>0.3477174666368</text:p>
          </table:table-cell>
          <table:table-cell office:value-type="float" office:value="0.6522825333632" calcext:value-type="float">
            <text:p>0.6522825333632</text:p>
          </table:table-cell>
          <table:table-cell office:value-type="float" office:value="0.301962577155845" calcext:value-type="float">
            <text:p>0.301962577155845</text:p>
          </table:table-cell>
          <table:table-cell office:value-type="float" office:value="0.698037422844155" calcext:value-type="float">
            <text:p>0.698037422844155</text:p>
          </table:table-cell>
          <table:table-cell office:value-type="float" office:value="0.259837952080127" calcext:value-type="float">
            <text:p>0.259837952080127</text:p>
          </table:table-cell>
          <table:table-cell office:value-type="float" office:value="0.740162047919873" calcext:value-type="float">
            <text:p>0.740162047919873</text:p>
          </table:table-cell>
          <table:table-cell office:value-type="float" office:value="0.344964373811519" calcext:value-type="float">
            <text:p>0.344964373811519</text:p>
          </table:table-cell>
          <table:table-cell office:value-type="float" office:value="0.65503562618848" calcext:value-type="float">
            <text:p>0.65503562618848</text:p>
          </table:table-cell>
          <table:table-cell office:value-type="float" office:value="0.392797889178597" calcext:value-type="float">
            <text:p>0.392797889178597</text:p>
          </table:table-cell>
          <table:table-cell office:value-type="float" office:value="0.607202110821403" calcext:value-type="float">
            <text:p>0.607202110821403</text:p>
          </table:table-cell>
          <table:table-cell office:value-type="float" office:value="0.385088102962058" calcext:value-type="float">
            <text:p>0.385088102962058</text:p>
          </table:table-cell>
          <table:table-cell office:value-type="float" office:value="0.614911897037942" calcext:value-type="float">
            <text:p>0.614911897037942</text:p>
          </table:table-cell>
          <table:table-cell office:value-type="float" office:value="0.39329666753645" calcext:value-type="float">
            <text:p>0.39329666753645</text:p>
          </table:table-cell>
          <table:table-cell office:value-type="float" office:value="0.60670333246355" calcext:value-type="float">
            <text:p>0.60670333246355</text:p>
          </table:table-cell>
          <table:table-cell office:value-type="float" office:value="0.31664558857323" calcext:value-type="float">
            <text:p>0.31664558857323</text:p>
          </table:table-cell>
          <table:table-cell office:value-type="float" office:value="0.68335441142677" calcext:value-type="float">
            <text:p>0.68335441142677</text:p>
          </table:table-cell>
          <table:table-cell table:formula="of:=AVERAGE([.C221];[.E221];[.G221];[.I221];[.K221];[.M221];[.O221];[.Q221];[.S221];[.U221])" office:value-type="float" office:value="0.33873432328455" calcext:value-type="float">
            <text:p>0.33873432328455</text:p>
          </table:table-cell>
          <table:table-cell table:formula="of:=AVERAGE([.D221];[.F221];[.H221];[.J221];[.L221];[.N221];[.P221];[.R221];[.T221];[.V221])" office:value-type="float" office:value="0.66126567671545" calcext:value-type="float">
            <text:p>0.6612656767154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0.439107039887314" calcext:value-type="float">
            <text:p>0.439107039887314</text:p>
          </table:table-cell>
          <table:table-cell office:value-type="float" office:value="0.560892960112686" calcext:value-type="float">
            <text:p>0.560892960112686</text:p>
          </table:table-cell>
          <table:table-cell office:value-type="float" office:value="0.501574636587988" calcext:value-type="float">
            <text:p>0.501574636587988</text:p>
          </table:table-cell>
          <table:table-cell office:value-type="float" office:value="0.498425363412012" calcext:value-type="float">
            <text:p>0.498425363412012</text:p>
          </table:table-cell>
          <table:table-cell office:value-type="float" office:value="0.231818584793701" calcext:value-type="float">
            <text:p>0.231818584793701</text:p>
          </table:table-cell>
          <table:table-cell office:value-type="float" office:value="0.768181415206299" calcext:value-type="float">
            <text:p>0.768181415206299</text:p>
          </table:table-cell>
          <table:table-cell office:value-type="float" office:value="0.418416360301808" calcext:value-type="float">
            <text:p>0.418416360301808</text:p>
          </table:table-cell>
          <table:table-cell office:value-type="float" office:value="0.581583639698192" calcext:value-type="float">
            <text:p>0.581583639698192</text:p>
          </table:table-cell>
          <table:table-cell office:value-type="float" office:value="0.220166791267502" calcext:value-type="float">
            <text:p>0.220166791267502</text:p>
          </table:table-cell>
          <table:table-cell office:value-type="float" office:value="0.779833208732498" calcext:value-type="float">
            <text:p>0.779833208732498</text:p>
          </table:table-cell>
          <table:table-cell office:value-type="float" office:value="0.258541011925429" calcext:value-type="float">
            <text:p>0.258541011925429</text:p>
          </table:table-cell>
          <table:table-cell office:value-type="float" office:value="0.741458988074571" calcext:value-type="float">
            <text:p>0.741458988074571</text:p>
          </table:table-cell>
          <table:table-cell office:value-type="float" office:value="0.350154574576565" calcext:value-type="float">
            <text:p>0.350154574576565</text:p>
          </table:table-cell>
          <table:table-cell office:value-type="float" office:value="0.649845425423435" calcext:value-type="float">
            <text:p>0.649845425423435</text:p>
          </table:table-cell>
          <table:table-cell office:value-type="float" office:value="0.348777322036036" calcext:value-type="float">
            <text:p>0.348777322036036</text:p>
          </table:table-cell>
          <table:table-cell office:value-type="float" office:value="0.651222677963964" calcext:value-type="float">
            <text:p>0.651222677963964</text:p>
          </table:table-cell>
          <table:table-cell office:value-type="float" office:value="0.311287540957225" calcext:value-type="float">
            <text:p>0.311287540957225</text:p>
          </table:table-cell>
          <table:table-cell office:value-type="float" office:value="0.688712459042775" calcext:value-type="float">
            <text:p>0.688712459042775</text:p>
          </table:table-cell>
          <table:table-cell office:value-type="float" office:value="0.335483239716346" calcext:value-type="float">
            <text:p>0.335483239716346</text:p>
          </table:table-cell>
          <table:table-cell office:value-type="float" office:value="0.664516760283654" calcext:value-type="float">
            <text:p>0.664516760283654</text:p>
          </table:table-cell>
          <table:table-cell table:formula="of:=AVERAGE([.C222];[.E222];[.G222];[.I222];[.K222];[.M222];[.O222];[.Q222];[.S222];[.U222])" office:value-type="float" office:value="0.341532710204991" calcext:value-type="float">
            <text:p>0.341532710204991</text:p>
          </table:table-cell>
          <table:table-cell table:formula="of:=AVERAGE([.D222];[.F222];[.H222];[.J222];[.L222];[.N222];[.P222];[.R222];[.T222];[.V222])" office:value-type="float" office:value="0.658467289795009" calcext:value-type="float">
            <text:p>0.658467289795009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0.713508464828907" calcext:value-type="float">
            <text:p>0.713508464828907</text:p>
          </table:table-cell>
          <table:table-cell office:value-type="float" office:value="0.286491535171093" calcext:value-type="float">
            <text:p>0.286491535171093</text:p>
          </table:table-cell>
          <table:table-cell office:value-type="float" office:value="0.611968233592516" calcext:value-type="float">
            <text:p>0.611968233592516</text:p>
          </table:table-cell>
          <table:table-cell office:value-type="float" office:value="0.388031766407484" calcext:value-type="float">
            <text:p>0.388031766407484</text:p>
          </table:table-cell>
          <table:table-cell office:value-type="float" office:value="0.628871044211484" calcext:value-type="float">
            <text:p>0.628871044211484</text:p>
          </table:table-cell>
          <table:table-cell office:value-type="float" office:value="0.371128955788516" calcext:value-type="float">
            <text:p>0.371128955788516</text:p>
          </table:table-cell>
          <table:table-cell office:value-type="float" office:value="0.50007896873741" calcext:value-type="float">
            <text:p>0.50007896873741</text:p>
          </table:table-cell>
          <table:table-cell office:value-type="float" office:value="0.49992103126259" calcext:value-type="float">
            <text:p>0.49992103126259</text:p>
          </table:table-cell>
          <table:table-cell office:value-type="float" office:value="0.62069948224304" calcext:value-type="float">
            <text:p>0.62069948224304</text:p>
          </table:table-cell>
          <table:table-cell office:value-type="float" office:value="0.37930051775696" calcext:value-type="float">
            <text:p>0.37930051775696</text:p>
          </table:table-cell>
          <table:table-cell office:value-type="float" office:value="0.499494392164028" calcext:value-type="float">
            <text:p>0.499494392164028</text:p>
          </table:table-cell>
          <table:table-cell office:value-type="float" office:value="0.500505607835972" calcext:value-type="float">
            <text:p>0.500505607835972</text:p>
          </table:table-cell>
          <table:table-cell office:value-type="float" office:value="0.550718079190737" calcext:value-type="float">
            <text:p>0.550718079190737</text:p>
          </table:table-cell>
          <table:table-cell office:value-type="float" office:value="0.449281920809263" calcext:value-type="float">
            <text:p>0.449281920809263</text:p>
          </table:table-cell>
          <table:table-cell office:value-type="float" office:value="0.520136372683763" calcext:value-type="float">
            <text:p>0.520136372683763</text:p>
          </table:table-cell>
          <table:table-cell office:value-type="float" office:value="0.479863627316237" calcext:value-type="float">
            <text:p>0.479863627316237</text:p>
          </table:table-cell>
          <table:table-cell office:value-type="float" office:value="0.561365282670749" calcext:value-type="float">
            <text:p>0.561365282670749</text:p>
          </table:table-cell>
          <table:table-cell office:value-type="float" office:value="0.438634717329251" calcext:value-type="float">
            <text:p>0.438634717329251</text:p>
          </table:table-cell>
          <table:table-cell office:value-type="float" office:value="0.543904643739801" calcext:value-type="float">
            <text:p>0.543904643739801</text:p>
          </table:table-cell>
          <table:table-cell office:value-type="float" office:value="0.456095356260199" calcext:value-type="float">
            <text:p>0.456095356260199</text:p>
          </table:table-cell>
          <table:table-cell table:formula="of:=AVERAGE([.C223];[.E223];[.G223];[.I223];[.K223];[.M223];[.O223];[.Q223];[.S223];[.U223])" office:value-type="float" office:value="0.575074496406244" calcext:value-type="float">
            <text:p>0.575074496406244</text:p>
          </table:table-cell>
          <table:table-cell table:formula="of:=AVERAGE([.D223];[.F223];[.H223];[.J223];[.L223];[.N223];[.P223];[.R223];[.T223];[.V223])" office:value-type="float" office:value="0.424925503593757" calcext:value-type="float">
            <text:p>0.42492550359375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0.731329066105312" calcext:value-type="float">
            <text:p>0.731329066105312</text:p>
          </table:table-cell>
          <table:table-cell office:value-type="float" office:value="0.268670933894688" calcext:value-type="float">
            <text:p>0.268670933894688</text:p>
          </table:table-cell>
          <table:table-cell office:value-type="float" office:value="0.803118574407962" calcext:value-type="float">
            <text:p>0.803118574407962</text:p>
          </table:table-cell>
          <table:table-cell office:value-type="float" office:value="0.196881425592038" calcext:value-type="float">
            <text:p>0.196881425592038</text:p>
          </table:table-cell>
          <table:table-cell office:value-type="float" office:value="0.586582712145721" calcext:value-type="float">
            <text:p>0.586582712145721</text:p>
          </table:table-cell>
          <table:table-cell office:value-type="float" office:value="0.413417287854279" calcext:value-type="float">
            <text:p>0.413417287854279</text:p>
          </table:table-cell>
          <table:table-cell office:value-type="float" office:value="0.735350400787917" calcext:value-type="float">
            <text:p>0.735350400787917</text:p>
          </table:table-cell>
          <table:table-cell office:value-type="float" office:value="0.264649599212083" calcext:value-type="float">
            <text:p>0.264649599212083</text:p>
          </table:table-cell>
          <table:table-cell office:value-type="float" office:value="0.765005370970064" calcext:value-type="float">
            <text:p>0.765005370970064</text:p>
          </table:table-cell>
          <table:table-cell office:value-type="float" office:value="0.234994629029936" calcext:value-type="float">
            <text:p>0.234994629029936</text:p>
          </table:table-cell>
          <table:table-cell office:value-type="float" office:value="0.716272167376557" calcext:value-type="float">
            <text:p>0.716272167376557</text:p>
          </table:table-cell>
          <table:table-cell office:value-type="float" office:value="0.283727832623443" calcext:value-type="float">
            <text:p>0.283727832623443</text:p>
          </table:table-cell>
          <table:table-cell office:value-type="float" office:value="0.787258851786511" calcext:value-type="float">
            <text:p>0.787258851786511</text:p>
          </table:table-cell>
          <table:table-cell office:value-type="float" office:value="0.212741148213489" calcext:value-type="float">
            <text:p>0.212741148213489</text:p>
          </table:table-cell>
          <table:table-cell office:value-type="float" office:value="0.572562633326379" calcext:value-type="float">
            <text:p>0.572562633326379</text:p>
          </table:table-cell>
          <table:table-cell office:value-type="float" office:value="0.427437366673621" calcext:value-type="float">
            <text:p>0.427437366673621</text:p>
          </table:table-cell>
          <table:table-cell office:value-type="float" office:value="0.56900811736012" calcext:value-type="float">
            <text:p>0.56900811736012</text:p>
          </table:table-cell>
          <table:table-cell office:value-type="float" office:value="0.43099188263988" calcext:value-type="float">
            <text:p>0.43099188263988</text:p>
          </table:table-cell>
          <table:table-cell office:value-type="float" office:value="0.707193975276169" calcext:value-type="float">
            <text:p>0.707193975276169</text:p>
          </table:table-cell>
          <table:table-cell office:value-type="float" office:value="0.292806024723831" calcext:value-type="float">
            <text:p>0.292806024723831</text:p>
          </table:table-cell>
          <table:table-cell table:formula="of:=AVERAGE([.C224];[.E224];[.G224];[.I224];[.K224];[.M224];[.O224];[.Q224];[.S224];[.U224])" office:value-type="float" office:value="0.697368186954271" calcext:value-type="float">
            <text:p>0.697368186954271</text:p>
          </table:table-cell>
          <table:table-cell table:formula="of:=AVERAGE([.D224];[.F224];[.H224];[.J224];[.L224];[.N224];[.P224];[.R224];[.T224];[.V224])" office:value-type="float" office:value="0.302631813045729" calcext:value-type="float">
            <text:p>0.30263181304572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0.635280812707676" calcext:value-type="float">
            <text:p>0.635280812707676</text:p>
          </table:table-cell>
          <table:table-cell office:value-type="float" office:value="0.364719187292324" calcext:value-type="float">
            <text:p>0.364719187292324</text:p>
          </table:table-cell>
          <table:table-cell office:value-type="float" office:value="0.78383703599014" calcext:value-type="float">
            <text:p>0.78383703599014</text:p>
          </table:table-cell>
          <table:table-cell office:value-type="float" office:value="0.21616296400986" calcext:value-type="float">
            <text:p>0.21616296400986</text:p>
          </table:table-cell>
          <table:table-cell office:value-type="float" office:value="0.619201522177482" calcext:value-type="float">
            <text:p>0.619201522177482</text:p>
          </table:table-cell>
          <table:table-cell office:value-type="float" office:value="0.380798477822518" calcext:value-type="float">
            <text:p>0.380798477822518</text:p>
          </table:table-cell>
          <table:table-cell office:value-type="float" office:value="0.836871828178306" calcext:value-type="float">
            <text:p>0.836871828178306</text:p>
          </table:table-cell>
          <table:table-cell office:value-type="float" office:value="0.163128171821694" calcext:value-type="float">
            <text:p>0.163128171821694</text:p>
          </table:table-cell>
          <table:table-cell office:value-type="float" office:value="0.546710436166416" calcext:value-type="float">
            <text:p>0.546710436166416</text:p>
          </table:table-cell>
          <table:table-cell office:value-type="float" office:value="0.453289563833584" calcext:value-type="float">
            <text:p>0.453289563833584</text:p>
          </table:table-cell>
          <table:table-cell office:value-type="float" office:value="0.634066895795021" calcext:value-type="float">
            <text:p>0.634066895795021</text:p>
          </table:table-cell>
          <table:table-cell office:value-type="float" office:value="0.365933104204979" calcext:value-type="float">
            <text:p>0.365933104204979</text:p>
          </table:table-cell>
          <table:table-cell office:value-type="float" office:value="0.732571626982624" calcext:value-type="float">
            <text:p>0.732571626982624</text:p>
          </table:table-cell>
          <table:table-cell office:value-type="float" office:value="0.267428373017376" calcext:value-type="float">
            <text:p>0.267428373017376</text:p>
          </table:table-cell>
          <table:table-cell office:value-type="float" office:value="0.750434586969518" calcext:value-type="float">
            <text:p>0.750434586969518</text:p>
          </table:table-cell>
          <table:table-cell office:value-type="float" office:value="0.249565413030482" calcext:value-type="float">
            <text:p>0.249565413030482</text:p>
          </table:table-cell>
          <table:table-cell office:value-type="float" office:value="0.767273134908554" calcext:value-type="float">
            <text:p>0.767273134908554</text:p>
          </table:table-cell>
          <table:table-cell office:value-type="float" office:value="0.232726865091446" calcext:value-type="float">
            <text:p>0.232726865091446</text:p>
          </table:table-cell>
          <table:table-cell office:value-type="float" office:value="0.615387114675413" calcext:value-type="float">
            <text:p>0.615387114675413</text:p>
          </table:table-cell>
          <table:table-cell office:value-type="float" office:value="0.384612885324587" calcext:value-type="float">
            <text:p>0.384612885324587</text:p>
          </table:table-cell>
          <table:table-cell table:formula="of:=AVERAGE([.C225];[.E225];[.G225];[.I225];[.K225];[.M225];[.O225];[.Q225];[.S225];[.U225])" office:value-type="float" office:value="0.692163499455115" calcext:value-type="float">
            <text:p>0.692163499455115</text:p>
          </table:table-cell>
          <table:table-cell table:formula="of:=AVERAGE([.D225];[.F225];[.H225];[.J225];[.L225];[.N225];[.P225];[.R225];[.T225];[.V225])" office:value-type="float" office:value="0.307836500544885" calcext:value-type="float">
            <text:p>0.30783650054488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0.405687832777646" calcext:value-type="float">
            <text:p>0.405687832777646</text:p>
          </table:table-cell>
          <table:table-cell office:value-type="float" office:value="0.594312167222354" calcext:value-type="float">
            <text:p>0.594312167222354</text:p>
          </table:table-cell>
          <table:table-cell office:value-type="float" office:value="0.244653153022756" calcext:value-type="float">
            <text:p>0.244653153022756</text:p>
          </table:table-cell>
          <table:table-cell office:value-type="float" office:value="0.755346846977244" calcext:value-type="float">
            <text:p>0.755346846977244</text:p>
          </table:table-cell>
          <table:table-cell office:value-type="float" office:value="0.57409799848137" calcext:value-type="float">
            <text:p>0.57409799848137</text:p>
          </table:table-cell>
          <table:table-cell office:value-type="float" office:value="0.42590200151863" calcext:value-type="float">
            <text:p>0.42590200151863</text:p>
          </table:table-cell>
          <table:table-cell office:value-type="float" office:value="0.212814825831032" calcext:value-type="float">
            <text:p>0.212814825831032</text:p>
          </table:table-cell>
          <table:table-cell office:value-type="float" office:value="0.787185174168968" calcext:value-type="float">
            <text:p>0.787185174168968</text:p>
          </table:table-cell>
          <table:table-cell office:value-type="float" office:value="0.208687301060739" calcext:value-type="float">
            <text:p>0.208687301060739</text:p>
          </table:table-cell>
          <table:table-cell office:value-type="float" office:value="0.791312698939261" calcext:value-type="float">
            <text:p>0.791312698939261</text:p>
          </table:table-cell>
          <table:table-cell office:value-type="float" office:value="0.196053632199671" calcext:value-type="float">
            <text:p>0.196053632199671</text:p>
          </table:table-cell>
          <table:table-cell office:value-type="float" office:value="0.803946367800329" calcext:value-type="float">
            <text:p>0.803946367800329</text:p>
          </table:table-cell>
          <table:table-cell office:value-type="float" office:value="0.37007126150947" calcext:value-type="float">
            <text:p>0.37007126150947</text:p>
          </table:table-cell>
          <table:table-cell office:value-type="float" office:value="0.62992873849053" calcext:value-type="float">
            <text:p>0.62992873849053</text:p>
          </table:table-cell>
          <table:table-cell office:value-type="float" office:value="0.341642931119052" calcext:value-type="float">
            <text:p>0.341642931119052</text:p>
          </table:table-cell>
          <table:table-cell office:value-type="float" office:value="0.658357068880948" calcext:value-type="float">
            <text:p>0.658357068880948</text:p>
          </table:table-cell>
          <table:table-cell office:value-type="float" office:value="0.299269650224972" calcext:value-type="float">
            <text:p>0.299269650224972</text:p>
          </table:table-cell>
          <table:table-cell office:value-type="float" office:value="0.700730349775028" calcext:value-type="float">
            <text:p>0.700730349775028</text:p>
          </table:table-cell>
          <table:table-cell office:value-type="float" office:value="0.31353367863092" calcext:value-type="float">
            <text:p>0.31353367863092</text:p>
          </table:table-cell>
          <table:table-cell office:value-type="float" office:value="0.68646632136908" calcext:value-type="float">
            <text:p>0.68646632136908</text:p>
          </table:table-cell>
          <table:table-cell table:formula="of:=AVERAGE([.C226];[.E226];[.G226];[.I226];[.K226];[.M226];[.O226];[.Q226];[.S226];[.U226])" office:value-type="float" office:value="0.316651226485763" calcext:value-type="float">
            <text:p>0.316651226485763</text:p>
          </table:table-cell>
          <table:table-cell table:formula="of:=AVERAGE([.D226];[.F226];[.H226];[.J226];[.L226];[.N226];[.P226];[.R226];[.T226];[.V226])" office:value-type="float" office:value="0.683348773514237" calcext:value-type="float">
            <text:p>0.683348773514237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0.618244254700992" calcext:value-type="float">
            <text:p>0.618244254700992</text:p>
          </table:table-cell>
          <table:table-cell office:value-type="float" office:value="0.381755745299008" calcext:value-type="float">
            <text:p>0.381755745299008</text:p>
          </table:table-cell>
          <table:table-cell office:value-type="float" office:value="0.612094345179349" calcext:value-type="float">
            <text:p>0.612094345179349</text:p>
          </table:table-cell>
          <table:table-cell office:value-type="float" office:value="0.387905654820651" calcext:value-type="float">
            <text:p>0.387905654820651</text:p>
          </table:table-cell>
          <table:table-cell office:value-type="float" office:value="0.65356424350471" calcext:value-type="float">
            <text:p>0.65356424350471</text:p>
          </table:table-cell>
          <table:table-cell office:value-type="float" office:value="0.34643575649529" calcext:value-type="float">
            <text:p>0.34643575649529</text:p>
          </table:table-cell>
          <table:table-cell office:value-type="float" office:value="0.58812897572101" calcext:value-type="float">
            <text:p>0.58812897572101</text:p>
          </table:table-cell>
          <table:table-cell office:value-type="float" office:value="0.41187102427899" calcext:value-type="float">
            <text:p>0.41187102427899</text:p>
          </table:table-cell>
          <table:table-cell office:value-type="float" office:value="0.785798654132534" calcext:value-type="float">
            <text:p>0.785798654132534</text:p>
          </table:table-cell>
          <table:table-cell office:value-type="float" office:value="0.214201345867466" calcext:value-type="float">
            <text:p>0.214201345867466</text:p>
          </table:table-cell>
          <table:table-cell office:value-type="float" office:value="0.642339543723247" calcext:value-type="float">
            <text:p>0.642339543723247</text:p>
          </table:table-cell>
          <table:table-cell office:value-type="float" office:value="0.357660456276753" calcext:value-type="float">
            <text:p>0.357660456276753</text:p>
          </table:table-cell>
          <table:table-cell office:value-type="float" office:value="0.626181433712218" calcext:value-type="float">
            <text:p>0.626181433712218</text:p>
          </table:table-cell>
          <table:table-cell office:value-type="float" office:value="0.373818566287782" calcext:value-type="float">
            <text:p>0.373818566287782</text:p>
          </table:table-cell>
          <table:table-cell office:value-type="float" office:value="0.629697526304935" calcext:value-type="float">
            <text:p>0.629697526304935</text:p>
          </table:table-cell>
          <table:table-cell office:value-type="float" office:value="0.370302473695065" calcext:value-type="float">
            <text:p>0.370302473695065</text:p>
          </table:table-cell>
          <table:table-cell office:value-type="float" office:value="0.598121678724765" calcext:value-type="float">
            <text:p>0.598121678724765</text:p>
          </table:table-cell>
          <table:table-cell office:value-type="float" office:value="0.401878321275235" calcext:value-type="float">
            <text:p>0.401878321275235</text:p>
          </table:table-cell>
          <table:table-cell office:value-type="float" office:value="0.748159372917797" calcext:value-type="float">
            <text:p>0.748159372917797</text:p>
          </table:table-cell>
          <table:table-cell office:value-type="float" office:value="0.251840627082203" calcext:value-type="float">
            <text:p>0.251840627082203</text:p>
          </table:table-cell>
          <table:table-cell table:formula="of:=AVERAGE([.C227];[.E227];[.G227];[.I227];[.K227];[.M227];[.O227];[.Q227];[.S227];[.U227])" office:value-type="float" office:value="0.650233002862156" calcext:value-type="float">
            <text:p>0.650233002862156</text:p>
          </table:table-cell>
          <table:table-cell table:formula="of:=AVERAGE([.D227];[.F227];[.H227];[.J227];[.L227];[.N227];[.P227];[.R227];[.T227];[.V227])" office:value-type="float" office:value="0.349766997137844" calcext:value-type="float">
            <text:p>0.34976699713784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0.406316577081518" calcext:value-type="float">
            <text:p>0.406316577081518</text:p>
          </table:table-cell>
          <table:table-cell office:value-type="float" office:value="0.593683422918482" calcext:value-type="float">
            <text:p>0.593683422918482</text:p>
          </table:table-cell>
          <table:table-cell office:value-type="float" office:value="0.331836875087454" calcext:value-type="float">
            <text:p>0.331836875087454</text:p>
          </table:table-cell>
          <table:table-cell office:value-type="float" office:value="0.668163124912546" calcext:value-type="float">
            <text:p>0.668163124912546</text:p>
          </table:table-cell>
          <table:table-cell office:value-type="float" office:value="0.309670983063706" calcext:value-type="float">
            <text:p>0.309670983063706</text:p>
          </table:table-cell>
          <table:table-cell office:value-type="float" office:value="0.690329016936294" calcext:value-type="float">
            <text:p>0.690329016936294</text:p>
          </table:table-cell>
          <table:table-cell office:value-type="float" office:value="0.469314748116919" calcext:value-type="float">
            <text:p>0.469314748116919</text:p>
          </table:table-cell>
          <table:table-cell office:value-type="float" office:value="0.530685251883081" calcext:value-type="float">
            <text:p>0.530685251883081</text:p>
          </table:table-cell>
          <table:table-cell office:value-type="float" office:value="0.395993421074546" calcext:value-type="float">
            <text:p>0.395993421074546</text:p>
          </table:table-cell>
          <table:table-cell office:value-type="float" office:value="0.604006578925454" calcext:value-type="float">
            <text:p>0.604006578925454</text:p>
          </table:table-cell>
          <table:table-cell office:value-type="float" office:value="0.399452294205983" calcext:value-type="float">
            <text:p>0.399452294205983</text:p>
          </table:table-cell>
          <table:table-cell office:value-type="float" office:value="0.600547705794017" calcext:value-type="float">
            <text:p>0.600547705794017</text:p>
          </table:table-cell>
          <table:table-cell office:value-type="float" office:value="0.428839985831678" calcext:value-type="float">
            <text:p>0.428839985831678</text:p>
          </table:table-cell>
          <table:table-cell office:value-type="float" office:value="0.571160014168322" calcext:value-type="float">
            <text:p>0.571160014168322</text:p>
          </table:table-cell>
          <table:table-cell office:value-type="float" office:value="0.25115447006035" calcext:value-type="float">
            <text:p>0.25115447006035</text:p>
          </table:table-cell>
          <table:table-cell office:value-type="float" office:value="0.74884552993965" calcext:value-type="float">
            <text:p>0.74884552993965</text:p>
          </table:table-cell>
          <table:table-cell office:value-type="float" office:value="0.350866229938851" calcext:value-type="float">
            <text:p>0.350866229938851</text:p>
          </table:table-cell>
          <table:table-cell office:value-type="float" office:value="0.649133770061149" calcext:value-type="float">
            <text:p>0.649133770061149</text:p>
          </table:table-cell>
          <table:table-cell office:value-type="float" office:value="0.54721987512866" calcext:value-type="float">
            <text:p>0.54721987512866</text:p>
          </table:table-cell>
          <table:table-cell office:value-type="float" office:value="0.45278012487134" calcext:value-type="float">
            <text:p>0.45278012487134</text:p>
          </table:table-cell>
          <table:table-cell table:formula="of:=AVERAGE([.C228];[.E228];[.G228];[.I228];[.K228];[.M228];[.O228];[.Q228];[.S228];[.U228])" office:value-type="float" office:value="0.389066545958966" calcext:value-type="float">
            <text:p>0.389066545958966</text:p>
          </table:table-cell>
          <table:table-cell table:formula="of:=AVERAGE([.D228];[.F228];[.H228];[.J228];[.L228];[.N228];[.P228];[.R228];[.T228];[.V228])" office:value-type="float" office:value="0.610933454041034" calcext:value-type="float">
            <text:p>0.61093345404103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0.889772826639454" calcext:value-type="float">
            <text:p>0.889772826639454</text:p>
          </table:table-cell>
          <table:table-cell office:value-type="float" office:value="0.110227173360546" calcext:value-type="float">
            <text:p>0.110227173360546</text:p>
          </table:table-cell>
          <table:table-cell office:value-type="float" office:value="0.842561691978652" calcext:value-type="float">
            <text:p>0.842561691978652</text:p>
          </table:table-cell>
          <table:table-cell office:value-type="float" office:value="0.157438308021348" calcext:value-type="float">
            <text:p>0.157438308021348</text:p>
          </table:table-cell>
          <table:table-cell office:value-type="float" office:value="0.842807411427166" calcext:value-type="float">
            <text:p>0.842807411427166</text:p>
          </table:table-cell>
          <table:table-cell office:value-type="float" office:value="0.157192588572834" calcext:value-type="float">
            <text:p>0.157192588572834</text:p>
          </table:table-cell>
          <table:table-cell office:value-type="float" office:value="0.812690668389908" calcext:value-type="float">
            <text:p>0.812690668389908</text:p>
          </table:table-cell>
          <table:table-cell office:value-type="float" office:value="0.187309331610092" calcext:value-type="float">
            <text:p>0.187309331610092</text:p>
          </table:table-cell>
          <table:table-cell office:value-type="float" office:value="0.827954663413235" calcext:value-type="float">
            <text:p>0.827954663413235</text:p>
          </table:table-cell>
          <table:table-cell office:value-type="float" office:value="0.172045336586765" calcext:value-type="float">
            <text:p>0.172045336586765</text:p>
          </table:table-cell>
          <table:table-cell office:value-type="float" office:value="0.784858647195711" calcext:value-type="float">
            <text:p>0.784858647195711</text:p>
          </table:table-cell>
          <table:table-cell office:value-type="float" office:value="0.215141352804289" calcext:value-type="float">
            <text:p>0.215141352804289</text:p>
          </table:table-cell>
          <table:table-cell office:value-type="float" office:value="0.888781058964844" calcext:value-type="float">
            <text:p>0.888781058964844</text:p>
          </table:table-cell>
          <table:table-cell office:value-type="float" office:value="0.111218941035156" calcext:value-type="float">
            <text:p>0.111218941035156</text:p>
          </table:table-cell>
          <table:table-cell office:value-type="float" office:value="0.838333084872452" calcext:value-type="float">
            <text:p>0.838333084872452</text:p>
          </table:table-cell>
          <table:table-cell office:value-type="float" office:value="0.161666915127548" calcext:value-type="float">
            <text:p>0.161666915127548</text:p>
          </table:table-cell>
          <table:table-cell office:value-type="float" office:value="0.808101274835987" calcext:value-type="float">
            <text:p>0.808101274835987</text:p>
          </table:table-cell>
          <table:table-cell office:value-type="float" office:value="0.191898725164013" calcext:value-type="float">
            <text:p>0.191898725164013</text:p>
          </table:table-cell>
          <table:table-cell office:value-type="float" office:value="0.829579763823321" calcext:value-type="float">
            <text:p>0.829579763823321</text:p>
          </table:table-cell>
          <table:table-cell office:value-type="float" office:value="0.170420236176679" calcext:value-type="float">
            <text:p>0.170420236176679</text:p>
          </table:table-cell>
          <table:table-cell table:formula="of:=AVERAGE([.C229];[.E229];[.G229];[.I229];[.K229];[.M229];[.O229];[.Q229];[.S229];[.U229])" office:value-type="float" office:value="0.836544109154073" calcext:value-type="float">
            <text:p>0.836544109154073</text:p>
          </table:table-cell>
          <table:table-cell table:formula="of:=AVERAGE([.D229];[.F229];[.H229];[.J229];[.L229];[.N229];[.P229];[.R229];[.T229];[.V229])" office:value-type="float" office:value="0.163455890845927" calcext:value-type="float">
            <text:p>0.16345589084592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0.472160048673951" calcext:value-type="float">
            <text:p>0.472160048673951</text:p>
          </table:table-cell>
          <table:table-cell office:value-type="float" office:value="0.527839951326049" calcext:value-type="float">
            <text:p>0.527839951326049</text:p>
          </table:table-cell>
          <table:table-cell office:value-type="float" office:value="0.400729349043006" calcext:value-type="float">
            <text:p>0.400729349043006</text:p>
          </table:table-cell>
          <table:table-cell office:value-type="float" office:value="0.599270650956994" calcext:value-type="float">
            <text:p>0.599270650956994</text:p>
          </table:table-cell>
          <table:table-cell office:value-type="float" office:value="0.468557537880773" calcext:value-type="float">
            <text:p>0.468557537880773</text:p>
          </table:table-cell>
          <table:table-cell office:value-type="float" office:value="0.531442462119227" calcext:value-type="float">
            <text:p>0.531442462119227</text:p>
          </table:table-cell>
          <table:table-cell office:value-type="float" office:value="0.332398920249805" calcext:value-type="float">
            <text:p>0.332398920249805</text:p>
          </table:table-cell>
          <table:table-cell office:value-type="float" office:value="0.667601079750195" calcext:value-type="float">
            <text:p>0.667601079750195</text:p>
          </table:table-cell>
          <table:table-cell office:value-type="float" office:value="0.41813303350334" calcext:value-type="float">
            <text:p>0.41813303350334</text:p>
          </table:table-cell>
          <table:table-cell office:value-type="float" office:value="0.58186696649666" calcext:value-type="float">
            <text:p>0.58186696649666</text:p>
          </table:table-cell>
          <table:table-cell office:value-type="float" office:value="0.310518042427774" calcext:value-type="float">
            <text:p>0.310518042427774</text:p>
          </table:table-cell>
          <table:table-cell office:value-type="float" office:value="0.689481957572226" calcext:value-type="float">
            <text:p>0.689481957572226</text:p>
          </table:table-cell>
          <table:table-cell office:value-type="float" office:value="0.404562624114654" calcext:value-type="float">
            <text:p>0.404562624114654</text:p>
          </table:table-cell>
          <table:table-cell office:value-type="float" office:value="0.595437375885346" calcext:value-type="float">
            <text:p>0.595437375885346</text:p>
          </table:table-cell>
          <table:table-cell office:value-type="float" office:value="0.36879606542253" calcext:value-type="float">
            <text:p>0.36879606542253</text:p>
          </table:table-cell>
          <table:table-cell office:value-type="float" office:value="0.63120393457747" calcext:value-type="float">
            <text:p>0.63120393457747</text:p>
          </table:table-cell>
          <table:table-cell office:value-type="float" office:value="0.309431830021238" calcext:value-type="float">
            <text:p>0.309431830021238</text:p>
          </table:table-cell>
          <table:table-cell office:value-type="float" office:value="0.690568169978762" calcext:value-type="float">
            <text:p>0.690568169978762</text:p>
          </table:table-cell>
          <table:table-cell office:value-type="float" office:value="0.396226755947833" calcext:value-type="float">
            <text:p>0.396226755947833</text:p>
          </table:table-cell>
          <table:table-cell office:value-type="float" office:value="0.603773244052167" calcext:value-type="float">
            <text:p>0.603773244052167</text:p>
          </table:table-cell>
          <table:table-cell table:formula="of:=AVERAGE([.C230];[.E230];[.G230];[.I230];[.K230];[.M230];[.O230];[.Q230];[.S230];[.U230])" office:value-type="float" office:value="0.38815142072849" calcext:value-type="float">
            <text:p>0.38815142072849</text:p>
          </table:table-cell>
          <table:table-cell table:formula="of:=AVERAGE([.D230];[.F230];[.H230];[.J230];[.L230];[.N230];[.P230];[.R230];[.T230];[.V230])" office:value-type="float" office:value="0.61184857927151" calcext:value-type="float">
            <text:p>0.6118485792715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0.416176095110102" calcext:value-type="float">
            <text:p>0.416176095110102</text:p>
          </table:table-cell>
          <table:table-cell office:value-type="float" office:value="0.583823904889897" calcext:value-type="float">
            <text:p>0.583823904889897</text:p>
          </table:table-cell>
          <table:table-cell office:value-type="float" office:value="0.254965316339557" calcext:value-type="float">
            <text:p>0.254965316339557</text:p>
          </table:table-cell>
          <table:table-cell office:value-type="float" office:value="0.745034683660443" calcext:value-type="float">
            <text:p>0.745034683660443</text:p>
          </table:table-cell>
          <table:table-cell office:value-type="float" office:value="0.387293874859272" calcext:value-type="float">
            <text:p>0.387293874859272</text:p>
          </table:table-cell>
          <table:table-cell office:value-type="float" office:value="0.612706125140727" calcext:value-type="float">
            <text:p>0.612706125140727</text:p>
          </table:table-cell>
          <table:table-cell office:value-type="float" office:value="0.344254885864001" calcext:value-type="float">
            <text:p>0.344254885864001</text:p>
          </table:table-cell>
          <table:table-cell office:value-type="float" office:value="0.655745114135999" calcext:value-type="float">
            <text:p>0.655745114135999</text:p>
          </table:table-cell>
          <table:table-cell office:value-type="float" office:value="0.297059694502337" calcext:value-type="float">
            <text:p>0.297059694502337</text:p>
          </table:table-cell>
          <table:table-cell office:value-type="float" office:value="0.702940305497663" calcext:value-type="float">
            <text:p>0.702940305497663</text:p>
          </table:table-cell>
          <table:table-cell office:value-type="float" office:value="0.300062658675191" calcext:value-type="float">
            <text:p>0.300062658675191</text:p>
          </table:table-cell>
          <table:table-cell office:value-type="float" office:value="0.699937341324809" calcext:value-type="float">
            <text:p>0.699937341324809</text:p>
          </table:table-cell>
          <table:table-cell office:value-type="float" office:value="0.353912681033678" calcext:value-type="float">
            <text:p>0.353912681033678</text:p>
          </table:table-cell>
          <table:table-cell office:value-type="float" office:value="0.646087318966322" calcext:value-type="float">
            <text:p>0.646087318966322</text:p>
          </table:table-cell>
          <table:table-cell office:value-type="float" office:value="0.341211628214251" calcext:value-type="float">
            <text:p>0.341211628214251</text:p>
          </table:table-cell>
          <table:table-cell office:value-type="float" office:value="0.658788371785749" calcext:value-type="float">
            <text:p>0.658788371785749</text:p>
          </table:table-cell>
          <table:table-cell office:value-type="float" office:value="0.35277245007181" calcext:value-type="float">
            <text:p>0.35277245007181</text:p>
          </table:table-cell>
          <table:table-cell office:value-type="float" office:value="0.64722754992819" calcext:value-type="float">
            <text:p>0.64722754992819</text:p>
          </table:table-cell>
          <table:table-cell office:value-type="float" office:value="0.215702651984649" calcext:value-type="float">
            <text:p>0.215702651984649</text:p>
          </table:table-cell>
          <table:table-cell office:value-type="float" office:value="0.784297348015351" calcext:value-type="float">
            <text:p>0.784297348015351</text:p>
          </table:table-cell>
          <table:table-cell table:formula="of:=AVERAGE([.C231];[.E231];[.G231];[.I231];[.K231];[.M231];[.O231];[.Q231];[.S231];[.U231])" office:value-type="float" office:value="0.326341193665485" calcext:value-type="float">
            <text:p>0.326341193665485</text:p>
          </table:table-cell>
          <table:table-cell table:formula="of:=AVERAGE([.D231];[.F231];[.H231];[.J231];[.L231];[.N231];[.P231];[.R231];[.T231];[.V231])" office:value-type="float" office:value="0.673658806334515" calcext:value-type="float">
            <text:p>0.67365880633451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0.995047085266052" calcext:value-type="float">
            <text:p>0.995047085266052</text:p>
          </table:table-cell>
          <table:table-cell office:value-type="float" office:value="0.00495291473394813" calcext:value-type="float">
            <text:p>0.004952914733948</text:p>
          </table:table-cell>
          <table:table-cell office:value-type="float" office:value="0.993387570201512" calcext:value-type="float">
            <text:p>0.993387570201512</text:p>
          </table:table-cell>
          <table:table-cell office:value-type="float" office:value="0.00661242979848779" calcext:value-type="float">
            <text:p>0.006612429798488</text:p>
          </table:table-cell>
          <table:table-cell office:value-type="float" office:value="0.986973388214699" calcext:value-type="float">
            <text:p>0.986973388214699</text:p>
          </table:table-cell>
          <table:table-cell office:value-type="float" office:value="0.0130266117853008" calcext:value-type="float">
            <text:p>0.013026611785301</text:p>
          </table:table-cell>
          <table:table-cell office:value-type="float" office:value="0.994360896868012" calcext:value-type="float">
            <text:p>0.994360896868012</text:p>
          </table:table-cell>
          <table:table-cell office:value-type="float" office:value="0.00563910313198811" calcext:value-type="float">
            <text:p>0.005639103131988</text:p>
          </table:table-cell>
          <table:table-cell office:value-type="float" office:value="0.992999697850967" calcext:value-type="float">
            <text:p>0.992999697850967</text:p>
          </table:table-cell>
          <table:table-cell office:value-type="float" office:value="0.0070003021490326" calcext:value-type="float">
            <text:p>0.007000302149033</text:p>
          </table:table-cell>
          <table:table-cell office:value-type="float" office:value="0.995049706101413" calcext:value-type="float">
            <text:p>0.995049706101413</text:p>
          </table:table-cell>
          <table:table-cell office:value-type="float" office:value="0.00495029389858729" calcext:value-type="float">
            <text:p>0.004950293898587</text:p>
          </table:table-cell>
          <table:table-cell office:value-type="float" office:value="0.991662109870098" calcext:value-type="float">
            <text:p>0.991662109870098</text:p>
          </table:table-cell>
          <table:table-cell office:value-type="float" office:value="0.00833789012990223" calcext:value-type="float">
            <text:p>0.008337890129902</text:p>
          </table:table-cell>
          <table:table-cell office:value-type="float" office:value="0.99165168128042" calcext:value-type="float">
            <text:p>0.99165168128042</text:p>
          </table:table-cell>
          <table:table-cell office:value-type="float" office:value="0.00834831871957995" calcext:value-type="float">
            <text:p>0.00834831871958</text:p>
          </table:table-cell>
          <table:table-cell office:value-type="float" office:value="0.987396112307159" calcext:value-type="float">
            <text:p>0.987396112307159</text:p>
          </table:table-cell>
          <table:table-cell office:value-type="float" office:value="0.0126038876928409" calcext:value-type="float">
            <text:p>0.012603887692841</text:p>
          </table:table-cell>
          <table:table-cell office:value-type="float" office:value="0.993019410735723" calcext:value-type="float">
            <text:p>0.993019410735723</text:p>
          </table:table-cell>
          <table:table-cell office:value-type="float" office:value="0.006980589264277" calcext:value-type="float">
            <text:p>0.006980589264277</text:p>
          </table:table-cell>
          <table:table-cell table:formula="of:=AVERAGE([.C232];[.E232];[.G232];[.I232];[.K232];[.M232];[.O232];[.Q232];[.S232];[.U232])" office:value-type="float" office:value="0.992154765869606" calcext:value-type="float">
            <text:p>0.992154765869606</text:p>
          </table:table-cell>
          <table:table-cell table:formula="of:=AVERAGE([.D232];[.F232];[.H232];[.J232];[.L232];[.N232];[.P232];[.R232];[.T232];[.V232])" office:value-type="float" office:value="0.00784523413039448" calcext:value-type="float">
            <text:p>0.00784523413039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0.8241125655921" calcext:value-type="float">
            <text:p>0.8241125655921</text:p>
          </table:table-cell>
          <table:table-cell office:value-type="float" office:value="0.1758874344079" calcext:value-type="float">
            <text:p>0.1758874344079</text:p>
          </table:table-cell>
          <table:table-cell office:value-type="float" office:value="0.678953042196251" calcext:value-type="float">
            <text:p>0.678953042196251</text:p>
          </table:table-cell>
          <table:table-cell office:value-type="float" office:value="0.321046957803749" calcext:value-type="float">
            <text:p>0.321046957803749</text:p>
          </table:table-cell>
          <table:table-cell office:value-type="float" office:value="0.680360089731743" calcext:value-type="float">
            <text:p>0.680360089731743</text:p>
          </table:table-cell>
          <table:table-cell office:value-type="float" office:value="0.319639910268257" calcext:value-type="float">
            <text:p>0.319639910268257</text:p>
          </table:table-cell>
          <table:table-cell office:value-type="float" office:value="0.714881695490133" calcext:value-type="float">
            <text:p>0.714881695490133</text:p>
          </table:table-cell>
          <table:table-cell office:value-type="float" office:value="0.285118304509867" calcext:value-type="float">
            <text:p>0.285118304509867</text:p>
          </table:table-cell>
          <table:table-cell office:value-type="float" office:value="0.756544704376035" calcext:value-type="float">
            <text:p>0.756544704376035</text:p>
          </table:table-cell>
          <table:table-cell office:value-type="float" office:value="0.243455295623965" calcext:value-type="float">
            <text:p>0.243455295623965</text:p>
          </table:table-cell>
          <table:table-cell office:value-type="float" office:value="0.735014843236041" calcext:value-type="float">
            <text:p>0.735014843236041</text:p>
          </table:table-cell>
          <table:table-cell office:value-type="float" office:value="0.264985156763959" calcext:value-type="float">
            <text:p>0.264985156763959</text:p>
          </table:table-cell>
          <table:table-cell office:value-type="float" office:value="0.752203776561848" calcext:value-type="float">
            <text:p>0.752203776561848</text:p>
          </table:table-cell>
          <table:table-cell office:value-type="float" office:value="0.247796223438151" calcext:value-type="float">
            <text:p>0.247796223438151</text:p>
          </table:table-cell>
          <table:table-cell office:value-type="float" office:value="0.606325074234104" calcext:value-type="float">
            <text:p>0.606325074234104</text:p>
          </table:table-cell>
          <table:table-cell office:value-type="float" office:value="0.393674925765895" calcext:value-type="float">
            <text:p>0.393674925765895</text:p>
          </table:table-cell>
          <table:table-cell office:value-type="float" office:value="0.698836999738348" calcext:value-type="float">
            <text:p>0.698836999738348</text:p>
          </table:table-cell>
          <table:table-cell office:value-type="float" office:value="0.301163000261652" calcext:value-type="float">
            <text:p>0.301163000261652</text:p>
          </table:table-cell>
          <table:table-cell office:value-type="float" office:value="0.684515639672179" calcext:value-type="float">
            <text:p>0.684515639672179</text:p>
          </table:table-cell>
          <table:table-cell office:value-type="float" office:value="0.315484360327821" calcext:value-type="float">
            <text:p>0.315484360327821</text:p>
          </table:table-cell>
          <table:table-cell table:formula="of:=AVERAGE([.C233];[.E233];[.G233];[.I233];[.K233];[.M233];[.O233];[.Q233];[.S233];[.U233])" office:value-type="float" office:value="0.713174843082878" calcext:value-type="float">
            <text:p>0.713174843082878</text:p>
          </table:table-cell>
          <table:table-cell table:formula="of:=AVERAGE([.D233];[.F233];[.H233];[.J233];[.L233];[.N233];[.P233];[.R233];[.T233];[.V233])" office:value-type="float" office:value="0.286825156917122" calcext:value-type="float">
            <text:p>0.28682515691712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0.456449791575453" calcext:value-type="float">
            <text:p>0.456449791575453</text:p>
          </table:table-cell>
          <table:table-cell office:value-type="float" office:value="0.543550208424547" calcext:value-type="float">
            <text:p>0.543550208424547</text:p>
          </table:table-cell>
          <table:table-cell office:value-type="float" office:value="0.536112271221969" calcext:value-type="float">
            <text:p>0.536112271221969</text:p>
          </table:table-cell>
          <table:table-cell office:value-type="float" office:value="0.463887728778031" calcext:value-type="float">
            <text:p>0.463887728778031</text:p>
          </table:table-cell>
          <table:table-cell office:value-type="float" office:value="0.48833543221408" calcext:value-type="float">
            <text:p>0.48833543221408</text:p>
          </table:table-cell>
          <table:table-cell office:value-type="float" office:value="0.51166456778592" calcext:value-type="float">
            <text:p>0.51166456778592</text:p>
          </table:table-cell>
          <table:table-cell office:value-type="float" office:value="0.495803007724071" calcext:value-type="float">
            <text:p>0.495803007724071</text:p>
          </table:table-cell>
          <table:table-cell office:value-type="float" office:value="0.504196992275929" calcext:value-type="float">
            <text:p>0.504196992275929</text:p>
          </table:table-cell>
          <table:table-cell office:value-type="float" office:value="0.510428433724451" calcext:value-type="float">
            <text:p>0.510428433724451</text:p>
          </table:table-cell>
          <table:table-cell office:value-type="float" office:value="0.489571566275549" calcext:value-type="float">
            <text:p>0.489571566275549</text:p>
          </table:table-cell>
          <table:table-cell office:value-type="float" office:value="0.505341188539057" calcext:value-type="float">
            <text:p>0.505341188539057</text:p>
          </table:table-cell>
          <table:table-cell office:value-type="float" office:value="0.494658811460943" calcext:value-type="float">
            <text:p>0.494658811460943</text:p>
          </table:table-cell>
          <table:table-cell office:value-type="float" office:value="0.595373471037481" calcext:value-type="float">
            <text:p>0.595373471037481</text:p>
          </table:table-cell>
          <table:table-cell office:value-type="float" office:value="0.404626528962519" calcext:value-type="float">
            <text:p>0.404626528962519</text:p>
          </table:table-cell>
          <table:table-cell office:value-type="float" office:value="0.406599958016211" calcext:value-type="float">
            <text:p>0.406599958016211</text:p>
          </table:table-cell>
          <table:table-cell office:value-type="float" office:value="0.593400041983789" calcext:value-type="float">
            <text:p>0.593400041983789</text:p>
          </table:table-cell>
          <table:table-cell office:value-type="float" office:value="0.498051581757756" calcext:value-type="float">
            <text:p>0.498051581757756</text:p>
          </table:table-cell>
          <table:table-cell office:value-type="float" office:value="0.501948418242244" calcext:value-type="float">
            <text:p>0.501948418242244</text:p>
          </table:table-cell>
          <table:table-cell office:value-type="float" office:value="0.583711893341065" calcext:value-type="float">
            <text:p>0.583711893341065</text:p>
          </table:table-cell>
          <table:table-cell office:value-type="float" office:value="0.416288106658935" calcext:value-type="float">
            <text:p>0.416288106658935</text:p>
          </table:table-cell>
          <table:table-cell table:formula="of:=AVERAGE([.C234];[.E234];[.G234];[.I234];[.K234];[.M234];[.O234];[.Q234];[.S234];[.U234])" office:value-type="float" office:value="0.507620702915159" calcext:value-type="float">
            <text:p>0.507620702915159</text:p>
          </table:table-cell>
          <table:table-cell table:formula="of:=AVERAGE([.D234];[.F234];[.H234];[.J234];[.L234];[.N234];[.P234];[.R234];[.T234];[.V234])" office:value-type="float" office:value="0.492379297084841" calcext:value-type="float">
            <text:p>0.49237929708484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0.888805642600999" calcext:value-type="float">
            <text:p>0.888805642600999</text:p>
          </table:table-cell>
          <table:table-cell office:value-type="float" office:value="0.111194357399" calcext:value-type="float">
            <text:p>0.111194357399</text:p>
          </table:table-cell>
          <table:table-cell office:value-type="float" office:value="0.95950228740302" calcext:value-type="float">
            <text:p>0.95950228740302</text:p>
          </table:table-cell>
          <table:table-cell office:value-type="float" office:value="0.0404977125969804" calcext:value-type="float">
            <text:p>0.04049771259698</text:p>
          </table:table-cell>
          <table:table-cell office:value-type="float" office:value="0.87471358952299" calcext:value-type="float">
            <text:p>0.87471358952299</text:p>
          </table:table-cell>
          <table:table-cell office:value-type="float" office:value="0.12528641047701" calcext:value-type="float">
            <text:p>0.12528641047701</text:p>
          </table:table-cell>
          <table:table-cell office:value-type="float" office:value="0.958935109424581" calcext:value-type="float">
            <text:p>0.958935109424581</text:p>
          </table:table-cell>
          <table:table-cell office:value-type="float" office:value="0.0410648905754193" calcext:value-type="float">
            <text:p>0.041064890575419</text:p>
          </table:table-cell>
          <table:table-cell office:value-type="float" office:value="0.937698510759762" calcext:value-type="float">
            <text:p>0.937698510759762</text:p>
          </table:table-cell>
          <table:table-cell office:value-type="float" office:value="0.0623014892402383" calcext:value-type="float">
            <text:p>0.062301489240238</text:p>
          </table:table-cell>
          <table:table-cell office:value-type="float" office:value="0.883077499290282" calcext:value-type="float">
            <text:p>0.883077499290282</text:p>
          </table:table-cell>
          <table:table-cell office:value-type="float" office:value="0.116922500709718" calcext:value-type="float">
            <text:p>0.116922500709718</text:p>
          </table:table-cell>
          <table:table-cell office:value-type="float" office:value="0.947259445267803" calcext:value-type="float">
            <text:p>0.947259445267803</text:p>
          </table:table-cell>
          <table:table-cell office:value-type="float" office:value="0.0527405547321966" calcext:value-type="float">
            <text:p>0.052740554732197</text:p>
          </table:table-cell>
          <table:table-cell office:value-type="float" office:value="0.919275858304357" calcext:value-type="float">
            <text:p>0.919275858304357</text:p>
          </table:table-cell>
          <table:table-cell office:value-type="float" office:value="0.0807241416956428" calcext:value-type="float">
            <text:p>0.080724141695643</text:p>
          </table:table-cell>
          <table:table-cell office:value-type="float" office:value="0.947201172167781" calcext:value-type="float">
            <text:p>0.947201172167781</text:p>
          </table:table-cell>
          <table:table-cell office:value-type="float" office:value="0.0527988278322183" calcext:value-type="float">
            <text:p>0.052798827832218</text:p>
          </table:table-cell>
          <table:table-cell office:value-type="float" office:value="0.925389530931972" calcext:value-type="float">
            <text:p>0.925389530931972</text:p>
          </table:table-cell>
          <table:table-cell office:value-type="float" office:value="0.0746104690680283" calcext:value-type="float">
            <text:p>0.074610469068028</text:p>
          </table:table-cell>
          <table:table-cell table:formula="of:=AVERAGE([.C235];[.E235];[.G235];[.I235];[.K235];[.M235];[.O235];[.Q235];[.S235];[.U235])" office:value-type="float" office:value="0.924185864567355" calcext:value-type="float">
            <text:p>0.924185864567355</text:p>
          </table:table-cell>
          <table:table-cell table:formula="of:=AVERAGE([.D235];[.F235];[.H235];[.J235];[.L235];[.N235];[.P235];[.R235];[.T235];[.V235])" office:value-type="float" office:value="0.0758141354326452" calcext:value-type="float">
            <text:p>0.07581413543264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0.999556435402506" calcext:value-type="float">
            <text:p>0.999556435402506</text:p>
          </table:table-cell>
          <table:table-cell office:value-type="float" office:value="0.000443564597494174" calcext:value-type="float">
            <text:p>0.000443564597494</text:p>
          </table:table-cell>
          <table:table-cell office:value-type="float" office:value="0.999006730175632" calcext:value-type="float">
            <text:p>0.999006730175632</text:p>
          </table:table-cell>
          <table:table-cell office:value-type="float" office:value="0.000993269824368169" calcext:value-type="float">
            <text:p>0.000993269824368</text:p>
          </table:table-cell>
          <table:table-cell office:value-type="float" office:value="0.998283656177236" calcext:value-type="float">
            <text:p>0.998283656177236</text:p>
          </table:table-cell>
          <table:table-cell office:value-type="float" office:value="0.00171634382276386" calcext:value-type="float">
            <text:p>0.001716343822764</text:p>
          </table:table-cell>
          <table:table-cell office:value-type="float" office:value="0.999631143667672" calcext:value-type="float">
            <text:p>0.999631143667672</text:p>
          </table:table-cell>
          <table:table-cell office:value-type="float" office:value="0.000368856332327832" calcext:value-type="float">
            <text:p>0.000368856332328</text:p>
          </table:table-cell>
          <table:table-cell office:value-type="float" office:value="0.999107237695609" calcext:value-type="float">
            <text:p>0.999107237695609</text:p>
          </table:table-cell>
          <table:table-cell office:value-type="float" office:value="0.000892762304390697" calcext:value-type="float">
            <text:p>0.000892762304391</text:p>
          </table:table-cell>
          <table:table-cell office:value-type="float" office:value="0.999253684504989" calcext:value-type="float">
            <text:p>0.999253684504989</text:p>
          </table:table-cell>
          <table:table-cell office:value-type="float" office:value="0.000746315495010765" calcext:value-type="float">
            <text:p>0.000746315495011</text:p>
          </table:table-cell>
          <table:table-cell office:value-type="float" office:value="0.998026610183424" calcext:value-type="float">
            <text:p>0.998026610183424</text:p>
          </table:table-cell>
          <table:table-cell office:value-type="float" office:value="0.0019733898165764" calcext:value-type="float">
            <text:p>0.001973389816576</text:p>
          </table:table-cell>
          <table:table-cell office:value-type="float" office:value="0.998018831056827" calcext:value-type="float">
            <text:p>0.998018831056827</text:p>
          </table:table-cell>
          <table:table-cell office:value-type="float" office:value="0.00198116894317293" calcext:value-type="float">
            <text:p>0.001981168943173</text:p>
          </table:table-cell>
          <table:table-cell office:value-type="float" office:value="0.998022705089193" calcext:value-type="float">
            <text:p>0.998022705089193</text:p>
          </table:table-cell>
          <table:table-cell office:value-type="float" office:value="0.00197729491080708" calcext:value-type="float">
            <text:p>0.001977294910807</text:p>
          </table:table-cell>
          <table:table-cell office:value-type="float" office:value="0.998885800694367" calcext:value-type="float">
            <text:p>0.998885800694367</text:p>
          </table:table-cell>
          <table:table-cell office:value-type="float" office:value="0.0011141993056332" calcext:value-type="float">
            <text:p>0.001114199305633</text:p>
          </table:table-cell>
          <table:table-cell table:formula="of:=AVERAGE([.C236];[.E236];[.G236];[.I236];[.K236];[.M236];[.O236];[.Q236];[.S236];[.U236])" office:value-type="float" office:value="0.998779283464745" calcext:value-type="float">
            <text:p>0.998779283464745</text:p>
          </table:table-cell>
          <table:table-cell table:formula="of:=AVERAGE([.D236];[.F236];[.H236];[.J236];[.L236];[.N236];[.P236];[.R236];[.T236];[.V236])" office:value-type="float" office:value="0.00122071653525451" calcext:value-type="float">
            <text:p>0.00122071653525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0.737302212713163" calcext:value-type="float">
            <text:p>0.737302212713163</text:p>
          </table:table-cell>
          <table:table-cell office:value-type="float" office:value="0.262697787286837" calcext:value-type="float">
            <text:p>0.262697787286837</text:p>
          </table:table-cell>
          <table:table-cell office:value-type="float" office:value="0.745347678739072" calcext:value-type="float">
            <text:p>0.745347678739072</text:p>
          </table:table-cell>
          <table:table-cell office:value-type="float" office:value="0.254652321260928" calcext:value-type="float">
            <text:p>0.254652321260928</text:p>
          </table:table-cell>
          <table:table-cell office:value-type="float" office:value="0.63801297877115" calcext:value-type="float">
            <text:p>0.63801297877115</text:p>
          </table:table-cell>
          <table:table-cell office:value-type="float" office:value="0.36198702122885" calcext:value-type="float">
            <text:p>0.36198702122885</text:p>
          </table:table-cell>
          <table:table-cell office:value-type="float" office:value="0.742875467055098" calcext:value-type="float">
            <text:p>0.742875467055098</text:p>
          </table:table-cell>
          <table:table-cell office:value-type="float" office:value="0.257124532944902" calcext:value-type="float">
            <text:p>0.257124532944902</text:p>
          </table:table-cell>
          <table:table-cell office:value-type="float" office:value="0.711157677986732" calcext:value-type="float">
            <text:p>0.711157677986732</text:p>
          </table:table-cell>
          <table:table-cell office:value-type="float" office:value="0.288842322013268" calcext:value-type="float">
            <text:p>0.288842322013268</text:p>
          </table:table-cell>
          <table:table-cell office:value-type="float" office:value="0.685251347016153" calcext:value-type="float">
            <text:p>0.685251347016153</text:p>
          </table:table-cell>
          <table:table-cell office:value-type="float" office:value="0.314748652983847" calcext:value-type="float">
            <text:p>0.314748652983847</text:p>
          </table:table-cell>
          <table:table-cell office:value-type="float" office:value="0.706954751616395" calcext:value-type="float">
            <text:p>0.706954751616395</text:p>
          </table:table-cell>
          <table:table-cell office:value-type="float" office:value="0.293045248383605" calcext:value-type="float">
            <text:p>0.293045248383605</text:p>
          </table:table-cell>
          <table:table-cell office:value-type="float" office:value="0.713053007301787" calcext:value-type="float">
            <text:p>0.713053007301787</text:p>
          </table:table-cell>
          <table:table-cell office:value-type="float" office:value="0.286946992698213" calcext:value-type="float">
            <text:p>0.286946992698213</text:p>
          </table:table-cell>
          <table:table-cell office:value-type="float" office:value="0.751511763820635" calcext:value-type="float">
            <text:p>0.751511763820635</text:p>
          </table:table-cell>
          <table:table-cell office:value-type="float" office:value="0.248488236179365" calcext:value-type="float">
            <text:p>0.248488236179365</text:p>
          </table:table-cell>
          <table:table-cell office:value-type="float" office:value="0.663689662099633" calcext:value-type="float">
            <text:p>0.663689662099633</text:p>
          </table:table-cell>
          <table:table-cell office:value-type="float" office:value="0.336310337900367" calcext:value-type="float">
            <text:p>0.336310337900367</text:p>
          </table:table-cell>
          <table:table-cell table:formula="of:=AVERAGE([.C237];[.E237];[.G237];[.I237];[.K237];[.M237];[.O237];[.Q237];[.S237];[.U237])" office:value-type="float" office:value="0.709515654711982" calcext:value-type="float">
            <text:p>0.709515654711982</text:p>
          </table:table-cell>
          <table:table-cell table:formula="of:=AVERAGE([.D237];[.F237];[.H237];[.J237];[.L237];[.N237];[.P237];[.R237];[.T237];[.V237])" office:value-type="float" office:value="0.290484345288018" calcext:value-type="float">
            <text:p>0.29048434528801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0.771259653229349" calcext:value-type="float">
            <text:p>0.771259653229349</text:p>
          </table:table-cell>
          <table:table-cell office:value-type="float" office:value="0.228740346770652" calcext:value-type="float">
            <text:p>0.228740346770652</text:p>
          </table:table-cell>
          <table:table-cell office:value-type="float" office:value="0.716375317371903" calcext:value-type="float">
            <text:p>0.716375317371903</text:p>
          </table:table-cell>
          <table:table-cell office:value-type="float" office:value="0.283624682628097" calcext:value-type="float">
            <text:p>0.283624682628097</text:p>
          </table:table-cell>
          <table:table-cell office:value-type="float" office:value="0.735523423214872" calcext:value-type="float">
            <text:p>0.735523423214872</text:p>
          </table:table-cell>
          <table:table-cell office:value-type="float" office:value="0.264476576785128" calcext:value-type="float">
            <text:p>0.264476576785128</text:p>
          </table:table-cell>
          <table:table-cell office:value-type="float" office:value="0.728897963985842" calcext:value-type="float">
            <text:p>0.728897963985842</text:p>
          </table:table-cell>
          <table:table-cell office:value-type="float" office:value="0.271102036014158" calcext:value-type="float">
            <text:p>0.271102036014158</text:p>
          </table:table-cell>
          <table:table-cell office:value-type="float" office:value="0.603672658949883" calcext:value-type="float">
            <text:p>0.603672658949883</text:p>
          </table:table-cell>
          <table:table-cell office:value-type="float" office:value="0.396327341050117" calcext:value-type="float">
            <text:p>0.396327341050117</text:p>
          </table:table-cell>
          <table:table-cell office:value-type="float" office:value="0.711688299574554" calcext:value-type="float">
            <text:p>0.711688299574554</text:p>
          </table:table-cell>
          <table:table-cell office:value-type="float" office:value="0.288311700425446" calcext:value-type="float">
            <text:p>0.288311700425446</text:p>
          </table:table-cell>
          <table:table-cell office:value-type="float" office:value="0.602875522083078" calcext:value-type="float">
            <text:p>0.602875522083078</text:p>
          </table:table-cell>
          <table:table-cell office:value-type="float" office:value="0.397124477916922" calcext:value-type="float">
            <text:p>0.397124477916922</text:p>
          </table:table-cell>
          <table:table-cell office:value-type="float" office:value="0.699041984702352" calcext:value-type="float">
            <text:p>0.699041984702352</text:p>
          </table:table-cell>
          <table:table-cell office:value-type="float" office:value="0.300958015297648" calcext:value-type="float">
            <text:p>0.300958015297648</text:p>
          </table:table-cell>
          <table:table-cell office:value-type="float" office:value="0.626059188735961" calcext:value-type="float">
            <text:p>0.626059188735961</text:p>
          </table:table-cell>
          <table:table-cell office:value-type="float" office:value="0.373940811264039" calcext:value-type="float">
            <text:p>0.373940811264039</text:p>
          </table:table-cell>
          <table:table-cell office:value-type="float" office:value="0.790638321801795" calcext:value-type="float">
            <text:p>0.790638321801795</text:p>
          </table:table-cell>
          <table:table-cell office:value-type="float" office:value="0.209361678198205" calcext:value-type="float">
            <text:p>0.209361678198205</text:p>
          </table:table-cell>
          <table:table-cell table:formula="of:=AVERAGE([.C238];[.E238];[.G238];[.I238];[.K238];[.M238];[.O238];[.Q238];[.S238];[.U238])" office:value-type="float" office:value="0.698603233364959" calcext:value-type="float">
            <text:p>0.698603233364959</text:p>
          </table:table-cell>
          <table:table-cell table:formula="of:=AVERAGE([.D238];[.F238];[.H238];[.J238];[.L238];[.N238];[.P238];[.R238];[.T238];[.V238])" office:value-type="float" office:value="0.301396766635041" calcext:value-type="float">
            <text:p>0.30139676663504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0.494918715353326" calcext:value-type="float">
            <text:p>0.494918715353326</text:p>
          </table:table-cell>
          <table:table-cell office:value-type="float" office:value="0.505081284646675" calcext:value-type="float">
            <text:p>0.505081284646675</text:p>
          </table:table-cell>
          <table:table-cell office:value-type="float" office:value="0.47754912244667" calcext:value-type="float">
            <text:p>0.47754912244667</text:p>
          </table:table-cell>
          <table:table-cell office:value-type="float" office:value="0.52245087755333" calcext:value-type="float">
            <text:p>0.52245087755333</text:p>
          </table:table-cell>
          <table:table-cell office:value-type="float" office:value="0.452365960248415" calcext:value-type="float">
            <text:p>0.452365960248415</text:p>
          </table:table-cell>
          <table:table-cell office:value-type="float" office:value="0.547634039751585" calcext:value-type="float">
            <text:p>0.547634039751585</text:p>
          </table:table-cell>
          <table:table-cell office:value-type="float" office:value="0.428598581502848" calcext:value-type="float">
            <text:p>0.428598581502848</text:p>
          </table:table-cell>
          <table:table-cell office:value-type="float" office:value="0.571401418497152" calcext:value-type="float">
            <text:p>0.571401418497152</text:p>
          </table:table-cell>
          <table:table-cell office:value-type="float" office:value="0.498000312722473" calcext:value-type="float">
            <text:p>0.498000312722473</text:p>
          </table:table-cell>
          <table:table-cell office:value-type="float" office:value="0.501999687277527" calcext:value-type="float">
            <text:p>0.501999687277527</text:p>
          </table:table-cell>
          <table:table-cell office:value-type="float" office:value="0.410787769348422" calcext:value-type="float">
            <text:p>0.410787769348422</text:p>
          </table:table-cell>
          <table:table-cell office:value-type="float" office:value="0.589212230651578" calcext:value-type="float">
            <text:p>0.589212230651578</text:p>
          </table:table-cell>
          <table:table-cell office:value-type="float" office:value="0.5228482610707" calcext:value-type="float">
            <text:p>0.5228482610707</text:p>
          </table:table-cell>
          <table:table-cell office:value-type="float" office:value="0.4771517389293" calcext:value-type="float">
            <text:p>0.4771517389293</text:p>
          </table:table-cell>
          <table:table-cell office:value-type="float" office:value="0.412669731741376" calcext:value-type="float">
            <text:p>0.412669731741376</text:p>
          </table:table-cell>
          <table:table-cell office:value-type="float" office:value="0.587330268258624" calcext:value-type="float">
            <text:p>0.587330268258624</text:p>
          </table:table-cell>
          <table:table-cell office:value-type="float" office:value="0.454351598969477" calcext:value-type="float">
            <text:p>0.454351598969477</text:p>
          </table:table-cell>
          <table:table-cell office:value-type="float" office:value="0.545648401030523" calcext:value-type="float">
            <text:p>0.545648401030523</text:p>
          </table:table-cell>
          <table:table-cell office:value-type="float" office:value="0.47885504566553" calcext:value-type="float">
            <text:p>0.47885504566553</text:p>
          </table:table-cell>
          <table:table-cell office:value-type="float" office:value="0.52114495433447" calcext:value-type="float">
            <text:p>0.52114495433447</text:p>
          </table:table-cell>
          <table:table-cell table:formula="of:=AVERAGE([.C239];[.E239];[.G239];[.I239];[.K239];[.M239];[.O239];[.Q239];[.S239];[.U239])" office:value-type="float" office:value="0.463094509906924" calcext:value-type="float">
            <text:p>0.463094509906924</text:p>
          </table:table-cell>
          <table:table-cell table:formula="of:=AVERAGE([.D239];[.F239];[.H239];[.J239];[.L239];[.N239];[.P239];[.R239];[.T239];[.V239])" office:value-type="float" office:value="0.536905490093076" calcext:value-type="float">
            <text:p>0.53690549009307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0.875604205394971" calcext:value-type="float">
            <text:p>0.875604205394971</text:p>
          </table:table-cell>
          <table:table-cell office:value-type="float" office:value="0.124395794605029" calcext:value-type="float">
            <text:p>0.124395794605029</text:p>
          </table:table-cell>
          <table:table-cell office:value-type="float" office:value="0.685274613628267" calcext:value-type="float">
            <text:p>0.685274613628267</text:p>
          </table:table-cell>
          <table:table-cell office:value-type="float" office:value="0.314725386371733" calcext:value-type="float">
            <text:p>0.314725386371733</text:p>
          </table:table-cell>
          <table:table-cell office:value-type="float" office:value="0.676335582305499" calcext:value-type="float">
            <text:p>0.676335582305499</text:p>
          </table:table-cell>
          <table:table-cell office:value-type="float" office:value="0.323664417694501" calcext:value-type="float">
            <text:p>0.323664417694501</text:p>
          </table:table-cell>
          <table:table-cell office:value-type="float" office:value="0.766724056011871" calcext:value-type="float">
            <text:p>0.766724056011871</text:p>
          </table:table-cell>
          <table:table-cell office:value-type="float" office:value="0.233275943988129" calcext:value-type="float">
            <text:p>0.233275943988129</text:p>
          </table:table-cell>
          <table:table-cell office:value-type="float" office:value="0.775222684318745" calcext:value-type="float">
            <text:p>0.775222684318745</text:p>
          </table:table-cell>
          <table:table-cell office:value-type="float" office:value="0.224777315681255" calcext:value-type="float">
            <text:p>0.224777315681255</text:p>
          </table:table-cell>
          <table:table-cell office:value-type="float" office:value="0.657677544095821" calcext:value-type="float">
            <text:p>0.657677544095821</text:p>
          </table:table-cell>
          <table:table-cell office:value-type="float" office:value="0.342322455904179" calcext:value-type="float">
            <text:p>0.342322455904179</text:p>
          </table:table-cell>
          <table:table-cell office:value-type="float" office:value="0.80548278262802" calcext:value-type="float">
            <text:p>0.80548278262802</text:p>
          </table:table-cell>
          <table:table-cell office:value-type="float" office:value="0.19451721737198" calcext:value-type="float">
            <text:p>0.19451721737198</text:p>
          </table:table-cell>
          <table:table-cell office:value-type="float" office:value="0.73575305468324" calcext:value-type="float">
            <text:p>0.73575305468324</text:p>
          </table:table-cell>
          <table:table-cell office:value-type="float" office:value="0.26424694531676" calcext:value-type="float">
            <text:p>0.26424694531676</text:p>
          </table:table-cell>
          <table:table-cell office:value-type="float" office:value="0.762983444127088" calcext:value-type="float">
            <text:p>0.762983444127088</text:p>
          </table:table-cell>
          <table:table-cell office:value-type="float" office:value="0.237016555872912" calcext:value-type="float">
            <text:p>0.237016555872912</text:p>
          </table:table-cell>
          <table:table-cell office:value-type="float" office:value="0.731832120816878" calcext:value-type="float">
            <text:p>0.731832120816878</text:p>
          </table:table-cell>
          <table:table-cell office:value-type="float" office:value="0.268167879183122" calcext:value-type="float">
            <text:p>0.268167879183122</text:p>
          </table:table-cell>
          <table:table-cell table:formula="of:=AVERAGE([.C240];[.E240];[.G240];[.I240];[.K240];[.M240];[.O240];[.Q240];[.S240];[.U240])" office:value-type="float" office:value="0.74728900880104" calcext:value-type="float">
            <text:p>0.74728900880104</text:p>
          </table:table-cell>
          <table:table-cell table:formula="of:=AVERAGE([.D240];[.F240];[.H240];[.J240];[.L240];[.N240];[.P240];[.R240];[.T240];[.V240])" office:value-type="float" office:value="0.25271099119896" calcext:value-type="float">
            <text:p>0.2527109911989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0.47297030448002" calcext:value-type="float">
            <text:p>0.47297030448002</text:p>
          </table:table-cell>
          <table:table-cell office:value-type="float" office:value="0.52702969551998" calcext:value-type="float">
            <text:p>0.52702969551998</text:p>
          </table:table-cell>
          <table:table-cell office:value-type="float" office:value="0.498575508489772" calcext:value-type="float">
            <text:p>0.498575508489772</text:p>
          </table:table-cell>
          <table:table-cell office:value-type="float" office:value="0.501424491510228" calcext:value-type="float">
            <text:p>0.501424491510228</text:p>
          </table:table-cell>
          <table:table-cell office:value-type="float" office:value="0.291365466485085" calcext:value-type="float">
            <text:p>0.291365466485085</text:p>
          </table:table-cell>
          <table:table-cell office:value-type="float" office:value="0.708634533514914" calcext:value-type="float">
            <text:p>0.708634533514914</text:p>
          </table:table-cell>
          <table:table-cell office:value-type="float" office:value="0.411927278023451" calcext:value-type="float">
            <text:p>0.411927278023451</text:p>
          </table:table-cell>
          <table:table-cell office:value-type="float" office:value="0.588072721976549" calcext:value-type="float">
            <text:p>0.588072721976549</text:p>
          </table:table-cell>
          <table:table-cell office:value-type="float" office:value="0.438313301293185" calcext:value-type="float">
            <text:p>0.438313301293185</text:p>
          </table:table-cell>
          <table:table-cell office:value-type="float" office:value="0.561686698706815" calcext:value-type="float">
            <text:p>0.561686698706815</text:p>
          </table:table-cell>
          <table:table-cell office:value-type="float" office:value="0.371785104401199" calcext:value-type="float">
            <text:p>0.371785104401199</text:p>
          </table:table-cell>
          <table:table-cell office:value-type="float" office:value="0.628214895598801" calcext:value-type="float">
            <text:p>0.628214895598801</text:p>
          </table:table-cell>
          <table:table-cell office:value-type="float" office:value="0.411835569678145" calcext:value-type="float">
            <text:p>0.411835569678145</text:p>
          </table:table-cell>
          <table:table-cell office:value-type="float" office:value="0.588164430321855" calcext:value-type="float">
            <text:p>0.588164430321855</text:p>
          </table:table-cell>
          <table:table-cell office:value-type="float" office:value="0.298617624317629" calcext:value-type="float">
            <text:p>0.298617624317629</text:p>
          </table:table-cell>
          <table:table-cell office:value-type="float" office:value="0.701382375682371" calcext:value-type="float">
            <text:p>0.701382375682371</text:p>
          </table:table-cell>
          <table:table-cell office:value-type="float" office:value="0.427592656932944" calcext:value-type="float">
            <text:p>0.427592656932944</text:p>
          </table:table-cell>
          <table:table-cell office:value-type="float" office:value="0.572407343067056" calcext:value-type="float">
            <text:p>0.572407343067056</text:p>
          </table:table-cell>
          <table:table-cell office:value-type="float" office:value="0.350899582533222" calcext:value-type="float">
            <text:p>0.350899582533222</text:p>
          </table:table-cell>
          <table:table-cell office:value-type="float" office:value="0.649100417466778" calcext:value-type="float">
            <text:p>0.649100417466778</text:p>
          </table:table-cell>
          <table:table-cell table:formula="of:=AVERAGE([.C241];[.E241];[.G241];[.I241];[.K241];[.M241];[.O241];[.Q241];[.S241];[.U241])" office:value-type="float" office:value="0.397388239663465" calcext:value-type="float">
            <text:p>0.397388239663465</text:p>
          </table:table-cell>
          <table:table-cell table:formula="of:=AVERAGE([.D241];[.F241];[.H241];[.J241];[.L241];[.N241];[.P241];[.R241];[.T241];[.V241])" office:value-type="float" office:value="0.602611760336535" calcext:value-type="float">
            <text:p>0.60261176033653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0.989960721027819" calcext:value-type="float">
            <text:p>0.989960721027819</text:p>
          </table:table-cell>
          <table:table-cell office:value-type="float" office:value="0.010039278972181" calcext:value-type="float">
            <text:p>0.010039278972181</text:p>
          </table:table-cell>
          <table:table-cell office:value-type="float" office:value="0.995257312786106" calcext:value-type="float">
            <text:p>0.995257312786106</text:p>
          </table:table-cell>
          <table:table-cell office:value-type="float" office:value="0.0047426872138938" calcext:value-type="float">
            <text:p>0.004742687213894</text:p>
          </table:table-cell>
          <table:table-cell office:value-type="float" office:value="0.988783192474748" calcext:value-type="float">
            <text:p>0.988783192474748</text:p>
          </table:table-cell>
          <table:table-cell office:value-type="float" office:value="0.011216807525252" calcext:value-type="float">
            <text:p>0.011216807525252</text:p>
          </table:table-cell>
          <table:table-cell office:value-type="float" office:value="0.989511964730533" calcext:value-type="float">
            <text:p>0.989511964730533</text:p>
          </table:table-cell>
          <table:table-cell office:value-type="float" office:value="0.0104880352694674" calcext:value-type="float">
            <text:p>0.010488035269467</text:p>
          </table:table-cell>
          <table:table-cell office:value-type="float" office:value="0.994106766622696" calcext:value-type="float">
            <text:p>0.994106766622696</text:p>
          </table:table-cell>
          <table:table-cell office:value-type="float" office:value="0.00589323337730396" calcext:value-type="float">
            <text:p>0.005893233377304</text:p>
          </table:table-cell>
          <table:table-cell office:value-type="float" office:value="0.993293096790577" calcext:value-type="float">
            <text:p>0.993293096790577</text:p>
          </table:table-cell>
          <table:table-cell office:value-type="float" office:value="0.00670690320942247" calcext:value-type="float">
            <text:p>0.006706903209422</text:p>
          </table:table-cell>
          <table:table-cell office:value-type="float" office:value="0.98939385449003" calcext:value-type="float">
            <text:p>0.98939385449003</text:p>
          </table:table-cell>
          <table:table-cell office:value-type="float" office:value="0.0106061455099705" calcext:value-type="float">
            <text:p>0.010606145509971</text:p>
          </table:table-cell>
          <table:table-cell office:value-type="float" office:value="0.991881576033146" calcext:value-type="float">
            <text:p>0.991881576033146</text:p>
          </table:table-cell>
          <table:table-cell office:value-type="float" office:value="0.00811842396685412" calcext:value-type="float">
            <text:p>0.008118423966854</text:p>
          </table:table-cell>
          <table:table-cell office:value-type="float" office:value="0.988166766468289" calcext:value-type="float">
            <text:p>0.988166766468289</text:p>
          </table:table-cell>
          <table:table-cell office:value-type="float" office:value="0.0118332335317107" calcext:value-type="float">
            <text:p>0.011833233531711</text:p>
          </table:table-cell>
          <table:table-cell office:value-type="float" office:value="0.994840776671277" calcext:value-type="float">
            <text:p>0.994840776671277</text:p>
          </table:table-cell>
          <table:table-cell office:value-type="float" office:value="0.00515922332872306" calcext:value-type="float">
            <text:p>0.005159223328723</text:p>
          </table:table-cell>
          <table:table-cell table:formula="of:=AVERAGE([.C242];[.E242];[.G242];[.I242];[.K242];[.M242];[.O242];[.Q242];[.S242];[.U242])" office:value-type="float" office:value="0.991519602809522" calcext:value-type="float">
            <text:p>0.991519602809522</text:p>
          </table:table-cell>
          <table:table-cell table:formula="of:=AVERAGE([.D242];[.F242];[.H242];[.J242];[.L242];[.N242];[.P242];[.R242];[.T242];[.V242])" office:value-type="float" office:value="0.0084803971904779" calcext:value-type="float">
            <text:p>0.008480397190478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office:value-type="float" office:value="0.734418915193485" calcext:value-type="float">
            <text:p>0.734418915193485</text:p>
          </table:table-cell>
          <table:table-cell office:value-type="float" office:value="0.265581084806515" calcext:value-type="float">
            <text:p>0.265581084806515</text:p>
          </table:table-cell>
          <table:table-cell office:value-type="float" office:value="0.764389052557058" calcext:value-type="float">
            <text:p>0.764389052557058</text:p>
          </table:table-cell>
          <table:table-cell office:value-type="float" office:value="0.235610947442942" calcext:value-type="float">
            <text:p>0.235610947442942</text:p>
          </table:table-cell>
          <table:table-cell office:value-type="float" office:value="0.727271238445173" calcext:value-type="float">
            <text:p>0.727271238445173</text:p>
          </table:table-cell>
          <table:table-cell office:value-type="float" office:value="0.272728761554827" calcext:value-type="float">
            <text:p>0.272728761554827</text:p>
          </table:table-cell>
          <table:table-cell office:value-type="float" office:value="0.817666661701702" calcext:value-type="float">
            <text:p>0.817666661701702</text:p>
          </table:table-cell>
          <table:table-cell office:value-type="float" office:value="0.182333338298298" calcext:value-type="float">
            <text:p>0.182333338298298</text:p>
          </table:table-cell>
          <table:table-cell office:value-type="float" office:value="0.824087823452022" calcext:value-type="float">
            <text:p>0.824087823452022</text:p>
          </table:table-cell>
          <table:table-cell office:value-type="float" office:value="0.175912176547978" calcext:value-type="float">
            <text:p>0.175912176547978</text:p>
          </table:table-cell>
          <table:table-cell office:value-type="float" office:value="0.779857445470317" calcext:value-type="float">
            <text:p>0.779857445470317</text:p>
          </table:table-cell>
          <table:table-cell office:value-type="float" office:value="0.220142554529682" calcext:value-type="float">
            <text:p>0.220142554529682</text:p>
          </table:table-cell>
          <table:table-cell office:value-type="float" office:value="0.812815811635637" calcext:value-type="float">
            <text:p>0.812815811635637</text:p>
          </table:table-cell>
          <table:table-cell office:value-type="float" office:value="0.187184188364363" calcext:value-type="float">
            <text:p>0.187184188364363</text:p>
          </table:table-cell>
          <table:table-cell office:value-type="float" office:value="0.717612402157863" calcext:value-type="float">
            <text:p>0.717612402157863</text:p>
          </table:table-cell>
          <table:table-cell office:value-type="float" office:value="0.282387597842137" calcext:value-type="float">
            <text:p>0.282387597842137</text:p>
          </table:table-cell>
          <table:table-cell office:value-type="float" office:value="0.751319298105157" calcext:value-type="float">
            <text:p>0.751319298105157</text:p>
          </table:table-cell>
          <table:table-cell office:value-type="float" office:value="0.248680701894843" calcext:value-type="float">
            <text:p>0.248680701894843</text:p>
          </table:table-cell>
          <table:table-cell office:value-type="float" office:value="0.717222936302752" calcext:value-type="float">
            <text:p>0.717222936302752</text:p>
          </table:table-cell>
          <table:table-cell office:value-type="float" office:value="0.282777063697248" calcext:value-type="float">
            <text:p>0.282777063697248</text:p>
          </table:table-cell>
          <table:table-cell table:formula="of:=AVERAGE([.C243];[.E243];[.G243];[.I243];[.K243];[.M243];[.O243];[.Q243];[.S243];[.U243])" office:value-type="float" office:value="0.764666158502117" calcext:value-type="float">
            <text:p>0.764666158502117</text:p>
          </table:table-cell>
          <table:table-cell table:formula="of:=AVERAGE([.D243];[.F243];[.H243];[.J243];[.L243];[.N243];[.P243];[.R243];[.T243];[.V243])" office:value-type="float" office:value="0.235333841497883" calcext:value-type="float">
            <text:p>0.23533384149788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0.978699755077088" calcext:value-type="float">
            <text:p>0.978699755077088</text:p>
          </table:table-cell>
          <table:table-cell office:value-type="float" office:value="0.0213002449229115" calcext:value-type="float">
            <text:p>0.021300244922912</text:p>
          </table:table-cell>
          <table:table-cell office:value-type="float" office:value="0.964108033732096" calcext:value-type="float">
            <text:p>0.964108033732096</text:p>
          </table:table-cell>
          <table:table-cell office:value-type="float" office:value="0.0358919662679037" calcext:value-type="float">
            <text:p>0.035891966267904</text:p>
          </table:table-cell>
          <table:table-cell office:value-type="float" office:value="0.96728829227502" calcext:value-type="float">
            <text:p>0.96728829227502</text:p>
          </table:table-cell>
          <table:table-cell office:value-type="float" office:value="0.0327117077249804" calcext:value-type="float">
            <text:p>0.03271170772498</text:p>
          </table:table-cell>
          <table:table-cell office:value-type="float" office:value="0.976986648882088" calcext:value-type="float">
            <text:p>0.976986648882088</text:p>
          </table:table-cell>
          <table:table-cell office:value-type="float" office:value="0.0230133511179118" calcext:value-type="float">
            <text:p>0.023013351117912</text:p>
          </table:table-cell>
          <table:table-cell office:value-type="float" office:value="0.985890719071015" calcext:value-type="float">
            <text:p>0.985890719071015</text:p>
          </table:table-cell>
          <table:table-cell office:value-type="float" office:value="0.0141092809289846" calcext:value-type="float">
            <text:p>0.014109280928985</text:p>
          </table:table-cell>
          <table:table-cell office:value-type="float" office:value="0.950803181226766" calcext:value-type="float">
            <text:p>0.950803181226766</text:p>
          </table:table-cell>
          <table:table-cell office:value-type="float" office:value="0.0491968187732344" calcext:value-type="float">
            <text:p>0.049196818773234</text:p>
          </table:table-cell>
          <table:table-cell office:value-type="float" office:value="0.966982698772144" calcext:value-type="float">
            <text:p>0.966982698772144</text:p>
          </table:table-cell>
          <table:table-cell office:value-type="float" office:value="0.0330173012278561" calcext:value-type="float">
            <text:p>0.033017301227856</text:p>
          </table:table-cell>
          <table:table-cell office:value-type="float" office:value="0.977971632992339" calcext:value-type="float">
            <text:p>0.977971632992339</text:p>
          </table:table-cell>
          <table:table-cell office:value-type="float" office:value="0.0220283670076614" calcext:value-type="float">
            <text:p>0.022028367007661</text:p>
          </table:table-cell>
          <table:table-cell office:value-type="float" office:value="0.952100737218015" calcext:value-type="float">
            <text:p>0.952100737218015</text:p>
          </table:table-cell>
          <table:table-cell office:value-type="float" office:value="0.0478992627819852" calcext:value-type="float">
            <text:p>0.047899262781985</text:p>
          </table:table-cell>
          <table:table-cell office:value-type="float" office:value="0.974925171058483" calcext:value-type="float">
            <text:p>0.974925171058483</text:p>
          </table:table-cell>
          <table:table-cell office:value-type="float" office:value="0.025074828941517" calcext:value-type="float">
            <text:p>0.025074828941517</text:p>
          </table:table-cell>
          <table:table-cell table:formula="of:=AVERAGE([.C244];[.E244];[.G244];[.I244];[.K244];[.M244];[.O244];[.Q244];[.S244];[.U244])" office:value-type="float" office:value="0.969575687030505" calcext:value-type="float">
            <text:p>0.969575687030505</text:p>
          </table:table-cell>
          <table:table-cell table:formula="of:=AVERAGE([.D244];[.F244];[.H244];[.J244];[.L244];[.N244];[.P244];[.R244];[.T244];[.V244])" office:value-type="float" office:value="0.0304243129694946" calcext:value-type="float">
            <text:p>0.030424312969495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 office:value-type="float" office:value="0.945173004289472" calcext:value-type="float">
            <text:p>0.945173004289472</text:p>
          </table:table-cell>
          <table:table-cell office:value-type="float" office:value="0.0548269957105284" calcext:value-type="float">
            <text:p>0.054826995710528</text:p>
          </table:table-cell>
          <table:table-cell office:value-type="float" office:value="0.964988247258695" calcext:value-type="float">
            <text:p>0.964988247258695</text:p>
          </table:table-cell>
          <table:table-cell office:value-type="float" office:value="0.0350117527413051" calcext:value-type="float">
            <text:p>0.035011752741305</text:p>
          </table:table-cell>
          <table:table-cell office:value-type="float" office:value="0.95437072713331" calcext:value-type="float">
            <text:p>0.95437072713331</text:p>
          </table:table-cell>
          <table:table-cell office:value-type="float" office:value="0.0456292728666895" calcext:value-type="float">
            <text:p>0.04562927286669</text:p>
          </table:table-cell>
          <table:table-cell office:value-type="float" office:value="0.958275641670651" calcext:value-type="float">
            <text:p>0.958275641670651</text:p>
          </table:table-cell>
          <table:table-cell office:value-type="float" office:value="0.0417243583293488" calcext:value-type="float">
            <text:p>0.041724358329349</text:p>
          </table:table-cell>
          <table:table-cell office:value-type="float" office:value="0.961041179133824" calcext:value-type="float">
            <text:p>0.961041179133824</text:p>
          </table:table-cell>
          <table:table-cell office:value-type="float" office:value="0.0389588208661756" calcext:value-type="float">
            <text:p>0.038958820866176</text:p>
          </table:table-cell>
          <table:table-cell office:value-type="float" office:value="0.974400608201082" calcext:value-type="float">
            <text:p>0.974400608201082</text:p>
          </table:table-cell>
          <table:table-cell office:value-type="float" office:value="0.0255993917989186" calcext:value-type="float">
            <text:p>0.025599391798919</text:p>
          </table:table-cell>
          <table:table-cell office:value-type="float" office:value="0.963802832225764" calcext:value-type="float">
            <text:p>0.963802832225764</text:p>
          </table:table-cell>
          <table:table-cell office:value-type="float" office:value="0.0361971677742358" calcext:value-type="float">
            <text:p>0.036197167774236</text:p>
          </table:table-cell>
          <table:table-cell office:value-type="float" office:value="0.940626417724335" calcext:value-type="float">
            <text:p>0.940626417724335</text:p>
          </table:table-cell>
          <table:table-cell office:value-type="float" office:value="0.0593735822756645" calcext:value-type="float">
            <text:p>0.059373582275665</text:p>
          </table:table-cell>
          <table:table-cell office:value-type="float" office:value="0.958897680351035" calcext:value-type="float">
            <text:p>0.958897680351035</text:p>
          </table:table-cell>
          <table:table-cell office:value-type="float" office:value="0.0411023196489651" calcext:value-type="float">
            <text:p>0.041102319648965</text:p>
          </table:table-cell>
          <table:table-cell office:value-type="float" office:value="0.953952964320997" calcext:value-type="float">
            <text:p>0.953952964320997</text:p>
          </table:table-cell>
          <table:table-cell office:value-type="float" office:value="0.0460470356790032" calcext:value-type="float">
            <text:p>0.046047035679003</text:p>
          </table:table-cell>
          <table:table-cell table:formula="of:=AVERAGE([.C245];[.E245];[.G245];[.I245];[.K245];[.M245];[.O245];[.Q245];[.S245];[.U245])" office:value-type="float" office:value="0.957552930230917" calcext:value-type="float">
            <text:p>0.957552930230917</text:p>
          </table:table-cell>
          <table:table-cell table:formula="of:=AVERAGE([.D245];[.F245];[.H245];[.J245];[.L245];[.N245];[.P245];[.R245];[.T245];[.V245])" office:value-type="float" office:value="0.0424470697690835" calcext:value-type="float">
            <text:p>0.04244706976908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0.997396494346923" calcext:value-type="float">
            <text:p>0.997396494346923</text:p>
          </table:table-cell>
          <table:table-cell office:value-type="float" office:value="0.00260350565307686" calcext:value-type="float">
            <text:p>0.002603505653077</text:p>
          </table:table-cell>
          <table:table-cell office:value-type="float" office:value="0.980443258222084" calcext:value-type="float">
            <text:p>0.980443258222084</text:p>
          </table:table-cell>
          <table:table-cell office:value-type="float" office:value="0.0195567417779156" calcext:value-type="float">
            <text:p>0.019556741777916</text:p>
          </table:table-cell>
          <table:table-cell office:value-type="float" office:value="0.98187023710287" calcext:value-type="float">
            <text:p>0.98187023710287</text:p>
          </table:table-cell>
          <table:table-cell office:value-type="float" office:value="0.0181297628971305" calcext:value-type="float">
            <text:p>0.018129762897131</text:p>
          </table:table-cell>
          <table:table-cell office:value-type="float" office:value="0.99338314153865" calcext:value-type="float">
            <text:p>0.99338314153865</text:p>
          </table:table-cell>
          <table:table-cell office:value-type="float" office:value="0.00661685846134995" calcext:value-type="float">
            <text:p>0.00661685846135</text:p>
          </table:table-cell>
          <table:table-cell office:value-type="float" office:value="0.991464318266311" calcext:value-type="float">
            <text:p>0.991464318266311</text:p>
          </table:table-cell>
          <table:table-cell office:value-type="float" office:value="0.00853568173368925" calcext:value-type="float">
            <text:p>0.008535681733689</text:p>
          </table:table-cell>
          <table:table-cell office:value-type="float" office:value="0.992336835731351" calcext:value-type="float">
            <text:p>0.992336835731351</text:p>
          </table:table-cell>
          <table:table-cell office:value-type="float" office:value="0.00766316426864937" calcext:value-type="float">
            <text:p>0.007663164268649</text:p>
          </table:table-cell>
          <table:table-cell office:value-type="float" office:value="0.984150986474535" calcext:value-type="float">
            <text:p>0.984150986474535</text:p>
          </table:table-cell>
          <table:table-cell office:value-type="float" office:value="0.0158490135254655" calcext:value-type="float">
            <text:p>0.015849013525466</text:p>
          </table:table-cell>
          <table:table-cell office:value-type="float" office:value="0.989514166140144" calcext:value-type="float">
            <text:p>0.989514166140144</text:p>
          </table:table-cell>
          <table:table-cell office:value-type="float" office:value="0.0104858338598565" calcext:value-type="float">
            <text:p>0.010485833859857</text:p>
          </table:table-cell>
          <table:table-cell office:value-type="float" office:value="0.980712169247023" calcext:value-type="float">
            <text:p>0.980712169247023</text:p>
          </table:table-cell>
          <table:table-cell office:value-type="float" office:value="0.0192878307529774" calcext:value-type="float">
            <text:p>0.019287830752977</text:p>
          </table:table-cell>
          <table:table-cell office:value-type="float" office:value="0.993831971501358" calcext:value-type="float">
            <text:p>0.993831971501358</text:p>
          </table:table-cell>
          <table:table-cell office:value-type="float" office:value="0.00616802849864166" calcext:value-type="float">
            <text:p>0.006168028498642</text:p>
          </table:table-cell>
          <table:table-cell table:formula="of:=AVERAGE([.C246];[.E246];[.G246];[.I246];[.K246];[.M246];[.O246];[.Q246];[.S246];[.U246])" office:value-type="float" office:value="0.988510357857125" calcext:value-type="float">
            <text:p>0.988510357857125</text:p>
          </table:table-cell>
          <table:table-cell table:formula="of:=AVERAGE([.D246];[.F246];[.H246];[.J246];[.L246];[.N246];[.P246];[.R246];[.T246];[.V246])" office:value-type="float" office:value="0.0114896421428753" calcext:value-type="float">
            <text:p>0.01148964214287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0.810014394556117" calcext:value-type="float">
            <text:p>0.810014394556117</text:p>
          </table:table-cell>
          <table:table-cell office:value-type="float" office:value="0.189985605443883" calcext:value-type="float">
            <text:p>0.189985605443883</text:p>
          </table:table-cell>
          <table:table-cell office:value-type="float" office:value="0.618801720349566" calcext:value-type="float">
            <text:p>0.618801720349566</text:p>
          </table:table-cell>
          <table:table-cell office:value-type="float" office:value="0.381198279650434" calcext:value-type="float">
            <text:p>0.381198279650434</text:p>
          </table:table-cell>
          <table:table-cell office:value-type="float" office:value="0.677136726994448" calcext:value-type="float">
            <text:p>0.677136726994448</text:p>
          </table:table-cell>
          <table:table-cell office:value-type="float" office:value="0.322863273005552" calcext:value-type="float">
            <text:p>0.322863273005552</text:p>
          </table:table-cell>
          <table:table-cell office:value-type="float" office:value="0.616619956899021" calcext:value-type="float">
            <text:p>0.616619956899021</text:p>
          </table:table-cell>
          <table:table-cell office:value-type="float" office:value="0.383380043100979" calcext:value-type="float">
            <text:p>0.383380043100979</text:p>
          </table:table-cell>
          <table:table-cell office:value-type="float" office:value="0.730346848377268" calcext:value-type="float">
            <text:p>0.730346848377268</text:p>
          </table:table-cell>
          <table:table-cell office:value-type="float" office:value="0.269653151622732" calcext:value-type="float">
            <text:p>0.269653151622732</text:p>
          </table:table-cell>
          <table:table-cell office:value-type="float" office:value="0.680765356507075" calcext:value-type="float">
            <text:p>0.680765356507075</text:p>
          </table:table-cell>
          <table:table-cell office:value-type="float" office:value="0.319234643492925" calcext:value-type="float">
            <text:p>0.319234643492925</text:p>
          </table:table-cell>
          <table:table-cell office:value-type="float" office:value="0.655358531612256" calcext:value-type="float">
            <text:p>0.655358531612256</text:p>
          </table:table-cell>
          <table:table-cell office:value-type="float" office:value="0.344641468387744" calcext:value-type="float">
            <text:p>0.344641468387744</text:p>
          </table:table-cell>
          <table:table-cell office:value-type="float" office:value="0.639036031371117" calcext:value-type="float">
            <text:p>0.639036031371117</text:p>
          </table:table-cell>
          <table:table-cell office:value-type="float" office:value="0.360963968628883" calcext:value-type="float">
            <text:p>0.360963968628883</text:p>
          </table:table-cell>
          <table:table-cell office:value-type="float" office:value="0.63066586178398" calcext:value-type="float">
            <text:p>0.63066586178398</text:p>
          </table:table-cell>
          <table:table-cell office:value-type="float" office:value="0.36933413821602" calcext:value-type="float">
            <text:p>0.36933413821602</text:p>
          </table:table-cell>
          <table:table-cell office:value-type="float" office:value="0.620172063530737" calcext:value-type="float">
            <text:p>0.620172063530737</text:p>
          </table:table-cell>
          <table:table-cell office:value-type="float" office:value="0.379827936469263" calcext:value-type="float">
            <text:p>0.379827936469263</text:p>
          </table:table-cell>
          <table:table-cell table:formula="of:=AVERAGE([.C247];[.E247];[.G247];[.I247];[.K247];[.M247];[.O247];[.Q247];[.S247];[.U247])" office:value-type="float" office:value="0.667891749198158" calcext:value-type="float">
            <text:p>0.667891749198158</text:p>
          </table:table-cell>
          <table:table-cell table:formula="of:=AVERAGE([.D247];[.F247];[.H247];[.J247];[.L247];[.N247];[.P247];[.R247];[.T247];[.V247])" office:value-type="float" office:value="0.332108250801841" calcext:value-type="float">
            <text:p>0.33210825080184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0.960678301863575" calcext:value-type="float">
            <text:p>0.960678301863575</text:p>
          </table:table-cell>
          <table:table-cell office:value-type="float" office:value="0.0393216981364253" calcext:value-type="float">
            <text:p>0.039321698136425</text:p>
          </table:table-cell>
          <table:table-cell office:value-type="float" office:value="0.966660744866953" calcext:value-type="float">
            <text:p>0.966660744866953</text:p>
          </table:table-cell>
          <table:table-cell office:value-type="float" office:value="0.0333392551330471" calcext:value-type="float">
            <text:p>0.033339255133047</text:p>
          </table:table-cell>
          <table:table-cell office:value-type="float" office:value="0.969291019480053" calcext:value-type="float">
            <text:p>0.969291019480053</text:p>
          </table:table-cell>
          <table:table-cell office:value-type="float" office:value="0.0307089805199473" calcext:value-type="float">
            <text:p>0.030708980519947</text:p>
          </table:table-cell>
          <table:table-cell office:value-type="float" office:value="0.923747876496839" calcext:value-type="float">
            <text:p>0.923747876496839</text:p>
          </table:table-cell>
          <table:table-cell office:value-type="float" office:value="0.0762521235031609" calcext:value-type="float">
            <text:p>0.076252123503161</text:p>
          </table:table-cell>
          <table:table-cell office:value-type="float" office:value="0.973399757989907" calcext:value-type="float">
            <text:p>0.973399757989907</text:p>
          </table:table-cell>
          <table:table-cell office:value-type="float" office:value="0.0266002420100927" calcext:value-type="float">
            <text:p>0.026600242010093</text:p>
          </table:table-cell>
          <table:table-cell office:value-type="float" office:value="0.952118421327863" calcext:value-type="float">
            <text:p>0.952118421327863</text:p>
          </table:table-cell>
          <table:table-cell office:value-type="float" office:value="0.0478815786721369" calcext:value-type="float">
            <text:p>0.047881578672137</text:p>
          </table:table-cell>
          <table:table-cell office:value-type="float" office:value="0.972950764486528" calcext:value-type="float">
            <text:p>0.972950764486528</text:p>
          </table:table-cell>
          <table:table-cell office:value-type="float" office:value="0.0270492355134724" calcext:value-type="float">
            <text:p>0.027049235513472</text:p>
          </table:table-cell>
          <table:table-cell office:value-type="float" office:value="0.969095144585498" calcext:value-type="float">
            <text:p>0.969095144585498</text:p>
          </table:table-cell>
          <table:table-cell office:value-type="float" office:value="0.0309048554145024" calcext:value-type="float">
            <text:p>0.030904855414502</text:p>
          </table:table-cell>
          <table:table-cell office:value-type="float" office:value="0.94926913830872" calcext:value-type="float">
            <text:p>0.94926913830872</text:p>
          </table:table-cell>
          <table:table-cell office:value-type="float" office:value="0.0507308616912799" calcext:value-type="float">
            <text:p>0.05073086169128</text:p>
          </table:table-cell>
          <table:table-cell office:value-type="float" office:value="0.961656223075962" calcext:value-type="float">
            <text:p>0.961656223075962</text:p>
          </table:table-cell>
          <table:table-cell office:value-type="float" office:value="0.0383437769240381" calcext:value-type="float">
            <text:p>0.038343776924038</text:p>
          </table:table-cell>
          <table:table-cell table:formula="of:=AVERAGE([.C248];[.E248];[.G248];[.I248];[.K248];[.M248];[.O248];[.Q248];[.S248];[.U248])" office:value-type="float" office:value="0.95988673924819" calcext:value-type="float">
            <text:p>0.95988673924819</text:p>
          </table:table-cell>
          <table:table-cell table:formula="of:=AVERAGE([.D248];[.F248];[.H248];[.J248];[.L248];[.N248];[.P248];[.R248];[.T248];[.V248])" office:value-type="float" office:value="0.0401132607518103" calcext:value-type="float">
            <text:p>0.0401132607518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  <table:table-cell office:value-type="float" office:value="0.650600935579613" calcext:value-type="float">
            <text:p>0.650600935579613</text:p>
          </table:table-cell>
          <table:table-cell office:value-type="float" office:value="0.349399064420387" calcext:value-type="float">
            <text:p>0.349399064420387</text:p>
          </table:table-cell>
          <table:table-cell office:value-type="float" office:value="0.710422246653783" calcext:value-type="float">
            <text:p>0.710422246653783</text:p>
          </table:table-cell>
          <table:table-cell office:value-type="float" office:value="0.289577753346217" calcext:value-type="float">
            <text:p>0.289577753346217</text:p>
          </table:table-cell>
          <table:table-cell office:value-type="float" office:value="0.563455605804015" calcext:value-type="float">
            <text:p>0.563455605804015</text:p>
          </table:table-cell>
          <table:table-cell office:value-type="float" office:value="0.436544394195985" calcext:value-type="float">
            <text:p>0.436544394195985</text:p>
          </table:table-cell>
          <table:table-cell office:value-type="float" office:value="0.665332046338028" calcext:value-type="float">
            <text:p>0.665332046338028</text:p>
          </table:table-cell>
          <table:table-cell office:value-type="float" office:value="0.334667953661972" calcext:value-type="float">
            <text:p>0.334667953661972</text:p>
          </table:table-cell>
          <table:table-cell office:value-type="float" office:value="0.537578813750229" calcext:value-type="float">
            <text:p>0.537578813750229</text:p>
          </table:table-cell>
          <table:table-cell office:value-type="float" office:value="0.462421186249771" calcext:value-type="float">
            <text:p>0.462421186249771</text:p>
          </table:table-cell>
          <table:table-cell office:value-type="float" office:value="0.575698550778407" calcext:value-type="float">
            <text:p>0.575698550778407</text:p>
          </table:table-cell>
          <table:table-cell office:value-type="float" office:value="0.424301449221593" calcext:value-type="float">
            <text:p>0.424301449221593</text:p>
          </table:table-cell>
          <table:table-cell office:value-type="float" office:value="0.588793056932441" calcext:value-type="float">
            <text:p>0.588793056932441</text:p>
          </table:table-cell>
          <table:table-cell office:value-type="float" office:value="0.411206943067559" calcext:value-type="float">
            <text:p>0.411206943067559</text:p>
          </table:table-cell>
          <table:table-cell office:value-type="float" office:value="0.677304573439724" calcext:value-type="float">
            <text:p>0.677304573439724</text:p>
          </table:table-cell>
          <table:table-cell office:value-type="float" office:value="0.322695426560276" calcext:value-type="float">
            <text:p>0.322695426560276</text:p>
          </table:table-cell>
          <table:table-cell office:value-type="float" office:value="0.584830232138339" calcext:value-type="float">
            <text:p>0.584830232138339</text:p>
          </table:table-cell>
          <table:table-cell office:value-type="float" office:value="0.415169767861661" calcext:value-type="float">
            <text:p>0.415169767861661</text:p>
          </table:table-cell>
          <table:table-cell office:value-type="float" office:value="0.593781378792701" calcext:value-type="float">
            <text:p>0.593781378792701</text:p>
          </table:table-cell>
          <table:table-cell office:value-type="float" office:value="0.406218621207299" calcext:value-type="float">
            <text:p>0.406218621207299</text:p>
          </table:table-cell>
          <table:table-cell table:formula="of:=AVERAGE([.C249];[.E249];[.G249];[.I249];[.K249];[.M249];[.O249];[.Q249];[.S249];[.U249])" office:value-type="float" office:value="0.614779744020728" calcext:value-type="float">
            <text:p>0.614779744020728</text:p>
          </table:table-cell>
          <table:table-cell table:formula="of:=AVERAGE([.D249];[.F249];[.H249];[.J249];[.L249];[.N249];[.P249];[.R249];[.T249];[.V249])" office:value-type="float" office:value="0.385220255979272" calcext:value-type="float">
            <text:p>0.385220255979272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office:value-type="float" office:value="0.349608071729335" calcext:value-type="float">
            <text:p>0.349608071729335</text:p>
          </table:table-cell>
          <table:table-cell office:value-type="float" office:value="0.650391928270665" calcext:value-type="float">
            <text:p>0.650391928270665</text:p>
          </table:table-cell>
          <table:table-cell office:value-type="float" office:value="0.225259290087425" calcext:value-type="float">
            <text:p>0.225259290087425</text:p>
          </table:table-cell>
          <table:table-cell office:value-type="float" office:value="0.774740709912575" calcext:value-type="float">
            <text:p>0.774740709912575</text:p>
          </table:table-cell>
          <table:table-cell office:value-type="float" office:value="0.25940746064153" calcext:value-type="float">
            <text:p>0.25940746064153</text:p>
          </table:table-cell>
          <table:table-cell office:value-type="float" office:value="0.74059253935847" calcext:value-type="float">
            <text:p>0.74059253935847</text:p>
          </table:table-cell>
          <table:table-cell office:value-type="float" office:value="0.324226891175945" calcext:value-type="float">
            <text:p>0.324226891175945</text:p>
          </table:table-cell>
          <table:table-cell office:value-type="float" office:value="0.675773108824055" calcext:value-type="float">
            <text:p>0.675773108824055</text:p>
          </table:table-cell>
          <table:table-cell office:value-type="float" office:value="0.478700595950446" calcext:value-type="float">
            <text:p>0.478700595950446</text:p>
          </table:table-cell>
          <table:table-cell office:value-type="float" office:value="0.521299404049554" calcext:value-type="float">
            <text:p>0.521299404049554</text:p>
          </table:table-cell>
          <table:table-cell office:value-type="float" office:value="0.487827738258161" calcext:value-type="float">
            <text:p>0.487827738258161</text:p>
          </table:table-cell>
          <table:table-cell office:value-type="float" office:value="0.512172261741839" calcext:value-type="float">
            <text:p>0.512172261741839</text:p>
          </table:table-cell>
          <table:table-cell office:value-type="float" office:value="0.292755582038713" calcext:value-type="float">
            <text:p>0.292755582038713</text:p>
          </table:table-cell>
          <table:table-cell office:value-type="float" office:value="0.707244417961287" calcext:value-type="float">
            <text:p>0.707244417961287</text:p>
          </table:table-cell>
          <table:table-cell office:value-type="float" office:value="0.363027245464464" calcext:value-type="float">
            <text:p>0.363027245464464</text:p>
          </table:table-cell>
          <table:table-cell office:value-type="float" office:value="0.636972754535536" calcext:value-type="float">
            <text:p>0.636972754535536</text:p>
          </table:table-cell>
          <table:table-cell office:value-type="float" office:value="0.487831145427683" calcext:value-type="float">
            <text:p>0.487831145427683</text:p>
          </table:table-cell>
          <table:table-cell office:value-type="float" office:value="0.512168854572317" calcext:value-type="float">
            <text:p>0.512168854572317</text:p>
          </table:table-cell>
          <table:table-cell office:value-type="float" office:value="0.365814401127403" calcext:value-type="float">
            <text:p>0.365814401127403</text:p>
          </table:table-cell>
          <table:table-cell office:value-type="float" office:value="0.634185598872597" calcext:value-type="float">
            <text:p>0.634185598872597</text:p>
          </table:table-cell>
          <table:table-cell table:formula="of:=AVERAGE([.C250];[.E250];[.G250];[.I250];[.K250];[.M250];[.O250];[.Q250];[.S250];[.U250])" office:value-type="float" office:value="0.36344584219011" calcext:value-type="float">
            <text:p>0.36344584219011</text:p>
          </table:table-cell>
          <table:table-cell table:formula="of:=AVERAGE([.D250];[.F250];[.H250];[.J250];[.L250];[.N250];[.P250];[.R250];[.T250];[.V250])" office:value-type="float" office:value="0.63655415780989" calcext:value-type="float">
            <text:p>0.63655415780989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0.72934501321387" calcext:value-type="float">
            <text:p>0.72934501321387</text:p>
          </table:table-cell>
          <table:table-cell office:value-type="float" office:value="0.270654986786129" calcext:value-type="float">
            <text:p>0.270654986786129</text:p>
          </table:table-cell>
          <table:table-cell office:value-type="float" office:value="0.905994285835693" calcext:value-type="float">
            <text:p>0.905994285835693</text:p>
          </table:table-cell>
          <table:table-cell office:value-type="float" office:value="0.0940057141643071" calcext:value-type="float">
            <text:p>0.094005714164307</text:p>
          </table:table-cell>
          <table:table-cell office:value-type="float" office:value="0.866291586272835" calcext:value-type="float">
            <text:p>0.866291586272835</text:p>
          </table:table-cell>
          <table:table-cell office:value-type="float" office:value="0.133708413727164" calcext:value-type="float">
            <text:p>0.133708413727164</text:p>
          </table:table-cell>
          <table:table-cell office:value-type="float" office:value="0.815275558887065" calcext:value-type="float">
            <text:p>0.815275558887065</text:p>
          </table:table-cell>
          <table:table-cell office:value-type="float" office:value="0.184724441112935" calcext:value-type="float">
            <text:p>0.184724441112935</text:p>
          </table:table-cell>
          <table:table-cell office:value-type="float" office:value="0.909538642839028" calcext:value-type="float">
            <text:p>0.909538642839028</text:p>
          </table:table-cell>
          <table:table-cell office:value-type="float" office:value="0.0904613571609721" calcext:value-type="float">
            <text:p>0.090461357160972</text:p>
          </table:table-cell>
          <table:table-cell office:value-type="float" office:value="0.834675609619781" calcext:value-type="float">
            <text:p>0.834675609619781</text:p>
          </table:table-cell>
          <table:table-cell office:value-type="float" office:value="0.165324390380219" calcext:value-type="float">
            <text:p>0.165324390380219</text:p>
          </table:table-cell>
          <table:table-cell office:value-type="float" office:value="0.864876738811995" calcext:value-type="float">
            <text:p>0.864876738811995</text:p>
          </table:table-cell>
          <table:table-cell office:value-type="float" office:value="0.135123261188005" calcext:value-type="float">
            <text:p>0.135123261188005</text:p>
          </table:table-cell>
          <table:table-cell office:value-type="float" office:value="0.849786417183661" calcext:value-type="float">
            <text:p>0.849786417183661</text:p>
          </table:table-cell>
          <table:table-cell office:value-type="float" office:value="0.150213582816339" calcext:value-type="float">
            <text:p>0.150213582816339</text:p>
          </table:table-cell>
          <table:table-cell office:value-type="float" office:value="0.806268294421617" calcext:value-type="float">
            <text:p>0.806268294421617</text:p>
          </table:table-cell>
          <table:table-cell office:value-type="float" office:value="0.193731705578383" calcext:value-type="float">
            <text:p>0.193731705578383</text:p>
          </table:table-cell>
          <table:table-cell office:value-type="float" office:value="0.860268146183002" calcext:value-type="float">
            <text:p>0.860268146183002</text:p>
          </table:table-cell>
          <table:table-cell office:value-type="float" office:value="0.139731853816998" calcext:value-type="float">
            <text:p>0.139731853816998</text:p>
          </table:table-cell>
          <table:table-cell table:formula="of:=AVERAGE([.C251];[.E251];[.G251];[.I251];[.K251];[.M251];[.O251];[.Q251];[.S251];[.U251])" office:value-type="float" office:value="0.844232029326855" calcext:value-type="float">
            <text:p>0.844232029326855</text:p>
          </table:table-cell>
          <table:table-cell table:formula="of:=AVERAGE([.D251];[.F251];[.H251];[.J251];[.L251];[.N251];[.P251];[.R251];[.T251];[.V251])" office:value-type="float" office:value="0.155767970673145" calcext:value-type="float">
            <text:p>0.155767970673145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0.0794601887507843" calcext:value-type="float">
            <text:p>0.079460188750784</text:p>
          </table:table-cell>
          <table:table-cell office:value-type="float" office:value="0.920539811249216" calcext:value-type="float">
            <text:p>0.920539811249216</text:p>
          </table:table-cell>
          <table:table-cell office:value-type="float" office:value="0.132103480690132" calcext:value-type="float">
            <text:p>0.132103480690132</text:p>
          </table:table-cell>
          <table:table-cell office:value-type="float" office:value="0.867896519309868" calcext:value-type="float">
            <text:p>0.867896519309868</text:p>
          </table:table-cell>
          <table:table-cell office:value-type="float" office:value="0.0559110791937031" calcext:value-type="float">
            <text:p>0.055911079193703</text:p>
          </table:table-cell>
          <table:table-cell office:value-type="float" office:value="0.944088920806297" calcext:value-type="float">
            <text:p>0.944088920806297</text:p>
          </table:table-cell>
          <table:table-cell office:value-type="float" office:value="0.0771007440410091" calcext:value-type="float">
            <text:p>0.077100744041009</text:p>
          </table:table-cell>
          <table:table-cell office:value-type="float" office:value="0.922899255958991" calcext:value-type="float">
            <text:p>0.922899255958991</text:p>
          </table:table-cell>
          <table:table-cell office:value-type="float" office:value="0.0457956063229745" calcext:value-type="float">
            <text:p>0.045795606322975</text:p>
          </table:table-cell>
          <table:table-cell office:value-type="float" office:value="0.954204393677026" calcext:value-type="float">
            <text:p>0.954204393677026</text:p>
          </table:table-cell>
          <table:table-cell office:value-type="float" office:value="0.128441862290448" calcext:value-type="float">
            <text:p>0.128441862290448</text:p>
          </table:table-cell>
          <table:table-cell office:value-type="float" office:value="0.871558137709552" calcext:value-type="float">
            <text:p>0.871558137709552</text:p>
          </table:table-cell>
          <table:table-cell office:value-type="float" office:value="0.0521361697754471" calcext:value-type="float">
            <text:p>0.052136169775447</text:p>
          </table:table-cell>
          <table:table-cell office:value-type="float" office:value="0.947863830224553" calcext:value-type="float">
            <text:p>0.947863830224553</text:p>
          </table:table-cell>
          <table:table-cell office:value-type="float" office:value="0.125764433462296" calcext:value-type="float">
            <text:p>0.125764433462296</text:p>
          </table:table-cell>
          <table:table-cell office:value-type="float" office:value="0.874235566537704" calcext:value-type="float">
            <text:p>0.874235566537704</text:p>
          </table:table-cell>
          <table:table-cell office:value-type="float" office:value="0.0915425834305212" calcext:value-type="float">
            <text:p>0.091542583430521</text:p>
          </table:table-cell>
          <table:table-cell office:value-type="float" office:value="0.908457416569479" calcext:value-type="float">
            <text:p>0.908457416569479</text:p>
          </table:table-cell>
          <table:table-cell office:value-type="float" office:value="0.0959371872969438" calcext:value-type="float">
            <text:p>0.095937187296944</text:p>
          </table:table-cell>
          <table:table-cell office:value-type="float" office:value="0.904062812703056" calcext:value-type="float">
            <text:p>0.904062812703056</text:p>
          </table:table-cell>
          <table:table-cell table:formula="of:=AVERAGE([.C252];[.E252];[.G252];[.I252];[.K252];[.M252];[.O252];[.Q252];[.S252];[.U252])" office:value-type="float" office:value="0.0884193335254259" calcext:value-type="float">
            <text:p>0.088419333525426</text:p>
          </table:table-cell>
          <table:table-cell table:formula="of:=AVERAGE([.D252];[.F252];[.H252];[.J252];[.L252];[.N252];[.P252];[.R252];[.T252];[.V252])" office:value-type="float" office:value="0.911580666474574" calcext:value-type="float">
            <text:p>0.91158066647457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0.660375625981132" calcext:value-type="float">
            <text:p>0.660375625981132</text:p>
          </table:table-cell>
          <table:table-cell office:value-type="float" office:value="0.339624374018868" calcext:value-type="float">
            <text:p>0.339624374018868</text:p>
          </table:table-cell>
          <table:table-cell office:value-type="float" office:value="0.375302823450339" calcext:value-type="float">
            <text:p>0.375302823450339</text:p>
          </table:table-cell>
          <table:table-cell office:value-type="float" office:value="0.624697176549661" calcext:value-type="float">
            <text:p>0.624697176549661</text:p>
          </table:table-cell>
          <table:table-cell office:value-type="float" office:value="0.62238609801431" calcext:value-type="float">
            <text:p>0.62238609801431</text:p>
          </table:table-cell>
          <table:table-cell office:value-type="float" office:value="0.37761390198569" calcext:value-type="float">
            <text:p>0.37761390198569</text:p>
          </table:table-cell>
          <table:table-cell office:value-type="float" office:value="0.572531760853811" calcext:value-type="float">
            <text:p>0.572531760853811</text:p>
          </table:table-cell>
          <table:table-cell office:value-type="float" office:value="0.427468239146188" calcext:value-type="float">
            <text:p>0.427468239146188</text:p>
          </table:table-cell>
          <table:table-cell office:value-type="float" office:value="0.470608331941002" calcext:value-type="float">
            <text:p>0.470608331941002</text:p>
          </table:table-cell>
          <table:table-cell office:value-type="float" office:value="0.529391668058998" calcext:value-type="float">
            <text:p>0.529391668058998</text:p>
          </table:table-cell>
          <table:table-cell office:value-type="float" office:value="0.394719923617811" calcext:value-type="float">
            <text:p>0.394719923617811</text:p>
          </table:table-cell>
          <table:table-cell office:value-type="float" office:value="0.605280076382189" calcext:value-type="float">
            <text:p>0.605280076382189</text:p>
          </table:table-cell>
          <table:table-cell office:value-type="float" office:value="0.512794928827476" calcext:value-type="float">
            <text:p>0.512794928827476</text:p>
          </table:table-cell>
          <table:table-cell office:value-type="float" office:value="0.487205071172524" calcext:value-type="float">
            <text:p>0.487205071172524</text:p>
          </table:table-cell>
          <table:table-cell office:value-type="float" office:value="0.657691168171098" calcext:value-type="float">
            <text:p>0.657691168171098</text:p>
          </table:table-cell>
          <table:table-cell office:value-type="float" office:value="0.342308831828902" calcext:value-type="float">
            <text:p>0.342308831828902</text:p>
          </table:table-cell>
          <table:table-cell office:value-type="float" office:value="0.572010995553891" calcext:value-type="float">
            <text:p>0.572010995553891</text:p>
          </table:table-cell>
          <table:table-cell office:value-type="float" office:value="0.427989004446109" calcext:value-type="float">
            <text:p>0.427989004446109</text:p>
          </table:table-cell>
          <table:table-cell office:value-type="float" office:value="0.559879934818836" calcext:value-type="float">
            <text:p>0.559879934818836</text:p>
          </table:table-cell>
          <table:table-cell office:value-type="float" office:value="0.440120065181164" calcext:value-type="float">
            <text:p>0.440120065181164</text:p>
          </table:table-cell>
          <table:table-cell table:formula="of:=AVERAGE([.C253];[.E253];[.G253];[.I253];[.K253];[.M253];[.O253];[.Q253];[.S253];[.U253])" office:value-type="float" office:value="0.539830159122971" calcext:value-type="float">
            <text:p>0.539830159122971</text:p>
          </table:table-cell>
          <table:table-cell table:formula="of:=AVERAGE([.D253];[.F253];[.H253];[.J253];[.L253];[.N253];[.P253];[.R253];[.T253];[.V253])" office:value-type="float" office:value="0.460169840877029" calcext:value-type="float">
            <text:p>0.460169840877029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0.553028220358951" calcext:value-type="float">
            <text:p>0.553028220358951</text:p>
          </table:table-cell>
          <table:table-cell office:value-type="float" office:value="0.446971779641049" calcext:value-type="float">
            <text:p>0.446971779641049</text:p>
          </table:table-cell>
          <table:table-cell office:value-type="float" office:value="0.191654170163784" calcext:value-type="float">
            <text:p>0.191654170163784</text:p>
          </table:table-cell>
          <table:table-cell office:value-type="float" office:value="0.808345829836216" calcext:value-type="float">
            <text:p>0.808345829836216</text:p>
          </table:table-cell>
          <table:table-cell office:value-type="float" office:value="0.422429230053646" calcext:value-type="float">
            <text:p>0.422429230053646</text:p>
          </table:table-cell>
          <table:table-cell office:value-type="float" office:value="0.577570769946354" calcext:value-type="float">
            <text:p>0.577570769946354</text:p>
          </table:table-cell>
          <table:table-cell office:value-type="float" office:value="0.40541594789808" calcext:value-type="float">
            <text:p>0.40541594789808</text:p>
          </table:table-cell>
          <table:table-cell office:value-type="float" office:value="0.59458405210192" calcext:value-type="float">
            <text:p>0.59458405210192</text:p>
          </table:table-cell>
          <table:table-cell office:value-type="float" office:value="0.257365917851208" calcext:value-type="float">
            <text:p>0.257365917851208</text:p>
          </table:table-cell>
          <table:table-cell office:value-type="float" office:value="0.742634082148792" calcext:value-type="float">
            <text:p>0.742634082148792</text:p>
          </table:table-cell>
          <table:table-cell office:value-type="float" office:value="0.561945175465108" calcext:value-type="float">
            <text:p>0.561945175465108</text:p>
          </table:table-cell>
          <table:table-cell office:value-type="float" office:value="0.438054824534892" calcext:value-type="float">
            <text:p>0.438054824534892</text:p>
          </table:table-cell>
          <table:table-cell office:value-type="float" office:value="0.288844518744461" calcext:value-type="float">
            <text:p>0.288844518744461</text:p>
          </table:table-cell>
          <table:table-cell office:value-type="float" office:value="0.711155481255539" calcext:value-type="float">
            <text:p>0.711155481255539</text:p>
          </table:table-cell>
          <table:table-cell office:value-type="float" office:value="0.452182328817359" calcext:value-type="float">
            <text:p>0.452182328817359</text:p>
          </table:table-cell>
          <table:table-cell office:value-type="float" office:value="0.547817671182641" calcext:value-type="float">
            <text:p>0.547817671182641</text:p>
          </table:table-cell>
          <table:table-cell office:value-type="float" office:value="0.387951166657693" calcext:value-type="float">
            <text:p>0.387951166657693</text:p>
          </table:table-cell>
          <table:table-cell office:value-type="float" office:value="0.612048833342307" calcext:value-type="float">
            <text:p>0.612048833342307</text:p>
          </table:table-cell>
          <table:table-cell office:value-type="float" office:value="0.374976571461257" calcext:value-type="float">
            <text:p>0.374976571461257</text:p>
          </table:table-cell>
          <table:table-cell office:value-type="float" office:value="0.625023428538743" calcext:value-type="float">
            <text:p>0.625023428538743</text:p>
          </table:table-cell>
          <table:table-cell table:formula="of:=AVERAGE([.C254];[.E254];[.G254];[.I254];[.K254];[.M254];[.O254];[.Q254];[.S254];[.U254])" office:value-type="float" office:value="0.389579324747155" calcext:value-type="float">
            <text:p>0.389579324747155</text:p>
          </table:table-cell>
          <table:table-cell table:formula="of:=AVERAGE([.D254];[.F254];[.H254];[.J254];[.L254];[.N254];[.P254];[.R254];[.T254];[.V254])" office:value-type="float" office:value="0.610420675252845" calcext:value-type="float">
            <text:p>0.61042067525284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0.938646357067722" calcext:value-type="float">
            <text:p>0.938646357067722</text:p>
          </table:table-cell>
          <table:table-cell office:value-type="float" office:value="0.0613536429322777" calcext:value-type="float">
            <text:p>0.061353642932278</text:p>
          </table:table-cell>
          <table:table-cell office:value-type="float" office:value="0.954116851786548" calcext:value-type="float">
            <text:p>0.954116851786548</text:p>
          </table:table-cell>
          <table:table-cell office:value-type="float" office:value="0.0458831482134516" calcext:value-type="float">
            <text:p>0.045883148213452</text:p>
          </table:table-cell>
          <table:table-cell office:value-type="float" office:value="0.923570913946654" calcext:value-type="float">
            <text:p>0.923570913946654</text:p>
          </table:table-cell>
          <table:table-cell office:value-type="float" office:value="0.0764290860533458" calcext:value-type="float">
            <text:p>0.076429086053346</text:p>
          </table:table-cell>
          <table:table-cell office:value-type="float" office:value="0.902590319888954" calcext:value-type="float">
            <text:p>0.902590319888954</text:p>
          </table:table-cell>
          <table:table-cell office:value-type="float" office:value="0.0974096801110454" calcext:value-type="float">
            <text:p>0.097409680111045</text:p>
          </table:table-cell>
          <table:table-cell office:value-type="float" office:value="0.946652243610869" calcext:value-type="float">
            <text:p>0.946652243610869</text:p>
          </table:table-cell>
          <table:table-cell office:value-type="float" office:value="0.0533477563891308" calcext:value-type="float">
            <text:p>0.053347756389131</text:p>
          </table:table-cell>
          <table:table-cell office:value-type="float" office:value="0.912397140291753" calcext:value-type="float">
            <text:p>0.912397140291753</text:p>
          </table:table-cell>
          <table:table-cell office:value-type="float" office:value="0.0876028597082467" calcext:value-type="float">
            <text:p>0.087602859708247</text:p>
          </table:table-cell>
          <table:table-cell office:value-type="float" office:value="0.938950321066369" calcext:value-type="float">
            <text:p>0.938950321066369</text:p>
          </table:table-cell>
          <table:table-cell office:value-type="float" office:value="0.0610496789336314" calcext:value-type="float">
            <text:p>0.061049678933631</text:p>
          </table:table-cell>
          <table:table-cell office:value-type="float" office:value="0.900947520160569" calcext:value-type="float">
            <text:p>0.900947520160569</text:p>
          </table:table-cell>
          <table:table-cell office:value-type="float" office:value="0.0990524798394306" calcext:value-type="float">
            <text:p>0.099052479839431</text:p>
          </table:table-cell>
          <table:table-cell office:value-type="float" office:value="0.9273367181927" calcext:value-type="float">
            <text:p>0.9273367181927</text:p>
          </table:table-cell>
          <table:table-cell office:value-type="float" office:value="0.0726632818073005" calcext:value-type="float">
            <text:p>0.072663281807301</text:p>
          </table:table-cell>
          <table:table-cell office:value-type="float" office:value="0.934329927614868" calcext:value-type="float">
            <text:p>0.934329927614868</text:p>
          </table:table-cell>
          <table:table-cell office:value-type="float" office:value="0.0656700723851323" calcext:value-type="float">
            <text:p>0.065670072385132</text:p>
          </table:table-cell>
          <table:table-cell table:formula="of:=AVERAGE([.C255];[.E255];[.G255];[.I255];[.K255];[.M255];[.O255];[.Q255];[.S255];[.U255])" office:value-type="float" office:value="0.927953831362701" calcext:value-type="float">
            <text:p>0.927953831362701</text:p>
          </table:table-cell>
          <table:table-cell table:formula="of:=AVERAGE([.D255];[.F255];[.H255];[.J255];[.L255];[.N255];[.P255];[.R255];[.T255];[.V255])" office:value-type="float" office:value="0.0720461686372993" calcext:value-type="float">
            <text:p>0.072046168637299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  <table:table-cell office:value-type="float" office:value="0.63586807925333" calcext:value-type="float">
            <text:p>0.63586807925333</text:p>
          </table:table-cell>
          <table:table-cell office:value-type="float" office:value="0.36413192074667" calcext:value-type="float">
            <text:p>0.36413192074667</text:p>
          </table:table-cell>
          <table:table-cell office:value-type="float" office:value="0.642298200428169" calcext:value-type="float">
            <text:p>0.642298200428169</text:p>
          </table:table-cell>
          <table:table-cell office:value-type="float" office:value="0.357701799571831" calcext:value-type="float">
            <text:p>0.357701799571831</text:p>
          </table:table-cell>
          <table:table-cell office:value-type="float" office:value="0.738362065578072" calcext:value-type="float">
            <text:p>0.738362065578072</text:p>
          </table:table-cell>
          <table:table-cell office:value-type="float" office:value="0.261637934421928" calcext:value-type="float">
            <text:p>0.261637934421928</text:p>
          </table:table-cell>
          <table:table-cell office:value-type="float" office:value="0.749339322705101" calcext:value-type="float">
            <text:p>0.749339322705101</text:p>
          </table:table-cell>
          <table:table-cell office:value-type="float" office:value="0.250660677294899" calcext:value-type="float">
            <text:p>0.250660677294899</text:p>
          </table:table-cell>
          <table:table-cell office:value-type="float" office:value="0.683271452899535" calcext:value-type="float">
            <text:p>0.683271452899535</text:p>
          </table:table-cell>
          <table:table-cell office:value-type="float" office:value="0.316728547100465" calcext:value-type="float">
            <text:p>0.316728547100465</text:p>
          </table:table-cell>
          <table:table-cell office:value-type="float" office:value="0.602776983521983" calcext:value-type="float">
            <text:p>0.602776983521983</text:p>
          </table:table-cell>
          <table:table-cell office:value-type="float" office:value="0.397223016478017" calcext:value-type="float">
            <text:p>0.397223016478017</text:p>
          </table:table-cell>
          <table:table-cell office:value-type="float" office:value="0.682622609462973" calcext:value-type="float">
            <text:p>0.682622609462973</text:p>
          </table:table-cell>
          <table:table-cell office:value-type="float" office:value="0.317377390537027" calcext:value-type="float">
            <text:p>0.317377390537027</text:p>
          </table:table-cell>
          <table:table-cell office:value-type="float" office:value="0.699544528546021" calcext:value-type="float">
            <text:p>0.699544528546021</text:p>
          </table:table-cell>
          <table:table-cell office:value-type="float" office:value="0.300455471453979" calcext:value-type="float">
            <text:p>0.300455471453979</text:p>
          </table:table-cell>
          <table:table-cell office:value-type="float" office:value="0.670803865705188" calcext:value-type="float">
            <text:p>0.670803865705188</text:p>
          </table:table-cell>
          <table:table-cell office:value-type="float" office:value="0.329196134294812" calcext:value-type="float">
            <text:p>0.329196134294812</text:p>
          </table:table-cell>
          <table:table-cell office:value-type="float" office:value="0.615505970972315" calcext:value-type="float">
            <text:p>0.615505970972315</text:p>
          </table:table-cell>
          <table:table-cell office:value-type="float" office:value="0.384494029027685" calcext:value-type="float">
            <text:p>0.384494029027685</text:p>
          </table:table-cell>
          <table:table-cell table:formula="of:=AVERAGE([.C256];[.E256];[.G256];[.I256];[.K256];[.M256];[.O256];[.Q256];[.S256];[.U256])" office:value-type="float" office:value="0.672039307907269" calcext:value-type="float">
            <text:p>0.672039307907269</text:p>
          </table:table-cell>
          <table:table-cell table:formula="of:=AVERAGE([.D256];[.F256];[.H256];[.J256];[.L256];[.N256];[.P256];[.R256];[.T256];[.V256])" office:value-type="float" office:value="0.327960692092731" calcext:value-type="float">
            <text:p>0.32796069209273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0.90539616185324" calcext:value-type="float">
            <text:p>0.90539616185324</text:p>
          </table:table-cell>
          <table:table-cell office:value-type="float" office:value="0.0946038381467596" calcext:value-type="float">
            <text:p>0.09460383814676</text:p>
          </table:table-cell>
          <table:table-cell office:value-type="float" office:value="0.912627913616122" calcext:value-type="float">
            <text:p>0.912627913616122</text:p>
          </table:table-cell>
          <table:table-cell office:value-type="float" office:value="0.0873720863838775" calcext:value-type="float">
            <text:p>0.087372086383878</text:p>
          </table:table-cell>
          <table:table-cell office:value-type="float" office:value="0.910364887587714" calcext:value-type="float">
            <text:p>0.910364887587714</text:p>
          </table:table-cell>
          <table:table-cell office:value-type="float" office:value="0.0896351124122854" calcext:value-type="float">
            <text:p>0.089635112412285</text:p>
          </table:table-cell>
          <table:table-cell office:value-type="float" office:value="0.929051477849738" calcext:value-type="float">
            <text:p>0.929051477849738</text:p>
          </table:table-cell>
          <table:table-cell office:value-type="float" office:value="0.0709485221502624" calcext:value-type="float">
            <text:p>0.070948522150262</text:p>
          </table:table-cell>
          <table:table-cell office:value-type="float" office:value="0.942221853825591" calcext:value-type="float">
            <text:p>0.942221853825591</text:p>
          </table:table-cell>
          <table:table-cell office:value-type="float" office:value="0.0577781461744089" calcext:value-type="float">
            <text:p>0.057778146174409</text:p>
          </table:table-cell>
          <table:table-cell office:value-type="float" office:value="0.885475888208897" calcext:value-type="float">
            <text:p>0.885475888208897</text:p>
          </table:table-cell>
          <table:table-cell office:value-type="float" office:value="0.114524111791103" calcext:value-type="float">
            <text:p>0.114524111791103</text:p>
          </table:table-cell>
          <table:table-cell office:value-type="float" office:value="0.924516353794547" calcext:value-type="float">
            <text:p>0.924516353794547</text:p>
          </table:table-cell>
          <table:table-cell office:value-type="float" office:value="0.0754836462054523" calcext:value-type="float">
            <text:p>0.075483646205452</text:p>
          </table:table-cell>
          <table:table-cell office:value-type="float" office:value="0.911012322215218" calcext:value-type="float">
            <text:p>0.911012322215218</text:p>
          </table:table-cell>
          <table:table-cell office:value-type="float" office:value="0.0889876777847813" calcext:value-type="float">
            <text:p>0.088987677784781</text:p>
          </table:table-cell>
          <table:table-cell office:value-type="float" office:value="0.884767559226594" calcext:value-type="float">
            <text:p>0.884767559226594</text:p>
          </table:table-cell>
          <table:table-cell office:value-type="float" office:value="0.115232440773406" calcext:value-type="float">
            <text:p>0.115232440773406</text:p>
          </table:table-cell>
          <table:table-cell office:value-type="float" office:value="0.8783429346405" calcext:value-type="float">
            <text:p>0.8783429346405</text:p>
          </table:table-cell>
          <table:table-cell office:value-type="float" office:value="0.1216570653595" calcext:value-type="float">
            <text:p>0.1216570653595</text:p>
          </table:table-cell>
          <table:table-cell table:formula="of:=AVERAGE([.C257];[.E257];[.G257];[.I257];[.K257];[.M257];[.O257];[.Q257];[.S257];[.U257])" office:value-type="float" office:value="0.908377735281816" calcext:value-type="float">
            <text:p>0.908377735281816</text:p>
          </table:table-cell>
          <table:table-cell table:formula="of:=AVERAGE([.D257];[.F257];[.H257];[.J257];[.L257];[.N257];[.P257];[.R257];[.T257];[.V257])" office:value-type="float" office:value="0.0916222647181837" calcext:value-type="float">
            <text:p>0.09162226471818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0.498876145888558" calcext:value-type="float">
            <text:p>0.498876145888558</text:p>
          </table:table-cell>
          <table:table-cell office:value-type="float" office:value="0.501123854111442" calcext:value-type="float">
            <text:p>0.501123854111442</text:p>
          </table:table-cell>
          <table:table-cell office:value-type="float" office:value="0.500183631718338" calcext:value-type="float">
            <text:p>0.500183631718338</text:p>
          </table:table-cell>
          <table:table-cell office:value-type="float" office:value="0.499816368281662" calcext:value-type="float">
            <text:p>0.499816368281662</text:p>
          </table:table-cell>
          <table:table-cell office:value-type="float" office:value="0.473126360244794" calcext:value-type="float">
            <text:p>0.473126360244794</text:p>
          </table:table-cell>
          <table:table-cell office:value-type="float" office:value="0.526873639755206" calcext:value-type="float">
            <text:p>0.526873639755206</text:p>
          </table:table-cell>
          <table:table-cell office:value-type="float" office:value="0.504523393542936" calcext:value-type="float">
            <text:p>0.504523393542936</text:p>
          </table:table-cell>
          <table:table-cell office:value-type="float" office:value="0.495476606457064" calcext:value-type="float">
            <text:p>0.495476606457064</text:p>
          </table:table-cell>
          <table:table-cell office:value-type="float" office:value="0.546954892908387" calcext:value-type="float">
            <text:p>0.546954892908387</text:p>
          </table:table-cell>
          <table:table-cell office:value-type="float" office:value="0.453045107091613" calcext:value-type="float">
            <text:p>0.453045107091613</text:p>
          </table:table-cell>
          <table:table-cell office:value-type="float" office:value="0.446934619574645" calcext:value-type="float">
            <text:p>0.446934619574645</text:p>
          </table:table-cell>
          <table:table-cell office:value-type="float" office:value="0.553065380425355" calcext:value-type="float">
            <text:p>0.553065380425355</text:p>
          </table:table-cell>
          <table:table-cell office:value-type="float" office:value="0.492789493851492" calcext:value-type="float">
            <text:p>0.492789493851492</text:p>
          </table:table-cell>
          <table:table-cell office:value-type="float" office:value="0.507210506148508" calcext:value-type="float">
            <text:p>0.507210506148508</text:p>
          </table:table-cell>
          <table:table-cell office:value-type="float" office:value="0.552456249514153" calcext:value-type="float">
            <text:p>0.552456249514153</text:p>
          </table:table-cell>
          <table:table-cell office:value-type="float" office:value="0.447543750485847" calcext:value-type="float">
            <text:p>0.447543750485847</text:p>
          </table:table-cell>
          <table:table-cell office:value-type="float" office:value="0.501359231370289" calcext:value-type="float">
            <text:p>0.501359231370289</text:p>
          </table:table-cell>
          <table:table-cell office:value-type="float" office:value="0.498640768629711" calcext:value-type="float">
            <text:p>0.498640768629711</text:p>
          </table:table-cell>
          <table:table-cell office:value-type="float" office:value="0.452148013726233" calcext:value-type="float">
            <text:p>0.452148013726233</text:p>
          </table:table-cell>
          <table:table-cell office:value-type="float" office:value="0.547851986273767" calcext:value-type="float">
            <text:p>0.547851986273767</text:p>
          </table:table-cell>
          <table:table-cell table:formula="of:=AVERAGE([.C258];[.E258];[.G258];[.I258];[.K258];[.M258];[.O258];[.Q258];[.S258];[.U258])" office:value-type="float" office:value="0.496935203233983" calcext:value-type="float">
            <text:p>0.496935203233983</text:p>
          </table:table-cell>
          <table:table-cell table:formula="of:=AVERAGE([.D258];[.F258];[.H258];[.J258];[.L258];[.N258];[.P258];[.R258];[.T258];[.V258])" office:value-type="float" office:value="0.503064796766018" calcext:value-type="float">
            <text:p>0.50306479676601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0.99370801111723" calcext:value-type="float">
            <text:p>0.99370801111723</text:p>
          </table:table-cell>
          <table:table-cell office:value-type="float" office:value="0.00629198888276963" calcext:value-type="float">
            <text:p>0.00629198888277</text:p>
          </table:table-cell>
          <table:table-cell office:value-type="float" office:value="0.995408939434303" calcext:value-type="float">
            <text:p>0.995408939434303</text:p>
          </table:table-cell>
          <table:table-cell office:value-type="float" office:value="0.00459106056569702" calcext:value-type="float">
            <text:p>0.004591060565697</text:p>
          </table:table-cell>
          <table:table-cell office:value-type="float" office:value="0.992755778275529" calcext:value-type="float">
            <text:p>0.992755778275529</text:p>
          </table:table-cell>
          <table:table-cell office:value-type="float" office:value="0.00724422172447085" calcext:value-type="float">
            <text:p>0.007244221724471</text:p>
          </table:table-cell>
          <table:table-cell office:value-type="float" office:value="0.995482556405206" calcext:value-type="float">
            <text:p>0.995482556405206</text:p>
          </table:table-cell>
          <table:table-cell office:value-type="float" office:value="0.00451744359479367" calcext:value-type="float">
            <text:p>0.004517443594794</text:p>
          </table:table-cell>
          <table:table-cell office:value-type="float" office:value="0.99721593988711" calcext:value-type="float">
            <text:p>0.99721593988711</text:p>
          </table:table-cell>
          <table:table-cell office:value-type="float" office:value="0.00278406011289055" calcext:value-type="float">
            <text:p>0.002784060112891</text:p>
          </table:table-cell>
          <table:table-cell office:value-type="float" office:value="0.995379819969633" calcext:value-type="float">
            <text:p>0.995379819969633</text:p>
          </table:table-cell>
          <table:table-cell office:value-type="float" office:value="0.00462018003036731" calcext:value-type="float">
            <text:p>0.004620180030367</text:p>
          </table:table-cell>
          <table:table-cell office:value-type="float" office:value="0.995004864091883" calcext:value-type="float">
            <text:p>0.995004864091883</text:p>
          </table:table-cell>
          <table:table-cell office:value-type="float" office:value="0.00499513590811712" calcext:value-type="float">
            <text:p>0.004995135908117</text:p>
          </table:table-cell>
          <table:table-cell office:value-type="float" office:value="0.991042473103599" calcext:value-type="float">
            <text:p>0.991042473103599</text:p>
          </table:table-cell>
          <table:table-cell office:value-type="float" office:value="0.00895752689640102" calcext:value-type="float">
            <text:p>0.008957526896401</text:p>
          </table:table-cell>
          <table:table-cell office:value-type="float" office:value="0.991116254726353" calcext:value-type="float">
            <text:p>0.991116254726353</text:p>
          </table:table-cell>
          <table:table-cell office:value-type="float" office:value="0.0088837452736472" calcext:value-type="float">
            <text:p>0.008883745273647</text:p>
          </table:table-cell>
          <table:table-cell office:value-type="float" office:value="0.994097548165278" calcext:value-type="float">
            <text:p>0.994097548165278</text:p>
          </table:table-cell>
          <table:table-cell office:value-type="float" office:value="0.00590245183472158" calcext:value-type="float">
            <text:p>0.005902451834722</text:p>
          </table:table-cell>
          <table:table-cell table:formula="of:=AVERAGE([.C259];[.E259];[.G259];[.I259];[.K259];[.M259];[.O259];[.Q259];[.S259];[.U259])" office:value-type="float" office:value="0.994121218517612" calcext:value-type="float">
            <text:p>0.994121218517612</text:p>
          </table:table-cell>
          <table:table-cell table:formula="of:=AVERAGE([.D259];[.F259];[.H259];[.J259];[.L259];[.N259];[.P259];[.R259];[.T259];[.V259])" office:value-type="float" office:value="0.0058787814823876" calcext:value-type="float">
            <text:p>0.00587878148238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float" office:value="0.978196119690693" calcext:value-type="float">
            <text:p>0.978196119690693</text:p>
          </table:table-cell>
          <table:table-cell office:value-type="float" office:value="0.0218038803093072" calcext:value-type="float">
            <text:p>0.021803880309307</text:p>
          </table:table-cell>
          <table:table-cell office:value-type="float" office:value="0.955807304890319" calcext:value-type="float">
            <text:p>0.955807304890319</text:p>
          </table:table-cell>
          <table:table-cell office:value-type="float" office:value="0.0441926951096809" calcext:value-type="float">
            <text:p>0.044192695109681</text:p>
          </table:table-cell>
          <table:table-cell office:value-type="float" office:value="0.963415898462012" calcext:value-type="float">
            <text:p>0.963415898462012</text:p>
          </table:table-cell>
          <table:table-cell office:value-type="float" office:value="0.0365841015379879" calcext:value-type="float">
            <text:p>0.036584101537988</text:p>
          </table:table-cell>
          <table:table-cell office:value-type="float" office:value="0.985245616327969" calcext:value-type="float">
            <text:p>0.985245616327969</text:p>
          </table:table-cell>
          <table:table-cell office:value-type="float" office:value="0.0147543836720315" calcext:value-type="float">
            <text:p>0.014754383672032</text:p>
          </table:table-cell>
          <table:table-cell office:value-type="float" office:value="0.963517493501757" calcext:value-type="float">
            <text:p>0.963517493501757</text:p>
          </table:table-cell>
          <table:table-cell office:value-type="float" office:value="0.0364825064982428" calcext:value-type="float">
            <text:p>0.036482506498243</text:p>
          </table:table-cell>
          <table:table-cell office:value-type="float" office:value="0.963455257147505" calcext:value-type="float">
            <text:p>0.963455257147505</text:p>
          </table:table-cell>
          <table:table-cell office:value-type="float" office:value="0.0365447428524948" calcext:value-type="float">
            <text:p>0.036544742852495</text:p>
          </table:table-cell>
          <table:table-cell office:value-type="float" office:value="0.974304197631339" calcext:value-type="float">
            <text:p>0.974304197631339</text:p>
          </table:table-cell>
          <table:table-cell office:value-type="float" office:value="0.0256958023686608" calcext:value-type="float">
            <text:p>0.025695802368661</text:p>
          </table:table-cell>
          <table:table-cell office:value-type="float" office:value="0.952832453828912" calcext:value-type="float">
            <text:p>0.952832453828912</text:p>
          </table:table-cell>
          <table:table-cell office:value-type="float" office:value="0.0471675461710881" calcext:value-type="float">
            <text:p>0.047167546171088</text:p>
          </table:table-cell>
          <table:table-cell office:value-type="float" office:value="0.969501716258681" calcext:value-type="float">
            <text:p>0.969501716258681</text:p>
          </table:table-cell>
          <table:table-cell office:value-type="float" office:value="0.0304982837413188" calcext:value-type="float">
            <text:p>0.030498283741319</text:p>
          </table:table-cell>
          <table:table-cell office:value-type="float" office:value="0.96500033154179" calcext:value-type="float">
            <text:p>0.96500033154179</text:p>
          </table:table-cell>
          <table:table-cell office:value-type="float" office:value="0.0349996684582101" calcext:value-type="float">
            <text:p>0.03499966845821</text:p>
          </table:table-cell>
          <table:table-cell table:formula="of:=AVERAGE([.C260];[.E260];[.G260];[.I260];[.K260];[.M260];[.O260];[.Q260];[.S260];[.U260])" office:value-type="float" office:value="0.967127638928098" calcext:value-type="float">
            <text:p>0.967127638928098</text:p>
          </table:table-cell>
          <table:table-cell table:formula="of:=AVERAGE([.D260];[.F260];[.H260];[.J260];[.L260];[.N260];[.P260];[.R260];[.T260];[.V260])" office:value-type="float" office:value="0.0328723610719023" calcext:value-type="float">
            <text:p>0.03287236107190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office:value-type="float" office:value="0.682851794858042" calcext:value-type="float">
            <text:p>0.682851794858042</text:p>
          </table:table-cell>
          <table:table-cell office:value-type="float" office:value="0.317148205141958" calcext:value-type="float">
            <text:p>0.317148205141958</text:p>
          </table:table-cell>
          <table:table-cell office:value-type="float" office:value="0.667463161194163" calcext:value-type="float">
            <text:p>0.667463161194163</text:p>
          </table:table-cell>
          <table:table-cell office:value-type="float" office:value="0.332536838805837" calcext:value-type="float">
            <text:p>0.332536838805837</text:p>
          </table:table-cell>
          <table:table-cell office:value-type="float" office:value="0.741270486871745" calcext:value-type="float">
            <text:p>0.741270486871745</text:p>
          </table:table-cell>
          <table:table-cell office:value-type="float" office:value="0.258729513128255" calcext:value-type="float">
            <text:p>0.258729513128255</text:p>
          </table:table-cell>
          <table:table-cell office:value-type="float" office:value="0.692943165957485" calcext:value-type="float">
            <text:p>0.692943165957485</text:p>
          </table:table-cell>
          <table:table-cell office:value-type="float" office:value="0.307056834042515" calcext:value-type="float">
            <text:p>0.307056834042515</text:p>
          </table:table-cell>
          <table:table-cell office:value-type="float" office:value="0.769888457008427" calcext:value-type="float">
            <text:p>0.769888457008427</text:p>
          </table:table-cell>
          <table:table-cell office:value-type="float" office:value="0.230111542991573" calcext:value-type="float">
            <text:p>0.230111542991573</text:p>
          </table:table-cell>
          <table:table-cell office:value-type="float" office:value="0.671446666671767" calcext:value-type="float">
            <text:p>0.671446666671767</text:p>
          </table:table-cell>
          <table:table-cell office:value-type="float" office:value="0.328553333328233" calcext:value-type="float">
            <text:p>0.328553333328233</text:p>
          </table:table-cell>
          <table:table-cell office:value-type="float" office:value="0.682107669305104" calcext:value-type="float">
            <text:p>0.682107669305104</text:p>
          </table:table-cell>
          <table:table-cell office:value-type="float" office:value="0.317892330694896" calcext:value-type="float">
            <text:p>0.317892330694896</text:p>
          </table:table-cell>
          <table:table-cell office:value-type="float" office:value="0.615484152165624" calcext:value-type="float">
            <text:p>0.615484152165624</text:p>
          </table:table-cell>
          <table:table-cell office:value-type="float" office:value="0.384515847834376" calcext:value-type="float">
            <text:p>0.384515847834376</text:p>
          </table:table-cell>
          <table:table-cell office:value-type="float" office:value="0.744621102594919" calcext:value-type="float">
            <text:p>0.744621102594919</text:p>
          </table:table-cell>
          <table:table-cell office:value-type="float" office:value="0.255378897405081" calcext:value-type="float">
            <text:p>0.255378897405081</text:p>
          </table:table-cell>
          <table:table-cell office:value-type="float" office:value="0.589507981386351" calcext:value-type="float">
            <text:p>0.589507981386351</text:p>
          </table:table-cell>
          <table:table-cell office:value-type="float" office:value="0.410492018613649" calcext:value-type="float">
            <text:p>0.410492018613649</text:p>
          </table:table-cell>
          <table:table-cell table:formula="of:=AVERAGE([.C261];[.E261];[.G261];[.I261];[.K261];[.M261];[.O261];[.Q261];[.S261];[.U261])" office:value-type="float" office:value="0.685758463801363" calcext:value-type="float">
            <text:p>0.685758463801363</text:p>
          </table:table-cell>
          <table:table-cell table:formula="of:=AVERAGE([.D261];[.F261];[.H261];[.J261];[.L261];[.N261];[.P261];[.R261];[.T261];[.V261])" office:value-type="float" office:value="0.314241536198637" calcext:value-type="float">
            <text:p>0.31424153619863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float" office:value="0.990352978440854" calcext:value-type="float">
            <text:p>0.990352978440854</text:p>
          </table:table-cell>
          <table:table-cell office:value-type="float" office:value="0.00964702155914625" calcext:value-type="float">
            <text:p>0.009647021559146</text:p>
          </table:table-cell>
          <table:table-cell office:value-type="float" office:value="0.995078452020504" calcext:value-type="float">
            <text:p>0.995078452020504</text:p>
          </table:table-cell>
          <table:table-cell office:value-type="float" office:value="0.00492154797949557" calcext:value-type="float">
            <text:p>0.004921547979496</text:p>
          </table:table-cell>
          <table:table-cell office:value-type="float" office:value="0.987267866959007" calcext:value-type="float">
            <text:p>0.987267866959007</text:p>
          </table:table-cell>
          <table:table-cell office:value-type="float" office:value="0.0127321330409926" calcext:value-type="float">
            <text:p>0.012732133040993</text:p>
          </table:table-cell>
          <table:table-cell office:value-type="float" office:value="0.982878260607871" calcext:value-type="float">
            <text:p>0.982878260607871</text:p>
          </table:table-cell>
          <table:table-cell office:value-type="float" office:value="0.0171217393921292" calcext:value-type="float">
            <text:p>0.017121739392129</text:p>
          </table:table-cell>
          <table:table-cell office:value-type="float" office:value="0.993423920084282" calcext:value-type="float">
            <text:p>0.993423920084282</text:p>
          </table:table-cell>
          <table:table-cell office:value-type="float" office:value="0.00657607991571838" calcext:value-type="float">
            <text:p>0.006576079915718</text:p>
          </table:table-cell>
          <table:table-cell office:value-type="float" office:value="0.989015005453517" calcext:value-type="float">
            <text:p>0.989015005453517</text:p>
          </table:table-cell>
          <table:table-cell office:value-type="float" office:value="0.0109849945464834" calcext:value-type="float">
            <text:p>0.010984994546483</text:p>
          </table:table-cell>
          <table:table-cell office:value-type="float" office:value="0.994481434987228" calcext:value-type="float">
            <text:p>0.994481434987228</text:p>
          </table:table-cell>
          <table:table-cell office:value-type="float" office:value="0.0055185650127722" calcext:value-type="float">
            <text:p>0.005518565012772</text:p>
          </table:table-cell>
          <table:table-cell office:value-type="float" office:value="0.98521727135916" calcext:value-type="float">
            <text:p>0.98521727135916</text:p>
          </table:table-cell>
          <table:table-cell office:value-type="float" office:value="0.0147827286408398" calcext:value-type="float">
            <text:p>0.01478272864084</text:p>
          </table:table-cell>
          <table:table-cell office:value-type="float" office:value="0.970266046149209" calcext:value-type="float">
            <text:p>0.970266046149209</text:p>
          </table:table-cell>
          <table:table-cell office:value-type="float" office:value="0.0297339538507913" calcext:value-type="float">
            <text:p>0.029733953850791</text:p>
          </table:table-cell>
          <table:table-cell office:value-type="float" office:value="0.992702523968852" calcext:value-type="float">
            <text:p>0.992702523968852</text:p>
          </table:table-cell>
          <table:table-cell office:value-type="float" office:value="0.00729747603114764" calcext:value-type="float">
            <text:p>0.007297476031148</text:p>
          </table:table-cell>
          <table:table-cell table:formula="of:=AVERAGE([.C262];[.E262];[.G262];[.I262];[.K262];[.M262];[.O262];[.Q262];[.S262];[.U262])" office:value-type="float" office:value="0.988068376003048" calcext:value-type="float">
            <text:p>0.988068376003048</text:p>
          </table:table-cell>
          <table:table-cell table:formula="of:=AVERAGE([.D262];[.F262];[.H262];[.J262];[.L262];[.N262];[.P262];[.R262];[.T262];[.V262])" office:value-type="float" office:value="0.0119316239969516" calcext:value-type="float">
            <text:p>0.01193162399695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0.842167532660645" calcext:value-type="float">
            <text:p>0.842167532660645</text:p>
          </table:table-cell>
          <table:table-cell office:value-type="float" office:value="0.157832467339355" calcext:value-type="float">
            <text:p>0.157832467339355</text:p>
          </table:table-cell>
          <table:table-cell office:value-type="float" office:value="0.86227405848303" calcext:value-type="float">
            <text:p>0.86227405848303</text:p>
          </table:table-cell>
          <table:table-cell office:value-type="float" office:value="0.13772594151697" calcext:value-type="float">
            <text:p>0.13772594151697</text:p>
          </table:table-cell>
          <table:table-cell office:value-type="float" office:value="0.795695573685319" calcext:value-type="float">
            <text:p>0.795695573685319</text:p>
          </table:table-cell>
          <table:table-cell office:value-type="float" office:value="0.204304426314681" calcext:value-type="float">
            <text:p>0.204304426314681</text:p>
          </table:table-cell>
          <table:table-cell office:value-type="float" office:value="0.870958362676004" calcext:value-type="float">
            <text:p>0.870958362676004</text:p>
          </table:table-cell>
          <table:table-cell office:value-type="float" office:value="0.129041637323996" calcext:value-type="float">
            <text:p>0.129041637323996</text:p>
          </table:table-cell>
          <table:table-cell office:value-type="float" office:value="0.797257220484095" calcext:value-type="float">
            <text:p>0.797257220484095</text:p>
          </table:table-cell>
          <table:table-cell office:value-type="float" office:value="0.202742779515905" calcext:value-type="float">
            <text:p>0.202742779515905</text:p>
          </table:table-cell>
          <table:table-cell office:value-type="float" office:value="0.720110773136627" calcext:value-type="float">
            <text:p>0.720110773136627</text:p>
          </table:table-cell>
          <table:table-cell office:value-type="float" office:value="0.279889226863373" calcext:value-type="float">
            <text:p>0.279889226863373</text:p>
          </table:table-cell>
          <table:table-cell office:value-type="float" office:value="0.796745926921538" calcext:value-type="float">
            <text:p>0.796745926921538</text:p>
          </table:table-cell>
          <table:table-cell office:value-type="float" office:value="0.203254073078462" calcext:value-type="float">
            <text:p>0.203254073078462</text:p>
          </table:table-cell>
          <table:table-cell office:value-type="float" office:value="0.756168817800744" calcext:value-type="float">
            <text:p>0.756168817800744</text:p>
          </table:table-cell>
          <table:table-cell office:value-type="float" office:value="0.243831182199256" calcext:value-type="float">
            <text:p>0.243831182199256</text:p>
          </table:table-cell>
          <table:table-cell office:value-type="float" office:value="0.848077344334986" calcext:value-type="float">
            <text:p>0.848077344334986</text:p>
          </table:table-cell>
          <table:table-cell office:value-type="float" office:value="0.151922655665014" calcext:value-type="float">
            <text:p>0.151922655665014</text:p>
          </table:table-cell>
          <table:table-cell office:value-type="float" office:value="0.793527433158998" calcext:value-type="float">
            <text:p>0.793527433158998</text:p>
          </table:table-cell>
          <table:table-cell office:value-type="float" office:value="0.206472566841002" calcext:value-type="float">
            <text:p>0.206472566841002</text:p>
          </table:table-cell>
          <table:table-cell table:formula="of:=AVERAGE([.C263];[.E263];[.G263];[.I263];[.K263];[.M263];[.O263];[.Q263];[.S263];[.U263])" office:value-type="float" office:value="0.808298304334199" calcext:value-type="float">
            <text:p>0.808298304334199</text:p>
          </table:table-cell>
          <table:table-cell table:formula="of:=AVERAGE([.D263];[.F263];[.H263];[.J263];[.L263];[.N263];[.P263];[.R263];[.T263];[.V263])" office:value-type="float" office:value="0.191701695665801" calcext:value-type="float">
            <text:p>0.19170169566580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  <table:table-cell office:value-type="float" office:value="0.735270765083238" calcext:value-type="float">
            <text:p>0.735270765083238</text:p>
          </table:table-cell>
          <table:table-cell office:value-type="float" office:value="0.264729234916762" calcext:value-type="float">
            <text:p>0.264729234916762</text:p>
          </table:table-cell>
          <table:table-cell office:value-type="float" office:value="0.907626924594836" calcext:value-type="float">
            <text:p>0.907626924594836</text:p>
          </table:table-cell>
          <table:table-cell office:value-type="float" office:value="0.0923730754051639" calcext:value-type="float">
            <text:p>0.092373075405164</text:p>
          </table:table-cell>
          <table:table-cell office:value-type="float" office:value="0.860896108148465" calcext:value-type="float">
            <text:p>0.860896108148465</text:p>
          </table:table-cell>
          <table:table-cell office:value-type="float" office:value="0.139103891851535" calcext:value-type="float">
            <text:p>0.139103891851535</text:p>
          </table:table-cell>
          <table:table-cell office:value-type="float" office:value="0.903127016287816" calcext:value-type="float">
            <text:p>0.903127016287816</text:p>
          </table:table-cell>
          <table:table-cell office:value-type="float" office:value="0.0968729837121839" calcext:value-type="float">
            <text:p>0.096872983712184</text:p>
          </table:table-cell>
          <table:table-cell office:value-type="float" office:value="0.918049289239601" calcext:value-type="float">
            <text:p>0.918049289239601</text:p>
          </table:table-cell>
          <table:table-cell office:value-type="float" office:value="0.0819507107603992" calcext:value-type="float">
            <text:p>0.081950710760399</text:p>
          </table:table-cell>
          <table:table-cell office:value-type="float" office:value="0.810470370722715" calcext:value-type="float">
            <text:p>0.810470370722715</text:p>
          </table:table-cell>
          <table:table-cell office:value-type="float" office:value="0.189529629277285" calcext:value-type="float">
            <text:p>0.189529629277285</text:p>
          </table:table-cell>
          <table:table-cell office:value-type="float" office:value="0.811830273931391" calcext:value-type="float">
            <text:p>0.811830273931391</text:p>
          </table:table-cell>
          <table:table-cell office:value-type="float" office:value="0.188169726068609" calcext:value-type="float">
            <text:p>0.188169726068609</text:p>
          </table:table-cell>
          <table:table-cell office:value-type="float" office:value="0.876908567197771" calcext:value-type="float">
            <text:p>0.876908567197771</text:p>
          </table:table-cell>
          <table:table-cell office:value-type="float" office:value="0.123091432802229" calcext:value-type="float">
            <text:p>0.123091432802229</text:p>
          </table:table-cell>
          <table:table-cell office:value-type="float" office:value="0.819957797687898" calcext:value-type="float">
            <text:p>0.819957797687898</text:p>
          </table:table-cell>
          <table:table-cell office:value-type="float" office:value="0.180042202312102" calcext:value-type="float">
            <text:p>0.180042202312102</text:p>
          </table:table-cell>
          <table:table-cell office:value-type="float" office:value="0.917586705347044" calcext:value-type="float">
            <text:p>0.917586705347044</text:p>
          </table:table-cell>
          <table:table-cell office:value-type="float" office:value="0.0824132946529558" calcext:value-type="float">
            <text:p>0.082413294652956</text:p>
          </table:table-cell>
          <table:table-cell table:formula="of:=AVERAGE([.C264];[.E264];[.G264];[.I264];[.K264];[.M264];[.O264];[.Q264];[.S264];[.U264])" office:value-type="float" office:value="0.856172381824078" calcext:value-type="float">
            <text:p>0.856172381824078</text:p>
          </table:table-cell>
          <table:table-cell table:formula="of:=AVERAGE([.D264];[.F264];[.H264];[.J264];[.L264];[.N264];[.P264];[.R264];[.T264];[.V264])" office:value-type="float" office:value="0.143827618175922" calcext:value-type="float">
            <text:p>0.143827618175922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0.474400353448038" calcext:value-type="float">
            <text:p>0.474400353448038</text:p>
          </table:table-cell>
          <table:table-cell office:value-type="float" office:value="0.525599646551962" calcext:value-type="float">
            <text:p>0.525599646551962</text:p>
          </table:table-cell>
          <table:table-cell office:value-type="float" office:value="0.743176972940596" calcext:value-type="float">
            <text:p>0.743176972940596</text:p>
          </table:table-cell>
          <table:table-cell office:value-type="float" office:value="0.256823027059404" calcext:value-type="float">
            <text:p>0.256823027059404</text:p>
          </table:table-cell>
          <table:table-cell office:value-type="float" office:value="0.662765764131478" calcext:value-type="float">
            <text:p>0.662765764131478</text:p>
          </table:table-cell>
          <table:table-cell office:value-type="float" office:value="0.337234235868522" calcext:value-type="float">
            <text:p>0.337234235868522</text:p>
          </table:table-cell>
          <table:table-cell office:value-type="float" office:value="0.609548016292952" calcext:value-type="float">
            <text:p>0.609548016292952</text:p>
          </table:table-cell>
          <table:table-cell office:value-type="float" office:value="0.390451983707048" calcext:value-type="float">
            <text:p>0.390451983707048</text:p>
          </table:table-cell>
          <table:table-cell office:value-type="float" office:value="0.75444431442355" calcext:value-type="float">
            <text:p>0.75444431442355</text:p>
          </table:table-cell>
          <table:table-cell office:value-type="float" office:value="0.24555568557645" calcext:value-type="float">
            <text:p>0.24555568557645</text:p>
          </table:table-cell>
          <table:table-cell office:value-type="float" office:value="0.561309822775425" calcext:value-type="float">
            <text:p>0.561309822775425</text:p>
          </table:table-cell>
          <table:table-cell office:value-type="float" office:value="0.438690177224575" calcext:value-type="float">
            <text:p>0.438690177224575</text:p>
          </table:table-cell>
          <table:table-cell office:value-type="float" office:value="0.707813545419014" calcext:value-type="float">
            <text:p>0.707813545419014</text:p>
          </table:table-cell>
          <table:table-cell office:value-type="float" office:value="0.292186454580985" calcext:value-type="float">
            <text:p>0.292186454580985</text:p>
          </table:table-cell>
          <table:table-cell office:value-type="float" office:value="0.599751116514044" calcext:value-type="float">
            <text:p>0.599751116514044</text:p>
          </table:table-cell>
          <table:table-cell office:value-type="float" office:value="0.400248883485956" calcext:value-type="float">
            <text:p>0.400248883485956</text:p>
          </table:table-cell>
          <table:table-cell office:value-type="float" office:value="0.570578603294588" calcext:value-type="float">
            <text:p>0.570578603294588</text:p>
          </table:table-cell>
          <table:table-cell office:value-type="float" office:value="0.429421396705412" calcext:value-type="float">
            <text:p>0.429421396705412</text:p>
          </table:table-cell>
          <table:table-cell office:value-type="float" office:value="0.591647890293568" calcext:value-type="float">
            <text:p>0.591647890293568</text:p>
          </table:table-cell>
          <table:table-cell office:value-type="float" office:value="0.408352109706432" calcext:value-type="float">
            <text:p>0.408352109706432</text:p>
          </table:table-cell>
          <table:table-cell table:formula="of:=AVERAGE([.C265];[.E265];[.G265];[.I265];[.K265];[.M265];[.O265];[.Q265];[.S265];[.U265])" office:value-type="float" office:value="0.627543639953325" calcext:value-type="float">
            <text:p>0.627543639953325</text:p>
          </table:table-cell>
          <table:table-cell table:formula="of:=AVERAGE([.D265];[.F265];[.H265];[.J265];[.L265];[.N265];[.P265];[.R265];[.T265];[.V265])" office:value-type="float" office:value="0.372456360046675" calcext:value-type="float">
            <text:p>0.37245636004667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0.526203033361473" calcext:value-type="float">
            <text:p>0.526203033361473</text:p>
          </table:table-cell>
          <table:table-cell office:value-type="float" office:value="0.473796966638527" calcext:value-type="float">
            <text:p>0.473796966638527</text:p>
          </table:table-cell>
          <table:table-cell office:value-type="float" office:value="0.578631198744051" calcext:value-type="float">
            <text:p>0.578631198744051</text:p>
          </table:table-cell>
          <table:table-cell office:value-type="float" office:value="0.421368801255949" calcext:value-type="float">
            <text:p>0.421368801255949</text:p>
          </table:table-cell>
          <table:table-cell office:value-type="float" office:value="0.423019141923095" calcext:value-type="float">
            <text:p>0.423019141923095</text:p>
          </table:table-cell>
          <table:table-cell office:value-type="float" office:value="0.576980858076905" calcext:value-type="float">
            <text:p>0.576980858076905</text:p>
          </table:table-cell>
          <table:table-cell office:value-type="float" office:value="0.590777145282392" calcext:value-type="float">
            <text:p>0.590777145282392</text:p>
          </table:table-cell>
          <table:table-cell office:value-type="float" office:value="0.409222854717607" calcext:value-type="float">
            <text:p>0.409222854717607</text:p>
          </table:table-cell>
          <table:table-cell office:value-type="float" office:value="0.492467158600757" calcext:value-type="float">
            <text:p>0.492467158600757</text:p>
          </table:table-cell>
          <table:table-cell office:value-type="float" office:value="0.507532841399244" calcext:value-type="float">
            <text:p>0.507532841399244</text:p>
          </table:table-cell>
          <table:table-cell office:value-type="float" office:value="0.327115716792518" calcext:value-type="float">
            <text:p>0.327115716792518</text:p>
          </table:table-cell>
          <table:table-cell office:value-type="float" office:value="0.672884283207482" calcext:value-type="float">
            <text:p>0.672884283207482</text:p>
          </table:table-cell>
          <table:table-cell office:value-type="float" office:value="0.407024512446152" calcext:value-type="float">
            <text:p>0.407024512446152</text:p>
          </table:table-cell>
          <table:table-cell office:value-type="float" office:value="0.592975487553848" calcext:value-type="float">
            <text:p>0.592975487553848</text:p>
          </table:table-cell>
          <table:table-cell office:value-type="float" office:value="0.390200935277058" calcext:value-type="float">
            <text:p>0.390200935277058</text:p>
          </table:table-cell>
          <table:table-cell office:value-type="float" office:value="0.609799064722942" calcext:value-type="float">
            <text:p>0.609799064722942</text:p>
          </table:table-cell>
          <table:table-cell office:value-type="float" office:value="0.440848867067386" calcext:value-type="float">
            <text:p>0.440848867067386</text:p>
          </table:table-cell>
          <table:table-cell office:value-type="float" office:value="0.559151132932614" calcext:value-type="float">
            <text:p>0.559151132932614</text:p>
          </table:table-cell>
          <table:table-cell office:value-type="float" office:value="0.312601194357374" calcext:value-type="float">
            <text:p>0.312601194357374</text:p>
          </table:table-cell>
          <table:table-cell office:value-type="float" office:value="0.687398805642626" calcext:value-type="float">
            <text:p>0.687398805642626</text:p>
          </table:table-cell>
          <table:table-cell table:formula="of:=AVERAGE([.C266];[.E266];[.G266];[.I266];[.K266];[.M266];[.O266];[.Q266];[.S266];[.U266])" office:value-type="float" office:value="0.448888890385226" calcext:value-type="float">
            <text:p>0.448888890385226</text:p>
          </table:table-cell>
          <table:table-cell table:formula="of:=AVERAGE([.D266];[.F266];[.H266];[.J266];[.L266];[.N266];[.P266];[.R266];[.T266];[.V266])" office:value-type="float" office:value="0.551111109614774" calcext:value-type="float">
            <text:p>0.55111110961477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0.96908158114492" calcext:value-type="float">
            <text:p>0.96908158114492</text:p>
          </table:table-cell>
          <table:table-cell office:value-type="float" office:value="0.0309184188550803" calcext:value-type="float">
            <text:p>0.03091841885508</text:p>
          </table:table-cell>
          <table:table-cell office:value-type="float" office:value="0.951865525958581" calcext:value-type="float">
            <text:p>0.951865525958581</text:p>
          </table:table-cell>
          <table:table-cell office:value-type="float" office:value="0.0481344740414187" calcext:value-type="float">
            <text:p>0.048134474041419</text:p>
          </table:table-cell>
          <table:table-cell office:value-type="float" office:value="0.944159256090603" calcext:value-type="float">
            <text:p>0.944159256090603</text:p>
          </table:table-cell>
          <table:table-cell office:value-type="float" office:value="0.0558407439093968" calcext:value-type="float">
            <text:p>0.055840743909397</text:p>
          </table:table-cell>
          <table:table-cell office:value-type="float" office:value="0.951044656992205" calcext:value-type="float">
            <text:p>0.951044656992205</text:p>
          </table:table-cell>
          <table:table-cell office:value-type="float" office:value="0.0489553430077954" calcext:value-type="float">
            <text:p>0.048955343007795</text:p>
          </table:table-cell>
          <table:table-cell office:value-type="float" office:value="0.945513324896148" calcext:value-type="float">
            <text:p>0.945513324896148</text:p>
          </table:table-cell>
          <table:table-cell office:value-type="float" office:value="0.0544866751038517" calcext:value-type="float">
            <text:p>0.054486675103852</text:p>
          </table:table-cell>
          <table:table-cell office:value-type="float" office:value="0.972252896118165" calcext:value-type="float">
            <text:p>0.972252896118165</text:p>
          </table:table-cell>
          <table:table-cell office:value-type="float" office:value="0.0277471038818354" calcext:value-type="float">
            <text:p>0.027747103881835</text:p>
          </table:table-cell>
          <table:table-cell office:value-type="float" office:value="0.940527504294168" calcext:value-type="float">
            <text:p>0.940527504294168</text:p>
          </table:table-cell>
          <table:table-cell office:value-type="float" office:value="0.0594724957058315" calcext:value-type="float">
            <text:p>0.059472495705832</text:p>
          </table:table-cell>
          <table:table-cell office:value-type="float" office:value="0.956087251668222" calcext:value-type="float">
            <text:p>0.956087251668222</text:p>
          </table:table-cell>
          <table:table-cell office:value-type="float" office:value="0.0439127483317782" calcext:value-type="float">
            <text:p>0.043912748331778</text:p>
          </table:table-cell>
          <table:table-cell office:value-type="float" office:value="0.938185419080164" calcext:value-type="float">
            <text:p>0.938185419080164</text:p>
          </table:table-cell>
          <table:table-cell office:value-type="float" office:value="0.0618145809198363" calcext:value-type="float">
            <text:p>0.061814580919836</text:p>
          </table:table-cell>
          <table:table-cell office:value-type="float" office:value="0.952674230302176" calcext:value-type="float">
            <text:p>0.952674230302176</text:p>
          </table:table-cell>
          <table:table-cell office:value-type="float" office:value="0.0473257696978239" calcext:value-type="float">
            <text:p>0.047325769697824</text:p>
          </table:table-cell>
          <table:table-cell table:formula="of:=AVERAGE([.C267];[.E267];[.G267];[.I267];[.K267];[.M267];[.O267];[.Q267];[.S267];[.U267])" office:value-type="float" office:value="0.952139164654535" calcext:value-type="float">
            <text:p>0.952139164654535</text:p>
          </table:table-cell>
          <table:table-cell table:formula="of:=AVERAGE([.D267];[.F267];[.H267];[.J267];[.L267];[.N267];[.P267];[.R267];[.T267];[.V267])" office:value-type="float" office:value="0.0478608353454648" calcext:value-type="float">
            <text:p>0.047860835345465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  <table:table-cell office:value-type="float" office:value="0.603787707670118" calcext:value-type="float">
            <text:p>0.603787707670118</text:p>
          </table:table-cell>
          <table:table-cell office:value-type="float" office:value="0.396212292329882" calcext:value-type="float">
            <text:p>0.396212292329882</text:p>
          </table:table-cell>
          <table:table-cell office:value-type="float" office:value="0.471899567437116" calcext:value-type="float">
            <text:p>0.471899567437116</text:p>
          </table:table-cell>
          <table:table-cell office:value-type="float" office:value="0.528100432562884" calcext:value-type="float">
            <text:p>0.528100432562884</text:p>
          </table:table-cell>
          <table:table-cell office:value-type="float" office:value="0.552682168725837" calcext:value-type="float">
            <text:p>0.552682168725837</text:p>
          </table:table-cell>
          <table:table-cell office:value-type="float" office:value="0.447317831274163" calcext:value-type="float">
            <text:p>0.447317831274163</text:p>
          </table:table-cell>
          <table:table-cell office:value-type="float" office:value="0.379248258633129" calcext:value-type="float">
            <text:p>0.379248258633129</text:p>
          </table:table-cell>
          <table:table-cell office:value-type="float" office:value="0.620751741366871" calcext:value-type="float">
            <text:p>0.620751741366871</text:p>
          </table:table-cell>
          <table:table-cell office:value-type="float" office:value="0.526055889213577" calcext:value-type="float">
            <text:p>0.526055889213577</text:p>
          </table:table-cell>
          <table:table-cell office:value-type="float" office:value="0.473944110786423" calcext:value-type="float">
            <text:p>0.473944110786423</text:p>
          </table:table-cell>
          <table:table-cell office:value-type="float" office:value="0.501339198077672" calcext:value-type="float">
            <text:p>0.501339198077672</text:p>
          </table:table-cell>
          <table:table-cell office:value-type="float" office:value="0.498660801922328" calcext:value-type="float">
            <text:p>0.498660801922328</text:p>
          </table:table-cell>
          <table:table-cell office:value-type="float" office:value="0.67739981434362" calcext:value-type="float">
            <text:p>0.67739981434362</text:p>
          </table:table-cell>
          <table:table-cell office:value-type="float" office:value="0.32260018565638" calcext:value-type="float">
            <text:p>0.32260018565638</text:p>
          </table:table-cell>
          <table:table-cell office:value-type="float" office:value="0.559395903983767" calcext:value-type="float">
            <text:p>0.559395903983767</text:p>
          </table:table-cell>
          <table:table-cell office:value-type="float" office:value="0.440604096016233" calcext:value-type="float">
            <text:p>0.440604096016233</text:p>
          </table:table-cell>
          <table:table-cell office:value-type="float" office:value="0.476907925353047" calcext:value-type="float">
            <text:p>0.476907925353047</text:p>
          </table:table-cell>
          <table:table-cell office:value-type="float" office:value="0.523092074646953" calcext:value-type="float">
            <text:p>0.523092074646953</text:p>
          </table:table-cell>
          <table:table-cell office:value-type="float" office:value="0.498537169155397" calcext:value-type="float">
            <text:p>0.498537169155397</text:p>
          </table:table-cell>
          <table:table-cell office:value-type="float" office:value="0.501462830844603" calcext:value-type="float">
            <text:p>0.501462830844603</text:p>
          </table:table-cell>
          <table:table-cell table:formula="of:=AVERAGE([.C268];[.E268];[.G268];[.I268];[.K268];[.M268];[.O268];[.Q268];[.S268];[.U268])" office:value-type="float" office:value="0.524725360259328" calcext:value-type="float">
            <text:p>0.524725360259328</text:p>
          </table:table-cell>
          <table:table-cell table:formula="of:=AVERAGE([.D268];[.F268];[.H268];[.J268];[.L268];[.N268];[.P268];[.R268];[.T268];[.V268])" office:value-type="float" office:value="0.475274639740672" calcext:value-type="float">
            <text:p>0.47527463974067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  <table:table-cell office:value-type="float" office:value="0.659691757826655" calcext:value-type="float">
            <text:p>0.659691757826655</text:p>
          </table:table-cell>
          <table:table-cell office:value-type="float" office:value="0.340308242173345" calcext:value-type="float">
            <text:p>0.340308242173345</text:p>
          </table:table-cell>
          <table:table-cell office:value-type="float" office:value="0.619800810236933" calcext:value-type="float">
            <text:p>0.619800810236933</text:p>
          </table:table-cell>
          <table:table-cell office:value-type="float" office:value="0.380199189763067" calcext:value-type="float">
            <text:p>0.380199189763067</text:p>
          </table:table-cell>
          <table:table-cell office:value-type="float" office:value="0.539539521871753" calcext:value-type="float">
            <text:p>0.539539521871753</text:p>
          </table:table-cell>
          <table:table-cell office:value-type="float" office:value="0.460460478128247" calcext:value-type="float">
            <text:p>0.460460478128247</text:p>
          </table:table-cell>
          <table:table-cell office:value-type="float" office:value="0.563179228997805" calcext:value-type="float">
            <text:p>0.563179228997805</text:p>
          </table:table-cell>
          <table:table-cell office:value-type="float" office:value="0.436820771002195" calcext:value-type="float">
            <text:p>0.436820771002195</text:p>
          </table:table-cell>
          <table:table-cell office:value-type="float" office:value="0.570391293509496" calcext:value-type="float">
            <text:p>0.570391293509496</text:p>
          </table:table-cell>
          <table:table-cell office:value-type="float" office:value="0.429608706490504" calcext:value-type="float">
            <text:p>0.429608706490504</text:p>
          </table:table-cell>
          <table:table-cell office:value-type="float" office:value="0.523590741803118" calcext:value-type="float">
            <text:p>0.523590741803118</text:p>
          </table:table-cell>
          <table:table-cell office:value-type="float" office:value="0.476409258196882" calcext:value-type="float">
            <text:p>0.476409258196882</text:p>
          </table:table-cell>
          <table:table-cell office:value-type="float" office:value="0.557951528869518" calcext:value-type="float">
            <text:p>0.557951528869518</text:p>
          </table:table-cell>
          <table:table-cell office:value-type="float" office:value="0.442048471130482" calcext:value-type="float">
            <text:p>0.442048471130482</text:p>
          </table:table-cell>
          <table:table-cell office:value-type="float" office:value="0.606911282206698" calcext:value-type="float">
            <text:p>0.606911282206698</text:p>
          </table:table-cell>
          <table:table-cell office:value-type="float" office:value="0.393088717793302" calcext:value-type="float">
            <text:p>0.393088717793302</text:p>
          </table:table-cell>
          <table:table-cell office:value-type="float" office:value="0.580829254149863" calcext:value-type="float">
            <text:p>0.580829254149863</text:p>
          </table:table-cell>
          <table:table-cell office:value-type="float" office:value="0.419170745850138" calcext:value-type="float">
            <text:p>0.419170745850138</text:p>
          </table:table-cell>
          <table:table-cell office:value-type="float" office:value="0.54571167439283" calcext:value-type="float">
            <text:p>0.54571167439283</text:p>
          </table:table-cell>
          <table:table-cell office:value-type="float" office:value="0.45428832560717" calcext:value-type="float">
            <text:p>0.45428832560717</text:p>
          </table:table-cell>
          <table:table-cell table:formula="of:=AVERAGE([.C269];[.E269];[.G269];[.I269];[.K269];[.M269];[.O269];[.Q269];[.S269];[.U269])" office:value-type="float" office:value="0.576759709386467" calcext:value-type="float">
            <text:p>0.576759709386467</text:p>
          </table:table-cell>
          <table:table-cell table:formula="of:=AVERAGE([.D269];[.F269];[.H269];[.J269];[.L269];[.N269];[.P269];[.R269];[.T269];[.V269])" office:value-type="float" office:value="0.423240290613533" calcext:value-type="float">
            <text:p>0.42324029061353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0.94736820801396" calcext:value-type="float">
            <text:p>0.94736820801396</text:p>
          </table:table-cell>
          <table:table-cell office:value-type="float" office:value="0.0526317919860401" calcext:value-type="float">
            <text:p>0.05263179198604</text:p>
          </table:table-cell>
          <table:table-cell office:value-type="float" office:value="0.969344381160046" calcext:value-type="float">
            <text:p>0.969344381160046</text:p>
          </table:table-cell>
          <table:table-cell office:value-type="float" office:value="0.0306556188399537" calcext:value-type="float">
            <text:p>0.030655618839954</text:p>
          </table:table-cell>
          <table:table-cell office:value-type="float" office:value="0.925210314710166" calcext:value-type="float">
            <text:p>0.925210314710166</text:p>
          </table:table-cell>
          <table:table-cell office:value-type="float" office:value="0.074789685289834" calcext:value-type="float">
            <text:p>0.074789685289834</text:p>
          </table:table-cell>
          <table:table-cell office:value-type="float" office:value="0.959489453942571" calcext:value-type="float">
            <text:p>0.959489453942571</text:p>
          </table:table-cell>
          <table:table-cell office:value-type="float" office:value="0.0405105460574289" calcext:value-type="float">
            <text:p>0.040510546057429</text:p>
          </table:table-cell>
          <table:table-cell office:value-type="float" office:value="0.976729836716904" calcext:value-type="float">
            <text:p>0.976729836716904</text:p>
          </table:table-cell>
          <table:table-cell office:value-type="float" office:value="0.0232701632830959" calcext:value-type="float">
            <text:p>0.023270163283096</text:p>
          </table:table-cell>
          <table:table-cell office:value-type="float" office:value="0.963639222111349" calcext:value-type="float">
            <text:p>0.963639222111349</text:p>
          </table:table-cell>
          <table:table-cell office:value-type="float" office:value="0.0363607778886508" calcext:value-type="float">
            <text:p>0.036360777888651</text:p>
          </table:table-cell>
          <table:table-cell office:value-type="float" office:value="0.940054724191635" calcext:value-type="float">
            <text:p>0.940054724191635</text:p>
          </table:table-cell>
          <table:table-cell office:value-type="float" office:value="0.0599452758083654" calcext:value-type="float">
            <text:p>0.059945275808365</text:p>
          </table:table-cell>
          <table:table-cell office:value-type="float" office:value="0.952622748446272" calcext:value-type="float">
            <text:p>0.952622748446272</text:p>
          </table:table-cell>
          <table:table-cell office:value-type="float" office:value="0.0473772515537278" calcext:value-type="float">
            <text:p>0.047377251553728</text:p>
          </table:table-cell>
          <table:table-cell office:value-type="float" office:value="0.946633126776488" calcext:value-type="float">
            <text:p>0.946633126776488</text:p>
          </table:table-cell>
          <table:table-cell office:value-type="float" office:value="0.0533668732235119" calcext:value-type="float">
            <text:p>0.053366873223512</text:p>
          </table:table-cell>
          <table:table-cell office:value-type="float" office:value="0.956122543380732" calcext:value-type="float">
            <text:p>0.956122543380732</text:p>
          </table:table-cell>
          <table:table-cell office:value-type="float" office:value="0.0438774566192677" calcext:value-type="float">
            <text:p>0.043877456619268</text:p>
          </table:table-cell>
          <table:table-cell table:formula="of:=AVERAGE([.C270];[.E270];[.G270];[.I270];[.K270];[.M270];[.O270];[.Q270];[.S270];[.U270])" office:value-type="float" office:value="0.953721455945012" calcext:value-type="float">
            <text:p>0.953721455945012</text:p>
          </table:table-cell>
          <table:table-cell table:formula="of:=AVERAGE([.D270];[.F270];[.H270];[.J270];[.L270];[.N270];[.P270];[.R270];[.T270];[.V270])" office:value-type="float" office:value="0.0462785440549876" calcext:value-type="float">
            <text:p>0.04627854405498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office:value-type="float" office:value="0.788804317714834" calcext:value-type="float">
            <text:p>0.788804317714834</text:p>
          </table:table-cell>
          <table:table-cell office:value-type="float" office:value="0.211195682285166" calcext:value-type="float">
            <text:p>0.211195682285166</text:p>
          </table:table-cell>
          <table:table-cell office:value-type="float" office:value="0.86829772680732" calcext:value-type="float">
            <text:p>0.86829772680732</text:p>
          </table:table-cell>
          <table:table-cell office:value-type="float" office:value="0.13170227319268" calcext:value-type="float">
            <text:p>0.13170227319268</text:p>
          </table:table-cell>
          <table:table-cell office:value-type="float" office:value="0.780720515424953" calcext:value-type="float">
            <text:p>0.780720515424953</text:p>
          </table:table-cell>
          <table:table-cell office:value-type="float" office:value="0.219279484575047" calcext:value-type="float">
            <text:p>0.219279484575047</text:p>
          </table:table-cell>
          <table:table-cell office:value-type="float" office:value="0.882943276122713" calcext:value-type="float">
            <text:p>0.882943276122713</text:p>
          </table:table-cell>
          <table:table-cell office:value-type="float" office:value="0.117056723877287" calcext:value-type="float">
            <text:p>0.117056723877287</text:p>
          </table:table-cell>
          <table:table-cell office:value-type="float" office:value="0.843202550248177" calcext:value-type="float">
            <text:p>0.843202550248177</text:p>
          </table:table-cell>
          <table:table-cell office:value-type="float" office:value="0.156797449751823" calcext:value-type="float">
            <text:p>0.156797449751823</text:p>
          </table:table-cell>
          <table:table-cell office:value-type="float" office:value="0.792239457095009" calcext:value-type="float">
            <text:p>0.792239457095009</text:p>
          </table:table-cell>
          <table:table-cell office:value-type="float" office:value="0.207760542904991" calcext:value-type="float">
            <text:p>0.207760542904991</text:p>
          </table:table-cell>
          <table:table-cell office:value-type="float" office:value="0.90734334592459" calcext:value-type="float">
            <text:p>0.90734334592459</text:p>
          </table:table-cell>
          <table:table-cell office:value-type="float" office:value="0.0926566540754099" calcext:value-type="float">
            <text:p>0.09265665407541</text:p>
          </table:table-cell>
          <table:table-cell office:value-type="float" office:value="0.871561754566842" calcext:value-type="float">
            <text:p>0.871561754566842</text:p>
          </table:table-cell>
          <table:table-cell office:value-type="float" office:value="0.128438245433158" calcext:value-type="float">
            <text:p>0.128438245433158</text:p>
          </table:table-cell>
          <table:table-cell office:value-type="float" office:value="0.880677425043855" calcext:value-type="float">
            <text:p>0.880677425043855</text:p>
          </table:table-cell>
          <table:table-cell office:value-type="float" office:value="0.119322574956145" calcext:value-type="float">
            <text:p>0.119322574956145</text:p>
          </table:table-cell>
          <table:table-cell office:value-type="float" office:value="0.794911336928628" calcext:value-type="float">
            <text:p>0.794911336928628</text:p>
          </table:table-cell>
          <table:table-cell office:value-type="float" office:value="0.205088663071372" calcext:value-type="float">
            <text:p>0.205088663071372</text:p>
          </table:table-cell>
          <table:table-cell table:formula="of:=AVERAGE([.C271];[.E271];[.G271];[.I271];[.K271];[.M271];[.O271];[.Q271];[.S271];[.U271])" office:value-type="float" office:value="0.841070170587692" calcext:value-type="float">
            <text:p>0.841070170587692</text:p>
          </table:table-cell>
          <table:table-cell table:formula="of:=AVERAGE([.D271];[.F271];[.H271];[.J271];[.L271];[.N271];[.P271];[.R271];[.T271];[.V271])" office:value-type="float" office:value="0.158929829412308" calcext:value-type="float">
            <text:p>0.15892982941230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office:value-type="float" office:value="0.860400858243887" calcext:value-type="float">
            <text:p>0.860400858243887</text:p>
          </table:table-cell>
          <table:table-cell office:value-type="float" office:value="0.139599141756113" calcext:value-type="float">
            <text:p>0.139599141756113</text:p>
          </table:table-cell>
          <table:table-cell office:value-type="float" office:value="0.802473044298321" calcext:value-type="float">
            <text:p>0.802473044298321</text:p>
          </table:table-cell>
          <table:table-cell office:value-type="float" office:value="0.197526955701679" calcext:value-type="float">
            <text:p>0.197526955701679</text:p>
          </table:table-cell>
          <table:table-cell office:value-type="float" office:value="0.779136628984012" calcext:value-type="float">
            <text:p>0.779136628984012</text:p>
          </table:table-cell>
          <table:table-cell office:value-type="float" office:value="0.220863371015988" calcext:value-type="float">
            <text:p>0.220863371015988</text:p>
          </table:table-cell>
          <table:table-cell office:value-type="float" office:value="0.805541184790182" calcext:value-type="float">
            <text:p>0.805541184790182</text:p>
          </table:table-cell>
          <table:table-cell office:value-type="float" office:value="0.194458815209818" calcext:value-type="float">
            <text:p>0.194458815209818</text:p>
          </table:table-cell>
          <table:table-cell office:value-type="float" office:value="0.797683228691574" calcext:value-type="float">
            <text:p>0.797683228691574</text:p>
          </table:table-cell>
          <table:table-cell office:value-type="float" office:value="0.202316771308426" calcext:value-type="float">
            <text:p>0.202316771308426</text:p>
          </table:table-cell>
          <table:table-cell office:value-type="float" office:value="0.782195727796857" calcext:value-type="float">
            <text:p>0.782195727796857</text:p>
          </table:table-cell>
          <table:table-cell office:value-type="float" office:value="0.217804272203143" calcext:value-type="float">
            <text:p>0.217804272203143</text:p>
          </table:table-cell>
          <table:table-cell office:value-type="float" office:value="0.720940090063453" calcext:value-type="float">
            <text:p>0.720940090063453</text:p>
          </table:table-cell>
          <table:table-cell office:value-type="float" office:value="0.279059909936547" calcext:value-type="float">
            <text:p>0.279059909936547</text:p>
          </table:table-cell>
          <table:table-cell office:value-type="float" office:value="0.692876572757286" calcext:value-type="float">
            <text:p>0.692876572757286</text:p>
          </table:table-cell>
          <table:table-cell office:value-type="float" office:value="0.307123427242714" calcext:value-type="float">
            <text:p>0.307123427242714</text:p>
          </table:table-cell>
          <table:table-cell office:value-type="float" office:value="0.777029728948616" calcext:value-type="float">
            <text:p>0.777029728948616</text:p>
          </table:table-cell>
          <table:table-cell office:value-type="float" office:value="0.222970271051384" calcext:value-type="float">
            <text:p>0.222970271051384</text:p>
          </table:table-cell>
          <table:table-cell office:value-type="float" office:value="0.8226068673814" calcext:value-type="float">
            <text:p>0.8226068673814</text:p>
          </table:table-cell>
          <table:table-cell office:value-type="float" office:value="0.1773931326186" calcext:value-type="float">
            <text:p>0.1773931326186</text:p>
          </table:table-cell>
          <table:table-cell table:formula="of:=AVERAGE([.C272];[.E272];[.G272];[.I272];[.K272];[.M272];[.O272];[.Q272];[.S272];[.U272])" office:value-type="float" office:value="0.784088393195559" calcext:value-type="float">
            <text:p>0.784088393195559</text:p>
          </table:table-cell>
          <table:table-cell table:formula="of:=AVERAGE([.D272];[.F272];[.H272];[.J272];[.L272];[.N272];[.P272];[.R272];[.T272];[.V272])" office:value-type="float" office:value="0.215911606804441" calcext:value-type="float">
            <text:p>0.21591160680444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  <table:table-cell office:value-type="float" office:value="0.948883754471109" calcext:value-type="float">
            <text:p>0.948883754471109</text:p>
          </table:table-cell>
          <table:table-cell office:value-type="float" office:value="0.0511162455288913" calcext:value-type="float">
            <text:p>0.051116245528891</text:p>
          </table:table-cell>
          <table:table-cell office:value-type="float" office:value="0.897299972319824" calcext:value-type="float">
            <text:p>0.897299972319824</text:p>
          </table:table-cell>
          <table:table-cell office:value-type="float" office:value="0.102700027680176" calcext:value-type="float">
            <text:p>0.102700027680176</text:p>
          </table:table-cell>
          <table:table-cell office:value-type="float" office:value="0.90649376679491" calcext:value-type="float">
            <text:p>0.90649376679491</text:p>
          </table:table-cell>
          <table:table-cell office:value-type="float" office:value="0.0935062332050894" calcext:value-type="float">
            <text:p>0.093506233205089</text:p>
          </table:table-cell>
          <table:table-cell office:value-type="float" office:value="0.937790667017771" calcext:value-type="float">
            <text:p>0.937790667017771</text:p>
          </table:table-cell>
          <table:table-cell office:value-type="float" office:value="0.0622093329822293" calcext:value-type="float">
            <text:p>0.062209332982229</text:p>
          </table:table-cell>
          <table:table-cell office:value-type="float" office:value="0.896565335558385" calcext:value-type="float">
            <text:p>0.896565335558385</text:p>
          </table:table-cell>
          <table:table-cell office:value-type="float" office:value="0.103434664441615" calcext:value-type="float">
            <text:p>0.103434664441615</text:p>
          </table:table-cell>
          <table:table-cell office:value-type="float" office:value="0.916342585103545" calcext:value-type="float">
            <text:p>0.916342585103545</text:p>
          </table:table-cell>
          <table:table-cell office:value-type="float" office:value="0.083657414896455" calcext:value-type="float">
            <text:p>0.083657414896455</text:p>
          </table:table-cell>
          <table:table-cell office:value-type="float" office:value="0.909268542452684" calcext:value-type="float">
            <text:p>0.909268542452684</text:p>
          </table:table-cell>
          <table:table-cell office:value-type="float" office:value="0.090731457547316" calcext:value-type="float">
            <text:p>0.090731457547316</text:p>
          </table:table-cell>
          <table:table-cell office:value-type="float" office:value="0.905072628526222" calcext:value-type="float">
            <text:p>0.905072628526222</text:p>
          </table:table-cell>
          <table:table-cell office:value-type="float" office:value="0.0949273714737782" calcext:value-type="float">
            <text:p>0.094927371473778</text:p>
          </table:table-cell>
          <table:table-cell office:value-type="float" office:value="0.871747862035309" calcext:value-type="float">
            <text:p>0.871747862035309</text:p>
          </table:table-cell>
          <table:table-cell office:value-type="float" office:value="0.128252137964691" calcext:value-type="float">
            <text:p>0.128252137964691</text:p>
          </table:table-cell>
          <table:table-cell office:value-type="float" office:value="0.839159549124521" calcext:value-type="float">
            <text:p>0.839159549124521</text:p>
          </table:table-cell>
          <table:table-cell office:value-type="float" office:value="0.160840450875479" calcext:value-type="float">
            <text:p>0.160840450875479</text:p>
          </table:table-cell>
          <table:table-cell table:formula="of:=AVERAGE([.C273];[.E273];[.G273];[.I273];[.K273];[.M273];[.O273];[.Q273];[.S273];[.U273])" office:value-type="float" office:value="0.902862466340428" calcext:value-type="float">
            <text:p>0.902862466340428</text:p>
          </table:table-cell>
          <table:table-cell table:formula="of:=AVERAGE([.D273];[.F273];[.H273];[.J273];[.L273];[.N273];[.P273];[.R273];[.T273];[.V273])" office:value-type="float" office:value="0.097137533659572" calcext:value-type="float">
            <text:p>0.09713753365957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0.99837432106739" calcext:value-type="float">
            <text:p>0.99837432106739</text:p>
          </table:table-cell>
          <table:table-cell office:value-type="float" office:value="0.0016256789326097" calcext:value-type="float">
            <text:p>0.00162567893261</text:p>
          </table:table-cell>
          <table:table-cell office:value-type="float" office:value="0.995692204623622" calcext:value-type="float">
            <text:p>0.995692204623622</text:p>
          </table:table-cell>
          <table:table-cell office:value-type="float" office:value="0.00430779537637854" calcext:value-type="float">
            <text:p>0.004307795376379</text:p>
          </table:table-cell>
          <table:table-cell office:value-type="float" office:value="0.995008820148682" calcext:value-type="float">
            <text:p>0.995008820148682</text:p>
          </table:table-cell>
          <table:table-cell office:value-type="float" office:value="0.00499117985131793" calcext:value-type="float">
            <text:p>0.004991179851318</text:p>
          </table:table-cell>
          <table:table-cell office:value-type="float" office:value="0.996211003089988" calcext:value-type="float">
            <text:p>0.996211003089988</text:p>
          </table:table-cell>
          <table:table-cell office:value-type="float" office:value="0.00378899691001225" calcext:value-type="float">
            <text:p>0.003788996910012</text:p>
          </table:table-cell>
          <table:table-cell office:value-type="float" office:value="0.997244365666335" calcext:value-type="float">
            <text:p>0.997244365666335</text:p>
          </table:table-cell>
          <table:table-cell office:value-type="float" office:value="0.00275563433366531" calcext:value-type="float">
            <text:p>0.002755634333665</text:p>
          </table:table-cell>
          <table:table-cell office:value-type="float" office:value="0.996721915340252" calcext:value-type="float">
            <text:p>0.996721915340252</text:p>
          </table:table-cell>
          <table:table-cell office:value-type="float" office:value="0.00327808465974836" calcext:value-type="float">
            <text:p>0.003278084659748</text:p>
          </table:table-cell>
          <table:table-cell office:value-type="float" office:value="0.994855616113085" calcext:value-type="float">
            <text:p>0.994855616113085</text:p>
          </table:table-cell>
          <table:table-cell office:value-type="float" office:value="0.00514438388691521" calcext:value-type="float">
            <text:p>0.005144383886915</text:p>
          </table:table-cell>
          <table:table-cell office:value-type="float" office:value="0.994803086746989" calcext:value-type="float">
            <text:p>0.994803086746989</text:p>
          </table:table-cell>
          <table:table-cell office:value-type="float" office:value="0.00519691325301129" calcext:value-type="float">
            <text:p>0.005196913253011</text:p>
          </table:table-cell>
          <table:table-cell office:value-type="float" office:value="0.993670572484726" calcext:value-type="float">
            <text:p>0.993670572484726</text:p>
          </table:table-cell>
          <table:table-cell office:value-type="float" office:value="0.00632942751527417" calcext:value-type="float">
            <text:p>0.006329427515274</text:p>
          </table:table-cell>
          <table:table-cell office:value-type="float" office:value="0.994684109643323" calcext:value-type="float">
            <text:p>0.994684109643323</text:p>
          </table:table-cell>
          <table:table-cell office:value-type="float" office:value="0.00531589035667741" calcext:value-type="float">
            <text:p>0.005315890356677</text:p>
          </table:table-cell>
          <table:table-cell table:formula="of:=AVERAGE([.C274];[.E274];[.G274];[.I274];[.K274];[.M274];[.O274];[.Q274];[.S274];[.U274])" office:value-type="float" office:value="0.995726601492439" calcext:value-type="float">
            <text:p>0.995726601492439</text:p>
          </table:table-cell>
          <table:table-cell table:formula="of:=AVERAGE([.D274];[.F274];[.H274];[.J274];[.L274];[.N274];[.P274];[.R274];[.T274];[.V274])" office:value-type="float" office:value="0.00427339850756102" calcext:value-type="float">
            <text:p>0.00427339850756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0.892343915048531" calcext:value-type="float">
            <text:p>0.892343915048531</text:p>
          </table:table-cell>
          <table:table-cell office:value-type="float" office:value="0.107656084951469" calcext:value-type="float">
            <text:p>0.107656084951469</text:p>
          </table:table-cell>
          <table:table-cell office:value-type="float" office:value="0.930038955799248" calcext:value-type="float">
            <text:p>0.930038955799248</text:p>
          </table:table-cell>
          <table:table-cell office:value-type="float" office:value="0.0699610442007519" calcext:value-type="float">
            <text:p>0.069961044200752</text:p>
          </table:table-cell>
          <table:table-cell office:value-type="float" office:value="0.865275165210756" calcext:value-type="float">
            <text:p>0.865275165210756</text:p>
          </table:table-cell>
          <table:table-cell office:value-type="float" office:value="0.134724834789244" calcext:value-type="float">
            <text:p>0.134724834789244</text:p>
          </table:table-cell>
          <table:table-cell office:value-type="float" office:value="0.902737120293465" calcext:value-type="float">
            <text:p>0.902737120293465</text:p>
          </table:table-cell>
          <table:table-cell office:value-type="float" office:value="0.0972628797065351" calcext:value-type="float">
            <text:p>0.097262879706535</text:p>
          </table:table-cell>
          <table:table-cell office:value-type="float" office:value="0.93179058799532" calcext:value-type="float">
            <text:p>0.93179058799532</text:p>
          </table:table-cell>
          <table:table-cell office:value-type="float" office:value="0.0682094120046803" calcext:value-type="float">
            <text:p>0.06820941200468</text:p>
          </table:table-cell>
          <table:table-cell office:value-type="float" office:value="0.867106648809949" calcext:value-type="float">
            <text:p>0.867106648809949</text:p>
          </table:table-cell>
          <table:table-cell office:value-type="float" office:value="0.132893351190051" calcext:value-type="float">
            <text:p>0.132893351190051</text:p>
          </table:table-cell>
          <table:table-cell office:value-type="float" office:value="0.919083878521366" calcext:value-type="float">
            <text:p>0.919083878521366</text:p>
          </table:table-cell>
          <table:table-cell office:value-type="float" office:value="0.0809161214786338" calcext:value-type="float">
            <text:p>0.080916121478634</text:p>
          </table:table-cell>
          <table:table-cell office:value-type="float" office:value="0.910576193678672" calcext:value-type="float">
            <text:p>0.910576193678672</text:p>
          </table:table-cell>
          <table:table-cell office:value-type="float" office:value="0.0894238063213281" calcext:value-type="float">
            <text:p>0.089423806321328</text:p>
          </table:table-cell>
          <table:table-cell office:value-type="float" office:value="0.86558396932649" calcext:value-type="float">
            <text:p>0.86558396932649</text:p>
          </table:table-cell>
          <table:table-cell office:value-type="float" office:value="0.13441603067351" calcext:value-type="float">
            <text:p>0.13441603067351</text:p>
          </table:table-cell>
          <table:table-cell office:value-type="float" office:value="0.893222455281937" calcext:value-type="float">
            <text:p>0.893222455281937</text:p>
          </table:table-cell>
          <table:table-cell office:value-type="float" office:value="0.106777544718063" calcext:value-type="float">
            <text:p>0.106777544718063</text:p>
          </table:table-cell>
          <table:table-cell table:formula="of:=AVERAGE([.C275];[.E275];[.G275];[.I275];[.K275];[.M275];[.O275];[.Q275];[.S275];[.U275])" office:value-type="float" office:value="0.897775888996573" calcext:value-type="float">
            <text:p>0.897775888996573</text:p>
          </table:table-cell>
          <table:table-cell table:formula="of:=AVERAGE([.D275];[.F275];[.H275];[.J275];[.L275];[.N275];[.P275];[.R275];[.T275];[.V275])" office:value-type="float" office:value="0.102224111003427" calcext:value-type="float">
            <text:p>0.10222411100342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float" office:value="0.70709840657061" calcext:value-type="float">
            <text:p>0.70709840657061</text:p>
          </table:table-cell>
          <table:table-cell office:value-type="float" office:value="0.29290159342939" calcext:value-type="float">
            <text:p>0.29290159342939</text:p>
          </table:table-cell>
          <table:table-cell office:value-type="float" office:value="0.866854600399303" calcext:value-type="float">
            <text:p>0.866854600399303</text:p>
          </table:table-cell>
          <table:table-cell office:value-type="float" office:value="0.133145399600697" calcext:value-type="float">
            <text:p>0.133145399600697</text:p>
          </table:table-cell>
          <table:table-cell office:value-type="float" office:value="0.822236813003897" calcext:value-type="float">
            <text:p>0.822236813003897</text:p>
          </table:table-cell>
          <table:table-cell office:value-type="float" office:value="0.177763186996103" calcext:value-type="float">
            <text:p>0.177763186996103</text:p>
          </table:table-cell>
          <table:table-cell office:value-type="float" office:value="0.835174744585782" calcext:value-type="float">
            <text:p>0.835174744585782</text:p>
          </table:table-cell>
          <table:table-cell office:value-type="float" office:value="0.164825255414218" calcext:value-type="float">
            <text:p>0.164825255414218</text:p>
          </table:table-cell>
          <table:table-cell office:value-type="float" office:value="0.847941437149607" calcext:value-type="float">
            <text:p>0.847941437149607</text:p>
          </table:table-cell>
          <table:table-cell office:value-type="float" office:value="0.152058562850393" calcext:value-type="float">
            <text:p>0.152058562850393</text:p>
          </table:table-cell>
          <table:table-cell office:value-type="float" office:value="0.705761672101146" calcext:value-type="float">
            <text:p>0.705761672101146</text:p>
          </table:table-cell>
          <table:table-cell office:value-type="float" office:value="0.294238327898854" calcext:value-type="float">
            <text:p>0.294238327898854</text:p>
          </table:table-cell>
          <table:table-cell office:value-type="float" office:value="0.778104138163333" calcext:value-type="float">
            <text:p>0.778104138163333</text:p>
          </table:table-cell>
          <table:table-cell office:value-type="float" office:value="0.221895861836667" calcext:value-type="float">
            <text:p>0.221895861836667</text:p>
          </table:table-cell>
          <table:table-cell office:value-type="float" office:value="0.784699906001891" calcext:value-type="float">
            <text:p>0.784699906001891</text:p>
          </table:table-cell>
          <table:table-cell office:value-type="float" office:value="0.215300093998108" calcext:value-type="float">
            <text:p>0.215300093998108</text:p>
          </table:table-cell>
          <table:table-cell office:value-type="float" office:value="0.809052310622209" calcext:value-type="float">
            <text:p>0.809052310622209</text:p>
          </table:table-cell>
          <table:table-cell office:value-type="float" office:value="0.190947689377791" calcext:value-type="float">
            <text:p>0.190947689377791</text:p>
          </table:table-cell>
          <table:table-cell office:value-type="float" office:value="0.841370034565962" calcext:value-type="float">
            <text:p>0.841370034565962</text:p>
          </table:table-cell>
          <table:table-cell office:value-type="float" office:value="0.158629965434038" calcext:value-type="float">
            <text:p>0.158629965434038</text:p>
          </table:table-cell>
          <table:table-cell table:formula="of:=AVERAGE([.C276];[.E276];[.G276];[.I276];[.K276];[.M276];[.O276];[.Q276];[.S276];[.U276])" office:value-type="float" office:value="0.799829406316374" calcext:value-type="float">
            <text:p>0.799829406316374</text:p>
          </table:table-cell>
          <table:table-cell table:formula="of:=AVERAGE([.D276];[.F276];[.H276];[.J276];[.L276];[.N276];[.P276];[.R276];[.T276];[.V276])" office:value-type="float" office:value="0.200170593683626" calcext:value-type="float">
            <text:p>0.20017059368362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office:value-type="float" office:value="0.84687313006983" calcext:value-type="float">
            <text:p>0.84687313006983</text:p>
          </table:table-cell>
          <table:table-cell office:value-type="float" office:value="0.15312686993017" calcext:value-type="float">
            <text:p>0.15312686993017</text:p>
          </table:table-cell>
          <table:table-cell office:value-type="float" office:value="0.787308682608324" calcext:value-type="float">
            <text:p>0.787308682608324</text:p>
          </table:table-cell>
          <table:table-cell office:value-type="float" office:value="0.212691317391675" calcext:value-type="float">
            <text:p>0.212691317391675</text:p>
          </table:table-cell>
          <table:table-cell office:value-type="float" office:value="0.809126205579111" calcext:value-type="float">
            <text:p>0.809126205579111</text:p>
          </table:table-cell>
          <table:table-cell office:value-type="float" office:value="0.190873794420889" calcext:value-type="float">
            <text:p>0.190873794420889</text:p>
          </table:table-cell>
          <table:table-cell office:value-type="float" office:value="0.779940752530655" calcext:value-type="float">
            <text:p>0.779940752530655</text:p>
          </table:table-cell>
          <table:table-cell office:value-type="float" office:value="0.220059247469345" calcext:value-type="float">
            <text:p>0.220059247469345</text:p>
          </table:table-cell>
          <table:table-cell office:value-type="float" office:value="0.895563926431172" calcext:value-type="float">
            <text:p>0.895563926431172</text:p>
          </table:table-cell>
          <table:table-cell office:value-type="float" office:value="0.104436073568828" calcext:value-type="float">
            <text:p>0.104436073568828</text:p>
          </table:table-cell>
          <table:table-cell office:value-type="float" office:value="0.825326565733622" calcext:value-type="float">
            <text:p>0.825326565733622</text:p>
          </table:table-cell>
          <table:table-cell office:value-type="float" office:value="0.174673434266378" calcext:value-type="float">
            <text:p>0.174673434266378</text:p>
          </table:table-cell>
          <table:table-cell office:value-type="float" office:value="0.770500540813933" calcext:value-type="float">
            <text:p>0.770500540813933</text:p>
          </table:table-cell>
          <table:table-cell office:value-type="float" office:value="0.229499459186067" calcext:value-type="float">
            <text:p>0.229499459186067</text:p>
          </table:table-cell>
          <table:table-cell office:value-type="float" office:value="0.735630334538909" calcext:value-type="float">
            <text:p>0.735630334538909</text:p>
          </table:table-cell>
          <table:table-cell office:value-type="float" office:value="0.264369665461091" calcext:value-type="float">
            <text:p>0.264369665461091</text:p>
          </table:table-cell>
          <table:table-cell office:value-type="float" office:value="0.791544335935013" calcext:value-type="float">
            <text:p>0.791544335935013</text:p>
          </table:table-cell>
          <table:table-cell office:value-type="float" office:value="0.208455664064987" calcext:value-type="float">
            <text:p>0.208455664064987</text:p>
          </table:table-cell>
          <table:table-cell office:value-type="float" office:value="0.819231924915354" calcext:value-type="float">
            <text:p>0.819231924915354</text:p>
          </table:table-cell>
          <table:table-cell office:value-type="float" office:value="0.180768075084646" calcext:value-type="float">
            <text:p>0.180768075084646</text:p>
          </table:table-cell>
          <table:table-cell table:formula="of:=AVERAGE([.C277];[.E277];[.G277];[.I277];[.K277];[.M277];[.O277];[.Q277];[.S277];[.U277])" office:value-type="float" office:value="0.806104639915592" calcext:value-type="float">
            <text:p>0.806104639915592</text:p>
          </table:table-cell>
          <table:table-cell table:formula="of:=AVERAGE([.D277];[.F277];[.H277];[.J277];[.L277];[.N277];[.P277];[.R277];[.T277];[.V277])" office:value-type="float" office:value="0.193895360084408" calcext:value-type="float">
            <text:p>0.193895360084408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office:value-type="float" office:value="0.957612216406258" calcext:value-type="float">
            <text:p>0.957612216406258</text:p>
          </table:table-cell>
          <table:table-cell office:value-type="float" office:value="0.0423877835937417" calcext:value-type="float">
            <text:p>0.042387783593742</text:p>
          </table:table-cell>
          <table:table-cell office:value-type="float" office:value="0.943548467676577" calcext:value-type="float">
            <text:p>0.943548467676577</text:p>
          </table:table-cell>
          <table:table-cell office:value-type="float" office:value="0.0564515323234231" calcext:value-type="float">
            <text:p>0.056451532323423</text:p>
          </table:table-cell>
          <table:table-cell office:value-type="float" office:value="0.943085805102318" calcext:value-type="float">
            <text:p>0.943085805102318</text:p>
          </table:table-cell>
          <table:table-cell office:value-type="float" office:value="0.0569141948976819" calcext:value-type="float">
            <text:p>0.056914194897682</text:p>
          </table:table-cell>
          <table:table-cell office:value-type="float" office:value="0.942654661129903" calcext:value-type="float">
            <text:p>0.942654661129903</text:p>
          </table:table-cell>
          <table:table-cell office:value-type="float" office:value="0.0573453388700969" calcext:value-type="float">
            <text:p>0.057345338870097</text:p>
          </table:table-cell>
          <table:table-cell office:value-type="float" office:value="0.958000151609602" calcext:value-type="float">
            <text:p>0.958000151609602</text:p>
          </table:table-cell>
          <table:table-cell office:value-type="float" office:value="0.0419998483903975" calcext:value-type="float">
            <text:p>0.041999848390398</text:p>
          </table:table-cell>
          <table:table-cell office:value-type="float" office:value="0.964313489658526" calcext:value-type="float">
            <text:p>0.964313489658526</text:p>
          </table:table-cell>
          <table:table-cell office:value-type="float" office:value="0.0356865103414743" calcext:value-type="float">
            <text:p>0.035686510341474</text:p>
          </table:table-cell>
          <table:table-cell office:value-type="float" office:value="0.976466850315811" calcext:value-type="float">
            <text:p>0.976466850315811</text:p>
          </table:table-cell>
          <table:table-cell office:value-type="float" office:value="0.0235331496841887" calcext:value-type="float">
            <text:p>0.023533149684189</text:p>
          </table:table-cell>
          <table:table-cell office:value-type="float" office:value="0.952286186915723" calcext:value-type="float">
            <text:p>0.952286186915723</text:p>
          </table:table-cell>
          <table:table-cell office:value-type="float" office:value="0.0477138130842772" calcext:value-type="float">
            <text:p>0.047713813084277</text:p>
          </table:table-cell>
          <table:table-cell office:value-type="float" office:value="0.952889948937719" calcext:value-type="float">
            <text:p>0.952889948937719</text:p>
          </table:table-cell>
          <table:table-cell office:value-type="float" office:value="0.0471100510622808" calcext:value-type="float">
            <text:p>0.047110051062281</text:p>
          </table:table-cell>
          <table:table-cell office:value-type="float" office:value="0.941159984087557" calcext:value-type="float">
            <text:p>0.941159984087557</text:p>
          </table:table-cell>
          <table:table-cell office:value-type="float" office:value="0.0588400159124434" calcext:value-type="float">
            <text:p>0.058840015912443</text:p>
          </table:table-cell>
          <table:table-cell table:formula="of:=AVERAGE([.C278];[.E278];[.G278];[.I278];[.K278];[.M278];[.O278];[.Q278];[.S278];[.U278])" office:value-type="float" office:value="0.953201776183999" calcext:value-type="float">
            <text:p>0.953201776183999</text:p>
          </table:table-cell>
          <table:table-cell table:formula="of:=AVERAGE([.D278];[.F278];[.H278];[.J278];[.L278];[.N278];[.P278];[.R278];[.T278];[.V278])" office:value-type="float" office:value="0.0467982238160006" calcext:value-type="float">
            <text:p>0.04679822381600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0.940353360085444" calcext:value-type="float">
            <text:p>0.940353360085444</text:p>
          </table:table-cell>
          <table:table-cell office:value-type="float" office:value="0.0596466399145565" calcext:value-type="float">
            <text:p>0.059646639914557</text:p>
          </table:table-cell>
          <table:table-cell office:value-type="float" office:value="0.951756547252386" calcext:value-type="float">
            <text:p>0.951756547252386</text:p>
          </table:table-cell>
          <table:table-cell office:value-type="float" office:value="0.0482434527476137" calcext:value-type="float">
            <text:p>0.048243452747614</text:p>
          </table:table-cell>
          <table:table-cell office:value-type="float" office:value="0.880277243430224" calcext:value-type="float">
            <text:p>0.880277243430224</text:p>
          </table:table-cell>
          <table:table-cell office:value-type="float" office:value="0.119722756569776" calcext:value-type="float">
            <text:p>0.119722756569776</text:p>
          </table:table-cell>
          <table:table-cell office:value-type="float" office:value="0.950581239233685" calcext:value-type="float">
            <text:p>0.950581239233685</text:p>
          </table:table-cell>
          <table:table-cell office:value-type="float" office:value="0.0494187607663151" calcext:value-type="float">
            <text:p>0.049418760766315</text:p>
          </table:table-cell>
          <table:table-cell office:value-type="float" office:value="0.941049581218127" calcext:value-type="float">
            <text:p>0.941049581218127</text:p>
          </table:table-cell>
          <table:table-cell office:value-type="float" office:value="0.0589504187818729" calcext:value-type="float">
            <text:p>0.058950418781873</text:p>
          </table:table-cell>
          <table:table-cell office:value-type="float" office:value="0.933211181854019" calcext:value-type="float">
            <text:p>0.933211181854019</text:p>
          </table:table-cell>
          <table:table-cell office:value-type="float" office:value="0.0667888181459808" calcext:value-type="float">
            <text:p>0.066788818145981</text:p>
          </table:table-cell>
          <table:table-cell office:value-type="float" office:value="0.955045617505913" calcext:value-type="float">
            <text:p>0.955045617505913</text:p>
          </table:table-cell>
          <table:table-cell office:value-type="float" office:value="0.0449543824940873" calcext:value-type="float">
            <text:p>0.044954382494087</text:p>
          </table:table-cell>
          <table:table-cell office:value-type="float" office:value="0.92635538107846" calcext:value-type="float">
            <text:p>0.92635538107846</text:p>
          </table:table-cell>
          <table:table-cell office:value-type="float" office:value="0.0736446189215396" calcext:value-type="float">
            <text:p>0.07364461892154</text:p>
          </table:table-cell>
          <table:table-cell office:value-type="float" office:value="0.922985740465321" calcext:value-type="float">
            <text:p>0.922985740465321</text:p>
          </table:table-cell>
          <table:table-cell office:value-type="float" office:value="0.0770142595346794" calcext:value-type="float">
            <text:p>0.077014259534679</text:p>
          </table:table-cell>
          <table:table-cell office:value-type="float" office:value="0.90891509955979" calcext:value-type="float">
            <text:p>0.90891509955979</text:p>
          </table:table-cell>
          <table:table-cell office:value-type="float" office:value="0.0910849004402096" calcext:value-type="float">
            <text:p>0.09108490044021</text:p>
          </table:table-cell>
          <table:table-cell table:formula="of:=AVERAGE([.C279];[.E279];[.G279];[.I279];[.K279];[.M279];[.O279];[.Q279];[.S279];[.U279])" office:value-type="float" office:value="0.931053099168337" calcext:value-type="float">
            <text:p>0.931053099168337</text:p>
          </table:table-cell>
          <table:table-cell table:formula="of:=AVERAGE([.D279];[.F279];[.H279];[.J279];[.L279];[.N279];[.P279];[.R279];[.T279];[.V279])" office:value-type="float" office:value="0.0689469008316631" calcext:value-type="float">
            <text:p>0.068946900831663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0.986420703646567" calcext:value-type="float">
            <text:p>0.986420703646567</text:p>
          </table:table-cell>
          <table:table-cell office:value-type="float" office:value="0.0135792963534332" calcext:value-type="float">
            <text:p>0.013579296353433</text:p>
          </table:table-cell>
          <table:table-cell office:value-type="float" office:value="0.996980889129421" calcext:value-type="float">
            <text:p>0.996980889129421</text:p>
          </table:table-cell>
          <table:table-cell office:value-type="float" office:value="0.00301911087057911" calcext:value-type="float">
            <text:p>0.003019110870579</text:p>
          </table:table-cell>
          <table:table-cell office:value-type="float" office:value="0.950327765482255" calcext:value-type="float">
            <text:p>0.950327765482255</text:p>
          </table:table-cell>
          <table:table-cell office:value-type="float" office:value="0.049672234517745" calcext:value-type="float">
            <text:p>0.049672234517745</text:p>
          </table:table-cell>
          <table:table-cell office:value-type="float" office:value="0.990149167679167" calcext:value-type="float">
            <text:p>0.990149167679167</text:p>
          </table:table-cell>
          <table:table-cell office:value-type="float" office:value="0.00985083232083316" calcext:value-type="float">
            <text:p>0.009850832320833</text:p>
          </table:table-cell>
          <table:table-cell office:value-type="float" office:value="0.99753313185938" calcext:value-type="float">
            <text:p>0.99753313185938</text:p>
          </table:table-cell>
          <table:table-cell office:value-type="float" office:value="0.00246686814061956" calcext:value-type="float">
            <text:p>0.00246686814062</text:p>
          </table:table-cell>
          <table:table-cell office:value-type="float" office:value="0.931341769490127" calcext:value-type="float">
            <text:p>0.931341769490127</text:p>
          </table:table-cell>
          <table:table-cell office:value-type="float" office:value="0.0686582305098734" calcext:value-type="float">
            <text:p>0.068658230509873</text:p>
          </table:table-cell>
          <table:table-cell office:value-type="float" office:value="0.994894321863261" calcext:value-type="float">
            <text:p>0.994894321863261</text:p>
          </table:table-cell>
          <table:table-cell office:value-type="float" office:value="0.00510567813673928" calcext:value-type="float">
            <text:p>0.005105678136739</text:p>
          </table:table-cell>
          <table:table-cell office:value-type="float" office:value="0.986540054097418" calcext:value-type="float">
            <text:p>0.986540054097418</text:p>
          </table:table-cell>
          <table:table-cell office:value-type="float" office:value="0.0134599459025817" calcext:value-type="float">
            <text:p>0.013459945902582</text:p>
          </table:table-cell>
          <table:table-cell office:value-type="float" office:value="0.944396161730388" calcext:value-type="float">
            <text:p>0.944396161730388</text:p>
          </table:table-cell>
          <table:table-cell office:value-type="float" office:value="0.0556038382696121" calcext:value-type="float">
            <text:p>0.055603838269612</text:p>
          </table:table-cell>
          <table:table-cell office:value-type="float" office:value="0.991875428824971" calcext:value-type="float">
            <text:p>0.991875428824971</text:p>
          </table:table-cell>
          <table:table-cell office:value-type="float" office:value="0.00812457117502854" calcext:value-type="float">
            <text:p>0.008124571175029</text:p>
          </table:table-cell>
          <table:table-cell table:formula="of:=AVERAGE([.C280];[.E280];[.G280];[.I280];[.K280];[.M280];[.O280];[.Q280];[.S280];[.U280])" office:value-type="float" office:value="0.977045939380295" calcext:value-type="float">
            <text:p>0.977045939380295</text:p>
          </table:table-cell>
          <table:table-cell table:formula="of:=AVERAGE([.D280];[.F280];[.H280];[.J280];[.L280];[.N280];[.P280];[.R280];[.T280];[.V280])" office:value-type="float" office:value="0.0229540606197045" calcext:value-type="float">
            <text:p>0.02295406061970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0.990336153262234" calcext:value-type="float">
            <text:p>0.990336153262234</text:p>
          </table:table-cell>
          <table:table-cell office:value-type="float" office:value="0.00966384673776581" calcext:value-type="float">
            <text:p>0.009663846737766</text:p>
          </table:table-cell>
          <table:table-cell office:value-type="float" office:value="0.997038789863342" calcext:value-type="float">
            <text:p>0.997038789863342</text:p>
          </table:table-cell>
          <table:table-cell office:value-type="float" office:value="0.00296121013665832" calcext:value-type="float">
            <text:p>0.002961210136658</text:p>
          </table:table-cell>
          <table:table-cell office:value-type="float" office:value="0.99187402569528" calcext:value-type="float">
            <text:p>0.99187402569528</text:p>
          </table:table-cell>
          <table:table-cell office:value-type="float" office:value="0.00812597430471951" calcext:value-type="float">
            <text:p>0.00812597430472</text:p>
          </table:table-cell>
          <table:table-cell office:value-type="float" office:value="0.986379901618612" calcext:value-type="float">
            <text:p>0.986379901618612</text:p>
          </table:table-cell>
          <table:table-cell office:value-type="float" office:value="0.0136200983813878" calcext:value-type="float">
            <text:p>0.013620098381388</text:p>
          </table:table-cell>
          <table:table-cell office:value-type="float" office:value="0.996477808989368" calcext:value-type="float">
            <text:p>0.996477808989368</text:p>
          </table:table-cell>
          <table:table-cell office:value-type="float" office:value="0.00352219101063255" calcext:value-type="float">
            <text:p>0.003522191010633</text:p>
          </table:table-cell>
          <table:table-cell office:value-type="float" office:value="0.981803071241884" calcext:value-type="float">
            <text:p>0.981803071241884</text:p>
          </table:table-cell>
          <table:table-cell office:value-type="float" office:value="0.0181969287581157" calcext:value-type="float">
            <text:p>0.018196928758116</text:p>
          </table:table-cell>
          <table:table-cell office:value-type="float" office:value="0.996200842481418" calcext:value-type="float">
            <text:p>0.996200842481418</text:p>
          </table:table-cell>
          <table:table-cell office:value-type="float" office:value="0.0037991575185819" calcext:value-type="float">
            <text:p>0.003799157518582</text:p>
          </table:table-cell>
          <table:table-cell office:value-type="float" office:value="0.990707898152163" calcext:value-type="float">
            <text:p>0.990707898152163</text:p>
          </table:table-cell>
          <table:table-cell office:value-type="float" office:value="0.00929210184783716" calcext:value-type="float">
            <text:p>0.009292101847837</text:p>
          </table:table-cell>
          <table:table-cell office:value-type="float" office:value="0.989657576548967" calcext:value-type="float">
            <text:p>0.989657576548967</text:p>
          </table:table-cell>
          <table:table-cell office:value-type="float" office:value="0.0103424234510329" calcext:value-type="float">
            <text:p>0.010342423451033</text:p>
          </table:table-cell>
          <table:table-cell office:value-type="float" office:value="0.983417381382159" calcext:value-type="float">
            <text:p>0.983417381382159</text:p>
          </table:table-cell>
          <table:table-cell office:value-type="float" office:value="0.0165826186178406" calcext:value-type="float">
            <text:p>0.016582618617841</text:p>
          </table:table-cell>
          <table:table-cell table:formula="of:=AVERAGE([.C281];[.E281];[.G281];[.I281];[.K281];[.M281];[.O281];[.Q281];[.S281];[.U281])" office:value-type="float" office:value="0.990389344923543" calcext:value-type="float">
            <text:p>0.990389344923543</text:p>
          </table:table-cell>
          <table:table-cell table:formula="of:=AVERAGE([.D281];[.F281];[.H281];[.J281];[.L281];[.N281];[.P281];[.R281];[.T281];[.V281])" office:value-type="float" office:value="0.00961065507645723" calcext:value-type="float">
            <text:p>0.009610655076457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0.996491717929279" calcext:value-type="float">
            <text:p>0.996491717929279</text:p>
          </table:table-cell>
          <table:table-cell office:value-type="float" office:value="0.00350828207072054" calcext:value-type="float">
            <text:p>0.003508282070721</text:p>
          </table:table-cell>
          <table:table-cell office:value-type="float" office:value="0.995276838482135" calcext:value-type="float">
            <text:p>0.995276838482135</text:p>
          </table:table-cell>
          <table:table-cell office:value-type="float" office:value="0.00472316151786478" calcext:value-type="float">
            <text:p>0.004723161517865</text:p>
          </table:table-cell>
          <table:table-cell office:value-type="float" office:value="0.991122669559906" calcext:value-type="float">
            <text:p>0.991122669559906</text:p>
          </table:table-cell>
          <table:table-cell office:value-type="float" office:value="0.00887733044009348" calcext:value-type="float">
            <text:p>0.008877330440093</text:p>
          </table:table-cell>
          <table:table-cell office:value-type="float" office:value="0.996382785229839" calcext:value-type="float">
            <text:p>0.996382785229839</text:p>
          </table:table-cell>
          <table:table-cell office:value-type="float" office:value="0.00361721477016108" calcext:value-type="float">
            <text:p>0.003617214770161</text:p>
          </table:table-cell>
          <table:table-cell office:value-type="float" office:value="0.98960028442736" calcext:value-type="float">
            <text:p>0.98960028442736</text:p>
          </table:table-cell>
          <table:table-cell office:value-type="float" office:value="0.0103997155726397" calcext:value-type="float">
            <text:p>0.01039971557264</text:p>
          </table:table-cell>
          <table:table-cell office:value-type="float" office:value="0.994324019707761" calcext:value-type="float">
            <text:p>0.994324019707761</text:p>
          </table:table-cell>
          <table:table-cell office:value-type="float" office:value="0.00567598029223903" calcext:value-type="float">
            <text:p>0.005675980292239</text:p>
          </table:table-cell>
          <table:table-cell office:value-type="float" office:value="0.993685269935482" calcext:value-type="float">
            <text:p>0.993685269935482</text:p>
          </table:table-cell>
          <table:table-cell office:value-type="float" office:value="0.00631473006451805" calcext:value-type="float">
            <text:p>0.006314730064518</text:p>
          </table:table-cell>
          <table:table-cell office:value-type="float" office:value="0.990589455017442" calcext:value-type="float">
            <text:p>0.990589455017442</text:p>
          </table:table-cell>
          <table:table-cell office:value-type="float" office:value="0.00941054498255833" calcext:value-type="float">
            <text:p>0.009410544982558</text:p>
          </table:table-cell>
          <table:table-cell office:value-type="float" office:value="0.992095779697619" calcext:value-type="float">
            <text:p>0.992095779697619</text:p>
          </table:table-cell>
          <table:table-cell office:value-type="float" office:value="0.00790422030238065" calcext:value-type="float">
            <text:p>0.007904220302381</text:p>
          </table:table-cell>
          <table:table-cell office:value-type="float" office:value="0.996342788024168" calcext:value-type="float">
            <text:p>0.996342788024168</text:p>
          </table:table-cell>
          <table:table-cell office:value-type="float" office:value="0.00365721197583134" calcext:value-type="float">
            <text:p>0.003657211975831</text:p>
          </table:table-cell>
          <table:table-cell table:formula="of:=AVERAGE([.C282];[.E282];[.G282];[.I282];[.K282];[.M282];[.O282];[.Q282];[.S282];[.U282])" office:value-type="float" office:value="0.993591160801099" calcext:value-type="float">
            <text:p>0.993591160801099</text:p>
          </table:table-cell>
          <table:table-cell table:formula="of:=AVERAGE([.D282];[.F282];[.H282];[.J282];[.L282];[.N282];[.P282];[.R282];[.T282];[.V282])" office:value-type="float" office:value="0.0064088391989007" calcext:value-type="float">
            <text:p>0.00640883919890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0.418358614144777" calcext:value-type="float">
            <text:p>0.418358614144777</text:p>
          </table:table-cell>
          <table:table-cell office:value-type="float" office:value="0.581641385855223" calcext:value-type="float">
            <text:p>0.581641385855223</text:p>
          </table:table-cell>
          <table:table-cell office:value-type="float" office:value="0.352745949455069" calcext:value-type="float">
            <text:p>0.352745949455069</text:p>
          </table:table-cell>
          <table:table-cell office:value-type="float" office:value="0.647254050544931" calcext:value-type="float">
            <text:p>0.647254050544931</text:p>
          </table:table-cell>
          <table:table-cell office:value-type="float" office:value="0.376804797468612" calcext:value-type="float">
            <text:p>0.376804797468612</text:p>
          </table:table-cell>
          <table:table-cell office:value-type="float" office:value="0.623195202531388" calcext:value-type="float">
            <text:p>0.623195202531388</text:p>
          </table:table-cell>
          <table:table-cell office:value-type="float" office:value="0.384941216249704" calcext:value-type="float">
            <text:p>0.384941216249704</text:p>
          </table:table-cell>
          <table:table-cell office:value-type="float" office:value="0.615058783750296" calcext:value-type="float">
            <text:p>0.615058783750296</text:p>
          </table:table-cell>
          <table:table-cell office:value-type="float" office:value="0.380703836006122" calcext:value-type="float">
            <text:p>0.380703836006122</text:p>
          </table:table-cell>
          <table:table-cell office:value-type="float" office:value="0.619296163993878" calcext:value-type="float">
            <text:p>0.619296163993878</text:p>
          </table:table-cell>
          <table:table-cell office:value-type="float" office:value="0.355051226678716" calcext:value-type="float">
            <text:p>0.355051226678716</text:p>
          </table:table-cell>
          <table:table-cell office:value-type="float" office:value="0.644948773321284" calcext:value-type="float">
            <text:p>0.644948773321284</text:p>
          </table:table-cell>
          <table:table-cell office:value-type="float" office:value="0.433940564096185" calcext:value-type="float">
            <text:p>0.433940564096185</text:p>
          </table:table-cell>
          <table:table-cell office:value-type="float" office:value="0.566059435903815" calcext:value-type="float">
            <text:p>0.566059435903815</text:p>
          </table:table-cell>
          <table:table-cell office:value-type="float" office:value="0.392923172676294" calcext:value-type="float">
            <text:p>0.392923172676294</text:p>
          </table:table-cell>
          <table:table-cell office:value-type="float" office:value="0.607076827323706" calcext:value-type="float">
            <text:p>0.607076827323706</text:p>
          </table:table-cell>
          <table:table-cell office:value-type="float" office:value="0.507652189766504" calcext:value-type="float">
            <text:p>0.507652189766504</text:p>
          </table:table-cell>
          <table:table-cell office:value-type="float" office:value="0.492347810233497" calcext:value-type="float">
            <text:p>0.492347810233497</text:p>
          </table:table-cell>
          <table:table-cell office:value-type="float" office:value="0.342742962618562" calcext:value-type="float">
            <text:p>0.342742962618562</text:p>
          </table:table-cell>
          <table:table-cell office:value-type="float" office:value="0.657257037381438" calcext:value-type="float">
            <text:p>0.657257037381438</text:p>
          </table:table-cell>
          <table:table-cell table:formula="of:=AVERAGE([.C283];[.E283];[.G283];[.I283];[.K283];[.M283];[.O283];[.Q283];[.S283];[.U283])" office:value-type="float" office:value="0.394586452916054" calcext:value-type="float">
            <text:p>0.394586452916054</text:p>
          </table:table-cell>
          <table:table-cell table:formula="of:=AVERAGE([.D283];[.F283];[.H283];[.J283];[.L283];[.N283];[.P283];[.R283];[.T283];[.V283])" office:value-type="float" office:value="0.605413547083946" calcext:value-type="float">
            <text:p>0.60541354708394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office:value-type="float" office:value="0.1336574233022" calcext:value-type="float">
            <text:p>0.1336574233022</text:p>
          </table:table-cell>
          <table:table-cell office:value-type="float" office:value="0.8663425766978" calcext:value-type="float">
            <text:p>0.8663425766978</text:p>
          </table:table-cell>
          <table:table-cell office:value-type="float" office:value="0.164701024244785" calcext:value-type="float">
            <text:p>0.164701024244785</text:p>
          </table:table-cell>
          <table:table-cell office:value-type="float" office:value="0.835298975755215" calcext:value-type="float">
            <text:p>0.835298975755215</text:p>
          </table:table-cell>
          <table:table-cell office:value-type="float" office:value="0.196061617091358" calcext:value-type="float">
            <text:p>0.196061617091358</text:p>
          </table:table-cell>
          <table:table-cell office:value-type="float" office:value="0.803938382908642" calcext:value-type="float">
            <text:p>0.803938382908642</text:p>
          </table:table-cell>
          <table:table-cell office:value-type="float" office:value="0.215023937353788" calcext:value-type="float">
            <text:p>0.215023937353788</text:p>
          </table:table-cell>
          <table:table-cell office:value-type="float" office:value="0.784976062646212" calcext:value-type="float">
            <text:p>0.784976062646212</text:p>
          </table:table-cell>
          <table:table-cell office:value-type="float" office:value="0.0927469392351295" calcext:value-type="float">
            <text:p>0.09274693923513</text:p>
          </table:table-cell>
          <table:table-cell office:value-type="float" office:value="0.90725306076487" calcext:value-type="float">
            <text:p>0.90725306076487</text:p>
          </table:table-cell>
          <table:table-cell office:value-type="float" office:value="0.113375871034248" calcext:value-type="float">
            <text:p>0.113375871034248</text:p>
          </table:table-cell>
          <table:table-cell office:value-type="float" office:value="0.886624128965752" calcext:value-type="float">
            <text:p>0.886624128965752</text:p>
          </table:table-cell>
          <table:table-cell office:value-type="float" office:value="0.160783877751719" calcext:value-type="float">
            <text:p>0.160783877751719</text:p>
          </table:table-cell>
          <table:table-cell office:value-type="float" office:value="0.839216122248281" calcext:value-type="float">
            <text:p>0.839216122248281</text:p>
          </table:table-cell>
          <table:table-cell office:value-type="float" office:value="0.167548098996152" calcext:value-type="float">
            <text:p>0.167548098996152</text:p>
          </table:table-cell>
          <table:table-cell office:value-type="float" office:value="0.832451901003848" calcext:value-type="float">
            <text:p>0.832451901003848</text:p>
          </table:table-cell>
          <table:table-cell office:value-type="float" office:value="0.172167240541343" calcext:value-type="float">
            <text:p>0.172167240541343</text:p>
          </table:table-cell>
          <table:table-cell office:value-type="float" office:value="0.827832759458657" calcext:value-type="float">
            <text:p>0.827832759458657</text:p>
          </table:table-cell>
          <table:table-cell office:value-type="float" office:value="0.154168015383241" calcext:value-type="float">
            <text:p>0.154168015383241</text:p>
          </table:table-cell>
          <table:table-cell office:value-type="float" office:value="0.845831984616758" calcext:value-type="float">
            <text:p>0.845831984616758</text:p>
          </table:table-cell>
          <table:table-cell table:formula="of:=AVERAGE([.C284];[.E284];[.G284];[.I284];[.K284];[.M284];[.O284];[.Q284];[.S284];[.U284])" office:value-type="float" office:value="0.157023404493396" calcext:value-type="float">
            <text:p>0.157023404493396</text:p>
          </table:table-cell>
          <table:table-cell table:formula="of:=AVERAGE([.D284];[.F284];[.H284];[.J284];[.L284];[.N284];[.P284];[.R284];[.T284];[.V284])" office:value-type="float" office:value="0.842976595506604" calcext:value-type="float">
            <text:p>0.842976595506604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office:value-type="float" office:value="0.977495402335998" calcext:value-type="float">
            <text:p>0.977495402335998</text:p>
          </table:table-cell>
          <table:table-cell office:value-type="float" office:value="0.0225045976640015" calcext:value-type="float">
            <text:p>0.022504597664002</text:p>
          </table:table-cell>
          <table:table-cell office:value-type="float" office:value="0.994197564970699" calcext:value-type="float">
            <text:p>0.994197564970699</text:p>
          </table:table-cell>
          <table:table-cell office:value-type="float" office:value="0.00580243502930093" calcext:value-type="float">
            <text:p>0.005802435029301</text:p>
          </table:table-cell>
          <table:table-cell office:value-type="float" office:value="0.991860280148424" calcext:value-type="float">
            <text:p>0.991860280148424</text:p>
          </table:table-cell>
          <table:table-cell office:value-type="float" office:value="0.00813971985157576" calcext:value-type="float">
            <text:p>0.008139719851576</text:p>
          </table:table-cell>
          <table:table-cell office:value-type="float" office:value="0.993359059818685" calcext:value-type="float">
            <text:p>0.993359059818685</text:p>
          </table:table-cell>
          <table:table-cell office:value-type="float" office:value="0.00664094018131479" calcext:value-type="float">
            <text:p>0.006640940181315</text:p>
          </table:table-cell>
          <table:table-cell office:value-type="float" office:value="0.990338116993444" calcext:value-type="float">
            <text:p>0.990338116993444</text:p>
          </table:table-cell>
          <table:table-cell office:value-type="float" office:value="0.00966188300655631" calcext:value-type="float">
            <text:p>0.009661883006556</text:p>
          </table:table-cell>
          <table:table-cell office:value-type="float" office:value="0.986208352789679" calcext:value-type="float">
            <text:p>0.986208352789679</text:p>
          </table:table-cell>
          <table:table-cell office:value-type="float" office:value="0.0137916472103214" calcext:value-type="float">
            <text:p>0.013791647210321</text:p>
          </table:table-cell>
          <table:table-cell office:value-type="float" office:value="0.987493559361992" calcext:value-type="float">
            <text:p>0.987493559361992</text:p>
          </table:table-cell>
          <table:table-cell office:value-type="float" office:value="0.0125064406380075" calcext:value-type="float">
            <text:p>0.012506440638008</text:p>
          </table:table-cell>
          <table:table-cell office:value-type="float" office:value="0.983303187413916" calcext:value-type="float">
            <text:p>0.983303187413916</text:p>
          </table:table-cell>
          <table:table-cell office:value-type="float" office:value="0.016696812586084" calcext:value-type="float">
            <text:p>0.016696812586084</text:p>
          </table:table-cell>
          <table:table-cell office:value-type="float" office:value="0.980321809275101" calcext:value-type="float">
            <text:p>0.980321809275101</text:p>
          </table:table-cell>
          <table:table-cell office:value-type="float" office:value="0.0196781907248989" calcext:value-type="float">
            <text:p>0.019678190724899</text:p>
          </table:table-cell>
          <table:table-cell office:value-type="float" office:value="0.987516401328438" calcext:value-type="float">
            <text:p>0.987516401328438</text:p>
          </table:table-cell>
          <table:table-cell office:value-type="float" office:value="0.0124835986715618" calcext:value-type="float">
            <text:p>0.012483598671562</text:p>
          </table:table-cell>
          <table:table-cell table:formula="of:=AVERAGE([.C285];[.E285];[.G285];[.I285];[.K285];[.M285];[.O285];[.Q285];[.S285];[.U285])" office:value-type="float" office:value="0.987209373443638" calcext:value-type="float">
            <text:p>0.987209373443638</text:p>
          </table:table-cell>
          <table:table-cell table:formula="of:=AVERAGE([.D285];[.F285];[.H285];[.J285];[.L285];[.N285];[.P285];[.R285];[.T285];[.V285])" office:value-type="float" office:value="0.0127906265563623" calcext:value-type="float">
            <text:p>0.01279062655636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0.953597954762976" calcext:value-type="float">
            <text:p>0.953597954762976</text:p>
          </table:table-cell>
          <table:table-cell office:value-type="float" office:value="0.0464020452370235" calcext:value-type="float">
            <text:p>0.046402045237024</text:p>
          </table:table-cell>
          <table:table-cell office:value-type="float" office:value="0.957398340991645" calcext:value-type="float">
            <text:p>0.957398340991645</text:p>
          </table:table-cell>
          <table:table-cell office:value-type="float" office:value="0.0426016590083548" calcext:value-type="float">
            <text:p>0.042601659008355</text:p>
          </table:table-cell>
          <table:table-cell office:value-type="float" office:value="0.96817093518795" calcext:value-type="float">
            <text:p>0.96817093518795</text:p>
          </table:table-cell>
          <table:table-cell office:value-type="float" office:value="0.0318290648120495" calcext:value-type="float">
            <text:p>0.03182906481205</text:p>
          </table:table-cell>
          <table:table-cell office:value-type="float" office:value="0.974477338757362" calcext:value-type="float">
            <text:p>0.974477338757362</text:p>
          </table:table-cell>
          <table:table-cell office:value-type="float" office:value="0.0255226612426379" calcext:value-type="float">
            <text:p>0.025522661242638</text:p>
          </table:table-cell>
          <table:table-cell office:value-type="float" office:value="0.975289749321458" calcext:value-type="float">
            <text:p>0.975289749321458</text:p>
          </table:table-cell>
          <table:table-cell office:value-type="float" office:value="0.0247102506785422" calcext:value-type="float">
            <text:p>0.024710250678542</text:p>
          </table:table-cell>
          <table:table-cell office:value-type="float" office:value="0.965242640077598" calcext:value-type="float">
            <text:p>0.965242640077598</text:p>
          </table:table-cell>
          <table:table-cell office:value-type="float" office:value="0.0347573599224022" calcext:value-type="float">
            <text:p>0.034757359922402</text:p>
          </table:table-cell>
          <table:table-cell office:value-type="float" office:value="0.973489156871969" calcext:value-type="float">
            <text:p>0.973489156871969</text:p>
          </table:table-cell>
          <table:table-cell office:value-type="float" office:value="0.0265108431280304" calcext:value-type="float">
            <text:p>0.02651084312803</text:p>
          </table:table-cell>
          <table:table-cell office:value-type="float" office:value="0.968338830570539" calcext:value-type="float">
            <text:p>0.968338830570539</text:p>
          </table:table-cell>
          <table:table-cell office:value-type="float" office:value="0.0316611694294614" calcext:value-type="float">
            <text:p>0.031661169429461</text:p>
          </table:table-cell>
          <table:table-cell office:value-type="float" office:value="0.963559492407192" calcext:value-type="float">
            <text:p>0.963559492407192</text:p>
          </table:table-cell>
          <table:table-cell office:value-type="float" office:value="0.0364405075928083" calcext:value-type="float">
            <text:p>0.036440507592808</text:p>
          </table:table-cell>
          <table:table-cell office:value-type="float" office:value="0.972199175068707" calcext:value-type="float">
            <text:p>0.972199175068707</text:p>
          </table:table-cell>
          <table:table-cell office:value-type="float" office:value="0.0278008249312927" calcext:value-type="float">
            <text:p>0.027800824931293</text:p>
          </table:table-cell>
          <table:table-cell table:formula="of:=AVERAGE([.C286];[.E286];[.G286];[.I286];[.K286];[.M286];[.O286];[.Q286];[.S286];[.U286])" office:value-type="float" office:value="0.96717636140174" calcext:value-type="float">
            <text:p>0.96717636140174</text:p>
          </table:table-cell>
          <table:table-cell table:formula="of:=AVERAGE([.D286];[.F286];[.H286];[.J286];[.L286];[.N286];[.P286];[.R286];[.T286];[.V286])" office:value-type="float" office:value="0.0328236385982603" calcext:value-type="float">
            <text:p>0.0328236385982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office:value-type="float" office:value="0.677763399474606" calcext:value-type="float">
            <text:p>0.677763399474606</text:p>
          </table:table-cell>
          <table:table-cell office:value-type="float" office:value="0.322236600525394" calcext:value-type="float">
            <text:p>0.322236600525394</text:p>
          </table:table-cell>
          <table:table-cell office:value-type="float" office:value="0.575868293152185" calcext:value-type="float">
            <text:p>0.575868293152185</text:p>
          </table:table-cell>
          <table:table-cell office:value-type="float" office:value="0.424131706847815" calcext:value-type="float">
            <text:p>0.424131706847815</text:p>
          </table:table-cell>
          <table:table-cell office:value-type="float" office:value="0.766322177765213" calcext:value-type="float">
            <text:p>0.766322177765213</text:p>
          </table:table-cell>
          <table:table-cell office:value-type="float" office:value="0.233677822234787" calcext:value-type="float">
            <text:p>0.233677822234787</text:p>
          </table:table-cell>
          <table:table-cell office:value-type="float" office:value="0.567189012760567" calcext:value-type="float">
            <text:p>0.567189012760567</text:p>
          </table:table-cell>
          <table:table-cell office:value-type="float" office:value="0.432810987239433" calcext:value-type="float">
            <text:p>0.432810987239433</text:p>
          </table:table-cell>
          <table:table-cell office:value-type="float" office:value="0.530947995304806" calcext:value-type="float">
            <text:p>0.530947995304806</text:p>
          </table:table-cell>
          <table:table-cell office:value-type="float" office:value="0.469052004695194" calcext:value-type="float">
            <text:p>0.469052004695194</text:p>
          </table:table-cell>
          <table:table-cell office:value-type="float" office:value="0.543660910827682" calcext:value-type="float">
            <text:p>0.543660910827682</text:p>
          </table:table-cell>
          <table:table-cell office:value-type="float" office:value="0.456339089172318" calcext:value-type="float">
            <text:p>0.456339089172318</text:p>
          </table:table-cell>
          <table:table-cell office:value-type="float" office:value="0.670648435602017" calcext:value-type="float">
            <text:p>0.670648435602017</text:p>
          </table:table-cell>
          <table:table-cell office:value-type="float" office:value="0.329351564397983" calcext:value-type="float">
            <text:p>0.329351564397983</text:p>
          </table:table-cell>
          <table:table-cell office:value-type="float" office:value="0.651515749073423" calcext:value-type="float">
            <text:p>0.651515749073423</text:p>
          </table:table-cell>
          <table:table-cell office:value-type="float" office:value="0.348484250926577" calcext:value-type="float">
            <text:p>0.348484250926577</text:p>
          </table:table-cell>
          <table:table-cell office:value-type="float" office:value="0.507858137855623" calcext:value-type="float">
            <text:p>0.507858137855623</text:p>
          </table:table-cell>
          <table:table-cell office:value-type="float" office:value="0.492141862144377" calcext:value-type="float">
            <text:p>0.492141862144377</text:p>
          </table:table-cell>
          <table:table-cell office:value-type="float" office:value="0.571235782666952" calcext:value-type="float">
            <text:p>0.571235782666952</text:p>
          </table:table-cell>
          <table:table-cell office:value-type="float" office:value="0.428764217333049" calcext:value-type="float">
            <text:p>0.428764217333049</text:p>
          </table:table-cell>
          <table:table-cell table:formula="of:=AVERAGE([.C287];[.E287];[.G287];[.I287];[.K287];[.M287];[.O287];[.Q287];[.S287];[.U287])" office:value-type="float" office:value="0.606300989448307" calcext:value-type="float">
            <text:p>0.606300989448307</text:p>
          </table:table-cell>
          <table:table-cell table:formula="of:=AVERAGE([.D287];[.F287];[.H287];[.J287];[.L287];[.N287];[.P287];[.R287];[.T287];[.V287])" office:value-type="float" office:value="0.393699010551693" calcext:value-type="float">
            <text:p>0.39369901055169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0.775268825113325" calcext:value-type="float">
            <text:p>0.775268825113325</text:p>
          </table:table-cell>
          <table:table-cell office:value-type="float" office:value="0.224731174886675" calcext:value-type="float">
            <text:p>0.224731174886675</text:p>
          </table:table-cell>
          <table:table-cell office:value-type="float" office:value="0.640663362442165" calcext:value-type="float">
            <text:p>0.640663362442165</text:p>
          </table:table-cell>
          <table:table-cell office:value-type="float" office:value="0.359336637557835" calcext:value-type="float">
            <text:p>0.359336637557835</text:p>
          </table:table-cell>
          <table:table-cell office:value-type="float" office:value="0.698278913270495" calcext:value-type="float">
            <text:p>0.698278913270495</text:p>
          </table:table-cell>
          <table:table-cell office:value-type="float" office:value="0.301721086729505" calcext:value-type="float">
            <text:p>0.301721086729505</text:p>
          </table:table-cell>
          <table:table-cell office:value-type="float" office:value="0.752093240452904" calcext:value-type="float">
            <text:p>0.752093240452904</text:p>
          </table:table-cell>
          <table:table-cell office:value-type="float" office:value="0.247906759547096" calcext:value-type="float">
            <text:p>0.247906759547096</text:p>
          </table:table-cell>
          <table:table-cell office:value-type="float" office:value="0.779314951011731" calcext:value-type="float">
            <text:p>0.779314951011731</text:p>
          </table:table-cell>
          <table:table-cell office:value-type="float" office:value="0.220685048988269" calcext:value-type="float">
            <text:p>0.220685048988269</text:p>
          </table:table-cell>
          <table:table-cell office:value-type="float" office:value="0.703192708513777" calcext:value-type="float">
            <text:p>0.703192708513777</text:p>
          </table:table-cell>
          <table:table-cell office:value-type="float" office:value="0.296807291486223" calcext:value-type="float">
            <text:p>0.296807291486223</text:p>
          </table:table-cell>
          <table:table-cell office:value-type="float" office:value="0.643117961945557" calcext:value-type="float">
            <text:p>0.643117961945557</text:p>
          </table:table-cell>
          <table:table-cell office:value-type="float" office:value="0.356882038054443" calcext:value-type="float">
            <text:p>0.356882038054443</text:p>
          </table:table-cell>
          <table:table-cell office:value-type="float" office:value="0.665017370895361" calcext:value-type="float">
            <text:p>0.665017370895361</text:p>
          </table:table-cell>
          <table:table-cell office:value-type="float" office:value="0.334982629104639" calcext:value-type="float">
            <text:p>0.334982629104639</text:p>
          </table:table-cell>
          <table:table-cell office:value-type="float" office:value="0.71740206658063" calcext:value-type="float">
            <text:p>0.71740206658063</text:p>
          </table:table-cell>
          <table:table-cell office:value-type="float" office:value="0.28259793341937" calcext:value-type="float">
            <text:p>0.28259793341937</text:p>
          </table:table-cell>
          <table:table-cell office:value-type="float" office:value="0.718667872561614" calcext:value-type="float">
            <text:p>0.718667872561614</text:p>
          </table:table-cell>
          <table:table-cell office:value-type="float" office:value="0.281332127438386" calcext:value-type="float">
            <text:p>0.281332127438386</text:p>
          </table:table-cell>
          <table:table-cell table:formula="of:=AVERAGE([.C288];[.E288];[.G288];[.I288];[.K288];[.M288];[.O288];[.Q288];[.S288];[.U288])" office:value-type="float" office:value="0.709301727278756" calcext:value-type="float">
            <text:p>0.709301727278756</text:p>
          </table:table-cell>
          <table:table-cell table:formula="of:=AVERAGE([.D288];[.F288];[.H288];[.J288];[.L288];[.N288];[.P288];[.R288];[.T288];[.V288])" office:value-type="float" office:value="0.290698272721244" calcext:value-type="float">
            <text:p>0.290698272721244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  <table:table-cell office:value-type="float" office:value="0.811596264934868" calcext:value-type="float">
            <text:p>0.811596264934868</text:p>
          </table:table-cell>
          <table:table-cell office:value-type="float" office:value="0.188403735065132" calcext:value-type="float">
            <text:p>0.188403735065132</text:p>
          </table:table-cell>
          <table:table-cell office:value-type="float" office:value="0.644901856426075" calcext:value-type="float">
            <text:p>0.644901856426075</text:p>
          </table:table-cell>
          <table:table-cell office:value-type="float" office:value="0.355098143573924" calcext:value-type="float">
            <text:p>0.355098143573924</text:p>
          </table:table-cell>
          <table:table-cell office:value-type="float" office:value="0.733965266284806" calcext:value-type="float">
            <text:p>0.733965266284806</text:p>
          </table:table-cell>
          <table:table-cell office:value-type="float" office:value="0.266034733715194" calcext:value-type="float">
            <text:p>0.266034733715194</text:p>
          </table:table-cell>
          <table:table-cell office:value-type="float" office:value="0.862228288256845" calcext:value-type="float">
            <text:p>0.862228288256845</text:p>
          </table:table-cell>
          <table:table-cell office:value-type="float" office:value="0.137771711743155" calcext:value-type="float">
            <text:p>0.137771711743155</text:p>
          </table:table-cell>
          <table:table-cell office:value-type="float" office:value="0.729079370561255" calcext:value-type="float">
            <text:p>0.729079370561255</text:p>
          </table:table-cell>
          <table:table-cell office:value-type="float" office:value="0.270920629438745" calcext:value-type="float">
            <text:p>0.270920629438745</text:p>
          </table:table-cell>
          <table:table-cell office:value-type="float" office:value="0.764799339597632" calcext:value-type="float">
            <text:p>0.764799339597632</text:p>
          </table:table-cell>
          <table:table-cell office:value-type="float" office:value="0.235200660402368" calcext:value-type="float">
            <text:p>0.235200660402368</text:p>
          </table:table-cell>
          <table:table-cell office:value-type="float" office:value="0.708259290134399" calcext:value-type="float">
            <text:p>0.708259290134399</text:p>
          </table:table-cell>
          <table:table-cell office:value-type="float" office:value="0.291740709865601" calcext:value-type="float">
            <text:p>0.291740709865601</text:p>
          </table:table-cell>
          <table:table-cell office:value-type="float" office:value="0.751233132459595" calcext:value-type="float">
            <text:p>0.751233132459595</text:p>
          </table:table-cell>
          <table:table-cell office:value-type="float" office:value="0.248766867540405" calcext:value-type="float">
            <text:p>0.248766867540405</text:p>
          </table:table-cell>
          <table:table-cell office:value-type="float" office:value="0.731941510499782" calcext:value-type="float">
            <text:p>0.731941510499782</text:p>
          </table:table-cell>
          <table:table-cell office:value-type="float" office:value="0.268058489500218" calcext:value-type="float">
            <text:p>0.268058489500218</text:p>
          </table:table-cell>
          <table:table-cell office:value-type="float" office:value="0.767771610057731" calcext:value-type="float">
            <text:p>0.767771610057731</text:p>
          </table:table-cell>
          <table:table-cell office:value-type="float" office:value="0.232228389942269" calcext:value-type="float">
            <text:p>0.232228389942269</text:p>
          </table:table-cell>
          <table:table-cell table:formula="of:=AVERAGE([.C289];[.E289];[.G289];[.I289];[.K289];[.M289];[.O289];[.Q289];[.S289];[.U289])" office:value-type="float" office:value="0.750577592921299" calcext:value-type="float">
            <text:p>0.750577592921299</text:p>
          </table:table-cell>
          <table:table-cell table:formula="of:=AVERAGE([.D289];[.F289];[.H289];[.J289];[.L289];[.N289];[.P289];[.R289];[.T289];[.V289])" office:value-type="float" office:value="0.249422407078701" calcext:value-type="float">
            <text:p>0.249422407078701</text:p>
          </table:table-cell>
        </table:table-row>
      </table:table>
      <table:table table:name="FE_and_AvgEnsNet7__10_fold_crossval_Seed_7_Preds Combined" table:style-name="ta1">
        <table:table-column table:style-name="co5" table:number-columns-repeated="2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Test Index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d: 1 Test Preds 0</text:p>
          </table:table-cell>
          <table:table-cell office:value-type="string" calcext:value-type="string">
            <text:p>Fold: 1 Test Preds 1</text:p>
          </table:table-cell>
          <table:table-cell office:value-type="string" calcext:value-type="string">
            <text:p>Fold: 2 Test Preds 0</text:p>
          </table:table-cell>
          <table:table-cell office:value-type="string" calcext:value-type="string">
            <text:p>Fold: 2 Test Preds 1</text:p>
          </table:table-cell>
          <table:table-cell office:value-type="string" calcext:value-type="string">
            <text:p>Fold: 3 Test Preds 0</text:p>
          </table:table-cell>
          <table:table-cell office:value-type="string" calcext:value-type="string">
            <text:p>Fold: 3 Test Preds 1</text:p>
          </table:table-cell>
          <table:table-cell office:value-type="string" calcext:value-type="string">
            <text:p>Fold: 4 Test Preds 0</text:p>
          </table:table-cell>
          <table:table-cell office:value-type="string" calcext:value-type="string">
            <text:p>Fold: 4 Test Preds 1</text:p>
          </table:table-cell>
          <table:table-cell office:value-type="string" calcext:value-type="string">
            <text:p>Fold: 5 Test Preds 0</text:p>
          </table:table-cell>
          <table:table-cell office:value-type="string" calcext:value-type="string">
            <text:p>Fold: 5 Test Preds 1</text:p>
          </table:table-cell>
          <table:table-cell office:value-type="string" calcext:value-type="string">
            <text:p>Fold: 6 Test Preds 0</text:p>
          </table:table-cell>
          <table:table-cell office:value-type="string" calcext:value-type="string">
            <text:p>Fold: 6 Test Preds 1</text:p>
          </table:table-cell>
          <table:table-cell office:value-type="string" calcext:value-type="string">
            <text:p>Fold: 7 Test Preds 0</text:p>
          </table:table-cell>
          <table:table-cell office:value-type="string" calcext:value-type="string">
            <text:p>Fold: 7 Test Preds 1</text:p>
          </table:table-cell>
          <table:table-cell office:value-type="string" calcext:value-type="string">
            <text:p>Fold: 8 Test Preds 0</text:p>
          </table:table-cell>
          <table:table-cell office:value-type="string" calcext:value-type="string">
            <text:p>Fold: 8 Test Preds 1</text:p>
          </table:table-cell>
          <table:table-cell office:value-type="string" calcext:value-type="string">
            <text:p>Fold: 9 Test Preds 0</text:p>
          </table:table-cell>
          <table:table-cell office:value-type="string" calcext:value-type="string">
            <text:p>Fold: 9 Test Preds 1</text:p>
          </table:table-cell>
          <table:table-cell office:value-type="string" calcext:value-type="string">
            <text:p>Fold: 10 Test Preds 0</text:p>
          </table:table-cell>
          <table:table-cell office:value-type="string" calcext:value-type="string">
            <text:p>Fold: 10 Test Preds 1</text:p>
          </table:table-cell>
          <table:table-cell office:value-type="string" calcext:value-type="string">
            <text:p>Average Class 0</text:p>
          </table:table-cell>
          <table:table-cell office:value-type="string" calcext:value-type="string">
            <text:p>Average Class 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5051040803359" calcext:value-type="float">
            <text:p>0.225051040803359</text:p>
          </table:table-cell>
          <table:table-cell office:value-type="float" office:value="0.774948959196641" calcext:value-type="float">
            <text:p>0.774948959196641</text:p>
          </table:table-cell>
          <table:table-cell office:value-type="float" office:value="0.188572779105797" calcext:value-type="float">
            <text:p>0.188572779105797</text:p>
          </table:table-cell>
          <table:table-cell office:value-type="float" office:value="0.811427220894204" calcext:value-type="float">
            <text:p>0.811427220894204</text:p>
          </table:table-cell>
          <table:table-cell office:value-type="float" office:value="0.209886183572684" calcext:value-type="float">
            <text:p>0.209886183572684</text:p>
          </table:table-cell>
          <table:table-cell office:value-type="float" office:value="0.790113816427316" calcext:value-type="float">
            <text:p>0.790113816427316</text:p>
          </table:table-cell>
          <table:table-cell office:value-type="float" office:value="0.185451177214974" calcext:value-type="float">
            <text:p>0.185451177214974</text:p>
          </table:table-cell>
          <table:table-cell office:value-type="float" office:value="0.814548822785026" calcext:value-type="float">
            <text:p>0.814548822785026</text:p>
          </table:table-cell>
          <table:table-cell office:value-type="float" office:value="0.153740275493948" calcext:value-type="float">
            <text:p>0.153740275493948</text:p>
          </table:table-cell>
          <table:table-cell office:value-type="float" office:value="0.846259724506052" calcext:value-type="float">
            <text:p>0.846259724506052</text:p>
          </table:table-cell>
          <table:table-cell office:value-type="float" office:value="0.232435998283467" calcext:value-type="float">
            <text:p>0.232435998283467</text:p>
          </table:table-cell>
          <table:table-cell office:value-type="float" office:value="0.767564001716533" calcext:value-type="float">
            <text:p>0.767564001716533</text:p>
          </table:table-cell>
          <table:table-cell office:value-type="float" office:value="0.123756649762214" calcext:value-type="float">
            <text:p>0.123756649762214</text:p>
          </table:table-cell>
          <table:table-cell office:value-type="float" office:value="0.876243350237786" calcext:value-type="float">
            <text:p>0.876243350237786</text:p>
          </table:table-cell>
          <table:table-cell office:value-type="float" office:value="0.196761644957893" calcext:value-type="float">
            <text:p>0.196761644957893</text:p>
          </table:table-cell>
          <table:table-cell office:value-type="float" office:value="0.803238355042107" calcext:value-type="float">
            <text:p>0.803238355042107</text:p>
          </table:table-cell>
          <table:table-cell office:value-type="float" office:value="0.134148163268999" calcext:value-type="float">
            <text:p>0.134148163268999</text:p>
          </table:table-cell>
          <table:table-cell office:value-type="float" office:value="0.865851836731001" calcext:value-type="float">
            <text:p>0.865851836731001</text:p>
          </table:table-cell>
          <table:table-cell office:value-type="float" office:value="0.186282466153205" calcext:value-type="float">
            <text:p>0.186282466153205</text:p>
          </table:table-cell>
          <table:table-cell office:value-type="float" office:value="0.813717533846795" calcext:value-type="float">
            <text:p>0.813717533846795</text:p>
          </table:table-cell>
          <table:table-cell table:formula="of:=AVERAGE([.C2];[.E2];[.G2];[.I2];[.K2];[.M2];[.O2];[.Q2];[.S2];[.U2])" office:value-type="float" office:value="0.183608637861654" calcext:value-type="float">
            <text:p>0.183608637861654</text:p>
          </table:table-cell>
          <table:table-cell table:formula="of:=AVERAGE([.D2];[.F2];[.H2];[.J2];[.L2];[.N2];[.P2];[.R2];[.T2];[.V2])" office:value-type="float" office:value="0.816391362138346" calcext:value-type="float">
            <text:p>0.81639136213834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269646858118111" calcext:value-type="float">
            <text:p>0.269646858118111</text:p>
          </table:table-cell>
          <table:table-cell office:value-type="float" office:value="0.730353141881889" calcext:value-type="float">
            <text:p>0.730353141881889</text:p>
          </table:table-cell>
          <table:table-cell office:value-type="float" office:value="0.177600315220417" calcext:value-type="float">
            <text:p>0.177600315220417</text:p>
          </table:table-cell>
          <table:table-cell office:value-type="float" office:value="0.822399684779584" calcext:value-type="float">
            <text:p>0.822399684779584</text:p>
          </table:table-cell>
          <table:table-cell office:value-type="float" office:value="0.241726870903333" calcext:value-type="float">
            <text:p>0.241726870903333</text:p>
          </table:table-cell>
          <table:table-cell office:value-type="float" office:value="0.758273129096667" calcext:value-type="float">
            <text:p>0.758273129096667</text:p>
          </table:table-cell>
          <table:table-cell office:value-type="float" office:value="0.25773677632486" calcext:value-type="float">
            <text:p>0.25773677632486</text:p>
          </table:table-cell>
          <table:table-cell office:value-type="float" office:value="0.74226322367514" calcext:value-type="float">
            <text:p>0.74226322367514</text:p>
          </table:table-cell>
          <table:table-cell office:value-type="float" office:value="0.214115711288885" calcext:value-type="float">
            <text:p>0.214115711288885</text:p>
          </table:table-cell>
          <table:table-cell office:value-type="float" office:value="0.785884288711115" calcext:value-type="float">
            <text:p>0.785884288711115</text:p>
          </table:table-cell>
          <table:table-cell office:value-type="float" office:value="0.138725773263561" calcext:value-type="float">
            <text:p>0.138725773263561</text:p>
          </table:table-cell>
          <table:table-cell office:value-type="float" office:value="0.861274226736439" calcext:value-type="float">
            <text:p>0.861274226736439</text:p>
          </table:table-cell>
          <table:table-cell office:value-type="float" office:value="0.137899383036411" calcext:value-type="float">
            <text:p>0.137899383036411</text:p>
          </table:table-cell>
          <table:table-cell office:value-type="float" office:value="0.862100616963589" calcext:value-type="float">
            <text:p>0.862100616963589</text:p>
          </table:table-cell>
          <table:table-cell office:value-type="float" office:value="0.228881746501483" calcext:value-type="float">
            <text:p>0.228881746501483</text:p>
          </table:table-cell>
          <table:table-cell office:value-type="float" office:value="0.771118253498517" calcext:value-type="float">
            <text:p>0.771118253498517</text:p>
          </table:table-cell>
          <table:table-cell office:value-type="float" office:value="0.114007727114216" calcext:value-type="float">
            <text:p>0.114007727114216</text:p>
          </table:table-cell>
          <table:table-cell office:value-type="float" office:value="0.885992272885784" calcext:value-type="float">
            <text:p>0.885992272885784</text:p>
          </table:table-cell>
          <table:table-cell office:value-type="float" office:value="0.201433715802168" calcext:value-type="float">
            <text:p>0.201433715802168</text:p>
          </table:table-cell>
          <table:table-cell office:value-type="float" office:value="0.798566284197832" calcext:value-type="float">
            <text:p>0.798566284197832</text:p>
          </table:table-cell>
          <table:table-cell table:formula="of:=AVERAGE([.C3];[.E3];[.G3];[.I3];[.K3];[.M3];[.O3];[.Q3];[.S3];[.U3])" office:value-type="float" office:value="0.198177487757345" calcext:value-type="float">
            <text:p>0.198177487757345</text:p>
          </table:table-cell>
          <table:table-cell table:formula="of:=AVERAGE([.D3];[.F3];[.H3];[.J3];[.L3];[.N3];[.P3];[.R3];[.T3];[.V3])" office:value-type="float" office:value="0.801822512242656" calcext:value-type="float">
            <text:p>0.801822512242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1152728735523" calcext:value-type="float">
            <text:p>0.251152728735523</text:p>
          </table:table-cell>
          <table:table-cell office:value-type="float" office:value="0.748847271264477" calcext:value-type="float">
            <text:p>0.748847271264477</text:p>
          </table:table-cell>
          <table:table-cell office:value-type="float" office:value="0.205399177219065" calcext:value-type="float">
            <text:p>0.205399177219065</text:p>
          </table:table-cell>
          <table:table-cell office:value-type="float" office:value="0.794600822780935" calcext:value-type="float">
            <text:p>0.794600822780935</text:p>
          </table:table-cell>
          <table:table-cell office:value-type="float" office:value="0.350277037757891" calcext:value-type="float">
            <text:p>0.350277037757891</text:p>
          </table:table-cell>
          <table:table-cell office:value-type="float" office:value="0.649722962242109" calcext:value-type="float">
            <text:p>0.649722962242109</text:p>
          </table:table-cell>
          <table:table-cell office:value-type="float" office:value="0.26449221492231" calcext:value-type="float">
            <text:p>0.26449221492231</text:p>
          </table:table-cell>
          <table:table-cell office:value-type="float" office:value="0.73550778507769" calcext:value-type="float">
            <text:p>0.73550778507769</text:p>
          </table:table-cell>
          <table:table-cell office:value-type="float" office:value="0.254490573116086" calcext:value-type="float">
            <text:p>0.254490573116086</text:p>
          </table:table-cell>
          <table:table-cell office:value-type="float" office:value="0.745509426883914" calcext:value-type="float">
            <text:p>0.745509426883914</text:p>
          </table:table-cell>
          <table:table-cell office:value-type="float" office:value="0.245349954432361" calcext:value-type="float">
            <text:p>0.245349954432361</text:p>
          </table:table-cell>
          <table:table-cell office:value-type="float" office:value="0.754650045567639" calcext:value-type="float">
            <text:p>0.754650045567639</text:p>
          </table:table-cell>
          <table:table-cell office:value-type="float" office:value="0.183174730328516" calcext:value-type="float">
            <text:p>0.183174730328516</text:p>
          </table:table-cell>
          <table:table-cell office:value-type="float" office:value="0.816825269671484" calcext:value-type="float">
            <text:p>0.816825269671484</text:p>
          </table:table-cell>
          <table:table-cell office:value-type="float" office:value="0.238992767141922" calcext:value-type="float">
            <text:p>0.238992767141922</text:p>
          </table:table-cell>
          <table:table-cell office:value-type="float" office:value="0.761007232858078" calcext:value-type="float">
            <text:p>0.761007232858078</text:p>
          </table:table-cell>
          <table:table-cell office:value-type="float" office:value="0.246474090203608" calcext:value-type="float">
            <text:p>0.246474090203608</text:p>
          </table:table-cell>
          <table:table-cell office:value-type="float" office:value="0.753525909796392" calcext:value-type="float">
            <text:p>0.753525909796392</text:p>
          </table:table-cell>
          <table:table-cell office:value-type="float" office:value="0.277427995636803" calcext:value-type="float">
            <text:p>0.277427995636803</text:p>
          </table:table-cell>
          <table:table-cell office:value-type="float" office:value="0.722572004363197" calcext:value-type="float">
            <text:p>0.722572004363197</text:p>
          </table:table-cell>
          <table:table-cell table:formula="of:=AVERAGE([.C4];[.E4];[.G4];[.I4];[.K4];[.M4];[.O4];[.Q4];[.S4];[.U4])" office:value-type="float" office:value="0.251723126949409" calcext:value-type="float">
            <text:p>0.251723126949409</text:p>
          </table:table-cell>
          <table:table-cell table:formula="of:=AVERAGE([.D4];[.F4];[.H4];[.J4];[.L4];[.N4];[.P4];[.R4];[.T4];[.V4])" office:value-type="float" office:value="0.748276873050592" calcext:value-type="float">
            <text:p>0.7482768730505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91914579841657" calcext:value-type="float">
            <text:p>0.591914579841657</text:p>
          </table:table-cell>
          <table:table-cell office:value-type="float" office:value="0.408085420158343" calcext:value-type="float">
            <text:p>0.408085420158343</text:p>
          </table:table-cell>
          <table:table-cell office:value-type="float" office:value="0.386330269711585" calcext:value-type="float">
            <text:p>0.386330269711585</text:p>
          </table:table-cell>
          <table:table-cell office:value-type="float" office:value="0.613669730288415" calcext:value-type="float">
            <text:p>0.613669730288415</text:p>
          </table:table-cell>
          <table:table-cell office:value-type="float" office:value="0.543684215501041" calcext:value-type="float">
            <text:p>0.543684215501041</text:p>
          </table:table-cell>
          <table:table-cell office:value-type="float" office:value="0.456315784498959" calcext:value-type="float">
            <text:p>0.456315784498959</text:p>
          </table:table-cell>
          <table:table-cell office:value-type="float" office:value="0.402227217458465" calcext:value-type="float">
            <text:p>0.402227217458465</text:p>
          </table:table-cell>
          <table:table-cell office:value-type="float" office:value="0.597772782541535" calcext:value-type="float">
            <text:p>0.597772782541535</text:p>
          </table:table-cell>
          <table:table-cell office:value-type="float" office:value="0.448491297353993" calcext:value-type="float">
            <text:p>0.448491297353993</text:p>
          </table:table-cell>
          <table:table-cell office:value-type="float" office:value="0.551508702646008" calcext:value-type="float">
            <text:p>0.551508702646008</text:p>
          </table:table-cell>
          <table:table-cell office:value-type="float" office:value="0.347564149808862" calcext:value-type="float">
            <text:p>0.347564149808862</text:p>
          </table:table-cell>
          <table:table-cell office:value-type="float" office:value="0.652435850191138" calcext:value-type="float">
            <text:p>0.652435850191138</text:p>
          </table:table-cell>
          <table:table-cell office:value-type="float" office:value="0.423538473869816" calcext:value-type="float">
            <text:p>0.423538473869816</text:p>
          </table:table-cell>
          <table:table-cell office:value-type="float" office:value="0.576461526130184" calcext:value-type="float">
            <text:p>0.576461526130184</text:p>
          </table:table-cell>
          <table:table-cell office:value-type="float" office:value="0.405837670909693" calcext:value-type="float">
            <text:p>0.405837670909693</text:p>
          </table:table-cell>
          <table:table-cell office:value-type="float" office:value="0.594162329090307" calcext:value-type="float">
            <text:p>0.594162329090307</text:p>
          </table:table-cell>
          <table:table-cell office:value-type="float" office:value="0.358760653609809" calcext:value-type="float">
            <text:p>0.358760653609809</text:p>
          </table:table-cell>
          <table:table-cell office:value-type="float" office:value="0.641239346390191" calcext:value-type="float">
            <text:p>0.641239346390191</text:p>
          </table:table-cell>
          <table:table-cell office:value-type="float" office:value="0.45834853985255" calcext:value-type="float">
            <text:p>0.45834853985255</text:p>
          </table:table-cell>
          <table:table-cell office:value-type="float" office:value="0.54165146014745" calcext:value-type="float">
            <text:p>0.54165146014745</text:p>
          </table:table-cell>
          <table:table-cell table:formula="of:=AVERAGE([.C5];[.E5];[.G5];[.I5];[.K5];[.M5];[.O5];[.Q5];[.S5];[.U5])" office:value-type="float" office:value="0.436669706791747" calcext:value-type="float">
            <text:p>0.436669706791747</text:p>
          </table:table-cell>
          <table:table-cell table:formula="of:=AVERAGE([.D5];[.F5];[.H5];[.J5];[.L5];[.N5];[.P5];[.R5];[.T5];[.V5])" office:value-type="float" office:value="0.563330293208253" calcext:value-type="float">
            <text:p>0.563330293208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95988029772574" calcext:value-type="float">
            <text:p>0.995988029772574</text:p>
          </table:table-cell>
          <table:table-cell office:value-type="float" office:value="0.00401197022742628" calcext:value-type="float">
            <text:p>0.004011970227426</text:p>
          </table:table-cell>
          <table:table-cell office:value-type="float" office:value="0.999170407849908" calcext:value-type="float">
            <text:p>0.999170407849908</text:p>
          </table:table-cell>
          <table:table-cell office:value-type="float" office:value="0.00082959215009231" calcext:value-type="float">
            <text:p>0.000829592150092</text:p>
          </table:table-cell>
          <table:table-cell office:value-type="float" office:value="0.99311328619851" calcext:value-type="float">
            <text:p>0.99311328619851</text:p>
          </table:table-cell>
          <table:table-cell office:value-type="float" office:value="0.00688671380148972" calcext:value-type="float">
            <text:p>0.00688671380149</text:p>
          </table:table-cell>
          <table:table-cell office:value-type="float" office:value="0.997038682381569" calcext:value-type="float">
            <text:p>0.997038682381569</text:p>
          </table:table-cell>
          <table:table-cell office:value-type="float" office:value="0.00296131761843098" calcext:value-type="float">
            <text:p>0.002961317618431</text:p>
          </table:table-cell>
          <table:table-cell office:value-type="float" office:value="0.993970165822001" calcext:value-type="float">
            <text:p>0.993970165822001</text:p>
          </table:table-cell>
          <table:table-cell office:value-type="float" office:value="0.00602983417799907" calcext:value-type="float">
            <text:p>0.006029834177999</text:p>
          </table:table-cell>
          <table:table-cell office:value-type="float" office:value="0.994996080688464" calcext:value-type="float">
            <text:p>0.994996080688464</text:p>
          </table:table-cell>
          <table:table-cell office:value-type="float" office:value="0.00500391931153564" calcext:value-type="float">
            <text:p>0.005003919311536</text:p>
          </table:table-cell>
          <table:table-cell office:value-type="float" office:value="0.995390982105428" calcext:value-type="float">
            <text:p>0.995390982105428</text:p>
          </table:table-cell>
          <table:table-cell office:value-type="float" office:value="0.00460901789457227" calcext:value-type="float">
            <text:p>0.004609017894572</text:p>
          </table:table-cell>
          <table:table-cell office:value-type="float" office:value="0.995570064885814" calcext:value-type="float">
            <text:p>0.995570064885814</text:p>
          </table:table-cell>
          <table:table-cell office:value-type="float" office:value="0.00442993511418594" calcext:value-type="float">
            <text:p>0.004429935114186</text:p>
          </table:table-cell>
          <table:table-cell office:value-type="float" office:value="0.998872309923083" calcext:value-type="float">
            <text:p>0.998872309923083</text:p>
          </table:table-cell>
          <table:table-cell office:value-type="float" office:value="0.00112769007691703" calcext:value-type="float">
            <text:p>0.001127690076917</text:p>
          </table:table-cell>
          <table:table-cell office:value-type="float" office:value="0.99666924924432" calcext:value-type="float">
            <text:p>0.99666924924432</text:p>
          </table:table-cell>
          <table:table-cell office:value-type="float" office:value="0.00333075075567981" calcext:value-type="float">
            <text:p>0.00333075075568</text:p>
          </table:table-cell>
          <table:table-cell table:formula="of:=AVERAGE([.C6];[.E6];[.G6];[.I6];[.K6];[.M6];[.O6];[.Q6];[.S6];[.U6])" office:value-type="float" office:value="0.996077925887167" calcext:value-type="float">
            <text:p>0.996077925887167</text:p>
          </table:table-cell>
          <table:table-cell table:formula="of:=AVERAGE([.D6];[.F6];[.H6];[.J6];[.L6];[.N6];[.P6];[.R6];[.T6];[.V6])" office:value-type="float" office:value="0.00392207411283291" calcext:value-type="float">
            <text:p>0.0039220741128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42966180956074" calcext:value-type="float">
            <text:p>0.042966180956074</text:p>
          </table:table-cell>
          <table:table-cell office:value-type="float" office:value="0.957033819043926" calcext:value-type="float">
            <text:p>0.957033819043926</text:p>
          </table:table-cell>
          <table:table-cell office:value-type="float" office:value="0.0306534422774387" calcext:value-type="float">
            <text:p>0.030653442277439</text:p>
          </table:table-cell>
          <table:table-cell office:value-type="float" office:value="0.969346557722561" calcext:value-type="float">
            <text:p>0.969346557722561</text:p>
          </table:table-cell>
          <table:table-cell office:value-type="float" office:value="0.0470735855071858" calcext:value-type="float">
            <text:p>0.047073585507186</text:p>
          </table:table-cell>
          <table:table-cell office:value-type="float" office:value="0.952926414492814" calcext:value-type="float">
            <text:p>0.952926414492814</text:p>
          </table:table-cell>
          <table:table-cell office:value-type="float" office:value="0.0197557488612999" calcext:value-type="float">
            <text:p>0.0197557488613</text:p>
          </table:table-cell>
          <table:table-cell office:value-type="float" office:value="0.9802442511387" calcext:value-type="float">
            <text:p>0.9802442511387</text:p>
          </table:table-cell>
          <table:table-cell office:value-type="float" office:value="0.0409942440539198" calcext:value-type="float">
            <text:p>0.04099424405392</text:p>
          </table:table-cell>
          <table:table-cell office:value-type="float" office:value="0.95900575594608" calcext:value-type="float">
            <text:p>0.95900575594608</text:p>
          </table:table-cell>
          <table:table-cell office:value-type="float" office:value="0.118232951764266" calcext:value-type="float">
            <text:p>0.118232951764266</text:p>
          </table:table-cell>
          <table:table-cell office:value-type="float" office:value="0.881767048235734" calcext:value-type="float">
            <text:p>0.881767048235734</text:p>
          </table:table-cell>
          <table:table-cell office:value-type="float" office:value="0.0538284953338151" calcext:value-type="float">
            <text:p>0.053828495333815</text:p>
          </table:table-cell>
          <table:table-cell office:value-type="float" office:value="0.946171504666185" calcext:value-type="float">
            <text:p>0.946171504666185</text:p>
          </table:table-cell>
          <table:table-cell office:value-type="float" office:value="0.024327660271431" calcext:value-type="float">
            <text:p>0.024327660271431</text:p>
          </table:table-cell>
          <table:table-cell office:value-type="float" office:value="0.975672339728569" calcext:value-type="float">
            <text:p>0.975672339728569</text:p>
          </table:table-cell>
          <table:table-cell office:value-type="float" office:value="0.0151454357898711" calcext:value-type="float">
            <text:p>0.015145435789871</text:p>
          </table:table-cell>
          <table:table-cell office:value-type="float" office:value="0.984854564210129" calcext:value-type="float">
            <text:p>0.984854564210129</text:p>
          </table:table-cell>
          <table:table-cell office:value-type="float" office:value="0.0438664511498758" calcext:value-type="float">
            <text:p>0.043866451149876</text:p>
          </table:table-cell>
          <table:table-cell office:value-type="float" office:value="0.956133548850124" calcext:value-type="float">
            <text:p>0.956133548850124</text:p>
          </table:table-cell>
          <table:table-cell table:formula="of:=AVERAGE([.C7];[.E7];[.G7];[.I7];[.K7];[.M7];[.O7];[.Q7];[.S7];[.U7])" office:value-type="float" office:value="0.0436844195965177" calcext:value-type="float">
            <text:p>0.043684419596518</text:p>
          </table:table-cell>
          <table:table-cell table:formula="of:=AVERAGE([.D7];[.F7];[.H7];[.J7];[.L7];[.N7];[.P7];[.R7];[.T7];[.V7])" office:value-type="float" office:value="0.956315580403482" calcext:value-type="float">
            <text:p>0.9563155804034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430070204590811" calcext:value-type="float">
            <text:p>0.430070204590811</text:p>
          </table:table-cell>
          <table:table-cell office:value-type="float" office:value="0.569929795409189" calcext:value-type="float">
            <text:p>0.569929795409189</text:p>
          </table:table-cell>
          <table:table-cell office:value-type="float" office:value="0.372000513824533" calcext:value-type="float">
            <text:p>0.372000513824533</text:p>
          </table:table-cell>
          <table:table-cell office:value-type="float" office:value="0.627999486175467" calcext:value-type="float">
            <text:p>0.627999486175467</text:p>
          </table:table-cell>
          <table:table-cell office:value-type="float" office:value="0.378022626059942" calcext:value-type="float">
            <text:p>0.378022626059942</text:p>
          </table:table-cell>
          <table:table-cell office:value-type="float" office:value="0.621977373940058" calcext:value-type="float">
            <text:p>0.621977373940058</text:p>
          </table:table-cell>
          <table:table-cell office:value-type="float" office:value="0.416272428595822" calcext:value-type="float">
            <text:p>0.416272428595822</text:p>
          </table:table-cell>
          <table:table-cell office:value-type="float" office:value="0.583727571404178" calcext:value-type="float">
            <text:p>0.583727571404178</text:p>
          </table:table-cell>
          <table:table-cell office:value-type="float" office:value="0.356123286517012" calcext:value-type="float">
            <text:p>0.356123286517012</text:p>
          </table:table-cell>
          <table:table-cell office:value-type="float" office:value="0.643876713482988" calcext:value-type="float">
            <text:p>0.643876713482988</text:p>
          </table:table-cell>
          <table:table-cell office:value-type="float" office:value="0.291884685774757" calcext:value-type="float">
            <text:p>0.291884685774757</text:p>
          </table:table-cell>
          <table:table-cell office:value-type="float" office:value="0.708115314225242" calcext:value-type="float">
            <text:p>0.708115314225242</text:p>
          </table:table-cell>
          <table:table-cell office:value-type="float" office:value="0.241766393809754" calcext:value-type="float">
            <text:p>0.241766393809754</text:p>
          </table:table-cell>
          <table:table-cell office:value-type="float" office:value="0.758233606190246" calcext:value-type="float">
            <text:p>0.758233606190246</text:p>
          </table:table-cell>
          <table:table-cell office:value-type="float" office:value="0.386947814721514" calcext:value-type="float">
            <text:p>0.386947814721514</text:p>
          </table:table-cell>
          <table:table-cell office:value-type="float" office:value="0.613052185278487" calcext:value-type="float">
            <text:p>0.613052185278487</text:p>
          </table:table-cell>
          <table:table-cell office:value-type="float" office:value="0.409085561656086" calcext:value-type="float">
            <text:p>0.409085561656086</text:p>
          </table:table-cell>
          <table:table-cell office:value-type="float" office:value="0.590914438343914" calcext:value-type="float">
            <text:p>0.590914438343914</text:p>
          </table:table-cell>
          <table:table-cell office:value-type="float" office:value="0.46003947755097" calcext:value-type="float">
            <text:p>0.46003947755097</text:p>
          </table:table-cell>
          <table:table-cell office:value-type="float" office:value="0.53996052244903" calcext:value-type="float">
            <text:p>0.53996052244903</text:p>
          </table:table-cell>
          <table:table-cell table:formula="of:=AVERAGE([.C8];[.E8];[.G8];[.I8];[.K8];[.M8];[.O8];[.Q8];[.S8];[.U8])" office:value-type="float" office:value="0.37422129931012" calcext:value-type="float">
            <text:p>0.37422129931012</text:p>
          </table:table-cell>
          <table:table-cell table:formula="of:=AVERAGE([.D8];[.F8];[.H8];[.J8];[.L8];[.N8];[.P8];[.R8];[.T8];[.V8])" office:value-type="float" office:value="0.62577870068988" calcext:value-type="float">
            <text:p>0.625778700689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266710858442815" calcext:value-type="float">
            <text:p>0.026671085844282</text:p>
          </table:table-cell>
          <table:table-cell office:value-type="float" office:value="0.973328914155718" calcext:value-type="float">
            <text:p>0.973328914155718</text:p>
          </table:table-cell>
          <table:table-cell office:value-type="float" office:value="0.00999751608126113" calcext:value-type="float">
            <text:p>0.009997516081261</text:p>
          </table:table-cell>
          <table:table-cell office:value-type="float" office:value="0.990002483918739" calcext:value-type="float">
            <text:p>0.990002483918739</text:p>
          </table:table-cell>
          <table:table-cell office:value-type="float" office:value="0.0255847873422205" calcext:value-type="float">
            <text:p>0.025584787342221</text:p>
          </table:table-cell>
          <table:table-cell office:value-type="float" office:value="0.97441521265778" calcext:value-type="float">
            <text:p>0.97441521265778</text:p>
          </table:table-cell>
          <table:table-cell office:value-type="float" office:value="0.0112375478527352" calcext:value-type="float">
            <text:p>0.011237547852735</text:p>
          </table:table-cell>
          <table:table-cell office:value-type="float" office:value="0.988762452147265" calcext:value-type="float">
            <text:p>0.988762452147265</text:p>
          </table:table-cell>
          <table:table-cell office:value-type="float" office:value="0.0304592421153248" calcext:value-type="float">
            <text:p>0.030459242115325</text:p>
          </table:table-cell>
          <table:table-cell office:value-type="float" office:value="0.969540757884675" calcext:value-type="float">
            <text:p>0.969540757884675</text:p>
          </table:table-cell>
          <table:table-cell office:value-type="float" office:value="0.0261310819731413" calcext:value-type="float">
            <text:p>0.026131081973141</text:p>
          </table:table-cell>
          <table:table-cell office:value-type="float" office:value="0.973868918026859" calcext:value-type="float">
            <text:p>0.973868918026859</text:p>
          </table:table-cell>
          <table:table-cell office:value-type="float" office:value="0.00782920896539152" calcext:value-type="float">
            <text:p>0.007829208965392</text:p>
          </table:table-cell>
          <table:table-cell office:value-type="float" office:value="0.992170791034609" calcext:value-type="float">
            <text:p>0.992170791034609</text:p>
          </table:table-cell>
          <table:table-cell office:value-type="float" office:value="0.0124355676866772" calcext:value-type="float">
            <text:p>0.012435567686677</text:p>
          </table:table-cell>
          <table:table-cell office:value-type="float" office:value="0.987564432313323" calcext:value-type="float">
            <text:p>0.987564432313323</text:p>
          </table:table-cell>
          <table:table-cell office:value-type="float" office:value="0.00706226628403917" calcext:value-type="float">
            <text:p>0.007062266284039</text:p>
          </table:table-cell>
          <table:table-cell office:value-type="float" office:value="0.992937733715961" calcext:value-type="float">
            <text:p>0.992937733715961</text:p>
          </table:table-cell>
          <table:table-cell office:value-type="float" office:value="0.0139163191597324" calcext:value-type="float">
            <text:p>0.013916319159732</text:p>
          </table:table-cell>
          <table:table-cell office:value-type="float" office:value="0.986083680840268" calcext:value-type="float">
            <text:p>0.986083680840268</text:p>
          </table:table-cell>
          <table:table-cell table:formula="of:=AVERAGE([.C9];[.E9];[.G9];[.I9];[.K9];[.M9];[.O9];[.Q9];[.S9];[.U9])" office:value-type="float" office:value="0.0171324623304805" calcext:value-type="float">
            <text:p>0.017132462330481</text:p>
          </table:table-cell>
          <table:table-cell table:formula="of:=AVERAGE([.D9];[.F9];[.H9];[.J9];[.L9];[.N9];[.P9];[.R9];[.T9];[.V9])" office:value-type="float" office:value="0.98286753766952" calcext:value-type="float">
            <text:p>0.982867537669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80648788007908" calcext:value-type="float">
            <text:p>0.80648788007908</text:p>
          </table:table-cell>
          <table:table-cell office:value-type="float" office:value="0.19351211992092" calcext:value-type="float">
            <text:p>0.19351211992092</text:p>
          </table:table-cell>
          <table:table-cell office:value-type="float" office:value="0.798863650922609" calcext:value-type="float">
            <text:p>0.798863650922609</text:p>
          </table:table-cell>
          <table:table-cell office:value-type="float" office:value="0.201136349077391" calcext:value-type="float">
            <text:p>0.201136349077391</text:p>
          </table:table-cell>
          <table:table-cell office:value-type="float" office:value="0.835677509416013" calcext:value-type="float">
            <text:p>0.835677509416013</text:p>
          </table:table-cell>
          <table:table-cell office:value-type="float" office:value="0.164322490583987" calcext:value-type="float">
            <text:p>0.164322490583987</text:p>
          </table:table-cell>
          <table:table-cell office:value-type="float" office:value="0.838452181095271" calcext:value-type="float">
            <text:p>0.838452181095271</text:p>
          </table:table-cell>
          <table:table-cell office:value-type="float" office:value="0.161547818904729" calcext:value-type="float">
            <text:p>0.161547818904729</text:p>
          </table:table-cell>
          <table:table-cell office:value-type="float" office:value="0.803281859682761" calcext:value-type="float">
            <text:p>0.803281859682761</text:p>
          </table:table-cell>
          <table:table-cell office:value-type="float" office:value="0.196718140317239" calcext:value-type="float">
            <text:p>0.196718140317239</text:p>
          </table:table-cell>
          <table:table-cell office:value-type="float" office:value="0.738713870870379" calcext:value-type="float">
            <text:p>0.738713870870379</text:p>
          </table:table-cell>
          <table:table-cell office:value-type="float" office:value="0.261286129129621" calcext:value-type="float">
            <text:p>0.261286129129621</text:p>
          </table:table-cell>
          <table:table-cell office:value-type="float" office:value="0.778214268139301" calcext:value-type="float">
            <text:p>0.778214268139301</text:p>
          </table:table-cell>
          <table:table-cell office:value-type="float" office:value="0.221785731860699" calcext:value-type="float">
            <text:p>0.221785731860699</text:p>
          </table:table-cell>
          <table:table-cell office:value-type="float" office:value="0.709450015737938" calcext:value-type="float">
            <text:p>0.709450015737938</text:p>
          </table:table-cell>
          <table:table-cell office:value-type="float" office:value="0.290549984262062" calcext:value-type="float">
            <text:p>0.290549984262062</text:p>
          </table:table-cell>
          <table:table-cell office:value-type="float" office:value="0.844778482539899" calcext:value-type="float">
            <text:p>0.844778482539899</text:p>
          </table:table-cell>
          <table:table-cell office:value-type="float" office:value="0.155221517460101" calcext:value-type="float">
            <text:p>0.155221517460101</text:p>
          </table:table-cell>
          <table:table-cell office:value-type="float" office:value="0.64085327040761" calcext:value-type="float">
            <text:p>0.64085327040761</text:p>
          </table:table-cell>
          <table:table-cell office:value-type="float" office:value="0.35914672959239" calcext:value-type="float">
            <text:p>0.35914672959239</text:p>
          </table:table-cell>
          <table:table-cell table:formula="of:=AVERAGE([.C10];[.E10];[.G10];[.I10];[.K10];[.M10];[.O10];[.Q10];[.S10];[.U10])" office:value-type="float" office:value="0.779477298889086" calcext:value-type="float">
            <text:p>0.779477298889086</text:p>
          </table:table-cell>
          <table:table-cell table:formula="of:=AVERAGE([.D10];[.F10];[.H10];[.J10];[.L10];[.N10];[.P10];[.R10];[.T10];[.V10])" office:value-type="float" office:value="0.220522701110914" calcext:value-type="float">
            <text:p>0.2205227011109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857777277733043" calcext:value-type="float">
            <text:p>0.085777727773304</text:p>
          </table:table-cell>
          <table:table-cell office:value-type="float" office:value="0.914222272226696" calcext:value-type="float">
            <text:p>0.914222272226696</text:p>
          </table:table-cell>
          <table:table-cell office:value-type="float" office:value="0.0969002905389413" calcext:value-type="float">
            <text:p>0.096900290538941</text:p>
          </table:table-cell>
          <table:table-cell office:value-type="float" office:value="0.903099709461059" calcext:value-type="float">
            <text:p>0.903099709461059</text:p>
          </table:table-cell>
          <table:table-cell office:value-type="float" office:value="0.0832663222146662" calcext:value-type="float">
            <text:p>0.083266322214666</text:p>
          </table:table-cell>
          <table:table-cell office:value-type="float" office:value="0.916733677785334" calcext:value-type="float">
            <text:p>0.916733677785334</text:p>
          </table:table-cell>
          <table:table-cell office:value-type="float" office:value="0.0909281697648282" calcext:value-type="float">
            <text:p>0.090928169764828</text:p>
          </table:table-cell>
          <table:table-cell office:value-type="float" office:value="0.909071830235172" calcext:value-type="float">
            <text:p>0.909071830235172</text:p>
          </table:table-cell>
          <table:table-cell office:value-type="float" office:value="0.0975300892119881" calcext:value-type="float">
            <text:p>0.097530089211988</text:p>
          </table:table-cell>
          <table:table-cell office:value-type="float" office:value="0.902469910788012" calcext:value-type="float">
            <text:p>0.902469910788012</text:p>
          </table:table-cell>
          <table:table-cell office:value-type="float" office:value="0.0624000296021249" calcext:value-type="float">
            <text:p>0.062400029602125</text:p>
          </table:table-cell>
          <table:table-cell office:value-type="float" office:value="0.937599970397875" calcext:value-type="float">
            <text:p>0.937599970397875</text:p>
          </table:table-cell>
          <table:table-cell office:value-type="float" office:value="0.100239536631582" calcext:value-type="float">
            <text:p>0.100239536631582</text:p>
          </table:table-cell>
          <table:table-cell office:value-type="float" office:value="0.899760463368418" calcext:value-type="float">
            <text:p>0.899760463368418</text:p>
          </table:table-cell>
          <table:table-cell office:value-type="float" office:value="0.0660297602038786" calcext:value-type="float">
            <text:p>0.066029760203879</text:p>
          </table:table-cell>
          <table:table-cell office:value-type="float" office:value="0.933970239796122" calcext:value-type="float">
            <text:p>0.933970239796122</text:p>
          </table:table-cell>
          <table:table-cell office:value-type="float" office:value="0.0662395644727792" calcext:value-type="float">
            <text:p>0.066239564472779</text:p>
          </table:table-cell>
          <table:table-cell office:value-type="float" office:value="0.933760435527221" calcext:value-type="float">
            <text:p>0.933760435527221</text:p>
          </table:table-cell>
          <table:table-cell office:value-type="float" office:value="0.0865869795111797" calcext:value-type="float">
            <text:p>0.08658697951118</text:p>
          </table:table-cell>
          <table:table-cell office:value-type="float" office:value="0.91341302048882" calcext:value-type="float">
            <text:p>0.91341302048882</text:p>
          </table:table-cell>
          <table:table-cell table:formula="of:=AVERAGE([.C11];[.E11];[.G11];[.I11];[.K11];[.M11];[.O11];[.Q11];[.S11];[.U11])" office:value-type="float" office:value="0.0835898469925272" calcext:value-type="float">
            <text:p>0.083589846992527</text:p>
          </table:table-cell>
          <table:table-cell table:formula="of:=AVERAGE([.D11];[.F11];[.H11];[.J11];[.L11];[.N11];[.P11];[.R11];[.T11];[.V11])" office:value-type="float" office:value="0.916410153007473" calcext:value-type="float">
            <text:p>0.9164101530074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963745451329327" calcext:value-type="float">
            <text:p>0.963745451329327</text:p>
          </table:table-cell>
          <table:table-cell office:value-type="float" office:value="0.0362545486706726" calcext:value-type="float">
            <text:p>0.036254548670673</text:p>
          </table:table-cell>
          <table:table-cell office:value-type="float" office:value="0.990024990060803" calcext:value-type="float">
            <text:p>0.990024990060803</text:p>
          </table:table-cell>
          <table:table-cell office:value-type="float" office:value="0.00997500993919707" calcext:value-type="float">
            <text:p>0.009975009939197</text:p>
          </table:table-cell>
          <table:table-cell office:value-type="float" office:value="0.989698085598788" calcext:value-type="float">
            <text:p>0.989698085598788</text:p>
          </table:table-cell>
          <table:table-cell office:value-type="float" office:value="0.0103019144012119" calcext:value-type="float">
            <text:p>0.010301914401212</text:p>
          </table:table-cell>
          <table:table-cell office:value-type="float" office:value="0.970968351544468" calcext:value-type="float">
            <text:p>0.970968351544468</text:p>
          </table:table-cell>
          <table:table-cell office:value-type="float" office:value="0.0290316484555315" calcext:value-type="float">
            <text:p>0.029031648455532</text:p>
          </table:table-cell>
          <table:table-cell office:value-type="float" office:value="0.981938935939673" calcext:value-type="float">
            <text:p>0.981938935939673</text:p>
          </table:table-cell>
          <table:table-cell office:value-type="float" office:value="0.0180610640603269" calcext:value-type="float">
            <text:p>0.018061064060327</text:p>
          </table:table-cell>
          <table:table-cell office:value-type="float" office:value="0.98223384099387" calcext:value-type="float">
            <text:p>0.98223384099387</text:p>
          </table:table-cell>
          <table:table-cell office:value-type="float" office:value="0.0177661590061299" calcext:value-type="float">
            <text:p>0.01776615900613</text:p>
          </table:table-cell>
          <table:table-cell office:value-type="float" office:value="0.992729920746063" calcext:value-type="float">
            <text:p>0.992729920746063</text:p>
          </table:table-cell>
          <table:table-cell office:value-type="float" office:value="0.00727007925393752" calcext:value-type="float">
            <text:p>0.007270079253938</text:p>
          </table:table-cell>
          <table:table-cell office:value-type="float" office:value="0.97940953398992" calcext:value-type="float">
            <text:p>0.97940953398992</text:p>
          </table:table-cell>
          <table:table-cell office:value-type="float" office:value="0.0205904660100801" calcext:value-type="float">
            <text:p>0.02059046601008</text:p>
          </table:table-cell>
          <table:table-cell office:value-type="float" office:value="0.988481724587217" calcext:value-type="float">
            <text:p>0.988481724587217</text:p>
          </table:table-cell>
          <table:table-cell office:value-type="float" office:value="0.0115182754127832" calcext:value-type="float">
            <text:p>0.011518275412783</text:p>
          </table:table-cell>
          <table:table-cell office:value-type="float" office:value="0.99304449124741" calcext:value-type="float">
            <text:p>0.99304449124741</text:p>
          </table:table-cell>
          <table:table-cell office:value-type="float" office:value="0.00695550875259054" calcext:value-type="float">
            <text:p>0.006955508752591</text:p>
          </table:table-cell>
          <table:table-cell table:formula="of:=AVERAGE([.C12];[.E12];[.G12];[.I12];[.K12];[.M12];[.O12];[.Q12];[.S12];[.U12])" office:value-type="float" office:value="0.983227532603754" calcext:value-type="float">
            <text:p>0.983227532603754</text:p>
          </table:table-cell>
          <table:table-cell table:formula="of:=AVERAGE([.D12];[.F12];[.H12];[.J12];[.L12];[.N12];[.P12];[.R12];[.T12];[.V12])" office:value-type="float" office:value="0.0167724673962461" calcext:value-type="float">
            <text:p>0.0167724673962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701047092624703" calcext:value-type="float">
            <text:p>0.701047092624703</text:p>
          </table:table-cell>
          <table:table-cell office:value-type="float" office:value="0.298952907375297" calcext:value-type="float">
            <text:p>0.298952907375297</text:p>
          </table:table-cell>
          <table:table-cell office:value-type="float" office:value="0.614155412449806" calcext:value-type="float">
            <text:p>0.614155412449806</text:p>
          </table:table-cell>
          <table:table-cell office:value-type="float" office:value="0.385844587550194" calcext:value-type="float">
            <text:p>0.385844587550194</text:p>
          </table:table-cell>
          <table:table-cell office:value-type="float" office:value="0.668409637180691" calcext:value-type="float">
            <text:p>0.668409637180691</text:p>
          </table:table-cell>
          <table:table-cell office:value-type="float" office:value="0.331590362819309" calcext:value-type="float">
            <text:p>0.331590362819309</text:p>
          </table:table-cell>
          <table:table-cell office:value-type="float" office:value="0.337912175872939" calcext:value-type="float">
            <text:p>0.337912175872939</text:p>
          </table:table-cell>
          <table:table-cell office:value-type="float" office:value="0.662087824127061" calcext:value-type="float">
            <text:p>0.662087824127061</text:p>
          </table:table-cell>
          <table:table-cell office:value-type="float" office:value="0.786642645460333" calcext:value-type="float">
            <text:p>0.786642645460333</text:p>
          </table:table-cell>
          <table:table-cell office:value-type="float" office:value="0.213357354539667" calcext:value-type="float">
            <text:p>0.213357354539667</text:p>
          </table:table-cell>
          <table:table-cell office:value-type="float" office:value="0.759013269710983" calcext:value-type="float">
            <text:p>0.759013269710983</text:p>
          </table:table-cell>
          <table:table-cell office:value-type="float" office:value="0.240986730289016" calcext:value-type="float">
            <text:p>0.240986730289016</text:p>
          </table:table-cell>
          <table:table-cell office:value-type="float" office:value="0.640926682917008" calcext:value-type="float">
            <text:p>0.640926682917008</text:p>
          </table:table-cell>
          <table:table-cell office:value-type="float" office:value="0.359073317082992" calcext:value-type="float">
            <text:p>0.359073317082992</text:p>
          </table:table-cell>
          <table:table-cell office:value-type="float" office:value="0.765586070118447" calcext:value-type="float">
            <text:p>0.765586070118447</text:p>
          </table:table-cell>
          <table:table-cell office:value-type="float" office:value="0.234413929881553" calcext:value-type="float">
            <text:p>0.234413929881553</text:p>
          </table:table-cell>
          <table:table-cell office:value-type="float" office:value="0.599689741051835" calcext:value-type="float">
            <text:p>0.599689741051835</text:p>
          </table:table-cell>
          <table:table-cell office:value-type="float" office:value="0.400310258948165" calcext:value-type="float">
            <text:p>0.400310258948165</text:p>
          </table:table-cell>
          <table:table-cell office:value-type="float" office:value="0.676088540033657" calcext:value-type="float">
            <text:p>0.676088540033657</text:p>
          </table:table-cell>
          <table:table-cell office:value-type="float" office:value="0.323911459966343" calcext:value-type="float">
            <text:p>0.323911459966343</text:p>
          </table:table-cell>
          <table:table-cell table:formula="of:=AVERAGE([.C13];[.E13];[.G13];[.I13];[.K13];[.M13];[.O13];[.Q13];[.S13];[.U13])" office:value-type="float" office:value="0.65494712674204" calcext:value-type="float">
            <text:p>0.65494712674204</text:p>
          </table:table-cell>
          <table:table-cell table:formula="of:=AVERAGE([.D13];[.F13];[.H13];[.J13];[.L13];[.N13];[.P13];[.R13];[.T13];[.V13])" office:value-type="float" office:value="0.34505287325796" calcext:value-type="float">
            <text:p>0.345052873257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0176549909052197" calcext:value-type="float">
            <text:p>0.01765499090522</text:p>
          </table:table-cell>
          <table:table-cell office:value-type="float" office:value="0.98234500909478" calcext:value-type="float">
            <text:p>0.98234500909478</text:p>
          </table:table-cell>
          <table:table-cell office:value-type="float" office:value="0.0223517828706583" calcext:value-type="float">
            <text:p>0.022351782870658</text:p>
          </table:table-cell>
          <table:table-cell office:value-type="float" office:value="0.977648217129342" calcext:value-type="float">
            <text:p>0.977648217129342</text:p>
          </table:table-cell>
          <table:table-cell office:value-type="float" office:value="0.0224372674779013" calcext:value-type="float">
            <text:p>0.022437267477901</text:p>
          </table:table-cell>
          <table:table-cell office:value-type="float" office:value="0.977562732522099" calcext:value-type="float">
            <text:p>0.977562732522099</text:p>
          </table:table-cell>
          <table:table-cell office:value-type="float" office:value="0.0257949497653147" calcext:value-type="float">
            <text:p>0.025794949765315</text:p>
          </table:table-cell>
          <table:table-cell office:value-type="float" office:value="0.974205050234685" calcext:value-type="float">
            <text:p>0.974205050234685</text:p>
          </table:table-cell>
          <table:table-cell office:value-type="float" office:value="0.0153547126343612" calcext:value-type="float">
            <text:p>0.015354712634361</text:p>
          </table:table-cell>
          <table:table-cell office:value-type="float" office:value="0.984645287365639" calcext:value-type="float">
            <text:p>0.984645287365639</text:p>
          </table:table-cell>
          <table:table-cell office:value-type="float" office:value="0.00721584043880659" calcext:value-type="float">
            <text:p>0.007215840438807</text:p>
          </table:table-cell>
          <table:table-cell office:value-type="float" office:value="0.992784159561193" calcext:value-type="float">
            <text:p>0.992784159561193</text:p>
          </table:table-cell>
          <table:table-cell office:value-type="float" office:value="0.0390129503357547" calcext:value-type="float">
            <text:p>0.039012950335755</text:p>
          </table:table-cell>
          <table:table-cell office:value-type="float" office:value="0.960987049664245" calcext:value-type="float">
            <text:p>0.960987049664245</text:p>
          </table:table-cell>
          <table:table-cell office:value-type="float" office:value="0.023732843658893" calcext:value-type="float">
            <text:p>0.023732843658893</text:p>
          </table:table-cell>
          <table:table-cell office:value-type="float" office:value="0.976267156341107" calcext:value-type="float">
            <text:p>0.976267156341107</text:p>
          </table:table-cell>
          <table:table-cell office:value-type="float" office:value="0.0078761981436073" calcext:value-type="float">
            <text:p>0.007876198143607</text:p>
          </table:table-cell>
          <table:table-cell office:value-type="float" office:value="0.992123801856393" calcext:value-type="float">
            <text:p>0.992123801856393</text:p>
          </table:table-cell>
          <table:table-cell office:value-type="float" office:value="0.0379430647592615" calcext:value-type="float">
            <text:p>0.037943064759262</text:p>
          </table:table-cell>
          <table:table-cell office:value-type="float" office:value="0.962056935240738" calcext:value-type="float">
            <text:p>0.962056935240738</text:p>
          </table:table-cell>
          <table:table-cell table:formula="of:=AVERAGE([.C14];[.E14];[.G14];[.I14];[.K14];[.M14];[.O14];[.Q14];[.S14];[.U14])" office:value-type="float" office:value="0.0219374600989778" calcext:value-type="float">
            <text:p>0.021937460098978</text:p>
          </table:table-cell>
          <table:table-cell table:formula="of:=AVERAGE([.D14];[.F14];[.H14];[.J14];[.L14];[.N14];[.P14];[.R14];[.T14];[.V14])" office:value-type="float" office:value="0.978062539901022" calcext:value-type="float">
            <text:p>0.9780625399010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175996496777051" calcext:value-type="float">
            <text:p>0.175996496777051</text:p>
          </table:table-cell>
          <table:table-cell office:value-type="float" office:value="0.824003503222949" calcext:value-type="float">
            <text:p>0.824003503222949</text:p>
          </table:table-cell>
          <table:table-cell office:value-type="float" office:value="0.0843596505271372" calcext:value-type="float">
            <text:p>0.084359650527137</text:p>
          </table:table-cell>
          <table:table-cell office:value-type="float" office:value="0.915640349472863" calcext:value-type="float">
            <text:p>0.915640349472863</text:p>
          </table:table-cell>
          <table:table-cell office:value-type="float" office:value="0.158394508772494" calcext:value-type="float">
            <text:p>0.158394508772494</text:p>
          </table:table-cell>
          <table:table-cell office:value-type="float" office:value="0.841605491227506" calcext:value-type="float">
            <text:p>0.841605491227506</text:p>
          </table:table-cell>
          <table:table-cell office:value-type="float" office:value="0.119223506399321" calcext:value-type="float">
            <text:p>0.119223506399321</text:p>
          </table:table-cell>
          <table:table-cell office:value-type="float" office:value="0.880776493600679" calcext:value-type="float">
            <text:p>0.880776493600679</text:p>
          </table:table-cell>
          <table:table-cell office:value-type="float" office:value="0.0987803158728179" calcext:value-type="float">
            <text:p>0.098780315872818</text:p>
          </table:table-cell>
          <table:table-cell office:value-type="float" office:value="0.901219684127182" calcext:value-type="float">
            <text:p>0.901219684127182</text:p>
          </table:table-cell>
          <table:table-cell office:value-type="float" office:value="0.0868803498706273" calcext:value-type="float">
            <text:p>0.086880349870627</text:p>
          </table:table-cell>
          <table:table-cell office:value-type="float" office:value="0.913119650129373" calcext:value-type="float">
            <text:p>0.913119650129373</text:p>
          </table:table-cell>
          <table:table-cell office:value-type="float" office:value="0.098890484739854" calcext:value-type="float">
            <text:p>0.098890484739854</text:p>
          </table:table-cell>
          <table:table-cell office:value-type="float" office:value="0.901109515260146" calcext:value-type="float">
            <text:p>0.901109515260146</text:p>
          </table:table-cell>
          <table:table-cell office:value-type="float" office:value="0.113116687609068" calcext:value-type="float">
            <text:p>0.113116687609068</text:p>
          </table:table-cell>
          <table:table-cell office:value-type="float" office:value="0.886883312390932" calcext:value-type="float">
            <text:p>0.886883312390932</text:p>
          </table:table-cell>
          <table:table-cell office:value-type="float" office:value="0.147612611494129" calcext:value-type="float">
            <text:p>0.147612611494129</text:p>
          </table:table-cell>
          <table:table-cell office:value-type="float" office:value="0.852387388505871" calcext:value-type="float">
            <text:p>0.852387388505871</text:p>
          </table:table-cell>
          <table:table-cell office:value-type="float" office:value="0.0936328386818267" calcext:value-type="float">
            <text:p>0.093632838681827</text:p>
          </table:table-cell>
          <table:table-cell office:value-type="float" office:value="0.906367161318173" calcext:value-type="float">
            <text:p>0.906367161318173</text:p>
          </table:table-cell>
          <table:table-cell table:formula="of:=AVERAGE([.C15];[.E15];[.G15];[.I15];[.K15];[.M15];[.O15];[.Q15];[.S15];[.U15])" office:value-type="float" office:value="0.117688745074433" calcext:value-type="float">
            <text:p>0.117688745074433</text:p>
          </table:table-cell>
          <table:table-cell table:formula="of:=AVERAGE([.D15];[.F15];[.H15];[.J15];[.L15];[.N15];[.P15];[.R15];[.T15];[.V15])" office:value-type="float" office:value="0.882311254925567" calcext:value-type="float">
            <text:p>0.8823112549255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301411964753419" calcext:value-type="float">
            <text:p>0.301411964753419</text:p>
          </table:table-cell>
          <table:table-cell office:value-type="float" office:value="0.698588035246581" calcext:value-type="float">
            <text:p>0.698588035246581</text:p>
          </table:table-cell>
          <table:table-cell office:value-type="float" office:value="0.0887556928330837" calcext:value-type="float">
            <text:p>0.088755692833084</text:p>
          </table:table-cell>
          <table:table-cell office:value-type="float" office:value="0.911244307166916" calcext:value-type="float">
            <text:p>0.911244307166916</text:p>
          </table:table-cell>
          <table:table-cell office:value-type="float" office:value="0.0800476739618694" calcext:value-type="float">
            <text:p>0.080047673961869</text:p>
          </table:table-cell>
          <table:table-cell office:value-type="float" office:value="0.919952326038131" calcext:value-type="float">
            <text:p>0.919952326038131</text:p>
          </table:table-cell>
          <table:table-cell office:value-type="float" office:value="0.0405407205389357" calcext:value-type="float">
            <text:p>0.040540720538936</text:p>
          </table:table-cell>
          <table:table-cell office:value-type="float" office:value="0.959459279461064" calcext:value-type="float">
            <text:p>0.959459279461064</text:p>
          </table:table-cell>
          <table:table-cell office:value-type="float" office:value="0.0656705165474119" calcext:value-type="float">
            <text:p>0.065670516547412</text:p>
          </table:table-cell>
          <table:table-cell office:value-type="float" office:value="0.934329483452588" calcext:value-type="float">
            <text:p>0.934329483452588</text:p>
          </table:table-cell>
          <table:table-cell office:value-type="float" office:value="0.139050722050703" calcext:value-type="float">
            <text:p>0.139050722050703</text:p>
          </table:table-cell>
          <table:table-cell office:value-type="float" office:value="0.860949277949297" calcext:value-type="float">
            <text:p>0.860949277949297</text:p>
          </table:table-cell>
          <table:table-cell office:value-type="float" office:value="0.069683527902665" calcext:value-type="float">
            <text:p>0.069683527902665</text:p>
          </table:table-cell>
          <table:table-cell office:value-type="float" office:value="0.930316472097335" calcext:value-type="float">
            <text:p>0.930316472097335</text:p>
          </table:table-cell>
          <table:table-cell office:value-type="float" office:value="0.128370397417432" calcext:value-type="float">
            <text:p>0.128370397417432</text:p>
          </table:table-cell>
          <table:table-cell office:value-type="float" office:value="0.871629602582568" calcext:value-type="float">
            <text:p>0.871629602582568</text:p>
          </table:table-cell>
          <table:table-cell office:value-type="float" office:value="0.172012464804678" calcext:value-type="float">
            <text:p>0.172012464804678</text:p>
          </table:table-cell>
          <table:table-cell office:value-type="float" office:value="0.827987535195322" calcext:value-type="float">
            <text:p>0.827987535195322</text:p>
          </table:table-cell>
          <table:table-cell office:value-type="float" office:value="0.190535418763443" calcext:value-type="float">
            <text:p>0.190535418763443</text:p>
          </table:table-cell>
          <table:table-cell office:value-type="float" office:value="0.809464581236557" calcext:value-type="float">
            <text:p>0.809464581236557</text:p>
          </table:table-cell>
          <table:table-cell table:formula="of:=AVERAGE([.C16];[.E16];[.G16];[.I16];[.K16];[.M16];[.O16];[.Q16];[.S16];[.U16])" office:value-type="float" office:value="0.127607909957364" calcext:value-type="float">
            <text:p>0.127607909957364</text:p>
          </table:table-cell>
          <table:table-cell table:formula="of:=AVERAGE([.D16];[.F16];[.H16];[.J16];[.L16];[.N16];[.P16];[.R16];[.T16];[.V16])" office:value-type="float" office:value="0.872392090042636" calcext:value-type="float">
            <text:p>0.8723920900426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.469296256937104" calcext:value-type="float">
            <text:p>0.469296256937104</text:p>
          </table:table-cell>
          <table:table-cell office:value-type="float" office:value="0.530703743062896" calcext:value-type="float">
            <text:p>0.530703743062896</text:p>
          </table:table-cell>
          <table:table-cell office:value-type="float" office:value="0.711908834314984" calcext:value-type="float">
            <text:p>0.711908834314984</text:p>
          </table:table-cell>
          <table:table-cell office:value-type="float" office:value="0.288091165685016" calcext:value-type="float">
            <text:p>0.288091165685016</text:p>
          </table:table-cell>
          <table:table-cell office:value-type="float" office:value="0.632343832937562" calcext:value-type="float">
            <text:p>0.632343832937562</text:p>
          </table:table-cell>
          <table:table-cell office:value-type="float" office:value="0.367656167062438" calcext:value-type="float">
            <text:p>0.367656167062438</text:p>
          </table:table-cell>
          <table:table-cell office:value-type="float" office:value="0.693399226118842" calcext:value-type="float">
            <text:p>0.693399226118842</text:p>
          </table:table-cell>
          <table:table-cell office:value-type="float" office:value="0.306600773881158" calcext:value-type="float">
            <text:p>0.306600773881158</text:p>
          </table:table-cell>
          <table:table-cell office:value-type="float" office:value="0.543094253559237" calcext:value-type="float">
            <text:p>0.543094253559237</text:p>
          </table:table-cell>
          <table:table-cell office:value-type="float" office:value="0.456905746440763" calcext:value-type="float">
            <text:p>0.456905746440763</text:p>
          </table:table-cell>
          <table:table-cell office:value-type="float" office:value="0.67044023063721" calcext:value-type="float">
            <text:p>0.67044023063721</text:p>
          </table:table-cell>
          <table:table-cell office:value-type="float" office:value="0.32955976936279" calcext:value-type="float">
            <text:p>0.32955976936279</text:p>
          </table:table-cell>
          <table:table-cell office:value-type="float" office:value="0.498738877259469" calcext:value-type="float">
            <text:p>0.498738877259469</text:p>
          </table:table-cell>
          <table:table-cell office:value-type="float" office:value="0.501261122740531" calcext:value-type="float">
            <text:p>0.501261122740531</text:p>
          </table:table-cell>
          <table:table-cell office:value-type="float" office:value="0.607631727390959" calcext:value-type="float">
            <text:p>0.607631727390959</text:p>
          </table:table-cell>
          <table:table-cell office:value-type="float" office:value="0.392368272609041" calcext:value-type="float">
            <text:p>0.392368272609041</text:p>
          </table:table-cell>
          <table:table-cell office:value-type="float" office:value="0.592008866425199" calcext:value-type="float">
            <text:p>0.592008866425199</text:p>
          </table:table-cell>
          <table:table-cell office:value-type="float" office:value="0.407991133574801" calcext:value-type="float">
            <text:p>0.407991133574801</text:p>
          </table:table-cell>
          <table:table-cell office:value-type="float" office:value="0.666033448375893" calcext:value-type="float">
            <text:p>0.666033448375893</text:p>
          </table:table-cell>
          <table:table-cell office:value-type="float" office:value="0.333966551624107" calcext:value-type="float">
            <text:p>0.333966551624107</text:p>
          </table:table-cell>
          <table:table-cell table:formula="of:=AVERAGE([.C17];[.E17];[.G17];[.I17];[.K17];[.M17];[.O17];[.Q17];[.S17];[.U17])" office:value-type="float" office:value="0.608489555395646" calcext:value-type="float">
            <text:p>0.608489555395646</text:p>
          </table:table-cell>
          <table:table-cell table:formula="of:=AVERAGE([.D17];[.F17];[.H17];[.J17];[.L17];[.N17];[.P17];[.R17];[.T17];[.V17])" office:value-type="float" office:value="0.391510444604354" calcext:value-type="float">
            <text:p>0.3915104446043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00498954914037279" calcext:value-type="float">
            <text:p>0.004989549140373</text:p>
          </table:table-cell>
          <table:table-cell office:value-type="float" office:value="0.995010450859627" calcext:value-type="float">
            <text:p>0.995010450859627</text:p>
          </table:table-cell>
          <table:table-cell office:value-type="float" office:value="0.00349940127245918" calcext:value-type="float">
            <text:p>0.003499401272459</text:p>
          </table:table-cell>
          <table:table-cell office:value-type="float" office:value="0.996500598727541" calcext:value-type="float">
            <text:p>0.996500598727541</text:p>
          </table:table-cell>
          <table:table-cell office:value-type="float" office:value="0.00996035692399115" calcext:value-type="float">
            <text:p>0.009960356923991</text:p>
          </table:table-cell>
          <table:table-cell office:value-type="float" office:value="0.990039643076009" calcext:value-type="float">
            <text:p>0.990039643076009</text:p>
          </table:table-cell>
          <table:table-cell office:value-type="float" office:value="0.00339388743119392" calcext:value-type="float">
            <text:p>0.003393887431194</text:p>
          </table:table-cell>
          <table:table-cell office:value-type="float" office:value="0.996606112568806" calcext:value-type="float">
            <text:p>0.996606112568806</text:p>
          </table:table-cell>
          <table:table-cell office:value-type="float" office:value="0.00822353282379732" calcext:value-type="float">
            <text:p>0.008223532823797</text:p>
          </table:table-cell>
          <table:table-cell office:value-type="float" office:value="0.991776467176203" calcext:value-type="float">
            <text:p>0.991776467176203</text:p>
          </table:table-cell>
          <table:table-cell office:value-type="float" office:value="0.0134190344004786" calcext:value-type="float">
            <text:p>0.013419034400479</text:p>
          </table:table-cell>
          <table:table-cell office:value-type="float" office:value="0.986580965599521" calcext:value-type="float">
            <text:p>0.986580965599521</text:p>
          </table:table-cell>
          <table:table-cell office:value-type="float" office:value="0.0029040325884668" calcext:value-type="float">
            <text:p>0.002904032588467</text:p>
          </table:table-cell>
          <table:table-cell office:value-type="float" office:value="0.997095967411533" calcext:value-type="float">
            <text:p>0.997095967411533</text:p>
          </table:table-cell>
          <table:table-cell office:value-type="float" office:value="0.00417577825241873" calcext:value-type="float">
            <text:p>0.004175778252419</text:p>
          </table:table-cell>
          <table:table-cell office:value-type="float" office:value="0.995824221747581" calcext:value-type="float">
            <text:p>0.995824221747581</text:p>
          </table:table-cell>
          <table:table-cell office:value-type="float" office:value="0.0017201903416495" calcext:value-type="float">
            <text:p>0.00172019034165</text:p>
          </table:table-cell>
          <table:table-cell office:value-type="float" office:value="0.998279809658351" calcext:value-type="float">
            <text:p>0.998279809658351</text:p>
          </table:table-cell>
          <table:table-cell office:value-type="float" office:value="0.00432958496625864" calcext:value-type="float">
            <text:p>0.004329584966259</text:p>
          </table:table-cell>
          <table:table-cell office:value-type="float" office:value="0.995670415033741" calcext:value-type="float">
            <text:p>0.995670415033741</text:p>
          </table:table-cell>
          <table:table-cell table:formula="of:=AVERAGE([.C18];[.E18];[.G18];[.I18];[.K18];[.M18];[.O18];[.Q18];[.S18];[.U18])" office:value-type="float" office:value="0.00566153481410866" calcext:value-type="float">
            <text:p>0.005661534814109</text:p>
          </table:table-cell>
          <table:table-cell table:formula="of:=AVERAGE([.D18];[.F18];[.H18];[.J18];[.L18];[.N18];[.P18];[.R18];[.T18];[.V18])" office:value-type="float" office:value="0.994338465185891" calcext:value-type="float">
            <text:p>0.9943384651858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111707082801205" calcext:value-type="float">
            <text:p>0.011170708280121</text:p>
          </table:table-cell>
          <table:table-cell office:value-type="float" office:value="0.988829291719879" calcext:value-type="float">
            <text:p>0.988829291719879</text:p>
          </table:table-cell>
          <table:table-cell office:value-type="float" office:value="0.0105600633724719" calcext:value-type="float">
            <text:p>0.010560063372472</text:p>
          </table:table-cell>
          <table:table-cell office:value-type="float" office:value="0.989439936627528" calcext:value-type="float">
            <text:p>0.989439936627528</text:p>
          </table:table-cell>
          <table:table-cell office:value-type="float" office:value="0.0142849969603358" calcext:value-type="float">
            <text:p>0.014284996960336</text:p>
          </table:table-cell>
          <table:table-cell office:value-type="float" office:value="0.985715003039664" calcext:value-type="float">
            <text:p>0.985715003039664</text:p>
          </table:table-cell>
          <table:table-cell office:value-type="float" office:value="0.00656092330645919" calcext:value-type="float">
            <text:p>0.006560923306459</text:p>
          </table:table-cell>
          <table:table-cell office:value-type="float" office:value="0.993439076693541" calcext:value-type="float">
            <text:p>0.993439076693541</text:p>
          </table:table-cell>
          <table:table-cell office:value-type="float" office:value="0.00862532528319645" calcext:value-type="float">
            <text:p>0.008625325283196</text:p>
          </table:table-cell>
          <table:table-cell office:value-type="float" office:value="0.991374674716803" calcext:value-type="float">
            <text:p>0.991374674716803</text:p>
          </table:table-cell>
          <table:table-cell office:value-type="float" office:value="0.00540179802431455" calcext:value-type="float">
            <text:p>0.005401798024315</text:p>
          </table:table-cell>
          <table:table-cell office:value-type="float" office:value="0.994598201975685" calcext:value-type="float">
            <text:p>0.994598201975685</text:p>
          </table:table-cell>
          <table:table-cell office:value-type="float" office:value="0.00647951397134272" calcext:value-type="float">
            <text:p>0.006479513971343</text:p>
          </table:table-cell>
          <table:table-cell office:value-type="float" office:value="0.993520486028657" calcext:value-type="float">
            <text:p>0.993520486028657</text:p>
          </table:table-cell>
          <table:table-cell office:value-type="float" office:value="0.00832099228572506" calcext:value-type="float">
            <text:p>0.008320992285725</text:p>
          </table:table-cell>
          <table:table-cell office:value-type="float" office:value="0.991679007714275" calcext:value-type="float">
            <text:p>0.991679007714275</text:p>
          </table:table-cell>
          <table:table-cell office:value-type="float" office:value="0.00159427303158303" calcext:value-type="float">
            <text:p>0.001594273031583</text:p>
          </table:table-cell>
          <table:table-cell office:value-type="float" office:value="0.998405726968417" calcext:value-type="float">
            <text:p>0.998405726968417</text:p>
          </table:table-cell>
          <table:table-cell office:value-type="float" office:value="0.0072603919610443" calcext:value-type="float">
            <text:p>0.007260391961044</text:p>
          </table:table-cell>
          <table:table-cell office:value-type="float" office:value="0.992739608038956" calcext:value-type="float">
            <text:p>0.992739608038956</text:p>
          </table:table-cell>
          <table:table-cell table:formula="of:=AVERAGE([.C19];[.E19];[.G19];[.I19];[.K19];[.M19];[.O19];[.Q19];[.S19];[.U19])" office:value-type="float" office:value="0.00802589864765935" calcext:value-type="float">
            <text:p>0.008025898647659</text:p>
          </table:table-cell>
          <table:table-cell table:formula="of:=AVERAGE([.D19];[.F19];[.H19];[.J19];[.L19];[.N19];[.P19];[.R19];[.T19];[.V19])" office:value-type="float" office:value="0.991974101352341" calcext:value-type="float">
            <text:p>0.9919741013523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.0266312538824255" calcext:value-type="float">
            <text:p>0.026631253882426</text:p>
          </table:table-cell>
          <table:table-cell office:value-type="float" office:value="0.973368746117574" calcext:value-type="float">
            <text:p>0.973368746117574</text:p>
          </table:table-cell>
          <table:table-cell office:value-type="float" office:value="0.0109082030558102" calcext:value-type="float">
            <text:p>0.01090820305581</text:p>
          </table:table-cell>
          <table:table-cell office:value-type="float" office:value="0.98909179694419" calcext:value-type="float">
            <text:p>0.98909179694419</text:p>
          </table:table-cell>
          <table:table-cell office:value-type="float" office:value="0.0182198474254414" calcext:value-type="float">
            <text:p>0.018219847425441</text:p>
          </table:table-cell>
          <table:table-cell office:value-type="float" office:value="0.981780152574558" calcext:value-type="float">
            <text:p>0.981780152574558</text:p>
          </table:table-cell>
          <table:table-cell office:value-type="float" office:value="0.010471639382476" calcext:value-type="float">
            <text:p>0.010471639382476</text:p>
          </table:table-cell>
          <table:table-cell office:value-type="float" office:value="0.989528360617524" calcext:value-type="float">
            <text:p>0.989528360617524</text:p>
          </table:table-cell>
          <table:table-cell office:value-type="float" office:value="0.0115756556525832" calcext:value-type="float">
            <text:p>0.011575655652583</text:p>
          </table:table-cell>
          <table:table-cell office:value-type="float" office:value="0.988424344347417" calcext:value-type="float">
            <text:p>0.988424344347417</text:p>
          </table:table-cell>
          <table:table-cell office:value-type="float" office:value="0.00846434686496452" calcext:value-type="float">
            <text:p>0.008464346864965</text:p>
          </table:table-cell>
          <table:table-cell office:value-type="float" office:value="0.991535653135035" calcext:value-type="float">
            <text:p>0.991535653135035</text:p>
          </table:table-cell>
          <table:table-cell office:value-type="float" office:value="0.0136173405270873" calcext:value-type="float">
            <text:p>0.013617340527087</text:p>
          </table:table-cell>
          <table:table-cell office:value-type="float" office:value="0.986382659472913" calcext:value-type="float">
            <text:p>0.986382659472913</text:p>
          </table:table-cell>
          <table:table-cell office:value-type="float" office:value="0.00734429241003154" calcext:value-type="float">
            <text:p>0.007344292410032</text:p>
          </table:table-cell>
          <table:table-cell office:value-type="float" office:value="0.992655707589968" calcext:value-type="float">
            <text:p>0.992655707589968</text:p>
          </table:table-cell>
          <table:table-cell office:value-type="float" office:value="0.00399315740901611" calcext:value-type="float">
            <text:p>0.003993157409016</text:p>
          </table:table-cell>
          <table:table-cell office:value-type="float" office:value="0.996006842590984" calcext:value-type="float">
            <text:p>0.996006842590984</text:p>
          </table:table-cell>
          <table:table-cell office:value-type="float" office:value="0.0250453045901451" calcext:value-type="float">
            <text:p>0.025045304590145</text:p>
          </table:table-cell>
          <table:table-cell office:value-type="float" office:value="0.974954695409855" calcext:value-type="float">
            <text:p>0.974954695409855</text:p>
          </table:table-cell>
          <table:table-cell table:formula="of:=AVERAGE([.C20];[.E20];[.G20];[.I20];[.K20];[.M20];[.O20];[.Q20];[.S20];[.U20])" office:value-type="float" office:value="0.0136271041199981" calcext:value-type="float">
            <text:p>0.013627104119998</text:p>
          </table:table-cell>
          <table:table-cell table:formula="of:=AVERAGE([.D20];[.F20];[.H20];[.J20];[.L20];[.N20];[.P20];[.R20];[.T20];[.V20])" office:value-type="float" office:value="0.986372895880002" calcext:value-type="float">
            <text:p>0.9863728958800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.00392162687178817" calcext:value-type="float">
            <text:p>0.003921626871788</text:p>
          </table:table-cell>
          <table:table-cell office:value-type="float" office:value="0.996078373128212" calcext:value-type="float">
            <text:p>0.996078373128212</text:p>
          </table:table-cell>
          <table:table-cell office:value-type="float" office:value="0.0031582640054069" calcext:value-type="float">
            <text:p>0.003158264005407</text:p>
          </table:table-cell>
          <table:table-cell office:value-type="float" office:value="0.996841735994593" calcext:value-type="float">
            <text:p>0.996841735994593</text:p>
          </table:table-cell>
          <table:table-cell office:value-type="float" office:value="0.00485709094399489" calcext:value-type="float">
            <text:p>0.004857090943995</text:p>
          </table:table-cell>
          <table:table-cell office:value-type="float" office:value="0.995142909056005" calcext:value-type="float">
            <text:p>0.995142909056005</text:p>
          </table:table-cell>
          <table:table-cell office:value-type="float" office:value="0.00301740536986472" calcext:value-type="float">
            <text:p>0.003017405369865</text:p>
          </table:table-cell>
          <table:table-cell office:value-type="float" office:value="0.996982594630135" calcext:value-type="float">
            <text:p>0.996982594630135</text:p>
          </table:table-cell>
          <table:table-cell office:value-type="float" office:value="0.00116910486555022" calcext:value-type="float">
            <text:p>0.00116910486555</text:p>
          </table:table-cell>
          <table:table-cell office:value-type="float" office:value="0.99883089513445" calcext:value-type="float">
            <text:p>0.99883089513445</text:p>
          </table:table-cell>
          <table:table-cell office:value-type="float" office:value="0.00102154921961639" calcext:value-type="float">
            <text:p>0.001021549219616</text:p>
          </table:table-cell>
          <table:table-cell office:value-type="float" office:value="0.998978450780384" calcext:value-type="float">
            <text:p>0.998978450780384</text:p>
          </table:table-cell>
          <table:table-cell office:value-type="float" office:value="0.00405666120353754" calcext:value-type="float">
            <text:p>0.004056661203538</text:p>
          </table:table-cell>
          <table:table-cell office:value-type="float" office:value="0.995943338796462" calcext:value-type="float">
            <text:p>0.995943338796462</text:p>
          </table:table-cell>
          <table:table-cell office:value-type="float" office:value="0.00198981974072443" calcext:value-type="float">
            <text:p>0.001989819740724</text:p>
          </table:table-cell>
          <table:table-cell office:value-type="float" office:value="0.998010180259275" calcext:value-type="float">
            <text:p>0.998010180259275</text:p>
          </table:table-cell>
          <table:table-cell office:value-type="float" office:value="0.000507600889646224" calcext:value-type="float">
            <text:p>0.000507600889646</text:p>
          </table:table-cell>
          <table:table-cell office:value-type="float" office:value="0.999492399110354" calcext:value-type="float">
            <text:p>0.999492399110354</text:p>
          </table:table-cell>
          <table:table-cell office:value-type="float" office:value="0.00286106585766614" calcext:value-type="float">
            <text:p>0.002861065857666</text:p>
          </table:table-cell>
          <table:table-cell office:value-type="float" office:value="0.997138934142334" calcext:value-type="float">
            <text:p>0.997138934142334</text:p>
          </table:table-cell>
          <table:table-cell table:formula="of:=AVERAGE([.C21];[.E21];[.G21];[.I21];[.K21];[.M21];[.O21];[.Q21];[.S21];[.U21])" office:value-type="float" office:value="0.00265601889677956" calcext:value-type="float">
            <text:p>0.00265601889678</text:p>
          </table:table-cell>
          <table:table-cell table:formula="of:=AVERAGE([.D21];[.F21];[.H21];[.J21];[.L21];[.N21];[.P21];[.R21];[.T21];[.V21])" office:value-type="float" office:value="0.99734398110322" calcext:value-type="float">
            <text:p>0.997343981103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338918665111157" calcext:value-type="float">
            <text:p>0.338918665111157</text:p>
          </table:table-cell>
          <table:table-cell office:value-type="float" office:value="0.661081334888843" calcext:value-type="float">
            <text:p>0.661081334888843</text:p>
          </table:table-cell>
          <table:table-cell office:value-type="float" office:value="0.219669824147571" calcext:value-type="float">
            <text:p>0.219669824147571</text:p>
          </table:table-cell>
          <table:table-cell office:value-type="float" office:value="0.780330175852429" calcext:value-type="float">
            <text:p>0.780330175852429</text:p>
          </table:table-cell>
          <table:table-cell office:value-type="float" office:value="0.264252290707399" calcext:value-type="float">
            <text:p>0.264252290707399</text:p>
          </table:table-cell>
          <table:table-cell office:value-type="float" office:value="0.735747709292602" calcext:value-type="float">
            <text:p>0.735747709292602</text:p>
          </table:table-cell>
          <table:table-cell office:value-type="float" office:value="0.251264528897855" calcext:value-type="float">
            <text:p>0.251264528897855</text:p>
          </table:table-cell>
          <table:table-cell office:value-type="float" office:value="0.748735471102145" calcext:value-type="float">
            <text:p>0.748735471102145</text:p>
          </table:table-cell>
          <table:table-cell office:value-type="float" office:value="0.33705531932925" calcext:value-type="float">
            <text:p>0.33705531932925</text:p>
          </table:table-cell>
          <table:table-cell office:value-type="float" office:value="0.66294468067075" calcext:value-type="float">
            <text:p>0.66294468067075</text:p>
          </table:table-cell>
          <table:table-cell office:value-type="float" office:value="0.215852009211721" calcext:value-type="float">
            <text:p>0.215852009211721</text:p>
          </table:table-cell>
          <table:table-cell office:value-type="float" office:value="0.784147990788279" calcext:value-type="float">
            <text:p>0.784147990788279</text:p>
          </table:table-cell>
          <table:table-cell office:value-type="float" office:value="0.122458726611591" calcext:value-type="float">
            <text:p>0.122458726611591</text:p>
          </table:table-cell>
          <table:table-cell office:value-type="float" office:value="0.877541273388409" calcext:value-type="float">
            <text:p>0.877541273388409</text:p>
          </table:table-cell>
          <table:table-cell office:value-type="float" office:value="0.284940255890634" calcext:value-type="float">
            <text:p>0.284940255890634</text:p>
          </table:table-cell>
          <table:table-cell office:value-type="float" office:value="0.715059744109366" calcext:value-type="float">
            <text:p>0.715059744109366</text:p>
          </table:table-cell>
          <table:table-cell office:value-type="float" office:value="0.166106956135189" calcext:value-type="float">
            <text:p>0.166106956135189</text:p>
          </table:table-cell>
          <table:table-cell office:value-type="float" office:value="0.833893043864811" calcext:value-type="float">
            <text:p>0.833893043864811</text:p>
          </table:table-cell>
          <table:table-cell office:value-type="float" office:value="0.234257336819314" calcext:value-type="float">
            <text:p>0.234257336819314</text:p>
          </table:table-cell>
          <table:table-cell office:value-type="float" office:value="0.765742663180686" calcext:value-type="float">
            <text:p>0.765742663180686</text:p>
          </table:table-cell>
          <table:table-cell table:formula="of:=AVERAGE([.C22];[.E22];[.G22];[.I22];[.K22];[.M22];[.O22];[.Q22];[.S22];[.U22])" office:value-type="float" office:value="0.243477591286168" calcext:value-type="float">
            <text:p>0.243477591286168</text:p>
          </table:table-cell>
          <table:table-cell table:formula="of:=AVERAGE([.D22];[.F22];[.H22];[.J22];[.L22];[.N22];[.P22];[.R22];[.T22];[.V22])" office:value-type="float" office:value="0.756522408713832" calcext:value-type="float">
            <text:p>0.7565224087138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.909701554473359" calcext:value-type="float">
            <text:p>0.909701554473359</text:p>
          </table:table-cell>
          <table:table-cell office:value-type="float" office:value="0.0902984455266406" calcext:value-type="float">
            <text:p>0.090298445526641</text:p>
          </table:table-cell>
          <table:table-cell office:value-type="float" office:value="0.919530559725039" calcext:value-type="float">
            <text:p>0.919530559725039</text:p>
          </table:table-cell>
          <table:table-cell office:value-type="float" office:value="0.0804694402749608" calcext:value-type="float">
            <text:p>0.080469440274961</text:p>
          </table:table-cell>
          <table:table-cell office:value-type="float" office:value="0.894707967859359" calcext:value-type="float">
            <text:p>0.894707967859359</text:p>
          </table:table-cell>
          <table:table-cell office:value-type="float" office:value="0.105292032140641" calcext:value-type="float">
            <text:p>0.105292032140641</text:p>
          </table:table-cell>
          <table:table-cell office:value-type="float" office:value="0.877336851591626" calcext:value-type="float">
            <text:p>0.877336851591626</text:p>
          </table:table-cell>
          <table:table-cell office:value-type="float" office:value="0.122663148408374" calcext:value-type="float">
            <text:p>0.122663148408374</text:p>
          </table:table-cell>
          <table:table-cell office:value-type="float" office:value="0.928112262896435" calcext:value-type="float">
            <text:p>0.928112262896435</text:p>
          </table:table-cell>
          <table:table-cell office:value-type="float" office:value="0.0718877371035652" calcext:value-type="float">
            <text:p>0.071887737103565</text:p>
          </table:table-cell>
          <table:table-cell office:value-type="float" office:value="0.922257039563786" calcext:value-type="float">
            <text:p>0.922257039563786</text:p>
          </table:table-cell>
          <table:table-cell office:value-type="float" office:value="0.0777429604362138" calcext:value-type="float">
            <text:p>0.077742960436214</text:p>
          </table:table-cell>
          <table:table-cell office:value-type="float" office:value="0.945483594934843" calcext:value-type="float">
            <text:p>0.945483594934843</text:p>
          </table:table-cell>
          <table:table-cell office:value-type="float" office:value="0.0545164050651569" calcext:value-type="float">
            <text:p>0.054516405065157</text:p>
          </table:table-cell>
          <table:table-cell office:value-type="float" office:value="0.942668582822377" calcext:value-type="float">
            <text:p>0.942668582822377</text:p>
          </table:table-cell>
          <table:table-cell office:value-type="float" office:value="0.0573314171776232" calcext:value-type="float">
            <text:p>0.057331417177623</text:p>
          </table:table-cell>
          <table:table-cell office:value-type="float" office:value="0.931594623199784" calcext:value-type="float">
            <text:p>0.931594623199784</text:p>
          </table:table-cell>
          <table:table-cell office:value-type="float" office:value="0.0684053768002156" calcext:value-type="float">
            <text:p>0.068405376800216</text:p>
          </table:table-cell>
          <table:table-cell office:value-type="float" office:value="0.919614385845786" calcext:value-type="float">
            <text:p>0.919614385845786</text:p>
          </table:table-cell>
          <table:table-cell office:value-type="float" office:value="0.0803856141542143" calcext:value-type="float">
            <text:p>0.080385614154214</text:p>
          </table:table-cell>
          <table:table-cell table:formula="of:=AVERAGE([.C23];[.E23];[.G23];[.I23];[.K23];[.M23];[.O23];[.Q23];[.S23];[.U23])" office:value-type="float" office:value="0.91910074229124" calcext:value-type="float">
            <text:p>0.91910074229124</text:p>
          </table:table-cell>
          <table:table-cell table:formula="of:=AVERAGE([.D23];[.F23];[.H23];[.J23];[.L23];[.N23];[.P23];[.R23];[.T23];[.V23])" office:value-type="float" office:value="0.0808992577087605" calcext:value-type="float">
            <text:p>0.0808992577087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572672150227282" calcext:value-type="float">
            <text:p>0.572672150227282</text:p>
          </table:table-cell>
          <table:table-cell office:value-type="float" office:value="0.427327849772718" calcext:value-type="float">
            <text:p>0.427327849772718</text:p>
          </table:table-cell>
          <table:table-cell office:value-type="float" office:value="0.634175781978458" calcext:value-type="float">
            <text:p>0.634175781978458</text:p>
          </table:table-cell>
          <table:table-cell office:value-type="float" office:value="0.365824218021542" calcext:value-type="float">
            <text:p>0.365824218021542</text:p>
          </table:table-cell>
          <table:table-cell office:value-type="float" office:value="0.530527921988763" calcext:value-type="float">
            <text:p>0.530527921988763</text:p>
          </table:table-cell>
          <table:table-cell office:value-type="float" office:value="0.469472078011237" calcext:value-type="float">
            <text:p>0.469472078011237</text:p>
          </table:table-cell>
          <table:table-cell office:value-type="float" office:value="0.617040576496927" calcext:value-type="float">
            <text:p>0.617040576496927</text:p>
          </table:table-cell>
          <table:table-cell office:value-type="float" office:value="0.382959423503073" calcext:value-type="float">
            <text:p>0.382959423503073</text:p>
          </table:table-cell>
          <table:table-cell office:value-type="float" office:value="0.446854628227371" calcext:value-type="float">
            <text:p>0.446854628227371</text:p>
          </table:table-cell>
          <table:table-cell office:value-type="float" office:value="0.553145371772629" calcext:value-type="float">
            <text:p>0.553145371772629</text:p>
          </table:table-cell>
          <table:table-cell office:value-type="float" office:value="0.427352743000954" calcext:value-type="float">
            <text:p>0.427352743000954</text:p>
          </table:table-cell>
          <table:table-cell office:value-type="float" office:value="0.572647256999046" calcext:value-type="float">
            <text:p>0.572647256999046</text:p>
          </table:table-cell>
          <table:table-cell office:value-type="float" office:value="0.573038149989192" calcext:value-type="float">
            <text:p>0.573038149989192</text:p>
          </table:table-cell>
          <table:table-cell office:value-type="float" office:value="0.426961850010808" calcext:value-type="float">
            <text:p>0.426961850010808</text:p>
          </table:table-cell>
          <table:table-cell office:value-type="float" office:value="0.529456100872152" calcext:value-type="float">
            <text:p>0.529456100872152</text:p>
          </table:table-cell>
          <table:table-cell office:value-type="float" office:value="0.470543899127848" calcext:value-type="float">
            <text:p>0.470543899127848</text:p>
          </table:table-cell>
          <table:table-cell office:value-type="float" office:value="0.540241716586796" calcext:value-type="float">
            <text:p>0.540241716586796</text:p>
          </table:table-cell>
          <table:table-cell office:value-type="float" office:value="0.459758283413204" calcext:value-type="float">
            <text:p>0.459758283413204</text:p>
          </table:table-cell>
          <table:table-cell office:value-type="float" office:value="0.534141294516182" calcext:value-type="float">
            <text:p>0.534141294516182</text:p>
          </table:table-cell>
          <table:table-cell office:value-type="float" office:value="0.465858705483818" calcext:value-type="float">
            <text:p>0.465858705483818</text:p>
          </table:table-cell>
          <table:table-cell table:formula="of:=AVERAGE([.C24];[.E24];[.G24];[.I24];[.K24];[.M24];[.O24];[.Q24];[.S24];[.U24])" office:value-type="float" office:value="0.540550106388408" calcext:value-type="float">
            <text:p>0.540550106388408</text:p>
          </table:table-cell>
          <table:table-cell table:formula="of:=AVERAGE([.D24];[.F24];[.H24];[.J24];[.L24];[.N24];[.P24];[.R24];[.T24];[.V24])" office:value-type="float" office:value="0.459449893611592" calcext:value-type="float">
            <text:p>0.4594498936115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298420256174997" calcext:value-type="float">
            <text:p>0.298420256174997</text:p>
          </table:table-cell>
          <table:table-cell office:value-type="float" office:value="0.701579743825003" calcext:value-type="float">
            <text:p>0.701579743825003</text:p>
          </table:table-cell>
          <table:table-cell office:value-type="float" office:value="0.196641951353975" calcext:value-type="float">
            <text:p>0.196641951353975</text:p>
          </table:table-cell>
          <table:table-cell office:value-type="float" office:value="0.803358048646025" calcext:value-type="float">
            <text:p>0.803358048646025</text:p>
          </table:table-cell>
          <table:table-cell office:value-type="float" office:value="0.156233357417035" calcext:value-type="float">
            <text:p>0.156233357417035</text:p>
          </table:table-cell>
          <table:table-cell office:value-type="float" office:value="0.843766642582965" calcext:value-type="float">
            <text:p>0.843766642582965</text:p>
          </table:table-cell>
          <table:table-cell office:value-type="float" office:value="0.1575843580518" calcext:value-type="float">
            <text:p>0.1575843580518</text:p>
          </table:table-cell>
          <table:table-cell office:value-type="float" office:value="0.8424156419482" calcext:value-type="float">
            <text:p>0.8424156419482</text:p>
          </table:table-cell>
          <table:table-cell office:value-type="float" office:value="0.223234876638207" calcext:value-type="float">
            <text:p>0.223234876638207</text:p>
          </table:table-cell>
          <table:table-cell office:value-type="float" office:value="0.776765123361793" calcext:value-type="float">
            <text:p>0.776765123361793</text:p>
          </table:table-cell>
          <table:table-cell office:value-type="float" office:value="0.0891597412580648" calcext:value-type="float">
            <text:p>0.089159741258065</text:p>
          </table:table-cell>
          <table:table-cell office:value-type="float" office:value="0.910840258741935" calcext:value-type="float">
            <text:p>0.910840258741935</text:p>
          </table:table-cell>
          <table:table-cell office:value-type="float" office:value="0.107156776999214" calcext:value-type="float">
            <text:p>0.107156776999214</text:p>
          </table:table-cell>
          <table:table-cell office:value-type="float" office:value="0.892843223000786" calcext:value-type="float">
            <text:p>0.892843223000786</text:p>
          </table:table-cell>
          <table:table-cell office:value-type="float" office:value="0.121509829813892" calcext:value-type="float">
            <text:p>0.121509829813892</text:p>
          </table:table-cell>
          <table:table-cell office:value-type="float" office:value="0.878490170186108" calcext:value-type="float">
            <text:p>0.878490170186108</text:p>
          </table:table-cell>
          <table:table-cell office:value-type="float" office:value="0.138628994493338" calcext:value-type="float">
            <text:p>0.138628994493338</text:p>
          </table:table-cell>
          <table:table-cell office:value-type="float" office:value="0.861371005506662" calcext:value-type="float">
            <text:p>0.861371005506662</text:p>
          </table:table-cell>
          <table:table-cell office:value-type="float" office:value="0.196331551704009" calcext:value-type="float">
            <text:p>0.196331551704009</text:p>
          </table:table-cell>
          <table:table-cell office:value-type="float" office:value="0.803668448295991" calcext:value-type="float">
            <text:p>0.803668448295991</text:p>
          </table:table-cell>
          <table:table-cell table:formula="of:=AVERAGE([.C25];[.E25];[.G25];[.I25];[.K25];[.M25];[.O25];[.Q25];[.S25];[.U25])" office:value-type="float" office:value="0.168490169390453" calcext:value-type="float">
            <text:p>0.168490169390453</text:p>
          </table:table-cell>
          <table:table-cell table:formula="of:=AVERAGE([.D25];[.F25];[.H25];[.J25];[.L25];[.N25];[.P25];[.R25];[.T25];[.V25])" office:value-type="float" office:value="0.831509830609547" calcext:value-type="float">
            <text:p>0.8315098306095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127550521238533" calcext:value-type="float">
            <text:p>0.127550521238533</text:p>
          </table:table-cell>
          <table:table-cell office:value-type="float" office:value="0.872449478761467" calcext:value-type="float">
            <text:p>0.872449478761467</text:p>
          </table:table-cell>
          <table:table-cell office:value-type="float" office:value="0.139227353556267" calcext:value-type="float">
            <text:p>0.139227353556267</text:p>
          </table:table-cell>
          <table:table-cell office:value-type="float" office:value="0.860772646443733" calcext:value-type="float">
            <text:p>0.860772646443733</text:p>
          </table:table-cell>
          <table:table-cell office:value-type="float" office:value="0.146900529994865" calcext:value-type="float">
            <text:p>0.146900529994865</text:p>
          </table:table-cell>
          <table:table-cell office:value-type="float" office:value="0.853099470005135" calcext:value-type="float">
            <text:p>0.853099470005135</text:p>
          </table:table-cell>
          <table:table-cell office:value-type="float" office:value="0.0896679692272366" calcext:value-type="float">
            <text:p>0.089667969227237</text:p>
          </table:table-cell>
          <table:table-cell office:value-type="float" office:value="0.910332030772763" calcext:value-type="float">
            <text:p>0.910332030772763</text:p>
          </table:table-cell>
          <table:table-cell office:value-type="float" office:value="0.125891814663983" calcext:value-type="float">
            <text:p>0.125891814663983</text:p>
          </table:table-cell>
          <table:table-cell office:value-type="float" office:value="0.874108185336017" calcext:value-type="float">
            <text:p>0.874108185336017</text:p>
          </table:table-cell>
          <table:table-cell office:value-type="float" office:value="0.0995475390120779" calcext:value-type="float">
            <text:p>0.099547539012078</text:p>
          </table:table-cell>
          <table:table-cell office:value-type="float" office:value="0.900452460987922" calcext:value-type="float">
            <text:p>0.900452460987922</text:p>
          </table:table-cell>
          <table:table-cell office:value-type="float" office:value="0.0776065859140424" calcext:value-type="float">
            <text:p>0.077606585914042</text:p>
          </table:table-cell>
          <table:table-cell office:value-type="float" office:value="0.922393414085957" calcext:value-type="float">
            <text:p>0.922393414085957</text:p>
          </table:table-cell>
          <table:table-cell office:value-type="float" office:value="0.0773007630617379" calcext:value-type="float">
            <text:p>0.077300763061738</text:p>
          </table:table-cell>
          <table:table-cell office:value-type="float" office:value="0.922699236938262" calcext:value-type="float">
            <text:p>0.922699236938262</text:p>
          </table:table-cell>
          <table:table-cell office:value-type="float" office:value="0.152114214255607" calcext:value-type="float">
            <text:p>0.152114214255607</text:p>
          </table:table-cell>
          <table:table-cell office:value-type="float" office:value="0.847885785744393" calcext:value-type="float">
            <text:p>0.847885785744393</text:p>
          </table:table-cell>
          <table:table-cell office:value-type="float" office:value="0.0685888773343415" calcext:value-type="float">
            <text:p>0.068588877334342</text:p>
          </table:table-cell>
          <table:table-cell office:value-type="float" office:value="0.931411122665659" calcext:value-type="float">
            <text:p>0.931411122665659</text:p>
          </table:table-cell>
          <table:table-cell table:formula="of:=AVERAGE([.C26];[.E26];[.G26];[.I26];[.K26];[.M26];[.O26];[.Q26];[.S26];[.U26])" office:value-type="float" office:value="0.110439616825869" calcext:value-type="float">
            <text:p>0.110439616825869</text:p>
          </table:table-cell>
          <table:table-cell table:formula="of:=AVERAGE([.D26];[.F26];[.H26];[.J26];[.L26];[.N26];[.P26];[.R26];[.T26];[.V26])" office:value-type="float" office:value="0.889560383174131" calcext:value-type="float">
            <text:p>0.8895603831741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.370900340713925" calcext:value-type="float">
            <text:p>0.370900340713925</text:p>
          </table:table-cell>
          <table:table-cell office:value-type="float" office:value="0.629099659286075" calcext:value-type="float">
            <text:p>0.629099659286075</text:p>
          </table:table-cell>
          <table:table-cell office:value-type="float" office:value="0.306813827747644" calcext:value-type="float">
            <text:p>0.306813827747644</text:p>
          </table:table-cell>
          <table:table-cell office:value-type="float" office:value="0.693186172252356" calcext:value-type="float">
            <text:p>0.693186172252356</text:p>
          </table:table-cell>
          <table:table-cell office:value-type="float" office:value="0.369720888213453" calcext:value-type="float">
            <text:p>0.369720888213453</text:p>
          </table:table-cell>
          <table:table-cell office:value-type="float" office:value="0.630279111786547" calcext:value-type="float">
            <text:p>0.630279111786547</text:p>
          </table:table-cell>
          <table:table-cell office:value-type="float" office:value="0.403642122411112" calcext:value-type="float">
            <text:p>0.403642122411112</text:p>
          </table:table-cell>
          <table:table-cell office:value-type="float" office:value="0.596357877588888" calcext:value-type="float">
            <text:p>0.596357877588888</text:p>
          </table:table-cell>
          <table:table-cell office:value-type="float" office:value="0.225162716913669" calcext:value-type="float">
            <text:p>0.225162716913669</text:p>
          </table:table-cell>
          <table:table-cell office:value-type="float" office:value="0.774837283086331" calcext:value-type="float">
            <text:p>0.774837283086331</text:p>
          </table:table-cell>
          <table:table-cell office:value-type="float" office:value="0.551396904908561" calcext:value-type="float">
            <text:p>0.551396904908561</text:p>
          </table:table-cell>
          <table:table-cell office:value-type="float" office:value="0.448603095091439" calcext:value-type="float">
            <text:p>0.448603095091439</text:p>
          </table:table-cell>
          <table:table-cell office:value-type="float" office:value="0.34170094811091" calcext:value-type="float">
            <text:p>0.34170094811091</text:p>
          </table:table-cell>
          <table:table-cell office:value-type="float" office:value="0.65829905188909" calcext:value-type="float">
            <text:p>0.65829905188909</text:p>
          </table:table-cell>
          <table:table-cell office:value-type="float" office:value="0.325832339295872" calcext:value-type="float">
            <text:p>0.325832339295872</text:p>
          </table:table-cell>
          <table:table-cell office:value-type="float" office:value="0.674167660704128" calcext:value-type="float">
            <text:p>0.674167660704128</text:p>
          </table:table-cell>
          <table:table-cell office:value-type="float" office:value="0.421298010439553" calcext:value-type="float">
            <text:p>0.421298010439553</text:p>
          </table:table-cell>
          <table:table-cell office:value-type="float" office:value="0.578701989560448" calcext:value-type="float">
            <text:p>0.578701989560448</text:p>
          </table:table-cell>
          <table:table-cell office:value-type="float" office:value="0.370644300864691" calcext:value-type="float">
            <text:p>0.370644300864691</text:p>
          </table:table-cell>
          <table:table-cell office:value-type="float" office:value="0.629355699135308" calcext:value-type="float">
            <text:p>0.629355699135308</text:p>
          </table:table-cell>
          <table:table-cell table:formula="of:=AVERAGE([.C27];[.E27];[.G27];[.I27];[.K27];[.M27];[.O27];[.Q27];[.S27];[.U27])" office:value-type="float" office:value="0.368711239961939" calcext:value-type="float">
            <text:p>0.368711239961939</text:p>
          </table:table-cell>
          <table:table-cell table:formula="of:=AVERAGE([.D27];[.F27];[.H27];[.J27];[.L27];[.N27];[.P27];[.R27];[.T27];[.V27])" office:value-type="float" office:value="0.631288760038061" calcext:value-type="float">
            <text:p>0.6312887600380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254114939135982" calcext:value-type="float">
            <text:p>0.254114939135982</text:p>
          </table:table-cell>
          <table:table-cell office:value-type="float" office:value="0.745885060864018" calcext:value-type="float">
            <text:p>0.745885060864018</text:p>
          </table:table-cell>
          <table:table-cell office:value-type="float" office:value="0.156953438240884" calcext:value-type="float">
            <text:p>0.156953438240884</text:p>
          </table:table-cell>
          <table:table-cell office:value-type="float" office:value="0.843046561759116" calcext:value-type="float">
            <text:p>0.843046561759116</text:p>
          </table:table-cell>
          <table:table-cell office:value-type="float" office:value="0.200925389893735" calcext:value-type="float">
            <text:p>0.200925389893735</text:p>
          </table:table-cell>
          <table:table-cell office:value-type="float" office:value="0.799074610106265" calcext:value-type="float">
            <text:p>0.799074610106265</text:p>
          </table:table-cell>
          <table:table-cell office:value-type="float" office:value="0.233525298172743" calcext:value-type="float">
            <text:p>0.233525298172743</text:p>
          </table:table-cell>
          <table:table-cell office:value-type="float" office:value="0.766474701827257" calcext:value-type="float">
            <text:p>0.766474701827257</text:p>
          </table:table-cell>
          <table:table-cell office:value-type="float" office:value="0.226225483635824" calcext:value-type="float">
            <text:p>0.226225483635824</text:p>
          </table:table-cell>
          <table:table-cell office:value-type="float" office:value="0.773774516364176" calcext:value-type="float">
            <text:p>0.773774516364176</text:p>
          </table:table-cell>
          <table:table-cell office:value-type="float" office:value="0.167573106796774" calcext:value-type="float">
            <text:p>0.167573106796774</text:p>
          </table:table-cell>
          <table:table-cell office:value-type="float" office:value="0.832426893203226" calcext:value-type="float">
            <text:p>0.832426893203226</text:p>
          </table:table-cell>
          <table:table-cell office:value-type="float" office:value="0.110853664955973" calcext:value-type="float">
            <text:p>0.110853664955973</text:p>
          </table:table-cell>
          <table:table-cell office:value-type="float" office:value="0.889146335044027" calcext:value-type="float">
            <text:p>0.889146335044027</text:p>
          </table:table-cell>
          <table:table-cell office:value-type="float" office:value="0.123188786892131" calcext:value-type="float">
            <text:p>0.123188786892131</text:p>
          </table:table-cell>
          <table:table-cell office:value-type="float" office:value="0.876811213107869" calcext:value-type="float">
            <text:p>0.876811213107869</text:p>
          </table:table-cell>
          <table:table-cell office:value-type="float" office:value="0.123573954475889" calcext:value-type="float">
            <text:p>0.123573954475889</text:p>
          </table:table-cell>
          <table:table-cell office:value-type="float" office:value="0.876426045524111" calcext:value-type="float">
            <text:p>0.876426045524111</text:p>
          </table:table-cell>
          <table:table-cell office:value-type="float" office:value="0.178793326052946" calcext:value-type="float">
            <text:p>0.178793326052946</text:p>
          </table:table-cell>
          <table:table-cell office:value-type="float" office:value="0.821206673947054" calcext:value-type="float">
            <text:p>0.821206673947054</text:p>
          </table:table-cell>
          <table:table-cell table:formula="of:=AVERAGE([.C28];[.E28];[.G28];[.I28];[.K28];[.M28];[.O28];[.Q28];[.S28];[.U28])" office:value-type="float" office:value="0.177572738825288" calcext:value-type="float">
            <text:p>0.177572738825288</text:p>
          </table:table-cell>
          <table:table-cell table:formula="of:=AVERAGE([.D28];[.F28];[.H28];[.J28];[.L28];[.N28];[.P28];[.R28];[.T28];[.V28])" office:value-type="float" office:value="0.822427261174712" calcext:value-type="float">
            <text:p>0.8224272611747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107105351709059" calcext:value-type="float">
            <text:p>0.107105351709059</text:p>
          </table:table-cell>
          <table:table-cell office:value-type="float" office:value="0.892894648290941" calcext:value-type="float">
            <text:p>0.892894648290941</text:p>
          </table:table-cell>
          <table:table-cell office:value-type="float" office:value="0.0705207305991553" calcext:value-type="float">
            <text:p>0.070520730599155</text:p>
          </table:table-cell>
          <table:table-cell office:value-type="float" office:value="0.929479269400845" calcext:value-type="float">
            <text:p>0.929479269400845</text:p>
          </table:table-cell>
          <table:table-cell office:value-type="float" office:value="0.082216859098273" calcext:value-type="float">
            <text:p>0.082216859098273</text:p>
          </table:table-cell>
          <table:table-cell office:value-type="float" office:value="0.917783140901727" calcext:value-type="float">
            <text:p>0.917783140901727</text:p>
          </table:table-cell>
          <table:table-cell office:value-type="float" office:value="0.0613755716453903" calcext:value-type="float">
            <text:p>0.06137557164539</text:p>
          </table:table-cell>
          <table:table-cell office:value-type="float" office:value="0.93862442835461" calcext:value-type="float">
            <text:p>0.93862442835461</text:p>
          </table:table-cell>
          <table:table-cell office:value-type="float" office:value="0.135391308548977" calcext:value-type="float">
            <text:p>0.135391308548977</text:p>
          </table:table-cell>
          <table:table-cell office:value-type="float" office:value="0.864608691451023" calcext:value-type="float">
            <text:p>0.864608691451023</text:p>
          </table:table-cell>
          <table:table-cell office:value-type="float" office:value="0.0911337033885642" calcext:value-type="float">
            <text:p>0.091133703388564</text:p>
          </table:table-cell>
          <table:table-cell office:value-type="float" office:value="0.908866296611436" calcext:value-type="float">
            <text:p>0.908866296611436</text:p>
          </table:table-cell>
          <table:table-cell office:value-type="float" office:value="0.107573975602533" calcext:value-type="float">
            <text:p>0.107573975602533</text:p>
          </table:table-cell>
          <table:table-cell office:value-type="float" office:value="0.892426024397467" calcext:value-type="float">
            <text:p>0.892426024397467</text:p>
          </table:table-cell>
          <table:table-cell office:value-type="float" office:value="0.0515932216486462" calcext:value-type="float">
            <text:p>0.051593221648646</text:p>
          </table:table-cell>
          <table:table-cell office:value-type="float" office:value="0.948406778351354" calcext:value-type="float">
            <text:p>0.948406778351354</text:p>
          </table:table-cell>
          <table:table-cell office:value-type="float" office:value="0.0422293351729948" calcext:value-type="float">
            <text:p>0.042229335172995</text:p>
          </table:table-cell>
          <table:table-cell office:value-type="float" office:value="0.957770664827005" calcext:value-type="float">
            <text:p>0.957770664827005</text:p>
          </table:table-cell>
          <table:table-cell office:value-type="float" office:value="0.121122991569234" calcext:value-type="float">
            <text:p>0.121122991569234</text:p>
          </table:table-cell>
          <table:table-cell office:value-type="float" office:value="0.878877008430766" calcext:value-type="float">
            <text:p>0.878877008430766</text:p>
          </table:table-cell>
          <table:table-cell table:formula="of:=AVERAGE([.C29];[.E29];[.G29];[.I29];[.K29];[.M29];[.O29];[.Q29];[.S29];[.U29])" office:value-type="float" office:value="0.0870263048982827" calcext:value-type="float">
            <text:p>0.087026304898283</text:p>
          </table:table-cell>
          <table:table-cell table:formula="of:=AVERAGE([.D29];[.F29];[.H29];[.J29];[.L29];[.N29];[.P29];[.R29];[.T29];[.V29])" office:value-type="float" office:value="0.912973695101718" calcext:value-type="float">
            <text:p>0.9129736951017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549934515319584" calcext:value-type="float">
            <text:p>0.549934515319584</text:p>
          </table:table-cell>
          <table:table-cell office:value-type="float" office:value="0.450065484680416" calcext:value-type="float">
            <text:p>0.450065484680416</text:p>
          </table:table-cell>
          <table:table-cell office:value-type="float" office:value="0.483238539369351" calcext:value-type="float">
            <text:p>0.483238539369351</text:p>
          </table:table-cell>
          <table:table-cell office:value-type="float" office:value="0.516761460630649" calcext:value-type="float">
            <text:p>0.516761460630649</text:p>
          </table:table-cell>
          <table:table-cell office:value-type="float" office:value="0.444314588732561" calcext:value-type="float">
            <text:p>0.444314588732561</text:p>
          </table:table-cell>
          <table:table-cell office:value-type="float" office:value="0.555685411267439" calcext:value-type="float">
            <text:p>0.555685411267439</text:p>
          </table:table-cell>
          <table:table-cell office:value-type="float" office:value="0.488015482172413" calcext:value-type="float">
            <text:p>0.488015482172413</text:p>
          </table:table-cell>
          <table:table-cell office:value-type="float" office:value="0.511984517827587" calcext:value-type="float">
            <text:p>0.511984517827587</text:p>
          </table:table-cell>
          <table:table-cell office:value-type="float" office:value="0.417797750082892" calcext:value-type="float">
            <text:p>0.417797750082892</text:p>
          </table:table-cell>
          <table:table-cell office:value-type="float" office:value="0.582202249917108" calcext:value-type="float">
            <text:p>0.582202249917108</text:p>
          </table:table-cell>
          <table:table-cell office:value-type="float" office:value="0.398286040494719" calcext:value-type="float">
            <text:p>0.398286040494719</text:p>
          </table:table-cell>
          <table:table-cell office:value-type="float" office:value="0.601713959505281" calcext:value-type="float">
            <text:p>0.601713959505281</text:p>
          </table:table-cell>
          <table:table-cell office:value-type="float" office:value="0.472934778671021" calcext:value-type="float">
            <text:p>0.472934778671021</text:p>
          </table:table-cell>
          <table:table-cell office:value-type="float" office:value="0.527065221328979" calcext:value-type="float">
            <text:p>0.527065221328979</text:p>
          </table:table-cell>
          <table:table-cell office:value-type="float" office:value="0.581209335815334" calcext:value-type="float">
            <text:p>0.581209335815334</text:p>
          </table:table-cell>
          <table:table-cell office:value-type="float" office:value="0.418790664184666" calcext:value-type="float">
            <text:p>0.418790664184666</text:p>
          </table:table-cell>
          <table:table-cell office:value-type="float" office:value="0.455768652109006" calcext:value-type="float">
            <text:p>0.455768652109006</text:p>
          </table:table-cell>
          <table:table-cell office:value-type="float" office:value="0.544231347890994" calcext:value-type="float">
            <text:p>0.544231347890994</text:p>
          </table:table-cell>
          <table:table-cell office:value-type="float" office:value="0.538884555259625" calcext:value-type="float">
            <text:p>0.538884555259625</text:p>
          </table:table-cell>
          <table:table-cell office:value-type="float" office:value="0.461115444740375" calcext:value-type="float">
            <text:p>0.461115444740375</text:p>
          </table:table-cell>
          <table:table-cell table:formula="of:=AVERAGE([.C30];[.E30];[.G30];[.I30];[.K30];[.M30];[.O30];[.Q30];[.S30];[.U30])" office:value-type="float" office:value="0.483038423802651" calcext:value-type="float">
            <text:p>0.483038423802651</text:p>
          </table:table-cell>
          <table:table-cell table:formula="of:=AVERAGE([.D30];[.F30];[.H30];[.J30];[.L30];[.N30];[.P30];[.R30];[.T30];[.V30])" office:value-type="float" office:value="0.516961576197349" calcext:value-type="float">
            <text:p>0.51696157619734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104406833377882" calcext:value-type="float">
            <text:p>0.104406833377882</text:p>
          </table:table-cell>
          <table:table-cell office:value-type="float" office:value="0.895593166622118" calcext:value-type="float">
            <text:p>0.895593166622118</text:p>
          </table:table-cell>
          <table:table-cell office:value-type="float" office:value="0.115371921562775" calcext:value-type="float">
            <text:p>0.115371921562775</text:p>
          </table:table-cell>
          <table:table-cell office:value-type="float" office:value="0.884628078437225" calcext:value-type="float">
            <text:p>0.884628078437225</text:p>
          </table:table-cell>
          <table:table-cell office:value-type="float" office:value="0.0995610379186343" calcext:value-type="float">
            <text:p>0.099561037918634</text:p>
          </table:table-cell>
          <table:table-cell office:value-type="float" office:value="0.900438962081365" calcext:value-type="float">
            <text:p>0.900438962081365</text:p>
          </table:table-cell>
          <table:table-cell office:value-type="float" office:value="0.0702584695845669" calcext:value-type="float">
            <text:p>0.070258469584567</text:p>
          </table:table-cell>
          <table:table-cell office:value-type="float" office:value="0.929741530415433" calcext:value-type="float">
            <text:p>0.929741530415433</text:p>
          </table:table-cell>
          <table:table-cell office:value-type="float" office:value="0.0400327431496795" calcext:value-type="float">
            <text:p>0.04003274314968</text:p>
          </table:table-cell>
          <table:table-cell office:value-type="float" office:value="0.95996725685032" calcext:value-type="float">
            <text:p>0.95996725685032</text:p>
          </table:table-cell>
          <table:table-cell office:value-type="float" office:value="0.0416868164517323" calcext:value-type="float">
            <text:p>0.041686816451732</text:p>
          </table:table-cell>
          <table:table-cell office:value-type="float" office:value="0.958313183548268" calcext:value-type="float">
            <text:p>0.958313183548268</text:p>
          </table:table-cell>
          <table:table-cell office:value-type="float" office:value="0.049816783634022" calcext:value-type="float">
            <text:p>0.049816783634022</text:p>
          </table:table-cell>
          <table:table-cell office:value-type="float" office:value="0.950183216365978" calcext:value-type="float">
            <text:p>0.950183216365978</text:p>
          </table:table-cell>
          <table:table-cell office:value-type="float" office:value="0.0437685886184793" calcext:value-type="float">
            <text:p>0.043768588618479</text:p>
          </table:table-cell>
          <table:table-cell office:value-type="float" office:value="0.956231411381521" calcext:value-type="float">
            <text:p>0.956231411381521</text:p>
          </table:table-cell>
          <table:table-cell office:value-type="float" office:value="0.092425349613869" calcext:value-type="float">
            <text:p>0.092425349613869</text:p>
          </table:table-cell>
          <table:table-cell office:value-type="float" office:value="0.907574650386131" calcext:value-type="float">
            <text:p>0.907574650386131</text:p>
          </table:table-cell>
          <table:table-cell office:value-type="float" office:value="0.0314963486282394" calcext:value-type="float">
            <text:p>0.031496348628239</text:p>
          </table:table-cell>
          <table:table-cell office:value-type="float" office:value="0.968503651371761" calcext:value-type="float">
            <text:p>0.968503651371761</text:p>
          </table:table-cell>
          <table:table-cell table:formula="of:=AVERAGE([.C31];[.E31];[.G31];[.I31];[.K31];[.M31];[.O31];[.Q31];[.S31];[.U31])" office:value-type="float" office:value="0.068882489253988" calcext:value-type="float">
            <text:p>0.068882489253988</text:p>
          </table:table-cell>
          <table:table-cell table:formula="of:=AVERAGE([.D31];[.F31];[.H31];[.J31];[.L31];[.N31];[.P31];[.R31];[.T31];[.V31])" office:value-type="float" office:value="0.931117510746012" calcext:value-type="float">
            <text:p>0.9311175107460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891133668089418" calcext:value-type="float">
            <text:p>0.891133668089418</text:p>
          </table:table-cell>
          <table:table-cell office:value-type="float" office:value="0.108866331910582" calcext:value-type="float">
            <text:p>0.108866331910582</text:p>
          </table:table-cell>
          <table:table-cell office:value-type="float" office:value="0.940450758259482" calcext:value-type="float">
            <text:p>0.940450758259482</text:p>
          </table:table-cell>
          <table:table-cell office:value-type="float" office:value="0.0595492417405185" calcext:value-type="float">
            <text:p>0.059549241740519</text:p>
          </table:table-cell>
          <table:table-cell office:value-type="float" office:value="0.936739409321454" calcext:value-type="float">
            <text:p>0.936739409321454</text:p>
          </table:table-cell>
          <table:table-cell office:value-type="float" office:value="0.0632605906785458" calcext:value-type="float">
            <text:p>0.063260590678546</text:p>
          </table:table-cell>
          <table:table-cell office:value-type="float" office:value="0.926641611018081" calcext:value-type="float">
            <text:p>0.926641611018081</text:p>
          </table:table-cell>
          <table:table-cell office:value-type="float" office:value="0.0733583889819192" calcext:value-type="float">
            <text:p>0.073358388981919</text:p>
          </table:table-cell>
          <table:table-cell office:value-type="float" office:value="0.900051020777665" calcext:value-type="float">
            <text:p>0.900051020777665</text:p>
          </table:table-cell>
          <table:table-cell office:value-type="float" office:value="0.0999489792223351" calcext:value-type="float">
            <text:p>0.099948979222335</text:p>
          </table:table-cell>
          <table:table-cell office:value-type="float" office:value="0.897372721576756" calcext:value-type="float">
            <text:p>0.897372721576756</text:p>
          </table:table-cell>
          <table:table-cell office:value-type="float" office:value="0.102627278423244" calcext:value-type="float">
            <text:p>0.102627278423244</text:p>
          </table:table-cell>
          <table:table-cell office:value-type="float" office:value="0.932905421828404" calcext:value-type="float">
            <text:p>0.932905421828404</text:p>
          </table:table-cell>
          <table:table-cell office:value-type="float" office:value="0.0670945781715955" calcext:value-type="float">
            <text:p>0.067094578171596</text:p>
          </table:table-cell>
          <table:table-cell office:value-type="float" office:value="0.957168014735852" calcext:value-type="float">
            <text:p>0.957168014735852</text:p>
          </table:table-cell>
          <table:table-cell office:value-type="float" office:value="0.0428319852641474" calcext:value-type="float">
            <text:p>0.042831985264147</text:p>
          </table:table-cell>
          <table:table-cell office:value-type="float" office:value="0.965509520977127" calcext:value-type="float">
            <text:p>0.965509520977127</text:p>
          </table:table-cell>
          <table:table-cell office:value-type="float" office:value="0.034490479022873" calcext:value-type="float">
            <text:p>0.034490479022873</text:p>
          </table:table-cell>
          <table:table-cell office:value-type="float" office:value="0.92619521215695" calcext:value-type="float">
            <text:p>0.92619521215695</text:p>
          </table:table-cell>
          <table:table-cell office:value-type="float" office:value="0.0738047878430497" calcext:value-type="float">
            <text:p>0.07380478784305</text:p>
          </table:table-cell>
          <table:table-cell table:formula="of:=AVERAGE([.C32];[.E32];[.G32];[.I32];[.K32];[.M32];[.O32];[.Q32];[.S32];[.U32])" office:value-type="float" office:value="0.927416735874119" calcext:value-type="float">
            <text:p>0.927416735874119</text:p>
          </table:table-cell>
          <table:table-cell table:formula="of:=AVERAGE([.D32];[.F32];[.H32];[.J32];[.L32];[.N32];[.P32];[.R32];[.T32];[.V32])" office:value-type="float" office:value="0.072583264125881" calcext:value-type="float">
            <text:p>0.07258326412588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770681991477556" calcext:value-type="float">
            <text:p>0.077068199147756</text:p>
          </table:table-cell>
          <table:table-cell office:value-type="float" office:value="0.922931800852244" calcext:value-type="float">
            <text:p>0.922931800852244</text:p>
          </table:table-cell>
          <table:table-cell office:value-type="float" office:value="0.029451660964458" calcext:value-type="float">
            <text:p>0.029451660964458</text:p>
          </table:table-cell>
          <table:table-cell office:value-type="float" office:value="0.970548339035542" calcext:value-type="float">
            <text:p>0.970548339035542</text:p>
          </table:table-cell>
          <table:table-cell office:value-type="float" office:value="0.0333696501018822" calcext:value-type="float">
            <text:p>0.033369650101882</text:p>
          </table:table-cell>
          <table:table-cell office:value-type="float" office:value="0.966630349898118" calcext:value-type="float">
            <text:p>0.966630349898118</text:p>
          </table:table-cell>
          <table:table-cell office:value-type="float" office:value="0.0175107035657001" calcext:value-type="float">
            <text:p>0.0175107035657</text:p>
          </table:table-cell>
          <table:table-cell office:value-type="float" office:value="0.9824892964343" calcext:value-type="float">
            <text:p>0.9824892964343</text:p>
          </table:table-cell>
          <table:table-cell office:value-type="float" office:value="0.030080363988089" calcext:value-type="float">
            <text:p>0.030080363988089</text:p>
          </table:table-cell>
          <table:table-cell office:value-type="float" office:value="0.969919636011911" calcext:value-type="float">
            <text:p>0.969919636011911</text:p>
          </table:table-cell>
          <table:table-cell office:value-type="float" office:value="0.0217604632464478" calcext:value-type="float">
            <text:p>0.021760463246448</text:p>
          </table:table-cell>
          <table:table-cell office:value-type="float" office:value="0.978239536753552" calcext:value-type="float">
            <text:p>0.978239536753552</text:p>
          </table:table-cell>
          <table:table-cell office:value-type="float" office:value="0.0090660709697323" calcext:value-type="float">
            <text:p>0.009066070969732</text:p>
          </table:table-cell>
          <table:table-cell office:value-type="float" office:value="0.990933929030268" calcext:value-type="float">
            <text:p>0.990933929030268</text:p>
          </table:table-cell>
          <table:table-cell office:value-type="float" office:value="0.0127820495515694" calcext:value-type="float">
            <text:p>0.012782049551569</text:p>
          </table:table-cell>
          <table:table-cell office:value-type="float" office:value="0.98721795044843" calcext:value-type="float">
            <text:p>0.98721795044843</text:p>
          </table:table-cell>
          <table:table-cell office:value-type="float" office:value="0.0164866596057923" calcext:value-type="float">
            <text:p>0.016486659605792</text:p>
          </table:table-cell>
          <table:table-cell office:value-type="float" office:value="0.983513340394208" calcext:value-type="float">
            <text:p>0.983513340394208</text:p>
          </table:table-cell>
          <table:table-cell office:value-type="float" office:value="0.0243298580244277" calcext:value-type="float">
            <text:p>0.024329858024428</text:p>
          </table:table-cell>
          <table:table-cell office:value-type="float" office:value="0.975670141975572" calcext:value-type="float">
            <text:p>0.975670141975572</text:p>
          </table:table-cell>
          <table:table-cell table:formula="of:=AVERAGE([.C33];[.E33];[.G33];[.I33];[.K33];[.M33];[.O33];[.Q33];[.S33];[.U33])" office:value-type="float" office:value="0.0271905679165854" calcext:value-type="float">
            <text:p>0.027190567916586</text:p>
          </table:table-cell>
          <table:table-cell table:formula="of:=AVERAGE([.D33];[.F33];[.H33];[.J33];[.L33];[.N33];[.P33];[.R33];[.T33];[.V33])" office:value-type="float" office:value="0.972809432083415" calcext:value-type="float">
            <text:p>0.9728094320834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3724839008469" calcext:value-type="float">
            <text:p>0.3724839008469</text:p>
          </table:table-cell>
          <table:table-cell office:value-type="float" office:value="0.6275160991531" calcext:value-type="float">
            <text:p>0.6275160991531</text:p>
          </table:table-cell>
          <table:table-cell office:value-type="float" office:value="0.305723848119702" calcext:value-type="float">
            <text:p>0.305723848119702</text:p>
          </table:table-cell>
          <table:table-cell office:value-type="float" office:value="0.694276151880298" calcext:value-type="float">
            <text:p>0.694276151880298</text:p>
          </table:table-cell>
          <table:table-cell office:value-type="float" office:value="0.442755908167404" calcext:value-type="float">
            <text:p>0.442755908167404</text:p>
          </table:table-cell>
          <table:table-cell office:value-type="float" office:value="0.557244091832596" calcext:value-type="float">
            <text:p>0.557244091832596</text:p>
          </table:table-cell>
          <table:table-cell office:value-type="float" office:value="0.230931408609473" calcext:value-type="float">
            <text:p>0.230931408609473</text:p>
          </table:table-cell>
          <table:table-cell office:value-type="float" office:value="0.769068591390527" calcext:value-type="float">
            <text:p>0.769068591390527</text:p>
          </table:table-cell>
          <table:table-cell office:value-type="float" office:value="0.212473850856461" calcext:value-type="float">
            <text:p>0.212473850856461</text:p>
          </table:table-cell>
          <table:table-cell office:value-type="float" office:value="0.787526149143539" calcext:value-type="float">
            <text:p>0.787526149143539</text:p>
          </table:table-cell>
          <table:table-cell office:value-type="float" office:value="0.211358463464527" calcext:value-type="float">
            <text:p>0.211358463464527</text:p>
          </table:table-cell>
          <table:table-cell office:value-type="float" office:value="0.788641536535473" calcext:value-type="float">
            <text:p>0.788641536535473</text:p>
          </table:table-cell>
          <table:table-cell office:value-type="float" office:value="0.433391477860995" calcext:value-type="float">
            <text:p>0.433391477860995</text:p>
          </table:table-cell>
          <table:table-cell office:value-type="float" office:value="0.566608522139005" calcext:value-type="float">
            <text:p>0.566608522139005</text:p>
          </table:table-cell>
          <table:table-cell office:value-type="float" office:value="0.23065620166127" calcext:value-type="float">
            <text:p>0.23065620166127</text:p>
          </table:table-cell>
          <table:table-cell office:value-type="float" office:value="0.76934379833873" calcext:value-type="float">
            <text:p>0.76934379833873</text:p>
          </table:table-cell>
          <table:table-cell office:value-type="float" office:value="0.192742926833779" calcext:value-type="float">
            <text:p>0.192742926833779</text:p>
          </table:table-cell>
          <table:table-cell office:value-type="float" office:value="0.807257073166221" calcext:value-type="float">
            <text:p>0.807257073166221</text:p>
          </table:table-cell>
          <table:table-cell office:value-type="float" office:value="0.306725815612443" calcext:value-type="float">
            <text:p>0.306725815612443</text:p>
          </table:table-cell>
          <table:table-cell office:value-type="float" office:value="0.693274184387557" calcext:value-type="float">
            <text:p>0.693274184387557</text:p>
          </table:table-cell>
          <table:table-cell table:formula="of:=AVERAGE([.C34];[.E34];[.G34];[.I34];[.K34];[.M34];[.O34];[.Q34];[.S34];[.U34])" office:value-type="float" office:value="0.293924380203295" calcext:value-type="float">
            <text:p>0.293924380203295</text:p>
          </table:table-cell>
          <table:table-cell table:formula="of:=AVERAGE([.D34];[.F34];[.H34];[.J34];[.L34];[.N34];[.P34];[.R34];[.T34];[.V34])" office:value-type="float" office:value="0.706075619796705" calcext:value-type="float">
            <text:p>0.7060756197967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585348749522031" calcext:value-type="float">
            <text:p>0.058534874952203</text:p>
          </table:table-cell>
          <table:table-cell office:value-type="float" office:value="0.941465125047797" calcext:value-type="float">
            <text:p>0.941465125047797</text:p>
          </table:table-cell>
          <table:table-cell office:value-type="float" office:value="0.0636255684372125" calcext:value-type="float">
            <text:p>0.063625568437213</text:p>
          </table:table-cell>
          <table:table-cell office:value-type="float" office:value="0.936374431562787" calcext:value-type="float">
            <text:p>0.936374431562787</text:p>
          </table:table-cell>
          <table:table-cell office:value-type="float" office:value="0.0809222562298004" calcext:value-type="float">
            <text:p>0.0809222562298</text:p>
          </table:table-cell>
          <table:table-cell office:value-type="float" office:value="0.919077743770199" calcext:value-type="float">
            <text:p>0.919077743770199</text:p>
          </table:table-cell>
          <table:table-cell office:value-type="float" office:value="0.0281097172962992" calcext:value-type="float">
            <text:p>0.028109717296299</text:p>
          </table:table-cell>
          <table:table-cell office:value-type="float" office:value="0.971890282703701" calcext:value-type="float">
            <text:p>0.971890282703701</text:p>
          </table:table-cell>
          <table:table-cell office:value-type="float" office:value="0.0533574585145879" calcext:value-type="float">
            <text:p>0.053357458514588</text:p>
          </table:table-cell>
          <table:table-cell office:value-type="float" office:value="0.946642541485412" calcext:value-type="float">
            <text:p>0.946642541485412</text:p>
          </table:table-cell>
          <table:table-cell office:value-type="float" office:value="0.0485488489003364" calcext:value-type="float">
            <text:p>0.048548848900336</text:p>
          </table:table-cell>
          <table:table-cell office:value-type="float" office:value="0.951451151099664" calcext:value-type="float">
            <text:p>0.951451151099664</text:p>
          </table:table-cell>
          <table:table-cell office:value-type="float" office:value="0.038396362848438" calcext:value-type="float">
            <text:p>0.038396362848438</text:p>
          </table:table-cell>
          <table:table-cell office:value-type="float" office:value="0.961603637151562" calcext:value-type="float">
            <text:p>0.961603637151562</text:p>
          </table:table-cell>
          <table:table-cell office:value-type="float" office:value="0.0532632699641654" calcext:value-type="float">
            <text:p>0.053263269964165</text:p>
          </table:table-cell>
          <table:table-cell office:value-type="float" office:value="0.946736730035835" calcext:value-type="float">
            <text:p>0.946736730035835</text:p>
          </table:table-cell>
          <table:table-cell office:value-type="float" office:value="0.0103200556109634" calcext:value-type="float">
            <text:p>0.010320055610963</text:p>
          </table:table-cell>
          <table:table-cell office:value-type="float" office:value="0.989679944389037" calcext:value-type="float">
            <text:p>0.989679944389037</text:p>
          </table:table-cell>
          <table:table-cell office:value-type="float" office:value="0.043125893528474" calcext:value-type="float">
            <text:p>0.043125893528474</text:p>
          </table:table-cell>
          <table:table-cell office:value-type="float" office:value="0.956874106471526" calcext:value-type="float">
            <text:p>0.956874106471526</text:p>
          </table:table-cell>
          <table:table-cell table:formula="of:=AVERAGE([.C35];[.E35];[.G35];[.I35];[.K35];[.M35];[.O35];[.Q35];[.S35];[.U35])" office:value-type="float" office:value="0.047820430628248" calcext:value-type="float">
            <text:p>0.047820430628248</text:p>
          </table:table-cell>
          <table:table-cell table:formula="of:=AVERAGE([.D35];[.F35];[.H35];[.J35];[.L35];[.N35];[.P35];[.R35];[.T35];[.V35])" office:value-type="float" office:value="0.952179569371752" calcext:value-type="float">
            <text:p>0.9521795693717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141192798300644" calcext:value-type="float">
            <text:p>0.141192798300644</text:p>
          </table:table-cell>
          <table:table-cell office:value-type="float" office:value="0.858807201699355" calcext:value-type="float">
            <text:p>0.858807201699355</text:p>
          </table:table-cell>
          <table:table-cell office:value-type="float" office:value="0.109485852426007" calcext:value-type="float">
            <text:p>0.109485852426007</text:p>
          </table:table-cell>
          <table:table-cell office:value-type="float" office:value="0.890514147573993" calcext:value-type="float">
            <text:p>0.890514147573993</text:p>
          </table:table-cell>
          <table:table-cell office:value-type="float" office:value="0.117168328578514" calcext:value-type="float">
            <text:p>0.117168328578514</text:p>
          </table:table-cell>
          <table:table-cell office:value-type="float" office:value="0.882831671421486" calcext:value-type="float">
            <text:p>0.882831671421486</text:p>
          </table:table-cell>
          <table:table-cell office:value-type="float" office:value="0.10733908300689" calcext:value-type="float">
            <text:p>0.10733908300689</text:p>
          </table:table-cell>
          <table:table-cell office:value-type="float" office:value="0.89266091699311" calcext:value-type="float">
            <text:p>0.89266091699311</text:p>
          </table:table-cell>
          <table:table-cell office:value-type="float" office:value="0.161566655449049" calcext:value-type="float">
            <text:p>0.161566655449049</text:p>
          </table:table-cell>
          <table:table-cell office:value-type="float" office:value="0.838433344550951" calcext:value-type="float">
            <text:p>0.838433344550951</text:p>
          </table:table-cell>
          <table:table-cell office:value-type="float" office:value="0.115584357180587" calcext:value-type="float">
            <text:p>0.115584357180587</text:p>
          </table:table-cell>
          <table:table-cell office:value-type="float" office:value="0.884415642819413" calcext:value-type="float">
            <text:p>0.884415642819413</text:p>
          </table:table-cell>
          <table:table-cell office:value-type="float" office:value="0.107985039892636" calcext:value-type="float">
            <text:p>0.107985039892636</text:p>
          </table:table-cell>
          <table:table-cell office:value-type="float" office:value="0.892014960107364" calcext:value-type="float">
            <text:p>0.892014960107364</text:p>
          </table:table-cell>
          <table:table-cell office:value-type="float" office:value="0.154701048802676" calcext:value-type="float">
            <text:p>0.154701048802676</text:p>
          </table:table-cell>
          <table:table-cell office:value-type="float" office:value="0.845298951197325" calcext:value-type="float">
            <text:p>0.845298951197325</text:p>
          </table:table-cell>
          <table:table-cell office:value-type="float" office:value="0.15603766596091" calcext:value-type="float">
            <text:p>0.15603766596091</text:p>
          </table:table-cell>
          <table:table-cell office:value-type="float" office:value="0.84396233403909" calcext:value-type="float">
            <text:p>0.84396233403909</text:p>
          </table:table-cell>
          <table:table-cell office:value-type="float" office:value="0.11774082117622" calcext:value-type="float">
            <text:p>0.11774082117622</text:p>
          </table:table-cell>
          <table:table-cell office:value-type="float" office:value="0.88225917882378" calcext:value-type="float">
            <text:p>0.88225917882378</text:p>
          </table:table-cell>
          <table:table-cell table:formula="of:=AVERAGE([.C36];[.E36];[.G36];[.I36];[.K36];[.M36];[.O36];[.Q36];[.S36];[.U36])" office:value-type="float" office:value="0.128880165077413" calcext:value-type="float">
            <text:p>0.128880165077413</text:p>
          </table:table-cell>
          <table:table-cell table:formula="of:=AVERAGE([.D36];[.F36];[.H36];[.J36];[.L36];[.N36];[.P36];[.R36];[.T36];[.V36])" office:value-type="float" office:value="0.871119834922587" calcext:value-type="float">
            <text:p>0.8711198349225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33126791436567" calcext:value-type="float">
            <text:p>0.33126791436567</text:p>
          </table:table-cell>
          <table:table-cell office:value-type="float" office:value="0.66873208563433" calcext:value-type="float">
            <text:p>0.66873208563433</text:p>
          </table:table-cell>
          <table:table-cell office:value-type="float" office:value="0.254440473805135" calcext:value-type="float">
            <text:p>0.254440473805135</text:p>
          </table:table-cell>
          <table:table-cell office:value-type="float" office:value="0.745559526194865" calcext:value-type="float">
            <text:p>0.745559526194865</text:p>
          </table:table-cell>
          <table:table-cell office:value-type="float" office:value="0.188071864001962" calcext:value-type="float">
            <text:p>0.188071864001962</text:p>
          </table:table-cell>
          <table:table-cell office:value-type="float" office:value="0.811928135998038" calcext:value-type="float">
            <text:p>0.811928135998038</text:p>
          </table:table-cell>
          <table:table-cell office:value-type="float" office:value="0.247687249129506" calcext:value-type="float">
            <text:p>0.247687249129506</text:p>
          </table:table-cell>
          <table:table-cell office:value-type="float" office:value="0.752312750870494" calcext:value-type="float">
            <text:p>0.752312750870494</text:p>
          </table:table-cell>
          <table:table-cell office:value-type="float" office:value="0.372284397321241" calcext:value-type="float">
            <text:p>0.372284397321241</text:p>
          </table:table-cell>
          <table:table-cell office:value-type="float" office:value="0.627715602678759" calcext:value-type="float">
            <text:p>0.627715602678759</text:p>
          </table:table-cell>
          <table:table-cell office:value-type="float" office:value="0.15778465522274" calcext:value-type="float">
            <text:p>0.15778465522274</text:p>
          </table:table-cell>
          <table:table-cell office:value-type="float" office:value="0.84221534477726" calcext:value-type="float">
            <text:p>0.84221534477726</text:p>
          </table:table-cell>
          <table:table-cell office:value-type="float" office:value="0.18766643765417" calcext:value-type="float">
            <text:p>0.18766643765417</text:p>
          </table:table-cell>
          <table:table-cell office:value-type="float" office:value="0.812333562345829" calcext:value-type="float">
            <text:p>0.812333562345829</text:p>
          </table:table-cell>
          <table:table-cell office:value-type="float" office:value="0.248423358091084" calcext:value-type="float">
            <text:p>0.248423358091084</text:p>
          </table:table-cell>
          <table:table-cell office:value-type="float" office:value="0.751576641908916" calcext:value-type="float">
            <text:p>0.751576641908916</text:p>
          </table:table-cell>
          <table:table-cell office:value-type="float" office:value="0.202425511862389" calcext:value-type="float">
            <text:p>0.202425511862389</text:p>
          </table:table-cell>
          <table:table-cell office:value-type="float" office:value="0.797574488137611" calcext:value-type="float">
            <text:p>0.797574488137611</text:p>
          </table:table-cell>
          <table:table-cell office:value-type="float" office:value="0.194493935738507" calcext:value-type="float">
            <text:p>0.194493935738507</text:p>
          </table:table-cell>
          <table:table-cell office:value-type="float" office:value="0.805506064261493" calcext:value-type="float">
            <text:p>0.805506064261493</text:p>
          </table:table-cell>
          <table:table-cell table:formula="of:=AVERAGE([.C37];[.E37];[.G37];[.I37];[.K37];[.M37];[.O37];[.Q37];[.S37];[.U37])" office:value-type="float" office:value="0.23845457971924" calcext:value-type="float">
            <text:p>0.23845457971924</text:p>
          </table:table-cell>
          <table:table-cell table:formula="of:=AVERAGE([.D37];[.F37];[.H37];[.J37];[.L37];[.N37];[.P37];[.R37];[.T37];[.V37])" office:value-type="float" office:value="0.76154542028076" calcext:value-type="float">
            <text:p>0.761545420280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290591361603262" calcext:value-type="float">
            <text:p>0.290591361603262</text:p>
          </table:table-cell>
          <table:table-cell office:value-type="float" office:value="0.709408638396739" calcext:value-type="float">
            <text:p>0.709408638396739</text:p>
          </table:table-cell>
          <table:table-cell office:value-type="float" office:value="0.34942997165665" calcext:value-type="float">
            <text:p>0.34942997165665</text:p>
          </table:table-cell>
          <table:table-cell office:value-type="float" office:value="0.65057002834335" calcext:value-type="float">
            <text:p>0.65057002834335</text:p>
          </table:table-cell>
          <table:table-cell office:value-type="float" office:value="0.242845974146576" calcext:value-type="float">
            <text:p>0.242845974146576</text:p>
          </table:table-cell>
          <table:table-cell office:value-type="float" office:value="0.757154025853424" calcext:value-type="float">
            <text:p>0.757154025853424</text:p>
          </table:table-cell>
          <table:table-cell office:value-type="float" office:value="0.281093440404886" calcext:value-type="float">
            <text:p>0.281093440404886</text:p>
          </table:table-cell>
          <table:table-cell office:value-type="float" office:value="0.718906559595114" calcext:value-type="float">
            <text:p>0.718906559595114</text:p>
          </table:table-cell>
          <table:table-cell office:value-type="float" office:value="0.300423508203386" calcext:value-type="float">
            <text:p>0.300423508203386</text:p>
          </table:table-cell>
          <table:table-cell office:value-type="float" office:value="0.699576491796613" calcext:value-type="float">
            <text:p>0.699576491796613</text:p>
          </table:table-cell>
          <table:table-cell office:value-type="float" office:value="0.0989186847165929" calcext:value-type="float">
            <text:p>0.098918684716593</text:p>
          </table:table-cell>
          <table:table-cell office:value-type="float" office:value="0.901081315283407" calcext:value-type="float">
            <text:p>0.901081315283407</text:p>
          </table:table-cell>
          <table:table-cell office:value-type="float" office:value="0.253311437340087" calcext:value-type="float">
            <text:p>0.253311437340087</text:p>
          </table:table-cell>
          <table:table-cell office:value-type="float" office:value="0.746688562659913" calcext:value-type="float">
            <text:p>0.746688562659913</text:p>
          </table:table-cell>
          <table:table-cell office:value-type="float" office:value="0.257598302944094" calcext:value-type="float">
            <text:p>0.257598302944094</text:p>
          </table:table-cell>
          <table:table-cell office:value-type="float" office:value="0.742401697055906" calcext:value-type="float">
            <text:p>0.742401697055906</text:p>
          </table:table-cell>
          <table:table-cell office:value-type="float" office:value="0.1691692967868" calcext:value-type="float">
            <text:p>0.1691692967868</text:p>
          </table:table-cell>
          <table:table-cell office:value-type="float" office:value="0.8308307032132" calcext:value-type="float">
            <text:p>0.8308307032132</text:p>
          </table:table-cell>
          <table:table-cell office:value-type="float" office:value="0.204660534692087" calcext:value-type="float">
            <text:p>0.204660534692087</text:p>
          </table:table-cell>
          <table:table-cell office:value-type="float" office:value="0.795339465307912" calcext:value-type="float">
            <text:p>0.795339465307912</text:p>
          </table:table-cell>
          <table:table-cell table:formula="of:=AVERAGE([.C38];[.E38];[.G38];[.I38];[.K38];[.M38];[.O38];[.Q38];[.S38];[.U38])" office:value-type="float" office:value="0.244804251249442" calcext:value-type="float">
            <text:p>0.244804251249442</text:p>
          </table:table-cell>
          <table:table-cell table:formula="of:=AVERAGE([.D38];[.F38];[.H38];[.J38];[.L38];[.N38];[.P38];[.R38];[.T38];[.V38])" office:value-type="float" office:value="0.755195748750558" calcext:value-type="float">
            <text:p>0.7551957487505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528021401240445" calcext:value-type="float">
            <text:p>0.528021401240445</text:p>
          </table:table-cell>
          <table:table-cell office:value-type="float" office:value="0.471978598759555" calcext:value-type="float">
            <text:p>0.471978598759555</text:p>
          </table:table-cell>
          <table:table-cell office:value-type="float" office:value="0.533159586533743" calcext:value-type="float">
            <text:p>0.533159586533743</text:p>
          </table:table-cell>
          <table:table-cell office:value-type="float" office:value="0.466840413466257" calcext:value-type="float">
            <text:p>0.466840413466257</text:p>
          </table:table-cell>
          <table:table-cell office:value-type="float" office:value="0.372104386188146" calcext:value-type="float">
            <text:p>0.372104386188146</text:p>
          </table:table-cell>
          <table:table-cell office:value-type="float" office:value="0.627895613811853" calcext:value-type="float">
            <text:p>0.627895613811853</text:p>
          </table:table-cell>
          <table:table-cell office:value-type="float" office:value="0.452719935506815" calcext:value-type="float">
            <text:p>0.452719935506815</text:p>
          </table:table-cell>
          <table:table-cell office:value-type="float" office:value="0.547280064493185" calcext:value-type="float">
            <text:p>0.547280064493185</text:p>
          </table:table-cell>
          <table:table-cell office:value-type="float" office:value="0.49127498890229" calcext:value-type="float">
            <text:p>0.49127498890229</text:p>
          </table:table-cell>
          <table:table-cell office:value-type="float" office:value="0.50872501109771" calcext:value-type="float">
            <text:p>0.50872501109771</text:p>
          </table:table-cell>
          <table:table-cell office:value-type="float" office:value="0.457918074916157" calcext:value-type="float">
            <text:p>0.457918074916157</text:p>
          </table:table-cell>
          <table:table-cell office:value-type="float" office:value="0.542081925083843" calcext:value-type="float">
            <text:p>0.542081925083843</text:p>
          </table:table-cell>
          <table:table-cell office:value-type="float" office:value="0.301430268678472" calcext:value-type="float">
            <text:p>0.301430268678472</text:p>
          </table:table-cell>
          <table:table-cell office:value-type="float" office:value="0.698569731321528" calcext:value-type="float">
            <text:p>0.698569731321528</text:p>
          </table:table-cell>
          <table:table-cell office:value-type="float" office:value="0.52547383336899" calcext:value-type="float">
            <text:p>0.52547383336899</text:p>
          </table:table-cell>
          <table:table-cell office:value-type="float" office:value="0.47452616663101" calcext:value-type="float">
            <text:p>0.47452616663101</text:p>
          </table:table-cell>
          <table:table-cell office:value-type="float" office:value="0.549255681803912" calcext:value-type="float">
            <text:p>0.549255681803912</text:p>
          </table:table-cell>
          <table:table-cell office:value-type="float" office:value="0.450744318196088" calcext:value-type="float">
            <text:p>0.450744318196088</text:p>
          </table:table-cell>
          <table:table-cell office:value-type="float" office:value="0.499571748622788" calcext:value-type="float">
            <text:p>0.499571748622788</text:p>
          </table:table-cell>
          <table:table-cell office:value-type="float" office:value="0.500428251377212" calcext:value-type="float">
            <text:p>0.500428251377212</text:p>
          </table:table-cell>
          <table:table-cell table:formula="of:=AVERAGE([.C39];[.E39];[.G39];[.I39];[.K39];[.M39];[.O39];[.Q39];[.S39];[.U39])" office:value-type="float" office:value="0.471092990576176" calcext:value-type="float">
            <text:p>0.471092990576176</text:p>
          </table:table-cell>
          <table:table-cell table:formula="of:=AVERAGE([.D39];[.F39];[.H39];[.J39];[.L39];[.N39];[.P39];[.R39];[.T39];[.V39])" office:value-type="float" office:value="0.528907009423824" calcext:value-type="float">
            <text:p>0.5289070094238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.100187167759076" calcext:value-type="float">
            <text:p>0.100187167759076</text:p>
          </table:table-cell>
          <table:table-cell office:value-type="float" office:value="0.899812832240924" calcext:value-type="float">
            <text:p>0.899812832240924</text:p>
          </table:table-cell>
          <table:table-cell office:value-type="float" office:value="0.0333569099237348" calcext:value-type="float">
            <text:p>0.033356909923735</text:p>
          </table:table-cell>
          <table:table-cell office:value-type="float" office:value="0.966643090076265" calcext:value-type="float">
            <text:p>0.966643090076265</text:p>
          </table:table-cell>
          <table:table-cell office:value-type="float" office:value="0.0777264578945508" calcext:value-type="float">
            <text:p>0.077726457894551</text:p>
          </table:table-cell>
          <table:table-cell office:value-type="float" office:value="0.922273542105449" calcext:value-type="float">
            <text:p>0.922273542105449</text:p>
          </table:table-cell>
          <table:table-cell office:value-type="float" office:value="0.0420838831866534" calcext:value-type="float">
            <text:p>0.042083883186653</text:p>
          </table:table-cell>
          <table:table-cell office:value-type="float" office:value="0.957916116813346" calcext:value-type="float">
            <text:p>0.957916116813346</text:p>
          </table:table-cell>
          <table:table-cell office:value-type="float" office:value="0.0735950282369197" calcext:value-type="float">
            <text:p>0.07359502823692</text:p>
          </table:table-cell>
          <table:table-cell office:value-type="float" office:value="0.92640497176308" calcext:value-type="float">
            <text:p>0.92640497176308</text:p>
          </table:table-cell>
          <table:table-cell office:value-type="float" office:value="0.0531360345610817" calcext:value-type="float">
            <text:p>0.053136034561082</text:p>
          </table:table-cell>
          <table:table-cell office:value-type="float" office:value="0.946863965438918" calcext:value-type="float">
            <text:p>0.946863965438918</text:p>
          </table:table-cell>
          <table:table-cell office:value-type="float" office:value="0.0714368235034086" calcext:value-type="float">
            <text:p>0.071436823503409</text:p>
          </table:table-cell>
          <table:table-cell office:value-type="float" office:value="0.928563176496592" calcext:value-type="float">
            <text:p>0.928563176496592</text:p>
          </table:table-cell>
          <table:table-cell office:value-type="float" office:value="0.0352017485926275" calcext:value-type="float">
            <text:p>0.035201748592628</text:p>
          </table:table-cell>
          <table:table-cell office:value-type="float" office:value="0.964798251407372" calcext:value-type="float">
            <text:p>0.964798251407372</text:p>
          </table:table-cell>
          <table:table-cell office:value-type="float" office:value="0.0380815994608732" calcext:value-type="float">
            <text:p>0.038081599460873</text:p>
          </table:table-cell>
          <table:table-cell office:value-type="float" office:value="0.961918400539127" calcext:value-type="float">
            <text:p>0.961918400539127</text:p>
          </table:table-cell>
          <table:table-cell office:value-type="float" office:value="0.0513971792827102" calcext:value-type="float">
            <text:p>0.05139717928271</text:p>
          </table:table-cell>
          <table:table-cell office:value-type="float" office:value="0.94860282071729" calcext:value-type="float">
            <text:p>0.94860282071729</text:p>
          </table:table-cell>
          <table:table-cell table:formula="of:=AVERAGE([.C40];[.E40];[.G40];[.I40];[.K40];[.M40];[.O40];[.Q40];[.S40];[.U40])" office:value-type="float" office:value="0.0576202832401636" calcext:value-type="float">
            <text:p>0.057620283240164</text:p>
          </table:table-cell>
          <table:table-cell table:formula="of:=AVERAGE([.D40];[.F40];[.H40];[.J40];[.L40];[.N40];[.P40];[.R40];[.T40];[.V40])" office:value-type="float" office:value="0.942379716759837" calcext:value-type="float">
            <text:p>0.9423797167598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.285235506182822" calcext:value-type="float">
            <text:p>0.285235506182822</text:p>
          </table:table-cell>
          <table:table-cell office:value-type="float" office:value="0.714764493817178" calcext:value-type="float">
            <text:p>0.714764493817178</text:p>
          </table:table-cell>
          <table:table-cell office:value-type="float" office:value="0.174670465344224" calcext:value-type="float">
            <text:p>0.174670465344224</text:p>
          </table:table-cell>
          <table:table-cell office:value-type="float" office:value="0.825329534655776" calcext:value-type="float">
            <text:p>0.825329534655776</text:p>
          </table:table-cell>
          <table:table-cell office:value-type="float" office:value="0.125869418348171" calcext:value-type="float">
            <text:p>0.125869418348171</text:p>
          </table:table-cell>
          <table:table-cell office:value-type="float" office:value="0.874130581651829" calcext:value-type="float">
            <text:p>0.874130581651829</text:p>
          </table:table-cell>
          <table:table-cell office:value-type="float" office:value="0.148608625394019" calcext:value-type="float">
            <text:p>0.148608625394019</text:p>
          </table:table-cell>
          <table:table-cell office:value-type="float" office:value="0.851391374605981" calcext:value-type="float">
            <text:p>0.851391374605981</text:p>
          </table:table-cell>
          <table:table-cell office:value-type="float" office:value="0.196415296977902" calcext:value-type="float">
            <text:p>0.196415296977902</text:p>
          </table:table-cell>
          <table:table-cell office:value-type="float" office:value="0.803584703022098" calcext:value-type="float">
            <text:p>0.803584703022098</text:p>
          </table:table-cell>
          <table:table-cell office:value-type="float" office:value="0.115064941502951" calcext:value-type="float">
            <text:p>0.115064941502951</text:p>
          </table:table-cell>
          <table:table-cell office:value-type="float" office:value="0.884935058497049" calcext:value-type="float">
            <text:p>0.884935058497049</text:p>
          </table:table-cell>
          <table:table-cell office:value-type="float" office:value="0.215941226214899" calcext:value-type="float">
            <text:p>0.215941226214899</text:p>
          </table:table-cell>
          <table:table-cell office:value-type="float" office:value="0.784058773785101" calcext:value-type="float">
            <text:p>0.784058773785101</text:p>
          </table:table-cell>
          <table:table-cell office:value-type="float" office:value="0.14321733271007" calcext:value-type="float">
            <text:p>0.14321733271007</text:p>
          </table:table-cell>
          <table:table-cell office:value-type="float" office:value="0.85678266728993" calcext:value-type="float">
            <text:p>0.85678266728993</text:p>
          </table:table-cell>
          <table:table-cell office:value-type="float" office:value="0.320422519014554" calcext:value-type="float">
            <text:p>0.320422519014554</text:p>
          </table:table-cell>
          <table:table-cell office:value-type="float" office:value="0.679577480985446" calcext:value-type="float">
            <text:p>0.679577480985446</text:p>
          </table:table-cell>
          <table:table-cell office:value-type="float" office:value="0.366352555093912" calcext:value-type="float">
            <text:p>0.366352555093912</text:p>
          </table:table-cell>
          <table:table-cell office:value-type="float" office:value="0.633647444906088" calcext:value-type="float">
            <text:p>0.633647444906088</text:p>
          </table:table-cell>
          <table:table-cell table:formula="of:=AVERAGE([.C41];[.E41];[.G41];[.I41];[.K41];[.M41];[.O41];[.Q41];[.S41];[.U41])" office:value-type="float" office:value="0.209179788678352" calcext:value-type="float">
            <text:p>0.209179788678352</text:p>
          </table:table-cell>
          <table:table-cell table:formula="of:=AVERAGE([.D41];[.F41];[.H41];[.J41];[.L41];[.N41];[.P41];[.R41];[.T41];[.V41])" office:value-type="float" office:value="0.790820211321648" calcext:value-type="float">
            <text:p>0.7908202113216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.0106983223083027" calcext:value-type="float">
            <text:p>0.010698322308303</text:p>
          </table:table-cell>
          <table:table-cell office:value-type="float" office:value="0.989301677691697" calcext:value-type="float">
            <text:p>0.989301677691697</text:p>
          </table:table-cell>
          <table:table-cell office:value-type="float" office:value="0.00943773977085205" calcext:value-type="float">
            <text:p>0.009437739770852</text:p>
          </table:table-cell>
          <table:table-cell office:value-type="float" office:value="0.990562260229148" calcext:value-type="float">
            <text:p>0.990562260229148</text:p>
          </table:table-cell>
          <table:table-cell office:value-type="float" office:value="0.00667227872217587" calcext:value-type="float">
            <text:p>0.006672278722176</text:p>
          </table:table-cell>
          <table:table-cell office:value-type="float" office:value="0.993327721277824" calcext:value-type="float">
            <text:p>0.993327721277824</text:p>
          </table:table-cell>
          <table:table-cell office:value-type="float" office:value="0.0103841179994954" calcext:value-type="float">
            <text:p>0.010384117999495</text:p>
          </table:table-cell>
          <table:table-cell office:value-type="float" office:value="0.989615882000505" calcext:value-type="float">
            <text:p>0.989615882000505</text:p>
          </table:table-cell>
          <table:table-cell office:value-type="float" office:value="0.00932572433159618" calcext:value-type="float">
            <text:p>0.009325724331596</text:p>
          </table:table-cell>
          <table:table-cell office:value-type="float" office:value="0.990674275668404" calcext:value-type="float">
            <text:p>0.990674275668404</text:p>
          </table:table-cell>
          <table:table-cell office:value-type="float" office:value="0.0034815891762023" calcext:value-type="float">
            <text:p>0.003481589176202</text:p>
          </table:table-cell>
          <table:table-cell office:value-type="float" office:value="0.996518410823798" calcext:value-type="float">
            <text:p>0.996518410823798</text:p>
          </table:table-cell>
          <table:table-cell office:value-type="float" office:value="0.0106377868001433" calcext:value-type="float">
            <text:p>0.010637786800143</text:p>
          </table:table-cell>
          <table:table-cell office:value-type="float" office:value="0.989362213199857" calcext:value-type="float">
            <text:p>0.989362213199857</text:p>
          </table:table-cell>
          <table:table-cell office:value-type="float" office:value="0.00614191680284848" calcext:value-type="float">
            <text:p>0.006141916802848</text:p>
          </table:table-cell>
          <table:table-cell office:value-type="float" office:value="0.993858083197151" calcext:value-type="float">
            <text:p>0.993858083197151</text:p>
          </table:table-cell>
          <table:table-cell office:value-type="float" office:value="0.00185059806220533" calcext:value-type="float">
            <text:p>0.001850598062205</text:p>
          </table:table-cell>
          <table:table-cell office:value-type="float" office:value="0.998149401937795" calcext:value-type="float">
            <text:p>0.998149401937795</text:p>
          </table:table-cell>
          <table:table-cell office:value-type="float" office:value="0.00659496715991973" calcext:value-type="float">
            <text:p>0.00659496715992</text:p>
          </table:table-cell>
          <table:table-cell office:value-type="float" office:value="0.99340503284008" calcext:value-type="float">
            <text:p>0.99340503284008</text:p>
          </table:table-cell>
          <table:table-cell table:formula="of:=AVERAGE([.C42];[.E42];[.G42];[.I42];[.K42];[.M42];[.O42];[.Q42];[.S42];[.U42])" office:value-type="float" office:value="0.00752250411337413" calcext:value-type="float">
            <text:p>0.007522504113374</text:p>
          </table:table-cell>
          <table:table-cell table:formula="of:=AVERAGE([.D42];[.F42];[.H42];[.J42];[.L42];[.N42];[.P42];[.R42];[.T42];[.V42])" office:value-type="float" office:value="0.992477495886626" calcext:value-type="float">
            <text:p>0.9924774958866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0.028820504440277" calcext:value-type="float">
            <text:p>0.028820504440277</text:p>
          </table:table-cell>
          <table:table-cell office:value-type="float" office:value="0.971179495559723" calcext:value-type="float">
            <text:p>0.971179495559723</text:p>
          </table:table-cell>
          <table:table-cell office:value-type="float" office:value="0.0220559019320556" calcext:value-type="float">
            <text:p>0.022055901932056</text:p>
          </table:table-cell>
          <table:table-cell office:value-type="float" office:value="0.977944098067944" calcext:value-type="float">
            <text:p>0.977944098067944</text:p>
          </table:table-cell>
          <table:table-cell office:value-type="float" office:value="0.0251549146276768" calcext:value-type="float">
            <text:p>0.025154914627677</text:p>
          </table:table-cell>
          <table:table-cell office:value-type="float" office:value="0.974845085372323" calcext:value-type="float">
            <text:p>0.974845085372323</text:p>
          </table:table-cell>
          <table:table-cell office:value-type="float" office:value="0.0291918753335037" calcext:value-type="float">
            <text:p>0.029191875333504</text:p>
          </table:table-cell>
          <table:table-cell office:value-type="float" office:value="0.970808124666496" calcext:value-type="float">
            <text:p>0.970808124666496</text:p>
          </table:table-cell>
          <table:table-cell office:value-type="float" office:value="0.0117445840225809" calcext:value-type="float">
            <text:p>0.011744584022581</text:p>
          </table:table-cell>
          <table:table-cell office:value-type="float" office:value="0.988255415977419" calcext:value-type="float">
            <text:p>0.988255415977419</text:p>
          </table:table-cell>
          <table:table-cell office:value-type="float" office:value="0.0203988808592115" calcext:value-type="float">
            <text:p>0.020398880859212</text:p>
          </table:table-cell>
          <table:table-cell office:value-type="float" office:value="0.979601119140788" calcext:value-type="float">
            <text:p>0.979601119140788</text:p>
          </table:table-cell>
          <table:table-cell office:value-type="float" office:value="0.021075867930014" calcext:value-type="float">
            <text:p>0.021075867930014</text:p>
          </table:table-cell>
          <table:table-cell office:value-type="float" office:value="0.978924132069986" calcext:value-type="float">
            <text:p>0.978924132069986</text:p>
          </table:table-cell>
          <table:table-cell office:value-type="float" office:value="0.0173306207472568" calcext:value-type="float">
            <text:p>0.017330620747257</text:p>
          </table:table-cell>
          <table:table-cell office:value-type="float" office:value="0.982669379252743" calcext:value-type="float">
            <text:p>0.982669379252743</text:p>
          </table:table-cell>
          <table:table-cell office:value-type="float" office:value="0.0237547985914329" calcext:value-type="float">
            <text:p>0.023754798591433</text:p>
          </table:table-cell>
          <table:table-cell office:value-type="float" office:value="0.976245201408567" calcext:value-type="float">
            <text:p>0.976245201408567</text:p>
          </table:table-cell>
          <table:table-cell office:value-type="float" office:value="0.0143272402095356" calcext:value-type="float">
            <text:p>0.014327240209536</text:p>
          </table:table-cell>
          <table:table-cell office:value-type="float" office:value="0.985672759790464" calcext:value-type="float">
            <text:p>0.985672759790464</text:p>
          </table:table-cell>
          <table:table-cell table:formula="of:=AVERAGE([.C43];[.E43];[.G43];[.I43];[.K43];[.M43];[.O43];[.Q43];[.S43];[.U43])" office:value-type="float" office:value="0.0213855188693545" calcext:value-type="float">
            <text:p>0.021385518869355</text:p>
          </table:table-cell>
          <table:table-cell table:formula="of:=AVERAGE([.D43];[.F43];[.H43];[.J43];[.L43];[.N43];[.P43];[.R43];[.T43];[.V43])" office:value-type="float" office:value="0.978614481130645" calcext:value-type="float">
            <text:p>0.97861448113064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.00683845126443191" calcext:value-type="float">
            <text:p>0.006838451264432</text:p>
          </table:table-cell>
          <table:table-cell office:value-type="float" office:value="0.993161548735568" calcext:value-type="float">
            <text:p>0.993161548735568</text:p>
          </table:table-cell>
          <table:table-cell office:value-type="float" office:value="0.00365956493078823" calcext:value-type="float">
            <text:p>0.003659564930788</text:p>
          </table:table-cell>
          <table:table-cell office:value-type="float" office:value="0.996340435069212" calcext:value-type="float">
            <text:p>0.996340435069212</text:p>
          </table:table-cell>
          <table:table-cell office:value-type="float" office:value="0.00688582738018584" calcext:value-type="float">
            <text:p>0.006885827380186</text:p>
          </table:table-cell>
          <table:table-cell office:value-type="float" office:value="0.993114172619814" calcext:value-type="float">
            <text:p>0.993114172619814</text:p>
          </table:table-cell>
          <table:table-cell office:value-type="float" office:value="0.00980284616966861" calcext:value-type="float">
            <text:p>0.009802846169669</text:p>
          </table:table-cell>
          <table:table-cell office:value-type="float" office:value="0.990197153830331" calcext:value-type="float">
            <text:p>0.990197153830331</text:p>
          </table:table-cell>
          <table:table-cell office:value-type="float" office:value="0.00320011371224567" calcext:value-type="float">
            <text:p>0.003200113712246</text:p>
          </table:table-cell>
          <table:table-cell office:value-type="float" office:value="0.996799886287754" calcext:value-type="float">
            <text:p>0.996799886287754</text:p>
          </table:table-cell>
          <table:table-cell office:value-type="float" office:value="0.00662817465359615" calcext:value-type="float">
            <text:p>0.006628174653596</text:p>
          </table:table-cell>
          <table:table-cell office:value-type="float" office:value="0.993371825346404" calcext:value-type="float">
            <text:p>0.993371825346404</text:p>
          </table:table-cell>
          <table:table-cell office:value-type="float" office:value="0.00610468213905964" calcext:value-type="float">
            <text:p>0.00610468213906</text:p>
          </table:table-cell>
          <table:table-cell office:value-type="float" office:value="0.99389531786094" calcext:value-type="float">
            <text:p>0.99389531786094</text:p>
          </table:table-cell>
          <table:table-cell office:value-type="float" office:value="0.00323976995414436" calcext:value-type="float">
            <text:p>0.003239769954144</text:p>
          </table:table-cell>
          <table:table-cell office:value-type="float" office:value="0.996760230045856" calcext:value-type="float">
            <text:p>0.996760230045856</text:p>
          </table:table-cell>
          <table:table-cell office:value-type="float" office:value="0.00122097531392229" calcext:value-type="float">
            <text:p>0.001220975313922</text:p>
          </table:table-cell>
          <table:table-cell office:value-type="float" office:value="0.998779024686078" calcext:value-type="float">
            <text:p>0.998779024686078</text:p>
          </table:table-cell>
          <table:table-cell office:value-type="float" office:value="0.00865766694517112" calcext:value-type="float">
            <text:p>0.008657666945171</text:p>
          </table:table-cell>
          <table:table-cell office:value-type="float" office:value="0.991342333054829" calcext:value-type="float">
            <text:p>0.991342333054829</text:p>
          </table:table-cell>
          <table:table-cell table:formula="of:=AVERAGE([.C44];[.E44];[.G44];[.I44];[.K44];[.M44];[.O44];[.Q44];[.S44];[.U44])" office:value-type="float" office:value="0.00562380724632138" calcext:value-type="float">
            <text:p>0.005623807246321</text:p>
          </table:table-cell>
          <table:table-cell table:formula="of:=AVERAGE([.D44];[.F44];[.H44];[.J44];[.L44];[.N44];[.P44];[.R44];[.T44];[.V44])" office:value-type="float" office:value="0.994376192753678" calcext:value-type="float">
            <text:p>0.9943761927536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.0621790034516491" calcext:value-type="float">
            <text:p>0.062179003451649</text:p>
          </table:table-cell>
          <table:table-cell office:value-type="float" office:value="0.937820996548351" calcext:value-type="float">
            <text:p>0.937820996548351</text:p>
          </table:table-cell>
          <table:table-cell office:value-type="float" office:value="0.062546545992762" calcext:value-type="float">
            <text:p>0.062546545992762</text:p>
          </table:table-cell>
          <table:table-cell office:value-type="float" office:value="0.937453454007238" calcext:value-type="float">
            <text:p>0.937453454007238</text:p>
          </table:table-cell>
          <table:table-cell office:value-type="float" office:value="0.0663410536386967" calcext:value-type="float">
            <text:p>0.066341053638697</text:p>
          </table:table-cell>
          <table:table-cell office:value-type="float" office:value="0.933658946361303" calcext:value-type="float">
            <text:p>0.933658946361303</text:p>
          </table:table-cell>
          <table:table-cell office:value-type="float" office:value="0.0996134607783457" calcext:value-type="float">
            <text:p>0.099613460778346</text:p>
          </table:table-cell>
          <table:table-cell office:value-type="float" office:value="0.900386539221654" calcext:value-type="float">
            <text:p>0.900386539221654</text:p>
          </table:table-cell>
          <table:table-cell office:value-type="float" office:value="0.068868589426398" calcext:value-type="float">
            <text:p>0.068868589426398</text:p>
          </table:table-cell>
          <table:table-cell office:value-type="float" office:value="0.931131410573602" calcext:value-type="float">
            <text:p>0.931131410573602</text:p>
          </table:table-cell>
          <table:table-cell office:value-type="float" office:value="0.077714936053598" calcext:value-type="float">
            <text:p>0.077714936053598</text:p>
          </table:table-cell>
          <table:table-cell office:value-type="float" office:value="0.922285063946402" calcext:value-type="float">
            <text:p>0.922285063946402</text:p>
          </table:table-cell>
          <table:table-cell office:value-type="float" office:value="0.110041017170993" calcext:value-type="float">
            <text:p>0.110041017170993</text:p>
          </table:table-cell>
          <table:table-cell office:value-type="float" office:value="0.889958982829007" calcext:value-type="float">
            <text:p>0.889958982829007</text:p>
          </table:table-cell>
          <table:table-cell office:value-type="float" office:value="0.0784466517919121" calcext:value-type="float">
            <text:p>0.078446651791912</text:p>
          </table:table-cell>
          <table:table-cell office:value-type="float" office:value="0.921553348208088" calcext:value-type="float">
            <text:p>0.921553348208088</text:p>
          </table:table-cell>
          <table:table-cell office:value-type="float" office:value="0.0299209181544968" calcext:value-type="float">
            <text:p>0.029920918154497</text:p>
          </table:table-cell>
          <table:table-cell office:value-type="float" office:value="0.970079081845503" calcext:value-type="float">
            <text:p>0.970079081845503</text:p>
          </table:table-cell>
          <table:table-cell office:value-type="float" office:value="0.12191902048367" calcext:value-type="float">
            <text:p>0.12191902048367</text:p>
          </table:table-cell>
          <table:table-cell office:value-type="float" office:value="0.87808097951633" calcext:value-type="float">
            <text:p>0.87808097951633</text:p>
          </table:table-cell>
          <table:table-cell table:formula="of:=AVERAGE([.C45];[.E45];[.G45];[.I45];[.K45];[.M45];[.O45];[.Q45];[.S45];[.U45])" office:value-type="float" office:value="0.0777591196942521" calcext:value-type="float">
            <text:p>0.077759119694252</text:p>
          </table:table-cell>
          <table:table-cell table:formula="of:=AVERAGE([.D45];[.F45];[.H45];[.J45];[.L45];[.N45];[.P45];[.R45];[.T45];[.V45])" office:value-type="float" office:value="0.922240880305748" calcext:value-type="float">
            <text:p>0.9222408803057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.238896528664053" calcext:value-type="float">
            <text:p>0.238896528664053</text:p>
          </table:table-cell>
          <table:table-cell office:value-type="float" office:value="0.761103471335947" calcext:value-type="float">
            <text:p>0.761103471335947</text:p>
          </table:table-cell>
          <table:table-cell office:value-type="float" office:value="0.175511074989081" calcext:value-type="float">
            <text:p>0.175511074989081</text:p>
          </table:table-cell>
          <table:table-cell office:value-type="float" office:value="0.824488925010919" calcext:value-type="float">
            <text:p>0.824488925010919</text:p>
          </table:table-cell>
          <table:table-cell office:value-type="float" office:value="0.192504720693262" calcext:value-type="float">
            <text:p>0.192504720693262</text:p>
          </table:table-cell>
          <table:table-cell office:value-type="float" office:value="0.807495279306738" calcext:value-type="float">
            <text:p>0.807495279306738</text:p>
          </table:table-cell>
          <table:table-cell office:value-type="float" office:value="0.242958085805062" calcext:value-type="float">
            <text:p>0.242958085805062</text:p>
          </table:table-cell>
          <table:table-cell office:value-type="float" office:value="0.757041914194937" calcext:value-type="float">
            <text:p>0.757041914194937</text:p>
          </table:table-cell>
          <table:table-cell office:value-type="float" office:value="0.167728364219418" calcext:value-type="float">
            <text:p>0.167728364219418</text:p>
          </table:table-cell>
          <table:table-cell office:value-type="float" office:value="0.832271635780582" calcext:value-type="float">
            <text:p>0.832271635780582</text:p>
          </table:table-cell>
          <table:table-cell office:value-type="float" office:value="0.1938094769666" calcext:value-type="float">
            <text:p>0.1938094769666</text:p>
          </table:table-cell>
          <table:table-cell office:value-type="float" office:value="0.8061905230334" calcext:value-type="float">
            <text:p>0.8061905230334</text:p>
          </table:table-cell>
          <table:table-cell office:value-type="float" office:value="0.170511293875188" calcext:value-type="float">
            <text:p>0.170511293875188</text:p>
          </table:table-cell>
          <table:table-cell office:value-type="float" office:value="0.829488706124812" calcext:value-type="float">
            <text:p>0.829488706124812</text:p>
          </table:table-cell>
          <table:table-cell office:value-type="float" office:value="0.436329355756542" calcext:value-type="float">
            <text:p>0.436329355756542</text:p>
          </table:table-cell>
          <table:table-cell office:value-type="float" office:value="0.563670644243458" calcext:value-type="float">
            <text:p>0.563670644243458</text:p>
          </table:table-cell>
          <table:table-cell office:value-type="float" office:value="0.135044286936502" calcext:value-type="float">
            <text:p>0.135044286936502</text:p>
          </table:table-cell>
          <table:table-cell office:value-type="float" office:value="0.864955713063498" calcext:value-type="float">
            <text:p>0.864955713063498</text:p>
          </table:table-cell>
          <table:table-cell office:value-type="float" office:value="0.191183326753647" calcext:value-type="float">
            <text:p>0.191183326753647</text:p>
          </table:table-cell>
          <table:table-cell office:value-type="float" office:value="0.808816673246353" calcext:value-type="float">
            <text:p>0.808816673246353</text:p>
          </table:table-cell>
          <table:table-cell table:formula="of:=AVERAGE([.C46];[.E46];[.G46];[.I46];[.K46];[.M46];[.O46];[.Q46];[.S46];[.U46])" office:value-type="float" office:value="0.214447651465935" calcext:value-type="float">
            <text:p>0.214447651465935</text:p>
          </table:table-cell>
          <table:table-cell table:formula="of:=AVERAGE([.D46];[.F46];[.H46];[.J46];[.L46];[.N46];[.P46];[.R46];[.T46];[.V46])" office:value-type="float" office:value="0.785552348534064" calcext:value-type="float">
            <text:p>0.78555234853406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.0226724243572165" calcext:value-type="float">
            <text:p>0.022672424357217</text:p>
          </table:table-cell>
          <table:table-cell office:value-type="float" office:value="0.977327575642784" calcext:value-type="float">
            <text:p>0.977327575642784</text:p>
          </table:table-cell>
          <table:table-cell office:value-type="float" office:value="0.0226483362330651" calcext:value-type="float">
            <text:p>0.022648336233065</text:p>
          </table:table-cell>
          <table:table-cell office:value-type="float" office:value="0.977351663766935" calcext:value-type="float">
            <text:p>0.977351663766935</text:p>
          </table:table-cell>
          <table:table-cell office:value-type="float" office:value="0.0262151726554869" calcext:value-type="float">
            <text:p>0.026215172655487</text:p>
          </table:table-cell>
          <table:table-cell office:value-type="float" office:value="0.973784827344513" calcext:value-type="float">
            <text:p>0.973784827344513</text:p>
          </table:table-cell>
          <table:table-cell office:value-type="float" office:value="0.00999972973820192" calcext:value-type="float">
            <text:p>0.009999729738202</text:p>
          </table:table-cell>
          <table:table-cell office:value-type="float" office:value="0.990000270261798" calcext:value-type="float">
            <text:p>0.990000270261798</text:p>
          </table:table-cell>
          <table:table-cell office:value-type="float" office:value="0.023431338062369" calcext:value-type="float">
            <text:p>0.023431338062369</text:p>
          </table:table-cell>
          <table:table-cell office:value-type="float" office:value="0.976568661937631" calcext:value-type="float">
            <text:p>0.976568661937631</text:p>
          </table:table-cell>
          <table:table-cell office:value-type="float" office:value="0.0201148355690827" calcext:value-type="float">
            <text:p>0.020114835569083</text:p>
          </table:table-cell>
          <table:table-cell office:value-type="float" office:value="0.979885164430917" calcext:value-type="float">
            <text:p>0.979885164430917</text:p>
          </table:table-cell>
          <table:table-cell office:value-type="float" office:value="0.0108283392031835" calcext:value-type="float">
            <text:p>0.010828339203184</text:p>
          </table:table-cell>
          <table:table-cell office:value-type="float" office:value="0.989171660796816" calcext:value-type="float">
            <text:p>0.989171660796816</text:p>
          </table:table-cell>
          <table:table-cell office:value-type="float" office:value="0.0175009780711817" calcext:value-type="float">
            <text:p>0.017500978071182</text:p>
          </table:table-cell>
          <table:table-cell office:value-type="float" office:value="0.982499021928818" calcext:value-type="float">
            <text:p>0.982499021928818</text:p>
          </table:table-cell>
          <table:table-cell office:value-type="float" office:value="0.0100538206372386" calcext:value-type="float">
            <text:p>0.010053820637239</text:p>
          </table:table-cell>
          <table:table-cell office:value-type="float" office:value="0.989946179362761" calcext:value-type="float">
            <text:p>0.989946179362761</text:p>
          </table:table-cell>
          <table:table-cell office:value-type="float" office:value="0.00969504584197874" calcext:value-type="float">
            <text:p>0.009695045841979</text:p>
          </table:table-cell>
          <table:table-cell office:value-type="float" office:value="0.990304954158021" calcext:value-type="float">
            <text:p>0.990304954158021</text:p>
          </table:table-cell>
          <table:table-cell table:formula="of:=AVERAGE([.C47];[.E47];[.G47];[.I47];[.K47];[.M47];[.O47];[.Q47];[.S47];[.U47])" office:value-type="float" office:value="0.0173160020369005" calcext:value-type="float">
            <text:p>0.017316002036901</text:p>
          </table:table-cell>
          <table:table-cell table:formula="of:=AVERAGE([.D47];[.F47];[.H47];[.J47];[.L47];[.N47];[.P47];[.R47];[.T47];[.V47])" office:value-type="float" office:value="0.9826839979631" calcext:value-type="float">
            <text:p>0.98268399796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0531003675281779" calcext:value-type="float">
            <text:p>0.053100367528178</text:p>
          </table:table-cell>
          <table:table-cell office:value-type="float" office:value="0.946899632471822" calcext:value-type="float">
            <text:p>0.946899632471822</text:p>
          </table:table-cell>
          <table:table-cell office:value-type="float" office:value="0.0273211376769193" calcext:value-type="float">
            <text:p>0.027321137676919</text:p>
          </table:table-cell>
          <table:table-cell office:value-type="float" office:value="0.972678862323081" calcext:value-type="float">
            <text:p>0.972678862323081</text:p>
          </table:table-cell>
          <table:table-cell office:value-type="float" office:value="0.0261913630030733" calcext:value-type="float">
            <text:p>0.026191363003073</text:p>
          </table:table-cell>
          <table:table-cell office:value-type="float" office:value="0.973808636996927" calcext:value-type="float">
            <text:p>0.973808636996927</text:p>
          </table:table-cell>
          <table:table-cell office:value-type="float" office:value="0.024257317784515" calcext:value-type="float">
            <text:p>0.024257317784515</text:p>
          </table:table-cell>
          <table:table-cell office:value-type="float" office:value="0.975742682215485" calcext:value-type="float">
            <text:p>0.975742682215485</text:p>
          </table:table-cell>
          <table:table-cell office:value-type="float" office:value="0.0267455070812647" calcext:value-type="float">
            <text:p>0.026745507081265</text:p>
          </table:table-cell>
          <table:table-cell office:value-type="float" office:value="0.973254492918735" calcext:value-type="float">
            <text:p>0.973254492918735</text:p>
          </table:table-cell>
          <table:table-cell office:value-type="float" office:value="0.0338184635171365" calcext:value-type="float">
            <text:p>0.033818463517137</text:p>
          </table:table-cell>
          <table:table-cell office:value-type="float" office:value="0.966181536482864" calcext:value-type="float">
            <text:p>0.966181536482864</text:p>
          </table:table-cell>
          <table:table-cell office:value-type="float" office:value="0.0286999993798375" calcext:value-type="float">
            <text:p>0.028699999379838</text:p>
          </table:table-cell>
          <table:table-cell office:value-type="float" office:value="0.971300000620162" calcext:value-type="float">
            <text:p>0.971300000620162</text:p>
          </table:table-cell>
          <table:table-cell office:value-type="float" office:value="0.0593945040382805" calcext:value-type="float">
            <text:p>0.059394504038281</text:p>
          </table:table-cell>
          <table:table-cell office:value-type="float" office:value="0.940605495961719" calcext:value-type="float">
            <text:p>0.940605495961719</text:p>
          </table:table-cell>
          <table:table-cell office:value-type="float" office:value="0.0157565995618384" calcext:value-type="float">
            <text:p>0.015756599561838</text:p>
          </table:table-cell>
          <table:table-cell office:value-type="float" office:value="0.984243400438162" calcext:value-type="float">
            <text:p>0.984243400438162</text:p>
          </table:table-cell>
          <table:table-cell office:value-type="float" office:value="0.04880610198276" calcext:value-type="float">
            <text:p>0.04880610198276</text:p>
          </table:table-cell>
          <table:table-cell office:value-type="float" office:value="0.95119389801724" calcext:value-type="float">
            <text:p>0.95119389801724</text:p>
          </table:table-cell>
          <table:table-cell table:formula="of:=AVERAGE([.C48];[.E48];[.G48];[.I48];[.K48];[.M48];[.O48];[.Q48];[.S48];[.U48])" office:value-type="float" office:value="0.0344091361553803" calcext:value-type="float">
            <text:p>0.03440913615538</text:p>
          </table:table-cell>
          <table:table-cell table:formula="of:=AVERAGE([.D48];[.F48];[.H48];[.J48];[.L48];[.N48];[.P48];[.R48];[.T48];[.V48])" office:value-type="float" office:value="0.96559086384462" calcext:value-type="float">
            <text:p>0.965590863844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416791889988845" calcext:value-type="float">
            <text:p>0.416791889988845</text:p>
          </table:table-cell>
          <table:table-cell office:value-type="float" office:value="0.583208110011155" calcext:value-type="float">
            <text:p>0.583208110011155</text:p>
          </table:table-cell>
          <table:table-cell office:value-type="float" office:value="0.310751118956087" calcext:value-type="float">
            <text:p>0.310751118956087</text:p>
          </table:table-cell>
          <table:table-cell office:value-type="float" office:value="0.689248881043913" calcext:value-type="float">
            <text:p>0.689248881043913</text:p>
          </table:table-cell>
          <table:table-cell office:value-type="float" office:value="0.279467458454452" calcext:value-type="float">
            <text:p>0.279467458454452</text:p>
          </table:table-cell>
          <table:table-cell office:value-type="float" office:value="0.720532541545548" calcext:value-type="float">
            <text:p>0.720532541545548</text:p>
          </table:table-cell>
          <table:table-cell office:value-type="float" office:value="0.302040242144717" calcext:value-type="float">
            <text:p>0.302040242144717</text:p>
          </table:table-cell>
          <table:table-cell office:value-type="float" office:value="0.697959757855283" calcext:value-type="float">
            <text:p>0.697959757855283</text:p>
          </table:table-cell>
          <table:table-cell office:value-type="float" office:value="0.247462552804417" calcext:value-type="float">
            <text:p>0.247462552804417</text:p>
          </table:table-cell>
          <table:table-cell office:value-type="float" office:value="0.752537447195583" calcext:value-type="float">
            <text:p>0.752537447195583</text:p>
          </table:table-cell>
          <table:table-cell office:value-type="float" office:value="0.178419735453594" calcext:value-type="float">
            <text:p>0.178419735453594</text:p>
          </table:table-cell>
          <table:table-cell office:value-type="float" office:value="0.821580264546406" calcext:value-type="float">
            <text:p>0.821580264546406</text:p>
          </table:table-cell>
          <table:table-cell office:value-type="float" office:value="0.169273617677868" calcext:value-type="float">
            <text:p>0.169273617677868</text:p>
          </table:table-cell>
          <table:table-cell office:value-type="float" office:value="0.830726382322132" calcext:value-type="float">
            <text:p>0.830726382322132</text:p>
          </table:table-cell>
          <table:table-cell office:value-type="float" office:value="0.216826831636183" calcext:value-type="float">
            <text:p>0.216826831636183</text:p>
          </table:table-cell>
          <table:table-cell office:value-type="float" office:value="0.783173168363817" calcext:value-type="float">
            <text:p>0.783173168363817</text:p>
          </table:table-cell>
          <table:table-cell office:value-type="float" office:value="0.341027697925742" calcext:value-type="float">
            <text:p>0.341027697925742</text:p>
          </table:table-cell>
          <table:table-cell office:value-type="float" office:value="0.658972302074258" calcext:value-type="float">
            <text:p>0.658972302074258</text:p>
          </table:table-cell>
          <table:table-cell office:value-type="float" office:value="0.303301415786818" calcext:value-type="float">
            <text:p>0.303301415786818</text:p>
          </table:table-cell>
          <table:table-cell office:value-type="float" office:value="0.696698584213182" calcext:value-type="float">
            <text:p>0.696698584213182</text:p>
          </table:table-cell>
          <table:table-cell table:formula="of:=AVERAGE([.C49];[.E49];[.G49];[.I49];[.K49];[.M49];[.O49];[.Q49];[.S49];[.U49])" office:value-type="float" office:value="0.276536256082872" calcext:value-type="float">
            <text:p>0.276536256082872</text:p>
          </table:table-cell>
          <table:table-cell table:formula="of:=AVERAGE([.D49];[.F49];[.H49];[.J49];[.L49];[.N49];[.P49];[.R49];[.T49];[.V49])" office:value-type="float" office:value="0.723463743917128" calcext:value-type="float">
            <text:p>0.72346374391712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0.135497405129092" calcext:value-type="float">
            <text:p>0.135497405129092</text:p>
          </table:table-cell>
          <table:table-cell office:value-type="float" office:value="0.864502594870908" calcext:value-type="float">
            <text:p>0.864502594870908</text:p>
          </table:table-cell>
          <table:table-cell office:value-type="float" office:value="0.0802343227471173" calcext:value-type="float">
            <text:p>0.080234322747117</text:p>
          </table:table-cell>
          <table:table-cell office:value-type="float" office:value="0.919765677252883" calcext:value-type="float">
            <text:p>0.919765677252883</text:p>
          </table:table-cell>
          <table:table-cell office:value-type="float" office:value="0.177804244583322" calcext:value-type="float">
            <text:p>0.177804244583322</text:p>
          </table:table-cell>
          <table:table-cell office:value-type="float" office:value="0.822195755416678" calcext:value-type="float">
            <text:p>0.822195755416678</text:p>
          </table:table-cell>
          <table:table-cell office:value-type="float" office:value="0.0883397969917358" calcext:value-type="float">
            <text:p>0.088339796991736</text:p>
          </table:table-cell>
          <table:table-cell office:value-type="float" office:value="0.911660203008264" calcext:value-type="float">
            <text:p>0.911660203008264</text:p>
          </table:table-cell>
          <table:table-cell office:value-type="float" office:value="0.0812453174400894" calcext:value-type="float">
            <text:p>0.081245317440089</text:p>
          </table:table-cell>
          <table:table-cell office:value-type="float" office:value="0.918754682559911" calcext:value-type="float">
            <text:p>0.918754682559911</text:p>
          </table:table-cell>
          <table:table-cell office:value-type="float" office:value="0.106030798099311" calcext:value-type="float">
            <text:p>0.106030798099311</text:p>
          </table:table-cell>
          <table:table-cell office:value-type="float" office:value="0.893969201900689" calcext:value-type="float">
            <text:p>0.893969201900689</text:p>
          </table:table-cell>
          <table:table-cell office:value-type="float" office:value="0.0771480996212591" calcext:value-type="float">
            <text:p>0.077148099621259</text:p>
          </table:table-cell>
          <table:table-cell office:value-type="float" office:value="0.922851900378741" calcext:value-type="float">
            <text:p>0.922851900378741</text:p>
          </table:table-cell>
          <table:table-cell office:value-type="float" office:value="0.117499137081047" calcext:value-type="float">
            <text:p>0.117499137081047</text:p>
          </table:table-cell>
          <table:table-cell office:value-type="float" office:value="0.882500862918953" calcext:value-type="float">
            <text:p>0.882500862918953</text:p>
          </table:table-cell>
          <table:table-cell office:value-type="float" office:value="0.0631060861837914" calcext:value-type="float">
            <text:p>0.063106086183791</text:p>
          </table:table-cell>
          <table:table-cell office:value-type="float" office:value="0.936893913816209" calcext:value-type="float">
            <text:p>0.936893913816209</text:p>
          </table:table-cell>
          <table:table-cell office:value-type="float" office:value="0.12269721763186" calcext:value-type="float">
            <text:p>0.12269721763186</text:p>
          </table:table-cell>
          <table:table-cell office:value-type="float" office:value="0.87730278236814" calcext:value-type="float">
            <text:p>0.87730278236814</text:p>
          </table:table-cell>
          <table:table-cell table:formula="of:=AVERAGE([.C50];[.E50];[.G50];[.I50];[.K50];[.M50];[.O50];[.Q50];[.S50];[.U50])" office:value-type="float" office:value="0.104960242550863" calcext:value-type="float">
            <text:p>0.104960242550863</text:p>
          </table:table-cell>
          <table:table-cell table:formula="of:=AVERAGE([.D50];[.F50];[.H50];[.J50];[.L50];[.N50];[.P50];[.R50];[.T50];[.V50])" office:value-type="float" office:value="0.895039757449138" calcext:value-type="float">
            <text:p>0.89503975744913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.0347928292116753" calcext:value-type="float">
            <text:p>0.034792829211675</text:p>
          </table:table-cell>
          <table:table-cell office:value-type="float" office:value="0.965207170788325" calcext:value-type="float">
            <text:p>0.965207170788325</text:p>
          </table:table-cell>
          <table:table-cell office:value-type="float" office:value="0.024312049439934" calcext:value-type="float">
            <text:p>0.024312049439934</text:p>
          </table:table-cell>
          <table:table-cell office:value-type="float" office:value="0.975687950560066" calcext:value-type="float">
            <text:p>0.975687950560066</text:p>
          </table:table-cell>
          <table:table-cell office:value-type="float" office:value="0.0236563518262058" calcext:value-type="float">
            <text:p>0.023656351826206</text:p>
          </table:table-cell>
          <table:table-cell office:value-type="float" office:value="0.976343648173794" calcext:value-type="float">
            <text:p>0.976343648173794</text:p>
          </table:table-cell>
          <table:table-cell office:value-type="float" office:value="0.0279146335428301" calcext:value-type="float">
            <text:p>0.02791463354283</text:p>
          </table:table-cell>
          <table:table-cell office:value-type="float" office:value="0.97208536645717" calcext:value-type="float">
            <text:p>0.97208536645717</text:p>
          </table:table-cell>
          <table:table-cell office:value-type="float" office:value="0.0220624038827981" calcext:value-type="float">
            <text:p>0.022062403882798</text:p>
          </table:table-cell>
          <table:table-cell office:value-type="float" office:value="0.977937596117202" calcext:value-type="float">
            <text:p>0.977937596117202</text:p>
          </table:table-cell>
          <table:table-cell office:value-type="float" office:value="0.0124394130500924" calcext:value-type="float">
            <text:p>0.012439413050092</text:p>
          </table:table-cell>
          <table:table-cell office:value-type="float" office:value="0.987560586949908" calcext:value-type="float">
            <text:p>0.987560586949908</text:p>
          </table:table-cell>
          <table:table-cell office:value-type="float" office:value="0.0174561894971808" calcext:value-type="float">
            <text:p>0.017456189497181</text:p>
          </table:table-cell>
          <table:table-cell office:value-type="float" office:value="0.982543810502819" calcext:value-type="float">
            <text:p>0.982543810502819</text:p>
          </table:table-cell>
          <table:table-cell office:value-type="float" office:value="0.01487145659176" calcext:value-type="float">
            <text:p>0.01487145659176</text:p>
          </table:table-cell>
          <table:table-cell office:value-type="float" office:value="0.98512854340824" calcext:value-type="float">
            <text:p>0.98512854340824</text:p>
          </table:table-cell>
          <table:table-cell office:value-type="float" office:value="0.00316390070276373" calcext:value-type="float">
            <text:p>0.003163900702764</text:p>
          </table:table-cell>
          <table:table-cell office:value-type="float" office:value="0.996836099297236" calcext:value-type="float">
            <text:p>0.996836099297236</text:p>
          </table:table-cell>
          <table:table-cell office:value-type="float" office:value="0.00864128679142965" calcext:value-type="float">
            <text:p>0.00864128679143</text:p>
          </table:table-cell>
          <table:table-cell office:value-type="float" office:value="0.99135871320857" calcext:value-type="float">
            <text:p>0.99135871320857</text:p>
          </table:table-cell>
          <table:table-cell table:formula="of:=AVERAGE([.C51];[.E51];[.G51];[.I51];[.K51];[.M51];[.O51];[.Q51];[.S51];[.U51])" office:value-type="float" office:value="0.018931051453667" calcext:value-type="float">
            <text:p>0.018931051453667</text:p>
          </table:table-cell>
          <table:table-cell table:formula="of:=AVERAGE([.D51];[.F51];[.H51];[.J51];[.L51];[.N51];[.P51];[.R51];[.T51];[.V51])" office:value-type="float" office:value="0.981068948546333" calcext:value-type="float">
            <text:p>0.9810689485463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.443128777470125" calcext:value-type="float">
            <text:p>0.443128777470125</text:p>
          </table:table-cell>
          <table:table-cell office:value-type="float" office:value="0.556871222529875" calcext:value-type="float">
            <text:p>0.556871222529875</text:p>
          </table:table-cell>
          <table:table-cell office:value-type="float" office:value="0.405711147426621" calcext:value-type="float">
            <text:p>0.405711147426621</text:p>
          </table:table-cell>
          <table:table-cell office:value-type="float" office:value="0.594288852573379" calcext:value-type="float">
            <text:p>0.594288852573379</text:p>
          </table:table-cell>
          <table:table-cell office:value-type="float" office:value="0.503483633820559" calcext:value-type="float">
            <text:p>0.503483633820559</text:p>
          </table:table-cell>
          <table:table-cell office:value-type="float" office:value="0.496516366179441" calcext:value-type="float">
            <text:p>0.496516366179441</text:p>
          </table:table-cell>
          <table:table-cell office:value-type="float" office:value="0.561477628963854" calcext:value-type="float">
            <text:p>0.561477628963854</text:p>
          </table:table-cell>
          <table:table-cell office:value-type="float" office:value="0.438522371036146" calcext:value-type="float">
            <text:p>0.438522371036146</text:p>
          </table:table-cell>
          <table:table-cell office:value-type="float" office:value="0.514063730085185" calcext:value-type="float">
            <text:p>0.514063730085185</text:p>
          </table:table-cell>
          <table:table-cell office:value-type="float" office:value="0.485936269914815" calcext:value-type="float">
            <text:p>0.485936269914815</text:p>
          </table:table-cell>
          <table:table-cell office:value-type="float" office:value="0.456376443031451" calcext:value-type="float">
            <text:p>0.456376443031451</text:p>
          </table:table-cell>
          <table:table-cell office:value-type="float" office:value="0.543623556968549" calcext:value-type="float">
            <text:p>0.543623556968549</text:p>
          </table:table-cell>
          <table:table-cell office:value-type="float" office:value="0.496199461060056" calcext:value-type="float">
            <text:p>0.496199461060056</text:p>
          </table:table-cell>
          <table:table-cell office:value-type="float" office:value="0.503800538939945" calcext:value-type="float">
            <text:p>0.503800538939945</text:p>
          </table:table-cell>
          <table:table-cell office:value-type="float" office:value="0.440702298767081" calcext:value-type="float">
            <text:p>0.440702298767081</text:p>
          </table:table-cell>
          <table:table-cell office:value-type="float" office:value="0.559297701232919" calcext:value-type="float">
            <text:p>0.559297701232919</text:p>
          </table:table-cell>
          <table:table-cell office:value-type="float" office:value="0.41154976370559" calcext:value-type="float">
            <text:p>0.41154976370559</text:p>
          </table:table-cell>
          <table:table-cell office:value-type="float" office:value="0.58845023629441" calcext:value-type="float">
            <text:p>0.58845023629441</text:p>
          </table:table-cell>
          <table:table-cell office:value-type="float" office:value="0.467433324753858" calcext:value-type="float">
            <text:p>0.467433324753858</text:p>
          </table:table-cell>
          <table:table-cell office:value-type="float" office:value="0.532566675246142" calcext:value-type="float">
            <text:p>0.532566675246142</text:p>
          </table:table-cell>
          <table:table-cell table:formula="of:=AVERAGE([.C52];[.E52];[.G52];[.I52];[.K52];[.M52];[.O52];[.Q52];[.S52];[.U52])" office:value-type="float" office:value="0.470012620908438" calcext:value-type="float">
            <text:p>0.470012620908438</text:p>
          </table:table-cell>
          <table:table-cell table:formula="of:=AVERAGE([.D52];[.F52];[.H52];[.J52];[.L52];[.N52];[.P52];[.R52];[.T52];[.V52])" office:value-type="float" office:value="0.529987379091562" calcext:value-type="float">
            <text:p>0.52998737909156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.0414170782545034" calcext:value-type="float">
            <text:p>0.041417078254503</text:p>
          </table:table-cell>
          <table:table-cell office:value-type="float" office:value="0.958582921745496" calcext:value-type="float">
            <text:p>0.958582921745496</text:p>
          </table:table-cell>
          <table:table-cell office:value-type="float" office:value="0.0499012072620962" calcext:value-type="float">
            <text:p>0.049901207262096</text:p>
          </table:table-cell>
          <table:table-cell office:value-type="float" office:value="0.950098792737904" calcext:value-type="float">
            <text:p>0.950098792737904</text:p>
          </table:table-cell>
          <table:table-cell office:value-type="float" office:value="0.0364136220957598" calcext:value-type="float">
            <text:p>0.03641362209576</text:p>
          </table:table-cell>
          <table:table-cell office:value-type="float" office:value="0.96358637790424" calcext:value-type="float">
            <text:p>0.96358637790424</text:p>
          </table:table-cell>
          <table:table-cell office:value-type="float" office:value="0.0392282415858485" calcext:value-type="float">
            <text:p>0.039228241585849</text:p>
          </table:table-cell>
          <table:table-cell office:value-type="float" office:value="0.960771758414152" calcext:value-type="float">
            <text:p>0.960771758414152</text:p>
          </table:table-cell>
          <table:table-cell office:value-type="float" office:value="0.0312578554055164" calcext:value-type="float">
            <text:p>0.031257855405516</text:p>
          </table:table-cell>
          <table:table-cell office:value-type="float" office:value="0.968742144594484" calcext:value-type="float">
            <text:p>0.968742144594484</text:p>
          </table:table-cell>
          <table:table-cell office:value-type="float" office:value="0.025472345887807" calcext:value-type="float">
            <text:p>0.025472345887807</text:p>
          </table:table-cell>
          <table:table-cell office:value-type="float" office:value="0.974527654112193" calcext:value-type="float">
            <text:p>0.974527654112193</text:p>
          </table:table-cell>
          <table:table-cell office:value-type="float" office:value="0.0335653794179173" calcext:value-type="float">
            <text:p>0.033565379417917</text:p>
          </table:table-cell>
          <table:table-cell office:value-type="float" office:value="0.966434620582083" calcext:value-type="float">
            <text:p>0.966434620582083</text:p>
          </table:table-cell>
          <table:table-cell office:value-type="float" office:value="0.0343391474104188" calcext:value-type="float">
            <text:p>0.034339147410419</text:p>
          </table:table-cell>
          <table:table-cell office:value-type="float" office:value="0.965660852589581" calcext:value-type="float">
            <text:p>0.965660852589581</text:p>
          </table:table-cell>
          <table:table-cell office:value-type="float" office:value="0.0368245673770673" calcext:value-type="float">
            <text:p>0.036824567377067</text:p>
          </table:table-cell>
          <table:table-cell office:value-type="float" office:value="0.963175432622933" calcext:value-type="float">
            <text:p>0.963175432622933</text:p>
          </table:table-cell>
          <table:table-cell office:value-type="float" office:value="0.0474000899125227" calcext:value-type="float">
            <text:p>0.047400089912523</text:p>
          </table:table-cell>
          <table:table-cell office:value-type="float" office:value="0.952599910087478" calcext:value-type="float">
            <text:p>0.952599910087478</text:p>
          </table:table-cell>
          <table:table-cell table:formula="of:=AVERAGE([.C53];[.E53];[.G53];[.I53];[.K53];[.M53];[.O53];[.Q53];[.S53];[.U53])" office:value-type="float" office:value="0.0375819534609457" calcext:value-type="float">
            <text:p>0.037581953460946</text:p>
          </table:table-cell>
          <table:table-cell table:formula="of:=AVERAGE([.D53];[.F53];[.H53];[.J53];[.L53];[.N53];[.P53];[.R53];[.T53];[.V53])" office:value-type="float" office:value="0.962418046539055" calcext:value-type="float">
            <text:p>0.96241804653905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.135677422817354" calcext:value-type="float">
            <text:p>0.135677422817354</text:p>
          </table:table-cell>
          <table:table-cell office:value-type="float" office:value="0.864322577182646" calcext:value-type="float">
            <text:p>0.864322577182646</text:p>
          </table:table-cell>
          <table:table-cell office:value-type="float" office:value="0.0626951092992711" calcext:value-type="float">
            <text:p>0.062695109299271</text:p>
          </table:table-cell>
          <table:table-cell office:value-type="float" office:value="0.937304890700729" calcext:value-type="float">
            <text:p>0.937304890700729</text:p>
          </table:table-cell>
          <table:table-cell office:value-type="float" office:value="0.170500434914362" calcext:value-type="float">
            <text:p>0.170500434914362</text:p>
          </table:table-cell>
          <table:table-cell office:value-type="float" office:value="0.829499565085638" calcext:value-type="float">
            <text:p>0.829499565085638</text:p>
          </table:table-cell>
          <table:table-cell office:value-type="float" office:value="0.125687620346412" calcext:value-type="float">
            <text:p>0.125687620346412</text:p>
          </table:table-cell>
          <table:table-cell office:value-type="float" office:value="0.874312379653588" calcext:value-type="float">
            <text:p>0.874312379653588</text:p>
          </table:table-cell>
          <table:table-cell office:value-type="float" office:value="0.121472081904489" calcext:value-type="float">
            <text:p>0.121472081904489</text:p>
          </table:table-cell>
          <table:table-cell office:value-type="float" office:value="0.878527918095512" calcext:value-type="float">
            <text:p>0.878527918095512</text:p>
          </table:table-cell>
          <table:table-cell office:value-type="float" office:value="0.201186167612626" calcext:value-type="float">
            <text:p>0.201186167612626</text:p>
          </table:table-cell>
          <table:table-cell office:value-type="float" office:value="0.798813832387374" calcext:value-type="float">
            <text:p>0.798813832387374</text:p>
          </table:table-cell>
          <table:table-cell office:value-type="float" office:value="0.184913975213563" calcext:value-type="float">
            <text:p>0.184913975213563</text:p>
          </table:table-cell>
          <table:table-cell office:value-type="float" office:value="0.815086024786437" calcext:value-type="float">
            <text:p>0.815086024786437</text:p>
          </table:table-cell>
          <table:table-cell office:value-type="float" office:value="0.0691018075502538" calcext:value-type="float">
            <text:p>0.069101807550254</text:p>
          </table:table-cell>
          <table:table-cell office:value-type="float" office:value="0.930898192449746" calcext:value-type="float">
            <text:p>0.930898192449746</text:p>
          </table:table-cell>
          <table:table-cell office:value-type="float" office:value="0.0333126818878848" calcext:value-type="float">
            <text:p>0.033312681887885</text:p>
          </table:table-cell>
          <table:table-cell office:value-type="float" office:value="0.966687318112115" calcext:value-type="float">
            <text:p>0.966687318112115</text:p>
          </table:table-cell>
          <table:table-cell office:value-type="float" office:value="0.0959469379640866" calcext:value-type="float">
            <text:p>0.095946937964087</text:p>
          </table:table-cell>
          <table:table-cell office:value-type="float" office:value="0.904053062035913" calcext:value-type="float">
            <text:p>0.904053062035913</text:p>
          </table:table-cell>
          <table:table-cell table:formula="of:=AVERAGE([.C54];[.E54];[.G54];[.I54];[.K54];[.M54];[.O54];[.Q54];[.S54];[.U54])" office:value-type="float" office:value="0.12004942395103" calcext:value-type="float">
            <text:p>0.12004942395103</text:p>
          </table:table-cell>
          <table:table-cell table:formula="of:=AVERAGE([.D54];[.F54];[.H54];[.J54];[.L54];[.N54];[.P54];[.R54];[.T54];[.V54])" office:value-type="float" office:value="0.87995057604897" calcext:value-type="float">
            <text:p>0.8799505760489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.0303149362742959" calcext:value-type="float">
            <text:p>0.030314936274296</text:p>
          </table:table-cell>
          <table:table-cell office:value-type="float" office:value="0.969685063725704" calcext:value-type="float">
            <text:p>0.969685063725704</text:p>
          </table:table-cell>
          <table:table-cell office:value-type="float" office:value="0.0220464512996762" calcext:value-type="float">
            <text:p>0.022046451299676</text:p>
          </table:table-cell>
          <table:table-cell office:value-type="float" office:value="0.977953548700324" calcext:value-type="float">
            <text:p>0.977953548700324</text:p>
          </table:table-cell>
          <table:table-cell office:value-type="float" office:value="0.0321534309897062" calcext:value-type="float">
            <text:p>0.032153430989706</text:p>
          </table:table-cell>
          <table:table-cell office:value-type="float" office:value="0.967846569010294" calcext:value-type="float">
            <text:p>0.967846569010294</text:p>
          </table:table-cell>
          <table:table-cell office:value-type="float" office:value="0.0152499396423652" calcext:value-type="float">
            <text:p>0.015249939642365</text:p>
          </table:table-cell>
          <table:table-cell office:value-type="float" office:value="0.984750060357635" calcext:value-type="float">
            <text:p>0.984750060357635</text:p>
          </table:table-cell>
          <table:table-cell office:value-type="float" office:value="0.0466791526179897" calcext:value-type="float">
            <text:p>0.04667915261799</text:p>
          </table:table-cell>
          <table:table-cell office:value-type="float" office:value="0.95332084738201" calcext:value-type="float">
            <text:p>0.95332084738201</text:p>
          </table:table-cell>
          <table:table-cell office:value-type="float" office:value="0.0304030332540278" calcext:value-type="float">
            <text:p>0.030403033254028</text:p>
          </table:table-cell>
          <table:table-cell office:value-type="float" office:value="0.969596966745972" calcext:value-type="float">
            <text:p>0.969596966745972</text:p>
          </table:table-cell>
          <table:table-cell office:value-type="float" office:value="0.0204815641395472" calcext:value-type="float">
            <text:p>0.020481564139547</text:p>
          </table:table-cell>
          <table:table-cell office:value-type="float" office:value="0.979518435860453" calcext:value-type="float">
            <text:p>0.979518435860453</text:p>
          </table:table-cell>
          <table:table-cell office:value-type="float" office:value="0.022476087027758" calcext:value-type="float">
            <text:p>0.022476087027758</text:p>
          </table:table-cell>
          <table:table-cell office:value-type="float" office:value="0.977523912972242" calcext:value-type="float">
            <text:p>0.977523912972242</text:p>
          </table:table-cell>
          <table:table-cell office:value-type="float" office:value="0.011798333174531" calcext:value-type="float">
            <text:p>0.011798333174531</text:p>
          </table:table-cell>
          <table:table-cell office:value-type="float" office:value="0.988201666825469" calcext:value-type="float">
            <text:p>0.988201666825469</text:p>
          </table:table-cell>
          <table:table-cell office:value-type="float" office:value="0.0348353179601169" calcext:value-type="float">
            <text:p>0.034835317960117</text:p>
          </table:table-cell>
          <table:table-cell office:value-type="float" office:value="0.965164682039883" calcext:value-type="float">
            <text:p>0.965164682039883</text:p>
          </table:table-cell>
          <table:table-cell table:formula="of:=AVERAGE([.C55];[.E55];[.G55];[.I55];[.K55];[.M55];[.O55];[.Q55];[.S55];[.U55])" office:value-type="float" office:value="0.0266438246380014" calcext:value-type="float">
            <text:p>0.026643824638001</text:p>
          </table:table-cell>
          <table:table-cell table:formula="of:=AVERAGE([.D55];[.F55];[.H55];[.J55];[.L55];[.N55];[.P55];[.R55];[.T55];[.V55])" office:value-type="float" office:value="0.973356175361999" calcext:value-type="float">
            <text:p>0.9733561753619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0.0393985464066117" calcext:value-type="float">
            <text:p>0.039398546406612</text:p>
          </table:table-cell>
          <table:table-cell office:value-type="float" office:value="0.960601453593388" calcext:value-type="float">
            <text:p>0.960601453593388</text:p>
          </table:table-cell>
          <table:table-cell office:value-type="float" office:value="0.0508914135217456" calcext:value-type="float">
            <text:p>0.050891413521746</text:p>
          </table:table-cell>
          <table:table-cell office:value-type="float" office:value="0.949108586478254" calcext:value-type="float">
            <text:p>0.949108586478254</text:p>
          </table:table-cell>
          <table:table-cell office:value-type="float" office:value="0.0550029168250747" calcext:value-type="float">
            <text:p>0.055002916825075</text:p>
          </table:table-cell>
          <table:table-cell office:value-type="float" office:value="0.944997083174925" calcext:value-type="float">
            <text:p>0.944997083174925</text:p>
          </table:table-cell>
          <table:table-cell office:value-type="float" office:value="0.041580745458137" calcext:value-type="float">
            <text:p>0.041580745458137</text:p>
          </table:table-cell>
          <table:table-cell office:value-type="float" office:value="0.958419254541863" calcext:value-type="float">
            <text:p>0.958419254541863</text:p>
          </table:table-cell>
          <table:table-cell office:value-type="float" office:value="0.0334402474672107" calcext:value-type="float">
            <text:p>0.033440247467211</text:p>
          </table:table-cell>
          <table:table-cell office:value-type="float" office:value="0.966559752532789" calcext:value-type="float">
            <text:p>0.966559752532789</text:p>
          </table:table-cell>
          <table:table-cell office:value-type="float" office:value="0.0224681176759894" calcext:value-type="float">
            <text:p>0.022468117675989</text:p>
          </table:table-cell>
          <table:table-cell office:value-type="float" office:value="0.977531882324011" calcext:value-type="float">
            <text:p>0.977531882324011</text:p>
          </table:table-cell>
          <table:table-cell office:value-type="float" office:value="0.0413093387117406" calcext:value-type="float">
            <text:p>0.041309338711741</text:p>
          </table:table-cell>
          <table:table-cell office:value-type="float" office:value="0.958690661288259" calcext:value-type="float">
            <text:p>0.958690661288259</text:p>
          </table:table-cell>
          <table:table-cell office:value-type="float" office:value="0.0315139209515832" calcext:value-type="float">
            <text:p>0.031513920951583</text:p>
          </table:table-cell>
          <table:table-cell office:value-type="float" office:value="0.968486079048417" calcext:value-type="float">
            <text:p>0.968486079048417</text:p>
          </table:table-cell>
          <table:table-cell office:value-type="float" office:value="0.0151906788647833" calcext:value-type="float">
            <text:p>0.015190678864783</text:p>
          </table:table-cell>
          <table:table-cell office:value-type="float" office:value="0.984809321135217" calcext:value-type="float">
            <text:p>0.984809321135217</text:p>
          </table:table-cell>
          <table:table-cell office:value-type="float" office:value="0.0309727742764728" calcext:value-type="float">
            <text:p>0.030972774276473</text:p>
          </table:table-cell>
          <table:table-cell office:value-type="float" office:value="0.969027225723527" calcext:value-type="float">
            <text:p>0.969027225723527</text:p>
          </table:table-cell>
          <table:table-cell table:formula="of:=AVERAGE([.C56];[.E56];[.G56];[.I56];[.K56];[.M56];[.O56];[.Q56];[.S56];[.U56])" office:value-type="float" office:value="0.0361768700159349" calcext:value-type="float">
            <text:p>0.036176870015935</text:p>
          </table:table-cell>
          <table:table-cell table:formula="of:=AVERAGE([.D56];[.F56];[.H56];[.J56];[.L56];[.N56];[.P56];[.R56];[.T56];[.V56])" office:value-type="float" office:value="0.963823129984065" calcext:value-type="float">
            <text:p>0.96382312998406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.11605167558123" calcext:value-type="float">
            <text:p>0.11605167558123</text:p>
          </table:table-cell>
          <table:table-cell office:value-type="float" office:value="0.88394832441877" calcext:value-type="float">
            <text:p>0.88394832441877</text:p>
          </table:table-cell>
          <table:table-cell office:value-type="float" office:value="0.127711492679084" calcext:value-type="float">
            <text:p>0.127711492679084</text:p>
          </table:table-cell>
          <table:table-cell office:value-type="float" office:value="0.872288507320916" calcext:value-type="float">
            <text:p>0.872288507320916</text:p>
          </table:table-cell>
          <table:table-cell office:value-type="float" office:value="0.140092507819829" calcext:value-type="float">
            <text:p>0.140092507819829</text:p>
          </table:table-cell>
          <table:table-cell office:value-type="float" office:value="0.859907492180171" calcext:value-type="float">
            <text:p>0.859907492180171</text:p>
          </table:table-cell>
          <table:table-cell office:value-type="float" office:value="0.101235824181958" calcext:value-type="float">
            <text:p>0.101235824181958</text:p>
          </table:table-cell>
          <table:table-cell office:value-type="float" office:value="0.898764175818041" calcext:value-type="float">
            <text:p>0.898764175818041</text:p>
          </table:table-cell>
          <table:table-cell office:value-type="float" office:value="0.127162963899354" calcext:value-type="float">
            <text:p>0.127162963899354</text:p>
          </table:table-cell>
          <table:table-cell office:value-type="float" office:value="0.872837036100646" calcext:value-type="float">
            <text:p>0.872837036100646</text:p>
          </table:table-cell>
          <table:table-cell office:value-type="float" office:value="0.13410122467403" calcext:value-type="float">
            <text:p>0.13410122467403</text:p>
          </table:table-cell>
          <table:table-cell office:value-type="float" office:value="0.86589877532597" calcext:value-type="float">
            <text:p>0.86589877532597</text:p>
          </table:table-cell>
          <table:table-cell office:value-type="float" office:value="0.128425372986528" calcext:value-type="float">
            <text:p>0.128425372986528</text:p>
          </table:table-cell>
          <table:table-cell office:value-type="float" office:value="0.871574627013471" calcext:value-type="float">
            <text:p>0.871574627013471</text:p>
          </table:table-cell>
          <table:table-cell office:value-type="float" office:value="0.101840627457853" calcext:value-type="float">
            <text:p>0.101840627457853</text:p>
          </table:table-cell>
          <table:table-cell office:value-type="float" office:value="0.898159372542147" calcext:value-type="float">
            <text:p>0.898159372542147</text:p>
          </table:table-cell>
          <table:table-cell office:value-type="float" office:value="0.11971597140277" calcext:value-type="float">
            <text:p>0.11971597140277</text:p>
          </table:table-cell>
          <table:table-cell office:value-type="float" office:value="0.88028402859723" calcext:value-type="float">
            <text:p>0.88028402859723</text:p>
          </table:table-cell>
          <table:table-cell office:value-type="float" office:value="0.130635276884769" calcext:value-type="float">
            <text:p>0.130635276884769</text:p>
          </table:table-cell>
          <table:table-cell office:value-type="float" office:value="0.869364723115231" calcext:value-type="float">
            <text:p>0.869364723115231</text:p>
          </table:table-cell>
          <table:table-cell table:formula="of:=AVERAGE([.C57];[.E57];[.G57];[.I57];[.K57];[.M57];[.O57];[.Q57];[.S57];[.U57])" office:value-type="float" office:value="0.122697293756741" calcext:value-type="float">
            <text:p>0.122697293756741</text:p>
          </table:table-cell>
          <table:table-cell table:formula="of:=AVERAGE([.D57];[.F57];[.H57];[.J57];[.L57];[.N57];[.P57];[.R57];[.T57];[.V57])" office:value-type="float" office:value="0.877302706243259" calcext:value-type="float">
            <text:p>0.8773027062432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0.522857674416814" calcext:value-type="float">
            <text:p>0.522857674416814</text:p>
          </table:table-cell>
          <table:table-cell office:value-type="float" office:value="0.477142325583186" calcext:value-type="float">
            <text:p>0.477142325583186</text:p>
          </table:table-cell>
          <table:table-cell office:value-type="float" office:value="0.210060006223487" calcext:value-type="float">
            <text:p>0.210060006223487</text:p>
          </table:table-cell>
          <table:table-cell office:value-type="float" office:value="0.789939993776513" calcext:value-type="float">
            <text:p>0.789939993776513</text:p>
          </table:table-cell>
          <table:table-cell office:value-type="float" office:value="0.370296674984257" calcext:value-type="float">
            <text:p>0.370296674984257</text:p>
          </table:table-cell>
          <table:table-cell office:value-type="float" office:value="0.629703325015743" calcext:value-type="float">
            <text:p>0.629703325015743</text:p>
          </table:table-cell>
          <table:table-cell office:value-type="float" office:value="0.204622889443633" calcext:value-type="float">
            <text:p>0.204622889443633</text:p>
          </table:table-cell>
          <table:table-cell office:value-type="float" office:value="0.795377110556367" calcext:value-type="float">
            <text:p>0.795377110556367</text:p>
          </table:table-cell>
          <table:table-cell office:value-type="float" office:value="0.290360732762621" calcext:value-type="float">
            <text:p>0.290360732762621</text:p>
          </table:table-cell>
          <table:table-cell office:value-type="float" office:value="0.709639267237379" calcext:value-type="float">
            <text:p>0.709639267237379</text:p>
          </table:table-cell>
          <table:table-cell office:value-type="float" office:value="0.30468125886964" calcext:value-type="float">
            <text:p>0.30468125886964</text:p>
          </table:table-cell>
          <table:table-cell office:value-type="float" office:value="0.69531874113036" calcext:value-type="float">
            <text:p>0.69531874113036</text:p>
          </table:table-cell>
          <table:table-cell office:value-type="float" office:value="0.319934850703614" calcext:value-type="float">
            <text:p>0.319934850703614</text:p>
          </table:table-cell>
          <table:table-cell office:value-type="float" office:value="0.680065149296386" calcext:value-type="float">
            <text:p>0.680065149296386</text:p>
          </table:table-cell>
          <table:table-cell office:value-type="float" office:value="0.32800971234282" calcext:value-type="float">
            <text:p>0.32800971234282</text:p>
          </table:table-cell>
          <table:table-cell office:value-type="float" office:value="0.67199028765718" calcext:value-type="float">
            <text:p>0.67199028765718</text:p>
          </table:table-cell>
          <table:table-cell office:value-type="float" office:value="0.279147680661104" calcext:value-type="float">
            <text:p>0.279147680661104</text:p>
          </table:table-cell>
          <table:table-cell office:value-type="float" office:value="0.720852319338896" calcext:value-type="float">
            <text:p>0.720852319338896</text:p>
          </table:table-cell>
          <table:table-cell office:value-type="float" office:value="0.408630876743152" calcext:value-type="float">
            <text:p>0.408630876743152</text:p>
          </table:table-cell>
          <table:table-cell office:value-type="float" office:value="0.591369123256848" calcext:value-type="float">
            <text:p>0.591369123256848</text:p>
          </table:table-cell>
          <table:table-cell table:formula="of:=AVERAGE([.C58];[.E58];[.G58];[.I58];[.K58];[.M58];[.O58];[.Q58];[.S58];[.U58])" office:value-type="float" office:value="0.323860235715114" calcext:value-type="float">
            <text:p>0.323860235715114</text:p>
          </table:table-cell>
          <table:table-cell table:formula="of:=AVERAGE([.D58];[.F58];[.H58];[.J58];[.L58];[.N58];[.P58];[.R58];[.T58];[.V58])" office:value-type="float" office:value="0.676139764284886" calcext:value-type="float">
            <text:p>0.6761397642848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0.0585363960432894" calcext:value-type="float">
            <text:p>0.058536396043289</text:p>
          </table:table-cell>
          <table:table-cell office:value-type="float" office:value="0.941463603956711" calcext:value-type="float">
            <text:p>0.941463603956711</text:p>
          </table:table-cell>
          <table:table-cell office:value-type="float" office:value="0.0331521349759376" calcext:value-type="float">
            <text:p>0.033152134975938</text:p>
          </table:table-cell>
          <table:table-cell office:value-type="float" office:value="0.966847865024062" calcext:value-type="float">
            <text:p>0.966847865024062</text:p>
          </table:table-cell>
          <table:table-cell office:value-type="float" office:value="0.0559712717466926" calcext:value-type="float">
            <text:p>0.055971271746693</text:p>
          </table:table-cell>
          <table:table-cell office:value-type="float" office:value="0.944028728253307" calcext:value-type="float">
            <text:p>0.944028728253307</text:p>
          </table:table-cell>
          <table:table-cell office:value-type="float" office:value="0.01779844445253" calcext:value-type="float">
            <text:p>0.01779844445253</text:p>
          </table:table-cell>
          <table:table-cell office:value-type="float" office:value="0.98220155554747" calcext:value-type="float">
            <text:p>0.98220155554747</text:p>
          </table:table-cell>
          <table:table-cell office:value-type="float" office:value="0.0692549372612824" calcext:value-type="float">
            <text:p>0.069254937261282</text:p>
          </table:table-cell>
          <table:table-cell office:value-type="float" office:value="0.930745062738718" calcext:value-type="float">
            <text:p>0.930745062738718</text:p>
          </table:table-cell>
          <table:table-cell office:value-type="float" office:value="0.0516514360674394" calcext:value-type="float">
            <text:p>0.051651436067439</text:p>
          </table:table-cell>
          <table:table-cell office:value-type="float" office:value="0.94834856393256" calcext:value-type="float">
            <text:p>0.94834856393256</text:p>
          </table:table-cell>
          <table:table-cell office:value-type="float" office:value="0.0411885910547712" calcext:value-type="float">
            <text:p>0.041188591054771</text:p>
          </table:table-cell>
          <table:table-cell office:value-type="float" office:value="0.958811408945229" calcext:value-type="float">
            <text:p>0.958811408945229</text:p>
          </table:table-cell>
          <table:table-cell office:value-type="float" office:value="0.0391551608504666" calcext:value-type="float">
            <text:p>0.039155160850467</text:p>
          </table:table-cell>
          <table:table-cell office:value-type="float" office:value="0.960844839149533" calcext:value-type="float">
            <text:p>0.960844839149533</text:p>
          </table:table-cell>
          <table:table-cell office:value-type="float" office:value="0.0317225127011365" calcext:value-type="float">
            <text:p>0.031722512701137</text:p>
          </table:table-cell>
          <table:table-cell office:value-type="float" office:value="0.968277487298863" calcext:value-type="float">
            <text:p>0.968277487298863</text:p>
          </table:table-cell>
          <table:table-cell office:value-type="float" office:value="0.0435856997435165" calcext:value-type="float">
            <text:p>0.043585699743517</text:p>
          </table:table-cell>
          <table:table-cell office:value-type="float" office:value="0.956414300256484" calcext:value-type="float">
            <text:p>0.956414300256484</text:p>
          </table:table-cell>
          <table:table-cell table:formula="of:=AVERAGE([.C59];[.E59];[.G59];[.I59];[.K59];[.M59];[.O59];[.Q59];[.S59];[.U59])" office:value-type="float" office:value="0.0442016584897062" calcext:value-type="float">
            <text:p>0.044201658489706</text:p>
          </table:table-cell>
          <table:table-cell table:formula="of:=AVERAGE([.D59];[.F59];[.H59];[.J59];[.L59];[.N59];[.P59];[.R59];[.T59];[.V59])" office:value-type="float" office:value="0.955798341510294" calcext:value-type="float">
            <text:p>0.9557983415102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0.0875820741396482" calcext:value-type="float">
            <text:p>0.087582074139648</text:p>
          </table:table-cell>
          <table:table-cell office:value-type="float" office:value="0.912417925860352" calcext:value-type="float">
            <text:p>0.912417925860352</text:p>
          </table:table-cell>
          <table:table-cell office:value-type="float" office:value="0.135105808035233" calcext:value-type="float">
            <text:p>0.135105808035233</text:p>
          </table:table-cell>
          <table:table-cell office:value-type="float" office:value="0.864894191964767" calcext:value-type="float">
            <text:p>0.864894191964767</text:p>
          </table:table-cell>
          <table:table-cell office:value-type="float" office:value="0.118630625551513" calcext:value-type="float">
            <text:p>0.118630625551513</text:p>
          </table:table-cell>
          <table:table-cell office:value-type="float" office:value="0.881369374448487" calcext:value-type="float">
            <text:p>0.881369374448487</text:p>
          </table:table-cell>
          <table:table-cell office:value-type="float" office:value="0.0720626330747511" calcext:value-type="float">
            <text:p>0.072062633074751</text:p>
          </table:table-cell>
          <table:table-cell office:value-type="float" office:value="0.927937366925249" calcext:value-type="float">
            <text:p>0.927937366925249</text:p>
          </table:table-cell>
          <table:table-cell office:value-type="float" office:value="0.0999212044236995" calcext:value-type="float">
            <text:p>0.0999212044237</text:p>
          </table:table-cell>
          <table:table-cell office:value-type="float" office:value="0.9000787955763" calcext:value-type="float">
            <text:p>0.9000787955763</text:p>
          </table:table-cell>
          <table:table-cell office:value-type="float" office:value="0.0815417839282075" calcext:value-type="float">
            <text:p>0.081541783928208</text:p>
          </table:table-cell>
          <table:table-cell office:value-type="float" office:value="0.918458216071793" calcext:value-type="float">
            <text:p>0.918458216071793</text:p>
          </table:table-cell>
          <table:table-cell office:value-type="float" office:value="0.0956536907166077" calcext:value-type="float">
            <text:p>0.095653690716608</text:p>
          </table:table-cell>
          <table:table-cell office:value-type="float" office:value="0.904346309283392" calcext:value-type="float">
            <text:p>0.904346309283392</text:p>
          </table:table-cell>
          <table:table-cell office:value-type="float" office:value="0.0762208552878568" calcext:value-type="float">
            <text:p>0.076220855287857</text:p>
          </table:table-cell>
          <table:table-cell office:value-type="float" office:value="0.923779144712143" calcext:value-type="float">
            <text:p>0.923779144712143</text:p>
          </table:table-cell>
          <table:table-cell office:value-type="float" office:value="0.0525986570431864" calcext:value-type="float">
            <text:p>0.052598657043186</text:p>
          </table:table-cell>
          <table:table-cell office:value-type="float" office:value="0.947401342956814" calcext:value-type="float">
            <text:p>0.947401342956814</text:p>
          </table:table-cell>
          <table:table-cell office:value-type="float" office:value="0.139127501116491" calcext:value-type="float">
            <text:p>0.139127501116491</text:p>
          </table:table-cell>
          <table:table-cell office:value-type="float" office:value="0.860872498883509" calcext:value-type="float">
            <text:p>0.860872498883509</text:p>
          </table:table-cell>
          <table:table-cell table:formula="of:=AVERAGE([.C60];[.E60];[.G60];[.I60];[.K60];[.M60];[.O60];[.Q60];[.S60];[.U60])" office:value-type="float" office:value="0.0958444833317194" calcext:value-type="float">
            <text:p>0.09584448333172</text:p>
          </table:table-cell>
          <table:table-cell table:formula="of:=AVERAGE([.D60];[.F60];[.H60];[.J60];[.L60];[.N60];[.P60];[.R60];[.T60];[.V60])" office:value-type="float" office:value="0.904155516668281" calcext:value-type="float">
            <text:p>0.90415551666828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.110262476667536" calcext:value-type="float">
            <text:p>0.110262476667536</text:p>
          </table:table-cell>
          <table:table-cell office:value-type="float" office:value="0.889737523332464" calcext:value-type="float">
            <text:p>0.889737523332464</text:p>
          </table:table-cell>
          <table:table-cell office:value-type="float" office:value="0.0507667814392717" calcext:value-type="float">
            <text:p>0.050766781439272</text:p>
          </table:table-cell>
          <table:table-cell office:value-type="float" office:value="0.949233218560728" calcext:value-type="float">
            <text:p>0.949233218560728</text:p>
          </table:table-cell>
          <table:table-cell office:value-type="float" office:value="0.0443522429310432" calcext:value-type="float">
            <text:p>0.044352242931043</text:p>
          </table:table-cell>
          <table:table-cell office:value-type="float" office:value="0.955647757068957" calcext:value-type="float">
            <text:p>0.955647757068957</text:p>
          </table:table-cell>
          <table:table-cell office:value-type="float" office:value="0.0395735461672329" calcext:value-type="float">
            <text:p>0.039573546167233</text:p>
          </table:table-cell>
          <table:table-cell office:value-type="float" office:value="0.960426453832767" calcext:value-type="float">
            <text:p>0.960426453832767</text:p>
          </table:table-cell>
          <table:table-cell office:value-type="float" office:value="0.0366845740565757" calcext:value-type="float">
            <text:p>0.036684574056576</text:p>
          </table:table-cell>
          <table:table-cell office:value-type="float" office:value="0.963315425943424" calcext:value-type="float">
            <text:p>0.963315425943424</text:p>
          </table:table-cell>
          <table:table-cell office:value-type="float" office:value="0.0792451532636442" calcext:value-type="float">
            <text:p>0.079245153263644</text:p>
          </table:table-cell>
          <table:table-cell office:value-type="float" office:value="0.920754846736356" calcext:value-type="float">
            <text:p>0.920754846736356</text:p>
          </table:table-cell>
          <table:table-cell office:value-type="float" office:value="0.0504564703728071" calcext:value-type="float">
            <text:p>0.050456470372807</text:p>
          </table:table-cell>
          <table:table-cell office:value-type="float" office:value="0.949543529627193" calcext:value-type="float">
            <text:p>0.949543529627193</text:p>
          </table:table-cell>
          <table:table-cell office:value-type="float" office:value="0.06236830541585" calcext:value-type="float">
            <text:p>0.06236830541585</text:p>
          </table:table-cell>
          <table:table-cell office:value-type="float" office:value="0.93763169458415" calcext:value-type="float">
            <text:p>0.93763169458415</text:p>
          </table:table-cell>
          <table:table-cell office:value-type="float" office:value="0.026722048274204" calcext:value-type="float">
            <text:p>0.026722048274204</text:p>
          </table:table-cell>
          <table:table-cell office:value-type="float" office:value="0.973277951725796" calcext:value-type="float">
            <text:p>0.973277951725796</text:p>
          </table:table-cell>
          <table:table-cell office:value-type="float" office:value="0.087948061919052" calcext:value-type="float">
            <text:p>0.087948061919052</text:p>
          </table:table-cell>
          <table:table-cell office:value-type="float" office:value="0.912051938080948" calcext:value-type="float">
            <text:p>0.912051938080948</text:p>
          </table:table-cell>
          <table:table-cell table:formula="of:=AVERAGE([.C61];[.E61];[.G61];[.I61];[.K61];[.M61];[.O61];[.Q61];[.S61];[.U61])" office:value-type="float" office:value="0.0588379660507217" calcext:value-type="float">
            <text:p>0.058837966050722</text:p>
          </table:table-cell>
          <table:table-cell table:formula="of:=AVERAGE([.D61];[.F61];[.H61];[.J61];[.L61];[.N61];[.P61];[.R61];[.T61];[.V61])" office:value-type="float" office:value="0.941162033949278" calcext:value-type="float">
            <text:p>0.94116203394927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.0593807033515368" calcext:value-type="float">
            <text:p>0.059380703351537</text:p>
          </table:table-cell>
          <table:table-cell office:value-type="float" office:value="0.940619296648463" calcext:value-type="float">
            <text:p>0.940619296648463</text:p>
          </table:table-cell>
          <table:table-cell office:value-type="float" office:value="0.0311566747899294" calcext:value-type="float">
            <text:p>0.031156674789929</text:p>
          </table:table-cell>
          <table:table-cell office:value-type="float" office:value="0.96884332521007" calcext:value-type="float">
            <text:p>0.96884332521007</text:p>
          </table:table-cell>
          <table:table-cell office:value-type="float" office:value="0.0508741064714023" calcext:value-type="float">
            <text:p>0.050874106471402</text:p>
          </table:table-cell>
          <table:table-cell office:value-type="float" office:value="0.949125893528598" calcext:value-type="float">
            <text:p>0.949125893528598</text:p>
          </table:table-cell>
          <table:table-cell office:value-type="float" office:value="0.0398846023978838" calcext:value-type="float">
            <text:p>0.039884602397884</text:p>
          </table:table-cell>
          <table:table-cell office:value-type="float" office:value="0.960115397602116" calcext:value-type="float">
            <text:p>0.960115397602116</text:p>
          </table:table-cell>
          <table:table-cell office:value-type="float" office:value="0.0722389215468072" calcext:value-type="float">
            <text:p>0.072238921546807</text:p>
          </table:table-cell>
          <table:table-cell office:value-type="float" office:value="0.927761078453193" calcext:value-type="float">
            <text:p>0.927761078453193</text:p>
          </table:table-cell>
          <table:table-cell office:value-type="float" office:value="0.0308463897282941" calcext:value-type="float">
            <text:p>0.030846389728294</text:p>
          </table:table-cell>
          <table:table-cell office:value-type="float" office:value="0.969153610271706" calcext:value-type="float">
            <text:p>0.969153610271706</text:p>
          </table:table-cell>
          <table:table-cell office:value-type="float" office:value="0.0492735918337655" calcext:value-type="float">
            <text:p>0.049273591833766</text:p>
          </table:table-cell>
          <table:table-cell office:value-type="float" office:value="0.950726408166234" calcext:value-type="float">
            <text:p>0.950726408166234</text:p>
          </table:table-cell>
          <table:table-cell office:value-type="float" office:value="0.040431148111216" calcext:value-type="float">
            <text:p>0.040431148111216</text:p>
          </table:table-cell>
          <table:table-cell office:value-type="float" office:value="0.959568851888784" calcext:value-type="float">
            <text:p>0.959568851888784</text:p>
          </table:table-cell>
          <table:table-cell office:value-type="float" office:value="0.0380167364138591" calcext:value-type="float">
            <text:p>0.038016736413859</text:p>
          </table:table-cell>
          <table:table-cell office:value-type="float" office:value="0.961983263586141" calcext:value-type="float">
            <text:p>0.961983263586141</text:p>
          </table:table-cell>
          <table:table-cell office:value-type="float" office:value="0.0921863253422436" calcext:value-type="float">
            <text:p>0.092186325342244</text:p>
          </table:table-cell>
          <table:table-cell office:value-type="float" office:value="0.907813674657756" calcext:value-type="float">
            <text:p>0.907813674657756</text:p>
          </table:table-cell>
          <table:table-cell table:formula="of:=AVERAGE([.C62];[.E62];[.G62];[.I62];[.K62];[.M62];[.O62];[.Q62];[.S62];[.U62])" office:value-type="float" office:value="0.0504289199986938" calcext:value-type="float">
            <text:p>0.050428919998694</text:p>
          </table:table-cell>
          <table:table-cell table:formula="of:=AVERAGE([.D62];[.F62];[.H62];[.J62];[.L62];[.N62];[.P62];[.R62];[.T62];[.V62])" office:value-type="float" office:value="0.949571080001306" calcext:value-type="float">
            <text:p>0.9495710800013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0.0316502395215387" calcext:value-type="float">
            <text:p>0.031650239521539</text:p>
          </table:table-cell>
          <table:table-cell office:value-type="float" office:value="0.968349760478461" calcext:value-type="float">
            <text:p>0.968349760478461</text:p>
          </table:table-cell>
          <table:table-cell office:value-type="float" office:value="0.015902304169585" calcext:value-type="float">
            <text:p>0.015902304169585</text:p>
          </table:table-cell>
          <table:table-cell office:value-type="float" office:value="0.984097695830415" calcext:value-type="float">
            <text:p>0.984097695830415</text:p>
          </table:table-cell>
          <table:table-cell office:value-type="float" office:value="0.0159981848226797" calcext:value-type="float">
            <text:p>0.01599818482268</text:p>
          </table:table-cell>
          <table:table-cell office:value-type="float" office:value="0.98400181517732" calcext:value-type="float">
            <text:p>0.98400181517732</text:p>
          </table:table-cell>
          <table:table-cell office:value-type="float" office:value="0.0280657538853333" calcext:value-type="float">
            <text:p>0.028065753885333</text:p>
          </table:table-cell>
          <table:table-cell office:value-type="float" office:value="0.971934246114667" calcext:value-type="float">
            <text:p>0.971934246114667</text:p>
          </table:table-cell>
          <table:table-cell office:value-type="float" office:value="0.0235393812504659" calcext:value-type="float">
            <text:p>0.023539381250466</text:p>
          </table:table-cell>
          <table:table-cell office:value-type="float" office:value="0.976460618749534" calcext:value-type="float">
            <text:p>0.976460618749534</text:p>
          </table:table-cell>
          <table:table-cell office:value-type="float" office:value="0.00934400773931395" calcext:value-type="float">
            <text:p>0.009344007739314</text:p>
          </table:table-cell>
          <table:table-cell office:value-type="float" office:value="0.990655992260686" calcext:value-type="float">
            <text:p>0.990655992260686</text:p>
          </table:table-cell>
          <table:table-cell office:value-type="float" office:value="0.0101595358912653" calcext:value-type="float">
            <text:p>0.010159535891265</text:p>
          </table:table-cell>
          <table:table-cell office:value-type="float" office:value="0.989840464108735" calcext:value-type="float">
            <text:p>0.989840464108735</text:p>
          </table:table-cell>
          <table:table-cell office:value-type="float" office:value="0.0163407459829347" calcext:value-type="float">
            <text:p>0.016340745982935</text:p>
          </table:table-cell>
          <table:table-cell office:value-type="float" office:value="0.983659254017065" calcext:value-type="float">
            <text:p>0.983659254017065</text:p>
          </table:table-cell>
          <table:table-cell office:value-type="float" office:value="0.00529283604061759" calcext:value-type="float">
            <text:p>0.005292836040618</text:p>
          </table:table-cell>
          <table:table-cell office:value-type="float" office:value="0.994707163959382" calcext:value-type="float">
            <text:p>0.994707163959382</text:p>
          </table:table-cell>
          <table:table-cell office:value-type="float" office:value="0.0221242517663304" calcext:value-type="float">
            <text:p>0.02212425176633</text:p>
          </table:table-cell>
          <table:table-cell office:value-type="float" office:value="0.97787574823367" calcext:value-type="float">
            <text:p>0.97787574823367</text:p>
          </table:table-cell>
          <table:table-cell table:formula="of:=AVERAGE([.C63];[.E63];[.G63];[.I63];[.K63];[.M63];[.O63];[.Q63];[.S63];[.U63])" office:value-type="float" office:value="0.0178417241070065" calcext:value-type="float">
            <text:p>0.017841724107007</text:p>
          </table:table-cell>
          <table:table-cell table:formula="of:=AVERAGE([.D63];[.F63];[.H63];[.J63];[.L63];[.N63];[.P63];[.R63];[.T63];[.V63])" office:value-type="float" office:value="0.982158275892994" calcext:value-type="float">
            <text:p>0.98215827589299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0.00549947053256368" calcext:value-type="float">
            <text:p>0.005499470532564</text:p>
          </table:table-cell>
          <table:table-cell office:value-type="float" office:value="0.994500529467436" calcext:value-type="float">
            <text:p>0.994500529467436</text:p>
          </table:table-cell>
          <table:table-cell office:value-type="float" office:value="0.00199326298010242" calcext:value-type="float">
            <text:p>0.001993262980102</text:p>
          </table:table-cell>
          <table:table-cell office:value-type="float" office:value="0.998006737019898" calcext:value-type="float">
            <text:p>0.998006737019898</text:p>
          </table:table-cell>
          <table:table-cell office:value-type="float" office:value="0.0032015424306913" calcext:value-type="float">
            <text:p>0.003201542430691</text:p>
          </table:table-cell>
          <table:table-cell office:value-type="float" office:value="0.996798457569309" calcext:value-type="float">
            <text:p>0.996798457569309</text:p>
          </table:table-cell>
          <table:table-cell office:value-type="float" office:value="0.00268113763275587" calcext:value-type="float">
            <text:p>0.002681137632756</text:p>
          </table:table-cell>
          <table:table-cell office:value-type="float" office:value="0.997318862367244" calcext:value-type="float">
            <text:p>0.997318862367244</text:p>
          </table:table-cell>
          <table:table-cell office:value-type="float" office:value="0.00245645475304805" calcext:value-type="float">
            <text:p>0.002456454753048</text:p>
          </table:table-cell>
          <table:table-cell office:value-type="float" office:value="0.997543545246952" calcext:value-type="float">
            <text:p>0.997543545246952</text:p>
          </table:table-cell>
          <table:table-cell office:value-type="float" office:value="0.00389645883200777" calcext:value-type="float">
            <text:p>0.003896458832008</text:p>
          </table:table-cell>
          <table:table-cell office:value-type="float" office:value="0.996103541167992" calcext:value-type="float">
            <text:p>0.996103541167992</text:p>
          </table:table-cell>
          <table:table-cell office:value-type="float" office:value="0.00391872430966074" calcext:value-type="float">
            <text:p>0.003918724309661</text:p>
          </table:table-cell>
          <table:table-cell office:value-type="float" office:value="0.996081275690339" calcext:value-type="float">
            <text:p>0.996081275690339</text:p>
          </table:table-cell>
          <table:table-cell office:value-type="float" office:value="0.00298262413515504" calcext:value-type="float">
            <text:p>0.002982624135155</text:p>
          </table:table-cell>
          <table:table-cell office:value-type="float" office:value="0.997017375864845" calcext:value-type="float">
            <text:p>0.997017375864845</text:p>
          </table:table-cell>
          <table:table-cell office:value-type="float" office:value="0.000667247958736702" calcext:value-type="float">
            <text:p>0.000667247958737</text:p>
          </table:table-cell>
          <table:table-cell office:value-type="float" office:value="0.999332752041263" calcext:value-type="float">
            <text:p>0.999332752041263</text:p>
          </table:table-cell>
          <table:table-cell office:value-type="float" office:value="0.00460238432930952" calcext:value-type="float">
            <text:p>0.00460238432931</text:p>
          </table:table-cell>
          <table:table-cell office:value-type="float" office:value="0.99539761567069" calcext:value-type="float">
            <text:p>0.99539761567069</text:p>
          </table:table-cell>
          <table:table-cell table:formula="of:=AVERAGE([.C64];[.E64];[.G64];[.I64];[.K64];[.M64];[.O64];[.Q64];[.S64];[.U64])" office:value-type="float" office:value="0.00318993078940311" calcext:value-type="float">
            <text:p>0.003189930789403</text:p>
          </table:table-cell>
          <table:table-cell table:formula="of:=AVERAGE([.D64];[.F64];[.H64];[.J64];[.L64];[.N64];[.P64];[.R64];[.T64];[.V64])" office:value-type="float" office:value="0.996810069210597" calcext:value-type="float">
            <text:p>0.99681006921059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0.0420286706622105" calcext:value-type="float">
            <text:p>0.042028670662211</text:p>
          </table:table-cell>
          <table:table-cell office:value-type="float" office:value="0.95797132933779" calcext:value-type="float">
            <text:p>0.95797132933779</text:p>
          </table:table-cell>
          <table:table-cell office:value-type="float" office:value="0.0282140976566058" calcext:value-type="float">
            <text:p>0.028214097656606</text:p>
          </table:table-cell>
          <table:table-cell office:value-type="float" office:value="0.971785902343394" calcext:value-type="float">
            <text:p>0.971785902343394</text:p>
          </table:table-cell>
          <table:table-cell office:value-type="float" office:value="0.0418929564815077" calcext:value-type="float">
            <text:p>0.041892956481508</text:p>
          </table:table-cell>
          <table:table-cell office:value-type="float" office:value="0.958107043518492" calcext:value-type="float">
            <text:p>0.958107043518492</text:p>
          </table:table-cell>
          <table:table-cell office:value-type="float" office:value="0.0224645948570665" calcext:value-type="float">
            <text:p>0.022464594857067</text:p>
          </table:table-cell>
          <table:table-cell office:value-type="float" office:value="0.977535405142934" calcext:value-type="float">
            <text:p>0.977535405142934</text:p>
          </table:table-cell>
          <table:table-cell office:value-type="float" office:value="0.014955588809449" calcext:value-type="float">
            <text:p>0.014955588809449</text:p>
          </table:table-cell>
          <table:table-cell office:value-type="float" office:value="0.985044411190551" calcext:value-type="float">
            <text:p>0.985044411190551</text:p>
          </table:table-cell>
          <table:table-cell office:value-type="float" office:value="0.0435110068646432" calcext:value-type="float">
            <text:p>0.043511006864643</text:p>
          </table:table-cell>
          <table:table-cell office:value-type="float" office:value="0.956488993135357" calcext:value-type="float">
            <text:p>0.956488993135357</text:p>
          </table:table-cell>
          <table:table-cell office:value-type="float" office:value="0.0409999425975455" calcext:value-type="float">
            <text:p>0.040999942597546</text:p>
          </table:table-cell>
          <table:table-cell office:value-type="float" office:value="0.959000057402454" calcext:value-type="float">
            <text:p>0.959000057402454</text:p>
          </table:table-cell>
          <table:table-cell office:value-type="float" office:value="0.0233524914769832" calcext:value-type="float">
            <text:p>0.023352491476983</text:p>
          </table:table-cell>
          <table:table-cell office:value-type="float" office:value="0.976647508523017" calcext:value-type="float">
            <text:p>0.976647508523017</text:p>
          </table:table-cell>
          <table:table-cell office:value-type="float" office:value="0.0101531183558115" calcext:value-type="float">
            <text:p>0.010153118355812</text:p>
          </table:table-cell>
          <table:table-cell office:value-type="float" office:value="0.989846881644188" calcext:value-type="float">
            <text:p>0.989846881644188</text:p>
          </table:table-cell>
          <table:table-cell office:value-type="float" office:value="0.05141790383374" calcext:value-type="float">
            <text:p>0.05141790383374</text:p>
          </table:table-cell>
          <table:table-cell office:value-type="float" office:value="0.94858209616626" calcext:value-type="float">
            <text:p>0.94858209616626</text:p>
          </table:table-cell>
          <table:table-cell table:formula="of:=AVERAGE([.C65];[.E65];[.G65];[.I65];[.K65];[.M65];[.O65];[.Q65];[.S65];[.U65])" office:value-type="float" office:value="0.0318990371595563" calcext:value-type="float">
            <text:p>0.031899037159556</text:p>
          </table:table-cell>
          <table:table-cell table:formula="of:=AVERAGE([.D65];[.F65];[.H65];[.J65];[.L65];[.N65];[.P65];[.R65];[.T65];[.V65])" office:value-type="float" office:value="0.968100962840444" calcext:value-type="float">
            <text:p>0.96810096284044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0.0133128913575528" calcext:value-type="float">
            <text:p>0.013312891357553</text:p>
          </table:table-cell>
          <table:table-cell office:value-type="float" office:value="0.986687108642447" calcext:value-type="float">
            <text:p>0.986687108642447</text:p>
          </table:table-cell>
          <table:table-cell office:value-type="float" office:value="0.00498481458519395" calcext:value-type="float">
            <text:p>0.004984814585194</text:p>
          </table:table-cell>
          <table:table-cell office:value-type="float" office:value="0.995015185414806" calcext:value-type="float">
            <text:p>0.995015185414806</text:p>
          </table:table-cell>
          <table:table-cell office:value-type="float" office:value="0.012863264373183" calcext:value-type="float">
            <text:p>0.012863264373183</text:p>
          </table:table-cell>
          <table:table-cell office:value-type="float" office:value="0.987136735626817" calcext:value-type="float">
            <text:p>0.987136735626817</text:p>
          </table:table-cell>
          <table:table-cell office:value-type="float" office:value="0.00427820086549376" calcext:value-type="float">
            <text:p>0.004278200865494</text:p>
          </table:table-cell>
          <table:table-cell office:value-type="float" office:value="0.995721799134506" calcext:value-type="float">
            <text:p>0.995721799134506</text:p>
          </table:table-cell>
          <table:table-cell office:value-type="float" office:value="0.0135770486560832" calcext:value-type="float">
            <text:p>0.013577048656083</text:p>
          </table:table-cell>
          <table:table-cell office:value-type="float" office:value="0.986422951343917" calcext:value-type="float">
            <text:p>0.986422951343917</text:p>
          </table:table-cell>
          <table:table-cell office:value-type="float" office:value="0.00470721424438588" calcext:value-type="float">
            <text:p>0.004707214244386</text:p>
          </table:table-cell>
          <table:table-cell office:value-type="float" office:value="0.995292785755614" calcext:value-type="float">
            <text:p>0.995292785755614</text:p>
          </table:table-cell>
          <table:table-cell office:value-type="float" office:value="0.00541574099334852" calcext:value-type="float">
            <text:p>0.005415740993349</text:p>
          </table:table-cell>
          <table:table-cell office:value-type="float" office:value="0.994584259006652" calcext:value-type="float">
            <text:p>0.994584259006652</text:p>
          </table:table-cell>
          <table:table-cell office:value-type="float" office:value="0.00609175440884761" calcext:value-type="float">
            <text:p>0.006091754408848</text:p>
          </table:table-cell>
          <table:table-cell office:value-type="float" office:value="0.993908245591152" calcext:value-type="float">
            <text:p>0.993908245591152</text:p>
          </table:table-cell>
          <table:table-cell office:value-type="float" office:value="0.00443061142507728" calcext:value-type="float">
            <text:p>0.004430611425077</text:p>
          </table:table-cell>
          <table:table-cell office:value-type="float" office:value="0.995569388574923" calcext:value-type="float">
            <text:p>0.995569388574923</text:p>
          </table:table-cell>
          <table:table-cell office:value-type="float" office:value="0.0069898080776107" calcext:value-type="float">
            <text:p>0.006989808077611</text:p>
          </table:table-cell>
          <table:table-cell office:value-type="float" office:value="0.993010191922389" calcext:value-type="float">
            <text:p>0.993010191922389</text:p>
          </table:table-cell>
          <table:table-cell table:formula="of:=AVERAGE([.C66];[.E66];[.G66];[.I66];[.K66];[.M66];[.O66];[.Q66];[.S66];[.U66])" office:value-type="float" office:value="0.00766513489867767" calcext:value-type="float">
            <text:p>0.007665134898678</text:p>
          </table:table-cell>
          <table:table-cell table:formula="of:=AVERAGE([.D66];[.F66];[.H66];[.J66];[.L66];[.N66];[.P66];[.R66];[.T66];[.V66])" office:value-type="float" office:value="0.992334865101322" calcext:value-type="float">
            <text:p>0.99233486510132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0.119313184585243" calcext:value-type="float">
            <text:p>0.119313184585243</text:p>
          </table:table-cell>
          <table:table-cell office:value-type="float" office:value="0.880686815414757" calcext:value-type="float">
            <text:p>0.880686815414757</text:p>
          </table:table-cell>
          <table:table-cell office:value-type="float" office:value="0.0907489079228399" calcext:value-type="float">
            <text:p>0.09074890792284</text:p>
          </table:table-cell>
          <table:table-cell office:value-type="float" office:value="0.90925109207716" calcext:value-type="float">
            <text:p>0.90925109207716</text:p>
          </table:table-cell>
          <table:table-cell office:value-type="float" office:value="0.0828044352415616" calcext:value-type="float">
            <text:p>0.082804435241562</text:p>
          </table:table-cell>
          <table:table-cell office:value-type="float" office:value="0.917195564758438" calcext:value-type="float">
            <text:p>0.917195564758438</text:p>
          </table:table-cell>
          <table:table-cell office:value-type="float" office:value="0.152447140419409" calcext:value-type="float">
            <text:p>0.152447140419409</text:p>
          </table:table-cell>
          <table:table-cell office:value-type="float" office:value="0.847552859580591" calcext:value-type="float">
            <text:p>0.847552859580591</text:p>
          </table:table-cell>
          <table:table-cell office:value-type="float" office:value="0.251730111848834" calcext:value-type="float">
            <text:p>0.251730111848834</text:p>
          </table:table-cell>
          <table:table-cell office:value-type="float" office:value="0.748269888151166" calcext:value-type="float">
            <text:p>0.748269888151166</text:p>
          </table:table-cell>
          <table:table-cell office:value-type="float" office:value="0.0286044939353561" calcext:value-type="float">
            <text:p>0.028604493935356</text:p>
          </table:table-cell>
          <table:table-cell office:value-type="float" office:value="0.971395506064644" calcext:value-type="float">
            <text:p>0.971395506064644</text:p>
          </table:table-cell>
          <table:table-cell office:value-type="float" office:value="0.184538204312802" calcext:value-type="float">
            <text:p>0.184538204312802</text:p>
          </table:table-cell>
          <table:table-cell office:value-type="float" office:value="0.815461795687198" calcext:value-type="float">
            <text:p>0.815461795687198</text:p>
          </table:table-cell>
          <table:table-cell office:value-type="float" office:value="0.15764612856871" calcext:value-type="float">
            <text:p>0.15764612856871</text:p>
          </table:table-cell>
          <table:table-cell office:value-type="float" office:value="0.84235387143129" calcext:value-type="float">
            <text:p>0.84235387143129</text:p>
          </table:table-cell>
          <table:table-cell office:value-type="float" office:value="0.126378311519065" calcext:value-type="float">
            <text:p>0.126378311519065</text:p>
          </table:table-cell>
          <table:table-cell office:value-type="float" office:value="0.873621688480935" calcext:value-type="float">
            <text:p>0.873621688480935</text:p>
          </table:table-cell>
          <table:table-cell office:value-type="float" office:value="0.120844282439453" calcext:value-type="float">
            <text:p>0.120844282439453</text:p>
          </table:table-cell>
          <table:table-cell office:value-type="float" office:value="0.879155717560547" calcext:value-type="float">
            <text:p>0.879155717560547</text:p>
          </table:table-cell>
          <table:table-cell table:formula="of:=AVERAGE([.C67];[.E67];[.G67];[.I67];[.K67];[.M67];[.O67];[.Q67];[.S67];[.U67])" office:value-type="float" office:value="0.131505520079327" calcext:value-type="float">
            <text:p>0.131505520079327</text:p>
          </table:table-cell>
          <table:table-cell table:formula="of:=AVERAGE([.D67];[.F67];[.H67];[.J67];[.L67];[.N67];[.P67];[.R67];[.T67];[.V67])" office:value-type="float" office:value="0.868494479920673" calcext:value-type="float">
            <text:p>0.86849447992067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871618303689431" calcext:value-type="float">
            <text:p>0.871618303689431</text:p>
          </table:table-cell>
          <table:table-cell office:value-type="float" office:value="0.128381696310569" calcext:value-type="float">
            <text:p>0.128381696310569</text:p>
          </table:table-cell>
          <table:table-cell office:value-type="float" office:value="0.872623518547171" calcext:value-type="float">
            <text:p>0.872623518547171</text:p>
          </table:table-cell>
          <table:table-cell office:value-type="float" office:value="0.127376481452829" calcext:value-type="float">
            <text:p>0.127376481452829</text:p>
          </table:table-cell>
          <table:table-cell office:value-type="float" office:value="0.865553858731981" calcext:value-type="float">
            <text:p>0.865553858731981</text:p>
          </table:table-cell>
          <table:table-cell office:value-type="float" office:value="0.134446141268019" calcext:value-type="float">
            <text:p>0.134446141268019</text:p>
          </table:table-cell>
          <table:table-cell office:value-type="float" office:value="0.853198617942901" calcext:value-type="float">
            <text:p>0.853198617942901</text:p>
          </table:table-cell>
          <table:table-cell office:value-type="float" office:value="0.146801382057099" calcext:value-type="float">
            <text:p>0.146801382057099</text:p>
          </table:table-cell>
          <table:table-cell office:value-type="float" office:value="0.931260710441752" calcext:value-type="float">
            <text:p>0.931260710441752</text:p>
          </table:table-cell>
          <table:table-cell office:value-type="float" office:value="0.0687392895582481" calcext:value-type="float">
            <text:p>0.068739289558248</text:p>
          </table:table-cell>
          <table:table-cell office:value-type="float" office:value="0.885091147855943" calcext:value-type="float">
            <text:p>0.885091147855943</text:p>
          </table:table-cell>
          <table:table-cell office:value-type="float" office:value="0.114908852144057" calcext:value-type="float">
            <text:p>0.114908852144057</text:p>
          </table:table-cell>
          <table:table-cell office:value-type="float" office:value="0.869407712043058" calcext:value-type="float">
            <text:p>0.869407712043058</text:p>
          </table:table-cell>
          <table:table-cell office:value-type="float" office:value="0.130592287956942" calcext:value-type="float">
            <text:p>0.130592287956942</text:p>
          </table:table-cell>
          <table:table-cell office:value-type="float" office:value="0.885052816109712" calcext:value-type="float">
            <text:p>0.885052816109712</text:p>
          </table:table-cell>
          <table:table-cell office:value-type="float" office:value="0.114947183890288" calcext:value-type="float">
            <text:p>0.114947183890288</text:p>
          </table:table-cell>
          <table:table-cell office:value-type="float" office:value="0.803238204774152" calcext:value-type="float">
            <text:p>0.803238204774152</text:p>
          </table:table-cell>
          <table:table-cell office:value-type="float" office:value="0.196761795225848" calcext:value-type="float">
            <text:p>0.196761795225848</text:p>
          </table:table-cell>
          <table:table-cell office:value-type="float" office:value="0.811697123588175" calcext:value-type="float">
            <text:p>0.811697123588175</text:p>
          </table:table-cell>
          <table:table-cell office:value-type="float" office:value="0.188302876411825" calcext:value-type="float">
            <text:p>0.188302876411825</text:p>
          </table:table-cell>
          <table:table-cell table:formula="of:=AVERAGE([.C68];[.E68];[.G68];[.I68];[.K68];[.M68];[.O68];[.Q68];[.S68];[.U68])" office:value-type="float" office:value="0.864874201372428" calcext:value-type="float">
            <text:p>0.864874201372428</text:p>
          </table:table-cell>
          <table:table-cell table:formula="of:=AVERAGE([.D68];[.F68];[.H68];[.J68];[.L68];[.N68];[.P68];[.R68];[.T68];[.V68])" office:value-type="float" office:value="0.135125798627572" calcext:value-type="float">
            <text:p>0.13512579862757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.00782838982506954" calcext:value-type="float">
            <text:p>0.00782838982507</text:p>
          </table:table-cell>
          <table:table-cell office:value-type="float" office:value="0.99217161017493" calcext:value-type="float">
            <text:p>0.99217161017493</text:p>
          </table:table-cell>
          <table:table-cell office:value-type="float" office:value="0.00592720231570946" calcext:value-type="float">
            <text:p>0.005927202315709</text:p>
          </table:table-cell>
          <table:table-cell office:value-type="float" office:value="0.994072797684291" calcext:value-type="float">
            <text:p>0.994072797684291</text:p>
          </table:table-cell>
          <table:table-cell office:value-type="float" office:value="0.00636023973873815" calcext:value-type="float">
            <text:p>0.006360239738738</text:p>
          </table:table-cell>
          <table:table-cell office:value-type="float" office:value="0.993639760261262" calcext:value-type="float">
            <text:p>0.993639760261262</text:p>
          </table:table-cell>
          <table:table-cell office:value-type="float" office:value="0.00839429662485177" calcext:value-type="float">
            <text:p>0.008394296624852</text:p>
          </table:table-cell>
          <table:table-cell office:value-type="float" office:value="0.991605703375148" calcext:value-type="float">
            <text:p>0.991605703375148</text:p>
          </table:table-cell>
          <table:table-cell office:value-type="float" office:value="0.0106433101187825" calcext:value-type="float">
            <text:p>0.010643310118783</text:p>
          </table:table-cell>
          <table:table-cell office:value-type="float" office:value="0.989356689881218" calcext:value-type="float">
            <text:p>0.989356689881218</text:p>
          </table:table-cell>
          <table:table-cell office:value-type="float" office:value="0.0302571726090621" calcext:value-type="float">
            <text:p>0.030257172609062</text:p>
          </table:table-cell>
          <table:table-cell office:value-type="float" office:value="0.969742827390938" calcext:value-type="float">
            <text:p>0.969742827390938</text:p>
          </table:table-cell>
          <table:table-cell office:value-type="float" office:value="0.00488132718314989" calcext:value-type="float">
            <text:p>0.00488132718315</text:p>
          </table:table-cell>
          <table:table-cell office:value-type="float" office:value="0.99511867281685" calcext:value-type="float">
            <text:p>0.99511867281685</text:p>
          </table:table-cell>
          <table:table-cell office:value-type="float" office:value="0.0171812741299041" calcext:value-type="float">
            <text:p>0.017181274129904</text:p>
          </table:table-cell>
          <table:table-cell office:value-type="float" office:value="0.982818725870096" calcext:value-type="float">
            <text:p>0.982818725870096</text:p>
          </table:table-cell>
          <table:table-cell office:value-type="float" office:value="0.0042189960340366" calcext:value-type="float">
            <text:p>0.004218996034037</text:p>
          </table:table-cell>
          <table:table-cell office:value-type="float" office:value="0.995781003965964" calcext:value-type="float">
            <text:p>0.995781003965964</text:p>
          </table:table-cell>
          <table:table-cell office:value-type="float" office:value="0.0110321858023833" calcext:value-type="float">
            <text:p>0.011032185802383</text:p>
          </table:table-cell>
          <table:table-cell office:value-type="float" office:value="0.988967814197617" calcext:value-type="float">
            <text:p>0.988967814197617</text:p>
          </table:table-cell>
          <table:table-cell table:formula="of:=AVERAGE([.C69];[.E69];[.G69];[.I69];[.K69];[.M69];[.O69];[.Q69];[.S69];[.U69])" office:value-type="float" office:value="0.0106724394381687" calcext:value-type="float">
            <text:p>0.010672439438169</text:p>
          </table:table-cell>
          <table:table-cell table:formula="of:=AVERAGE([.D69];[.F69];[.H69];[.J69];[.L69];[.N69];[.P69];[.R69];[.T69];[.V69])" office:value-type="float" office:value="0.989327560561831" calcext:value-type="float">
            <text:p>0.98932756056183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.166851161512166" calcext:value-type="float">
            <text:p>0.166851161512166</text:p>
          </table:table-cell>
          <table:table-cell office:value-type="float" office:value="0.833148838487834" calcext:value-type="float">
            <text:p>0.833148838487834</text:p>
          </table:table-cell>
          <table:table-cell office:value-type="float" office:value="0.0645540282501" calcext:value-type="float">
            <text:p>0.0645540282501</text:p>
          </table:table-cell>
          <table:table-cell office:value-type="float" office:value="0.9354459717499" calcext:value-type="float">
            <text:p>0.9354459717499</text:p>
          </table:table-cell>
          <table:table-cell office:value-type="float" office:value="0.0676390719329313" calcext:value-type="float">
            <text:p>0.067639071932931</text:p>
          </table:table-cell>
          <table:table-cell office:value-type="float" office:value="0.932360928067069" calcext:value-type="float">
            <text:p>0.932360928067069</text:p>
          </table:table-cell>
          <table:table-cell office:value-type="float" office:value="0.0484434089318474" calcext:value-type="float">
            <text:p>0.048443408931847</text:p>
          </table:table-cell>
          <table:table-cell office:value-type="float" office:value="0.951556591068153" calcext:value-type="float">
            <text:p>0.951556591068153</text:p>
          </table:table-cell>
          <table:table-cell office:value-type="float" office:value="0.099064531141555" calcext:value-type="float">
            <text:p>0.099064531141555</text:p>
          </table:table-cell>
          <table:table-cell office:value-type="float" office:value="0.900935468858445" calcext:value-type="float">
            <text:p>0.900935468858445</text:p>
          </table:table-cell>
          <table:table-cell office:value-type="float" office:value="0.0578752184027444" calcext:value-type="float">
            <text:p>0.057875218402744</text:p>
          </table:table-cell>
          <table:table-cell office:value-type="float" office:value="0.942124781597255" calcext:value-type="float">
            <text:p>0.942124781597255</text:p>
          </table:table-cell>
          <table:table-cell office:value-type="float" office:value="0.0241889248102379" calcext:value-type="float">
            <text:p>0.024188924810238</text:p>
          </table:table-cell>
          <table:table-cell office:value-type="float" office:value="0.975811075189762" calcext:value-type="float">
            <text:p>0.975811075189762</text:p>
          </table:table-cell>
          <table:table-cell office:value-type="float" office:value="0.128780409561737" calcext:value-type="float">
            <text:p>0.128780409561737</text:p>
          </table:table-cell>
          <table:table-cell office:value-type="float" office:value="0.871219590438263" calcext:value-type="float">
            <text:p>0.871219590438263</text:p>
          </table:table-cell>
          <table:table-cell office:value-type="float" office:value="0.113573686504691" calcext:value-type="float">
            <text:p>0.113573686504691</text:p>
          </table:table-cell>
          <table:table-cell office:value-type="float" office:value="0.886426313495309" calcext:value-type="float">
            <text:p>0.886426313495309</text:p>
          </table:table-cell>
          <table:table-cell office:value-type="float" office:value="0.108636734117384" calcext:value-type="float">
            <text:p>0.108636734117384</text:p>
          </table:table-cell>
          <table:table-cell office:value-type="float" office:value="0.891363265882616" calcext:value-type="float">
            <text:p>0.891363265882616</text:p>
          </table:table-cell>
          <table:table-cell table:formula="of:=AVERAGE([.C70];[.E70];[.G70];[.I70];[.K70];[.M70];[.O70];[.Q70];[.S70];[.U70])" office:value-type="float" office:value="0.0879607175165394" calcext:value-type="float">
            <text:p>0.087960717516539</text:p>
          </table:table-cell>
          <table:table-cell table:formula="of:=AVERAGE([.D70];[.F70];[.H70];[.J70];[.L70];[.N70];[.P70];[.R70];[.T70];[.V70])" office:value-type="float" office:value="0.91203928248346" calcext:value-type="float">
            <text:p>0.9120392824834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0.0404360100766066" calcext:value-type="float">
            <text:p>0.040436010076607</text:p>
          </table:table-cell>
          <table:table-cell office:value-type="float" office:value="0.959563989923394" calcext:value-type="float">
            <text:p>0.959563989923394</text:p>
          </table:table-cell>
          <table:table-cell office:value-type="float" office:value="0.0314277579905149" calcext:value-type="float">
            <text:p>0.031427757990515</text:p>
          </table:table-cell>
          <table:table-cell office:value-type="float" office:value="0.968572242009485" calcext:value-type="float">
            <text:p>0.968572242009485</text:p>
          </table:table-cell>
          <table:table-cell office:value-type="float" office:value="0.0263588882486625" calcext:value-type="float">
            <text:p>0.026358888248663</text:p>
          </table:table-cell>
          <table:table-cell office:value-type="float" office:value="0.973641111751337" calcext:value-type="float">
            <text:p>0.973641111751337</text:p>
          </table:table-cell>
          <table:table-cell office:value-type="float" office:value="0.0266129259530036" calcext:value-type="float">
            <text:p>0.026612925953004</text:p>
          </table:table-cell>
          <table:table-cell office:value-type="float" office:value="0.973387074046996" calcext:value-type="float">
            <text:p>0.973387074046996</text:p>
          </table:table-cell>
          <table:table-cell office:value-type="float" office:value="0.0327119898103567" calcext:value-type="float">
            <text:p>0.032711989810357</text:p>
          </table:table-cell>
          <table:table-cell office:value-type="float" office:value="0.967288010189643" calcext:value-type="float">
            <text:p>0.967288010189643</text:p>
          </table:table-cell>
          <table:table-cell office:value-type="float" office:value="0.0128550522285509" calcext:value-type="float">
            <text:p>0.012855052228551</text:p>
          </table:table-cell>
          <table:table-cell office:value-type="float" office:value="0.987144947771449" calcext:value-type="float">
            <text:p>0.987144947771449</text:p>
          </table:table-cell>
          <table:table-cell office:value-type="float" office:value="0.0164536162428995" calcext:value-type="float">
            <text:p>0.0164536162429</text:p>
          </table:table-cell>
          <table:table-cell office:value-type="float" office:value="0.9835463837571" calcext:value-type="float">
            <text:p>0.9835463837571</text:p>
          </table:table-cell>
          <table:table-cell office:value-type="float" office:value="0.0210458665519505" calcext:value-type="float">
            <text:p>0.021045866551951</text:p>
          </table:table-cell>
          <table:table-cell office:value-type="float" office:value="0.97895413344805" calcext:value-type="float">
            <text:p>0.97895413344805</text:p>
          </table:table-cell>
          <table:table-cell office:value-type="float" office:value="0.0448765212082165" calcext:value-type="float">
            <text:p>0.044876521208217</text:p>
          </table:table-cell>
          <table:table-cell office:value-type="float" office:value="0.955123478791784" calcext:value-type="float">
            <text:p>0.955123478791784</text:p>
          </table:table-cell>
          <table:table-cell office:value-type="float" office:value="0.0116741032627731" calcext:value-type="float">
            <text:p>0.011674103262773</text:p>
          </table:table-cell>
          <table:table-cell office:value-type="float" office:value="0.988325896737227" calcext:value-type="float">
            <text:p>0.988325896737227</text:p>
          </table:table-cell>
          <table:table-cell table:formula="of:=AVERAGE([.C71];[.E71];[.G71];[.I71];[.K71];[.M71];[.O71];[.Q71];[.S71];[.U71])" office:value-type="float" office:value="0.0264452731573535" calcext:value-type="float">
            <text:p>0.026445273157354</text:p>
          </table:table-cell>
          <table:table-cell table:formula="of:=AVERAGE([.D71];[.F71];[.H71];[.J71];[.L71];[.N71];[.P71];[.R71];[.T71];[.V71])" office:value-type="float" office:value="0.973554726842647" calcext:value-type="float">
            <text:p>0.97355472684264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0.0573968641971415" calcext:value-type="float">
            <text:p>0.057396864197142</text:p>
          </table:table-cell>
          <table:table-cell office:value-type="float" office:value="0.942603135802858" calcext:value-type="float">
            <text:p>0.942603135802858</text:p>
          </table:table-cell>
          <table:table-cell office:value-type="float" office:value="0.0237336163094258" calcext:value-type="float">
            <text:p>0.023733616309426</text:p>
          </table:table-cell>
          <table:table-cell office:value-type="float" office:value="0.976266383690574" calcext:value-type="float">
            <text:p>0.976266383690574</text:p>
          </table:table-cell>
          <table:table-cell office:value-type="float" office:value="0.0598641080392879" calcext:value-type="float">
            <text:p>0.059864108039288</text:p>
          </table:table-cell>
          <table:table-cell office:value-type="float" office:value="0.940135891960712" calcext:value-type="float">
            <text:p>0.940135891960712</text:p>
          </table:table-cell>
          <table:table-cell office:value-type="float" office:value="0.0295210037492757" calcext:value-type="float">
            <text:p>0.029521003749276</text:p>
          </table:table-cell>
          <table:table-cell office:value-type="float" office:value="0.970478996250724" calcext:value-type="float">
            <text:p>0.970478996250724</text:p>
          </table:table-cell>
          <table:table-cell office:value-type="float" office:value="0.0421922248356262" calcext:value-type="float">
            <text:p>0.042192224835626</text:p>
          </table:table-cell>
          <table:table-cell office:value-type="float" office:value="0.957807775164374" calcext:value-type="float">
            <text:p>0.957807775164374</text:p>
          </table:table-cell>
          <table:table-cell office:value-type="float" office:value="0.0267220422996756" calcext:value-type="float">
            <text:p>0.026722042299676</text:p>
          </table:table-cell>
          <table:table-cell office:value-type="float" office:value="0.973277957700324" calcext:value-type="float">
            <text:p>0.973277957700324</text:p>
          </table:table-cell>
          <table:table-cell office:value-type="float" office:value="0.0298355282413185" calcext:value-type="float">
            <text:p>0.029835528241319</text:p>
          </table:table-cell>
          <table:table-cell office:value-type="float" office:value="0.970164471758682" calcext:value-type="float">
            <text:p>0.970164471758682</text:p>
          </table:table-cell>
          <table:table-cell office:value-type="float" office:value="0.0263401125640404" calcext:value-type="float">
            <text:p>0.02634011256404</text:p>
          </table:table-cell>
          <table:table-cell office:value-type="float" office:value="0.97365988743596" calcext:value-type="float">
            <text:p>0.97365988743596</text:p>
          </table:table-cell>
          <table:table-cell office:value-type="float" office:value="0.0245019484826996" calcext:value-type="float">
            <text:p>0.0245019484827</text:p>
          </table:table-cell>
          <table:table-cell office:value-type="float" office:value="0.9754980515173" calcext:value-type="float">
            <text:p>0.9754980515173</text:p>
          </table:table-cell>
          <table:table-cell office:value-type="float" office:value="0.0492948378592808" calcext:value-type="float">
            <text:p>0.049294837859281</text:p>
          </table:table-cell>
          <table:table-cell office:value-type="float" office:value="0.950705162140719" calcext:value-type="float">
            <text:p>0.950705162140719</text:p>
          </table:table-cell>
          <table:table-cell table:formula="of:=AVERAGE([.C72];[.E72];[.G72];[.I72];[.K72];[.M72];[.O72];[.Q72];[.S72];[.U72])" office:value-type="float" office:value="0.0369402286577772" calcext:value-type="float">
            <text:p>0.036940228657777</text:p>
          </table:table-cell>
          <table:table-cell table:formula="of:=AVERAGE([.D72];[.F72];[.H72];[.J72];[.L72];[.N72];[.P72];[.R72];[.T72];[.V72])" office:value-type="float" office:value="0.963059771342223" calcext:value-type="float">
            <text:p>0.96305977134222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.298538345201806" calcext:value-type="float">
            <text:p>0.298538345201806</text:p>
          </table:table-cell>
          <table:table-cell office:value-type="float" office:value="0.701461654798194" calcext:value-type="float">
            <text:p>0.701461654798194</text:p>
          </table:table-cell>
          <table:table-cell office:value-type="float" office:value="0.273812094036997" calcext:value-type="float">
            <text:p>0.273812094036997</text:p>
          </table:table-cell>
          <table:table-cell office:value-type="float" office:value="0.726187905963003" calcext:value-type="float">
            <text:p>0.726187905963003</text:p>
          </table:table-cell>
          <table:table-cell office:value-type="float" office:value="0.334523117050799" calcext:value-type="float">
            <text:p>0.334523117050799</text:p>
          </table:table-cell>
          <table:table-cell office:value-type="float" office:value="0.665476882949201" calcext:value-type="float">
            <text:p>0.665476882949201</text:p>
          </table:table-cell>
          <table:table-cell office:value-type="float" office:value="0.300037331500464" calcext:value-type="float">
            <text:p>0.300037331500464</text:p>
          </table:table-cell>
          <table:table-cell office:value-type="float" office:value="0.699962668499536" calcext:value-type="float">
            <text:p>0.699962668499536</text:p>
          </table:table-cell>
          <table:table-cell office:value-type="float" office:value="0.374429354964381" calcext:value-type="float">
            <text:p>0.374429354964381</text:p>
          </table:table-cell>
          <table:table-cell office:value-type="float" office:value="0.625570645035619" calcext:value-type="float">
            <text:p>0.625570645035619</text:p>
          </table:table-cell>
          <table:table-cell office:value-type="float" office:value="0.395669453913201" calcext:value-type="float">
            <text:p>0.395669453913201</text:p>
          </table:table-cell>
          <table:table-cell office:value-type="float" office:value="0.604330546086799" calcext:value-type="float">
            <text:p>0.604330546086799</text:p>
          </table:table-cell>
          <table:table-cell office:value-type="float" office:value="0.299593361175256" calcext:value-type="float">
            <text:p>0.299593361175256</text:p>
          </table:table-cell>
          <table:table-cell office:value-type="float" office:value="0.700406638824744" calcext:value-type="float">
            <text:p>0.700406638824744</text:p>
          </table:table-cell>
          <table:table-cell office:value-type="float" office:value="0.388079316194361" calcext:value-type="float">
            <text:p>0.388079316194361</text:p>
          </table:table-cell>
          <table:table-cell office:value-type="float" office:value="0.611920683805639" calcext:value-type="float">
            <text:p>0.611920683805639</text:p>
          </table:table-cell>
          <table:table-cell office:value-type="float" office:value="0.293735035795217" calcext:value-type="float">
            <text:p>0.293735035795217</text:p>
          </table:table-cell>
          <table:table-cell office:value-type="float" office:value="0.706264964204783" calcext:value-type="float">
            <text:p>0.706264964204783</text:p>
          </table:table-cell>
          <table:table-cell office:value-type="float" office:value="0.199867874713609" calcext:value-type="float">
            <text:p>0.199867874713609</text:p>
          </table:table-cell>
          <table:table-cell office:value-type="float" office:value="0.800132125286391" calcext:value-type="float">
            <text:p>0.800132125286391</text:p>
          </table:table-cell>
          <table:table-cell table:formula="of:=AVERAGE([.C73];[.E73];[.G73];[.I73];[.K73];[.M73];[.O73];[.Q73];[.S73];[.U73])" office:value-type="float" office:value="0.315828528454609" calcext:value-type="float">
            <text:p>0.315828528454609</text:p>
          </table:table-cell>
          <table:table-cell table:formula="of:=AVERAGE([.D73];[.F73];[.H73];[.J73];[.L73];[.N73];[.P73];[.R73];[.T73];[.V73])" office:value-type="float" office:value="0.684171471545391" calcext:value-type="float">
            <text:p>0.68417147154539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0.0564876283206635" calcext:value-type="float">
            <text:p>0.056487628320664</text:p>
          </table:table-cell>
          <table:table-cell office:value-type="float" office:value="0.943512371679336" calcext:value-type="float">
            <text:p>0.943512371679336</text:p>
          </table:table-cell>
          <table:table-cell office:value-type="float" office:value="0.0379155734389656" calcext:value-type="float">
            <text:p>0.037915573438966</text:p>
          </table:table-cell>
          <table:table-cell office:value-type="float" office:value="0.962084426561034" calcext:value-type="float">
            <text:p>0.962084426561034</text:p>
          </table:table-cell>
          <table:table-cell office:value-type="float" office:value="0.0428019359099484" calcext:value-type="float">
            <text:p>0.042801935909948</text:p>
          </table:table-cell>
          <table:table-cell office:value-type="float" office:value="0.957198064090052" calcext:value-type="float">
            <text:p>0.957198064090052</text:p>
          </table:table-cell>
          <table:table-cell office:value-type="float" office:value="0.0274233693806504" calcext:value-type="float">
            <text:p>0.02742336938065</text:p>
          </table:table-cell>
          <table:table-cell office:value-type="float" office:value="0.97257663061935" calcext:value-type="float">
            <text:p>0.97257663061935</text:p>
          </table:table-cell>
          <table:table-cell office:value-type="float" office:value="0.0288376162395726" calcext:value-type="float">
            <text:p>0.028837616239573</text:p>
          </table:table-cell>
          <table:table-cell office:value-type="float" office:value="0.971162383760428" calcext:value-type="float">
            <text:p>0.971162383760428</text:p>
          </table:table-cell>
          <table:table-cell office:value-type="float" office:value="0.0191466970131747" calcext:value-type="float">
            <text:p>0.019146697013175</text:p>
          </table:table-cell>
          <table:table-cell office:value-type="float" office:value="0.980853302986825" calcext:value-type="float">
            <text:p>0.980853302986825</text:p>
          </table:table-cell>
          <table:table-cell office:value-type="float" office:value="0.035312063020479" calcext:value-type="float">
            <text:p>0.035312063020479</text:p>
          </table:table-cell>
          <table:table-cell office:value-type="float" office:value="0.964687936979521" calcext:value-type="float">
            <text:p>0.964687936979521</text:p>
          </table:table-cell>
          <table:table-cell office:value-type="float" office:value="0.0188197096072216" calcext:value-type="float">
            <text:p>0.018819709607222</text:p>
          </table:table-cell>
          <table:table-cell office:value-type="float" office:value="0.981180290392778" calcext:value-type="float">
            <text:p>0.981180290392778</text:p>
          </table:table-cell>
          <table:table-cell office:value-type="float" office:value="0.0198076800161629" calcext:value-type="float">
            <text:p>0.019807680016163</text:p>
          </table:table-cell>
          <table:table-cell office:value-type="float" office:value="0.980192319983837" calcext:value-type="float">
            <text:p>0.980192319983837</text:p>
          </table:table-cell>
          <table:table-cell office:value-type="float" office:value="0.025443844189252" calcext:value-type="float">
            <text:p>0.025443844189252</text:p>
          </table:table-cell>
          <table:table-cell office:value-type="float" office:value="0.974556155810748" calcext:value-type="float">
            <text:p>0.974556155810748</text:p>
          </table:table-cell>
          <table:table-cell table:formula="of:=AVERAGE([.C74];[.E74];[.G74];[.I74];[.K74];[.M74];[.O74];[.Q74];[.S74];[.U74])" office:value-type="float" office:value="0.0311996117136091" calcext:value-type="float">
            <text:p>0.031199611713609</text:p>
          </table:table-cell>
          <table:table-cell table:formula="of:=AVERAGE([.D74];[.F74];[.H74];[.J74];[.L74];[.N74];[.P74];[.R74];[.T74];[.V74])" office:value-type="float" office:value="0.968800388286391" calcext:value-type="float">
            <text:p>0.96880038828639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.225725961162248" calcext:value-type="float">
            <text:p>0.225725961162248</text:p>
          </table:table-cell>
          <table:table-cell office:value-type="float" office:value="0.774274038837752" calcext:value-type="float">
            <text:p>0.774274038837752</text:p>
          </table:table-cell>
          <table:table-cell office:value-type="float" office:value="0.266252488243128" calcext:value-type="float">
            <text:p>0.266252488243128</text:p>
          </table:table-cell>
          <table:table-cell office:value-type="float" office:value="0.733747511756871" calcext:value-type="float">
            <text:p>0.733747511756871</text:p>
          </table:table-cell>
          <table:table-cell office:value-type="float" office:value="0.295846201413073" calcext:value-type="float">
            <text:p>0.295846201413073</text:p>
          </table:table-cell>
          <table:table-cell office:value-type="float" office:value="0.704153798586926" calcext:value-type="float">
            <text:p>0.704153798586926</text:p>
          </table:table-cell>
          <table:table-cell office:value-type="float" office:value="0.2856364065325" calcext:value-type="float">
            <text:p>0.2856364065325</text:p>
          </table:table-cell>
          <table:table-cell office:value-type="float" office:value="0.7143635934675" calcext:value-type="float">
            <text:p>0.7143635934675</text:p>
          </table:table-cell>
          <table:table-cell office:value-type="float" office:value="0.331820225567095" calcext:value-type="float">
            <text:p>0.331820225567095</text:p>
          </table:table-cell>
          <table:table-cell office:value-type="float" office:value="0.668179774432905" calcext:value-type="float">
            <text:p>0.668179774432905</text:p>
          </table:table-cell>
          <table:table-cell office:value-type="float" office:value="0.288363426178843" calcext:value-type="float">
            <text:p>0.288363426178843</text:p>
          </table:table-cell>
          <table:table-cell office:value-type="float" office:value="0.711636573821157" calcext:value-type="float">
            <text:p>0.711636573821157</text:p>
          </table:table-cell>
          <table:table-cell office:value-type="float" office:value="0.313974773360666" calcext:value-type="float">
            <text:p>0.313974773360666</text:p>
          </table:table-cell>
          <table:table-cell office:value-type="float" office:value="0.686025226639334" calcext:value-type="float">
            <text:p>0.686025226639334</text:p>
          </table:table-cell>
          <table:table-cell office:value-type="float" office:value="0.276247008762181" calcext:value-type="float">
            <text:p>0.276247008762181</text:p>
          </table:table-cell>
          <table:table-cell office:value-type="float" office:value="0.723752991237819" calcext:value-type="float">
            <text:p>0.723752991237819</text:p>
          </table:table-cell>
          <table:table-cell office:value-type="float" office:value="0.197186069808536" calcext:value-type="float">
            <text:p>0.197186069808536</text:p>
          </table:table-cell>
          <table:table-cell office:value-type="float" office:value="0.802813930191464" calcext:value-type="float">
            <text:p>0.802813930191464</text:p>
          </table:table-cell>
          <table:table-cell office:value-type="float" office:value="0.282456268333604" calcext:value-type="float">
            <text:p>0.282456268333604</text:p>
          </table:table-cell>
          <table:table-cell office:value-type="float" office:value="0.717543731666396" calcext:value-type="float">
            <text:p>0.717543731666396</text:p>
          </table:table-cell>
          <table:table-cell table:formula="of:=AVERAGE([.C75];[.E75];[.G75];[.I75];[.K75];[.M75];[.O75];[.Q75];[.S75];[.U75])" office:value-type="float" office:value="0.276350882936187" calcext:value-type="float">
            <text:p>0.276350882936187</text:p>
          </table:table-cell>
          <table:table-cell table:formula="of:=AVERAGE([.D75];[.F75];[.H75];[.J75];[.L75];[.N75];[.P75];[.R75];[.T75];[.V75])" office:value-type="float" office:value="0.723649117063812" calcext:value-type="float">
            <text:p>0.72364911706381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0.587880629961831" calcext:value-type="float">
            <text:p>0.587880629961831</text:p>
          </table:table-cell>
          <table:table-cell office:value-type="float" office:value="0.412119370038169" calcext:value-type="float">
            <text:p>0.412119370038169</text:p>
          </table:table-cell>
          <table:table-cell office:value-type="float" office:value="0.677569164083569" calcext:value-type="float">
            <text:p>0.677569164083569</text:p>
          </table:table-cell>
          <table:table-cell office:value-type="float" office:value="0.322430835916431" calcext:value-type="float">
            <text:p>0.322430835916431</text:p>
          </table:table-cell>
          <table:table-cell office:value-type="float" office:value="0.559633603574899" calcext:value-type="float">
            <text:p>0.559633603574899</text:p>
          </table:table-cell>
          <table:table-cell office:value-type="float" office:value="0.440366396425101" calcext:value-type="float">
            <text:p>0.440366396425101</text:p>
          </table:table-cell>
          <table:table-cell office:value-type="float" office:value="0.700765008683056" calcext:value-type="float">
            <text:p>0.700765008683056</text:p>
          </table:table-cell>
          <table:table-cell office:value-type="float" office:value="0.299234991316944" calcext:value-type="float">
            <text:p>0.299234991316944</text:p>
          </table:table-cell>
          <table:table-cell office:value-type="float" office:value="0.678390077967724" calcext:value-type="float">
            <text:p>0.678390077967724</text:p>
          </table:table-cell>
          <table:table-cell office:value-type="float" office:value="0.321609922032276" calcext:value-type="float">
            <text:p>0.321609922032276</text:p>
          </table:table-cell>
          <table:table-cell office:value-type="float" office:value="0.513713428795283" calcext:value-type="float">
            <text:p>0.513713428795283</text:p>
          </table:table-cell>
          <table:table-cell office:value-type="float" office:value="0.486286571204716" calcext:value-type="float">
            <text:p>0.486286571204716</text:p>
          </table:table-cell>
          <table:table-cell office:value-type="float" office:value="0.686250659528715" calcext:value-type="float">
            <text:p>0.686250659528715</text:p>
          </table:table-cell>
          <table:table-cell office:value-type="float" office:value="0.313749340471286" calcext:value-type="float">
            <text:p>0.313749340471286</text:p>
          </table:table-cell>
          <table:table-cell office:value-type="float" office:value="0.636605277760543" calcext:value-type="float">
            <text:p>0.636605277760543</text:p>
          </table:table-cell>
          <table:table-cell office:value-type="float" office:value="0.363394722239456" calcext:value-type="float">
            <text:p>0.363394722239456</text:p>
          </table:table-cell>
          <table:table-cell office:value-type="float" office:value="0.512370100278613" calcext:value-type="float">
            <text:p>0.512370100278613</text:p>
          </table:table-cell>
          <table:table-cell office:value-type="float" office:value="0.487629899721387" calcext:value-type="float">
            <text:p>0.487629899721387</text:p>
          </table:table-cell>
          <table:table-cell office:value-type="float" office:value="0.438673360822973" calcext:value-type="float">
            <text:p>0.438673360822973</text:p>
          </table:table-cell>
          <table:table-cell office:value-type="float" office:value="0.561326639177027" calcext:value-type="float">
            <text:p>0.561326639177027</text:p>
          </table:table-cell>
          <table:table-cell table:formula="of:=AVERAGE([.C76];[.E76];[.G76];[.I76];[.K76];[.M76];[.O76];[.Q76];[.S76];[.U76])" office:value-type="float" office:value="0.599185131145721" calcext:value-type="float">
            <text:p>0.599185131145721</text:p>
          </table:table-cell>
          <table:table-cell table:formula="of:=AVERAGE([.D76];[.F76];[.H76];[.J76];[.L76];[.N76];[.P76];[.R76];[.T76];[.V76])" office:value-type="float" office:value="0.400814868854279" calcext:value-type="float">
            <text:p>0.40081486885427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0.334209610597074" calcext:value-type="float">
            <text:p>0.334209610597074</text:p>
          </table:table-cell>
          <table:table-cell office:value-type="float" office:value="0.665790389402926" calcext:value-type="float">
            <text:p>0.665790389402926</text:p>
          </table:table-cell>
          <table:table-cell office:value-type="float" office:value="0.241205645075269" calcext:value-type="float">
            <text:p>0.241205645075269</text:p>
          </table:table-cell>
          <table:table-cell office:value-type="float" office:value="0.758794354924731" calcext:value-type="float">
            <text:p>0.758794354924731</text:p>
          </table:table-cell>
          <table:table-cell office:value-type="float" office:value="0.274109597902985" calcext:value-type="float">
            <text:p>0.274109597902985</text:p>
          </table:table-cell>
          <table:table-cell office:value-type="float" office:value="0.725890402097015" calcext:value-type="float">
            <text:p>0.725890402097015</text:p>
          </table:table-cell>
          <table:table-cell office:value-type="float" office:value="0.113172535152651" calcext:value-type="float">
            <text:p>0.113172535152651</text:p>
          </table:table-cell>
          <table:table-cell office:value-type="float" office:value="0.886827464847348" calcext:value-type="float">
            <text:p>0.886827464847348</text:p>
          </table:table-cell>
          <table:table-cell office:value-type="float" office:value="0.258975004778898" calcext:value-type="float">
            <text:p>0.258975004778898</text:p>
          </table:table-cell>
          <table:table-cell office:value-type="float" office:value="0.741024995221102" calcext:value-type="float">
            <text:p>0.741024995221102</text:p>
          </table:table-cell>
          <table:table-cell office:value-type="float" office:value="0.443825927886484" calcext:value-type="float">
            <text:p>0.443825927886484</text:p>
          </table:table-cell>
          <table:table-cell office:value-type="float" office:value="0.556174072113516" calcext:value-type="float">
            <text:p>0.556174072113516</text:p>
          </table:table-cell>
          <table:table-cell office:value-type="float" office:value="0.366385031185045" calcext:value-type="float">
            <text:p>0.366385031185045</text:p>
          </table:table-cell>
          <table:table-cell office:value-type="float" office:value="0.633614968814955" calcext:value-type="float">
            <text:p>0.633614968814955</text:p>
          </table:table-cell>
          <table:table-cell office:value-type="float" office:value="0.306981673171672" calcext:value-type="float">
            <text:p>0.306981673171672</text:p>
          </table:table-cell>
          <table:table-cell office:value-type="float" office:value="0.693018326828328" calcext:value-type="float">
            <text:p>0.693018326828328</text:p>
          </table:table-cell>
          <table:table-cell office:value-type="float" office:value="0.287324631524605" calcext:value-type="float">
            <text:p>0.287324631524605</text:p>
          </table:table-cell>
          <table:table-cell office:value-type="float" office:value="0.712675368475395" calcext:value-type="float">
            <text:p>0.712675368475395</text:p>
          </table:table-cell>
          <table:table-cell office:value-type="float" office:value="0.384235670560579" calcext:value-type="float">
            <text:p>0.384235670560579</text:p>
          </table:table-cell>
          <table:table-cell office:value-type="float" office:value="0.615764329439421" calcext:value-type="float">
            <text:p>0.615764329439421</text:p>
          </table:table-cell>
          <table:table-cell table:formula="of:=AVERAGE([.C77];[.E77];[.G77];[.I77];[.K77];[.M77];[.O77];[.Q77];[.S77];[.U77])" office:value-type="float" office:value="0.301042532783526" calcext:value-type="float">
            <text:p>0.301042532783526</text:p>
          </table:table-cell>
          <table:table-cell table:formula="of:=AVERAGE([.D77];[.F77];[.H77];[.J77];[.L77];[.N77];[.P77];[.R77];[.T77];[.V77])" office:value-type="float" office:value="0.698957467216474" calcext:value-type="float">
            <text:p>0.69895746721647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0.149979891199888" calcext:value-type="float">
            <text:p>0.149979891199888</text:p>
          </table:table-cell>
          <table:table-cell office:value-type="float" office:value="0.850020108800112" calcext:value-type="float">
            <text:p>0.850020108800112</text:p>
          </table:table-cell>
          <table:table-cell office:value-type="float" office:value="0.195098130731825" calcext:value-type="float">
            <text:p>0.195098130731825</text:p>
          </table:table-cell>
          <table:table-cell office:value-type="float" office:value="0.804901869268175" calcext:value-type="float">
            <text:p>0.804901869268175</text:p>
          </table:table-cell>
          <table:table-cell office:value-type="float" office:value="0.291776098697325" calcext:value-type="float">
            <text:p>0.291776098697325</text:p>
          </table:table-cell>
          <table:table-cell office:value-type="float" office:value="0.708223901302674" calcext:value-type="float">
            <text:p>0.708223901302674</text:p>
          </table:table-cell>
          <table:table-cell office:value-type="float" office:value="0.280462060021511" calcext:value-type="float">
            <text:p>0.280462060021511</text:p>
          </table:table-cell>
          <table:table-cell office:value-type="float" office:value="0.719537939978489" calcext:value-type="float">
            <text:p>0.719537939978489</text:p>
          </table:table-cell>
          <table:table-cell office:value-type="float" office:value="0.297115425603601" calcext:value-type="float">
            <text:p>0.297115425603601</text:p>
          </table:table-cell>
          <table:table-cell office:value-type="float" office:value="0.702884574396399" calcext:value-type="float">
            <text:p>0.702884574396399</text:p>
          </table:table-cell>
          <table:table-cell office:value-type="float" office:value="0.183288796920434" calcext:value-type="float">
            <text:p>0.183288796920434</text:p>
          </table:table-cell>
          <table:table-cell office:value-type="float" office:value="0.816711203079566" calcext:value-type="float">
            <text:p>0.816711203079566</text:p>
          </table:table-cell>
          <table:table-cell office:value-type="float" office:value="0.237131821535903" calcext:value-type="float">
            <text:p>0.237131821535903</text:p>
          </table:table-cell>
          <table:table-cell office:value-type="float" office:value="0.762868178464097" calcext:value-type="float">
            <text:p>0.762868178464097</text:p>
          </table:table-cell>
          <table:table-cell office:value-type="float" office:value="0.169353482294654" calcext:value-type="float">
            <text:p>0.169353482294654</text:p>
          </table:table-cell>
          <table:table-cell office:value-type="float" office:value="0.830646517705346" calcext:value-type="float">
            <text:p>0.830646517705346</text:p>
          </table:table-cell>
          <table:table-cell office:value-type="float" office:value="0.302185684153036" calcext:value-type="float">
            <text:p>0.302185684153036</text:p>
          </table:table-cell>
          <table:table-cell office:value-type="float" office:value="0.697814315846964" calcext:value-type="float">
            <text:p>0.697814315846964</text:p>
          </table:table-cell>
          <table:table-cell office:value-type="float" office:value="0.223156745871962" calcext:value-type="float">
            <text:p>0.223156745871962</text:p>
          </table:table-cell>
          <table:table-cell office:value-type="float" office:value="0.776843254128038" calcext:value-type="float">
            <text:p>0.776843254128038</text:p>
          </table:table-cell>
          <table:table-cell table:formula="of:=AVERAGE([.C78];[.E78];[.G78];[.I78];[.K78];[.M78];[.O78];[.Q78];[.S78];[.U78])" office:value-type="float" office:value="0.232954813703014" calcext:value-type="float">
            <text:p>0.232954813703014</text:p>
          </table:table-cell>
          <table:table-cell table:formula="of:=AVERAGE([.D78];[.F78];[.H78];[.J78];[.L78];[.N78];[.P78];[.R78];[.T78];[.V78])" office:value-type="float" office:value="0.767045186296986" calcext:value-type="float">
            <text:p>0.76704518629698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0.0728676260477752" calcext:value-type="float">
            <text:p>0.072867626047775</text:p>
          </table:table-cell>
          <table:table-cell office:value-type="float" office:value="0.927132373952225" calcext:value-type="float">
            <text:p>0.927132373952225</text:p>
          </table:table-cell>
          <table:table-cell office:value-type="float" office:value="0.0500379919074665" calcext:value-type="float">
            <text:p>0.050037991907467</text:p>
          </table:table-cell>
          <table:table-cell office:value-type="float" office:value="0.949962008092534" calcext:value-type="float">
            <text:p>0.949962008092534</text:p>
          </table:table-cell>
          <table:table-cell office:value-type="float" office:value="0.0574098256008267" calcext:value-type="float">
            <text:p>0.057409825600827</text:p>
          </table:table-cell>
          <table:table-cell office:value-type="float" office:value="0.942590174399173" calcext:value-type="float">
            <text:p>0.942590174399173</text:p>
          </table:table-cell>
          <table:table-cell office:value-type="float" office:value="0.0295761242641327" calcext:value-type="float">
            <text:p>0.029576124264133</text:p>
          </table:table-cell>
          <table:table-cell office:value-type="float" office:value="0.970423875735867" calcext:value-type="float">
            <text:p>0.970423875735867</text:p>
          </table:table-cell>
          <table:table-cell office:value-type="float" office:value="0.067123529217273" calcext:value-type="float">
            <text:p>0.067123529217273</text:p>
          </table:table-cell>
          <table:table-cell office:value-type="float" office:value="0.932876470782727" calcext:value-type="float">
            <text:p>0.932876470782727</text:p>
          </table:table-cell>
          <table:table-cell office:value-type="float" office:value="0.0518377966655477" calcext:value-type="float">
            <text:p>0.051837796665548</text:p>
          </table:table-cell>
          <table:table-cell office:value-type="float" office:value="0.948162203334452" calcext:value-type="float">
            <text:p>0.948162203334452</text:p>
          </table:table-cell>
          <table:table-cell office:value-type="float" office:value="0.0626727073550418" calcext:value-type="float">
            <text:p>0.062672707355042</text:p>
          </table:table-cell>
          <table:table-cell office:value-type="float" office:value="0.937327292644958" calcext:value-type="float">
            <text:p>0.937327292644958</text:p>
          </table:table-cell>
          <table:table-cell office:value-type="float" office:value="0.0314722200612663" calcext:value-type="float">
            <text:p>0.031472220061266</text:p>
          </table:table-cell>
          <table:table-cell office:value-type="float" office:value="0.968527779938734" calcext:value-type="float">
            <text:p>0.968527779938734</text:p>
          </table:table-cell>
          <table:table-cell office:value-type="float" office:value="0.0326566650780885" calcext:value-type="float">
            <text:p>0.032656665078089</text:p>
          </table:table-cell>
          <table:table-cell office:value-type="float" office:value="0.967343334921912" calcext:value-type="float">
            <text:p>0.967343334921912</text:p>
          </table:table-cell>
          <table:table-cell office:value-type="float" office:value="0.114499138876973" calcext:value-type="float">
            <text:p>0.114499138876973</text:p>
          </table:table-cell>
          <table:table-cell office:value-type="float" office:value="0.885500861123027" calcext:value-type="float">
            <text:p>0.885500861123027</text:p>
          </table:table-cell>
          <table:table-cell table:formula="of:=AVERAGE([.C79];[.E79];[.G79];[.I79];[.K79];[.M79];[.O79];[.Q79];[.S79];[.U79])" office:value-type="float" office:value="0.0570153625074391" calcext:value-type="float">
            <text:p>0.057015362507439</text:p>
          </table:table-cell>
          <table:table-cell table:formula="of:=AVERAGE([.D79];[.F79];[.H79];[.J79];[.L79];[.N79];[.P79];[.R79];[.T79];[.V79])" office:value-type="float" office:value="0.942984637492561" calcext:value-type="float">
            <text:p>0.94298463749256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.0784951649556611" calcext:value-type="float">
            <text:p>0.078495164955661</text:p>
          </table:table-cell>
          <table:table-cell office:value-type="float" office:value="0.921504835044339" calcext:value-type="float">
            <text:p>0.921504835044339</text:p>
          </table:table-cell>
          <table:table-cell office:value-type="float" office:value="0.108811127146241" calcext:value-type="float">
            <text:p>0.108811127146241</text:p>
          </table:table-cell>
          <table:table-cell office:value-type="float" office:value="0.891188872853759" calcext:value-type="float">
            <text:p>0.891188872853759</text:p>
          </table:table-cell>
          <table:table-cell office:value-type="float" office:value="0.155103080259685" calcext:value-type="float">
            <text:p>0.155103080259685</text:p>
          </table:table-cell>
          <table:table-cell office:value-type="float" office:value="0.844896919740315" calcext:value-type="float">
            <text:p>0.844896919740315</text:p>
          </table:table-cell>
          <table:table-cell office:value-type="float" office:value="0.16141830848409" calcext:value-type="float">
            <text:p>0.16141830848409</text:p>
          </table:table-cell>
          <table:table-cell office:value-type="float" office:value="0.83858169151591" calcext:value-type="float">
            <text:p>0.83858169151591</text:p>
          </table:table-cell>
          <table:table-cell office:value-type="float" office:value="0.0881364343463716" calcext:value-type="float">
            <text:p>0.088136434346372</text:p>
          </table:table-cell>
          <table:table-cell office:value-type="float" office:value="0.911863565653628" calcext:value-type="float">
            <text:p>0.911863565653628</text:p>
          </table:table-cell>
          <table:table-cell office:value-type="float" office:value="0.167580698182802" calcext:value-type="float">
            <text:p>0.167580698182802</text:p>
          </table:table-cell>
          <table:table-cell office:value-type="float" office:value="0.832419301817198" calcext:value-type="float">
            <text:p>0.832419301817198</text:p>
          </table:table-cell>
          <table:table-cell office:value-type="float" office:value="0.139526665192561" calcext:value-type="float">
            <text:p>0.139526665192561</text:p>
          </table:table-cell>
          <table:table-cell office:value-type="float" office:value="0.860473334807439" calcext:value-type="float">
            <text:p>0.860473334807439</text:p>
          </table:table-cell>
          <table:table-cell office:value-type="float" office:value="0.145425736412051" calcext:value-type="float">
            <text:p>0.145425736412051</text:p>
          </table:table-cell>
          <table:table-cell office:value-type="float" office:value="0.85457426358795" calcext:value-type="float">
            <text:p>0.85457426358795</text:p>
          </table:table-cell>
          <table:table-cell office:value-type="float" office:value="0.0257877866184578" calcext:value-type="float">
            <text:p>0.025787786618458</text:p>
          </table:table-cell>
          <table:table-cell office:value-type="float" office:value="0.974212213381542" calcext:value-type="float">
            <text:p>0.974212213381542</text:p>
          </table:table-cell>
          <table:table-cell office:value-type="float" office:value="0.127339678256483" calcext:value-type="float">
            <text:p>0.127339678256483</text:p>
          </table:table-cell>
          <table:table-cell office:value-type="float" office:value="0.872660321743517" calcext:value-type="float">
            <text:p>0.872660321743517</text:p>
          </table:table-cell>
          <table:table-cell table:formula="of:=AVERAGE([.C80];[.E80];[.G80];[.I80];[.K80];[.M80];[.O80];[.Q80];[.S80];[.U80])" office:value-type="float" office:value="0.11976246798544" calcext:value-type="float">
            <text:p>0.11976246798544</text:p>
          </table:table-cell>
          <table:table-cell table:formula="of:=AVERAGE([.D80];[.F80];[.H80];[.J80];[.L80];[.N80];[.P80];[.R80];[.T80];[.V80])" office:value-type="float" office:value="0.88023753201456" calcext:value-type="float">
            <text:p>0.8802375320145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0.0398056145795342" calcext:value-type="float">
            <text:p>0.039805614579534</text:p>
          </table:table-cell>
          <table:table-cell office:value-type="float" office:value="0.960194385420466" calcext:value-type="float">
            <text:p>0.960194385420466</text:p>
          </table:table-cell>
          <table:table-cell office:value-type="float" office:value="0.0372068780356778" calcext:value-type="float">
            <text:p>0.037206878035678</text:p>
          </table:table-cell>
          <table:table-cell office:value-type="float" office:value="0.962793121964322" calcext:value-type="float">
            <text:p>0.962793121964322</text:p>
          </table:table-cell>
          <table:table-cell office:value-type="float" office:value="0.0545557388161482" calcext:value-type="float">
            <text:p>0.054555738816148</text:p>
          </table:table-cell>
          <table:table-cell office:value-type="float" office:value="0.945444261183852" calcext:value-type="float">
            <text:p>0.945444261183852</text:p>
          </table:table-cell>
          <table:table-cell office:value-type="float" office:value="0.019845774106528" calcext:value-type="float">
            <text:p>0.019845774106528</text:p>
          </table:table-cell>
          <table:table-cell office:value-type="float" office:value="0.980154225893472" calcext:value-type="float">
            <text:p>0.980154225893472</text:p>
          </table:table-cell>
          <table:table-cell office:value-type="float" office:value="0.059597178900863" calcext:value-type="float">
            <text:p>0.059597178900863</text:p>
          </table:table-cell>
          <table:table-cell office:value-type="float" office:value="0.940402821099137" calcext:value-type="float">
            <text:p>0.940402821099137</text:p>
          </table:table-cell>
          <table:table-cell office:value-type="float" office:value="0.0532115611094771" calcext:value-type="float">
            <text:p>0.053211561109477</text:p>
          </table:table-cell>
          <table:table-cell office:value-type="float" office:value="0.946788438890523" calcext:value-type="float">
            <text:p>0.946788438890523</text:p>
          </table:table-cell>
          <table:table-cell office:value-type="float" office:value="0.0208272132491052" calcext:value-type="float">
            <text:p>0.020827213249105</text:p>
          </table:table-cell>
          <table:table-cell office:value-type="float" office:value="0.979172786750895" calcext:value-type="float">
            <text:p>0.979172786750895</text:p>
          </table:table-cell>
          <table:table-cell office:value-type="float" office:value="0.0285101392506727" calcext:value-type="float">
            <text:p>0.028510139250673</text:p>
          </table:table-cell>
          <table:table-cell office:value-type="float" office:value="0.971489860749327" calcext:value-type="float">
            <text:p>0.971489860749327</text:p>
          </table:table-cell>
          <table:table-cell office:value-type="float" office:value="0.0209922224227937" calcext:value-type="float">
            <text:p>0.020992222422794</text:p>
          </table:table-cell>
          <table:table-cell office:value-type="float" office:value="0.979007777577206" calcext:value-type="float">
            <text:p>0.979007777577206</text:p>
          </table:table-cell>
          <table:table-cell office:value-type="float" office:value="0.0297218516862496" calcext:value-type="float">
            <text:p>0.02972185168625</text:p>
          </table:table-cell>
          <table:table-cell office:value-type="float" office:value="0.97027814831375" calcext:value-type="float">
            <text:p>0.97027814831375</text:p>
          </table:table-cell>
          <table:table-cell table:formula="of:=AVERAGE([.C81];[.E81];[.G81];[.I81];[.K81];[.M81];[.O81];[.Q81];[.S81];[.U81])" office:value-type="float" office:value="0.0364274172157049" calcext:value-type="float">
            <text:p>0.036427417215705</text:p>
          </table:table-cell>
          <table:table-cell table:formula="of:=AVERAGE([.D81];[.F81];[.H81];[.J81];[.L81];[.N81];[.P81];[.R81];[.T81];[.V81])" office:value-type="float" office:value="0.963572582784295" calcext:value-type="float">
            <text:p>0.96357258278429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0.730356317877537" calcext:value-type="float">
            <text:p>0.730356317877537</text:p>
          </table:table-cell>
          <table:table-cell office:value-type="float" office:value="0.269643682122463" calcext:value-type="float">
            <text:p>0.269643682122463</text:p>
          </table:table-cell>
          <table:table-cell office:value-type="float" office:value="0.677436910727526" calcext:value-type="float">
            <text:p>0.677436910727526</text:p>
          </table:table-cell>
          <table:table-cell office:value-type="float" office:value="0.322563089272474" calcext:value-type="float">
            <text:p>0.322563089272474</text:p>
          </table:table-cell>
          <table:table-cell office:value-type="float" office:value="0.681167800526864" calcext:value-type="float">
            <text:p>0.681167800526864</text:p>
          </table:table-cell>
          <table:table-cell office:value-type="float" office:value="0.318832199473136" calcext:value-type="float">
            <text:p>0.318832199473136</text:p>
          </table:table-cell>
          <table:table-cell office:value-type="float" office:value="0.625163534178035" calcext:value-type="float">
            <text:p>0.625163534178035</text:p>
          </table:table-cell>
          <table:table-cell office:value-type="float" office:value="0.374836465821965" calcext:value-type="float">
            <text:p>0.374836465821965</text:p>
          </table:table-cell>
          <table:table-cell office:value-type="float" office:value="0.589509292906924" calcext:value-type="float">
            <text:p>0.589509292906924</text:p>
          </table:table-cell>
          <table:table-cell office:value-type="float" office:value="0.410490707093076" calcext:value-type="float">
            <text:p>0.410490707093076</text:p>
          </table:table-cell>
          <table:table-cell office:value-type="float" office:value="0.696783481395618" calcext:value-type="float">
            <text:p>0.696783481395618</text:p>
          </table:table-cell>
          <table:table-cell office:value-type="float" office:value="0.303216518604382" calcext:value-type="float">
            <text:p>0.303216518604382</text:p>
          </table:table-cell>
          <table:table-cell office:value-type="float" office:value="0.697297316986922" calcext:value-type="float">
            <text:p>0.697297316986922</text:p>
          </table:table-cell>
          <table:table-cell office:value-type="float" office:value="0.302702683013078" calcext:value-type="float">
            <text:p>0.302702683013078</text:p>
          </table:table-cell>
          <table:table-cell office:value-type="float" office:value="0.713750187579015" calcext:value-type="float">
            <text:p>0.713750187579015</text:p>
          </table:table-cell>
          <table:table-cell office:value-type="float" office:value="0.286249812420985" calcext:value-type="float">
            <text:p>0.286249812420985</text:p>
          </table:table-cell>
          <table:table-cell office:value-type="float" office:value="0.708053415196262" calcext:value-type="float">
            <text:p>0.708053415196262</text:p>
          </table:table-cell>
          <table:table-cell office:value-type="float" office:value="0.291946584803738" calcext:value-type="float">
            <text:p>0.291946584803738</text:p>
          </table:table-cell>
          <table:table-cell office:value-type="float" office:value="0.735183148556585" calcext:value-type="float">
            <text:p>0.735183148556585</text:p>
          </table:table-cell>
          <table:table-cell office:value-type="float" office:value="0.264816851443415" calcext:value-type="float">
            <text:p>0.264816851443415</text:p>
          </table:table-cell>
          <table:table-cell table:formula="of:=AVERAGE([.C82];[.E82];[.G82];[.I82];[.K82];[.M82];[.O82];[.Q82];[.S82];[.U82])" office:value-type="float" office:value="0.685470140593129" calcext:value-type="float">
            <text:p>0.685470140593129</text:p>
          </table:table-cell>
          <table:table-cell table:formula="of:=AVERAGE([.D82];[.F82];[.H82];[.J82];[.L82];[.N82];[.P82];[.R82];[.T82];[.V82])" office:value-type="float" office:value="0.314529859406871" calcext:value-type="float">
            <text:p>0.31452985940687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0.452398462367265" calcext:value-type="float">
            <text:p>0.452398462367265</text:p>
          </table:table-cell>
          <table:table-cell office:value-type="float" office:value="0.547601537632735" calcext:value-type="float">
            <text:p>0.547601537632735</text:p>
          </table:table-cell>
          <table:table-cell office:value-type="float" office:value="0.445313374884302" calcext:value-type="float">
            <text:p>0.445313374884302</text:p>
          </table:table-cell>
          <table:table-cell office:value-type="float" office:value="0.554686625115699" calcext:value-type="float">
            <text:p>0.554686625115699</text:p>
          </table:table-cell>
          <table:table-cell office:value-type="float" office:value="0.444857944990366" calcext:value-type="float">
            <text:p>0.444857944990366</text:p>
          </table:table-cell>
          <table:table-cell office:value-type="float" office:value="0.555142055009635" calcext:value-type="float">
            <text:p>0.555142055009635</text:p>
          </table:table-cell>
          <table:table-cell office:value-type="float" office:value="0.440828995659764" calcext:value-type="float">
            <text:p>0.440828995659764</text:p>
          </table:table-cell>
          <table:table-cell office:value-type="float" office:value="0.559171004340236" calcext:value-type="float">
            <text:p>0.559171004340236</text:p>
          </table:table-cell>
          <table:table-cell office:value-type="float" office:value="0.458470525605942" calcext:value-type="float">
            <text:p>0.458470525605942</text:p>
          </table:table-cell>
          <table:table-cell office:value-type="float" office:value="0.541529474394058" calcext:value-type="float">
            <text:p>0.541529474394058</text:p>
          </table:table-cell>
          <table:table-cell office:value-type="float" office:value="0.482684382818006" calcext:value-type="float">
            <text:p>0.482684382818006</text:p>
          </table:table-cell>
          <table:table-cell office:value-type="float" office:value="0.517315617181994" calcext:value-type="float">
            <text:p>0.517315617181994</text:p>
          </table:table-cell>
          <table:table-cell office:value-type="float" office:value="0.44209577174226" calcext:value-type="float">
            <text:p>0.44209577174226</text:p>
          </table:table-cell>
          <table:table-cell office:value-type="float" office:value="0.55790422825774" calcext:value-type="float">
            <text:p>0.55790422825774</text:p>
          </table:table-cell>
          <table:table-cell office:value-type="float" office:value="0.37038432513274" calcext:value-type="float">
            <text:p>0.37038432513274</text:p>
          </table:table-cell>
          <table:table-cell office:value-type="float" office:value="0.62961567486726" calcext:value-type="float">
            <text:p>0.62961567486726</text:p>
          </table:table-cell>
          <table:table-cell office:value-type="float" office:value="0.343192456703938" calcext:value-type="float">
            <text:p>0.343192456703938</text:p>
          </table:table-cell>
          <table:table-cell office:value-type="float" office:value="0.656807543296062" calcext:value-type="float">
            <text:p>0.656807543296062</text:p>
          </table:table-cell>
          <table:table-cell office:value-type="float" office:value="0.473496728070767" calcext:value-type="float">
            <text:p>0.473496728070767</text:p>
          </table:table-cell>
          <table:table-cell office:value-type="float" office:value="0.526503271929233" calcext:value-type="float">
            <text:p>0.526503271929233</text:p>
          </table:table-cell>
          <table:table-cell table:formula="of:=AVERAGE([.C83];[.E83];[.G83];[.I83];[.K83];[.M83];[.O83];[.Q83];[.S83];[.U83])" office:value-type="float" office:value="0.435372296797535" calcext:value-type="float">
            <text:p>0.435372296797535</text:p>
          </table:table-cell>
          <table:table-cell table:formula="of:=AVERAGE([.D83];[.F83];[.H83];[.J83];[.L83];[.N83];[.P83];[.R83];[.T83];[.V83])" office:value-type="float" office:value="0.564627703202465" calcext:value-type="float">
            <text:p>0.56462770320246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0.406291910341439" calcext:value-type="float">
            <text:p>0.406291910341439</text:p>
          </table:table-cell>
          <table:table-cell office:value-type="float" office:value="0.593708089658561" calcext:value-type="float">
            <text:p>0.593708089658561</text:p>
          </table:table-cell>
          <table:table-cell office:value-type="float" office:value="0.45241401204321" calcext:value-type="float">
            <text:p>0.45241401204321</text:p>
          </table:table-cell>
          <table:table-cell office:value-type="float" office:value="0.54758598795679" calcext:value-type="float">
            <text:p>0.54758598795679</text:p>
          </table:table-cell>
          <table:table-cell office:value-type="float" office:value="0.446962434671259" calcext:value-type="float">
            <text:p>0.446962434671259</text:p>
          </table:table-cell>
          <table:table-cell office:value-type="float" office:value="0.553037565328741" calcext:value-type="float">
            <text:p>0.553037565328741</text:p>
          </table:table-cell>
          <table:table-cell office:value-type="float" office:value="0.361265220484828" calcext:value-type="float">
            <text:p>0.361265220484828</text:p>
          </table:table-cell>
          <table:table-cell office:value-type="float" office:value="0.638734779515172" calcext:value-type="float">
            <text:p>0.638734779515172</text:p>
          </table:table-cell>
          <table:table-cell office:value-type="float" office:value="0.416769872654338" calcext:value-type="float">
            <text:p>0.416769872654338</text:p>
          </table:table-cell>
          <table:table-cell office:value-type="float" office:value="0.583230127345662" calcext:value-type="float">
            <text:p>0.583230127345662</text:p>
          </table:table-cell>
          <table:table-cell office:value-type="float" office:value="0.313388304887512" calcext:value-type="float">
            <text:p>0.313388304887512</text:p>
          </table:table-cell>
          <table:table-cell office:value-type="float" office:value="0.686611695112488" calcext:value-type="float">
            <text:p>0.686611695112488</text:p>
          </table:table-cell>
          <table:table-cell office:value-type="float" office:value="0.51200607476032" calcext:value-type="float">
            <text:p>0.51200607476032</text:p>
          </table:table-cell>
          <table:table-cell office:value-type="float" office:value="0.487993925239681" calcext:value-type="float">
            <text:p>0.487993925239681</text:p>
          </table:table-cell>
          <table:table-cell office:value-type="float" office:value="0.383258144539463" calcext:value-type="float">
            <text:p>0.383258144539463</text:p>
          </table:table-cell>
          <table:table-cell office:value-type="float" office:value="0.616741855460537" calcext:value-type="float">
            <text:p>0.616741855460537</text:p>
          </table:table-cell>
          <table:table-cell office:value-type="float" office:value="0.348389417264388" calcext:value-type="float">
            <text:p>0.348389417264388</text:p>
          </table:table-cell>
          <table:table-cell office:value-type="float" office:value="0.651610582735612" calcext:value-type="float">
            <text:p>0.651610582735612</text:p>
          </table:table-cell>
          <table:table-cell office:value-type="float" office:value="0.391254001905058" calcext:value-type="float">
            <text:p>0.391254001905058</text:p>
          </table:table-cell>
          <table:table-cell office:value-type="float" office:value="0.608745998094942" calcext:value-type="float">
            <text:p>0.608745998094942</text:p>
          </table:table-cell>
          <table:table-cell table:formula="of:=AVERAGE([.C84];[.E84];[.G84];[.I84];[.K84];[.M84];[.O84];[.Q84];[.S84];[.U84])" office:value-type="float" office:value="0.403199939355182" calcext:value-type="float">
            <text:p>0.403199939355182</text:p>
          </table:table-cell>
          <table:table-cell table:formula="of:=AVERAGE([.D84];[.F84];[.H84];[.J84];[.L84];[.N84];[.P84];[.R84];[.T84];[.V84])" office:value-type="float" office:value="0.596800060644819" calcext:value-type="float">
            <text:p>0.59680006064481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0.147843940690247" calcext:value-type="float">
            <text:p>0.147843940690247</text:p>
          </table:table-cell>
          <table:table-cell office:value-type="float" office:value="0.852156059309753" calcext:value-type="float">
            <text:p>0.852156059309753</text:p>
          </table:table-cell>
          <table:table-cell office:value-type="float" office:value="0.189302308837609" calcext:value-type="float">
            <text:p>0.189302308837609</text:p>
          </table:table-cell>
          <table:table-cell office:value-type="float" office:value="0.810697691162391" calcext:value-type="float">
            <text:p>0.810697691162391</text:p>
          </table:table-cell>
          <table:table-cell office:value-type="float" office:value="0.317971204842317" calcext:value-type="float">
            <text:p>0.317971204842317</text:p>
          </table:table-cell>
          <table:table-cell office:value-type="float" office:value="0.682028795157683" calcext:value-type="float">
            <text:p>0.682028795157683</text:p>
          </table:table-cell>
          <table:table-cell office:value-type="float" office:value="0.19995740006464" calcext:value-type="float">
            <text:p>0.19995740006464</text:p>
          </table:table-cell>
          <table:table-cell office:value-type="float" office:value="0.80004259993536" calcext:value-type="float">
            <text:p>0.80004259993536</text:p>
          </table:table-cell>
          <table:table-cell office:value-type="float" office:value="0.158231730295598" calcext:value-type="float">
            <text:p>0.158231730295598</text:p>
          </table:table-cell>
          <table:table-cell office:value-type="float" office:value="0.841768269704402" calcext:value-type="float">
            <text:p>0.841768269704402</text:p>
          </table:table-cell>
          <table:table-cell office:value-type="float" office:value="0.182419128418341" calcext:value-type="float">
            <text:p>0.182419128418341</text:p>
          </table:table-cell>
          <table:table-cell office:value-type="float" office:value="0.817580871581659" calcext:value-type="float">
            <text:p>0.817580871581659</text:p>
          </table:table-cell>
          <table:table-cell office:value-type="float" office:value="0.210460620054356" calcext:value-type="float">
            <text:p>0.210460620054356</text:p>
          </table:table-cell>
          <table:table-cell office:value-type="float" office:value="0.789539379945644" calcext:value-type="float">
            <text:p>0.789539379945644</text:p>
          </table:table-cell>
          <table:table-cell office:value-type="float" office:value="0.126331077452725" calcext:value-type="float">
            <text:p>0.126331077452725</text:p>
          </table:table-cell>
          <table:table-cell office:value-type="float" office:value="0.873668922547275" calcext:value-type="float">
            <text:p>0.873668922547275</text:p>
          </table:table-cell>
          <table:table-cell office:value-type="float" office:value="0.275433641814355" calcext:value-type="float">
            <text:p>0.275433641814355</text:p>
          </table:table-cell>
          <table:table-cell office:value-type="float" office:value="0.724566358185645" calcext:value-type="float">
            <text:p>0.724566358185645</text:p>
          </table:table-cell>
          <table:table-cell office:value-type="float" office:value="0.330884795789054" calcext:value-type="float">
            <text:p>0.330884795789054</text:p>
          </table:table-cell>
          <table:table-cell office:value-type="float" office:value="0.669115204210946" calcext:value-type="float">
            <text:p>0.669115204210946</text:p>
          </table:table-cell>
          <table:table-cell table:formula="of:=AVERAGE([.C85];[.E85];[.G85];[.I85];[.K85];[.M85];[.O85];[.Q85];[.S85];[.U85])" office:value-type="float" office:value="0.213883584825924" calcext:value-type="float">
            <text:p>0.213883584825924</text:p>
          </table:table-cell>
          <table:table-cell table:formula="of:=AVERAGE([.D85];[.F85];[.H85];[.J85];[.L85];[.N85];[.P85];[.R85];[.T85];[.V85])" office:value-type="float" office:value="0.786116415174076" calcext:value-type="float">
            <text:p>0.78611641517407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0.455280468989725" calcext:value-type="float">
            <text:p>0.455280468989725</text:p>
          </table:table-cell>
          <table:table-cell office:value-type="float" office:value="0.544719531010275" calcext:value-type="float">
            <text:p>0.544719531010275</text:p>
          </table:table-cell>
          <table:table-cell office:value-type="float" office:value="0.402698325368508" calcext:value-type="float">
            <text:p>0.402698325368508</text:p>
          </table:table-cell>
          <table:table-cell office:value-type="float" office:value="0.597301674631492" calcext:value-type="float">
            <text:p>0.597301674631492</text:p>
          </table:table-cell>
          <table:table-cell office:value-type="float" office:value="0.472709847709609" calcext:value-type="float">
            <text:p>0.472709847709609</text:p>
          </table:table-cell>
          <table:table-cell office:value-type="float" office:value="0.527290152290391" calcext:value-type="float">
            <text:p>0.527290152290391</text:p>
          </table:table-cell>
          <table:table-cell office:value-type="float" office:value="0.473034317143783" calcext:value-type="float">
            <text:p>0.473034317143783</text:p>
          </table:table-cell>
          <table:table-cell office:value-type="float" office:value="0.526965682856217" calcext:value-type="float">
            <text:p>0.526965682856217</text:p>
          </table:table-cell>
          <table:table-cell office:value-type="float" office:value="0.480103059602977" calcext:value-type="float">
            <text:p>0.480103059602977</text:p>
          </table:table-cell>
          <table:table-cell office:value-type="float" office:value="0.519896940397023" calcext:value-type="float">
            <text:p>0.519896940397023</text:p>
          </table:table-cell>
          <table:table-cell office:value-type="float" office:value="0.448029093332165" calcext:value-type="float">
            <text:p>0.448029093332165</text:p>
          </table:table-cell>
          <table:table-cell office:value-type="float" office:value="0.551970906667835" calcext:value-type="float">
            <text:p>0.551970906667835</text:p>
          </table:table-cell>
          <table:table-cell office:value-type="float" office:value="0.434936858335418" calcext:value-type="float">
            <text:p>0.434936858335418</text:p>
          </table:table-cell>
          <table:table-cell office:value-type="float" office:value="0.565063141664582" calcext:value-type="float">
            <text:p>0.565063141664582</text:p>
          </table:table-cell>
          <table:table-cell office:value-type="float" office:value="0.410700343443404" calcext:value-type="float">
            <text:p>0.410700343443404</text:p>
          </table:table-cell>
          <table:table-cell office:value-type="float" office:value="0.589299656556596" calcext:value-type="float">
            <text:p>0.589299656556596</text:p>
          </table:table-cell>
          <table:table-cell office:value-type="float" office:value="0.574579064700934" calcext:value-type="float">
            <text:p>0.574579064700934</text:p>
          </table:table-cell>
          <table:table-cell office:value-type="float" office:value="0.425420935299066" calcext:value-type="float">
            <text:p>0.425420935299066</text:p>
          </table:table-cell>
          <table:table-cell office:value-type="float" office:value="0.417950317408706" calcext:value-type="float">
            <text:p>0.417950317408706</text:p>
          </table:table-cell>
          <table:table-cell office:value-type="float" office:value="0.582049682591294" calcext:value-type="float">
            <text:p>0.582049682591294</text:p>
          </table:table-cell>
          <table:table-cell table:formula="of:=AVERAGE([.C86];[.E86];[.G86];[.I86];[.K86];[.M86];[.O86];[.Q86];[.S86];[.U86])" office:value-type="float" office:value="0.457002169603523" calcext:value-type="float">
            <text:p>0.457002169603523</text:p>
          </table:table-cell>
          <table:table-cell table:formula="of:=AVERAGE([.D86];[.F86];[.H86];[.J86];[.L86];[.N86];[.P86];[.R86];[.T86];[.V86])" office:value-type="float" office:value="0.542997830396477" calcext:value-type="float">
            <text:p>0.54299783039647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0.368835644020222" calcext:value-type="float">
            <text:p>0.368835644020222</text:p>
          </table:table-cell>
          <table:table-cell office:value-type="float" office:value="0.631164355979778" calcext:value-type="float">
            <text:p>0.631164355979778</text:p>
          </table:table-cell>
          <table:table-cell office:value-type="float" office:value="0.516365913084919" calcext:value-type="float">
            <text:p>0.516365913084919</text:p>
          </table:table-cell>
          <table:table-cell office:value-type="float" office:value="0.483634086915081" calcext:value-type="float">
            <text:p>0.483634086915081</text:p>
          </table:table-cell>
          <table:table-cell office:value-type="float" office:value="0.413029304730771" calcext:value-type="float">
            <text:p>0.413029304730771</text:p>
          </table:table-cell>
          <table:table-cell office:value-type="float" office:value="0.586970695269229" calcext:value-type="float">
            <text:p>0.586970695269229</text:p>
          </table:table-cell>
          <table:table-cell office:value-type="float" office:value="0.537346540131207" calcext:value-type="float">
            <text:p>0.537346540131207</text:p>
          </table:table-cell>
          <table:table-cell office:value-type="float" office:value="0.462653459868793" calcext:value-type="float">
            <text:p>0.462653459868793</text:p>
          </table:table-cell>
          <table:table-cell office:value-type="float" office:value="0.422834161711422" calcext:value-type="float">
            <text:p>0.422834161711422</text:p>
          </table:table-cell>
          <table:table-cell office:value-type="float" office:value="0.577165838288578" calcext:value-type="float">
            <text:p>0.577165838288578</text:p>
          </table:table-cell>
          <table:table-cell office:value-type="float" office:value="0.57121215642727" calcext:value-type="float">
            <text:p>0.57121215642727</text:p>
          </table:table-cell>
          <table:table-cell office:value-type="float" office:value="0.428787843572731" calcext:value-type="float">
            <text:p>0.428787843572731</text:p>
          </table:table-cell>
          <table:table-cell office:value-type="float" office:value="0.514422369210207" calcext:value-type="float">
            <text:p>0.514422369210207</text:p>
          </table:table-cell>
          <table:table-cell office:value-type="float" office:value="0.485577630789793" calcext:value-type="float">
            <text:p>0.485577630789793</text:p>
          </table:table-cell>
          <table:table-cell office:value-type="float" office:value="0.54648960679572" calcext:value-type="float">
            <text:p>0.54648960679572</text:p>
          </table:table-cell>
          <table:table-cell office:value-type="float" office:value="0.45351039320428" calcext:value-type="float">
            <text:p>0.45351039320428</text:p>
          </table:table-cell>
          <table:table-cell office:value-type="float" office:value="0.390869273164021" calcext:value-type="float">
            <text:p>0.390869273164021</text:p>
          </table:table-cell>
          <table:table-cell office:value-type="float" office:value="0.609130726835979" calcext:value-type="float">
            <text:p>0.609130726835979</text:p>
          </table:table-cell>
          <table:table-cell office:value-type="float" office:value="0.456084800139855" calcext:value-type="float">
            <text:p>0.456084800139855</text:p>
          </table:table-cell>
          <table:table-cell office:value-type="float" office:value="0.543915199860145" calcext:value-type="float">
            <text:p>0.543915199860145</text:p>
          </table:table-cell>
          <table:table-cell table:formula="of:=AVERAGE([.C87];[.E87];[.G87];[.I87];[.K87];[.M87];[.O87];[.Q87];[.S87];[.U87])" office:value-type="float" office:value="0.473748976941562" calcext:value-type="float">
            <text:p>0.473748976941562</text:p>
          </table:table-cell>
          <table:table-cell table:formula="of:=AVERAGE([.D87];[.F87];[.H87];[.J87];[.L87];[.N87];[.P87];[.R87];[.T87];[.V87])" office:value-type="float" office:value="0.526251023058439" calcext:value-type="float">
            <text:p>0.52625102305843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0.519659590234898" calcext:value-type="float">
            <text:p>0.519659590234898</text:p>
          </table:table-cell>
          <table:table-cell office:value-type="float" office:value="0.480340409765102" calcext:value-type="float">
            <text:p>0.480340409765102</text:p>
          </table:table-cell>
          <table:table-cell office:value-type="float" office:value="0.467870090988483" calcext:value-type="float">
            <text:p>0.467870090988483</text:p>
          </table:table-cell>
          <table:table-cell office:value-type="float" office:value="0.532129909011517" calcext:value-type="float">
            <text:p>0.532129909011517</text:p>
          </table:table-cell>
          <table:table-cell office:value-type="float" office:value="0.36060680771012" calcext:value-type="float">
            <text:p>0.36060680771012</text:p>
          </table:table-cell>
          <table:table-cell office:value-type="float" office:value="0.63939319228988" calcext:value-type="float">
            <text:p>0.63939319228988</text:p>
          </table:table-cell>
          <table:table-cell office:value-type="float" office:value="0.413012221476246" calcext:value-type="float">
            <text:p>0.413012221476246</text:p>
          </table:table-cell>
          <table:table-cell office:value-type="float" office:value="0.586987778523754" calcext:value-type="float">
            <text:p>0.586987778523754</text:p>
          </table:table-cell>
          <table:table-cell office:value-type="float" office:value="0.446018424856909" calcext:value-type="float">
            <text:p>0.446018424856909</text:p>
          </table:table-cell>
          <table:table-cell office:value-type="float" office:value="0.553981575143091" calcext:value-type="float">
            <text:p>0.553981575143091</text:p>
          </table:table-cell>
          <table:table-cell office:value-type="float" office:value="0.433221463442009" calcext:value-type="float">
            <text:p>0.433221463442009</text:p>
          </table:table-cell>
          <table:table-cell office:value-type="float" office:value="0.566778536557991" calcext:value-type="float">
            <text:p>0.566778536557991</text:p>
          </table:table-cell>
          <table:table-cell office:value-type="float" office:value="0.447674241824734" calcext:value-type="float">
            <text:p>0.447674241824734</text:p>
          </table:table-cell>
          <table:table-cell office:value-type="float" office:value="0.552325758175266" calcext:value-type="float">
            <text:p>0.552325758175266</text:p>
          </table:table-cell>
          <table:table-cell office:value-type="float" office:value="0.555474255257992" calcext:value-type="float">
            <text:p>0.555474255257992</text:p>
          </table:table-cell>
          <table:table-cell office:value-type="float" office:value="0.444525744742007" calcext:value-type="float">
            <text:p>0.444525744742007</text:p>
          </table:table-cell>
          <table:table-cell office:value-type="float" office:value="0.543309669634131" calcext:value-type="float">
            <text:p>0.543309669634131</text:p>
          </table:table-cell>
          <table:table-cell office:value-type="float" office:value="0.456690330365869" calcext:value-type="float">
            <text:p>0.456690330365869</text:p>
          </table:table-cell>
          <table:table-cell office:value-type="float" office:value="0.349387868846782" calcext:value-type="float">
            <text:p>0.349387868846782</text:p>
          </table:table-cell>
          <table:table-cell office:value-type="float" office:value="0.650612131153218" calcext:value-type="float">
            <text:p>0.650612131153218</text:p>
          </table:table-cell>
          <table:table-cell table:formula="of:=AVERAGE([.C88];[.E88];[.G88];[.I88];[.K88];[.M88];[.O88];[.Q88];[.S88];[.U88])" office:value-type="float" office:value="0.45362346342723" calcext:value-type="float">
            <text:p>0.45362346342723</text:p>
          </table:table-cell>
          <table:table-cell table:formula="of:=AVERAGE([.D88];[.F88];[.H88];[.J88];[.L88];[.N88];[.P88];[.R88];[.T88];[.V88])" office:value-type="float" office:value="0.54637653657277" calcext:value-type="float">
            <text:p>0.5463765365727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0.0804532672160382" calcext:value-type="float">
            <text:p>0.080453267216038</text:p>
          </table:table-cell>
          <table:table-cell office:value-type="float" office:value="0.919546732783962" calcext:value-type="float">
            <text:p>0.919546732783962</text:p>
          </table:table-cell>
          <table:table-cell office:value-type="float" office:value="0.0505125519177989" calcext:value-type="float">
            <text:p>0.050512551917799</text:p>
          </table:table-cell>
          <table:table-cell office:value-type="float" office:value="0.949487448082201" calcext:value-type="float">
            <text:p>0.949487448082201</text:p>
          </table:table-cell>
          <table:table-cell office:value-type="float" office:value="0.0887038211354183" calcext:value-type="float">
            <text:p>0.088703821135418</text:p>
          </table:table-cell>
          <table:table-cell office:value-type="float" office:value="0.911296178864582" calcext:value-type="float">
            <text:p>0.911296178864582</text:p>
          </table:table-cell>
          <table:table-cell office:value-type="float" office:value="0.0588551889188536" calcext:value-type="float">
            <text:p>0.058855188918854</text:p>
          </table:table-cell>
          <table:table-cell office:value-type="float" office:value="0.941144811081146" calcext:value-type="float">
            <text:p>0.941144811081146</text:p>
          </table:table-cell>
          <table:table-cell office:value-type="float" office:value="0.0796149160384137" calcext:value-type="float">
            <text:p>0.079614916038414</text:p>
          </table:table-cell>
          <table:table-cell office:value-type="float" office:value="0.920385083961586" calcext:value-type="float">
            <text:p>0.920385083961586</text:p>
          </table:table-cell>
          <table:table-cell office:value-type="float" office:value="0.0413954955938613" calcext:value-type="float">
            <text:p>0.041395495593861</text:p>
          </table:table-cell>
          <table:table-cell office:value-type="float" office:value="0.958604504406139" calcext:value-type="float">
            <text:p>0.958604504406139</text:p>
          </table:table-cell>
          <table:table-cell office:value-type="float" office:value="0.0629468140338565" calcext:value-type="float">
            <text:p>0.062946814033857</text:p>
          </table:table-cell>
          <table:table-cell office:value-type="float" office:value="0.937053185966144" calcext:value-type="float">
            <text:p>0.937053185966144</text:p>
          </table:table-cell>
          <table:table-cell office:value-type="float" office:value="0.0726561195733615" calcext:value-type="float">
            <text:p>0.072656119573362</text:p>
          </table:table-cell>
          <table:table-cell office:value-type="float" office:value="0.927343880426638" calcext:value-type="float">
            <text:p>0.927343880426638</text:p>
          </table:table-cell>
          <table:table-cell office:value-type="float" office:value="0.0224324133384832" calcext:value-type="float">
            <text:p>0.022432413338483</text:p>
          </table:table-cell>
          <table:table-cell office:value-type="float" office:value="0.977567586661517" calcext:value-type="float">
            <text:p>0.977567586661517</text:p>
          </table:table-cell>
          <table:table-cell office:value-type="float" office:value="0.058912760177855" calcext:value-type="float">
            <text:p>0.058912760177855</text:p>
          </table:table-cell>
          <table:table-cell office:value-type="float" office:value="0.941087239822145" calcext:value-type="float">
            <text:p>0.941087239822145</text:p>
          </table:table-cell>
          <table:table-cell table:formula="of:=AVERAGE([.C89];[.E89];[.G89];[.I89];[.K89];[.M89];[.O89];[.Q89];[.S89];[.U89])" office:value-type="float" office:value="0.061648334794394" calcext:value-type="float">
            <text:p>0.061648334794394</text:p>
          </table:table-cell>
          <table:table-cell table:formula="of:=AVERAGE([.D89];[.F89];[.H89];[.J89];[.L89];[.N89];[.P89];[.R89];[.T89];[.V89])" office:value-type="float" office:value="0.938351665205606" calcext:value-type="float">
            <text:p>0.93835166520560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0.0554599046792022" calcext:value-type="float">
            <text:p>0.055459904679202</text:p>
          </table:table-cell>
          <table:table-cell office:value-type="float" office:value="0.944540095320798" calcext:value-type="float">
            <text:p>0.944540095320798</text:p>
          </table:table-cell>
          <table:table-cell office:value-type="float" office:value="0.032961313920121" calcext:value-type="float">
            <text:p>0.032961313920121</text:p>
          </table:table-cell>
          <table:table-cell office:value-type="float" office:value="0.967038686079879" calcext:value-type="float">
            <text:p>0.967038686079879</text:p>
          </table:table-cell>
          <table:table-cell office:value-type="float" office:value="0.0784520623182006" calcext:value-type="float">
            <text:p>0.078452062318201</text:p>
          </table:table-cell>
          <table:table-cell office:value-type="float" office:value="0.921547937681799" calcext:value-type="float">
            <text:p>0.921547937681799</text:p>
          </table:table-cell>
          <table:table-cell office:value-type="float" office:value="0.0386248993984753" calcext:value-type="float">
            <text:p>0.038624899398475</text:p>
          </table:table-cell>
          <table:table-cell office:value-type="float" office:value="0.961375100601525" calcext:value-type="float">
            <text:p>0.961375100601525</text:p>
          </table:table-cell>
          <table:table-cell office:value-type="float" office:value="0.0490378075484918" calcext:value-type="float">
            <text:p>0.049037807548492</text:p>
          </table:table-cell>
          <table:table-cell office:value-type="float" office:value="0.950962192451508" calcext:value-type="float">
            <text:p>0.950962192451508</text:p>
          </table:table-cell>
          <table:table-cell office:value-type="float" office:value="0.0211093719337468" calcext:value-type="float">
            <text:p>0.021109371933747</text:p>
          </table:table-cell>
          <table:table-cell office:value-type="float" office:value="0.978890628066253" calcext:value-type="float">
            <text:p>0.978890628066253</text:p>
          </table:table-cell>
          <table:table-cell office:value-type="float" office:value="0.0378628229480172" calcext:value-type="float">
            <text:p>0.037862822948017</text:p>
          </table:table-cell>
          <table:table-cell office:value-type="float" office:value="0.962137177051983" calcext:value-type="float">
            <text:p>0.962137177051983</text:p>
          </table:table-cell>
          <table:table-cell office:value-type="float" office:value="0.0355642031136378" calcext:value-type="float">
            <text:p>0.035564203113638</text:p>
          </table:table-cell>
          <table:table-cell office:value-type="float" office:value="0.964435796886362" calcext:value-type="float">
            <text:p>0.964435796886362</text:p>
          </table:table-cell>
          <table:table-cell office:value-type="float" office:value="0.0208591204115326" calcext:value-type="float">
            <text:p>0.020859120411533</text:p>
          </table:table-cell>
          <table:table-cell office:value-type="float" office:value="0.979140879588467" calcext:value-type="float">
            <text:p>0.979140879588467</text:p>
          </table:table-cell>
          <table:table-cell office:value-type="float" office:value="0.0650634726841465" calcext:value-type="float">
            <text:p>0.065063472684147</text:p>
          </table:table-cell>
          <table:table-cell office:value-type="float" office:value="0.934936527315853" calcext:value-type="float">
            <text:p>0.934936527315853</text:p>
          </table:table-cell>
          <table:table-cell table:formula="of:=AVERAGE([.C90];[.E90];[.G90];[.I90];[.K90];[.M90];[.O90];[.Q90];[.S90];[.U90])" office:value-type="float" office:value="0.0434994978955572" calcext:value-type="float">
            <text:p>0.043499497895557</text:p>
          </table:table-cell>
          <table:table-cell table:formula="of:=AVERAGE([.D90];[.F90];[.H90];[.J90];[.L90];[.N90];[.P90];[.R90];[.T90];[.V90])" office:value-type="float" office:value="0.956500502104443" calcext:value-type="float">
            <text:p>0.95650050210444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0.0241526875660668" calcext:value-type="float">
            <text:p>0.024152687566067</text:p>
          </table:table-cell>
          <table:table-cell office:value-type="float" office:value="0.975847312433933" calcext:value-type="float">
            <text:p>0.975847312433933</text:p>
          </table:table-cell>
          <table:table-cell office:value-type="float" office:value="0.0432197585311241" calcext:value-type="float">
            <text:p>0.043219758531124</text:p>
          </table:table-cell>
          <table:table-cell office:value-type="float" office:value="0.956780241468876" calcext:value-type="float">
            <text:p>0.956780241468876</text:p>
          </table:table-cell>
          <table:table-cell office:value-type="float" office:value="0.0297273260848125" calcext:value-type="float">
            <text:p>0.029727326084813</text:p>
          </table:table-cell>
          <table:table-cell office:value-type="float" office:value="0.970272673915188" calcext:value-type="float">
            <text:p>0.970272673915188</text:p>
          </table:table-cell>
          <table:table-cell office:value-type="float" office:value="0.0606120864944343" calcext:value-type="float">
            <text:p>0.060612086494434</text:p>
          </table:table-cell>
          <table:table-cell office:value-type="float" office:value="0.939387913505566" calcext:value-type="float">
            <text:p>0.939387913505566</text:p>
          </table:table-cell>
          <table:table-cell office:value-type="float" office:value="0.0820177663867335" calcext:value-type="float">
            <text:p>0.082017766386734</text:p>
          </table:table-cell>
          <table:table-cell office:value-type="float" office:value="0.917982233613266" calcext:value-type="float">
            <text:p>0.917982233613266</text:p>
          </table:table-cell>
          <table:table-cell office:value-type="float" office:value="0.0605636878889848" calcext:value-type="float">
            <text:p>0.060563687888985</text:p>
          </table:table-cell>
          <table:table-cell office:value-type="float" office:value="0.939436312111015" calcext:value-type="float">
            <text:p>0.939436312111015</text:p>
          </table:table-cell>
          <table:table-cell office:value-type="float" office:value="0.0196029716246134" calcext:value-type="float">
            <text:p>0.019602971624613</text:p>
          </table:table-cell>
          <table:table-cell office:value-type="float" office:value="0.980397028375386" calcext:value-type="float">
            <text:p>0.980397028375386</text:p>
          </table:table-cell>
          <table:table-cell office:value-type="float" office:value="0.0896055173817823" calcext:value-type="float">
            <text:p>0.089605517381782</text:p>
          </table:table-cell>
          <table:table-cell office:value-type="float" office:value="0.910394482618218" calcext:value-type="float">
            <text:p>0.910394482618218</text:p>
          </table:table-cell>
          <table:table-cell office:value-type="float" office:value="0.0764133176269751" calcext:value-type="float">
            <text:p>0.076413317626975</text:p>
          </table:table-cell>
          <table:table-cell office:value-type="float" office:value="0.923586682373025" calcext:value-type="float">
            <text:p>0.923586682373025</text:p>
          </table:table-cell>
          <table:table-cell office:value-type="float" office:value="0.0696368431755881" calcext:value-type="float">
            <text:p>0.069636843175588</text:p>
          </table:table-cell>
          <table:table-cell office:value-type="float" office:value="0.930363156824412" calcext:value-type="float">
            <text:p>0.930363156824412</text:p>
          </table:table-cell>
          <table:table-cell table:formula="of:=AVERAGE([.C91];[.E91];[.G91];[.I91];[.K91];[.M91];[.O91];[.Q91];[.S91];[.U91])" office:value-type="float" office:value="0.0555551962761115" calcext:value-type="float">
            <text:p>0.055555196276112</text:p>
          </table:table-cell>
          <table:table-cell table:formula="of:=AVERAGE([.D91];[.F91];[.H91];[.J91];[.L91];[.N91];[.P91];[.R91];[.T91];[.V91])" office:value-type="float" office:value="0.944444803723889" calcext:value-type="float">
            <text:p>0.94444480372388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0.336548412136588" calcext:value-type="float">
            <text:p>0.336548412136588</text:p>
          </table:table-cell>
          <table:table-cell office:value-type="float" office:value="0.663451587863412" calcext:value-type="float">
            <text:p>0.663451587863412</text:p>
          </table:table-cell>
          <table:table-cell office:value-type="float" office:value="0.34481976091906" calcext:value-type="float">
            <text:p>0.34481976091906</text:p>
          </table:table-cell>
          <table:table-cell office:value-type="float" office:value="0.65518023908094" calcext:value-type="float">
            <text:p>0.65518023908094</text:p>
          </table:table-cell>
          <table:table-cell office:value-type="float" office:value="0.330056967714822" calcext:value-type="float">
            <text:p>0.330056967714822</text:p>
          </table:table-cell>
          <table:table-cell office:value-type="float" office:value="0.669943032285178" calcext:value-type="float">
            <text:p>0.669943032285178</text:p>
          </table:table-cell>
          <table:table-cell office:value-type="float" office:value="0.320139933500525" calcext:value-type="float">
            <text:p>0.320139933500525</text:p>
          </table:table-cell>
          <table:table-cell office:value-type="float" office:value="0.679860066499475" calcext:value-type="float">
            <text:p>0.679860066499475</text:p>
          </table:table-cell>
          <table:table-cell office:value-type="float" office:value="0.286337958616593" calcext:value-type="float">
            <text:p>0.286337958616593</text:p>
          </table:table-cell>
          <table:table-cell office:value-type="float" office:value="0.713662041383407" calcext:value-type="float">
            <text:p>0.713662041383407</text:p>
          </table:table-cell>
          <table:table-cell office:value-type="float" office:value="0.315471196012442" calcext:value-type="float">
            <text:p>0.315471196012442</text:p>
          </table:table-cell>
          <table:table-cell office:value-type="float" office:value="0.684528803987558" calcext:value-type="float">
            <text:p>0.684528803987558</text:p>
          </table:table-cell>
          <table:table-cell office:value-type="float" office:value="0.290857492200612" calcext:value-type="float">
            <text:p>0.290857492200612</text:p>
          </table:table-cell>
          <table:table-cell office:value-type="float" office:value="0.709142507799388" calcext:value-type="float">
            <text:p>0.709142507799388</text:p>
          </table:table-cell>
          <table:table-cell office:value-type="float" office:value="0.292055429231187" calcext:value-type="float">
            <text:p>0.292055429231187</text:p>
          </table:table-cell>
          <table:table-cell office:value-type="float" office:value="0.707944570768813" calcext:value-type="float">
            <text:p>0.707944570768813</text:p>
          </table:table-cell>
          <table:table-cell office:value-type="float" office:value="0.255697374770175" calcext:value-type="float">
            <text:p>0.255697374770175</text:p>
          </table:table-cell>
          <table:table-cell office:value-type="float" office:value="0.744302625229825" calcext:value-type="float">
            <text:p>0.744302625229825</text:p>
          </table:table-cell>
          <table:table-cell office:value-type="float" office:value="0.21761463969483" calcext:value-type="float">
            <text:p>0.21761463969483</text:p>
          </table:table-cell>
          <table:table-cell office:value-type="float" office:value="0.78238536030517" calcext:value-type="float">
            <text:p>0.78238536030517</text:p>
          </table:table-cell>
          <table:table-cell table:formula="of:=AVERAGE([.C92];[.E92];[.G92];[.I92];[.K92];[.M92];[.O92];[.Q92];[.S92];[.U92])" office:value-type="float" office:value="0.298959916479683" calcext:value-type="float">
            <text:p>0.298959916479683</text:p>
          </table:table-cell>
          <table:table-cell table:formula="of:=AVERAGE([.D92];[.F92];[.H92];[.J92];[.L92];[.N92];[.P92];[.R92];[.T92];[.V92])" office:value-type="float" office:value="0.701040083520317" calcext:value-type="float">
            <text:p>0.7010400835203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0.212806435931365" calcext:value-type="float">
            <text:p>0.212806435931365</text:p>
          </table:table-cell>
          <table:table-cell office:value-type="float" office:value="0.787193564068635" calcext:value-type="float">
            <text:p>0.787193564068635</text:p>
          </table:table-cell>
          <table:table-cell office:value-type="float" office:value="0.214085919451704" calcext:value-type="float">
            <text:p>0.214085919451704</text:p>
          </table:table-cell>
          <table:table-cell office:value-type="float" office:value="0.785914080548296" calcext:value-type="float">
            <text:p>0.785914080548296</text:p>
          </table:table-cell>
          <table:table-cell office:value-type="float" office:value="0.257934038277874" calcext:value-type="float">
            <text:p>0.257934038277874</text:p>
          </table:table-cell>
          <table:table-cell office:value-type="float" office:value="0.742065961722126" calcext:value-type="float">
            <text:p>0.742065961722126</text:p>
          </table:table-cell>
          <table:table-cell office:value-type="float" office:value="0.170595475033844" calcext:value-type="float">
            <text:p>0.170595475033844</text:p>
          </table:table-cell>
          <table:table-cell office:value-type="float" office:value="0.829404524966157" calcext:value-type="float">
            <text:p>0.829404524966157</text:p>
          </table:table-cell>
          <table:table-cell office:value-type="float" office:value="0.150302417791332" calcext:value-type="float">
            <text:p>0.150302417791332</text:p>
          </table:table-cell>
          <table:table-cell office:value-type="float" office:value="0.849697582208668" calcext:value-type="float">
            <text:p>0.849697582208668</text:p>
          </table:table-cell>
          <table:table-cell office:value-type="float" office:value="0.183759054654089" calcext:value-type="float">
            <text:p>0.183759054654089</text:p>
          </table:table-cell>
          <table:table-cell office:value-type="float" office:value="0.816240945345911" calcext:value-type="float">
            <text:p>0.816240945345911</text:p>
          </table:table-cell>
          <table:table-cell office:value-type="float" office:value="0.316073305286408" calcext:value-type="float">
            <text:p>0.316073305286408</text:p>
          </table:table-cell>
          <table:table-cell office:value-type="float" office:value="0.683926694713592" calcext:value-type="float">
            <text:p>0.683926694713592</text:p>
          </table:table-cell>
          <table:table-cell office:value-type="float" office:value="0.174738504627288" calcext:value-type="float">
            <text:p>0.174738504627288</text:p>
          </table:table-cell>
          <table:table-cell office:value-type="float" office:value="0.825261495372712" calcext:value-type="float">
            <text:p>0.825261495372712</text:p>
          </table:table-cell>
          <table:table-cell office:value-type="float" office:value="0.183902339829298" calcext:value-type="float">
            <text:p>0.183902339829298</text:p>
          </table:table-cell>
          <table:table-cell office:value-type="float" office:value="0.816097660170702" calcext:value-type="float">
            <text:p>0.816097660170702</text:p>
          </table:table-cell>
          <table:table-cell office:value-type="float" office:value="0.135376649411349" calcext:value-type="float">
            <text:p>0.135376649411349</text:p>
          </table:table-cell>
          <table:table-cell office:value-type="float" office:value="0.864623350588651" calcext:value-type="float">
            <text:p>0.864623350588651</text:p>
          </table:table-cell>
          <table:table-cell table:formula="of:=AVERAGE([.C93];[.E93];[.G93];[.I93];[.K93];[.M93];[.O93];[.Q93];[.S93];[.U93])" office:value-type="float" office:value="0.199957414029455" calcext:value-type="float">
            <text:p>0.199957414029455</text:p>
          </table:table-cell>
          <table:table-cell table:formula="of:=AVERAGE([.D93];[.F93];[.H93];[.J93];[.L93];[.N93];[.P93];[.R93];[.T93];[.V93])" office:value-type="float" office:value="0.800042585970545" calcext:value-type="float">
            <text:p>0.80004258597054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.0394402499453742" calcext:value-type="float">
            <text:p>0.039440249945374</text:p>
          </table:table-cell>
          <table:table-cell office:value-type="float" office:value="0.960559750054626" calcext:value-type="float">
            <text:p>0.960559750054626</text:p>
          </table:table-cell>
          <table:table-cell office:value-type="float" office:value="0.0379056859768286" calcext:value-type="float">
            <text:p>0.037905685976829</text:p>
          </table:table-cell>
          <table:table-cell office:value-type="float" office:value="0.962094314023171" calcext:value-type="float">
            <text:p>0.962094314023171</text:p>
          </table:table-cell>
          <table:table-cell office:value-type="float" office:value="0.0653321455517479" calcext:value-type="float">
            <text:p>0.065332145551748</text:p>
          </table:table-cell>
          <table:table-cell office:value-type="float" office:value="0.934667854448252" calcext:value-type="float">
            <text:p>0.934667854448252</text:p>
          </table:table-cell>
          <table:table-cell office:value-type="float" office:value="0.0424692338312888" calcext:value-type="float">
            <text:p>0.042469233831289</text:p>
          </table:table-cell>
          <table:table-cell office:value-type="float" office:value="0.957530766168711" calcext:value-type="float">
            <text:p>0.957530766168711</text:p>
          </table:table-cell>
          <table:table-cell office:value-type="float" office:value="0.0300677498432134" calcext:value-type="float">
            <text:p>0.030067749843213</text:p>
          </table:table-cell>
          <table:table-cell office:value-type="float" office:value="0.969932250156786" calcext:value-type="float">
            <text:p>0.969932250156786</text:p>
          </table:table-cell>
          <table:table-cell office:value-type="float" office:value="0.0603838403440738" calcext:value-type="float">
            <text:p>0.060383840344074</text:p>
          </table:table-cell>
          <table:table-cell office:value-type="float" office:value="0.939616159655926" calcext:value-type="float">
            <text:p>0.939616159655926</text:p>
          </table:table-cell>
          <table:table-cell office:value-type="float" office:value="0.0459506775615994" calcext:value-type="float">
            <text:p>0.045950677561599</text:p>
          </table:table-cell>
          <table:table-cell office:value-type="float" office:value="0.954049322438401" calcext:value-type="float">
            <text:p>0.954049322438401</text:p>
          </table:table-cell>
          <table:table-cell office:value-type="float" office:value="0.030284804088751" calcext:value-type="float">
            <text:p>0.030284804088751</text:p>
          </table:table-cell>
          <table:table-cell office:value-type="float" office:value="0.969715195911249" calcext:value-type="float">
            <text:p>0.969715195911249</text:p>
          </table:table-cell>
          <table:table-cell office:value-type="float" office:value="0.0266023214673101" calcext:value-type="float">
            <text:p>0.02660232146731</text:p>
          </table:table-cell>
          <table:table-cell office:value-type="float" office:value="0.97339767853269" calcext:value-type="float">
            <text:p>0.97339767853269</text:p>
          </table:table-cell>
          <table:table-cell office:value-type="float" office:value="0.0296106828299673" calcext:value-type="float">
            <text:p>0.029610682829967</text:p>
          </table:table-cell>
          <table:table-cell office:value-type="float" office:value="0.970389317170033" calcext:value-type="float">
            <text:p>0.970389317170033</text:p>
          </table:table-cell>
          <table:table-cell table:formula="of:=AVERAGE([.C94];[.E94];[.G94];[.I94];[.K94];[.M94];[.O94];[.Q94];[.S94];[.U94])" office:value-type="float" office:value="0.0408047391440154" calcext:value-type="float">
            <text:p>0.040804739144016</text:p>
          </table:table-cell>
          <table:table-cell table:formula="of:=AVERAGE([.D94];[.F94];[.H94];[.J94];[.L94];[.N94];[.P94];[.R94];[.T94];[.V94])" office:value-type="float" office:value="0.959195260855985" calcext:value-type="float">
            <text:p>0.95919526085598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0.0895770053367666" calcext:value-type="float">
            <text:p>0.089577005336767</text:p>
          </table:table-cell>
          <table:table-cell office:value-type="float" office:value="0.910422994663234" calcext:value-type="float">
            <text:p>0.910422994663234</text:p>
          </table:table-cell>
          <table:table-cell office:value-type="float" office:value="0.135251822852752" calcext:value-type="float">
            <text:p>0.135251822852752</text:p>
          </table:table-cell>
          <table:table-cell office:value-type="float" office:value="0.864748177147248" calcext:value-type="float">
            <text:p>0.864748177147248</text:p>
          </table:table-cell>
          <table:table-cell office:value-type="float" office:value="0.0848430386405119" calcext:value-type="float">
            <text:p>0.084843038640512</text:p>
          </table:table-cell>
          <table:table-cell office:value-type="float" office:value="0.915156961359488" calcext:value-type="float">
            <text:p>0.915156961359488</text:p>
          </table:table-cell>
          <table:table-cell office:value-type="float" office:value="0.159215346513543" calcext:value-type="float">
            <text:p>0.159215346513543</text:p>
          </table:table-cell>
          <table:table-cell office:value-type="float" office:value="0.840784653486457" calcext:value-type="float">
            <text:p>0.840784653486457</text:p>
          </table:table-cell>
          <table:table-cell office:value-type="float" office:value="0.0990821905877098" calcext:value-type="float">
            <text:p>0.09908219058771</text:p>
          </table:table-cell>
          <table:table-cell office:value-type="float" office:value="0.90091780941229" calcext:value-type="float">
            <text:p>0.90091780941229</text:p>
          </table:table-cell>
          <table:table-cell office:value-type="float" office:value="0.0646551790473535" calcext:value-type="float">
            <text:p>0.064655179047354</text:p>
          </table:table-cell>
          <table:table-cell office:value-type="float" office:value="0.935344820952647" calcext:value-type="float">
            <text:p>0.935344820952647</text:p>
          </table:table-cell>
          <table:table-cell office:value-type="float" office:value="0.0912680750038234" calcext:value-type="float">
            <text:p>0.091268075003823</text:p>
          </table:table-cell>
          <table:table-cell office:value-type="float" office:value="0.908731924996177" calcext:value-type="float">
            <text:p>0.908731924996177</text:p>
          </table:table-cell>
          <table:table-cell office:value-type="float" office:value="0.105259617492298" calcext:value-type="float">
            <text:p>0.105259617492298</text:p>
          </table:table-cell>
          <table:table-cell office:value-type="float" office:value="0.894740382507702" calcext:value-type="float">
            <text:p>0.894740382507702</text:p>
          </table:table-cell>
          <table:table-cell office:value-type="float" office:value="0.0730440720820757" calcext:value-type="float">
            <text:p>0.073044072082076</text:p>
          </table:table-cell>
          <table:table-cell office:value-type="float" office:value="0.926955927917924" calcext:value-type="float">
            <text:p>0.926955927917924</text:p>
          </table:table-cell>
          <table:table-cell office:value-type="float" office:value="0.0569190363654171" calcext:value-type="float">
            <text:p>0.056919036365417</text:p>
          </table:table-cell>
          <table:table-cell office:value-type="float" office:value="0.943080963634583" calcext:value-type="float">
            <text:p>0.943080963634583</text:p>
          </table:table-cell>
          <table:table-cell table:formula="of:=AVERAGE([.C95];[.E95];[.G95];[.I95];[.K95];[.M95];[.O95];[.Q95];[.S95];[.U95])" office:value-type="float" office:value="0.0959115383922251" calcext:value-type="float">
            <text:p>0.095911538392225</text:p>
          </table:table-cell>
          <table:table-cell table:formula="of:=AVERAGE([.D95];[.F95];[.H95];[.J95];[.L95];[.N95];[.P95];[.R95];[.T95];[.V95])" office:value-type="float" office:value="0.904088461607775" calcext:value-type="float">
            <text:p>0.9040884616077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.355710771743351" calcext:value-type="float">
            <text:p>0.355710771743351</text:p>
          </table:table-cell>
          <table:table-cell office:value-type="float" office:value="0.644289228256649" calcext:value-type="float">
            <text:p>0.644289228256649</text:p>
          </table:table-cell>
          <table:table-cell office:value-type="float" office:value="0.266100393053925" calcext:value-type="float">
            <text:p>0.266100393053925</text:p>
          </table:table-cell>
          <table:table-cell office:value-type="float" office:value="0.733899606946074" calcext:value-type="float">
            <text:p>0.733899606946074</text:p>
          </table:table-cell>
          <table:table-cell office:value-type="float" office:value="0.381425793252603" calcext:value-type="float">
            <text:p>0.381425793252603</text:p>
          </table:table-cell>
          <table:table-cell office:value-type="float" office:value="0.618574206747396" calcext:value-type="float">
            <text:p>0.618574206747396</text:p>
          </table:table-cell>
          <table:table-cell office:value-type="float" office:value="0.334367133157073" calcext:value-type="float">
            <text:p>0.334367133157073</text:p>
          </table:table-cell>
          <table:table-cell office:value-type="float" office:value="0.665632866842927" calcext:value-type="float">
            <text:p>0.665632866842927</text:p>
          </table:table-cell>
          <table:table-cell office:value-type="float" office:value="0.336757794497462" calcext:value-type="float">
            <text:p>0.336757794497462</text:p>
          </table:table-cell>
          <table:table-cell office:value-type="float" office:value="0.663242205502538" calcext:value-type="float">
            <text:p>0.663242205502538</text:p>
          </table:table-cell>
          <table:table-cell office:value-type="float" office:value="0.42045829899997" calcext:value-type="float">
            <text:p>0.42045829899997</text:p>
          </table:table-cell>
          <table:table-cell office:value-type="float" office:value="0.57954170100003" calcext:value-type="float">
            <text:p>0.57954170100003</text:p>
          </table:table-cell>
          <table:table-cell office:value-type="float" office:value="0.246184496785216" calcext:value-type="float">
            <text:p>0.246184496785216</text:p>
          </table:table-cell>
          <table:table-cell office:value-type="float" office:value="0.753815503214784" calcext:value-type="float">
            <text:p>0.753815503214784</text:p>
          </table:table-cell>
          <table:table-cell office:value-type="float" office:value="0.326006712103066" calcext:value-type="float">
            <text:p>0.326006712103066</text:p>
          </table:table-cell>
          <table:table-cell office:value-type="float" office:value="0.673993287896934" calcext:value-type="float">
            <text:p>0.673993287896934</text:p>
          </table:table-cell>
          <table:table-cell office:value-type="float" office:value="0.349490722026145" calcext:value-type="float">
            <text:p>0.349490722026145</text:p>
          </table:table-cell>
          <table:table-cell office:value-type="float" office:value="0.650509277973855" calcext:value-type="float">
            <text:p>0.650509277973855</text:p>
          </table:table-cell>
          <table:table-cell office:value-type="float" office:value="0.305654409972767" calcext:value-type="float">
            <text:p>0.305654409972767</text:p>
          </table:table-cell>
          <table:table-cell office:value-type="float" office:value="0.694345590027233" calcext:value-type="float">
            <text:p>0.694345590027233</text:p>
          </table:table-cell>
          <table:table-cell table:formula="of:=AVERAGE([.C96];[.E96];[.G96];[.I96];[.K96];[.M96];[.O96];[.Q96];[.S96];[.U96])" office:value-type="float" office:value="0.332215652559158" calcext:value-type="float">
            <text:p>0.332215652559158</text:p>
          </table:table-cell>
          <table:table-cell table:formula="of:=AVERAGE([.D96];[.F96];[.H96];[.J96];[.L96];[.N96];[.P96];[.R96];[.T96];[.V96])" office:value-type="float" office:value="0.667784347440842" calcext:value-type="float">
            <text:p>0.66778434744084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0.00611278259092378" calcext:value-type="float">
            <text:p>0.006112782590924</text:p>
          </table:table-cell>
          <table:table-cell office:value-type="float" office:value="0.993887217409076" calcext:value-type="float">
            <text:p>0.993887217409076</text:p>
          </table:table-cell>
          <table:table-cell office:value-type="float" office:value="0.00134880117265405" calcext:value-type="float">
            <text:p>0.001348801172654</text:p>
          </table:table-cell>
          <table:table-cell office:value-type="float" office:value="0.998651198827346" calcext:value-type="float">
            <text:p>0.998651198827346</text:p>
          </table:table-cell>
          <table:table-cell office:value-type="float" office:value="0.00375521299612391" calcext:value-type="float">
            <text:p>0.003755212996124</text:p>
          </table:table-cell>
          <table:table-cell office:value-type="float" office:value="0.996244787003876" calcext:value-type="float">
            <text:p>0.996244787003876</text:p>
          </table:table-cell>
          <table:table-cell office:value-type="float" office:value="0.00176949617796444" calcext:value-type="float">
            <text:p>0.001769496177964</text:p>
          </table:table-cell>
          <table:table-cell office:value-type="float" office:value="0.998230503822036" calcext:value-type="float">
            <text:p>0.998230503822036</text:p>
          </table:table-cell>
          <table:table-cell office:value-type="float" office:value="0.00439833319068761" calcext:value-type="float">
            <text:p>0.004398333190688</text:p>
          </table:table-cell>
          <table:table-cell office:value-type="float" office:value="0.995601666809312" calcext:value-type="float">
            <text:p>0.995601666809312</text:p>
          </table:table-cell>
          <table:table-cell office:value-type="float" office:value="0.00394134479033759" calcext:value-type="float">
            <text:p>0.003941344790338</text:p>
          </table:table-cell>
          <table:table-cell office:value-type="float" office:value="0.996058655209662" calcext:value-type="float">
            <text:p>0.996058655209662</text:p>
          </table:table-cell>
          <table:table-cell office:value-type="float" office:value="0.00242744344836746" calcext:value-type="float">
            <text:p>0.002427443448367</text:p>
          </table:table-cell>
          <table:table-cell office:value-type="float" office:value="0.997572556551633" calcext:value-type="float">
            <text:p>0.997572556551633</text:p>
          </table:table-cell>
          <table:table-cell office:value-type="float" office:value="0.0040627207484731" calcext:value-type="float">
            <text:p>0.004062720748473</text:p>
          </table:table-cell>
          <table:table-cell office:value-type="float" office:value="0.995937279251527" calcext:value-type="float">
            <text:p>0.995937279251527</text:p>
          </table:table-cell>
          <table:table-cell office:value-type="float" office:value="0.000758713508075992" calcext:value-type="float">
            <text:p>0.000758713508076</text:p>
          </table:table-cell>
          <table:table-cell office:value-type="float" office:value="0.999241286491924" calcext:value-type="float">
            <text:p>0.999241286491924</text:p>
          </table:table-cell>
          <table:table-cell office:value-type="float" office:value="0.00224683659656514" calcext:value-type="float">
            <text:p>0.002246836596565</text:p>
          </table:table-cell>
          <table:table-cell office:value-type="float" office:value="0.997753163403435" calcext:value-type="float">
            <text:p>0.997753163403435</text:p>
          </table:table-cell>
          <table:table-cell table:formula="of:=AVERAGE([.C97];[.E97];[.G97];[.I97];[.K97];[.M97];[.O97];[.Q97];[.S97];[.U97])" office:value-type="float" office:value="0.00308216852201731" calcext:value-type="float">
            <text:p>0.003082168522017</text:p>
          </table:table-cell>
          <table:table-cell table:formula="of:=AVERAGE([.D97];[.F97];[.H97];[.J97];[.L97];[.N97];[.P97];[.R97];[.T97];[.V97])" office:value-type="float" office:value="0.996917831477983" calcext:value-type="float">
            <text:p>0.99691783147798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.357894611561113" calcext:value-type="float">
            <text:p>0.357894611561113</text:p>
          </table:table-cell>
          <table:table-cell office:value-type="float" office:value="0.642105388438887" calcext:value-type="float">
            <text:p>0.642105388438887</text:p>
          </table:table-cell>
          <table:table-cell office:value-type="float" office:value="0.247001596995701" calcext:value-type="float">
            <text:p>0.247001596995701</text:p>
          </table:table-cell>
          <table:table-cell office:value-type="float" office:value="0.752998403004299" calcext:value-type="float">
            <text:p>0.752998403004299</text:p>
          </table:table-cell>
          <table:table-cell office:value-type="float" office:value="0.182616052902399" calcext:value-type="float">
            <text:p>0.182616052902399</text:p>
          </table:table-cell>
          <table:table-cell office:value-type="float" office:value="0.817383947097601" calcext:value-type="float">
            <text:p>0.817383947097601</text:p>
          </table:table-cell>
          <table:table-cell office:value-type="float" office:value="0.231861539982062" calcext:value-type="float">
            <text:p>0.231861539982062</text:p>
          </table:table-cell>
          <table:table-cell office:value-type="float" office:value="0.768138460017938" calcext:value-type="float">
            <text:p>0.768138460017938</text:p>
          </table:table-cell>
          <table:table-cell office:value-type="float" office:value="0.282221084159522" calcext:value-type="float">
            <text:p>0.282221084159522</text:p>
          </table:table-cell>
          <table:table-cell office:value-type="float" office:value="0.717778915840478" calcext:value-type="float">
            <text:p>0.717778915840478</text:p>
          </table:table-cell>
          <table:table-cell office:value-type="float" office:value="0.171351813305583" calcext:value-type="float">
            <text:p>0.171351813305583</text:p>
          </table:table-cell>
          <table:table-cell office:value-type="float" office:value="0.828648186694418" calcext:value-type="float">
            <text:p>0.828648186694418</text:p>
          </table:table-cell>
          <table:table-cell office:value-type="float" office:value="0.201728828159604" calcext:value-type="float">
            <text:p>0.201728828159604</text:p>
          </table:table-cell>
          <table:table-cell office:value-type="float" office:value="0.798271171840396" calcext:value-type="float">
            <text:p>0.798271171840396</text:p>
          </table:table-cell>
          <table:table-cell office:value-type="float" office:value="0.317483491489125" calcext:value-type="float">
            <text:p>0.317483491489125</text:p>
          </table:table-cell>
          <table:table-cell office:value-type="float" office:value="0.682516508510875" calcext:value-type="float">
            <text:p>0.682516508510875</text:p>
          </table:table-cell>
          <table:table-cell office:value-type="float" office:value="0.281444230576407" calcext:value-type="float">
            <text:p>0.281444230576407</text:p>
          </table:table-cell>
          <table:table-cell office:value-type="float" office:value="0.718555769423593" calcext:value-type="float">
            <text:p>0.718555769423593</text:p>
          </table:table-cell>
          <table:table-cell office:value-type="float" office:value="0.179330964550083" calcext:value-type="float">
            <text:p>0.179330964550083</text:p>
          </table:table-cell>
          <table:table-cell office:value-type="float" office:value="0.820669035449917" calcext:value-type="float">
            <text:p>0.820669035449917</text:p>
          </table:table-cell>
          <table:table-cell table:formula="of:=AVERAGE([.C98];[.E98];[.G98];[.I98];[.K98];[.M98];[.O98];[.Q98];[.S98];[.U98])" office:value-type="float" office:value="0.24529342136816" calcext:value-type="float">
            <text:p>0.24529342136816</text:p>
          </table:table-cell>
          <table:table-cell table:formula="of:=AVERAGE([.D98];[.F98];[.H98];[.J98];[.L98];[.N98];[.P98];[.R98];[.T98];[.V98])" office:value-type="float" office:value="0.75470657863184" calcext:value-type="float">
            <text:p>0.7547065786318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0.0296477487233898" calcext:value-type="float">
            <text:p>0.02964774872339</text:p>
          </table:table-cell>
          <table:table-cell office:value-type="float" office:value="0.97035225127661" calcext:value-type="float">
            <text:p>0.97035225127661</text:p>
          </table:table-cell>
          <table:table-cell office:value-type="float" office:value="0.0183430646680004" calcext:value-type="float">
            <text:p>0.018343064668</text:p>
          </table:table-cell>
          <table:table-cell office:value-type="float" office:value="0.981656935332" calcext:value-type="float">
            <text:p>0.981656935332</text:p>
          </table:table-cell>
          <table:table-cell office:value-type="float" office:value="0.0200310590679357" calcext:value-type="float">
            <text:p>0.020031059067936</text:p>
          </table:table-cell>
          <table:table-cell office:value-type="float" office:value="0.979968940932064" calcext:value-type="float">
            <text:p>0.979968940932064</text:p>
          </table:table-cell>
          <table:table-cell office:value-type="float" office:value="0.0166373525965889" calcext:value-type="float">
            <text:p>0.016637352596589</text:p>
          </table:table-cell>
          <table:table-cell office:value-type="float" office:value="0.983362647403411" calcext:value-type="float">
            <text:p>0.983362647403411</text:p>
          </table:table-cell>
          <table:table-cell office:value-type="float" office:value="0.0497698210816742" calcext:value-type="float">
            <text:p>0.049769821081674</text:p>
          </table:table-cell>
          <table:table-cell office:value-type="float" office:value="0.950230178918326" calcext:value-type="float">
            <text:p>0.950230178918326</text:p>
          </table:table-cell>
          <table:table-cell office:value-type="float" office:value="0.0381895510288361" calcext:value-type="float">
            <text:p>0.038189551028836</text:p>
          </table:table-cell>
          <table:table-cell office:value-type="float" office:value="0.961810448971164" calcext:value-type="float">
            <text:p>0.961810448971164</text:p>
          </table:table-cell>
          <table:table-cell office:value-type="float" office:value="0.00890740995102779" calcext:value-type="float">
            <text:p>0.008907409951028</text:p>
          </table:table-cell>
          <table:table-cell office:value-type="float" office:value="0.991092590048972" calcext:value-type="float">
            <text:p>0.991092590048972</text:p>
          </table:table-cell>
          <table:table-cell office:value-type="float" office:value="0.0295178769788152" calcext:value-type="float">
            <text:p>0.029517876978815</text:p>
          </table:table-cell>
          <table:table-cell office:value-type="float" office:value="0.970482123021185" calcext:value-type="float">
            <text:p>0.970482123021185</text:p>
          </table:table-cell>
          <table:table-cell office:value-type="float" office:value="0.0415506160887515" calcext:value-type="float">
            <text:p>0.041550616088752</text:p>
          </table:table-cell>
          <table:table-cell office:value-type="float" office:value="0.958449383911248" calcext:value-type="float">
            <text:p>0.958449383911248</text:p>
          </table:table-cell>
          <table:table-cell office:value-type="float" office:value="0.0221757230507684" calcext:value-type="float">
            <text:p>0.022175723050768</text:p>
          </table:table-cell>
          <table:table-cell office:value-type="float" office:value="0.977824276949232" calcext:value-type="float">
            <text:p>0.977824276949232</text:p>
          </table:table-cell>
          <table:table-cell table:formula="of:=AVERAGE([.C99];[.E99];[.G99];[.I99];[.K99];[.M99];[.O99];[.Q99];[.S99];[.U99])" office:value-type="float" office:value="0.0274770223235788" calcext:value-type="float">
            <text:p>0.027477022323579</text:p>
          </table:table-cell>
          <table:table-cell table:formula="of:=AVERAGE([.D99];[.F99];[.H99];[.J99];[.L99];[.N99];[.P99];[.R99];[.T99];[.V99])" office:value-type="float" office:value="0.972522977676421" calcext:value-type="float">
            <text:p>0.97252297767642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0.0557051281950543" calcext:value-type="float">
            <text:p>0.055705128195054</text:p>
          </table:table-cell>
          <table:table-cell office:value-type="float" office:value="0.944294871804945" calcext:value-type="float">
            <text:p>0.944294871804945</text:p>
          </table:table-cell>
          <table:table-cell office:value-type="float" office:value="0.0675502228883183" calcext:value-type="float">
            <text:p>0.067550222888318</text:p>
          </table:table-cell>
          <table:table-cell office:value-type="float" office:value="0.932449777111682" calcext:value-type="float">
            <text:p>0.932449777111682</text:p>
          </table:table-cell>
          <table:table-cell office:value-type="float" office:value="0.0691934306273186" calcext:value-type="float">
            <text:p>0.069193430627319</text:p>
          </table:table-cell>
          <table:table-cell office:value-type="float" office:value="0.930806569372682" calcext:value-type="float">
            <text:p>0.930806569372682</text:p>
          </table:table-cell>
          <table:table-cell office:value-type="float" office:value="0.0526025430646062" calcext:value-type="float">
            <text:p>0.052602543064606</text:p>
          </table:table-cell>
          <table:table-cell office:value-type="float" office:value="0.947397456935394" calcext:value-type="float">
            <text:p>0.947397456935394</text:p>
          </table:table-cell>
          <table:table-cell office:value-type="float" office:value="0.0830240331914641" calcext:value-type="float">
            <text:p>0.083024033191464</text:p>
          </table:table-cell>
          <table:table-cell office:value-type="float" office:value="0.916975966808536" calcext:value-type="float">
            <text:p>0.916975966808536</text:p>
          </table:table-cell>
          <table:table-cell office:value-type="float" office:value="0.0846993677169484" calcext:value-type="float">
            <text:p>0.084699367716948</text:p>
          </table:table-cell>
          <table:table-cell office:value-type="float" office:value="0.915300632283052" calcext:value-type="float">
            <text:p>0.915300632283052</text:p>
          </table:table-cell>
          <table:table-cell office:value-type="float" office:value="0.0455514291277002" calcext:value-type="float">
            <text:p>0.0455514291277</text:p>
          </table:table-cell>
          <table:table-cell office:value-type="float" office:value="0.9544485708723" calcext:value-type="float">
            <text:p>0.9544485708723</text:p>
          </table:table-cell>
          <table:table-cell office:value-type="float" office:value="0.0476814133978525" calcext:value-type="float">
            <text:p>0.047681413397853</text:p>
          </table:table-cell>
          <table:table-cell office:value-type="float" office:value="0.952318586602148" calcext:value-type="float">
            <text:p>0.952318586602148</text:p>
          </table:table-cell>
          <table:table-cell office:value-type="float" office:value="0.0377974062683527" calcext:value-type="float">
            <text:p>0.037797406268353</text:p>
          </table:table-cell>
          <table:table-cell office:value-type="float" office:value="0.962202593731647" calcext:value-type="float">
            <text:p>0.962202593731647</text:p>
          </table:table-cell>
          <table:table-cell office:value-type="float" office:value="0.0635785719657158" calcext:value-type="float">
            <text:p>0.063578571965716</text:p>
          </table:table-cell>
          <table:table-cell office:value-type="float" office:value="0.936421428034284" calcext:value-type="float">
            <text:p>0.936421428034284</text:p>
          </table:table-cell>
          <table:table-cell table:formula="of:=AVERAGE([.C100];[.E100];[.G100];[.I100];[.K100];[.M100];[.O100];[.Q100];[.S100];[.U100])" office:value-type="float" office:value="0.0607383546443331" calcext:value-type="float">
            <text:p>0.060738354644333</text:p>
          </table:table-cell>
          <table:table-cell table:formula="of:=AVERAGE([.D100];[.F100];[.H100];[.J100];[.L100];[.N100];[.P100];[.R100];[.T100];[.V100])" office:value-type="float" office:value="0.939261645355667" calcext:value-type="float">
            <text:p>0.93926164535566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.156753508890426" calcext:value-type="float">
            <text:p>0.156753508890426</text:p>
          </table:table-cell>
          <table:table-cell office:value-type="float" office:value="0.843246491109574" calcext:value-type="float">
            <text:p>0.843246491109574</text:p>
          </table:table-cell>
          <table:table-cell office:value-type="float" office:value="0.18990938346644" calcext:value-type="float">
            <text:p>0.18990938346644</text:p>
          </table:table-cell>
          <table:table-cell office:value-type="float" office:value="0.81009061653356" calcext:value-type="float">
            <text:p>0.81009061653356</text:p>
          </table:table-cell>
          <table:table-cell office:value-type="float" office:value="0.195141107512176" calcext:value-type="float">
            <text:p>0.195141107512176</text:p>
          </table:table-cell>
          <table:table-cell office:value-type="float" office:value="0.804858892487824" calcext:value-type="float">
            <text:p>0.804858892487824</text:p>
          </table:table-cell>
          <table:table-cell office:value-type="float" office:value="0.195018886067812" calcext:value-type="float">
            <text:p>0.195018886067812</text:p>
          </table:table-cell>
          <table:table-cell office:value-type="float" office:value="0.804981113932188" calcext:value-type="float">
            <text:p>0.804981113932188</text:p>
          </table:table-cell>
          <table:table-cell office:value-type="float" office:value="0.102673748064244" calcext:value-type="float">
            <text:p>0.102673748064244</text:p>
          </table:table-cell>
          <table:table-cell office:value-type="float" office:value="0.897326251935756" calcext:value-type="float">
            <text:p>0.897326251935756</text:p>
          </table:table-cell>
          <table:table-cell office:value-type="float" office:value="0.0893357126348373" calcext:value-type="float">
            <text:p>0.089335712634837</text:p>
          </table:table-cell>
          <table:table-cell office:value-type="float" office:value="0.910664287365163" calcext:value-type="float">
            <text:p>0.910664287365163</text:p>
          </table:table-cell>
          <table:table-cell office:value-type="float" office:value="0.181605595379682" calcext:value-type="float">
            <text:p>0.181605595379682</text:p>
          </table:table-cell>
          <table:table-cell office:value-type="float" office:value="0.818394404620318" calcext:value-type="float">
            <text:p>0.818394404620318</text:p>
          </table:table-cell>
          <table:table-cell office:value-type="float" office:value="0.154028591490439" calcext:value-type="float">
            <text:p>0.154028591490439</text:p>
          </table:table-cell>
          <table:table-cell office:value-type="float" office:value="0.845971408509561" calcext:value-type="float">
            <text:p>0.845971408509561</text:p>
          </table:table-cell>
          <table:table-cell office:value-type="float" office:value="0.154899544349846" calcext:value-type="float">
            <text:p>0.154899544349846</text:p>
          </table:table-cell>
          <table:table-cell office:value-type="float" office:value="0.845100455650154" calcext:value-type="float">
            <text:p>0.845100455650154</text:p>
          </table:table-cell>
          <table:table-cell office:value-type="float" office:value="0.128121305727591" calcext:value-type="float">
            <text:p>0.128121305727591</text:p>
          </table:table-cell>
          <table:table-cell office:value-type="float" office:value="0.871878694272409" calcext:value-type="float">
            <text:p>0.871878694272409</text:p>
          </table:table-cell>
          <table:table-cell table:formula="of:=AVERAGE([.C101];[.E101];[.G101];[.I101];[.K101];[.M101];[.O101];[.Q101];[.S101];[.U101])" office:value-type="float" office:value="0.154748738358349" calcext:value-type="float">
            <text:p>0.154748738358349</text:p>
          </table:table-cell>
          <table:table-cell table:formula="of:=AVERAGE([.D101];[.F101];[.H101];[.J101];[.L101];[.N101];[.P101];[.R101];[.T101];[.V101])" office:value-type="float" office:value="0.845251261641651" calcext:value-type="float">
            <text:p>0.84525126164165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0.0184660450494286" calcext:value-type="float">
            <text:p>0.018466045049429</text:p>
          </table:table-cell>
          <table:table-cell office:value-type="float" office:value="0.981533954950571" calcext:value-type="float">
            <text:p>0.981533954950571</text:p>
          </table:table-cell>
          <table:table-cell office:value-type="float" office:value="0.00997888143632031" calcext:value-type="float">
            <text:p>0.00997888143632</text:p>
          </table:table-cell>
          <table:table-cell office:value-type="float" office:value="0.99002111856368" calcext:value-type="float">
            <text:p>0.99002111856368</text:p>
          </table:table-cell>
          <table:table-cell office:value-type="float" office:value="0.0134191757495753" calcext:value-type="float">
            <text:p>0.013419175749575</text:p>
          </table:table-cell>
          <table:table-cell office:value-type="float" office:value="0.986580824250425" calcext:value-type="float">
            <text:p>0.986580824250425</text:p>
          </table:table-cell>
          <table:table-cell office:value-type="float" office:value="0.0140846867973889" calcext:value-type="float">
            <text:p>0.014084686797389</text:p>
          </table:table-cell>
          <table:table-cell office:value-type="float" office:value="0.985915313202611" calcext:value-type="float">
            <text:p>0.985915313202611</text:p>
          </table:table-cell>
          <table:table-cell office:value-type="float" office:value="0.0113429213182633" calcext:value-type="float">
            <text:p>0.011342921318263</text:p>
          </table:table-cell>
          <table:table-cell office:value-type="float" office:value="0.988657078681737" calcext:value-type="float">
            <text:p>0.988657078681737</text:p>
          </table:table-cell>
          <table:table-cell office:value-type="float" office:value="0.0177937987382035" calcext:value-type="float">
            <text:p>0.017793798738204</text:p>
          </table:table-cell>
          <table:table-cell office:value-type="float" office:value="0.982206201261797" calcext:value-type="float">
            <text:p>0.982206201261797</text:p>
          </table:table-cell>
          <table:table-cell office:value-type="float" office:value="0.018917525772333" calcext:value-type="float">
            <text:p>0.018917525772333</text:p>
          </table:table-cell>
          <table:table-cell office:value-type="float" office:value="0.981082474227667" calcext:value-type="float">
            <text:p>0.981082474227667</text:p>
          </table:table-cell>
          <table:table-cell office:value-type="float" office:value="0.0174361710508484" calcext:value-type="float">
            <text:p>0.017436171050848</text:p>
          </table:table-cell>
          <table:table-cell office:value-type="float" office:value="0.982563828949152" calcext:value-type="float">
            <text:p>0.982563828949152</text:p>
          </table:table-cell>
          <table:table-cell office:value-type="float" office:value="0.0049950083048288" calcext:value-type="float">
            <text:p>0.004995008304829</text:p>
          </table:table-cell>
          <table:table-cell office:value-type="float" office:value="0.995004991695171" calcext:value-type="float">
            <text:p>0.995004991695171</text:p>
          </table:table-cell>
          <table:table-cell office:value-type="float" office:value="0.0133649816078779" calcext:value-type="float">
            <text:p>0.013364981607878</text:p>
          </table:table-cell>
          <table:table-cell office:value-type="float" office:value="0.986635018392122" calcext:value-type="float">
            <text:p>0.986635018392122</text:p>
          </table:table-cell>
          <table:table-cell table:formula="of:=AVERAGE([.C102];[.E102];[.G102];[.I102];[.K102];[.M102];[.O102];[.Q102];[.S102];[.U102])" office:value-type="float" office:value="0.0139799195825068" calcext:value-type="float">
            <text:p>0.013979919582507</text:p>
          </table:table-cell>
          <table:table-cell table:formula="of:=AVERAGE([.D102];[.F102];[.H102];[.J102];[.L102];[.N102];[.P102];[.R102];[.T102];[.V102])" office:value-type="float" office:value="0.986020080417493" calcext:value-type="float">
            <text:p>0.98602008041749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0.0271773878936552" calcext:value-type="float">
            <text:p>0.027177387893655</text:p>
          </table:table-cell>
          <table:table-cell office:value-type="float" office:value="0.972822612106345" calcext:value-type="float">
            <text:p>0.972822612106345</text:p>
          </table:table-cell>
          <table:table-cell office:value-type="float" office:value="0.00738157878250045" calcext:value-type="float">
            <text:p>0.0073815787825</text:p>
          </table:table-cell>
          <table:table-cell office:value-type="float" office:value="0.992618421217499" calcext:value-type="float">
            <text:p>0.992618421217499</text:p>
          </table:table-cell>
          <table:table-cell office:value-type="float" office:value="0.0165865873816834" calcext:value-type="float">
            <text:p>0.016586587381683</text:p>
          </table:table-cell>
          <table:table-cell office:value-type="float" office:value="0.983413412618317" calcext:value-type="float">
            <text:p>0.983413412618317</text:p>
          </table:table-cell>
          <table:table-cell office:value-type="float" office:value="0.00625708061732725" calcext:value-type="float">
            <text:p>0.006257080617327</text:p>
          </table:table-cell>
          <table:table-cell office:value-type="float" office:value="0.993742919382673" calcext:value-type="float">
            <text:p>0.993742919382673</text:p>
          </table:table-cell>
          <table:table-cell office:value-type="float" office:value="0.0306552441040375" calcext:value-type="float">
            <text:p>0.030655244104038</text:p>
          </table:table-cell>
          <table:table-cell office:value-type="float" office:value="0.969344755895963" calcext:value-type="float">
            <text:p>0.969344755895963</text:p>
          </table:table-cell>
          <table:table-cell office:value-type="float" office:value="0.0301009056201181" calcext:value-type="float">
            <text:p>0.030100905620118</text:p>
          </table:table-cell>
          <table:table-cell office:value-type="float" office:value="0.969899094379882" calcext:value-type="float">
            <text:p>0.969899094379882</text:p>
          </table:table-cell>
          <table:table-cell office:value-type="float" office:value="0.00620748229330503" calcext:value-type="float">
            <text:p>0.006207482293305</text:p>
          </table:table-cell>
          <table:table-cell office:value-type="float" office:value="0.993792517706695" calcext:value-type="float">
            <text:p>0.993792517706695</text:p>
          </table:table-cell>
          <table:table-cell office:value-type="float" office:value="0.0186062719658864" calcext:value-type="float">
            <text:p>0.018606271965886</text:p>
          </table:table-cell>
          <table:table-cell office:value-type="float" office:value="0.981393728034114" calcext:value-type="float">
            <text:p>0.981393728034114</text:p>
          </table:table-cell>
          <table:table-cell office:value-type="float" office:value="0.00632800064135253" calcext:value-type="float">
            <text:p>0.006328000641353</text:p>
          </table:table-cell>
          <table:table-cell office:value-type="float" office:value="0.993671999358648" calcext:value-type="float">
            <text:p>0.993671999358648</text:p>
          </table:table-cell>
          <table:table-cell office:value-type="float" office:value="0.0102762422232712" calcext:value-type="float">
            <text:p>0.010276242223271</text:p>
          </table:table-cell>
          <table:table-cell office:value-type="float" office:value="0.989723757776729" calcext:value-type="float">
            <text:p>0.989723757776729</text:p>
          </table:table-cell>
          <table:table-cell table:formula="of:=AVERAGE([.C103];[.E103];[.G103];[.I103];[.K103];[.M103];[.O103];[.Q103];[.S103];[.U103])" office:value-type="float" office:value="0.0159576781523137" calcext:value-type="float">
            <text:p>0.015957678152314</text:p>
          </table:table-cell>
          <table:table-cell table:formula="of:=AVERAGE([.D103];[.F103];[.H103];[.J103];[.L103];[.N103];[.P103];[.R103];[.T103];[.V103])" office:value-type="float" office:value="0.984042321847686" calcext:value-type="float">
            <text:p>0.98404232184768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0.147163831477737" calcext:value-type="float">
            <text:p>0.147163831477737</text:p>
          </table:table-cell>
          <table:table-cell office:value-type="float" office:value="0.852836168522263" calcext:value-type="float">
            <text:p>0.852836168522263</text:p>
          </table:table-cell>
          <table:table-cell office:value-type="float" office:value="0.244158352517522" calcext:value-type="float">
            <text:p>0.244158352517522</text:p>
          </table:table-cell>
          <table:table-cell office:value-type="float" office:value="0.755841647482477" calcext:value-type="float">
            <text:p>0.755841647482477</text:p>
          </table:table-cell>
          <table:table-cell office:value-type="float" office:value="0.168042682668273" calcext:value-type="float">
            <text:p>0.168042682668273</text:p>
          </table:table-cell>
          <table:table-cell office:value-type="float" office:value="0.831957317331727" calcext:value-type="float">
            <text:p>0.831957317331727</text:p>
          </table:table-cell>
          <table:table-cell office:value-type="float" office:value="0.0924128032234409" calcext:value-type="float">
            <text:p>0.092412803223441</text:p>
          </table:table-cell>
          <table:table-cell office:value-type="float" office:value="0.907587196776559" calcext:value-type="float">
            <text:p>0.907587196776559</text:p>
          </table:table-cell>
          <table:table-cell office:value-type="float" office:value="0.239395532814381" calcext:value-type="float">
            <text:p>0.239395532814381</text:p>
          </table:table-cell>
          <table:table-cell office:value-type="float" office:value="0.760604467185619" calcext:value-type="float">
            <text:p>0.760604467185619</text:p>
          </table:table-cell>
          <table:table-cell office:value-type="float" office:value="0.141283423208643" calcext:value-type="float">
            <text:p>0.141283423208643</text:p>
          </table:table-cell>
          <table:table-cell office:value-type="float" office:value="0.858716576791358" calcext:value-type="float">
            <text:p>0.858716576791358</text:p>
          </table:table-cell>
          <table:table-cell office:value-type="float" office:value="0.163512883949381" calcext:value-type="float">
            <text:p>0.163512883949381</text:p>
          </table:table-cell>
          <table:table-cell office:value-type="float" office:value="0.836487116050619" calcext:value-type="float">
            <text:p>0.836487116050619</text:p>
          </table:table-cell>
          <table:table-cell office:value-type="float" office:value="0.185887803537234" calcext:value-type="float">
            <text:p>0.185887803537234</text:p>
          </table:table-cell>
          <table:table-cell office:value-type="float" office:value="0.814112196462766" calcext:value-type="float">
            <text:p>0.814112196462766</text:p>
          </table:table-cell>
          <table:table-cell office:value-type="float" office:value="0.129142120342667" calcext:value-type="float">
            <text:p>0.129142120342667</text:p>
          </table:table-cell>
          <table:table-cell office:value-type="float" office:value="0.870857879657333" calcext:value-type="float">
            <text:p>0.870857879657333</text:p>
          </table:table-cell>
          <table:table-cell office:value-type="float" office:value="0.14024854481298" calcext:value-type="float">
            <text:p>0.14024854481298</text:p>
          </table:table-cell>
          <table:table-cell office:value-type="float" office:value="0.85975145518702" calcext:value-type="float">
            <text:p>0.85975145518702</text:p>
          </table:table-cell>
          <table:table-cell table:formula="of:=AVERAGE([.C104];[.E104];[.G104];[.I104];[.K104];[.M104];[.O104];[.Q104];[.S104];[.U104])" office:value-type="float" office:value="0.165124797855226" calcext:value-type="float">
            <text:p>0.165124797855226</text:p>
          </table:table-cell>
          <table:table-cell table:formula="of:=AVERAGE([.D104];[.F104];[.H104];[.J104];[.L104];[.N104];[.P104];[.R104];[.T104];[.V104])" office:value-type="float" office:value="0.834875202144774" calcext:value-type="float">
            <text:p>0.83487520214477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0.0277749965256335" calcext:value-type="float">
            <text:p>0.027774996525634</text:p>
          </table:table-cell>
          <table:table-cell office:value-type="float" office:value="0.972225003474366" calcext:value-type="float">
            <text:p>0.972225003474366</text:p>
          </table:table-cell>
          <table:table-cell office:value-type="float" office:value="0.00595149188840342" calcext:value-type="float">
            <text:p>0.005951491888403</text:p>
          </table:table-cell>
          <table:table-cell office:value-type="float" office:value="0.994048508111597" calcext:value-type="float">
            <text:p>0.994048508111597</text:p>
          </table:table-cell>
          <table:table-cell office:value-type="float" office:value="0.0159237604994382" calcext:value-type="float">
            <text:p>0.015923760499438</text:p>
          </table:table-cell>
          <table:table-cell office:value-type="float" office:value="0.984076239500562" calcext:value-type="float">
            <text:p>0.984076239500562</text:p>
          </table:table-cell>
          <table:table-cell office:value-type="float" office:value="0.00371164315550443" calcext:value-type="float">
            <text:p>0.003711643155504</text:p>
          </table:table-cell>
          <table:table-cell office:value-type="float" office:value="0.996288356844496" calcext:value-type="float">
            <text:p>0.996288356844496</text:p>
          </table:table-cell>
          <table:table-cell office:value-type="float" office:value="0.0210626331617334" calcext:value-type="float">
            <text:p>0.021062633161733</text:p>
          </table:table-cell>
          <table:table-cell office:value-type="float" office:value="0.978937366838267" calcext:value-type="float">
            <text:p>0.978937366838267</text:p>
          </table:table-cell>
          <table:table-cell office:value-type="float" office:value="0.0165163435091004" calcext:value-type="float">
            <text:p>0.0165163435091</text:p>
          </table:table-cell>
          <table:table-cell office:value-type="float" office:value="0.9834836564909" calcext:value-type="float">
            <text:p>0.9834836564909</text:p>
          </table:table-cell>
          <table:table-cell office:value-type="float" office:value="0.00530544212770815" calcext:value-type="float">
            <text:p>0.005305442127708</text:p>
          </table:table-cell>
          <table:table-cell office:value-type="float" office:value="0.994694557872292" calcext:value-type="float">
            <text:p>0.994694557872292</text:p>
          </table:table-cell>
          <table:table-cell office:value-type="float" office:value="0.00904194665349748" calcext:value-type="float">
            <text:p>0.009041946653497</text:p>
          </table:table-cell>
          <table:table-cell office:value-type="float" office:value="0.990958053346503" calcext:value-type="float">
            <text:p>0.990958053346503</text:p>
          </table:table-cell>
          <table:table-cell office:value-type="float" office:value="0.00648150530420633" calcext:value-type="float">
            <text:p>0.006481505304206</text:p>
          </table:table-cell>
          <table:table-cell office:value-type="float" office:value="0.993518494695794" calcext:value-type="float">
            <text:p>0.993518494695794</text:p>
          </table:table-cell>
          <table:table-cell office:value-type="float" office:value="0.0158122295132696" calcext:value-type="float">
            <text:p>0.01581222951327</text:p>
          </table:table-cell>
          <table:table-cell office:value-type="float" office:value="0.98418777048673" calcext:value-type="float">
            <text:p>0.98418777048673</text:p>
          </table:table-cell>
          <table:table-cell table:formula="of:=AVERAGE([.C105];[.E105];[.G105];[.I105];[.K105];[.M105];[.O105];[.Q105];[.S105];[.U105])" office:value-type="float" office:value="0.0127581992338495" calcext:value-type="float">
            <text:p>0.01275819923385</text:p>
          </table:table-cell>
          <table:table-cell table:formula="of:=AVERAGE([.D105];[.F105];[.H105];[.J105];[.L105];[.N105];[.P105];[.R105];[.T105];[.V105])" office:value-type="float" office:value="0.987241800766151" calcext:value-type="float">
            <text:p>0.98724180076615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0.0514692594823864" calcext:value-type="float">
            <text:p>0.051469259482386</text:p>
          </table:table-cell>
          <table:table-cell office:value-type="float" office:value="0.948530740517614" calcext:value-type="float">
            <text:p>0.948530740517614</text:p>
          </table:table-cell>
          <table:table-cell office:value-type="float" office:value="0.0838465087001028" calcext:value-type="float">
            <text:p>0.083846508700103</text:p>
          </table:table-cell>
          <table:table-cell office:value-type="float" office:value="0.916153491299897" calcext:value-type="float">
            <text:p>0.916153491299897</text:p>
          </table:table-cell>
          <table:table-cell office:value-type="float" office:value="0.0470504353445489" calcext:value-type="float">
            <text:p>0.047050435344549</text:p>
          </table:table-cell>
          <table:table-cell office:value-type="float" office:value="0.952949564655451" calcext:value-type="float">
            <text:p>0.952949564655451</text:p>
          </table:table-cell>
          <table:table-cell office:value-type="float" office:value="0.0620772079818136" calcext:value-type="float">
            <text:p>0.062077207981814</text:p>
          </table:table-cell>
          <table:table-cell office:value-type="float" office:value="0.937922792018186" calcext:value-type="float">
            <text:p>0.937922792018186</text:p>
          </table:table-cell>
          <table:table-cell office:value-type="float" office:value="0.0684904844681159" calcext:value-type="float">
            <text:p>0.068490484468116</text:p>
          </table:table-cell>
          <table:table-cell office:value-type="float" office:value="0.931509515531884" calcext:value-type="float">
            <text:p>0.931509515531884</text:p>
          </table:table-cell>
          <table:table-cell office:value-type="float" office:value="0.0657334499072299" calcext:value-type="float">
            <text:p>0.06573344990723</text:p>
          </table:table-cell>
          <table:table-cell office:value-type="float" office:value="0.93426655009277" calcext:value-type="float">
            <text:p>0.93426655009277</text:p>
          </table:table-cell>
          <table:table-cell office:value-type="float" office:value="0.100262368932731" calcext:value-type="float">
            <text:p>0.100262368932731</text:p>
          </table:table-cell>
          <table:table-cell office:value-type="float" office:value="0.899737631067269" calcext:value-type="float">
            <text:p>0.899737631067269</text:p>
          </table:table-cell>
          <table:table-cell office:value-type="float" office:value="0.0318411743143314" calcext:value-type="float">
            <text:p>0.031841174314331</text:p>
          </table:table-cell>
          <table:table-cell office:value-type="float" office:value="0.968158825685669" calcext:value-type="float">
            <text:p>0.968158825685669</text:p>
          </table:table-cell>
          <table:table-cell office:value-type="float" office:value="0.0419343103441913" calcext:value-type="float">
            <text:p>0.041934310344191</text:p>
          </table:table-cell>
          <table:table-cell office:value-type="float" office:value="0.958065689655809" calcext:value-type="float">
            <text:p>0.958065689655809</text:p>
          </table:table-cell>
          <table:table-cell office:value-type="float" office:value="0.0237787569189927" calcext:value-type="float">
            <text:p>0.023778756918993</text:p>
          </table:table-cell>
          <table:table-cell office:value-type="float" office:value="0.976221243081007" calcext:value-type="float">
            <text:p>0.976221243081007</text:p>
          </table:table-cell>
          <table:table-cell table:formula="of:=AVERAGE([.C106];[.E106];[.G106];[.I106];[.K106];[.M106];[.O106];[.Q106];[.S106];[.U106])" office:value-type="float" office:value="0.0576483956394444" calcext:value-type="float">
            <text:p>0.057648395639444</text:p>
          </table:table-cell>
          <table:table-cell table:formula="of:=AVERAGE([.D106];[.F106];[.H106];[.J106];[.L106];[.N106];[.P106];[.R106];[.T106];[.V106])" office:value-type="float" office:value="0.942351604360556" calcext:value-type="float">
            <text:p>0.94235160436055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0.0476070271282346" calcext:value-type="float">
            <text:p>0.047607027128235</text:p>
          </table:table-cell>
          <table:table-cell office:value-type="float" office:value="0.952392972871766" calcext:value-type="float">
            <text:p>0.952392972871766</text:p>
          </table:table-cell>
          <table:table-cell office:value-type="float" office:value="0.0756932049424626" calcext:value-type="float">
            <text:p>0.075693204942463</text:p>
          </table:table-cell>
          <table:table-cell office:value-type="float" office:value="0.924306795057537" calcext:value-type="float">
            <text:p>0.924306795057537</text:p>
          </table:table-cell>
          <table:table-cell office:value-type="float" office:value="0.0196666847080959" calcext:value-type="float">
            <text:p>0.019666684708096</text:p>
          </table:table-cell>
          <table:table-cell office:value-type="float" office:value="0.980333315291904" calcext:value-type="float">
            <text:p>0.980333315291904</text:p>
          </table:table-cell>
          <table:table-cell office:value-type="float" office:value="0.0146047464666015" calcext:value-type="float">
            <text:p>0.014604746466602</text:p>
          </table:table-cell>
          <table:table-cell office:value-type="float" office:value="0.985395253533399" calcext:value-type="float">
            <text:p>0.985395253533399</text:p>
          </table:table-cell>
          <table:table-cell office:value-type="float" office:value="0.0564400355520857" calcext:value-type="float">
            <text:p>0.056440035552086</text:p>
          </table:table-cell>
          <table:table-cell office:value-type="float" office:value="0.943559964447914" calcext:value-type="float">
            <text:p>0.943559964447914</text:p>
          </table:table-cell>
          <table:table-cell office:value-type="float" office:value="0.0991018485374557" calcext:value-type="float">
            <text:p>0.099101848537456</text:p>
          </table:table-cell>
          <table:table-cell office:value-type="float" office:value="0.900898151462544" calcext:value-type="float">
            <text:p>0.900898151462544</text:p>
          </table:table-cell>
          <table:table-cell office:value-type="float" office:value="0.0167020657199189" calcext:value-type="float">
            <text:p>0.016702065719919</text:p>
          </table:table-cell>
          <table:table-cell office:value-type="float" office:value="0.983297934280081" calcext:value-type="float">
            <text:p>0.983297934280081</text:p>
          </table:table-cell>
          <table:table-cell office:value-type="float" office:value="0.0583983433938862" calcext:value-type="float">
            <text:p>0.058398343393886</text:p>
          </table:table-cell>
          <table:table-cell office:value-type="float" office:value="0.941601656606114" calcext:value-type="float">
            <text:p>0.941601656606114</text:p>
          </table:table-cell>
          <table:table-cell office:value-type="float" office:value="0.0184872010935777" calcext:value-type="float">
            <text:p>0.018487201093578</text:p>
          </table:table-cell>
          <table:table-cell office:value-type="float" office:value="0.981512798906422" calcext:value-type="float">
            <text:p>0.981512798906422</text:p>
          </table:table-cell>
          <table:table-cell office:value-type="float" office:value="0.0614165728295338" calcext:value-type="float">
            <text:p>0.061416572829534</text:p>
          </table:table-cell>
          <table:table-cell office:value-type="float" office:value="0.938583427170466" calcext:value-type="float">
            <text:p>0.938583427170466</text:p>
          </table:table-cell>
          <table:table-cell table:formula="of:=AVERAGE([.C107];[.E107];[.G107];[.I107];[.K107];[.M107];[.O107];[.Q107];[.S107];[.U107])" office:value-type="float" office:value="0.0468117730371853" calcext:value-type="float">
            <text:p>0.046811773037185</text:p>
          </table:table-cell>
          <table:table-cell table:formula="of:=AVERAGE([.D107];[.F107];[.H107];[.J107];[.L107];[.N107];[.P107];[.R107];[.T107];[.V107])" office:value-type="float" office:value="0.953188226962815" calcext:value-type="float">
            <text:p>0.95318822696281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.0221104035446119" calcext:value-type="float">
            <text:p>0.022110403544612</text:p>
          </table:table-cell>
          <table:table-cell office:value-type="float" office:value="0.977889596455388" calcext:value-type="float">
            <text:p>0.977889596455388</text:p>
          </table:table-cell>
          <table:table-cell office:value-type="float" office:value="0.0091173963212375" calcext:value-type="float">
            <text:p>0.009117396321238</text:p>
          </table:table-cell>
          <table:table-cell office:value-type="float" office:value="0.990882603678763" calcext:value-type="float">
            <text:p>0.990882603678763</text:p>
          </table:table-cell>
          <table:table-cell office:value-type="float" office:value="0.0104606852508335" calcext:value-type="float">
            <text:p>0.010460685250834</text:p>
          </table:table-cell>
          <table:table-cell office:value-type="float" office:value="0.989539314749167" calcext:value-type="float">
            <text:p>0.989539314749167</text:p>
          </table:table-cell>
          <table:table-cell office:value-type="float" office:value="0.0173546610566069" calcext:value-type="float">
            <text:p>0.017354661056607</text:p>
          </table:table-cell>
          <table:table-cell office:value-type="float" office:value="0.982645338943393" calcext:value-type="float">
            <text:p>0.982645338943393</text:p>
          </table:table-cell>
          <table:table-cell office:value-type="float" office:value="0.0225644224613942" calcext:value-type="float">
            <text:p>0.022564422461394</text:p>
          </table:table-cell>
          <table:table-cell office:value-type="float" office:value="0.977435577538606" calcext:value-type="float">
            <text:p>0.977435577538606</text:p>
          </table:table-cell>
          <table:table-cell office:value-type="float" office:value="0.0414376740846937" calcext:value-type="float">
            <text:p>0.041437674084694</text:p>
          </table:table-cell>
          <table:table-cell office:value-type="float" office:value="0.958562325915306" calcext:value-type="float">
            <text:p>0.958562325915306</text:p>
          </table:table-cell>
          <table:table-cell office:value-type="float" office:value="0.0106947324876487" calcext:value-type="float">
            <text:p>0.010694732487649</text:p>
          </table:table-cell>
          <table:table-cell office:value-type="float" office:value="0.989305267512351" calcext:value-type="float">
            <text:p>0.989305267512351</text:p>
          </table:table-cell>
          <table:table-cell office:value-type="float" office:value="0.0148447097063413" calcext:value-type="float">
            <text:p>0.014844709706341</text:p>
          </table:table-cell>
          <table:table-cell office:value-type="float" office:value="0.985155290293659" calcext:value-type="float">
            <text:p>0.985155290293659</text:p>
          </table:table-cell>
          <table:table-cell office:value-type="float" office:value="0.0440997436805053" calcext:value-type="float">
            <text:p>0.044099743680505</text:p>
          </table:table-cell>
          <table:table-cell office:value-type="float" office:value="0.955900256319495" calcext:value-type="float">
            <text:p>0.955900256319495</text:p>
          </table:table-cell>
          <table:table-cell office:value-type="float" office:value="0.00773769818424289" calcext:value-type="float">
            <text:p>0.007737698184243</text:p>
          </table:table-cell>
          <table:table-cell office:value-type="float" office:value="0.992262301815757" calcext:value-type="float">
            <text:p>0.992262301815757</text:p>
          </table:table-cell>
          <table:table-cell table:formula="of:=AVERAGE([.C108];[.E108];[.G108];[.I108];[.K108];[.M108];[.O108];[.Q108];[.S108];[.U108])" office:value-type="float" office:value="0.0200422126778116" calcext:value-type="float">
            <text:p>0.020042212677812</text:p>
          </table:table-cell>
          <table:table-cell table:formula="of:=AVERAGE([.D108];[.F108];[.H108];[.J108];[.L108];[.N108];[.P108];[.R108];[.T108];[.V108])" office:value-type="float" office:value="0.979957787322189" calcext:value-type="float">
            <text:p>0.97995778732218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0.108988191017731" calcext:value-type="float">
            <text:p>0.108988191017731</text:p>
          </table:table-cell>
          <table:table-cell office:value-type="float" office:value="0.891011808982269" calcext:value-type="float">
            <text:p>0.891011808982269</text:p>
          </table:table-cell>
          <table:table-cell office:value-type="float" office:value="0.0799031021474265" calcext:value-type="float">
            <text:p>0.079903102147427</text:p>
          </table:table-cell>
          <table:table-cell office:value-type="float" office:value="0.920096897852574" calcext:value-type="float">
            <text:p>0.920096897852574</text:p>
          </table:table-cell>
          <table:table-cell office:value-type="float" office:value="0.146624986527763" calcext:value-type="float">
            <text:p>0.146624986527763</text:p>
          </table:table-cell>
          <table:table-cell office:value-type="float" office:value="0.853375013472237" calcext:value-type="float">
            <text:p>0.853375013472237</text:p>
          </table:table-cell>
          <table:table-cell office:value-type="float" office:value="0.0897466986852969" calcext:value-type="float">
            <text:p>0.089746698685297</text:p>
          </table:table-cell>
          <table:table-cell office:value-type="float" office:value="0.910253301314703" calcext:value-type="float">
            <text:p>0.910253301314703</text:p>
          </table:table-cell>
          <table:table-cell office:value-type="float" office:value="0.0666103032316011" calcext:value-type="float">
            <text:p>0.066610303231601</text:p>
          </table:table-cell>
          <table:table-cell office:value-type="float" office:value="0.933389696768399" calcext:value-type="float">
            <text:p>0.933389696768399</text:p>
          </table:table-cell>
          <table:table-cell office:value-type="float" office:value="0.109101724258805" calcext:value-type="float">
            <text:p>0.109101724258805</text:p>
          </table:table-cell>
          <table:table-cell office:value-type="float" office:value="0.890898275741195" calcext:value-type="float">
            <text:p>0.890898275741195</text:p>
          </table:table-cell>
          <table:table-cell office:value-type="float" office:value="0.131314790096839" calcext:value-type="float">
            <text:p>0.131314790096839</text:p>
          </table:table-cell>
          <table:table-cell office:value-type="float" office:value="0.868685209903161" calcext:value-type="float">
            <text:p>0.868685209903161</text:p>
          </table:table-cell>
          <table:table-cell office:value-type="float" office:value="0.110589771502053" calcext:value-type="float">
            <text:p>0.110589771502053</text:p>
          </table:table-cell>
          <table:table-cell office:value-type="float" office:value="0.889410228497947" calcext:value-type="float">
            <text:p>0.889410228497947</text:p>
          </table:table-cell>
          <table:table-cell office:value-type="float" office:value="0.0829103382942527" calcext:value-type="float">
            <text:p>0.082910338294253</text:p>
          </table:table-cell>
          <table:table-cell office:value-type="float" office:value="0.917089661705747" calcext:value-type="float">
            <text:p>0.917089661705747</text:p>
          </table:table-cell>
          <table:table-cell office:value-type="float" office:value="0.0753645689001891" calcext:value-type="float">
            <text:p>0.075364568900189</text:p>
          </table:table-cell>
          <table:table-cell office:value-type="float" office:value="0.924635431099811" calcext:value-type="float">
            <text:p>0.924635431099811</text:p>
          </table:table-cell>
          <table:table-cell table:formula="of:=AVERAGE([.C109];[.E109];[.G109];[.I109];[.K109];[.M109];[.O109];[.Q109];[.S109];[.U109])" office:value-type="float" office:value="0.100115447466196" calcext:value-type="float">
            <text:p>0.100115447466196</text:p>
          </table:table-cell>
          <table:table-cell table:formula="of:=AVERAGE([.D109];[.F109];[.H109];[.J109];[.L109];[.N109];[.P109];[.R109];[.T109];[.V109])" office:value-type="float" office:value="0.899884552533804" calcext:value-type="float">
            <text:p>0.89988455253380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0.00829693884592864" calcext:value-type="float">
            <text:p>0.008296938845929</text:p>
          </table:table-cell>
          <table:table-cell office:value-type="float" office:value="0.991703061154071" calcext:value-type="float">
            <text:p>0.991703061154071</text:p>
          </table:table-cell>
          <table:table-cell office:value-type="float" office:value="0.00963649672097581" calcext:value-type="float">
            <text:p>0.009636496720976</text:p>
          </table:table-cell>
          <table:table-cell office:value-type="float" office:value="0.990363503279024" calcext:value-type="float">
            <text:p>0.990363503279024</text:p>
          </table:table-cell>
          <table:table-cell office:value-type="float" office:value="0.010954613280494" calcext:value-type="float">
            <text:p>0.010954613280494</text:p>
          </table:table-cell>
          <table:table-cell office:value-type="float" office:value="0.989045386719506" calcext:value-type="float">
            <text:p>0.989045386719506</text:p>
          </table:table-cell>
          <table:table-cell office:value-type="float" office:value="0.0228474684613398" calcext:value-type="float">
            <text:p>0.02284746846134</text:p>
          </table:table-cell>
          <table:table-cell office:value-type="float" office:value="0.97715253153866" calcext:value-type="float">
            <text:p>0.97715253153866</text:p>
          </table:table-cell>
          <table:table-cell office:value-type="float" office:value="0.0319516956946776" calcext:value-type="float">
            <text:p>0.031951695694678</text:p>
          </table:table-cell>
          <table:table-cell office:value-type="float" office:value="0.968048304305322" calcext:value-type="float">
            <text:p>0.968048304305322</text:p>
          </table:table-cell>
          <table:table-cell office:value-type="float" office:value="0.0486329597818149" calcext:value-type="float">
            <text:p>0.048632959781815</text:p>
          </table:table-cell>
          <table:table-cell office:value-type="float" office:value="0.951367040218185" calcext:value-type="float">
            <text:p>0.951367040218185</text:p>
          </table:table-cell>
          <table:table-cell office:value-type="float" office:value="0.00808406180474316" calcext:value-type="float">
            <text:p>0.008084061804743</text:p>
          </table:table-cell>
          <table:table-cell office:value-type="float" office:value="0.991915938195257" calcext:value-type="float">
            <text:p>0.991915938195257</text:p>
          </table:table-cell>
          <table:table-cell office:value-type="float" office:value="0.0128889913469543" calcext:value-type="float">
            <text:p>0.012888991346954</text:p>
          </table:table-cell>
          <table:table-cell office:value-type="float" office:value="0.987111008653046" calcext:value-type="float">
            <text:p>0.987111008653046</text:p>
          </table:table-cell>
          <table:table-cell office:value-type="float" office:value="0.0160300736101215" calcext:value-type="float">
            <text:p>0.016030073610122</text:p>
          </table:table-cell>
          <table:table-cell office:value-type="float" office:value="0.983969926389878" calcext:value-type="float">
            <text:p>0.983969926389878</text:p>
          </table:table-cell>
          <table:table-cell office:value-type="float" office:value="0.019791139311749" calcext:value-type="float">
            <text:p>0.019791139311749</text:p>
          </table:table-cell>
          <table:table-cell office:value-type="float" office:value="0.980208860688251" calcext:value-type="float">
            <text:p>0.980208860688251</text:p>
          </table:table-cell>
          <table:table-cell table:formula="of:=AVERAGE([.C110];[.E110];[.G110];[.I110];[.K110];[.M110];[.O110];[.Q110];[.S110];[.U110])" office:value-type="float" office:value="0.0189114438858799" calcext:value-type="float">
            <text:p>0.01891144388588</text:p>
          </table:table-cell>
          <table:table-cell table:formula="of:=AVERAGE([.D110];[.F110];[.H110];[.J110];[.L110];[.N110];[.P110];[.R110];[.T110];[.V110])" office:value-type="float" office:value="0.98108855611412" calcext:value-type="float">
            <text:p>0.9810885561141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0.0782639451217131" calcext:value-type="float">
            <text:p>0.078263945121713</text:p>
          </table:table-cell>
          <table:table-cell office:value-type="float" office:value="0.921736054878287" calcext:value-type="float">
            <text:p>0.921736054878287</text:p>
          </table:table-cell>
          <table:table-cell office:value-type="float" office:value="0.0277307741476303" calcext:value-type="float">
            <text:p>0.02773077414763</text:p>
          </table:table-cell>
          <table:table-cell office:value-type="float" office:value="0.97226922585237" calcext:value-type="float">
            <text:p>0.97226922585237</text:p>
          </table:table-cell>
          <table:table-cell office:value-type="float" office:value="0.0479041298513509" calcext:value-type="float">
            <text:p>0.047904129851351</text:p>
          </table:table-cell>
          <table:table-cell office:value-type="float" office:value="0.952095870148649" calcext:value-type="float">
            <text:p>0.952095870148649</text:p>
          </table:table-cell>
          <table:table-cell office:value-type="float" office:value="0.0180843907377313" calcext:value-type="float">
            <text:p>0.018084390737731</text:p>
          </table:table-cell>
          <table:table-cell office:value-type="float" office:value="0.981915609262269" calcext:value-type="float">
            <text:p>0.981915609262269</text:p>
          </table:table-cell>
          <table:table-cell office:value-type="float" office:value="0.0445021557382303" calcext:value-type="float">
            <text:p>0.04450215573823</text:p>
          </table:table-cell>
          <table:table-cell office:value-type="float" office:value="0.95549784426177" calcext:value-type="float">
            <text:p>0.95549784426177</text:p>
          </table:table-cell>
          <table:table-cell office:value-type="float" office:value="0.0391338878723215" calcext:value-type="float">
            <text:p>0.039133887872322</text:p>
          </table:table-cell>
          <table:table-cell office:value-type="float" office:value="0.960866112127678" calcext:value-type="float">
            <text:p>0.960866112127678</text:p>
          </table:table-cell>
          <table:table-cell office:value-type="float" office:value="0.018189652990278" calcext:value-type="float">
            <text:p>0.018189652990278</text:p>
          </table:table-cell>
          <table:table-cell office:value-type="float" office:value="0.981810347009722" calcext:value-type="float">
            <text:p>0.981810347009722</text:p>
          </table:table-cell>
          <table:table-cell office:value-type="float" office:value="0.0357153664703725" calcext:value-type="float">
            <text:p>0.035715366470373</text:p>
          </table:table-cell>
          <table:table-cell office:value-type="float" office:value="0.964284633529628" calcext:value-type="float">
            <text:p>0.964284633529628</text:p>
          </table:table-cell>
          <table:table-cell office:value-type="float" office:value="0.0135783924105833" calcext:value-type="float">
            <text:p>0.013578392410583</text:p>
          </table:table-cell>
          <table:table-cell office:value-type="float" office:value="0.986421607589417" calcext:value-type="float">
            <text:p>0.986421607589417</text:p>
          </table:table-cell>
          <table:table-cell office:value-type="float" office:value="0.0402344500128502" calcext:value-type="float">
            <text:p>0.04023445001285</text:p>
          </table:table-cell>
          <table:table-cell office:value-type="float" office:value="0.95976554998715" calcext:value-type="float">
            <text:p>0.95976554998715</text:p>
          </table:table-cell>
          <table:table-cell table:formula="of:=AVERAGE([.C111];[.E111];[.G111];[.I111];[.K111];[.M111];[.O111];[.Q111];[.S111];[.U111])" office:value-type="float" office:value="0.0363337145353061" calcext:value-type="float">
            <text:p>0.036333714535306</text:p>
          </table:table-cell>
          <table:table-cell table:formula="of:=AVERAGE([.D111];[.F111];[.H111];[.J111];[.L111];[.N111];[.P111];[.R111];[.T111];[.V111])" office:value-type="float" office:value="0.963666285464694" calcext:value-type="float">
            <text:p>0.96366628546469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0.111946841000555" calcext:value-type="float">
            <text:p>0.111946841000555</text:p>
          </table:table-cell>
          <table:table-cell office:value-type="float" office:value="0.888053158999445" calcext:value-type="float">
            <text:p>0.888053158999445</text:p>
          </table:table-cell>
          <table:table-cell office:value-type="float" office:value="0.0592872078290271" calcext:value-type="float">
            <text:p>0.059287207829027</text:p>
          </table:table-cell>
          <table:table-cell office:value-type="float" office:value="0.940712792170973" calcext:value-type="float">
            <text:p>0.940712792170973</text:p>
          </table:table-cell>
          <table:table-cell office:value-type="float" office:value="0.141729483084759" calcext:value-type="float">
            <text:p>0.141729483084759</text:p>
          </table:table-cell>
          <table:table-cell office:value-type="float" office:value="0.858270516915241" calcext:value-type="float">
            <text:p>0.858270516915241</text:p>
          </table:table-cell>
          <table:table-cell office:value-type="float" office:value="0.25713152255551" calcext:value-type="float">
            <text:p>0.25713152255551</text:p>
          </table:table-cell>
          <table:table-cell office:value-type="float" office:value="0.74286847744449" calcext:value-type="float">
            <text:p>0.74286847744449</text:p>
          </table:table-cell>
          <table:table-cell office:value-type="float" office:value="0.172231105905458" calcext:value-type="float">
            <text:p>0.172231105905458</text:p>
          </table:table-cell>
          <table:table-cell office:value-type="float" office:value="0.827768894094542" calcext:value-type="float">
            <text:p>0.827768894094542</text:p>
          </table:table-cell>
          <table:table-cell office:value-type="float" office:value="0.0774750352675215" calcext:value-type="float">
            <text:p>0.077475035267522</text:p>
          </table:table-cell>
          <table:table-cell office:value-type="float" office:value="0.922524964732478" calcext:value-type="float">
            <text:p>0.922524964732478</text:p>
          </table:table-cell>
          <table:table-cell office:value-type="float" office:value="0.325646217174839" calcext:value-type="float">
            <text:p>0.325646217174839</text:p>
          </table:table-cell>
          <table:table-cell office:value-type="float" office:value="0.674353782825161" calcext:value-type="float">
            <text:p>0.674353782825161</text:p>
          </table:table-cell>
          <table:table-cell office:value-type="float" office:value="0.0921940173780793" calcext:value-type="float">
            <text:p>0.092194017378079</text:p>
          </table:table-cell>
          <table:table-cell office:value-type="float" office:value="0.907805982621921" calcext:value-type="float">
            <text:p>0.907805982621921</text:p>
          </table:table-cell>
          <table:table-cell office:value-type="float" office:value="0.146359697916279" calcext:value-type="float">
            <text:p>0.146359697916279</text:p>
          </table:table-cell>
          <table:table-cell office:value-type="float" office:value="0.853640302083721" calcext:value-type="float">
            <text:p>0.853640302083721</text:p>
          </table:table-cell>
          <table:table-cell office:value-type="float" office:value="0.129148201423877" calcext:value-type="float">
            <text:p>0.129148201423877</text:p>
          </table:table-cell>
          <table:table-cell office:value-type="float" office:value="0.870851798576123" calcext:value-type="float">
            <text:p>0.870851798576123</text:p>
          </table:table-cell>
          <table:table-cell table:formula="of:=AVERAGE([.C112];[.E112];[.G112];[.I112];[.K112];[.M112];[.O112];[.Q112];[.S112];[.U112])" office:value-type="float" office:value="0.15131493295359" calcext:value-type="float">
            <text:p>0.15131493295359</text:p>
          </table:table-cell>
          <table:table-cell table:formula="of:=AVERAGE([.D112];[.F112];[.H112];[.J112];[.L112];[.N112];[.P112];[.R112];[.T112];[.V112])" office:value-type="float" office:value="0.84868506704641" calcext:value-type="float">
            <text:p>0.8486850670464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0.220827187067962" calcext:value-type="float">
            <text:p>0.220827187067962</text:p>
          </table:table-cell>
          <table:table-cell office:value-type="float" office:value="0.779172812932038" calcext:value-type="float">
            <text:p>0.779172812932038</text:p>
          </table:table-cell>
          <table:table-cell office:value-type="float" office:value="0.280679668105844" calcext:value-type="float">
            <text:p>0.280679668105844</text:p>
          </table:table-cell>
          <table:table-cell office:value-type="float" office:value="0.719320331894156" calcext:value-type="float">
            <text:p>0.719320331894156</text:p>
          </table:table-cell>
          <table:table-cell office:value-type="float" office:value="0.217856474501222" calcext:value-type="float">
            <text:p>0.217856474501222</text:p>
          </table:table-cell>
          <table:table-cell office:value-type="float" office:value="0.782143525498778" calcext:value-type="float">
            <text:p>0.782143525498778</text:p>
          </table:table-cell>
          <table:table-cell office:value-type="float" office:value="0.267216480288698" calcext:value-type="float">
            <text:p>0.267216480288698</text:p>
          </table:table-cell>
          <table:table-cell office:value-type="float" office:value="0.732783519711302" calcext:value-type="float">
            <text:p>0.732783519711302</text:p>
          </table:table-cell>
          <table:table-cell office:value-type="float" office:value="0.259503007425957" calcext:value-type="float">
            <text:p>0.259503007425957</text:p>
          </table:table-cell>
          <table:table-cell office:value-type="float" office:value="0.740496992574043" calcext:value-type="float">
            <text:p>0.740496992574043</text:p>
          </table:table-cell>
          <table:table-cell office:value-type="float" office:value="0.170698412896257" calcext:value-type="float">
            <text:p>0.170698412896257</text:p>
          </table:table-cell>
          <table:table-cell office:value-type="float" office:value="0.829301587103743" calcext:value-type="float">
            <text:p>0.829301587103743</text:p>
          </table:table-cell>
          <table:table-cell office:value-type="float" office:value="0.258365151422313" calcext:value-type="float">
            <text:p>0.258365151422313</text:p>
          </table:table-cell>
          <table:table-cell office:value-type="float" office:value="0.741634848577687" calcext:value-type="float">
            <text:p>0.741634848577687</text:p>
          </table:table-cell>
          <table:table-cell office:value-type="float" office:value="0.114389027508223" calcext:value-type="float">
            <text:p>0.114389027508223</text:p>
          </table:table-cell>
          <table:table-cell office:value-type="float" office:value="0.885610972491777" calcext:value-type="float">
            <text:p>0.885610972491777</text:p>
          </table:table-cell>
          <table:table-cell office:value-type="float" office:value="0.243018030027279" calcext:value-type="float">
            <text:p>0.243018030027279</text:p>
          </table:table-cell>
          <table:table-cell office:value-type="float" office:value="0.756981969972721" calcext:value-type="float">
            <text:p>0.756981969972721</text:p>
          </table:table-cell>
          <table:table-cell office:value-type="float" office:value="0.286677592457027" calcext:value-type="float">
            <text:p>0.286677592457027</text:p>
          </table:table-cell>
          <table:table-cell office:value-type="float" office:value="0.713322407542973" calcext:value-type="float">
            <text:p>0.713322407542973</text:p>
          </table:table-cell>
          <table:table-cell table:formula="of:=AVERAGE([.C113];[.E113];[.G113];[.I113];[.K113];[.M113];[.O113];[.Q113];[.S113];[.U113])" office:value-type="float" office:value="0.231923103170078" calcext:value-type="float">
            <text:p>0.231923103170078</text:p>
          </table:table-cell>
          <table:table-cell table:formula="of:=AVERAGE([.D113];[.F113];[.H113];[.J113];[.L113];[.N113];[.P113];[.R113];[.T113];[.V113])" office:value-type="float" office:value="0.768076896829922" calcext:value-type="float">
            <text:p>0.76807689682992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.0291497634165287" calcext:value-type="float">
            <text:p>0.029149763416529</text:p>
          </table:table-cell>
          <table:table-cell office:value-type="float" office:value="0.970850236583471" calcext:value-type="float">
            <text:p>0.970850236583471</text:p>
          </table:table-cell>
          <table:table-cell office:value-type="float" office:value="0.0338156085646034" calcext:value-type="float">
            <text:p>0.033815608564603</text:p>
          </table:table-cell>
          <table:table-cell office:value-type="float" office:value="0.966184391435397" calcext:value-type="float">
            <text:p>0.966184391435397</text:p>
          </table:table-cell>
          <table:table-cell office:value-type="float" office:value="0.0215917264940813" calcext:value-type="float">
            <text:p>0.021591726494081</text:p>
          </table:table-cell>
          <table:table-cell office:value-type="float" office:value="0.978408273505919" calcext:value-type="float">
            <text:p>0.978408273505919</text:p>
          </table:table-cell>
          <table:table-cell office:value-type="float" office:value="0.0450457696468543" calcext:value-type="float">
            <text:p>0.045045769646854</text:p>
          </table:table-cell>
          <table:table-cell office:value-type="float" office:value="0.954954230353146" calcext:value-type="float">
            <text:p>0.954954230353146</text:p>
          </table:table-cell>
          <table:table-cell office:value-type="float" office:value="0.0250493558886327" calcext:value-type="float">
            <text:p>0.025049355888633</text:p>
          </table:table-cell>
          <table:table-cell office:value-type="float" office:value="0.974950644111367" calcext:value-type="float">
            <text:p>0.974950644111367</text:p>
          </table:table-cell>
          <table:table-cell office:value-type="float" office:value="0.0195605974178763" calcext:value-type="float">
            <text:p>0.019560597417876</text:p>
          </table:table-cell>
          <table:table-cell office:value-type="float" office:value="0.980439402582124" calcext:value-type="float">
            <text:p>0.980439402582124</text:p>
          </table:table-cell>
          <table:table-cell office:value-type="float" office:value="0.0303296633207668" calcext:value-type="float">
            <text:p>0.030329663320767</text:p>
          </table:table-cell>
          <table:table-cell office:value-type="float" office:value="0.969670336679233" calcext:value-type="float">
            <text:p>0.969670336679233</text:p>
          </table:table-cell>
          <table:table-cell office:value-type="float" office:value="0.0416001535503291" calcext:value-type="float">
            <text:p>0.041600153550329</text:p>
          </table:table-cell>
          <table:table-cell office:value-type="float" office:value="0.958399846449671" calcext:value-type="float">
            <text:p>0.958399846449671</text:p>
          </table:table-cell>
          <table:table-cell office:value-type="float" office:value="0.0111218694414163" calcext:value-type="float">
            <text:p>0.011121869441416</text:p>
          </table:table-cell>
          <table:table-cell office:value-type="float" office:value="0.988878130558584" calcext:value-type="float">
            <text:p>0.988878130558584</text:p>
          </table:table-cell>
          <table:table-cell office:value-type="float" office:value="0.0286263236527985" calcext:value-type="float">
            <text:p>0.028626323652799</text:p>
          </table:table-cell>
          <table:table-cell office:value-type="float" office:value="0.971373676347202" calcext:value-type="float">
            <text:p>0.971373676347202</text:p>
          </table:table-cell>
          <table:table-cell table:formula="of:=AVERAGE([.C114];[.E114];[.G114];[.I114];[.K114];[.M114];[.O114];[.Q114];[.S114];[.U114])" office:value-type="float" office:value="0.0285890831393887" calcext:value-type="float">
            <text:p>0.028589083139389</text:p>
          </table:table-cell>
          <table:table-cell table:formula="of:=AVERAGE([.D114];[.F114];[.H114];[.J114];[.L114];[.N114];[.P114];[.R114];[.T114];[.V114])" office:value-type="float" office:value="0.971410916860611" calcext:value-type="float">
            <text:p>0.97141091686061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0.263353330329884" calcext:value-type="float">
            <text:p>0.263353330329884</text:p>
          </table:table-cell>
          <table:table-cell office:value-type="float" office:value="0.736646669670116" calcext:value-type="float">
            <text:p>0.736646669670116</text:p>
          </table:table-cell>
          <table:table-cell office:value-type="float" office:value="0.217099330734183" calcext:value-type="float">
            <text:p>0.217099330734183</text:p>
          </table:table-cell>
          <table:table-cell office:value-type="float" office:value="0.782900669265817" calcext:value-type="float">
            <text:p>0.782900669265817</text:p>
          </table:table-cell>
          <table:table-cell office:value-type="float" office:value="0.337977156557411" calcext:value-type="float">
            <text:p>0.337977156557411</text:p>
          </table:table-cell>
          <table:table-cell office:value-type="float" office:value="0.662022843442589" calcext:value-type="float">
            <text:p>0.662022843442589</text:p>
          </table:table-cell>
          <table:table-cell office:value-type="float" office:value="0.21889976909788" calcext:value-type="float">
            <text:p>0.21889976909788</text:p>
          </table:table-cell>
          <table:table-cell office:value-type="float" office:value="0.78110023090212" calcext:value-type="float">
            <text:p>0.78110023090212</text:p>
          </table:table-cell>
          <table:table-cell office:value-type="float" office:value="0.218921589369818" calcext:value-type="float">
            <text:p>0.218921589369818</text:p>
          </table:table-cell>
          <table:table-cell office:value-type="float" office:value="0.781078410630182" calcext:value-type="float">
            <text:p>0.781078410630182</text:p>
          </table:table-cell>
          <table:table-cell office:value-type="float" office:value="0.290220391027418" calcext:value-type="float">
            <text:p>0.290220391027418</text:p>
          </table:table-cell>
          <table:table-cell office:value-type="float" office:value="0.709779608972582" calcext:value-type="float">
            <text:p>0.709779608972582</text:p>
          </table:table-cell>
          <table:table-cell office:value-type="float" office:value="0.214943950973889" calcext:value-type="float">
            <text:p>0.214943950973889</text:p>
          </table:table-cell>
          <table:table-cell office:value-type="float" office:value="0.785056049026111" calcext:value-type="float">
            <text:p>0.785056049026111</text:p>
          </table:table-cell>
          <table:table-cell office:value-type="float" office:value="0.179187592797861" calcext:value-type="float">
            <text:p>0.179187592797861</text:p>
          </table:table-cell>
          <table:table-cell office:value-type="float" office:value="0.820812407202139" calcext:value-type="float">
            <text:p>0.820812407202139</text:p>
          </table:table-cell>
          <table:table-cell office:value-type="float" office:value="0.261597713245892" calcext:value-type="float">
            <text:p>0.261597713245892</text:p>
          </table:table-cell>
          <table:table-cell office:value-type="float" office:value="0.738402286754108" calcext:value-type="float">
            <text:p>0.738402286754108</text:p>
          </table:table-cell>
          <table:table-cell office:value-type="float" office:value="0.210677506706812" calcext:value-type="float">
            <text:p>0.210677506706812</text:p>
          </table:table-cell>
          <table:table-cell office:value-type="float" office:value="0.789322493293188" calcext:value-type="float">
            <text:p>0.789322493293188</text:p>
          </table:table-cell>
          <table:table-cell table:formula="of:=AVERAGE([.C115];[.E115];[.G115];[.I115];[.K115];[.M115];[.O115];[.Q115];[.S115];[.U115])" office:value-type="float" office:value="0.241287833084105" calcext:value-type="float">
            <text:p>0.241287833084105</text:p>
          </table:table-cell>
          <table:table-cell table:formula="of:=AVERAGE([.D115];[.F115];[.H115];[.J115];[.L115];[.N115];[.P115];[.R115];[.T115];[.V115])" office:value-type="float" office:value="0.758712166915895" calcext:value-type="float">
            <text:p>0.75871216691589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0.068432968342074" calcext:value-type="float">
            <text:p>0.068432968342074</text:p>
          </table:table-cell>
          <table:table-cell office:value-type="float" office:value="0.931567031657926" calcext:value-type="float">
            <text:p>0.931567031657926</text:p>
          </table:table-cell>
          <table:table-cell office:value-type="float" office:value="0.136183847925154" calcext:value-type="float">
            <text:p>0.136183847925154</text:p>
          </table:table-cell>
          <table:table-cell office:value-type="float" office:value="0.863816152074846" calcext:value-type="float">
            <text:p>0.863816152074846</text:p>
          </table:table-cell>
          <table:table-cell office:value-type="float" office:value="0.153311307005503" calcext:value-type="float">
            <text:p>0.153311307005503</text:p>
          </table:table-cell>
          <table:table-cell office:value-type="float" office:value="0.846688692994497" calcext:value-type="float">
            <text:p>0.846688692994497</text:p>
          </table:table-cell>
          <table:table-cell office:value-type="float" office:value="0.0933064628960264" calcext:value-type="float">
            <text:p>0.093306462896026</text:p>
          </table:table-cell>
          <table:table-cell office:value-type="float" office:value="0.906693537103974" calcext:value-type="float">
            <text:p>0.906693537103974</text:p>
          </table:table-cell>
          <table:table-cell office:value-type="float" office:value="0.089043922344619" calcext:value-type="float">
            <text:p>0.089043922344619</text:p>
          </table:table-cell>
          <table:table-cell office:value-type="float" office:value="0.910956077655381" calcext:value-type="float">
            <text:p>0.910956077655381</text:p>
          </table:table-cell>
          <table:table-cell office:value-type="float" office:value="0.0434694709974781" calcext:value-type="float">
            <text:p>0.043469470997478</text:p>
          </table:table-cell>
          <table:table-cell office:value-type="float" office:value="0.956530529002522" calcext:value-type="float">
            <text:p>0.956530529002522</text:p>
          </table:table-cell>
          <table:table-cell office:value-type="float" office:value="0.106098155267967" calcext:value-type="float">
            <text:p>0.106098155267967</text:p>
          </table:table-cell>
          <table:table-cell office:value-type="float" office:value="0.893901844732033" calcext:value-type="float">
            <text:p>0.893901844732033</text:p>
          </table:table-cell>
          <table:table-cell office:value-type="float" office:value="0.126638750901634" calcext:value-type="float">
            <text:p>0.126638750901634</text:p>
          </table:table-cell>
          <table:table-cell office:value-type="float" office:value="0.873361249098366" calcext:value-type="float">
            <text:p>0.873361249098366</text:p>
          </table:table-cell>
          <table:table-cell office:value-type="float" office:value="0.0413612248607969" calcext:value-type="float">
            <text:p>0.041361224860797</text:p>
          </table:table-cell>
          <table:table-cell office:value-type="float" office:value="0.958638775139203" calcext:value-type="float">
            <text:p>0.958638775139203</text:p>
          </table:table-cell>
          <table:table-cell office:value-type="float" office:value="0.057226342277054" calcext:value-type="float">
            <text:p>0.057226342277054</text:p>
          </table:table-cell>
          <table:table-cell office:value-type="float" office:value="0.942773657722946" calcext:value-type="float">
            <text:p>0.942773657722946</text:p>
          </table:table-cell>
          <table:table-cell table:formula="of:=AVERAGE([.C116];[.E116];[.G116];[.I116];[.K116];[.M116];[.O116];[.Q116];[.S116];[.U116])" office:value-type="float" office:value="0.0915072452818307" calcext:value-type="float">
            <text:p>0.091507245281831</text:p>
          </table:table-cell>
          <table:table-cell table:formula="of:=AVERAGE([.D116];[.F116];[.H116];[.J116];[.L116];[.N116];[.P116];[.R116];[.T116];[.V116])" office:value-type="float" office:value="0.908492754718169" calcext:value-type="float">
            <text:p>0.90849275471816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0.683212029647662" calcext:value-type="float">
            <text:p>0.683212029647662</text:p>
          </table:table-cell>
          <table:table-cell office:value-type="float" office:value="0.316787970352338" calcext:value-type="float">
            <text:p>0.316787970352338</text:p>
          </table:table-cell>
          <table:table-cell office:value-type="float" office:value="0.624680031040593" calcext:value-type="float">
            <text:p>0.624680031040593</text:p>
          </table:table-cell>
          <table:table-cell office:value-type="float" office:value="0.375319968959406" calcext:value-type="float">
            <text:p>0.375319968959406</text:p>
          </table:table-cell>
          <table:table-cell office:value-type="float" office:value="0.7888947455345" calcext:value-type="float">
            <text:p>0.7888947455345</text:p>
          </table:table-cell>
          <table:table-cell office:value-type="float" office:value="0.2111052544655" calcext:value-type="float">
            <text:p>0.2111052544655</text:p>
          </table:table-cell>
          <table:table-cell office:value-type="float" office:value="0.64020390514084" calcext:value-type="float">
            <text:p>0.64020390514084</text:p>
          </table:table-cell>
          <table:table-cell office:value-type="float" office:value="0.35979609485916" calcext:value-type="float">
            <text:p>0.35979609485916</text:p>
          </table:table-cell>
          <table:table-cell office:value-type="float" office:value="0.649937372354233" calcext:value-type="float">
            <text:p>0.649937372354233</text:p>
          </table:table-cell>
          <table:table-cell office:value-type="float" office:value="0.350062627645767" calcext:value-type="float">
            <text:p>0.350062627645767</text:p>
          </table:table-cell>
          <table:table-cell office:value-type="float" office:value="0.567579920488153" calcext:value-type="float">
            <text:p>0.567579920488153</text:p>
          </table:table-cell>
          <table:table-cell office:value-type="float" office:value="0.432420079511847" calcext:value-type="float">
            <text:p>0.432420079511847</text:p>
          </table:table-cell>
          <table:table-cell office:value-type="float" office:value="0.461837971218244" calcext:value-type="float">
            <text:p>0.461837971218244</text:p>
          </table:table-cell>
          <table:table-cell office:value-type="float" office:value="0.538162028781756" calcext:value-type="float">
            <text:p>0.538162028781756</text:p>
          </table:table-cell>
          <table:table-cell office:value-type="float" office:value="0.511280565056266" calcext:value-type="float">
            <text:p>0.511280565056266</text:p>
          </table:table-cell>
          <table:table-cell office:value-type="float" office:value="0.488719434943734" calcext:value-type="float">
            <text:p>0.488719434943734</text:p>
          </table:table-cell>
          <table:table-cell office:value-type="float" office:value="0.672281483065217" calcext:value-type="float">
            <text:p>0.672281483065217</text:p>
          </table:table-cell>
          <table:table-cell office:value-type="float" office:value="0.327718516934783" calcext:value-type="float">
            <text:p>0.327718516934783</text:p>
          </table:table-cell>
          <table:table-cell office:value-type="float" office:value="0.592656625908738" calcext:value-type="float">
            <text:p>0.592656625908738</text:p>
          </table:table-cell>
          <table:table-cell office:value-type="float" office:value="0.407343374091262" calcext:value-type="float">
            <text:p>0.407343374091262</text:p>
          </table:table-cell>
          <table:table-cell table:formula="of:=AVERAGE([.C117];[.E117];[.G117];[.I117];[.K117];[.M117];[.O117];[.Q117];[.S117];[.U117])" office:value-type="float" office:value="0.619256464945445" calcext:value-type="float">
            <text:p>0.619256464945445</text:p>
          </table:table-cell>
          <table:table-cell table:formula="of:=AVERAGE([.D117];[.F117];[.H117];[.J117];[.L117];[.N117];[.P117];[.R117];[.T117];[.V117])" office:value-type="float" office:value="0.380743535054555" calcext:value-type="float">
            <text:p>0.38074353505455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0.0500864041358944" calcext:value-type="float">
            <text:p>0.050086404135894</text:p>
          </table:table-cell>
          <table:table-cell office:value-type="float" office:value="0.949913595864106" calcext:value-type="float">
            <text:p>0.949913595864106</text:p>
          </table:table-cell>
          <table:table-cell office:value-type="float" office:value="0.069611596059469" calcext:value-type="float">
            <text:p>0.069611596059469</text:p>
          </table:table-cell>
          <table:table-cell office:value-type="float" office:value="0.930388403940531" calcext:value-type="float">
            <text:p>0.930388403940531</text:p>
          </table:table-cell>
          <table:table-cell office:value-type="float" office:value="0.0629462985620538" calcext:value-type="float">
            <text:p>0.062946298562054</text:p>
          </table:table-cell>
          <table:table-cell office:value-type="float" office:value="0.937053701437946" calcext:value-type="float">
            <text:p>0.937053701437946</text:p>
          </table:table-cell>
          <table:table-cell office:value-type="float" office:value="0.0644078145238767" calcext:value-type="float">
            <text:p>0.064407814523877</text:p>
          </table:table-cell>
          <table:table-cell office:value-type="float" office:value="0.935592185476123" calcext:value-type="float">
            <text:p>0.935592185476123</text:p>
          </table:table-cell>
          <table:table-cell office:value-type="float" office:value="0.0777725932238926" calcext:value-type="float">
            <text:p>0.077772593223893</text:p>
          </table:table-cell>
          <table:table-cell office:value-type="float" office:value="0.922227406776107" calcext:value-type="float">
            <text:p>0.922227406776107</text:p>
          </table:table-cell>
          <table:table-cell office:value-type="float" office:value="0.0442378837007025" calcext:value-type="float">
            <text:p>0.044237883700703</text:p>
          </table:table-cell>
          <table:table-cell office:value-type="float" office:value="0.955762116299298" calcext:value-type="float">
            <text:p>0.955762116299298</text:p>
          </table:table-cell>
          <table:table-cell office:value-type="float" office:value="0.0947957820135587" calcext:value-type="float">
            <text:p>0.094795782013559</text:p>
          </table:table-cell>
          <table:table-cell office:value-type="float" office:value="0.905204217986441" calcext:value-type="float">
            <text:p>0.905204217986441</text:p>
          </table:table-cell>
          <table:table-cell office:value-type="float" office:value="0.0908556828053649" calcext:value-type="float">
            <text:p>0.090855682805365</text:p>
          </table:table-cell>
          <table:table-cell office:value-type="float" office:value="0.909144317194635" calcext:value-type="float">
            <text:p>0.909144317194635</text:p>
          </table:table-cell>
          <table:table-cell office:value-type="float" office:value="0.0536614966357721" calcext:value-type="float">
            <text:p>0.053661496635772</text:p>
          </table:table-cell>
          <table:table-cell office:value-type="float" office:value="0.946338503364228" calcext:value-type="float">
            <text:p>0.946338503364228</text:p>
          </table:table-cell>
          <table:table-cell office:value-type="float" office:value="0.0840406245309621" calcext:value-type="float">
            <text:p>0.084040624530962</text:p>
          </table:table-cell>
          <table:table-cell office:value-type="float" office:value="0.915959375469038" calcext:value-type="float">
            <text:p>0.915959375469038</text:p>
          </table:table-cell>
          <table:table-cell table:formula="of:=AVERAGE([.C118];[.E118];[.G118];[.I118];[.K118];[.M118];[.O118];[.Q118];[.S118];[.U118])" office:value-type="float" office:value="0.0692416176191547" calcext:value-type="float">
            <text:p>0.069241617619155</text:p>
          </table:table-cell>
          <table:table-cell table:formula="of:=AVERAGE([.D118];[.F118];[.H118];[.J118];[.L118];[.N118];[.P118];[.R118];[.T118];[.V118])" office:value-type="float" office:value="0.930758382380846" calcext:value-type="float">
            <text:p>0.9307583823808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409240084972968" calcext:value-type="float">
            <text:p>0.409240084972968</text:p>
          </table:table-cell>
          <table:table-cell office:value-type="float" office:value="0.590759915027032" calcext:value-type="float">
            <text:p>0.590759915027032</text:p>
          </table:table-cell>
          <table:table-cell office:value-type="float" office:value="0.370748648485209" calcext:value-type="float">
            <text:p>0.370748648485209</text:p>
          </table:table-cell>
          <table:table-cell office:value-type="float" office:value="0.629251351514791" calcext:value-type="float">
            <text:p>0.629251351514791</text:p>
          </table:table-cell>
          <table:table-cell office:value-type="float" office:value="0.399900187939555" calcext:value-type="float">
            <text:p>0.399900187939555</text:p>
          </table:table-cell>
          <table:table-cell office:value-type="float" office:value="0.600099812060445" calcext:value-type="float">
            <text:p>0.600099812060445</text:p>
          </table:table-cell>
          <table:table-cell office:value-type="float" office:value="0.438427398381902" calcext:value-type="float">
            <text:p>0.438427398381902</text:p>
          </table:table-cell>
          <table:table-cell office:value-type="float" office:value="0.561572601618098" calcext:value-type="float">
            <text:p>0.561572601618098</text:p>
          </table:table-cell>
          <table:table-cell office:value-type="float" office:value="0.466309503388088" calcext:value-type="float">
            <text:p>0.466309503388088</text:p>
          </table:table-cell>
          <table:table-cell office:value-type="float" office:value="0.533690496611912" calcext:value-type="float">
            <text:p>0.533690496611912</text:p>
          </table:table-cell>
          <table:table-cell office:value-type="float" office:value="0.325460832190881" calcext:value-type="float">
            <text:p>0.325460832190881</text:p>
          </table:table-cell>
          <table:table-cell office:value-type="float" office:value="0.674539167809119" calcext:value-type="float">
            <text:p>0.674539167809119</text:p>
          </table:table-cell>
          <table:table-cell office:value-type="float" office:value="0.409850666675656" calcext:value-type="float">
            <text:p>0.409850666675656</text:p>
          </table:table-cell>
          <table:table-cell office:value-type="float" office:value="0.590149333324344" calcext:value-type="float">
            <text:p>0.590149333324344</text:p>
          </table:table-cell>
          <table:table-cell office:value-type="float" office:value="0.427712849251993" calcext:value-type="float">
            <text:p>0.427712849251993</text:p>
          </table:table-cell>
          <table:table-cell office:value-type="float" office:value="0.572287150748007" calcext:value-type="float">
            <text:p>0.572287150748007</text:p>
          </table:table-cell>
          <table:table-cell office:value-type="float" office:value="0.403035861596677" calcext:value-type="float">
            <text:p>0.403035861596677</text:p>
          </table:table-cell>
          <table:table-cell office:value-type="float" office:value="0.596964138403323" calcext:value-type="float">
            <text:p>0.596964138403323</text:p>
          </table:table-cell>
          <table:table-cell office:value-type="float" office:value="0.419702567213388" calcext:value-type="float">
            <text:p>0.419702567213388</text:p>
          </table:table-cell>
          <table:table-cell office:value-type="float" office:value="0.580297432786612" calcext:value-type="float">
            <text:p>0.580297432786612</text:p>
          </table:table-cell>
          <table:table-cell table:formula="of:=AVERAGE([.C119];[.E119];[.G119];[.I119];[.K119];[.M119];[.O119];[.Q119];[.S119];[.U119])" office:value-type="float" office:value="0.407038860009632" calcext:value-type="float">
            <text:p>0.407038860009632</text:p>
          </table:table-cell>
          <table:table-cell table:formula="of:=AVERAGE([.D119];[.F119];[.H119];[.J119];[.L119];[.N119];[.P119];[.R119];[.T119];[.V119])" office:value-type="float" office:value="0.592961139990368" calcext:value-type="float">
            <text:p>0.59296113999036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0.0911608553619578" calcext:value-type="float">
            <text:p>0.091160855361958</text:p>
          </table:table-cell>
          <table:table-cell office:value-type="float" office:value="0.908839144638042" calcext:value-type="float">
            <text:p>0.908839144638042</text:p>
          </table:table-cell>
          <table:table-cell office:value-type="float" office:value="0.0551717210922301" calcext:value-type="float">
            <text:p>0.05517172109223</text:p>
          </table:table-cell>
          <table:table-cell office:value-type="float" office:value="0.94482827890777" calcext:value-type="float">
            <text:p>0.94482827890777</text:p>
          </table:table-cell>
          <table:table-cell office:value-type="float" office:value="0.0809329208384845" calcext:value-type="float">
            <text:p>0.080932920838485</text:p>
          </table:table-cell>
          <table:table-cell office:value-type="float" office:value="0.919067079161515" calcext:value-type="float">
            <text:p>0.919067079161515</text:p>
          </table:table-cell>
          <table:table-cell office:value-type="float" office:value="0.0449694139284022" calcext:value-type="float">
            <text:p>0.044969413928402</text:p>
          </table:table-cell>
          <table:table-cell office:value-type="float" office:value="0.955030586071598" calcext:value-type="float">
            <text:p>0.955030586071598</text:p>
          </table:table-cell>
          <table:table-cell office:value-type="float" office:value="0.042237367045782" calcext:value-type="float">
            <text:p>0.042237367045782</text:p>
          </table:table-cell>
          <table:table-cell office:value-type="float" office:value="0.957762632954218" calcext:value-type="float">
            <text:p>0.957762632954218</text:p>
          </table:table-cell>
          <table:table-cell office:value-type="float" office:value="0.054204246009175" calcext:value-type="float">
            <text:p>0.054204246009175</text:p>
          </table:table-cell>
          <table:table-cell office:value-type="float" office:value="0.945795753990825" calcext:value-type="float">
            <text:p>0.945795753990825</text:p>
          </table:table-cell>
          <table:table-cell office:value-type="float" office:value="0.101946821826339" calcext:value-type="float">
            <text:p>0.101946821826339</text:p>
          </table:table-cell>
          <table:table-cell office:value-type="float" office:value="0.898053178173662" calcext:value-type="float">
            <text:p>0.898053178173662</text:p>
          </table:table-cell>
          <table:table-cell office:value-type="float" office:value="0.0393213660963379" calcext:value-type="float">
            <text:p>0.039321366096338</text:p>
          </table:table-cell>
          <table:table-cell office:value-type="float" office:value="0.960678633903662" calcext:value-type="float">
            <text:p>0.960678633903662</text:p>
          </table:table-cell>
          <table:table-cell office:value-type="float" office:value="0.0202603668108272" calcext:value-type="float">
            <text:p>0.020260366810827</text:p>
          </table:table-cell>
          <table:table-cell office:value-type="float" office:value="0.979739633189173" calcext:value-type="float">
            <text:p>0.979739633189173</text:p>
          </table:table-cell>
          <table:table-cell office:value-type="float" office:value="0.0558066565088163" calcext:value-type="float">
            <text:p>0.055806656508816</text:p>
          </table:table-cell>
          <table:table-cell office:value-type="float" office:value="0.944193343491184" calcext:value-type="float">
            <text:p>0.944193343491184</text:p>
          </table:table-cell>
          <table:table-cell table:formula="of:=AVERAGE([.C120];[.E120];[.G120];[.I120];[.K120];[.M120];[.O120];[.Q120];[.S120];[.U120])" office:value-type="float" office:value="0.0586011735518352" calcext:value-type="float">
            <text:p>0.058601173551835</text:p>
          </table:table-cell>
          <table:table-cell table:formula="of:=AVERAGE([.D120];[.F120];[.H120];[.J120];[.L120];[.N120];[.P120];[.R120];[.T120];[.V120])" office:value-type="float" office:value="0.941398826448165" calcext:value-type="float">
            <text:p>0.94139882644816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0.0657583980597789" calcext:value-type="float">
            <text:p>0.065758398059779</text:p>
          </table:table-cell>
          <table:table-cell office:value-type="float" office:value="0.934241601940221" calcext:value-type="float">
            <text:p>0.934241601940221</text:p>
          </table:table-cell>
          <table:table-cell office:value-type="float" office:value="0.0598773766836825" calcext:value-type="float">
            <text:p>0.059877376683683</text:p>
          </table:table-cell>
          <table:table-cell office:value-type="float" office:value="0.940122623316318" calcext:value-type="float">
            <text:p>0.940122623316318</text:p>
          </table:table-cell>
          <table:table-cell office:value-type="float" office:value="0.0770812328544044" calcext:value-type="float">
            <text:p>0.077081232854404</text:p>
          </table:table-cell>
          <table:table-cell office:value-type="float" office:value="0.922918767145596" calcext:value-type="float">
            <text:p>0.922918767145596</text:p>
          </table:table-cell>
          <table:table-cell office:value-type="float" office:value="0.0305486339078136" calcext:value-type="float">
            <text:p>0.030548633907814</text:p>
          </table:table-cell>
          <table:table-cell office:value-type="float" office:value="0.969451366092186" calcext:value-type="float">
            <text:p>0.969451366092186</text:p>
          </table:table-cell>
          <table:table-cell office:value-type="float" office:value="0.0478812573837701" calcext:value-type="float">
            <text:p>0.04788125738377</text:p>
          </table:table-cell>
          <table:table-cell office:value-type="float" office:value="0.95211874261623" calcext:value-type="float">
            <text:p>0.95211874261623</text:p>
          </table:table-cell>
          <table:table-cell office:value-type="float" office:value="0.0704442105410763" calcext:value-type="float">
            <text:p>0.070444210541076</text:p>
          </table:table-cell>
          <table:table-cell office:value-type="float" office:value="0.929555789458924" calcext:value-type="float">
            <text:p>0.929555789458924</text:p>
          </table:table-cell>
          <table:table-cell office:value-type="float" office:value="0.0371092201742144" calcext:value-type="float">
            <text:p>0.037109220174214</text:p>
          </table:table-cell>
          <table:table-cell office:value-type="float" office:value="0.962890779825785" calcext:value-type="float">
            <text:p>0.962890779825785</text:p>
          </table:table-cell>
          <table:table-cell office:value-type="float" office:value="0.0488729085356893" calcext:value-type="float">
            <text:p>0.048872908535689</text:p>
          </table:table-cell>
          <table:table-cell office:value-type="float" office:value="0.951127091464311" calcext:value-type="float">
            <text:p>0.951127091464311</text:p>
          </table:table-cell>
          <table:table-cell office:value-type="float" office:value="0.0178607922026565" calcext:value-type="float">
            <text:p>0.017860792202657</text:p>
          </table:table-cell>
          <table:table-cell office:value-type="float" office:value="0.982139207797344" calcext:value-type="float">
            <text:p>0.982139207797344</text:p>
          </table:table-cell>
          <table:table-cell office:value-type="float" office:value="0.0392478910735611" calcext:value-type="float">
            <text:p>0.039247891073561</text:p>
          </table:table-cell>
          <table:table-cell office:value-type="float" office:value="0.960752108926439" calcext:value-type="float">
            <text:p>0.960752108926439</text:p>
          </table:table-cell>
          <table:table-cell table:formula="of:=AVERAGE([.C121];[.E121];[.G121];[.I121];[.K121];[.M121];[.O121];[.Q121];[.S121];[.U121])" office:value-type="float" office:value="0.0494681921416647" calcext:value-type="float">
            <text:p>0.049468192141665</text:p>
          </table:table-cell>
          <table:table-cell table:formula="of:=AVERAGE([.D121];[.F121];[.H121];[.J121];[.L121];[.N121];[.P121];[.R121];[.T121];[.V121])" office:value-type="float" office:value="0.950531807858335" calcext:value-type="float">
            <text:p>0.95053180785833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0.0734483607894602" calcext:value-type="float">
            <text:p>0.07344836078946</text:p>
          </table:table-cell>
          <table:table-cell office:value-type="float" office:value="0.92655163921054" calcext:value-type="float">
            <text:p>0.92655163921054</text:p>
          </table:table-cell>
          <table:table-cell office:value-type="float" office:value="0.0484576061930112" calcext:value-type="float">
            <text:p>0.048457606193011</text:p>
          </table:table-cell>
          <table:table-cell office:value-type="float" office:value="0.951542393806989" calcext:value-type="float">
            <text:p>0.951542393806989</text:p>
          </table:table-cell>
          <table:table-cell office:value-type="float" office:value="0.0896518699061293" calcext:value-type="float">
            <text:p>0.089651869906129</text:p>
          </table:table-cell>
          <table:table-cell office:value-type="float" office:value="0.910348130093871" calcext:value-type="float">
            <text:p>0.910348130093871</text:p>
          </table:table-cell>
          <table:table-cell office:value-type="float" office:value="0.117941848477742" calcext:value-type="float">
            <text:p>0.117941848477742</text:p>
          </table:table-cell>
          <table:table-cell office:value-type="float" office:value="0.882058151522257" calcext:value-type="float">
            <text:p>0.882058151522257</text:p>
          </table:table-cell>
          <table:table-cell office:value-type="float" office:value="0.0481069227504928" calcext:value-type="float">
            <text:p>0.048106922750493</text:p>
          </table:table-cell>
          <table:table-cell office:value-type="float" office:value="0.951893077249507" calcext:value-type="float">
            <text:p>0.951893077249507</text:p>
          </table:table-cell>
          <table:table-cell office:value-type="float" office:value="0.0621546943119972" calcext:value-type="float">
            <text:p>0.062154694311997</text:p>
          </table:table-cell>
          <table:table-cell office:value-type="float" office:value="0.937845305688003" calcext:value-type="float">
            <text:p>0.937845305688003</text:p>
          </table:table-cell>
          <table:table-cell office:value-type="float" office:value="0.0289330820493798" calcext:value-type="float">
            <text:p>0.02893308204938</text:p>
          </table:table-cell>
          <table:table-cell office:value-type="float" office:value="0.97106691795062" calcext:value-type="float">
            <text:p>0.97106691795062</text:p>
          </table:table-cell>
          <table:table-cell office:value-type="float" office:value="0.0244240864259704" calcext:value-type="float">
            <text:p>0.02442408642597</text:p>
          </table:table-cell>
          <table:table-cell office:value-type="float" office:value="0.97557591357403" calcext:value-type="float">
            <text:p>0.97557591357403</text:p>
          </table:table-cell>
          <table:table-cell office:value-type="float" office:value="0.0212066467220341" calcext:value-type="float">
            <text:p>0.021206646722034</text:p>
          </table:table-cell>
          <table:table-cell office:value-type="float" office:value="0.978793353277966" calcext:value-type="float">
            <text:p>0.978793353277966</text:p>
          </table:table-cell>
          <table:table-cell office:value-type="float" office:value="0.0267089339732867" calcext:value-type="float">
            <text:p>0.026708933973287</text:p>
          </table:table-cell>
          <table:table-cell office:value-type="float" office:value="0.973291066026713" calcext:value-type="float">
            <text:p>0.973291066026713</text:p>
          </table:table-cell>
          <table:table-cell table:formula="of:=AVERAGE([.C122];[.E122];[.G122];[.I122];[.K122];[.M122];[.O122];[.Q122];[.S122];[.U122])" office:value-type="float" office:value="0.0541034051599504" calcext:value-type="float">
            <text:p>0.05410340515995</text:p>
          </table:table-cell>
          <table:table-cell table:formula="of:=AVERAGE([.D122];[.F122];[.H122];[.J122];[.L122];[.N122];[.P122];[.R122];[.T122];[.V122])" office:value-type="float" office:value="0.94589659484005" calcext:value-type="float">
            <text:p>0.9458965948400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float" office:value="0.812968264989373" calcext:value-type="float">
            <text:p>0.812968264989373</text:p>
          </table:table-cell>
          <table:table-cell office:value-type="float" office:value="0.187031735010627" calcext:value-type="float">
            <text:p>0.187031735010627</text:p>
          </table:table-cell>
          <table:table-cell office:value-type="float" office:value="0.71719193596359" calcext:value-type="float">
            <text:p>0.71719193596359</text:p>
          </table:table-cell>
          <table:table-cell office:value-type="float" office:value="0.28280806403641" calcext:value-type="float">
            <text:p>0.28280806403641</text:p>
          </table:table-cell>
          <table:table-cell office:value-type="float" office:value="0.87902677738768" calcext:value-type="float">
            <text:p>0.87902677738768</text:p>
          </table:table-cell>
          <table:table-cell office:value-type="float" office:value="0.12097322261232" calcext:value-type="float">
            <text:p>0.12097322261232</text:p>
          </table:table-cell>
          <table:table-cell office:value-type="float" office:value="0.846250317658338" calcext:value-type="float">
            <text:p>0.846250317658338</text:p>
          </table:table-cell>
          <table:table-cell office:value-type="float" office:value="0.153749682341662" calcext:value-type="float">
            <text:p>0.153749682341662</text:p>
          </table:table-cell>
          <table:table-cell office:value-type="float" office:value="0.80998906359343" calcext:value-type="float">
            <text:p>0.80998906359343</text:p>
          </table:table-cell>
          <table:table-cell office:value-type="float" office:value="0.19001093640657" calcext:value-type="float">
            <text:p>0.19001093640657</text:p>
          </table:table-cell>
          <table:table-cell office:value-type="float" office:value="0.890060917130818" calcext:value-type="float">
            <text:p>0.890060917130818</text:p>
          </table:table-cell>
          <table:table-cell office:value-type="float" office:value="0.109939082869182" calcext:value-type="float">
            <text:p>0.109939082869182</text:p>
          </table:table-cell>
          <table:table-cell office:value-type="float" office:value="0.881635127046269" calcext:value-type="float">
            <text:p>0.881635127046269</text:p>
          </table:table-cell>
          <table:table-cell office:value-type="float" office:value="0.118364872953731" calcext:value-type="float">
            <text:p>0.118364872953731</text:p>
          </table:table-cell>
          <table:table-cell office:value-type="float" office:value="0.81697763719807" calcext:value-type="float">
            <text:p>0.81697763719807</text:p>
          </table:table-cell>
          <table:table-cell office:value-type="float" office:value="0.18302236280193" calcext:value-type="float">
            <text:p>0.18302236280193</text:p>
          </table:table-cell>
          <table:table-cell office:value-type="float" office:value="0.903341551227633" calcext:value-type="float">
            <text:p>0.903341551227633</text:p>
          </table:table-cell>
          <table:table-cell office:value-type="float" office:value="0.0966584487723674" calcext:value-type="float">
            <text:p>0.096658448772367</text:p>
          </table:table-cell>
          <table:table-cell office:value-type="float" office:value="0.850412484892031" calcext:value-type="float">
            <text:p>0.850412484892031</text:p>
          </table:table-cell>
          <table:table-cell office:value-type="float" office:value="0.149587515107969" calcext:value-type="float">
            <text:p>0.149587515107969</text:p>
          </table:table-cell>
          <table:table-cell table:formula="of:=AVERAGE([.C123];[.E123];[.G123];[.I123];[.K123];[.M123];[.O123];[.Q123];[.S123];[.U123])" office:value-type="float" office:value="0.840785407708723" calcext:value-type="float">
            <text:p>0.840785407708723</text:p>
          </table:table-cell>
          <table:table-cell table:formula="of:=AVERAGE([.D123];[.F123];[.H123];[.J123];[.L123];[.N123];[.P123];[.R123];[.T123];[.V123])" office:value-type="float" office:value="0.159214592291277" calcext:value-type="float">
            <text:p>0.15921459229127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0.0177534696793427" calcext:value-type="float">
            <text:p>0.017753469679343</text:p>
          </table:table-cell>
          <table:table-cell office:value-type="float" office:value="0.982246530320657" calcext:value-type="float">
            <text:p>0.982246530320657</text:p>
          </table:table-cell>
          <table:table-cell office:value-type="float" office:value="0.0312717976087907" calcext:value-type="float">
            <text:p>0.031271797608791</text:p>
          </table:table-cell>
          <table:table-cell office:value-type="float" office:value="0.968728202391209" calcext:value-type="float">
            <text:p>0.968728202391209</text:p>
          </table:table-cell>
          <table:table-cell office:value-type="float" office:value="0.0324833582767001" calcext:value-type="float">
            <text:p>0.0324833582767</text:p>
          </table:table-cell>
          <table:table-cell office:value-type="float" office:value="0.9675166417233" calcext:value-type="float">
            <text:p>0.9675166417233</text:p>
          </table:table-cell>
          <table:table-cell office:value-type="float" office:value="0.0146607301470466" calcext:value-type="float">
            <text:p>0.014660730147047</text:p>
          </table:table-cell>
          <table:table-cell office:value-type="float" office:value="0.985339269852953" calcext:value-type="float">
            <text:p>0.985339269852953</text:p>
          </table:table-cell>
          <table:table-cell office:value-type="float" office:value="0.0758327028352407" calcext:value-type="float">
            <text:p>0.075832702835241</text:p>
          </table:table-cell>
          <table:table-cell office:value-type="float" office:value="0.924167297164759" calcext:value-type="float">
            <text:p>0.924167297164759</text:p>
          </table:table-cell>
          <table:table-cell office:value-type="float" office:value="0.129360163264706" calcext:value-type="float">
            <text:p>0.129360163264706</text:p>
          </table:table-cell>
          <table:table-cell office:value-type="float" office:value="0.870639836735294" calcext:value-type="float">
            <text:p>0.870639836735294</text:p>
          </table:table-cell>
          <table:table-cell office:value-type="float" office:value="0.0161869394469384" calcext:value-type="float">
            <text:p>0.016186939446938</text:p>
          </table:table-cell>
          <table:table-cell office:value-type="float" office:value="0.983813060553062" calcext:value-type="float">
            <text:p>0.983813060553062</text:p>
          </table:table-cell>
          <table:table-cell office:value-type="float" office:value="0.0656697884955951" calcext:value-type="float">
            <text:p>0.065669788495595</text:p>
          </table:table-cell>
          <table:table-cell office:value-type="float" office:value="0.934330211504405" calcext:value-type="float">
            <text:p>0.934330211504405</text:p>
          </table:table-cell>
          <table:table-cell office:value-type="float" office:value="0.0141561191182861" calcext:value-type="float">
            <text:p>0.014156119118286</text:p>
          </table:table-cell>
          <table:table-cell office:value-type="float" office:value="0.985843880881714" calcext:value-type="float">
            <text:p>0.985843880881714</text:p>
          </table:table-cell>
          <table:table-cell office:value-type="float" office:value="0.012104302067031" calcext:value-type="float">
            <text:p>0.012104302067031</text:p>
          </table:table-cell>
          <table:table-cell office:value-type="float" office:value="0.987895697932969" calcext:value-type="float">
            <text:p>0.987895697932969</text:p>
          </table:table-cell>
          <table:table-cell table:formula="of:=AVERAGE([.C124];[.E124];[.G124];[.I124];[.K124];[.M124];[.O124];[.Q124];[.S124];[.U124])" office:value-type="float" office:value="0.0409479370939677" calcext:value-type="float">
            <text:p>0.040947937093968</text:p>
          </table:table-cell>
          <table:table-cell table:formula="of:=AVERAGE([.D124];[.F124];[.H124];[.J124];[.L124];[.N124];[.P124];[.R124];[.T124];[.V124])" office:value-type="float" office:value="0.959052062906032" calcext:value-type="float">
            <text:p>0.95905206290603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0.172050117150373" calcext:value-type="float">
            <text:p>0.172050117150373</text:p>
          </table:table-cell>
          <table:table-cell office:value-type="float" office:value="0.827949882849627" calcext:value-type="float">
            <text:p>0.827949882849627</text:p>
          </table:table-cell>
          <table:table-cell office:value-type="float" office:value="0.237735093287331" calcext:value-type="float">
            <text:p>0.237735093287331</text:p>
          </table:table-cell>
          <table:table-cell office:value-type="float" office:value="0.762264906712669" calcext:value-type="float">
            <text:p>0.762264906712669</text:p>
          </table:table-cell>
          <table:table-cell office:value-type="float" office:value="0.153556237313635" calcext:value-type="float">
            <text:p>0.153556237313635</text:p>
          </table:table-cell>
          <table:table-cell office:value-type="float" office:value="0.846443762686365" calcext:value-type="float">
            <text:p>0.846443762686365</text:p>
          </table:table-cell>
          <table:table-cell office:value-type="float" office:value="0.294011753996041" calcext:value-type="float">
            <text:p>0.294011753996041</text:p>
          </table:table-cell>
          <table:table-cell office:value-type="float" office:value="0.705988246003959" calcext:value-type="float">
            <text:p>0.705988246003959</text:p>
          </table:table-cell>
          <table:table-cell office:value-type="float" office:value="0.191569633798405" calcext:value-type="float">
            <text:p>0.191569633798405</text:p>
          </table:table-cell>
          <table:table-cell office:value-type="float" office:value="0.808430366201595" calcext:value-type="float">
            <text:p>0.808430366201595</text:p>
          </table:table-cell>
          <table:table-cell office:value-type="float" office:value="0.264987412623287" calcext:value-type="float">
            <text:p>0.264987412623287</text:p>
          </table:table-cell>
          <table:table-cell office:value-type="float" office:value="0.735012587376713" calcext:value-type="float">
            <text:p>0.735012587376713</text:p>
          </table:table-cell>
          <table:table-cell office:value-type="float" office:value="0.219370474267741" calcext:value-type="float">
            <text:p>0.219370474267741</text:p>
          </table:table-cell>
          <table:table-cell office:value-type="float" office:value="0.780629525732259" calcext:value-type="float">
            <text:p>0.780629525732259</text:p>
          </table:table-cell>
          <table:table-cell office:value-type="float" office:value="0.161107481079734" calcext:value-type="float">
            <text:p>0.161107481079734</text:p>
          </table:table-cell>
          <table:table-cell office:value-type="float" office:value="0.838892518920265" calcext:value-type="float">
            <text:p>0.838892518920265</text:p>
          </table:table-cell>
          <table:table-cell office:value-type="float" office:value="0.0518579392819491" calcext:value-type="float">
            <text:p>0.051857939281949</text:p>
          </table:table-cell>
          <table:table-cell office:value-type="float" office:value="0.948142060718051" calcext:value-type="float">
            <text:p>0.948142060718051</text:p>
          </table:table-cell>
          <table:table-cell office:value-type="float" office:value="0.227272077890346" calcext:value-type="float">
            <text:p>0.227272077890346</text:p>
          </table:table-cell>
          <table:table-cell office:value-type="float" office:value="0.772727922109654" calcext:value-type="float">
            <text:p>0.772727922109654</text:p>
          </table:table-cell>
          <table:table-cell table:formula="of:=AVERAGE([.C125];[.E125];[.G125];[.I125];[.K125];[.M125];[.O125];[.Q125];[.S125];[.U125])" office:value-type="float" office:value="0.197351822068884" calcext:value-type="float">
            <text:p>0.197351822068884</text:p>
          </table:table-cell>
          <table:table-cell table:formula="of:=AVERAGE([.D125];[.F125];[.H125];[.J125];[.L125];[.N125];[.P125];[.R125];[.T125];[.V125])" office:value-type="float" office:value="0.802648177931116" calcext:value-type="float">
            <text:p>0.80264817793111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0.0105349965258414" calcext:value-type="float">
            <text:p>0.010534996525841</text:p>
          </table:table-cell>
          <table:table-cell office:value-type="float" office:value="0.989465003474158" calcext:value-type="float">
            <text:p>0.989465003474158</text:p>
          </table:table-cell>
          <table:table-cell office:value-type="float" office:value="0.00313549121871396" calcext:value-type="float">
            <text:p>0.003135491218714</text:p>
          </table:table-cell>
          <table:table-cell office:value-type="float" office:value="0.996864508781286" calcext:value-type="float">
            <text:p>0.996864508781286</text:p>
          </table:table-cell>
          <table:table-cell office:value-type="float" office:value="0.00894302266610999" calcext:value-type="float">
            <text:p>0.00894302266611</text:p>
          </table:table-cell>
          <table:table-cell office:value-type="float" office:value="0.99105697733389" calcext:value-type="float">
            <text:p>0.99105697733389</text:p>
          </table:table-cell>
          <table:table-cell office:value-type="float" office:value="0.00214720830292003" calcext:value-type="float">
            <text:p>0.00214720830292</text:p>
          </table:table-cell>
          <table:table-cell office:value-type="float" office:value="0.99785279169708" calcext:value-type="float">
            <text:p>0.99785279169708</text:p>
          </table:table-cell>
          <table:table-cell office:value-type="float" office:value="0.0122229449047835" calcext:value-type="float">
            <text:p>0.012222944904784</text:p>
          </table:table-cell>
          <table:table-cell office:value-type="float" office:value="0.987777055095216" calcext:value-type="float">
            <text:p>0.987777055095216</text:p>
          </table:table-cell>
          <table:table-cell office:value-type="float" office:value="0.0104163285231136" calcext:value-type="float">
            <text:p>0.010416328523114</text:p>
          </table:table-cell>
          <table:table-cell office:value-type="float" office:value="0.989583671476886" calcext:value-type="float">
            <text:p>0.989583671476886</text:p>
          </table:table-cell>
          <table:table-cell office:value-type="float" office:value="0.00333989955050362" calcext:value-type="float">
            <text:p>0.003339899550504</text:p>
          </table:table-cell>
          <table:table-cell office:value-type="float" office:value="0.996660100449496" calcext:value-type="float">
            <text:p>0.996660100449496</text:p>
          </table:table-cell>
          <table:table-cell office:value-type="float" office:value="0.00354517567169806" calcext:value-type="float">
            <text:p>0.003545175671698</text:p>
          </table:table-cell>
          <table:table-cell office:value-type="float" office:value="0.996454824328302" calcext:value-type="float">
            <text:p>0.996454824328302</text:p>
          </table:table-cell>
          <table:table-cell office:value-type="float" office:value="0.00214654292235258" calcext:value-type="float">
            <text:p>0.002146542922353</text:p>
          </table:table-cell>
          <table:table-cell office:value-type="float" office:value="0.997853457077648" calcext:value-type="float">
            <text:p>0.997853457077648</text:p>
          </table:table-cell>
          <table:table-cell office:value-type="float" office:value="0.00546303283368769" calcext:value-type="float">
            <text:p>0.005463032833688</text:p>
          </table:table-cell>
          <table:table-cell office:value-type="float" office:value="0.994536967166312" calcext:value-type="float">
            <text:p>0.994536967166312</text:p>
          </table:table-cell>
          <table:table-cell table:formula="of:=AVERAGE([.C126];[.E126];[.G126];[.I126];[.K126];[.M126];[.O126];[.Q126];[.S126];[.U126])" office:value-type="float" office:value="0.00618946431197244" calcext:value-type="float">
            <text:p>0.006189464311972</text:p>
          </table:table-cell>
          <table:table-cell table:formula="of:=AVERAGE([.D126];[.F126];[.H126];[.J126];[.L126];[.N126];[.P126];[.R126];[.T126];[.V126])" office:value-type="float" office:value="0.993810535688028" calcext:value-type="float">
            <text:p>0.99381053568802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0.149417869229952" calcext:value-type="float">
            <text:p>0.149417869229952</text:p>
          </table:table-cell>
          <table:table-cell office:value-type="float" office:value="0.850582130770048" calcext:value-type="float">
            <text:p>0.850582130770048</text:p>
          </table:table-cell>
          <table:table-cell office:value-type="float" office:value="0.114084398887838" calcext:value-type="float">
            <text:p>0.114084398887838</text:p>
          </table:table-cell>
          <table:table-cell office:value-type="float" office:value="0.885915601112162" calcext:value-type="float">
            <text:p>0.885915601112162</text:p>
          </table:table-cell>
          <table:table-cell office:value-type="float" office:value="0.148918044438813" calcext:value-type="float">
            <text:p>0.148918044438813</text:p>
          </table:table-cell>
          <table:table-cell office:value-type="float" office:value="0.851081955561187" calcext:value-type="float">
            <text:p>0.851081955561187</text:p>
          </table:table-cell>
          <table:table-cell office:value-type="float" office:value="0.257921617498697" calcext:value-type="float">
            <text:p>0.257921617498697</text:p>
          </table:table-cell>
          <table:table-cell office:value-type="float" office:value="0.742078382501303" calcext:value-type="float">
            <text:p>0.742078382501303</text:p>
          </table:table-cell>
          <table:table-cell office:value-type="float" office:value="0.177349352474165" calcext:value-type="float">
            <text:p>0.177349352474165</text:p>
          </table:table-cell>
          <table:table-cell office:value-type="float" office:value="0.822650647525835" calcext:value-type="float">
            <text:p>0.822650647525835</text:p>
          </table:table-cell>
          <table:table-cell office:value-type="float" office:value="0.154681754198749" calcext:value-type="float">
            <text:p>0.154681754198749</text:p>
          </table:table-cell>
          <table:table-cell office:value-type="float" office:value="0.845318245801251" calcext:value-type="float">
            <text:p>0.845318245801251</text:p>
          </table:table-cell>
          <table:table-cell office:value-type="float" office:value="0.163812570144279" calcext:value-type="float">
            <text:p>0.163812570144279</text:p>
          </table:table-cell>
          <table:table-cell office:value-type="float" office:value="0.836187429855721" calcext:value-type="float">
            <text:p>0.836187429855721</text:p>
          </table:table-cell>
          <table:table-cell office:value-type="float" office:value="0.172899447593776" calcext:value-type="float">
            <text:p>0.172899447593776</text:p>
          </table:table-cell>
          <table:table-cell office:value-type="float" office:value="0.827100552406224" calcext:value-type="float">
            <text:p>0.827100552406224</text:p>
          </table:table-cell>
          <table:table-cell office:value-type="float" office:value="0.117893403500651" calcext:value-type="float">
            <text:p>0.117893403500651</text:p>
          </table:table-cell>
          <table:table-cell office:value-type="float" office:value="0.882106596499349" calcext:value-type="float">
            <text:p>0.882106596499349</text:p>
          </table:table-cell>
          <table:table-cell office:value-type="float" office:value="0.109352306501569" calcext:value-type="float">
            <text:p>0.109352306501569</text:p>
          </table:table-cell>
          <table:table-cell office:value-type="float" office:value="0.890647693498431" calcext:value-type="float">
            <text:p>0.890647693498431</text:p>
          </table:table-cell>
          <table:table-cell table:formula="of:=AVERAGE([.C127];[.E127];[.G127];[.I127];[.K127];[.M127];[.O127];[.Q127];[.S127];[.U127])" office:value-type="float" office:value="0.156633076446849" calcext:value-type="float">
            <text:p>0.156633076446849</text:p>
          </table:table-cell>
          <table:table-cell table:formula="of:=AVERAGE([.D127];[.F127];[.H127];[.J127];[.L127];[.N127];[.P127];[.R127];[.T127];[.V127])" office:value-type="float" office:value="0.843366923553151" calcext:value-type="float">
            <text:p>0.84336692355315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0.0185815452482895" calcext:value-type="float">
            <text:p>0.01858154524829</text:p>
          </table:table-cell>
          <table:table-cell office:value-type="float" office:value="0.98141845475171" calcext:value-type="float">
            <text:p>0.98141845475171</text:p>
          </table:table-cell>
          <table:table-cell office:value-type="float" office:value="0.0227577119456217" calcext:value-type="float">
            <text:p>0.022757711945622</text:p>
          </table:table-cell>
          <table:table-cell office:value-type="float" office:value="0.977242288054378" calcext:value-type="float">
            <text:p>0.977242288054378</text:p>
          </table:table-cell>
          <table:table-cell office:value-type="float" office:value="0.0199667405344505" calcext:value-type="float">
            <text:p>0.019966740534451</text:p>
          </table:table-cell>
          <table:table-cell office:value-type="float" office:value="0.98003325946555" calcext:value-type="float">
            <text:p>0.98003325946555</text:p>
          </table:table-cell>
          <table:table-cell office:value-type="float" office:value="0.0217812906020364" calcext:value-type="float">
            <text:p>0.021781290602036</text:p>
          </table:table-cell>
          <table:table-cell office:value-type="float" office:value="0.978218709397964" calcext:value-type="float">
            <text:p>0.978218709397964</text:p>
          </table:table-cell>
          <table:table-cell office:value-type="float" office:value="0.00320591540244382" calcext:value-type="float">
            <text:p>0.003205915402444</text:p>
          </table:table-cell>
          <table:table-cell office:value-type="float" office:value="0.996794084597556" calcext:value-type="float">
            <text:p>0.996794084597556</text:p>
          </table:table-cell>
          <table:table-cell office:value-type="float" office:value="0.00459147003012532" calcext:value-type="float">
            <text:p>0.004591470030125</text:p>
          </table:table-cell>
          <table:table-cell office:value-type="float" office:value="0.995408529969875" calcext:value-type="float">
            <text:p>0.995408529969875</text:p>
          </table:table-cell>
          <table:table-cell office:value-type="float" office:value="0.00971278130567251" calcext:value-type="float">
            <text:p>0.009712781305673</text:p>
          </table:table-cell>
          <table:table-cell office:value-type="float" office:value="0.990287218694328" calcext:value-type="float">
            <text:p>0.990287218694328</text:p>
          </table:table-cell>
          <table:table-cell office:value-type="float" office:value="0.0145466112835951" calcext:value-type="float">
            <text:p>0.014546611283595</text:p>
          </table:table-cell>
          <table:table-cell office:value-type="float" office:value="0.985453388716405" calcext:value-type="float">
            <text:p>0.985453388716405</text:p>
          </table:table-cell>
          <table:table-cell office:value-type="float" office:value="0.00373135368637227" calcext:value-type="float">
            <text:p>0.003731353686372</text:p>
          </table:table-cell>
          <table:table-cell office:value-type="float" office:value="0.996268646313628" calcext:value-type="float">
            <text:p>0.996268646313628</text:p>
          </table:table-cell>
          <table:table-cell office:value-type="float" office:value="0.0174445482708501" calcext:value-type="float">
            <text:p>0.01744454827085</text:p>
          </table:table-cell>
          <table:table-cell office:value-type="float" office:value="0.98255545172915" calcext:value-type="float">
            <text:p>0.98255545172915</text:p>
          </table:table-cell>
          <table:table-cell table:formula="of:=AVERAGE([.C128];[.E128];[.G128];[.I128];[.K128];[.M128];[.O128];[.Q128];[.S128];[.U128])" office:value-type="float" office:value="0.0136319968309457" calcext:value-type="float">
            <text:p>0.013631996830946</text:p>
          </table:table-cell>
          <table:table-cell table:formula="of:=AVERAGE([.D128];[.F128];[.H128];[.J128];[.L128];[.N128];[.P128];[.R128];[.T128];[.V128])" office:value-type="float" office:value="0.986368003169055" calcext:value-type="float">
            <text:p>0.98636800316905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0.154711716390103" calcext:value-type="float">
            <text:p>0.154711716390103</text:p>
          </table:table-cell>
          <table:table-cell office:value-type="float" office:value="0.845288283609897" calcext:value-type="float">
            <text:p>0.845288283609897</text:p>
          </table:table-cell>
          <table:table-cell office:value-type="float" office:value="0.135672411936285" calcext:value-type="float">
            <text:p>0.135672411936285</text:p>
          </table:table-cell>
          <table:table-cell office:value-type="float" office:value="0.864327588063715" calcext:value-type="float">
            <text:p>0.864327588063715</text:p>
          </table:table-cell>
          <table:table-cell office:value-type="float" office:value="0.0802815361841991" calcext:value-type="float">
            <text:p>0.080281536184199</text:p>
          </table:table-cell>
          <table:table-cell office:value-type="float" office:value="0.919718463815801" calcext:value-type="float">
            <text:p>0.919718463815801</text:p>
          </table:table-cell>
          <table:table-cell office:value-type="float" office:value="0.127328780969625" calcext:value-type="float">
            <text:p>0.127328780969625</text:p>
          </table:table-cell>
          <table:table-cell office:value-type="float" office:value="0.872671219030375" calcext:value-type="float">
            <text:p>0.872671219030375</text:p>
          </table:table-cell>
          <table:table-cell office:value-type="float" office:value="0.149551097155195" calcext:value-type="float">
            <text:p>0.149551097155195</text:p>
          </table:table-cell>
          <table:table-cell office:value-type="float" office:value="0.850448902844806" calcext:value-type="float">
            <text:p>0.850448902844806</text:p>
          </table:table-cell>
          <table:table-cell office:value-type="float" office:value="0.203680072557377" calcext:value-type="float">
            <text:p>0.203680072557377</text:p>
          </table:table-cell>
          <table:table-cell office:value-type="float" office:value="0.796319927442623" calcext:value-type="float">
            <text:p>0.796319927442623</text:p>
          </table:table-cell>
          <table:table-cell office:value-type="float" office:value="0.110704436961846" calcext:value-type="float">
            <text:p>0.110704436961846</text:p>
          </table:table-cell>
          <table:table-cell office:value-type="float" office:value="0.889295563038154" calcext:value-type="float">
            <text:p>0.889295563038154</text:p>
          </table:table-cell>
          <table:table-cell office:value-type="float" office:value="0.112244541100157" calcext:value-type="float">
            <text:p>0.112244541100157</text:p>
          </table:table-cell>
          <table:table-cell office:value-type="float" office:value="0.887755458899843" calcext:value-type="float">
            <text:p>0.887755458899843</text:p>
          </table:table-cell>
          <table:table-cell office:value-type="float" office:value="0.0655896601942982" calcext:value-type="float">
            <text:p>0.065589660194298</text:p>
          </table:table-cell>
          <table:table-cell office:value-type="float" office:value="0.934410339805702" calcext:value-type="float">
            <text:p>0.934410339805702</text:p>
          </table:table-cell>
          <table:table-cell office:value-type="float" office:value="0.119536898564334" calcext:value-type="float">
            <text:p>0.119536898564334</text:p>
          </table:table-cell>
          <table:table-cell office:value-type="float" office:value="0.880463101435666" calcext:value-type="float">
            <text:p>0.880463101435666</text:p>
          </table:table-cell>
          <table:table-cell table:formula="of:=AVERAGE([.C129];[.E129];[.G129];[.I129];[.K129];[.M129];[.O129];[.Q129];[.S129];[.U129])" office:value-type="float" office:value="0.125930115201342" calcext:value-type="float">
            <text:p>0.125930115201342</text:p>
          </table:table-cell>
          <table:table-cell table:formula="of:=AVERAGE([.D129];[.F129];[.H129];[.J129];[.L129];[.N129];[.P129];[.R129];[.T129];[.V129])" office:value-type="float" office:value="0.874069884798658" calcext:value-type="float">
            <text:p>0.87406988479865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0.762328197448853" calcext:value-type="float">
            <text:p>0.762328197448853</text:p>
          </table:table-cell>
          <table:table-cell office:value-type="float" office:value="0.237671802551147" calcext:value-type="float">
            <text:p>0.237671802551147</text:p>
          </table:table-cell>
          <table:table-cell office:value-type="float" office:value="0.786167913759714" calcext:value-type="float">
            <text:p>0.786167913759714</text:p>
          </table:table-cell>
          <table:table-cell office:value-type="float" office:value="0.213832086240286" calcext:value-type="float">
            <text:p>0.213832086240286</text:p>
          </table:table-cell>
          <table:table-cell office:value-type="float" office:value="0.836841388835172" calcext:value-type="float">
            <text:p>0.836841388835172</text:p>
          </table:table-cell>
          <table:table-cell office:value-type="float" office:value="0.163158611164828" calcext:value-type="float">
            <text:p>0.163158611164828</text:p>
          </table:table-cell>
          <table:table-cell office:value-type="float" office:value="0.831030621659377" calcext:value-type="float">
            <text:p>0.831030621659377</text:p>
          </table:table-cell>
          <table:table-cell office:value-type="float" office:value="0.168969378340622" calcext:value-type="float">
            <text:p>0.168969378340622</text:p>
          </table:table-cell>
          <table:table-cell office:value-type="float" office:value="0.790708681224962" calcext:value-type="float">
            <text:p>0.790708681224962</text:p>
          </table:table-cell>
          <table:table-cell office:value-type="float" office:value="0.209291318775038" calcext:value-type="float">
            <text:p>0.209291318775038</text:p>
          </table:table-cell>
          <table:table-cell office:value-type="float" office:value="0.692119058249824" calcext:value-type="float">
            <text:p>0.692119058249824</text:p>
          </table:table-cell>
          <table:table-cell office:value-type="float" office:value="0.307880941750175" calcext:value-type="float">
            <text:p>0.307880941750175</text:p>
          </table:table-cell>
          <table:table-cell office:value-type="float" office:value="0.847604775157222" calcext:value-type="float">
            <text:p>0.847604775157222</text:p>
          </table:table-cell>
          <table:table-cell office:value-type="float" office:value="0.152395224842778" calcext:value-type="float">
            <text:p>0.152395224842778</text:p>
          </table:table-cell>
          <table:table-cell office:value-type="float" office:value="0.756470917046062" calcext:value-type="float">
            <text:p>0.756470917046062</text:p>
          </table:table-cell>
          <table:table-cell office:value-type="float" office:value="0.243529082953938" calcext:value-type="float">
            <text:p>0.243529082953938</text:p>
          </table:table-cell>
          <table:table-cell office:value-type="float" office:value="0.837490173899278" calcext:value-type="float">
            <text:p>0.837490173899278</text:p>
          </table:table-cell>
          <table:table-cell office:value-type="float" office:value="0.162509826100722" calcext:value-type="float">
            <text:p>0.162509826100722</text:p>
          </table:table-cell>
          <table:table-cell office:value-type="float" office:value="0.712856430963393" calcext:value-type="float">
            <text:p>0.712856430963393</text:p>
          </table:table-cell>
          <table:table-cell office:value-type="float" office:value="0.287143569036607" calcext:value-type="float">
            <text:p>0.287143569036607</text:p>
          </table:table-cell>
          <table:table-cell table:formula="of:=AVERAGE([.C130];[.E130];[.G130];[.I130];[.K130];[.M130];[.O130];[.Q130];[.S130];[.U130])" office:value-type="float" office:value="0.785361815824386" calcext:value-type="float">
            <text:p>0.785361815824386</text:p>
          </table:table-cell>
          <table:table-cell table:formula="of:=AVERAGE([.D130];[.F130];[.H130];[.J130];[.L130];[.N130];[.P130];[.R130];[.T130];[.V130])" office:value-type="float" office:value="0.214638184175614" calcext:value-type="float">
            <text:p>0.21463818417561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float" office:value="0.326828876213135" calcext:value-type="float">
            <text:p>0.326828876213135</text:p>
          </table:table-cell>
          <table:table-cell office:value-type="float" office:value="0.673171123786865" calcext:value-type="float">
            <text:p>0.673171123786865</text:p>
          </table:table-cell>
          <table:table-cell office:value-type="float" office:value="0.430504805516462" calcext:value-type="float">
            <text:p>0.430504805516462</text:p>
          </table:table-cell>
          <table:table-cell office:value-type="float" office:value="0.569495194483538" calcext:value-type="float">
            <text:p>0.569495194483538</text:p>
          </table:table-cell>
          <table:table-cell office:value-type="float" office:value="0.419935195313228" calcext:value-type="float">
            <text:p>0.419935195313228</text:p>
          </table:table-cell>
          <table:table-cell office:value-type="float" office:value="0.580064804686772" calcext:value-type="float">
            <text:p>0.580064804686772</text:p>
          </table:table-cell>
          <table:table-cell office:value-type="float" office:value="0.444203547759156" calcext:value-type="float">
            <text:p>0.444203547759156</text:p>
          </table:table-cell>
          <table:table-cell office:value-type="float" office:value="0.555796452240844" calcext:value-type="float">
            <text:p>0.555796452240844</text:p>
          </table:table-cell>
          <table:table-cell office:value-type="float" office:value="0.450881910157642" calcext:value-type="float">
            <text:p>0.450881910157642</text:p>
          </table:table-cell>
          <table:table-cell office:value-type="float" office:value="0.549118089842358" calcext:value-type="float">
            <text:p>0.549118089842358</text:p>
          </table:table-cell>
          <table:table-cell office:value-type="float" office:value="0.422491601290179" calcext:value-type="float">
            <text:p>0.422491601290179</text:p>
          </table:table-cell>
          <table:table-cell office:value-type="float" office:value="0.577508398709821" calcext:value-type="float">
            <text:p>0.577508398709821</text:p>
          </table:table-cell>
          <table:table-cell office:value-type="float" office:value="0.301377205464721" calcext:value-type="float">
            <text:p>0.301377205464721</text:p>
          </table:table-cell>
          <table:table-cell office:value-type="float" office:value="0.698622794535279" calcext:value-type="float">
            <text:p>0.698622794535279</text:p>
          </table:table-cell>
          <table:table-cell office:value-type="float" office:value="0.233459729988459" calcext:value-type="float">
            <text:p>0.233459729988459</text:p>
          </table:table-cell>
          <table:table-cell office:value-type="float" office:value="0.766540270011541" calcext:value-type="float">
            <text:p>0.766540270011541</text:p>
          </table:table-cell>
          <table:table-cell office:value-type="float" office:value="0.300035219934906" calcext:value-type="float">
            <text:p>0.300035219934906</text:p>
          </table:table-cell>
          <table:table-cell office:value-type="float" office:value="0.699964780065094" calcext:value-type="float">
            <text:p>0.699964780065094</text:p>
          </table:table-cell>
          <table:table-cell office:value-type="float" office:value="0.370445413313201" calcext:value-type="float">
            <text:p>0.370445413313201</text:p>
          </table:table-cell>
          <table:table-cell office:value-type="float" office:value="0.629554586686799" calcext:value-type="float">
            <text:p>0.629554586686799</text:p>
          </table:table-cell>
          <table:table-cell table:formula="of:=AVERAGE([.C131];[.E131];[.G131];[.I131];[.K131];[.M131];[.O131];[.Q131];[.S131];[.U131])" office:value-type="float" office:value="0.370016350495109" calcext:value-type="float">
            <text:p>0.370016350495109</text:p>
          </table:table-cell>
          <table:table-cell table:formula="of:=AVERAGE([.D131];[.F131];[.H131];[.J131];[.L131];[.N131];[.P131];[.R131];[.T131];[.V131])" office:value-type="float" office:value="0.629983649504891" calcext:value-type="float">
            <text:p>0.62998364950489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0.0636137236883568" calcext:value-type="float">
            <text:p>0.063613723688357</text:p>
          </table:table-cell>
          <table:table-cell office:value-type="float" office:value="0.936386276311643" calcext:value-type="float">
            <text:p>0.936386276311643</text:p>
          </table:table-cell>
          <table:table-cell office:value-type="float" office:value="0.0513292287917891" calcext:value-type="float">
            <text:p>0.051329228791789</text:p>
          </table:table-cell>
          <table:table-cell office:value-type="float" office:value="0.948670771208211" calcext:value-type="float">
            <text:p>0.948670771208211</text:p>
          </table:table-cell>
          <table:table-cell office:value-type="float" office:value="0.0721279146992401" calcext:value-type="float">
            <text:p>0.07212791469924</text:p>
          </table:table-cell>
          <table:table-cell office:value-type="float" office:value="0.92787208530076" calcext:value-type="float">
            <text:p>0.92787208530076</text:p>
          </table:table-cell>
          <table:table-cell office:value-type="float" office:value="0.0623718592454607" calcext:value-type="float">
            <text:p>0.062371859245461</text:p>
          </table:table-cell>
          <table:table-cell office:value-type="float" office:value="0.937628140754539" calcext:value-type="float">
            <text:p>0.937628140754539</text:p>
          </table:table-cell>
          <table:table-cell office:value-type="float" office:value="0.0827489343918725" calcext:value-type="float">
            <text:p>0.082748934391873</text:p>
          </table:table-cell>
          <table:table-cell office:value-type="float" office:value="0.917251065608128" calcext:value-type="float">
            <text:p>0.917251065608128</text:p>
          </table:table-cell>
          <table:table-cell office:value-type="float" office:value="0.0402083199066069" calcext:value-type="float">
            <text:p>0.040208319906607</text:p>
          </table:table-cell>
          <table:table-cell office:value-type="float" office:value="0.959791680093393" calcext:value-type="float">
            <text:p>0.959791680093393</text:p>
          </table:table-cell>
          <table:table-cell office:value-type="float" office:value="0.0555798903736512" calcext:value-type="float">
            <text:p>0.055579890373651</text:p>
          </table:table-cell>
          <table:table-cell office:value-type="float" office:value="0.944420109626349" calcext:value-type="float">
            <text:p>0.944420109626349</text:p>
          </table:table-cell>
          <table:table-cell office:value-type="float" office:value="0.0300722967526906" calcext:value-type="float">
            <text:p>0.030072296752691</text:p>
          </table:table-cell>
          <table:table-cell office:value-type="float" office:value="0.96992770324731" calcext:value-type="float">
            <text:p>0.96992770324731</text:p>
          </table:table-cell>
          <table:table-cell office:value-type="float" office:value="0.0298910837388762" calcext:value-type="float">
            <text:p>0.029891083738876</text:p>
          </table:table-cell>
          <table:table-cell office:value-type="float" office:value="0.970108916261124" calcext:value-type="float">
            <text:p>0.970108916261124</text:p>
          </table:table-cell>
          <table:table-cell office:value-type="float" office:value="0.0771963568717338" calcext:value-type="float">
            <text:p>0.077196356871734</text:p>
          </table:table-cell>
          <table:table-cell office:value-type="float" office:value="0.922803643128266" calcext:value-type="float">
            <text:p>0.922803643128266</text:p>
          </table:table-cell>
          <table:table-cell table:formula="of:=AVERAGE([.C132];[.E132];[.G132];[.I132];[.K132];[.M132];[.O132];[.Q132];[.S132];[.U132])" office:value-type="float" office:value="0.0565139608460278" calcext:value-type="float">
            <text:p>0.056513960846028</text:p>
          </table:table-cell>
          <table:table-cell table:formula="of:=AVERAGE([.D132];[.F132];[.H132];[.J132];[.L132];[.N132];[.P132];[.R132];[.T132];[.V132])" office:value-type="float" office:value="0.943486039153972" calcext:value-type="float">
            <text:p>0.94348603915397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0.303747278324961" calcext:value-type="float">
            <text:p>0.303747278324961</text:p>
          </table:table-cell>
          <table:table-cell office:value-type="float" office:value="0.696252721675039" calcext:value-type="float">
            <text:p>0.696252721675039</text:p>
          </table:table-cell>
          <table:table-cell office:value-type="float" office:value="0.230831689996704" calcext:value-type="float">
            <text:p>0.230831689996704</text:p>
          </table:table-cell>
          <table:table-cell office:value-type="float" office:value="0.769168310003296" calcext:value-type="float">
            <text:p>0.769168310003296</text:p>
          </table:table-cell>
          <table:table-cell office:value-type="float" office:value="0.217947790615214" calcext:value-type="float">
            <text:p>0.217947790615214</text:p>
          </table:table-cell>
          <table:table-cell office:value-type="float" office:value="0.782052209384786" calcext:value-type="float">
            <text:p>0.782052209384786</text:p>
          </table:table-cell>
          <table:table-cell office:value-type="float" office:value="0.160278565855291" calcext:value-type="float">
            <text:p>0.160278565855291</text:p>
          </table:table-cell>
          <table:table-cell office:value-type="float" office:value="0.839721434144709" calcext:value-type="float">
            <text:p>0.839721434144709</text:p>
          </table:table-cell>
          <table:table-cell office:value-type="float" office:value="0.234303472849368" calcext:value-type="float">
            <text:p>0.234303472849368</text:p>
          </table:table-cell>
          <table:table-cell office:value-type="float" office:value="0.765696527150632" calcext:value-type="float">
            <text:p>0.765696527150632</text:p>
          </table:table-cell>
          <table:table-cell office:value-type="float" office:value="0.286078368236303" calcext:value-type="float">
            <text:p>0.286078368236303</text:p>
          </table:table-cell>
          <table:table-cell office:value-type="float" office:value="0.713921631763697" calcext:value-type="float">
            <text:p>0.713921631763697</text:p>
          </table:table-cell>
          <table:table-cell office:value-type="float" office:value="0.197443753007879" calcext:value-type="float">
            <text:p>0.197443753007879</text:p>
          </table:table-cell>
          <table:table-cell office:value-type="float" office:value="0.802556246992121" calcext:value-type="float">
            <text:p>0.802556246992121</text:p>
          </table:table-cell>
          <table:table-cell office:value-type="float" office:value="0.157139890308903" calcext:value-type="float">
            <text:p>0.157139890308903</text:p>
          </table:table-cell>
          <table:table-cell office:value-type="float" office:value="0.842860109691097" calcext:value-type="float">
            <text:p>0.842860109691097</text:p>
          </table:table-cell>
          <table:table-cell office:value-type="float" office:value="0.166350407035186" calcext:value-type="float">
            <text:p>0.166350407035186</text:p>
          </table:table-cell>
          <table:table-cell office:value-type="float" office:value="0.833649592964814" calcext:value-type="float">
            <text:p>0.833649592964814</text:p>
          </table:table-cell>
          <table:table-cell office:value-type="float" office:value="0.342583259813934" calcext:value-type="float">
            <text:p>0.342583259813934</text:p>
          </table:table-cell>
          <table:table-cell office:value-type="float" office:value="0.657416740186066" calcext:value-type="float">
            <text:p>0.657416740186066</text:p>
          </table:table-cell>
          <table:table-cell table:formula="of:=AVERAGE([.C133];[.E133];[.G133];[.I133];[.K133];[.M133];[.O133];[.Q133];[.S133];[.U133])" office:value-type="float" office:value="0.229670447604374" calcext:value-type="float">
            <text:p>0.229670447604374</text:p>
          </table:table-cell>
          <table:table-cell table:formula="of:=AVERAGE([.D133];[.F133];[.H133];[.J133];[.L133];[.N133];[.P133];[.R133];[.T133];[.V133])" office:value-type="float" office:value="0.770329552395626" calcext:value-type="float">
            <text:p>0.77032955239562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0.756632483914188" calcext:value-type="float">
            <text:p>0.756632483914188</text:p>
          </table:table-cell>
          <table:table-cell office:value-type="float" office:value="0.243367516085812" calcext:value-type="float">
            <text:p>0.243367516085812</text:p>
          </table:table-cell>
          <table:table-cell office:value-type="float" office:value="0.874453111395492" calcext:value-type="float">
            <text:p>0.874453111395492</text:p>
          </table:table-cell>
          <table:table-cell office:value-type="float" office:value="0.125546888604508" calcext:value-type="float">
            <text:p>0.125546888604508</text:p>
          </table:table-cell>
          <table:table-cell office:value-type="float" office:value="0.707687201484855" calcext:value-type="float">
            <text:p>0.707687201484855</text:p>
          </table:table-cell>
          <table:table-cell office:value-type="float" office:value="0.292312798515145" calcext:value-type="float">
            <text:p>0.292312798515145</text:p>
          </table:table-cell>
          <table:table-cell office:value-type="float" office:value="0.723034866012759" calcext:value-type="float">
            <text:p>0.723034866012759</text:p>
          </table:table-cell>
          <table:table-cell office:value-type="float" office:value="0.276965133987241" calcext:value-type="float">
            <text:p>0.276965133987241</text:p>
          </table:table-cell>
          <table:table-cell office:value-type="float" office:value="0.883372254235454" calcext:value-type="float">
            <text:p>0.883372254235454</text:p>
          </table:table-cell>
          <table:table-cell office:value-type="float" office:value="0.116627745764546" calcext:value-type="float">
            <text:p>0.116627745764546</text:p>
          </table:table-cell>
          <table:table-cell office:value-type="float" office:value="0.789396727471182" calcext:value-type="float">
            <text:p>0.789396727471182</text:p>
          </table:table-cell>
          <table:table-cell office:value-type="float" office:value="0.210603272528818" calcext:value-type="float">
            <text:p>0.210603272528818</text:p>
          </table:table-cell>
          <table:table-cell office:value-type="float" office:value="0.751106970836761" calcext:value-type="float">
            <text:p>0.751106970836761</text:p>
          </table:table-cell>
          <table:table-cell office:value-type="float" office:value="0.248893029163239" calcext:value-type="float">
            <text:p>0.248893029163239</text:p>
          </table:table-cell>
          <table:table-cell office:value-type="float" office:value="0.732314296763578" calcext:value-type="float">
            <text:p>0.732314296763578</text:p>
          </table:table-cell>
          <table:table-cell office:value-type="float" office:value="0.267685703236422" calcext:value-type="float">
            <text:p>0.267685703236422</text:p>
          </table:table-cell>
          <table:table-cell office:value-type="float" office:value="0.849044968108917" calcext:value-type="float">
            <text:p>0.849044968108917</text:p>
          </table:table-cell>
          <table:table-cell office:value-type="float" office:value="0.150955031891083" calcext:value-type="float">
            <text:p>0.150955031891083</text:p>
          </table:table-cell>
          <table:table-cell office:value-type="float" office:value="0.855457177651823" calcext:value-type="float">
            <text:p>0.855457177651823</text:p>
          </table:table-cell>
          <table:table-cell office:value-type="float" office:value="0.144542822348177" calcext:value-type="float">
            <text:p>0.144542822348177</text:p>
          </table:table-cell>
          <table:table-cell table:formula="of:=AVERAGE([.C134];[.E134];[.G134];[.I134];[.K134];[.M134];[.O134];[.Q134];[.S134];[.U134])" office:value-type="float" office:value="0.792250005787501" calcext:value-type="float">
            <text:p>0.792250005787501</text:p>
          </table:table-cell>
          <table:table-cell table:formula="of:=AVERAGE([.D134];[.F134];[.H134];[.J134];[.L134];[.N134];[.P134];[.R134];[.T134];[.V134])" office:value-type="float" office:value="0.207749994212499" calcext:value-type="float">
            <text:p>0.20774999421249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0.637692814084139" calcext:value-type="float">
            <text:p>0.637692814084139</text:p>
          </table:table-cell>
          <table:table-cell office:value-type="float" office:value="0.362307185915861" calcext:value-type="float">
            <text:p>0.362307185915861</text:p>
          </table:table-cell>
          <table:table-cell office:value-type="float" office:value="0.682504991215329" calcext:value-type="float">
            <text:p>0.682504991215329</text:p>
          </table:table-cell>
          <table:table-cell office:value-type="float" office:value="0.317495008784671" calcext:value-type="float">
            <text:p>0.317495008784671</text:p>
          </table:table-cell>
          <table:table-cell office:value-type="float" office:value="0.719133594696732" calcext:value-type="float">
            <text:p>0.719133594696732</text:p>
          </table:table-cell>
          <table:table-cell office:value-type="float" office:value="0.280866405303268" calcext:value-type="float">
            <text:p>0.280866405303268</text:p>
          </table:table-cell>
          <table:table-cell office:value-type="float" office:value="0.697615587075379" calcext:value-type="float">
            <text:p>0.697615587075379</text:p>
          </table:table-cell>
          <table:table-cell office:value-type="float" office:value="0.302384412924621" calcext:value-type="float">
            <text:p>0.302384412924621</text:p>
          </table:table-cell>
          <table:table-cell office:value-type="float" office:value="0.666358776178002" calcext:value-type="float">
            <text:p>0.666358776178002</text:p>
          </table:table-cell>
          <table:table-cell office:value-type="float" office:value="0.333641223821998" calcext:value-type="float">
            <text:p>0.333641223821998</text:p>
          </table:table-cell>
          <table:table-cell office:value-type="float" office:value="0.748985882655878" calcext:value-type="float">
            <text:p>0.748985882655878</text:p>
          </table:table-cell>
          <table:table-cell office:value-type="float" office:value="0.251014117344122" calcext:value-type="float">
            <text:p>0.251014117344122</text:p>
          </table:table-cell>
          <table:table-cell office:value-type="float" office:value="0.674722354239286" calcext:value-type="float">
            <text:p>0.674722354239286</text:p>
          </table:table-cell>
          <table:table-cell office:value-type="float" office:value="0.325277645760714" calcext:value-type="float">
            <text:p>0.325277645760714</text:p>
          </table:table-cell>
          <table:table-cell office:value-type="float" office:value="0.456388088367508" calcext:value-type="float">
            <text:p>0.456388088367508</text:p>
          </table:table-cell>
          <table:table-cell office:value-type="float" office:value="0.543611911632491" calcext:value-type="float">
            <text:p>0.543611911632491</text:p>
          </table:table-cell>
          <table:table-cell office:value-type="float" office:value="0.559464198316232" calcext:value-type="float">
            <text:p>0.559464198316232</text:p>
          </table:table-cell>
          <table:table-cell office:value-type="float" office:value="0.440535801683768" calcext:value-type="float">
            <text:p>0.440535801683768</text:p>
          </table:table-cell>
          <table:table-cell office:value-type="float" office:value="0.765182747161192" calcext:value-type="float">
            <text:p>0.765182747161192</text:p>
          </table:table-cell>
          <table:table-cell office:value-type="float" office:value="0.234817252838808" calcext:value-type="float">
            <text:p>0.234817252838808</text:p>
          </table:table-cell>
          <table:table-cell table:formula="of:=AVERAGE([.C135];[.E135];[.G135];[.I135];[.K135];[.M135];[.O135];[.Q135];[.S135];[.U135])" office:value-type="float" office:value="0.660804903398968" calcext:value-type="float">
            <text:p>0.660804903398968</text:p>
          </table:table-cell>
          <table:table-cell table:formula="of:=AVERAGE([.D135];[.F135];[.H135];[.J135];[.L135];[.N135];[.P135];[.R135];[.T135];[.V135])" office:value-type="float" office:value="0.339195096601032" calcext:value-type="float">
            <text:p>0.33919509660103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office:value-type="float" office:value="0.228141870279898" calcext:value-type="float">
            <text:p>0.228141870279898</text:p>
          </table:table-cell>
          <table:table-cell office:value-type="float" office:value="0.771858129720102" calcext:value-type="float">
            <text:p>0.771858129720102</text:p>
          </table:table-cell>
          <table:table-cell office:value-type="float" office:value="0.174836613740212" calcext:value-type="float">
            <text:p>0.174836613740212</text:p>
          </table:table-cell>
          <table:table-cell office:value-type="float" office:value="0.825163386259788" calcext:value-type="float">
            <text:p>0.825163386259788</text:p>
          </table:table-cell>
          <table:table-cell office:value-type="float" office:value="0.154547647145405" calcext:value-type="float">
            <text:p>0.154547647145405</text:p>
          </table:table-cell>
          <table:table-cell office:value-type="float" office:value="0.845452352854595" calcext:value-type="float">
            <text:p>0.845452352854595</text:p>
          </table:table-cell>
          <table:table-cell office:value-type="float" office:value="0.266006974944545" calcext:value-type="float">
            <text:p>0.266006974944545</text:p>
          </table:table-cell>
          <table:table-cell office:value-type="float" office:value="0.733993025055455" calcext:value-type="float">
            <text:p>0.733993025055455</text:p>
          </table:table-cell>
          <table:table-cell office:value-type="float" office:value="0.156127401730061" calcext:value-type="float">
            <text:p>0.156127401730061</text:p>
          </table:table-cell>
          <table:table-cell office:value-type="float" office:value="0.843872598269939" calcext:value-type="float">
            <text:p>0.843872598269939</text:p>
          </table:table-cell>
          <table:table-cell office:value-type="float" office:value="0.123835590294353" calcext:value-type="float">
            <text:p>0.123835590294353</text:p>
          </table:table-cell>
          <table:table-cell office:value-type="float" office:value="0.876164409705647" calcext:value-type="float">
            <text:p>0.876164409705647</text:p>
          </table:table-cell>
          <table:table-cell office:value-type="float" office:value="0.130074893196651" calcext:value-type="float">
            <text:p>0.130074893196651</text:p>
          </table:table-cell>
          <table:table-cell office:value-type="float" office:value="0.869925106803349" calcext:value-type="float">
            <text:p>0.869925106803349</text:p>
          </table:table-cell>
          <table:table-cell office:value-type="float" office:value="0.15215237137651" calcext:value-type="float">
            <text:p>0.15215237137651</text:p>
          </table:table-cell>
          <table:table-cell office:value-type="float" office:value="0.84784762862349" calcext:value-type="float">
            <text:p>0.84784762862349</text:p>
          </table:table-cell>
          <table:table-cell office:value-type="float" office:value="0.233329506821263" calcext:value-type="float">
            <text:p>0.233329506821263</text:p>
          </table:table-cell>
          <table:table-cell office:value-type="float" office:value="0.766670493178737" calcext:value-type="float">
            <text:p>0.766670493178737</text:p>
          </table:table-cell>
          <table:table-cell office:value-type="float" office:value="0.197027962894684" calcext:value-type="float">
            <text:p>0.197027962894684</text:p>
          </table:table-cell>
          <table:table-cell office:value-type="float" office:value="0.802972037105316" calcext:value-type="float">
            <text:p>0.802972037105316</text:p>
          </table:table-cell>
          <table:table-cell table:formula="of:=AVERAGE([.C136];[.E136];[.G136];[.I136];[.K136];[.M136];[.O136];[.Q136];[.S136];[.U136])" office:value-type="float" office:value="0.181608083242358" calcext:value-type="float">
            <text:p>0.181608083242358</text:p>
          </table:table-cell>
          <table:table-cell table:formula="of:=AVERAGE([.D136];[.F136];[.H136];[.J136];[.L136];[.N136];[.P136];[.R136];[.T136];[.V136])" office:value-type="float" office:value="0.818391916757642" calcext:value-type="float">
            <text:p>0.81839191675764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0.100568349199439" calcext:value-type="float">
            <text:p>0.100568349199439</text:p>
          </table:table-cell>
          <table:table-cell office:value-type="float" office:value="0.899431650800561" calcext:value-type="float">
            <text:p>0.899431650800561</text:p>
          </table:table-cell>
          <table:table-cell office:value-type="float" office:value="0.105752208232235" calcext:value-type="float">
            <text:p>0.105752208232235</text:p>
          </table:table-cell>
          <table:table-cell office:value-type="float" office:value="0.894247791767765" calcext:value-type="float">
            <text:p>0.894247791767765</text:p>
          </table:table-cell>
          <table:table-cell office:value-type="float" office:value="0.129803487790641" calcext:value-type="float">
            <text:p>0.129803487790641</text:p>
          </table:table-cell>
          <table:table-cell office:value-type="float" office:value="0.870196512209358" calcext:value-type="float">
            <text:p>0.870196512209358</text:p>
          </table:table-cell>
          <table:table-cell office:value-type="float" office:value="0.0836517432406044" calcext:value-type="float">
            <text:p>0.083651743240604</text:p>
          </table:table-cell>
          <table:table-cell office:value-type="float" office:value="0.916348256759396" calcext:value-type="float">
            <text:p>0.916348256759396</text:p>
          </table:table-cell>
          <table:table-cell office:value-type="float" office:value="0.0980663332441775" calcext:value-type="float">
            <text:p>0.098066333244178</text:p>
          </table:table-cell>
          <table:table-cell office:value-type="float" office:value="0.901933666755823" calcext:value-type="float">
            <text:p>0.901933666755823</text:p>
          </table:table-cell>
          <table:table-cell office:value-type="float" office:value="0.0575266231330963" calcext:value-type="float">
            <text:p>0.057526623133096</text:p>
          </table:table-cell>
          <table:table-cell office:value-type="float" office:value="0.942473376866904" calcext:value-type="float">
            <text:p>0.942473376866904</text:p>
          </table:table-cell>
          <table:table-cell office:value-type="float" office:value="0.0637911909865721" calcext:value-type="float">
            <text:p>0.063791190986572</text:p>
          </table:table-cell>
          <table:table-cell office:value-type="float" office:value="0.936208809013428" calcext:value-type="float">
            <text:p>0.936208809013428</text:p>
          </table:table-cell>
          <table:table-cell office:value-type="float" office:value="0.0464037019600292" calcext:value-type="float">
            <text:p>0.046403701960029</text:p>
          </table:table-cell>
          <table:table-cell office:value-type="float" office:value="0.953596298039971" calcext:value-type="float">
            <text:p>0.953596298039971</text:p>
          </table:table-cell>
          <table:table-cell office:value-type="float" office:value="0.102550983085856" calcext:value-type="float">
            <text:p>0.102550983085856</text:p>
          </table:table-cell>
          <table:table-cell office:value-type="float" office:value="0.897449016914144" calcext:value-type="float">
            <text:p>0.897449016914144</text:p>
          </table:table-cell>
          <table:table-cell office:value-type="float" office:value="0.0505257725241249" calcext:value-type="float">
            <text:p>0.050525772524125</text:p>
          </table:table-cell>
          <table:table-cell office:value-type="float" office:value="0.949474227475875" calcext:value-type="float">
            <text:p>0.949474227475875</text:p>
          </table:table-cell>
          <table:table-cell table:formula="of:=AVERAGE([.C137];[.E137];[.G137];[.I137];[.K137];[.M137];[.O137];[.Q137];[.S137];[.U137])" office:value-type="float" office:value="0.0838640393396775" calcext:value-type="float">
            <text:p>0.083864039339678</text:p>
          </table:table-cell>
          <table:table-cell table:formula="of:=AVERAGE([.D137];[.F137];[.H137];[.J137];[.L137];[.N137];[.P137];[.R137];[.T137];[.V137])" office:value-type="float" office:value="0.916135960660323" calcext:value-type="float">
            <text:p>0.91613596066032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0.778797969123716" calcext:value-type="float">
            <text:p>0.778797969123716</text:p>
          </table:table-cell>
          <table:table-cell office:value-type="float" office:value="0.221202030876284" calcext:value-type="float">
            <text:p>0.221202030876284</text:p>
          </table:table-cell>
          <table:table-cell office:value-type="float" office:value="0.771965280803171" calcext:value-type="float">
            <text:p>0.771965280803171</text:p>
          </table:table-cell>
          <table:table-cell office:value-type="float" office:value="0.228034719196828" calcext:value-type="float">
            <text:p>0.228034719196828</text:p>
          </table:table-cell>
          <table:table-cell office:value-type="float" office:value="0.827971277851659" calcext:value-type="float">
            <text:p>0.827971277851659</text:p>
          </table:table-cell>
          <table:table-cell office:value-type="float" office:value="0.172028722148341" calcext:value-type="float">
            <text:p>0.172028722148341</text:p>
          </table:table-cell>
          <table:table-cell office:value-type="float" office:value="0.798930298242591" calcext:value-type="float">
            <text:p>0.798930298242591</text:p>
          </table:table-cell>
          <table:table-cell office:value-type="float" office:value="0.201069701757409" calcext:value-type="float">
            <text:p>0.201069701757409</text:p>
          </table:table-cell>
          <table:table-cell office:value-type="float" office:value="0.662308061225318" calcext:value-type="float">
            <text:p>0.662308061225318</text:p>
          </table:table-cell>
          <table:table-cell office:value-type="float" office:value="0.337691938774682" calcext:value-type="float">
            <text:p>0.337691938774682</text:p>
          </table:table-cell>
          <table:table-cell office:value-type="float" office:value="0.715972801529813" calcext:value-type="float">
            <text:p>0.715972801529813</text:p>
          </table:table-cell>
          <table:table-cell office:value-type="float" office:value="0.284027198470187" calcext:value-type="float">
            <text:p>0.284027198470187</text:p>
          </table:table-cell>
          <table:table-cell office:value-type="float" office:value="0.766498277046154" calcext:value-type="float">
            <text:p>0.766498277046154</text:p>
          </table:table-cell>
          <table:table-cell office:value-type="float" office:value="0.233501722953846" calcext:value-type="float">
            <text:p>0.233501722953846</text:p>
          </table:table-cell>
          <table:table-cell office:value-type="float" office:value="0.78845940642153" calcext:value-type="float">
            <text:p>0.78845940642153</text:p>
          </table:table-cell>
          <table:table-cell office:value-type="float" office:value="0.21154059357847" calcext:value-type="float">
            <text:p>0.21154059357847</text:p>
          </table:table-cell>
          <table:table-cell office:value-type="float" office:value="0.817930150969093" calcext:value-type="float">
            <text:p>0.817930150969093</text:p>
          </table:table-cell>
          <table:table-cell office:value-type="float" office:value="0.182069849030907" calcext:value-type="float">
            <text:p>0.182069849030907</text:p>
          </table:table-cell>
          <table:table-cell office:value-type="float" office:value="0.625686505971681" calcext:value-type="float">
            <text:p>0.625686505971681</text:p>
          </table:table-cell>
          <table:table-cell office:value-type="float" office:value="0.374313494028319" calcext:value-type="float">
            <text:p>0.374313494028319</text:p>
          </table:table-cell>
          <table:table-cell table:formula="of:=AVERAGE([.C138];[.E138];[.G138];[.I138];[.K138];[.M138];[.O138];[.Q138];[.S138];[.U138])" office:value-type="float" office:value="0.755452002918473" calcext:value-type="float">
            <text:p>0.755452002918473</text:p>
          </table:table-cell>
          <table:table-cell table:formula="of:=AVERAGE([.D138];[.F138];[.H138];[.J138];[.L138];[.N138];[.P138];[.R138];[.T138];[.V138])" office:value-type="float" office:value="0.244547997081527" calcext:value-type="float">
            <text:p>0.24454799708152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0.656722806571664" calcext:value-type="float">
            <text:p>0.656722806571664</text:p>
          </table:table-cell>
          <table:table-cell office:value-type="float" office:value="0.343277193428336" calcext:value-type="float">
            <text:p>0.343277193428336</text:p>
          </table:table-cell>
          <table:table-cell office:value-type="float" office:value="0.886367396852096" calcext:value-type="float">
            <text:p>0.886367396852096</text:p>
          </table:table-cell>
          <table:table-cell office:value-type="float" office:value="0.113632603147904" calcext:value-type="float">
            <text:p>0.113632603147904</text:p>
          </table:table-cell>
          <table:table-cell office:value-type="float" office:value="0.685354886029457" calcext:value-type="float">
            <text:p>0.685354886029457</text:p>
          </table:table-cell>
          <table:table-cell office:value-type="float" office:value="0.314645113970543" calcext:value-type="float">
            <text:p>0.314645113970543</text:p>
          </table:table-cell>
          <table:table-cell office:value-type="float" office:value="0.729334228272876" calcext:value-type="float">
            <text:p>0.729334228272876</text:p>
          </table:table-cell>
          <table:table-cell office:value-type="float" office:value="0.270665771727124" calcext:value-type="float">
            <text:p>0.270665771727124</text:p>
          </table:table-cell>
          <table:table-cell office:value-type="float" office:value="0.710363495090933" calcext:value-type="float">
            <text:p>0.710363495090933</text:p>
          </table:table-cell>
          <table:table-cell office:value-type="float" office:value="0.289636504909067" calcext:value-type="float">
            <text:p>0.289636504909067</text:p>
          </table:table-cell>
          <table:table-cell office:value-type="float" office:value="0.559255975075314" calcext:value-type="float">
            <text:p>0.559255975075314</text:p>
          </table:table-cell>
          <table:table-cell office:value-type="float" office:value="0.440744024924686" calcext:value-type="float">
            <text:p>0.440744024924686</text:p>
          </table:table-cell>
          <table:table-cell office:value-type="float" office:value="0.605229657543801" calcext:value-type="float">
            <text:p>0.605229657543801</text:p>
          </table:table-cell>
          <table:table-cell office:value-type="float" office:value="0.394770342456199" calcext:value-type="float">
            <text:p>0.394770342456199</text:p>
          </table:table-cell>
          <table:table-cell office:value-type="float" office:value="0.628919218626876" calcext:value-type="float">
            <text:p>0.628919218626876</text:p>
          </table:table-cell>
          <table:table-cell office:value-type="float" office:value="0.371080781373124" calcext:value-type="float">
            <text:p>0.371080781373124</text:p>
          </table:table-cell>
          <table:table-cell office:value-type="float" office:value="0.61884278130395" calcext:value-type="float">
            <text:p>0.61884278130395</text:p>
          </table:table-cell>
          <table:table-cell office:value-type="float" office:value="0.38115721869605" calcext:value-type="float">
            <text:p>0.38115721869605</text:p>
          </table:table-cell>
          <table:table-cell office:value-type="float" office:value="0.814154911043796" calcext:value-type="float">
            <text:p>0.814154911043796</text:p>
          </table:table-cell>
          <table:table-cell office:value-type="float" office:value="0.185845088956204" calcext:value-type="float">
            <text:p>0.185845088956204</text:p>
          </table:table-cell>
          <table:table-cell table:formula="of:=AVERAGE([.C139];[.E139];[.G139];[.I139];[.K139];[.M139];[.O139];[.Q139];[.S139];[.U139])" office:value-type="float" office:value="0.689454535641076" calcext:value-type="float">
            <text:p>0.689454535641076</text:p>
          </table:table-cell>
          <table:table-cell table:formula="of:=AVERAGE([.D139];[.F139];[.H139];[.J139];[.L139];[.N139];[.P139];[.R139];[.T139];[.V139])" office:value-type="float" office:value="0.310545464358924" calcext:value-type="float">
            <text:p>0.31054546435892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0.686607549342026" calcext:value-type="float">
            <text:p>0.686607549342026</text:p>
          </table:table-cell>
          <table:table-cell office:value-type="float" office:value="0.313392450657974" calcext:value-type="float">
            <text:p>0.313392450657974</text:p>
          </table:table-cell>
          <table:table-cell office:value-type="float" office:value="0.604133402711847" calcext:value-type="float">
            <text:p>0.604133402711847</text:p>
          </table:table-cell>
          <table:table-cell office:value-type="float" office:value="0.395866597288153" calcext:value-type="float">
            <text:p>0.395866597288153</text:p>
          </table:table-cell>
          <table:table-cell office:value-type="float" office:value="0.811845148154843" calcext:value-type="float">
            <text:p>0.811845148154843</text:p>
          </table:table-cell>
          <table:table-cell office:value-type="float" office:value="0.188154851845157" calcext:value-type="float">
            <text:p>0.188154851845157</text:p>
          </table:table-cell>
          <table:table-cell office:value-type="float" office:value="0.599065912659804" calcext:value-type="float">
            <text:p>0.599065912659804</text:p>
          </table:table-cell>
          <table:table-cell office:value-type="float" office:value="0.400934087340196" calcext:value-type="float">
            <text:p>0.400934087340196</text:p>
          </table:table-cell>
          <table:table-cell office:value-type="float" office:value="0.549878429200927" calcext:value-type="float">
            <text:p>0.549878429200927</text:p>
          </table:table-cell>
          <table:table-cell office:value-type="float" office:value="0.450121570799074" calcext:value-type="float">
            <text:p>0.450121570799074</text:p>
          </table:table-cell>
          <table:table-cell office:value-type="float" office:value="0.692980587866476" calcext:value-type="float">
            <text:p>0.692980587866476</text:p>
          </table:table-cell>
          <table:table-cell office:value-type="float" office:value="0.307019412133524" calcext:value-type="float">
            <text:p>0.307019412133524</text:p>
          </table:table-cell>
          <table:table-cell office:value-type="float" office:value="0.61332733423779" calcext:value-type="float">
            <text:p>0.61332733423779</text:p>
          </table:table-cell>
          <table:table-cell office:value-type="float" office:value="0.38667266576221" calcext:value-type="float">
            <text:p>0.38667266576221</text:p>
          </table:table-cell>
          <table:table-cell office:value-type="float" office:value="0.47349067521705" calcext:value-type="float">
            <text:p>0.47349067521705</text:p>
          </table:table-cell>
          <table:table-cell office:value-type="float" office:value="0.52650932478295" calcext:value-type="float">
            <text:p>0.52650932478295</text:p>
          </table:table-cell>
          <table:table-cell office:value-type="float" office:value="0.667677192073193" calcext:value-type="float">
            <text:p>0.667677192073193</text:p>
          </table:table-cell>
          <table:table-cell office:value-type="float" office:value="0.332322807926807" calcext:value-type="float">
            <text:p>0.332322807926807</text:p>
          </table:table-cell>
          <table:table-cell office:value-type="float" office:value="0.563411438009713" calcext:value-type="float">
            <text:p>0.563411438009713</text:p>
          </table:table-cell>
          <table:table-cell office:value-type="float" office:value="0.436588561990287" calcext:value-type="float">
            <text:p>0.436588561990287</text:p>
          </table:table-cell>
          <table:table-cell table:formula="of:=AVERAGE([.C140];[.E140];[.G140];[.I140];[.K140];[.M140];[.O140];[.Q140];[.S140];[.U140])" office:value-type="float" office:value="0.626241766947367" calcext:value-type="float">
            <text:p>0.626241766947367</text:p>
          </table:table-cell>
          <table:table-cell table:formula="of:=AVERAGE([.D140];[.F140];[.H140];[.J140];[.L140];[.N140];[.P140];[.R140];[.T140];[.V140])" office:value-type="float" office:value="0.373758233052633" calcext:value-type="float">
            <text:p>0.37375823305263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0.453934483503231" calcext:value-type="float">
            <text:p>0.453934483503231</text:p>
          </table:table-cell>
          <table:table-cell office:value-type="float" office:value="0.546065516496769" calcext:value-type="float">
            <text:p>0.546065516496769</text:p>
          </table:table-cell>
          <table:table-cell office:value-type="float" office:value="0.415877083088031" calcext:value-type="float">
            <text:p>0.415877083088031</text:p>
          </table:table-cell>
          <table:table-cell office:value-type="float" office:value="0.584122916911969" calcext:value-type="float">
            <text:p>0.584122916911969</text:p>
          </table:table-cell>
          <table:table-cell office:value-type="float" office:value="0.395886816887434" calcext:value-type="float">
            <text:p>0.395886816887434</text:p>
          </table:table-cell>
          <table:table-cell office:value-type="float" office:value="0.604113183112566" calcext:value-type="float">
            <text:p>0.604113183112566</text:p>
          </table:table-cell>
          <table:table-cell office:value-type="float" office:value="0.337237700613528" calcext:value-type="float">
            <text:p>0.337237700613528</text:p>
          </table:table-cell>
          <table:table-cell office:value-type="float" office:value="0.662762299386472" calcext:value-type="float">
            <text:p>0.662762299386472</text:p>
          </table:table-cell>
          <table:table-cell office:value-type="float" office:value="0.379089709570146" calcext:value-type="float">
            <text:p>0.379089709570146</text:p>
          </table:table-cell>
          <table:table-cell office:value-type="float" office:value="0.620910290429854" calcext:value-type="float">
            <text:p>0.620910290429854</text:p>
          </table:table-cell>
          <table:table-cell office:value-type="float" office:value="0.523212126028674" calcext:value-type="float">
            <text:p>0.523212126028674</text:p>
          </table:table-cell>
          <table:table-cell office:value-type="float" office:value="0.476787873971326" calcext:value-type="float">
            <text:p>0.476787873971326</text:p>
          </table:table-cell>
          <table:table-cell office:value-type="float" office:value="0.375807406505695" calcext:value-type="float">
            <text:p>0.375807406505695</text:p>
          </table:table-cell>
          <table:table-cell office:value-type="float" office:value="0.624192593494305" calcext:value-type="float">
            <text:p>0.624192593494305</text:p>
          </table:table-cell>
          <table:table-cell office:value-type="float" office:value="0.423387683393664" calcext:value-type="float">
            <text:p>0.423387683393664</text:p>
          </table:table-cell>
          <table:table-cell office:value-type="float" office:value="0.576612316606336" calcext:value-type="float">
            <text:p>0.576612316606336</text:p>
          </table:table-cell>
          <table:table-cell office:value-type="float" office:value="0.304975987690386" calcext:value-type="float">
            <text:p>0.304975987690386</text:p>
          </table:table-cell>
          <table:table-cell office:value-type="float" office:value="0.695024012309614" calcext:value-type="float">
            <text:p>0.695024012309614</text:p>
          </table:table-cell>
          <table:table-cell office:value-type="float" office:value="0.431993088043822" calcext:value-type="float">
            <text:p>0.431993088043822</text:p>
          </table:table-cell>
          <table:table-cell office:value-type="float" office:value="0.568006911956178" calcext:value-type="float">
            <text:p>0.568006911956178</text:p>
          </table:table-cell>
          <table:table-cell table:formula="of:=AVERAGE([.C141];[.E141];[.G141];[.I141];[.K141];[.M141];[.O141];[.Q141];[.S141];[.U141])" office:value-type="float" office:value="0.404140208532461" calcext:value-type="float">
            <text:p>0.404140208532461</text:p>
          </table:table-cell>
          <table:table-cell table:formula="of:=AVERAGE([.D141];[.F141];[.H141];[.J141];[.L141];[.N141];[.P141];[.R141];[.T141];[.V141])" office:value-type="float" office:value="0.595859791467539" calcext:value-type="float">
            <text:p>0.59585979146753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.147206524416625" calcext:value-type="float">
            <text:p>0.147206524416625</text:p>
          </table:table-cell>
          <table:table-cell office:value-type="float" office:value="0.852793475583375" calcext:value-type="float">
            <text:p>0.852793475583375</text:p>
          </table:table-cell>
          <table:table-cell office:value-type="float" office:value="0.245824242614346" calcext:value-type="float">
            <text:p>0.245824242614346</text:p>
          </table:table-cell>
          <table:table-cell office:value-type="float" office:value="0.754175757385654" calcext:value-type="float">
            <text:p>0.754175757385654</text:p>
          </table:table-cell>
          <table:table-cell office:value-type="float" office:value="0.192192704811797" calcext:value-type="float">
            <text:p>0.192192704811797</text:p>
          </table:table-cell>
          <table:table-cell office:value-type="float" office:value="0.807807295188203" calcext:value-type="float">
            <text:p>0.807807295188203</text:p>
          </table:table-cell>
          <table:table-cell office:value-type="float" office:value="0.241617558946709" calcext:value-type="float">
            <text:p>0.241617558946709</text:p>
          </table:table-cell>
          <table:table-cell office:value-type="float" office:value="0.758382441053291" calcext:value-type="float">
            <text:p>0.758382441053291</text:p>
          </table:table-cell>
          <table:table-cell office:value-type="float" office:value="0.315108532554936" calcext:value-type="float">
            <text:p>0.315108532554936</text:p>
          </table:table-cell>
          <table:table-cell office:value-type="float" office:value="0.684891467445064" calcext:value-type="float">
            <text:p>0.684891467445064</text:p>
          </table:table-cell>
          <table:table-cell office:value-type="float" office:value="0.148723722196651" calcext:value-type="float">
            <text:p>0.148723722196651</text:p>
          </table:table-cell>
          <table:table-cell office:value-type="float" office:value="0.851276277803349" calcext:value-type="float">
            <text:p>0.851276277803349</text:p>
          </table:table-cell>
          <table:table-cell office:value-type="float" office:value="0.143743498687676" calcext:value-type="float">
            <text:p>0.143743498687676</text:p>
          </table:table-cell>
          <table:table-cell office:value-type="float" office:value="0.856256501312324" calcext:value-type="float">
            <text:p>0.856256501312324</text:p>
          </table:table-cell>
          <table:table-cell office:value-type="float" office:value="0.246772485987774" calcext:value-type="float">
            <text:p>0.246772485987774</text:p>
          </table:table-cell>
          <table:table-cell office:value-type="float" office:value="0.753227514012226" calcext:value-type="float">
            <text:p>0.753227514012226</text:p>
          </table:table-cell>
          <table:table-cell office:value-type="float" office:value="0.131354018006417" calcext:value-type="float">
            <text:p>0.131354018006417</text:p>
          </table:table-cell>
          <table:table-cell office:value-type="float" office:value="0.868645981993583" calcext:value-type="float">
            <text:p>0.868645981993583</text:p>
          </table:table-cell>
          <table:table-cell office:value-type="float" office:value="0.239064467942578" calcext:value-type="float">
            <text:p>0.239064467942578</text:p>
          </table:table-cell>
          <table:table-cell office:value-type="float" office:value="0.760935532057422" calcext:value-type="float">
            <text:p>0.760935532057422</text:p>
          </table:table-cell>
          <table:table-cell table:formula="of:=AVERAGE([.C142];[.E142];[.G142];[.I142];[.K142];[.M142];[.O142];[.Q142];[.S142];[.U142])" office:value-type="float" office:value="0.205160775616551" calcext:value-type="float">
            <text:p>0.205160775616551</text:p>
          </table:table-cell>
          <table:table-cell table:formula="of:=AVERAGE([.D142];[.F142];[.H142];[.J142];[.L142];[.N142];[.P142];[.R142];[.T142];[.V142])" office:value-type="float" office:value="0.794839224383449" calcext:value-type="float">
            <text:p>0.79483922438344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0.220254130060976" calcext:value-type="float">
            <text:p>0.220254130060976</text:p>
          </table:table-cell>
          <table:table-cell office:value-type="float" office:value="0.779745869939024" calcext:value-type="float">
            <text:p>0.779745869939024</text:p>
          </table:table-cell>
          <table:table-cell office:value-type="float" office:value="0.199302114592931" calcext:value-type="float">
            <text:p>0.199302114592931</text:p>
          </table:table-cell>
          <table:table-cell office:value-type="float" office:value="0.800697885407069" calcext:value-type="float">
            <text:p>0.800697885407069</text:p>
          </table:table-cell>
          <table:table-cell office:value-type="float" office:value="0.19948207097735" calcext:value-type="float">
            <text:p>0.19948207097735</text:p>
          </table:table-cell>
          <table:table-cell office:value-type="float" office:value="0.80051792902265" calcext:value-type="float">
            <text:p>0.80051792902265</text:p>
          </table:table-cell>
          <table:table-cell office:value-type="float" office:value="0.205605504465716" calcext:value-type="float">
            <text:p>0.205605504465716</text:p>
          </table:table-cell>
          <table:table-cell office:value-type="float" office:value="0.794394495534284" calcext:value-type="float">
            <text:p>0.794394495534284</text:p>
          </table:table-cell>
          <table:table-cell office:value-type="float" office:value="0.156854889093995" calcext:value-type="float">
            <text:p>0.156854889093995</text:p>
          </table:table-cell>
          <table:table-cell office:value-type="float" office:value="0.843145110906005" calcext:value-type="float">
            <text:p>0.843145110906005</text:p>
          </table:table-cell>
          <table:table-cell office:value-type="float" office:value="0.252028871743951" calcext:value-type="float">
            <text:p>0.252028871743951</text:p>
          </table:table-cell>
          <table:table-cell office:value-type="float" office:value="0.747971128256049" calcext:value-type="float">
            <text:p>0.747971128256049</text:p>
          </table:table-cell>
          <table:table-cell office:value-type="float" office:value="0.198323525647209" calcext:value-type="float">
            <text:p>0.198323525647209</text:p>
          </table:table-cell>
          <table:table-cell office:value-type="float" office:value="0.801676474352791" calcext:value-type="float">
            <text:p>0.801676474352791</text:p>
          </table:table-cell>
          <table:table-cell office:value-type="float" office:value="0.140028761699999" calcext:value-type="float">
            <text:p>0.140028761699999</text:p>
          </table:table-cell>
          <table:table-cell office:value-type="float" office:value="0.859971238300001" calcext:value-type="float">
            <text:p>0.859971238300001</text:p>
          </table:table-cell>
          <table:table-cell office:value-type="float" office:value="0.184083902534776" calcext:value-type="float">
            <text:p>0.184083902534776</text:p>
          </table:table-cell>
          <table:table-cell office:value-type="float" office:value="0.815916097465224" calcext:value-type="float">
            <text:p>0.815916097465224</text:p>
          </table:table-cell>
          <table:table-cell office:value-type="float" office:value="0.198079955244858" calcext:value-type="float">
            <text:p>0.198079955244858</text:p>
          </table:table-cell>
          <table:table-cell office:value-type="float" office:value="0.801920044755142" calcext:value-type="float">
            <text:p>0.801920044755142</text:p>
          </table:table-cell>
          <table:table-cell table:formula="of:=AVERAGE([.C143];[.E143];[.G143];[.I143];[.K143];[.M143];[.O143];[.Q143];[.S143];[.U143])" office:value-type="float" office:value="0.195404372606176" calcext:value-type="float">
            <text:p>0.195404372606176</text:p>
          </table:table-cell>
          <table:table-cell table:formula="of:=AVERAGE([.D143];[.F143];[.H143];[.J143];[.L143];[.N143];[.P143];[.R143];[.T143];[.V143])" office:value-type="float" office:value="0.804595627393824" calcext:value-type="float">
            <text:p>0.80459562739382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0.470364142285302" calcext:value-type="float">
            <text:p>0.470364142285302</text:p>
          </table:table-cell>
          <table:table-cell office:value-type="float" office:value="0.529635857714698" calcext:value-type="float">
            <text:p>0.529635857714698</text:p>
          </table:table-cell>
          <table:table-cell office:value-type="float" office:value="0.557448527720733" calcext:value-type="float">
            <text:p>0.557448527720733</text:p>
          </table:table-cell>
          <table:table-cell office:value-type="float" office:value="0.442551472279267" calcext:value-type="float">
            <text:p>0.442551472279267</text:p>
          </table:table-cell>
          <table:table-cell office:value-type="float" office:value="0.425865434243908" calcext:value-type="float">
            <text:p>0.425865434243908</text:p>
          </table:table-cell>
          <table:table-cell office:value-type="float" office:value="0.574134565756092" calcext:value-type="float">
            <text:p>0.574134565756092</text:p>
          </table:table-cell>
          <table:table-cell office:value-type="float" office:value="0.509424075347367" calcext:value-type="float">
            <text:p>0.509424075347367</text:p>
          </table:table-cell>
          <table:table-cell office:value-type="float" office:value="0.490575924652633" calcext:value-type="float">
            <text:p>0.490575924652633</text:p>
          </table:table-cell>
          <table:table-cell office:value-type="float" office:value="0.54424250519125" calcext:value-type="float">
            <text:p>0.54424250519125</text:p>
          </table:table-cell>
          <table:table-cell office:value-type="float" office:value="0.45575749480875" calcext:value-type="float">
            <text:p>0.45575749480875</text:p>
          </table:table-cell>
          <table:table-cell office:value-type="float" office:value="0.564228188602163" calcext:value-type="float">
            <text:p>0.564228188602163</text:p>
          </table:table-cell>
          <table:table-cell office:value-type="float" office:value="0.435771811397837" calcext:value-type="float">
            <text:p>0.435771811397837</text:p>
          </table:table-cell>
          <table:table-cell office:value-type="float" office:value="0.319839427226916" calcext:value-type="float">
            <text:p>0.319839427226916</text:p>
          </table:table-cell>
          <table:table-cell office:value-type="float" office:value="0.680160572773084" calcext:value-type="float">
            <text:p>0.680160572773084</text:p>
          </table:table-cell>
          <table:table-cell office:value-type="float" office:value="0.380743326879077" calcext:value-type="float">
            <text:p>0.380743326879077</text:p>
          </table:table-cell>
          <table:table-cell office:value-type="float" office:value="0.619256673120923" calcext:value-type="float">
            <text:p>0.619256673120923</text:p>
          </table:table-cell>
          <table:table-cell office:value-type="float" office:value="0.532475103697938" calcext:value-type="float">
            <text:p>0.532475103697938</text:p>
          </table:table-cell>
          <table:table-cell office:value-type="float" office:value="0.467524896302062" calcext:value-type="float">
            <text:p>0.467524896302062</text:p>
          </table:table-cell>
          <table:table-cell office:value-type="float" office:value="0.394409271545951" calcext:value-type="float">
            <text:p>0.394409271545951</text:p>
          </table:table-cell>
          <table:table-cell office:value-type="float" office:value="0.605590728454049" calcext:value-type="float">
            <text:p>0.605590728454049</text:p>
          </table:table-cell>
          <table:table-cell table:formula="of:=AVERAGE([.C144];[.E144];[.G144];[.I144];[.K144];[.M144];[.O144];[.Q144];[.S144];[.U144])" office:value-type="float" office:value="0.46990400027406" calcext:value-type="float">
            <text:p>0.46990400027406</text:p>
          </table:table-cell>
          <table:table-cell table:formula="of:=AVERAGE([.D144];[.F144];[.H144];[.J144];[.L144];[.N144];[.P144];[.R144];[.T144];[.V144])" office:value-type="float" office:value="0.53009599972594" calcext:value-type="float">
            <text:p>0.5300959997259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0.463731933975196" calcext:value-type="float">
            <text:p>0.463731933975196</text:p>
          </table:table-cell>
          <table:table-cell office:value-type="float" office:value="0.536268066024804" calcext:value-type="float">
            <text:p>0.536268066024804</text:p>
          </table:table-cell>
          <table:table-cell office:value-type="float" office:value="0.633922536664116" calcext:value-type="float">
            <text:p>0.633922536664116</text:p>
          </table:table-cell>
          <table:table-cell office:value-type="float" office:value="0.366077463335884" calcext:value-type="float">
            <text:p>0.366077463335884</text:p>
          </table:table-cell>
          <table:table-cell office:value-type="float" office:value="0.487994894700929" calcext:value-type="float">
            <text:p>0.487994894700929</text:p>
          </table:table-cell>
          <table:table-cell office:value-type="float" office:value="0.512005105299071" calcext:value-type="float">
            <text:p>0.512005105299071</text:p>
          </table:table-cell>
          <table:table-cell office:value-type="float" office:value="0.445866681347755" calcext:value-type="float">
            <text:p>0.445866681347755</text:p>
          </table:table-cell>
          <table:table-cell office:value-type="float" office:value="0.554133318652245" calcext:value-type="float">
            <text:p>0.554133318652245</text:p>
          </table:table-cell>
          <table:table-cell office:value-type="float" office:value="0.380470982920827" calcext:value-type="float">
            <text:p>0.380470982920827</text:p>
          </table:table-cell>
          <table:table-cell office:value-type="float" office:value="0.619529017079173" calcext:value-type="float">
            <text:p>0.619529017079173</text:p>
          </table:table-cell>
          <table:table-cell office:value-type="float" office:value="0.379693349346716" calcext:value-type="float">
            <text:p>0.379693349346716</text:p>
          </table:table-cell>
          <table:table-cell office:value-type="float" office:value="0.620306650653284" calcext:value-type="float">
            <text:p>0.620306650653284</text:p>
          </table:table-cell>
          <table:table-cell office:value-type="float" office:value="0.53677801121657" calcext:value-type="float">
            <text:p>0.53677801121657</text:p>
          </table:table-cell>
          <table:table-cell office:value-type="float" office:value="0.46322198878343" calcext:value-type="float">
            <text:p>0.46322198878343</text:p>
          </table:table-cell>
          <table:table-cell office:value-type="float" office:value="0.413714213775715" calcext:value-type="float">
            <text:p>0.413714213775715</text:p>
          </table:table-cell>
          <table:table-cell office:value-type="float" office:value="0.586285786224285" calcext:value-type="float">
            <text:p>0.586285786224285</text:p>
          </table:table-cell>
          <table:table-cell office:value-type="float" office:value="0.354288059574011" calcext:value-type="float">
            <text:p>0.354288059574011</text:p>
          </table:table-cell>
          <table:table-cell office:value-type="float" office:value="0.645711940425989" calcext:value-type="float">
            <text:p>0.645711940425989</text:p>
          </table:table-cell>
          <table:table-cell office:value-type="float" office:value="0.478590635091823" calcext:value-type="float">
            <text:p>0.478590635091823</text:p>
          </table:table-cell>
          <table:table-cell office:value-type="float" office:value="0.521409364908177" calcext:value-type="float">
            <text:p>0.521409364908177</text:p>
          </table:table-cell>
          <table:table-cell table:formula="of:=AVERAGE([.C145];[.E145];[.G145];[.I145];[.K145];[.M145];[.O145];[.Q145];[.S145];[.U145])" office:value-type="float" office:value="0.457505129861366" calcext:value-type="float">
            <text:p>0.457505129861366</text:p>
          </table:table-cell>
          <table:table-cell table:formula="of:=AVERAGE([.D145];[.F145];[.H145];[.J145];[.L145];[.N145];[.P145];[.R145];[.T145];[.V145])" office:value-type="float" office:value="0.542494870138634" calcext:value-type="float">
            <text:p>0.54249487013863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0.992462457374739" calcext:value-type="float">
            <text:p>0.992462457374739</text:p>
          </table:table-cell>
          <table:table-cell office:value-type="float" office:value="0.00753754262526084" calcext:value-type="float">
            <text:p>0.007537542625261</text:p>
          </table:table-cell>
          <table:table-cell office:value-type="float" office:value="0.990514370104614" calcext:value-type="float">
            <text:p>0.990514370104614</text:p>
          </table:table-cell>
          <table:table-cell office:value-type="float" office:value="0.00948562989538599" calcext:value-type="float">
            <text:p>0.009485629895386</text:p>
          </table:table-cell>
          <table:table-cell office:value-type="float" office:value="0.986808795895212" calcext:value-type="float">
            <text:p>0.986808795895212</text:p>
          </table:table-cell>
          <table:table-cell office:value-type="float" office:value="0.0131912041047876" calcext:value-type="float">
            <text:p>0.013191204104788</text:p>
          </table:table-cell>
          <table:table-cell office:value-type="float" office:value="0.98213656274099" calcext:value-type="float">
            <text:p>0.98213656274099</text:p>
          </table:table-cell>
          <table:table-cell office:value-type="float" office:value="0.0178634372590106" calcext:value-type="float">
            <text:p>0.017863437259011</text:p>
          </table:table-cell>
          <table:table-cell office:value-type="float" office:value="0.989503626779315" calcext:value-type="float">
            <text:p>0.989503626779315</text:p>
          </table:table-cell>
          <table:table-cell office:value-type="float" office:value="0.0104963732206848" calcext:value-type="float">
            <text:p>0.010496373220685</text:p>
          </table:table-cell>
          <table:table-cell office:value-type="float" office:value="0.992658412936515" calcext:value-type="float">
            <text:p>0.992658412936515</text:p>
          </table:table-cell>
          <table:table-cell office:value-type="float" office:value="0.00734158706348461" calcext:value-type="float">
            <text:p>0.007341587063485</text:p>
          </table:table-cell>
          <table:table-cell office:value-type="float" office:value="0.988808253795128" calcext:value-type="float">
            <text:p>0.988808253795128</text:p>
          </table:table-cell>
          <table:table-cell office:value-type="float" office:value="0.0111917462048715" calcext:value-type="float">
            <text:p>0.011191746204872</text:p>
          </table:table-cell>
          <table:table-cell office:value-type="float" office:value="0.991455545571553" calcext:value-type="float">
            <text:p>0.991455545571553</text:p>
          </table:table-cell>
          <table:table-cell office:value-type="float" office:value="0.00854445442844679" calcext:value-type="float">
            <text:p>0.008544454428447</text:p>
          </table:table-cell>
          <table:table-cell office:value-type="float" office:value="0.990016775690498" calcext:value-type="float">
            <text:p>0.990016775690498</text:p>
          </table:table-cell>
          <table:table-cell office:value-type="float" office:value="0.00998322430950173" calcext:value-type="float">
            <text:p>0.009983224309502</text:p>
          </table:table-cell>
          <table:table-cell office:value-type="float" office:value="0.991247880481853" calcext:value-type="float">
            <text:p>0.991247880481853</text:p>
          </table:table-cell>
          <table:table-cell office:value-type="float" office:value="0.00875211951814675" calcext:value-type="float">
            <text:p>0.008752119518147</text:p>
          </table:table-cell>
          <table:table-cell table:formula="of:=AVERAGE([.C146];[.E146];[.G146];[.I146];[.K146];[.M146];[.O146];[.Q146];[.S146];[.U146])" office:value-type="float" office:value="0.989561268137042" calcext:value-type="float">
            <text:p>0.989561268137042</text:p>
          </table:table-cell>
          <table:table-cell table:formula="of:=AVERAGE([.D146];[.F146];[.H146];[.J146];[.L146];[.N146];[.P146];[.R146];[.T146];[.V146])" office:value-type="float" office:value="0.0104387318629581" calcext:value-type="float">
            <text:p>0.01043873186295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0.990431403983852" calcext:value-type="float">
            <text:p>0.990431403983852</text:p>
          </table:table-cell>
          <table:table-cell office:value-type="float" office:value="0.00956859601614807" calcext:value-type="float">
            <text:p>0.009568596016148</text:p>
          </table:table-cell>
          <table:table-cell office:value-type="float" office:value="0.997809435123437" calcext:value-type="float">
            <text:p>0.997809435123437</text:p>
          </table:table-cell>
          <table:table-cell office:value-type="float" office:value="0.00219056487656262" calcext:value-type="float">
            <text:p>0.002190564876563</text:p>
          </table:table-cell>
          <table:table-cell office:value-type="float" office:value="0.989739908658391" calcext:value-type="float">
            <text:p>0.989739908658391</text:p>
          </table:table-cell>
          <table:table-cell office:value-type="float" office:value="0.0102600913416092" calcext:value-type="float">
            <text:p>0.010260091341609</text:p>
          </table:table-cell>
          <table:table-cell office:value-type="float" office:value="0.997433596994244" calcext:value-type="float">
            <text:p>0.997433596994244</text:p>
          </table:table-cell>
          <table:table-cell office:value-type="float" office:value="0.00256640300575632" calcext:value-type="float">
            <text:p>0.002566403005756</text:p>
          </table:table-cell>
          <table:table-cell office:value-type="float" office:value="0.987792200864147" calcext:value-type="float">
            <text:p>0.987792200864147</text:p>
          </table:table-cell>
          <table:table-cell office:value-type="float" office:value="0.0122077991358531" calcext:value-type="float">
            <text:p>0.012207799135853</text:p>
          </table:table-cell>
          <table:table-cell office:value-type="float" office:value="0.988044124041283" calcext:value-type="float">
            <text:p>0.988044124041283</text:p>
          </table:table-cell>
          <table:table-cell office:value-type="float" office:value="0.0119558759587174" calcext:value-type="float">
            <text:p>0.011955875958717</text:p>
          </table:table-cell>
          <table:table-cell office:value-type="float" office:value="0.998159484261597" calcext:value-type="float">
            <text:p>0.998159484261597</text:p>
          </table:table-cell>
          <table:table-cell office:value-type="float" office:value="0.00184051573840295" calcext:value-type="float">
            <text:p>0.001840515738403</text:p>
          </table:table-cell>
          <table:table-cell office:value-type="float" office:value="0.995830678264076" calcext:value-type="float">
            <text:p>0.995830678264076</text:p>
          </table:table-cell>
          <table:table-cell office:value-type="float" office:value="0.00416932173592354" calcext:value-type="float">
            <text:p>0.004169321735924</text:p>
          </table:table-cell>
          <table:table-cell office:value-type="float" office:value="0.998539782835594" calcext:value-type="float">
            <text:p>0.998539782835594</text:p>
          </table:table-cell>
          <table:table-cell office:value-type="float" office:value="0.00146021716440552" calcext:value-type="float">
            <text:p>0.001460217164406</text:p>
          </table:table-cell>
          <table:table-cell office:value-type="float" office:value="0.995958370924119" calcext:value-type="float">
            <text:p>0.995958370924119</text:p>
          </table:table-cell>
          <table:table-cell office:value-type="float" office:value="0.00404162907588117" calcext:value-type="float">
            <text:p>0.004041629075881</text:p>
          </table:table-cell>
          <table:table-cell table:formula="of:=AVERAGE([.C147];[.E147];[.G147];[.I147];[.K147];[.M147];[.O147];[.Q147];[.S147];[.U147])" office:value-type="float" office:value="0.993973898595074" calcext:value-type="float">
            <text:p>0.993973898595074</text:p>
          </table:table-cell>
          <table:table-cell table:formula="of:=AVERAGE([.D147];[.F147];[.H147];[.J147];[.L147];[.N147];[.P147];[.R147];[.T147];[.V147])" office:value-type="float" office:value="0.00602610140492599" calcext:value-type="float">
            <text:p>0.00602610140492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0.590536721741201" calcext:value-type="float">
            <text:p>0.590536721741201</text:p>
          </table:table-cell>
          <table:table-cell office:value-type="float" office:value="0.409463278258799" calcext:value-type="float">
            <text:p>0.409463278258799</text:p>
          </table:table-cell>
          <table:table-cell office:value-type="float" office:value="0.741812900166343" calcext:value-type="float">
            <text:p>0.741812900166343</text:p>
          </table:table-cell>
          <table:table-cell office:value-type="float" office:value="0.258187099833656" calcext:value-type="float">
            <text:p>0.258187099833656</text:p>
          </table:table-cell>
          <table:table-cell office:value-type="float" office:value="0.668546263251725" calcext:value-type="float">
            <text:p>0.668546263251725</text:p>
          </table:table-cell>
          <table:table-cell office:value-type="float" office:value="0.331453736748276" calcext:value-type="float">
            <text:p>0.331453736748276</text:p>
          </table:table-cell>
          <table:table-cell office:value-type="float" office:value="0.642649614851826" calcext:value-type="float">
            <text:p>0.642649614851826</text:p>
          </table:table-cell>
          <table:table-cell office:value-type="float" office:value="0.357350385148174" calcext:value-type="float">
            <text:p>0.357350385148174</text:p>
          </table:table-cell>
          <table:table-cell office:value-type="float" office:value="0.56017233781182" calcext:value-type="float">
            <text:p>0.56017233781182</text:p>
          </table:table-cell>
          <table:table-cell office:value-type="float" office:value="0.439827662188181" calcext:value-type="float">
            <text:p>0.439827662188181</text:p>
          </table:table-cell>
          <table:table-cell office:value-type="float" office:value="0.533618583809353" calcext:value-type="float">
            <text:p>0.533618583809353</text:p>
          </table:table-cell>
          <table:table-cell office:value-type="float" office:value="0.466381416190647" calcext:value-type="float">
            <text:p>0.466381416190647</text:p>
          </table:table-cell>
          <table:table-cell office:value-type="float" office:value="0.650937278671297" calcext:value-type="float">
            <text:p>0.650937278671297</text:p>
          </table:table-cell>
          <table:table-cell office:value-type="float" office:value="0.349062721328703" calcext:value-type="float">
            <text:p>0.349062721328703</text:p>
          </table:table-cell>
          <table:table-cell office:value-type="float" office:value="0.518326100279243" calcext:value-type="float">
            <text:p>0.518326100279243</text:p>
          </table:table-cell>
          <table:table-cell office:value-type="float" office:value="0.481673899720757" calcext:value-type="float">
            <text:p>0.481673899720757</text:p>
          </table:table-cell>
          <table:table-cell office:value-type="float" office:value="0.5461015431481" calcext:value-type="float">
            <text:p>0.5461015431481</text:p>
          </table:table-cell>
          <table:table-cell office:value-type="float" office:value="0.4538984568519" calcext:value-type="float">
            <text:p>0.4538984568519</text:p>
          </table:table-cell>
          <table:table-cell office:value-type="float" office:value="0.703437677838921" calcext:value-type="float">
            <text:p>0.703437677838921</text:p>
          </table:table-cell>
          <table:table-cell office:value-type="float" office:value="0.296562322161079" calcext:value-type="float">
            <text:p>0.296562322161079</text:p>
          </table:table-cell>
          <table:table-cell table:formula="of:=AVERAGE([.C148];[.E148];[.G148];[.I148];[.K148];[.M148];[.O148];[.Q148];[.S148];[.U148])" office:value-type="float" office:value="0.615613902156983" calcext:value-type="float">
            <text:p>0.615613902156983</text:p>
          </table:table-cell>
          <table:table-cell table:formula="of:=AVERAGE([.D148];[.F148];[.H148];[.J148];[.L148];[.N148];[.P148];[.R148];[.T148];[.V148])" office:value-type="float" office:value="0.384386097843017" calcext:value-type="float">
            <text:p>0.38438609784301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0.851391923591087" calcext:value-type="float">
            <text:p>0.851391923591087</text:p>
          </table:table-cell>
          <table:table-cell office:value-type="float" office:value="0.148608076408913" calcext:value-type="float">
            <text:p>0.148608076408913</text:p>
          </table:table-cell>
          <table:table-cell office:value-type="float" office:value="0.841383533939165" calcext:value-type="float">
            <text:p>0.841383533939165</text:p>
          </table:table-cell>
          <table:table-cell office:value-type="float" office:value="0.158616466060835" calcext:value-type="float">
            <text:p>0.158616466060835</text:p>
          </table:table-cell>
          <table:table-cell office:value-type="float" office:value="0.848951709913613" calcext:value-type="float">
            <text:p>0.848951709913613</text:p>
          </table:table-cell>
          <table:table-cell office:value-type="float" office:value="0.151048290086387" calcext:value-type="float">
            <text:p>0.151048290086387</text:p>
          </table:table-cell>
          <table:table-cell office:value-type="float" office:value="0.858101447517283" calcext:value-type="float">
            <text:p>0.858101447517283</text:p>
          </table:table-cell>
          <table:table-cell office:value-type="float" office:value="0.141898552482717" calcext:value-type="float">
            <text:p>0.141898552482717</text:p>
          </table:table-cell>
          <table:table-cell office:value-type="float" office:value="0.630739236187906" calcext:value-type="float">
            <text:p>0.630739236187906</text:p>
          </table:table-cell>
          <table:table-cell office:value-type="float" office:value="0.369260763812094" calcext:value-type="float">
            <text:p>0.369260763812094</text:p>
          </table:table-cell>
          <table:table-cell office:value-type="float" office:value="0.760650660767849" calcext:value-type="float">
            <text:p>0.760650660767849</text:p>
          </table:table-cell>
          <table:table-cell office:value-type="float" office:value="0.239349339232151" calcext:value-type="float">
            <text:p>0.239349339232151</text:p>
          </table:table-cell>
          <table:table-cell office:value-type="float" office:value="0.801085209587941" calcext:value-type="float">
            <text:p>0.801085209587941</text:p>
          </table:table-cell>
          <table:table-cell office:value-type="float" office:value="0.198914790412059" calcext:value-type="float">
            <text:p>0.198914790412059</text:p>
          </table:table-cell>
          <table:table-cell office:value-type="float" office:value="0.856826903371308" calcext:value-type="float">
            <text:p>0.856826903371308</text:p>
          </table:table-cell>
          <table:table-cell office:value-type="float" office:value="0.143173096628692" calcext:value-type="float">
            <text:p>0.143173096628692</text:p>
          </table:table-cell>
          <table:table-cell office:value-type="float" office:value="0.783548768153809" calcext:value-type="float">
            <text:p>0.783548768153809</text:p>
          </table:table-cell>
          <table:table-cell office:value-type="float" office:value="0.216451231846191" calcext:value-type="float">
            <text:p>0.216451231846191</text:p>
          </table:table-cell>
          <table:table-cell office:value-type="float" office:value="0.824886982072211" calcext:value-type="float">
            <text:p>0.824886982072211</text:p>
          </table:table-cell>
          <table:table-cell office:value-type="float" office:value="0.175113017927789" calcext:value-type="float">
            <text:p>0.175113017927789</text:p>
          </table:table-cell>
          <table:table-cell table:formula="of:=AVERAGE([.C149];[.E149];[.G149];[.I149];[.K149];[.M149];[.O149];[.Q149];[.S149];[.U149])" office:value-type="float" office:value="0.805756637510217" calcext:value-type="float">
            <text:p>0.805756637510217</text:p>
          </table:table-cell>
          <table:table-cell table:formula="of:=AVERAGE([.D149];[.F149];[.H149];[.J149];[.L149];[.N149];[.P149];[.R149];[.T149];[.V149])" office:value-type="float" office:value="0.194243362489783" calcext:value-type="float">
            <text:p>0.19424336248978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0.29943220054153" calcext:value-type="float">
            <text:p>0.29943220054153</text:p>
          </table:table-cell>
          <table:table-cell office:value-type="float" office:value="0.70056779945847" calcext:value-type="float">
            <text:p>0.70056779945847</text:p>
          </table:table-cell>
          <table:table-cell office:value-type="float" office:value="0.436543396483675" calcext:value-type="float">
            <text:p>0.436543396483675</text:p>
          </table:table-cell>
          <table:table-cell office:value-type="float" office:value="0.563456603516325" calcext:value-type="float">
            <text:p>0.563456603516325</text:p>
          </table:table-cell>
          <table:table-cell office:value-type="float" office:value="0.260362703841179" calcext:value-type="float">
            <text:p>0.260362703841179</text:p>
          </table:table-cell>
          <table:table-cell office:value-type="float" office:value="0.739637296158821" calcext:value-type="float">
            <text:p>0.739637296158821</text:p>
          </table:table-cell>
          <table:table-cell office:value-type="float" office:value="0.428484269973005" calcext:value-type="float">
            <text:p>0.428484269973005</text:p>
          </table:table-cell>
          <table:table-cell office:value-type="float" office:value="0.571515730026995" calcext:value-type="float">
            <text:p>0.571515730026995</text:p>
          </table:table-cell>
          <table:table-cell office:value-type="float" office:value="0.293467926642941" calcext:value-type="float">
            <text:p>0.293467926642941</text:p>
          </table:table-cell>
          <table:table-cell office:value-type="float" office:value="0.706532073357058" calcext:value-type="float">
            <text:p>0.706532073357058</text:p>
          </table:table-cell>
          <table:table-cell office:value-type="float" office:value="0.317166264210919" calcext:value-type="float">
            <text:p>0.317166264210919</text:p>
          </table:table-cell>
          <table:table-cell office:value-type="float" office:value="0.682833735789081" calcext:value-type="float">
            <text:p>0.682833735789081</text:p>
          </table:table-cell>
          <table:table-cell office:value-type="float" office:value="0.369659739265493" calcext:value-type="float">
            <text:p>0.369659739265493</text:p>
          </table:table-cell>
          <table:table-cell office:value-type="float" office:value="0.630340260734507" calcext:value-type="float">
            <text:p>0.630340260734507</text:p>
          </table:table-cell>
          <table:table-cell office:value-type="float" office:value="0.409036122819409" calcext:value-type="float">
            <text:p>0.409036122819409</text:p>
          </table:table-cell>
          <table:table-cell office:value-type="float" office:value="0.590963877180591" calcext:value-type="float">
            <text:p>0.590963877180591</text:p>
          </table:table-cell>
          <table:table-cell office:value-type="float" office:value="0.330820008463761" calcext:value-type="float">
            <text:p>0.330820008463761</text:p>
          </table:table-cell>
          <table:table-cell office:value-type="float" office:value="0.669179991536238" calcext:value-type="float">
            <text:p>0.669179991536238</text:p>
          </table:table-cell>
          <table:table-cell office:value-type="float" office:value="0.42786158637174" calcext:value-type="float">
            <text:p>0.42786158637174</text:p>
          </table:table-cell>
          <table:table-cell office:value-type="float" office:value="0.572138413628259" calcext:value-type="float">
            <text:p>0.572138413628259</text:p>
          </table:table-cell>
          <table:table-cell table:formula="of:=AVERAGE([.C150];[.E150];[.G150];[.I150];[.K150];[.M150];[.O150];[.Q150];[.S150];[.U150])" office:value-type="float" office:value="0.357283421861365" calcext:value-type="float">
            <text:p>0.357283421861365</text:p>
          </table:table-cell>
          <table:table-cell table:formula="of:=AVERAGE([.D150];[.F150];[.H150];[.J150];[.L150];[.N150];[.P150];[.R150];[.T150];[.V150])" office:value-type="float" office:value="0.642716578138635" calcext:value-type="float">
            <text:p>0.64271657813863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0.15596471538571" calcext:value-type="float">
            <text:p>0.15596471538571</text:p>
          </table:table-cell>
          <table:table-cell office:value-type="float" office:value="0.84403528461429" calcext:value-type="float">
            <text:p>0.84403528461429</text:p>
          </table:table-cell>
          <table:table-cell office:value-type="float" office:value="0.226702807946466" calcext:value-type="float">
            <text:p>0.226702807946466</text:p>
          </table:table-cell>
          <table:table-cell office:value-type="float" office:value="0.773297192053534" calcext:value-type="float">
            <text:p>0.773297192053534</text:p>
          </table:table-cell>
          <table:table-cell office:value-type="float" office:value="0.277840378619219" calcext:value-type="float">
            <text:p>0.277840378619219</text:p>
          </table:table-cell>
          <table:table-cell office:value-type="float" office:value="0.722159621380781" calcext:value-type="float">
            <text:p>0.722159621380781</text:p>
          </table:table-cell>
          <table:table-cell office:value-type="float" office:value="0.168085987586956" calcext:value-type="float">
            <text:p>0.168085987586956</text:p>
          </table:table-cell>
          <table:table-cell office:value-type="float" office:value="0.831914012413044" calcext:value-type="float">
            <text:p>0.831914012413044</text:p>
          </table:table-cell>
          <table:table-cell office:value-type="float" office:value="0.13223002684559" calcext:value-type="float">
            <text:p>0.13223002684559</text:p>
          </table:table-cell>
          <table:table-cell office:value-type="float" office:value="0.86776997315441" calcext:value-type="float">
            <text:p>0.86776997315441</text:p>
          </table:table-cell>
          <table:table-cell office:value-type="float" office:value="0.0769169431697911" calcext:value-type="float">
            <text:p>0.076916943169791</text:p>
          </table:table-cell>
          <table:table-cell office:value-type="float" office:value="0.923083056830209" calcext:value-type="float">
            <text:p>0.923083056830209</text:p>
          </table:table-cell>
          <table:table-cell office:value-type="float" office:value="0.116431818710943" calcext:value-type="float">
            <text:p>0.116431818710943</text:p>
          </table:table-cell>
          <table:table-cell office:value-type="float" office:value="0.883568181289057" calcext:value-type="float">
            <text:p>0.883568181289057</text:p>
          </table:table-cell>
          <table:table-cell office:value-type="float" office:value="0.123873469252189" calcext:value-type="float">
            <text:p>0.123873469252189</text:p>
          </table:table-cell>
          <table:table-cell office:value-type="float" office:value="0.876126530747811" calcext:value-type="float">
            <text:p>0.876126530747811</text:p>
          </table:table-cell>
          <table:table-cell office:value-type="float" office:value="0.127187478392763" calcext:value-type="float">
            <text:p>0.127187478392763</text:p>
          </table:table-cell>
          <table:table-cell office:value-type="float" office:value="0.872812521607237" calcext:value-type="float">
            <text:p>0.872812521607237</text:p>
          </table:table-cell>
          <table:table-cell office:value-type="float" office:value="0.107010127024053" calcext:value-type="float">
            <text:p>0.107010127024053</text:p>
          </table:table-cell>
          <table:table-cell office:value-type="float" office:value="0.892989872975947" calcext:value-type="float">
            <text:p>0.892989872975947</text:p>
          </table:table-cell>
          <table:table-cell table:formula="of:=AVERAGE([.C151];[.E151];[.G151];[.I151];[.K151];[.M151];[.O151];[.Q151];[.S151];[.U151])" office:value-type="float" office:value="0.151224375293368" calcext:value-type="float">
            <text:p>0.151224375293368</text:p>
          </table:table-cell>
          <table:table-cell table:formula="of:=AVERAGE([.D151];[.F151];[.H151];[.J151];[.L151];[.N151];[.P151];[.R151];[.T151];[.V151])" office:value-type="float" office:value="0.848775624706632" calcext:value-type="float">
            <text:p>0.84877562470663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0.769234750604301" calcext:value-type="float">
            <text:p>0.769234750604301</text:p>
          </table:table-cell>
          <table:table-cell office:value-type="float" office:value="0.230765249395699" calcext:value-type="float">
            <text:p>0.230765249395699</text:p>
          </table:table-cell>
          <table:table-cell office:value-type="float" office:value="0.746431301402108" calcext:value-type="float">
            <text:p>0.746431301402108</text:p>
          </table:table-cell>
          <table:table-cell office:value-type="float" office:value="0.253568698597892" calcext:value-type="float">
            <text:p>0.253568698597892</text:p>
          </table:table-cell>
          <table:table-cell office:value-type="float" office:value="0.808525498069571" calcext:value-type="float">
            <text:p>0.808525498069571</text:p>
          </table:table-cell>
          <table:table-cell office:value-type="float" office:value="0.19147450193043" calcext:value-type="float">
            <text:p>0.19147450193043</text:p>
          </table:table-cell>
          <table:table-cell office:value-type="float" office:value="0.813680073467658" calcext:value-type="float">
            <text:p>0.813680073467658</text:p>
          </table:table-cell>
          <table:table-cell office:value-type="float" office:value="0.186319926532342" calcext:value-type="float">
            <text:p>0.186319926532342</text:p>
          </table:table-cell>
          <table:table-cell office:value-type="float" office:value="0.832182484426726" calcext:value-type="float">
            <text:p>0.832182484426726</text:p>
          </table:table-cell>
          <table:table-cell office:value-type="float" office:value="0.167817515573274" calcext:value-type="float">
            <text:p>0.167817515573274</text:p>
          </table:table-cell>
          <table:table-cell office:value-type="float" office:value="0.796734287038329" calcext:value-type="float">
            <text:p>0.796734287038329</text:p>
          </table:table-cell>
          <table:table-cell office:value-type="float" office:value="0.203265712961671" calcext:value-type="float">
            <text:p>0.203265712961671</text:p>
          </table:table-cell>
          <table:table-cell office:value-type="float" office:value="0.844377604334255" calcext:value-type="float">
            <text:p>0.844377604334255</text:p>
          </table:table-cell>
          <table:table-cell office:value-type="float" office:value="0.155622395665745" calcext:value-type="float">
            <text:p>0.155622395665745</text:p>
          </table:table-cell>
          <table:table-cell office:value-type="float" office:value="0.69136717266471" calcext:value-type="float">
            <text:p>0.69136717266471</text:p>
          </table:table-cell>
          <table:table-cell office:value-type="float" office:value="0.30863282733529" calcext:value-type="float">
            <text:p>0.30863282733529</text:p>
          </table:table-cell>
          <table:table-cell office:value-type="float" office:value="0.784107782748385" calcext:value-type="float">
            <text:p>0.784107782748385</text:p>
          </table:table-cell>
          <table:table-cell office:value-type="float" office:value="0.215892217251615" calcext:value-type="float">
            <text:p>0.215892217251615</text:p>
          </table:table-cell>
          <table:table-cell office:value-type="float" office:value="0.829834928902475" calcext:value-type="float">
            <text:p>0.829834928902475</text:p>
          </table:table-cell>
          <table:table-cell office:value-type="float" office:value="0.170165071097525" calcext:value-type="float">
            <text:p>0.170165071097525</text:p>
          </table:table-cell>
          <table:table-cell table:formula="of:=AVERAGE([.C152];[.E152];[.G152];[.I152];[.K152];[.M152];[.O152];[.Q152];[.S152];[.U152])" office:value-type="float" office:value="0.791647588365852" calcext:value-type="float">
            <text:p>0.791647588365852</text:p>
          </table:table-cell>
          <table:table-cell table:formula="of:=AVERAGE([.D152];[.F152];[.H152];[.J152];[.L152];[.N152];[.P152];[.R152];[.T152];[.V152])" office:value-type="float" office:value="0.208352411634148" calcext:value-type="float">
            <text:p>0.20835241163414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0.82556195579" calcext:value-type="float">
            <text:p>0.82556195579</text:p>
          </table:table-cell>
          <table:table-cell office:value-type="float" office:value="0.17443804421" calcext:value-type="float">
            <text:p>0.17443804421</text:p>
          </table:table-cell>
          <table:table-cell office:value-type="float" office:value="0.753311745809122" calcext:value-type="float">
            <text:p>0.753311745809122</text:p>
          </table:table-cell>
          <table:table-cell office:value-type="float" office:value="0.246688254190878" calcext:value-type="float">
            <text:p>0.246688254190878</text:p>
          </table:table-cell>
          <table:table-cell office:value-type="float" office:value="0.870184619607434" calcext:value-type="float">
            <text:p>0.870184619607434</text:p>
          </table:table-cell>
          <table:table-cell office:value-type="float" office:value="0.129815380392566" calcext:value-type="float">
            <text:p>0.129815380392566</text:p>
          </table:table-cell>
          <table:table-cell office:value-type="float" office:value="0.927397323302914" calcext:value-type="float">
            <text:p>0.927397323302914</text:p>
          </table:table-cell>
          <table:table-cell office:value-type="float" office:value="0.0726026766970861" calcext:value-type="float">
            <text:p>0.072602676697086</text:p>
          </table:table-cell>
          <table:table-cell office:value-type="float" office:value="0.853101105486621" calcext:value-type="float">
            <text:p>0.853101105486621</text:p>
          </table:table-cell>
          <table:table-cell office:value-type="float" office:value="0.146898894513379" calcext:value-type="float">
            <text:p>0.146898894513379</text:p>
          </table:table-cell>
          <table:table-cell office:value-type="float" office:value="0.901793245737964" calcext:value-type="float">
            <text:p>0.901793245737964</text:p>
          </table:table-cell>
          <table:table-cell office:value-type="float" office:value="0.0982067542620359" calcext:value-type="float">
            <text:p>0.098206754262036</text:p>
          </table:table-cell>
          <table:table-cell office:value-type="float" office:value="0.9151169019134" calcext:value-type="float">
            <text:p>0.9151169019134</text:p>
          </table:table-cell>
          <table:table-cell office:value-type="float" office:value="0.0848830980865998" calcext:value-type="float">
            <text:p>0.0848830980866</text:p>
          </table:table-cell>
          <table:table-cell office:value-type="float" office:value="0.92806479976226" calcext:value-type="float">
            <text:p>0.92806479976226</text:p>
          </table:table-cell>
          <table:table-cell office:value-type="float" office:value="0.0719352002377402" calcext:value-type="float">
            <text:p>0.07193520023774</text:p>
          </table:table-cell>
          <table:table-cell office:value-type="float" office:value="0.906211641473749" calcext:value-type="float">
            <text:p>0.906211641473749</text:p>
          </table:table-cell>
          <table:table-cell office:value-type="float" office:value="0.0937883585262505" calcext:value-type="float">
            <text:p>0.093788358526251</text:p>
          </table:table-cell>
          <table:table-cell office:value-type="float" office:value="0.9389324324766" calcext:value-type="float">
            <text:p>0.9389324324766</text:p>
          </table:table-cell>
          <table:table-cell office:value-type="float" office:value="0.0610675675234004" calcext:value-type="float">
            <text:p>0.0610675675234</text:p>
          </table:table-cell>
          <table:table-cell table:formula="of:=AVERAGE([.C153];[.E153];[.G153];[.I153];[.K153];[.M153];[.O153];[.Q153];[.S153];[.U153])" office:value-type="float" office:value="0.881967577136006" calcext:value-type="float">
            <text:p>0.881967577136006</text:p>
          </table:table-cell>
          <table:table-cell table:formula="of:=AVERAGE([.D153];[.F153];[.H153];[.J153];[.L153];[.N153];[.P153];[.R153];[.T153];[.V153])" office:value-type="float" office:value="0.118032422863994" calcext:value-type="float">
            <text:p>0.11803242286399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0.836016525898075" calcext:value-type="float">
            <text:p>0.836016525898075</text:p>
          </table:table-cell>
          <table:table-cell office:value-type="float" office:value="0.163983474101925" calcext:value-type="float">
            <text:p>0.163983474101925</text:p>
          </table:table-cell>
          <table:table-cell office:value-type="float" office:value="0.899038874751967" calcext:value-type="float">
            <text:p>0.899038874751967</text:p>
          </table:table-cell>
          <table:table-cell office:value-type="float" office:value="0.100961125248033" calcext:value-type="float">
            <text:p>0.100961125248033</text:p>
          </table:table-cell>
          <table:table-cell office:value-type="float" office:value="0.885931266641691" calcext:value-type="float">
            <text:p>0.885931266641691</text:p>
          </table:table-cell>
          <table:table-cell office:value-type="float" office:value="0.114068733358309" calcext:value-type="float">
            <text:p>0.114068733358309</text:p>
          </table:table-cell>
          <table:table-cell office:value-type="float" office:value="0.859779286850046" calcext:value-type="float">
            <text:p>0.859779286850046</text:p>
          </table:table-cell>
          <table:table-cell office:value-type="float" office:value="0.140220713149954" calcext:value-type="float">
            <text:p>0.140220713149954</text:p>
          </table:table-cell>
          <table:table-cell office:value-type="float" office:value="0.920189408610404" calcext:value-type="float">
            <text:p>0.920189408610404</text:p>
          </table:table-cell>
          <table:table-cell office:value-type="float" office:value="0.0798105913895964" calcext:value-type="float">
            <text:p>0.079810591389596</text:p>
          </table:table-cell>
          <table:table-cell office:value-type="float" office:value="0.917761860713454" calcext:value-type="float">
            <text:p>0.917761860713454</text:p>
          </table:table-cell>
          <table:table-cell office:value-type="float" office:value="0.0822381392865455" calcext:value-type="float">
            <text:p>0.082238139286546</text:p>
          </table:table-cell>
          <table:table-cell office:value-type="float" office:value="0.890226460809528" calcext:value-type="float">
            <text:p>0.890226460809528</text:p>
          </table:table-cell>
          <table:table-cell office:value-type="float" office:value="0.109773539190472" calcext:value-type="float">
            <text:p>0.109773539190472</text:p>
          </table:table-cell>
          <table:table-cell office:value-type="float" office:value="0.832112524314541" calcext:value-type="float">
            <text:p>0.832112524314541</text:p>
          </table:table-cell>
          <table:table-cell office:value-type="float" office:value="0.167887475685459" calcext:value-type="float">
            <text:p>0.167887475685459</text:p>
          </table:table-cell>
          <table:table-cell office:value-type="float" office:value="0.875926488253272" calcext:value-type="float">
            <text:p>0.875926488253272</text:p>
          </table:table-cell>
          <table:table-cell office:value-type="float" office:value="0.124073511746728" calcext:value-type="float">
            <text:p>0.124073511746728</text:p>
          </table:table-cell>
          <table:table-cell office:value-type="float" office:value="0.877920738812764" calcext:value-type="float">
            <text:p>0.877920738812764</text:p>
          </table:table-cell>
          <table:table-cell office:value-type="float" office:value="0.122079261187236" calcext:value-type="float">
            <text:p>0.122079261187236</text:p>
          </table:table-cell>
          <table:table-cell table:formula="of:=AVERAGE([.C154];[.E154];[.G154];[.I154];[.K154];[.M154];[.O154];[.Q154];[.S154];[.U154])" office:value-type="float" office:value="0.879490343565574" calcext:value-type="float">
            <text:p>0.879490343565574</text:p>
          </table:table-cell>
          <table:table-cell table:formula="of:=AVERAGE([.D154];[.F154];[.H154];[.J154];[.L154];[.N154];[.P154];[.R154];[.T154];[.V154])" office:value-type="float" office:value="0.120509656434426" calcext:value-type="float">
            <text:p>0.12050965643442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0.996689019346229" calcext:value-type="float">
            <text:p>0.996689019346229</text:p>
          </table:table-cell>
          <table:table-cell office:value-type="float" office:value="0.00331098065377115" calcext:value-type="float">
            <text:p>0.003310980653771</text:p>
          </table:table-cell>
          <table:table-cell office:value-type="float" office:value="0.998446707091293" calcext:value-type="float">
            <text:p>0.998446707091293</text:p>
          </table:table-cell>
          <table:table-cell office:value-type="float" office:value="0.00155329290870695" calcext:value-type="float">
            <text:p>0.001553292908707</text:p>
          </table:table-cell>
          <table:table-cell office:value-type="float" office:value="0.997876835135861" calcext:value-type="float">
            <text:p>0.997876835135861</text:p>
          </table:table-cell>
          <table:table-cell office:value-type="float" office:value="0.0021231648641394" calcext:value-type="float">
            <text:p>0.002123164864139</text:p>
          </table:table-cell>
          <table:table-cell office:value-type="float" office:value="0.998164634468399" calcext:value-type="float">
            <text:p>0.998164634468399</text:p>
          </table:table-cell>
          <table:table-cell office:value-type="float" office:value="0.00183536553160131" calcext:value-type="float">
            <text:p>0.001835365531601</text:p>
          </table:table-cell>
          <table:table-cell office:value-type="float" office:value="0.996187554836487" calcext:value-type="float">
            <text:p>0.996187554836487</text:p>
          </table:table-cell>
          <table:table-cell office:value-type="float" office:value="0.00381244516351288" calcext:value-type="float">
            <text:p>0.003812445163513</text:p>
          </table:table-cell>
          <table:table-cell office:value-type="float" office:value="0.999230078135054" calcext:value-type="float">
            <text:p>0.999230078135054</text:p>
          </table:table-cell>
          <table:table-cell office:value-type="float" office:value="0.000769921864945927" calcext:value-type="float">
            <text:p>0.000769921864946</text:p>
          </table:table-cell>
          <table:table-cell office:value-type="float" office:value="0.999438534709912" calcext:value-type="float">
            <text:p>0.999438534709912</text:p>
          </table:table-cell>
          <table:table-cell office:value-type="float" office:value="0.000561465290088275" calcext:value-type="float">
            <text:p>0.000561465290088</text:p>
          </table:table-cell>
          <table:table-cell office:value-type="float" office:value="0.999366580767549" calcext:value-type="float">
            <text:p>0.999366580767549</text:p>
          </table:table-cell>
          <table:table-cell office:value-type="float" office:value="0.000633419232451065" calcext:value-type="float">
            <text:p>0.000633419232451</text:p>
          </table:table-cell>
          <table:table-cell office:value-type="float" office:value="0.999711477880575" calcext:value-type="float">
            <text:p>0.999711477880575</text:p>
          </table:table-cell>
          <table:table-cell office:value-type="float" office:value="0.000288522119425055" calcext:value-type="float">
            <text:p>0.000288522119425</text:p>
          </table:table-cell>
          <table:table-cell office:value-type="float" office:value="0.998424591972271" calcext:value-type="float">
            <text:p>0.998424591972271</text:p>
          </table:table-cell>
          <table:table-cell office:value-type="float" office:value="0.00157540802772921" calcext:value-type="float">
            <text:p>0.001575408027729</text:p>
          </table:table-cell>
          <table:table-cell table:formula="of:=AVERAGE([.C155];[.E155];[.G155];[.I155];[.K155];[.M155];[.O155];[.Q155];[.S155];[.U155])" office:value-type="float" office:value="0.998353601434363" calcext:value-type="float">
            <text:p>0.998353601434363</text:p>
          </table:table-cell>
          <table:table-cell table:formula="of:=AVERAGE([.D155];[.F155];[.H155];[.J155];[.L155];[.N155];[.P155];[.R155];[.T155];[.V155])" office:value-type="float" office:value="0.00164639856563712" calcext:value-type="float">
            <text:p>0.00164639856563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0.946791114923512" calcext:value-type="float">
            <text:p>0.946791114923512</text:p>
          </table:table-cell>
          <table:table-cell office:value-type="float" office:value="0.0532088850764877" calcext:value-type="float">
            <text:p>0.053208885076488</text:p>
          </table:table-cell>
          <table:table-cell office:value-type="float" office:value="0.93160377694456" calcext:value-type="float">
            <text:p>0.93160377694456</text:p>
          </table:table-cell>
          <table:table-cell office:value-type="float" office:value="0.0683962230554401" calcext:value-type="float">
            <text:p>0.06839622305544</text:p>
          </table:table-cell>
          <table:table-cell office:value-type="float" office:value="0.949915284862567" calcext:value-type="float">
            <text:p>0.949915284862567</text:p>
          </table:table-cell>
          <table:table-cell office:value-type="float" office:value="0.0500847151374336" calcext:value-type="float">
            <text:p>0.050084715137434</text:p>
          </table:table-cell>
          <table:table-cell office:value-type="float" office:value="0.960948417462594" calcext:value-type="float">
            <text:p>0.960948417462594</text:p>
          </table:table-cell>
          <table:table-cell office:value-type="float" office:value="0.0390515825374056" calcext:value-type="float">
            <text:p>0.039051582537406</text:p>
          </table:table-cell>
          <table:table-cell office:value-type="float" office:value="0.957896266468959" calcext:value-type="float">
            <text:p>0.957896266468959</text:p>
          </table:table-cell>
          <table:table-cell office:value-type="float" office:value="0.0421037335310409" calcext:value-type="float">
            <text:p>0.042103733531041</text:p>
          </table:table-cell>
          <table:table-cell office:value-type="float" office:value="0.962940712950641" calcext:value-type="float">
            <text:p>0.962940712950641</text:p>
          </table:table-cell>
          <table:table-cell office:value-type="float" office:value="0.0370592870493589" calcext:value-type="float">
            <text:p>0.037059287049359</text:p>
          </table:table-cell>
          <table:table-cell office:value-type="float" office:value="0.972225192288543" calcext:value-type="float">
            <text:p>0.972225192288543</text:p>
          </table:table-cell>
          <table:table-cell office:value-type="float" office:value="0.0277748077114572" calcext:value-type="float">
            <text:p>0.027774807711457</text:p>
          </table:table-cell>
          <table:table-cell office:value-type="float" office:value="0.967788621941583" calcext:value-type="float">
            <text:p>0.967788621941583</text:p>
          </table:table-cell>
          <table:table-cell office:value-type="float" office:value="0.0322113780584175" calcext:value-type="float">
            <text:p>0.032211378058418</text:p>
          </table:table-cell>
          <table:table-cell office:value-type="float" office:value="0.975047076308935" calcext:value-type="float">
            <text:p>0.975047076308935</text:p>
          </table:table-cell>
          <table:table-cell office:value-type="float" office:value="0.0249529236910648" calcext:value-type="float">
            <text:p>0.024952923691065</text:p>
          </table:table-cell>
          <table:table-cell office:value-type="float" office:value="0.927449537956664" calcext:value-type="float">
            <text:p>0.927449537956664</text:p>
          </table:table-cell>
          <table:table-cell office:value-type="float" office:value="0.0725504620433359" calcext:value-type="float">
            <text:p>0.072550462043336</text:p>
          </table:table-cell>
          <table:table-cell table:formula="of:=AVERAGE([.C156];[.E156];[.G156];[.I156];[.K156];[.M156];[.O156];[.Q156];[.S156];[.U156])" office:value-type="float" office:value="0.955260600210856" calcext:value-type="float">
            <text:p>0.955260600210856</text:p>
          </table:table-cell>
          <table:table-cell table:formula="of:=AVERAGE([.D156];[.F156];[.H156];[.J156];[.L156];[.N156];[.P156];[.R156];[.T156];[.V156])" office:value-type="float" office:value="0.0447393997891442" calcext:value-type="float">
            <text:p>0.04473939978914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0.978387994636878" calcext:value-type="float">
            <text:p>0.978387994636878</text:p>
          </table:table-cell>
          <table:table-cell office:value-type="float" office:value="0.0216120053631219" calcext:value-type="float">
            <text:p>0.021612005363122</text:p>
          </table:table-cell>
          <table:table-cell office:value-type="float" office:value="0.981920538097858" calcext:value-type="float">
            <text:p>0.981920538097858</text:p>
          </table:table-cell>
          <table:table-cell office:value-type="float" office:value="0.0180794619021424" calcext:value-type="float">
            <text:p>0.018079461902142</text:p>
          </table:table-cell>
          <table:table-cell office:value-type="float" office:value="0.984066841653905" calcext:value-type="float">
            <text:p>0.984066841653905</text:p>
          </table:table-cell>
          <table:table-cell office:value-type="float" office:value="0.0159331583460953" calcext:value-type="float">
            <text:p>0.015933158346095</text:p>
          </table:table-cell>
          <table:table-cell office:value-type="float" office:value="0.986618939781093" calcext:value-type="float">
            <text:p>0.986618939781093</text:p>
          </table:table-cell>
          <table:table-cell office:value-type="float" office:value="0.0133810602189068" calcext:value-type="float">
            <text:p>0.013381060218907</text:p>
          </table:table-cell>
          <table:table-cell office:value-type="float" office:value="0.990789984258875" calcext:value-type="float">
            <text:p>0.990789984258875</text:p>
          </table:table-cell>
          <table:table-cell office:value-type="float" office:value="0.00921001574112485" calcext:value-type="float">
            <text:p>0.009210015741125</text:p>
          </table:table-cell>
          <table:table-cell office:value-type="float" office:value="0.972817256271942" calcext:value-type="float">
            <text:p>0.972817256271942</text:p>
          </table:table-cell>
          <table:table-cell office:value-type="float" office:value="0.0271827437280585" calcext:value-type="float">
            <text:p>0.027182743728059</text:p>
          </table:table-cell>
          <table:table-cell office:value-type="float" office:value="0.974105950075217" calcext:value-type="float">
            <text:p>0.974105950075217</text:p>
          </table:table-cell>
          <table:table-cell office:value-type="float" office:value="0.0258940499247832" calcext:value-type="float">
            <text:p>0.025894049924783</text:p>
          </table:table-cell>
          <table:table-cell office:value-type="float" office:value="0.975048148766175" calcext:value-type="float">
            <text:p>0.975048148766175</text:p>
          </table:table-cell>
          <table:table-cell office:value-type="float" office:value="0.0249518512338255" calcext:value-type="float">
            <text:p>0.024951851233826</text:p>
          </table:table-cell>
          <table:table-cell office:value-type="float" office:value="0.992776806552576" calcext:value-type="float">
            <text:p>0.992776806552576</text:p>
          </table:table-cell>
          <table:table-cell office:value-type="float" office:value="0.00722319344742384" calcext:value-type="float">
            <text:p>0.007223193447424</text:p>
          </table:table-cell>
          <table:table-cell office:value-type="float" office:value="0.989188050837329" calcext:value-type="float">
            <text:p>0.989188050837329</text:p>
          </table:table-cell>
          <table:table-cell office:value-type="float" office:value="0.0108119491626703" calcext:value-type="float">
            <text:p>0.01081194916267</text:p>
          </table:table-cell>
          <table:table-cell table:formula="of:=AVERAGE([.C157];[.E157];[.G157];[.I157];[.K157];[.M157];[.O157];[.Q157];[.S157];[.U157])" office:value-type="float" office:value="0.982572051093185" calcext:value-type="float">
            <text:p>0.982572051093185</text:p>
          </table:table-cell>
          <table:table-cell table:formula="of:=AVERAGE([.D157];[.F157];[.H157];[.J157];[.L157];[.N157];[.P157];[.R157];[.T157];[.V157])" office:value-type="float" office:value="0.0174279489068153" calcext:value-type="float">
            <text:p>0.01742794890681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0.738193116860143" calcext:value-type="float">
            <text:p>0.738193116860143</text:p>
          </table:table-cell>
          <table:table-cell office:value-type="float" office:value="0.261806883139857" calcext:value-type="float">
            <text:p>0.261806883139857</text:p>
          </table:table-cell>
          <table:table-cell office:value-type="float" office:value="0.829956345296742" calcext:value-type="float">
            <text:p>0.829956345296742</text:p>
          </table:table-cell>
          <table:table-cell office:value-type="float" office:value="0.170043654703258" calcext:value-type="float">
            <text:p>0.170043654703258</text:p>
          </table:table-cell>
          <table:table-cell office:value-type="float" office:value="0.722087259791027" calcext:value-type="float">
            <text:p>0.722087259791027</text:p>
          </table:table-cell>
          <table:table-cell office:value-type="float" office:value="0.277912740208973" calcext:value-type="float">
            <text:p>0.277912740208973</text:p>
          </table:table-cell>
          <table:table-cell office:value-type="float" office:value="0.679930153112304" calcext:value-type="float">
            <text:p>0.679930153112304</text:p>
          </table:table-cell>
          <table:table-cell office:value-type="float" office:value="0.320069846887695" calcext:value-type="float">
            <text:p>0.320069846887695</text:p>
          </table:table-cell>
          <table:table-cell office:value-type="float" office:value="0.724220552257008" calcext:value-type="float">
            <text:p>0.724220552257008</text:p>
          </table:table-cell>
          <table:table-cell office:value-type="float" office:value="0.275779447742991" calcext:value-type="float">
            <text:p>0.275779447742991</text:p>
          </table:table-cell>
          <table:table-cell office:value-type="float" office:value="0.624089869547423" calcext:value-type="float">
            <text:p>0.624089869547423</text:p>
          </table:table-cell>
          <table:table-cell office:value-type="float" office:value="0.375910130452577" calcext:value-type="float">
            <text:p>0.375910130452577</text:p>
          </table:table-cell>
          <table:table-cell office:value-type="float" office:value="0.675094258162863" calcext:value-type="float">
            <text:p>0.675094258162863</text:p>
          </table:table-cell>
          <table:table-cell office:value-type="float" office:value="0.324905741837137" calcext:value-type="float">
            <text:p>0.324905741837137</text:p>
          </table:table-cell>
          <table:table-cell office:value-type="float" office:value="0.750696291733503" calcext:value-type="float">
            <text:p>0.750696291733503</text:p>
          </table:table-cell>
          <table:table-cell office:value-type="float" office:value="0.249303708266497" calcext:value-type="float">
            <text:p>0.249303708266497</text:p>
          </table:table-cell>
          <table:table-cell office:value-type="float" office:value="0.708222033604171" calcext:value-type="float">
            <text:p>0.708222033604171</text:p>
          </table:table-cell>
          <table:table-cell office:value-type="float" office:value="0.291777966395829" calcext:value-type="float">
            <text:p>0.291777966395829</text:p>
          </table:table-cell>
          <table:table-cell office:value-type="float" office:value="0.680314912310459" calcext:value-type="float">
            <text:p>0.680314912310459</text:p>
          </table:table-cell>
          <table:table-cell office:value-type="float" office:value="0.319685087689541" calcext:value-type="float">
            <text:p>0.319685087689541</text:p>
          </table:table-cell>
          <table:table-cell table:formula="of:=AVERAGE([.C158];[.E158];[.G158];[.I158];[.K158];[.M158];[.O158];[.Q158];[.S158];[.U158])" office:value-type="float" office:value="0.713280479267564" calcext:value-type="float">
            <text:p>0.713280479267564</text:p>
          </table:table-cell>
          <table:table-cell table:formula="of:=AVERAGE([.D158];[.F158];[.H158];[.J158];[.L158];[.N158];[.P158];[.R158];[.T158];[.V158])" office:value-type="float" office:value="0.286719520732435" calcext:value-type="float">
            <text:p>0.28671952073243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0.437732888052557" calcext:value-type="float">
            <text:p>0.437732888052557</text:p>
          </table:table-cell>
          <table:table-cell office:value-type="float" office:value="0.562267111947443" calcext:value-type="float">
            <text:p>0.562267111947443</text:p>
          </table:table-cell>
          <table:table-cell office:value-type="float" office:value="0.62923387526501" calcext:value-type="float">
            <text:p>0.62923387526501</text:p>
          </table:table-cell>
          <table:table-cell office:value-type="float" office:value="0.37076612473499" calcext:value-type="float">
            <text:p>0.37076612473499</text:p>
          </table:table-cell>
          <table:table-cell office:value-type="float" office:value="0.42281556956823" calcext:value-type="float">
            <text:p>0.42281556956823</text:p>
          </table:table-cell>
          <table:table-cell office:value-type="float" office:value="0.57718443043177" calcext:value-type="float">
            <text:p>0.57718443043177</text:p>
          </table:table-cell>
          <table:table-cell office:value-type="float" office:value="0.467219183166173" calcext:value-type="float">
            <text:p>0.467219183166173</text:p>
          </table:table-cell>
          <table:table-cell office:value-type="float" office:value="0.532780816833827" calcext:value-type="float">
            <text:p>0.532780816833827</text:p>
          </table:table-cell>
          <table:table-cell office:value-type="float" office:value="0.558720613825613" calcext:value-type="float">
            <text:p>0.558720613825613</text:p>
          </table:table-cell>
          <table:table-cell office:value-type="float" office:value="0.441279386174388" calcext:value-type="float">
            <text:p>0.441279386174388</text:p>
          </table:table-cell>
          <table:table-cell office:value-type="float" office:value="0.340851416919549" calcext:value-type="float">
            <text:p>0.340851416919549</text:p>
          </table:table-cell>
          <table:table-cell office:value-type="float" office:value="0.65914858308045" calcext:value-type="float">
            <text:p>0.65914858308045</text:p>
          </table:table-cell>
          <table:table-cell office:value-type="float" office:value="0.431300964771294" calcext:value-type="float">
            <text:p>0.431300964771294</text:p>
          </table:table-cell>
          <table:table-cell office:value-type="float" office:value="0.568699035228706" calcext:value-type="float">
            <text:p>0.568699035228706</text:p>
          </table:table-cell>
          <table:table-cell office:value-type="float" office:value="0.501381632608987" calcext:value-type="float">
            <text:p>0.501381632608987</text:p>
          </table:table-cell>
          <table:table-cell office:value-type="float" office:value="0.498618367391013" calcext:value-type="float">
            <text:p>0.498618367391013</text:p>
          </table:table-cell>
          <table:table-cell office:value-type="float" office:value="0.358081958432323" calcext:value-type="float">
            <text:p>0.358081958432323</text:p>
          </table:table-cell>
          <table:table-cell office:value-type="float" office:value="0.641918041567677" calcext:value-type="float">
            <text:p>0.641918041567677</text:p>
          </table:table-cell>
          <table:table-cell office:value-type="float" office:value="0.47458251476696" calcext:value-type="float">
            <text:p>0.47458251476696</text:p>
          </table:table-cell>
          <table:table-cell office:value-type="float" office:value="0.52541748523304" calcext:value-type="float">
            <text:p>0.52541748523304</text:p>
          </table:table-cell>
          <table:table-cell table:formula="of:=AVERAGE([.C159];[.E159];[.G159];[.I159];[.K159];[.M159];[.O159];[.Q159];[.S159];[.U159])" office:value-type="float" office:value="0.46219206173767" calcext:value-type="float">
            <text:p>0.46219206173767</text:p>
          </table:table-cell>
          <table:table-cell table:formula="of:=AVERAGE([.D159];[.F159];[.H159];[.J159];[.L159];[.N159];[.P159];[.R159];[.T159];[.V159])" office:value-type="float" office:value="0.53780793826233" calcext:value-type="float">
            <text:p>0.5378079382623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0.914033346056428" calcext:value-type="float">
            <text:p>0.914033346056428</text:p>
          </table:table-cell>
          <table:table-cell office:value-type="float" office:value="0.0859666539435724" calcext:value-type="float">
            <text:p>0.085966653943572</text:p>
          </table:table-cell>
          <table:table-cell office:value-type="float" office:value="0.865704089449933" calcext:value-type="float">
            <text:p>0.865704089449933</text:p>
          </table:table-cell>
          <table:table-cell office:value-type="float" office:value="0.134295910550067" calcext:value-type="float">
            <text:p>0.134295910550067</text:p>
          </table:table-cell>
          <table:table-cell office:value-type="float" office:value="0.833794659002519" calcext:value-type="float">
            <text:p>0.833794659002519</text:p>
          </table:table-cell>
          <table:table-cell office:value-type="float" office:value="0.166205340997481" calcext:value-type="float">
            <text:p>0.166205340997481</text:p>
          </table:table-cell>
          <table:table-cell office:value-type="float" office:value="0.909253481581851" calcext:value-type="float">
            <text:p>0.909253481581851</text:p>
          </table:table-cell>
          <table:table-cell office:value-type="float" office:value="0.0907465184181488" calcext:value-type="float">
            <text:p>0.090746518418149</text:p>
          </table:table-cell>
          <table:table-cell office:value-type="float" office:value="0.893686962840793" calcext:value-type="float">
            <text:p>0.893686962840793</text:p>
          </table:table-cell>
          <table:table-cell office:value-type="float" office:value="0.106313037159207" calcext:value-type="float">
            <text:p>0.106313037159207</text:p>
          </table:table-cell>
          <table:table-cell office:value-type="float" office:value="0.819654212981508" calcext:value-type="float">
            <text:p>0.819654212981508</text:p>
          </table:table-cell>
          <table:table-cell office:value-type="float" office:value="0.180345787018492" calcext:value-type="float">
            <text:p>0.180345787018492</text:p>
          </table:table-cell>
          <table:table-cell office:value-type="float" office:value="0.911826300668029" calcext:value-type="float">
            <text:p>0.911826300668029</text:p>
          </table:table-cell>
          <table:table-cell office:value-type="float" office:value="0.0881736993319711" calcext:value-type="float">
            <text:p>0.088173699331971</text:p>
          </table:table-cell>
          <table:table-cell office:value-type="float" office:value="0.903100398460191" calcext:value-type="float">
            <text:p>0.903100398460191</text:p>
          </table:table-cell>
          <table:table-cell office:value-type="float" office:value="0.096899601539809" calcext:value-type="float">
            <text:p>0.096899601539809</text:p>
          </table:table-cell>
          <table:table-cell office:value-type="float" office:value="0.855879731182373" calcext:value-type="float">
            <text:p>0.855879731182373</text:p>
          </table:table-cell>
          <table:table-cell office:value-type="float" office:value="0.144120268817627" calcext:value-type="float">
            <text:p>0.144120268817627</text:p>
          </table:table-cell>
          <table:table-cell office:value-type="float" office:value="0.881244454706525" calcext:value-type="float">
            <text:p>0.881244454706525</text:p>
          </table:table-cell>
          <table:table-cell office:value-type="float" office:value="0.118755545293475" calcext:value-type="float">
            <text:p>0.118755545293475</text:p>
          </table:table-cell>
          <table:table-cell table:formula="of:=AVERAGE([.C160];[.E160];[.G160];[.I160];[.K160];[.M160];[.O160];[.Q160];[.S160];[.U160])" office:value-type="float" office:value="0.878817763693015" calcext:value-type="float">
            <text:p>0.878817763693015</text:p>
          </table:table-cell>
          <table:table-cell table:formula="of:=AVERAGE([.D160];[.F160];[.H160];[.J160];[.L160];[.N160];[.P160];[.R160];[.T160];[.V160])" office:value-type="float" office:value="0.121182236306985" calcext:value-type="float">
            <text:p>0.12118223630698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0.695595816190187" calcext:value-type="float">
            <text:p>0.695595816190187</text:p>
          </table:table-cell>
          <table:table-cell office:value-type="float" office:value="0.304404183809813" calcext:value-type="float">
            <text:p>0.304404183809813</text:p>
          </table:table-cell>
          <table:table-cell office:value-type="float" office:value="0.533674555568896" calcext:value-type="float">
            <text:p>0.533674555568896</text:p>
          </table:table-cell>
          <table:table-cell office:value-type="float" office:value="0.466325444431104" calcext:value-type="float">
            <text:p>0.466325444431104</text:p>
          </table:table-cell>
          <table:table-cell office:value-type="float" office:value="0.573578344054102" calcext:value-type="float">
            <text:p>0.573578344054102</text:p>
          </table:table-cell>
          <table:table-cell office:value-type="float" office:value="0.426421655945898" calcext:value-type="float">
            <text:p>0.426421655945898</text:p>
          </table:table-cell>
          <table:table-cell office:value-type="float" office:value="0.539388950098898" calcext:value-type="float">
            <text:p>0.539388950098898</text:p>
          </table:table-cell>
          <table:table-cell office:value-type="float" office:value="0.460611049901102" calcext:value-type="float">
            <text:p>0.460611049901102</text:p>
          </table:table-cell>
          <table:table-cell office:value-type="float" office:value="0.468512074787613" calcext:value-type="float">
            <text:p>0.468512074787613</text:p>
          </table:table-cell>
          <table:table-cell office:value-type="float" office:value="0.531487925212387" calcext:value-type="float">
            <text:p>0.531487925212387</text:p>
          </table:table-cell>
          <table:table-cell office:value-type="float" office:value="0.424274158239818" calcext:value-type="float">
            <text:p>0.424274158239818</text:p>
          </table:table-cell>
          <table:table-cell office:value-type="float" office:value="0.575725841760182" calcext:value-type="float">
            <text:p>0.575725841760182</text:p>
          </table:table-cell>
          <table:table-cell office:value-type="float" office:value="0.477526471627991" calcext:value-type="float">
            <text:p>0.477526471627991</text:p>
          </table:table-cell>
          <table:table-cell office:value-type="float" office:value="0.522473528372009" calcext:value-type="float">
            <text:p>0.522473528372009</text:p>
          </table:table-cell>
          <table:table-cell office:value-type="float" office:value="0.422218064614386" calcext:value-type="float">
            <text:p>0.422218064614386</text:p>
          </table:table-cell>
          <table:table-cell office:value-type="float" office:value="0.577781935385614" calcext:value-type="float">
            <text:p>0.577781935385614</text:p>
          </table:table-cell>
          <table:table-cell office:value-type="float" office:value="0.489772692250204" calcext:value-type="float">
            <text:p>0.489772692250204</text:p>
          </table:table-cell>
          <table:table-cell office:value-type="float" office:value="0.510227307749796" calcext:value-type="float">
            <text:p>0.510227307749796</text:p>
          </table:table-cell>
          <table:table-cell office:value-type="float" office:value="0.523825058991893" calcext:value-type="float">
            <text:p>0.523825058991893</text:p>
          </table:table-cell>
          <table:table-cell office:value-type="float" office:value="0.476174941008107" calcext:value-type="float">
            <text:p>0.476174941008107</text:p>
          </table:table-cell>
          <table:table-cell table:formula="of:=AVERAGE([.C161];[.E161];[.G161];[.I161];[.K161];[.M161];[.O161];[.Q161];[.S161];[.U161])" office:value-type="float" office:value="0.514836618642399" calcext:value-type="float">
            <text:p>0.514836618642399</text:p>
          </table:table-cell>
          <table:table-cell table:formula="of:=AVERAGE([.D161];[.F161];[.H161];[.J161];[.L161];[.N161];[.P161];[.R161];[.T161];[.V161])" office:value-type="float" office:value="0.485163381357601" calcext:value-type="float">
            <text:p>0.48516338135760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0.37871459270311" calcext:value-type="float">
            <text:p>0.37871459270311</text:p>
          </table:table-cell>
          <table:table-cell office:value-type="float" office:value="0.62128540729689" calcext:value-type="float">
            <text:p>0.62128540729689</text:p>
          </table:table-cell>
          <table:table-cell office:value-type="float" office:value="0.466638655984787" calcext:value-type="float">
            <text:p>0.466638655984787</text:p>
          </table:table-cell>
          <table:table-cell office:value-type="float" office:value="0.533361344015213" calcext:value-type="float">
            <text:p>0.533361344015213</text:p>
          </table:table-cell>
          <table:table-cell office:value-type="float" office:value="0.450821090498012" calcext:value-type="float">
            <text:p>0.450821090498012</text:p>
          </table:table-cell>
          <table:table-cell office:value-type="float" office:value="0.549178909501988" calcext:value-type="float">
            <text:p>0.549178909501988</text:p>
          </table:table-cell>
          <table:table-cell office:value-type="float" office:value="0.45980421906696" calcext:value-type="float">
            <text:p>0.45980421906696</text:p>
          </table:table-cell>
          <table:table-cell office:value-type="float" office:value="0.54019578093304" calcext:value-type="float">
            <text:p>0.54019578093304</text:p>
          </table:table-cell>
          <table:table-cell office:value-type="float" office:value="0.415376614607885" calcext:value-type="float">
            <text:p>0.415376614607885</text:p>
          </table:table-cell>
          <table:table-cell office:value-type="float" office:value="0.584623385392115" calcext:value-type="float">
            <text:p>0.584623385392115</text:p>
          </table:table-cell>
          <table:table-cell office:value-type="float" office:value="0.383182875624674" calcext:value-type="float">
            <text:p>0.383182875624674</text:p>
          </table:table-cell>
          <table:table-cell office:value-type="float" office:value="0.616817124375325" calcext:value-type="float">
            <text:p>0.616817124375325</text:p>
          </table:table-cell>
          <table:table-cell office:value-type="float" office:value="0.292527029131726" calcext:value-type="float">
            <text:p>0.292527029131726</text:p>
          </table:table-cell>
          <table:table-cell office:value-type="float" office:value="0.707472970868274" calcext:value-type="float">
            <text:p>0.707472970868274</text:p>
          </table:table-cell>
          <table:table-cell office:value-type="float" office:value="0.368144328021532" calcext:value-type="float">
            <text:p>0.368144328021532</text:p>
          </table:table-cell>
          <table:table-cell office:value-type="float" office:value="0.631855671978468" calcext:value-type="float">
            <text:p>0.631855671978468</text:p>
          </table:table-cell>
          <table:table-cell office:value-type="float" office:value="0.328400783089166" calcext:value-type="float">
            <text:p>0.328400783089166</text:p>
          </table:table-cell>
          <table:table-cell office:value-type="float" office:value="0.671599216910834" calcext:value-type="float">
            <text:p>0.671599216910834</text:p>
          </table:table-cell>
          <table:table-cell office:value-type="float" office:value="0.328642459553235" calcext:value-type="float">
            <text:p>0.328642459553235</text:p>
          </table:table-cell>
          <table:table-cell office:value-type="float" office:value="0.671357540446765" calcext:value-type="float">
            <text:p>0.671357540446765</text:p>
          </table:table-cell>
          <table:table-cell table:formula="of:=AVERAGE([.C162];[.E162];[.G162];[.I162];[.K162];[.M162];[.O162];[.Q162];[.S162];[.U162])" office:value-type="float" office:value="0.387225264828109" calcext:value-type="float">
            <text:p>0.387225264828109</text:p>
          </table:table-cell>
          <table:table-cell table:formula="of:=AVERAGE([.D162];[.F162];[.H162];[.J162];[.L162];[.N162];[.P162];[.R162];[.T162];[.V162])" office:value-type="float" office:value="0.612774735171891" calcext:value-type="float">
            <text:p>0.61277473517189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0.930793043762247" calcext:value-type="float">
            <text:p>0.930793043762247</text:p>
          </table:table-cell>
          <table:table-cell office:value-type="float" office:value="0.069206956237753" calcext:value-type="float">
            <text:p>0.069206956237753</text:p>
          </table:table-cell>
          <table:table-cell office:value-type="float" office:value="0.984982083027141" calcext:value-type="float">
            <text:p>0.984982083027141</text:p>
          </table:table-cell>
          <table:table-cell office:value-type="float" office:value="0.0150179169728594" calcext:value-type="float">
            <text:p>0.015017916972859</text:p>
          </table:table-cell>
          <table:table-cell office:value-type="float" office:value="0.964110153949412" calcext:value-type="float">
            <text:p>0.964110153949412</text:p>
          </table:table-cell>
          <table:table-cell office:value-type="float" office:value="0.0358898460505884" calcext:value-type="float">
            <text:p>0.035889846050588</text:p>
          </table:table-cell>
          <table:table-cell office:value-type="float" office:value="0.951525515368766" calcext:value-type="float">
            <text:p>0.951525515368766</text:p>
          </table:table-cell>
          <table:table-cell office:value-type="float" office:value="0.0484744846312342" calcext:value-type="float">
            <text:p>0.048474484631234</text:p>
          </table:table-cell>
          <table:table-cell office:value-type="float" office:value="0.957046963437304" calcext:value-type="float">
            <text:p>0.957046963437304</text:p>
          </table:table-cell>
          <table:table-cell office:value-type="float" office:value="0.0429530365626958" calcext:value-type="float">
            <text:p>0.042953036562696</text:p>
          </table:table-cell>
          <table:table-cell office:value-type="float" office:value="0.926842044697621" calcext:value-type="float">
            <text:p>0.926842044697621</text:p>
          </table:table-cell>
          <table:table-cell office:value-type="float" office:value="0.0731579553023788" calcext:value-type="float">
            <text:p>0.073157955302379</text:p>
          </table:table-cell>
          <table:table-cell office:value-type="float" office:value="0.967800873376688" calcext:value-type="float">
            <text:p>0.967800873376688</text:p>
          </table:table-cell>
          <table:table-cell office:value-type="float" office:value="0.0321991266233115" calcext:value-type="float">
            <text:p>0.032199126623312</text:p>
          </table:table-cell>
          <table:table-cell office:value-type="float" office:value="0.956604106688754" calcext:value-type="float">
            <text:p>0.956604106688754</text:p>
          </table:table-cell>
          <table:table-cell office:value-type="float" office:value="0.0433958933112463" calcext:value-type="float">
            <text:p>0.043395893311246</text:p>
          </table:table-cell>
          <table:table-cell office:value-type="float" office:value="0.957343520589239" calcext:value-type="float">
            <text:p>0.957343520589239</text:p>
          </table:table-cell>
          <table:table-cell office:value-type="float" office:value="0.0426564794107607" calcext:value-type="float">
            <text:p>0.042656479410761</text:p>
          </table:table-cell>
          <table:table-cell office:value-type="float" office:value="0.975454959565409" calcext:value-type="float">
            <text:p>0.975454959565409</text:p>
          </table:table-cell>
          <table:table-cell office:value-type="float" office:value="0.0245450404345912" calcext:value-type="float">
            <text:p>0.024545040434591</text:p>
          </table:table-cell>
          <table:table-cell table:formula="of:=AVERAGE([.C163];[.E163];[.G163];[.I163];[.K163];[.M163];[.O163];[.Q163];[.S163];[.U163])" office:value-type="float" office:value="0.957250326446258" calcext:value-type="float">
            <text:p>0.957250326446258</text:p>
          </table:table-cell>
          <table:table-cell table:formula="of:=AVERAGE([.D163];[.F163];[.H163];[.J163];[.L163];[.N163];[.P163];[.R163];[.T163];[.V163])" office:value-type="float" office:value="0.0427496735537419" calcext:value-type="float">
            <text:p>0.04274967355374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0.99386969861579" calcext:value-type="float">
            <text:p>0.99386969861579</text:p>
          </table:table-cell>
          <table:table-cell office:value-type="float" office:value="0.00613030138420996" calcext:value-type="float">
            <text:p>0.00613030138421</text:p>
          </table:table-cell>
          <table:table-cell office:value-type="float" office:value="0.997797561632506" calcext:value-type="float">
            <text:p>0.997797561632506</text:p>
          </table:table-cell>
          <table:table-cell office:value-type="float" office:value="0.00220243836749401" calcext:value-type="float">
            <text:p>0.002202438367494</text:p>
          </table:table-cell>
          <table:table-cell office:value-type="float" office:value="0.994257272950112" calcext:value-type="float">
            <text:p>0.994257272950112</text:p>
          </table:table-cell>
          <table:table-cell office:value-type="float" office:value="0.00574272704988739" calcext:value-type="float">
            <text:p>0.005742727049887</text:p>
          </table:table-cell>
          <table:table-cell office:value-type="float" office:value="0.997410877843981" calcext:value-type="float">
            <text:p>0.997410877843981</text:p>
          </table:table-cell>
          <table:table-cell office:value-type="float" office:value="0.00258912215601864" calcext:value-type="float">
            <text:p>0.002589122156019</text:p>
          </table:table-cell>
          <table:table-cell office:value-type="float" office:value="0.996073372953747" calcext:value-type="float">
            <text:p>0.996073372953747</text:p>
          </table:table-cell>
          <table:table-cell office:value-type="float" office:value="0.00392662704625253" calcext:value-type="float">
            <text:p>0.003926627046253</text:p>
          </table:table-cell>
          <table:table-cell office:value-type="float" office:value="0.99933320848583" calcext:value-type="float">
            <text:p>0.99933320848583</text:p>
          </table:table-cell>
          <table:table-cell office:value-type="float" office:value="0.00066679151416989" calcext:value-type="float">
            <text:p>0.00066679151417</text:p>
          </table:table-cell>
          <table:table-cell office:value-type="float" office:value="0.998146497615242" calcext:value-type="float">
            <text:p>0.998146497615242</text:p>
          </table:table-cell>
          <table:table-cell office:value-type="float" office:value="0.00185350238475752" calcext:value-type="float">
            <text:p>0.001853502384758</text:p>
          </table:table-cell>
          <table:table-cell office:value-type="float" office:value="0.99885013792282" calcext:value-type="float">
            <text:p>0.99885013792282</text:p>
          </table:table-cell>
          <table:table-cell office:value-type="float" office:value="0.00114986207717991" calcext:value-type="float">
            <text:p>0.00114986207718</text:p>
          </table:table-cell>
          <table:table-cell office:value-type="float" office:value="0.999608282091665" calcext:value-type="float">
            <text:p>0.999608282091665</text:p>
          </table:table-cell>
          <table:table-cell office:value-type="float" office:value="0.00039171790833517" calcext:value-type="float">
            <text:p>0.000391717908335</text:p>
          </table:table-cell>
          <table:table-cell office:value-type="float" office:value="0.996994615773043" calcext:value-type="float">
            <text:p>0.996994615773043</text:p>
          </table:table-cell>
          <table:table-cell office:value-type="float" office:value="0.0030053842269573" calcext:value-type="float">
            <text:p>0.003005384226957</text:p>
          </table:table-cell>
          <table:table-cell table:formula="of:=AVERAGE([.C164];[.E164];[.G164];[.I164];[.K164];[.M164];[.O164];[.Q164];[.S164];[.U164])" office:value-type="float" office:value="0.997234152588474" calcext:value-type="float">
            <text:p>0.997234152588474</text:p>
          </table:table-cell>
          <table:table-cell table:formula="of:=AVERAGE([.D164];[.F164];[.H164];[.J164];[.L164];[.N164];[.P164];[.R164];[.T164];[.V164])" office:value-type="float" office:value="0.00276584741152623" calcext:value-type="float">
            <text:p>0.00276584741152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0.780980681880738" calcext:value-type="float">
            <text:p>0.780980681880738</text:p>
          </table:table-cell>
          <table:table-cell office:value-type="float" office:value="0.219019318119262" calcext:value-type="float">
            <text:p>0.219019318119262</text:p>
          </table:table-cell>
          <table:table-cell office:value-type="float" office:value="0.845742256697969" calcext:value-type="float">
            <text:p>0.845742256697969</text:p>
          </table:table-cell>
          <table:table-cell office:value-type="float" office:value="0.154257743302031" calcext:value-type="float">
            <text:p>0.154257743302031</text:p>
          </table:table-cell>
          <table:table-cell office:value-type="float" office:value="0.837809247792417" calcext:value-type="float">
            <text:p>0.837809247792417</text:p>
          </table:table-cell>
          <table:table-cell office:value-type="float" office:value="0.162190752207583" calcext:value-type="float">
            <text:p>0.162190752207583</text:p>
          </table:table-cell>
          <table:table-cell office:value-type="float" office:value="0.776726857329328" calcext:value-type="float">
            <text:p>0.776726857329328</text:p>
          </table:table-cell>
          <table:table-cell office:value-type="float" office:value="0.223273142670672" calcext:value-type="float">
            <text:p>0.223273142670672</text:p>
          </table:table-cell>
          <table:table-cell office:value-type="float" office:value="0.82798307730156" calcext:value-type="float">
            <text:p>0.82798307730156</text:p>
          </table:table-cell>
          <table:table-cell office:value-type="float" office:value="0.17201692269844" calcext:value-type="float">
            <text:p>0.17201692269844</text:p>
          </table:table-cell>
          <table:table-cell office:value-type="float" office:value="0.841011693252027" calcext:value-type="float">
            <text:p>0.841011693252027</text:p>
          </table:table-cell>
          <table:table-cell office:value-type="float" office:value="0.158988306747973" calcext:value-type="float">
            <text:p>0.158988306747973</text:p>
          </table:table-cell>
          <table:table-cell office:value-type="float" office:value="0.818250203284877" calcext:value-type="float">
            <text:p>0.818250203284877</text:p>
          </table:table-cell>
          <table:table-cell office:value-type="float" office:value="0.181749796715123" calcext:value-type="float">
            <text:p>0.181749796715123</text:p>
          </table:table-cell>
          <table:table-cell office:value-type="float" office:value="0.802794407671741" calcext:value-type="float">
            <text:p>0.802794407671741</text:p>
          </table:table-cell>
          <table:table-cell office:value-type="float" office:value="0.197205592328259" calcext:value-type="float">
            <text:p>0.197205592328259</text:p>
          </table:table-cell>
          <table:table-cell office:value-type="float" office:value="0.724367970587291" calcext:value-type="float">
            <text:p>0.724367970587291</text:p>
          </table:table-cell>
          <table:table-cell office:value-type="float" office:value="0.275632029412708" calcext:value-type="float">
            <text:p>0.275632029412708</text:p>
          </table:table-cell>
          <table:table-cell office:value-type="float" office:value="0.865313220992601" calcext:value-type="float">
            <text:p>0.865313220992601</text:p>
          </table:table-cell>
          <table:table-cell office:value-type="float" office:value="0.134686779007399" calcext:value-type="float">
            <text:p>0.134686779007399</text:p>
          </table:table-cell>
          <table:table-cell table:formula="of:=AVERAGE([.C165];[.E165];[.G165];[.I165];[.K165];[.M165];[.O165];[.Q165];[.S165];[.U165])" office:value-type="float" office:value="0.812097961679055" calcext:value-type="float">
            <text:p>0.812097961679055</text:p>
          </table:table-cell>
          <table:table-cell table:formula="of:=AVERAGE([.D165];[.F165];[.H165];[.J165];[.L165];[.N165];[.P165];[.R165];[.T165];[.V165])" office:value-type="float" office:value="0.187902038320945" calcext:value-type="float">
            <text:p>0.18790203832094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0.989329757631004" calcext:value-type="float">
            <text:p>0.989329757631004</text:p>
          </table:table-cell>
          <table:table-cell office:value-type="float" office:value="0.0106702423689959" calcext:value-type="float">
            <text:p>0.010670242368996</text:p>
          </table:table-cell>
          <table:table-cell office:value-type="float" office:value="0.986524120689151" calcext:value-type="float">
            <text:p>0.986524120689151</text:p>
          </table:table-cell>
          <table:table-cell office:value-type="float" office:value="0.0134758793108494" calcext:value-type="float">
            <text:p>0.013475879310849</text:p>
          </table:table-cell>
          <table:table-cell office:value-type="float" office:value="0.968451424808537" calcext:value-type="float">
            <text:p>0.968451424808537</text:p>
          </table:table-cell>
          <table:table-cell office:value-type="float" office:value="0.031548575191463" calcext:value-type="float">
            <text:p>0.031548575191463</text:p>
          </table:table-cell>
          <table:table-cell office:value-type="float" office:value="0.991161670826054" calcext:value-type="float">
            <text:p>0.991161670826054</text:p>
          </table:table-cell>
          <table:table-cell office:value-type="float" office:value="0.00883832917394564" calcext:value-type="float">
            <text:p>0.008838329173946</text:p>
          </table:table-cell>
          <table:table-cell office:value-type="float" office:value="0.987445940870586" calcext:value-type="float">
            <text:p>0.987445940870586</text:p>
          </table:table-cell>
          <table:table-cell office:value-type="float" office:value="0.0125540591294141" calcext:value-type="float">
            <text:p>0.012554059129414</text:p>
          </table:table-cell>
          <table:table-cell office:value-type="float" office:value="0.991164255247648" calcext:value-type="float">
            <text:p>0.991164255247648</text:p>
          </table:table-cell>
          <table:table-cell office:value-type="float" office:value="0.00883574475235185" calcext:value-type="float">
            <text:p>0.008835744752352</text:p>
          </table:table-cell>
          <table:table-cell office:value-type="float" office:value="0.993408123531893" calcext:value-type="float">
            <text:p>0.993408123531893</text:p>
          </table:table-cell>
          <table:table-cell office:value-type="float" office:value="0.0065918764681068" calcext:value-type="float">
            <text:p>0.006591876468107</text:p>
          </table:table-cell>
          <table:table-cell office:value-type="float" office:value="0.996962701618456" calcext:value-type="float">
            <text:p>0.996962701618456</text:p>
          </table:table-cell>
          <table:table-cell office:value-type="float" office:value="0.0030372983815436" calcext:value-type="float">
            <text:p>0.003037298381544</text:p>
          </table:table-cell>
          <table:table-cell office:value-type="float" office:value="0.996873305502259" calcext:value-type="float">
            <text:p>0.996873305502259</text:p>
          </table:table-cell>
          <table:table-cell office:value-type="float" office:value="0.00312669449774092" calcext:value-type="float">
            <text:p>0.003126694497741</text:p>
          </table:table-cell>
          <table:table-cell office:value-type="float" office:value="0.994448249817081" calcext:value-type="float">
            <text:p>0.994448249817081</text:p>
          </table:table-cell>
          <table:table-cell office:value-type="float" office:value="0.0055517501829194" calcext:value-type="float">
            <text:p>0.005551750182919</text:p>
          </table:table-cell>
          <table:table-cell table:formula="of:=AVERAGE([.C166];[.E166];[.G166];[.I166];[.K166];[.M166];[.O166];[.Q166];[.S166];[.U166])" office:value-type="float" office:value="0.989576955054267" calcext:value-type="float">
            <text:p>0.989576955054267</text:p>
          </table:table-cell>
          <table:table-cell table:formula="of:=AVERAGE([.D166];[.F166];[.H166];[.J166];[.L166];[.N166];[.P166];[.R166];[.T166];[.V166])" office:value-type="float" office:value="0.0104230449457331" calcext:value-type="float">
            <text:p>0.01042304494573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0.351631219158823" calcext:value-type="float">
            <text:p>0.351631219158823</text:p>
          </table:table-cell>
          <table:table-cell office:value-type="float" office:value="0.648368780841177" calcext:value-type="float">
            <text:p>0.648368780841177</text:p>
          </table:table-cell>
          <table:table-cell office:value-type="float" office:value="0.367114503773596" calcext:value-type="float">
            <text:p>0.367114503773596</text:p>
          </table:table-cell>
          <table:table-cell office:value-type="float" office:value="0.632885496226404" calcext:value-type="float">
            <text:p>0.632885496226404</text:p>
          </table:table-cell>
          <table:table-cell office:value-type="float" office:value="0.338094358169975" calcext:value-type="float">
            <text:p>0.338094358169975</text:p>
          </table:table-cell>
          <table:table-cell office:value-type="float" office:value="0.661905641830025" calcext:value-type="float">
            <text:p>0.661905641830025</text:p>
          </table:table-cell>
          <table:table-cell office:value-type="float" office:value="0.349652980737015" calcext:value-type="float">
            <text:p>0.349652980737015</text:p>
          </table:table-cell>
          <table:table-cell office:value-type="float" office:value="0.650347019262985" calcext:value-type="float">
            <text:p>0.650347019262985</text:p>
          </table:table-cell>
          <table:table-cell office:value-type="float" office:value="0.333889378369306" calcext:value-type="float">
            <text:p>0.333889378369306</text:p>
          </table:table-cell>
          <table:table-cell office:value-type="float" office:value="0.666110621630694" calcext:value-type="float">
            <text:p>0.666110621630694</text:p>
          </table:table-cell>
          <table:table-cell office:value-type="float" office:value="0.367324978732294" calcext:value-type="float">
            <text:p>0.367324978732294</text:p>
          </table:table-cell>
          <table:table-cell office:value-type="float" office:value="0.632675021267706" calcext:value-type="float">
            <text:p>0.632675021267706</text:p>
          </table:table-cell>
          <table:table-cell office:value-type="float" office:value="0.242793457624017" calcext:value-type="float">
            <text:p>0.242793457624017</text:p>
          </table:table-cell>
          <table:table-cell office:value-type="float" office:value="0.757206542375983" calcext:value-type="float">
            <text:p>0.757206542375983</text:p>
          </table:table-cell>
          <table:table-cell office:value-type="float" office:value="0.209067084129275" calcext:value-type="float">
            <text:p>0.209067084129275</text:p>
          </table:table-cell>
          <table:table-cell office:value-type="float" office:value="0.790932915870725" calcext:value-type="float">
            <text:p>0.790932915870725</text:p>
          </table:table-cell>
          <table:table-cell office:value-type="float" office:value="0.246133470356421" calcext:value-type="float">
            <text:p>0.246133470356421</text:p>
          </table:table-cell>
          <table:table-cell office:value-type="float" office:value="0.753866529643579" calcext:value-type="float">
            <text:p>0.753866529643579</text:p>
          </table:table-cell>
          <table:table-cell office:value-type="float" office:value="0.247178407129481" calcext:value-type="float">
            <text:p>0.247178407129481</text:p>
          </table:table-cell>
          <table:table-cell office:value-type="float" office:value="0.752821592870519" calcext:value-type="float">
            <text:p>0.752821592870519</text:p>
          </table:table-cell>
          <table:table-cell table:formula="of:=AVERAGE([.C167];[.E167];[.G167];[.I167];[.K167];[.M167];[.O167];[.Q167];[.S167];[.U167])" office:value-type="float" office:value="0.30528798381802" calcext:value-type="float">
            <text:p>0.30528798381802</text:p>
          </table:table-cell>
          <table:table-cell table:formula="of:=AVERAGE([.D167];[.F167];[.H167];[.J167];[.L167];[.N167];[.P167];[.R167];[.T167];[.V167])" office:value-type="float" office:value="0.69471201618198" calcext:value-type="float">
            <text:p>0.6947120161819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0.980151530140645" calcext:value-type="float">
            <text:p>0.980151530140645</text:p>
          </table:table-cell>
          <table:table-cell office:value-type="float" office:value="0.0198484698593548" calcext:value-type="float">
            <text:p>0.019848469859355</text:p>
          </table:table-cell>
          <table:table-cell office:value-type="float" office:value="0.986921112996351" calcext:value-type="float">
            <text:p>0.986921112996351</text:p>
          </table:table-cell>
          <table:table-cell office:value-type="float" office:value="0.0130788870036485" calcext:value-type="float">
            <text:p>0.013078887003649</text:p>
          </table:table-cell>
          <table:table-cell office:value-type="float" office:value="0.977686088606906" calcext:value-type="float">
            <text:p>0.977686088606906</text:p>
          </table:table-cell>
          <table:table-cell office:value-type="float" office:value="0.0223139113930937" calcext:value-type="float">
            <text:p>0.022313911393094</text:p>
          </table:table-cell>
          <table:table-cell office:value-type="float" office:value="0.990015681992851" calcext:value-type="float">
            <text:p>0.990015681992851</text:p>
          </table:table-cell>
          <table:table-cell office:value-type="float" office:value="0.00998431800714928" calcext:value-type="float">
            <text:p>0.009984318007149</text:p>
          </table:table-cell>
          <table:table-cell office:value-type="float" office:value="0.978284445864377" calcext:value-type="float">
            <text:p>0.978284445864377</text:p>
          </table:table-cell>
          <table:table-cell office:value-type="float" office:value="0.021715554135623" calcext:value-type="float">
            <text:p>0.021715554135623</text:p>
          </table:table-cell>
          <table:table-cell office:value-type="float" office:value="0.98346140229307" calcext:value-type="float">
            <text:p>0.98346140229307</text:p>
          </table:table-cell>
          <table:table-cell office:value-type="float" office:value="0.01653859770693" calcext:value-type="float">
            <text:p>0.01653859770693</text:p>
          </table:table-cell>
          <table:table-cell office:value-type="float" office:value="0.982082370619075" calcext:value-type="float">
            <text:p>0.982082370619075</text:p>
          </table:table-cell>
          <table:table-cell office:value-type="float" office:value="0.0179176293809244" calcext:value-type="float">
            <text:p>0.017917629380924</text:p>
          </table:table-cell>
          <table:table-cell office:value-type="float" office:value="0.987308774890571" calcext:value-type="float">
            <text:p>0.987308774890571</text:p>
          </table:table-cell>
          <table:table-cell office:value-type="float" office:value="0.0126912251094293" calcext:value-type="float">
            <text:p>0.012691225109429</text:p>
          </table:table-cell>
          <table:table-cell office:value-type="float" office:value="0.997709096067679" calcext:value-type="float">
            <text:p>0.997709096067679</text:p>
          </table:table-cell>
          <table:table-cell office:value-type="float" office:value="0.00229090393232063" calcext:value-type="float">
            <text:p>0.002290903932321</text:p>
          </table:table-cell>
          <table:table-cell office:value-type="float" office:value="0.986251645495141" calcext:value-type="float">
            <text:p>0.986251645495141</text:p>
          </table:table-cell>
          <table:table-cell office:value-type="float" office:value="0.0137483545048582" calcext:value-type="float">
            <text:p>0.013748354504858</text:p>
          </table:table-cell>
          <table:table-cell table:formula="of:=AVERAGE([.C168];[.E168];[.G168];[.I168];[.K168];[.M168];[.O168];[.Q168];[.S168];[.U168])" office:value-type="float" office:value="0.984987214896667" calcext:value-type="float">
            <text:p>0.984987214896667</text:p>
          </table:table-cell>
          <table:table-cell table:formula="of:=AVERAGE([.D168];[.F168];[.H168];[.J168];[.L168];[.N168];[.P168];[.R168];[.T168];[.V168])" office:value-type="float" office:value="0.0150127851033332" calcext:value-type="float">
            <text:p>0.01501278510333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0.993666653126738" calcext:value-type="float">
            <text:p>0.993666653126738</text:p>
          </table:table-cell>
          <table:table-cell office:value-type="float" office:value="0.00633334687326209" calcext:value-type="float">
            <text:p>0.006333346873262</text:p>
          </table:table-cell>
          <table:table-cell office:value-type="float" office:value="0.997227622159169" calcext:value-type="float">
            <text:p>0.997227622159169</text:p>
          </table:table-cell>
          <table:table-cell office:value-type="float" office:value="0.00277237784083091" calcext:value-type="float">
            <text:p>0.002772377840831</text:p>
          </table:table-cell>
          <table:table-cell office:value-type="float" office:value="0.994097631391801" calcext:value-type="float">
            <text:p>0.994097631391801</text:p>
          </table:table-cell>
          <table:table-cell office:value-type="float" office:value="0.00590236860819913" calcext:value-type="float">
            <text:p>0.005902368608199</text:p>
          </table:table-cell>
          <table:table-cell office:value-type="float" office:value="0.998303688541455" calcext:value-type="float">
            <text:p>0.998303688541455</text:p>
          </table:table-cell>
          <table:table-cell office:value-type="float" office:value="0.00169631145854478" calcext:value-type="float">
            <text:p>0.001696311458545</text:p>
          </table:table-cell>
          <table:table-cell office:value-type="float" office:value="0.993664234555858" calcext:value-type="float">
            <text:p>0.993664234555858</text:p>
          </table:table-cell>
          <table:table-cell office:value-type="float" office:value="0.0063357654441415" calcext:value-type="float">
            <text:p>0.006335765444142</text:p>
          </table:table-cell>
          <table:table-cell office:value-type="float" office:value="0.998354277297088" calcext:value-type="float">
            <text:p>0.998354277297088</text:p>
          </table:table-cell>
          <table:table-cell office:value-type="float" office:value="0.00164572270291169" calcext:value-type="float">
            <text:p>0.001645722702912</text:p>
          </table:table-cell>
          <table:table-cell office:value-type="float" office:value="0.998102825459797" calcext:value-type="float">
            <text:p>0.998102825459797</text:p>
          </table:table-cell>
          <table:table-cell office:value-type="float" office:value="0.00189717454020289" calcext:value-type="float">
            <text:p>0.001897174540203</text:p>
          </table:table-cell>
          <table:table-cell office:value-type="float" office:value="0.997531796463207" calcext:value-type="float">
            <text:p>0.997531796463207</text:p>
          </table:table-cell>
          <table:table-cell office:value-type="float" office:value="0.00246820353679267" calcext:value-type="float">
            <text:p>0.002468203536793</text:p>
          </table:table-cell>
          <table:table-cell office:value-type="float" office:value="0.999406731725451" calcext:value-type="float">
            <text:p>0.999406731725451</text:p>
          </table:table-cell>
          <table:table-cell office:value-type="float" office:value="0.000593268274548623" calcext:value-type="float">
            <text:p>0.000593268274549</text:p>
          </table:table-cell>
          <table:table-cell office:value-type="float" office:value="0.996979144433106" calcext:value-type="float">
            <text:p>0.996979144433106</text:p>
          </table:table-cell>
          <table:table-cell office:value-type="float" office:value="0.00302085556689416" calcext:value-type="float">
            <text:p>0.003020855566894</text:p>
          </table:table-cell>
          <table:table-cell table:formula="of:=AVERAGE([.C169];[.E169];[.G169];[.I169];[.K169];[.M169];[.O169];[.Q169];[.S169];[.U169])" office:value-type="float" office:value="0.996733460515367" calcext:value-type="float">
            <text:p>0.996733460515367</text:p>
          </table:table-cell>
          <table:table-cell table:formula="of:=AVERAGE([.D169];[.F169];[.H169];[.J169];[.L169];[.N169];[.P169];[.R169];[.T169];[.V169])" office:value-type="float" office:value="0.00326653948463285" calcext:value-type="float">
            <text:p>0.00326653948463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0.987950559742007" calcext:value-type="float">
            <text:p>0.987950559742007</text:p>
          </table:table-cell>
          <table:table-cell office:value-type="float" office:value="0.0120494402579932" calcext:value-type="float">
            <text:p>0.012049440257993</text:p>
          </table:table-cell>
          <table:table-cell office:value-type="float" office:value="0.995302238207514" calcext:value-type="float">
            <text:p>0.995302238207514</text:p>
          </table:table-cell>
          <table:table-cell office:value-type="float" office:value="0.00469776179248599" calcext:value-type="float">
            <text:p>0.004697761792486</text:p>
          </table:table-cell>
          <table:table-cell office:value-type="float" office:value="0.987792343261495" calcext:value-type="float">
            <text:p>0.987792343261495</text:p>
          </table:table-cell>
          <table:table-cell office:value-type="float" office:value="0.012207656738505" calcext:value-type="float">
            <text:p>0.012207656738505</text:p>
          </table:table-cell>
          <table:table-cell office:value-type="float" office:value="0.996314577438835" calcext:value-type="float">
            <text:p>0.996314577438835</text:p>
          </table:table-cell>
          <table:table-cell office:value-type="float" office:value="0.00368542256116462" calcext:value-type="float">
            <text:p>0.003685422561165</text:p>
          </table:table-cell>
          <table:table-cell office:value-type="float" office:value="0.982710321911907" calcext:value-type="float">
            <text:p>0.982710321911907</text:p>
          </table:table-cell>
          <table:table-cell office:value-type="float" office:value="0.0172896780880926" calcext:value-type="float">
            <text:p>0.017289678088093</text:p>
          </table:table-cell>
          <table:table-cell office:value-type="float" office:value="0.988984886941173" calcext:value-type="float">
            <text:p>0.988984886941173</text:p>
          </table:table-cell>
          <table:table-cell office:value-type="float" office:value="0.0110151130588273" calcext:value-type="float">
            <text:p>0.011015113058827</text:p>
          </table:table-cell>
          <table:table-cell office:value-type="float" office:value="0.996700957359795" calcext:value-type="float">
            <text:p>0.996700957359795</text:p>
          </table:table-cell>
          <table:table-cell office:value-type="float" office:value="0.00329904264020471" calcext:value-type="float">
            <text:p>0.003299042640205</text:p>
          </table:table-cell>
          <table:table-cell office:value-type="float" office:value="0.996542226298302" calcext:value-type="float">
            <text:p>0.996542226298302</text:p>
          </table:table-cell>
          <table:table-cell office:value-type="float" office:value="0.00345777370169844" calcext:value-type="float">
            <text:p>0.003457773701698</text:p>
          </table:table-cell>
          <table:table-cell office:value-type="float" office:value="0.995048694476582" calcext:value-type="float">
            <text:p>0.995048694476582</text:p>
          </table:table-cell>
          <table:table-cell office:value-type="float" office:value="0.00495130552341754" calcext:value-type="float">
            <text:p>0.004951305523418</text:p>
          </table:table-cell>
          <table:table-cell office:value-type="float" office:value="0.995621765145068" calcext:value-type="float">
            <text:p>0.995621765145068</text:p>
          </table:table-cell>
          <table:table-cell office:value-type="float" office:value="0.00437823485493159" calcext:value-type="float">
            <text:p>0.004378234854932</text:p>
          </table:table-cell>
          <table:table-cell table:formula="of:=AVERAGE([.C170];[.E170];[.G170];[.I170];[.K170];[.M170];[.O170];[.Q170];[.S170];[.U170])" office:value-type="float" office:value="0.992296857078268" calcext:value-type="float">
            <text:p>0.992296857078268</text:p>
          </table:table-cell>
          <table:table-cell table:formula="of:=AVERAGE([.D170];[.F170];[.H170];[.J170];[.L170];[.N170];[.P170];[.R170];[.T170];[.V170])" office:value-type="float" office:value="0.0077031429217321" calcext:value-type="float">
            <text:p>0.00770314292173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0.94368878186873" calcext:value-type="float">
            <text:p>0.94368878186873</text:p>
          </table:table-cell>
          <table:table-cell office:value-type="float" office:value="0.0563112181312694" calcext:value-type="float">
            <text:p>0.056311218131269</text:p>
          </table:table-cell>
          <table:table-cell office:value-type="float" office:value="0.935804472351853" calcext:value-type="float">
            <text:p>0.935804472351853</text:p>
          </table:table-cell>
          <table:table-cell office:value-type="float" office:value="0.064195527648147" calcext:value-type="float">
            <text:p>0.064195527648147</text:p>
          </table:table-cell>
          <table:table-cell office:value-type="float" office:value="0.959536391751802" calcext:value-type="float">
            <text:p>0.959536391751802</text:p>
          </table:table-cell>
          <table:table-cell office:value-type="float" office:value="0.0404636082481985" calcext:value-type="float">
            <text:p>0.040463608248199</text:p>
          </table:table-cell>
          <table:table-cell office:value-type="float" office:value="0.939323227230785" calcext:value-type="float">
            <text:p>0.939323227230785</text:p>
          </table:table-cell>
          <table:table-cell office:value-type="float" office:value="0.0606767727692153" calcext:value-type="float">
            <text:p>0.060676772769215</text:p>
          </table:table-cell>
          <table:table-cell office:value-type="float" office:value="0.966506917558868" calcext:value-type="float">
            <text:p>0.966506917558868</text:p>
          </table:table-cell>
          <table:table-cell office:value-type="float" office:value="0.0334930824411322" calcext:value-type="float">
            <text:p>0.033493082441132</text:p>
          </table:table-cell>
          <table:table-cell office:value-type="float" office:value="0.968155454465564" calcext:value-type="float">
            <text:p>0.968155454465564</text:p>
          </table:table-cell>
          <table:table-cell office:value-type="float" office:value="0.0318445455344363" calcext:value-type="float">
            <text:p>0.031844545534436</text:p>
          </table:table-cell>
          <table:table-cell office:value-type="float" office:value="0.973642893579112" calcext:value-type="float">
            <text:p>0.973642893579112</text:p>
          </table:table-cell>
          <table:table-cell office:value-type="float" office:value="0.026357106420888" calcext:value-type="float">
            <text:p>0.026357106420888</text:p>
          </table:table-cell>
          <table:table-cell office:value-type="float" office:value="0.933227155006861" calcext:value-type="float">
            <text:p>0.933227155006861</text:p>
          </table:table-cell>
          <table:table-cell office:value-type="float" office:value="0.066772844993139" calcext:value-type="float">
            <text:p>0.066772844993139</text:p>
          </table:table-cell>
          <table:table-cell office:value-type="float" office:value="0.977006569427826" calcext:value-type="float">
            <text:p>0.977006569427826</text:p>
          </table:table-cell>
          <table:table-cell office:value-type="float" office:value="0.0229934305721745" calcext:value-type="float">
            <text:p>0.022993430572175</text:p>
          </table:table-cell>
          <table:table-cell office:value-type="float" office:value="0.941557810663573" calcext:value-type="float">
            <text:p>0.941557810663573</text:p>
          </table:table-cell>
          <table:table-cell office:value-type="float" office:value="0.0584421893364273" calcext:value-type="float">
            <text:p>0.058442189336427</text:p>
          </table:table-cell>
          <table:table-cell table:formula="of:=AVERAGE([.C171];[.E171];[.G171];[.I171];[.K171];[.M171];[.O171];[.Q171];[.S171];[.U171])" office:value-type="float" office:value="0.953844967390497" calcext:value-type="float">
            <text:p>0.953844967390497</text:p>
          </table:table-cell>
          <table:table-cell table:formula="of:=AVERAGE([.D171];[.F171];[.H171];[.J171];[.L171];[.N171];[.P171];[.R171];[.T171];[.V171])" office:value-type="float" office:value="0.0461550326095028" calcext:value-type="float">
            <text:p>0.04615503260950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0.513623017729613" calcext:value-type="float">
            <text:p>0.513623017729613</text:p>
          </table:table-cell>
          <table:table-cell office:value-type="float" office:value="0.486376982270387" calcext:value-type="float">
            <text:p>0.486376982270387</text:p>
          </table:table-cell>
          <table:table-cell office:value-type="float" office:value="0.451530156782074" calcext:value-type="float">
            <text:p>0.451530156782074</text:p>
          </table:table-cell>
          <table:table-cell office:value-type="float" office:value="0.548469843217926" calcext:value-type="float">
            <text:p>0.548469843217926</text:p>
          </table:table-cell>
          <table:table-cell office:value-type="float" office:value="0.63576443921659" calcext:value-type="float">
            <text:p>0.63576443921659</text:p>
          </table:table-cell>
          <table:table-cell office:value-type="float" office:value="0.36423556078341" calcext:value-type="float">
            <text:p>0.36423556078341</text:p>
          </table:table-cell>
          <table:table-cell office:value-type="float" office:value="0.708608341797351" calcext:value-type="float">
            <text:p>0.708608341797351</text:p>
          </table:table-cell>
          <table:table-cell office:value-type="float" office:value="0.291391658202649" calcext:value-type="float">
            <text:p>0.291391658202649</text:p>
          </table:table-cell>
          <table:table-cell office:value-type="float" office:value="0.504697534000537" calcext:value-type="float">
            <text:p>0.504697534000537</text:p>
          </table:table-cell>
          <table:table-cell office:value-type="float" office:value="0.495302465999463" calcext:value-type="float">
            <text:p>0.495302465999463</text:p>
          </table:table-cell>
          <table:table-cell office:value-type="float" office:value="0.180162986048485" calcext:value-type="float">
            <text:p>0.180162986048485</text:p>
          </table:table-cell>
          <table:table-cell office:value-type="float" office:value="0.819837013951515" calcext:value-type="float">
            <text:p>0.819837013951515</text:p>
          </table:table-cell>
          <table:table-cell office:value-type="float" office:value="0.817028722768954" calcext:value-type="float">
            <text:p>0.817028722768954</text:p>
          </table:table-cell>
          <table:table-cell office:value-type="float" office:value="0.182971277231046" calcext:value-type="float">
            <text:p>0.182971277231046</text:p>
          </table:table-cell>
          <table:table-cell office:value-type="float" office:value="0.699146123240579" calcext:value-type="float">
            <text:p>0.699146123240579</text:p>
          </table:table-cell>
          <table:table-cell office:value-type="float" office:value="0.300853876759421" calcext:value-type="float">
            <text:p>0.300853876759421</text:p>
          </table:table-cell>
          <table:table-cell office:value-type="float" office:value="0.791256594244233" calcext:value-type="float">
            <text:p>0.791256594244233</text:p>
          </table:table-cell>
          <table:table-cell office:value-type="float" office:value="0.208743405755767" calcext:value-type="float">
            <text:p>0.208743405755767</text:p>
          </table:table-cell>
          <table:table-cell office:value-type="float" office:value="0.533349983333261" calcext:value-type="float">
            <text:p>0.533349983333261</text:p>
          </table:table-cell>
          <table:table-cell office:value-type="float" office:value="0.466650016666739" calcext:value-type="float">
            <text:p>0.466650016666739</text:p>
          </table:table-cell>
          <table:table-cell table:formula="of:=AVERAGE([.C172];[.E172];[.G172];[.I172];[.K172];[.M172];[.O172];[.Q172];[.S172];[.U172])" office:value-type="float" office:value="0.583516789916168" calcext:value-type="float">
            <text:p>0.583516789916168</text:p>
          </table:table-cell>
          <table:table-cell table:formula="of:=AVERAGE([.D172];[.F172];[.H172];[.J172];[.L172];[.N172];[.P172];[.R172];[.T172];[.V172])" office:value-type="float" office:value="0.416483210083832" calcext:value-type="float">
            <text:p>0.41648321008383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0.981938834330482" calcext:value-type="float">
            <text:p>0.981938834330482</text:p>
          </table:table-cell>
          <table:table-cell office:value-type="float" office:value="0.0180611656695179" calcext:value-type="float">
            <text:p>0.018061165669518</text:p>
          </table:table-cell>
          <table:table-cell office:value-type="float" office:value="0.982832092878772" calcext:value-type="float">
            <text:p>0.982832092878772</text:p>
          </table:table-cell>
          <table:table-cell office:value-type="float" office:value="0.0171679071212279" calcext:value-type="float">
            <text:p>0.017167907121228</text:p>
          </table:table-cell>
          <table:table-cell office:value-type="float" office:value="0.982527086893634" calcext:value-type="float">
            <text:p>0.982527086893634</text:p>
          </table:table-cell>
          <table:table-cell office:value-type="float" office:value="0.017472913106366" calcext:value-type="float">
            <text:p>0.017472913106366</text:p>
          </table:table-cell>
          <table:table-cell office:value-type="float" office:value="0.965269842154044" calcext:value-type="float">
            <text:p>0.965269842154044</text:p>
          </table:table-cell>
          <table:table-cell office:value-type="float" office:value="0.034730157845956" calcext:value-type="float">
            <text:p>0.034730157845956</text:p>
          </table:table-cell>
          <table:table-cell office:value-type="float" office:value="0.984935916815042" calcext:value-type="float">
            <text:p>0.984935916815042</text:p>
          </table:table-cell>
          <table:table-cell office:value-type="float" office:value="0.0150640831849578" calcext:value-type="float">
            <text:p>0.015064083184958</text:p>
          </table:table-cell>
          <table:table-cell office:value-type="float" office:value="0.986341992114038" calcext:value-type="float">
            <text:p>0.986341992114038</text:p>
          </table:table-cell>
          <table:table-cell office:value-type="float" office:value="0.0136580078859617" calcext:value-type="float">
            <text:p>0.013658007885962</text:p>
          </table:table-cell>
          <table:table-cell office:value-type="float" office:value="0.982091833731545" calcext:value-type="float">
            <text:p>0.982091833731545</text:p>
          </table:table-cell>
          <table:table-cell office:value-type="float" office:value="0.0179081662684548" calcext:value-type="float">
            <text:p>0.017908166268455</text:p>
          </table:table-cell>
          <table:table-cell office:value-type="float" office:value="0.98964031095018" calcext:value-type="float">
            <text:p>0.98964031095018</text:p>
          </table:table-cell>
          <table:table-cell office:value-type="float" office:value="0.0103596890498204" calcext:value-type="float">
            <text:p>0.01035968904982</text:p>
          </table:table-cell>
          <table:table-cell office:value-type="float" office:value="0.984822634672995" calcext:value-type="float">
            <text:p>0.984822634672995</text:p>
          </table:table-cell>
          <table:table-cell office:value-type="float" office:value="0.0151773653270049" calcext:value-type="float">
            <text:p>0.015177365327005</text:p>
          </table:table-cell>
          <table:table-cell office:value-type="float" office:value="0.972303871684044" calcext:value-type="float">
            <text:p>0.972303871684044</text:p>
          </table:table-cell>
          <table:table-cell office:value-type="float" office:value="0.0276961283159564" calcext:value-type="float">
            <text:p>0.027696128315956</text:p>
          </table:table-cell>
          <table:table-cell table:formula="of:=AVERAGE([.C173];[.E173];[.G173];[.I173];[.K173];[.M173];[.O173];[.Q173];[.S173];[.U173])" office:value-type="float" office:value="0.981270441622478" calcext:value-type="float">
            <text:p>0.981270441622478</text:p>
          </table:table-cell>
          <table:table-cell table:formula="of:=AVERAGE([.D173];[.F173];[.H173];[.J173];[.L173];[.N173];[.P173];[.R173];[.T173];[.V173])" office:value-type="float" office:value="0.0187295583775224" calcext:value-type="float">
            <text:p>0.01872955837752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0.984343937140727" calcext:value-type="float">
            <text:p>0.984343937140727</text:p>
          </table:table-cell>
          <table:table-cell office:value-type="float" office:value="0.0156560628592727" calcext:value-type="float">
            <text:p>0.015656062859273</text:p>
          </table:table-cell>
          <table:table-cell office:value-type="float" office:value="0.986326582935654" calcext:value-type="float">
            <text:p>0.986326582935654</text:p>
          </table:table-cell>
          <table:table-cell office:value-type="float" office:value="0.0136734170643458" calcext:value-type="float">
            <text:p>0.013673417064346</text:p>
          </table:table-cell>
          <table:table-cell office:value-type="float" office:value="0.987428041391814" calcext:value-type="float">
            <text:p>0.987428041391814</text:p>
          </table:table-cell>
          <table:table-cell office:value-type="float" office:value="0.0125719586081856" calcext:value-type="float">
            <text:p>0.012571958608186</text:p>
          </table:table-cell>
          <table:table-cell office:value-type="float" office:value="0.984596670355165" calcext:value-type="float">
            <text:p>0.984596670355165</text:p>
          </table:table-cell>
          <table:table-cell office:value-type="float" office:value="0.0154033296448351" calcext:value-type="float">
            <text:p>0.015403329644835</text:p>
          </table:table-cell>
          <table:table-cell office:value-type="float" office:value="0.994571002342336" calcext:value-type="float">
            <text:p>0.994571002342336</text:p>
          </table:table-cell>
          <table:table-cell office:value-type="float" office:value="0.0054289976576636" calcext:value-type="float">
            <text:p>0.005428997657664</text:p>
          </table:table-cell>
          <table:table-cell office:value-type="float" office:value="0.991969865477606" calcext:value-type="float">
            <text:p>0.991969865477606</text:p>
          </table:table-cell>
          <table:table-cell office:value-type="float" office:value="0.0080301345223936" calcext:value-type="float">
            <text:p>0.008030134522394</text:p>
          </table:table-cell>
          <table:table-cell office:value-type="float" office:value="0.978577313281597" calcext:value-type="float">
            <text:p>0.978577313281597</text:p>
          </table:table-cell>
          <table:table-cell office:value-type="float" office:value="0.0214226867184031" calcext:value-type="float">
            <text:p>0.021422686718403</text:p>
          </table:table-cell>
          <table:table-cell office:value-type="float" office:value="0.98291797687112" calcext:value-type="float">
            <text:p>0.98291797687112</text:p>
          </table:table-cell>
          <table:table-cell office:value-type="float" office:value="0.0170820231288795" calcext:value-type="float">
            <text:p>0.01708202312888</text:p>
          </table:table-cell>
          <table:table-cell office:value-type="float" office:value="0.993343831091379" calcext:value-type="float">
            <text:p>0.993343831091379</text:p>
          </table:table-cell>
          <table:table-cell office:value-type="float" office:value="0.00665616890862117" calcext:value-type="float">
            <text:p>0.006656168908621</text:p>
          </table:table-cell>
          <table:table-cell office:value-type="float" office:value="0.992022357775359" calcext:value-type="float">
            <text:p>0.992022357775359</text:p>
          </table:table-cell>
          <table:table-cell office:value-type="float" office:value="0.00797764222464114" calcext:value-type="float">
            <text:p>0.007977642224641</text:p>
          </table:table-cell>
          <table:table-cell table:formula="of:=AVERAGE([.C174];[.E174];[.G174];[.I174];[.K174];[.M174];[.O174];[.Q174];[.S174];[.U174])" office:value-type="float" office:value="0.987609757866276" calcext:value-type="float">
            <text:p>0.987609757866276</text:p>
          </table:table-cell>
          <table:table-cell table:formula="of:=AVERAGE([.D174];[.F174];[.H174];[.J174];[.L174];[.N174];[.P174];[.R174];[.T174];[.V174])" office:value-type="float" office:value="0.0123902421337241" calcext:value-type="float">
            <text:p>0.01239024213372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0.993568239731904" calcext:value-type="float">
            <text:p>0.993568239731904</text:p>
          </table:table-cell>
          <table:table-cell office:value-type="float" office:value="0.00643176026809561" calcext:value-type="float">
            <text:p>0.006431760268096</text:p>
          </table:table-cell>
          <table:table-cell office:value-type="float" office:value="0.986432864328799" calcext:value-type="float">
            <text:p>0.986432864328799</text:p>
          </table:table-cell>
          <table:table-cell office:value-type="float" office:value="0.0135671356712006" calcext:value-type="float">
            <text:p>0.013567135671201</text:p>
          </table:table-cell>
          <table:table-cell office:value-type="float" office:value="0.979080095885105" calcext:value-type="float">
            <text:p>0.979080095885105</text:p>
          </table:table-cell>
          <table:table-cell office:value-type="float" office:value="0.0209199041148953" calcext:value-type="float">
            <text:p>0.020919904114895</text:p>
          </table:table-cell>
          <table:table-cell office:value-type="float" office:value="0.988899652353204" calcext:value-type="float">
            <text:p>0.988899652353204</text:p>
          </table:table-cell>
          <table:table-cell office:value-type="float" office:value="0.0111003476467961" calcext:value-type="float">
            <text:p>0.011100347646796</text:p>
          </table:table-cell>
          <table:table-cell office:value-type="float" office:value="0.993831779687993" calcext:value-type="float">
            <text:p>0.993831779687993</text:p>
          </table:table-cell>
          <table:table-cell office:value-type="float" office:value="0.00616822031200699" calcext:value-type="float">
            <text:p>0.006168220312007</text:p>
          </table:table-cell>
          <table:table-cell office:value-type="float" office:value="0.995994390297263" calcext:value-type="float">
            <text:p>0.995994390297263</text:p>
          </table:table-cell>
          <table:table-cell office:value-type="float" office:value="0.00400560970273691" calcext:value-type="float">
            <text:p>0.004005609702737</text:p>
          </table:table-cell>
          <table:table-cell office:value-type="float" office:value="0.988099600769691" calcext:value-type="float">
            <text:p>0.988099600769691</text:p>
          </table:table-cell>
          <table:table-cell office:value-type="float" office:value="0.0119003992303093" calcext:value-type="float">
            <text:p>0.011900399230309</text:p>
          </table:table-cell>
          <table:table-cell office:value-type="float" office:value="0.988827116514838" calcext:value-type="float">
            <text:p>0.988827116514838</text:p>
          </table:table-cell>
          <table:table-cell office:value-type="float" office:value="0.0111728834851617" calcext:value-type="float">
            <text:p>0.011172883485162</text:p>
          </table:table-cell>
          <table:table-cell office:value-type="float" office:value="0.998480743491319" calcext:value-type="float">
            <text:p>0.998480743491319</text:p>
          </table:table-cell>
          <table:table-cell office:value-type="float" office:value="0.00151925650868099" calcext:value-type="float">
            <text:p>0.001519256508681</text:p>
          </table:table-cell>
          <table:table-cell office:value-type="float" office:value="0.991019715392888" calcext:value-type="float">
            <text:p>0.991019715392888</text:p>
          </table:table-cell>
          <table:table-cell office:value-type="float" office:value="0.00898028460711158" calcext:value-type="float">
            <text:p>0.008980284607112</text:p>
          </table:table-cell>
          <table:table-cell table:formula="of:=AVERAGE([.C175];[.E175];[.G175];[.I175];[.K175];[.M175];[.O175];[.Q175];[.S175];[.U175])" office:value-type="float" office:value="0.9904234198453" calcext:value-type="float">
            <text:p>0.9904234198453</text:p>
          </table:table-cell>
          <table:table-cell table:formula="of:=AVERAGE([.D175];[.F175];[.H175];[.J175];[.L175];[.N175];[.P175];[.R175];[.T175];[.V175])" office:value-type="float" office:value="0.00957658015469951" calcext:value-type="float">
            <text:p>0.009576580154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0.705513222059342" calcext:value-type="float">
            <text:p>0.705513222059342</text:p>
          </table:table-cell>
          <table:table-cell office:value-type="float" office:value="0.294486777940658" calcext:value-type="float">
            <text:p>0.294486777940658</text:p>
          </table:table-cell>
          <table:table-cell office:value-type="float" office:value="0.810440263533594" calcext:value-type="float">
            <text:p>0.810440263533594</text:p>
          </table:table-cell>
          <table:table-cell office:value-type="float" office:value="0.189559736466406" calcext:value-type="float">
            <text:p>0.189559736466406</text:p>
          </table:table-cell>
          <table:table-cell office:value-type="float" office:value="0.747353942618198" calcext:value-type="float">
            <text:p>0.747353942618198</text:p>
          </table:table-cell>
          <table:table-cell office:value-type="float" office:value="0.252646057381802" calcext:value-type="float">
            <text:p>0.252646057381802</text:p>
          </table:table-cell>
          <table:table-cell office:value-type="float" office:value="0.816701801786925" calcext:value-type="float">
            <text:p>0.816701801786925</text:p>
          </table:table-cell>
          <table:table-cell office:value-type="float" office:value="0.183298198213075" calcext:value-type="float">
            <text:p>0.183298198213075</text:p>
          </table:table-cell>
          <table:table-cell office:value-type="float" office:value="0.67058742663136" calcext:value-type="float">
            <text:p>0.67058742663136</text:p>
          </table:table-cell>
          <table:table-cell office:value-type="float" office:value="0.32941257336864" calcext:value-type="float">
            <text:p>0.32941257336864</text:p>
          </table:table-cell>
          <table:table-cell office:value-type="float" office:value="0.84247286555218" calcext:value-type="float">
            <text:p>0.84247286555218</text:p>
          </table:table-cell>
          <table:table-cell office:value-type="float" office:value="0.15752713444782" calcext:value-type="float">
            <text:p>0.15752713444782</text:p>
          </table:table-cell>
          <table:table-cell office:value-type="float" office:value="0.719352933308604" calcext:value-type="float">
            <text:p>0.719352933308604</text:p>
          </table:table-cell>
          <table:table-cell office:value-type="float" office:value="0.280647066691396" calcext:value-type="float">
            <text:p>0.280647066691396</text:p>
          </table:table-cell>
          <table:table-cell office:value-type="float" office:value="0.789522633296741" calcext:value-type="float">
            <text:p>0.789522633296741</text:p>
          </table:table-cell>
          <table:table-cell office:value-type="float" office:value="0.210477366703259" calcext:value-type="float">
            <text:p>0.210477366703259</text:p>
          </table:table-cell>
          <table:table-cell office:value-type="float" office:value="0.682956190825886" calcext:value-type="float">
            <text:p>0.682956190825886</text:p>
          </table:table-cell>
          <table:table-cell office:value-type="float" office:value="0.317043809174114" calcext:value-type="float">
            <text:p>0.317043809174114</text:p>
          </table:table-cell>
          <table:table-cell office:value-type="float" office:value="0.723527809843909" calcext:value-type="float">
            <text:p>0.723527809843909</text:p>
          </table:table-cell>
          <table:table-cell office:value-type="float" office:value="0.276472190156091" calcext:value-type="float">
            <text:p>0.276472190156091</text:p>
          </table:table-cell>
          <table:table-cell table:formula="of:=AVERAGE([.C176];[.E176];[.G176];[.I176];[.K176];[.M176];[.O176];[.Q176];[.S176];[.U176])" office:value-type="float" office:value="0.750842908945674" calcext:value-type="float">
            <text:p>0.750842908945674</text:p>
          </table:table-cell>
          <table:table-cell table:formula="of:=AVERAGE([.D176];[.F176];[.H176];[.J176];[.L176];[.N176];[.P176];[.R176];[.T176];[.V176])" office:value-type="float" office:value="0.249157091054326" calcext:value-type="float">
            <text:p>0.24915709105432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0.998811847893617" calcext:value-type="float">
            <text:p>0.998811847893617</text:p>
          </table:table-cell>
          <table:table-cell office:value-type="float" office:value="0.00118815210638258" calcext:value-type="float">
            <text:p>0.001188152106383</text:p>
          </table:table-cell>
          <table:table-cell office:value-type="float" office:value="0.99943511256678" calcext:value-type="float">
            <text:p>0.99943511256678</text:p>
          </table:table-cell>
          <table:table-cell office:value-type="float" office:value="0.000564887433219982" calcext:value-type="float">
            <text:p>0.00056488743322</text:p>
          </table:table-cell>
          <table:table-cell office:value-type="float" office:value="0.999151809586743" calcext:value-type="float">
            <text:p>0.999151809586743</text:p>
          </table:table-cell>
          <table:table-cell office:value-type="float" office:value="0.000848190413256653" calcext:value-type="float">
            <text:p>0.000848190413257</text:p>
          </table:table-cell>
          <table:table-cell office:value-type="float" office:value="0.999537778569293" calcext:value-type="float">
            <text:p>0.999537778569293</text:p>
          </table:table-cell>
          <table:table-cell office:value-type="float" office:value="0.000462221430707044" calcext:value-type="float">
            <text:p>0.000462221430707</text:p>
          </table:table-cell>
          <table:table-cell office:value-type="float" office:value="0.999874526535924" calcext:value-type="float">
            <text:p>0.999874526535924</text:p>
          </table:table-cell>
          <table:table-cell office:value-type="float" office:value="0.000125473464076265" calcext:value-type="float">
            <text:p>0.000125473464076</text:p>
          </table:table-cell>
          <table:table-cell office:value-type="float" office:value="0.99961653257823" calcext:value-type="float">
            <text:p>0.99961653257823</text:p>
          </table:table-cell>
          <table:table-cell office:value-type="float" office:value="0.000383467421769761" calcext:value-type="float">
            <text:p>0.00038346742177</text:p>
          </table:table-cell>
          <table:table-cell office:value-type="float" office:value="0.999690569780004" calcext:value-type="float">
            <text:p>0.999690569780004</text:p>
          </table:table-cell>
          <table:table-cell office:value-type="float" office:value="0.000309430219995834" calcext:value-type="float">
            <text:p>0.000309430219996</text:p>
          </table:table-cell>
          <table:table-cell office:value-type="float" office:value="0.999673376203034" calcext:value-type="float">
            <text:p>0.999673376203034</text:p>
          </table:table-cell>
          <table:table-cell office:value-type="float" office:value="0.000326623796966394" calcext:value-type="float">
            <text:p>0.000326623796966</text:p>
          </table:table-cell>
          <table:table-cell office:value-type="float" office:value="0.999908887710131" calcext:value-type="float">
            <text:p>0.999908887710131</text:p>
          </table:table-cell>
          <table:table-cell office:value-type="float" office:value="0.0000911122898690991" calcext:value-type="float">
            <text:p>9.11122898690991E-05</text:p>
          </table:table-cell>
          <table:table-cell office:value-type="float" office:value="0.998879646461041" calcext:value-type="float">
            <text:p>0.998879646461041</text:p>
          </table:table-cell>
          <table:table-cell office:value-type="float" office:value="0.00112035353895893" calcext:value-type="float">
            <text:p>0.001120353538959</text:p>
          </table:table-cell>
          <table:table-cell table:formula="of:=AVERAGE([.C177];[.E177];[.G177];[.I177];[.K177];[.M177];[.O177];[.Q177];[.S177];[.U177])" office:value-type="float" office:value="0.99945800878848" calcext:value-type="float">
            <text:p>0.99945800878848</text:p>
          </table:table-cell>
          <table:table-cell table:formula="of:=AVERAGE([.D177];[.F177];[.H177];[.J177];[.L177];[.N177];[.P177];[.R177];[.T177];[.V177])" office:value-type="float" office:value="0.000541991211520254" calcext:value-type="float">
            <text:p>0.0005419912115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0.988944415730867" calcext:value-type="float">
            <text:p>0.988944415730867</text:p>
          </table:table-cell>
          <table:table-cell office:value-type="float" office:value="0.0110555842691333" calcext:value-type="float">
            <text:p>0.011055584269133</text:p>
          </table:table-cell>
          <table:table-cell office:value-type="float" office:value="0.990419909403945" calcext:value-type="float">
            <text:p>0.990419909403945</text:p>
          </table:table-cell>
          <table:table-cell office:value-type="float" office:value="0.00958009059605481" calcext:value-type="float">
            <text:p>0.009580090596055</text:p>
          </table:table-cell>
          <table:table-cell office:value-type="float" office:value="0.994797148354258" calcext:value-type="float">
            <text:p>0.994797148354258</text:p>
          </table:table-cell>
          <table:table-cell office:value-type="float" office:value="0.00520285164574188" calcext:value-type="float">
            <text:p>0.005202851645742</text:p>
          </table:table-cell>
          <table:table-cell office:value-type="float" office:value="0.989357912473282" calcext:value-type="float">
            <text:p>0.989357912473282</text:p>
          </table:table-cell>
          <table:table-cell office:value-type="float" office:value="0.0106420875267175" calcext:value-type="float">
            <text:p>0.010642087526718</text:p>
          </table:table-cell>
          <table:table-cell office:value-type="float" office:value="0.99024105013076" calcext:value-type="float">
            <text:p>0.99024105013076</text:p>
          </table:table-cell>
          <table:table-cell office:value-type="float" office:value="0.00975894986924" calcext:value-type="float">
            <text:p>0.00975894986924</text:p>
          </table:table-cell>
          <table:table-cell office:value-type="float" office:value="0.988927874287985" calcext:value-type="float">
            <text:p>0.988927874287985</text:p>
          </table:table-cell>
          <table:table-cell office:value-type="float" office:value="0.0110721257120154" calcext:value-type="float">
            <text:p>0.011072125712015</text:p>
          </table:table-cell>
          <table:table-cell office:value-type="float" office:value="0.992114869699044" calcext:value-type="float">
            <text:p>0.992114869699044</text:p>
          </table:table-cell>
          <table:table-cell office:value-type="float" office:value="0.00788513030095576" calcext:value-type="float">
            <text:p>0.007885130300956</text:p>
          </table:table-cell>
          <table:table-cell office:value-type="float" office:value="0.994447413189678" calcext:value-type="float">
            <text:p>0.994447413189678</text:p>
          </table:table-cell>
          <table:table-cell office:value-type="float" office:value="0.00555258681032211" calcext:value-type="float">
            <text:p>0.005552586810322</text:p>
          </table:table-cell>
          <table:table-cell office:value-type="float" office:value="0.99384006423899" calcext:value-type="float">
            <text:p>0.99384006423899</text:p>
          </table:table-cell>
          <table:table-cell office:value-type="float" office:value="0.00615993576101041" calcext:value-type="float">
            <text:p>0.00615993576101</text:p>
          </table:table-cell>
          <table:table-cell office:value-type="float" office:value="0.988988709238096" calcext:value-type="float">
            <text:p>0.988988709238096</text:p>
          </table:table-cell>
          <table:table-cell office:value-type="float" office:value="0.0110112907619039" calcext:value-type="float">
            <text:p>0.011011290761904</text:p>
          </table:table-cell>
          <table:table-cell table:formula="of:=AVERAGE([.C178];[.E178];[.G178];[.I178];[.K178];[.M178];[.O178];[.Q178];[.S178];[.U178])" office:value-type="float" office:value="0.991207936674691" calcext:value-type="float">
            <text:p>0.991207936674691</text:p>
          </table:table-cell>
          <table:table-cell table:formula="of:=AVERAGE([.D178];[.F178];[.H178];[.J178];[.L178];[.N178];[.P178];[.R178];[.T178];[.V178])" office:value-type="float" office:value="0.00879206332530951" calcext:value-type="float">
            <text:p>0.0087920633253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0.997024312805985" calcext:value-type="float">
            <text:p>0.997024312805985</text:p>
          </table:table-cell>
          <table:table-cell office:value-type="float" office:value="0.00297568719401456" calcext:value-type="float">
            <text:p>0.002975687194015</text:p>
          </table:table-cell>
          <table:table-cell office:value-type="float" office:value="0.998860567494884" calcext:value-type="float">
            <text:p>0.998860567494884</text:p>
          </table:table-cell>
          <table:table-cell office:value-type="float" office:value="0.00113943250511576" calcext:value-type="float">
            <text:p>0.001139432505116</text:p>
          </table:table-cell>
          <table:table-cell office:value-type="float" office:value="0.998482479297627" calcext:value-type="float">
            <text:p>0.998482479297627</text:p>
          </table:table-cell>
          <table:table-cell office:value-type="float" office:value="0.00151752070237273" calcext:value-type="float">
            <text:p>0.001517520702373</text:p>
          </table:table-cell>
          <table:table-cell office:value-type="float" office:value="0.999217257641024" calcext:value-type="float">
            <text:p>0.999217257641024</text:p>
          </table:table-cell>
          <table:table-cell office:value-type="float" office:value="0.000782742358975972" calcext:value-type="float">
            <text:p>0.000782742358976</text:p>
          </table:table-cell>
          <table:table-cell office:value-type="float" office:value="0.996355566678233" calcext:value-type="float">
            <text:p>0.996355566678233</text:p>
          </table:table-cell>
          <table:table-cell office:value-type="float" office:value="0.00364443332176726" calcext:value-type="float">
            <text:p>0.003644433321767</text:p>
          </table:table-cell>
          <table:table-cell office:value-type="float" office:value="0.996338721163078" calcext:value-type="float">
            <text:p>0.996338721163078</text:p>
          </table:table-cell>
          <table:table-cell office:value-type="float" office:value="0.00366127883692171" calcext:value-type="float">
            <text:p>0.003661278836922</text:p>
          </table:table-cell>
          <table:table-cell office:value-type="float" office:value="0.998790172711985" calcext:value-type="float">
            <text:p>0.998790172711985</text:p>
          </table:table-cell>
          <table:table-cell office:value-type="float" office:value="0.00120982728801487" calcext:value-type="float">
            <text:p>0.001209827288015</text:p>
          </table:table-cell>
          <table:table-cell office:value-type="float" office:value="0.999226625701379" calcext:value-type="float">
            <text:p>0.999226625701379</text:p>
          </table:table-cell>
          <table:table-cell office:value-type="float" office:value="0.000773374298620638" calcext:value-type="float">
            <text:p>0.000773374298621</text:p>
          </table:table-cell>
          <table:table-cell office:value-type="float" office:value="0.999530982724438" calcext:value-type="float">
            <text:p>0.999530982724438</text:p>
          </table:table-cell>
          <table:table-cell office:value-type="float" office:value="0.000469017275562258" calcext:value-type="float">
            <text:p>0.000469017275562</text:p>
          </table:table-cell>
          <table:table-cell office:value-type="float" office:value="0.997199258555889" calcext:value-type="float">
            <text:p>0.997199258555889</text:p>
          </table:table-cell>
          <table:table-cell office:value-type="float" office:value="0.00280074144411099" calcext:value-type="float">
            <text:p>0.002800741444111</text:p>
          </table:table-cell>
          <table:table-cell table:formula="of:=AVERAGE([.C179];[.E179];[.G179];[.I179];[.K179];[.M179];[.O179];[.Q179];[.S179];[.U179])" office:value-type="float" office:value="0.998102594477452" calcext:value-type="float">
            <text:p>0.998102594477452</text:p>
          </table:table-cell>
          <table:table-cell table:formula="of:=AVERAGE([.D179];[.F179];[.H179];[.J179];[.L179];[.N179];[.P179];[.R179];[.T179];[.V179])" office:value-type="float" office:value="0.00189740552254767" calcext:value-type="float">
            <text:p>0.00189740552254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0.969507265042814" calcext:value-type="float">
            <text:p>0.969507265042814</text:p>
          </table:table-cell>
          <table:table-cell office:value-type="float" office:value="0.030492734957186" calcext:value-type="float">
            <text:p>0.030492734957186</text:p>
          </table:table-cell>
          <table:table-cell office:value-type="float" office:value="0.9569842211513" calcext:value-type="float">
            <text:p>0.9569842211513</text:p>
          </table:table-cell>
          <table:table-cell office:value-type="float" office:value="0.0430157788487004" calcext:value-type="float">
            <text:p>0.0430157788487</text:p>
          </table:table-cell>
          <table:table-cell office:value-type="float" office:value="0.973878022399878" calcext:value-type="float">
            <text:p>0.973878022399878</text:p>
          </table:table-cell>
          <table:table-cell office:value-type="float" office:value="0.0261219776001214" calcext:value-type="float">
            <text:p>0.026121977600121</text:p>
          </table:table-cell>
          <table:table-cell office:value-type="float" office:value="0.954447019703772" calcext:value-type="float">
            <text:p>0.954447019703772</text:p>
          </table:table-cell>
          <table:table-cell office:value-type="float" office:value="0.0455529802962277" calcext:value-type="float">
            <text:p>0.045552980296228</text:p>
          </table:table-cell>
          <table:table-cell office:value-type="float" office:value="0.95825858890285" calcext:value-type="float">
            <text:p>0.95825858890285</text:p>
          </table:table-cell>
          <table:table-cell office:value-type="float" office:value="0.04174141109715" calcext:value-type="float">
            <text:p>0.04174141109715</text:p>
          </table:table-cell>
          <table:table-cell office:value-type="float" office:value="0.959737037260904" calcext:value-type="float">
            <text:p>0.959737037260904</text:p>
          </table:table-cell>
          <table:table-cell office:value-type="float" office:value="0.0402629627390964" calcext:value-type="float">
            <text:p>0.040262962739096</text:p>
          </table:table-cell>
          <table:table-cell office:value-type="float" office:value="0.972682527364566" calcext:value-type="float">
            <text:p>0.972682527364566</text:p>
          </table:table-cell>
          <table:table-cell office:value-type="float" office:value="0.0273174726354342" calcext:value-type="float">
            <text:p>0.027317472635434</text:p>
          </table:table-cell>
          <table:table-cell office:value-type="float" office:value="0.955175731325901" calcext:value-type="float">
            <text:p>0.955175731325901</text:p>
          </table:table-cell>
          <table:table-cell office:value-type="float" office:value="0.0448242686740986" calcext:value-type="float">
            <text:p>0.044824268674099</text:p>
          </table:table-cell>
          <table:table-cell office:value-type="float" office:value="0.955860841375554" calcext:value-type="float">
            <text:p>0.955860841375554</text:p>
          </table:table-cell>
          <table:table-cell office:value-type="float" office:value="0.044139158624446" calcext:value-type="float">
            <text:p>0.044139158624446</text:p>
          </table:table-cell>
          <table:table-cell office:value-type="float" office:value="0.980086607683789" calcext:value-type="float">
            <text:p>0.980086607683789</text:p>
          </table:table-cell>
          <table:table-cell office:value-type="float" office:value="0.019913392316211" calcext:value-type="float">
            <text:p>0.019913392316211</text:p>
          </table:table-cell>
          <table:table-cell table:formula="of:=AVERAGE([.C180];[.E180];[.G180];[.I180];[.K180];[.M180];[.O180];[.Q180];[.S180];[.U180])" office:value-type="float" office:value="0.963661786221133" calcext:value-type="float">
            <text:p>0.963661786221133</text:p>
          </table:table-cell>
          <table:table-cell table:formula="of:=AVERAGE([.D180];[.F180];[.H180];[.J180];[.L180];[.N180];[.P180];[.R180];[.T180];[.V180])" office:value-type="float" office:value="0.0363382137788672" calcext:value-type="float">
            <text:p>0.03633821377886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0.995783012026289" calcext:value-type="float">
            <text:p>0.995783012026289</text:p>
          </table:table-cell>
          <table:table-cell office:value-type="float" office:value="0.00421698797371124" calcext:value-type="float">
            <text:p>0.004216987973711</text:p>
          </table:table-cell>
          <table:table-cell office:value-type="float" office:value="0.995058429057687" calcext:value-type="float">
            <text:p>0.995058429057687</text:p>
          </table:table-cell>
          <table:table-cell office:value-type="float" office:value="0.00494157094231336" calcext:value-type="float">
            <text:p>0.004941570942313</text:p>
          </table:table-cell>
          <table:table-cell office:value-type="float" office:value="0.995203350714255" calcext:value-type="float">
            <text:p>0.995203350714255</text:p>
          </table:table-cell>
          <table:table-cell office:value-type="float" office:value="0.00479664928574503" calcext:value-type="float">
            <text:p>0.004796649285745</text:p>
          </table:table-cell>
          <table:table-cell office:value-type="float" office:value="0.998243800382795" calcext:value-type="float">
            <text:p>0.998243800382795</text:p>
          </table:table-cell>
          <table:table-cell office:value-type="float" office:value="0.00175619961720544" calcext:value-type="float">
            <text:p>0.001756199617205</text:p>
          </table:table-cell>
          <table:table-cell office:value-type="float" office:value="0.996462827734296" calcext:value-type="float">
            <text:p>0.996462827734296</text:p>
          </table:table-cell>
          <table:table-cell office:value-type="float" office:value="0.00353717226570451" calcext:value-type="float">
            <text:p>0.003537172265705</text:p>
          </table:table-cell>
          <table:table-cell office:value-type="float" office:value="0.998883775976489" calcext:value-type="float">
            <text:p>0.998883775976489</text:p>
          </table:table-cell>
          <table:table-cell office:value-type="float" office:value="0.00111622402351081" calcext:value-type="float">
            <text:p>0.001116224023511</text:p>
          </table:table-cell>
          <table:table-cell office:value-type="float" office:value="0.998138783871496" calcext:value-type="float">
            <text:p>0.998138783871496</text:p>
          </table:table-cell>
          <table:table-cell office:value-type="float" office:value="0.00186121612850353" calcext:value-type="float">
            <text:p>0.001861216128504</text:p>
          </table:table-cell>
          <table:table-cell office:value-type="float" office:value="0.997893336742925" calcext:value-type="float">
            <text:p>0.997893336742925</text:p>
          </table:table-cell>
          <table:table-cell office:value-type="float" office:value="0.00210666325707529" calcext:value-type="float">
            <text:p>0.002106663257075</text:p>
          </table:table-cell>
          <table:table-cell office:value-type="float" office:value="0.999404569944908" calcext:value-type="float">
            <text:p>0.999404569944908</text:p>
          </table:table-cell>
          <table:table-cell office:value-type="float" office:value="0.000595430055092064" calcext:value-type="float">
            <text:p>0.000595430055092</text:p>
          </table:table-cell>
          <table:table-cell office:value-type="float" office:value="0.998587559419308" calcext:value-type="float">
            <text:p>0.998587559419308</text:p>
          </table:table-cell>
          <table:table-cell office:value-type="float" office:value="0.00141244058069182" calcext:value-type="float">
            <text:p>0.001412440580692</text:p>
          </table:table-cell>
          <table:table-cell table:formula="of:=AVERAGE([.C181];[.E181];[.G181];[.I181];[.K181];[.M181];[.O181];[.Q181];[.S181];[.U181])" office:value-type="float" office:value="0.997365944587045" calcext:value-type="float">
            <text:p>0.997365944587045</text:p>
          </table:table-cell>
          <table:table-cell table:formula="of:=AVERAGE([.D181];[.F181];[.H181];[.J181];[.L181];[.N181];[.P181];[.R181];[.T181];[.V181])" office:value-type="float" office:value="0.00263405541295531" calcext:value-type="float">
            <text:p>0.00263405541295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0.999385654749705" calcext:value-type="float">
            <text:p>0.999385654749705</text:p>
          </table:table-cell>
          <table:table-cell office:value-type="float" office:value="0.000614345250295177" calcext:value-type="float">
            <text:p>0.000614345250295</text:p>
          </table:table-cell>
          <table:table-cell office:value-type="float" office:value="0.999941887994357" calcext:value-type="float">
            <text:p>0.999941887994357</text:p>
          </table:table-cell>
          <table:table-cell office:value-type="float" office:value="0.0000581120056434692" calcext:value-type="float">
            <text:p>5.81120056434692E-05</text:p>
          </table:table-cell>
          <table:table-cell office:value-type="float" office:value="0.999606363290032" calcext:value-type="float">
            <text:p>0.999606363290032</text:p>
          </table:table-cell>
          <table:table-cell office:value-type="float" office:value="0.000393636709968358" calcext:value-type="float">
            <text:p>0.000393636709968</text:p>
          </table:table-cell>
          <table:table-cell office:value-type="float" office:value="0.999897894731858" calcext:value-type="float">
            <text:p>0.999897894731858</text:p>
          </table:table-cell>
          <table:table-cell office:value-type="float" office:value="0.000102105268142097" calcext:value-type="float">
            <text:p>0.000102105268142</text:p>
          </table:table-cell>
          <table:table-cell office:value-type="float" office:value="0.999548984227367" calcext:value-type="float">
            <text:p>0.999548984227367</text:p>
          </table:table-cell>
          <table:table-cell office:value-type="float" office:value="0.000451015772633197" calcext:value-type="float">
            <text:p>0.000451015772633</text:p>
          </table:table-cell>
          <table:table-cell office:value-type="float" office:value="0.999622293601895" calcext:value-type="float">
            <text:p>0.999622293601895</text:p>
          </table:table-cell>
          <table:table-cell office:value-type="float" office:value="0.000377706398104736" calcext:value-type="float">
            <text:p>0.000377706398105</text:p>
          </table:table-cell>
          <table:table-cell office:value-type="float" office:value="0.999954575275975" calcext:value-type="float">
            <text:p>0.999954575275975</text:p>
          </table:table-cell>
          <table:table-cell office:value-type="float" office:value="0.0000454247240245345" calcext:value-type="float">
            <text:p>4.54247240245345E-05</text:p>
          </table:table-cell>
          <table:table-cell office:value-type="float" office:value="0.999900445559188" calcext:value-type="float">
            <text:p>0.999900445559188</text:p>
          </table:table-cell>
          <table:table-cell office:value-type="float" office:value="0.0000995544408120108" calcext:value-type="float">
            <text:p>9.95544408120108E-05</text:p>
          </table:table-cell>
          <table:table-cell office:value-type="float" office:value="0.999986994655524" calcext:value-type="float">
            <text:p>0.999986994655524</text:p>
          </table:table-cell>
          <table:table-cell office:value-type="float" office:value="0.0000130053444759302" calcext:value-type="float">
            <text:p>1.30053444759302E-05</text:p>
          </table:table-cell>
          <table:table-cell office:value-type="float" office:value="0.99988660679335" calcext:value-type="float">
            <text:p>0.99988660679335</text:p>
          </table:table-cell>
          <table:table-cell office:value-type="float" office:value="0.000113393206649544" calcext:value-type="float">
            <text:p>0.00011339320665</text:p>
          </table:table-cell>
          <table:table-cell table:formula="of:=AVERAGE([.C182];[.E182];[.G182];[.I182];[.K182];[.M182];[.O182];[.Q182];[.S182];[.U182])" office:value-type="float" office:value="0.999773170087925" calcext:value-type="float">
            <text:p>0.999773170087925</text:p>
          </table:table-cell>
          <table:table-cell table:formula="of:=AVERAGE([.D182];[.F182];[.H182];[.J182];[.L182];[.N182];[.P182];[.R182];[.T182];[.V182])" office:value-type="float" office:value="0.000226829912074905" calcext:value-type="float">
            <text:p>0.00022682991207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0.724035563429778" calcext:value-type="float">
            <text:p>0.724035563429778</text:p>
          </table:table-cell>
          <table:table-cell office:value-type="float" office:value="0.275964436570222" calcext:value-type="float">
            <text:p>0.275964436570222</text:p>
          </table:table-cell>
          <table:table-cell office:value-type="float" office:value="0.719237702813419" calcext:value-type="float">
            <text:p>0.719237702813419</text:p>
          </table:table-cell>
          <table:table-cell office:value-type="float" office:value="0.280762297186581" calcext:value-type="float">
            <text:p>0.280762297186581</text:p>
          </table:table-cell>
          <table:table-cell office:value-type="float" office:value="0.704808856106648" calcext:value-type="float">
            <text:p>0.704808856106648</text:p>
          </table:table-cell>
          <table:table-cell office:value-type="float" office:value="0.295191143893352" calcext:value-type="float">
            <text:p>0.295191143893352</text:p>
          </table:table-cell>
          <table:table-cell office:value-type="float" office:value="0.645092497505976" calcext:value-type="float">
            <text:p>0.645092497505976</text:p>
          </table:table-cell>
          <table:table-cell office:value-type="float" office:value="0.354907502494024" calcext:value-type="float">
            <text:p>0.354907502494024</text:p>
          </table:table-cell>
          <table:table-cell office:value-type="float" office:value="0.516296419622519" calcext:value-type="float">
            <text:p>0.516296419622519</text:p>
          </table:table-cell>
          <table:table-cell office:value-type="float" office:value="0.483703580377481" calcext:value-type="float">
            <text:p>0.483703580377481</text:p>
          </table:table-cell>
          <table:table-cell office:value-type="float" office:value="0.634118901784892" calcext:value-type="float">
            <text:p>0.634118901784892</text:p>
          </table:table-cell>
          <table:table-cell office:value-type="float" office:value="0.365881098215108" calcext:value-type="float">
            <text:p>0.365881098215108</text:p>
          </table:table-cell>
          <table:table-cell office:value-type="float" office:value="0.776499196677246" calcext:value-type="float">
            <text:p>0.776499196677246</text:p>
          </table:table-cell>
          <table:table-cell office:value-type="float" office:value="0.223500803322754" calcext:value-type="float">
            <text:p>0.223500803322754</text:p>
          </table:table-cell>
          <table:table-cell office:value-type="float" office:value="0.631510263616294" calcext:value-type="float">
            <text:p>0.631510263616294</text:p>
          </table:table-cell>
          <table:table-cell office:value-type="float" office:value="0.368489736383705" calcext:value-type="float">
            <text:p>0.368489736383705</text:p>
          </table:table-cell>
          <table:table-cell office:value-type="float" office:value="0.764445009462593" calcext:value-type="float">
            <text:p>0.764445009462593</text:p>
          </table:table-cell>
          <table:table-cell office:value-type="float" office:value="0.235554990537407" calcext:value-type="float">
            <text:p>0.235554990537407</text:p>
          </table:table-cell>
          <table:table-cell office:value-type="float" office:value="0.652990492209928" calcext:value-type="float">
            <text:p>0.652990492209928</text:p>
          </table:table-cell>
          <table:table-cell office:value-type="float" office:value="0.347009507790072" calcext:value-type="float">
            <text:p>0.347009507790072</text:p>
          </table:table-cell>
          <table:table-cell table:formula="of:=AVERAGE([.C183];[.E183];[.G183];[.I183];[.K183];[.M183];[.O183];[.Q183];[.S183];[.U183])" office:value-type="float" office:value="0.676903490322929" calcext:value-type="float">
            <text:p>0.676903490322929</text:p>
          </table:table-cell>
          <table:table-cell table:formula="of:=AVERAGE([.D183];[.F183];[.H183];[.J183];[.L183];[.N183];[.P183];[.R183];[.T183];[.V183])" office:value-type="float" office:value="0.32309650967707" calcext:value-type="float">
            <text:p>0.3230965096770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0.999509173133658" calcext:value-type="float">
            <text:p>0.999509173133658</text:p>
          </table:table-cell>
          <table:table-cell office:value-type="float" office:value="0.000490826866342152" calcext:value-type="float">
            <text:p>0.000490826866342</text:p>
          </table:table-cell>
          <table:table-cell office:value-type="float" office:value="0.999893593434507" calcext:value-type="float">
            <text:p>0.999893593434507</text:p>
          </table:table-cell>
          <table:table-cell office:value-type="float" office:value="0.000106406565493158" calcext:value-type="float">
            <text:p>0.000106406565493</text:p>
          </table:table-cell>
          <table:table-cell office:value-type="float" office:value="0.999496784851496" calcext:value-type="float">
            <text:p>0.999496784851496</text:p>
          </table:table-cell>
          <table:table-cell office:value-type="float" office:value="0.000503215148504531" calcext:value-type="float">
            <text:p>0.000503215148505</text:p>
          </table:table-cell>
          <table:table-cell office:value-type="float" office:value="0.999854579271572" calcext:value-type="float">
            <text:p>0.999854579271572</text:p>
          </table:table-cell>
          <table:table-cell office:value-type="float" office:value="0.000145420728428193" calcext:value-type="float">
            <text:p>0.000145420728428</text:p>
          </table:table-cell>
          <table:table-cell office:value-type="float" office:value="0.999402547274856" calcext:value-type="float">
            <text:p>0.999402547274856</text:p>
          </table:table-cell>
          <table:table-cell office:value-type="float" office:value="0.000597452725144342" calcext:value-type="float">
            <text:p>0.000597452725144</text:p>
          </table:table-cell>
          <table:table-cell office:value-type="float" office:value="0.999436479483179" calcext:value-type="float">
            <text:p>0.999436479483179</text:p>
          </table:table-cell>
          <table:table-cell office:value-type="float" office:value="0.000563520516820821" calcext:value-type="float">
            <text:p>0.000563520516821</text:p>
          </table:table-cell>
          <table:table-cell office:value-type="float" office:value="0.999945112466305" calcext:value-type="float">
            <text:p>0.999945112466305</text:p>
          </table:table-cell>
          <table:table-cell office:value-type="float" office:value="0.0000548875336947088" calcext:value-type="float">
            <text:p>5.48875336947088E-05</text:p>
          </table:table-cell>
          <table:table-cell office:value-type="float" office:value="0.999870067852068" calcext:value-type="float">
            <text:p>0.999870067852068</text:p>
          </table:table-cell>
          <table:table-cell office:value-type="float" office:value="0.000129932147932283" calcext:value-type="float">
            <text:p>0.000129932147932</text:p>
          </table:table-cell>
          <table:table-cell office:value-type="float" office:value="0.999936767556595" calcext:value-type="float">
            <text:p>0.999936767556595</text:p>
          </table:table-cell>
          <table:table-cell office:value-type="float" office:value="0.0000632324434056159" calcext:value-type="float">
            <text:p>6.32324434056159E-05</text:p>
          </table:table-cell>
          <table:table-cell office:value-type="float" office:value="0.999899186651086" calcext:value-type="float">
            <text:p>0.999899186651086</text:p>
          </table:table-cell>
          <table:table-cell office:value-type="float" office:value="0.000100813348914095" calcext:value-type="float">
            <text:p>0.000100813348914</text:p>
          </table:table-cell>
          <table:table-cell table:formula="of:=AVERAGE([.C184];[.E184];[.G184];[.I184];[.K184];[.M184];[.O184];[.Q184];[.S184];[.U184])" office:value-type="float" office:value="0.999724429197532" calcext:value-type="float">
            <text:p>0.999724429197532</text:p>
          </table:table-cell>
          <table:table-cell table:formula="of:=AVERAGE([.D184];[.F184];[.H184];[.J184];[.L184];[.N184];[.P184];[.R184];[.T184];[.V184])" office:value-type="float" office:value="0.00027557080246799" calcext:value-type="float">
            <text:p>0.00027557080246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0.996171596571052" calcext:value-type="float">
            <text:p>0.996171596571052</text:p>
          </table:table-cell>
          <table:table-cell office:value-type="float" office:value="0.003828403428948" calcext:value-type="float">
            <text:p>0.003828403428948</text:p>
          </table:table-cell>
          <table:table-cell office:value-type="float" office:value="0.998555317474573" calcext:value-type="float">
            <text:p>0.998555317474573</text:p>
          </table:table-cell>
          <table:table-cell office:value-type="float" office:value="0.00144468252542669" calcext:value-type="float">
            <text:p>0.001444682525427</text:p>
          </table:table-cell>
          <table:table-cell office:value-type="float" office:value="0.998611822292735" calcext:value-type="float">
            <text:p>0.998611822292735</text:p>
          </table:table-cell>
          <table:table-cell office:value-type="float" office:value="0.00138817770726495" calcext:value-type="float">
            <text:p>0.001388177707265</text:p>
          </table:table-cell>
          <table:table-cell office:value-type="float" office:value="0.998558239541292" calcext:value-type="float">
            <text:p>0.998558239541292</text:p>
          </table:table-cell>
          <table:table-cell office:value-type="float" office:value="0.00144176045870728" calcext:value-type="float">
            <text:p>0.001441760458707</text:p>
          </table:table-cell>
          <table:table-cell office:value-type="float" office:value="0.993948398553587" calcext:value-type="float">
            <text:p>0.993948398553587</text:p>
          </table:table-cell>
          <table:table-cell office:value-type="float" office:value="0.0060516014464126" calcext:value-type="float">
            <text:p>0.006051601446413</text:p>
          </table:table-cell>
          <table:table-cell office:value-type="float" office:value="0.997642330258031" calcext:value-type="float">
            <text:p>0.997642330258031</text:p>
          </table:table-cell>
          <table:table-cell office:value-type="float" office:value="0.00235766974196922" calcext:value-type="float">
            <text:p>0.002357669741969</text:p>
          </table:table-cell>
          <table:table-cell office:value-type="float" office:value="0.999349117644728" calcext:value-type="float">
            <text:p>0.999349117644728</text:p>
          </table:table-cell>
          <table:table-cell office:value-type="float" office:value="0.000650882355271752" calcext:value-type="float">
            <text:p>0.000650882355272</text:p>
          </table:table-cell>
          <table:table-cell office:value-type="float" office:value="0.998811506699184" calcext:value-type="float">
            <text:p>0.998811506699184</text:p>
          </table:table-cell>
          <table:table-cell office:value-type="float" office:value="0.00118849330081611" calcext:value-type="float">
            <text:p>0.001188493300816</text:p>
          </table:table-cell>
          <table:table-cell office:value-type="float" office:value="0.999408337344344" calcext:value-type="float">
            <text:p>0.999408337344344</text:p>
          </table:table-cell>
          <table:table-cell office:value-type="float" office:value="0.000591662655655702" calcext:value-type="float">
            <text:p>0.000591662655656</text:p>
          </table:table-cell>
          <table:table-cell office:value-type="float" office:value="0.999202978595728" calcext:value-type="float">
            <text:p>0.999202978595728</text:p>
          </table:table-cell>
          <table:table-cell office:value-type="float" office:value="0.000797021404271893" calcext:value-type="float">
            <text:p>0.000797021404272</text:p>
          </table:table-cell>
          <table:table-cell table:formula="of:=AVERAGE([.C185];[.E185];[.G185];[.I185];[.K185];[.M185];[.O185];[.Q185];[.S185];[.U185])" office:value-type="float" office:value="0.998025964497525" calcext:value-type="float">
            <text:p>0.998025964497525</text:p>
          </table:table-cell>
          <table:table-cell table:formula="of:=AVERAGE([.D185];[.F185];[.H185];[.J185];[.L185];[.N185];[.P185];[.R185];[.T185];[.V185])" office:value-type="float" office:value="0.00197403550247442" calcext:value-type="float">
            <text:p>0.00197403550247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0.71828040581512" calcext:value-type="float">
            <text:p>0.71828040581512</text:p>
          </table:table-cell>
          <table:table-cell office:value-type="float" office:value="0.28171959418488" calcext:value-type="float">
            <text:p>0.28171959418488</text:p>
          </table:table-cell>
          <table:table-cell office:value-type="float" office:value="0.771121349243306" calcext:value-type="float">
            <text:p>0.771121349243306</text:p>
          </table:table-cell>
          <table:table-cell office:value-type="float" office:value="0.228878650756694" calcext:value-type="float">
            <text:p>0.228878650756694</text:p>
          </table:table-cell>
          <table:table-cell office:value-type="float" office:value="0.749160926695151" calcext:value-type="float">
            <text:p>0.749160926695151</text:p>
          </table:table-cell>
          <table:table-cell office:value-type="float" office:value="0.250839073304849" calcext:value-type="float">
            <text:p>0.250839073304849</text:p>
          </table:table-cell>
          <table:table-cell office:value-type="float" office:value="0.841056568791651" calcext:value-type="float">
            <text:p>0.841056568791651</text:p>
          </table:table-cell>
          <table:table-cell office:value-type="float" office:value="0.158943431208349" calcext:value-type="float">
            <text:p>0.158943431208349</text:p>
          </table:table-cell>
          <table:table-cell office:value-type="float" office:value="0.732587165505769" calcext:value-type="float">
            <text:p>0.732587165505769</text:p>
          </table:table-cell>
          <table:table-cell office:value-type="float" office:value="0.267412834494231" calcext:value-type="float">
            <text:p>0.267412834494231</text:p>
          </table:table-cell>
          <table:table-cell office:value-type="float" office:value="0.673454329290973" calcext:value-type="float">
            <text:p>0.673454329290973</text:p>
          </table:table-cell>
          <table:table-cell office:value-type="float" office:value="0.326545670709027" calcext:value-type="float">
            <text:p>0.326545670709027</text:p>
          </table:table-cell>
          <table:table-cell office:value-type="float" office:value="0.69732996043641" calcext:value-type="float">
            <text:p>0.69732996043641</text:p>
          </table:table-cell>
          <table:table-cell office:value-type="float" office:value="0.30267003956359" calcext:value-type="float">
            <text:p>0.30267003956359</text:p>
          </table:table-cell>
          <table:table-cell office:value-type="float" office:value="0.648812123105363" calcext:value-type="float">
            <text:p>0.648812123105363</text:p>
          </table:table-cell>
          <table:table-cell office:value-type="float" office:value="0.351187876894637" calcext:value-type="float">
            <text:p>0.351187876894637</text:p>
          </table:table-cell>
          <table:table-cell office:value-type="float" office:value="0.760819411496122" calcext:value-type="float">
            <text:p>0.760819411496122</text:p>
          </table:table-cell>
          <table:table-cell office:value-type="float" office:value="0.239180588503878" calcext:value-type="float">
            <text:p>0.239180588503878</text:p>
          </table:table-cell>
          <table:table-cell office:value-type="float" office:value="0.728354835421215" calcext:value-type="float">
            <text:p>0.728354835421215</text:p>
          </table:table-cell>
          <table:table-cell office:value-type="float" office:value="0.271645164578785" calcext:value-type="float">
            <text:p>0.271645164578785</text:p>
          </table:table-cell>
          <table:table-cell table:formula="of:=AVERAGE([.C186];[.E186];[.G186];[.I186];[.K186];[.M186];[.O186];[.Q186];[.S186];[.U186])" office:value-type="float" office:value="0.732097707580108" calcext:value-type="float">
            <text:p>0.732097707580108</text:p>
          </table:table-cell>
          <table:table-cell table:formula="of:=AVERAGE([.D186];[.F186];[.H186];[.J186];[.L186];[.N186];[.P186];[.R186];[.T186];[.V186])" office:value-type="float" office:value="0.267902292419892" calcext:value-type="float">
            <text:p>0.26790229241989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0.802937619198085" calcext:value-type="float">
            <text:p>0.802937619198085</text:p>
          </table:table-cell>
          <table:table-cell office:value-type="float" office:value="0.197062380801915" calcext:value-type="float">
            <text:p>0.197062380801915</text:p>
          </table:table-cell>
          <table:table-cell office:value-type="float" office:value="0.824801763644461" calcext:value-type="float">
            <text:p>0.824801763644461</text:p>
          </table:table-cell>
          <table:table-cell office:value-type="float" office:value="0.175198236355538" calcext:value-type="float">
            <text:p>0.175198236355538</text:p>
          </table:table-cell>
          <table:table-cell office:value-type="float" office:value="0.84163213976208" calcext:value-type="float">
            <text:p>0.84163213976208</text:p>
          </table:table-cell>
          <table:table-cell office:value-type="float" office:value="0.15836786023792" calcext:value-type="float">
            <text:p>0.15836786023792</text:p>
          </table:table-cell>
          <table:table-cell office:value-type="float" office:value="0.889499577865767" calcext:value-type="float">
            <text:p>0.889499577865767</text:p>
          </table:table-cell>
          <table:table-cell office:value-type="float" office:value="0.110500422134233" calcext:value-type="float">
            <text:p>0.110500422134233</text:p>
          </table:table-cell>
          <table:table-cell office:value-type="float" office:value="0.783626688245634" calcext:value-type="float">
            <text:p>0.783626688245634</text:p>
          </table:table-cell>
          <table:table-cell office:value-type="float" office:value="0.216373311754366" calcext:value-type="float">
            <text:p>0.216373311754366</text:p>
          </table:table-cell>
          <table:table-cell office:value-type="float" office:value="0.837671166833088" calcext:value-type="float">
            <text:p>0.837671166833088</text:p>
          </table:table-cell>
          <table:table-cell office:value-type="float" office:value="0.162328833166912" calcext:value-type="float">
            <text:p>0.162328833166912</text:p>
          </table:table-cell>
          <table:table-cell office:value-type="float" office:value="0.748262034454263" calcext:value-type="float">
            <text:p>0.748262034454263</text:p>
          </table:table-cell>
          <table:table-cell office:value-type="float" office:value="0.251737965545737" calcext:value-type="float">
            <text:p>0.251737965545737</text:p>
          </table:table-cell>
          <table:table-cell office:value-type="float" office:value="0.68075870934666" calcext:value-type="float">
            <text:p>0.68075870934666</text:p>
          </table:table-cell>
          <table:table-cell office:value-type="float" office:value="0.31924129065334" calcext:value-type="float">
            <text:p>0.31924129065334</text:p>
          </table:table-cell>
          <table:table-cell office:value-type="float" office:value="0.87139641273163" calcext:value-type="float">
            <text:p>0.87139641273163</text:p>
          </table:table-cell>
          <table:table-cell office:value-type="float" office:value="0.128603587268369" calcext:value-type="float">
            <text:p>0.128603587268369</text:p>
          </table:table-cell>
          <table:table-cell office:value-type="float" office:value="0.75229244500949" calcext:value-type="float">
            <text:p>0.75229244500949</text:p>
          </table:table-cell>
          <table:table-cell office:value-type="float" office:value="0.24770755499051" calcext:value-type="float">
            <text:p>0.24770755499051</text:p>
          </table:table-cell>
          <table:table-cell table:formula="of:=AVERAGE([.C187];[.E187];[.G187];[.I187];[.K187];[.M187];[.O187];[.Q187];[.S187];[.U187])" office:value-type="float" office:value="0.803287855709116" calcext:value-type="float">
            <text:p>0.803287855709116</text:p>
          </table:table-cell>
          <table:table-cell table:formula="of:=AVERAGE([.D187];[.F187];[.H187];[.J187];[.L187];[.N187];[.P187];[.R187];[.T187];[.V187])" office:value-type="float" office:value="0.196712144290884" calcext:value-type="float">
            <text:p>0.19671214429088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0.975838630995267" calcext:value-type="float">
            <text:p>0.975838630995267</text:p>
          </table:table-cell>
          <table:table-cell office:value-type="float" office:value="0.0241613690047332" calcext:value-type="float">
            <text:p>0.024161369004733</text:p>
          </table:table-cell>
          <table:table-cell office:value-type="float" office:value="0.959123789035265" calcext:value-type="float">
            <text:p>0.959123789035265</text:p>
          </table:table-cell>
          <table:table-cell office:value-type="float" office:value="0.0408762109647348" calcext:value-type="float">
            <text:p>0.040876210964735</text:p>
          </table:table-cell>
          <table:table-cell office:value-type="float" office:value="0.97783960500605" calcext:value-type="float">
            <text:p>0.97783960500605</text:p>
          </table:table-cell>
          <table:table-cell office:value-type="float" office:value="0.0221603949939501" calcext:value-type="float">
            <text:p>0.02216039499395</text:p>
          </table:table-cell>
          <table:table-cell office:value-type="float" office:value="0.968231384355214" calcext:value-type="float">
            <text:p>0.968231384355214</text:p>
          </table:table-cell>
          <table:table-cell office:value-type="float" office:value="0.0317686156447862" calcext:value-type="float">
            <text:p>0.031768615644786</text:p>
          </table:table-cell>
          <table:table-cell office:value-type="float" office:value="0.976848599003063" calcext:value-type="float">
            <text:p>0.976848599003063</text:p>
          </table:table-cell>
          <table:table-cell office:value-type="float" office:value="0.0231514009969369" calcext:value-type="float">
            <text:p>0.023151400996937</text:p>
          </table:table-cell>
          <table:table-cell office:value-type="float" office:value="0.957142256899147" calcext:value-type="float">
            <text:p>0.957142256899147</text:p>
          </table:table-cell>
          <table:table-cell office:value-type="float" office:value="0.0428577431008531" calcext:value-type="float">
            <text:p>0.042857743100853</text:p>
          </table:table-cell>
          <table:table-cell office:value-type="float" office:value="0.978080443007127" calcext:value-type="float">
            <text:p>0.978080443007127</text:p>
          </table:table-cell>
          <table:table-cell office:value-type="float" office:value="0.0219195569928732" calcext:value-type="float">
            <text:p>0.021919556992873</text:p>
          </table:table-cell>
          <table:table-cell office:value-type="float" office:value="0.966549195485639" calcext:value-type="float">
            <text:p>0.966549195485639</text:p>
          </table:table-cell>
          <table:table-cell office:value-type="float" office:value="0.0334508045143607" calcext:value-type="float">
            <text:p>0.033450804514361</text:p>
          </table:table-cell>
          <table:table-cell office:value-type="float" office:value="0.972634873727589" calcext:value-type="float">
            <text:p>0.972634873727589</text:p>
          </table:table-cell>
          <table:table-cell office:value-type="float" office:value="0.027365126272411" calcext:value-type="float">
            <text:p>0.027365126272411</text:p>
          </table:table-cell>
          <table:table-cell office:value-type="float" office:value="0.991001428637516" calcext:value-type="float">
            <text:p>0.991001428637516</text:p>
          </table:table-cell>
          <table:table-cell office:value-type="float" office:value="0.00899857136248343" calcext:value-type="float">
            <text:p>0.008998571362483</text:p>
          </table:table-cell>
          <table:table-cell table:formula="of:=AVERAGE([.C188];[.E188];[.G188];[.I188];[.K188];[.M188];[.O188];[.Q188];[.S188];[.U188])" office:value-type="float" office:value="0.972329020615188" calcext:value-type="float">
            <text:p>0.972329020615188</text:p>
          </table:table-cell>
          <table:table-cell table:formula="of:=AVERAGE([.D188];[.F188];[.H188];[.J188];[.L188];[.N188];[.P188];[.R188];[.T188];[.V188])" office:value-type="float" office:value="0.0276709793848123" calcext:value-type="float">
            <text:p>0.02767097938481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0.818151143418502" calcext:value-type="float">
            <text:p>0.818151143418502</text:p>
          </table:table-cell>
          <table:table-cell office:value-type="float" office:value="0.181848856581498" calcext:value-type="float">
            <text:p>0.181848856581498</text:p>
          </table:table-cell>
          <table:table-cell office:value-type="float" office:value="0.90940875142991" calcext:value-type="float">
            <text:p>0.90940875142991</text:p>
          </table:table-cell>
          <table:table-cell office:value-type="float" office:value="0.0905912485700896" calcext:value-type="float">
            <text:p>0.09059124857009</text:p>
          </table:table-cell>
          <table:table-cell office:value-type="float" office:value="0.874475278436637" calcext:value-type="float">
            <text:p>0.874475278436637</text:p>
          </table:table-cell>
          <table:table-cell office:value-type="float" office:value="0.125524721563363" calcext:value-type="float">
            <text:p>0.125524721563363</text:p>
          </table:table-cell>
          <table:table-cell office:value-type="float" office:value="0.938482152440834" calcext:value-type="float">
            <text:p>0.938482152440834</text:p>
          </table:table-cell>
          <table:table-cell office:value-type="float" office:value="0.0615178475591656" calcext:value-type="float">
            <text:p>0.061517847559166</text:p>
          </table:table-cell>
          <table:table-cell office:value-type="float" office:value="0.887767391249705" calcext:value-type="float">
            <text:p>0.887767391249705</text:p>
          </table:table-cell>
          <table:table-cell office:value-type="float" office:value="0.112232608750295" calcext:value-type="float">
            <text:p>0.112232608750295</text:p>
          </table:table-cell>
          <table:table-cell office:value-type="float" office:value="0.926406770161334" calcext:value-type="float">
            <text:p>0.926406770161334</text:p>
          </table:table-cell>
          <table:table-cell office:value-type="float" office:value="0.0735932298386657" calcext:value-type="float">
            <text:p>0.073593229838666</text:p>
          </table:table-cell>
          <table:table-cell office:value-type="float" office:value="0.919775417090701" calcext:value-type="float">
            <text:p>0.919775417090701</text:p>
          </table:table-cell>
          <table:table-cell office:value-type="float" office:value="0.0802245829092993" calcext:value-type="float">
            <text:p>0.080224582909299</text:p>
          </table:table-cell>
          <table:table-cell office:value-type="float" office:value="0.882282448532823" calcext:value-type="float">
            <text:p>0.882282448532823</text:p>
          </table:table-cell>
          <table:table-cell office:value-type="float" office:value="0.117717551467177" calcext:value-type="float">
            <text:p>0.117717551467177</text:p>
          </table:table-cell>
          <table:table-cell office:value-type="float" office:value="0.902139821053823" calcext:value-type="float">
            <text:p>0.902139821053823</text:p>
          </table:table-cell>
          <table:table-cell office:value-type="float" office:value="0.0978601789461767" calcext:value-type="float">
            <text:p>0.097860178946177</text:p>
          </table:table-cell>
          <table:table-cell office:value-type="float" office:value="0.841525918840862" calcext:value-type="float">
            <text:p>0.841525918840862</text:p>
          </table:table-cell>
          <table:table-cell office:value-type="float" office:value="0.158474081159138" calcext:value-type="float">
            <text:p>0.158474081159138</text:p>
          </table:table-cell>
          <table:table-cell table:formula="of:=AVERAGE([.C189];[.E189];[.G189];[.I189];[.K189];[.M189];[.O189];[.Q189];[.S189];[.U189])" office:value-type="float" office:value="0.890041509265513" calcext:value-type="float">
            <text:p>0.890041509265513</text:p>
          </table:table-cell>
          <table:table-cell table:formula="of:=AVERAGE([.D189];[.F189];[.H189];[.J189];[.L189];[.N189];[.P189];[.R189];[.T189];[.V189])" office:value-type="float" office:value="0.109958490734487" calcext:value-type="float">
            <text:p>0.10995849073448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0.885229518465006" calcext:value-type="float">
            <text:p>0.885229518465006</text:p>
          </table:table-cell>
          <table:table-cell office:value-type="float" office:value="0.114770481534994" calcext:value-type="float">
            <text:p>0.114770481534994</text:p>
          </table:table-cell>
          <table:table-cell office:value-type="float" office:value="0.87864061463964" calcext:value-type="float">
            <text:p>0.87864061463964</text:p>
          </table:table-cell>
          <table:table-cell office:value-type="float" office:value="0.12135938536036" calcext:value-type="float">
            <text:p>0.12135938536036</text:p>
          </table:table-cell>
          <table:table-cell office:value-type="float" office:value="0.808897701850264" calcext:value-type="float">
            <text:p>0.808897701850264</text:p>
          </table:table-cell>
          <table:table-cell office:value-type="float" office:value="0.191102298149736" calcext:value-type="float">
            <text:p>0.191102298149736</text:p>
          </table:table-cell>
          <table:table-cell office:value-type="float" office:value="0.893150616012803" calcext:value-type="float">
            <text:p>0.893150616012803</text:p>
          </table:table-cell>
          <table:table-cell office:value-type="float" office:value="0.106849383987197" calcext:value-type="float">
            <text:p>0.106849383987197</text:p>
          </table:table-cell>
          <table:table-cell office:value-type="float" office:value="0.779162483421434" calcext:value-type="float">
            <text:p>0.779162483421434</text:p>
          </table:table-cell>
          <table:table-cell office:value-type="float" office:value="0.220837516578566" calcext:value-type="float">
            <text:p>0.220837516578566</text:p>
          </table:table-cell>
          <table:table-cell office:value-type="float" office:value="0.782025581126173" calcext:value-type="float">
            <text:p>0.782025581126173</text:p>
          </table:table-cell>
          <table:table-cell office:value-type="float" office:value="0.217974418873826" calcext:value-type="float">
            <text:p>0.217974418873826</text:p>
          </table:table-cell>
          <table:table-cell office:value-type="float" office:value="0.775085705381425" calcext:value-type="float">
            <text:p>0.775085705381425</text:p>
          </table:table-cell>
          <table:table-cell office:value-type="float" office:value="0.224914294618575" calcext:value-type="float">
            <text:p>0.224914294618575</text:p>
          </table:table-cell>
          <table:table-cell office:value-type="float" office:value="0.743638707580346" calcext:value-type="float">
            <text:p>0.743638707580346</text:p>
          </table:table-cell>
          <table:table-cell office:value-type="float" office:value="0.256361292419654" calcext:value-type="float">
            <text:p>0.256361292419654</text:p>
          </table:table-cell>
          <table:table-cell office:value-type="float" office:value="0.862266223886603" calcext:value-type="float">
            <text:p>0.862266223886603</text:p>
          </table:table-cell>
          <table:table-cell office:value-type="float" office:value="0.137733776113397" calcext:value-type="float">
            <text:p>0.137733776113397</text:p>
          </table:table-cell>
          <table:table-cell office:value-type="float" office:value="0.719327865670284" calcext:value-type="float">
            <text:p>0.719327865670284</text:p>
          </table:table-cell>
          <table:table-cell office:value-type="float" office:value="0.280672134329716" calcext:value-type="float">
            <text:p>0.280672134329716</text:p>
          </table:table-cell>
          <table:table-cell table:formula="of:=AVERAGE([.C190];[.E190];[.G190];[.I190];[.K190];[.M190];[.O190];[.Q190];[.S190];[.U190])" office:value-type="float" office:value="0.812742501803398" calcext:value-type="float">
            <text:p>0.812742501803398</text:p>
          </table:table-cell>
          <table:table-cell table:formula="of:=AVERAGE([.D190];[.F190];[.H190];[.J190];[.L190];[.N190];[.P190];[.R190];[.T190];[.V190])" office:value-type="float" office:value="0.187257498196602" calcext:value-type="float">
            <text:p>0.18725749819660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0.198908915730836" calcext:value-type="float">
            <text:p>0.198908915730836</text:p>
          </table:table-cell>
          <table:table-cell office:value-type="float" office:value="0.801091084269163" calcext:value-type="float">
            <text:p>0.801091084269163</text:p>
          </table:table-cell>
          <table:table-cell office:value-type="float" office:value="0.51988413863104" calcext:value-type="float">
            <text:p>0.51988413863104</text:p>
          </table:table-cell>
          <table:table-cell office:value-type="float" office:value="0.48011586136896" calcext:value-type="float">
            <text:p>0.48011586136896</text:p>
          </table:table-cell>
          <table:table-cell office:value-type="float" office:value="0.259718322749303" calcext:value-type="float">
            <text:p>0.259718322749303</text:p>
          </table:table-cell>
          <table:table-cell office:value-type="float" office:value="0.740281677250697" calcext:value-type="float">
            <text:p>0.740281677250697</text:p>
          </table:table-cell>
          <table:table-cell office:value-type="float" office:value="0.244474084438981" calcext:value-type="float">
            <text:p>0.244474084438981</text:p>
          </table:table-cell>
          <table:table-cell office:value-type="float" office:value="0.755525915561019" calcext:value-type="float">
            <text:p>0.755525915561019</text:p>
          </table:table-cell>
          <table:table-cell office:value-type="float" office:value="0.315862541535122" calcext:value-type="float">
            <text:p>0.315862541535122</text:p>
          </table:table-cell>
          <table:table-cell office:value-type="float" office:value="0.684137458464878" calcext:value-type="float">
            <text:p>0.684137458464878</text:p>
          </table:table-cell>
          <table:table-cell office:value-type="float" office:value="0.45271974594533" calcext:value-type="float">
            <text:p>0.45271974594533</text:p>
          </table:table-cell>
          <table:table-cell office:value-type="float" office:value="0.54728025405467" calcext:value-type="float">
            <text:p>0.54728025405467</text:p>
          </table:table-cell>
          <table:table-cell office:value-type="float" office:value="0.442642306039516" calcext:value-type="float">
            <text:p>0.442642306039516</text:p>
          </table:table-cell>
          <table:table-cell office:value-type="float" office:value="0.557357693960484" calcext:value-type="float">
            <text:p>0.557357693960484</text:p>
          </table:table-cell>
          <table:table-cell office:value-type="float" office:value="0.326675116220377" calcext:value-type="float">
            <text:p>0.326675116220377</text:p>
          </table:table-cell>
          <table:table-cell office:value-type="float" office:value="0.673324883779623" calcext:value-type="float">
            <text:p>0.673324883779623</text:p>
          </table:table-cell>
          <table:table-cell office:value-type="float" office:value="0.492559532233521" calcext:value-type="float">
            <text:p>0.492559532233521</text:p>
          </table:table-cell>
          <table:table-cell office:value-type="float" office:value="0.507440467766479" calcext:value-type="float">
            <text:p>0.507440467766479</text:p>
          </table:table-cell>
          <table:table-cell office:value-type="float" office:value="0.502441618476668" calcext:value-type="float">
            <text:p>0.502441618476668</text:p>
          </table:table-cell>
          <table:table-cell office:value-type="float" office:value="0.497558381523332" calcext:value-type="float">
            <text:p>0.497558381523332</text:p>
          </table:table-cell>
          <table:table-cell table:formula="of:=AVERAGE([.C191];[.E191];[.G191];[.I191];[.K191];[.M191];[.O191];[.Q191];[.S191];[.U191])" office:value-type="float" office:value="0.375588632200069" calcext:value-type="float">
            <text:p>0.375588632200069</text:p>
          </table:table-cell>
          <table:table-cell table:formula="of:=AVERAGE([.D191];[.F191];[.H191];[.J191];[.L191];[.N191];[.P191];[.R191];[.T191];[.V191])" office:value-type="float" office:value="0.624411367799931" calcext:value-type="float">
            <text:p>0.62441136779993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0.897105353704675" calcext:value-type="float">
            <text:p>0.897105353704675</text:p>
          </table:table-cell>
          <table:table-cell office:value-type="float" office:value="0.102894646295325" calcext:value-type="float">
            <text:p>0.102894646295325</text:p>
          </table:table-cell>
          <table:table-cell office:value-type="float" office:value="0.839232813309899" calcext:value-type="float">
            <text:p>0.839232813309899</text:p>
          </table:table-cell>
          <table:table-cell office:value-type="float" office:value="0.160767186690101" calcext:value-type="float">
            <text:p>0.160767186690101</text:p>
          </table:table-cell>
          <table:table-cell office:value-type="float" office:value="0.945684631846267" calcext:value-type="float">
            <text:p>0.945684631846267</text:p>
          </table:table-cell>
          <table:table-cell office:value-type="float" office:value="0.0543153681537326" calcext:value-type="float">
            <text:p>0.054315368153733</text:p>
          </table:table-cell>
          <table:table-cell office:value-type="float" office:value="0.881291919321599" calcext:value-type="float">
            <text:p>0.881291919321599</text:p>
          </table:table-cell>
          <table:table-cell office:value-type="float" office:value="0.118708080678401" calcext:value-type="float">
            <text:p>0.118708080678401</text:p>
          </table:table-cell>
          <table:table-cell office:value-type="float" office:value="0.865980151985022" calcext:value-type="float">
            <text:p>0.865980151985022</text:p>
          </table:table-cell>
          <table:table-cell office:value-type="float" office:value="0.134019848014978" calcext:value-type="float">
            <text:p>0.134019848014978</text:p>
          </table:table-cell>
          <table:table-cell office:value-type="float" office:value="0.913132662768841" calcext:value-type="float">
            <text:p>0.913132662768841</text:p>
          </table:table-cell>
          <table:table-cell office:value-type="float" office:value="0.0868673372311585" calcext:value-type="float">
            <text:p>0.086867337231159</text:p>
          </table:table-cell>
          <table:table-cell office:value-type="float" office:value="0.932088233844262" calcext:value-type="float">
            <text:p>0.932088233844262</text:p>
          </table:table-cell>
          <table:table-cell office:value-type="float" office:value="0.067911766155738" calcext:value-type="float">
            <text:p>0.067911766155738</text:p>
          </table:table-cell>
          <table:table-cell office:value-type="float" office:value="0.891883018446239" calcext:value-type="float">
            <text:p>0.891883018446239</text:p>
          </table:table-cell>
          <table:table-cell office:value-type="float" office:value="0.108116981553761" calcext:value-type="float">
            <text:p>0.108116981553761</text:p>
          </table:table-cell>
          <table:table-cell office:value-type="float" office:value="0.881860803416833" calcext:value-type="float">
            <text:p>0.881860803416833</text:p>
          </table:table-cell>
          <table:table-cell office:value-type="float" office:value="0.118139196583167" calcext:value-type="float">
            <text:p>0.118139196583167</text:p>
          </table:table-cell>
          <table:table-cell office:value-type="float" office:value="0.894059238997868" calcext:value-type="float">
            <text:p>0.894059238997868</text:p>
          </table:table-cell>
          <table:table-cell office:value-type="float" office:value="0.105940761002132" calcext:value-type="float">
            <text:p>0.105940761002132</text:p>
          </table:table-cell>
          <table:table-cell table:formula="of:=AVERAGE([.C192];[.E192];[.G192];[.I192];[.K192];[.M192];[.O192];[.Q192];[.S192];[.U192])" office:value-type="float" office:value="0.894231882764151" calcext:value-type="float">
            <text:p>0.894231882764151</text:p>
          </table:table-cell>
          <table:table-cell table:formula="of:=AVERAGE([.D192];[.F192];[.H192];[.J192];[.L192];[.N192];[.P192];[.R192];[.T192];[.V192])" office:value-type="float" office:value="0.105768117235849" calcext:value-type="float">
            <text:p>0.10576811723584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0.821711857551358" calcext:value-type="float">
            <text:p>0.821711857551358</text:p>
          </table:table-cell>
          <table:table-cell office:value-type="float" office:value="0.178288142448642" calcext:value-type="float">
            <text:p>0.178288142448642</text:p>
          </table:table-cell>
          <table:table-cell office:value-type="float" office:value="0.900060579359996" calcext:value-type="float">
            <text:p>0.900060579359996</text:p>
          </table:table-cell>
          <table:table-cell office:value-type="float" office:value="0.0999394206400037" calcext:value-type="float">
            <text:p>0.099939420640004</text:p>
          </table:table-cell>
          <table:table-cell office:value-type="float" office:value="0.780771724018971" calcext:value-type="float">
            <text:p>0.780771724018971</text:p>
          </table:table-cell>
          <table:table-cell office:value-type="float" office:value="0.219228275981029" calcext:value-type="float">
            <text:p>0.219228275981029</text:p>
          </table:table-cell>
          <table:table-cell office:value-type="float" office:value="0.915878269183704" calcext:value-type="float">
            <text:p>0.915878269183704</text:p>
          </table:table-cell>
          <table:table-cell office:value-type="float" office:value="0.0841217308162961" calcext:value-type="float">
            <text:p>0.084121730816296</text:p>
          </table:table-cell>
          <table:table-cell office:value-type="float" office:value="0.912676517975284" calcext:value-type="float">
            <text:p>0.912676517975284</text:p>
          </table:table-cell>
          <table:table-cell office:value-type="float" office:value="0.0873234820247165" calcext:value-type="float">
            <text:p>0.087323482024717</text:p>
          </table:table-cell>
          <table:table-cell office:value-type="float" office:value="0.922765174273208" calcext:value-type="float">
            <text:p>0.922765174273208</text:p>
          </table:table-cell>
          <table:table-cell office:value-type="float" office:value="0.0772348257267919" calcext:value-type="float">
            <text:p>0.077234825726792</text:p>
          </table:table-cell>
          <table:table-cell office:value-type="float" office:value="0.882395533043712" calcext:value-type="float">
            <text:p>0.882395533043712</text:p>
          </table:table-cell>
          <table:table-cell office:value-type="float" office:value="0.117604466956287" calcext:value-type="float">
            <text:p>0.117604466956287</text:p>
          </table:table-cell>
          <table:table-cell office:value-type="float" office:value="0.763301635390566" calcext:value-type="float">
            <text:p>0.763301635390566</text:p>
          </table:table-cell>
          <table:table-cell office:value-type="float" office:value="0.236698364609434" calcext:value-type="float">
            <text:p>0.236698364609434</text:p>
          </table:table-cell>
          <table:table-cell office:value-type="float" office:value="0.893128921338086" calcext:value-type="float">
            <text:p>0.893128921338086</text:p>
          </table:table-cell>
          <table:table-cell office:value-type="float" office:value="0.106871078661914" calcext:value-type="float">
            <text:p>0.106871078661914</text:p>
          </table:table-cell>
          <table:table-cell office:value-type="float" office:value="0.886496604696134" calcext:value-type="float">
            <text:p>0.886496604696134</text:p>
          </table:table-cell>
          <table:table-cell office:value-type="float" office:value="0.113503395303866" calcext:value-type="float">
            <text:p>0.113503395303866</text:p>
          </table:table-cell>
          <table:table-cell table:formula="of:=AVERAGE([.C193];[.E193];[.G193];[.I193];[.K193];[.M193];[.O193];[.Q193];[.S193];[.U193])" office:value-type="float" office:value="0.867918681683102" calcext:value-type="float">
            <text:p>0.867918681683102</text:p>
          </table:table-cell>
          <table:table-cell table:formula="of:=AVERAGE([.D193];[.F193];[.H193];[.J193];[.L193];[.N193];[.P193];[.R193];[.T193];[.V193])" office:value-type="float" office:value="0.132081318316898" calcext:value-type="float">
            <text:p>0.13208131831689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0.619863944467101" calcext:value-type="float">
            <text:p>0.619863944467101</text:p>
          </table:table-cell>
          <table:table-cell office:value-type="float" office:value="0.380136055532899" calcext:value-type="float">
            <text:p>0.380136055532899</text:p>
          </table:table-cell>
          <table:table-cell office:value-type="float" office:value="0.63919265182078" calcext:value-type="float">
            <text:p>0.63919265182078</text:p>
          </table:table-cell>
          <table:table-cell office:value-type="float" office:value="0.36080734817922" calcext:value-type="float">
            <text:p>0.36080734817922</text:p>
          </table:table-cell>
          <table:table-cell office:value-type="float" office:value="0.564069966383004" calcext:value-type="float">
            <text:p>0.564069966383004</text:p>
          </table:table-cell>
          <table:table-cell office:value-type="float" office:value="0.435930033616996" calcext:value-type="float">
            <text:p>0.435930033616996</text:p>
          </table:table-cell>
          <table:table-cell office:value-type="float" office:value="0.496923774136446" calcext:value-type="float">
            <text:p>0.496923774136446</text:p>
          </table:table-cell>
          <table:table-cell office:value-type="float" office:value="0.503076225863554" calcext:value-type="float">
            <text:p>0.503076225863554</text:p>
          </table:table-cell>
          <table:table-cell office:value-type="float" office:value="0.641374171218797" calcext:value-type="float">
            <text:p>0.641374171218797</text:p>
          </table:table-cell>
          <table:table-cell office:value-type="float" office:value="0.358625828781203" calcext:value-type="float">
            <text:p>0.358625828781203</text:p>
          </table:table-cell>
          <table:table-cell office:value-type="float" office:value="0.519417320293438" calcext:value-type="float">
            <text:p>0.519417320293438</text:p>
          </table:table-cell>
          <table:table-cell office:value-type="float" office:value="0.480582679706562" calcext:value-type="float">
            <text:p>0.480582679706562</text:p>
          </table:table-cell>
          <table:table-cell office:value-type="float" office:value="0.449306849978436" calcext:value-type="float">
            <text:p>0.449306849978436</text:p>
          </table:table-cell>
          <table:table-cell office:value-type="float" office:value="0.550693150021564" calcext:value-type="float">
            <text:p>0.550693150021564</text:p>
          </table:table-cell>
          <table:table-cell office:value-type="float" office:value="0.545766730667333" calcext:value-type="float">
            <text:p>0.545766730667333</text:p>
          </table:table-cell>
          <table:table-cell office:value-type="float" office:value="0.454233269332667" calcext:value-type="float">
            <text:p>0.454233269332667</text:p>
          </table:table-cell>
          <table:table-cell office:value-type="float" office:value="0.520420785813608" calcext:value-type="float">
            <text:p>0.520420785813608</text:p>
          </table:table-cell>
          <table:table-cell office:value-type="float" office:value="0.479579214186392" calcext:value-type="float">
            <text:p>0.479579214186392</text:p>
          </table:table-cell>
          <table:table-cell office:value-type="float" office:value="0.522255282827793" calcext:value-type="float">
            <text:p>0.522255282827793</text:p>
          </table:table-cell>
          <table:table-cell office:value-type="float" office:value="0.477744717172207" calcext:value-type="float">
            <text:p>0.477744717172207</text:p>
          </table:table-cell>
          <table:table-cell table:formula="of:=AVERAGE([.C194];[.E194];[.G194];[.I194];[.K194];[.M194];[.O194];[.Q194];[.S194];[.U194])" office:value-type="float" office:value="0.551859147760674" calcext:value-type="float">
            <text:p>0.551859147760674</text:p>
          </table:table-cell>
          <table:table-cell table:formula="of:=AVERAGE([.D194];[.F194];[.H194];[.J194];[.L194];[.N194];[.P194];[.R194];[.T194];[.V194])" office:value-type="float" office:value="0.448140852239327" calcext:value-type="float">
            <text:p>0.44814085223932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0.992382425757446" calcext:value-type="float">
            <text:p>0.992382425757446</text:p>
          </table:table-cell>
          <table:table-cell office:value-type="float" office:value="0.00761757424255412" calcext:value-type="float">
            <text:p>0.007617574242554</text:p>
          </table:table-cell>
          <table:table-cell office:value-type="float" office:value="0.99528996835937" calcext:value-type="float">
            <text:p>0.99528996835937</text:p>
          </table:table-cell>
          <table:table-cell office:value-type="float" office:value="0.00471003164063013" calcext:value-type="float">
            <text:p>0.00471003164063</text:p>
          </table:table-cell>
          <table:table-cell office:value-type="float" office:value="0.993556247684065" calcext:value-type="float">
            <text:p>0.993556247684065</text:p>
          </table:table-cell>
          <table:table-cell office:value-type="float" office:value="0.00644375231593503" calcext:value-type="float">
            <text:p>0.006443752315935</text:p>
          </table:table-cell>
          <table:table-cell office:value-type="float" office:value="0.99550386528335" calcext:value-type="float">
            <text:p>0.99550386528335</text:p>
          </table:table-cell>
          <table:table-cell office:value-type="float" office:value="0.00449613471664974" calcext:value-type="float">
            <text:p>0.00449613471665</text:p>
          </table:table-cell>
          <table:table-cell office:value-type="float" office:value="0.996527250537427" calcext:value-type="float">
            <text:p>0.996527250537427</text:p>
          </table:table-cell>
          <table:table-cell office:value-type="float" office:value="0.00347274946257309" calcext:value-type="float">
            <text:p>0.003472749462573</text:p>
          </table:table-cell>
          <table:table-cell office:value-type="float" office:value="0.986112514638561" calcext:value-type="float">
            <text:p>0.986112514638561</text:p>
          </table:table-cell>
          <table:table-cell office:value-type="float" office:value="0.013887485361439" calcext:value-type="float">
            <text:p>0.013887485361439</text:p>
          </table:table-cell>
          <table:table-cell office:value-type="float" office:value="0.997077345344871" calcext:value-type="float">
            <text:p>0.997077345344871</text:p>
          </table:table-cell>
          <table:table-cell office:value-type="float" office:value="0.00292265465512852" calcext:value-type="float">
            <text:p>0.002922654655129</text:p>
          </table:table-cell>
          <table:table-cell office:value-type="float" office:value="0.994709626584908" calcext:value-type="float">
            <text:p>0.994709626584908</text:p>
          </table:table-cell>
          <table:table-cell office:value-type="float" office:value="0.00529037341509179" calcext:value-type="float">
            <text:p>0.005290373415092</text:p>
          </table:table-cell>
          <table:table-cell office:value-type="float" office:value="0.99511278674816" calcext:value-type="float">
            <text:p>0.99511278674816</text:p>
          </table:table-cell>
          <table:table-cell office:value-type="float" office:value="0.00488721325183988" calcext:value-type="float">
            <text:p>0.00488721325184</text:p>
          </table:table-cell>
          <table:table-cell office:value-type="float" office:value="0.994139939255739" calcext:value-type="float">
            <text:p>0.994139939255739</text:p>
          </table:table-cell>
          <table:table-cell office:value-type="float" office:value="0.00586006074426082" calcext:value-type="float">
            <text:p>0.005860060744261</text:p>
          </table:table-cell>
          <table:table-cell table:formula="of:=AVERAGE([.C195];[.E195];[.G195];[.I195];[.K195];[.M195];[.O195];[.Q195];[.S195];[.U195])" office:value-type="float" office:value="0.99404119701939" calcext:value-type="float">
            <text:p>0.99404119701939</text:p>
          </table:table-cell>
          <table:table-cell table:formula="of:=AVERAGE([.D195];[.F195];[.H195];[.J195];[.L195];[.N195];[.P195];[.R195];[.T195];[.V195])" office:value-type="float" office:value="0.00595880298061021" calcext:value-type="float">
            <text:p>0.0059588029806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0.94751201715097" calcext:value-type="float">
            <text:p>0.94751201715097</text:p>
          </table:table-cell>
          <table:table-cell office:value-type="float" office:value="0.0524879828490302" calcext:value-type="float">
            <text:p>0.05248798284903</text:p>
          </table:table-cell>
          <table:table-cell office:value-type="float" office:value="0.982911651291326" calcext:value-type="float">
            <text:p>0.982911651291326</text:p>
          </table:table-cell>
          <table:table-cell office:value-type="float" office:value="0.0170883487086738" calcext:value-type="float">
            <text:p>0.017088348708674</text:p>
          </table:table-cell>
          <table:table-cell office:value-type="float" office:value="0.956714959899899" calcext:value-type="float">
            <text:p>0.956714959899899</text:p>
          </table:table-cell>
          <table:table-cell office:value-type="float" office:value="0.0432850401001006" calcext:value-type="float">
            <text:p>0.043285040100101</text:p>
          </table:table-cell>
          <table:table-cell office:value-type="float" office:value="0.980320327311978" calcext:value-type="float">
            <text:p>0.980320327311978</text:p>
          </table:table-cell>
          <table:table-cell office:value-type="float" office:value="0.0196796726880225" calcext:value-type="float">
            <text:p>0.019679672688023</text:p>
          </table:table-cell>
          <table:table-cell office:value-type="float" office:value="0.97099536111761" calcext:value-type="float">
            <text:p>0.97099536111761</text:p>
          </table:table-cell>
          <table:table-cell office:value-type="float" office:value="0.02900463888239" calcext:value-type="float">
            <text:p>0.02900463888239</text:p>
          </table:table-cell>
          <table:table-cell office:value-type="float" office:value="0.972683611291057" calcext:value-type="float">
            <text:p>0.972683611291057</text:p>
          </table:table-cell>
          <table:table-cell office:value-type="float" office:value="0.027316388708943" calcext:value-type="float">
            <text:p>0.027316388708943</text:p>
          </table:table-cell>
          <table:table-cell office:value-type="float" office:value="0.980249571876413" calcext:value-type="float">
            <text:p>0.980249571876413</text:p>
          </table:table-cell>
          <table:table-cell office:value-type="float" office:value="0.0197504281235873" calcext:value-type="float">
            <text:p>0.019750428123587</text:p>
          </table:table-cell>
          <table:table-cell office:value-type="float" office:value="0.967881744760752" calcext:value-type="float">
            <text:p>0.967881744760752</text:p>
          </table:table-cell>
          <table:table-cell office:value-type="float" office:value="0.0321182552392475" calcext:value-type="float">
            <text:p>0.032118255239248</text:p>
          </table:table-cell>
          <table:table-cell office:value-type="float" office:value="0.711535820386913" calcext:value-type="float">
            <text:p>0.711535820386913</text:p>
          </table:table-cell>
          <table:table-cell office:value-type="float" office:value="0.288464179613087" calcext:value-type="float">
            <text:p>0.288464179613087</text:p>
          </table:table-cell>
          <table:table-cell office:value-type="float" office:value="0.977898066144946" calcext:value-type="float">
            <text:p>0.977898066144946</text:p>
          </table:table-cell>
          <table:table-cell office:value-type="float" office:value="0.0221019338550537" calcext:value-type="float">
            <text:p>0.022101933855054</text:p>
          </table:table-cell>
          <table:table-cell table:formula="of:=AVERAGE([.C196];[.E196];[.G196];[.I196];[.K196];[.M196];[.O196];[.Q196];[.S196];[.U196])" office:value-type="float" office:value="0.944870313123186" calcext:value-type="float">
            <text:p>0.944870313123186</text:p>
          </table:table-cell>
          <table:table-cell table:formula="of:=AVERAGE([.D196];[.F196];[.H196];[.J196];[.L196];[.N196];[.P196];[.R196];[.T196];[.V196])" office:value-type="float" office:value="0.0551296868768136" calcext:value-type="float">
            <text:p>0.05512968687681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0.99429026725785" calcext:value-type="float">
            <text:p>0.99429026725785</text:p>
          </table:table-cell>
          <table:table-cell office:value-type="float" office:value="0.00570973274214996" calcext:value-type="float">
            <text:p>0.00570973274215</text:p>
          </table:table-cell>
          <table:table-cell office:value-type="float" office:value="0.99891369924378" calcext:value-type="float">
            <text:p>0.99891369924378</text:p>
          </table:table-cell>
          <table:table-cell office:value-type="float" office:value="0.00108630075621948" calcext:value-type="float">
            <text:p>0.001086300756219</text:p>
          </table:table-cell>
          <table:table-cell office:value-type="float" office:value="0.994492102286761" calcext:value-type="float">
            <text:p>0.994492102286761</text:p>
          </table:table-cell>
          <table:table-cell office:value-type="float" office:value="0.00550789771323916" calcext:value-type="float">
            <text:p>0.005507897713239</text:p>
          </table:table-cell>
          <table:table-cell office:value-type="float" office:value="0.998659930309444" calcext:value-type="float">
            <text:p>0.998659930309444</text:p>
          </table:table-cell>
          <table:table-cell office:value-type="float" office:value="0.00134006969055615" calcext:value-type="float">
            <text:p>0.001340069690556</text:p>
          </table:table-cell>
          <table:table-cell office:value-type="float" office:value="0.993860657305227" calcext:value-type="float">
            <text:p>0.993860657305227</text:p>
          </table:table-cell>
          <table:table-cell office:value-type="float" office:value="0.0061393426947726" calcext:value-type="float">
            <text:p>0.006139342694773</text:p>
          </table:table-cell>
          <table:table-cell office:value-type="float" office:value="0.998586657412006" calcext:value-type="float">
            <text:p>0.998586657412006</text:p>
          </table:table-cell>
          <table:table-cell office:value-type="float" office:value="0.00141334258799404" calcext:value-type="float">
            <text:p>0.001413342587994</text:p>
          </table:table-cell>
          <table:table-cell office:value-type="float" office:value="0.998910798453819" calcext:value-type="float">
            <text:p>0.998910798453819</text:p>
          </table:table-cell>
          <table:table-cell office:value-type="float" office:value="0.00108920154618089" calcext:value-type="float">
            <text:p>0.001089201546181</text:p>
          </table:table-cell>
          <table:table-cell office:value-type="float" office:value="0.998875686853508" calcext:value-type="float">
            <text:p>0.998875686853508</text:p>
          </table:table-cell>
          <table:table-cell office:value-type="float" office:value="0.00112431314649236" calcext:value-type="float">
            <text:p>0.001124313146492</text:p>
          </table:table-cell>
          <table:table-cell office:value-type="float" office:value="0.999387369043326" calcext:value-type="float">
            <text:p>0.999387369043326</text:p>
          </table:table-cell>
          <table:table-cell office:value-type="float" office:value="0.000612630956673598" calcext:value-type="float">
            <text:p>0.000612630956674</text:p>
          </table:table-cell>
          <table:table-cell office:value-type="float" office:value="0.998296552606556" calcext:value-type="float">
            <text:p>0.998296552606556</text:p>
          </table:table-cell>
          <table:table-cell office:value-type="float" office:value="0.00170344739344418" calcext:value-type="float">
            <text:p>0.001703447393444</text:p>
          </table:table-cell>
          <table:table-cell table:formula="of:=AVERAGE([.C197];[.E197];[.G197];[.I197];[.K197];[.M197];[.O197];[.Q197];[.S197];[.U197])" office:value-type="float" office:value="0.997427372077228" calcext:value-type="float">
            <text:p>0.997427372077228</text:p>
          </table:table-cell>
          <table:table-cell table:formula="of:=AVERAGE([.D197];[.F197];[.H197];[.J197];[.L197];[.N197];[.P197];[.R197];[.T197];[.V197])" office:value-type="float" office:value="0.00257262792277224" calcext:value-type="float">
            <text:p>0.00257262792277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0.977919743636441" calcext:value-type="float">
            <text:p>0.977919743636441</text:p>
          </table:table-cell>
          <table:table-cell office:value-type="float" office:value="0.0220802563635592" calcext:value-type="float">
            <text:p>0.022080256363559</text:p>
          </table:table-cell>
          <table:table-cell office:value-type="float" office:value="0.99489185685773" calcext:value-type="float">
            <text:p>0.99489185685773</text:p>
          </table:table-cell>
          <table:table-cell office:value-type="float" office:value="0.00510814314226943" calcext:value-type="float">
            <text:p>0.005108143142269</text:p>
          </table:table-cell>
          <table:table-cell office:value-type="float" office:value="0.983337671449994" calcext:value-type="float">
            <text:p>0.983337671449994</text:p>
          </table:table-cell>
          <table:table-cell office:value-type="float" office:value="0.0166623285500058" calcext:value-type="float">
            <text:p>0.016662328550006</text:p>
          </table:table-cell>
          <table:table-cell office:value-type="float" office:value="0.995829706623432" calcext:value-type="float">
            <text:p>0.995829706623432</text:p>
          </table:table-cell>
          <table:table-cell office:value-type="float" office:value="0.00417029337656785" calcext:value-type="float">
            <text:p>0.004170293376568</text:p>
          </table:table-cell>
          <table:table-cell office:value-type="float" office:value="0.9878589427643" calcext:value-type="float">
            <text:p>0.9878589427643</text:p>
          </table:table-cell>
          <table:table-cell office:value-type="float" office:value="0.0121410572356999" calcext:value-type="float">
            <text:p>0.0121410572357</text:p>
          </table:table-cell>
          <table:table-cell office:value-type="float" office:value="0.986494403143937" calcext:value-type="float">
            <text:p>0.986494403143937</text:p>
          </table:table-cell>
          <table:table-cell office:value-type="float" office:value="0.0135055968560632" calcext:value-type="float">
            <text:p>0.013505596856063</text:p>
          </table:table-cell>
          <table:table-cell office:value-type="float" office:value="0.996115950136652" calcext:value-type="float">
            <text:p>0.996115950136652</text:p>
          </table:table-cell>
          <table:table-cell office:value-type="float" office:value="0.00388404986334798" calcext:value-type="float">
            <text:p>0.003884049863348</text:p>
          </table:table-cell>
          <table:table-cell office:value-type="float" office:value="0.989034161080138" calcext:value-type="float">
            <text:p>0.989034161080138</text:p>
          </table:table-cell>
          <table:table-cell office:value-type="float" office:value="0.0109658389198614" calcext:value-type="float">
            <text:p>0.010965838919861</text:p>
          </table:table-cell>
          <table:table-cell office:value-type="float" office:value="0.99598837848364" calcext:value-type="float">
            <text:p>0.99598837848364</text:p>
          </table:table-cell>
          <table:table-cell office:value-type="float" office:value="0.00401162151635964" calcext:value-type="float">
            <text:p>0.00401162151636</text:p>
          </table:table-cell>
          <table:table-cell office:value-type="float" office:value="0.993197118851445" calcext:value-type="float">
            <text:p>0.993197118851445</text:p>
          </table:table-cell>
          <table:table-cell office:value-type="float" office:value="0.00680288114855471" calcext:value-type="float">
            <text:p>0.006802881148555</text:p>
          </table:table-cell>
          <table:table-cell table:formula="of:=AVERAGE([.C198];[.E198];[.G198];[.I198];[.K198];[.M198];[.O198];[.Q198];[.S198];[.U198])" office:value-type="float" office:value="0.990066793302771" calcext:value-type="float">
            <text:p>0.990066793302771</text:p>
          </table:table-cell>
          <table:table-cell table:formula="of:=AVERAGE([.D198];[.F198];[.H198];[.J198];[.L198];[.N198];[.P198];[.R198];[.T198];[.V198])" office:value-type="float" office:value="0.00993320669722891" calcext:value-type="float">
            <text:p>0.00993320669722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0.895250764681787" calcext:value-type="float">
            <text:p>0.895250764681787</text:p>
          </table:table-cell>
          <table:table-cell office:value-type="float" office:value="0.104749235318212" calcext:value-type="float">
            <text:p>0.104749235318212</text:p>
          </table:table-cell>
          <table:table-cell office:value-type="float" office:value="0.913618168344815" calcext:value-type="float">
            <text:p>0.913618168344815</text:p>
          </table:table-cell>
          <table:table-cell office:value-type="float" office:value="0.0863818316551848" calcext:value-type="float">
            <text:p>0.086381831655185</text:p>
          </table:table-cell>
          <table:table-cell office:value-type="float" office:value="0.868330396083739" calcext:value-type="float">
            <text:p>0.868330396083739</text:p>
          </table:table-cell>
          <table:table-cell office:value-type="float" office:value="0.131669603916261" calcext:value-type="float">
            <text:p>0.131669603916261</text:p>
          </table:table-cell>
          <table:table-cell office:value-type="float" office:value="0.902400539288323" calcext:value-type="float">
            <text:p>0.902400539288323</text:p>
          </table:table-cell>
          <table:table-cell office:value-type="float" office:value="0.0975994607116765" calcext:value-type="float">
            <text:p>0.097599460711677</text:p>
          </table:table-cell>
          <table:table-cell office:value-type="float" office:value="0.940099464512955" calcext:value-type="float">
            <text:p>0.940099464512955</text:p>
          </table:table-cell>
          <table:table-cell office:value-type="float" office:value="0.0599005354870451" calcext:value-type="float">
            <text:p>0.059900535487045</text:p>
          </table:table-cell>
          <table:table-cell office:value-type="float" office:value="0.911568836606887" calcext:value-type="float">
            <text:p>0.911568836606887</text:p>
          </table:table-cell>
          <table:table-cell office:value-type="float" office:value="0.0884311633931125" calcext:value-type="float">
            <text:p>0.088431163393113</text:p>
          </table:table-cell>
          <table:table-cell office:value-type="float" office:value="0.915342320398189" calcext:value-type="float">
            <text:p>0.915342320398189</text:p>
          </table:table-cell>
          <table:table-cell office:value-type="float" office:value="0.0846576796018113" calcext:value-type="float">
            <text:p>0.084657679601811</text:p>
          </table:table-cell>
          <table:table-cell office:value-type="float" office:value="0.869090449296195" calcext:value-type="float">
            <text:p>0.869090449296195</text:p>
          </table:table-cell>
          <table:table-cell office:value-type="float" office:value="0.130909550703805" calcext:value-type="float">
            <text:p>0.130909550703805</text:p>
          </table:table-cell>
          <table:table-cell office:value-type="float" office:value="0.914608197386404" calcext:value-type="float">
            <text:p>0.914608197386404</text:p>
          </table:table-cell>
          <table:table-cell office:value-type="float" office:value="0.0853918026135955" calcext:value-type="float">
            <text:p>0.085391802613596</text:p>
          </table:table-cell>
          <table:table-cell office:value-type="float" office:value="0.922854580865619" calcext:value-type="float">
            <text:p>0.922854580865619</text:p>
          </table:table-cell>
          <table:table-cell office:value-type="float" office:value="0.0771454191343808" calcext:value-type="float">
            <text:p>0.077145419134381</text:p>
          </table:table-cell>
          <table:table-cell table:formula="of:=AVERAGE([.C199];[.E199];[.G199];[.I199];[.K199];[.M199];[.O199];[.Q199];[.S199];[.U199])" office:value-type="float" office:value="0.905316371746492" calcext:value-type="float">
            <text:p>0.905316371746492</text:p>
          </table:table-cell>
          <table:table-cell table:formula="of:=AVERAGE([.D199];[.F199];[.H199];[.J199];[.L199];[.N199];[.P199];[.R199];[.T199];[.V199])" office:value-type="float" office:value="0.0946836282535084" calcext:value-type="float">
            <text:p>0.09468362825350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0.647240313919235" calcext:value-type="float">
            <text:p>0.647240313919235</text:p>
          </table:table-cell>
          <table:table-cell office:value-type="float" office:value="0.352759686080765" calcext:value-type="float">
            <text:p>0.352759686080765</text:p>
          </table:table-cell>
          <table:table-cell office:value-type="float" office:value="0.691080452574009" calcext:value-type="float">
            <text:p>0.691080452574009</text:p>
          </table:table-cell>
          <table:table-cell office:value-type="float" office:value="0.308919547425991" calcext:value-type="float">
            <text:p>0.308919547425991</text:p>
          </table:table-cell>
          <table:table-cell office:value-type="float" office:value="0.707721079460327" calcext:value-type="float">
            <text:p>0.707721079460327</text:p>
          </table:table-cell>
          <table:table-cell office:value-type="float" office:value="0.292278920539673" calcext:value-type="float">
            <text:p>0.292278920539673</text:p>
          </table:table-cell>
          <table:table-cell office:value-type="float" office:value="0.679921397380228" calcext:value-type="float">
            <text:p>0.679921397380228</text:p>
          </table:table-cell>
          <table:table-cell office:value-type="float" office:value="0.320078602619772" calcext:value-type="float">
            <text:p>0.320078602619772</text:p>
          </table:table-cell>
          <table:table-cell office:value-type="float" office:value="0.796796457526375" calcext:value-type="float">
            <text:p>0.796796457526375</text:p>
          </table:table-cell>
          <table:table-cell office:value-type="float" office:value="0.203203542473625" calcext:value-type="float">
            <text:p>0.203203542473625</text:p>
          </table:table-cell>
          <table:table-cell office:value-type="float" office:value="0.643740959004713" calcext:value-type="float">
            <text:p>0.643740959004713</text:p>
          </table:table-cell>
          <table:table-cell office:value-type="float" office:value="0.356259040995287" calcext:value-type="float">
            <text:p>0.356259040995287</text:p>
          </table:table-cell>
          <table:table-cell office:value-type="float" office:value="0.616828075143451" calcext:value-type="float">
            <text:p>0.616828075143451</text:p>
          </table:table-cell>
          <table:table-cell office:value-type="float" office:value="0.383171924856549" calcext:value-type="float">
            <text:p>0.383171924856549</text:p>
          </table:table-cell>
          <table:table-cell office:value-type="float" office:value="0.785868051395914" calcext:value-type="float">
            <text:p>0.785868051395914</text:p>
          </table:table-cell>
          <table:table-cell office:value-type="float" office:value="0.214131948604086" calcext:value-type="float">
            <text:p>0.214131948604086</text:p>
          </table:table-cell>
          <table:table-cell office:value-type="float" office:value="0.667873275306247" calcext:value-type="float">
            <text:p>0.667873275306247</text:p>
          </table:table-cell>
          <table:table-cell office:value-type="float" office:value="0.332126724693753" calcext:value-type="float">
            <text:p>0.332126724693753</text:p>
          </table:table-cell>
          <table:table-cell office:value-type="float" office:value="0.571067725898612" calcext:value-type="float">
            <text:p>0.571067725898612</text:p>
          </table:table-cell>
          <table:table-cell office:value-type="float" office:value="0.428932274101388" calcext:value-type="float">
            <text:p>0.428932274101388</text:p>
          </table:table-cell>
          <table:table-cell table:formula="of:=AVERAGE([.C200];[.E200];[.G200];[.I200];[.K200];[.M200];[.O200];[.Q200];[.S200];[.U200])" office:value-type="float" office:value="0.680813778760911" calcext:value-type="float">
            <text:p>0.680813778760911</text:p>
          </table:table-cell>
          <table:table-cell table:formula="of:=AVERAGE([.D200];[.F200];[.H200];[.J200];[.L200];[.N200];[.P200];[.R200];[.T200];[.V200])" office:value-type="float" office:value="0.319186221239089" calcext:value-type="float">
            <text:p>0.31918622123908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0.71937168561689" calcext:value-type="float">
            <text:p>0.71937168561689</text:p>
          </table:table-cell>
          <table:table-cell office:value-type="float" office:value="0.28062831438311" calcext:value-type="float">
            <text:p>0.28062831438311</text:p>
          </table:table-cell>
          <table:table-cell office:value-type="float" office:value="0.67990326540476" calcext:value-type="float">
            <text:p>0.67990326540476</text:p>
          </table:table-cell>
          <table:table-cell office:value-type="float" office:value="0.320096734595239" calcext:value-type="float">
            <text:p>0.320096734595239</text:p>
          </table:table-cell>
          <table:table-cell office:value-type="float" office:value="0.621889446866917" calcext:value-type="float">
            <text:p>0.621889446866917</text:p>
          </table:table-cell>
          <table:table-cell office:value-type="float" office:value="0.378110553133083" calcext:value-type="float">
            <text:p>0.378110553133083</text:p>
          </table:table-cell>
          <table:table-cell office:value-type="float" office:value="0.596007392562783" calcext:value-type="float">
            <text:p>0.596007392562783</text:p>
          </table:table-cell>
          <table:table-cell office:value-type="float" office:value="0.403992607437217" calcext:value-type="float">
            <text:p>0.403992607437217</text:p>
          </table:table-cell>
          <table:table-cell office:value-type="float" office:value="0.702937435783122" calcext:value-type="float">
            <text:p>0.702937435783122</text:p>
          </table:table-cell>
          <table:table-cell office:value-type="float" office:value="0.297062564216878" calcext:value-type="float">
            <text:p>0.297062564216878</text:p>
          </table:table-cell>
          <table:table-cell office:value-type="float" office:value="0.655291743961777" calcext:value-type="float">
            <text:p>0.655291743961777</text:p>
          </table:table-cell>
          <table:table-cell office:value-type="float" office:value="0.344708256038223" calcext:value-type="float">
            <text:p>0.344708256038223</text:p>
          </table:table-cell>
          <table:table-cell office:value-type="float" office:value="0.74327461059609" calcext:value-type="float">
            <text:p>0.74327461059609</text:p>
          </table:table-cell>
          <table:table-cell office:value-type="float" office:value="0.25672538940391" calcext:value-type="float">
            <text:p>0.25672538940391</text:p>
          </table:table-cell>
          <table:table-cell office:value-type="float" office:value="0.699644734545124" calcext:value-type="float">
            <text:p>0.699644734545124</text:p>
          </table:table-cell>
          <table:table-cell office:value-type="float" office:value="0.300355265454876" calcext:value-type="float">
            <text:p>0.300355265454876</text:p>
          </table:table-cell>
          <table:table-cell office:value-type="float" office:value="0.725811113466009" calcext:value-type="float">
            <text:p>0.725811113466009</text:p>
          </table:table-cell>
          <table:table-cell office:value-type="float" office:value="0.274188886533991" calcext:value-type="float">
            <text:p>0.274188886533991</text:p>
          </table:table-cell>
          <table:table-cell office:value-type="float" office:value="0.847808859926636" calcext:value-type="float">
            <text:p>0.847808859926636</text:p>
          </table:table-cell>
          <table:table-cell office:value-type="float" office:value="0.152191140073364" calcext:value-type="float">
            <text:p>0.152191140073364</text:p>
          </table:table-cell>
          <table:table-cell table:formula="of:=AVERAGE([.C201];[.E201];[.G201];[.I201];[.K201];[.M201];[.O201];[.Q201];[.S201];[.U201])" office:value-type="float" office:value="0.699194028873011" calcext:value-type="float">
            <text:p>0.699194028873011</text:p>
          </table:table-cell>
          <table:table-cell table:formula="of:=AVERAGE([.D201];[.F201];[.H201];[.J201];[.L201];[.N201];[.P201];[.R201];[.T201];[.V201])" office:value-type="float" office:value="0.300805971126989" calcext:value-type="float">
            <text:p>0.30080597112698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0.796179649494274" calcext:value-type="float">
            <text:p>0.796179649494274</text:p>
          </table:table-cell>
          <table:table-cell office:value-type="float" office:value="0.203820350505726" calcext:value-type="float">
            <text:p>0.203820350505726</text:p>
          </table:table-cell>
          <table:table-cell office:value-type="float" office:value="0.454214280221826" calcext:value-type="float">
            <text:p>0.454214280221826</text:p>
          </table:table-cell>
          <table:table-cell office:value-type="float" office:value="0.545785719778174" calcext:value-type="float">
            <text:p>0.545785719778174</text:p>
          </table:table-cell>
          <table:table-cell office:value-type="float" office:value="0.606938786125907" calcext:value-type="float">
            <text:p>0.606938786125907</text:p>
          </table:table-cell>
          <table:table-cell office:value-type="float" office:value="0.393061213874093" calcext:value-type="float">
            <text:p>0.393061213874093</text:p>
          </table:table-cell>
          <table:table-cell office:value-type="float" office:value="0.642330489792793" calcext:value-type="float">
            <text:p>0.642330489792793</text:p>
          </table:table-cell>
          <table:table-cell office:value-type="float" office:value="0.357669510207207" calcext:value-type="float">
            <text:p>0.357669510207207</text:p>
          </table:table-cell>
          <table:table-cell office:value-type="float" office:value="0.570118764210111" calcext:value-type="float">
            <text:p>0.570118764210111</text:p>
          </table:table-cell>
          <table:table-cell office:value-type="float" office:value="0.42988123578989" calcext:value-type="float">
            <text:p>0.42988123578989</text:p>
          </table:table-cell>
          <table:table-cell office:value-type="float" office:value="0.543950806024886" calcext:value-type="float">
            <text:p>0.543950806024886</text:p>
          </table:table-cell>
          <table:table-cell office:value-type="float" office:value="0.456049193975114" calcext:value-type="float">
            <text:p>0.456049193975114</text:p>
          </table:table-cell>
          <table:table-cell office:value-type="float" office:value="0.612576816930182" calcext:value-type="float">
            <text:p>0.612576816930182</text:p>
          </table:table-cell>
          <table:table-cell office:value-type="float" office:value="0.387423183069818" calcext:value-type="float">
            <text:p>0.387423183069818</text:p>
          </table:table-cell>
          <table:table-cell office:value-type="float" office:value="0.681486542578157" calcext:value-type="float">
            <text:p>0.681486542578157</text:p>
          </table:table-cell>
          <table:table-cell office:value-type="float" office:value="0.318513457421844" calcext:value-type="float">
            <text:p>0.318513457421844</text:p>
          </table:table-cell>
          <table:table-cell office:value-type="float" office:value="0.460359657209807" calcext:value-type="float">
            <text:p>0.460359657209807</text:p>
          </table:table-cell>
          <table:table-cell office:value-type="float" office:value="0.539640342790193" calcext:value-type="float">
            <text:p>0.539640342790193</text:p>
          </table:table-cell>
          <table:table-cell office:value-type="float" office:value="0.736344627759524" calcext:value-type="float">
            <text:p>0.736344627759524</text:p>
          </table:table-cell>
          <table:table-cell office:value-type="float" office:value="0.263655372240476" calcext:value-type="float">
            <text:p>0.263655372240476</text:p>
          </table:table-cell>
          <table:table-cell table:formula="of:=AVERAGE([.C202];[.E202];[.G202];[.I202];[.K202];[.M202];[.O202];[.Q202];[.S202];[.U202])" office:value-type="float" office:value="0.610450042034747" calcext:value-type="float">
            <text:p>0.610450042034747</text:p>
          </table:table-cell>
          <table:table-cell table:formula="of:=AVERAGE([.D202];[.F202];[.H202];[.J202];[.L202];[.N202];[.P202];[.R202];[.T202];[.V202])" office:value-type="float" office:value="0.389549957965254" calcext:value-type="float">
            <text:p>0.38954995796525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0.39887565936355" calcext:value-type="float">
            <text:p>0.39887565936355</text:p>
          </table:table-cell>
          <table:table-cell office:value-type="float" office:value="0.60112434063645" calcext:value-type="float">
            <text:p>0.60112434063645</text:p>
          </table:table-cell>
          <table:table-cell office:value-type="float" office:value="0.370823556023409" calcext:value-type="float">
            <text:p>0.370823556023409</text:p>
          </table:table-cell>
          <table:table-cell office:value-type="float" office:value="0.629176443976591" calcext:value-type="float">
            <text:p>0.629176443976591</text:p>
          </table:table-cell>
          <table:table-cell office:value-type="float" office:value="0.373442455461733" calcext:value-type="float">
            <text:p>0.373442455461733</text:p>
          </table:table-cell>
          <table:table-cell office:value-type="float" office:value="0.626557544538267" calcext:value-type="float">
            <text:p>0.626557544538267</text:p>
          </table:table-cell>
          <table:table-cell office:value-type="float" office:value="0.29729447950935" calcext:value-type="float">
            <text:p>0.29729447950935</text:p>
          </table:table-cell>
          <table:table-cell office:value-type="float" office:value="0.702705520490651" calcext:value-type="float">
            <text:p>0.702705520490651</text:p>
          </table:table-cell>
          <table:table-cell office:value-type="float" office:value="0.243552852882295" calcext:value-type="float">
            <text:p>0.243552852882295</text:p>
          </table:table-cell>
          <table:table-cell office:value-type="float" office:value="0.756447147117705" calcext:value-type="float">
            <text:p>0.756447147117705</text:p>
          </table:table-cell>
          <table:table-cell office:value-type="float" office:value="0.387467075202873" calcext:value-type="float">
            <text:p>0.387467075202873</text:p>
          </table:table-cell>
          <table:table-cell office:value-type="float" office:value="0.612532924797127" calcext:value-type="float">
            <text:p>0.612532924797127</text:p>
          </table:table-cell>
          <table:table-cell office:value-type="float" office:value="0.483211915343835" calcext:value-type="float">
            <text:p>0.483211915343835</text:p>
          </table:table-cell>
          <table:table-cell office:value-type="float" office:value="0.516788084656165" calcext:value-type="float">
            <text:p>0.516788084656165</text:p>
          </table:table-cell>
          <table:table-cell office:value-type="float" office:value="0.403855251389604" calcext:value-type="float">
            <text:p>0.403855251389604</text:p>
          </table:table-cell>
          <table:table-cell office:value-type="float" office:value="0.596144748610396" calcext:value-type="float">
            <text:p>0.596144748610396</text:p>
          </table:table-cell>
          <table:table-cell office:value-type="float" office:value="0.306879118834546" calcext:value-type="float">
            <text:p>0.306879118834546</text:p>
          </table:table-cell>
          <table:table-cell office:value-type="float" office:value="0.693120881165454" calcext:value-type="float">
            <text:p>0.693120881165454</text:p>
          </table:table-cell>
          <table:table-cell office:value-type="float" office:value="0.559634223189474" calcext:value-type="float">
            <text:p>0.559634223189474</text:p>
          </table:table-cell>
          <table:table-cell office:value-type="float" office:value="0.440365776810526" calcext:value-type="float">
            <text:p>0.440365776810526</text:p>
          </table:table-cell>
          <table:table-cell table:formula="of:=AVERAGE([.C203];[.E203];[.G203];[.I203];[.K203];[.M203];[.O203];[.Q203];[.S203];[.U203])" office:value-type="float" office:value="0.382503658720067" calcext:value-type="float">
            <text:p>0.382503658720067</text:p>
          </table:table-cell>
          <table:table-cell table:formula="of:=AVERAGE([.D203];[.F203];[.H203];[.J203];[.L203];[.N203];[.P203];[.R203];[.T203];[.V203])" office:value-type="float" office:value="0.617496341279933" calcext:value-type="float">
            <text:p>0.61749634127993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0.971562137140563" calcext:value-type="float">
            <text:p>0.971562137140563</text:p>
          </table:table-cell>
          <table:table-cell office:value-type="float" office:value="0.0284378628594372" calcext:value-type="float">
            <text:p>0.028437862859437</text:p>
          </table:table-cell>
          <table:table-cell office:value-type="float" office:value="0.985863217303074" calcext:value-type="float">
            <text:p>0.985863217303074</text:p>
          </table:table-cell>
          <table:table-cell office:value-type="float" office:value="0.0141367826969265" calcext:value-type="float">
            <text:p>0.014136782696927</text:p>
          </table:table-cell>
          <table:table-cell office:value-type="float" office:value="0.986576765358045" calcext:value-type="float">
            <text:p>0.986576765358045</text:p>
          </table:table-cell>
          <table:table-cell office:value-type="float" office:value="0.0134232346419552" calcext:value-type="float">
            <text:p>0.013423234641955</text:p>
          </table:table-cell>
          <table:table-cell office:value-type="float" office:value="0.974619123541789" calcext:value-type="float">
            <text:p>0.974619123541789</text:p>
          </table:table-cell>
          <table:table-cell office:value-type="float" office:value="0.0253808764582111" calcext:value-type="float">
            <text:p>0.025380876458211</text:p>
          </table:table-cell>
          <table:table-cell office:value-type="float" office:value="0.799880622961194" calcext:value-type="float">
            <text:p>0.799880622961194</text:p>
          </table:table-cell>
          <table:table-cell office:value-type="float" office:value="0.200119377038806" calcext:value-type="float">
            <text:p>0.200119377038806</text:p>
          </table:table-cell>
          <table:table-cell office:value-type="float" office:value="0.980756628661146" calcext:value-type="float">
            <text:p>0.980756628661146</text:p>
          </table:table-cell>
          <table:table-cell office:value-type="float" office:value="0.0192433713388538" calcext:value-type="float">
            <text:p>0.019243371338854</text:p>
          </table:table-cell>
          <table:table-cell office:value-type="float" office:value="0.991966355316605" calcext:value-type="float">
            <text:p>0.991966355316605</text:p>
          </table:table-cell>
          <table:table-cell office:value-type="float" office:value="0.00803364468339496" calcext:value-type="float">
            <text:p>0.008033644683395</text:p>
          </table:table-cell>
          <table:table-cell office:value-type="float" office:value="0.977308816944116" calcext:value-type="float">
            <text:p>0.977308816944116</text:p>
          </table:table-cell>
          <table:table-cell office:value-type="float" office:value="0.0226911830558833" calcext:value-type="float">
            <text:p>0.022691183055883</text:p>
          </table:table-cell>
          <table:table-cell office:value-type="float" office:value="0.991947628698703" calcext:value-type="float">
            <text:p>0.991947628698703</text:p>
          </table:table-cell>
          <table:table-cell office:value-type="float" office:value="0.00805237130129742" calcext:value-type="float">
            <text:p>0.008052371301297</text:p>
          </table:table-cell>
          <table:table-cell office:value-type="float" office:value="0.99210133993685" calcext:value-type="float">
            <text:p>0.99210133993685</text:p>
          </table:table-cell>
          <table:table-cell office:value-type="float" office:value="0.00789866006315052" calcext:value-type="float">
            <text:p>0.007898660063151</text:p>
          </table:table-cell>
          <table:table-cell table:formula="of:=AVERAGE([.C204];[.E204];[.G204];[.I204];[.K204];[.M204];[.O204];[.Q204];[.S204];[.U204])" office:value-type="float" office:value="0.965258263586209" calcext:value-type="float">
            <text:p>0.965258263586209</text:p>
          </table:table-cell>
          <table:table-cell table:formula="of:=AVERAGE([.D204];[.F204];[.H204];[.J204];[.L204];[.N204];[.P204];[.R204];[.T204];[.V204])" office:value-type="float" office:value="0.0347417364137916" calcext:value-type="float">
            <text:p>0.03474173641379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0.997287658465237" calcext:value-type="float">
            <text:p>0.997287658465237</text:p>
          </table:table-cell>
          <table:table-cell office:value-type="float" office:value="0.00271234153476317" calcext:value-type="float">
            <text:p>0.002712341534763</text:p>
          </table:table-cell>
          <table:table-cell office:value-type="float" office:value="0.999459234215141" calcext:value-type="float">
            <text:p>0.999459234215141</text:p>
          </table:table-cell>
          <table:table-cell office:value-type="float" office:value="0.000540765784859198" calcext:value-type="float">
            <text:p>0.000540765784859</text:p>
          </table:table-cell>
          <table:table-cell office:value-type="float" office:value="0.998303622089906" calcext:value-type="float">
            <text:p>0.998303622089906</text:p>
          </table:table-cell>
          <table:table-cell office:value-type="float" office:value="0.00169637791009413" calcext:value-type="float">
            <text:p>0.001696377910094</text:p>
          </table:table-cell>
          <table:table-cell office:value-type="float" office:value="0.999289746428967" calcext:value-type="float">
            <text:p>0.999289746428967</text:p>
          </table:table-cell>
          <table:table-cell office:value-type="float" office:value="0.000710253571033102" calcext:value-type="float">
            <text:p>0.000710253571033</text:p>
          </table:table-cell>
          <table:table-cell office:value-type="float" office:value="0.997562359804418" calcext:value-type="float">
            <text:p>0.997562359804418</text:p>
          </table:table-cell>
          <table:table-cell office:value-type="float" office:value="0.00243764019558163" calcext:value-type="float">
            <text:p>0.002437640195582</text:p>
          </table:table-cell>
          <table:table-cell office:value-type="float" office:value="0.998515650916947" calcext:value-type="float">
            <text:p>0.998515650916947</text:p>
          </table:table-cell>
          <table:table-cell office:value-type="float" office:value="0.00148434908305309" calcext:value-type="float">
            <text:p>0.001484349083053</text:p>
          </table:table-cell>
          <table:table-cell office:value-type="float" office:value="0.998598127472352" calcext:value-type="float">
            <text:p>0.998598127472352</text:p>
          </table:table-cell>
          <table:table-cell office:value-type="float" office:value="0.00140187252764854" calcext:value-type="float">
            <text:p>0.001401872527649</text:p>
          </table:table-cell>
          <table:table-cell office:value-type="float" office:value="0.998728354388545" calcext:value-type="float">
            <text:p>0.998728354388545</text:p>
          </table:table-cell>
          <table:table-cell office:value-type="float" office:value="0.00127164561145463" calcext:value-type="float">
            <text:p>0.001271645611455</text:p>
          </table:table-cell>
          <table:table-cell office:value-type="float" office:value="0.999927429851549" calcext:value-type="float">
            <text:p>0.999927429851549</text:p>
          </table:table-cell>
          <table:table-cell office:value-type="float" office:value="0.0000725701484511016" calcext:value-type="float">
            <text:p>7.25701484511016E-05</text:p>
          </table:table-cell>
          <table:table-cell office:value-type="float" office:value="0.997845472459288" calcext:value-type="float">
            <text:p>0.997845472459288</text:p>
          </table:table-cell>
          <table:table-cell office:value-type="float" office:value="0.00215452754071171" calcext:value-type="float">
            <text:p>0.002154527540712</text:p>
          </table:table-cell>
          <table:table-cell table:formula="of:=AVERAGE([.C205];[.E205];[.G205];[.I205];[.K205];[.M205];[.O205];[.Q205];[.S205];[.U205])" office:value-type="float" office:value="0.998551765609235" calcext:value-type="float">
            <text:p>0.998551765609235</text:p>
          </table:table-cell>
          <table:table-cell table:formula="of:=AVERAGE([.D205];[.F205];[.H205];[.J205];[.L205];[.N205];[.P205];[.R205];[.T205];[.V205])" office:value-type="float" office:value="0.00144823439076503" calcext:value-type="float">
            <text:p>0.00144823439076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0.988111963585511" calcext:value-type="float">
            <text:p>0.988111963585511</text:p>
          </table:table-cell>
          <table:table-cell office:value-type="float" office:value="0.011888036414489" calcext:value-type="float">
            <text:p>0.011888036414489</text:p>
          </table:table-cell>
          <table:table-cell office:value-type="float" office:value="0.996457398554311" calcext:value-type="float">
            <text:p>0.996457398554311</text:p>
          </table:table-cell>
          <table:table-cell office:value-type="float" office:value="0.00354260144568851" calcext:value-type="float">
            <text:p>0.003542601445689</text:p>
          </table:table-cell>
          <table:table-cell office:value-type="float" office:value="0.989196850636072" calcext:value-type="float">
            <text:p>0.989196850636072</text:p>
          </table:table-cell>
          <table:table-cell office:value-type="float" office:value="0.0108031493639277" calcext:value-type="float">
            <text:p>0.010803149363928</text:p>
          </table:table-cell>
          <table:table-cell office:value-type="float" office:value="0.994980603765701" calcext:value-type="float">
            <text:p>0.994980603765701</text:p>
          </table:table-cell>
          <table:table-cell office:value-type="float" office:value="0.00501939623429884" calcext:value-type="float">
            <text:p>0.005019396234299</text:p>
          </table:table-cell>
          <table:table-cell office:value-type="float" office:value="0.993944704639074" calcext:value-type="float">
            <text:p>0.993944704639074</text:p>
          </table:table-cell>
          <table:table-cell office:value-type="float" office:value="0.00605529536092556" calcext:value-type="float">
            <text:p>0.006055295360926</text:p>
          </table:table-cell>
          <table:table-cell office:value-type="float" office:value="0.998721475896474" calcext:value-type="float">
            <text:p>0.998721475896474</text:p>
          </table:table-cell>
          <table:table-cell office:value-type="float" office:value="0.00127852410352596" calcext:value-type="float">
            <text:p>0.001278524103526</text:p>
          </table:table-cell>
          <table:table-cell office:value-type="float" office:value="0.994405572491581" calcext:value-type="float">
            <text:p>0.994405572491581</text:p>
          </table:table-cell>
          <table:table-cell office:value-type="float" office:value="0.00559442750841912" calcext:value-type="float">
            <text:p>0.005594427508419</text:p>
          </table:table-cell>
          <table:table-cell office:value-type="float" office:value="0.99555802227964" calcext:value-type="float">
            <text:p>0.99555802227964</text:p>
          </table:table-cell>
          <table:table-cell office:value-type="float" office:value="0.0044419777203599" calcext:value-type="float">
            <text:p>0.00444197772036</text:p>
          </table:table-cell>
          <table:table-cell office:value-type="float" office:value="0.999301623591609" calcext:value-type="float">
            <text:p>0.999301623591609</text:p>
          </table:table-cell>
          <table:table-cell office:value-type="float" office:value="0.000698376408390957" calcext:value-type="float">
            <text:p>0.000698376408391</text:p>
          </table:table-cell>
          <table:table-cell office:value-type="float" office:value="0.994418093404439" calcext:value-type="float">
            <text:p>0.994418093404439</text:p>
          </table:table-cell>
          <table:table-cell office:value-type="float" office:value="0.0055819065955612" calcext:value-type="float">
            <text:p>0.005581906595561</text:p>
          </table:table-cell>
          <table:table-cell table:formula="of:=AVERAGE([.C206];[.E206];[.G206];[.I206];[.K206];[.M206];[.O206];[.Q206];[.S206];[.U206])" office:value-type="float" office:value="0.994509630884441" calcext:value-type="float">
            <text:p>0.994509630884441</text:p>
          </table:table-cell>
          <table:table-cell table:formula="of:=AVERAGE([.D206];[.F206];[.H206];[.J206];[.L206];[.N206];[.P206];[.R206];[.T206];[.V206])" office:value-type="float" office:value="0.00549036911555868" calcext:value-type="float">
            <text:p>0.005490369115559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0.890043020160729" calcext:value-type="float">
            <text:p>0.890043020160729</text:p>
          </table:table-cell>
          <table:table-cell office:value-type="float" office:value="0.109956979839271" calcext:value-type="float">
            <text:p>0.109956979839271</text:p>
          </table:table-cell>
          <table:table-cell office:value-type="float" office:value="0.944394075672837" calcext:value-type="float">
            <text:p>0.944394075672837</text:p>
          </table:table-cell>
          <table:table-cell office:value-type="float" office:value="0.0556059243271625" calcext:value-type="float">
            <text:p>0.055605924327163</text:p>
          </table:table-cell>
          <table:table-cell office:value-type="float" office:value="0.910306106251091" calcext:value-type="float">
            <text:p>0.910306106251091</text:p>
          </table:table-cell>
          <table:table-cell office:value-type="float" office:value="0.0896938937489085" calcext:value-type="float">
            <text:p>0.089693893748909</text:p>
          </table:table-cell>
          <table:table-cell office:value-type="float" office:value="0.963003863125788" calcext:value-type="float">
            <text:p>0.963003863125788</text:p>
          </table:table-cell>
          <table:table-cell office:value-type="float" office:value="0.0369961368742116" calcext:value-type="float">
            <text:p>0.036996136874212</text:p>
          </table:table-cell>
          <table:table-cell office:value-type="float" office:value="0.938724651582636" calcext:value-type="float">
            <text:p>0.938724651582636</text:p>
          </table:table-cell>
          <table:table-cell office:value-type="float" office:value="0.0612753484173641" calcext:value-type="float">
            <text:p>0.061275348417364</text:p>
          </table:table-cell>
          <table:table-cell office:value-type="float" office:value="0.928048360521828" calcext:value-type="float">
            <text:p>0.928048360521828</text:p>
          </table:table-cell>
          <table:table-cell office:value-type="float" office:value="0.0719516394781721" calcext:value-type="float">
            <text:p>0.071951639478172</text:p>
          </table:table-cell>
          <table:table-cell office:value-type="float" office:value="0.963273447550332" calcext:value-type="float">
            <text:p>0.963273447550332</text:p>
          </table:table-cell>
          <table:table-cell office:value-type="float" office:value="0.0367265524496675" calcext:value-type="float">
            <text:p>0.036726552449668</text:p>
          </table:table-cell>
          <table:table-cell office:value-type="float" office:value="0.949110423187943" calcext:value-type="float">
            <text:p>0.949110423187943</text:p>
          </table:table-cell>
          <table:table-cell office:value-type="float" office:value="0.050889576812057" calcext:value-type="float">
            <text:p>0.050889576812057</text:p>
          </table:table-cell>
          <table:table-cell office:value-type="float" office:value="0.952332021894895" calcext:value-type="float">
            <text:p>0.952332021894895</text:p>
          </table:table-cell>
          <table:table-cell office:value-type="float" office:value="0.0476679781051048" calcext:value-type="float">
            <text:p>0.047667978105105</text:p>
          </table:table-cell>
          <table:table-cell office:value-type="float" office:value="0.632780680870992" calcext:value-type="float">
            <text:p>0.632780680870992</text:p>
          </table:table-cell>
          <table:table-cell office:value-type="float" office:value="0.367219319129008" calcext:value-type="float">
            <text:p>0.367219319129008</text:p>
          </table:table-cell>
          <table:table-cell table:formula="of:=AVERAGE([.C207];[.E207];[.G207];[.I207];[.K207];[.M207];[.O207];[.Q207];[.S207];[.U207])" office:value-type="float" office:value="0.907201665081907" calcext:value-type="float">
            <text:p>0.907201665081907</text:p>
          </table:table-cell>
          <table:table-cell table:formula="of:=AVERAGE([.D207];[.F207];[.H207];[.J207];[.L207];[.N207];[.P207];[.R207];[.T207];[.V207])" office:value-type="float" office:value="0.0927983349180927" calcext:value-type="float">
            <text:p>0.09279833491809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float" office:value="0.978584519020963" calcext:value-type="float">
            <text:p>0.978584519020963</text:p>
          </table:table-cell>
          <table:table-cell office:value-type="float" office:value="0.0214154809790372" calcext:value-type="float">
            <text:p>0.021415480979037</text:p>
          </table:table-cell>
          <table:table-cell office:value-type="float" office:value="0.995125385807473" calcext:value-type="float">
            <text:p>0.995125385807473</text:p>
          </table:table-cell>
          <table:table-cell office:value-type="float" office:value="0.00487461419252748" calcext:value-type="float">
            <text:p>0.004874614192527</text:p>
          </table:table-cell>
          <table:table-cell office:value-type="float" office:value="0.975990147470776" calcext:value-type="float">
            <text:p>0.975990147470776</text:p>
          </table:table-cell>
          <table:table-cell office:value-type="float" office:value="0.0240098525292239" calcext:value-type="float">
            <text:p>0.024009852529224</text:p>
          </table:table-cell>
          <table:table-cell office:value-type="float" office:value="0.993256622943695" calcext:value-type="float">
            <text:p>0.993256622943695</text:p>
          </table:table-cell>
          <table:table-cell office:value-type="float" office:value="0.00674337705630497" calcext:value-type="float">
            <text:p>0.006743377056305</text:p>
          </table:table-cell>
          <table:table-cell office:value-type="float" office:value="0.974383141594659" calcext:value-type="float">
            <text:p>0.974383141594659</text:p>
          </table:table-cell>
          <table:table-cell office:value-type="float" office:value="0.0256168584053415" calcext:value-type="float">
            <text:p>0.025616858405342</text:p>
          </table:table-cell>
          <table:table-cell office:value-type="float" office:value="0.985374192260559" calcext:value-type="float">
            <text:p>0.985374192260559</text:p>
          </table:table-cell>
          <table:table-cell office:value-type="float" office:value="0.0146258077394411" calcext:value-type="float">
            <text:p>0.014625807739441</text:p>
          </table:table-cell>
          <table:table-cell office:value-type="float" office:value="0.994030543229355" calcext:value-type="float">
            <text:p>0.994030543229355</text:p>
          </table:table-cell>
          <table:table-cell office:value-type="float" office:value="0.00596945677064522" calcext:value-type="float">
            <text:p>0.005969456770645</text:p>
          </table:table-cell>
          <table:table-cell office:value-type="float" office:value="0.991692351043154" calcext:value-type="float">
            <text:p>0.991692351043154</text:p>
          </table:table-cell>
          <table:table-cell office:value-type="float" office:value="0.00830764895684557" calcext:value-type="float">
            <text:p>0.008307648956846</text:p>
          </table:table-cell>
          <table:table-cell office:value-type="float" office:value="0.994742324726905" calcext:value-type="float">
            <text:p>0.994742324726905</text:p>
          </table:table-cell>
          <table:table-cell office:value-type="float" office:value="0.00525767527309532" calcext:value-type="float">
            <text:p>0.005257675273095</text:p>
          </table:table-cell>
          <table:table-cell office:value-type="float" office:value="0.989806299778528" calcext:value-type="float">
            <text:p>0.989806299778528</text:p>
          </table:table-cell>
          <table:table-cell office:value-type="float" office:value="0.0101937002214716" calcext:value-type="float">
            <text:p>0.010193700221472</text:p>
          </table:table-cell>
          <table:table-cell table:formula="of:=AVERAGE([.C208];[.E208];[.G208];[.I208];[.K208];[.M208];[.O208];[.Q208];[.S208];[.U208])" office:value-type="float" office:value="0.987298552787607" calcext:value-type="float">
            <text:p>0.987298552787607</text:p>
          </table:table-cell>
          <table:table-cell table:formula="of:=AVERAGE([.D208];[.F208];[.H208];[.J208];[.L208];[.N208];[.P208];[.R208];[.T208];[.V208])" office:value-type="float" office:value="0.0127014472123934" calcext:value-type="float">
            <text:p>0.01270144721239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0.995766871704517" calcext:value-type="float">
            <text:p>0.995766871704517</text:p>
          </table:table-cell>
          <table:table-cell office:value-type="float" office:value="0.0042331282954833" calcext:value-type="float">
            <text:p>0.004233128295483</text:p>
          </table:table-cell>
          <table:table-cell office:value-type="float" office:value="0.996854193812245" calcext:value-type="float">
            <text:p>0.996854193812245</text:p>
          </table:table-cell>
          <table:table-cell office:value-type="float" office:value="0.00314580618775541" calcext:value-type="float">
            <text:p>0.003145806187755</text:p>
          </table:table-cell>
          <table:table-cell office:value-type="float" office:value="0.993233238607636" calcext:value-type="float">
            <text:p>0.993233238607636</text:p>
          </table:table-cell>
          <table:table-cell office:value-type="float" office:value="0.00676676139236448" calcext:value-type="float">
            <text:p>0.006766761392364</text:p>
          </table:table-cell>
          <table:table-cell office:value-type="float" office:value="0.996221275349109" calcext:value-type="float">
            <text:p>0.996221275349109</text:p>
          </table:table-cell>
          <table:table-cell office:value-type="float" office:value="0.00377872465089122" calcext:value-type="float">
            <text:p>0.003778724650891</text:p>
          </table:table-cell>
          <table:table-cell office:value-type="float" office:value="0.994107686901127" calcext:value-type="float">
            <text:p>0.994107686901127</text:p>
          </table:table-cell>
          <table:table-cell office:value-type="float" office:value="0.00589231309887286" calcext:value-type="float">
            <text:p>0.005892313098873</text:p>
          </table:table-cell>
          <table:table-cell office:value-type="float" office:value="0.998169022288568" calcext:value-type="float">
            <text:p>0.998169022288568</text:p>
          </table:table-cell>
          <table:table-cell office:value-type="float" office:value="0.00183097771143193" calcext:value-type="float">
            <text:p>0.001830977711432</text:p>
          </table:table-cell>
          <table:table-cell office:value-type="float" office:value="0.997354021189243" calcext:value-type="float">
            <text:p>0.997354021189243</text:p>
          </table:table-cell>
          <table:table-cell office:value-type="float" office:value="0.00264597881075656" calcext:value-type="float">
            <text:p>0.002645978810757</text:p>
          </table:table-cell>
          <table:table-cell office:value-type="float" office:value="0.995437186896305" calcext:value-type="float">
            <text:p>0.995437186896305</text:p>
          </table:table-cell>
          <table:table-cell office:value-type="float" office:value="0.00456281310369541" calcext:value-type="float">
            <text:p>0.004562813103695</text:p>
          </table:table-cell>
          <table:table-cell office:value-type="float" office:value="0.99935496206873" calcext:value-type="float">
            <text:p>0.99935496206873</text:p>
          </table:table-cell>
          <table:table-cell office:value-type="float" office:value="0.000645037931270329" calcext:value-type="float">
            <text:p>0.00064503793127</text:p>
          </table:table-cell>
          <table:table-cell office:value-type="float" office:value="0.997227106377766" calcext:value-type="float">
            <text:p>0.997227106377766</text:p>
          </table:table-cell>
          <table:table-cell office:value-type="float" office:value="0.00277289362223408" calcext:value-type="float">
            <text:p>0.002772893622234</text:p>
          </table:table-cell>
          <table:table-cell table:formula="of:=AVERAGE([.C209];[.E209];[.G209];[.I209];[.K209];[.M209];[.O209];[.Q209];[.S209];[.U209])" office:value-type="float" office:value="0.996372556519524" calcext:value-type="float">
            <text:p>0.996372556519524</text:p>
          </table:table-cell>
          <table:table-cell table:formula="of:=AVERAGE([.D209];[.F209];[.H209];[.J209];[.L209];[.N209];[.P209];[.R209];[.T209];[.V209])" office:value-type="float" office:value="0.00362744348047556" calcext:value-type="float">
            <text:p>0.00362744348047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float" office:value="0.497576376726795" calcext:value-type="float">
            <text:p>0.497576376726795</text:p>
          </table:table-cell>
          <table:table-cell office:value-type="float" office:value="0.502423623273205" calcext:value-type="float">
            <text:p>0.502423623273205</text:p>
          </table:table-cell>
          <table:table-cell office:value-type="float" office:value="0.433351094786916" calcext:value-type="float">
            <text:p>0.433351094786916</text:p>
          </table:table-cell>
          <table:table-cell office:value-type="float" office:value="0.566648905213084" calcext:value-type="float">
            <text:p>0.566648905213084</text:p>
          </table:table-cell>
          <table:table-cell office:value-type="float" office:value="0.432128596665743" calcext:value-type="float">
            <text:p>0.432128596665743</text:p>
          </table:table-cell>
          <table:table-cell office:value-type="float" office:value="0.567871403334257" calcext:value-type="float">
            <text:p>0.567871403334257</text:p>
          </table:table-cell>
          <table:table-cell office:value-type="float" office:value="0.419241729290466" calcext:value-type="float">
            <text:p>0.419241729290466</text:p>
          </table:table-cell>
          <table:table-cell office:value-type="float" office:value="0.580758270709534" calcext:value-type="float">
            <text:p>0.580758270709534</text:p>
          </table:table-cell>
          <table:table-cell office:value-type="float" office:value="0.478951087373882" calcext:value-type="float">
            <text:p>0.478951087373882</text:p>
          </table:table-cell>
          <table:table-cell office:value-type="float" office:value="0.521048912626118" calcext:value-type="float">
            <text:p>0.521048912626118</text:p>
          </table:table-cell>
          <table:table-cell office:value-type="float" office:value="0.288197081942597" calcext:value-type="float">
            <text:p>0.288197081942597</text:p>
          </table:table-cell>
          <table:table-cell office:value-type="float" office:value="0.711802918057403" calcext:value-type="float">
            <text:p>0.711802918057403</text:p>
          </table:table-cell>
          <table:table-cell office:value-type="float" office:value="0.366301761989142" calcext:value-type="float">
            <text:p>0.366301761989142</text:p>
          </table:table-cell>
          <table:table-cell office:value-type="float" office:value="0.633698238010858" calcext:value-type="float">
            <text:p>0.633698238010858</text:p>
          </table:table-cell>
          <table:table-cell office:value-type="float" office:value="0.42649572351249" calcext:value-type="float">
            <text:p>0.42649572351249</text:p>
          </table:table-cell>
          <table:table-cell office:value-type="float" office:value="0.57350427648751" calcext:value-type="float">
            <text:p>0.57350427648751</text:p>
          </table:table-cell>
          <table:table-cell office:value-type="float" office:value="0.317356043339045" calcext:value-type="float">
            <text:p>0.317356043339045</text:p>
          </table:table-cell>
          <table:table-cell office:value-type="float" office:value="0.682643956660955" calcext:value-type="float">
            <text:p>0.682643956660955</text:p>
          </table:table-cell>
          <table:table-cell office:value-type="float" office:value="0.39214905429214" calcext:value-type="float">
            <text:p>0.39214905429214</text:p>
          </table:table-cell>
          <table:table-cell office:value-type="float" office:value="0.60785094570786" calcext:value-type="float">
            <text:p>0.60785094570786</text:p>
          </table:table-cell>
          <table:table-cell table:formula="of:=AVERAGE([.C210];[.E210];[.G210];[.I210];[.K210];[.M210];[.O210];[.Q210];[.S210];[.U210])" office:value-type="float" office:value="0.405174854991922" calcext:value-type="float">
            <text:p>0.405174854991922</text:p>
          </table:table-cell>
          <table:table-cell table:formula="of:=AVERAGE([.D210];[.F210];[.H210];[.J210];[.L210];[.N210];[.P210];[.R210];[.T210];[.V210])" office:value-type="float" office:value="0.594825145008078" calcext:value-type="float">
            <text:p>0.59482514500807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0.422287770589575" calcext:value-type="float">
            <text:p>0.422287770589575</text:p>
          </table:table-cell>
          <table:table-cell office:value-type="float" office:value="0.577712229410425" calcext:value-type="float">
            <text:p>0.577712229410425</text:p>
          </table:table-cell>
          <table:table-cell office:value-type="float" office:value="0.39976012487616" calcext:value-type="float">
            <text:p>0.39976012487616</text:p>
          </table:table-cell>
          <table:table-cell office:value-type="float" office:value="0.60023987512384" calcext:value-type="float">
            <text:p>0.60023987512384</text:p>
          </table:table-cell>
          <table:table-cell office:value-type="float" office:value="0.380167015302145" calcext:value-type="float">
            <text:p>0.380167015302145</text:p>
          </table:table-cell>
          <table:table-cell office:value-type="float" office:value="0.619832984697855" calcext:value-type="float">
            <text:p>0.619832984697855</text:p>
          </table:table-cell>
          <table:table-cell office:value-type="float" office:value="0.560650832853148" calcext:value-type="float">
            <text:p>0.560650832853148</text:p>
          </table:table-cell>
          <table:table-cell office:value-type="float" office:value="0.439349167146851" calcext:value-type="float">
            <text:p>0.439349167146851</text:p>
          </table:table-cell>
          <table:table-cell office:value-type="float" office:value="0.647884017334125" calcext:value-type="float">
            <text:p>0.647884017334125</text:p>
          </table:table-cell>
          <table:table-cell office:value-type="float" office:value="0.352115982665875" calcext:value-type="float">
            <text:p>0.352115982665875</text:p>
          </table:table-cell>
          <table:table-cell office:value-type="float" office:value="0.511843586765362" calcext:value-type="float">
            <text:p>0.511843586765362</text:p>
          </table:table-cell>
          <table:table-cell office:value-type="float" office:value="0.488156413234638" calcext:value-type="float">
            <text:p>0.488156413234638</text:p>
          </table:table-cell>
          <table:table-cell office:value-type="float" office:value="0.433277685727967" calcext:value-type="float">
            <text:p>0.433277685727967</text:p>
          </table:table-cell>
          <table:table-cell office:value-type="float" office:value="0.566722314272033" calcext:value-type="float">
            <text:p>0.566722314272033</text:p>
          </table:table-cell>
          <table:table-cell office:value-type="float" office:value="0.424109910308037" calcext:value-type="float">
            <text:p>0.424109910308037</text:p>
          </table:table-cell>
          <table:table-cell office:value-type="float" office:value="0.575890089691963" calcext:value-type="float">
            <text:p>0.575890089691963</text:p>
          </table:table-cell>
          <table:table-cell office:value-type="float" office:value="0.59721098747096" calcext:value-type="float">
            <text:p>0.59721098747096</text:p>
          </table:table-cell>
          <table:table-cell office:value-type="float" office:value="0.40278901252904" calcext:value-type="float">
            <text:p>0.40278901252904</text:p>
          </table:table-cell>
          <table:table-cell office:value-type="float" office:value="0.552095196913157" calcext:value-type="float">
            <text:p>0.552095196913157</text:p>
          </table:table-cell>
          <table:table-cell office:value-type="float" office:value="0.447904803086843" calcext:value-type="float">
            <text:p>0.447904803086843</text:p>
          </table:table-cell>
          <table:table-cell table:formula="of:=AVERAGE([.C211];[.E211];[.G211];[.I211];[.K211];[.M211];[.O211];[.Q211];[.S211];[.U211])" office:value-type="float" office:value="0.492928712814064" calcext:value-type="float">
            <text:p>0.492928712814064</text:p>
          </table:table-cell>
          <table:table-cell table:formula="of:=AVERAGE([.D211];[.F211];[.H211];[.J211];[.L211];[.N211];[.P211];[.R211];[.T211];[.V211])" office:value-type="float" office:value="0.507071287185936" calcext:value-type="float">
            <text:p>0.50707128718593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0.960332986993598" calcext:value-type="float">
            <text:p>0.960332986993598</text:p>
          </table:table-cell>
          <table:table-cell office:value-type="float" office:value="0.0396670130064018" calcext:value-type="float">
            <text:p>0.039667013006402</text:p>
          </table:table-cell>
          <table:table-cell office:value-type="float" office:value="0.96558888686835" calcext:value-type="float">
            <text:p>0.96558888686835</text:p>
          </table:table-cell>
          <table:table-cell office:value-type="float" office:value="0.0344111131316498" calcext:value-type="float">
            <text:p>0.03441111313165</text:p>
          </table:table-cell>
          <table:table-cell office:value-type="float" office:value="0.963323575259762" calcext:value-type="float">
            <text:p>0.963323575259762</text:p>
          </table:table-cell>
          <table:table-cell office:value-type="float" office:value="0.0366764247402385" calcext:value-type="float">
            <text:p>0.036676424740239</text:p>
          </table:table-cell>
          <table:table-cell office:value-type="float" office:value="0.965942779150442" calcext:value-type="float">
            <text:p>0.965942779150442</text:p>
          </table:table-cell>
          <table:table-cell office:value-type="float" office:value="0.0340572208495583" calcext:value-type="float">
            <text:p>0.034057220849558</text:p>
          </table:table-cell>
          <table:table-cell office:value-type="float" office:value="0.947197571499306" calcext:value-type="float">
            <text:p>0.947197571499306</text:p>
          </table:table-cell>
          <table:table-cell office:value-type="float" office:value="0.0528024285006945" calcext:value-type="float">
            <text:p>0.052802428500695</text:p>
          </table:table-cell>
          <table:table-cell office:value-type="float" office:value="0.991553818832347" calcext:value-type="float">
            <text:p>0.991553818832347</text:p>
          </table:table-cell>
          <table:table-cell office:value-type="float" office:value="0.00844618116765262" calcext:value-type="float">
            <text:p>0.008446181167653</text:p>
          </table:table-cell>
          <table:table-cell office:value-type="float" office:value="0.96357737806439" calcext:value-type="float">
            <text:p>0.96357737806439</text:p>
          </table:table-cell>
          <table:table-cell office:value-type="float" office:value="0.0364226219356098" calcext:value-type="float">
            <text:p>0.03642262193561</text:p>
          </table:table-cell>
          <table:table-cell office:value-type="float" office:value="0.955846187177994" calcext:value-type="float">
            <text:p>0.955846187177994</text:p>
          </table:table-cell>
          <table:table-cell office:value-type="float" office:value="0.0441538128220062" calcext:value-type="float">
            <text:p>0.044153812822006</text:p>
          </table:table-cell>
          <table:table-cell office:value-type="float" office:value="0.993418072741615" calcext:value-type="float">
            <text:p>0.993418072741615</text:p>
          </table:table-cell>
          <table:table-cell office:value-type="float" office:value="0.00658192725838516" calcext:value-type="float">
            <text:p>0.006581927258385</text:p>
          </table:table-cell>
          <table:table-cell office:value-type="float" office:value="0.939014207336685" calcext:value-type="float">
            <text:p>0.939014207336685</text:p>
          </table:table-cell>
          <table:table-cell office:value-type="float" office:value="0.0609857926633147" calcext:value-type="float">
            <text:p>0.060985792663315</text:p>
          </table:table-cell>
          <table:table-cell table:formula="of:=AVERAGE([.C212];[.E212];[.G212];[.I212];[.K212];[.M212];[.O212];[.Q212];[.S212];[.U212])" office:value-type="float" office:value="0.964579546392449" calcext:value-type="float">
            <text:p>0.964579546392449</text:p>
          </table:table-cell>
          <table:table-cell table:formula="of:=AVERAGE([.D212];[.F212];[.H212];[.J212];[.L212];[.N212];[.P212];[.R212];[.T212];[.V212])" office:value-type="float" office:value="0.0354204536075511" calcext:value-type="float">
            <text:p>0.03542045360755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0.981689981705912" calcext:value-type="float">
            <text:p>0.981689981705912</text:p>
          </table:table-cell>
          <table:table-cell office:value-type="float" office:value="0.0183100182940885" calcext:value-type="float">
            <text:p>0.018310018294089</text:p>
          </table:table-cell>
          <table:table-cell office:value-type="float" office:value="0.983635171615087" calcext:value-type="float">
            <text:p>0.983635171615087</text:p>
          </table:table-cell>
          <table:table-cell office:value-type="float" office:value="0.0163648283849132" calcext:value-type="float">
            <text:p>0.016364828384913</text:p>
          </table:table-cell>
          <table:table-cell office:value-type="float" office:value="0.984972749956529" calcext:value-type="float">
            <text:p>0.984972749956529</text:p>
          </table:table-cell>
          <table:table-cell office:value-type="float" office:value="0.0150272500434711" calcext:value-type="float">
            <text:p>0.015027250043471</text:p>
          </table:table-cell>
          <table:table-cell office:value-type="float" office:value="0.989956560554233" calcext:value-type="float">
            <text:p>0.989956560554233</text:p>
          </table:table-cell>
          <table:table-cell office:value-type="float" office:value="0.0100434394457668" calcext:value-type="float">
            <text:p>0.010043439445767</text:p>
          </table:table-cell>
          <table:table-cell office:value-type="float" office:value="0.987611521729048" calcext:value-type="float">
            <text:p>0.987611521729048</text:p>
          </table:table-cell>
          <table:table-cell office:value-type="float" office:value="0.0123884782709519" calcext:value-type="float">
            <text:p>0.012388478270952</text:p>
          </table:table-cell>
          <table:table-cell office:value-type="float" office:value="0.99529135174221" calcext:value-type="float">
            <text:p>0.99529135174221</text:p>
          </table:table-cell>
          <table:table-cell office:value-type="float" office:value="0.00470864825779055" calcext:value-type="float">
            <text:p>0.004708648257791</text:p>
          </table:table-cell>
          <table:table-cell office:value-type="float" office:value="0.987586852001882" calcext:value-type="float">
            <text:p>0.987586852001882</text:p>
          </table:table-cell>
          <table:table-cell office:value-type="float" office:value="0.0124131479981177" calcext:value-type="float">
            <text:p>0.012413147998118</text:p>
          </table:table-cell>
          <table:table-cell office:value-type="float" office:value="0.987891281089161" calcext:value-type="float">
            <text:p>0.987891281089161</text:p>
          </table:table-cell>
          <table:table-cell office:value-type="float" office:value="0.0121087189108387" calcext:value-type="float">
            <text:p>0.012108718910839</text:p>
          </table:table-cell>
          <table:table-cell office:value-type="float" office:value="0.994369180897757" calcext:value-type="float">
            <text:p>0.994369180897757</text:p>
          </table:table-cell>
          <table:table-cell office:value-type="float" office:value="0.00563081910224274" calcext:value-type="float">
            <text:p>0.005630819102243</text:p>
          </table:table-cell>
          <table:table-cell office:value-type="float" office:value="0.982085103872873" calcext:value-type="float">
            <text:p>0.982085103872873</text:p>
          </table:table-cell>
          <table:table-cell office:value-type="float" office:value="0.017914896127127" calcext:value-type="float">
            <text:p>0.017914896127127</text:p>
          </table:table-cell>
          <table:table-cell table:formula="of:=AVERAGE([.C213];[.E213];[.G213];[.I213];[.K213];[.M213];[.O213];[.Q213];[.S213];[.U213])" office:value-type="float" office:value="0.987508975516469" calcext:value-type="float">
            <text:p>0.987508975516469</text:p>
          </table:table-cell>
          <table:table-cell table:formula="of:=AVERAGE([.D213];[.F213];[.H213];[.J213];[.L213];[.N213];[.P213];[.R213];[.T213];[.V213])" office:value-type="float" office:value="0.0124910244835308" calcext:value-type="float">
            <text:p>0.01249102448353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0.852085367678882" calcext:value-type="float">
            <text:p>0.852085367678882</text:p>
          </table:table-cell>
          <table:table-cell office:value-type="float" office:value="0.147914632321118" calcext:value-type="float">
            <text:p>0.147914632321118</text:p>
          </table:table-cell>
          <table:table-cell office:value-type="float" office:value="0.83550281653283" calcext:value-type="float">
            <text:p>0.83550281653283</text:p>
          </table:table-cell>
          <table:table-cell office:value-type="float" office:value="0.16449718346717" calcext:value-type="float">
            <text:p>0.16449718346717</text:p>
          </table:table-cell>
          <table:table-cell office:value-type="float" office:value="0.94892936979216" calcext:value-type="float">
            <text:p>0.94892936979216</text:p>
          </table:table-cell>
          <table:table-cell office:value-type="float" office:value="0.0510706302078405" calcext:value-type="float">
            <text:p>0.051070630207841</text:p>
          </table:table-cell>
          <table:table-cell office:value-type="float" office:value="0.80464116684743" calcext:value-type="float">
            <text:p>0.80464116684743</text:p>
          </table:table-cell>
          <table:table-cell office:value-type="float" office:value="0.19535883315257" calcext:value-type="float">
            <text:p>0.19535883315257</text:p>
          </table:table-cell>
          <table:table-cell office:value-type="float" office:value="0.764148599751233" calcext:value-type="float">
            <text:p>0.764148599751233</text:p>
          </table:table-cell>
          <table:table-cell office:value-type="float" office:value="0.235851400248766" calcext:value-type="float">
            <text:p>0.235851400248766</text:p>
          </table:table-cell>
          <table:table-cell office:value-type="float" office:value="0.896812828985291" calcext:value-type="float">
            <text:p>0.896812828985291</text:p>
          </table:table-cell>
          <table:table-cell office:value-type="float" office:value="0.103187171014709" calcext:value-type="float">
            <text:p>0.103187171014709</text:p>
          </table:table-cell>
          <table:table-cell office:value-type="float" office:value="0.894916357050945" calcext:value-type="float">
            <text:p>0.894916357050945</text:p>
          </table:table-cell>
          <table:table-cell office:value-type="float" office:value="0.105083642949055" calcext:value-type="float">
            <text:p>0.105083642949055</text:p>
          </table:table-cell>
          <table:table-cell office:value-type="float" office:value="0.880708135155357" calcext:value-type="float">
            <text:p>0.880708135155357</text:p>
          </table:table-cell>
          <table:table-cell office:value-type="float" office:value="0.119291864844643" calcext:value-type="float">
            <text:p>0.119291864844643</text:p>
          </table:table-cell>
          <table:table-cell office:value-type="float" office:value="0.926618847002453" calcext:value-type="float">
            <text:p>0.926618847002453</text:p>
          </table:table-cell>
          <table:table-cell office:value-type="float" office:value="0.073381152997547" calcext:value-type="float">
            <text:p>0.073381152997547</text:p>
          </table:table-cell>
          <table:table-cell office:value-type="float" office:value="0.878458533156345" calcext:value-type="float">
            <text:p>0.878458533156345</text:p>
          </table:table-cell>
          <table:table-cell office:value-type="float" office:value="0.121541466843655" calcext:value-type="float">
            <text:p>0.121541466843655</text:p>
          </table:table-cell>
          <table:table-cell table:formula="of:=AVERAGE([.C214];[.E214];[.G214];[.I214];[.K214];[.M214];[.O214];[.Q214];[.S214];[.U214])" office:value-type="float" office:value="0.868282202195293" calcext:value-type="float">
            <text:p>0.868282202195293</text:p>
          </table:table-cell>
          <table:table-cell table:formula="of:=AVERAGE([.D214];[.F214];[.H214];[.J214];[.L214];[.N214];[.P214];[.R214];[.T214];[.V214])" office:value-type="float" office:value="0.131717797804707" calcext:value-type="float">
            <text:p>0.13171779780470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0.991162183786352" calcext:value-type="float">
            <text:p>0.991162183786352</text:p>
          </table:table-cell>
          <table:table-cell office:value-type="float" office:value="0.00883781621364757" calcext:value-type="float">
            <text:p>0.008837816213648</text:p>
          </table:table-cell>
          <table:table-cell office:value-type="float" office:value="0.996566637782934" calcext:value-type="float">
            <text:p>0.996566637782934</text:p>
          </table:table-cell>
          <table:table-cell office:value-type="float" office:value="0.00343336221706595" calcext:value-type="float">
            <text:p>0.003433362217066</text:p>
          </table:table-cell>
          <table:table-cell office:value-type="float" office:value="0.9916478612957" calcext:value-type="float">
            <text:p>0.9916478612957</text:p>
          </table:table-cell>
          <table:table-cell office:value-type="float" office:value="0.00835213870430039" calcext:value-type="float">
            <text:p>0.0083521387043</text:p>
          </table:table-cell>
          <table:table-cell office:value-type="float" office:value="0.995404975028084" calcext:value-type="float">
            <text:p>0.995404975028084</text:p>
          </table:table-cell>
          <table:table-cell office:value-type="float" office:value="0.00459502497191627" calcext:value-type="float">
            <text:p>0.004595024971916</text:p>
          </table:table-cell>
          <table:table-cell office:value-type="float" office:value="0.989333015957121" calcext:value-type="float">
            <text:p>0.989333015957121</text:p>
          </table:table-cell>
          <table:table-cell office:value-type="float" office:value="0.0106669840428787" calcext:value-type="float">
            <text:p>0.010666984042879</text:p>
          </table:table-cell>
          <table:table-cell office:value-type="float" office:value="0.997242057116566" calcext:value-type="float">
            <text:p>0.997242057116566</text:p>
          </table:table-cell>
          <table:table-cell office:value-type="float" office:value="0.00275794288343435" calcext:value-type="float">
            <text:p>0.002757942883434</text:p>
          </table:table-cell>
          <table:table-cell office:value-type="float" office:value="0.995496121839446" calcext:value-type="float">
            <text:p>0.995496121839446</text:p>
          </table:table-cell>
          <table:table-cell office:value-type="float" office:value="0.00450387816055442" calcext:value-type="float">
            <text:p>0.004503878160554</text:p>
          </table:table-cell>
          <table:table-cell office:value-type="float" office:value="0.998072976936036" calcext:value-type="float">
            <text:p>0.998072976936036</text:p>
          </table:table-cell>
          <table:table-cell office:value-type="float" office:value="0.00192702306396441" calcext:value-type="float">
            <text:p>0.001927023063964</text:p>
          </table:table-cell>
          <table:table-cell office:value-type="float" office:value="0.998351047781079" calcext:value-type="float">
            <text:p>0.998351047781079</text:p>
          </table:table-cell>
          <table:table-cell office:value-type="float" office:value="0.00164895221892115" calcext:value-type="float">
            <text:p>0.001648952218921</text:p>
          </table:table-cell>
          <table:table-cell office:value-type="float" office:value="0.992048125620912" calcext:value-type="float">
            <text:p>0.992048125620912</text:p>
          </table:table-cell>
          <table:table-cell office:value-type="float" office:value="0.00795187437908843" calcext:value-type="float">
            <text:p>0.007951874379088</text:p>
          </table:table-cell>
          <table:table-cell table:formula="of:=AVERAGE([.C215];[.E215];[.G215];[.I215];[.K215];[.M215];[.O215];[.Q215];[.S215];[.U215])" office:value-type="float" office:value="0.994532500314423" calcext:value-type="float">
            <text:p>0.994532500314423</text:p>
          </table:table-cell>
          <table:table-cell table:formula="of:=AVERAGE([.D215];[.F215];[.H215];[.J215];[.L215];[.N215];[.P215];[.R215];[.T215];[.V215])" office:value-type="float" office:value="0.00546749968557716" calcext:value-type="float">
            <text:p>0.00546749968557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0.991722121295813" calcext:value-type="float">
            <text:p>0.991722121295813</text:p>
          </table:table-cell>
          <table:table-cell office:value-type="float" office:value="0.00827787870418712" calcext:value-type="float">
            <text:p>0.008277878704187</text:p>
          </table:table-cell>
          <table:table-cell office:value-type="float" office:value="0.998507865346149" calcext:value-type="float">
            <text:p>0.998507865346149</text:p>
          </table:table-cell>
          <table:table-cell office:value-type="float" office:value="0.00149213465385086" calcext:value-type="float">
            <text:p>0.001492134653851</text:p>
          </table:table-cell>
          <table:table-cell office:value-type="float" office:value="0.995119233060598" calcext:value-type="float">
            <text:p>0.995119233060598</text:p>
          </table:table-cell>
          <table:table-cell office:value-type="float" office:value="0.00488076693940157" calcext:value-type="float">
            <text:p>0.004880766939402</text:p>
          </table:table-cell>
          <table:table-cell office:value-type="float" office:value="0.993829500877757" calcext:value-type="float">
            <text:p>0.993829500877757</text:p>
          </table:table-cell>
          <table:table-cell office:value-type="float" office:value="0.00617049912224349" calcext:value-type="float">
            <text:p>0.006170499122243</text:p>
          </table:table-cell>
          <table:table-cell office:value-type="float" office:value="0.996020117139505" calcext:value-type="float">
            <text:p>0.996020117139505</text:p>
          </table:table-cell>
          <table:table-cell office:value-type="float" office:value="0.00397988286049479" calcext:value-type="float">
            <text:p>0.003979882860495</text:p>
          </table:table-cell>
          <table:table-cell office:value-type="float" office:value="0.873021675863667" calcext:value-type="float">
            <text:p>0.873021675863667</text:p>
          </table:table-cell>
          <table:table-cell office:value-type="float" office:value="0.126978324136332" calcext:value-type="float">
            <text:p>0.126978324136332</text:p>
          </table:table-cell>
          <table:table-cell office:value-type="float" office:value="0.997426927930629" calcext:value-type="float">
            <text:p>0.997426927930629</text:p>
          </table:table-cell>
          <table:table-cell office:value-type="float" office:value="0.00257307206937149" calcext:value-type="float">
            <text:p>0.002573072069371</text:p>
          </table:table-cell>
          <table:table-cell office:value-type="float" office:value="0.994469393013939" calcext:value-type="float">
            <text:p>0.994469393013939</text:p>
          </table:table-cell>
          <table:table-cell office:value-type="float" office:value="0.00553060698606081" calcext:value-type="float">
            <text:p>0.005530606986061</text:p>
          </table:table-cell>
          <table:table-cell office:value-type="float" office:value="0.997449296682322" calcext:value-type="float">
            <text:p>0.997449296682322</text:p>
          </table:table-cell>
          <table:table-cell office:value-type="float" office:value="0.00255070331767796" calcext:value-type="float">
            <text:p>0.002550703317678</text:p>
          </table:table-cell>
          <table:table-cell office:value-type="float" office:value="0.844474405081404" calcext:value-type="float">
            <text:p>0.844474405081404</text:p>
          </table:table-cell>
          <table:table-cell office:value-type="float" office:value="0.155525594918596" calcext:value-type="float">
            <text:p>0.155525594918596</text:p>
          </table:table-cell>
          <table:table-cell table:formula="of:=AVERAGE([.C216];[.E216];[.G216];[.I216];[.K216];[.M216];[.O216];[.Q216];[.S216];[.U216])" office:value-type="float" office:value="0.968204053629179" calcext:value-type="float">
            <text:p>0.968204053629179</text:p>
          </table:table-cell>
          <table:table-cell table:formula="of:=AVERAGE([.D216];[.F216];[.H216];[.J216];[.L216];[.N216];[.P216];[.R216];[.T216];[.V216])" office:value-type="float" office:value="0.0317959463708216" calcext:value-type="float">
            <text:p>0.03179594637082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office:value-type="float" office:value="0.801050858463395" calcext:value-type="float">
            <text:p>0.801050858463395</text:p>
          </table:table-cell>
          <table:table-cell office:value-type="float" office:value="0.198949141536605" calcext:value-type="float">
            <text:p>0.198949141536605</text:p>
          </table:table-cell>
          <table:table-cell office:value-type="float" office:value="0.738971390909372" calcext:value-type="float">
            <text:p>0.738971390909372</text:p>
          </table:table-cell>
          <table:table-cell office:value-type="float" office:value="0.261028609090628" calcext:value-type="float">
            <text:p>0.261028609090628</text:p>
          </table:table-cell>
          <table:table-cell office:value-type="float" office:value="0.754014045199852" calcext:value-type="float">
            <text:p>0.754014045199852</text:p>
          </table:table-cell>
          <table:table-cell office:value-type="float" office:value="0.245985954800148" calcext:value-type="float">
            <text:p>0.245985954800148</text:p>
          </table:table-cell>
          <table:table-cell office:value-type="float" office:value="0.716715865636429" calcext:value-type="float">
            <text:p>0.716715865636429</text:p>
          </table:table-cell>
          <table:table-cell office:value-type="float" office:value="0.283284134363571" calcext:value-type="float">
            <text:p>0.283284134363571</text:p>
          </table:table-cell>
          <table:table-cell office:value-type="float" office:value="0.75029351370143" calcext:value-type="float">
            <text:p>0.75029351370143</text:p>
          </table:table-cell>
          <table:table-cell office:value-type="float" office:value="0.24970648629857" calcext:value-type="float">
            <text:p>0.24970648629857</text:p>
          </table:table-cell>
          <table:table-cell office:value-type="float" office:value="0.654189322505704" calcext:value-type="float">
            <text:p>0.654189322505704</text:p>
          </table:table-cell>
          <table:table-cell office:value-type="float" office:value="0.345810677494296" calcext:value-type="float">
            <text:p>0.345810677494296</text:p>
          </table:table-cell>
          <table:table-cell office:value-type="float" office:value="0.760195548215409" calcext:value-type="float">
            <text:p>0.760195548215409</text:p>
          </table:table-cell>
          <table:table-cell office:value-type="float" office:value="0.239804451784591" calcext:value-type="float">
            <text:p>0.239804451784591</text:p>
          </table:table-cell>
          <table:table-cell office:value-type="float" office:value="0.774543176310966" calcext:value-type="float">
            <text:p>0.774543176310966</text:p>
          </table:table-cell>
          <table:table-cell office:value-type="float" office:value="0.225456823689034" calcext:value-type="float">
            <text:p>0.225456823689034</text:p>
          </table:table-cell>
          <table:table-cell office:value-type="float" office:value="0.885157790736439" calcext:value-type="float">
            <text:p>0.885157790736439</text:p>
          </table:table-cell>
          <table:table-cell office:value-type="float" office:value="0.114842209263561" calcext:value-type="float">
            <text:p>0.114842209263561</text:p>
          </table:table-cell>
          <table:table-cell office:value-type="float" office:value="0.82593061841091" calcext:value-type="float">
            <text:p>0.82593061841091</text:p>
          </table:table-cell>
          <table:table-cell office:value-type="float" office:value="0.17406938158909" calcext:value-type="float">
            <text:p>0.17406938158909</text:p>
          </table:table-cell>
          <table:table-cell table:formula="of:=AVERAGE([.C217];[.E217];[.G217];[.I217];[.K217];[.M217];[.O217];[.Q217];[.S217];[.U217])" office:value-type="float" office:value="0.766106213008991" calcext:value-type="float">
            <text:p>0.766106213008991</text:p>
          </table:table-cell>
          <table:table-cell table:formula="of:=AVERAGE([.D217];[.F217];[.H217];[.J217];[.L217];[.N217];[.P217];[.R217];[.T217];[.V217])" office:value-type="float" office:value="0.233893786991009" calcext:value-type="float">
            <text:p>0.233893786991009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0.82255814069191" calcext:value-type="float">
            <text:p>0.82255814069191</text:p>
          </table:table-cell>
          <table:table-cell office:value-type="float" office:value="0.17744185930809" calcext:value-type="float">
            <text:p>0.17744185930809</text:p>
          </table:table-cell>
          <table:table-cell office:value-type="float" office:value="0.832100582002542" calcext:value-type="float">
            <text:p>0.832100582002542</text:p>
          </table:table-cell>
          <table:table-cell office:value-type="float" office:value="0.167899417997458" calcext:value-type="float">
            <text:p>0.167899417997458</text:p>
          </table:table-cell>
          <table:table-cell office:value-type="float" office:value="0.860607204383029" calcext:value-type="float">
            <text:p>0.860607204383029</text:p>
          </table:table-cell>
          <table:table-cell office:value-type="float" office:value="0.139392795616971" calcext:value-type="float">
            <text:p>0.139392795616971</text:p>
          </table:table-cell>
          <table:table-cell office:value-type="float" office:value="0.805979394896187" calcext:value-type="float">
            <text:p>0.805979394896187</text:p>
          </table:table-cell>
          <table:table-cell office:value-type="float" office:value="0.194020605103813" calcext:value-type="float">
            <text:p>0.194020605103813</text:p>
          </table:table-cell>
          <table:table-cell office:value-type="float" office:value="0.904754450253808" calcext:value-type="float">
            <text:p>0.904754450253808</text:p>
          </table:table-cell>
          <table:table-cell office:value-type="float" office:value="0.0952455497461923" calcext:value-type="float">
            <text:p>0.095245549746192</text:p>
          </table:table-cell>
          <table:table-cell office:value-type="float" office:value="0.89944321062998" calcext:value-type="float">
            <text:p>0.89944321062998</text:p>
          </table:table-cell>
          <table:table-cell office:value-type="float" office:value="0.10055678937002" calcext:value-type="float">
            <text:p>0.10055678937002</text:p>
          </table:table-cell>
          <table:table-cell office:value-type="float" office:value="0.861607135798961" calcext:value-type="float">
            <text:p>0.861607135798961</text:p>
          </table:table-cell>
          <table:table-cell office:value-type="float" office:value="0.138392864201039" calcext:value-type="float">
            <text:p>0.138392864201039</text:p>
          </table:table-cell>
          <table:table-cell office:value-type="float" office:value="0.814953040404323" calcext:value-type="float">
            <text:p>0.814953040404323</text:p>
          </table:table-cell>
          <table:table-cell office:value-type="float" office:value="0.185046959595677" calcext:value-type="float">
            <text:p>0.185046959595677</text:p>
          </table:table-cell>
          <table:table-cell office:value-type="float" office:value="0.900705655264017" calcext:value-type="float">
            <text:p>0.900705655264017</text:p>
          </table:table-cell>
          <table:table-cell office:value-type="float" office:value="0.099294344735983" calcext:value-type="float">
            <text:p>0.099294344735983</text:p>
          </table:table-cell>
          <table:table-cell office:value-type="float" office:value="0.850217308804534" calcext:value-type="float">
            <text:p>0.850217308804534</text:p>
          </table:table-cell>
          <table:table-cell office:value-type="float" office:value="0.149782691195466" calcext:value-type="float">
            <text:p>0.149782691195466</text:p>
          </table:table-cell>
          <table:table-cell table:formula="of:=AVERAGE([.C218];[.E218];[.G218];[.I218];[.K218];[.M218];[.O218];[.Q218];[.S218];[.U218])" office:value-type="float" office:value="0.855292612312929" calcext:value-type="float">
            <text:p>0.855292612312929</text:p>
          </table:table-cell>
          <table:table-cell table:formula="of:=AVERAGE([.D218];[.F218];[.H218];[.J218];[.L218];[.N218];[.P218];[.R218];[.T218];[.V218])" office:value-type="float" office:value="0.144707387687071" calcext:value-type="float">
            <text:p>0.14470738768707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0.998776375006309" calcext:value-type="float">
            <text:p>0.998776375006309</text:p>
          </table:table-cell>
          <table:table-cell office:value-type="float" office:value="0.0012236249936913" calcext:value-type="float">
            <text:p>0.001223624993691</text:p>
          </table:table-cell>
          <table:table-cell office:value-type="float" office:value="0.999524692797157" calcext:value-type="float">
            <text:p>0.999524692797157</text:p>
          </table:table-cell>
          <table:table-cell office:value-type="float" office:value="0.000475307202842813" calcext:value-type="float">
            <text:p>0.000475307202843</text:p>
          </table:table-cell>
          <table:table-cell office:value-type="float" office:value="0.998801917076109" calcext:value-type="float">
            <text:p>0.998801917076109</text:p>
          </table:table-cell>
          <table:table-cell office:value-type="float" office:value="0.00119808292389138" calcext:value-type="float">
            <text:p>0.001198082923891</text:p>
          </table:table-cell>
          <table:table-cell office:value-type="float" office:value="0.999767527001267" calcext:value-type="float">
            <text:p>0.999767527001267</text:p>
          </table:table-cell>
          <table:table-cell office:value-type="float" office:value="0.000232472998732821" calcext:value-type="float">
            <text:p>0.000232472998733</text:p>
          </table:table-cell>
          <table:table-cell office:value-type="float" office:value="0.999072104770331" calcext:value-type="float">
            <text:p>0.999072104770331</text:p>
          </table:table-cell>
          <table:table-cell office:value-type="float" office:value="0.000927895229668604" calcext:value-type="float">
            <text:p>0.000927895229669</text:p>
          </table:table-cell>
          <table:table-cell office:value-type="float" office:value="0.999523685094126" calcext:value-type="float">
            <text:p>0.999523685094126</text:p>
          </table:table-cell>
          <table:table-cell office:value-type="float" office:value="0.000476314905874139" calcext:value-type="float">
            <text:p>0.000476314905874</text:p>
          </table:table-cell>
          <table:table-cell office:value-type="float" office:value="0.999615695241634" calcext:value-type="float">
            <text:p>0.999615695241634</text:p>
          </table:table-cell>
          <table:table-cell office:value-type="float" office:value="0.000384304758365624" calcext:value-type="float">
            <text:p>0.000384304758366</text:p>
          </table:table-cell>
          <table:table-cell office:value-type="float" office:value="0.999626406121769" calcext:value-type="float">
            <text:p>0.999626406121769</text:p>
          </table:table-cell>
          <table:table-cell office:value-type="float" office:value="0.000373593878230875" calcext:value-type="float">
            <text:p>0.000373593878231</text:p>
          </table:table-cell>
          <table:table-cell office:value-type="float" office:value="0.999869633351842" calcext:value-type="float">
            <text:p>0.999869633351842</text:p>
          </table:table-cell>
          <table:table-cell office:value-type="float" office:value="0.000130366648158133" calcext:value-type="float">
            <text:p>0.000130366648158</text:p>
          </table:table-cell>
          <table:table-cell office:value-type="float" office:value="0.99955809717216" calcext:value-type="float">
            <text:p>0.99955809717216</text:p>
          </table:table-cell>
          <table:table-cell office:value-type="float" office:value="0.000441902827840409" calcext:value-type="float">
            <text:p>0.00044190282784</text:p>
          </table:table-cell>
          <table:table-cell table:formula="of:=AVERAGE([.C219];[.E219];[.G219];[.I219];[.K219];[.M219];[.O219];[.Q219];[.S219];[.U219])" office:value-type="float" office:value="0.999413613363271" calcext:value-type="float">
            <text:p>0.999413613363271</text:p>
          </table:table-cell>
          <table:table-cell table:formula="of:=AVERAGE([.D219];[.F219];[.H219];[.J219];[.L219];[.N219];[.P219];[.R219];[.T219];[.V219])" office:value-type="float" office:value="0.00058638663672961" calcext:value-type="float">
            <text:p>0.0005863866367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0.564682900810697" calcext:value-type="float">
            <text:p>0.564682900810697</text:p>
          </table:table-cell>
          <table:table-cell office:value-type="float" office:value="0.435317099189303" calcext:value-type="float">
            <text:p>0.435317099189303</text:p>
          </table:table-cell>
          <table:table-cell office:value-type="float" office:value="0.736350601764633" calcext:value-type="float">
            <text:p>0.736350601764633</text:p>
          </table:table-cell>
          <table:table-cell office:value-type="float" office:value="0.263649398235367" calcext:value-type="float">
            <text:p>0.263649398235367</text:p>
          </table:table-cell>
          <table:table-cell office:value-type="float" office:value="0.669164479897998" calcext:value-type="float">
            <text:p>0.669164479897998</text:p>
          </table:table-cell>
          <table:table-cell office:value-type="float" office:value="0.330835520102002" calcext:value-type="float">
            <text:p>0.330835520102002</text:p>
          </table:table-cell>
          <table:table-cell office:value-type="float" office:value="0.690336780023038" calcext:value-type="float">
            <text:p>0.690336780023038</text:p>
          </table:table-cell>
          <table:table-cell office:value-type="float" office:value="0.309663219976962" calcext:value-type="float">
            <text:p>0.309663219976962</text:p>
          </table:table-cell>
          <table:table-cell office:value-type="float" office:value="0.704125463189576" calcext:value-type="float">
            <text:p>0.704125463189576</text:p>
          </table:table-cell>
          <table:table-cell office:value-type="float" office:value="0.295874536810424" calcext:value-type="float">
            <text:p>0.295874536810424</text:p>
          </table:table-cell>
          <table:table-cell office:value-type="float" office:value="0.738276956814638" calcext:value-type="float">
            <text:p>0.738276956814638</text:p>
          </table:table-cell>
          <table:table-cell office:value-type="float" office:value="0.261723043185362" calcext:value-type="float">
            <text:p>0.261723043185362</text:p>
          </table:table-cell>
          <table:table-cell office:value-type="float" office:value="0.731984530340691" calcext:value-type="float">
            <text:p>0.731984530340691</text:p>
          </table:table-cell>
          <table:table-cell office:value-type="float" office:value="0.268015469659309" calcext:value-type="float">
            <text:p>0.268015469659309</text:p>
          </table:table-cell>
          <table:table-cell office:value-type="float" office:value="0.653960572629925" calcext:value-type="float">
            <text:p>0.653960572629925</text:p>
          </table:table-cell>
          <table:table-cell office:value-type="float" office:value="0.346039427370075" calcext:value-type="float">
            <text:p>0.346039427370075</text:p>
          </table:table-cell>
          <table:table-cell office:value-type="float" office:value="0.619780948979972" calcext:value-type="float">
            <text:p>0.619780948979972</text:p>
          </table:table-cell>
          <table:table-cell office:value-type="float" office:value="0.380219051020028" calcext:value-type="float">
            <text:p>0.380219051020028</text:p>
          </table:table-cell>
          <table:table-cell office:value-type="float" office:value="0.747643314389006" calcext:value-type="float">
            <text:p>0.747643314389006</text:p>
          </table:table-cell>
          <table:table-cell office:value-type="float" office:value="0.252356685610994" calcext:value-type="float">
            <text:p>0.252356685610994</text:p>
          </table:table-cell>
          <table:table-cell table:formula="of:=AVERAGE([.C220];[.E220];[.G220];[.I220];[.K220];[.M220];[.O220];[.Q220];[.S220];[.U220])" office:value-type="float" office:value="0.685630654884017" calcext:value-type="float">
            <text:p>0.685630654884017</text:p>
          </table:table-cell>
          <table:table-cell table:formula="of:=AVERAGE([.D220];[.F220];[.H220];[.J220];[.L220];[.N220];[.P220];[.R220];[.T220];[.V220])" office:value-type="float" office:value="0.314369345115983" calcext:value-type="float">
            <text:p>0.31436934511598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0.920719045908588" calcext:value-type="float">
            <text:p>0.920719045908588</text:p>
          </table:table-cell>
          <table:table-cell office:value-type="float" office:value="0.0792809540914125" calcext:value-type="float">
            <text:p>0.079280954091413</text:p>
          </table:table-cell>
          <table:table-cell office:value-type="float" office:value="0.944186516106355" calcext:value-type="float">
            <text:p>0.944186516106355</text:p>
          </table:table-cell>
          <table:table-cell office:value-type="float" office:value="0.0558134838936448" calcext:value-type="float">
            <text:p>0.055813483893645</text:p>
          </table:table-cell>
          <table:table-cell office:value-type="float" office:value="0.927727003427708" calcext:value-type="float">
            <text:p>0.927727003427708</text:p>
          </table:table-cell>
          <table:table-cell office:value-type="float" office:value="0.0722729965722918" calcext:value-type="float">
            <text:p>0.072272996572292</text:p>
          </table:table-cell>
          <table:table-cell office:value-type="float" office:value="0.94093044816005" calcext:value-type="float">
            <text:p>0.94093044816005</text:p>
          </table:table-cell>
          <table:table-cell office:value-type="float" office:value="0.0590695518399503" calcext:value-type="float">
            <text:p>0.05906955183995</text:p>
          </table:table-cell>
          <table:table-cell office:value-type="float" office:value="0.957922689455039" calcext:value-type="float">
            <text:p>0.957922689455039</text:p>
          </table:table-cell>
          <table:table-cell office:value-type="float" office:value="0.0420773105449609" calcext:value-type="float">
            <text:p>0.042077310544961</text:p>
          </table:table-cell>
          <table:table-cell office:value-type="float" office:value="0.96090229084831" calcext:value-type="float">
            <text:p>0.96090229084831</text:p>
          </table:table-cell>
          <table:table-cell office:value-type="float" office:value="0.0390977091516898" calcext:value-type="float">
            <text:p>0.03909770915169</text:p>
          </table:table-cell>
          <table:table-cell office:value-type="float" office:value="0.96733058898108" calcext:value-type="float">
            <text:p>0.96733058898108</text:p>
          </table:table-cell>
          <table:table-cell office:value-type="float" office:value="0.0326694110189204" calcext:value-type="float">
            <text:p>0.03266941101892</text:p>
          </table:table-cell>
          <table:table-cell office:value-type="float" office:value="0.930104303796201" calcext:value-type="float">
            <text:p>0.930104303796201</text:p>
          </table:table-cell>
          <table:table-cell office:value-type="float" office:value="0.0698956962037994" calcext:value-type="float">
            <text:p>0.069895696203799</text:p>
          </table:table-cell>
          <table:table-cell office:value-type="float" office:value="0.98498957644411" calcext:value-type="float">
            <text:p>0.98498957644411</text:p>
          </table:table-cell>
          <table:table-cell office:value-type="float" office:value="0.0150104235558901" calcext:value-type="float">
            <text:p>0.01501042355589</text:p>
          </table:table-cell>
          <table:table-cell office:value-type="float" office:value="0.964238504891417" calcext:value-type="float">
            <text:p>0.964238504891417</text:p>
          </table:table-cell>
          <table:table-cell office:value-type="float" office:value="0.0357614951085831" calcext:value-type="float">
            <text:p>0.035761495108583</text:p>
          </table:table-cell>
          <table:table-cell table:formula="of:=AVERAGE([.C221];[.E221];[.G221];[.I221];[.K221];[.M221];[.O221];[.Q221];[.S221];[.U221])" office:value-type="float" office:value="0.949905096801886" calcext:value-type="float">
            <text:p>0.949905096801886</text:p>
          </table:table-cell>
          <table:table-cell table:formula="of:=AVERAGE([.D221];[.F221];[.H221];[.J221];[.L221];[.N221];[.P221];[.R221];[.T221];[.V221])" office:value-type="float" office:value="0.0500949031981143" calcext:value-type="float">
            <text:p>0.05009490319811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0.943148331851294" calcext:value-type="float">
            <text:p>0.943148331851294</text:p>
          </table:table-cell>
          <table:table-cell office:value-type="float" office:value="0.0568516681487057" calcext:value-type="float">
            <text:p>0.056851668148706</text:p>
          </table:table-cell>
          <table:table-cell office:value-type="float" office:value="0.985826121032147" calcext:value-type="float">
            <text:p>0.985826121032147</text:p>
          </table:table-cell>
          <table:table-cell office:value-type="float" office:value="0.0141738789678528" calcext:value-type="float">
            <text:p>0.014173878967853</text:p>
          </table:table-cell>
          <table:table-cell office:value-type="float" office:value="0.946312500052193" calcext:value-type="float">
            <text:p>0.946312500052193</text:p>
          </table:table-cell>
          <table:table-cell office:value-type="float" office:value="0.0536874999478069" calcext:value-type="float">
            <text:p>0.053687499947807</text:p>
          </table:table-cell>
          <table:table-cell office:value-type="float" office:value="0.977517485541372" calcext:value-type="float">
            <text:p>0.977517485541372</text:p>
          </table:table-cell>
          <table:table-cell office:value-type="float" office:value="0.0224825144586284" calcext:value-type="float">
            <text:p>0.022482514458628</text:p>
          </table:table-cell>
          <table:table-cell office:value-type="float" office:value="0.956829263617416" calcext:value-type="float">
            <text:p>0.956829263617416</text:p>
          </table:table-cell>
          <table:table-cell office:value-type="float" office:value="0.0431707363825838" calcext:value-type="float">
            <text:p>0.043170736382584</text:p>
          </table:table-cell>
          <table:table-cell office:value-type="float" office:value="0.966882192278724" calcext:value-type="float">
            <text:p>0.966882192278724</text:p>
          </table:table-cell>
          <table:table-cell office:value-type="float" office:value="0.0331178077212763" calcext:value-type="float">
            <text:p>0.033117807721276</text:p>
          </table:table-cell>
          <table:table-cell office:value-type="float" office:value="0.968445579894282" calcext:value-type="float">
            <text:p>0.968445579894282</text:p>
          </table:table-cell>
          <table:table-cell office:value-type="float" office:value="0.0315544201057182" calcext:value-type="float">
            <text:p>0.031554420105718</text:p>
          </table:table-cell>
          <table:table-cell office:value-type="float" office:value="0.979863480278028" calcext:value-type="float">
            <text:p>0.979863480278028</text:p>
          </table:table-cell>
          <table:table-cell office:value-type="float" office:value="0.0201365197219719" calcext:value-type="float">
            <text:p>0.020136519721972</text:p>
          </table:table-cell>
          <table:table-cell office:value-type="float" office:value="0.97520268383691" calcext:value-type="float">
            <text:p>0.97520268383691</text:p>
          </table:table-cell>
          <table:table-cell office:value-type="float" office:value="0.0247973161630896" calcext:value-type="float">
            <text:p>0.02479731616309</text:p>
          </table:table-cell>
          <table:table-cell office:value-type="float" office:value="0.965101888908821" calcext:value-type="float">
            <text:p>0.965101888908821</text:p>
          </table:table-cell>
          <table:table-cell office:value-type="float" office:value="0.0348981110911787" calcext:value-type="float">
            <text:p>0.034898111091179</text:p>
          </table:table-cell>
          <table:table-cell table:formula="of:=AVERAGE([.C222];[.E222];[.G222];[.I222];[.K222];[.M222];[.O222];[.Q222];[.S222];[.U222])" office:value-type="float" office:value="0.966512952729119" calcext:value-type="float">
            <text:p>0.966512952729119</text:p>
          </table:table-cell>
          <table:table-cell table:formula="of:=AVERAGE([.D222];[.F222];[.H222];[.J222];[.L222];[.N222];[.P222];[.R222];[.T222];[.V222])" office:value-type="float" office:value="0.0334870472708812" calcext:value-type="float">
            <text:p>0.03348704727088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0.338209183626788" calcext:value-type="float">
            <text:p>0.338209183626788</text:p>
          </table:table-cell>
          <table:table-cell office:value-type="float" office:value="0.661790816373212" calcext:value-type="float">
            <text:p>0.661790816373212</text:p>
          </table:table-cell>
          <table:table-cell office:value-type="float" office:value="0.260986069861621" calcext:value-type="float">
            <text:p>0.260986069861621</text:p>
          </table:table-cell>
          <table:table-cell office:value-type="float" office:value="0.739013930138379" calcext:value-type="float">
            <text:p>0.739013930138379</text:p>
          </table:table-cell>
          <table:table-cell office:value-type="float" office:value="0.32766055344345" calcext:value-type="float">
            <text:p>0.32766055344345</text:p>
          </table:table-cell>
          <table:table-cell office:value-type="float" office:value="0.67233944655655" calcext:value-type="float">
            <text:p>0.67233944655655</text:p>
          </table:table-cell>
          <table:table-cell office:value-type="float" office:value="0.27164569319895" calcext:value-type="float">
            <text:p>0.27164569319895</text:p>
          </table:table-cell>
          <table:table-cell office:value-type="float" office:value="0.72835430680105" calcext:value-type="float">
            <text:p>0.72835430680105</text:p>
          </table:table-cell>
          <table:table-cell office:value-type="float" office:value="0.275005635824836" calcext:value-type="float">
            <text:p>0.275005635824836</text:p>
          </table:table-cell>
          <table:table-cell office:value-type="float" office:value="0.724994364175164" calcext:value-type="float">
            <text:p>0.724994364175164</text:p>
          </table:table-cell>
          <table:table-cell office:value-type="float" office:value="0.49564252590437" calcext:value-type="float">
            <text:p>0.49564252590437</text:p>
          </table:table-cell>
          <table:table-cell office:value-type="float" office:value="0.50435747409563" calcext:value-type="float">
            <text:p>0.50435747409563</text:p>
          </table:table-cell>
          <table:table-cell office:value-type="float" office:value="0.357548563510538" calcext:value-type="float">
            <text:p>0.357548563510538</text:p>
          </table:table-cell>
          <table:table-cell office:value-type="float" office:value="0.642451436489462" calcext:value-type="float">
            <text:p>0.642451436489462</text:p>
          </table:table-cell>
          <table:table-cell office:value-type="float" office:value="0.334408818082667" calcext:value-type="float">
            <text:p>0.334408818082667</text:p>
          </table:table-cell>
          <table:table-cell office:value-type="float" office:value="0.665591181917333" calcext:value-type="float">
            <text:p>0.665591181917333</text:p>
          </table:table-cell>
          <table:table-cell office:value-type="float" office:value="0.45776102316553" calcext:value-type="float">
            <text:p>0.45776102316553</text:p>
          </table:table-cell>
          <table:table-cell office:value-type="float" office:value="0.54223897683447" calcext:value-type="float">
            <text:p>0.54223897683447</text:p>
          </table:table-cell>
          <table:table-cell office:value-type="float" office:value="0.374664223761447" calcext:value-type="float">
            <text:p>0.374664223761447</text:p>
          </table:table-cell>
          <table:table-cell office:value-type="float" office:value="0.625335776238553" calcext:value-type="float">
            <text:p>0.625335776238553</text:p>
          </table:table-cell>
          <table:table-cell table:formula="of:=AVERAGE([.C223];[.E223];[.G223];[.I223];[.K223];[.M223];[.O223];[.Q223];[.S223];[.U223])" office:value-type="float" office:value="0.34935322903802" calcext:value-type="float">
            <text:p>0.34935322903802</text:p>
          </table:table-cell>
          <table:table-cell table:formula="of:=AVERAGE([.D223];[.F223];[.H223];[.J223];[.L223];[.N223];[.P223];[.R223];[.T223];[.V223])" office:value-type="float" office:value="0.65064677096198" calcext:value-type="float">
            <text:p>0.6506467709619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0.392704604106624" calcext:value-type="float">
            <text:p>0.392704604106624</text:p>
          </table:table-cell>
          <table:table-cell office:value-type="float" office:value="0.607295395893376" calcext:value-type="float">
            <text:p>0.607295395893376</text:p>
          </table:table-cell>
          <table:table-cell office:value-type="float" office:value="0.360445663419516" calcext:value-type="float">
            <text:p>0.360445663419516</text:p>
          </table:table-cell>
          <table:table-cell office:value-type="float" office:value="0.639554336580484" calcext:value-type="float">
            <text:p>0.639554336580484</text:p>
          </table:table-cell>
          <table:table-cell office:value-type="float" office:value="0.411691268898797" calcext:value-type="float">
            <text:p>0.411691268898797</text:p>
          </table:table-cell>
          <table:table-cell office:value-type="float" office:value="0.588308731101203" calcext:value-type="float">
            <text:p>0.588308731101203</text:p>
          </table:table-cell>
          <table:table-cell office:value-type="float" office:value="0.332781888106686" calcext:value-type="float">
            <text:p>0.332781888106686</text:p>
          </table:table-cell>
          <table:table-cell office:value-type="float" office:value="0.667218111893314" calcext:value-type="float">
            <text:p>0.667218111893314</text:p>
          </table:table-cell>
          <table:table-cell office:value-type="float" office:value="0.431708484478762" calcext:value-type="float">
            <text:p>0.431708484478762</text:p>
          </table:table-cell>
          <table:table-cell office:value-type="float" office:value="0.568291515521238" calcext:value-type="float">
            <text:p>0.568291515521238</text:p>
          </table:table-cell>
          <table:table-cell office:value-type="float" office:value="0.421908997484523" calcext:value-type="float">
            <text:p>0.421908997484523</text:p>
          </table:table-cell>
          <table:table-cell office:value-type="float" office:value="0.578091002515477" calcext:value-type="float">
            <text:p>0.578091002515477</text:p>
          </table:table-cell>
          <table:table-cell office:value-type="float" office:value="0.250619863601614" calcext:value-type="float">
            <text:p>0.250619863601614</text:p>
          </table:table-cell>
          <table:table-cell office:value-type="float" office:value="0.749380136398386" calcext:value-type="float">
            <text:p>0.749380136398386</text:p>
          </table:table-cell>
          <table:table-cell office:value-type="float" office:value="0.365781665446475" calcext:value-type="float">
            <text:p>0.365781665446475</text:p>
          </table:table-cell>
          <table:table-cell office:value-type="float" office:value="0.634218334553525" calcext:value-type="float">
            <text:p>0.634218334553525</text:p>
          </table:table-cell>
          <table:table-cell office:value-type="float" office:value="0.425767488811766" calcext:value-type="float">
            <text:p>0.425767488811766</text:p>
          </table:table-cell>
          <table:table-cell office:value-type="float" office:value="0.574232511188234" calcext:value-type="float">
            <text:p>0.574232511188234</text:p>
          </table:table-cell>
          <table:table-cell office:value-type="float" office:value="0.400139567271086" calcext:value-type="float">
            <text:p>0.400139567271086</text:p>
          </table:table-cell>
          <table:table-cell office:value-type="float" office:value="0.599860432728914" calcext:value-type="float">
            <text:p>0.599860432728914</text:p>
          </table:table-cell>
          <table:table-cell table:formula="of:=AVERAGE([.C224];[.E224];[.G224];[.I224];[.K224];[.M224];[.O224];[.Q224];[.S224];[.U224])" office:value-type="float" office:value="0.379354949162585" calcext:value-type="float">
            <text:p>0.379354949162585</text:p>
          </table:table-cell>
          <table:table-cell table:formula="of:=AVERAGE([.D224];[.F224];[.H224];[.J224];[.L224];[.N224];[.P224];[.R224];[.T224];[.V224])" office:value-type="float" office:value="0.620645050837415" calcext:value-type="float">
            <text:p>0.62064505083741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0.987928808022181" calcext:value-type="float">
            <text:p>0.987928808022181</text:p>
          </table:table-cell>
          <table:table-cell office:value-type="float" office:value="0.012071191977819" calcext:value-type="float">
            <text:p>0.012071191977819</text:p>
          </table:table-cell>
          <table:table-cell office:value-type="float" office:value="0.998057337790008" calcext:value-type="float">
            <text:p>0.998057337790008</text:p>
          </table:table-cell>
          <table:table-cell office:value-type="float" office:value="0.00194266220999156" calcext:value-type="float">
            <text:p>0.001942662209992</text:p>
          </table:table-cell>
          <table:table-cell office:value-type="float" office:value="0.991477016776126" calcext:value-type="float">
            <text:p>0.991477016776126</text:p>
          </table:table-cell>
          <table:table-cell office:value-type="float" office:value="0.008522983223874" calcext:value-type="float">
            <text:p>0.008522983223874</text:p>
          </table:table-cell>
          <table:table-cell office:value-type="float" office:value="0.995436800445684" calcext:value-type="float">
            <text:p>0.995436800445684</text:p>
          </table:table-cell>
          <table:table-cell office:value-type="float" office:value="0.00456319955431616" calcext:value-type="float">
            <text:p>0.004563199554316</text:p>
          </table:table-cell>
          <table:table-cell office:value-type="float" office:value="0.986512557330733" calcext:value-type="float">
            <text:p>0.986512557330733</text:p>
          </table:table-cell>
          <table:table-cell office:value-type="float" office:value="0.0134874426692673" calcext:value-type="float">
            <text:p>0.013487442669267</text:p>
          </table:table-cell>
          <table:table-cell office:value-type="float" office:value="0.997463713969131" calcext:value-type="float">
            <text:p>0.997463713969131</text:p>
          </table:table-cell>
          <table:table-cell office:value-type="float" office:value="0.00253628603086943" calcext:value-type="float">
            <text:p>0.002536286030869</text:p>
          </table:table-cell>
          <table:table-cell office:value-type="float" office:value="0.9964249040665" calcext:value-type="float">
            <text:p>0.9964249040665</text:p>
          </table:table-cell>
          <table:table-cell office:value-type="float" office:value="0.00357509593349967" calcext:value-type="float">
            <text:p>0.0035750959335</text:p>
          </table:table-cell>
          <table:table-cell office:value-type="float" office:value="0.997770939568309" calcext:value-type="float">
            <text:p>0.997770939568309</text:p>
          </table:table-cell>
          <table:table-cell office:value-type="float" office:value="0.00222906043169124" calcext:value-type="float">
            <text:p>0.002229060431691</text:p>
          </table:table-cell>
          <table:table-cell office:value-type="float" office:value="0.99885711620688" calcext:value-type="float">
            <text:p>0.99885711620688</text:p>
          </table:table-cell>
          <table:table-cell office:value-type="float" office:value="0.00114288379311962" calcext:value-type="float">
            <text:p>0.00114288379312</text:p>
          </table:table-cell>
          <table:table-cell office:value-type="float" office:value="0.868299555486516" calcext:value-type="float">
            <text:p>0.868299555486516</text:p>
          </table:table-cell>
          <table:table-cell office:value-type="float" office:value="0.131700444513484" calcext:value-type="float">
            <text:p>0.131700444513484</text:p>
          </table:table-cell>
          <table:table-cell table:formula="of:=AVERAGE([.C225];[.E225];[.G225];[.I225];[.K225];[.M225];[.O225];[.Q225];[.S225];[.U225])" office:value-type="float" office:value="0.981822874966207" calcext:value-type="float">
            <text:p>0.981822874966207</text:p>
          </table:table-cell>
          <table:table-cell table:formula="of:=AVERAGE([.D225];[.F225];[.H225];[.J225];[.L225];[.N225];[.P225];[.R225];[.T225];[.V225])" office:value-type="float" office:value="0.0181771250337932" calcext:value-type="float">
            <text:p>0.01817712503379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0.988317270062533" calcext:value-type="float">
            <text:p>0.988317270062533</text:p>
          </table:table-cell>
          <table:table-cell office:value-type="float" office:value="0.0116827299374671" calcext:value-type="float">
            <text:p>0.011682729937467</text:p>
          </table:table-cell>
          <table:table-cell office:value-type="float" office:value="0.997056099118459" calcext:value-type="float">
            <text:p>0.997056099118459</text:p>
          </table:table-cell>
          <table:table-cell office:value-type="float" office:value="0.00294390088154092" calcext:value-type="float">
            <text:p>0.002943900881541</text:p>
          </table:table-cell>
          <table:table-cell office:value-type="float" office:value="0.992433793950805" calcext:value-type="float">
            <text:p>0.992433793950805</text:p>
          </table:table-cell>
          <table:table-cell office:value-type="float" office:value="0.00756620604919493" calcext:value-type="float">
            <text:p>0.007566206049195</text:p>
          </table:table-cell>
          <table:table-cell office:value-type="float" office:value="0.99700457323469" calcext:value-type="float">
            <text:p>0.99700457323469</text:p>
          </table:table-cell>
          <table:table-cell office:value-type="float" office:value="0.00299542676530986" calcext:value-type="float">
            <text:p>0.00299542676531</text:p>
          </table:table-cell>
          <table:table-cell office:value-type="float" office:value="0.810219598087205" calcext:value-type="float">
            <text:p>0.810219598087205</text:p>
          </table:table-cell>
          <table:table-cell office:value-type="float" office:value="0.189780401912795" calcext:value-type="float">
            <text:p>0.189780401912795</text:p>
          </table:table-cell>
          <table:table-cell office:value-type="float" office:value="0.986835686138215" calcext:value-type="float">
            <text:p>0.986835686138215</text:p>
          </table:table-cell>
          <table:table-cell office:value-type="float" office:value="0.0131643138617846" calcext:value-type="float">
            <text:p>0.013164313861785</text:p>
          </table:table-cell>
          <table:table-cell office:value-type="float" office:value="0.998170516225806" calcext:value-type="float">
            <text:p>0.998170516225806</text:p>
          </table:table-cell>
          <table:table-cell office:value-type="float" office:value="0.0018294837741937" calcext:value-type="float">
            <text:p>0.001829483774194</text:p>
          </table:table-cell>
          <table:table-cell office:value-type="float" office:value="0.995219274652762" calcext:value-type="float">
            <text:p>0.995219274652762</text:p>
          </table:table-cell>
          <table:table-cell office:value-type="float" office:value="0.00478072534723744" calcext:value-type="float">
            <text:p>0.004780725347237</text:p>
          </table:table-cell>
          <table:table-cell office:value-type="float" office:value="0.995741641443968" calcext:value-type="float">
            <text:p>0.995741641443968</text:p>
          </table:table-cell>
          <table:table-cell office:value-type="float" office:value="0.0042583585560324" calcext:value-type="float">
            <text:p>0.004258358556032</text:p>
          </table:table-cell>
          <table:table-cell office:value-type="float" office:value="0.995295508767327" calcext:value-type="float">
            <text:p>0.995295508767327</text:p>
          </table:table-cell>
          <table:table-cell office:value-type="float" office:value="0.00470449123267247" calcext:value-type="float">
            <text:p>0.004704491232672</text:p>
          </table:table-cell>
          <table:table-cell table:formula="of:=AVERAGE([.C226];[.E226];[.G226];[.I226];[.K226];[.M226];[.O226];[.Q226];[.S226];[.U226])" office:value-type="float" office:value="0.975629396168177" calcext:value-type="float">
            <text:p>0.975629396168177</text:p>
          </table:table-cell>
          <table:table-cell table:formula="of:=AVERAGE([.D226];[.F226];[.H226];[.J226];[.L226];[.N226];[.P226];[.R226];[.T226];[.V226])" office:value-type="float" office:value="0.0243706038318228" calcext:value-type="float">
            <text:p>0.02437060383182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0.824685608113417" calcext:value-type="float">
            <text:p>0.824685608113417</text:p>
          </table:table-cell>
          <table:table-cell office:value-type="float" office:value="0.175314391886583" calcext:value-type="float">
            <text:p>0.175314391886583</text:p>
          </table:table-cell>
          <table:table-cell office:value-type="float" office:value="0.957423499039591" calcext:value-type="float">
            <text:p>0.957423499039591</text:p>
          </table:table-cell>
          <table:table-cell office:value-type="float" office:value="0.0425765009604093" calcext:value-type="float">
            <text:p>0.042576500960409</text:p>
          </table:table-cell>
          <table:table-cell office:value-type="float" office:value="0.905141156536691" calcext:value-type="float">
            <text:p>0.905141156536691</text:p>
          </table:table-cell>
          <table:table-cell office:value-type="float" office:value="0.0948588434633094" calcext:value-type="float">
            <text:p>0.094858843463309</text:p>
          </table:table-cell>
          <table:table-cell office:value-type="float" office:value="0.932264971426283" calcext:value-type="float">
            <text:p>0.932264971426283</text:p>
          </table:table-cell>
          <table:table-cell office:value-type="float" office:value="0.0677350285737172" calcext:value-type="float">
            <text:p>0.067735028573717</text:p>
          </table:table-cell>
          <table:table-cell office:value-type="float" office:value="0.934737507190953" calcext:value-type="float">
            <text:p>0.934737507190953</text:p>
          </table:table-cell>
          <table:table-cell office:value-type="float" office:value="0.0652624928090466" calcext:value-type="float">
            <text:p>0.065262492809047</text:p>
          </table:table-cell>
          <table:table-cell office:value-type="float" office:value="0.929170613614537" calcext:value-type="float">
            <text:p>0.929170613614537</text:p>
          </table:table-cell>
          <table:table-cell office:value-type="float" office:value="0.0708293863854635" calcext:value-type="float">
            <text:p>0.070829386385464</text:p>
          </table:table-cell>
          <table:table-cell office:value-type="float" office:value="0.930751816388942" calcext:value-type="float">
            <text:p>0.930751816388942</text:p>
          </table:table-cell>
          <table:table-cell office:value-type="float" office:value="0.0692481836110576" calcext:value-type="float">
            <text:p>0.069248183611058</text:p>
          </table:table-cell>
          <table:table-cell office:value-type="float" office:value="0.911330878456824" calcext:value-type="float">
            <text:p>0.911330878456824</text:p>
          </table:table-cell>
          <table:table-cell office:value-type="float" office:value="0.0886691215431761" calcext:value-type="float">
            <text:p>0.088669121543176</text:p>
          </table:table-cell>
          <table:table-cell office:value-type="float" office:value="0.968451893215318" calcext:value-type="float">
            <text:p>0.968451893215318</text:p>
          </table:table-cell>
          <table:table-cell office:value-type="float" office:value="0.0315481067846819" calcext:value-type="float">
            <text:p>0.031548106784682</text:p>
          </table:table-cell>
          <table:table-cell office:value-type="float" office:value="0.832053503496148" calcext:value-type="float">
            <text:p>0.832053503496148</text:p>
          </table:table-cell>
          <table:table-cell office:value-type="float" office:value="0.167946496503852" calcext:value-type="float">
            <text:p>0.167946496503852</text:p>
          </table:table-cell>
          <table:table-cell table:formula="of:=AVERAGE([.C227];[.E227];[.G227];[.I227];[.K227];[.M227];[.O227];[.Q227];[.S227];[.U227])" office:value-type="float" office:value="0.912601144747871" calcext:value-type="float">
            <text:p>0.912601144747871</text:p>
          </table:table-cell>
          <table:table-cell table:formula="of:=AVERAGE([.D227];[.F227];[.H227];[.J227];[.L227];[.N227];[.P227];[.R227];[.T227];[.V227])" office:value-type="float" office:value="0.0873988552521297" calcext:value-type="float">
            <text:p>0.0873988552521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0.666209274279551" calcext:value-type="float">
            <text:p>0.666209274279551</text:p>
          </table:table-cell>
          <table:table-cell office:value-type="float" office:value="0.333790725720449" calcext:value-type="float">
            <text:p>0.333790725720449</text:p>
          </table:table-cell>
          <table:table-cell office:value-type="float" office:value="0.689127549787613" calcext:value-type="float">
            <text:p>0.689127549787613</text:p>
          </table:table-cell>
          <table:table-cell office:value-type="float" office:value="0.310872450212387" calcext:value-type="float">
            <text:p>0.310872450212387</text:p>
          </table:table-cell>
          <table:table-cell office:value-type="float" office:value="0.724426727031389" calcext:value-type="float">
            <text:p>0.724426727031389</text:p>
          </table:table-cell>
          <table:table-cell office:value-type="float" office:value="0.275573272968611" calcext:value-type="float">
            <text:p>0.275573272968611</text:p>
          </table:table-cell>
          <table:table-cell office:value-type="float" office:value="0.682513659979019" calcext:value-type="float">
            <text:p>0.682513659979019</text:p>
          </table:table-cell>
          <table:table-cell office:value-type="float" office:value="0.317486340020981" calcext:value-type="float">
            <text:p>0.317486340020981</text:p>
          </table:table-cell>
          <table:table-cell office:value-type="float" office:value="0.695075354669498" calcext:value-type="float">
            <text:p>0.695075354669498</text:p>
          </table:table-cell>
          <table:table-cell office:value-type="float" office:value="0.304924645330502" calcext:value-type="float">
            <text:p>0.304924645330502</text:p>
          </table:table-cell>
          <table:table-cell office:value-type="float" office:value="0.678105229813192" calcext:value-type="float">
            <text:p>0.678105229813192</text:p>
          </table:table-cell>
          <table:table-cell office:value-type="float" office:value="0.321894770186808" calcext:value-type="float">
            <text:p>0.321894770186808</text:p>
          </table:table-cell>
          <table:table-cell office:value-type="float" office:value="0.657613279607101" calcext:value-type="float">
            <text:p>0.657613279607101</text:p>
          </table:table-cell>
          <table:table-cell office:value-type="float" office:value="0.342386720392899" calcext:value-type="float">
            <text:p>0.342386720392899</text:p>
          </table:table-cell>
          <table:table-cell office:value-type="float" office:value="0.555592392355027" calcext:value-type="float">
            <text:p>0.555592392355027</text:p>
          </table:table-cell>
          <table:table-cell office:value-type="float" office:value="0.444407607644973" calcext:value-type="float">
            <text:p>0.444407607644973</text:p>
          </table:table-cell>
          <table:table-cell office:value-type="float" office:value="0.765760197790084" calcext:value-type="float">
            <text:p>0.765760197790084</text:p>
          </table:table-cell>
          <table:table-cell office:value-type="float" office:value="0.234239802209916" calcext:value-type="float">
            <text:p>0.234239802209916</text:p>
          </table:table-cell>
          <table:table-cell office:value-type="float" office:value="0.664244004893563" calcext:value-type="float">
            <text:p>0.664244004893563</text:p>
          </table:table-cell>
          <table:table-cell office:value-type="float" office:value="0.335755995106437" calcext:value-type="float">
            <text:p>0.335755995106437</text:p>
          </table:table-cell>
          <table:table-cell table:formula="of:=AVERAGE([.C228];[.E228];[.G228];[.I228];[.K228];[.M228];[.O228];[.Q228];[.S228];[.U228])" office:value-type="float" office:value="0.677866767020604" calcext:value-type="float">
            <text:p>0.677866767020604</text:p>
          </table:table-cell>
          <table:table-cell table:formula="of:=AVERAGE([.D228];[.F228];[.H228];[.J228];[.L228];[.N228];[.P228];[.R228];[.T228];[.V228])" office:value-type="float" office:value="0.322133232979396" calcext:value-type="float">
            <text:p>0.32213323297939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0.302300463557163" calcext:value-type="float">
            <text:p>0.302300463557163</text:p>
          </table:table-cell>
          <table:table-cell office:value-type="float" office:value="0.697699536442837" calcext:value-type="float">
            <text:p>0.697699536442837</text:p>
          </table:table-cell>
          <table:table-cell office:value-type="float" office:value="0.360290544573162" calcext:value-type="float">
            <text:p>0.360290544573162</text:p>
          </table:table-cell>
          <table:table-cell office:value-type="float" office:value="0.639709455426837" calcext:value-type="float">
            <text:p>0.639709455426837</text:p>
          </table:table-cell>
          <table:table-cell office:value-type="float" office:value="0.345625678689586" calcext:value-type="float">
            <text:p>0.345625678689586</text:p>
          </table:table-cell>
          <table:table-cell office:value-type="float" office:value="0.654374321310414" calcext:value-type="float">
            <text:p>0.654374321310414</text:p>
          </table:table-cell>
          <table:table-cell office:value-type="float" office:value="0.377724268973454" calcext:value-type="float">
            <text:p>0.377724268973454</text:p>
          </table:table-cell>
          <table:table-cell office:value-type="float" office:value="0.622275731026547" calcext:value-type="float">
            <text:p>0.622275731026547</text:p>
          </table:table-cell>
          <table:table-cell office:value-type="float" office:value="0.247966169903089" calcext:value-type="float">
            <text:p>0.247966169903089</text:p>
          </table:table-cell>
          <table:table-cell office:value-type="float" office:value="0.752033830096911" calcext:value-type="float">
            <text:p>0.752033830096911</text:p>
          </table:table-cell>
          <table:table-cell office:value-type="float" office:value="0.319904428898584" calcext:value-type="float">
            <text:p>0.319904428898584</text:p>
          </table:table-cell>
          <table:table-cell office:value-type="float" office:value="0.680095571101416" calcext:value-type="float">
            <text:p>0.680095571101416</text:p>
          </table:table-cell>
          <table:table-cell office:value-type="float" office:value="0.342314979019559" calcext:value-type="float">
            <text:p>0.342314979019559</text:p>
          </table:table-cell>
          <table:table-cell office:value-type="float" office:value="0.657685020980441" calcext:value-type="float">
            <text:p>0.657685020980441</text:p>
          </table:table-cell>
          <table:table-cell office:value-type="float" office:value="0.312739252981756" calcext:value-type="float">
            <text:p>0.312739252981756</text:p>
          </table:table-cell>
          <table:table-cell office:value-type="float" office:value="0.687260747018244" calcext:value-type="float">
            <text:p>0.687260747018244</text:p>
          </table:table-cell>
          <table:table-cell office:value-type="float" office:value="0.35004708736826" calcext:value-type="float">
            <text:p>0.35004708736826</text:p>
          </table:table-cell>
          <table:table-cell office:value-type="float" office:value="0.64995291263174" calcext:value-type="float">
            <text:p>0.64995291263174</text:p>
          </table:table-cell>
          <table:table-cell office:value-type="float" office:value="0.306387910808522" calcext:value-type="float">
            <text:p>0.306387910808522</text:p>
          </table:table-cell>
          <table:table-cell office:value-type="float" office:value="0.693612089191478" calcext:value-type="float">
            <text:p>0.693612089191478</text:p>
          </table:table-cell>
          <table:table-cell table:formula="of:=AVERAGE([.C229];[.E229];[.G229];[.I229];[.K229];[.M229];[.O229];[.Q229];[.S229];[.U229])" office:value-type="float" office:value="0.326530078477314" calcext:value-type="float">
            <text:p>0.326530078477314</text:p>
          </table:table-cell>
          <table:table-cell table:formula="of:=AVERAGE([.D229];[.F229];[.H229];[.J229];[.L229];[.N229];[.P229];[.R229];[.T229];[.V229])" office:value-type="float" office:value="0.673469921522687" calcext:value-type="float">
            <text:p>0.67346992152268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0.340955990439901" calcext:value-type="float">
            <text:p>0.340955990439901</text:p>
          </table:table-cell>
          <table:table-cell office:value-type="float" office:value="0.659044009560099" calcext:value-type="float">
            <text:p>0.659044009560099</text:p>
          </table:table-cell>
          <table:table-cell office:value-type="float" office:value="0.239688535545355" calcext:value-type="float">
            <text:p>0.239688535545355</text:p>
          </table:table-cell>
          <table:table-cell office:value-type="float" office:value="0.760311464454645" calcext:value-type="float">
            <text:p>0.760311464454645</text:p>
          </table:table-cell>
          <table:table-cell office:value-type="float" office:value="0.299283679151111" calcext:value-type="float">
            <text:p>0.299283679151111</text:p>
          </table:table-cell>
          <table:table-cell office:value-type="float" office:value="0.700716320848889" calcext:value-type="float">
            <text:p>0.700716320848889</text:p>
          </table:table-cell>
          <table:table-cell office:value-type="float" office:value="0.211359102805201" calcext:value-type="float">
            <text:p>0.211359102805201</text:p>
          </table:table-cell>
          <table:table-cell office:value-type="float" office:value="0.788640897194799" calcext:value-type="float">
            <text:p>0.788640897194799</text:p>
          </table:table-cell>
          <table:table-cell office:value-type="float" office:value="0.238975484885463" calcext:value-type="float">
            <text:p>0.238975484885463</text:p>
          </table:table-cell>
          <table:table-cell office:value-type="float" office:value="0.761024515114537" calcext:value-type="float">
            <text:p>0.761024515114537</text:p>
          </table:table-cell>
          <table:table-cell office:value-type="float" office:value="0.162888161567059" calcext:value-type="float">
            <text:p>0.162888161567059</text:p>
          </table:table-cell>
          <table:table-cell office:value-type="float" office:value="0.837111838432941" calcext:value-type="float">
            <text:p>0.837111838432941</text:p>
          </table:table-cell>
          <table:table-cell office:value-type="float" office:value="0.251282498286773" calcext:value-type="float">
            <text:p>0.251282498286773</text:p>
          </table:table-cell>
          <table:table-cell office:value-type="float" office:value="0.748717501713227" calcext:value-type="float">
            <text:p>0.748717501713227</text:p>
          </table:table-cell>
          <table:table-cell office:value-type="float" office:value="0.164501549817856" calcext:value-type="float">
            <text:p>0.164501549817856</text:p>
          </table:table-cell>
          <table:table-cell office:value-type="float" office:value="0.835498450182144" calcext:value-type="float">
            <text:p>0.835498450182144</text:p>
          </table:table-cell>
          <table:table-cell office:value-type="float" office:value="0.236173773835055" calcext:value-type="float">
            <text:p>0.236173773835055</text:p>
          </table:table-cell>
          <table:table-cell office:value-type="float" office:value="0.763826226164945" calcext:value-type="float">
            <text:p>0.763826226164945</text:p>
          </table:table-cell>
          <table:table-cell office:value-type="float" office:value="0.240389319857099" calcext:value-type="float">
            <text:p>0.240389319857099</text:p>
          </table:table-cell>
          <table:table-cell office:value-type="float" office:value="0.759610680142901" calcext:value-type="float">
            <text:p>0.759610680142901</text:p>
          </table:table-cell>
          <table:table-cell table:formula="of:=AVERAGE([.C230];[.E230];[.G230];[.I230];[.K230];[.M230];[.O230];[.Q230];[.S230];[.U230])" office:value-type="float" office:value="0.238549809619087" calcext:value-type="float">
            <text:p>0.238549809619087</text:p>
          </table:table-cell>
          <table:table-cell table:formula="of:=AVERAGE([.D230];[.F230];[.H230];[.J230];[.L230];[.N230];[.P230];[.R230];[.T230];[.V230])" office:value-type="float" office:value="0.761450190380913" calcext:value-type="float">
            <text:p>0.76145019038091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0.94262139314627" calcext:value-type="float">
            <text:p>0.94262139314627</text:p>
          </table:table-cell>
          <table:table-cell office:value-type="float" office:value="0.0573786068537303" calcext:value-type="float">
            <text:p>0.05737860685373</text:p>
          </table:table-cell>
          <table:table-cell office:value-type="float" office:value="0.966587355555868" calcext:value-type="float">
            <text:p>0.966587355555868</text:p>
          </table:table-cell>
          <table:table-cell office:value-type="float" office:value="0.0334126444441324" calcext:value-type="float">
            <text:p>0.033412644444132</text:p>
          </table:table-cell>
          <table:table-cell office:value-type="float" office:value="0.96585995798015" calcext:value-type="float">
            <text:p>0.96585995798015</text:p>
          </table:table-cell>
          <table:table-cell office:value-type="float" office:value="0.0341400420198496" calcext:value-type="float">
            <text:p>0.03414004201985</text:p>
          </table:table-cell>
          <table:table-cell office:value-type="float" office:value="0.950905322922577" calcext:value-type="float">
            <text:p>0.950905322922577</text:p>
          </table:table-cell>
          <table:table-cell office:value-type="float" office:value="0.0490946770774231" calcext:value-type="float">
            <text:p>0.049094677077423</text:p>
          </table:table-cell>
          <table:table-cell office:value-type="float" office:value="0.970223907347352" calcext:value-type="float">
            <text:p>0.970223907347352</text:p>
          </table:table-cell>
          <table:table-cell office:value-type="float" office:value="0.0297760926526476" calcext:value-type="float">
            <text:p>0.029776092652648</text:p>
          </table:table-cell>
          <table:table-cell office:value-type="float" office:value="0.971305319165387" calcext:value-type="float">
            <text:p>0.971305319165387</text:p>
          </table:table-cell>
          <table:table-cell office:value-type="float" office:value="0.0286946808346128" calcext:value-type="float">
            <text:p>0.028694680834613</text:p>
          </table:table-cell>
          <table:table-cell office:value-type="float" office:value="0.981613258037038" calcext:value-type="float">
            <text:p>0.981613258037038</text:p>
          </table:table-cell>
          <table:table-cell office:value-type="float" office:value="0.0183867419629625" calcext:value-type="float">
            <text:p>0.018386741962963</text:p>
          </table:table-cell>
          <table:table-cell office:value-type="float" office:value="0.965115645499264" calcext:value-type="float">
            <text:p>0.965115645499264</text:p>
          </table:table-cell>
          <table:table-cell office:value-type="float" office:value="0.0348843545007357" calcext:value-type="float">
            <text:p>0.034884354500736</text:p>
          </table:table-cell>
          <table:table-cell office:value-type="float" office:value="0.981760576120477" calcext:value-type="float">
            <text:p>0.981760576120477</text:p>
          </table:table-cell>
          <table:table-cell office:value-type="float" office:value="0.018239423879523" calcext:value-type="float">
            <text:p>0.018239423879523</text:p>
          </table:table-cell>
          <table:table-cell office:value-type="float" office:value="0.974580276881955" calcext:value-type="float">
            <text:p>0.974580276881955</text:p>
          </table:table-cell>
          <table:table-cell office:value-type="float" office:value="0.025419723118045" calcext:value-type="float">
            <text:p>0.025419723118045</text:p>
          </table:table-cell>
          <table:table-cell table:formula="of:=AVERAGE([.C231];[.E231];[.G231];[.I231];[.K231];[.M231];[.O231];[.Q231];[.S231];[.U231])" office:value-type="float" office:value="0.967057301265634" calcext:value-type="float">
            <text:p>0.967057301265634</text:p>
          </table:table-cell>
          <table:table-cell table:formula="of:=AVERAGE([.D231];[.F231];[.H231];[.J231];[.L231];[.N231];[.P231];[.R231];[.T231];[.V231])" office:value-type="float" office:value="0.0329426987343662" calcext:value-type="float">
            <text:p>0.03294269873436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0.647350993850878" calcext:value-type="float">
            <text:p>0.647350993850878</text:p>
          </table:table-cell>
          <table:table-cell office:value-type="float" office:value="0.352649006149122" calcext:value-type="float">
            <text:p>0.352649006149122</text:p>
          </table:table-cell>
          <table:table-cell office:value-type="float" office:value="0.671072961051657" calcext:value-type="float">
            <text:p>0.671072961051657</text:p>
          </table:table-cell>
          <table:table-cell office:value-type="float" office:value="0.328927038948343" calcext:value-type="float">
            <text:p>0.328927038948343</text:p>
          </table:table-cell>
          <table:table-cell office:value-type="float" office:value="0.663091605816173" calcext:value-type="float">
            <text:p>0.663091605816173</text:p>
          </table:table-cell>
          <table:table-cell office:value-type="float" office:value="0.336908394183827" calcext:value-type="float">
            <text:p>0.336908394183827</text:p>
          </table:table-cell>
          <table:table-cell office:value-type="float" office:value="0.608086838554864" calcext:value-type="float">
            <text:p>0.608086838554864</text:p>
          </table:table-cell>
          <table:table-cell office:value-type="float" office:value="0.391913161445136" calcext:value-type="float">
            <text:p>0.391913161445136</text:p>
          </table:table-cell>
          <table:table-cell office:value-type="float" office:value="0.545414300646811" calcext:value-type="float">
            <text:p>0.545414300646811</text:p>
          </table:table-cell>
          <table:table-cell office:value-type="float" office:value="0.454585699353189" calcext:value-type="float">
            <text:p>0.454585699353189</text:p>
          </table:table-cell>
          <table:table-cell office:value-type="float" office:value="0.574763477525801" calcext:value-type="float">
            <text:p>0.574763477525801</text:p>
          </table:table-cell>
          <table:table-cell office:value-type="float" office:value="0.425236522474199" calcext:value-type="float">
            <text:p>0.425236522474199</text:p>
          </table:table-cell>
          <table:table-cell office:value-type="float" office:value="0.557571476116742" calcext:value-type="float">
            <text:p>0.557571476116742</text:p>
          </table:table-cell>
          <table:table-cell office:value-type="float" office:value="0.442428523883258" calcext:value-type="float">
            <text:p>0.442428523883258</text:p>
          </table:table-cell>
          <table:table-cell office:value-type="float" office:value="0.475497029863468" calcext:value-type="float">
            <text:p>0.475497029863468</text:p>
          </table:table-cell>
          <table:table-cell office:value-type="float" office:value="0.524502970136532" calcext:value-type="float">
            <text:p>0.524502970136532</text:p>
          </table:table-cell>
          <table:table-cell office:value-type="float" office:value="0.60638423134653" calcext:value-type="float">
            <text:p>0.60638423134653</text:p>
          </table:table-cell>
          <table:table-cell office:value-type="float" office:value="0.39361576865347" calcext:value-type="float">
            <text:p>0.39361576865347</text:p>
          </table:table-cell>
          <table:table-cell office:value-type="float" office:value="0.680313978535086" calcext:value-type="float">
            <text:p>0.680313978535086</text:p>
          </table:table-cell>
          <table:table-cell office:value-type="float" office:value="0.319686021464914" calcext:value-type="float">
            <text:p>0.319686021464914</text:p>
          </table:table-cell>
          <table:table-cell table:formula="of:=AVERAGE([.C232];[.E232];[.G232];[.I232];[.K232];[.M232];[.O232];[.Q232];[.S232];[.U232])" office:value-type="float" office:value="0.602954689330801" calcext:value-type="float">
            <text:p>0.602954689330801</text:p>
          </table:table-cell>
          <table:table-cell table:formula="of:=AVERAGE([.D232];[.F232];[.H232];[.J232];[.L232];[.N232];[.P232];[.R232];[.T232];[.V232])" office:value-type="float" office:value="0.397045310669199" calcext:value-type="float">
            <text:p>0.39704531066919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0.983910175893913" calcext:value-type="float">
            <text:p>0.983910175893913</text:p>
          </table:table-cell>
          <table:table-cell office:value-type="float" office:value="0.016089824106087" calcext:value-type="float">
            <text:p>0.016089824106087</text:p>
          </table:table-cell>
          <table:table-cell office:value-type="float" office:value="0.996524438085866" calcext:value-type="float">
            <text:p>0.996524438085866</text:p>
          </table:table-cell>
          <table:table-cell office:value-type="float" office:value="0.00347556191413403" calcext:value-type="float">
            <text:p>0.003475561914134</text:p>
          </table:table-cell>
          <table:table-cell office:value-type="float" office:value="0.99043890469839" calcext:value-type="float">
            <text:p>0.99043890469839</text:p>
          </table:table-cell>
          <table:table-cell office:value-type="float" office:value="0.00956109530161002" calcext:value-type="float">
            <text:p>0.00956109530161</text:p>
          </table:table-cell>
          <table:table-cell office:value-type="float" office:value="0.99537836048681" calcext:value-type="float">
            <text:p>0.99537836048681</text:p>
          </table:table-cell>
          <table:table-cell office:value-type="float" office:value="0.00462163951319035" calcext:value-type="float">
            <text:p>0.00462163951319</text:p>
          </table:table-cell>
          <table:table-cell office:value-type="float" office:value="0.983201688118963" calcext:value-type="float">
            <text:p>0.983201688118963</text:p>
          </table:table-cell>
          <table:table-cell office:value-type="float" office:value="0.0167983118810371" calcext:value-type="float">
            <text:p>0.016798311881037</text:p>
          </table:table-cell>
          <table:table-cell office:value-type="float" office:value="0.986994830761314" calcext:value-type="float">
            <text:p>0.986994830761314</text:p>
          </table:table-cell>
          <table:table-cell office:value-type="float" office:value="0.0130051692386859" calcext:value-type="float">
            <text:p>0.013005169238686</text:p>
          </table:table-cell>
          <table:table-cell office:value-type="float" office:value="0.993905975620702" calcext:value-type="float">
            <text:p>0.993905975620702</text:p>
          </table:table-cell>
          <table:table-cell office:value-type="float" office:value="0.00609402437929765" calcext:value-type="float">
            <text:p>0.006094024379298</text:p>
          </table:table-cell>
          <table:table-cell office:value-type="float" office:value="0.997035018558666" calcext:value-type="float">
            <text:p>0.997035018558666</text:p>
          </table:table-cell>
          <table:table-cell office:value-type="float" office:value="0.00296498144133413" calcext:value-type="float">
            <text:p>0.002964981441334</text:p>
          </table:table-cell>
          <table:table-cell office:value-type="float" office:value="0.995938214793212" calcext:value-type="float">
            <text:p>0.995938214793212</text:p>
          </table:table-cell>
          <table:table-cell office:value-type="float" office:value="0.00406178520678767" calcext:value-type="float">
            <text:p>0.004061785206788</text:p>
          </table:table-cell>
          <table:table-cell office:value-type="float" office:value="0.984783329665028" calcext:value-type="float">
            <text:p>0.984783329665028</text:p>
          </table:table-cell>
          <table:table-cell office:value-type="float" office:value="0.0152166703349718" calcext:value-type="float">
            <text:p>0.015216670334972</text:p>
          </table:table-cell>
          <table:table-cell table:formula="of:=AVERAGE([.C233];[.E233];[.G233];[.I233];[.K233];[.M233];[.O233];[.Q233];[.S233];[.U233])" office:value-type="float" office:value="0.990811093668287" calcext:value-type="float">
            <text:p>0.990811093668287</text:p>
          </table:table-cell>
          <table:table-cell table:formula="of:=AVERAGE([.D233];[.F233];[.H233];[.J233];[.L233];[.N233];[.P233];[.R233];[.T233];[.V233])" office:value-type="float" office:value="0.00918890633171357" calcext:value-type="float">
            <text:p>0.00918890633171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0.410155778798074" calcext:value-type="float">
            <text:p>0.410155778798074</text:p>
          </table:table-cell>
          <table:table-cell office:value-type="float" office:value="0.589844221201926" calcext:value-type="float">
            <text:p>0.589844221201926</text:p>
          </table:table-cell>
          <table:table-cell office:value-type="float" office:value="0.404129229503298" calcext:value-type="float">
            <text:p>0.404129229503298</text:p>
          </table:table-cell>
          <table:table-cell office:value-type="float" office:value="0.595870770496702" calcext:value-type="float">
            <text:p>0.595870770496702</text:p>
          </table:table-cell>
          <table:table-cell office:value-type="float" office:value="0.313102379956153" calcext:value-type="float">
            <text:p>0.313102379956153</text:p>
          </table:table-cell>
          <table:table-cell office:value-type="float" office:value="0.686897620043847" calcext:value-type="float">
            <text:p>0.686897620043847</text:p>
          </table:table-cell>
          <table:table-cell office:value-type="float" office:value="0.268127841936263" calcext:value-type="float">
            <text:p>0.268127841936263</text:p>
          </table:table-cell>
          <table:table-cell office:value-type="float" office:value="0.731872158063737" calcext:value-type="float">
            <text:p>0.731872158063737</text:p>
          </table:table-cell>
          <table:table-cell office:value-type="float" office:value="0.351023001531395" calcext:value-type="float">
            <text:p>0.351023001531395</text:p>
          </table:table-cell>
          <table:table-cell office:value-type="float" office:value="0.648976998468605" calcext:value-type="float">
            <text:p>0.648976998468605</text:p>
          </table:table-cell>
          <table:table-cell office:value-type="float" office:value="0.389035969343382" calcext:value-type="float">
            <text:p>0.389035969343382</text:p>
          </table:table-cell>
          <table:table-cell office:value-type="float" office:value="0.610964030656618" calcext:value-type="float">
            <text:p>0.610964030656618</text:p>
          </table:table-cell>
          <table:table-cell office:value-type="float" office:value="0.317700140462365" calcext:value-type="float">
            <text:p>0.317700140462365</text:p>
          </table:table-cell>
          <table:table-cell office:value-type="float" office:value="0.682299859537635" calcext:value-type="float">
            <text:p>0.682299859537635</text:p>
          </table:table-cell>
          <table:table-cell office:value-type="float" office:value="0.302205738404853" calcext:value-type="float">
            <text:p>0.302205738404853</text:p>
          </table:table-cell>
          <table:table-cell office:value-type="float" office:value="0.697794261595147" calcext:value-type="float">
            <text:p>0.697794261595147</text:p>
          </table:table-cell>
          <table:table-cell office:value-type="float" office:value="0.376561891422355" calcext:value-type="float">
            <text:p>0.376561891422355</text:p>
          </table:table-cell>
          <table:table-cell office:value-type="float" office:value="0.623438108577644" calcext:value-type="float">
            <text:p>0.623438108577644</text:p>
          </table:table-cell>
          <table:table-cell office:value-type="float" office:value="0.36578942598639" calcext:value-type="float">
            <text:p>0.36578942598639</text:p>
          </table:table-cell>
          <table:table-cell office:value-type="float" office:value="0.63421057401361" calcext:value-type="float">
            <text:p>0.63421057401361</text:p>
          </table:table-cell>
          <table:table-cell table:formula="of:=AVERAGE([.C234];[.E234];[.G234];[.I234];[.K234];[.M234];[.O234];[.Q234];[.S234];[.U234])" office:value-type="float" office:value="0.349783139734453" calcext:value-type="float">
            <text:p>0.349783139734453</text:p>
          </table:table-cell>
          <table:table-cell table:formula="of:=AVERAGE([.D234];[.F234];[.H234];[.J234];[.L234];[.N234];[.P234];[.R234];[.T234];[.V234])" office:value-type="float" office:value="0.650216860265547" calcext:value-type="float">
            <text:p>0.65021686026554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office:value-type="float" office:value="0.282536890414929" calcext:value-type="float">
            <text:p>0.282536890414929</text:p>
          </table:table-cell>
          <table:table-cell office:value-type="float" office:value="0.717463109585071" calcext:value-type="float">
            <text:p>0.717463109585071</text:p>
          </table:table-cell>
          <table:table-cell office:value-type="float" office:value="0.246691826779602" calcext:value-type="float">
            <text:p>0.246691826779602</text:p>
          </table:table-cell>
          <table:table-cell office:value-type="float" office:value="0.753308173220398" calcext:value-type="float">
            <text:p>0.753308173220398</text:p>
          </table:table-cell>
          <table:table-cell office:value-type="float" office:value="0.221644201846159" calcext:value-type="float">
            <text:p>0.221644201846159</text:p>
          </table:table-cell>
          <table:table-cell office:value-type="float" office:value="0.778355798153841" calcext:value-type="float">
            <text:p>0.778355798153841</text:p>
          </table:table-cell>
          <table:table-cell office:value-type="float" office:value="0.228897919910998" calcext:value-type="float">
            <text:p>0.228897919910998</text:p>
          </table:table-cell>
          <table:table-cell office:value-type="float" office:value="0.771102080089002" calcext:value-type="float">
            <text:p>0.771102080089002</text:p>
          </table:table-cell>
          <table:table-cell office:value-type="float" office:value="0.24719244526045" calcext:value-type="float">
            <text:p>0.24719244526045</text:p>
          </table:table-cell>
          <table:table-cell office:value-type="float" office:value="0.75280755473955" calcext:value-type="float">
            <text:p>0.75280755473955</text:p>
          </table:table-cell>
          <table:table-cell office:value-type="float" office:value="0.209795057195114" calcext:value-type="float">
            <text:p>0.209795057195114</text:p>
          </table:table-cell>
          <table:table-cell office:value-type="float" office:value="0.790204942804886" calcext:value-type="float">
            <text:p>0.790204942804886</text:p>
          </table:table-cell>
          <table:table-cell office:value-type="float" office:value="0.334472131383053" calcext:value-type="float">
            <text:p>0.334472131383053</text:p>
          </table:table-cell>
          <table:table-cell office:value-type="float" office:value="0.665527868616947" calcext:value-type="float">
            <text:p>0.665527868616947</text:p>
          </table:table-cell>
          <table:table-cell office:value-type="float" office:value="0.26702931449768" calcext:value-type="float">
            <text:p>0.26702931449768</text:p>
          </table:table-cell>
          <table:table-cell office:value-type="float" office:value="0.73297068550232" calcext:value-type="float">
            <text:p>0.73297068550232</text:p>
          </table:table-cell>
          <table:table-cell office:value-type="float" office:value="0.174562316877686" calcext:value-type="float">
            <text:p>0.174562316877686</text:p>
          </table:table-cell>
          <table:table-cell office:value-type="float" office:value="0.825437683122314" calcext:value-type="float">
            <text:p>0.825437683122314</text:p>
          </table:table-cell>
          <table:table-cell office:value-type="float" office:value="0.202678764777909" calcext:value-type="float">
            <text:p>0.202678764777909</text:p>
          </table:table-cell>
          <table:table-cell office:value-type="float" office:value="0.797321235222091" calcext:value-type="float">
            <text:p>0.797321235222091</text:p>
          </table:table-cell>
          <table:table-cell table:formula="of:=AVERAGE([.C235];[.E235];[.G235];[.I235];[.K235];[.M235];[.O235];[.Q235];[.S235];[.U235])" office:value-type="float" office:value="0.241550086894358" calcext:value-type="float">
            <text:p>0.241550086894358</text:p>
          </table:table-cell>
          <table:table-cell table:formula="of:=AVERAGE([.D235];[.F235];[.H235];[.J235];[.L235];[.N235];[.P235];[.R235];[.T235];[.V235])" office:value-type="float" office:value="0.758449913105642" calcext:value-type="float">
            <text:p>0.75844991310564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0.91580442597345" calcext:value-type="float">
            <text:p>0.91580442597345</text:p>
          </table:table-cell>
          <table:table-cell office:value-type="float" office:value="0.0841955740265501" calcext:value-type="float">
            <text:p>0.08419557402655</text:p>
          </table:table-cell>
          <table:table-cell office:value-type="float" office:value="0.94973282340935" calcext:value-type="float">
            <text:p>0.94973282340935</text:p>
          </table:table-cell>
          <table:table-cell office:value-type="float" office:value="0.0502671765906502" calcext:value-type="float">
            <text:p>0.05026717659065</text:p>
          </table:table-cell>
          <table:table-cell office:value-type="float" office:value="0.912897443230081" calcext:value-type="float">
            <text:p>0.912897443230081</text:p>
          </table:table-cell>
          <table:table-cell office:value-type="float" office:value="0.0871025567699193" calcext:value-type="float">
            <text:p>0.087102556769919</text:p>
          </table:table-cell>
          <table:table-cell office:value-type="float" office:value="0.843798445551472" calcext:value-type="float">
            <text:p>0.843798445551472</text:p>
          </table:table-cell>
          <table:table-cell office:value-type="float" office:value="0.156201554448528" calcext:value-type="float">
            <text:p>0.156201554448528</text:p>
          </table:table-cell>
          <table:table-cell office:value-type="float" office:value="0.881877245779432" calcext:value-type="float">
            <text:p>0.881877245779432</text:p>
          </table:table-cell>
          <table:table-cell office:value-type="float" office:value="0.118122754220569" calcext:value-type="float">
            <text:p>0.118122754220569</text:p>
          </table:table-cell>
          <table:table-cell office:value-type="float" office:value="0.926000157628456" calcext:value-type="float">
            <text:p>0.926000157628456</text:p>
          </table:table-cell>
          <table:table-cell office:value-type="float" office:value="0.0739998423715437" calcext:value-type="float">
            <text:p>0.073999842371544</text:p>
          </table:table-cell>
          <table:table-cell office:value-type="float" office:value="0.932157727822876" calcext:value-type="float">
            <text:p>0.932157727822876</text:p>
          </table:table-cell>
          <table:table-cell office:value-type="float" office:value="0.0678422721771238" calcext:value-type="float">
            <text:p>0.067842272177124</text:p>
          </table:table-cell>
          <table:table-cell office:value-type="float" office:value="0.920424111954842" calcext:value-type="float">
            <text:p>0.920424111954842</text:p>
          </table:table-cell>
          <table:table-cell office:value-type="float" office:value="0.0795758880451584" calcext:value-type="float">
            <text:p>0.079575888045158</text:p>
          </table:table-cell>
          <table:table-cell office:value-type="float" office:value="0.757502603042411" calcext:value-type="float">
            <text:p>0.757502603042411</text:p>
          </table:table-cell>
          <table:table-cell office:value-type="float" office:value="0.242497396957589" calcext:value-type="float">
            <text:p>0.242497396957589</text:p>
          </table:table-cell>
          <table:table-cell office:value-type="float" office:value="0.931747312761597" calcext:value-type="float">
            <text:p>0.931747312761597</text:p>
          </table:table-cell>
          <table:table-cell office:value-type="float" office:value="0.0682526872384034" calcext:value-type="float">
            <text:p>0.068252687238403</text:p>
          </table:table-cell>
          <table:table-cell table:formula="of:=AVERAGE([.C236];[.E236];[.G236];[.I236];[.K236];[.M236];[.O236];[.Q236];[.S236];[.U236])" office:value-type="float" office:value="0.897194229715397" calcext:value-type="float">
            <text:p>0.897194229715397</text:p>
          </table:table-cell>
          <table:table-cell table:formula="of:=AVERAGE([.D236];[.F236];[.H236];[.J236];[.L236];[.N236];[.P236];[.R236];[.T236];[.V236])" office:value-type="float" office:value="0.102805770284604" calcext:value-type="float">
            <text:p>0.10280577028460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0.175043875876922" calcext:value-type="float">
            <text:p>0.175043875876922</text:p>
          </table:table-cell>
          <table:table-cell office:value-type="float" office:value="0.824956124123078" calcext:value-type="float">
            <text:p>0.824956124123078</text:p>
          </table:table-cell>
          <table:table-cell office:value-type="float" office:value="0.0509473051218525" calcext:value-type="float">
            <text:p>0.050947305121853</text:p>
          </table:table-cell>
          <table:table-cell office:value-type="float" office:value="0.949052694878148" calcext:value-type="float">
            <text:p>0.949052694878148</text:p>
          </table:table-cell>
          <table:table-cell office:value-type="float" office:value="0.111270554990906" calcext:value-type="float">
            <text:p>0.111270554990906</text:p>
          </table:table-cell>
          <table:table-cell office:value-type="float" office:value="0.888729445009094" calcext:value-type="float">
            <text:p>0.888729445009094</text:p>
          </table:table-cell>
          <table:table-cell office:value-type="float" office:value="0.0959323956898775" calcext:value-type="float">
            <text:p>0.095932395689878</text:p>
          </table:table-cell>
          <table:table-cell office:value-type="float" office:value="0.904067604310122" calcext:value-type="float">
            <text:p>0.904067604310122</text:p>
          </table:table-cell>
          <table:table-cell office:value-type="float" office:value="0.130565993153294" calcext:value-type="float">
            <text:p>0.130565993153294</text:p>
          </table:table-cell>
          <table:table-cell office:value-type="float" office:value="0.869434006846706" calcext:value-type="float">
            <text:p>0.869434006846706</text:p>
          </table:table-cell>
          <table:table-cell office:value-type="float" office:value="0.207574684033455" calcext:value-type="float">
            <text:p>0.207574684033455</text:p>
          </table:table-cell>
          <table:table-cell office:value-type="float" office:value="0.792425315966545" calcext:value-type="float">
            <text:p>0.792425315966545</text:p>
          </table:table-cell>
          <table:table-cell office:value-type="float" office:value="0.138321388379891" calcext:value-type="float">
            <text:p>0.138321388379891</text:p>
          </table:table-cell>
          <table:table-cell office:value-type="float" office:value="0.861678611620109" calcext:value-type="float">
            <text:p>0.861678611620109</text:p>
          </table:table-cell>
          <table:table-cell office:value-type="float" office:value="0.207342253836161" calcext:value-type="float">
            <text:p>0.207342253836161</text:p>
          </table:table-cell>
          <table:table-cell office:value-type="float" office:value="0.792657746163839" calcext:value-type="float">
            <text:p>0.792657746163839</text:p>
          </table:table-cell>
          <table:table-cell office:value-type="float" office:value="0.125706924705379" calcext:value-type="float">
            <text:p>0.125706924705379</text:p>
          </table:table-cell>
          <table:table-cell office:value-type="float" office:value="0.874293075294621" calcext:value-type="float">
            <text:p>0.874293075294621</text:p>
          </table:table-cell>
          <table:table-cell office:value-type="float" office:value="0.0964166135342386" calcext:value-type="float">
            <text:p>0.096416613534239</text:p>
          </table:table-cell>
          <table:table-cell office:value-type="float" office:value="0.903583386465761" calcext:value-type="float">
            <text:p>0.903583386465761</text:p>
          </table:table-cell>
          <table:table-cell table:formula="of:=AVERAGE([.C237];[.E237];[.G237];[.I237];[.K237];[.M237];[.O237];[.Q237];[.S237];[.U237])" office:value-type="float" office:value="0.133912198932198" calcext:value-type="float">
            <text:p>0.133912198932198</text:p>
          </table:table-cell>
          <table:table-cell table:formula="of:=AVERAGE([.D237];[.F237];[.H237];[.J237];[.L237];[.N237];[.P237];[.R237];[.T237];[.V237])" office:value-type="float" office:value="0.866087801067802" calcext:value-type="float">
            <text:p>0.866087801067802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0.832375192964173" calcext:value-type="float">
            <text:p>0.832375192964173</text:p>
          </table:table-cell>
          <table:table-cell office:value-type="float" office:value="0.167624807035827" calcext:value-type="float">
            <text:p>0.167624807035827</text:p>
          </table:table-cell>
          <table:table-cell office:value-type="float" office:value="0.950655521246614" calcext:value-type="float">
            <text:p>0.950655521246614</text:p>
          </table:table-cell>
          <table:table-cell office:value-type="float" office:value="0.0493444787533857" calcext:value-type="float">
            <text:p>0.049344478753386</text:p>
          </table:table-cell>
          <table:table-cell office:value-type="float" office:value="0.90934774244303" calcext:value-type="float">
            <text:p>0.90934774244303</text:p>
          </table:table-cell>
          <table:table-cell office:value-type="float" office:value="0.0906522575569703" calcext:value-type="float">
            <text:p>0.09065225755697</text:p>
          </table:table-cell>
          <table:table-cell office:value-type="float" office:value="0.958384648458055" calcext:value-type="float">
            <text:p>0.958384648458055</text:p>
          </table:table-cell>
          <table:table-cell office:value-type="float" office:value="0.0416153515419447" calcext:value-type="float">
            <text:p>0.041615351541945</text:p>
          </table:table-cell>
          <table:table-cell office:value-type="float" office:value="0.96785169305747" calcext:value-type="float">
            <text:p>0.96785169305747</text:p>
          </table:table-cell>
          <table:table-cell office:value-type="float" office:value="0.0321483069425294" calcext:value-type="float">
            <text:p>0.032148306942529</text:p>
          </table:table-cell>
          <table:table-cell office:value-type="float" office:value="0.966520353585421" calcext:value-type="float">
            <text:p>0.966520353585421</text:p>
          </table:table-cell>
          <table:table-cell office:value-type="float" office:value="0.0334796464145791" calcext:value-type="float">
            <text:p>0.033479646414579</text:p>
          </table:table-cell>
          <table:table-cell office:value-type="float" office:value="0.971473350970654" calcext:value-type="float">
            <text:p>0.971473350970654</text:p>
          </table:table-cell>
          <table:table-cell office:value-type="float" office:value="0.0285266490293455" calcext:value-type="float">
            <text:p>0.028526649029346</text:p>
          </table:table-cell>
          <table:table-cell office:value-type="float" office:value="0.932922277236376" calcext:value-type="float">
            <text:p>0.932922277236376</text:p>
          </table:table-cell>
          <table:table-cell office:value-type="float" office:value="0.0670777227636242" calcext:value-type="float">
            <text:p>0.067077722763624</text:p>
          </table:table-cell>
          <table:table-cell office:value-type="float" office:value="0.962131307392158" calcext:value-type="float">
            <text:p>0.962131307392158</text:p>
          </table:table-cell>
          <table:table-cell office:value-type="float" office:value="0.0378686926078416" calcext:value-type="float">
            <text:p>0.037868692607842</text:p>
          </table:table-cell>
          <table:table-cell office:value-type="float" office:value="0.944223836936969" calcext:value-type="float">
            <text:p>0.944223836936969</text:p>
          </table:table-cell>
          <table:table-cell office:value-type="float" office:value="0.055776163063031" calcext:value-type="float">
            <text:p>0.055776163063031</text:p>
          </table:table-cell>
          <table:table-cell table:formula="of:=AVERAGE([.C238];[.E238];[.G238];[.I238];[.K238];[.M238];[.O238];[.Q238];[.S238];[.U238])" office:value-type="float" office:value="0.939588592429092" calcext:value-type="float">
            <text:p>0.939588592429092</text:p>
          </table:table-cell>
          <table:table-cell table:formula="of:=AVERAGE([.D238];[.F238];[.H238];[.J238];[.L238];[.N238];[.P238];[.R238];[.T238];[.V238])" office:value-type="float" office:value="0.0604114075709079" calcext:value-type="float">
            <text:p>0.06041140757090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0.995146260577733" calcext:value-type="float">
            <text:p>0.995146260577733</text:p>
          </table:table-cell>
          <table:table-cell office:value-type="float" office:value="0.00485373942226712" calcext:value-type="float">
            <text:p>0.004853739422267</text:p>
          </table:table-cell>
          <table:table-cell office:value-type="float" office:value="0.998078278638996" calcext:value-type="float">
            <text:p>0.998078278638996</text:p>
          </table:table-cell>
          <table:table-cell office:value-type="float" office:value="0.00192172136100374" calcext:value-type="float">
            <text:p>0.001921721361004</text:p>
          </table:table-cell>
          <table:table-cell office:value-type="float" office:value="0.996800888268872" calcext:value-type="float">
            <text:p>0.996800888268872</text:p>
          </table:table-cell>
          <table:table-cell office:value-type="float" office:value="0.00319911173112812" calcext:value-type="float">
            <text:p>0.003199111731128</text:p>
          </table:table-cell>
          <table:table-cell office:value-type="float" office:value="0.998067159270572" calcext:value-type="float">
            <text:p>0.998067159270572</text:p>
          </table:table-cell>
          <table:table-cell office:value-type="float" office:value="0.0019328407294278" calcext:value-type="float">
            <text:p>0.001932840729428</text:p>
          </table:table-cell>
          <table:table-cell office:value-type="float" office:value="0.994308396329392" calcext:value-type="float">
            <text:p>0.994308396329392</text:p>
          </table:table-cell>
          <table:table-cell office:value-type="float" office:value="0.00569160367060804" calcext:value-type="float">
            <text:p>0.005691603670608</text:p>
          </table:table-cell>
          <table:table-cell office:value-type="float" office:value="0.997919191422907" calcext:value-type="float">
            <text:p>0.997919191422907</text:p>
          </table:table-cell>
          <table:table-cell office:value-type="float" office:value="0.00208080857709307" calcext:value-type="float">
            <text:p>0.002080808577093</text:p>
          </table:table-cell>
          <table:table-cell office:value-type="float" office:value="0.998804625165518" calcext:value-type="float">
            <text:p>0.998804625165518</text:p>
          </table:table-cell>
          <table:table-cell office:value-type="float" office:value="0.00119537483448164" calcext:value-type="float">
            <text:p>0.001195374834482</text:p>
          </table:table-cell>
          <table:table-cell office:value-type="float" office:value="0.998425984181086" calcext:value-type="float">
            <text:p>0.998425984181086</text:p>
          </table:table-cell>
          <table:table-cell office:value-type="float" office:value="0.00157401581891424" calcext:value-type="float">
            <text:p>0.001574015818914</text:p>
          </table:table-cell>
          <table:table-cell office:value-type="float" office:value="0.999517715458428" calcext:value-type="float">
            <text:p>0.999517715458428</text:p>
          </table:table-cell>
          <table:table-cell office:value-type="float" office:value="0.000482284541572037" calcext:value-type="float">
            <text:p>0.000482284541572</text:p>
          </table:table-cell>
          <table:table-cell office:value-type="float" office:value="0.997319068691463" calcext:value-type="float">
            <text:p>0.997319068691463</text:p>
          </table:table-cell>
          <table:table-cell office:value-type="float" office:value="0.00268093130853665" calcext:value-type="float">
            <text:p>0.002680931308537</text:p>
          </table:table-cell>
          <table:table-cell table:formula="of:=AVERAGE([.C239];[.E239];[.G239];[.I239];[.K239];[.M239];[.O239];[.Q239];[.S239];[.U239])" office:value-type="float" office:value="0.997438756800497" calcext:value-type="float">
            <text:p>0.997438756800497</text:p>
          </table:table-cell>
          <table:table-cell table:formula="of:=AVERAGE([.D239];[.F239];[.H239];[.J239];[.L239];[.N239];[.P239];[.R239];[.T239];[.V239])" office:value-type="float" office:value="0.00256124319950325" calcext:value-type="float">
            <text:p>0.00256124319950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0.939723568517546" calcext:value-type="float">
            <text:p>0.939723568517546</text:p>
          </table:table-cell>
          <table:table-cell office:value-type="float" office:value="0.060276431482454" calcext:value-type="float">
            <text:p>0.060276431482454</text:p>
          </table:table-cell>
          <table:table-cell office:value-type="float" office:value="0.939580105973881" calcext:value-type="float">
            <text:p>0.939580105973881</text:p>
          </table:table-cell>
          <table:table-cell office:value-type="float" office:value="0.0604198940261188" calcext:value-type="float">
            <text:p>0.060419894026119</text:p>
          </table:table-cell>
          <table:table-cell office:value-type="float" office:value="0.974331841776983" calcext:value-type="float">
            <text:p>0.974331841776983</text:p>
          </table:table-cell>
          <table:table-cell office:value-type="float" office:value="0.0256681582230172" calcext:value-type="float">
            <text:p>0.025668158223017</text:p>
          </table:table-cell>
          <table:table-cell office:value-type="float" office:value="0.942200297332531" calcext:value-type="float">
            <text:p>0.942200297332531</text:p>
          </table:table-cell>
          <table:table-cell office:value-type="float" office:value="0.0577997026674693" calcext:value-type="float">
            <text:p>0.057799702667469</text:p>
          </table:table-cell>
          <table:table-cell office:value-type="float" office:value="0.969496649068316" calcext:value-type="float">
            <text:p>0.969496649068316</text:p>
          </table:table-cell>
          <table:table-cell office:value-type="float" office:value="0.030503350931684" calcext:value-type="float">
            <text:p>0.030503350931684</text:p>
          </table:table-cell>
          <table:table-cell office:value-type="float" office:value="0.918892947429438" calcext:value-type="float">
            <text:p>0.918892947429438</text:p>
          </table:table-cell>
          <table:table-cell office:value-type="float" office:value="0.0811070525705616" calcext:value-type="float">
            <text:p>0.081107052570562</text:p>
          </table:table-cell>
          <table:table-cell office:value-type="float" office:value="0.971454857152215" calcext:value-type="float">
            <text:p>0.971454857152215</text:p>
          </table:table-cell>
          <table:table-cell office:value-type="float" office:value="0.0285451428477852" calcext:value-type="float">
            <text:p>0.028545142847785</text:p>
          </table:table-cell>
          <table:table-cell office:value-type="float" office:value="0.904013216284129" calcext:value-type="float">
            <text:p>0.904013216284129</text:p>
          </table:table-cell>
          <table:table-cell office:value-type="float" office:value="0.095986783715871" calcext:value-type="float">
            <text:p>0.095986783715871</text:p>
          </table:table-cell>
          <table:table-cell office:value-type="float" office:value="0.991311278937784" calcext:value-type="float">
            <text:p>0.991311278937784</text:p>
          </table:table-cell>
          <table:table-cell office:value-type="float" office:value="0.00868872106221565" calcext:value-type="float">
            <text:p>0.008688721062216</text:p>
          </table:table-cell>
          <table:table-cell office:value-type="float" office:value="0.962871349795895" calcext:value-type="float">
            <text:p>0.962871349795895</text:p>
          </table:table-cell>
          <table:table-cell office:value-type="float" office:value="0.0371286502041053" calcext:value-type="float">
            <text:p>0.037128650204105</text:p>
          </table:table-cell>
          <table:table-cell table:formula="of:=AVERAGE([.C240];[.E240];[.G240];[.I240];[.K240];[.M240];[.O240];[.Q240];[.S240];[.U240])" office:value-type="float" office:value="0.951387611226872" calcext:value-type="float">
            <text:p>0.951387611226872</text:p>
          </table:table-cell>
          <table:table-cell table:formula="of:=AVERAGE([.D240];[.F240];[.H240];[.J240];[.L240];[.N240];[.P240];[.R240];[.T240];[.V240])" office:value-type="float" office:value="0.0486123887731282" calcext:value-type="float">
            <text:p>0.04861238877312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0.553505095210837" calcext:value-type="float">
            <text:p>0.553505095210837</text:p>
          </table:table-cell>
          <table:table-cell office:value-type="float" office:value="0.446494904789163" calcext:value-type="float">
            <text:p>0.446494904789163</text:p>
          </table:table-cell>
          <table:table-cell office:value-type="float" office:value="0.387175768319694" calcext:value-type="float">
            <text:p>0.387175768319694</text:p>
          </table:table-cell>
          <table:table-cell office:value-type="float" office:value="0.612824231680306" calcext:value-type="float">
            <text:p>0.612824231680306</text:p>
          </table:table-cell>
          <table:table-cell office:value-type="float" office:value="0.498626953342189" calcext:value-type="float">
            <text:p>0.498626953342189</text:p>
          </table:table-cell>
          <table:table-cell office:value-type="float" office:value="0.501373046657811" calcext:value-type="float">
            <text:p>0.501373046657811</text:p>
          </table:table-cell>
          <table:table-cell office:value-type="float" office:value="0.470096017030338" calcext:value-type="float">
            <text:p>0.470096017030338</text:p>
          </table:table-cell>
          <table:table-cell office:value-type="float" office:value="0.529903982969662" calcext:value-type="float">
            <text:p>0.529903982969662</text:p>
          </table:table-cell>
          <table:table-cell office:value-type="float" office:value="0.449882424480402" calcext:value-type="float">
            <text:p>0.449882424480402</text:p>
          </table:table-cell>
          <table:table-cell office:value-type="float" office:value="0.550117575519598" calcext:value-type="float">
            <text:p>0.550117575519598</text:p>
          </table:table-cell>
          <table:table-cell office:value-type="float" office:value="0.393877113600171" calcext:value-type="float">
            <text:p>0.393877113600171</text:p>
          </table:table-cell>
          <table:table-cell office:value-type="float" office:value="0.606122886399829" calcext:value-type="float">
            <text:p>0.606122886399829</text:p>
          </table:table-cell>
          <table:table-cell office:value-type="float" office:value="0.470461215005255" calcext:value-type="float">
            <text:p>0.470461215005255</text:p>
          </table:table-cell>
          <table:table-cell office:value-type="float" office:value="0.529538784994745" calcext:value-type="float">
            <text:p>0.529538784994745</text:p>
          </table:table-cell>
          <table:table-cell office:value-type="float" office:value="0.464975278458516" calcext:value-type="float">
            <text:p>0.464975278458516</text:p>
          </table:table-cell>
          <table:table-cell office:value-type="float" office:value="0.535024721541484" calcext:value-type="float">
            <text:p>0.535024721541484</text:p>
          </table:table-cell>
          <table:table-cell office:value-type="float" office:value="0.395174342946568" calcext:value-type="float">
            <text:p>0.395174342946568</text:p>
          </table:table-cell>
          <table:table-cell office:value-type="float" office:value="0.604825657053432" calcext:value-type="float">
            <text:p>0.604825657053432</text:p>
          </table:table-cell>
          <table:table-cell office:value-type="float" office:value="0.543742319580698" calcext:value-type="float">
            <text:p>0.543742319580698</text:p>
          </table:table-cell>
          <table:table-cell office:value-type="float" office:value="0.456257680419302" calcext:value-type="float">
            <text:p>0.456257680419302</text:p>
          </table:table-cell>
          <table:table-cell table:formula="of:=AVERAGE([.C241];[.E241];[.G241];[.I241];[.K241];[.M241];[.O241];[.Q241];[.S241];[.U241])" office:value-type="float" office:value="0.462751652797467" calcext:value-type="float">
            <text:p>0.462751652797467</text:p>
          </table:table-cell>
          <table:table-cell table:formula="of:=AVERAGE([.D241];[.F241];[.H241];[.J241];[.L241];[.N241];[.P241];[.R241];[.T241];[.V241])" office:value-type="float" office:value="0.537248347202533" calcext:value-type="float">
            <text:p>0.53724834720253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0.763774564698676" calcext:value-type="float">
            <text:p>0.763774564698676</text:p>
          </table:table-cell>
          <table:table-cell office:value-type="float" office:value="0.236225435301324" calcext:value-type="float">
            <text:p>0.236225435301324</text:p>
          </table:table-cell>
          <table:table-cell office:value-type="float" office:value="0.823150811958531" calcext:value-type="float">
            <text:p>0.823150811958531</text:p>
          </table:table-cell>
          <table:table-cell office:value-type="float" office:value="0.176849188041469" calcext:value-type="float">
            <text:p>0.176849188041469</text:p>
          </table:table-cell>
          <table:table-cell office:value-type="float" office:value="0.782871957223207" calcext:value-type="float">
            <text:p>0.782871957223207</text:p>
          </table:table-cell>
          <table:table-cell office:value-type="float" office:value="0.217128042776793" calcext:value-type="float">
            <text:p>0.217128042776793</text:p>
          </table:table-cell>
          <table:table-cell office:value-type="float" office:value="0.78689445802074" calcext:value-type="float">
            <text:p>0.78689445802074</text:p>
          </table:table-cell>
          <table:table-cell office:value-type="float" office:value="0.21310554197926" calcext:value-type="float">
            <text:p>0.21310554197926</text:p>
          </table:table-cell>
          <table:table-cell office:value-type="float" office:value="0.837302354732402" calcext:value-type="float">
            <text:p>0.837302354732402</text:p>
          </table:table-cell>
          <table:table-cell office:value-type="float" office:value="0.162697645267597" calcext:value-type="float">
            <text:p>0.162697645267597</text:p>
          </table:table-cell>
          <table:table-cell office:value-type="float" office:value="0.740347947082794" calcext:value-type="float">
            <text:p>0.740347947082794</text:p>
          </table:table-cell>
          <table:table-cell office:value-type="float" office:value="0.259652052917206" calcext:value-type="float">
            <text:p>0.259652052917206</text:p>
          </table:table-cell>
          <table:table-cell office:value-type="float" office:value="0.786199789569821" calcext:value-type="float">
            <text:p>0.786199789569821</text:p>
          </table:table-cell>
          <table:table-cell office:value-type="float" office:value="0.213800210430179" calcext:value-type="float">
            <text:p>0.213800210430179</text:p>
          </table:table-cell>
          <table:table-cell office:value-type="float" office:value="0.873324136126936" calcext:value-type="float">
            <text:p>0.873324136126936</text:p>
          </table:table-cell>
          <table:table-cell office:value-type="float" office:value="0.126675863873064" calcext:value-type="float">
            <text:p>0.126675863873064</text:p>
          </table:table-cell>
          <table:table-cell office:value-type="float" office:value="0.824337531796835" calcext:value-type="float">
            <text:p>0.824337531796835</text:p>
          </table:table-cell>
          <table:table-cell office:value-type="float" office:value="0.175662468203165" calcext:value-type="float">
            <text:p>0.175662468203165</text:p>
          </table:table-cell>
          <table:table-cell office:value-type="float" office:value="0.865160550488977" calcext:value-type="float">
            <text:p>0.865160550488977</text:p>
          </table:table-cell>
          <table:table-cell office:value-type="float" office:value="0.134839449511023" calcext:value-type="float">
            <text:p>0.134839449511023</text:p>
          </table:table-cell>
          <table:table-cell table:formula="of:=AVERAGE([.C242];[.E242];[.G242];[.I242];[.K242];[.M242];[.O242];[.Q242];[.S242];[.U242])" office:value-type="float" office:value="0.808336410169892" calcext:value-type="float">
            <text:p>0.808336410169892</text:p>
          </table:table-cell>
          <table:table-cell table:formula="of:=AVERAGE([.D242];[.F242];[.H242];[.J242];[.L242];[.N242];[.P242];[.R242];[.T242];[.V242])" office:value-type="float" office:value="0.191663589830108" calcext:value-type="float">
            <text:p>0.191663589830108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0.39617193320572" calcext:value-type="float">
            <text:p>0.39617193320572</text:p>
          </table:table-cell>
          <table:table-cell office:value-type="float" office:value="0.60382806679428" calcext:value-type="float">
            <text:p>0.60382806679428</text:p>
          </table:table-cell>
          <table:table-cell office:value-type="float" office:value="0.228199746436974" calcext:value-type="float">
            <text:p>0.228199746436974</text:p>
          </table:table-cell>
          <table:table-cell office:value-type="float" office:value="0.771800253563026" calcext:value-type="float">
            <text:p>0.771800253563026</text:p>
          </table:table-cell>
          <table:table-cell office:value-type="float" office:value="0.45135009808873" calcext:value-type="float">
            <text:p>0.45135009808873</text:p>
          </table:table-cell>
          <table:table-cell office:value-type="float" office:value="0.54864990191127" calcext:value-type="float">
            <text:p>0.54864990191127</text:p>
          </table:table-cell>
          <table:table-cell office:value-type="float" office:value="0.239427463012357" calcext:value-type="float">
            <text:p>0.239427463012357</text:p>
          </table:table-cell>
          <table:table-cell office:value-type="float" office:value="0.760572536987643" calcext:value-type="float">
            <text:p>0.760572536987643</text:p>
          </table:table-cell>
          <table:table-cell office:value-type="float" office:value="0.358661209627259" calcext:value-type="float">
            <text:p>0.358661209627259</text:p>
          </table:table-cell>
          <table:table-cell office:value-type="float" office:value="0.641338790372741" calcext:value-type="float">
            <text:p>0.641338790372741</text:p>
          </table:table-cell>
          <table:table-cell office:value-type="float" office:value="0.407527794445614" calcext:value-type="float">
            <text:p>0.407527794445614</text:p>
          </table:table-cell>
          <table:table-cell office:value-type="float" office:value="0.592472205554386" calcext:value-type="float">
            <text:p>0.592472205554386</text:p>
          </table:table-cell>
          <table:table-cell office:value-type="float" office:value="0.419831544570299" calcext:value-type="float">
            <text:p>0.419831544570299</text:p>
          </table:table-cell>
          <table:table-cell office:value-type="float" office:value="0.580168455429701" calcext:value-type="float">
            <text:p>0.580168455429701</text:p>
          </table:table-cell>
          <table:table-cell office:value-type="float" office:value="0.405258446669215" calcext:value-type="float">
            <text:p>0.405258446669215</text:p>
          </table:table-cell>
          <table:table-cell office:value-type="float" office:value="0.594741553330785" calcext:value-type="float">
            <text:p>0.594741553330785</text:p>
          </table:table-cell>
          <table:table-cell office:value-type="float" office:value="0.443821313907218" calcext:value-type="float">
            <text:p>0.443821313907218</text:p>
          </table:table-cell>
          <table:table-cell office:value-type="float" office:value="0.556178686092782" calcext:value-type="float">
            <text:p>0.556178686092782</text:p>
          </table:table-cell>
          <table:table-cell office:value-type="float" office:value="0.385242303012973" calcext:value-type="float">
            <text:p>0.385242303012973</text:p>
          </table:table-cell>
          <table:table-cell office:value-type="float" office:value="0.614757696987027" calcext:value-type="float">
            <text:p>0.614757696987027</text:p>
          </table:table-cell>
          <table:table-cell table:formula="of:=AVERAGE([.C243];[.E243];[.G243];[.I243];[.K243];[.M243];[.O243];[.Q243];[.S243];[.U243])" office:value-type="float" office:value="0.373549185297636" calcext:value-type="float">
            <text:p>0.373549185297636</text:p>
          </table:table-cell>
          <table:table-cell table:formula="of:=AVERAGE([.D243];[.F243];[.H243];[.J243];[.L243];[.N243];[.P243];[.R243];[.T243];[.V243])" office:value-type="float" office:value="0.626450814702364" calcext:value-type="float">
            <text:p>0.62645081470236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0.9986776866617" calcext:value-type="float">
            <text:p>0.9986776866617</text:p>
          </table:table-cell>
          <table:table-cell office:value-type="float" office:value="0.00132231333829978" calcext:value-type="float">
            <text:p>0.0013223133383</text:p>
          </table:table-cell>
          <table:table-cell office:value-type="float" office:value="0.999685001806844" calcext:value-type="float">
            <text:p>0.999685001806844</text:p>
          </table:table-cell>
          <table:table-cell office:value-type="float" office:value="0.000314998193156213" calcext:value-type="float">
            <text:p>0.000314998193156</text:p>
          </table:table-cell>
          <table:table-cell office:value-type="float" office:value="0.998892897481509" calcext:value-type="float">
            <text:p>0.998892897481509</text:p>
          </table:table-cell>
          <table:table-cell office:value-type="float" office:value="0.00110710251849126" calcext:value-type="float">
            <text:p>0.001107102518491</text:p>
          </table:table-cell>
          <table:table-cell office:value-type="float" office:value="0.999532607613236" calcext:value-type="float">
            <text:p>0.999532607613236</text:p>
          </table:table-cell>
          <table:table-cell office:value-type="float" office:value="0.000467392386764252" calcext:value-type="float">
            <text:p>0.000467392386764</text:p>
          </table:table-cell>
          <table:table-cell office:value-type="float" office:value="0.997967558001712" calcext:value-type="float">
            <text:p>0.997967558001712</text:p>
          </table:table-cell>
          <table:table-cell office:value-type="float" office:value="0.00203244199828761" calcext:value-type="float">
            <text:p>0.002032441998288</text:p>
          </table:table-cell>
          <table:table-cell office:value-type="float" office:value="0.997451322768755" calcext:value-type="float">
            <text:p>0.997451322768755</text:p>
          </table:table-cell>
          <table:table-cell office:value-type="float" office:value="0.00254867723124547" calcext:value-type="float">
            <text:p>0.002548677231245</text:p>
          </table:table-cell>
          <table:table-cell office:value-type="float" office:value="0.999691833526918" calcext:value-type="float">
            <text:p>0.999691833526918</text:p>
          </table:table-cell>
          <table:table-cell office:value-type="float" office:value="0.000308166473081947" calcext:value-type="float">
            <text:p>0.000308166473082</text:p>
          </table:table-cell>
          <table:table-cell office:value-type="float" office:value="0.999193074560163" calcext:value-type="float">
            <text:p>0.999193074560163</text:p>
          </table:table-cell>
          <table:table-cell office:value-type="float" office:value="0.000806925439837232" calcext:value-type="float">
            <text:p>0.000806925439837</text:p>
          </table:table-cell>
          <table:table-cell office:value-type="float" office:value="0.999633162634683" calcext:value-type="float">
            <text:p>0.999633162634683</text:p>
          </table:table-cell>
          <table:table-cell office:value-type="float" office:value="0.000366837365316985" calcext:value-type="float">
            <text:p>0.000366837365317</text:p>
          </table:table-cell>
          <table:table-cell office:value-type="float" office:value="0.99949958110689" calcext:value-type="float">
            <text:p>0.99949958110689</text:p>
          </table:table-cell>
          <table:table-cell office:value-type="float" office:value="0.000500418893110283" calcext:value-type="float">
            <text:p>0.00050041889311</text:p>
          </table:table-cell>
          <table:table-cell table:formula="of:=AVERAGE([.C244];[.E244];[.G244];[.I244];[.K244];[.M244];[.O244];[.Q244];[.S244];[.U244])" office:value-type="float" office:value="0.999022472616241" calcext:value-type="float">
            <text:p>0.999022472616241</text:p>
          </table:table-cell>
          <table:table-cell table:formula="of:=AVERAGE([.D244];[.F244];[.H244];[.J244];[.L244];[.N244];[.P244];[.R244];[.T244];[.V244])" office:value-type="float" office:value="0.000977527383759103" calcext:value-type="float">
            <text:p>0.00097752738375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0.982808234319653" calcext:value-type="float">
            <text:p>0.982808234319653</text:p>
          </table:table-cell>
          <table:table-cell office:value-type="float" office:value="0.0171917656803472" calcext:value-type="float">
            <text:p>0.017191765680347</text:p>
          </table:table-cell>
          <table:table-cell office:value-type="float" office:value="0.993322872804848" calcext:value-type="float">
            <text:p>0.993322872804848</text:p>
          </table:table-cell>
          <table:table-cell office:value-type="float" office:value="0.00667712719515181" calcext:value-type="float">
            <text:p>0.006677127195152</text:p>
          </table:table-cell>
          <table:table-cell office:value-type="float" office:value="0.983820679967301" calcext:value-type="float">
            <text:p>0.983820679967301</text:p>
          </table:table-cell>
          <table:table-cell office:value-type="float" office:value="0.0161793200326987" calcext:value-type="float">
            <text:p>0.016179320032699</text:p>
          </table:table-cell>
          <table:table-cell office:value-type="float" office:value="0.995864385205926" calcext:value-type="float">
            <text:p>0.995864385205926</text:p>
          </table:table-cell>
          <table:table-cell office:value-type="float" office:value="0.00413561479407448" calcext:value-type="float">
            <text:p>0.004135614794074</text:p>
          </table:table-cell>
          <table:table-cell office:value-type="float" office:value="0.97990754779232" calcext:value-type="float">
            <text:p>0.97990754779232</text:p>
          </table:table-cell>
          <table:table-cell office:value-type="float" office:value="0.0200924522076796" calcext:value-type="float">
            <text:p>0.02009245220768</text:p>
          </table:table-cell>
          <table:table-cell office:value-type="float" office:value="0.995405014826077" calcext:value-type="float">
            <text:p>0.995405014826077</text:p>
          </table:table-cell>
          <table:table-cell office:value-type="float" office:value="0.00459498517392341" calcext:value-type="float">
            <text:p>0.004594985173923</text:p>
          </table:table-cell>
          <table:table-cell office:value-type="float" office:value="0.993566993795692" calcext:value-type="float">
            <text:p>0.993566993795692</text:p>
          </table:table-cell>
          <table:table-cell office:value-type="float" office:value="0.00643300620430816" calcext:value-type="float">
            <text:p>0.006433006204308</text:p>
          </table:table-cell>
          <table:table-cell office:value-type="float" office:value="0.988728348103907" calcext:value-type="float">
            <text:p>0.988728348103907</text:p>
          </table:table-cell>
          <table:table-cell office:value-type="float" office:value="0.0112716518960925" calcext:value-type="float">
            <text:p>0.011271651896093</text:p>
          </table:table-cell>
          <table:table-cell office:value-type="float" office:value="0.997621131696381" calcext:value-type="float">
            <text:p>0.997621131696381</text:p>
          </table:table-cell>
          <table:table-cell office:value-type="float" office:value="0.00237886830361926" calcext:value-type="float">
            <text:p>0.002378868303619</text:p>
          </table:table-cell>
          <table:table-cell office:value-type="float" office:value="0.990313564238304" calcext:value-type="float">
            <text:p>0.990313564238304</text:p>
          </table:table-cell>
          <table:table-cell office:value-type="float" office:value="0.00968643576169577" calcext:value-type="float">
            <text:p>0.009686435761696</text:p>
          </table:table-cell>
          <table:table-cell table:formula="of:=AVERAGE([.C245];[.E245];[.G245];[.I245];[.K245];[.M245];[.O245];[.Q245];[.S245];[.U245])" office:value-type="float" office:value="0.990135877275041" calcext:value-type="float">
            <text:p>0.990135877275041</text:p>
          </table:table-cell>
          <table:table-cell table:formula="of:=AVERAGE([.D245];[.F245];[.H245];[.J245];[.L245];[.N245];[.P245];[.R245];[.T245];[.V245])" office:value-type="float" office:value="0.00986412272495909" calcext:value-type="float">
            <text:p>0.00986412272495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0.501916916345703" calcext:value-type="float">
            <text:p>0.501916916345703</text:p>
          </table:table-cell>
          <table:table-cell office:value-type="float" office:value="0.498083083654297" calcext:value-type="float">
            <text:p>0.498083083654297</text:p>
          </table:table-cell>
          <table:table-cell office:value-type="float" office:value="0.38593975973626" calcext:value-type="float">
            <text:p>0.38593975973626</text:p>
          </table:table-cell>
          <table:table-cell office:value-type="float" office:value="0.61406024026374" calcext:value-type="float">
            <text:p>0.61406024026374</text:p>
          </table:table-cell>
          <table:table-cell office:value-type="float" office:value="0.444902386723048" calcext:value-type="float">
            <text:p>0.444902386723048</text:p>
          </table:table-cell>
          <table:table-cell office:value-type="float" office:value="0.555097613276952" calcext:value-type="float">
            <text:p>0.555097613276952</text:p>
          </table:table-cell>
          <table:table-cell office:value-type="float" office:value="0.635288169910258" calcext:value-type="float">
            <text:p>0.635288169910258</text:p>
          </table:table-cell>
          <table:table-cell office:value-type="float" office:value="0.364711830089742" calcext:value-type="float">
            <text:p>0.364711830089742</text:p>
          </table:table-cell>
          <table:table-cell office:value-type="float" office:value="0.52404176962428" calcext:value-type="float">
            <text:p>0.52404176962428</text:p>
          </table:table-cell>
          <table:table-cell office:value-type="float" office:value="0.47595823037572" calcext:value-type="float">
            <text:p>0.47595823037572</text:p>
          </table:table-cell>
          <table:table-cell office:value-type="float" office:value="0.526968339681266" calcext:value-type="float">
            <text:p>0.526968339681266</text:p>
          </table:table-cell>
          <table:table-cell office:value-type="float" office:value="0.473031660318734" calcext:value-type="float">
            <text:p>0.473031660318734</text:p>
          </table:table-cell>
          <table:table-cell office:value-type="float" office:value="0.526911342639207" calcext:value-type="float">
            <text:p>0.526911342639207</text:p>
          </table:table-cell>
          <table:table-cell office:value-type="float" office:value="0.473088657360793" calcext:value-type="float">
            <text:p>0.473088657360793</text:p>
          </table:table-cell>
          <table:table-cell office:value-type="float" office:value="0.577581671737594" calcext:value-type="float">
            <text:p>0.577581671737594</text:p>
          </table:table-cell>
          <table:table-cell office:value-type="float" office:value="0.422418328262406" calcext:value-type="float">
            <text:p>0.422418328262406</text:p>
          </table:table-cell>
          <table:table-cell office:value-type="float" office:value="0.388906801337755" calcext:value-type="float">
            <text:p>0.388906801337755</text:p>
          </table:table-cell>
          <table:table-cell office:value-type="float" office:value="0.611093198662245" calcext:value-type="float">
            <text:p>0.611093198662245</text:p>
          </table:table-cell>
          <table:table-cell office:value-type="float" office:value="0.5238951540895" calcext:value-type="float">
            <text:p>0.5238951540895</text:p>
          </table:table-cell>
          <table:table-cell office:value-type="float" office:value="0.4761048459105" calcext:value-type="float">
            <text:p>0.4761048459105</text:p>
          </table:table-cell>
          <table:table-cell table:formula="of:=AVERAGE([.C246];[.E246];[.G246];[.I246];[.K246];[.M246];[.O246];[.Q246];[.S246];[.U246])" office:value-type="float" office:value="0.503635231182487" calcext:value-type="float">
            <text:p>0.503635231182487</text:p>
          </table:table-cell>
          <table:table-cell table:formula="of:=AVERAGE([.D246];[.F246];[.H246];[.J246];[.L246];[.N246];[.P246];[.R246];[.T246];[.V246])" office:value-type="float" office:value="0.496364768817513" calcext:value-type="float">
            <text:p>0.49636476881751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0.722414177661077" calcext:value-type="float">
            <text:p>0.722414177661077</text:p>
          </table:table-cell>
          <table:table-cell office:value-type="float" office:value="0.277585822338923" calcext:value-type="float">
            <text:p>0.277585822338923</text:p>
          </table:table-cell>
          <table:table-cell office:value-type="float" office:value="0.805147798670067" calcext:value-type="float">
            <text:p>0.805147798670067</text:p>
          </table:table-cell>
          <table:table-cell office:value-type="float" office:value="0.194852201329933" calcext:value-type="float">
            <text:p>0.194852201329933</text:p>
          </table:table-cell>
          <table:table-cell office:value-type="float" office:value="0.78832715772207" calcext:value-type="float">
            <text:p>0.78832715772207</text:p>
          </table:table-cell>
          <table:table-cell office:value-type="float" office:value="0.21167284227793" calcext:value-type="float">
            <text:p>0.21167284227793</text:p>
          </table:table-cell>
          <table:table-cell office:value-type="float" office:value="0.851460475859778" calcext:value-type="float">
            <text:p>0.851460475859778</text:p>
          </table:table-cell>
          <table:table-cell office:value-type="float" office:value="0.148539524140222" calcext:value-type="float">
            <text:p>0.148539524140222</text:p>
          </table:table-cell>
          <table:table-cell office:value-type="float" office:value="0.787057123365248" calcext:value-type="float">
            <text:p>0.787057123365248</text:p>
          </table:table-cell>
          <table:table-cell office:value-type="float" office:value="0.212942876634752" calcext:value-type="float">
            <text:p>0.212942876634752</text:p>
          </table:table-cell>
          <table:table-cell office:value-type="float" office:value="0.770157846807678" calcext:value-type="float">
            <text:p>0.770157846807678</text:p>
          </table:table-cell>
          <table:table-cell office:value-type="float" office:value="0.229842153192322" calcext:value-type="float">
            <text:p>0.229842153192322</text:p>
          </table:table-cell>
          <table:table-cell office:value-type="float" office:value="0.6157763897526" calcext:value-type="float">
            <text:p>0.6157763897526</text:p>
          </table:table-cell>
          <table:table-cell office:value-type="float" office:value="0.3842236102474" calcext:value-type="float">
            <text:p>0.3842236102474</text:p>
          </table:table-cell>
          <table:table-cell office:value-type="float" office:value="0.853123183719448" calcext:value-type="float">
            <text:p>0.853123183719448</text:p>
          </table:table-cell>
          <table:table-cell office:value-type="float" office:value="0.146876816280552" calcext:value-type="float">
            <text:p>0.146876816280552</text:p>
          </table:table-cell>
          <table:table-cell office:value-type="float" office:value="0.748790755637312" calcext:value-type="float">
            <text:p>0.748790755637312</text:p>
          </table:table-cell>
          <table:table-cell office:value-type="float" office:value="0.251209244362688" calcext:value-type="float">
            <text:p>0.251209244362688</text:p>
          </table:table-cell>
          <table:table-cell office:value-type="float" office:value="0.86548963683501" calcext:value-type="float">
            <text:p>0.86548963683501</text:p>
          </table:table-cell>
          <table:table-cell office:value-type="float" office:value="0.13451036316499" calcext:value-type="float">
            <text:p>0.13451036316499</text:p>
          </table:table-cell>
          <table:table-cell table:formula="of:=AVERAGE([.C247];[.E247];[.G247];[.I247];[.K247];[.M247];[.O247];[.Q247];[.S247];[.U247])" office:value-type="float" office:value="0.780774454603029" calcext:value-type="float">
            <text:p>0.780774454603029</text:p>
          </table:table-cell>
          <table:table-cell table:formula="of:=AVERAGE([.D247];[.F247];[.H247];[.J247];[.L247];[.N247];[.P247];[.R247];[.T247];[.V247])" office:value-type="float" office:value="0.219225545396971" calcext:value-type="float">
            <text:p>0.21922554539697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0.980303659755119" calcext:value-type="float">
            <text:p>0.980303659755119</text:p>
          </table:table-cell>
          <table:table-cell office:value-type="float" office:value="0.0196963402448814" calcext:value-type="float">
            <text:p>0.019696340244881</text:p>
          </table:table-cell>
          <table:table-cell office:value-type="float" office:value="0.985518916378065" calcext:value-type="float">
            <text:p>0.985518916378065</text:p>
          </table:table-cell>
          <table:table-cell office:value-type="float" office:value="0.0144810836219348" calcext:value-type="float">
            <text:p>0.014481083621935</text:p>
          </table:table-cell>
          <table:table-cell office:value-type="float" office:value="0.958933552809848" calcext:value-type="float">
            <text:p>0.958933552809848</text:p>
          </table:table-cell>
          <table:table-cell office:value-type="float" office:value="0.0410664471901516" calcext:value-type="float">
            <text:p>0.041066447190152</text:p>
          </table:table-cell>
          <table:table-cell office:value-type="float" office:value="0.987335597174401" calcext:value-type="float">
            <text:p>0.987335597174401</text:p>
          </table:table-cell>
          <table:table-cell office:value-type="float" office:value="0.0126644028255992" calcext:value-type="float">
            <text:p>0.012664402825599</text:p>
          </table:table-cell>
          <table:table-cell office:value-type="float" office:value="0.976681377787854" calcext:value-type="float">
            <text:p>0.976681377787854</text:p>
          </table:table-cell>
          <table:table-cell office:value-type="float" office:value="0.0233186222121461" calcext:value-type="float">
            <text:p>0.023318622212146</text:p>
          </table:table-cell>
          <table:table-cell office:value-type="float" office:value="0.990294912057383" calcext:value-type="float">
            <text:p>0.990294912057383</text:p>
          </table:table-cell>
          <table:table-cell office:value-type="float" office:value="0.00970508794261687" calcext:value-type="float">
            <text:p>0.009705087942617</text:p>
          </table:table-cell>
          <table:table-cell office:value-type="float" office:value="0.98565078994915" calcext:value-type="float">
            <text:p>0.98565078994915</text:p>
          </table:table-cell>
          <table:table-cell office:value-type="float" office:value="0.0143492100508505" calcext:value-type="float">
            <text:p>0.014349210050851</text:p>
          </table:table-cell>
          <table:table-cell office:value-type="float" office:value="0.990746678639557" calcext:value-type="float">
            <text:p>0.990746678639557</text:p>
          </table:table-cell>
          <table:table-cell office:value-type="float" office:value="0.00925332136044316" calcext:value-type="float">
            <text:p>0.009253321360443</text:p>
          </table:table-cell>
          <table:table-cell office:value-type="float" office:value="0.991672944212705" calcext:value-type="float">
            <text:p>0.991672944212705</text:p>
          </table:table-cell>
          <table:table-cell office:value-type="float" office:value="0.00832705578729533" calcext:value-type="float">
            <text:p>0.008327055787295</text:p>
          </table:table-cell>
          <table:table-cell office:value-type="float" office:value="0.955168618981033" calcext:value-type="float">
            <text:p>0.955168618981033</text:p>
          </table:table-cell>
          <table:table-cell office:value-type="float" office:value="0.0448313810189675" calcext:value-type="float">
            <text:p>0.044831381018968</text:p>
          </table:table-cell>
          <table:table-cell table:formula="of:=AVERAGE([.C248];[.E248];[.G248];[.I248];[.K248];[.M248];[.O248];[.Q248];[.S248];[.U248])" office:value-type="float" office:value="0.980230704774512" calcext:value-type="float">
            <text:p>0.980230704774512</text:p>
          </table:table-cell>
          <table:table-cell table:formula="of:=AVERAGE([.D248];[.F248];[.H248];[.J248];[.L248];[.N248];[.P248];[.R248];[.T248];[.V248])" office:value-type="float" office:value="0.0197692952254886" calcext:value-type="float">
            <text:p>0.019769295225489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office:value-type="float" office:value="0.924432066528574" calcext:value-type="float">
            <text:p>0.924432066528574</text:p>
          </table:table-cell>
          <table:table-cell office:value-type="float" office:value="0.0755679334714263" calcext:value-type="float">
            <text:p>0.075567933471426</text:p>
          </table:table-cell>
          <table:table-cell office:value-type="float" office:value="0.961782847516225" calcext:value-type="float">
            <text:p>0.961782847516225</text:p>
          </table:table-cell>
          <table:table-cell office:value-type="float" office:value="0.0382171524837745" calcext:value-type="float">
            <text:p>0.038217152483775</text:p>
          </table:table-cell>
          <table:table-cell office:value-type="float" office:value="0.938876498039732" calcext:value-type="float">
            <text:p>0.938876498039732</text:p>
          </table:table-cell>
          <table:table-cell office:value-type="float" office:value="0.0611235019602684" calcext:value-type="float">
            <text:p>0.061123501960268</text:p>
          </table:table-cell>
          <table:table-cell office:value-type="float" office:value="0.966589556075104" calcext:value-type="float">
            <text:p>0.966589556075104</text:p>
          </table:table-cell>
          <table:table-cell office:value-type="float" office:value="0.0334104439248959" calcext:value-type="float">
            <text:p>0.033410443924896</text:p>
          </table:table-cell>
          <table:table-cell office:value-type="float" office:value="0.92343526309806" calcext:value-type="float">
            <text:p>0.92343526309806</text:p>
          </table:table-cell>
          <table:table-cell office:value-type="float" office:value="0.0765647369019398" calcext:value-type="float">
            <text:p>0.07656473690194</text:p>
          </table:table-cell>
          <table:table-cell office:value-type="float" office:value="0.972099387269204" calcext:value-type="float">
            <text:p>0.972099387269204</text:p>
          </table:table-cell>
          <table:table-cell office:value-type="float" office:value="0.0279006127307955" calcext:value-type="float">
            <text:p>0.027900612730796</text:p>
          </table:table-cell>
          <table:table-cell office:value-type="float" office:value="0.955016457778337" calcext:value-type="float">
            <text:p>0.955016457778337</text:p>
          </table:table-cell>
          <table:table-cell office:value-type="float" office:value="0.0449835422216628" calcext:value-type="float">
            <text:p>0.044983542221663</text:p>
          </table:table-cell>
          <table:table-cell office:value-type="float" office:value="0.970683207616554" calcext:value-type="float">
            <text:p>0.970683207616554</text:p>
          </table:table-cell>
          <table:table-cell office:value-type="float" office:value="0.0293167923834464" calcext:value-type="float">
            <text:p>0.029316792383446</text:p>
          </table:table-cell>
          <table:table-cell office:value-type="float" office:value="0.961908063362733" calcext:value-type="float">
            <text:p>0.961908063362733</text:p>
          </table:table-cell>
          <table:table-cell office:value-type="float" office:value="0.0380919366372674" calcext:value-type="float">
            <text:p>0.038091936637267</text:p>
          </table:table-cell>
          <table:table-cell office:value-type="float" office:value="0.939682370497549" calcext:value-type="float">
            <text:p>0.939682370497549</text:p>
          </table:table-cell>
          <table:table-cell office:value-type="float" office:value="0.0603176295024514" calcext:value-type="float">
            <text:p>0.060317629502451</text:p>
          </table:table-cell>
          <table:table-cell table:formula="of:=AVERAGE([.C249];[.E249];[.G249];[.I249];[.K249];[.M249];[.O249];[.Q249];[.S249];[.U249])" office:value-type="float" office:value="0.951450571778207" calcext:value-type="float">
            <text:p>0.951450571778207</text:p>
          </table:table-cell>
          <table:table-cell table:formula="of:=AVERAGE([.D249];[.F249];[.H249];[.J249];[.L249];[.N249];[.P249];[.R249];[.T249];[.V249])" office:value-type="float" office:value="0.0485494282217928" calcext:value-type="float">
            <text:p>0.04854942822179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0.427238256114021" calcext:value-type="float">
            <text:p>0.427238256114021</text:p>
          </table:table-cell>
          <table:table-cell office:value-type="float" office:value="0.572761743885979" calcext:value-type="float">
            <text:p>0.572761743885979</text:p>
          </table:table-cell>
          <table:table-cell office:value-type="float" office:value="0.334502690329887" calcext:value-type="float">
            <text:p>0.334502690329887</text:p>
          </table:table-cell>
          <table:table-cell office:value-type="float" office:value="0.665497309670113" calcext:value-type="float">
            <text:p>0.665497309670113</text:p>
          </table:table-cell>
          <table:table-cell office:value-type="float" office:value="0.509043214552842" calcext:value-type="float">
            <text:p>0.509043214552842</text:p>
          </table:table-cell>
          <table:table-cell office:value-type="float" office:value="0.490956785447158" calcext:value-type="float">
            <text:p>0.490956785447158</text:p>
          </table:table-cell>
          <table:table-cell office:value-type="float" office:value="0.334157647886191" calcext:value-type="float">
            <text:p>0.334157647886191</text:p>
          </table:table-cell>
          <table:table-cell office:value-type="float" office:value="0.665842352113809" calcext:value-type="float">
            <text:p>0.665842352113809</text:p>
          </table:table-cell>
          <table:table-cell office:value-type="float" office:value="0.431874517380607" calcext:value-type="float">
            <text:p>0.431874517380607</text:p>
          </table:table-cell>
          <table:table-cell office:value-type="float" office:value="0.568125482619393" calcext:value-type="float">
            <text:p>0.568125482619393</text:p>
          </table:table-cell>
          <table:table-cell office:value-type="float" office:value="0.458223039962028" calcext:value-type="float">
            <text:p>0.458223039962028</text:p>
          </table:table-cell>
          <table:table-cell office:value-type="float" office:value="0.541776960037972" calcext:value-type="float">
            <text:p>0.541776960037972</text:p>
          </table:table-cell>
          <table:table-cell office:value-type="float" office:value="0.324902511117347" calcext:value-type="float">
            <text:p>0.324902511117347</text:p>
          </table:table-cell>
          <table:table-cell office:value-type="float" office:value="0.675097488882653" calcext:value-type="float">
            <text:p>0.675097488882653</text:p>
          </table:table-cell>
          <table:table-cell office:value-type="float" office:value="0.361597527456155" calcext:value-type="float">
            <text:p>0.361597527456155</text:p>
          </table:table-cell>
          <table:table-cell office:value-type="float" office:value="0.638402472543844" calcext:value-type="float">
            <text:p>0.638402472543844</text:p>
          </table:table-cell>
          <table:table-cell office:value-type="float" office:value="0.41687912412912" calcext:value-type="float">
            <text:p>0.41687912412912</text:p>
          </table:table-cell>
          <table:table-cell office:value-type="float" office:value="0.58312087587088" calcext:value-type="float">
            <text:p>0.58312087587088</text:p>
          </table:table-cell>
          <table:table-cell office:value-type="float" office:value="0.5097860060385" calcext:value-type="float">
            <text:p>0.5097860060385</text:p>
          </table:table-cell>
          <table:table-cell office:value-type="float" office:value="0.4902139939615" calcext:value-type="float">
            <text:p>0.4902139939615</text:p>
          </table:table-cell>
          <table:table-cell table:formula="of:=AVERAGE([.C250];[.E250];[.G250];[.I250];[.K250];[.M250];[.O250];[.Q250];[.S250];[.U250])" office:value-type="float" office:value="0.41082045349667" calcext:value-type="float">
            <text:p>0.41082045349667</text:p>
          </table:table-cell>
          <table:table-cell table:formula="of:=AVERAGE([.D250];[.F250];[.H250];[.J250];[.L250];[.N250];[.P250];[.R250];[.T250];[.V250])" office:value-type="float" office:value="0.58917954650333" calcext:value-type="float">
            <text:p>0.5891795465033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0.608831975011824" calcext:value-type="float">
            <text:p>0.608831975011824</text:p>
          </table:table-cell>
          <table:table-cell office:value-type="float" office:value="0.391168024988176" calcext:value-type="float">
            <text:p>0.391168024988176</text:p>
          </table:table-cell>
          <table:table-cell office:value-type="float" office:value="0.672238595516223" calcext:value-type="float">
            <text:p>0.672238595516223</text:p>
          </table:table-cell>
          <table:table-cell office:value-type="float" office:value="0.327761404483777" calcext:value-type="float">
            <text:p>0.327761404483777</text:p>
          </table:table-cell>
          <table:table-cell office:value-type="float" office:value="0.551591393450398" calcext:value-type="float">
            <text:p>0.551591393450398</text:p>
          </table:table-cell>
          <table:table-cell office:value-type="float" office:value="0.448408606549602" calcext:value-type="float">
            <text:p>0.448408606549602</text:p>
          </table:table-cell>
          <table:table-cell office:value-type="float" office:value="0.647239125612774" calcext:value-type="float">
            <text:p>0.647239125612774</text:p>
          </table:table-cell>
          <table:table-cell office:value-type="float" office:value="0.352760874387226" calcext:value-type="float">
            <text:p>0.352760874387226</text:p>
          </table:table-cell>
          <table:table-cell office:value-type="float" office:value="0.568482983368122" calcext:value-type="float">
            <text:p>0.568482983368122</text:p>
          </table:table-cell>
          <table:table-cell office:value-type="float" office:value="0.431517016631878" calcext:value-type="float">
            <text:p>0.431517016631878</text:p>
          </table:table-cell>
          <table:table-cell office:value-type="float" office:value="0.665143043199225" calcext:value-type="float">
            <text:p>0.665143043199225</text:p>
          </table:table-cell>
          <table:table-cell office:value-type="float" office:value="0.334856956800775" calcext:value-type="float">
            <text:p>0.334856956800775</text:p>
          </table:table-cell>
          <table:table-cell office:value-type="float" office:value="0.598560118154412" calcext:value-type="float">
            <text:p>0.598560118154412</text:p>
          </table:table-cell>
          <table:table-cell office:value-type="float" office:value="0.401439881845588" calcext:value-type="float">
            <text:p>0.401439881845588</text:p>
          </table:table-cell>
          <table:table-cell office:value-type="float" office:value="0.600006681667321" calcext:value-type="float">
            <text:p>0.600006681667321</text:p>
          </table:table-cell>
          <table:table-cell office:value-type="float" office:value="0.399993318332679" calcext:value-type="float">
            <text:p>0.399993318332679</text:p>
          </table:table-cell>
          <table:table-cell office:value-type="float" office:value="0.670705897384356" calcext:value-type="float">
            <text:p>0.670705897384356</text:p>
          </table:table-cell>
          <table:table-cell office:value-type="float" office:value="0.329294102615644" calcext:value-type="float">
            <text:p>0.329294102615644</text:p>
          </table:table-cell>
          <table:table-cell office:value-type="float" office:value="0.716788842518165" calcext:value-type="float">
            <text:p>0.716788842518165</text:p>
          </table:table-cell>
          <table:table-cell office:value-type="float" office:value="0.283211157481835" calcext:value-type="float">
            <text:p>0.283211157481835</text:p>
          </table:table-cell>
          <table:table-cell table:formula="of:=AVERAGE([.C251];[.E251];[.G251];[.I251];[.K251];[.M251];[.O251];[.Q251];[.S251];[.U251])" office:value-type="float" office:value="0.629958865588282" calcext:value-type="float">
            <text:p>0.629958865588282</text:p>
          </table:table-cell>
          <table:table-cell table:formula="of:=AVERAGE([.D251];[.F251];[.H251];[.J251];[.L251];[.N251];[.P251];[.R251];[.T251];[.V251])" office:value-type="float" office:value="0.370041134411718" calcext:value-type="float">
            <text:p>0.37004113441171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  <table:table-cell office:value-type="float" office:value="0.893969819622646" calcext:value-type="float">
            <text:p>0.893969819622646</text:p>
          </table:table-cell>
          <table:table-cell office:value-type="float" office:value="0.106030180377354" calcext:value-type="float">
            <text:p>0.106030180377354</text:p>
          </table:table-cell>
          <table:table-cell office:value-type="float" office:value="0.894546027252685" calcext:value-type="float">
            <text:p>0.894546027252685</text:p>
          </table:table-cell>
          <table:table-cell office:value-type="float" office:value="0.105453972747315" calcext:value-type="float">
            <text:p>0.105453972747315</text:p>
          </table:table-cell>
          <table:table-cell office:value-type="float" office:value="0.857534513181565" calcext:value-type="float">
            <text:p>0.857534513181565</text:p>
          </table:table-cell>
          <table:table-cell office:value-type="float" office:value="0.142465486818434" calcext:value-type="float">
            <text:p>0.142465486818434</text:p>
          </table:table-cell>
          <table:table-cell office:value-type="float" office:value="0.827457921030878" calcext:value-type="float">
            <text:p>0.827457921030878</text:p>
          </table:table-cell>
          <table:table-cell office:value-type="float" office:value="0.172542078969122" calcext:value-type="float">
            <text:p>0.172542078969122</text:p>
          </table:table-cell>
          <table:table-cell office:value-type="float" office:value="0.90865750747271" calcext:value-type="float">
            <text:p>0.90865750747271</text:p>
          </table:table-cell>
          <table:table-cell office:value-type="float" office:value="0.0913424925272902" calcext:value-type="float">
            <text:p>0.09134249252729</text:p>
          </table:table-cell>
          <table:table-cell office:value-type="float" office:value="0.83580713541792" calcext:value-type="float">
            <text:p>0.83580713541792</text:p>
          </table:table-cell>
          <table:table-cell office:value-type="float" office:value="0.16419286458208" calcext:value-type="float">
            <text:p>0.16419286458208</text:p>
          </table:table-cell>
          <table:table-cell office:value-type="float" office:value="0.817633314815399" calcext:value-type="float">
            <text:p>0.817633314815399</text:p>
          </table:table-cell>
          <table:table-cell office:value-type="float" office:value="0.182366685184602" calcext:value-type="float">
            <text:p>0.182366685184602</text:p>
          </table:table-cell>
          <table:table-cell office:value-type="float" office:value="0.894330238529588" calcext:value-type="float">
            <text:p>0.894330238529588</text:p>
          </table:table-cell>
          <table:table-cell office:value-type="float" office:value="0.105669761470412" calcext:value-type="float">
            <text:p>0.105669761470412</text:p>
          </table:table-cell>
          <table:table-cell office:value-type="float" office:value="0.865368873098496" calcext:value-type="float">
            <text:p>0.865368873098496</text:p>
          </table:table-cell>
          <table:table-cell office:value-type="float" office:value="0.134631126901504" calcext:value-type="float">
            <text:p>0.134631126901504</text:p>
          </table:table-cell>
          <table:table-cell office:value-type="float" office:value="0.805108302049764" calcext:value-type="float">
            <text:p>0.805108302049764</text:p>
          </table:table-cell>
          <table:table-cell office:value-type="float" office:value="0.194891697950236" calcext:value-type="float">
            <text:p>0.194891697950236</text:p>
          </table:table-cell>
          <table:table-cell table:formula="of:=AVERAGE([.C252];[.E252];[.G252];[.I252];[.K252];[.M252];[.O252];[.Q252];[.S252];[.U252])" office:value-type="float" office:value="0.860041365247165" calcext:value-type="float">
            <text:p>0.860041365247165</text:p>
          </table:table-cell>
          <table:table-cell table:formula="of:=AVERAGE([.D252];[.F252];[.H252];[.J252];[.L252];[.N252];[.P252];[.R252];[.T252];[.V252])" office:value-type="float" office:value="0.139958634752835" calcext:value-type="float">
            <text:p>0.13995863475283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0.874296045906433" calcext:value-type="float">
            <text:p>0.874296045906433</text:p>
          </table:table-cell>
          <table:table-cell office:value-type="float" office:value="0.125703954093567" calcext:value-type="float">
            <text:p>0.125703954093567</text:p>
          </table:table-cell>
          <table:table-cell office:value-type="float" office:value="0.834861664322845" calcext:value-type="float">
            <text:p>0.834861664322845</text:p>
          </table:table-cell>
          <table:table-cell office:value-type="float" office:value="0.165138335677155" calcext:value-type="float">
            <text:p>0.165138335677155</text:p>
          </table:table-cell>
          <table:table-cell office:value-type="float" office:value="0.780689898446115" calcext:value-type="float">
            <text:p>0.780689898446115</text:p>
          </table:table-cell>
          <table:table-cell office:value-type="float" office:value="0.219310101553885" calcext:value-type="float">
            <text:p>0.219310101553885</text:p>
          </table:table-cell>
          <table:table-cell office:value-type="float" office:value="0.786477663510171" calcext:value-type="float">
            <text:p>0.786477663510171</text:p>
          </table:table-cell>
          <table:table-cell office:value-type="float" office:value="0.213522336489829" calcext:value-type="float">
            <text:p>0.213522336489829</text:p>
          </table:table-cell>
          <table:table-cell office:value-type="float" office:value="0.874583608910163" calcext:value-type="float">
            <text:p>0.874583608910163</text:p>
          </table:table-cell>
          <table:table-cell office:value-type="float" office:value="0.125416391089837" calcext:value-type="float">
            <text:p>0.125416391089837</text:p>
          </table:table-cell>
          <table:table-cell office:value-type="float" office:value="0.895171166634821" calcext:value-type="float">
            <text:p>0.895171166634821</text:p>
          </table:table-cell>
          <table:table-cell office:value-type="float" office:value="0.104828833365179" calcext:value-type="float">
            <text:p>0.104828833365179</text:p>
          </table:table-cell>
          <table:table-cell office:value-type="float" office:value="0.882940939679382" calcext:value-type="float">
            <text:p>0.882940939679382</text:p>
          </table:table-cell>
          <table:table-cell office:value-type="float" office:value="0.117059060320618" calcext:value-type="float">
            <text:p>0.117059060320618</text:p>
          </table:table-cell>
          <table:table-cell office:value-type="float" office:value="0.750954770563265" calcext:value-type="float">
            <text:p>0.750954770563265</text:p>
          </table:table-cell>
          <table:table-cell office:value-type="float" office:value="0.249045229436735" calcext:value-type="float">
            <text:p>0.249045229436735</text:p>
          </table:table-cell>
          <table:table-cell office:value-type="float" office:value="0.904920969158143" calcext:value-type="float">
            <text:p>0.904920969158143</text:p>
          </table:table-cell>
          <table:table-cell office:value-type="float" office:value="0.0950790308418573" calcext:value-type="float">
            <text:p>0.095079030841857</text:p>
          </table:table-cell>
          <table:table-cell office:value-type="float" office:value="0.790980633374359" calcext:value-type="float">
            <text:p>0.790980633374359</text:p>
          </table:table-cell>
          <table:table-cell office:value-type="float" office:value="0.209019366625641" calcext:value-type="float">
            <text:p>0.209019366625641</text:p>
          </table:table-cell>
          <table:table-cell table:formula="of:=AVERAGE([.C253];[.E253];[.G253];[.I253];[.K253];[.M253];[.O253];[.Q253];[.S253];[.U253])" office:value-type="float" office:value="0.83758773605057" calcext:value-type="float">
            <text:p>0.83758773605057</text:p>
          </table:table-cell>
          <table:table-cell table:formula="of:=AVERAGE([.D253];[.F253];[.H253];[.J253];[.L253];[.N253];[.P253];[.R253];[.T253];[.V253])" office:value-type="float" office:value="0.16241226394943" calcext:value-type="float">
            <text:p>0.1624122639494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float" office:value="0.636462667723022" calcext:value-type="float">
            <text:p>0.636462667723022</text:p>
          </table:table-cell>
          <table:table-cell office:value-type="float" office:value="0.363537332276978" calcext:value-type="float">
            <text:p>0.363537332276978</text:p>
          </table:table-cell>
          <table:table-cell office:value-type="float" office:value="0.545923336729254" calcext:value-type="float">
            <text:p>0.545923336729254</text:p>
          </table:table-cell>
          <table:table-cell office:value-type="float" office:value="0.454076663270746" calcext:value-type="float">
            <text:p>0.454076663270746</text:p>
          </table:table-cell>
          <table:table-cell office:value-type="float" office:value="0.604713666817376" calcext:value-type="float">
            <text:p>0.604713666817376</text:p>
          </table:table-cell>
          <table:table-cell office:value-type="float" office:value="0.395286333182624" calcext:value-type="float">
            <text:p>0.395286333182624</text:p>
          </table:table-cell>
          <table:table-cell office:value-type="float" office:value="0.423028867639035" calcext:value-type="float">
            <text:p>0.423028867639035</text:p>
          </table:table-cell>
          <table:table-cell office:value-type="float" office:value="0.576971132360964" calcext:value-type="float">
            <text:p>0.576971132360964</text:p>
          </table:table-cell>
          <table:table-cell office:value-type="float" office:value="0.510425862485459" calcext:value-type="float">
            <text:p>0.510425862485459</text:p>
          </table:table-cell>
          <table:table-cell office:value-type="float" office:value="0.489574137514541" calcext:value-type="float">
            <text:p>0.489574137514541</text:p>
          </table:table-cell>
          <table:table-cell office:value-type="float" office:value="0.487134782903479" calcext:value-type="float">
            <text:p>0.487134782903479</text:p>
          </table:table-cell>
          <table:table-cell office:value-type="float" office:value="0.512865217096521" calcext:value-type="float">
            <text:p>0.512865217096521</text:p>
          </table:table-cell>
          <table:table-cell office:value-type="float" office:value="0.562355488837121" calcext:value-type="float">
            <text:p>0.562355488837121</text:p>
          </table:table-cell>
          <table:table-cell office:value-type="float" office:value="0.437644511162879" calcext:value-type="float">
            <text:p>0.437644511162879</text:p>
          </table:table-cell>
          <table:table-cell office:value-type="float" office:value="0.490789997715288" calcext:value-type="float">
            <text:p>0.490789997715288</text:p>
          </table:table-cell>
          <table:table-cell office:value-type="float" office:value="0.509210002284712" calcext:value-type="float">
            <text:p>0.509210002284712</text:p>
          </table:table-cell>
          <table:table-cell office:value-type="float" office:value="0.49483924136925" calcext:value-type="float">
            <text:p>0.49483924136925</text:p>
          </table:table-cell>
          <table:table-cell office:value-type="float" office:value="0.50516075863075" calcext:value-type="float">
            <text:p>0.50516075863075</text:p>
          </table:table-cell>
          <table:table-cell office:value-type="float" office:value="0.668549427446482" calcext:value-type="float">
            <text:p>0.668549427446482</text:p>
          </table:table-cell>
          <table:table-cell office:value-type="float" office:value="0.331450572553518" calcext:value-type="float">
            <text:p>0.331450572553518</text:p>
          </table:table-cell>
          <table:table-cell table:formula="of:=AVERAGE([.C254];[.E254];[.G254];[.I254];[.K254];[.M254];[.O254];[.Q254];[.S254];[.U254])" office:value-type="float" office:value="0.542422333966577" calcext:value-type="float">
            <text:p>0.542422333966577</text:p>
          </table:table-cell>
          <table:table-cell table:formula="of:=AVERAGE([.D254];[.F254];[.H254];[.J254];[.L254];[.N254];[.P254];[.R254];[.T254];[.V254])" office:value-type="float" office:value="0.457577666033423" calcext:value-type="float">
            <text:p>0.45757766603342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float" office:value="0.103708368734465" calcext:value-type="float">
            <text:p>0.103708368734465</text:p>
          </table:table-cell>
          <table:table-cell office:value-type="float" office:value="0.896291631265535" calcext:value-type="float">
            <text:p>0.896291631265535</text:p>
          </table:table-cell>
          <table:table-cell office:value-type="float" office:value="0.273174071377707" calcext:value-type="float">
            <text:p>0.273174071377707</text:p>
          </table:table-cell>
          <table:table-cell office:value-type="float" office:value="0.726825928622293" calcext:value-type="float">
            <text:p>0.726825928622293</text:p>
          </table:table-cell>
          <table:table-cell office:value-type="float" office:value="0.153580496077144" calcext:value-type="float">
            <text:p>0.153580496077144</text:p>
          </table:table-cell>
          <table:table-cell office:value-type="float" office:value="0.846419503922856" calcext:value-type="float">
            <text:p>0.846419503922856</text:p>
          </table:table-cell>
          <table:table-cell office:value-type="float" office:value="0.272142363846811" calcext:value-type="float">
            <text:p>0.272142363846811</text:p>
          </table:table-cell>
          <table:table-cell office:value-type="float" office:value="0.727857636153189" calcext:value-type="float">
            <text:p>0.727857636153189</text:p>
          </table:table-cell>
          <table:table-cell office:value-type="float" office:value="0.289004998713186" calcext:value-type="float">
            <text:p>0.289004998713186</text:p>
          </table:table-cell>
          <table:table-cell office:value-type="float" office:value="0.710995001286814" calcext:value-type="float">
            <text:p>0.710995001286814</text:p>
          </table:table-cell>
          <table:table-cell office:value-type="float" office:value="0.133724542963481" calcext:value-type="float">
            <text:p>0.133724542963481</text:p>
          </table:table-cell>
          <table:table-cell office:value-type="float" office:value="0.866275457036518" calcext:value-type="float">
            <text:p>0.866275457036518</text:p>
          </table:table-cell>
          <table:table-cell office:value-type="float" office:value="0.225781683899709" calcext:value-type="float">
            <text:p>0.225781683899709</text:p>
          </table:table-cell>
          <table:table-cell office:value-type="float" office:value="0.774218316100291" calcext:value-type="float">
            <text:p>0.774218316100291</text:p>
          </table:table-cell>
          <table:table-cell office:value-type="float" office:value="0.143422056356983" calcext:value-type="float">
            <text:p>0.143422056356983</text:p>
          </table:table-cell>
          <table:table-cell office:value-type="float" office:value="0.856577943643017" calcext:value-type="float">
            <text:p>0.856577943643017</text:p>
          </table:table-cell>
          <table:table-cell office:value-type="float" office:value="0.108259347614367" calcext:value-type="float">
            <text:p>0.108259347614367</text:p>
          </table:table-cell>
          <table:table-cell office:value-type="float" office:value="0.891740652385633" calcext:value-type="float">
            <text:p>0.891740652385633</text:p>
          </table:table-cell>
          <table:table-cell office:value-type="float" office:value="0.222938700001934" calcext:value-type="float">
            <text:p>0.222938700001934</text:p>
          </table:table-cell>
          <table:table-cell office:value-type="float" office:value="0.777061299998066" calcext:value-type="float">
            <text:p>0.777061299998066</text:p>
          </table:table-cell>
          <table:table-cell table:formula="of:=AVERAGE([.C255];[.E255];[.G255];[.I255];[.K255];[.M255];[.O255];[.Q255];[.S255];[.U255])" office:value-type="float" office:value="0.192573662958579" calcext:value-type="float">
            <text:p>0.192573662958579</text:p>
          </table:table-cell>
          <table:table-cell table:formula="of:=AVERAGE([.D255];[.F255];[.H255];[.J255];[.L255];[.N255];[.P255];[.R255];[.T255];[.V255])" office:value-type="float" office:value="0.807426337041421" calcext:value-type="float">
            <text:p>0.80742633704142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0.519292947926821" calcext:value-type="float">
            <text:p>0.519292947926821</text:p>
          </table:table-cell>
          <table:table-cell office:value-type="float" office:value="0.480707052073179" calcext:value-type="float">
            <text:p>0.480707052073179</text:p>
          </table:table-cell>
          <table:table-cell office:value-type="float" office:value="0.512510878503847" calcext:value-type="float">
            <text:p>0.512510878503847</text:p>
          </table:table-cell>
          <table:table-cell office:value-type="float" office:value="0.487489121496153" calcext:value-type="float">
            <text:p>0.487489121496153</text:p>
          </table:table-cell>
          <table:table-cell office:value-type="float" office:value="0.675636122687803" calcext:value-type="float">
            <text:p>0.675636122687803</text:p>
          </table:table-cell>
          <table:table-cell office:value-type="float" office:value="0.324363877312197" calcext:value-type="float">
            <text:p>0.324363877312197</text:p>
          </table:table-cell>
          <table:table-cell office:value-type="float" office:value="0.630533715498163" calcext:value-type="float">
            <text:p>0.630533715498163</text:p>
          </table:table-cell>
          <table:table-cell office:value-type="float" office:value="0.369466284501837" calcext:value-type="float">
            <text:p>0.369466284501837</text:p>
          </table:table-cell>
          <table:table-cell office:value-type="float" office:value="0.626272892134566" calcext:value-type="float">
            <text:p>0.626272892134566</text:p>
          </table:table-cell>
          <table:table-cell office:value-type="float" office:value="0.373727107865434" calcext:value-type="float">
            <text:p>0.373727107865434</text:p>
          </table:table-cell>
          <table:table-cell office:value-type="float" office:value="0.541983665105224" calcext:value-type="float">
            <text:p>0.541983665105224</text:p>
          </table:table-cell>
          <table:table-cell office:value-type="float" office:value="0.458016334894776" calcext:value-type="float">
            <text:p>0.458016334894776</text:p>
          </table:table-cell>
          <table:table-cell office:value-type="float" office:value="0.690165086982048" calcext:value-type="float">
            <text:p>0.690165086982048</text:p>
          </table:table-cell>
          <table:table-cell office:value-type="float" office:value="0.309834913017952" calcext:value-type="float">
            <text:p>0.309834913017952</text:p>
          </table:table-cell>
          <table:table-cell office:value-type="float" office:value="0.624801222557492" calcext:value-type="float">
            <text:p>0.624801222557492</text:p>
          </table:table-cell>
          <table:table-cell office:value-type="float" office:value="0.375198777442508" calcext:value-type="float">
            <text:p>0.375198777442508</text:p>
          </table:table-cell>
          <table:table-cell office:value-type="float" office:value="0.604998475240896" calcext:value-type="float">
            <text:p>0.604998475240896</text:p>
          </table:table-cell>
          <table:table-cell office:value-type="float" office:value="0.395001524759104" calcext:value-type="float">
            <text:p>0.395001524759104</text:p>
          </table:table-cell>
          <table:table-cell office:value-type="float" office:value="0.616465981103976" calcext:value-type="float">
            <text:p>0.616465981103976</text:p>
          </table:table-cell>
          <table:table-cell office:value-type="float" office:value="0.383534018896024" calcext:value-type="float">
            <text:p>0.383534018896024</text:p>
          </table:table-cell>
          <table:table-cell table:formula="of:=AVERAGE([.C256];[.E256];[.G256];[.I256];[.K256];[.M256];[.O256];[.Q256];[.S256];[.U256])" office:value-type="float" office:value="0.604266098774084" calcext:value-type="float">
            <text:p>0.604266098774084</text:p>
          </table:table-cell>
          <table:table-cell table:formula="of:=AVERAGE([.D256];[.F256];[.H256];[.J256];[.L256];[.N256];[.P256];[.R256];[.T256];[.V256])" office:value-type="float" office:value="0.395733901225916" calcext:value-type="float">
            <text:p>0.39573390122591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office:value-type="float" office:value="0.949580136128558" calcext:value-type="float">
            <text:p>0.949580136128558</text:p>
          </table:table-cell>
          <table:table-cell office:value-type="float" office:value="0.0504198638714415" calcext:value-type="float">
            <text:p>0.050419863871442</text:p>
          </table:table-cell>
          <table:table-cell office:value-type="float" office:value="0.928781983021229" calcext:value-type="float">
            <text:p>0.928781983021229</text:p>
          </table:table-cell>
          <table:table-cell office:value-type="float" office:value="0.0712180169787711" calcext:value-type="float">
            <text:p>0.071218016978771</text:p>
          </table:table-cell>
          <table:table-cell office:value-type="float" office:value="0.961109760917633" calcext:value-type="float">
            <text:p>0.961109760917633</text:p>
          </table:table-cell>
          <table:table-cell office:value-type="float" office:value="0.0388902390823673" calcext:value-type="float">
            <text:p>0.038890239082367</text:p>
          </table:table-cell>
          <table:table-cell office:value-type="float" office:value="0.944890148270892" calcext:value-type="float">
            <text:p>0.944890148270892</text:p>
          </table:table-cell>
          <table:table-cell office:value-type="float" office:value="0.0551098517291083" calcext:value-type="float">
            <text:p>0.055109851729108</text:p>
          </table:table-cell>
          <table:table-cell office:value-type="float" office:value="0.967598018585619" calcext:value-type="float">
            <text:p>0.967598018585619</text:p>
          </table:table-cell>
          <table:table-cell office:value-type="float" office:value="0.0324019814143809" calcext:value-type="float">
            <text:p>0.032401981414381</text:p>
          </table:table-cell>
          <table:table-cell office:value-type="float" office:value="0.978808625152408" calcext:value-type="float">
            <text:p>0.978808625152408</text:p>
          </table:table-cell>
          <table:table-cell office:value-type="float" office:value="0.0211913748475924" calcext:value-type="float">
            <text:p>0.021191374847592</text:p>
          </table:table-cell>
          <table:table-cell office:value-type="float" office:value="0.960109209795993" calcext:value-type="float">
            <text:p>0.960109209795993</text:p>
          </table:table-cell>
          <table:table-cell office:value-type="float" office:value="0.0398907902040071" calcext:value-type="float">
            <text:p>0.039890790204007</text:p>
          </table:table-cell>
          <table:table-cell office:value-type="float" office:value="0.96185886627586" calcext:value-type="float">
            <text:p>0.96185886627586</text:p>
          </table:table-cell>
          <table:table-cell office:value-type="float" office:value="0.0381411337241402" calcext:value-type="float">
            <text:p>0.03814113372414</text:p>
          </table:table-cell>
          <table:table-cell office:value-type="float" office:value="0.976248452773204" calcext:value-type="float">
            <text:p>0.976248452773204</text:p>
          </table:table-cell>
          <table:table-cell office:value-type="float" office:value="0.0237515472267955" calcext:value-type="float">
            <text:p>0.023751547226796</text:p>
          </table:table-cell>
          <table:table-cell office:value-type="float" office:value="0.964348337174898" calcext:value-type="float">
            <text:p>0.964348337174898</text:p>
          </table:table-cell>
          <table:table-cell office:value-type="float" office:value="0.0356516628251022" calcext:value-type="float">
            <text:p>0.035651662825102</text:p>
          </table:table-cell>
          <table:table-cell table:formula="of:=AVERAGE([.C257];[.E257];[.G257];[.I257];[.K257];[.M257];[.O257];[.Q257];[.S257];[.U257])" office:value-type="float" office:value="0.95933335380963" calcext:value-type="float">
            <text:p>0.95933335380963</text:p>
          </table:table-cell>
          <table:table-cell table:formula="of:=AVERAGE([.D257];[.F257];[.H257];[.J257];[.L257];[.N257];[.P257];[.R257];[.T257];[.V257])" office:value-type="float" office:value="0.0406666461903706" calcext:value-type="float">
            <text:p>0.04066664619037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float" office:value="0.92029075864976" calcext:value-type="float">
            <text:p>0.92029075864976</text:p>
          </table:table-cell>
          <table:table-cell office:value-type="float" office:value="0.07970924135024" calcext:value-type="float">
            <text:p>0.07970924135024</text:p>
          </table:table-cell>
          <table:table-cell office:value-type="float" office:value="0.950517198190408" calcext:value-type="float">
            <text:p>0.950517198190408</text:p>
          </table:table-cell>
          <table:table-cell office:value-type="float" office:value="0.0494828018095916" calcext:value-type="float">
            <text:p>0.049482801809592</text:p>
          </table:table-cell>
          <table:table-cell office:value-type="float" office:value="0.921248234484818" calcext:value-type="float">
            <text:p>0.921248234484818</text:p>
          </table:table-cell>
          <table:table-cell office:value-type="float" office:value="0.0787517655151814" calcext:value-type="float">
            <text:p>0.078751765515181</text:p>
          </table:table-cell>
          <table:table-cell office:value-type="float" office:value="0.941487564228701" calcext:value-type="float">
            <text:p>0.941487564228701</text:p>
          </table:table-cell>
          <table:table-cell office:value-type="float" office:value="0.0585124357712986" calcext:value-type="float">
            <text:p>0.058512435771299</text:p>
          </table:table-cell>
          <table:table-cell office:value-type="float" office:value="0.930095498229134" calcext:value-type="float">
            <text:p>0.930095498229134</text:p>
          </table:table-cell>
          <table:table-cell office:value-type="float" office:value="0.0699045017708661" calcext:value-type="float">
            <text:p>0.069904501770866</text:p>
          </table:table-cell>
          <table:table-cell office:value-type="float" office:value="0.945785929194647" calcext:value-type="float">
            <text:p>0.945785929194647</text:p>
          </table:table-cell>
          <table:table-cell office:value-type="float" office:value="0.0542140708053528" calcext:value-type="float">
            <text:p>0.054214070805353</text:p>
          </table:table-cell>
          <table:table-cell office:value-type="float" office:value="0.958267749495433" calcext:value-type="float">
            <text:p>0.958267749495433</text:p>
          </table:table-cell>
          <table:table-cell office:value-type="float" office:value="0.0417322505045671" calcext:value-type="float">
            <text:p>0.041732250504567</text:p>
          </table:table-cell>
          <table:table-cell office:value-type="float" office:value="0.976978544754243" calcext:value-type="float">
            <text:p>0.976978544754243</text:p>
          </table:table-cell>
          <table:table-cell office:value-type="float" office:value="0.0230214552457569" calcext:value-type="float">
            <text:p>0.023021455245757</text:p>
          </table:table-cell>
          <table:table-cell office:value-type="float" office:value="0.964142687053166" calcext:value-type="float">
            <text:p>0.964142687053166</text:p>
          </table:table-cell>
          <table:table-cell office:value-type="float" office:value="0.0358573129468343" calcext:value-type="float">
            <text:p>0.035857312946834</text:p>
          </table:table-cell>
          <table:table-cell office:value-type="float" office:value="0.923494490377582" calcext:value-type="float">
            <text:p>0.923494490377582</text:p>
          </table:table-cell>
          <table:table-cell office:value-type="float" office:value="0.0765055096224185" calcext:value-type="float">
            <text:p>0.076505509622419</text:p>
          </table:table-cell>
          <table:table-cell table:formula="of:=AVERAGE([.C258];[.E258];[.G258];[.I258];[.K258];[.M258];[.O258];[.Q258];[.S258];[.U258])" office:value-type="float" office:value="0.943230865465789" calcext:value-type="float">
            <text:p>0.943230865465789</text:p>
          </table:table-cell>
          <table:table-cell table:formula="of:=AVERAGE([.D258];[.F258];[.H258];[.J258];[.L258];[.N258];[.P258];[.R258];[.T258];[.V258])" office:value-type="float" office:value="0.0567691345342107" calcext:value-type="float">
            <text:p>0.05676913453421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  <table:table-cell office:value-type="float" office:value="0.358776351713558" calcext:value-type="float">
            <text:p>0.358776351713558</text:p>
          </table:table-cell>
          <table:table-cell office:value-type="float" office:value="0.641223648286442" calcext:value-type="float">
            <text:p>0.641223648286442</text:p>
          </table:table-cell>
          <table:table-cell office:value-type="float" office:value="0.0323722262124558" calcext:value-type="float">
            <text:p>0.032372226212456</text:p>
          </table:table-cell>
          <table:table-cell office:value-type="float" office:value="0.967627773787544" calcext:value-type="float">
            <text:p>0.967627773787544</text:p>
          </table:table-cell>
          <table:table-cell office:value-type="float" office:value="0.0409485955488685" calcext:value-type="float">
            <text:p>0.040948595548869</text:p>
          </table:table-cell>
          <table:table-cell office:value-type="float" office:value="0.959051404451131" calcext:value-type="float">
            <text:p>0.959051404451131</text:p>
          </table:table-cell>
          <table:table-cell office:value-type="float" office:value="0.0281227323170989" calcext:value-type="float">
            <text:p>0.028122732317099</text:p>
          </table:table-cell>
          <table:table-cell office:value-type="float" office:value="0.971877267682901" calcext:value-type="float">
            <text:p>0.971877267682901</text:p>
          </table:table-cell>
          <table:table-cell office:value-type="float" office:value="0.0230235771810405" calcext:value-type="float">
            <text:p>0.023023577181041</text:p>
          </table:table-cell>
          <table:table-cell office:value-type="float" office:value="0.97697642281896" calcext:value-type="float">
            <text:p>0.97697642281896</text:p>
          </table:table-cell>
          <table:table-cell office:value-type="float" office:value="0.0449252546624957" calcext:value-type="float">
            <text:p>0.044925254662496</text:p>
          </table:table-cell>
          <table:table-cell office:value-type="float" office:value="0.955074745337504" calcext:value-type="float">
            <text:p>0.955074745337504</text:p>
          </table:table-cell>
          <table:table-cell office:value-type="float" office:value="0.0414393324980432" calcext:value-type="float">
            <text:p>0.041439332498043</text:p>
          </table:table-cell>
          <table:table-cell office:value-type="float" office:value="0.958560667501957" calcext:value-type="float">
            <text:p>0.958560667501957</text:p>
          </table:table-cell>
          <table:table-cell office:value-type="float" office:value="0.0364534291800329" calcext:value-type="float">
            <text:p>0.036453429180033</text:p>
          </table:table-cell>
          <table:table-cell office:value-type="float" office:value="0.963546570819967" calcext:value-type="float">
            <text:p>0.963546570819967</text:p>
          </table:table-cell>
          <table:table-cell office:value-type="float" office:value="0.014049828692253" calcext:value-type="float">
            <text:p>0.014049828692253</text:p>
          </table:table-cell>
          <table:table-cell office:value-type="float" office:value="0.985950171307747" calcext:value-type="float">
            <text:p>0.985950171307747</text:p>
          </table:table-cell>
          <table:table-cell office:value-type="float" office:value="0.270253552162392" calcext:value-type="float">
            <text:p>0.270253552162392</text:p>
          </table:table-cell>
          <table:table-cell office:value-type="float" office:value="0.729746447837607" calcext:value-type="float">
            <text:p>0.729746447837607</text:p>
          </table:table-cell>
          <table:table-cell table:formula="of:=AVERAGE([.C259];[.E259];[.G259];[.I259];[.K259];[.M259];[.O259];[.Q259];[.S259];[.U259])" office:value-type="float" office:value="0.0890364880168239" calcext:value-type="float">
            <text:p>0.089036488016824</text:p>
          </table:table-cell>
          <table:table-cell table:formula="of:=AVERAGE([.D259];[.F259];[.H259];[.J259];[.L259];[.N259];[.P259];[.R259];[.T259];[.V259])" office:value-type="float" office:value="0.910963511983176" calcext:value-type="float">
            <text:p>0.91096351198317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office:value-type="float" office:value="0.354116285006268" calcext:value-type="float">
            <text:p>0.354116285006268</text:p>
          </table:table-cell>
          <table:table-cell office:value-type="float" office:value="0.645883714993732" calcext:value-type="float">
            <text:p>0.645883714993732</text:p>
          </table:table-cell>
          <table:table-cell office:value-type="float" office:value="0.220056314932141" calcext:value-type="float">
            <text:p>0.220056314932141</text:p>
          </table:table-cell>
          <table:table-cell office:value-type="float" office:value="0.779943685067859" calcext:value-type="float">
            <text:p>0.779943685067859</text:p>
          </table:table-cell>
          <table:table-cell office:value-type="float" office:value="0.387524714339416" calcext:value-type="float">
            <text:p>0.387524714339416</text:p>
          </table:table-cell>
          <table:table-cell office:value-type="float" office:value="0.612475285660584" calcext:value-type="float">
            <text:p>0.612475285660584</text:p>
          </table:table-cell>
          <table:table-cell office:value-type="float" office:value="0.292778646731864" calcext:value-type="float">
            <text:p>0.292778646731864</text:p>
          </table:table-cell>
          <table:table-cell office:value-type="float" office:value="0.707221353268136" calcext:value-type="float">
            <text:p>0.707221353268136</text:p>
          </table:table-cell>
          <table:table-cell office:value-type="float" office:value="0.242269654542314" calcext:value-type="float">
            <text:p>0.242269654542314</text:p>
          </table:table-cell>
          <table:table-cell office:value-type="float" office:value="0.757730345457686" calcext:value-type="float">
            <text:p>0.757730345457686</text:p>
          </table:table-cell>
          <table:table-cell office:value-type="float" office:value="0.190281570797993" calcext:value-type="float">
            <text:p>0.190281570797993</text:p>
          </table:table-cell>
          <table:table-cell office:value-type="float" office:value="0.809718429202007" calcext:value-type="float">
            <text:p>0.809718429202007</text:p>
          </table:table-cell>
          <table:table-cell office:value-type="float" office:value="0.13578307163026" calcext:value-type="float">
            <text:p>0.13578307163026</text:p>
          </table:table-cell>
          <table:table-cell office:value-type="float" office:value="0.86421692836974" calcext:value-type="float">
            <text:p>0.86421692836974</text:p>
          </table:table-cell>
          <table:table-cell office:value-type="float" office:value="0.152354826118786" calcext:value-type="float">
            <text:p>0.152354826118786</text:p>
          </table:table-cell>
          <table:table-cell office:value-type="float" office:value="0.847645173881213" calcext:value-type="float">
            <text:p>0.847645173881213</text:p>
          </table:table-cell>
          <table:table-cell office:value-type="float" office:value="0.201185611911586" calcext:value-type="float">
            <text:p>0.201185611911586</text:p>
          </table:table-cell>
          <table:table-cell office:value-type="float" office:value="0.798814388088414" calcext:value-type="float">
            <text:p>0.798814388088414</text:p>
          </table:table-cell>
          <table:table-cell office:value-type="float" office:value="0.202956349119078" calcext:value-type="float">
            <text:p>0.202956349119078</text:p>
          </table:table-cell>
          <table:table-cell office:value-type="float" office:value="0.797043650880922" calcext:value-type="float">
            <text:p>0.797043650880922</text:p>
          </table:table-cell>
          <table:table-cell table:formula="of:=AVERAGE([.C260];[.E260];[.G260];[.I260];[.K260];[.M260];[.O260];[.Q260];[.S260];[.U260])" office:value-type="float" office:value="0.237930704512971" calcext:value-type="float">
            <text:p>0.237930704512971</text:p>
          </table:table-cell>
          <table:table-cell table:formula="of:=AVERAGE([.D260];[.F260];[.H260];[.J260];[.L260];[.N260];[.P260];[.R260];[.T260];[.V260])" office:value-type="float" office:value="0.762069295487029" calcext:value-type="float">
            <text:p>0.762069295487029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  <table:table-cell office:value-type="float" office:value="0.648752553149726" calcext:value-type="float">
            <text:p>0.648752553149726</text:p>
          </table:table-cell>
          <table:table-cell office:value-type="float" office:value="0.351247446850274" calcext:value-type="float">
            <text:p>0.351247446850274</text:p>
          </table:table-cell>
          <table:table-cell office:value-type="float" office:value="0.789095728610433" calcext:value-type="float">
            <text:p>0.789095728610433</text:p>
          </table:table-cell>
          <table:table-cell office:value-type="float" office:value="0.210904271389567" calcext:value-type="float">
            <text:p>0.210904271389567</text:p>
          </table:table-cell>
          <table:table-cell office:value-type="float" office:value="0.757986139450194" calcext:value-type="float">
            <text:p>0.757986139450194</text:p>
          </table:table-cell>
          <table:table-cell office:value-type="float" office:value="0.242013860549806" calcext:value-type="float">
            <text:p>0.242013860549806</text:p>
          </table:table-cell>
          <table:table-cell office:value-type="float" office:value="0.684041860538052" calcext:value-type="float">
            <text:p>0.684041860538052</text:p>
          </table:table-cell>
          <table:table-cell office:value-type="float" office:value="0.315958139461948" calcext:value-type="float">
            <text:p>0.315958139461948</text:p>
          </table:table-cell>
          <table:table-cell office:value-type="float" office:value="0.597981933840383" calcext:value-type="float">
            <text:p>0.597981933840383</text:p>
          </table:table-cell>
          <table:table-cell office:value-type="float" office:value="0.402018066159617" calcext:value-type="float">
            <text:p>0.402018066159617</text:p>
          </table:table-cell>
          <table:table-cell office:value-type="float" office:value="0.651980146926629" calcext:value-type="float">
            <text:p>0.651980146926629</text:p>
          </table:table-cell>
          <table:table-cell office:value-type="float" office:value="0.348019853073371" calcext:value-type="float">
            <text:p>0.348019853073371</text:p>
          </table:table-cell>
          <table:table-cell office:value-type="float" office:value="0.756369024047115" calcext:value-type="float">
            <text:p>0.756369024047115</text:p>
          </table:table-cell>
          <table:table-cell office:value-type="float" office:value="0.243630975952885" calcext:value-type="float">
            <text:p>0.243630975952885</text:p>
          </table:table-cell>
          <table:table-cell office:value-type="float" office:value="0.764864951837491" calcext:value-type="float">
            <text:p>0.764864951837491</text:p>
          </table:table-cell>
          <table:table-cell office:value-type="float" office:value="0.235135048162509" calcext:value-type="float">
            <text:p>0.235135048162509</text:p>
          </table:table-cell>
          <table:table-cell office:value-type="float" office:value="0.712554187318743" calcext:value-type="float">
            <text:p>0.712554187318743</text:p>
          </table:table-cell>
          <table:table-cell office:value-type="float" office:value="0.287445812681257" calcext:value-type="float">
            <text:p>0.287445812681257</text:p>
          </table:table-cell>
          <table:table-cell office:value-type="float" office:value="0.708970967495583" calcext:value-type="float">
            <text:p>0.708970967495583</text:p>
          </table:table-cell>
          <table:table-cell office:value-type="float" office:value="0.291029032504417" calcext:value-type="float">
            <text:p>0.291029032504417</text:p>
          </table:table-cell>
          <table:table-cell table:formula="of:=AVERAGE([.C261];[.E261];[.G261];[.I261];[.K261];[.M261];[.O261];[.Q261];[.S261];[.U261])" office:value-type="float" office:value="0.707259749321435" calcext:value-type="float">
            <text:p>0.707259749321435</text:p>
          </table:table-cell>
          <table:table-cell table:formula="of:=AVERAGE([.D261];[.F261];[.H261];[.J261];[.L261];[.N261];[.P261];[.R261];[.T261];[.V261])" office:value-type="float" office:value="0.292740250678565" calcext:value-type="float">
            <text:p>0.29274025067856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  <table:table-cell office:value-type="float" office:value="0.939220074668712" calcext:value-type="float">
            <text:p>0.939220074668712</text:p>
          </table:table-cell>
          <table:table-cell office:value-type="float" office:value="0.0607799253312882" calcext:value-type="float">
            <text:p>0.060779925331288</text:p>
          </table:table-cell>
          <table:table-cell office:value-type="float" office:value="0.949454223553789" calcext:value-type="float">
            <text:p>0.949454223553789</text:p>
          </table:table-cell>
          <table:table-cell office:value-type="float" office:value="0.0505457764462113" calcext:value-type="float">
            <text:p>0.050545776446211</text:p>
          </table:table-cell>
          <table:table-cell office:value-type="float" office:value="0.907896692697414" calcext:value-type="float">
            <text:p>0.907896692697414</text:p>
          </table:table-cell>
          <table:table-cell office:value-type="float" office:value="0.092103307302586" calcext:value-type="float">
            <text:p>0.092103307302586</text:p>
          </table:table-cell>
          <table:table-cell office:value-type="float" office:value="0.922340326454541" calcext:value-type="float">
            <text:p>0.922340326454541</text:p>
          </table:table-cell>
          <table:table-cell office:value-type="float" office:value="0.0776596735454588" calcext:value-type="float">
            <text:p>0.077659673545459</text:p>
          </table:table-cell>
          <table:table-cell office:value-type="float" office:value="0.93974880930175" calcext:value-type="float">
            <text:p>0.93974880930175</text:p>
          </table:table-cell>
          <table:table-cell office:value-type="float" office:value="0.0602511906982505" calcext:value-type="float">
            <text:p>0.060251190698251</text:p>
          </table:table-cell>
          <table:table-cell office:value-type="float" office:value="0.583000042175154" calcext:value-type="float">
            <text:p>0.583000042175154</text:p>
          </table:table-cell>
          <table:table-cell office:value-type="float" office:value="0.416999957824846" calcext:value-type="float">
            <text:p>0.416999957824846</text:p>
          </table:table-cell>
          <table:table-cell office:value-type="float" office:value="0.918824417032481" calcext:value-type="float">
            <text:p>0.918824417032481</text:p>
          </table:table-cell>
          <table:table-cell office:value-type="float" office:value="0.0811755829675186" calcext:value-type="float">
            <text:p>0.081175582967519</text:p>
          </table:table-cell>
          <table:table-cell office:value-type="float" office:value="0.927134225269428" calcext:value-type="float">
            <text:p>0.927134225269428</text:p>
          </table:table-cell>
          <table:table-cell office:value-type="float" office:value="0.0728657747305723" calcext:value-type="float">
            <text:p>0.072865774730572</text:p>
          </table:table-cell>
          <table:table-cell office:value-type="float" office:value="0.968631165011016" calcext:value-type="float">
            <text:p>0.968631165011016</text:p>
          </table:table-cell>
          <table:table-cell office:value-type="float" office:value="0.0313688349889841" calcext:value-type="float">
            <text:p>0.031368834988984</text:p>
          </table:table-cell>
          <table:table-cell office:value-type="float" office:value="0.946706156771116" calcext:value-type="float">
            <text:p>0.946706156771116</text:p>
          </table:table-cell>
          <table:table-cell office:value-type="float" office:value="0.0532938432288837" calcext:value-type="float">
            <text:p>0.053293843228884</text:p>
          </table:table-cell>
          <table:table-cell table:formula="of:=AVERAGE([.C262];[.E262];[.G262];[.I262];[.K262];[.M262];[.O262];[.Q262];[.S262];[.U262])" office:value-type="float" office:value="0.90029561329354" calcext:value-type="float">
            <text:p>0.90029561329354</text:p>
          </table:table-cell>
          <table:table-cell table:formula="of:=AVERAGE([.D262];[.F262];[.H262];[.J262];[.L262];[.N262];[.P262];[.R262];[.T262];[.V262])" office:value-type="float" office:value="0.0997043867064599" calcext:value-type="float">
            <text:p>0.0997043867064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office:value-type="float" office:value="0.901976975833572" calcext:value-type="float">
            <text:p>0.901976975833572</text:p>
          </table:table-cell>
          <table:table-cell office:value-type="float" office:value="0.0980230241664283" calcext:value-type="float">
            <text:p>0.098023024166428</text:p>
          </table:table-cell>
          <table:table-cell office:value-type="float" office:value="0.925032355241774" calcext:value-type="float">
            <text:p>0.925032355241774</text:p>
          </table:table-cell>
          <table:table-cell office:value-type="float" office:value="0.0749676447582263" calcext:value-type="float">
            <text:p>0.074967644758226</text:p>
          </table:table-cell>
          <table:table-cell office:value-type="float" office:value="0.923208168266492" calcext:value-type="float">
            <text:p>0.923208168266492</text:p>
          </table:table-cell>
          <table:table-cell office:value-type="float" office:value="0.0767918317335077" calcext:value-type="float">
            <text:p>0.076791831733508</text:p>
          </table:table-cell>
          <table:table-cell office:value-type="float" office:value="0.895757051716702" calcext:value-type="float">
            <text:p>0.895757051716702</text:p>
          </table:table-cell>
          <table:table-cell office:value-type="float" office:value="0.104242948283298" calcext:value-type="float">
            <text:p>0.104242948283298</text:p>
          </table:table-cell>
          <table:table-cell office:value-type="float" office:value="0.829742837006785" calcext:value-type="float">
            <text:p>0.829742837006785</text:p>
          </table:table-cell>
          <table:table-cell office:value-type="float" office:value="0.170257162993215" calcext:value-type="float">
            <text:p>0.170257162993215</text:p>
          </table:table-cell>
          <table:table-cell office:value-type="float" office:value="0.902096561654928" calcext:value-type="float">
            <text:p>0.902096561654928</text:p>
          </table:table-cell>
          <table:table-cell office:value-type="float" office:value="0.0979034383450722" calcext:value-type="float">
            <text:p>0.097903438345072</text:p>
          </table:table-cell>
          <table:table-cell office:value-type="float" office:value="0.875018174081737" calcext:value-type="float">
            <text:p>0.875018174081737</text:p>
          </table:table-cell>
          <table:table-cell office:value-type="float" office:value="0.124981825918263" calcext:value-type="float">
            <text:p>0.124981825918263</text:p>
          </table:table-cell>
          <table:table-cell office:value-type="float" office:value="0.908132967367944" calcext:value-type="float">
            <text:p>0.908132967367944</text:p>
          </table:table-cell>
          <table:table-cell office:value-type="float" office:value="0.091867032632056" calcext:value-type="float">
            <text:p>0.091867032632056</text:p>
          </table:table-cell>
          <table:table-cell office:value-type="float" office:value="0.921932497052526" calcext:value-type="float">
            <text:p>0.921932497052526</text:p>
          </table:table-cell>
          <table:table-cell office:value-type="float" office:value="0.0780675029474742" calcext:value-type="float">
            <text:p>0.078067502947474</text:p>
          </table:table-cell>
          <table:table-cell office:value-type="float" office:value="0.886409246724324" calcext:value-type="float">
            <text:p>0.886409246724324</text:p>
          </table:table-cell>
          <table:table-cell office:value-type="float" office:value="0.113590753275677" calcext:value-type="float">
            <text:p>0.113590753275677</text:p>
          </table:table-cell>
          <table:table-cell table:formula="of:=AVERAGE([.C263];[.E263];[.G263];[.I263];[.K263];[.M263];[.O263];[.Q263];[.S263];[.U263])" office:value-type="float" office:value="0.896930683494679" calcext:value-type="float">
            <text:p>0.896930683494679</text:p>
          </table:table-cell>
          <table:table-cell table:formula="of:=AVERAGE([.D263];[.F263];[.H263];[.J263];[.L263];[.N263];[.P263];[.R263];[.T263];[.V263])" office:value-type="float" office:value="0.103069316505322" calcext:value-type="float">
            <text:p>0.10306931650532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0.723087322682538" calcext:value-type="float">
            <text:p>0.723087322682538</text:p>
          </table:table-cell>
          <table:table-cell office:value-type="float" office:value="0.276912677317462" calcext:value-type="float">
            <text:p>0.276912677317462</text:p>
          </table:table-cell>
          <table:table-cell office:value-type="float" office:value="0.658676597340202" calcext:value-type="float">
            <text:p>0.658676597340202</text:p>
          </table:table-cell>
          <table:table-cell office:value-type="float" office:value="0.341323402659798" calcext:value-type="float">
            <text:p>0.341323402659798</text:p>
          </table:table-cell>
          <table:table-cell office:value-type="float" office:value="0.777252092806867" calcext:value-type="float">
            <text:p>0.777252092806867</text:p>
          </table:table-cell>
          <table:table-cell office:value-type="float" office:value="0.222747907193133" calcext:value-type="float">
            <text:p>0.222747907193133</text:p>
          </table:table-cell>
          <table:table-cell office:value-type="float" office:value="0.736325822126008" calcext:value-type="float">
            <text:p>0.736325822126008</text:p>
          </table:table-cell>
          <table:table-cell office:value-type="float" office:value="0.263674177873992" calcext:value-type="float">
            <text:p>0.263674177873992</text:p>
          </table:table-cell>
          <table:table-cell office:value-type="float" office:value="0.607364891572897" calcext:value-type="float">
            <text:p>0.607364891572897</text:p>
          </table:table-cell>
          <table:table-cell office:value-type="float" office:value="0.392635108427103" calcext:value-type="float">
            <text:p>0.392635108427103</text:p>
          </table:table-cell>
          <table:table-cell office:value-type="float" office:value="0.554182814163558" calcext:value-type="float">
            <text:p>0.554182814163558</text:p>
          </table:table-cell>
          <table:table-cell office:value-type="float" office:value="0.445817185836443" calcext:value-type="float">
            <text:p>0.445817185836443</text:p>
          </table:table-cell>
          <table:table-cell office:value-type="float" office:value="0.612528636220593" calcext:value-type="float">
            <text:p>0.612528636220593</text:p>
          </table:table-cell>
          <table:table-cell office:value-type="float" office:value="0.387471363779407" calcext:value-type="float">
            <text:p>0.387471363779407</text:p>
          </table:table-cell>
          <table:table-cell office:value-type="float" office:value="0.63886830054451" calcext:value-type="float">
            <text:p>0.63886830054451</text:p>
          </table:table-cell>
          <table:table-cell office:value-type="float" office:value="0.36113169945549" calcext:value-type="float">
            <text:p>0.36113169945549</text:p>
          </table:table-cell>
          <table:table-cell office:value-type="float" office:value="0.627092530097223" calcext:value-type="float">
            <text:p>0.627092530097223</text:p>
          </table:table-cell>
          <table:table-cell office:value-type="float" office:value="0.372907469902776" calcext:value-type="float">
            <text:p>0.372907469902776</text:p>
          </table:table-cell>
          <table:table-cell office:value-type="float" office:value="0.635893334512078" calcext:value-type="float">
            <text:p>0.635893334512078</text:p>
          </table:table-cell>
          <table:table-cell office:value-type="float" office:value="0.364106665487922" calcext:value-type="float">
            <text:p>0.364106665487922</text:p>
          </table:table-cell>
          <table:table-cell table:formula="of:=AVERAGE([.C264];[.E264];[.G264];[.I264];[.K264];[.M264];[.O264];[.Q264];[.S264];[.U264])" office:value-type="float" office:value="0.657127234206647" calcext:value-type="float">
            <text:p>0.657127234206647</text:p>
          </table:table-cell>
          <table:table-cell table:formula="of:=AVERAGE([.D264];[.F264];[.H264];[.J264];[.L264];[.N264];[.P264];[.R264];[.T264];[.V264])" office:value-type="float" office:value="0.342872765793353" calcext:value-type="float">
            <text:p>0.34287276579335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float" office:value="0.889700696701732" calcext:value-type="float">
            <text:p>0.889700696701732</text:p>
          </table:table-cell>
          <table:table-cell office:value-type="float" office:value="0.110299303298268" calcext:value-type="float">
            <text:p>0.110299303298268</text:p>
          </table:table-cell>
          <table:table-cell office:value-type="float" office:value="0.89307059864005" calcext:value-type="float">
            <text:p>0.89307059864005</text:p>
          </table:table-cell>
          <table:table-cell office:value-type="float" office:value="0.10692940135995" calcext:value-type="float">
            <text:p>0.10692940135995</text:p>
          </table:table-cell>
          <table:table-cell office:value-type="float" office:value="0.853808594292045" calcext:value-type="float">
            <text:p>0.853808594292045</text:p>
          </table:table-cell>
          <table:table-cell office:value-type="float" office:value="0.146191405707955" calcext:value-type="float">
            <text:p>0.146191405707955</text:p>
          </table:table-cell>
          <table:table-cell office:value-type="float" office:value="0.913209276655" calcext:value-type="float">
            <text:p>0.913209276655</text:p>
          </table:table-cell>
          <table:table-cell office:value-type="float" office:value="0.0867907233449998" calcext:value-type="float">
            <text:p>0.086790723345</text:p>
          </table:table-cell>
          <table:table-cell office:value-type="float" office:value="0.80364642429052" calcext:value-type="float">
            <text:p>0.80364642429052</text:p>
          </table:table-cell>
          <table:table-cell office:value-type="float" office:value="0.19635357570948" calcext:value-type="float">
            <text:p>0.19635357570948</text:p>
          </table:table-cell>
          <table:table-cell office:value-type="float" office:value="0.818302323614915" calcext:value-type="float">
            <text:p>0.818302323614915</text:p>
          </table:table-cell>
          <table:table-cell office:value-type="float" office:value="0.181697676385085" calcext:value-type="float">
            <text:p>0.181697676385085</text:p>
          </table:table-cell>
          <table:table-cell office:value-type="float" office:value="0.91109253632808" calcext:value-type="float">
            <text:p>0.91109253632808</text:p>
          </table:table-cell>
          <table:table-cell office:value-type="float" office:value="0.0889074636719204" calcext:value-type="float">
            <text:p>0.08890746367192</text:p>
          </table:table-cell>
          <table:table-cell office:value-type="float" office:value="0.898944617296003" calcext:value-type="float">
            <text:p>0.898944617296003</text:p>
          </table:table-cell>
          <table:table-cell office:value-type="float" office:value="0.101055382703997" calcext:value-type="float">
            <text:p>0.101055382703997</text:p>
          </table:table-cell>
          <table:table-cell office:value-type="float" office:value="0.916493749060493" calcext:value-type="float">
            <text:p>0.916493749060493</text:p>
          </table:table-cell>
          <table:table-cell office:value-type="float" office:value="0.0835062509395073" calcext:value-type="float">
            <text:p>0.083506250939507</text:p>
          </table:table-cell>
          <table:table-cell office:value-type="float" office:value="0.89997095820486" calcext:value-type="float">
            <text:p>0.89997095820486</text:p>
          </table:table-cell>
          <table:table-cell office:value-type="float" office:value="0.10002904179514" calcext:value-type="float">
            <text:p>0.10002904179514</text:p>
          </table:table-cell>
          <table:table-cell table:formula="of:=AVERAGE([.C265];[.E265];[.G265];[.I265];[.K265];[.M265];[.O265];[.Q265];[.S265];[.U265])" office:value-type="float" office:value="0.87982397750837" calcext:value-type="float">
            <text:p>0.87982397750837</text:p>
          </table:table-cell>
          <table:table-cell table:formula="of:=AVERAGE([.D265];[.F265];[.H265];[.J265];[.L265];[.N265];[.P265];[.R265];[.T265];[.V265])" office:value-type="float" office:value="0.12017602249163" calcext:value-type="float">
            <text:p>0.1201760224916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office:value-type="float" office:value="0.874989482935231" calcext:value-type="float">
            <text:p>0.874989482935231</text:p>
          </table:table-cell>
          <table:table-cell office:value-type="float" office:value="0.125010517064769" calcext:value-type="float">
            <text:p>0.125010517064769</text:p>
          </table:table-cell>
          <table:table-cell office:value-type="float" office:value="0.880964394738769" calcext:value-type="float">
            <text:p>0.880964394738769</text:p>
          </table:table-cell>
          <table:table-cell office:value-type="float" office:value="0.119035605261231" calcext:value-type="float">
            <text:p>0.119035605261231</text:p>
          </table:table-cell>
          <table:table-cell office:value-type="float" office:value="0.922740364364858" calcext:value-type="float">
            <text:p>0.922740364364858</text:p>
          </table:table-cell>
          <table:table-cell office:value-type="float" office:value="0.0772596356351425" calcext:value-type="float">
            <text:p>0.077259635635143</text:p>
          </table:table-cell>
          <table:table-cell office:value-type="float" office:value="0.916941894464089" calcext:value-type="float">
            <text:p>0.916941894464089</text:p>
          </table:table-cell>
          <table:table-cell office:value-type="float" office:value="0.083058105535911" calcext:value-type="float">
            <text:p>0.083058105535911</text:p>
          </table:table-cell>
          <table:table-cell office:value-type="float" office:value="0.902378064329764" calcext:value-type="float">
            <text:p>0.902378064329764</text:p>
          </table:table-cell>
          <table:table-cell office:value-type="float" office:value="0.0976219356702356" calcext:value-type="float">
            <text:p>0.097621935670236</text:p>
          </table:table-cell>
          <table:table-cell office:value-type="float" office:value="0.91721209238805" calcext:value-type="float">
            <text:p>0.91721209238805</text:p>
          </table:table-cell>
          <table:table-cell office:value-type="float" office:value="0.0827879076119506" calcext:value-type="float">
            <text:p>0.082787907611951</text:p>
          </table:table-cell>
          <table:table-cell office:value-type="float" office:value="0.924267603173456" calcext:value-type="float">
            <text:p>0.924267603173456</text:p>
          </table:table-cell>
          <table:table-cell office:value-type="float" office:value="0.0757323968265437" calcext:value-type="float">
            <text:p>0.075732396826544</text:p>
          </table:table-cell>
          <table:table-cell office:value-type="float" office:value="0.879028455149761" calcext:value-type="float">
            <text:p>0.879028455149761</text:p>
          </table:table-cell>
          <table:table-cell office:value-type="float" office:value="0.12097154485024" calcext:value-type="float">
            <text:p>0.12097154485024</text:p>
          </table:table-cell>
          <table:table-cell office:value-type="float" office:value="0.925320087581101" calcext:value-type="float">
            <text:p>0.925320087581101</text:p>
          </table:table-cell>
          <table:table-cell office:value-type="float" office:value="0.0746799124188992" calcext:value-type="float">
            <text:p>0.074679912418899</text:p>
          </table:table-cell>
          <table:table-cell office:value-type="float" office:value="0.879677662195053" calcext:value-type="float">
            <text:p>0.879677662195053</text:p>
          </table:table-cell>
          <table:table-cell office:value-type="float" office:value="0.120322337804947" calcext:value-type="float">
            <text:p>0.120322337804947</text:p>
          </table:table-cell>
          <table:table-cell table:formula="of:=AVERAGE([.C266];[.E266];[.G266];[.I266];[.K266];[.M266];[.O266];[.Q266];[.S266];[.U266])" office:value-type="float" office:value="0.902352010132013" calcext:value-type="float">
            <text:p>0.902352010132013</text:p>
          </table:table-cell>
          <table:table-cell table:formula="of:=AVERAGE([.D266];[.F266];[.H266];[.J266];[.L266];[.N266];[.P266];[.R266];[.T266];[.V266])" office:value-type="float" office:value="0.097647989867987" calcext:value-type="float">
            <text:p>0.09764798986798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office:value-type="float" office:value="0.956559213900407" calcext:value-type="float">
            <text:p>0.956559213900407</text:p>
          </table:table-cell>
          <table:table-cell office:value-type="float" office:value="0.0434407860995934" calcext:value-type="float">
            <text:p>0.043440786099593</text:p>
          </table:table-cell>
          <table:table-cell office:value-type="float" office:value="0.891276940584315" calcext:value-type="float">
            <text:p>0.891276940584315</text:p>
          </table:table-cell>
          <table:table-cell office:value-type="float" office:value="0.108723059415685" calcext:value-type="float">
            <text:p>0.108723059415685</text:p>
          </table:table-cell>
          <table:table-cell office:value-type="float" office:value="0.933827958551187" calcext:value-type="float">
            <text:p>0.933827958551187</text:p>
          </table:table-cell>
          <table:table-cell office:value-type="float" office:value="0.0661720414488133" calcext:value-type="float">
            <text:p>0.066172041448813</text:p>
          </table:table-cell>
          <table:table-cell office:value-type="float" office:value="0.955943683484132" calcext:value-type="float">
            <text:p>0.955943683484132</text:p>
          </table:table-cell>
          <table:table-cell office:value-type="float" office:value="0.0440563165158679" calcext:value-type="float">
            <text:p>0.044056316515868</text:p>
          </table:table-cell>
          <table:table-cell office:value-type="float" office:value="0.924762356298872" calcext:value-type="float">
            <text:p>0.924762356298872</text:p>
          </table:table-cell>
          <table:table-cell office:value-type="float" office:value="0.0752376437011276" calcext:value-type="float">
            <text:p>0.075237643701128</text:p>
          </table:table-cell>
          <table:table-cell office:value-type="float" office:value="0.941336084958957" calcext:value-type="float">
            <text:p>0.941336084958957</text:p>
          </table:table-cell>
          <table:table-cell office:value-type="float" office:value="0.0586639150410425" calcext:value-type="float">
            <text:p>0.058663915041043</text:p>
          </table:table-cell>
          <table:table-cell office:value-type="float" office:value="0.945838430167842" calcext:value-type="float">
            <text:p>0.945838430167842</text:p>
          </table:table-cell>
          <table:table-cell office:value-type="float" office:value="0.0541615698321577" calcext:value-type="float">
            <text:p>0.054161569832158</text:p>
          </table:table-cell>
          <table:table-cell office:value-type="float" office:value="0.967848170050553" calcext:value-type="float">
            <text:p>0.967848170050553</text:p>
          </table:table-cell>
          <table:table-cell office:value-type="float" office:value="0.0321518299494466" calcext:value-type="float">
            <text:p>0.032151829949447</text:p>
          </table:table-cell>
          <table:table-cell office:value-type="float" office:value="0.968618610327967" calcext:value-type="float">
            <text:p>0.968618610327967</text:p>
          </table:table-cell>
          <table:table-cell office:value-type="float" office:value="0.0313813896720327" calcext:value-type="float">
            <text:p>0.031381389672033</text:p>
          </table:table-cell>
          <table:table-cell office:value-type="float" office:value="0.965473307930548" calcext:value-type="float">
            <text:p>0.965473307930548</text:p>
          </table:table-cell>
          <table:table-cell office:value-type="float" office:value="0.0345266920694516" calcext:value-type="float">
            <text:p>0.034526692069452</text:p>
          </table:table-cell>
          <table:table-cell table:formula="of:=AVERAGE([.C267];[.E267];[.G267];[.I267];[.K267];[.M267];[.O267];[.Q267];[.S267];[.U267])" office:value-type="float" office:value="0.945148475625478" calcext:value-type="float">
            <text:p>0.945148475625478</text:p>
          </table:table-cell>
          <table:table-cell table:formula="of:=AVERAGE([.D267];[.F267];[.H267];[.J267];[.L267];[.N267];[.P267];[.R267];[.T267];[.V267])" office:value-type="float" office:value="0.0548515243745218" calcext:value-type="float">
            <text:p>0.05485152437452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  <table:table-cell office:value-type="float" office:value="0.630238175664667" calcext:value-type="float">
            <text:p>0.630238175664667</text:p>
          </table:table-cell>
          <table:table-cell office:value-type="float" office:value="0.369761824335333" calcext:value-type="float">
            <text:p>0.369761824335333</text:p>
          </table:table-cell>
          <table:table-cell office:value-type="float" office:value="0.531116348696868" calcext:value-type="float">
            <text:p>0.531116348696868</text:p>
          </table:table-cell>
          <table:table-cell office:value-type="float" office:value="0.468883651303132" calcext:value-type="float">
            <text:p>0.468883651303132</text:p>
          </table:table-cell>
          <table:table-cell office:value-type="float" office:value="0.666738441583664" calcext:value-type="float">
            <text:p>0.666738441583664</text:p>
          </table:table-cell>
          <table:table-cell office:value-type="float" office:value="0.333261558416335" calcext:value-type="float">
            <text:p>0.333261558416335</text:p>
          </table:table-cell>
          <table:table-cell office:value-type="float" office:value="0.491623183101226" calcext:value-type="float">
            <text:p>0.491623183101226</text:p>
          </table:table-cell>
          <table:table-cell office:value-type="float" office:value="0.508376816898774" calcext:value-type="float">
            <text:p>0.508376816898774</text:p>
          </table:table-cell>
          <table:table-cell office:value-type="float" office:value="0.610613817351617" calcext:value-type="float">
            <text:p>0.610613817351617</text:p>
          </table:table-cell>
          <table:table-cell office:value-type="float" office:value="0.389386182648383" calcext:value-type="float">
            <text:p>0.389386182648383</text:p>
          </table:table-cell>
          <table:table-cell office:value-type="float" office:value="0.482789404689919" calcext:value-type="float">
            <text:p>0.482789404689919</text:p>
          </table:table-cell>
          <table:table-cell office:value-type="float" office:value="0.517210595310081" calcext:value-type="float">
            <text:p>0.517210595310081</text:p>
          </table:table-cell>
          <table:table-cell office:value-type="float" office:value="0.42217304287046" calcext:value-type="float">
            <text:p>0.42217304287046</text:p>
          </table:table-cell>
          <table:table-cell office:value-type="float" office:value="0.57782695712954" calcext:value-type="float">
            <text:p>0.57782695712954</text:p>
          </table:table-cell>
          <table:table-cell office:value-type="float" office:value="0.514760852818085" calcext:value-type="float">
            <text:p>0.514760852818085</text:p>
          </table:table-cell>
          <table:table-cell office:value-type="float" office:value="0.485239147181915" calcext:value-type="float">
            <text:p>0.485239147181915</text:p>
          </table:table-cell>
          <table:table-cell office:value-type="float" office:value="0.62085101985303" calcext:value-type="float">
            <text:p>0.62085101985303</text:p>
          </table:table-cell>
          <table:table-cell office:value-type="float" office:value="0.37914898014697" calcext:value-type="float">
            <text:p>0.37914898014697</text:p>
          </table:table-cell>
          <table:table-cell office:value-type="float" office:value="0.515661953318693" calcext:value-type="float">
            <text:p>0.515661953318693</text:p>
          </table:table-cell>
          <table:table-cell office:value-type="float" office:value="0.484338046681307" calcext:value-type="float">
            <text:p>0.484338046681307</text:p>
          </table:table-cell>
          <table:table-cell table:formula="of:=AVERAGE([.C268];[.E268];[.G268];[.I268];[.K268];[.M268];[.O268];[.Q268];[.S268];[.U268])" office:value-type="float" office:value="0.548656623994823" calcext:value-type="float">
            <text:p>0.548656623994823</text:p>
          </table:table-cell>
          <table:table-cell table:formula="of:=AVERAGE([.D268];[.F268];[.H268];[.J268];[.L268];[.N268];[.P268];[.R268];[.T268];[.V268])" office:value-type="float" office:value="0.451343376005177" calcext:value-type="float">
            <text:p>0.45134337600517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0.705809207857533" calcext:value-type="float">
            <text:p>0.705809207857533</text:p>
          </table:table-cell>
          <table:table-cell office:value-type="float" office:value="0.294190792142467" calcext:value-type="float">
            <text:p>0.294190792142467</text:p>
          </table:table-cell>
          <table:table-cell office:value-type="float" office:value="0.6176784461779" calcext:value-type="float">
            <text:p>0.6176784461779</text:p>
          </table:table-cell>
          <table:table-cell office:value-type="float" office:value="0.3823215538221" calcext:value-type="float">
            <text:p>0.3823215538221</text:p>
          </table:table-cell>
          <table:table-cell office:value-type="float" office:value="0.657978263179795" calcext:value-type="float">
            <text:p>0.657978263179795</text:p>
          </table:table-cell>
          <table:table-cell office:value-type="float" office:value="0.342021736820205" calcext:value-type="float">
            <text:p>0.342021736820205</text:p>
          </table:table-cell>
          <table:table-cell office:value-type="float" office:value="0.697042385762089" calcext:value-type="float">
            <text:p>0.697042385762089</text:p>
          </table:table-cell>
          <table:table-cell office:value-type="float" office:value="0.302957614237911" calcext:value-type="float">
            <text:p>0.302957614237911</text:p>
          </table:table-cell>
          <table:table-cell office:value-type="float" office:value="0.599639156246982" calcext:value-type="float">
            <text:p>0.599639156246982</text:p>
          </table:table-cell>
          <table:table-cell office:value-type="float" office:value="0.400360843753018" calcext:value-type="float">
            <text:p>0.400360843753018</text:p>
          </table:table-cell>
          <table:table-cell office:value-type="float" office:value="0.613939474316516" calcext:value-type="float">
            <text:p>0.613939474316516</text:p>
          </table:table-cell>
          <table:table-cell office:value-type="float" office:value="0.386060525683484" calcext:value-type="float">
            <text:p>0.386060525683484</text:p>
          </table:table-cell>
          <table:table-cell office:value-type="float" office:value="0.595445890484582" calcext:value-type="float">
            <text:p>0.595445890484582</text:p>
          </table:table-cell>
          <table:table-cell office:value-type="float" office:value="0.404554109515418" calcext:value-type="float">
            <text:p>0.404554109515418</text:p>
          </table:table-cell>
          <table:table-cell office:value-type="float" office:value="0.628271365970878" calcext:value-type="float">
            <text:p>0.628271365970878</text:p>
          </table:table-cell>
          <table:table-cell office:value-type="float" office:value="0.371728634029123" calcext:value-type="float">
            <text:p>0.371728634029123</text:p>
          </table:table-cell>
          <table:table-cell office:value-type="float" office:value="0.751043916418778" calcext:value-type="float">
            <text:p>0.751043916418778</text:p>
          </table:table-cell>
          <table:table-cell office:value-type="float" office:value="0.248956083581222" calcext:value-type="float">
            <text:p>0.248956083581222</text:p>
          </table:table-cell>
          <table:table-cell office:value-type="float" office:value="0.513573079855238" calcext:value-type="float">
            <text:p>0.513573079855238</text:p>
          </table:table-cell>
          <table:table-cell office:value-type="float" office:value="0.486426920144762" calcext:value-type="float">
            <text:p>0.486426920144762</text:p>
          </table:table-cell>
          <table:table-cell table:formula="of:=AVERAGE([.C269];[.E269];[.G269];[.I269];[.K269];[.M269];[.O269];[.Q269];[.S269];[.U269])" office:value-type="float" office:value="0.638042118627029" calcext:value-type="float">
            <text:p>0.638042118627029</text:p>
          </table:table-cell>
          <table:table-cell table:formula="of:=AVERAGE([.D269];[.F269];[.H269];[.J269];[.L269];[.N269];[.P269];[.R269];[.T269];[.V269])" office:value-type="float" office:value="0.361957881372971" calcext:value-type="float">
            <text:p>0.36195788137297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office:value-type="float" office:value="0.641567790048967" calcext:value-type="float">
            <text:p>0.641567790048967</text:p>
          </table:table-cell>
          <table:table-cell office:value-type="float" office:value="0.358432209951032" calcext:value-type="float">
            <text:p>0.358432209951032</text:p>
          </table:table-cell>
          <table:table-cell office:value-type="float" office:value="0.614108348202131" calcext:value-type="float">
            <text:p>0.614108348202131</text:p>
          </table:table-cell>
          <table:table-cell office:value-type="float" office:value="0.385891651797869" calcext:value-type="float">
            <text:p>0.385891651797869</text:p>
          </table:table-cell>
          <table:table-cell office:value-type="float" office:value="0.666966109391938" calcext:value-type="float">
            <text:p>0.666966109391938</text:p>
          </table:table-cell>
          <table:table-cell office:value-type="float" office:value="0.333033890608062" calcext:value-type="float">
            <text:p>0.333033890608062</text:p>
          </table:table-cell>
          <table:table-cell office:value-type="float" office:value="0.666424970079859" calcext:value-type="float">
            <text:p>0.666424970079859</text:p>
          </table:table-cell>
          <table:table-cell office:value-type="float" office:value="0.333575029920141" calcext:value-type="float">
            <text:p>0.333575029920141</text:p>
          </table:table-cell>
          <table:table-cell office:value-type="float" office:value="0.544706175557401" calcext:value-type="float">
            <text:p>0.544706175557401</text:p>
          </table:table-cell>
          <table:table-cell office:value-type="float" office:value="0.455293824442599" calcext:value-type="float">
            <text:p>0.455293824442599</text:p>
          </table:table-cell>
          <table:table-cell office:value-type="float" office:value="0.54646993193401" calcext:value-type="float">
            <text:p>0.54646993193401</text:p>
          </table:table-cell>
          <table:table-cell office:value-type="float" office:value="0.45353006806599" calcext:value-type="float">
            <text:p>0.45353006806599</text:p>
          </table:table-cell>
          <table:table-cell office:value-type="float" office:value="0.639032865941324" calcext:value-type="float">
            <text:p>0.639032865941324</text:p>
          </table:table-cell>
          <table:table-cell office:value-type="float" office:value="0.360967134058676" calcext:value-type="float">
            <text:p>0.360967134058676</text:p>
          </table:table-cell>
          <table:table-cell office:value-type="float" office:value="0.542841456087571" calcext:value-type="float">
            <text:p>0.542841456087571</text:p>
          </table:table-cell>
          <table:table-cell office:value-type="float" office:value="0.457158543912429" calcext:value-type="float">
            <text:p>0.457158543912429</text:p>
          </table:table-cell>
          <table:table-cell office:value-type="float" office:value="0.558024599964754" calcext:value-type="float">
            <text:p>0.558024599964754</text:p>
          </table:table-cell>
          <table:table-cell office:value-type="float" office:value="0.441975400035246" calcext:value-type="float">
            <text:p>0.441975400035246</text:p>
          </table:table-cell>
          <table:table-cell office:value-type="float" office:value="0.685264876329781" calcext:value-type="float">
            <text:p>0.685264876329781</text:p>
          </table:table-cell>
          <table:table-cell office:value-type="float" office:value="0.314735123670219" calcext:value-type="float">
            <text:p>0.314735123670219</text:p>
          </table:table-cell>
          <table:table-cell table:formula="of:=AVERAGE([.C270];[.E270];[.G270];[.I270];[.K270];[.M270];[.O270];[.Q270];[.S270];[.U270])" office:value-type="float" office:value="0.610540712353774" calcext:value-type="float">
            <text:p>0.610540712353774</text:p>
          </table:table-cell>
          <table:table-cell table:formula="of:=AVERAGE([.D270];[.F270];[.H270];[.J270];[.L270];[.N270];[.P270];[.R270];[.T270];[.V270])" office:value-type="float" office:value="0.389459287646226" calcext:value-type="float">
            <text:p>0.38945928764622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  <table:table-cell office:value-type="float" office:value="0.884590616751104" calcext:value-type="float">
            <text:p>0.884590616751104</text:p>
          </table:table-cell>
          <table:table-cell office:value-type="float" office:value="0.115409383248896" calcext:value-type="float">
            <text:p>0.115409383248896</text:p>
          </table:table-cell>
          <table:table-cell office:value-type="float" office:value="0.873821900479261" calcext:value-type="float">
            <text:p>0.873821900479261</text:p>
          </table:table-cell>
          <table:table-cell office:value-type="float" office:value="0.126178099520739" calcext:value-type="float">
            <text:p>0.126178099520739</text:p>
          </table:table-cell>
          <table:table-cell office:value-type="float" office:value="0.927174936882555" calcext:value-type="float">
            <text:p>0.927174936882555</text:p>
          </table:table-cell>
          <table:table-cell office:value-type="float" office:value="0.0728250631174453" calcext:value-type="float">
            <text:p>0.072825063117445</text:p>
          </table:table-cell>
          <table:table-cell office:value-type="float" office:value="0.960515663337973" calcext:value-type="float">
            <text:p>0.960515663337973</text:p>
          </table:table-cell>
          <table:table-cell office:value-type="float" office:value="0.039484336662027" calcext:value-type="float">
            <text:p>0.039484336662027</text:p>
          </table:table-cell>
          <table:table-cell office:value-type="float" office:value="0.960027683752542" calcext:value-type="float">
            <text:p>0.960027683752542</text:p>
          </table:table-cell>
          <table:table-cell office:value-type="float" office:value="0.0399723162474581" calcext:value-type="float">
            <text:p>0.039972316247458</text:p>
          </table:table-cell>
          <table:table-cell office:value-type="float" office:value="0.907586099675879" calcext:value-type="float">
            <text:p>0.907586099675879</text:p>
          </table:table-cell>
          <table:table-cell office:value-type="float" office:value="0.092413900324121" calcext:value-type="float">
            <text:p>0.092413900324121</text:p>
          </table:table-cell>
          <table:table-cell office:value-type="float" office:value="0.953947332472706" calcext:value-type="float">
            <text:p>0.953947332472706</text:p>
          </table:table-cell>
          <table:table-cell office:value-type="float" office:value="0.046052667527294" calcext:value-type="float">
            <text:p>0.046052667527294</text:p>
          </table:table-cell>
          <table:table-cell office:value-type="float" office:value="0.736320526573272" calcext:value-type="float">
            <text:p>0.736320526573272</text:p>
          </table:table-cell>
          <table:table-cell office:value-type="float" office:value="0.263679473426728" calcext:value-type="float">
            <text:p>0.263679473426728</text:p>
          </table:table-cell>
          <table:table-cell office:value-type="float" office:value="0.980152491476709" calcext:value-type="float">
            <text:p>0.980152491476709</text:p>
          </table:table-cell>
          <table:table-cell office:value-type="float" office:value="0.0198475085232905" calcext:value-type="float">
            <text:p>0.019847508523291</text:p>
          </table:table-cell>
          <table:table-cell office:value-type="float" office:value="0.925782384310366" calcext:value-type="float">
            <text:p>0.925782384310366</text:p>
          </table:table-cell>
          <table:table-cell office:value-type="float" office:value="0.0742176156896342" calcext:value-type="float">
            <text:p>0.074217615689634</text:p>
          </table:table-cell>
          <table:table-cell table:formula="of:=AVERAGE([.C271];[.E271];[.G271];[.I271];[.K271];[.M271];[.O271];[.Q271];[.S271];[.U271])" office:value-type="float" office:value="0.910991963571237" calcext:value-type="float">
            <text:p>0.910991963571237</text:p>
          </table:table-cell>
          <table:table-cell table:formula="of:=AVERAGE([.D271];[.F271];[.H271];[.J271];[.L271];[.N271];[.P271];[.R271];[.T271];[.V271])" office:value-type="float" office:value="0.0890080364287633" calcext:value-type="float">
            <text:p>0.08900803642876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0.782501657638266" calcext:value-type="float">
            <text:p>0.782501657638266</text:p>
          </table:table-cell>
          <table:table-cell office:value-type="float" office:value="0.217498342361734" calcext:value-type="float">
            <text:p>0.217498342361734</text:p>
          </table:table-cell>
          <table:table-cell office:value-type="float" office:value="0.778302964049332" calcext:value-type="float">
            <text:p>0.778302964049332</text:p>
          </table:table-cell>
          <table:table-cell office:value-type="float" office:value="0.221697035950668" calcext:value-type="float">
            <text:p>0.221697035950668</text:p>
          </table:table-cell>
          <table:table-cell office:value-type="float" office:value="0.815926848214595" calcext:value-type="float">
            <text:p>0.815926848214595</text:p>
          </table:table-cell>
          <table:table-cell office:value-type="float" office:value="0.184073151785405" calcext:value-type="float">
            <text:p>0.184073151785405</text:p>
          </table:table-cell>
          <table:table-cell office:value-type="float" office:value="0.847158498576421" calcext:value-type="float">
            <text:p>0.847158498576421</text:p>
          </table:table-cell>
          <table:table-cell office:value-type="float" office:value="0.152841501423579" calcext:value-type="float">
            <text:p>0.152841501423579</text:p>
          </table:table-cell>
          <table:table-cell office:value-type="float" office:value="0.746527420812258" calcext:value-type="float">
            <text:p>0.746527420812258</text:p>
          </table:table-cell>
          <table:table-cell office:value-type="float" office:value="0.253472579187742" calcext:value-type="float">
            <text:p>0.253472579187742</text:p>
          </table:table-cell>
          <table:table-cell office:value-type="float" office:value="0.841686856984184" calcext:value-type="float">
            <text:p>0.841686856984184</text:p>
          </table:table-cell>
          <table:table-cell office:value-type="float" office:value="0.158313143015816" calcext:value-type="float">
            <text:p>0.158313143015816</text:p>
          </table:table-cell>
          <table:table-cell office:value-type="float" office:value="0.827668004689702" calcext:value-type="float">
            <text:p>0.827668004689702</text:p>
          </table:table-cell>
          <table:table-cell office:value-type="float" office:value="0.172331995310298" calcext:value-type="float">
            <text:p>0.172331995310298</text:p>
          </table:table-cell>
          <table:table-cell office:value-type="float" office:value="0.851019430648191" calcext:value-type="float">
            <text:p>0.851019430648191</text:p>
          </table:table-cell>
          <table:table-cell office:value-type="float" office:value="0.148980569351809" calcext:value-type="float">
            <text:p>0.148980569351809</text:p>
          </table:table-cell>
          <table:table-cell office:value-type="float" office:value="0.901353989288142" calcext:value-type="float">
            <text:p>0.901353989288142</text:p>
          </table:table-cell>
          <table:table-cell office:value-type="float" office:value="0.0986460107118583" calcext:value-type="float">
            <text:p>0.098646010711858</text:p>
          </table:table-cell>
          <table:table-cell office:value-type="float" office:value="0.860665795731002" calcext:value-type="float">
            <text:p>0.860665795731002</text:p>
          </table:table-cell>
          <table:table-cell office:value-type="float" office:value="0.139334204268997" calcext:value-type="float">
            <text:p>0.139334204268997</text:p>
          </table:table-cell>
          <table:table-cell table:formula="of:=AVERAGE([.C272];[.E272];[.G272];[.I272];[.K272];[.M272];[.O272];[.Q272];[.S272];[.U272])" office:value-type="float" office:value="0.825281146663209" calcext:value-type="float">
            <text:p>0.825281146663209</text:p>
          </table:table-cell>
          <table:table-cell table:formula="of:=AVERAGE([.D272];[.F272];[.H272];[.J272];[.L272];[.N272];[.P272];[.R272];[.T272];[.V272])" office:value-type="float" office:value="0.174718853336791" calcext:value-type="float">
            <text:p>0.174718853336791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office:value-type="float" office:value="0.949719269733567" calcext:value-type="float">
            <text:p>0.949719269733567</text:p>
          </table:table-cell>
          <table:table-cell office:value-type="float" office:value="0.0502807302664329" calcext:value-type="float">
            <text:p>0.050280730266433</text:p>
          </table:table-cell>
          <table:table-cell office:value-type="float" office:value="0.993759613837225" calcext:value-type="float">
            <text:p>0.993759613837225</text:p>
          </table:table-cell>
          <table:table-cell office:value-type="float" office:value="0.00624038616277498" calcext:value-type="float">
            <text:p>0.006240386162775</text:p>
          </table:table-cell>
          <table:table-cell office:value-type="float" office:value="0.980543081686816" calcext:value-type="float">
            <text:p>0.980543081686816</text:p>
          </table:table-cell>
          <table:table-cell office:value-type="float" office:value="0.019456918313184" calcext:value-type="float">
            <text:p>0.019456918313184</text:p>
          </table:table-cell>
          <table:table-cell office:value-type="float" office:value="0.967674551403697" calcext:value-type="float">
            <text:p>0.967674551403697</text:p>
          </table:table-cell>
          <table:table-cell office:value-type="float" office:value="0.0323254485963026" calcext:value-type="float">
            <text:p>0.032325448596303</text:p>
          </table:table-cell>
          <table:table-cell office:value-type="float" office:value="0.98992335993938" calcext:value-type="float">
            <text:p>0.98992335993938</text:p>
          </table:table-cell>
          <table:table-cell office:value-type="float" office:value="0.0100766400606203" calcext:value-type="float">
            <text:p>0.01007664006062</text:p>
          </table:table-cell>
          <table:table-cell office:value-type="float" office:value="0.994455517220605" calcext:value-type="float">
            <text:p>0.994455517220605</text:p>
          </table:table-cell>
          <table:table-cell office:value-type="float" office:value="0.00554448277939527" calcext:value-type="float">
            <text:p>0.005544482779395</text:p>
          </table:table-cell>
          <table:table-cell office:value-type="float" office:value="0.968200038784867" calcext:value-type="float">
            <text:p>0.968200038784867</text:p>
          </table:table-cell>
          <table:table-cell office:value-type="float" office:value="0.0317999612151334" calcext:value-type="float">
            <text:p>0.031799961215133</text:p>
          </table:table-cell>
          <table:table-cell office:value-type="float" office:value="0.992097771886827" calcext:value-type="float">
            <text:p>0.992097771886827</text:p>
          </table:table-cell>
          <table:table-cell office:value-type="float" office:value="0.00790222811317346" calcext:value-type="float">
            <text:p>0.007902228113173</text:p>
          </table:table-cell>
          <table:table-cell office:value-type="float" office:value="0.999109158278737" calcext:value-type="float">
            <text:p>0.999109158278737</text:p>
          </table:table-cell>
          <table:table-cell office:value-type="float" office:value="0.00089084172126295" calcext:value-type="float">
            <text:p>0.000890841721263</text:p>
          </table:table-cell>
          <table:table-cell office:value-type="float" office:value="0.991215233598089" calcext:value-type="float">
            <text:p>0.991215233598089</text:p>
          </table:table-cell>
          <table:table-cell office:value-type="float" office:value="0.00878476640191083" calcext:value-type="float">
            <text:p>0.008784766401911</text:p>
          </table:table-cell>
          <table:table-cell table:formula="of:=AVERAGE([.C273];[.E273];[.G273];[.I273];[.K273];[.M273];[.O273];[.Q273];[.S273];[.U273])" office:value-type="float" office:value="0.982669759636981" calcext:value-type="float">
            <text:p>0.982669759636981</text:p>
          </table:table-cell>
          <table:table-cell table:formula="of:=AVERAGE([.D273];[.F273];[.H273];[.J273];[.L273];[.N273];[.P273];[.R273];[.T273];[.V273])" office:value-type="float" office:value="0.0173302403630191" calcext:value-type="float">
            <text:p>0.01733024036301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0.932120687239133" calcext:value-type="float">
            <text:p>0.932120687239133</text:p>
          </table:table-cell>
          <table:table-cell office:value-type="float" office:value="0.0678793127608672" calcext:value-type="float">
            <text:p>0.067879312760867</text:p>
          </table:table-cell>
          <table:table-cell office:value-type="float" office:value="0.884802098986912" calcext:value-type="float">
            <text:p>0.884802098986912</text:p>
          </table:table-cell>
          <table:table-cell office:value-type="float" office:value="0.115197901013088" calcext:value-type="float">
            <text:p>0.115197901013088</text:p>
          </table:table-cell>
          <table:table-cell office:value-type="float" office:value="0.89487095620186" calcext:value-type="float">
            <text:p>0.89487095620186</text:p>
          </table:table-cell>
          <table:table-cell office:value-type="float" office:value="0.10512904379814" calcext:value-type="float">
            <text:p>0.10512904379814</text:p>
          </table:table-cell>
          <table:table-cell office:value-type="float" office:value="0.868563111454444" calcext:value-type="float">
            <text:p>0.868563111454444</text:p>
          </table:table-cell>
          <table:table-cell office:value-type="float" office:value="0.131436888545556" calcext:value-type="float">
            <text:p>0.131436888545556</text:p>
          </table:table-cell>
          <table:table-cell office:value-type="float" office:value="0.898358320191183" calcext:value-type="float">
            <text:p>0.898358320191183</text:p>
          </table:table-cell>
          <table:table-cell office:value-type="float" office:value="0.101641679808816" calcext:value-type="float">
            <text:p>0.101641679808816</text:p>
          </table:table-cell>
          <table:table-cell office:value-type="float" office:value="0.840894053943321" calcext:value-type="float">
            <text:p>0.840894053943321</text:p>
          </table:table-cell>
          <table:table-cell office:value-type="float" office:value="0.159105946056679" calcext:value-type="float">
            <text:p>0.159105946056679</text:p>
          </table:table-cell>
          <table:table-cell office:value-type="float" office:value="0.890324177503738" calcext:value-type="float">
            <text:p>0.890324177503738</text:p>
          </table:table-cell>
          <table:table-cell office:value-type="float" office:value="0.109675822496262" calcext:value-type="float">
            <text:p>0.109675822496262</text:p>
          </table:table-cell>
          <table:table-cell office:value-type="float" office:value="0.785525850809912" calcext:value-type="float">
            <text:p>0.785525850809912</text:p>
          </table:table-cell>
          <table:table-cell office:value-type="float" office:value="0.214474149190088" calcext:value-type="float">
            <text:p>0.214474149190088</text:p>
          </table:table-cell>
          <table:table-cell office:value-type="float" office:value="0.942887161887135" calcext:value-type="float">
            <text:p>0.942887161887135</text:p>
          </table:table-cell>
          <table:table-cell office:value-type="float" office:value="0.0571128381128652" calcext:value-type="float">
            <text:p>0.057112838112865</text:p>
          </table:table-cell>
          <table:table-cell office:value-type="float" office:value="0.935935006065139" calcext:value-type="float">
            <text:p>0.935935006065139</text:p>
          </table:table-cell>
          <table:table-cell office:value-type="float" office:value="0.0640649939348609" calcext:value-type="float">
            <text:p>0.064064993934861</text:p>
          </table:table-cell>
          <table:table-cell table:formula="of:=AVERAGE([.C274];[.E274];[.G274];[.I274];[.K274];[.M274];[.O274];[.Q274];[.S274];[.U274])" office:value-type="float" office:value="0.887428142428278" calcext:value-type="float">
            <text:p>0.887428142428278</text:p>
          </table:table-cell>
          <table:table-cell table:formula="of:=AVERAGE([.D274];[.F274];[.H274];[.J274];[.L274];[.N274];[.P274];[.R274];[.T274];[.V274])" office:value-type="float" office:value="0.112571857571722" calcext:value-type="float">
            <text:p>0.11257185757172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0.917037824027011" calcext:value-type="float">
            <text:p>0.917037824027011</text:p>
          </table:table-cell>
          <table:table-cell office:value-type="float" office:value="0.0829621759729888" calcext:value-type="float">
            <text:p>0.082962175972989</text:p>
          </table:table-cell>
          <table:table-cell office:value-type="float" office:value="0.929850706915121" calcext:value-type="float">
            <text:p>0.929850706915121</text:p>
          </table:table-cell>
          <table:table-cell office:value-type="float" office:value="0.0701492930848789" calcext:value-type="float">
            <text:p>0.070149293084879</text:p>
          </table:table-cell>
          <table:table-cell office:value-type="float" office:value="0.920883644691414" calcext:value-type="float">
            <text:p>0.920883644691414</text:p>
          </table:table-cell>
          <table:table-cell office:value-type="float" office:value="0.0791163553085859" calcext:value-type="float">
            <text:p>0.079116355308586</text:p>
          </table:table-cell>
          <table:table-cell office:value-type="float" office:value="0.944242622842781" calcext:value-type="float">
            <text:p>0.944242622842781</text:p>
          </table:table-cell>
          <table:table-cell office:value-type="float" office:value="0.0557573771572187" calcext:value-type="float">
            <text:p>0.055757377157219</text:p>
          </table:table-cell>
          <table:table-cell office:value-type="float" office:value="0.929627734524471" calcext:value-type="float">
            <text:p>0.929627734524471</text:p>
          </table:table-cell>
          <table:table-cell office:value-type="float" office:value="0.0703722654755287" calcext:value-type="float">
            <text:p>0.070372265475529</text:p>
          </table:table-cell>
          <table:table-cell office:value-type="float" office:value="0.937250585362634" calcext:value-type="float">
            <text:p>0.937250585362634</text:p>
          </table:table-cell>
          <table:table-cell office:value-type="float" office:value="0.0627494146373657" calcext:value-type="float">
            <text:p>0.062749414637366</text:p>
          </table:table-cell>
          <table:table-cell office:value-type="float" office:value="0.91003533240623" calcext:value-type="float">
            <text:p>0.91003533240623</text:p>
          </table:table-cell>
          <table:table-cell office:value-type="float" office:value="0.0899646675937697" calcext:value-type="float">
            <text:p>0.08996466759377</text:p>
          </table:table-cell>
          <table:table-cell office:value-type="float" office:value="0.922783811160451" calcext:value-type="float">
            <text:p>0.922783811160451</text:p>
          </table:table-cell>
          <table:table-cell office:value-type="float" office:value="0.0772161888395491" calcext:value-type="float">
            <text:p>0.077216188839549</text:p>
          </table:table-cell>
          <table:table-cell office:value-type="float" office:value="0.968581018849828" calcext:value-type="float">
            <text:p>0.968581018849828</text:p>
          </table:table-cell>
          <table:table-cell office:value-type="float" office:value="0.0314189811501721" calcext:value-type="float">
            <text:p>0.031418981150172</text:p>
          </table:table-cell>
          <table:table-cell office:value-type="float" office:value="0.928683172187765" calcext:value-type="float">
            <text:p>0.928683172187765</text:p>
          </table:table-cell>
          <table:table-cell office:value-type="float" office:value="0.0713168278122345" calcext:value-type="float">
            <text:p>0.071316827812235</text:p>
          </table:table-cell>
          <table:table-cell table:formula="of:=AVERAGE([.C275];[.E275];[.G275];[.I275];[.K275];[.M275];[.O275];[.Q275];[.S275];[.U275])" office:value-type="float" office:value="0.930897645296771" calcext:value-type="float">
            <text:p>0.930897645296771</text:p>
          </table:table-cell>
          <table:table-cell table:formula="of:=AVERAGE([.D275];[.F275];[.H275];[.J275];[.L275];[.N275];[.P275];[.R275];[.T275];[.V275])" office:value-type="float" office:value="0.0691023547032292" calcext:value-type="float">
            <text:p>0.06910235470322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0.864120690498777" calcext:value-type="float">
            <text:p>0.864120690498777</text:p>
          </table:table-cell>
          <table:table-cell office:value-type="float" office:value="0.135879309501222" calcext:value-type="float">
            <text:p>0.135879309501222</text:p>
          </table:table-cell>
          <table:table-cell office:value-type="float" office:value="0.843633919674009" calcext:value-type="float">
            <text:p>0.843633919674009</text:p>
          </table:table-cell>
          <table:table-cell office:value-type="float" office:value="0.156366080325991" calcext:value-type="float">
            <text:p>0.156366080325991</text:p>
          </table:table-cell>
          <table:table-cell office:value-type="float" office:value="0.857701465260416" calcext:value-type="float">
            <text:p>0.857701465260416</text:p>
          </table:table-cell>
          <table:table-cell office:value-type="float" office:value="0.142298534739585" calcext:value-type="float">
            <text:p>0.142298534739585</text:p>
          </table:table-cell>
          <table:table-cell office:value-type="float" office:value="0.802614544959276" calcext:value-type="float">
            <text:p>0.802614544959276</text:p>
          </table:table-cell>
          <table:table-cell office:value-type="float" office:value="0.197385455040723" calcext:value-type="float">
            <text:p>0.197385455040723</text:p>
          </table:table-cell>
          <table:table-cell office:value-type="float" office:value="0.89094001857646" calcext:value-type="float">
            <text:p>0.89094001857646</text:p>
          </table:table-cell>
          <table:table-cell office:value-type="float" office:value="0.10905998142354" calcext:value-type="float">
            <text:p>0.10905998142354</text:p>
          </table:table-cell>
          <table:table-cell office:value-type="float" office:value="0.777399851306434" calcext:value-type="float">
            <text:p>0.777399851306434</text:p>
          </table:table-cell>
          <table:table-cell office:value-type="float" office:value="0.222600148693566" calcext:value-type="float">
            <text:p>0.222600148693566</text:p>
          </table:table-cell>
          <table:table-cell office:value-type="float" office:value="0.790714010984049" calcext:value-type="float">
            <text:p>0.790714010984049</text:p>
          </table:table-cell>
          <table:table-cell office:value-type="float" office:value="0.209285989015951" calcext:value-type="float">
            <text:p>0.209285989015951</text:p>
          </table:table-cell>
          <table:table-cell office:value-type="float" office:value="0.796688365479887" calcext:value-type="float">
            <text:p>0.796688365479887</text:p>
          </table:table-cell>
          <table:table-cell office:value-type="float" office:value="0.203311634520112" calcext:value-type="float">
            <text:p>0.203311634520112</text:p>
          </table:table-cell>
          <table:table-cell office:value-type="float" office:value="0.903320560049286" calcext:value-type="float">
            <text:p>0.903320560049286</text:p>
          </table:table-cell>
          <table:table-cell office:value-type="float" office:value="0.0966794399507141" calcext:value-type="float">
            <text:p>0.096679439950714</text:p>
          </table:table-cell>
          <table:table-cell office:value-type="float" office:value="0.912097291775377" calcext:value-type="float">
            <text:p>0.912097291775377</text:p>
          </table:table-cell>
          <table:table-cell office:value-type="float" office:value="0.0879027082246229" calcext:value-type="float">
            <text:p>0.087902708224623</text:p>
          </table:table-cell>
          <table:table-cell table:formula="of:=AVERAGE([.C276];[.E276];[.G276];[.I276];[.K276];[.M276];[.O276];[.Q276];[.S276];[.U276])" office:value-type="float" office:value="0.843923071856397" calcext:value-type="float">
            <text:p>0.843923071856397</text:p>
          </table:table-cell>
          <table:table-cell table:formula="of:=AVERAGE([.D276];[.F276];[.H276];[.J276];[.L276];[.N276];[.P276];[.R276];[.T276];[.V276])" office:value-type="float" office:value="0.156076928143603" calcext:value-type="float">
            <text:p>0.156076928143603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  <table:table-cell office:value-type="float" office:value="0.890357266048752" calcext:value-type="float">
            <text:p>0.890357266048752</text:p>
          </table:table-cell>
          <table:table-cell office:value-type="float" office:value="0.109642733951248" calcext:value-type="float">
            <text:p>0.109642733951248</text:p>
          </table:table-cell>
          <table:table-cell office:value-type="float" office:value="0.880353619191847" calcext:value-type="float">
            <text:p>0.880353619191847</text:p>
          </table:table-cell>
          <table:table-cell office:value-type="float" office:value="0.119646380808153" calcext:value-type="float">
            <text:p>0.119646380808153</text:p>
          </table:table-cell>
          <table:table-cell office:value-type="float" office:value="0.924502635541274" calcext:value-type="float">
            <text:p>0.924502635541274</text:p>
          </table:table-cell>
          <table:table-cell office:value-type="float" office:value="0.0754973644587257" calcext:value-type="float">
            <text:p>0.075497364458726</text:p>
          </table:table-cell>
          <table:table-cell office:value-type="float" office:value="0.931437563574754" calcext:value-type="float">
            <text:p>0.931437563574754</text:p>
          </table:table-cell>
          <table:table-cell office:value-type="float" office:value="0.0685624364252459" calcext:value-type="float">
            <text:p>0.068562436425246</text:p>
          </table:table-cell>
          <table:table-cell office:value-type="float" office:value="0.923362921026423" calcext:value-type="float">
            <text:p>0.923362921026423</text:p>
          </table:table-cell>
          <table:table-cell office:value-type="float" office:value="0.0766370789735773" calcext:value-type="float">
            <text:p>0.076637078973577</text:p>
          </table:table-cell>
          <table:table-cell office:value-type="float" office:value="0.844475902111051" calcext:value-type="float">
            <text:p>0.844475902111051</text:p>
          </table:table-cell>
          <table:table-cell office:value-type="float" office:value="0.155524097888949" calcext:value-type="float">
            <text:p>0.155524097888949</text:p>
          </table:table-cell>
          <table:table-cell office:value-type="float" office:value="0.927761752015044" calcext:value-type="float">
            <text:p>0.927761752015044</text:p>
          </table:table-cell>
          <table:table-cell office:value-type="float" office:value="0.0722382479849557" calcext:value-type="float">
            <text:p>0.072238247984956</text:p>
          </table:table-cell>
          <table:table-cell office:value-type="float" office:value="0.909409292348148" calcext:value-type="float">
            <text:p>0.909409292348148</text:p>
          </table:table-cell>
          <table:table-cell office:value-type="float" office:value="0.0905907076518526" calcext:value-type="float">
            <text:p>0.090590707651853</text:p>
          </table:table-cell>
          <table:table-cell office:value-type="float" office:value="0.954274536650376" calcext:value-type="float">
            <text:p>0.954274536650376</text:p>
          </table:table-cell>
          <table:table-cell office:value-type="float" office:value="0.0457254633496238" calcext:value-type="float">
            <text:p>0.045725463349624</text:p>
          </table:table-cell>
          <table:table-cell office:value-type="float" office:value="0.949205143158156" calcext:value-type="float">
            <text:p>0.949205143158156</text:p>
          </table:table-cell>
          <table:table-cell office:value-type="float" office:value="0.050794856841844" calcext:value-type="float">
            <text:p>0.050794856841844</text:p>
          </table:table-cell>
          <table:table-cell table:formula="of:=AVERAGE([.C277];[.E277];[.G277];[.I277];[.K277];[.M277];[.O277];[.Q277];[.S277];[.U277])" office:value-type="float" office:value="0.913514063166583" calcext:value-type="float">
            <text:p>0.913514063166583</text:p>
          </table:table-cell>
          <table:table-cell table:formula="of:=AVERAGE([.D277];[.F277];[.H277];[.J277];[.L277];[.N277];[.P277];[.R277];[.T277];[.V277])" office:value-type="float" office:value="0.0864859368334175" calcext:value-type="float">
            <text:p>0.08648593683341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0.823741122120329" calcext:value-type="float">
            <text:p>0.823741122120329</text:p>
          </table:table-cell>
          <table:table-cell office:value-type="float" office:value="0.176258877879671" calcext:value-type="float">
            <text:p>0.176258877879671</text:p>
          </table:table-cell>
          <table:table-cell office:value-type="float" office:value="0.565567024875466" calcext:value-type="float">
            <text:p>0.565567024875466</text:p>
          </table:table-cell>
          <table:table-cell office:value-type="float" office:value="0.434432975124534" calcext:value-type="float">
            <text:p>0.434432975124534</text:p>
          </table:table-cell>
          <table:table-cell office:value-type="float" office:value="0.763587056969881" calcext:value-type="float">
            <text:p>0.763587056969881</text:p>
          </table:table-cell>
          <table:table-cell office:value-type="float" office:value="0.236412943030119" calcext:value-type="float">
            <text:p>0.236412943030119</text:p>
          </table:table-cell>
          <table:table-cell office:value-type="float" office:value="0.745189237352374" calcext:value-type="float">
            <text:p>0.745189237352374</text:p>
          </table:table-cell>
          <table:table-cell office:value-type="float" office:value="0.254810762647626" calcext:value-type="float">
            <text:p>0.254810762647626</text:p>
          </table:table-cell>
          <table:table-cell office:value-type="float" office:value="0.675809294040979" calcext:value-type="float">
            <text:p>0.675809294040979</text:p>
          </table:table-cell>
          <table:table-cell office:value-type="float" office:value="0.324190705959021" calcext:value-type="float">
            <text:p>0.324190705959021</text:p>
          </table:table-cell>
          <table:table-cell office:value-type="float" office:value="0.663038738674816" calcext:value-type="float">
            <text:p>0.663038738674816</text:p>
          </table:table-cell>
          <table:table-cell office:value-type="float" office:value="0.336961261325184" calcext:value-type="float">
            <text:p>0.336961261325184</text:p>
          </table:table-cell>
          <table:table-cell office:value-type="float" office:value="0.724608426783256" calcext:value-type="float">
            <text:p>0.724608426783256</text:p>
          </table:table-cell>
          <table:table-cell office:value-type="float" office:value="0.275391573216744" calcext:value-type="float">
            <text:p>0.275391573216744</text:p>
          </table:table-cell>
          <table:table-cell office:value-type="float" office:value="0.584424730311716" calcext:value-type="float">
            <text:p>0.584424730311716</text:p>
          </table:table-cell>
          <table:table-cell office:value-type="float" office:value="0.415575269688284" calcext:value-type="float">
            <text:p>0.415575269688284</text:p>
          </table:table-cell>
          <table:table-cell office:value-type="float" office:value="0.688985676974473" calcext:value-type="float">
            <text:p>0.688985676974473</text:p>
          </table:table-cell>
          <table:table-cell office:value-type="float" office:value="0.311014323025527" calcext:value-type="float">
            <text:p>0.311014323025527</text:p>
          </table:table-cell>
          <table:table-cell office:value-type="float" office:value="0.790787551561477" calcext:value-type="float">
            <text:p>0.790787551561477</text:p>
          </table:table-cell>
          <table:table-cell office:value-type="float" office:value="0.209212448438523" calcext:value-type="float">
            <text:p>0.209212448438523</text:p>
          </table:table-cell>
          <table:table-cell table:formula="of:=AVERAGE([.C278];[.E278];[.G278];[.I278];[.K278];[.M278];[.O278];[.Q278];[.S278];[.U278])" office:value-type="float" office:value="0.702573885966477" calcext:value-type="float">
            <text:p>0.702573885966477</text:p>
          </table:table-cell>
          <table:table-cell table:formula="of:=AVERAGE([.D278];[.F278];[.H278];[.J278];[.L278];[.N278];[.P278];[.R278];[.T278];[.V278])" office:value-type="float" office:value="0.297426114033523" calcext:value-type="float">
            <text:p>0.29742611403352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office:value-type="float" office:value="0.840137182061448" calcext:value-type="float">
            <text:p>0.840137182061448</text:p>
          </table:table-cell>
          <table:table-cell office:value-type="float" office:value="0.159862817938552" calcext:value-type="float">
            <text:p>0.159862817938552</text:p>
          </table:table-cell>
          <table:table-cell office:value-type="float" office:value="0.835392863704458" calcext:value-type="float">
            <text:p>0.835392863704458</text:p>
          </table:table-cell>
          <table:table-cell office:value-type="float" office:value="0.164607136295543" calcext:value-type="float">
            <text:p>0.164607136295543</text:p>
          </table:table-cell>
          <table:table-cell office:value-type="float" office:value="0.879035051382272" calcext:value-type="float">
            <text:p>0.879035051382272</text:p>
          </table:table-cell>
          <table:table-cell office:value-type="float" office:value="0.120964948617728" calcext:value-type="float">
            <text:p>0.120964948617728</text:p>
          </table:table-cell>
          <table:table-cell office:value-type="float" office:value="0.903863383576292" calcext:value-type="float">
            <text:p>0.903863383576292</text:p>
          </table:table-cell>
          <table:table-cell office:value-type="float" office:value="0.0961366164237082" calcext:value-type="float">
            <text:p>0.096136616423708</text:p>
          </table:table-cell>
          <table:table-cell office:value-type="float" office:value="0.896560512465093" calcext:value-type="float">
            <text:p>0.896560512465093</text:p>
          </table:table-cell>
          <table:table-cell office:value-type="float" office:value="0.103439487534907" calcext:value-type="float">
            <text:p>0.103439487534907</text:p>
          </table:table-cell>
          <table:table-cell office:value-type="float" office:value="0.889361926075942" calcext:value-type="float">
            <text:p>0.889361926075942</text:p>
          </table:table-cell>
          <table:table-cell office:value-type="float" office:value="0.110638073924058" calcext:value-type="float">
            <text:p>0.110638073924058</text:p>
          </table:table-cell>
          <table:table-cell office:value-type="float" office:value="0.908114783537913" calcext:value-type="float">
            <text:p>0.908114783537913</text:p>
          </table:table-cell>
          <table:table-cell office:value-type="float" office:value="0.0918852164620874" calcext:value-type="float">
            <text:p>0.091885216462087</text:p>
          </table:table-cell>
          <table:table-cell office:value-type="float" office:value="0.886845994936498" calcext:value-type="float">
            <text:p>0.886845994936498</text:p>
          </table:table-cell>
          <table:table-cell office:value-type="float" office:value="0.113154005063502" calcext:value-type="float">
            <text:p>0.113154005063502</text:p>
          </table:table-cell>
          <table:table-cell office:value-type="float" office:value="0.836131571996581" calcext:value-type="float">
            <text:p>0.836131571996581</text:p>
          </table:table-cell>
          <table:table-cell office:value-type="float" office:value="0.163868428003419" calcext:value-type="float">
            <text:p>0.163868428003419</text:p>
          </table:table-cell>
          <table:table-cell office:value-type="float" office:value="0.880828494028581" calcext:value-type="float">
            <text:p>0.880828494028581</text:p>
          </table:table-cell>
          <table:table-cell office:value-type="float" office:value="0.119171505971419" calcext:value-type="float">
            <text:p>0.119171505971419</text:p>
          </table:table-cell>
          <table:table-cell table:formula="of:=AVERAGE([.C279];[.E279];[.G279];[.I279];[.K279];[.M279];[.O279];[.Q279];[.S279];[.U279])" office:value-type="float" office:value="0.875627176376508" calcext:value-type="float">
            <text:p>0.875627176376508</text:p>
          </table:table-cell>
          <table:table-cell table:formula="of:=AVERAGE([.D279];[.F279];[.H279];[.J279];[.L279];[.N279];[.P279];[.R279];[.T279];[.V279])" office:value-type="float" office:value="0.124372823623492" calcext:value-type="float">
            <text:p>0.12437282362349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0.951484752950724" calcext:value-type="float">
            <text:p>0.951484752950724</text:p>
          </table:table-cell>
          <table:table-cell office:value-type="float" office:value="0.0485152470492761" calcext:value-type="float">
            <text:p>0.048515247049276</text:p>
          </table:table-cell>
          <table:table-cell office:value-type="float" office:value="0.95743166361657" calcext:value-type="float">
            <text:p>0.95743166361657</text:p>
          </table:table-cell>
          <table:table-cell office:value-type="float" office:value="0.0425683363834303" calcext:value-type="float">
            <text:p>0.04256833638343</text:p>
          </table:table-cell>
          <table:table-cell office:value-type="float" office:value="0.949694716359351" calcext:value-type="float">
            <text:p>0.949694716359351</text:p>
          </table:table-cell>
          <table:table-cell office:value-type="float" office:value="0.0503052836406488" calcext:value-type="float">
            <text:p>0.050305283640649</text:p>
          </table:table-cell>
          <table:table-cell office:value-type="float" office:value="0.946204563681766" calcext:value-type="float">
            <text:p>0.946204563681766</text:p>
          </table:table-cell>
          <table:table-cell office:value-type="float" office:value="0.0537954363182335" calcext:value-type="float">
            <text:p>0.053795436318234</text:p>
          </table:table-cell>
          <table:table-cell office:value-type="float" office:value="0.933897085071262" calcext:value-type="float">
            <text:p>0.933897085071262</text:p>
          </table:table-cell>
          <table:table-cell office:value-type="float" office:value="0.0661029149287385" calcext:value-type="float">
            <text:p>0.066102914928739</text:p>
          </table:table-cell>
          <table:table-cell office:value-type="float" office:value="0.94886080887357" calcext:value-type="float">
            <text:p>0.94886080887357</text:p>
          </table:table-cell>
          <table:table-cell office:value-type="float" office:value="0.0511391911264302" calcext:value-type="float">
            <text:p>0.05113919112643</text:p>
          </table:table-cell>
          <table:table-cell office:value-type="float" office:value="0.969102628694787" calcext:value-type="float">
            <text:p>0.969102628694787</text:p>
          </table:table-cell>
          <table:table-cell office:value-type="float" office:value="0.0308973713052126" calcext:value-type="float">
            <text:p>0.030897371305213</text:p>
          </table:table-cell>
          <table:table-cell office:value-type="float" office:value="0.95401323297013" calcext:value-type="float">
            <text:p>0.95401323297013</text:p>
          </table:table-cell>
          <table:table-cell office:value-type="float" office:value="0.0459867670298701" calcext:value-type="float">
            <text:p>0.04598676702987</text:p>
          </table:table-cell>
          <table:table-cell office:value-type="float" office:value="0.984087953898365" calcext:value-type="float">
            <text:p>0.984087953898365</text:p>
          </table:table-cell>
          <table:table-cell office:value-type="float" office:value="0.015912046101635" calcext:value-type="float">
            <text:p>0.015912046101635</text:p>
          </table:table-cell>
          <table:table-cell office:value-type="float" office:value="0.965956166465829" calcext:value-type="float">
            <text:p>0.965956166465829</text:p>
          </table:table-cell>
          <table:table-cell office:value-type="float" office:value="0.0340438335341709" calcext:value-type="float">
            <text:p>0.034043833534171</text:p>
          </table:table-cell>
          <table:table-cell table:formula="of:=AVERAGE([.C280];[.E280];[.G280];[.I280];[.K280];[.M280];[.O280];[.Q280];[.S280];[.U280])" office:value-type="float" office:value="0.956073357258236" calcext:value-type="float">
            <text:p>0.956073357258236</text:p>
          </table:table-cell>
          <table:table-cell table:formula="of:=AVERAGE([.D280];[.F280];[.H280];[.J280];[.L280];[.N280];[.P280];[.R280];[.T280];[.V280])" office:value-type="float" office:value="0.0439266427417646" calcext:value-type="float">
            <text:p>0.04392664274176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0.992099300591215" calcext:value-type="float">
            <text:p>0.992099300591215</text:p>
          </table:table-cell>
          <table:table-cell office:value-type="float" office:value="0.00790069940878494" calcext:value-type="float">
            <text:p>0.007900699408785</text:p>
          </table:table-cell>
          <table:table-cell office:value-type="float" office:value="0.997619933086897" calcext:value-type="float">
            <text:p>0.997619933086897</text:p>
          </table:table-cell>
          <table:table-cell office:value-type="float" office:value="0.00238006691310271" calcext:value-type="float">
            <text:p>0.002380066913103</text:p>
          </table:table-cell>
          <table:table-cell office:value-type="float" office:value="0.994411270932158" calcext:value-type="float">
            <text:p>0.994411270932158</text:p>
          </table:table-cell>
          <table:table-cell office:value-type="float" office:value="0.00558872906784162" calcext:value-type="float">
            <text:p>0.005588729067842</text:p>
          </table:table-cell>
          <table:table-cell office:value-type="float" office:value="0.997904753261548" calcext:value-type="float">
            <text:p>0.997904753261548</text:p>
          </table:table-cell>
          <table:table-cell office:value-type="float" office:value="0.00209524673845197" calcext:value-type="float">
            <text:p>0.002095246738452</text:p>
          </table:table-cell>
          <table:table-cell office:value-type="float" office:value="0.994889312015132" calcext:value-type="float">
            <text:p>0.994889312015132</text:p>
          </table:table-cell>
          <table:table-cell office:value-type="float" office:value="0.00511068798486775" calcext:value-type="float">
            <text:p>0.005110687984868</text:p>
          </table:table-cell>
          <table:table-cell office:value-type="float" office:value="0.982949837590296" calcext:value-type="float">
            <text:p>0.982949837590296</text:p>
          </table:table-cell>
          <table:table-cell office:value-type="float" office:value="0.0170501624097035" calcext:value-type="float">
            <text:p>0.017050162409704</text:p>
          </table:table-cell>
          <table:table-cell office:value-type="float" office:value="0.999011153233404" calcext:value-type="float">
            <text:p>0.999011153233404</text:p>
          </table:table-cell>
          <table:table-cell office:value-type="float" office:value="0.000988846766596478" calcext:value-type="float">
            <text:p>0.000988846766596</text:p>
          </table:table-cell>
          <table:table-cell office:value-type="float" office:value="0.996076709973533" calcext:value-type="float">
            <text:p>0.996076709973533</text:p>
          </table:table-cell>
          <table:table-cell office:value-type="float" office:value="0.00392329002646687" calcext:value-type="float">
            <text:p>0.003923290026467</text:p>
          </table:table-cell>
          <table:table-cell office:value-type="float" office:value="0.998648451327016" calcext:value-type="float">
            <text:p>0.998648451327016</text:p>
          </table:table-cell>
          <table:table-cell office:value-type="float" office:value="0.0013515486729835" calcext:value-type="float">
            <text:p>0.001351548672984</text:p>
          </table:table-cell>
          <table:table-cell office:value-type="float" office:value="0.998989121918383" calcext:value-type="float">
            <text:p>0.998989121918383</text:p>
          </table:table-cell>
          <table:table-cell office:value-type="float" office:value="0.00101087808161687" calcext:value-type="float">
            <text:p>0.001010878081617</text:p>
          </table:table-cell>
          <table:table-cell table:formula="of:=AVERAGE([.C281];[.E281];[.G281];[.I281];[.K281];[.M281];[.O281];[.Q281];[.S281];[.U281])" office:value-type="float" office:value="0.995259984392958" calcext:value-type="float">
            <text:p>0.995259984392958</text:p>
          </table:table-cell>
          <table:table-cell table:formula="of:=AVERAGE([.D281];[.F281];[.H281];[.J281];[.L281];[.N281];[.P281];[.R281];[.T281];[.V281])" office:value-type="float" office:value="0.00474001560704162" calcext:value-type="float">
            <text:p>0.00474001560704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0.905635015911265" calcext:value-type="float">
            <text:p>0.905635015911265</text:p>
          </table:table-cell>
          <table:table-cell office:value-type="float" office:value="0.094364984088735" calcext:value-type="float">
            <text:p>0.094364984088735</text:p>
          </table:table-cell>
          <table:table-cell office:value-type="float" office:value="0.889130741571954" calcext:value-type="float">
            <text:p>0.889130741571954</text:p>
          </table:table-cell>
          <table:table-cell office:value-type="float" office:value="0.110869258428046" calcext:value-type="float">
            <text:p>0.110869258428046</text:p>
          </table:table-cell>
          <table:table-cell office:value-type="float" office:value="0.912773660840002" calcext:value-type="float">
            <text:p>0.912773660840002</text:p>
          </table:table-cell>
          <table:table-cell office:value-type="float" office:value="0.087226339159998" calcext:value-type="float">
            <text:p>0.087226339159998</text:p>
          </table:table-cell>
          <table:table-cell office:value-type="float" office:value="0.834923809965478" calcext:value-type="float">
            <text:p>0.834923809965478</text:p>
          </table:table-cell>
          <table:table-cell office:value-type="float" office:value="0.165076190034522" calcext:value-type="float">
            <text:p>0.165076190034522</text:p>
          </table:table-cell>
          <table:table-cell office:value-type="float" office:value="0.941593892060279" calcext:value-type="float">
            <text:p>0.941593892060279</text:p>
          </table:table-cell>
          <table:table-cell office:value-type="float" office:value="0.0584061079397209" calcext:value-type="float">
            <text:p>0.058406107939721</text:p>
          </table:table-cell>
          <table:table-cell office:value-type="float" office:value="0.867933374477594" calcext:value-type="float">
            <text:p>0.867933374477594</text:p>
          </table:table-cell>
          <table:table-cell office:value-type="float" office:value="0.132066625522406" calcext:value-type="float">
            <text:p>0.132066625522406</text:p>
          </table:table-cell>
          <table:table-cell office:value-type="float" office:value="0.907194778200757" calcext:value-type="float">
            <text:p>0.907194778200757</text:p>
          </table:table-cell>
          <table:table-cell office:value-type="float" office:value="0.0928052217992426" calcext:value-type="float">
            <text:p>0.092805221799243</text:p>
          </table:table-cell>
          <table:table-cell office:value-type="float" office:value="0.928679745316491" calcext:value-type="float">
            <text:p>0.928679745316491</text:p>
          </table:table-cell>
          <table:table-cell office:value-type="float" office:value="0.0713202546835091" calcext:value-type="float">
            <text:p>0.071320254683509</text:p>
          </table:table-cell>
          <table:table-cell office:value-type="float" office:value="0.960861982560096" calcext:value-type="float">
            <text:p>0.960861982560096</text:p>
          </table:table-cell>
          <table:table-cell office:value-type="float" office:value="0.0391380174399041" calcext:value-type="float">
            <text:p>0.039138017439904</text:p>
          </table:table-cell>
          <table:table-cell office:value-type="float" office:value="0.920865717381742" calcext:value-type="float">
            <text:p>0.920865717381742</text:p>
          </table:table-cell>
          <table:table-cell office:value-type="float" office:value="0.0791342826182586" calcext:value-type="float">
            <text:p>0.079134282618259</text:p>
          </table:table-cell>
          <table:table-cell table:formula="of:=AVERAGE([.C282];[.E282];[.G282];[.I282];[.K282];[.M282];[.O282];[.Q282];[.S282];[.U282])" office:value-type="float" office:value="0.906959271828566" calcext:value-type="float">
            <text:p>0.906959271828566</text:p>
          </table:table-cell>
          <table:table-cell table:formula="of:=AVERAGE([.D282];[.F282];[.H282];[.J282];[.L282];[.N282];[.P282];[.R282];[.T282];[.V282])" office:value-type="float" office:value="0.0930407281714342" calcext:value-type="float">
            <text:p>0.093040728171434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0.984538828684747" calcext:value-type="float">
            <text:p>0.984538828684747</text:p>
          </table:table-cell>
          <table:table-cell office:value-type="float" office:value="0.0154611713152535" calcext:value-type="float">
            <text:p>0.015461171315254</text:p>
          </table:table-cell>
          <table:table-cell office:value-type="float" office:value="0.99224967300166" calcext:value-type="float">
            <text:p>0.99224967300166</text:p>
          </table:table-cell>
          <table:table-cell office:value-type="float" office:value="0.00775032699834017" calcext:value-type="float">
            <text:p>0.00775032699834</text:p>
          </table:table-cell>
          <table:table-cell office:value-type="float" office:value="0.990334006264192" calcext:value-type="float">
            <text:p>0.990334006264192</text:p>
          </table:table-cell>
          <table:table-cell office:value-type="float" office:value="0.00966599373580847" calcext:value-type="float">
            <text:p>0.009665993735808</text:p>
          </table:table-cell>
          <table:table-cell office:value-type="float" office:value="0.994756884864564" calcext:value-type="float">
            <text:p>0.994756884864564</text:p>
          </table:table-cell>
          <table:table-cell office:value-type="float" office:value="0.00524311513543553" calcext:value-type="float">
            <text:p>0.005243115135436</text:p>
          </table:table-cell>
          <table:table-cell office:value-type="float" office:value="0.990171057460463" calcext:value-type="float">
            <text:p>0.990171057460463</text:p>
          </table:table-cell>
          <table:table-cell office:value-type="float" office:value="0.00982894253953673" calcext:value-type="float">
            <text:p>0.009828942539537</text:p>
          </table:table-cell>
          <table:table-cell office:value-type="float" office:value="0.998093924262583" calcext:value-type="float">
            <text:p>0.998093924262583</text:p>
          </table:table-cell>
          <table:table-cell office:value-type="float" office:value="0.00190607573741689" calcext:value-type="float">
            <text:p>0.001906075737417</text:p>
          </table:table-cell>
          <table:table-cell office:value-type="float" office:value="0.993627219506418" calcext:value-type="float">
            <text:p>0.993627219506418</text:p>
          </table:table-cell>
          <table:table-cell office:value-type="float" office:value="0.00637278049358146" calcext:value-type="float">
            <text:p>0.006372780493581</text:p>
          </table:table-cell>
          <table:table-cell office:value-type="float" office:value="0.991863202979677" calcext:value-type="float">
            <text:p>0.991863202979677</text:p>
          </table:table-cell>
          <table:table-cell office:value-type="float" office:value="0.00813679702032336" calcext:value-type="float">
            <text:p>0.008136797020323</text:p>
          </table:table-cell>
          <table:table-cell office:value-type="float" office:value="0.997762414804794" calcext:value-type="float">
            <text:p>0.997762414804794</text:p>
          </table:table-cell>
          <table:table-cell office:value-type="float" office:value="0.00223758519520559" calcext:value-type="float">
            <text:p>0.002237585195206</text:p>
          </table:table-cell>
          <table:table-cell office:value-type="float" office:value="0.993620794453438" calcext:value-type="float">
            <text:p>0.993620794453438</text:p>
          </table:table-cell>
          <table:table-cell office:value-type="float" office:value="0.006379205546562" calcext:value-type="float">
            <text:p>0.006379205546562</text:p>
          </table:table-cell>
          <table:table-cell table:formula="of:=AVERAGE([.C283];[.E283];[.G283];[.I283];[.K283];[.M283];[.O283];[.Q283];[.S283];[.U283])" office:value-type="float" office:value="0.992701800628253" calcext:value-type="float">
            <text:p>0.992701800628253</text:p>
          </table:table-cell>
          <table:table-cell table:formula="of:=AVERAGE([.D283];[.F283];[.H283];[.J283];[.L283];[.N283];[.P283];[.R283];[.T283];[.V283])" office:value-type="float" office:value="0.00729819937174637" calcext:value-type="float">
            <text:p>0.00729819937174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office:value-type="float" office:value="0.994938357972626" calcext:value-type="float">
            <text:p>0.994938357972626</text:p>
          </table:table-cell>
          <table:table-cell office:value-type="float" office:value="0.00506164202737431" calcext:value-type="float">
            <text:p>0.005061642027374</text:p>
          </table:table-cell>
          <table:table-cell office:value-type="float" office:value="0.998616832967348" calcext:value-type="float">
            <text:p>0.998616832967348</text:p>
          </table:table-cell>
          <table:table-cell office:value-type="float" office:value="0.00138316703265178" calcext:value-type="float">
            <text:p>0.001383167032652</text:p>
          </table:table-cell>
          <table:table-cell office:value-type="float" office:value="0.997452461439012" calcext:value-type="float">
            <text:p>0.997452461439012</text:p>
          </table:table-cell>
          <table:table-cell office:value-type="float" office:value="0.00254753856098831" calcext:value-type="float">
            <text:p>0.002547538560988</text:p>
          </table:table-cell>
          <table:table-cell office:value-type="float" office:value="0.99883393875185" calcext:value-type="float">
            <text:p>0.99883393875185</text:p>
          </table:table-cell>
          <table:table-cell office:value-type="float" office:value="0.00116606124814982" calcext:value-type="float">
            <text:p>0.00116606124815</text:p>
          </table:table-cell>
          <table:table-cell office:value-type="float" office:value="0.997211155547994" calcext:value-type="float">
            <text:p>0.997211155547994</text:p>
          </table:table-cell>
          <table:table-cell office:value-type="float" office:value="0.00278884445200569" calcext:value-type="float">
            <text:p>0.002788844452006</text:p>
          </table:table-cell>
          <table:table-cell office:value-type="float" office:value="0.999664768318726" calcext:value-type="float">
            <text:p>0.999664768318726</text:p>
          </table:table-cell>
          <table:table-cell office:value-type="float" office:value="0.000335231681274385" calcext:value-type="float">
            <text:p>0.000335231681274</text:p>
          </table:table-cell>
          <table:table-cell office:value-type="float" office:value="0.999338000420739" calcext:value-type="float">
            <text:p>0.999338000420739</text:p>
          </table:table-cell>
          <table:table-cell office:value-type="float" office:value="0.00066199957926095" calcext:value-type="float">
            <text:p>0.000661999579261</text:p>
          </table:table-cell>
          <table:table-cell office:value-type="float" office:value="0.999249995605225" calcext:value-type="float">
            <text:p>0.999249995605225</text:p>
          </table:table-cell>
          <table:table-cell office:value-type="float" office:value="0.000750004394774972" calcext:value-type="float">
            <text:p>0.000750004394775</text:p>
          </table:table-cell>
          <table:table-cell office:value-type="float" office:value="0.999859798922026" calcext:value-type="float">
            <text:p>0.999859798922026</text:p>
          </table:table-cell>
          <table:table-cell office:value-type="float" office:value="0.000140201077973702" calcext:value-type="float">
            <text:p>0.000140201077974</text:p>
          </table:table-cell>
          <table:table-cell office:value-type="float" office:value="0.99833976367507" calcext:value-type="float">
            <text:p>0.99833976367507</text:p>
          </table:table-cell>
          <table:table-cell office:value-type="float" office:value="0.00166023632493026" calcext:value-type="float">
            <text:p>0.00166023632493</text:p>
          </table:table-cell>
          <table:table-cell table:formula="of:=AVERAGE([.C284];[.E284];[.G284];[.I284];[.K284];[.M284];[.O284];[.Q284];[.S284];[.U284])" office:value-type="float" office:value="0.998350507362062" calcext:value-type="float">
            <text:p>0.998350507362062</text:p>
          </table:table-cell>
          <table:table-cell table:formula="of:=AVERAGE([.D284];[.F284];[.H284];[.J284];[.L284];[.N284];[.P284];[.R284];[.T284];[.V284])" office:value-type="float" office:value="0.00164949263793842" calcext:value-type="float">
            <text:p>0.001649492637938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office:value-type="float" office:value="0.953692872952231" calcext:value-type="float">
            <text:p>0.953692872952231</text:p>
          </table:table-cell>
          <table:table-cell office:value-type="float" office:value="0.0463071270477691" calcext:value-type="float">
            <text:p>0.046307127047769</text:p>
          </table:table-cell>
          <table:table-cell office:value-type="float" office:value="0.974621061348984" calcext:value-type="float">
            <text:p>0.974621061348984</text:p>
          </table:table-cell>
          <table:table-cell office:value-type="float" office:value="0.0253789386510156" calcext:value-type="float">
            <text:p>0.025378938651016</text:p>
          </table:table-cell>
          <table:table-cell office:value-type="float" office:value="0.954580914498786" calcext:value-type="float">
            <text:p>0.954580914498786</text:p>
          </table:table-cell>
          <table:table-cell office:value-type="float" office:value="0.0454190855012139" calcext:value-type="float">
            <text:p>0.045419085501214</text:p>
          </table:table-cell>
          <table:table-cell office:value-type="float" office:value="0.973709147139188" calcext:value-type="float">
            <text:p>0.973709147139188</text:p>
          </table:table-cell>
          <table:table-cell office:value-type="float" office:value="0.0262908528608124" calcext:value-type="float">
            <text:p>0.026290852860812</text:p>
          </table:table-cell>
          <table:table-cell office:value-type="float" office:value="0.946755900713276" calcext:value-type="float">
            <text:p>0.946755900713276</text:p>
          </table:table-cell>
          <table:table-cell office:value-type="float" office:value="0.0532440992867241" calcext:value-type="float">
            <text:p>0.053244099286724</text:p>
          </table:table-cell>
          <table:table-cell office:value-type="float" office:value="0.9669148679865" calcext:value-type="float">
            <text:p>0.9669148679865</text:p>
          </table:table-cell>
          <table:table-cell office:value-type="float" office:value="0.0330851320134997" calcext:value-type="float">
            <text:p>0.0330851320135</text:p>
          </table:table-cell>
          <table:table-cell office:value-type="float" office:value="0.983509421104984" calcext:value-type="float">
            <text:p>0.983509421104984</text:p>
          </table:table-cell>
          <table:table-cell office:value-type="float" office:value="0.0164905788950154" calcext:value-type="float">
            <text:p>0.016490578895015</text:p>
          </table:table-cell>
          <table:table-cell office:value-type="float" office:value="0.967324571629965" calcext:value-type="float">
            <text:p>0.967324571629965</text:p>
          </table:table-cell>
          <table:table-cell office:value-type="float" office:value="0.032675428370035" calcext:value-type="float">
            <text:p>0.032675428370035</text:p>
          </table:table-cell>
          <table:table-cell office:value-type="float" office:value="0.985753972083003" calcext:value-type="float">
            <text:p>0.985753972083003</text:p>
          </table:table-cell>
          <table:table-cell office:value-type="float" office:value="0.014246027916997" calcext:value-type="float">
            <text:p>0.014246027916997</text:p>
          </table:table-cell>
          <table:table-cell office:value-type="float" office:value="0.982862777396829" calcext:value-type="float">
            <text:p>0.982862777396829</text:p>
          </table:table-cell>
          <table:table-cell office:value-type="float" office:value="0.0171372226031713" calcext:value-type="float">
            <text:p>0.017137222603171</text:p>
          </table:table-cell>
          <table:table-cell table:formula="of:=AVERAGE([.C285];[.E285];[.G285];[.I285];[.K285];[.M285];[.O285];[.Q285];[.S285];[.U285])" office:value-type="float" office:value="0.968972550685375" calcext:value-type="float">
            <text:p>0.968972550685375</text:p>
          </table:table-cell>
          <table:table-cell table:formula="of:=AVERAGE([.D285];[.F285];[.H285];[.J285];[.L285];[.N285];[.P285];[.R285];[.T285];[.V285])" office:value-type="float" office:value="0.0310274493146253" calcext:value-type="float">
            <text:p>0.031027449314625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0.786741362363153" calcext:value-type="float">
            <text:p>0.786741362363153</text:p>
          </table:table-cell>
          <table:table-cell office:value-type="float" office:value="0.213258637636847" calcext:value-type="float">
            <text:p>0.213258637636847</text:p>
          </table:table-cell>
          <table:table-cell office:value-type="float" office:value="0.746037470237451" calcext:value-type="float">
            <text:p>0.746037470237451</text:p>
          </table:table-cell>
          <table:table-cell office:value-type="float" office:value="0.253962529762549" calcext:value-type="float">
            <text:p>0.253962529762549</text:p>
          </table:table-cell>
          <table:table-cell office:value-type="float" office:value="0.709874580375923" calcext:value-type="float">
            <text:p>0.709874580375923</text:p>
          </table:table-cell>
          <table:table-cell office:value-type="float" office:value="0.290125419624077" calcext:value-type="float">
            <text:p>0.290125419624077</text:p>
          </table:table-cell>
          <table:table-cell office:value-type="float" office:value="0.75446071532827" calcext:value-type="float">
            <text:p>0.75446071532827</text:p>
          </table:table-cell>
          <table:table-cell office:value-type="float" office:value="0.245539284671729" calcext:value-type="float">
            <text:p>0.245539284671729</text:p>
          </table:table-cell>
          <table:table-cell office:value-type="float" office:value="0.651101888962803" calcext:value-type="float">
            <text:p>0.651101888962803</text:p>
          </table:table-cell>
          <table:table-cell office:value-type="float" office:value="0.348898111037197" calcext:value-type="float">
            <text:p>0.348898111037197</text:p>
          </table:table-cell>
          <table:table-cell office:value-type="float" office:value="0.734477335300961" calcext:value-type="float">
            <text:p>0.734477335300961</text:p>
          </table:table-cell>
          <table:table-cell office:value-type="float" office:value="0.265522664699039" calcext:value-type="float">
            <text:p>0.265522664699039</text:p>
          </table:table-cell>
          <table:table-cell office:value-type="float" office:value="0.702842410410726" calcext:value-type="float">
            <text:p>0.702842410410726</text:p>
          </table:table-cell>
          <table:table-cell office:value-type="float" office:value="0.297157589589274" calcext:value-type="float">
            <text:p>0.297157589589274</text:p>
          </table:table-cell>
          <table:table-cell office:value-type="float" office:value="0.73749877466973" calcext:value-type="float">
            <text:p>0.73749877466973</text:p>
          </table:table-cell>
          <table:table-cell office:value-type="float" office:value="0.26250122533027" calcext:value-type="float">
            <text:p>0.26250122533027</text:p>
          </table:table-cell>
          <table:table-cell office:value-type="float" office:value="0.716902191350936" calcext:value-type="float">
            <text:p>0.716902191350936</text:p>
          </table:table-cell>
          <table:table-cell office:value-type="float" office:value="0.283097808649064" calcext:value-type="float">
            <text:p>0.283097808649064</text:p>
          </table:table-cell>
          <table:table-cell office:value-type="float" office:value="0.761511202180492" calcext:value-type="float">
            <text:p>0.761511202180492</text:p>
          </table:table-cell>
          <table:table-cell office:value-type="float" office:value="0.238488797819508" calcext:value-type="float">
            <text:p>0.238488797819508</text:p>
          </table:table-cell>
          <table:table-cell table:formula="of:=AVERAGE([.C286];[.E286];[.G286];[.I286];[.K286];[.M286];[.O286];[.Q286];[.S286];[.U286])" office:value-type="float" office:value="0.730144793118045" calcext:value-type="float">
            <text:p>0.730144793118045</text:p>
          </table:table-cell>
          <table:table-cell table:formula="of:=AVERAGE([.D286];[.F286];[.H286];[.J286];[.L286];[.N286];[.P286];[.R286];[.T286];[.V286])" office:value-type="float" office:value="0.269855206881955" calcext:value-type="float">
            <text:p>0.269855206881955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office:value-type="float" office:value="0.977907132262499" calcext:value-type="float">
            <text:p>0.977907132262499</text:p>
          </table:table-cell>
          <table:table-cell office:value-type="float" office:value="0.0220928677375007" calcext:value-type="float">
            <text:p>0.022092867737501</text:p>
          </table:table-cell>
          <table:table-cell office:value-type="float" office:value="0.990963868051901" calcext:value-type="float">
            <text:p>0.990963868051901</text:p>
          </table:table-cell>
          <table:table-cell office:value-type="float" office:value="0.00903613194809868" calcext:value-type="float">
            <text:p>0.009036131948099</text:p>
          </table:table-cell>
          <table:table-cell office:value-type="float" office:value="0.98851320735986" calcext:value-type="float">
            <text:p>0.98851320735986</text:p>
          </table:table-cell>
          <table:table-cell office:value-type="float" office:value="0.0114867926401402" calcext:value-type="float">
            <text:p>0.01148679264014</text:p>
          </table:table-cell>
          <table:table-cell office:value-type="float" office:value="0.982068516478963" calcext:value-type="float">
            <text:p>0.982068516478963</text:p>
          </table:table-cell>
          <table:table-cell office:value-type="float" office:value="0.0179314835210374" calcext:value-type="float">
            <text:p>0.017931483521037</text:p>
          </table:table-cell>
          <table:table-cell office:value-type="float" office:value="0.977178667603153" calcext:value-type="float">
            <text:p>0.977178667603153</text:p>
          </table:table-cell>
          <table:table-cell office:value-type="float" office:value="0.0228213323968468" calcext:value-type="float">
            <text:p>0.022821332396847</text:p>
          </table:table-cell>
          <table:table-cell office:value-type="float" office:value="0.97913534635012" calcext:value-type="float">
            <text:p>0.97913534635012</text:p>
          </table:table-cell>
          <table:table-cell office:value-type="float" office:value="0.0208646536498804" calcext:value-type="float">
            <text:p>0.02086465364988</text:p>
          </table:table-cell>
          <table:table-cell office:value-type="float" office:value="0.992987675027487" calcext:value-type="float">
            <text:p>0.992987675027487</text:p>
          </table:table-cell>
          <table:table-cell office:value-type="float" office:value="0.00701232497251294" calcext:value-type="float">
            <text:p>0.007012324972513</text:p>
          </table:table-cell>
          <table:table-cell office:value-type="float" office:value="0.985203856190701" calcext:value-type="float">
            <text:p>0.985203856190701</text:p>
          </table:table-cell>
          <table:table-cell office:value-type="float" office:value="0.0147961438092985" calcext:value-type="float">
            <text:p>0.014796143809299</text:p>
          </table:table-cell>
          <table:table-cell office:value-type="float" office:value="0.984096738109159" calcext:value-type="float">
            <text:p>0.984096738109159</text:p>
          </table:table-cell>
          <table:table-cell office:value-type="float" office:value="0.0159032618908407" calcext:value-type="float">
            <text:p>0.015903261890841</text:p>
          </table:table-cell>
          <table:table-cell office:value-type="float" office:value="0.993222897910798" calcext:value-type="float">
            <text:p>0.993222897910798</text:p>
          </table:table-cell>
          <table:table-cell office:value-type="float" office:value="0.00677710208920154" calcext:value-type="float">
            <text:p>0.006777102089202</text:p>
          </table:table-cell>
          <table:table-cell table:formula="of:=AVERAGE([.C287];[.E287];[.G287];[.I287];[.K287];[.M287];[.O287];[.Q287];[.S287];[.U287])" office:value-type="float" office:value="0.985127790534464" calcext:value-type="float">
            <text:p>0.985127790534464</text:p>
          </table:table-cell>
          <table:table-cell table:formula="of:=AVERAGE([.D287];[.F287];[.H287];[.J287];[.L287];[.N287];[.P287];[.R287];[.T287];[.V287])" office:value-type="float" office:value="0.0148722094655358" calcext:value-type="float">
            <text:p>0.01487220946553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office:value-type="float" office:value="0.521707788239488" calcext:value-type="float">
            <text:p>0.521707788239488</text:p>
          </table:table-cell>
          <table:table-cell office:value-type="float" office:value="0.478292211760512" calcext:value-type="float">
            <text:p>0.478292211760512</text:p>
          </table:table-cell>
          <table:table-cell office:value-type="float" office:value="0.61915749222273" calcext:value-type="float">
            <text:p>0.61915749222273</text:p>
          </table:table-cell>
          <table:table-cell office:value-type="float" office:value="0.38084250777727" calcext:value-type="float">
            <text:p>0.38084250777727</text:p>
          </table:table-cell>
          <table:table-cell office:value-type="float" office:value="0.521072571330728" calcext:value-type="float">
            <text:p>0.521072571330728</text:p>
          </table:table-cell>
          <table:table-cell office:value-type="float" office:value="0.478927428669272" calcext:value-type="float">
            <text:p>0.478927428669272</text:p>
          </table:table-cell>
          <table:table-cell office:value-type="float" office:value="0.406874458724994" calcext:value-type="float">
            <text:p>0.406874458724994</text:p>
          </table:table-cell>
          <table:table-cell office:value-type="float" office:value="0.593125541275006" calcext:value-type="float">
            <text:p>0.593125541275006</text:p>
          </table:table-cell>
          <table:table-cell office:value-type="float" office:value="0.56643003165398" calcext:value-type="float">
            <text:p>0.56643003165398</text:p>
          </table:table-cell>
          <table:table-cell office:value-type="float" office:value="0.43356996834602" calcext:value-type="float">
            <text:p>0.43356996834602</text:p>
          </table:table-cell>
          <table:table-cell office:value-type="float" office:value="0.620912627417203" calcext:value-type="float">
            <text:p>0.620912627417203</text:p>
          </table:table-cell>
          <table:table-cell office:value-type="float" office:value="0.379087372582797" calcext:value-type="float">
            <text:p>0.379087372582797</text:p>
          </table:table-cell>
          <table:table-cell office:value-type="float" office:value="0.506109551019201" calcext:value-type="float">
            <text:p>0.506109551019201</text:p>
          </table:table-cell>
          <table:table-cell office:value-type="float" office:value="0.493890448980799" calcext:value-type="float">
            <text:p>0.493890448980799</text:p>
          </table:table-cell>
          <table:table-cell office:value-type="float" office:value="0.542859616049381" calcext:value-type="float">
            <text:p>0.542859616049381</text:p>
          </table:table-cell>
          <table:table-cell office:value-type="float" office:value="0.457140383950619" calcext:value-type="float">
            <text:p>0.457140383950619</text:p>
          </table:table-cell>
          <table:table-cell office:value-type="float" office:value="0.527232190249222" calcext:value-type="float">
            <text:p>0.527232190249222</text:p>
          </table:table-cell>
          <table:table-cell office:value-type="float" office:value="0.472767809750778" calcext:value-type="float">
            <text:p>0.472767809750778</text:p>
          </table:table-cell>
          <table:table-cell office:value-type="float" office:value="0.486606174883885" calcext:value-type="float">
            <text:p>0.486606174883885</text:p>
          </table:table-cell>
          <table:table-cell office:value-type="float" office:value="0.513393825116115" calcext:value-type="float">
            <text:p>0.513393825116115</text:p>
          </table:table-cell>
          <table:table-cell table:formula="of:=AVERAGE([.C288];[.E288];[.G288];[.I288];[.K288];[.M288];[.O288];[.Q288];[.S288];[.U288])" office:value-type="float" office:value="0.531896250179081" calcext:value-type="float">
            <text:p>0.531896250179081</text:p>
          </table:table-cell>
          <table:table-cell table:formula="of:=AVERAGE([.D288];[.F288];[.H288];[.J288];[.L288];[.N288];[.P288];[.R288];[.T288];[.V288])" office:value-type="float" office:value="0.468103749820919" calcext:value-type="float">
            <text:p>0.468103749820919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0.557801931704381" calcext:value-type="float">
            <text:p>0.557801931704381</text:p>
          </table:table-cell>
          <table:table-cell office:value-type="float" office:value="0.442198068295619" calcext:value-type="float">
            <text:p>0.442198068295619</text:p>
          </table:table-cell>
          <table:table-cell office:value-type="float" office:value="0.554202336659848" calcext:value-type="float">
            <text:p>0.554202336659848</text:p>
          </table:table-cell>
          <table:table-cell office:value-type="float" office:value="0.445797663340152" calcext:value-type="float">
            <text:p>0.445797663340152</text:p>
          </table:table-cell>
          <table:table-cell office:value-type="float" office:value="0.47717323157774" calcext:value-type="float">
            <text:p>0.47717323157774</text:p>
          </table:table-cell>
          <table:table-cell office:value-type="float" office:value="0.52282676842226" calcext:value-type="float">
            <text:p>0.52282676842226</text:p>
          </table:table-cell>
          <table:table-cell office:value-type="float" office:value="0.423381412427786" calcext:value-type="float">
            <text:p>0.423381412427786</text:p>
          </table:table-cell>
          <table:table-cell office:value-type="float" office:value="0.576618587572214" calcext:value-type="float">
            <text:p>0.576618587572214</text:p>
          </table:table-cell>
          <table:table-cell office:value-type="float" office:value="0.518371047387828" calcext:value-type="float">
            <text:p>0.518371047387828</text:p>
          </table:table-cell>
          <table:table-cell office:value-type="float" office:value="0.481628952612172" calcext:value-type="float">
            <text:p>0.481628952612172</text:p>
          </table:table-cell>
          <table:table-cell office:value-type="float" office:value="0.592573186496691" calcext:value-type="float">
            <text:p>0.592573186496691</text:p>
          </table:table-cell>
          <table:table-cell office:value-type="float" office:value="0.407426813503309" calcext:value-type="float">
            <text:p>0.407426813503309</text:p>
          </table:table-cell>
          <table:table-cell office:value-type="float" office:value="0.352541829881724" calcext:value-type="float">
            <text:p>0.352541829881724</text:p>
          </table:table-cell>
          <table:table-cell office:value-type="float" office:value="0.647458170118276" calcext:value-type="float">
            <text:p>0.647458170118276</text:p>
          </table:table-cell>
          <table:table-cell office:value-type="float" office:value="0.416863133826416" calcext:value-type="float">
            <text:p>0.416863133826416</text:p>
          </table:table-cell>
          <table:table-cell office:value-type="float" office:value="0.583136866173584" calcext:value-type="float">
            <text:p>0.583136866173584</text:p>
          </table:table-cell>
          <table:table-cell office:value-type="float" office:value="0.309202816351125" calcext:value-type="float">
            <text:p>0.309202816351125</text:p>
          </table:table-cell>
          <table:table-cell office:value-type="float" office:value="0.690797183648875" calcext:value-type="float">
            <text:p>0.690797183648875</text:p>
          </table:table-cell>
          <table:table-cell office:value-type="float" office:value="0.563245613218041" calcext:value-type="float">
            <text:p>0.563245613218041</text:p>
          </table:table-cell>
          <table:table-cell office:value-type="float" office:value="0.436754386781959" calcext:value-type="float">
            <text:p>0.436754386781959</text:p>
          </table:table-cell>
          <table:table-cell table:formula="of:=AVERAGE([.C289];[.E289];[.G289];[.I289];[.K289];[.M289];[.O289];[.Q289];[.S289];[.U289])" office:value-type="float" office:value="0.476535653953158" calcext:value-type="float">
            <text:p>0.476535653953158</text:p>
          </table:table-cell>
          <table:table-cell table:formula="of:=AVERAGE([.D289];[.F289];[.H289];[.J289];[.L289];[.N289];[.P289];[.R289];[.T289];[.V289])" office:value-type="float" office:value="0.523464346046842" calcext:value-type="float">
            <text:p>0.523464346046842</text:p>
          </table:table-cell>
        </table:table-row>
      </table:table>
      <table:named-expressions/>
      <table:database-ranges>
        <table:database-range table:name="__Anonymous_Sheet_DB__0" table:target-range-address="FE_and_AvgEnsNet7__10_fold_crossval_Seed_42_Preds.A1:FE_and_AvgEnsNet7__10_fold_crossval_Seed_42_Preds.X1048576"/>
        <table:database-range table:name="__Anonymous_Sheet_DB__1" table:target-range-address="'FE_and_AvgEnsNet7__10_fold_crossval_Seed_7_Preds Combined'.A1:'FE_and_AvgEnsNet7__10_fold_crossval_Seed_7_Preds Combined'.X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00/00/00</text:date>, <text:time style:data-style-name="N2" text:time-value="20:47:45.978473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3T21:07:49.388504773</dc:date>
    <meta:editing-duration>PT26M14S</meta:editing-duration>
    <meta:editing-cycles>3</meta:editing-cycles>
    <meta:generator>LibreOffice/6.0.7.3$Linux_X86_64 LibreOffice_project/00m0$Build-3</meta:generator>
    <meta:document-statistic meta:table-count="2" meta:cell-count="13872" meta:object-count="0"/>
  </office:meta>
</office:document-meta>
</file>